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ohit Hindi1" svg:font-family="'Lohit Hind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6" style:family="table-column">
      <style:table-column-properties fo:break-before="auto" style:column-width="22.58mm"/>
    </style:style>
    <style:style style:name="co2" style:family="table-column">
      <style:table-column-properties fo:break-before="auto" style:column-width="11.75mm"/>
    </style:style>
    <style:style style:name="co3" style:family="table-column">
      <style:table-column-properties fo:break-before="auto" style:column-width="14.27mm"/>
    </style:style>
    <style:style style:name="co4" style:family="table-column">
      <style:table-column-properties fo:break-before="auto" style:column-width="15.1mm"/>
    </style:style>
    <style:style style:name="co5" style:family="table-column">
      <style:table-column-properties fo:break-before="auto" style:column-width="15.73mm"/>
    </style:style>
    <style:style style:name="co6" style:family="table-column">
      <style:table-column-properties fo:break-before="auto" style:column-width="12.4mm"/>
    </style:style>
    <style:style style:name="co7" style:family="table-column">
      <style:table-column-properties fo:break-before="auto" style:column-width="22.37mm"/>
    </style:style>
    <style:style style:name="co8" style:family="table-column">
      <style:table-column-properties fo:break-before="auto" style:column-width="12.58mm"/>
    </style:style>
    <style:style style:name="co9" style:family="table-column">
      <style:table-column-properties fo:break-before="auto" style:column-width="14.82mm"/>
    </style:style>
    <style:style style:name="co10" style:family="table-column">
      <style:table-column-properties fo:break-before="auto" style:column-width="13.99mm"/>
    </style:style>
    <style:style style:name="co11" style:family="table-column">
      <style:table-column-properties fo:break-before="auto" style:column-width="17.27mm"/>
    </style:style>
    <style:style style:name="co12" style:family="table-column">
      <style:table-column-properties fo:break-before="auto" style:column-width="11.99mm"/>
    </style:style>
    <style:style style:name="co13" style:family="table-column">
      <style:table-column-properties fo:break-before="auto" style:column-width="13.42mm"/>
    </style:style>
    <style:style style:name="co14" style:family="table-column">
      <style:table-column-properties fo:break-before="auto" style:column-width="69.37mm"/>
    </style:style>
    <style:style style:name="co15" style:family="table-column">
      <style:table-column-properties fo:break-before="auto" style:column-width="26.92mm"/>
    </style:style>
    <style:style style:name="co17" style:family="table-column">
      <style:table-column-properties fo:break-before="auto" style:column-width="27.83mm"/>
    </style:style>
    <style:style style:name="co18" style:family="table-column">
      <style:table-column-properties fo:break-before="auto" style:column-width="23.71mm"/>
    </style:style>
    <style:style style:name="ro1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5mm" fo:break-before="auto" style:use-optimal-row-height="true"/>
    </style:style>
    <style:style style:name="ro4" style:family="table-row">
      <style:table-row-properties style:row-height="3.21mm" fo:break-before="auto" style:use-optimal-row-height="false"/>
    </style:style>
    <style:style style:name="ro5" style:family="table-row">
      <style:table-row-properties style:row-height="2.91mm" fo:break-before="auto" style:use-optimal-row-height="false"/>
    </style:style>
    <style:style style:name="ro6" style:family="table-row">
      <style:table-row-properties style:row-height="4.23mm" fo:break-before="auto" style:use-optimal-row-height="false"/>
    </style:style>
    <style:style style:name="ro7" style:family="table-row">
      <style:table-row-properties style:row-height="4.37mm" fo:break-before="auto" style:use-optimal-row-height="false"/>
    </style:style>
    <style:style style:name="ro8" style:family="table-row">
      <style:table-row-properties style:row-height="4.5mm" fo:break-before="auto" style:use-optimal-row-height="false"/>
    </style:style>
    <style:style style:name="ro9" style:family="table-row">
      <style:table-row-properties style:row-height="5.15mm" fo:break-before="auto" style:use-optimal-row-height="true"/>
    </style:style>
    <style:style style:name="ro10" style:family="table-row">
      <style:table-row-properties style:row-height="4.09mm" fo:break-before="auto" style:use-optimal-row-height="false"/>
    </style:style>
    <style:style style:name="ro12" style:family="table-row">
      <style:table-row-properties style:row-height="2.88mm" fo:break-before="auto" style:use-optimal-row-height="false"/>
    </style:style>
    <style:style style:name="ro13" style:family="table-row">
      <style:table-row-properties style:row-height="16.42mm" fo:break-before="auto" style:use-optimal-row-height="false"/>
    </style:style>
    <style:style style:name="ro14" style:family="table-row">
      <style:table-row-properties style:row-height="7.69mm" fo:break-before="auto" style:use-optimal-row-height="true"/>
    </style:style>
    <style:style style:name="ro15" style:family="table-row">
      <style:table-row-properties style:row-height="4.76mm" fo:break-before="auto" style:use-optimal-row-height="true"/>
    </style:style>
    <style:style style:name="ro16" style:family="table-row">
      <style:table-row-properties style:row-height="5.26mm" fo:break-before="auto" style:use-optimal-row-height="true"/>
    </style:style>
    <style:style style:name="ro17" style:family="table-row">
      <style:table-row-properties style:row-height="6mm" fo:break-before="auto" style:use-optimal-row-height="true"/>
    </style:style>
    <style:style style:name="ro18" style:family="table-row">
      <style:table-row-properties style:row-height="5.75mm" fo:break-before="auto" style:use-optimal-row-height="false"/>
    </style:style>
    <style:style style:name="ro19" style:family="table-row">
      <style:table-row-properties style:row-height="5.19mm" fo:break-before="auto" style:use-optimal-row-height="true"/>
    </style:style>
    <style:style style:name="ro20" style:family="table-row">
      <style:table-row-properties style:row-height="7.66mm" fo:break-before="auto" style:use-optimal-row-height="true"/>
    </style:style>
    <style:style style:name="ro21" style:family="table-row">
      <style:table-row-properties style:row-height="5.79mm" fo:break-before="auto" style:use-optimal-row-height="true"/>
    </style:style>
    <style:style style:name="ro22" style:family="table-row">
      <style:table-row-properties style:row-height="4.74mm" fo:break-before="auto" style:use-optimal-row-height="true"/>
    </style:style>
    <style:style style:name="ro23" style:family="table-row">
      <style:table-row-properties style:row-height="5.57mm" fo:break-before="auto" style:use-optimal-row-height="true"/>
    </style:style>
    <style:style style:name="ta7" style:family="table" style:master-page-name="Default">
      <style:table-properties table:display="true" style:writing-mode="lr-tb"/>
    </style:style>
    <style:style style:name="ta2" style:family="table" style:master-page-name="PageStyle_5f_oj-den_20_ref-tria">
      <style:table-properties table:display="true" style:writing-mode="lr-tb" tableooo:tab-color="#ff00ff"/>
    </style:style>
    <style:style style:name="ta3" style:family="table" style:master-page-name="PageStyle_5f_oj-den_20_ref-rec_20_y_20_soga">
      <style:table-properties table:display="true" style:writing-mode="lr-tb" tableooo:tab-color="#66ff00"/>
    </style:style>
    <style:style style:name="ta4" style:family="table" style:master-page-name="PageStyle_5f_oj-den_20_ref-corona">
      <style:table-properties table:display="true" style:writing-mode="lr-tb" tableooo:tab-color="#ffff00"/>
    </style:style>
    <style:style style:name="ta5" style:family="table" style:master-page-name="PageStyle_5f_oj-den_20_ref-tria">
      <style:table-properties table:display="true" style:writing-mode="lr-tb" tableooo:tab-color="#ffff00"/>
    </style:style>
    <style:style style:name="ta6" style:family="table" style:master-page-name="PageStyle_5f_oj-den_20_ref-tria">
      <style:table-properties table:display="true" style:writing-mode="lr-tb" tableooo:tab-color="#ccffff"/>
    </style:style>
    <style:style style:name="ta8" style:family="table" style:master-page-name="PageStyle_5f_oj-den_20_ref-rec_20_y_20_soga">
      <style:table-properties table:display="true" style:writing-mode="lr-tb" tableooo:tab-color="#ccffff"/>
    </style:style>
    <number:number-style style:name="N2">
      <number:number number:decimal-places="2" loext:min-decimal-places="2" number:min-integer-digits="1"/>
    </number:number-style>
    <style:style style:name="ce1"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Excel_5f_BuiltIn_5f_Comma">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31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Excel_5f_BuiltIn_5f_Comma" style:data-style-name="N126">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Excel_5f_BuiltIn_5f_Comma" style:data-style-name="N126">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5f_BuiltIn_5f_Comma" style:data-style-name="N126">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0" style:family="table-cell" style:parent-style-name="Excel_5f_BuiltIn_5f_Comma" style:data-style-name="N126">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1" style:family="table-cell" style:parent-style-name="Excel_5f_BuiltIn_5f_Comma" style:data-style-name="N12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5f_BuiltIn_5f_Comma" style:data-style-name="N13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Excel_5f_BuiltIn_5f_Comma" style:data-style-name="N13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Excel_5f_BuiltIn_5f_Comma">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3c3c3c" style:direction="ltr" fo:padding="0.71mm" fo:border-right="none" style:rotation-angle="0" style:rotation-align="none" style:shrink-to-fit="false" fo:border-top="0.0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5f_BuiltIn_5f_Comma">
      <style:table-cell-properties style:glyph-orientation-vertical="0" fo:border-bottom="0.31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Excel_5f_BuiltIn_5f_Comma">
      <style:table-cell-properties style:glyph-orientation-vertical="0" fo:background-color="#ffffcc" style:cell-protect="protected" style:print-content="true" style:diagonal-bl-tr="none" style:diagonal-tl-br="none" style:text-align-source="fix" style:repeat-content="false" fo:wrap-option="no-wrap" fo:border="0.31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Excel_5f_BuiltIn_5f_Comma" style:data-style-name="N126">
      <style:table-cell-properties style:glyph-orientation-vertical="0" fo:border-bottom="0.31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5f_BuiltIn_5f_Comma" style:data-style-name="N126">
      <style:table-cell-properties style:glyph-orientation-vertical="0" fo:border-bottom="0.31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60"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Excel_5f_BuiltIn_5f_Comma" style:data-style-name="N126">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Excel_5f_BuiltIn_5f_Comma" style:data-style-name="N126">
      <style:table-cell-properties style:glyph-orientation-vertical="0" fo:border-bottom="0.31pt solid #3c3c3c" fo:background-color="#ffffcc"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Excel_5f_BuiltIn_5f_Comma">
      <style:table-cell-properties style:glyph-orientation-vertical="0" fo:background-color="#ffffcc"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Excel_5f_BuiltIn_5f_Comma">
      <style:table-cell-properties style:glyph-orientation-vertical="0" fo:border-bottom="0.06pt solid #3c3c3c" fo:background-color="#ffffcc"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Excel_5f_BuiltIn_5f_Comma">
      <style:table-cell-properties style:glyph-orientation-vertical="0" fo:border-bottom="0.31pt solid #3c3c3c" fo:background-color="#ffffcc" style:cell-protect="protected" style:print-content="true" style:diagonal-bl-tr="none" style:diagonal-tl-br="none" style:text-align-source="fix" style:repeat-content="false" fo:wrap-option="no-wrap" fo:border-left="0.31pt solid #3c3c3c" style:direction="ltr" fo:padding="0.71mm" fo:border-right="none" style:rotation-angle="0" style:rotation-align="none" style:shrink-to-fit="false" fo:border-top="0.0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3333"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Excel_5f_BuiltIn_5f_Comma">
      <style:table-cell-properties fo:wrap-option="wrap"/>
      <style:text-properties style:font-name="Liberation Serif" fo:language="es" fo:country="AR" style:text-underline-mode="continuous" style:text-overline-mode="continuous" style:text-line-through-mode="continuous" style:font-name-asian="DejaVu Sans" style:language-asian="zh" style:country-asian="CN" style:language-complex="hi" style:country-complex="IN" style:text-emphasize="none" style:font-relief="none" style:text-overline-style="none" style:text-overline-color="font-color"/>
    </style:style>
    <style:style style:name="ce76"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Excel_5f_BuiltIn_5f_Comma">
      <style:table-cell-properties style:glyph-orientation-vertical="0" fo:border-bottom="0.31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Excel_5f_BuiltIn_5f_Comma">
      <style:table-cell-properties style:glyph-orientation-vertical="0" fo:background-color="#e7f9f2" style:cell-protect="protected" style:print-content="true" style:diagonal-bl-tr="none" style:diagonal-tl-br="none" style:text-align-source="fix" style:repeat-content="false" fo:wrap-option="no-wrap" fo:border="0.31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Excel_5f_BuiltIn_5f_Comma" style:data-style-name="N126">
      <style:table-cell-properties style:glyph-orientation-vertical="0" fo:border-bottom="0.31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Excel_5f_BuiltIn_5f_Comma" style:data-style-name="N126">
      <style:table-cell-properties style:glyph-orientation-vertical="0" fo:border-bottom="0.31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33" style:text-outline="false" style:text-line-through-style="none" style:text-line-through-type="none" style:font-name="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95"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Excel_5f_BuiltIn_5f_Comma" style:data-style-name="N126">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Excel_5f_BuiltIn_5f_Comma" style:data-style-name="N126">
      <style:table-cell-properties style:glyph-orientation-vertical="0" fo:border-bottom="0.31pt solid #3c3c3c" fo:background-color="#e7f9f2" style:cell-protect="protected" style:print-content="true" style:diagonal-bl-tr="none" style:diagonal-tl-br="none" style:text-align-source="value-type" style:repeat-content="false" fo:wrap-option="no-wrap" fo:border-left="none" style:direction="ltr" fo:padding="0.71mm" fo:border-right="0.31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Excel_5f_BuiltIn_5f_Comma">
      <style:table-cell-properties style:glyph-orientation-vertical="0" fo:background-color="#e7f9f2"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Excel_5f_BuiltIn_5f_Comma">
      <style:table-cell-properties style:glyph-orientation-vertical="0" fo:border-bottom="0.06pt solid #3c3c3c" fo:background-color="#e7f9f2"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Excel_5f_BuiltIn_5f_Comma">
      <style:table-cell-properties style:glyph-orientation-vertical="0" fo:border-bottom="0.31pt solid #3c3c3c" fo:background-color="#e7f9f2" style:cell-protect="protected" style:print-content="true" style:diagonal-bl-tr="none" style:diagonal-tl-br="none" style:text-align-source="fix" style:repeat-content="false" fo:wrap-option="no-wrap" fo:border-left="0.31pt solid #3c3c3c" style:direction="ltr" fo:padding="0.71mm" fo:border-right="none" style:rotation-angle="0" style:rotation-align="none" style:shrink-to-fit="false" fo:border-top="0.0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33"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fo:padding="0.71mm"/>
    </style:style>
    <style:style style:name="ce109" style:family="table-cell" style:parent-style-name="Default">
      <style:table-cell-properties fo:border-bottom="none" style:diagonal-bl-tr="none" style:diagonal-tl-br="none" fo:border-left="0.31pt solid #3c3c3c" fo:padding="0.71mm" fo:border-right="none" style:rotation-align="none" fo:border-top="0.31pt solid #3c3c3c"/>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0" style:family="table-cell" style:parent-style-name="Default">
      <style:table-cell-properties fo:border-bottom="none" style:diagonal-bl-tr="none" style:diagonal-tl-br="none" fo:border-left="0.31pt solid #3c3c3c" fo:padding="0.71mm" fo:border-right="none" style:rotation-align="none" fo:border-top="non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11" style:family="table-cell" style:parent-style-name="Default">
      <style:table-cell-properties fo:border-bottom="0.31pt solid #3c3c3c" style:diagonal-bl-tr="none" style:diagonal-tl-br="none" fo:border-left="0.31pt solid #3c3c3c"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2" style:family="table-cell" style:parent-style-name="Default">
      <style:table-cell-properties fo:border-bottom="0.06pt solid #3c3c3c" style:diagonal-bl-tr="none" style:diagonal-tl-br="none" fo:border-left="0.31pt solid #3c3c3c" fo:padding="0.71mm" fo:border-right="none" style:rotation-align="none" fo:border-top="0.31pt solid #3c3c3c"/>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table-cell-properties fo:border-bottom="0.06pt solid #3c3c3c" style:diagonal-bl-tr="none" style:diagonal-tl-br="none" fo:border-left="0.31pt solid #3c3c3c" fo:padding="0.71mm" fo:border-right="none" style:rotation-align="none" fo:border-top="0.06pt solid #3c3c3c"/>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4" style:family="table-cell" style:parent-style-name="Default">
      <style:table-cell-properties fo:border-bottom="0.31pt double #3c3c3c" style:border-line-width-bottom="0.04mm 0.04mm 0.04mm" style:diagonal-bl-tr="none" style:diagonal-tl-br="none" fo:border-left="0.31pt solid #3c3c3c" fo:padding="0.71mm" fo:border-right="none" style:rotation-align="none" fo:border-top="0.06pt solid #3c3c3c"/>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5" style:family="table-cell" style:parent-style-name="Default">
      <style:table-cell-properties fo:border-bottom="0.06pt solid #3c3c3c" style:diagonal-bl-tr="none" style:diagonal-tl-br="none" fo:border-left="0.31pt solid #3c3c3c" fo:padding="0.71mm" fo:border-right="none" style:rotation-align="none" fo:border-top="0.06pt solid #3c3c3c"/>
      <style:text-properties fo:color="#ff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6" style:family="table-cell" style:parent-style-name="Default">
      <style:table-cell-properties fo:border-bottom="0.31pt double #3c3c3c" style:border-line-width-bottom="0.04mm 0.04mm 0.04mm" style:diagonal-bl-tr="none" style:diagonal-tl-br="none" fo:border-left="0.31pt solid #3c3c3c" fo:padding="0.71mm" fo:border-right="none" style:rotation-align="none" fo:border-top="0.06pt solid #3c3c3c"/>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17" style:family="table-cell" style:parent-style-name="Excel_5f_BuiltIn_5f_Comma">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none"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table-cell-properties fo:border-bottom="0.31pt solid #3c3c3c" style:diagonal-bl-tr="none" style:diagonal-tl-br="none" fo:border-left="0.31pt solid #3c3c3c" fo:padding="0.71mm" fo:border-right="none" style:rotation-align="none" fo:border-top="0.06pt solid #3c3c3c"/>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diagonal-bl-tr="none" style:diagonal-tl-br="none" fo:background-color="transparent" fo:border="none" fo:padding="0.71mm" style:rotation-align="non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1" style:family="table-cell" style:parent-style-name="Excel_5f_BuiltIn_5f_Currency">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800080" style:direction="ltr" fo:padding="0.71mm" fo:border-right="none" style:rotation-angle="0" style:rotation-align="none" style:shrink-to-fit="false" fo:border-top="0.31pt solid #800080" style:vertical-align="automatic" loext:vertical-justify="auto"/>
      <style:paragraph-properties fo:text-align="center" css3t:text-justify="auto" fo:margin-left="0mm" style:writing-mode="page"/>
      <style:text-properties fo:color="#8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2" style:family="table-cell" style:parent-style-name="Excel_5f_BuiltIn_5f_Currency">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800080"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23" style:family="table-cell" style:parent-style-name="Excel_5f_BuiltIn_5f_Currency">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80008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71mm" fo:border-right="0.31pt solid #3c3c3c" style:rotation-angle="0" style:rotation-align="none" style:shrink-to-fit="false" fo:border-top="0.31pt solid #3c3c3c" style:vertical-align="top" loext:vertical-justify="auto"/>
      <style:paragraph-properties fo:text-align="end" css3t:text-justify="auto" fo:margin-left="0m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71mm" fo:border-right="0.31pt solid #3c3c3c" style:rotation-angle="0" style:rotation-align="none" style:shrink-to-fit="false" fo:border-top="0.06pt solid #3c3c3c"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Excel_5f_BuiltIn_5f_Currency">
      <style:table-cell-properties style:glyph-orientation-vertical="0" fo:border-bottom="0.31pt double #3c3c3c" style:border-line-width-bottom="0.04mm 0.04mm 0.04mm" style:cell-protect="protected" style:print-content="true" style:diagonal-bl-tr="none" style:diagonal-tl-br="none" style:text-align-source="fix" style:repeat-content="false" fo:background-color="transparent" fo:wrap-option="wrap" fo:border-left="0.31pt solid #800080" style:direction="ltr" fo:padding="0.71mm" fo:border-right="0.31pt solid #3c3c3c" style:rotation-angle="0" style:rotation-align="none" style:shrink-to-fit="false" fo:border-top="0.06pt solid #3c3c3c"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800080"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8" style:family="table-cell" style:parent-style-name="Excel_5f_BuiltIn_5f_Currency" style:data-style-name="N2">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800080"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800080"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0"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71mm" fo:border-right="0.31pt solid #3c3c3c" style:rotation-angle="0" style:rotation-align="none" style:shrink-to-fit="false" fo:border-top="0.06pt solid #3c3c3c" style:vertical-align="top" loext:vertical-justify="auto"/>
      <style:paragraph-properties fo:text-align="end" css3t:text-justify="auto" fo:margin-left="0m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1" style:family="table-cell" style:parent-style-name="Excel_5f_BuiltIn_5f_Currency">
      <style:table-cell-properties style:glyph-orientation-vertical="0" fo:border-bottom="0.31pt double #3c3c3c" style:border-line-width-bottom="0.04mm 0.04mm 0.04mm" style:cell-protect="protected" style:print-content="true" style:diagonal-bl-tr="none" style:diagonal-tl-br="none" style:text-align-source="value-type" style:repeat-content="false" fo:background-color="transparent" fo:wrap-option="no-wrap" fo:border-left="0.31pt solid #800080"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Excel_5f_BuiltIn_5f_Currency">
      <style:table-cell-properties style:glyph-orientation-vertical="0" fo:border-bottom="0.31pt double #3c3c3c" style:border-line-width-bottom="0.04mm 0.04mm 0.04mm" style:cell-protect="protected" style:print-content="true" style:diagonal-bl-tr="none" style:diagonal-tl-br="none" style:text-align-source="value-type" style:repeat-content="false" fo:background-color="transparent" fo:wrap-option="no-wrap" fo:border-left="0.31pt solid #800080"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33"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800080"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4" style:family="table-cell" style:parent-style-name="Excel_5f_BuiltIn_5f_Currency">
      <style:table-cell-properties style:glyph-orientation-vertical="0" fo:border-bottom="0.31pt solid #800080" style:cell-protect="protected" style:print-content="true" style:diagonal-bl-tr="none" style:diagonal-tl-br="none" style:text-align-source="value-type" style:repeat-content="false" fo:background-color="transparent" fo:wrap-option="no-wrap" fo:border-left="0.31pt solid #800080"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5"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0.31pt solid #3c3c3c"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38"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71mm" fo:border-right="0.31pt solid #3c3c3c" style:rotation-angle="0" style:rotation-align="none" style:shrink-to-fit="false" fo:border-top="0.31pt solid #3c3c3c"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9"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71mm" fo:border-right="0.31pt solid #3c3c3c" style:rotation-angle="0" style:rotation-align="none" style:shrink-to-fit="false" fo:border-top="0.06pt solid #3c3c3c"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Excel_5f_BuiltIn_5f_Currency">
      <style:table-cell-properties style:glyph-orientation-vertical="0" fo:border-bottom="0.31pt double #3c3c3c" style:border-line-width-bottom="0.04mm 0.04mm 0.04mm" style:cell-protect="protected" style:print-content="true" style:diagonal-bl-tr="none" style:diagonal-tl-br="none" style:text-align-source="fix" style:repeat-content="false" fo:background-color="transparent" fo:wrap-option="wrap" fo:border-left="0.31pt solid #3c3c3c" style:direction="ltr" fo:padding="0.71mm" fo:border-right="0.31pt solid #3c3c3c" style:rotation-angle="0" style:rotation-align="none" style:shrink-to-fit="false" fo:border-top="0.06pt solid #3c3c3c"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1"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Excel_5f_BuiltIn_5f_Currency" style:data-style-name="N2">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3"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4"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71mm" fo:border-right="0.31pt solid #3c3c3c" style:rotation-angle="0" style:rotation-align="none" style:shrink-to-fit="false" fo:border-top="0.06pt solid #3c3c3c" style:vertical-align="top" loext:vertical-justify="auto"/>
      <style:paragraph-properties fo:text-align="end" css3t:text-justify="auto" fo:margin-left="0m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5" style:family="table-cell" style:parent-style-name="Excel_5f_BuiltIn_5f_Currency">
      <style:table-cell-properties style:glyph-orientation-vertical="0" fo:border-bottom="0.31pt double #3c3c3c" style:border-line-width-bottom="0.04mm 0.04mm 0.04mm"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Excel_5f_BuiltIn_5f_Currency">
      <style:table-cell-properties style:glyph-orientation-vertical="0" fo:border-bottom="0.31pt double #3c3c3c" style:border-line-width-bottom="0.04mm 0.04mm 0.04mm" style:cell-protect="protected" style:print-content="true" style:diagonal-bl-tr="none" style:diagonal-tl-br="none" style:text-align-source="value-type" style:repeat-content="false" fo:background-color="transparent"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47"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8" style:family="table-cell" style:parent-style-name="Excel_5f_BuiltIn_5f_Currency">
      <style:table-cell-properties style:glyph-orientation-vertical="0" fo:border-bottom="0.31pt solid #3c3c3c" style:cell-protect="protected" style:print-content="true" style:diagonal-bl-tr="none" style:diagonal-tl-br="none" style:text-align-source="value-type" style:repeat-content="false" fo:background-color="transparent" fo:wrap-option="wrap" fo:border-left="0.31pt solid #3c3c3c" style:direction="ltr" fo:padding="0.71mm" fo:border-right="none"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49" style:family="table-cell" style:parent-style-name="Excel_5f_BuiltIn_5f_Currency">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Excel_5f_BuiltIn_5f_Currency">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dc2300" style:direction="ltr" fo:padding="0.71mm" fo:border-right="none" style:rotation-angle="0" style:rotation-align="none" style:shrink-to-fit="false" fo:border-top="0.31pt solid #800080" style:vertical-align="automatic" loext:vertical-justify="auto"/>
      <style:paragraph-properties fo:text-align="center" css3t:text-justify="auto" fo:margin-left="0mm" style:writing-mode="page"/>
      <style:text-properties fo:color="#8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1" style:family="table-cell" style:parent-style-name="Excel_5f_BuiltIn_5f_Currency">
      <style:table-cell-properties style:glyph-orientation-vertical="0" fo:border-bottom="0.31pt solid #3c3c3c" style:cell-protect="protected" style:print-content="true" style:diagonal-bl-tr="none" style:diagonal-tl-br="none" style:text-align-source="value-type" style:repeat-content="false" fo:background-color="transparent" fo:wrap-option="no-wrap" fo:border-left="0.31pt solid #dc2300" style:direction="ltr" fo:padding="0.71mm" fo:border-right="0.31pt solid #3c3c3c" style:rotation-angle="0" style:rotation-align="none" style:shrink-to-fit="false" fo:border-top="0.31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52" style:family="table-cell" style:parent-style-name="Excel_5f_BuiltIn_5f_Currency">
      <style:table-cell-properties style:glyph-orientation-vertical="0" fo:border-bottom="0.31pt solid #3c3c3c" style:cell-protect="protected" style:print-content="true" style:diagonal-bl-tr="none" style:diagonal-tl-br="none" style:text-align-source="fix" style:repeat-content="false" fo:background-color="transparent" fo:wrap-option="no-wrap" fo:border-left="0.31pt solid #dc230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3" style:family="table-cell" style:parent-style-name="Excel_5f_BuiltIn_5f_Currency" style:data-style-name="N148">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71mm" fo:border-right="0.31pt solid #3c3c3c" style:rotation-angle="0" style:rotation-align="none" style:shrink-to-fit="false" fo:border-top="0.31pt solid #3c3c3c" style:vertical-align="top" loext:vertical-justify="auto"/>
      <style:paragraph-properties fo:text-align="end" css3t:text-justify="auto" fo:margin-left="0m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Excel_5f_BuiltIn_5f_Currency" style:data-style-name="N148">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71mm" fo:border-right="0.31pt solid #3c3c3c" style:rotation-angle="0" style:rotation-align="none" style:shrink-to-fit="false" fo:border-top="0.31pt solid #3c3c3c"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Excel_5f_BuiltIn_5f_Currency" style:data-style-name="N2">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dc2300"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Excel_5f_BuiltIn_5f_Currency" style:data-style-name="N148">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800080" style:direction="ltr" fo:padding="0.71mm" fo:border-right="0.31pt solid #3c3c3c" style:rotation-angle="0" style:rotation-align="none" style:shrink-to-fit="false" fo:border-top="0.31pt solid #3c3c3c" style:vertical-align="top" loext:vertical-justify="auto"/>
      <style:paragraph-properties fo:text-align="end" css3t:text-justify="auto" fo:margin-left="0mm" style:writing-mode="page"/>
      <style:text-properties fo:color="#ff0000"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57"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dc2300"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8" style:family="table-cell" style:parent-style-name="Excel_5f_BuiltIn_5f_Currency">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31pt solid #dc23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Excel_5f_BuiltIn_5f_Currency">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31pt solid #dc23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3c3c3c" style:direction="ltr" fo:padding="0.71mm" fo:border-right="0.31pt solid #3c3c3c" style:rotation-angle="0" style:rotation-align="none" style:shrink-to-fit="false" fo:border-top="0.06pt solid #3c3c3c"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71mm" fo:border-right="none" style:rotation-angle="0" style:rotation-align="none" style:shrink-to-fit="false" fo:border-top="0.31pt solid #3c3c3c"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2"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71mm" fo:border-right="none" style:rotation-angle="0" style:rotation-align="none" style:shrink-to-fit="false" fo:border-top="0.06pt solid #3c3c3c" style:vertical-align="top" loext:vertical-justify="auto"/>
      <style:paragraph-properties fo:text-align="end" css3t:text-justify="auto" fo:margin-left="0m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3" style:family="table-cell" style:parent-style-name="Excel_5f_BuiltIn_5f_Currency">
      <style:table-cell-properties style:glyph-orientation-vertical="0" fo:border-bottom="0.06pt solid #3c3c3c" style:cell-protect="protected" style:print-content="true" style:diagonal-bl-tr="none" style:diagonal-tl-br="none" style:text-align-source="value-type" style:repeat-content="false" fo:background-color="transparent" fo:wrap-option="no-wrap" fo:border-left="0.31pt solid #3c3c3c" style:direction="ltr" fo:padding="0.71mm" fo:border-right="none"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4"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71mm" fo:border-right="none" style:rotation-angle="0" style:rotation-align="none" style:shrink-to-fit="false" fo:border-top="0.06pt solid #3c3c3c"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5" style:family="table-cell" style:parent-style-name="Excel_5f_BuiltIn_5f_Currency">
      <style:table-cell-properties style:glyph-orientation-vertical="0" fo:border-bottom="0.31pt double #3c3c3c" style:border-line-width-bottom="0.04mm 0.04mm 0.04mm" style:cell-protect="protected" style:print-content="true" style:diagonal-bl-tr="none" style:diagonal-tl-br="none" style:text-align-source="value-type" style:repeat-content="false" fo:background-color="transparent" fo:wrap-option="no-wrap" fo:border-left="0.31pt solid #3c3c3c" style:direction="ltr" fo:padding="0.71mm" fo:border-right="none" style:rotation-angle="0" style:rotation-align="none" style:shrink-to-fit="false" fo:border-top="0.06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6" style:family="table-cell" style:parent-style-name="Excel_5f_BuiltIn_5f_Comma">
      <style:table-cell-properties style:glyph-orientation-vertical="0" fo:border-bottom="0.06pt solid #3c3c3c" fo:background-color="#ffff99" style:cell-protect="protected" style:print-content="true" style:diagonal-bl-tr="none" style:diagonal-tl-br="none" style:text-align-source="value-type" style:repeat-content="false" fo:wrap-option="no-wrap" fo:border-left="0.31pt solid #3c3c3c" style:direction="ltr" fo:padding="0.71mm" fo:border-right="none" style:rotation-angle="0" style:rotation-align="none" style:shrink-to-fit="false" fo:border-top="0.06pt solid #3c3c3c"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7" style:family="table-cell" style:parent-style-name="Default">
      <style:text-properties style:text-underline-style="solid" style:text-underline-width="auto" style:text-underline-color="font-color"/>
    </style:style>
    <style:style style:name="ce168" style:family="table-cell" style:parent-style-name="Default">
      <style:text-properties fo:color="#ff0000"/>
    </style:style>
    <style:style style:name="ce169" style:family="table-cell" style:parent-style-name="Default">
      <style:text-properties fo:color="#ff0000" fo:font-style="italic" fo:font-weight="bold" style:font-style-asian="italic" style:font-weight-asian="bold" style:font-style-complex="italic" style:font-weight-complex="bold"/>
    </style:style>
    <style:style style:name="ce170" style:family="table-cell" style:parent-style-name="Default">
      <style:text-properties fo:color="#0000ff" fo:font-size="11pt" fo:font-weight="bold" style:font-size-asian="11pt" style:font-weight-asian="bold" style:font-size-complex="11pt" style:font-weight-complex="bold"/>
    </style:style>
    <style:style style:name="ce171" style:family="table-cell" style:parent-style-name="Excel_5f_BuiltIn_5f_Currency">
      <style:table-cell-properties style:glyph-orientation-vertical="0" fo:border-bottom="0.06pt solid #3c3c3c" style:cell-protect="protected" style:print-content="true" style:diagonal-bl-tr="none" style:diagonal-tl-br="none" style:text-align-source="fix" style:repeat-content="false" fo:background-color="transparent" fo:wrap-option="wrap" fo:border-left="0.31pt solid #3c3c3c" style:direction="ltr" fo:padding="0.71mm" fo:border-right="0.31pt solid #3c3c3c" style:rotation-angle="0" style:rotation-align="none" style:shrink-to-fit="false" fo:border-top="0.06pt solid #3c3c3c" style:vertical-align="top" loext:vertical-justify="auto"/>
      <style:paragraph-properties fo:text-align="end" css3t:text-justify="auto" fo:margin-left="0mm" style:writing-mode="page"/>
      <style:text-properties fo:color="#ff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2" style:family="table-cell" style:parent-style-name="Default">
      <style:text-properties fo:color="#ff0066"/>
    </style:style>
    <style:style style:name="ce173" style:family="table-cell" style:parent-style-name="Default">
      <style:text-properties fo:font-style="italic" fo:font-weight="bold" style:font-style-asian="italic" style:font-weight-asian="bold" style:font-style-complex="italic" style:font-weight-complex="bold"/>
    </style:style>
    <style:style style:name="ce174" style:family="table-cell" style:parent-style-name="Default" style:data-style-name="N104"/>
    <style:style style:name="gr1" style:family="graphic">
      <style:graphic-properties draw:stroke="none" draw:fill="solid" draw:fill-color="#ffff00" draw:textarea-horizontal-align="justify" draw:textarea-vertical-align="middle" draw:auto-grow-height="false" fo:padding-top="1.3mm" fo:padding-bottom="1.3mm" fo:padding-left="2.5mm" fo:padding-right="2.5mm" fo:wrap-option="no-wrap"/>
    </style:style>
    <style:style style:name="gr2" style:family="graphic">
      <style:graphic-properties draw:stroke="none" draw:fill="solid" draw:fill-color="#ff0000" draw:textarea-horizontal-align="justify" draw:textarea-vertical-align="middle" draw:auto-grow-height="false" fo:padding-top="1.3mm" fo:padding-bottom="1.3mm" fo:padding-left="2.5mm" fo:padding-right="2.5mm" fo:wrap-option="no-wrap"/>
    </style:style>
    <style:style style:name="gr3" style:family="graphic">
      <style:graphic-properties draw:stroke="none" draw:fill="solid" draw:fill-color="#000000" draw:textarea-horizontal-align="justify" draw:textarea-vertical-align="middle" draw:auto-grow-height="false" fo:padding-top="1.3mm" fo:padding-bottom="1.3mm" fo:padding-left="2.5mm" fo:padding-right="2.5mm" fo:wrap-option="no-wrap"/>
    </style:style>
    <style:style style:name="gr4" style:family="graphic">
      <style:graphic-properties draw:stroke="none" draw:fill="solid" draw:fill-color="#ffff00" draw:textarea-horizontal-align="justify" draw:textarea-vertical-align="middle" draw:auto-grow-height="false" fo:min-height="13.48mm" fo:min-width="42.62mm" fo:padding-top="1.3mm" fo:padding-bottom="1.3mm" fo:padding-left="2.5mm" fo:padding-right="2.5mm" fo:wrap-option="no-wrap"/>
    </style:style>
    <style:style style:name="gr5" style:family="graphic">
      <style:graphic-properties draw:stroke="none" draw:fill="solid" draw:fill-color="#ff0000" draw:textarea-horizontal-align="justify" draw:textarea-vertical-align="middle" draw:auto-grow-height="false" fo:min-height="0.87mm" fo:min-width="0.06mm" fo:padding-top="1.3mm" fo:padding-bottom="1.3mm" fo:padding-left="2.5mm" fo:padding-right="2.5mm" fo:wrap-option="no-wrap"/>
    </style:style>
    <style:style style:name="gr6" style:family="graphic">
      <style:graphic-properties draw:stroke="none" draw:fill="solid" draw:fill-color="#ff0000" draw:textarea-horizontal-align="justify" draw:textarea-vertical-align="middle" draw:auto-grow-height="false" fo:min-height="11.12mm" fo:min-width="0.06mm" fo:padding-top="1.3mm" fo:padding-bottom="1.3mm" fo:padding-left="2.5mm" fo:padding-right="2.5mm" fo:wrap-option="no-wrap"/>
    </style:style>
    <style:style style:name="gr7" style:family="graphic">
      <style:graphic-properties draw:stroke="none" draw:fill="solid" draw:fill-color="#ff0000" draw:textarea-horizontal-align="justify" draw:textarea-vertical-align="middle" draw:auto-grow-height="false" fo:min-height="0.84mm" fo:min-width="0.06mm" fo:padding-top="1.3mm" fo:padding-bottom="1.3mm" fo:padding-left="2.5mm" fo:padding-right="2.5mm" fo:wrap-option="no-wrap"/>
    </style:style>
    <style:style style:name="gr8" style:family="graphic">
      <style:graphic-properties draw:stroke="none" draw:fill="solid" draw:fill-color="#ff0000" draw:textarea-horizontal-align="justify" draw:textarea-vertical-align="middle" draw:auto-grow-height="false" fo:min-height="0.84mm" fo:min-width="39.4mm" fo:padding-top="1.3mm" fo:padding-bottom="1.3mm" fo:padding-left="2.5mm" fo:padding-right="2.5mm" fo:wrap-option="no-wrap"/>
    </style:style>
    <style:style style:name="gr9" style:family="graphic">
      <style:graphic-properties draw:stroke="none" draw:fill="solid" draw:fill-color="#ff0000" draw:textarea-horizontal-align="justify" draw:textarea-vertical-align="middle" draw:auto-grow-height="false" fo:min-height="0.84mm" fo:min-width="0mm" fo:padding-top="1.3mm" fo:padding-bottom="1.3mm" fo:padding-left="2.5mm" fo:padding-right="2.5mm" fo:wrap-option="no-wrap"/>
    </style:style>
    <style:style style:name="gr10" style:family="graphic">
      <style:graphic-properties draw:stroke="none" draw:fill="solid" draw:fill-color="#ff0000" draw:textarea-horizontal-align="justify" draw:textarea-vertical-align="middle" draw:auto-grow-height="false" fo:min-height="11.12mm" fo:min-width="0mm" fo:padding-top="1.3mm" fo:padding-bottom="1.3mm" fo:padding-left="2.5mm" fo:padding-right="2.5mm" fo:wrap-option="no-wrap"/>
    </style:style>
    <style:style style:name="gr11" style:family="graphic">
      <style:graphic-properties draw:stroke="none" draw:fill="solid" draw:fill-color="#ff0000" draw:textarea-horizontal-align="justify" draw:textarea-vertical-align="middle" draw:auto-grow-height="false" fo:min-height="0.87mm" fo:min-width="0mm" fo:padding-top="1.3mm" fo:padding-bottom="1.3mm" fo:padding-left="2.5mm" fo:padding-right="2.5mm" fo:wrap-option="no-wrap"/>
    </style:style>
    <style:style style:name="gr12" style:family="graphic">
      <style:graphic-properties draw:stroke="none" draw:fill="solid" draw:fill-color="#ff0000" draw:textarea-horizontal-align="justify" draw:textarea-vertical-align="middle" draw:auto-grow-height="false" fo:min-height="0.87mm" fo:min-width="39.4mm" fo:padding-top="1.3mm" fo:padding-bottom="1.3mm" fo:padding-left="2.5mm" fo:padding-right="2.5mm" fo:wrap-option="no-wrap"/>
    </style:style>
    <style:style style:name="gr13" style:family="graphic">
      <style:graphic-properties draw:stroke="none" draw:fill="solid" draw:fill-color="#ffff00" draw:textarea-horizontal-align="justify" draw:textarea-vertical-align="middle" draw:auto-grow-height="false" fo:min-height="15.39mm" fo:min-width="45.28mm" fo:padding-top="1.3mm" fo:padding-bottom="1.3mm" fo:padding-left="2.5mm" fo:padding-right="2.5mm" fo:wrap-option="no-wrap"/>
    </style:style>
    <style:style style:name="gr14" style:family="graphic">
      <style:graphic-properties draw:stroke="none" draw:fill="solid" draw:fill-color="#000000" draw:textarea-horizontal-align="justify" draw:textarea-vertical-align="middle" draw:auto-grow-height="false" fo:min-height="0mm" fo:min-width="0mm" fo:padding-top="1.3mm" fo:padding-bottom="1.3mm" fo:padding-left="2.5mm" fo:padding-right="2.5mm" fo:wrap-option="no-wrap"/>
    </style:style>
    <style:style style:name="gr15" style:family="graphic">
      <style:graphic-properties draw:stroke="none" draw:fill="solid" draw:fill-color="#000000" draw:textarea-horizontal-align="justify" draw:textarea-vertical-align="middle" draw:auto-grow-height="false" fo:min-height="12.99mm" fo:min-width="0mm" fo:padding-top="1.3mm" fo:padding-bottom="1.3mm" fo:padding-left="2.5mm" fo:padding-right="2.5mm" fo:wrap-option="no-wrap"/>
    </style:style>
    <style:style style:name="gr16" style:family="graphic">
      <style:graphic-properties draw:stroke="none" draw:fill="solid" draw:fill-color="#000000" draw:textarea-horizontal-align="justify" draw:textarea-vertical-align="middle" draw:auto-grow-height="false" fo:min-height="0mm" fo:min-width="41.82mm" fo:padding-top="1.3mm" fo:padding-bottom="1.3mm" fo:padding-left="2.5mm" fo:padding-right="2.5mm" fo:wrap-option="no-wrap"/>
    </style:style>
    <style:style style:name="gr17" style:family="graphic">
      <style:graphic-properties draw:stroke="none" draw:fill="solid" draw:fill-color="#ff0000" draw:textarea-horizontal-align="justify" draw:textarea-vertical-align="middle" draw:auto-grow-height="false" fo:min-height="0.83mm" fo:min-width="1.06mm" fo:padding-top="1.3mm" fo:padding-bottom="1.3mm" fo:padding-left="2.5mm" fo:padding-right="2.5mm" fo:wrap-option="no-wrap"/>
    </style:style>
    <style:style style:name="gr18" style:family="graphic">
      <style:graphic-properties draw:stroke="none" draw:fill="solid" draw:fill-color="#ff0000" draw:textarea-horizontal-align="justify" draw:textarea-vertical-align="middle" draw:auto-grow-height="false" fo:min-height="0.83mm" fo:min-width="0.98mm" fo:padding-top="1.3mm" fo:padding-bottom="1.3mm" fo:padding-left="2.5mm" fo:padding-right="2.5mm" fo:wrap-option="no-wrap"/>
    </style:style>
    <style:style style:name="gr19" style:family="graphic">
      <style:graphic-properties draw:stroke="none" draw:fill="solid" draw:fill-color="#000000" draw:textarea-horizontal-align="justify" draw:textarea-vertical-align="middle" draw:auto-grow-height="false" fo:min-height="0.11mm" fo:min-width="0mm" fo:padding-top="1.3mm" fo:padding-bottom="1.3mm" fo:padding-left="2.5mm" fo:padding-right="2.5mm" fo:wrap-option="no-wrap"/>
    </style:style>
    <style:style style:name="gr20" style:family="graphic">
      <style:graphic-properties draw:stroke="none" draw:fill="solid" draw:fill-color="#ff0000" draw:textarea-horizontal-align="justify" draw:textarea-vertical-align="middle" draw:auto-grow-height="false" fo:min-height="0.83mm" fo:min-width="1.18mm" fo:padding-top="1.3mm" fo:padding-bottom="1.3mm" fo:padding-left="2.5mm" fo:padding-right="2.5mm" fo:wrap-option="no-wrap"/>
    </style:style>
    <style:style style:name="gr21" style:family="graphic">
      <style:graphic-properties draw:stroke="none" draw:fill="solid" draw:fill-color="#ff0000" draw:textarea-horizontal-align="justify" draw:textarea-vertical-align="middle" draw:auto-grow-height="false" fo:min-height="0.83mm" fo:min-width="1.59mm" fo:padding-top="1.3mm" fo:padding-bottom="1.3mm" fo:padding-left="2.5mm" fo:padding-right="2.5mm" fo:wrap-option="no-wrap"/>
    </style:style>
    <style:style style:name="gr22" style:family="graphic">
      <style:graphic-properties draw:stroke="none" draw:fill="solid" draw:fill-color="#000000" draw:textarea-horizontal-align="justify" draw:textarea-vertical-align="middle" draw:auto-grow-height="false" fo:min-height="1.1mm" fo:min-width="0mm" fo:padding-top="1.3mm" fo:padding-bottom="1.3mm" fo:padding-left="2.5mm" fo:padding-right="2.5mm" fo:wrap-option="no-wrap"/>
    </style:style>
    <style:style style:name="gr23" style:family="graphic">
      <style:graphic-properties draw:stroke="none" draw:fill="solid" draw:fill-color="#000000" draw:textarea-horizontal-align="justify" draw:textarea-vertical-align="middle" draw:auto-grow-height="false" fo:min-height="0.5mm" fo:min-width="0mm" fo:padding-top="1.3mm" fo:padding-bottom="1.3mm" fo:padding-left="2.5mm" fo:padding-right="2.5mm" fo:wrap-option="no-wrap"/>
    </style:style>
    <style:style style:name="gr24" style:family="graphic">
      <style:graphic-properties draw:stroke="none" draw:fill="solid" draw:fill-color="#ff0000" draw:textarea-horizontal-align="justify" draw:textarea-vertical-align="middle" draw:auto-grow-height="false" fo:min-height="0.83mm" fo:min-width="0.82mm" fo:padding-top="1.3mm" fo:padding-bottom="1.3mm" fo:padding-left="2.5mm" fo:padding-right="2.5mm" fo:wrap-option="no-wrap"/>
    </style:style>
    <style:style style:name="gr25" style:family="graphic">
      <style:graphic-properties draw:stroke="none" draw:fill="solid" draw:fill-color="#ff0000" draw:textarea-horizontal-align="justify" draw:textarea-vertical-align="middle" draw:auto-grow-height="false" fo:min-height="2.59mm" fo:min-width="2.55mm" fo:padding-top="1.3mm" fo:padding-bottom="1.3mm" fo:padding-left="2.5mm" fo:padding-right="2.5mm" fo:wrap-option="no-wrap"/>
    </style:style>
    <style:style style:name="gr26" style:family="graphic">
      <style:graphic-properties draw:stroke="none" draw:fill="solid" draw:fill-color="#000000" draw:textarea-horizontal-align="justify" draw:textarea-vertical-align="middle" draw:auto-grow-height="false" fo:min-height="2.96mm" fo:min-width="0mm" fo:padding-top="1.3mm" fo:padding-bottom="1.3mm" fo:padding-left="2.5mm" fo:padding-right="2.5mm" fo:wrap-option="no-wrap"/>
    </style:style>
    <style:style style:name="gr27" style:family="graphic">
      <style:graphic-properties draw:stroke="none" draw:fill="solid" draw:fill-color="#ff0000" draw:textarea-horizontal-align="justify" draw:textarea-vertical-align="middle" draw:auto-grow-height="false" fo:min-height="2.59mm" fo:min-width="0mm" fo:padding-top="1.3mm" fo:padding-bottom="1.3mm" fo:padding-left="2.5mm" fo:padding-right="2.5mm" fo:wrap-option="no-wrap"/>
    </style:style>
    <style:style style:name="gr28" style:family="graphic">
      <style:graphic-properties draw:stroke="none" draw:fill="solid" draw:fill-color="#000000" draw:textarea-horizontal-align="justify" draw:textarea-vertical-align="middle" draw:auto-grow-height="false" fo:min-height="2.85mm" fo:min-width="0mm" fo:padding-top="1.3mm" fo:padding-bottom="1.3mm" fo:padding-left="2.5mm" fo:padding-right="2.5mm" fo:wrap-option="no-wrap"/>
    </style:style>
    <style:style style:name="gr29" style:family="graphic">
      <style:graphic-properties draw:stroke="none" draw:fill="solid" draw:fill-color="#ff0000" draw:textarea-horizontal-align="justify" draw:textarea-vertical-align="middle" draw:auto-grow-height="false" fo:min-height="1.39mm" fo:min-width="0.62mm" fo:padding-top="1.3mm" fo:padding-bottom="1.3mm" fo:padding-left="2.5mm" fo:padding-right="2.5mm" fo:wrap-option="no-wrap"/>
    </style:style>
    <style:style style:name="gr30" style:family="graphic">
      <style:graphic-properties draw:stroke="none" draw:fill="solid" draw:fill-color="#ff0000" draw:textarea-horizontal-align="justify" draw:textarea-vertical-align="middle" draw:auto-grow-height="false" fo:min-height="1.48mm" fo:min-width="11.21mm" fo:padding-top="1.3mm" fo:padding-bottom="1.3mm" fo:padding-left="2.5mm" fo:padding-right="2.5mm" fo:wrap-option="no-wrap"/>
    </style:style>
    <style:style style:name="gr31" style:family="graphic">
      <style:graphic-properties draw:stroke="none" draw:fill="solid" draw:fill-color="#ff0000" draw:textarea-horizontal-align="justify" draw:textarea-vertical-align="middle" draw:auto-grow-height="false" fo:min-height="1.39mm" fo:min-width="2.4mm" fo:padding-top="1.3mm" fo:padding-bottom="1.3mm" fo:padding-left="2.5mm" fo:padding-right="2.5mm" fo:wrap-option="no-wrap"/>
    </style:style>
    <style:style style:name="gr32" style:family="graphic">
      <style:graphic-properties draw:stroke="none" draw:fill="solid" draw:fill-color="#ffff00" draw:textarea-horizontal-align="justify" draw:textarea-vertical-align="middle" draw:auto-grow-height="false" fo:min-height="0mm" fo:min-width="36.58mm" fo:padding-top="1.3mm" fo:padding-bottom="1.3mm" fo:padding-left="2.5mm" fo:padding-right="2.5mm" fo:wrap-option="no-wrap"/>
    </style:style>
    <style:style style:name="gr33" style:family="graphic">
      <style:graphic-properties draw:stroke="none" draw:fill="solid" draw:fill-color="#ffff00" draw:textarea-horizontal-align="justify" draw:textarea-vertical-align="middle" draw:auto-grow-height="false" fo:min-height="17.82mm" fo:min-width="53.02mm" fo:padding-top="1.3mm" fo:padding-bottom="1.3mm" fo:padding-left="2.5mm" fo:padding-right="2.5mm" fo:wrap-option="no-wrap"/>
    </style:style>
    <style:style style:name="gr34" style:family="graphic">
      <style:graphic-properties draw:stroke="none" draw:fill="solid" draw:fill-color="#ff0000" draw:textarea-horizontal-align="justify" draw:textarea-vertical-align="middle" draw:auto-grow-height="false" fo:min-height="1.76mm" fo:min-width="1.15mm" fo:padding-top="1.3mm" fo:padding-bottom="1.3mm" fo:padding-left="2.5mm" fo:padding-right="2.5mm" fo:wrap-option="no-wrap"/>
    </style:style>
    <style:style style:name="gr35" style:family="graphic">
      <style:graphic-properties draw:stroke="none" draw:fill="solid" draw:fill-color="#ff0000" draw:textarea-horizontal-align="justify" draw:textarea-vertical-align="middle" draw:auto-grow-height="false" fo:min-height="14.87mm" fo:min-width="1.15mm" fo:padding-top="1.3mm" fo:padding-bottom="1.3mm" fo:padding-left="2.5mm" fo:padding-right="2.5mm" fo:wrap-option="no-wrap"/>
    </style:style>
    <style:style style:name="gr36" style:family="graphic">
      <style:graphic-properties draw:stroke="none" draw:fill="solid" draw:fill-color="#ff0000" draw:textarea-horizontal-align="justify" draw:textarea-vertical-align="middle" draw:auto-grow-height="false" fo:min-height="1.75mm" fo:min-width="1.15mm" fo:padding-top="1.3mm" fo:padding-bottom="1.3mm" fo:padding-left="2.5mm" fo:padding-right="2.5mm" fo:wrap-option="no-wrap"/>
    </style:style>
    <style:style style:name="gr37" style:family="graphic">
      <style:graphic-properties draw:stroke="none" draw:fill="solid" draw:fill-color="#ff0000" draw:textarea-horizontal-align="justify" draw:textarea-vertical-align="middle" draw:auto-grow-height="false" fo:min-height="1.75mm" fo:min-width="49.11mm" fo:padding-top="1.3mm" fo:padding-bottom="1.3mm" fo:padding-left="2.5mm" fo:padding-right="2.5mm" fo:wrap-option="no-wrap"/>
    </style:style>
    <style:style style:name="gr38" style:family="graphic">
      <style:graphic-properties draw:stroke="none" draw:fill="solid" draw:fill-color="#ff0000" draw:textarea-horizontal-align="justify" draw:textarea-vertical-align="middle" draw:auto-grow-height="false" fo:min-height="1.75mm" fo:min-width="1.06mm" fo:padding-top="1.3mm" fo:padding-bottom="1.3mm" fo:padding-left="2.5mm" fo:padding-right="2.5mm" fo:wrap-option="no-wrap"/>
    </style:style>
    <style:style style:name="gr39" style:family="graphic">
      <style:graphic-properties draw:stroke="none" draw:fill="solid" draw:fill-color="#ff0000" draw:textarea-horizontal-align="justify" draw:textarea-vertical-align="middle" draw:auto-grow-height="false" fo:min-height="14.87mm" fo:min-width="1.06mm" fo:padding-top="1.3mm" fo:padding-bottom="1.3mm" fo:padding-left="2.5mm" fo:padding-right="2.5mm" fo:wrap-option="no-wrap"/>
    </style:style>
    <style:style style:name="gr40" style:family="graphic">
      <style:graphic-properties draw:stroke="none" draw:fill="solid" draw:fill-color="#ff0000" draw:textarea-horizontal-align="justify" draw:textarea-vertical-align="middle" draw:auto-grow-height="false" fo:min-height="1.76mm" fo:min-width="1.06mm" fo:padding-top="1.3mm" fo:padding-bottom="1.3mm" fo:padding-left="2.5mm" fo:padding-right="2.5mm" fo:wrap-option="no-wrap"/>
    </style:style>
    <style:style style:name="gr41" style:family="graphic">
      <style:graphic-properties draw:stroke="none" draw:fill="solid" draw:fill-color="#ff0000" draw:textarea-horizontal-align="justify" draw:textarea-vertical-align="middle" draw:auto-grow-height="false" fo:min-height="1.76mm" fo:min-width="49.11mm" fo:padding-top="1.3mm" fo:padding-bottom="1.3mm" fo:padding-left="2.5mm" fo:padding-right="2.5mm" fo:wrap-option="no-wrap"/>
    </style:style>
    <style:style style:name="gr42" style:family="graphic">
      <style:graphic-properties draw:stroke="none" draw:fill="solid" draw:fill-color="#ffff00" draw:textarea-horizontal-align="justify" draw:textarea-vertical-align="middle" draw:auto-grow-height="false" fo:min-height="20.34mm" fo:min-width="56.32mm" fo:padding-top="1.3mm" fo:padding-bottom="1.3mm" fo:padding-left="2.5mm" fo:padding-right="2.5mm" fo:wrap-option="no-wrap"/>
    </style:style>
    <style:style style:name="gr43" style:family="graphic">
      <style:graphic-properties draw:stroke="none" draw:fill="solid" draw:fill-color="#000000" draw:textarea-horizontal-align="justify" draw:textarea-vertical-align="middle" draw:auto-grow-height="false" fo:min-height="17.24mm" fo:min-width="0mm" fo:padding-top="1.3mm" fo:padding-bottom="1.3mm" fo:padding-left="2.5mm" fo:padding-right="2.5mm" fo:wrap-option="no-wrap"/>
    </style:style>
    <style:style style:name="gr44" style:family="graphic">
      <style:graphic-properties draw:stroke="none" draw:fill="solid" draw:fill-color="#000000" draw:textarea-horizontal-align="justify" draw:textarea-vertical-align="middle" draw:auto-grow-height="false" fo:min-height="0mm" fo:min-width="52.04mm" fo:padding-top="1.3mm" fo:padding-bottom="1.3mm" fo:padding-left="2.5mm" fo:padding-right="2.5mm" fo:wrap-option="no-wrap"/>
    </style:style>
    <style:style style:name="gr45" style:family="graphic">
      <style:graphic-properties draw:stroke="none" draw:fill="solid" draw:fill-color="#ff0000" draw:textarea-horizontal-align="justify" draw:textarea-vertical-align="middle" draw:auto-grow-height="false" fo:min-height="1.75mm" fo:min-width="2.31mm" fo:padding-top="1.3mm" fo:padding-bottom="1.3mm" fo:padding-left="2.5mm" fo:padding-right="2.5mm" fo:wrap-option="no-wrap"/>
    </style:style>
    <style:style style:name="gr46" style:family="graphic">
      <style:graphic-properties draw:stroke="none" draw:fill="solid" draw:fill-color="#000000" draw:textarea-horizontal-align="justify" draw:textarea-vertical-align="middle" draw:auto-grow-height="false" fo:min-height="0.14mm" fo:min-width="0mm" fo:padding-top="1.3mm" fo:padding-bottom="1.3mm" fo:padding-left="2.5mm" fo:padding-right="2.5mm" fo:wrap-option="no-wrap"/>
    </style:style>
    <style:style style:name="gr47" style:family="graphic">
      <style:graphic-properties draw:stroke="none" draw:fill="solid" draw:fill-color="#000000" draw:textarea-horizontal-align="justify" draw:textarea-vertical-align="middle" draw:auto-grow-height="false" fo:min-height="0.13mm" fo:min-width="0mm" fo:padding-top="1.3mm" fo:padding-bottom="1.3mm" fo:padding-left="2.5mm" fo:padding-right="2.5mm" fo:wrap-option="no-wrap"/>
    </style:style>
    <style:style style:name="gr48" style:family="graphic">
      <style:graphic-properties draw:stroke="none" draw:fill="solid" draw:fill-color="#000000" draw:textarea-horizontal-align="justify" draw:textarea-vertical-align="middle" draw:auto-grow-height="false" fo:min-height="0.76mm" fo:min-width="0mm" fo:padding-top="1.3mm" fo:padding-bottom="1.3mm" fo:padding-left="2.5mm" fo:padding-right="2.5mm" fo:wrap-option="no-wrap"/>
    </style:style>
    <style:style style:name="gr49" style:family="graphic">
      <style:graphic-properties draw:stroke="none" draw:fill="solid" draw:fill-color="#ff0000" draw:textarea-horizontal-align="justify" draw:textarea-vertical-align="middle" draw:auto-grow-height="false" fo:min-height="1.75mm" fo:min-width="2.51mm" fo:padding-top="1.3mm" fo:padding-bottom="1.3mm" fo:padding-left="2.5mm" fo:padding-right="2.5mm" fo:wrap-option="no-wrap"/>
    </style:style>
    <style:style style:name="gr50" style:family="graphic">
      <style:graphic-properties draw:stroke="none" draw:fill="solid" draw:fill-color="#ff0000" draw:textarea-horizontal-align="justify" draw:textarea-vertical-align="middle" draw:auto-grow-height="false" fo:min-height="1.75mm" fo:min-width="3.02mm" fo:padding-top="1.3mm" fo:padding-bottom="1.3mm" fo:padding-left="2.5mm" fo:padding-right="2.5mm" fo:wrap-option="no-wrap"/>
    </style:style>
    <style:style style:name="gr51" style:family="graphic">
      <style:graphic-properties draw:stroke="none" draw:fill="solid" draw:fill-color="#000000" draw:textarea-horizontal-align="justify" draw:textarea-vertical-align="middle" draw:auto-grow-height="false" fo:min-height="2.05mm" fo:min-width="0mm" fo:padding-top="1.3mm" fo:padding-bottom="1.3mm" fo:padding-left="2.5mm" fo:padding-right="2.5mm" fo:wrap-option="no-wrap"/>
    </style:style>
    <style:style style:name="gr52" style:family="graphic">
      <style:graphic-properties draw:stroke="none" draw:fill="solid" draw:fill-color="#000000" draw:textarea-horizontal-align="justify" draw:textarea-vertical-align="middle" draw:auto-grow-height="false" fo:min-height="1.29mm" fo:min-width="0mm" fo:padding-top="1.3mm" fo:padding-bottom="1.3mm" fo:padding-left="2.5mm" fo:padding-right="2.5mm" fo:wrap-option="no-wrap"/>
    </style:style>
    <style:style style:name="gr53" style:family="graphic">
      <style:graphic-properties draw:stroke="none" draw:fill="solid" draw:fill-color="#000000" draw:textarea-horizontal-align="justify" draw:textarea-vertical-align="middle" draw:auto-grow-height="false" fo:min-height="1.31mm" fo:min-width="0mm" fo:padding-top="1.3mm" fo:padding-bottom="1.3mm" fo:padding-left="2.5mm" fo:padding-right="2.5mm" fo:wrap-option="no-wrap"/>
    </style:style>
    <style:style style:name="gr54" style:family="graphic">
      <style:graphic-properties draw:stroke="none" draw:fill="solid" draw:fill-color="#ff0000" draw:textarea-horizontal-align="justify" draw:textarea-vertical-align="middle" draw:auto-grow-height="false" fo:min-height="1.75mm" fo:min-width="2.04mm" fo:padding-top="1.3mm" fo:padding-bottom="1.3mm" fo:padding-left="2.5mm" fo:padding-right="2.5mm" fo:wrap-option="no-wrap"/>
    </style:style>
    <style:style style:name="gr55" style:family="graphic">
      <style:graphic-properties draw:stroke="none" draw:fill="solid" draw:fill-color="#ff0000" draw:textarea-horizontal-align="justify" draw:textarea-vertical-align="middle" draw:auto-grow-height="false" fo:min-height="3.99mm" fo:min-width="4.19mm" fo:padding-top="1.3mm" fo:padding-bottom="1.3mm" fo:padding-left="2.5mm" fo:padding-right="2.5mm" fo:wrap-option="no-wrap"/>
    </style:style>
    <style:style style:name="gr56" style:family="graphic">
      <style:graphic-properties draw:stroke="none" draw:fill="solid" draw:fill-color="#000000" draw:textarea-horizontal-align="justify" draw:textarea-vertical-align="middle" draw:auto-grow-height="false" fo:min-height="4.36mm" fo:min-width="0mm" fo:padding-top="1.3mm" fo:padding-bottom="1.3mm" fo:padding-left="2.5mm" fo:padding-right="2.5mm" fo:wrap-option="no-wrap"/>
    </style:style>
    <style:style style:name="gr57" style:family="graphic">
      <style:graphic-properties draw:stroke="none" draw:fill="solid" draw:fill-color="#ff0000" draw:textarea-horizontal-align="justify" draw:textarea-vertical-align="middle" draw:auto-grow-height="false" fo:min-height="3.99mm" fo:min-width="0.64mm" fo:padding-top="1.3mm" fo:padding-bottom="1.3mm" fo:padding-left="2.5mm" fo:padding-right="2.5mm" fo:wrap-option="no-wrap"/>
    </style:style>
    <style:style style:name="gr58" style:family="graphic">
      <style:graphic-properties draw:stroke="none" draw:fill="solid" draw:fill-color="#000000" draw:textarea-horizontal-align="justify" draw:textarea-vertical-align="middle" draw:auto-grow-height="false" fo:min-height="4.35mm" fo:min-width="0mm" fo:padding-top="1.3mm" fo:padding-bottom="1.3mm" fo:padding-left="2.5mm" fo:padding-right="2.5mm" fo:wrap-option="no-wrap"/>
    </style:style>
    <style:style style:name="gr59" style:family="graphic">
      <style:graphic-properties draw:stroke="none" draw:fill="solid" draw:fill-color="#ff0000" draw:textarea-horizontal-align="justify" draw:textarea-vertical-align="middle" draw:auto-grow-height="false" fo:min-height="2.42mm" fo:min-width="1.84mm" fo:padding-top="1.3mm" fo:padding-bottom="1.3mm" fo:padding-left="2.5mm" fo:padding-right="2.5mm" fo:wrap-option="no-wrap"/>
    </style:style>
    <style:style style:name="gr60" style:family="graphic">
      <style:graphic-properties draw:stroke="none" draw:fill="solid" draw:fill-color="#ff0000" draw:textarea-horizontal-align="justify" draw:textarea-vertical-align="middle" draw:auto-grow-height="false" fo:min-height="2.58mm" fo:min-width="14.74mm" fo:padding-top="1.3mm" fo:padding-bottom="1.3mm" fo:padding-left="2.5mm" fo:padding-right="2.5mm" fo:wrap-option="no-wrap"/>
    </style:style>
    <style:style style:name="gr61" style:family="graphic">
      <style:graphic-properties draw:stroke="none" draw:fill="solid" draw:fill-color="#ff0000" draw:textarea-horizontal-align="justify" draw:textarea-vertical-align="middle" draw:auto-grow-height="false" fo:min-height="2.42mm" fo:min-width="4.03mm" fo:padding-top="1.3mm" fo:padding-bottom="1.3mm" fo:padding-left="2.5mm" fo:padding-right="2.5mm" fo:wrap-option="no-wrap"/>
    </style:style>
    <style:style style:name="gr62" style:family="graphic">
      <style:graphic-properties draw:stroke="none" draw:fill="solid" draw:fill-color="#ffff00" draw:textarea-horizontal-align="justify" draw:textarea-vertical-align="middle" draw:auto-grow-height="false" fo:min-height="0mm" fo:min-width="45.72mm" fo:padding-top="1.3mm" fo:padding-bottom="1.3mm" fo:padding-left="2.5mm" fo:padding-right="2.5mm" fo:wrap-option="no-wrap"/>
    </style:style>
    <style:style style:name="gr63" style:family="graphic">
      <style:graphic-properties draw:stroke="solid" svg:stroke-width="0.26mm" svg:stroke-color="#000000" draw:marker-start="msArrowEnd_20_5" draw:marker-start-width="2.1mm" draw:marker-start-center="false" draw:stroke-linejoin="miter" draw:fill="solid" draw:fill-color="#ffffe0" draw:opacity="34%" draw:textarea-horizontal-align="justify" draw:textarea-vertical-align="top" draw:auto-grow-height="false" draw:auto-grow-width="false" fo:padding-top="0.56mm" fo:padding-bottom="0.56mm" fo:padding-left="0.56mm" fo:padding-right="0.56mm" fo:wrap-option="no-wrap" draw:shadow="hidden" draw:shadow-offset-x="1mm" draw:shadow-offset-y="1mm" draw:shadow-color="#000000" draw:caption-escape-direction="auto"/>
    </style:style>
    <style:style style:name="P1" style:family="paragraph">
      <loext:graphic-properties draw:fill="solid" draw:fill-color="#ffff00"/>
      <style:paragraph-properties style:writing-mode="lr-tb"/>
    </style:style>
    <style:style style:name="P2" style:family="paragraph">
      <loext:graphic-properties draw:fill="solid" draw:fill-color="#ff0000"/>
      <style:paragraph-properties style:writing-mode="lr-tb"/>
    </style:style>
    <style:style style:name="P3" style:family="paragraph">
      <loext:graphic-properties draw:fill="solid" draw:fill-color="#000000"/>
      <style:paragraph-properties style:writing-mode="lr-tb"/>
    </style:style>
    <style:style style:name="P4" style:family="paragraph">
      <style:paragraph-properties fo:text-align="start" style:text-autospace="none" style:line-break="normal" style:writing-mode="lr-tb"/>
      <style:text-properties fo:hyphenate="false"/>
    </style:style>
    <style:style style:name="P5" style:family="paragraph">
      <loext:graphic-properties draw:fill="solid" draw:fill-color="#ffffe0" draw:opacity="34%"/>
      <style:paragraph-properties fo:text-align="start" style:text-autospace="none" style:line-break="normal" style:writing-mode="lr-tb"/>
      <style:text-properties style:text-outline="false" style:text-line-through-style="none" style:text-line-through-type="none" style:font-name="Arial" fo:font-size="10pt" fo:language="es" fo:country="A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line-through-type="none" style:text-position="0% 100%" fo:font-family="Tahoma" style:font-family-generic="swiss" fo:font-size="8pt" fo:language="es" fo:country="AR"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es" fo:country="AR"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style:font-family-generic="swiss" fo:font-size="8pt" fo:language="es" fo:country="A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3333"/>
    </style:style>
    <style:style style:name="T5" style:family="text">
      <style:text-properties fo:color="#009933"/>
    </style:style>
  </office:automatic-styles>
  <office:body>
    <office:spreadsheet>
      <table:calculation-settings table:case-sensitive="false" table:automatic-find-labels="false" table:use-regular-expressions="false"/>
      <table:table table:name="NDT triang" table:style-name="ta2">
        <office:forms form:automatic-focus="false" form:apply-design-mode="false"/>
        <table:shapes>
          <draw:g draw:z-index="0" draw:name="Group 2">
            <draw:custom-shape draw:name="Freeform 3" draw:style-name="gr1" draw:text-style-name="P1" svg:width="62.82mm" svg:height="22.45mm" svg:x="87.14mm" svg:y="2.49m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6.66mm" svg:height="4.84mm" svg:x="83.68mm" svg:y="22.59m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6.66mm" svg:height="19.16mm" svg:x="83.68mm" svg:y="4.14m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6.66mm" svg:height="4.79mm" svg:x="83.68mm" svg:y="0m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58.57mm" svg:height="4.79mm" svg:x="89.28mm" svg:y="0m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6.57mm" svg:height="4.79mm" svg:x="146.83mm" svg:y="0m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6.57mm" svg:height="19.16mm" svg:x="146.83mm" svg:y="4.14m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6.57mm" svg:height="4.84mm" svg:x="146.83mm" svg:y="22.59m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58.57mm" svg:height="4.84mm" svg:x="89.28mm" svg:y="22.59m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66.33mm" svg:height="25.12mm" svg:x="85.5mm" svg:y="1.12m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2.68mm" svg:height="1.91mm" svg:x="84.97mm" svg:y="24.83m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93mm" svg:height="21.78mm" svg:x="84.97mm" svg:y="2.79m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2.68mm" svg:height="1.84mm" svg:x="84.97mm" svg:y="0.7m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61.77mm" svg:height="0.59mm" svg:x="87.81mm" svg:y="0.7m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2.61mm" svg:height="1.84mm" svg:x="149.81mm" svg:y="0.7m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88mm" svg:height="21.78mm" svg:x="151.54mm" svg:y="2.79m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2.61mm" svg:height="1.91mm" svg:x="149.81mm" svg:y="24.83m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61.77mm" svg:height="0.64mm" svg:x="87.81mm" svg:y="26.08m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7.98mm" svg:height="4.77mm" svg:x="92.05mm" svg:y="5.79m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2.34mm" svg:height="0.29mm" svg:x="96.17mm" svg:y="5.56m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2.51mm" svg:height="1.02mm" svg:x="93.48mm" svg:y="5.56m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2mm" svg:height="2.81mm" svg:x="91.91mm" svg:y="6.64m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1.19mm" svg:height="1.44mm" svg:x="91.61mm" svg:y="9.39m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3.16mm" svg:height="0.29mm" svg:x="93.02mm" svg:y="10.54m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2.42mm" svg:height="1.44mm" svg:x="96.39mm" svg:y="9.39m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1.94mm" svg:height="2.51mm" svg:x="98.33mm" svg:y="6.94m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1.52mm" svg:height="1.41mm" svg:x="98.79mm" svg:y="5.56m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2.58mm" svg:height="0.41mm" svg:x="93.78mm" svg:y="9.29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2.19mm" svg:height="3.04mm" svg:x="93.92mm" svg:y="6.39m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2.67mm" svg:height="0.4mm" svg:x="95.86mm" svg:y="6.39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1.86mm" svg:height="3.06mm" svg:x="96.39mm" svg:y="6.64m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7.87mm" svg:height="4.77mm" svg:x="112mm" svg:y="5.79m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2.42mm" svg:height="3.78mm" svg:x="117.61mm" svg:y="6.94m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1.42mm" svg:height="1.49mm" svg:x="118.82mm" svg:y="5.42m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4.64mm" svg:height="0.42mm" svg:x="113.87mm" svg:y="5.42m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1.29mm" svg:height="1.14mm" svg:x="113.11mm" svg:y="5.67m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4.62mm" svg:height="0.4mm" svg:x="113.73mm" svg:y="6.39m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1.05mm" svg:height="1.24mm" svg:x="117.08mm" svg:y="6.64m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2.31mm" svg:height="0.41mm" svg:x="115mm" svg:y="7.47m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2.51mm" svg:height="1.01mm" svg:x="112.23mm" svg:y="7.47m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92mm" svg:height="0.89mm" svg:x="111.84mm" svg:y="8.56m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1.12mm" svg:height="1.44mm" svg:x="111.63mm" svg:y="9.39m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5.03mm" svg:height="0.29mm" svg:x="112.97mm" svg:y="10.54m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2.58mm" svg:height="0.41mm" svg:x="113.73mm" svg:y="9.29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89mm" svg:height="0.84mm" svg:x="113.87mm" svg:y="8.63m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2.58mm" svg:height="0.29mm" svg:x="114.63mm" svg:y="8.63m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55mm" svg:height="0.84mm" svg:x="116.27mm" svg:y="8.86m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8.14mm" svg:height="4.77mm" svg:x="138.47mm" svg:y="5.79m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2.43mm" svg:height="0.29mm" svg:x="142.65mm" svg:y="5.56m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2.53mm" svg:height="1.02mm" svg:x="139.88mm" svg:y="5.56m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2.02mm" svg:height="2.81mm" svg:x="138.31mm" svg:y="6.64m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1.25mm" svg:height="1.44mm" svg:x="138.01mm" svg:y="9.39m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3.17mm" svg:height="0.29mm" svg:x="139.51mm" svg:y="10.54m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2.32mm" svg:height="1.44mm" svg:x="142.88mm" svg:y="9.39m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1.86mm" svg:height="2.51mm" svg:x="144.75mm" svg:y="6.94m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1.44mm" svg:height="1.41mm" svg:x="145.33mm" svg:y="5.56m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2.6mm" svg:height="0.41mm" svg:x="140.18mm" svg:y="9.29m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2.02mm" svg:height="3.04mm" svg:x="140.48mm" svg:y="6.39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2.46mm" svg:height="0.4mm" svg:x="142.49mm" svg:y="6.39m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2.11mm" svg:height="3.06mm" svg:x="142.72mm" svg:y="6.64m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8.69mm" svg:height="4.77mm" svg:x="120.16mm" svg:y="5.79m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2.02mm" svg:height="0.29mm" svg:x="122.77mm" svg:y="5.56m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3.49mm" svg:height="5.16mm" svg:x="119.63mm" svg:y="5.67m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2.2mm" svg:height="0.41mm" svg:x="120.16mm" svg:y="10.54m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2.87mm" svg:height="4.31mm" svg:x="121.96mm" svg:y="6.39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2.6mm" svg:height="0.4mm" svg:x="124.8mm" svg:y="6.39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3.08mm" svg:height="4.31mm" svg:x="124.11mm" svg:y="6.64m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2.2mm" svg:height="0.41mm" svg:x="124.64mm" svg:y="10.54m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2.6mm" svg:height="3.78mm" svg:x="126.37mm" svg:y="6.94m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1.6mm" svg:height="1.41mm" svg:x="127.64mm" svg:y="5.56m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2.92mm" svg:height="0.72mm" svg:x="124.5mm" svg:y="5.42m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89mm" svg:height="0.54mm" svg:x="124.5mm" svg:y="5.56m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7.66mm" svg:height="4.77mm" svg:x="100.36mm" svg:y="5.79m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3.33mm" svg:height="0.72mm" svg:x="104.62mm" svg:y="5.42m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89mm" svg:height="0.54mm" svg:x="104.62mm" svg:y="5.56m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2.02mm" svg:height="0.29mm" svg:x="102.98mm" svg:y="5.56m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3.67mm" svg:height="5.16mm" svg:x="99.76mm" svg:y="5.67m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2.19mm" svg:height="0.41mm" svg:x="100.36mm" svg:y="10.54m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2.94mm" svg:height="4.31mm" svg:x="102.08mm" svg:y="6.39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2.94mm" svg:height="0.4mm" svg:x="104.92mm" svg:y="6.39m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1.3mm" svg:height="1.02mm" svg:x="107.32mm" svg:y="5.56m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9.94mm" svg:height="7.24mm" svg:x="129.72mm" svg:y="3.32m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2mm" svg:height="0.29mm" svg:x="137.64mm" svg:y="3.02m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1.93mm" svg:height="2.67mm" svg:x="136.14mm" svg:y="3.17m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2.16mm" svg:height="0.29mm" svg:x="134.06mm" svg:y="5.56m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2.53mm" svg:height="1.02mm" svg:x="131.29mm" svg:y="5.56m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2mm" svg:height="2.81mm" svg:x="129.58mm" svg:y="6.64m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1.37mm" svg:height="1.44mm" svg:x="129.28mm" svg:y="9.39m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2.99mm" svg:height="0.29mm" svg:x="130.85mm" svg:y="10.54m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1.6mm" svg:height="0.41mm" svg:x="134.13mm" svg:y="10.54m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4.84mm" svg:height="7.76mm" svg:x="135.33mm" svg:y="3.02m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2.09mm" svg:height="3.04mm" svg:x="131.68mm" svg:y="6.39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2.53mm" svg:height="0.4mm" svg:x="133.76mm" svg:y="6.39m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2mm" svg:height="3.06mm" svg:x="134.06mm" svg:y="6.64m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2.73mm" svg:height="0.41mm" svg:x="131.45mm" svg:y="9.29m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6.07mm" svg:height="7.24mm" svg:x="106.83mm" svg:y="3.32m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2.17mm" svg:height="0.35mm" svg:x="110.73mm" svg:y="3.02m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4.97mm" svg:height="7.61mm" svg:x="106.21mm" svg:y="3.24m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2.09mm" svg:height="0.29mm" svg:x="106.83mm" svg:y="10.54m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5.03mm" svg:height="7.76mm" svg:x="108.4mm" svg:y="3.02m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7.39mm" svg:height="5.56mm" svg:x="98.86mm" svg:y="12.48m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21.37mm" svg:height="5.68mm" svg:x="107.13mm" svg:y="12.34m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9.75mm" svg:height="5.56mm" svg:x="129.19mm" svg:y="12.48m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1.12mm" svg:height="1.36mm" svg:x="87.78mm" svg:y="20.26m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1.3mm" svg:height="1.36mm" svg:x="89.1mm" svg:y="20.26m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92mm" svg:height="1.55mm" svg:x="92.05mm" svg:y="20.2m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1.03mm" svg:height="1.55mm" svg:x="93.48mm" svg:y="20.2m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87mm" svg:height="1.36mm" svg:x="95.05mm" svg:y="20.26m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1.13mm" svg:height="1.55mm" svg:x="96.39mm" svg:y="20.2m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1.05mm" svg:height="1.36mm" svg:x="98.04mm" svg:y="20.26m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1.2mm" svg:height="1.36mm" svg:x="100.2mm" svg:y="20.26m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1.14mm" svg:height="1.36mm" svg:x="102.38mm" svg:y="20.26m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1.05mm" svg:height="1.49mm" svg:x="104.09mm" svg:y="20.26m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1.03mm" svg:height="1.36mm" svg:x="105.44mm" svg:y="20.26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1.12mm" svg:height="1.36mm" svg:x="106.69mm" svg:y="20.26m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89mm" svg:height="1.49mm" svg:x="108.86mm" svg:y="20.26m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32mm" svg:height="1.85mm" svg:x="110.87mm" svg:y="20.2m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1.19mm" svg:height="1.36mm" svg:x="111.7mm" svg:y="20.26m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1.03mm" svg:height="1.55mm" svg:x="113.36mm" svg:y="20.2m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1.05mm" svg:height="1.36mm" svg:x="114.84mm" svg:y="20.26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1.03mm" svg:height="1.55mm" svg:x="116.27mm" svg:y="20.2m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1.03mm" svg:height="1.36mm" svg:x="117.84mm" svg:y="20.26m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1.05mm" svg:height="1.36mm" svg:x="119.63mm" svg:y="20.26m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1.21mm" svg:height="1.36mm" svg:x="121.06mm" svg:y="20.26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33mm" svg:height="1.85mm" svg:x="122.63mm" svg:y="20.2m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1.05mm" svg:height="1.36mm" svg:x="124.11mm" svg:y="20.26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72mm" svg:height="1.36mm" svg:x="125.54mm" svg:y="20.26m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96mm" svg:height="1.36mm" svg:x="126.81mm" svg:y="20.26m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89mm" svg:height="1.36mm" svg:x="128.08mm" svg:y="20.26m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72mm" svg:height="1.36mm" svg:x="129.58mm" svg:y="20.26m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1.19mm" svg:height="1.36mm" svg:x="130.55mm" svg:y="20.26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1.19mm" svg:height="1.36mm" svg:x="132.03mm" svg:y="20.26m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82mm" svg:height="1.49mm" svg:x="134.27mm" svg:y="20.26m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72mm" svg:height="1.36mm" svg:x="135.63mm" svg:y="20.26m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88mm" svg:height="1.49mm" svg:x="136.9mm" svg:y="20.26m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56mm" svg:height="1.36mm" svg:x="138.17mm" svg:y="20.26m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87mm" svg:height="1.36mm" svg:x="140.34mm" svg:y="20.26m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89mm" svg:height="1.49mm" svg:x="141.61mm" svg:y="20.26m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1.03mm" svg:height="1.36mm" svg:x="142.88mm" svg:y="20.26m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89mm" svg:height="1.49mm" svg:x="144.36mm" svg:y="20.26m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89mm" svg:height="1.36mm" svg:x="145.63mm" svg:y="20.26m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98mm" svg:height="1.49mm" svg:x="146.85mm" svg:y="20.26m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47mm" svg:height="1.36mm" svg:x="148.4mm" svg:y="20.26m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1.29mm" svg:height="1.91mm" svg:x="108.86mm" svg:y="23.86m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1.41mm" svg:height="1.91mm" svg:x="110.52mm" svg:y="23.86m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1.19mm" svg:height="1.91mm" svg:x="112.6mm" svg:y="23.86m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32mm" svg:height="1.91mm" svg:x="114.47mm" svg:y="23.86mm">
              <text:p/>
              <draw:enhanced-geometry svg:viewBox="0 0 21600 21600" draw:type="rectangle" draw:enhanced-path="M 0 0 L 21600 0 21600 21600 0 21600 0 0 Z N"/>
            </draw:custom-shape>
            <draw:custom-shape draw:name="Freeform 152" draw:style-name="gr3" draw:text-style-name="P3" svg:width="1.45mm" svg:height="1.91mm" svg:x="115.14mm" svg:y="23.86m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1.29mm" svg:height="1.91mm" svg:x="117.84mm" svg:y="23.86m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1.03mm" svg:height="1.91mm" svg:x="119.79mm" svg:y="23.86m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1.42mm" svg:height="1.91mm" svg:x="121.29mm" svg:y="23.86m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1.37mm" svg:height="1.91mm" svg:x="123.23mm" svg:y="23.86m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1.37mm" svg:height="2.01mm" svg:x="125.1mm" svg:y="23.78m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1.53mm" svg:height="1.91mm" svg:x="126.81mm" svg:y="23.86m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47mm" svg:height="0.71mm" svg:x="103.05mm" svg:y="22.59m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Rectangle 160" draw:style-name="gr3" draw:text-style-name="P3" svg:width="0.31mm" svg:height="0.04mm" svg:x="103.95mm" svg:y="22.89mm">
              <text:p/>
              <draw:enhanced-geometry svg:viewBox="0 0 21600 21600" draw:type="rectangle" draw:enhanced-path="M 0 0 L 21600 0 21600 21600 0 21600 0 0 Z N"/>
            </draw:custom-shape>
            <draw:custom-shape draw:name="Freeform 161" draw:style-name="gr3" draw:text-style-name="P3" svg:width="0.96mm" svg:height="0.71mm" svg:x="104.82mm" svg:y="22.59m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63mm" svg:height="0.71mm" svg:x="106.35mm" svg:y="22.59m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62mm" svg:height="0.71mm" svg:x="109.39mm" svg:y="22.59m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3mm" svg:height="0.71mm" svg:x="110.52mm" svg:y="22.59m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62mm" svg:height="0.71mm" svg:x="111.7mm" svg:y="22.59m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38mm" svg:height="0.71mm" svg:x="112.74mm" svg:y="22.59m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62mm" svg:height="0.98mm" svg:x="113.73mm" svg:y="22.3m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64mm" svg:height="0.71mm" svg:x="114.84mm" svg:y="22.59m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64mm" svg:height="0.71mm" svg:x="116.41mm" svg:y="22.59m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39mm" svg:height="0.71mm" svg:x="117.61mm" svg:y="22.59m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62mm" svg:height="0.71mm" svg:x="118.44mm" svg:y="22.59m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58mm" svg:height="0.71mm" svg:x="119.56mm" svg:y="22.59m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1.3mm" svg:height="0.98mm" svg:x="120.53mm" svg:y="22.3m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47mm" svg:height="0.71mm" svg:x="122.77mm" svg:y="22.59m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24mm" svg:height="0.98mm" svg:x="123.74mm" svg:y="22.3m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56mm" svg:height="0.71mm" svg:x="124.41mm" svg:y="22.59m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74mm" svg:height="0.71mm" svg:x="125.38mm" svg:y="22.59m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47mm" svg:height="0.71mm" svg:x="126.95mm" svg:y="22.59m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59mm" svg:height="0.71mm" svg:x="128.38mm" svg:y="22.59m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63mm" svg:height="0.71mm" svg:x="129.35mm" svg:y="22.59m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1.03mm" svg:height="0.71mm" svg:x="130.55mm" svg:y="22.59m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56mm" svg:height="0.71mm" svg:x="132.72mm" svg:y="22.59m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31mm" svg:height="0.71mm" svg:x="133.76mm" svg:y="22.59m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54.86mm" svg:height="0.41mm" svg:x="92.28mm" svg:y="6.94mm">
              <text:p/>
              <draw:enhanced-geometry svg:viewBox="0 0 21600 21600" draw:type="rectangle" draw:enhanced-path="M 0 0 L 21600 0 21600 21600 0 21600 0 0 Z N"/>
            </draw:custom-shape>
          </draw:g>
        </table:shapes>
        <table:table-column table:style-name="co2" table:default-cell-style-name="ce1"/>
        <table:table-column table:style-name="co3" table:number-columns-repeated="12" table:default-cell-style-name="ce10"/>
        <table:table-column table:style-name="co4" table:default-cell-style-name="ce10"/>
        <table:table-column table:style-name="co3" table:default-cell-style-name="ce10"/>
        <table:table-column table:style-name="co5" table:default-cell-style-name="ce10"/>
        <table:table-column table:style-name="co3" table:number-columns-repeated="2" table:default-cell-style-name="ce10"/>
        <table:table-column table:style-name="co6" table:default-cell-style-name="ce1"/>
        <table:table-column table:style-name="co7" table:number-columns-repeated="238" table:default-cell-style-name="ce10"/>
        <table:table-column table:style-name="co7" table:number-columns-repeated="767" table:default-cell-style-name="Default"/>
        <table:table-row table:style-name="ro2">
          <table:table-cell table:number-columns-repeated="1024"/>
        </table:table-row>
        <table:table-row table:style-name="ro3">
          <table:table-cell/>
          <table:table-cell table:style-name="ce11" office:value-type="float" office:value="4.06" calcext:value-type="float">
            <text:p>4,06 </text:p>
          </table:table-cell>
          <table:table-cell table:style-name="ce11" office:value-type="float" office:value="3.99" calcext:value-type="float">
            <text:p>3,99 </text:p>
          </table:table-cell>
          <table:table-cell table:style-name="ce11" office:value-type="float" office:value="3.93" calcext:value-type="float">
            <text:p>3,93 </text:p>
          </table:table-cell>
          <table:table-cell table:style-name="ce11" office:value-type="float" office:value="3.85" calcext:value-type="float">
            <text:p>3,85 </text:p>
          </table:table-cell>
          <table:table-cell table:style-name="ce11"/>
          <table:table-cell table:number-columns-repeated="1018"/>
        </table:table-row>
        <table:table-row table:style-name="ro4">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1018"/>
        </table:table-row>
        <table:table-row table:style-name="ro5">
          <table:table-cell/>
          <table:table-cell table:style-name="ce11" office:value-type="float" office:value="3.56" calcext:value-type="float">
            <text:p>3,56 </text:p>
          </table:table-cell>
          <table:table-cell table:style-name="ce11" office:value-type="float" office:value="3.42" calcext:value-type="float">
            <text:p>3,42 </text:p>
          </table:table-cell>
          <table:table-cell table:style-name="ce11" office:value-type="float" office:value="3.37" calcext:value-type="float">
            <text:p>3,37 </text:p>
          </table:table-cell>
          <table:table-cell table:style-name="ce11" office:value-type="float" office:value="3.3" calcext:value-type="float">
            <text:p>3,30 </text:p>
          </table:table-cell>
          <table:table-cell table:style-name="ce11"/>
          <table:table-cell table:number-columns-repeated="1018"/>
        </table:table-row>
        <table:table-row table:style-name="ro6">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1018"/>
        </table:table-row>
        <table:table-row table:style-name="ro7">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1018"/>
        </table:table-row>
        <table:table-row table:style-name="ro8">
          <table:table-cell table:number-columns-repeated="1024"/>
        </table:table-row>
        <table:table-row table:style-name="ro3" table:visibility="collapse">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1018"/>
        </table:table-row>
        <table:table-row table:style-name="ro9" table:visibility="collapse">
          <table:table-cell/>
          <table:table-cell table:formula="of:=+[.C9]*1.0282" office:value-type="float" office:value="870.408712103453" calcext:value-type="float">
            <text:p>870,41 </text:p>
          </table:table-cell>
          <table:table-cell table:formula="of:=+[.D9]*1.0282" office:value-type="float" office:value="846.536386017752" calcext:value-type="float">
            <text:p>846,54 </text:p>
          </table:table-cell>
          <table:table-cell table:formula="of:=+[.E9]*1.0282" office:value-type="float" office:value="823.31879597136" calcext:value-type="float">
            <text:p>823,32 </text:p>
          </table:table-cell>
          <table:table-cell table:formula="of:=+['Cálculo costo'.F35]" office:value-type="float" office:value="800.7379848" calcext:value-type="float">
            <text:p>800,74 </text:p>
          </table:table-cell>
          <table:table-cell office:value-type="float" office:value="1" calcext:value-type="float">
            <text:p>1,00 </text:p>
          </table:table-cell>
          <table:table-cell table:number-columns-repeated="1018"/>
        </table:table-row>
        <table:table-row table:style-name="ro10">
          <table:table-cell table:number-columns-repeated="16"/>
          <table:table-cell table:style-name="ce31" table:formula="of:=TODAY()" office:value-type="date" office:date-value="2021-01-12" calcext:value-type="date" table:number-columns-spanned="2" table:number-rows-spanned="1">
            <text:p>12-ene-2021</text:p>
          </table:table-cell>
          <table:covered-table-cell table:style-name="ce31"/>
          <table:table-cell table:number-columns-repeated="1006"/>
        </table:table-row>
        <table:table-row table:style-name="ro12">
          <table:table-cell table:number-columns-repeated="1024"/>
        </table:table-row>
        <table:table-row table:style-name="ro3">
          <table:table-cell table:style-name="ce2" office:value-type="string" office:string-value="Lonas confeccionadas - Cobertura 840 sin soga, ojales dentados y refuerzos triangulares" calcext:value-type="string" table:number-columns-spanned="16" table:number-rows-spanned="1">
            <text:p>Lonas confeccionadas - Cobertura 840 sin soga, ojales dentados y refuerzos triangulares </text:p>
          </table:table-cell>
          <table:covered-table-cell table:number-columns-repeated="15" table:style-name="ce2"/>
          <table:table-cell table:number-columns-repeated="2"/>
          <table:table-cell table:style-name="ce10"/>
          <table:table-cell table:number-columns-repeated="238"/>
          <table:table-cell table:style-name="ce10" table:number-columns-repeated="767"/>
        </table:table-row>
        <table:table-row table:style-name="ro3">
          <table:table-cell table:style-name="ce2" office:value-type="string" office:string-value="20 colores disponibles" calcext:value-type="string" table:number-columns-spanned="16" table:number-rows-spanned="1">
            <text:p>20 colores disponibles </text:p>
          </table:table-cell>
          <table:covered-table-cell table:number-columns-repeated="15" table:style-name="ce2"/>
          <table:table-cell table:number-columns-repeated="2"/>
          <table:table-cell table:style-name="ce10"/>
          <table:table-cell table:number-columns-repeated="238"/>
          <table:table-cell table:style-name="ce10" table:number-columns-repeated="767"/>
        </table:table-row>
        <table:table-row table:style-name="ro4" table:number-rows-repeated="2">
          <table:table-cell table:number-columns-repeated="1024"/>
        </table:table-row>
        <table:table-row table:style-name="ro2">
          <table:table-cell table:style-name="ce3"/>
          <table:table-cell table:style-name="ce5" office:value-type="float" office:value="2" calcext:value-type="float">
            <text:p>2,00 </text:p>
          </table:table-cell>
          <table:table-cell table:style-name="ce5" table:formula="of:=+[.B16]+0.5" office:value-type="float" office:value="2.5" calcext:value-type="float">
            <text:p>2,50 </text:p>
          </table:table-cell>
          <table:table-cell table:style-name="ce5" table:formula="of:=+[.C16]+0.5" office:value-type="float" office:value="3" calcext:value-type="float">
            <text:p>3,00 </text:p>
          </table:table-cell>
          <table:table-cell table:style-name="ce5" table:formula="of:=+[.D16]+0.5" office:value-type="float" office:value="3.5" calcext:value-type="float">
            <text:p>3,50 </text:p>
          </table:table-cell>
          <table:table-cell table:style-name="ce5" table:formula="of:=+[.E16]+0.5" office:value-type="float" office:value="4" calcext:value-type="float">
            <text:p>4,00 </text:p>
          </table:table-cell>
          <table:table-cell table:style-name="ce5" table:formula="of:=+[.F16]+0.5" office:value-type="float" office:value="4.5" calcext:value-type="float">
            <text:p>4,50 </text:p>
          </table:table-cell>
          <table:table-cell table:style-name="ce5" table:formula="of:=+[.G16]+0.5" office:value-type="float" office:value="5" calcext:value-type="float">
            <text:p>5,00 </text:p>
          </table:table-cell>
          <table:table-cell table:style-name="ce5" table:formula="of:=+[.H16]+0.5" office:value-type="float" office:value="5.5" calcext:value-type="float">
            <text:p>5,50 </text:p>
          </table:table-cell>
          <table:table-cell table:style-name="ce5" table:formula="of:=+[.I16]+0.5" office:value-type="float" office:value="6" calcext:value-type="float">
            <text:p>6,00 </text:p>
          </table:table-cell>
          <table:table-cell table:style-name="ce5" table:formula="of:=+[.J16]+0.5" office:value-type="float" office:value="6.5" calcext:value-type="float">
            <text:p>6,50 </text:p>
          </table:table-cell>
          <table:table-cell table:style-name="ce5" table:formula="of:=+[.K16]+0.5" office:value-type="float" office:value="7" calcext:value-type="float">
            <text:p>7,00 </text:p>
          </table:table-cell>
          <table:table-cell table:style-name="ce5" table:formula="of:=+[.L16]+0.5" office:value-type="float" office:value="7.5" calcext:value-type="float">
            <text:p>7,50 </text:p>
          </table:table-cell>
          <table:table-cell table:style-name="ce5" table:formula="of:=+[.M16]+0.5" office:value-type="float" office:value="8" calcext:value-type="float">
            <text:p>8,00 </text:p>
          </table:table-cell>
          <table:table-cell table:style-name="ce5" table:formula="of:=+[.N16]+0.5" office:value-type="float" office:value="8.5" calcext:value-type="float">
            <text:p>8,50 </text:p>
          </table:table-cell>
          <table:table-cell table:style-name="ce5" table:formula="of:=+[.O16]+0.5" office:value-type="float" office:value="9" calcext:value-type="float">
            <text:p>9,00 </text:p>
          </table:table-cell>
          <table:table-cell table:style-name="ce5" table:formula="of:=+[.P16]+0.5" office:value-type="float" office:value="9.5" calcext:value-type="float">
            <text:p>9,50 </text:p>
          </table:table-cell>
          <table:table-cell table:style-name="ce5" table:formula="of:=+[.Q16]+0.5" office:value-type="float" office:value="10" calcext:value-type="float">
            <text:p>10,00 </text:p>
          </table:table-cell>
          <table:table-cell table:style-name="ce3"/>
          <table:table-cell table:style-name="ce1" table:number-columns-repeated="1005"/>
        </table:table-row>
        <table:table-row table:style-name="ro2">
          <table:table-cell table:style-name="ce4" office:value-type="float" office:value="2" calcext:value-type="float">
            <text:p>2,00 </text:p>
          </table:table-cell>
          <table:table-cell table:style-name="ce12" table:formula="of:=(IF([.$A17]*[.B$16]&lt;=[.$B$8];[.$A17]*[.B$16]*[.$B$9];IF(AND([.$A17]*[.B$16]&gt;[.$B$8];[.$A17]*[.B$16]&lt;=[.$C$8]);[.$A17]*[.B$16]*[.$C$9];IF(AND([.$A17]*[.B$16]&gt;[.$C$8];[.$A17]*[.B$16]&lt;[.$D$8]);[.$A17]*[.B$16]*[.$D$9];[.$A17]*[.B$16]*[.$E$9]))))*[.$F$9]" office:value-type="float" office:value="3481.63484841381" calcext:value-type="float">
            <text:p>3.482 </text:p>
          </table:table-cell>
          <table:table-cell table:style-name="ce23" table:formula="of:=(IF([.$A17]*[.C$16]&lt;=[.$B$8];[.$A17]*[.C$16]*[.$B$9];IF(AND([.$A17]*[.C$16]&gt;[.$B$8];[.$A17]*[.C$16]&lt;=[.$C$8]);[.$A17]*[.C$16]*[.$C$9];IF(AND([.$A17]*[.C$16]&gt;[.$C$8];[.$A17]*[.C$16]&lt;[.$D$8]);[.$A17]*[.C$16]*[.$D$9];[.$A17]*[.C$16]*[.$E$9]))))*[.$F$9]" office:value-type="float" office:value="4352.04356051727" calcext:value-type="float">
            <text:p>4.352 </text:p>
          </table:table-cell>
          <table:table-cell table:style-name="ce23" table:formula="of:=(IF([.$A17]*[.D$16]&lt;=[.$B$8];[.$A17]*[.D$16]*[.$B$9];IF(AND([.$A17]*[.D$16]&gt;[.$B$8];[.$A17]*[.D$16]&lt;=[.$C$8]);[.$A17]*[.D$16]*[.$C$9];IF(AND([.$A17]*[.D$16]&gt;[.$C$8];[.$A17]*[.D$16]&lt;[.$D$8]);[.$A17]*[.D$16]*[.$D$9];[.$A17]*[.D$16]*[.$E$9]))))*[.$F$9]" office:value-type="float" office:value="5222.45227262072" calcext:value-type="float">
            <text:p>5.222 </text:p>
          </table:table-cell>
          <table:table-cell table:style-name="ce23" table:formula="of:=(IF([.$A17]*[.E$16]&lt;=[.$B$8];[.$A17]*[.E$16]*[.$B$9];IF(AND([.$A17]*[.E$16]&gt;[.$B$8];[.$A17]*[.E$16]&lt;=[.$C$8]);[.$A17]*[.E$16]*[.$C$9];IF(AND([.$A17]*[.E$16]&gt;[.$C$8];[.$A17]*[.E$16]&lt;[.$D$8]);[.$A17]*[.E$16]*[.$D$9];[.$A17]*[.E$16]*[.$E$9]))))*[.$F$9]" office:value-type="float" office:value="6092.86098472417" calcext:value-type="float">
            <text:p>6.093 </text:p>
          </table:table-cell>
          <table:table-cell table:style-name="ce23" table:formula="of:=(IF([.$A17]*[.F$16]&lt;=[.$B$8];[.$A17]*[.F$16]*[.$B$9];IF(AND([.$A17]*[.F$16]&gt;[.$B$8];[.$A17]*[.F$16]&lt;=[.$C$8]);[.$A17]*[.F$16]*[.$C$9];IF(AND([.$A17]*[.F$16]&gt;[.$C$8];[.$A17]*[.F$16]&lt;[.$D$8]);[.$A17]*[.F$16]*[.$D$9];[.$A17]*[.F$16]*[.$E$9]))))*[.$F$9]" office:value-type="float" office:value="6963.26969682762" calcext:value-type="float">
            <text:p>6.963 </text:p>
          </table:table-cell>
          <table:table-cell table:style-name="ce23" table:formula="of:=(IF([.$A17]*[.G$16]&lt;=[.$B$8];[.$A17]*[.G$16]*[.$B$9];IF(AND([.$A17]*[.G$16]&gt;[.$B$8];[.$A17]*[.G$16]&lt;=[.$C$8]);[.$A17]*[.G$16]*[.$C$9];IF(AND([.$A17]*[.G$16]&gt;[.$C$8];[.$A17]*[.G$16]&lt;[.$D$8]);[.$A17]*[.G$16]*[.$D$9];[.$A17]*[.G$16]*[.$E$9]))))*[.$F$9]" office:value-type="float" office:value="7833.67840893108" calcext:value-type="float">
            <text:p>7.834 </text:p>
          </table:table-cell>
          <table:table-cell table:style-name="ce23" table:formula="of:=(IF([.$A17]*[.H$16]&lt;=[.$B$8];[.$A17]*[.H$16]*[.$B$9];IF(AND([.$A17]*[.H$16]&gt;[.$B$8];[.$A17]*[.H$16]&lt;=[.$C$8]);[.$A17]*[.H$16]*[.$C$9];IF(AND([.$A17]*[.H$16]&gt;[.$C$8];[.$A17]*[.H$16]&lt;[.$D$8]);[.$A17]*[.H$16]*[.$D$9];[.$A17]*[.H$16]*[.$E$9]))))*[.$F$9]" office:value-type="float" office:value="8704.08712103453" calcext:value-type="float">
            <text:p>8.704 </text:p>
          </table:table-cell>
          <table:table-cell table:style-name="ce23" table:formula="of:=(IF([.$A17]*[.I$16]&lt;=[.$B$8];[.$A17]*[.I$16]*[.$B$9];IF(AND([.$A17]*[.I$16]&gt;[.$B$8];[.$A17]*[.I$16]&lt;=[.$C$8]);[.$A17]*[.I$16]*[.$C$9];IF(AND([.$A17]*[.I$16]&gt;[.$C$8];[.$A17]*[.I$16]&lt;[.$D$8]);[.$A17]*[.I$16]*[.$D$9];[.$A17]*[.I$16]*[.$E$9]))))*[.$F$9]" office:value-type="float" office:value="9574.49583313798" calcext:value-type="float">
            <text:p>9.574 </text:p>
          </table:table-cell>
          <table:table-cell table:style-name="ce23" table:formula="of:=(IF([.$A17]*[.J$16]&lt;=[.$B$8];[.$A17]*[.J$16]*[.$B$9];IF(AND([.$A17]*[.J$16]&gt;[.$B$8];[.$A17]*[.J$16]&lt;=[.$C$8]);[.$A17]*[.J$16]*[.$C$9];IF(AND([.$A17]*[.J$16]&gt;[.$C$8];[.$A17]*[.J$16]&lt;[.$D$8]);[.$A17]*[.J$16]*[.$D$9];[.$A17]*[.J$16]*[.$E$9]))))*[.$F$9]" office:value-type="float" office:value="10444.9045452414" calcext:value-type="float">
            <text:p>10.445 </text:p>
          </table:table-cell>
          <table:table-cell table:style-name="ce23" table:formula="of:=(IF([.$A17]*[.K$16]&lt;=[.$B$8];[.$A17]*[.K$16]*[.$B$9];IF(AND([.$A17]*[.K$16]&gt;[.$B$8];[.$A17]*[.K$16]&lt;=[.$C$8]);[.$A17]*[.K$16]*[.$C$9];IF(AND([.$A17]*[.K$16]&gt;[.$C$8];[.$A17]*[.K$16]&lt;[.$D$8]);[.$A17]*[.K$16]*[.$D$9];[.$A17]*[.K$16]*[.$E$9]))))*[.$F$9]" office:value-type="float" office:value="11004.9730182308" calcext:value-type="float">
            <text:p>11.005 </text:p>
          </table:table-cell>
          <table:table-cell table:style-name="ce23" table:formula="of:=(IF([.$A17]*[.L$16]&lt;=[.$B$8];[.$A17]*[.L$16]*[.$B$9];IF(AND([.$A17]*[.L$16]&gt;[.$B$8];[.$A17]*[.L$16]&lt;=[.$C$8]);[.$A17]*[.L$16]*[.$C$9];IF(AND([.$A17]*[.L$16]&gt;[.$C$8];[.$A17]*[.L$16]&lt;[.$D$8]);[.$A17]*[.L$16]*[.$D$9];[.$A17]*[.L$16]*[.$E$9]))))*[.$F$9]" office:value-type="float" office:value="11851.5094042485" calcext:value-type="float">
            <text:p>11.852 </text:p>
          </table:table-cell>
          <table:table-cell table:style-name="ce23" table:formula="of:=(IF([.$A17]*[.M$16]&lt;=[.$B$8];[.$A17]*[.M$16]*[.$B$9];IF(AND([.$A17]*[.M$16]&gt;[.$B$8];[.$A17]*[.M$16]&lt;=[.$C$8]);[.$A17]*[.M$16]*[.$C$9];IF(AND([.$A17]*[.M$16]&gt;[.$C$8];[.$A17]*[.M$16]&lt;[.$D$8]);[.$A17]*[.M$16]*[.$D$9];[.$A17]*[.M$16]*[.$E$9]))))*[.$F$9]" office:value-type="float" office:value="12698.0457902663" calcext:value-type="float">
            <text:p>12.698 </text:p>
          </table:table-cell>
          <table:table-cell table:style-name="ce23" table:formula="of:=(IF([.$A17]*[.N$16]&lt;=[.$B$8];[.$A17]*[.N$16]*[.$B$9];IF(AND([.$A17]*[.N$16]&gt;[.$B$8];[.$A17]*[.N$16]&lt;=[.$C$8]);[.$A17]*[.N$16]*[.$C$9];IF(AND([.$A17]*[.N$16]&gt;[.$C$8];[.$A17]*[.N$16]&lt;[.$D$8]);[.$A17]*[.N$16]*[.$D$9];[.$A17]*[.N$16]*[.$E$9]))))*[.$F$9]" office:value-type="float" office:value="13544.582176284" calcext:value-type="float">
            <text:p>13.545 </text:p>
          </table:table-cell>
          <table:table-cell table:style-name="ce23" table:formula="of:=(IF([.$A17]*[.O$16]&lt;=[.$B$8];[.$A17]*[.O$16]*[.$B$9];IF(AND([.$A17]*[.O$16]&gt;[.$B$8];[.$A17]*[.O$16]&lt;=[.$C$8]);[.$A17]*[.O$16]*[.$C$9];IF(AND([.$A17]*[.O$16]&gt;[.$C$8];[.$A17]*[.O$16]&lt;[.$D$8]);[.$A17]*[.O$16]*[.$D$9];[.$A17]*[.O$16]*[.$E$9]))))*[.$F$9]" office:value-type="float" office:value="13996.4195315131" calcext:value-type="float">
            <text:p>13.996 </text:p>
          </table:table-cell>
          <table:table-cell table:style-name="ce23" table:formula="of:=(IF([.$A17]*[.P$16]&lt;=[.$B$8];[.$A17]*[.P$16]*[.$B$9];IF(AND([.$A17]*[.P$16]&gt;[.$B$8];[.$A17]*[.P$16]&lt;=[.$C$8]);[.$A17]*[.P$16]*[.$C$9];IF(AND([.$A17]*[.P$16]&gt;[.$C$8];[.$A17]*[.P$16]&lt;[.$D$8]);[.$A17]*[.P$16]*[.$D$9];[.$A17]*[.P$16]*[.$E$9]))))*[.$F$9]" office:value-type="float" office:value="14819.7383274845" calcext:value-type="float">
            <text:p>14.820 </text:p>
          </table:table-cell>
          <table:table-cell table:style-name="ce23" table:formula="of:=(IF([.$A17]*[.Q$16]&lt;=[.$B$8];[.$A17]*[.Q$16]*[.$B$9];IF(AND([.$A17]*[.Q$16]&gt;[.$B$8];[.$A17]*[.Q$16]&lt;=[.$C$8]);[.$A17]*[.Q$16]*[.$C$9];IF(AND([.$A17]*[.Q$16]&gt;[.$C$8];[.$A17]*[.Q$16]&lt;[.$D$8]);[.$A17]*[.Q$16]*[.$D$9];[.$A17]*[.Q$16]*[.$E$9]))))*[.$F$9]" office:value-type="float" office:value="15643.0571234558" calcext:value-type="float">
            <text:p>15.643 </text:p>
          </table:table-cell>
          <table:table-cell table:style-name="ce23" table:formula="of:=(IF([.$A17]*[.R$16]&lt;=[.$B$8];[.$A17]*[.R$16]*[.$B$9];IF(AND([.$A17]*[.R$16]&gt;[.$B$8];[.$A17]*[.R$16]&lt;=[.$C$8]);[.$A17]*[.R$16]*[.$C$9];IF(AND([.$A17]*[.R$16]&gt;[.$C$8];[.$A17]*[.R$16]&lt;[.$D$8]);[.$A17]*[.R$16]*[.$D$9];[.$A17]*[.R$16]*[.$E$9]))))*[.$F$9]" office:value-type="float" office:value="16466.3759194272" calcext:value-type="float">
            <text:p>16.466 </text:p>
          </table:table-cell>
          <table:table-cell table:style-name="ce4" office:value-type="float" office:value="2" calcext:value-type="float">
            <text:p>2,00 </text:p>
          </table:table-cell>
          <table:table-cell table:number-columns-repeated="1005"/>
        </table:table-row>
        <table:table-row table:style-name="ro2">
          <table:table-cell table:style-name="ce5" table:formula="of:=+[.A17]+0.5" office:value-type="float" office:value="2.5" calcext:value-type="float">
            <text:p>2,50 </text:p>
          </table:table-cell>
          <table:table-cell table:style-name="ce13" table:formula="of:=(IF([.$A18]*[.B$16]&lt;=[.$B$8];[.$A18]*[.B$16]*[.$B$9];IF(AND([.$A18]*[.B$16]&gt;[.$B$8];[.$A18]*[.B$16]&lt;=[.$C$8]);[.$A18]*[.B$16]*[.$C$9];IF(AND([.$A18]*[.B$16]&gt;[.$C$8];[.$A18]*[.B$16]&lt;[.$D$8]);[.$A18]*[.B$16]*[.$D$9];[.$A18]*[.B$16]*[.$E$9]))))*[.$F$9]" office:value-type="float" office:value="4352.04356051727" calcext:value-type="float">
            <text:p>4.352 </text:p>
          </table:table-cell>
          <table:table-cell table:style-name="ce24" table:formula="of:=(IF([.$A18]*[.C$16]&lt;=[.$B$8];[.$A18]*[.C$16]*[.$B$9];IF(AND([.$A18]*[.C$16]&gt;[.$B$8];[.$A18]*[.C$16]&lt;=[.$C$8]);[.$A18]*[.C$16]*[.$C$9];IF(AND([.$A18]*[.C$16]&gt;[.$C$8];[.$A18]*[.C$16]&lt;[.$D$8]);[.$A18]*[.C$16]*[.$D$9];[.$A18]*[.C$16]*[.$E$9]))))*[.$F$9]" office:value-type="float" office:value="5440.05445064658" calcext:value-type="float">
            <text:p>5.440 </text:p>
          </table:table-cell>
          <table:table-cell table:style-name="ce24" table:formula="of:=(IF([.$A18]*[.D$16]&lt;=[.$B$8];[.$A18]*[.D$16]*[.$B$9];IF(AND([.$A18]*[.D$16]&gt;[.$B$8];[.$A18]*[.D$16]&lt;=[.$C$8]);[.$A18]*[.D$16]*[.$C$9];IF(AND([.$A18]*[.D$16]&gt;[.$C$8];[.$A18]*[.D$16]&lt;[.$D$8]);[.$A18]*[.D$16]*[.$D$9];[.$A18]*[.D$16]*[.$E$9]))))*[.$F$9]" office:value-type="float" office:value="6528.0653407759" calcext:value-type="float">
            <text:p>6.528 </text:p>
          </table:table-cell>
          <table:table-cell table:style-name="ce24" table:formula="of:=(IF([.$A18]*[.E$16]&lt;=[.$B$8];[.$A18]*[.E$16]*[.$B$9];IF(AND([.$A18]*[.E$16]&gt;[.$B$8];[.$A18]*[.E$16]&lt;=[.$C$8]);[.$A18]*[.E$16]*[.$C$9];IF(AND([.$A18]*[.E$16]&gt;[.$C$8];[.$A18]*[.E$16]&lt;[.$D$8]);[.$A18]*[.E$16]*[.$D$9];[.$A18]*[.E$16]*[.$E$9]))))*[.$F$9]" office:value-type="float" office:value="7616.07623090521" calcext:value-type="float">
            <text:p>7.616 </text:p>
          </table:table-cell>
          <table:table-cell table:style-name="ce24" table:formula="of:=(IF([.$A18]*[.F$16]&lt;=[.$B$8];[.$A18]*[.F$16]*[.$B$9];IF(AND([.$A18]*[.F$16]&gt;[.$B$8];[.$A18]*[.F$16]&lt;=[.$C$8]);[.$A18]*[.F$16]*[.$C$9];IF(AND([.$A18]*[.F$16]&gt;[.$C$8];[.$A18]*[.F$16]&lt;[.$D$8]);[.$A18]*[.F$16]*[.$D$9];[.$A18]*[.F$16]*[.$E$9]))))*[.$F$9]" office:value-type="float" office:value="8704.08712103453" calcext:value-type="float">
            <text:p>8.704 </text:p>
          </table:table-cell>
          <table:table-cell table:style-name="ce24" table:formula="of:=(IF([.$A18]*[.G$16]&lt;=[.$B$8];[.$A18]*[.G$16]*[.$B$9];IF(AND([.$A18]*[.G$16]&gt;[.$B$8];[.$A18]*[.G$16]&lt;=[.$C$8]);[.$A18]*[.G$16]*[.$C$9];IF(AND([.$A18]*[.G$16]&gt;[.$C$8];[.$A18]*[.G$16]&lt;[.$D$8]);[.$A18]*[.G$16]*[.$D$9];[.$A18]*[.G$16]*[.$E$9]))))*[.$F$9]" office:value-type="float" office:value="9792.09801116385" calcext:value-type="float">
            <text:p>9.792 </text:p>
          </table:table-cell>
          <table:table-cell table:style-name="ce24" table:formula="of:=(IF([.$A18]*[.H$16]&lt;=[.$B$8];[.$A18]*[.H$16]*[.$B$9];IF(AND([.$A18]*[.H$16]&gt;[.$B$8];[.$A18]*[.H$16]&lt;=[.$C$8]);[.$A18]*[.H$16]*[.$C$9];IF(AND([.$A18]*[.H$16]&gt;[.$C$8];[.$A18]*[.H$16]&lt;[.$D$8]);[.$A18]*[.H$16]*[.$D$9];[.$A18]*[.H$16]*[.$E$9]))))*[.$F$9]" office:value-type="float" office:value="10581.7048252219" calcext:value-type="float">
            <text:p>10.582 </text:p>
          </table:table-cell>
          <table:table-cell table:style-name="ce24" table:formula="of:=(IF([.$A18]*[.I$16]&lt;=[.$B$8];[.$A18]*[.I$16]*[.$B$9];IF(AND([.$A18]*[.I$16]&gt;[.$B$8];[.$A18]*[.I$16]&lt;=[.$C$8]);[.$A18]*[.I$16]*[.$C$9];IF(AND([.$A18]*[.I$16]&gt;[.$C$8];[.$A18]*[.I$16]&lt;[.$D$8]);[.$A18]*[.I$16]*[.$D$9];[.$A18]*[.I$16]*[.$E$9]))))*[.$F$9]" office:value-type="float" office:value="11639.8753077441" calcext:value-type="float">
            <text:p>11.640 </text:p>
          </table:table-cell>
          <table:table-cell table:style-name="ce24" table:formula="of:=(IF([.$A18]*[.J$16]&lt;=[.$B$8];[.$A18]*[.J$16]*[.$B$9];IF(AND([.$A18]*[.J$16]&gt;[.$B$8];[.$A18]*[.J$16]&lt;=[.$C$8]);[.$A18]*[.J$16]*[.$C$9];IF(AND([.$A18]*[.J$16]&gt;[.$C$8];[.$A18]*[.J$16]&lt;[.$D$8]);[.$A18]*[.J$16]*[.$D$9];[.$A18]*[.J$16]*[.$E$9]))))*[.$F$9]" office:value-type="float" office:value="12698.0457902663" calcext:value-type="float">
            <text:p>12.698 </text:p>
          </table:table-cell>
          <table:table-cell table:style-name="ce24" table:formula="of:=(IF([.$A18]*[.K$16]&lt;=[.$B$8];[.$A18]*[.K$16]*[.$B$9];IF(AND([.$A18]*[.K$16]&gt;[.$B$8];[.$A18]*[.K$16]&lt;=[.$C$8]);[.$A18]*[.K$16]*[.$C$9];IF(AND([.$A18]*[.K$16]&gt;[.$C$8];[.$A18]*[.K$16]&lt;[.$D$8]);[.$A18]*[.K$16]*[.$D$9];[.$A18]*[.K$16]*[.$E$9]))))*[.$F$9]" office:value-type="float" office:value="13378.9304345346" calcext:value-type="float">
            <text:p>13.379 </text:p>
          </table:table-cell>
          <table:table-cell table:style-name="ce24" table:formula="of:=(IF([.$A18]*[.L$16]&lt;=[.$B$8];[.$A18]*[.L$16]*[.$B$9];IF(AND([.$A18]*[.L$16]&gt;[.$B$8];[.$A18]*[.L$16]&lt;=[.$C$8]);[.$A18]*[.L$16]*[.$C$9];IF(AND([.$A18]*[.L$16]&gt;[.$C$8];[.$A18]*[.L$16]&lt;[.$D$8]);[.$A18]*[.L$16]*[.$D$9];[.$A18]*[.L$16]*[.$E$9]))))*[.$F$9]" office:value-type="float" office:value="14408.0789294988" calcext:value-type="float">
            <text:p>14.408 </text:p>
          </table:table-cell>
          <table:table-cell table:style-name="ce24" table:formula="of:=(IF([.$A18]*[.M$16]&lt;=[.$B$8];[.$A18]*[.M$16]*[.$B$9];IF(AND([.$A18]*[.M$16]&gt;[.$B$8];[.$A18]*[.M$16]&lt;=[.$C$8]);[.$A18]*[.M$16]*[.$C$9];IF(AND([.$A18]*[.M$16]&gt;[.$C$8];[.$A18]*[.M$16]&lt;[.$D$8]);[.$A18]*[.M$16]*[.$D$9];[.$A18]*[.M$16]*[.$E$9]))))*[.$F$9]" office:value-type="float" office:value="15437.227424463" calcext:value-type="float">
            <text:p>15.437 </text:p>
          </table:table-cell>
          <table:table-cell table:style-name="ce24" table:formula="of:=(IF([.$A18]*[.N$16]&lt;=[.$B$8];[.$A18]*[.N$16]*[.$B$9];IF(AND([.$A18]*[.N$16]&gt;[.$B$8];[.$A18]*[.N$16]&lt;=[.$C$8]);[.$A18]*[.N$16]*[.$C$9];IF(AND([.$A18]*[.N$16]&gt;[.$C$8];[.$A18]*[.N$16]&lt;[.$D$8]);[.$A18]*[.N$16]*[.$D$9];[.$A18]*[.N$16]*[.$E$9]))))*[.$F$9]" office:value-type="float" office:value="16466.3759194272" calcext:value-type="float">
            <text:p>16.466 </text:p>
          </table:table-cell>
          <table:table-cell table:style-name="ce24" table:formula="of:=(IF([.$A18]*[.O$16]&lt;=[.$B$8];[.$A18]*[.O$16]*[.$B$9];IF(AND([.$A18]*[.O$16]&gt;[.$B$8];[.$A18]*[.O$16]&lt;=[.$C$8]);[.$A18]*[.O$16]*[.$C$9];IF(AND([.$A18]*[.O$16]&gt;[.$C$8];[.$A18]*[.O$16]&lt;[.$D$8]);[.$A18]*[.O$16]*[.$D$9];[.$A18]*[.O$16]*[.$E$9]))))*[.$F$9]" office:value-type="float" office:value="17495.5244143914" calcext:value-type="float">
            <text:p>17.496 </text:p>
          </table:table-cell>
          <table:table-cell table:style-name="ce24" table:formula="of:=(IF([.$A18]*[.P$16]&lt;=[.$B$8];[.$A18]*[.P$16]*[.$B$9];IF(AND([.$A18]*[.P$16]&gt;[.$B$8];[.$A18]*[.P$16]&lt;=[.$C$8]);[.$A18]*[.P$16]*[.$C$9];IF(AND([.$A18]*[.P$16]&gt;[.$C$8];[.$A18]*[.P$16]&lt;[.$D$8]);[.$A18]*[.P$16]*[.$D$9];[.$A18]*[.P$16]*[.$E$9]))))*[.$F$9]" office:value-type="float" office:value="18016.604658" calcext:value-type="float">
            <text:p>18.017 </text:p>
          </table:table-cell>
          <table:table-cell table:style-name="ce24" table:formula="of:=(IF([.$A18]*[.Q$16]&lt;=[.$B$8];[.$A18]*[.Q$16]*[.$B$9];IF(AND([.$A18]*[.Q$16]&gt;[.$B$8];[.$A18]*[.Q$16]&lt;=[.$C$8]);[.$A18]*[.Q$16]*[.$C$9];IF(AND([.$A18]*[.Q$16]&gt;[.$C$8];[.$A18]*[.Q$16]&lt;[.$D$8]);[.$A18]*[.Q$16]*[.$D$9];[.$A18]*[.Q$16]*[.$E$9]))))*[.$F$9]" office:value-type="float" office:value="19017.527139" calcext:value-type="float">
            <text:p>19.018 </text:p>
          </table:table-cell>
          <table:table-cell table:style-name="ce24" table:formula="of:=(IF([.$A18]*[.R$16]&lt;=[.$B$8];[.$A18]*[.R$16]*[.$B$9];IF(AND([.$A18]*[.R$16]&gt;[.$B$8];[.$A18]*[.R$16]&lt;=[.$C$8]);[.$A18]*[.R$16]*[.$C$9];IF(AND([.$A18]*[.R$16]&gt;[.$C$8];[.$A18]*[.R$16]&lt;[.$D$8]);[.$A18]*[.R$16]*[.$D$9];[.$A18]*[.R$16]*[.$E$9]))))*[.$F$9]" office:value-type="float" office:value="20018.44962" calcext:value-type="float">
            <text:p>20.018 </text:p>
          </table:table-cell>
          <table:table-cell table:style-name="ce5" table:formula="of:=+[.S17]+0.5" office:value-type="float" office:value="2.5" calcext:value-type="float">
            <text:p>2,50 </text:p>
          </table:table-cell>
          <table:table-cell table:number-columns-repeated="1005"/>
        </table:table-row>
        <table:table-row table:style-name="ro2">
          <table:table-cell table:style-name="ce6" table:formula="of:=+[.A18]+0.5" office:value-type="float" office:value="3" calcext:value-type="float">
            <text:p>3,00 </text:p>
          </table:table-cell>
          <table:table-cell table:style-name="ce14" table:formula="of:=(IF([.$A19]*[.B$16]&lt;=[.$B$8];[.$A19]*[.B$16]*[.$B$9];IF(AND([.$A19]*[.B$16]&gt;[.$B$8];[.$A19]*[.B$16]&lt;=[.$C$8]);[.$A19]*[.B$16]*[.$C$9];IF(AND([.$A19]*[.B$16]&gt;[.$C$8];[.$A19]*[.B$16]&lt;[.$D$8]);[.$A19]*[.B$16]*[.$D$9];[.$A19]*[.B$16]*[.$E$9]))))*[.$F$9]" office:value-type="float" office:value="5222.45227262072" calcext:value-type="float">
            <text:p>5.222 </text:p>
          </table:table-cell>
          <table:table-cell table:style-name="ce25" table:formula="of:=(IF([.$A19]*[.C$16]&lt;=[.$B$8];[.$A19]*[.C$16]*[.$B$9];IF(AND([.$A19]*[.C$16]&gt;[.$B$8];[.$A19]*[.C$16]&lt;=[.$C$8]);[.$A19]*[.C$16]*[.$C$9];IF(AND([.$A19]*[.C$16]&gt;[.$C$8];[.$A19]*[.C$16]&lt;[.$D$8]);[.$A19]*[.C$16]*[.$D$9];[.$A19]*[.C$16]*[.$E$9]))))*[.$F$9]" office:value-type="float" office:value="6528.0653407759" calcext:value-type="float">
            <text:p>6.528 </text:p>
          </table:table-cell>
          <table:table-cell table:style-name="ce25" table:formula="of:=(IF([.$A19]*[.D$16]&lt;=[.$B$8];[.$A19]*[.D$16]*[.$B$9];IF(AND([.$A19]*[.D$16]&gt;[.$B$8];[.$A19]*[.D$16]&lt;=[.$C$8]);[.$A19]*[.D$16]*[.$C$9];IF(AND([.$A19]*[.D$16]&gt;[.$C$8];[.$A19]*[.D$16]&lt;[.$D$8]);[.$A19]*[.D$16]*[.$D$9];[.$A19]*[.D$16]*[.$E$9]))))*[.$F$9]" office:value-type="float" office:value="7833.67840893108" calcext:value-type="float">
            <text:p>7.834 </text:p>
          </table:table-cell>
          <table:table-cell table:style-name="ce25" table:formula="of:=(IF([.$A19]*[.E$16]&lt;=[.$B$8];[.$A19]*[.E$16]*[.$B$9];IF(AND([.$A19]*[.E$16]&gt;[.$B$8];[.$A19]*[.E$16]&lt;=[.$C$8]);[.$A19]*[.E$16]*[.$C$9];IF(AND([.$A19]*[.E$16]&gt;[.$C$8];[.$A19]*[.E$16]&lt;[.$D$8]);[.$A19]*[.E$16]*[.$D$9];[.$A19]*[.E$16]*[.$E$9]))))*[.$F$9]" office:value-type="float" office:value="9139.29147708626" calcext:value-type="float">
            <text:p>9.139 </text:p>
          </table:table-cell>
          <table:table-cell table:style-name="ce25" table:formula="of:=(IF([.$A19]*[.F$16]&lt;=[.$B$8];[.$A19]*[.F$16]*[.$B$9];IF(AND([.$A19]*[.F$16]&gt;[.$B$8];[.$A19]*[.F$16]&lt;=[.$C$8]);[.$A19]*[.F$16]*[.$C$9];IF(AND([.$A19]*[.F$16]&gt;[.$C$8];[.$A19]*[.F$16]&lt;[.$D$8]);[.$A19]*[.F$16]*[.$D$9];[.$A19]*[.F$16]*[.$E$9]))))*[.$F$9]" office:value-type="float" office:value="10444.9045452414" calcext:value-type="float">
            <text:p>10.445 </text:p>
          </table:table-cell>
          <table:table-cell table:style-name="ce25" table:formula="of:=(IF([.$A19]*[.G$16]&lt;=[.$B$8];[.$A19]*[.G$16]*[.$B$9];IF(AND([.$A19]*[.G$16]&gt;[.$B$8];[.$A19]*[.G$16]&lt;=[.$C$8]);[.$A19]*[.G$16]*[.$C$9];IF(AND([.$A19]*[.G$16]&gt;[.$C$8];[.$A19]*[.G$16]&lt;[.$D$8]);[.$A19]*[.G$16]*[.$D$9];[.$A19]*[.G$16]*[.$E$9]))))*[.$F$9]" office:value-type="float" office:value="11428.2412112397" calcext:value-type="float">
            <text:p>11.428 </text:p>
          </table:table-cell>
          <table:table-cell table:style-name="ce29" table:formula="of:=(IF([.$A19]*[.H$16]&lt;=[.$B$8];[.$A19]*[.H$16]*[.$B$9];IF(AND([.$A19]*[.H$16]&gt;[.$B$8];[.$A19]*[.H$16]&lt;=[.$C$8]);[.$A19]*[.H$16]*[.$C$9];IF(AND([.$A19]*[.H$16]&gt;[.$C$8];[.$A19]*[.H$16]&lt;[.$D$8]);[.$A19]*[.H$16]*[.$D$9];[.$A19]*[.H$16]*[.$E$9]))))*[.$F$9]" office:value-type="float" office:value="12698.0457902663" calcext:value-type="float">
            <text:p>12.698 </text:p>
          </table:table-cell>
          <table:table-cell table:style-name="ce25" table:formula="of:=(IF([.$A19]*[.I$16]&lt;=[.$B$8];[.$A19]*[.I$16]*[.$B$9];IF(AND([.$A19]*[.I$16]&gt;[.$B$8];[.$A19]*[.I$16]&lt;=[.$C$8]);[.$A19]*[.I$16]*[.$C$9];IF(AND([.$A19]*[.I$16]&gt;[.$C$8];[.$A19]*[.I$16]&lt;[.$D$8]);[.$A19]*[.I$16]*[.$D$9];[.$A19]*[.I$16]*[.$E$9]))))*[.$F$9]" office:value-type="float" office:value="13584.7601335274" calcext:value-type="float">
            <text:p>13.585 </text:p>
          </table:table-cell>
          <table:table-cell table:style-name="ce25" table:formula="of:=(IF([.$A19]*[.J$16]&lt;=[.$B$8];[.$A19]*[.J$16]*[.$B$9];IF(AND([.$A19]*[.J$16]&gt;[.$B$8];[.$A19]*[.J$16]&lt;=[.$C$8]);[.$A19]*[.J$16]*[.$C$9];IF(AND([.$A19]*[.J$16]&gt;[.$C$8];[.$A19]*[.J$16]&lt;[.$D$8]);[.$A19]*[.J$16]*[.$D$9];[.$A19]*[.J$16]*[.$E$9]))))*[.$F$9]" office:value-type="float" office:value="14819.7383274845" calcext:value-type="float">
            <text:p>14.820 </text:p>
          </table:table-cell>
          <table:table-cell table:style-name="ce25" table:formula="of:=(IF([.$A19]*[.K$16]&lt;=[.$B$8];[.$A19]*[.K$16]*[.$B$9];IF(AND([.$A19]*[.K$16]&gt;[.$B$8];[.$A19]*[.K$16]&lt;=[.$C$8]);[.$A19]*[.K$16]*[.$C$9];IF(AND([.$A19]*[.K$16]&gt;[.$C$8];[.$A19]*[.K$16]&lt;[.$D$8]);[.$A19]*[.K$16]*[.$D$9];[.$A19]*[.K$16]*[.$E$9]))))*[.$F$9]" office:value-type="float" office:value="16054.7165214415" calcext:value-type="float">
            <text:p>16.055 </text:p>
          </table:table-cell>
          <table:table-cell table:style-name="ce25" table:formula="of:=(IF([.$A19]*[.L$16]&lt;=[.$B$8];[.$A19]*[.L$16]*[.$B$9];IF(AND([.$A19]*[.L$16]&gt;[.$B$8];[.$A19]*[.L$16]&lt;=[.$C$8]);[.$A19]*[.L$16]*[.$C$9];IF(AND([.$A19]*[.L$16]&gt;[.$C$8];[.$A19]*[.L$16]&lt;[.$D$8]);[.$A19]*[.L$16]*[.$D$9];[.$A19]*[.L$16]*[.$E$9]))))*[.$F$9]" office:value-type="float" office:value="17289.6947153986" calcext:value-type="float">
            <text:p>17.290 </text:p>
          </table:table-cell>
          <table:table-cell table:style-name="ce25" table:formula="of:=(IF([.$A19]*[.M$16]&lt;=[.$B$8];[.$A19]*[.M$16]*[.$B$9];IF(AND([.$A19]*[.M$16]&gt;[.$B$8];[.$A19]*[.M$16]&lt;=[.$C$8]);[.$A19]*[.M$16]*[.$C$9];IF(AND([.$A19]*[.M$16]&gt;[.$C$8];[.$A19]*[.M$16]&lt;[.$D$8]);[.$A19]*[.M$16]*[.$D$9];[.$A19]*[.M$16]*[.$E$9]))))*[.$F$9]" office:value-type="float" office:value="18016.604658" calcext:value-type="float">
            <text:p>18.017 </text:p>
          </table:table-cell>
          <table:table-cell table:style-name="ce25" table:formula="of:=(IF([.$A19]*[.N$16]&lt;=[.$B$8];[.$A19]*[.N$16]*[.$B$9];IF(AND([.$A19]*[.N$16]&gt;[.$B$8];[.$A19]*[.N$16]&lt;=[.$C$8]);[.$A19]*[.N$16]*[.$C$9];IF(AND([.$A19]*[.N$16]&gt;[.$C$8];[.$A19]*[.N$16]&lt;[.$D$8]);[.$A19]*[.N$16]*[.$D$9];[.$A19]*[.N$16]*[.$E$9]))))*[.$F$9]" office:value-type="float" office:value="19217.7116352" calcext:value-type="float">
            <text:p>19.218 </text:p>
          </table:table-cell>
          <table:table-cell table:style-name="ce25" table:formula="of:=(IF([.$A19]*[.O$16]&lt;=[.$B$8];[.$A19]*[.O$16]*[.$B$9];IF(AND([.$A19]*[.O$16]&gt;[.$B$8];[.$A19]*[.O$16]&lt;=[.$C$8]);[.$A19]*[.O$16]*[.$C$9];IF(AND([.$A19]*[.O$16]&gt;[.$C$8];[.$A19]*[.O$16]&lt;[.$D$8]);[.$A19]*[.O$16]*[.$D$9];[.$A19]*[.O$16]*[.$E$9]))))*[.$F$9]" office:value-type="float" office:value="20418.8186124" calcext:value-type="float">
            <text:p>20.419 </text:p>
          </table:table-cell>
          <table:table-cell table:style-name="ce25" table:formula="of:=(IF([.$A19]*[.P$16]&lt;=[.$B$8];[.$A19]*[.P$16]*[.$B$9];IF(AND([.$A19]*[.P$16]&gt;[.$B$8];[.$A19]*[.P$16]&lt;=[.$C$8]);[.$A19]*[.P$16]*[.$C$9];IF(AND([.$A19]*[.P$16]&gt;[.$C$8];[.$A19]*[.P$16]&lt;[.$D$8]);[.$A19]*[.P$16]*[.$D$9];[.$A19]*[.P$16]*[.$E$9]))))*[.$F$9]" office:value-type="float" office:value="21619.9255896" calcext:value-type="float">
            <text:p>21.620 </text:p>
          </table:table-cell>
          <table:table-cell table:style-name="ce25" table:formula="of:=(IF([.$A19]*[.Q$16]&lt;=[.$B$8];[.$A19]*[.Q$16]*[.$B$9];IF(AND([.$A19]*[.Q$16]&gt;[.$B$8];[.$A19]*[.Q$16]&lt;=[.$C$8]);[.$A19]*[.Q$16]*[.$C$9];IF(AND([.$A19]*[.Q$16]&gt;[.$C$8];[.$A19]*[.Q$16]&lt;[.$D$8]);[.$A19]*[.Q$16]*[.$D$9];[.$A19]*[.Q$16]*[.$E$9]))))*[.$F$9]" office:value-type="float" office:value="22821.0325668" calcext:value-type="float">
            <text:p>22.821 </text:p>
          </table:table-cell>
          <table:table-cell table:style-name="ce25" table:formula="of:=(IF([.$A19]*[.R$16]&lt;=[.$B$8];[.$A19]*[.R$16]*[.$B$9];IF(AND([.$A19]*[.R$16]&gt;[.$B$8];[.$A19]*[.R$16]&lt;=[.$C$8]);[.$A19]*[.R$16]*[.$C$9];IF(AND([.$A19]*[.R$16]&gt;[.$C$8];[.$A19]*[.R$16]&lt;[.$D$8]);[.$A19]*[.R$16]*[.$D$9];[.$A19]*[.R$16]*[.$E$9]))))*[.$F$9]" office:value-type="float" office:value="24022.139544" calcext:value-type="float">
            <text:p>24.022 </text:p>
          </table:table-cell>
          <table:table-cell table:style-name="ce6" table:formula="of:=+[.S18]+0.5" office:value-type="float" office:value="3" calcext:value-type="float">
            <text:p>3,00 </text:p>
          </table:table-cell>
          <table:table-cell table:number-columns-repeated="1005"/>
        </table:table-row>
        <table:table-row table:style-name="ro2">
          <table:table-cell table:style-name="ce5" table:formula="of:=+[.A19]+0.5" office:value-type="float" office:value="3.5" calcext:value-type="float">
            <text:p>3,50 </text:p>
          </table:table-cell>
          <table:table-cell table:style-name="ce13" table:formula="of:=(IF([.$A20]*[.B$16]&lt;=[.$B$8];[.$A20]*[.B$16]*[.$B$9];IF(AND([.$A20]*[.B$16]&gt;[.$B$8];[.$A20]*[.B$16]&lt;=[.$C$8]);[.$A20]*[.B$16]*[.$C$9];IF(AND([.$A20]*[.B$16]&gt;[.$C$8];[.$A20]*[.B$16]&lt;[.$D$8]);[.$A20]*[.B$16]*[.$D$9];[.$A20]*[.B$16]*[.$E$9]))))*[.$F$9]" office:value-type="float" office:value="6092.86098472417" calcext:value-type="float">
            <text:p>6.093 </text:p>
          </table:table-cell>
          <table:table-cell table:style-name="ce24" table:formula="of:=(IF([.$A20]*[.C$16]&lt;=[.$B$8];[.$A20]*[.C$16]*[.$B$9];IF(AND([.$A20]*[.C$16]&gt;[.$B$8];[.$A20]*[.C$16]&lt;=[.$C$8]);[.$A20]*[.C$16]*[.$C$9];IF(AND([.$A20]*[.C$16]&gt;[.$C$8];[.$A20]*[.C$16]&lt;[.$D$8]);[.$A20]*[.C$16]*[.$D$9];[.$A20]*[.C$16]*[.$E$9]))))*[.$F$9]" office:value-type="float" office:value="7616.07623090521" calcext:value-type="float">
            <text:p>7.616 </text:p>
          </table:table-cell>
          <table:table-cell table:style-name="ce24" table:formula="of:=(IF([.$A20]*[.D$16]&lt;=[.$B$8];[.$A20]*[.D$16]*[.$B$9];IF(AND([.$A20]*[.D$16]&gt;[.$B$8];[.$A20]*[.D$16]&lt;=[.$C$8]);[.$A20]*[.D$16]*[.$C$9];IF(AND([.$A20]*[.D$16]&gt;[.$C$8];[.$A20]*[.D$16]&lt;[.$D$8]);[.$A20]*[.D$16]*[.$D$9];[.$A20]*[.D$16]*[.$E$9]))))*[.$F$9]" office:value-type="float" office:value="9139.29147708626" calcext:value-type="float">
            <text:p>9.139 </text:p>
          </table:table-cell>
          <table:table-cell table:style-name="ce24" table:formula="of:=(IF([.$A20]*[.E$16]&lt;=[.$B$8];[.$A20]*[.E$16]*[.$B$9];IF(AND([.$A20]*[.E$16]&gt;[.$B$8];[.$A20]*[.E$16]&lt;=[.$C$8]);[.$A20]*[.E$16]*[.$C$9];IF(AND([.$A20]*[.E$16]&gt;[.$C$8];[.$A20]*[.E$16]&lt;[.$D$8]);[.$A20]*[.E$16]*[.$D$9];[.$A20]*[.E$16]*[.$E$9]))))*[.$F$9]" office:value-type="float" office:value="10370.0707287175" calcext:value-type="float">
            <text:p>10.370 </text:p>
          </table:table-cell>
          <table:table-cell table:style-name="ce24" table:formula="of:=(IF([.$A20]*[.F$16]&lt;=[.$B$8];[.$A20]*[.F$16]*[.$B$9];IF(AND([.$A20]*[.F$16]&gt;[.$B$8];[.$A20]*[.F$16]&lt;=[.$C$8]);[.$A20]*[.F$16]*[.$C$9];IF(AND([.$A20]*[.F$16]&gt;[.$C$8];[.$A20]*[.F$16]&lt;[.$D$8]);[.$A20]*[.F$16]*[.$D$9];[.$A20]*[.F$16]*[.$E$9]))))*[.$F$9]" office:value-type="float" office:value="11851.5094042485" calcext:value-type="float">
            <text:p>11.852 </text:p>
          </table:table-cell>
          <table:table-cell table:style-name="ce24" table:formula="of:=(IF([.$A20]*[.G$16]&lt;=[.$B$8];[.$A20]*[.G$16]*[.$B$9];IF(AND([.$A20]*[.G$16]&gt;[.$B$8];[.$A20]*[.G$16]&lt;=[.$C$8]);[.$A20]*[.G$16]*[.$C$9];IF(AND([.$A20]*[.G$16]&gt;[.$C$8];[.$A20]*[.G$16]&lt;[.$D$8]);[.$A20]*[.G$16]*[.$D$9];[.$A20]*[.G$16]*[.$E$9]))))*[.$F$9]" office:value-type="float" office:value="13332.9480797796" calcext:value-type="float">
            <text:p>13.333 </text:p>
          </table:table-cell>
          <table:table-cell table:style-name="ce24" table:formula="of:=(IF([.$A20]*[.H$16]&lt;=[.$B$8];[.$A20]*[.H$16]*[.$B$9];IF(AND([.$A20]*[.H$16]&gt;[.$B$8];[.$A20]*[.H$16]&lt;=[.$C$8]);[.$A20]*[.H$16]*[.$C$9];IF(AND([.$A20]*[.H$16]&gt;[.$C$8];[.$A20]*[.H$16]&lt;[.$D$8]);[.$A20]*[.H$16]*[.$D$9];[.$A20]*[.H$16]*[.$E$9]))))*[.$F$9]" office:value-type="float" office:value="14408.0789294988" calcext:value-type="float">
            <text:p>14.408 </text:p>
          </table:table-cell>
          <table:table-cell table:style-name="ce24" table:formula="of:=(IF([.$A20]*[.I$16]&lt;=[.$B$8];[.$A20]*[.I$16]*[.$B$9];IF(AND([.$A20]*[.I$16]&gt;[.$B$8];[.$A20]*[.I$16]&lt;=[.$C$8]);[.$A20]*[.I$16]*[.$C$9];IF(AND([.$A20]*[.I$16]&gt;[.$C$8];[.$A20]*[.I$16]&lt;[.$D$8]);[.$A20]*[.I$16]*[.$D$9];[.$A20]*[.I$16]*[.$E$9]))))*[.$F$9]" office:value-type="float" office:value="15848.8868224487" calcext:value-type="float">
            <text:p>15.849 </text:p>
          </table:table-cell>
          <table:table-cell table:style-name="ce24" table:formula="of:=(IF([.$A20]*[.J$16]&lt;=[.$B$8];[.$A20]*[.J$16]*[.$B$9];IF(AND([.$A20]*[.J$16]&gt;[.$B$8];[.$A20]*[.J$16]&lt;=[.$C$8]);[.$A20]*[.J$16]*[.$C$9];IF(AND([.$A20]*[.J$16]&gt;[.$C$8];[.$A20]*[.J$16]&lt;[.$D$8]);[.$A20]*[.J$16]*[.$D$9];[.$A20]*[.J$16]*[.$E$9]))))*[.$F$9]" office:value-type="float" office:value="17289.6947153986" calcext:value-type="float">
            <text:p>17.290 </text:p>
          </table:table-cell>
          <table:table-cell table:style-name="ce24" table:formula="of:=(IF([.$A20]*[.K$16]&lt;=[.$B$8];[.$A20]*[.K$16]*[.$B$9];IF(AND([.$A20]*[.K$16]&gt;[.$B$8];[.$A20]*[.K$16]&lt;=[.$C$8]);[.$A20]*[.K$16]*[.$C$9];IF(AND([.$A20]*[.K$16]&gt;[.$C$8];[.$A20]*[.K$16]&lt;[.$D$8]);[.$A20]*[.K$16]*[.$D$9];[.$A20]*[.K$16]*[.$E$9]))))*[.$F$9]" office:value-type="float" office:value="18216.7891542" calcext:value-type="float">
            <text:p>18.217 </text:p>
          </table:table-cell>
          <table:table-cell table:style-name="ce24" table:formula="of:=(IF([.$A20]*[.L$16]&lt;=[.$B$8];[.$A20]*[.L$16]*[.$B$9];IF(AND([.$A20]*[.L$16]&gt;[.$B$8];[.$A20]*[.L$16]&lt;=[.$C$8]);[.$A20]*[.L$16]*[.$C$9];IF(AND([.$A20]*[.L$16]&gt;[.$C$8];[.$A20]*[.L$16]&lt;[.$D$8]);[.$A20]*[.L$16]*[.$D$9];[.$A20]*[.L$16]*[.$E$9]))))*[.$F$9]" office:value-type="float" office:value="19618.0806276" calcext:value-type="float">
            <text:p>19.618 </text:p>
          </table:table-cell>
          <table:table-cell table:style-name="ce24" table:formula="of:=(IF([.$A20]*[.M$16]&lt;=[.$B$8];[.$A20]*[.M$16]*[.$B$9];IF(AND([.$A20]*[.M$16]&gt;[.$B$8];[.$A20]*[.M$16]&lt;=[.$C$8]);[.$A20]*[.M$16]*[.$C$9];IF(AND([.$A20]*[.M$16]&gt;[.$C$8];[.$A20]*[.M$16]&lt;[.$D$8]);[.$A20]*[.M$16]*[.$D$9];[.$A20]*[.M$16]*[.$E$9]))))*[.$F$9]" office:value-type="float" office:value="21019.372101" calcext:value-type="float">
            <text:p>21.019 </text:p>
          </table:table-cell>
          <table:table-cell table:style-name="ce24" table:formula="of:=(IF([.$A20]*[.N$16]&lt;=[.$B$8];[.$A20]*[.N$16]*[.$B$9];IF(AND([.$A20]*[.N$16]&gt;[.$B$8];[.$A20]*[.N$16]&lt;=[.$C$8]);[.$A20]*[.N$16]*[.$C$9];IF(AND([.$A20]*[.N$16]&gt;[.$C$8];[.$A20]*[.N$16]&lt;[.$D$8]);[.$A20]*[.N$16]*[.$D$9];[.$A20]*[.N$16]*[.$E$9]))))*[.$F$9]" office:value-type="float" office:value="22420.6635744" calcext:value-type="float">
            <text:p>22.421 </text:p>
          </table:table-cell>
          <table:table-cell table:style-name="ce24" table:formula="of:=(IF([.$A20]*[.O$16]&lt;=[.$B$8];[.$A20]*[.O$16]*[.$B$9];IF(AND([.$A20]*[.O$16]&gt;[.$B$8];[.$A20]*[.O$16]&lt;=[.$C$8]);[.$A20]*[.O$16]*[.$C$9];IF(AND([.$A20]*[.O$16]&gt;[.$C$8];[.$A20]*[.O$16]&lt;[.$D$8]);[.$A20]*[.O$16]*[.$D$9];[.$A20]*[.O$16]*[.$E$9]))))*[.$F$9]" office:value-type="float" office:value="23821.9550478" calcext:value-type="float">
            <text:p>23.822 </text:p>
          </table:table-cell>
          <table:table-cell table:style-name="ce24" table:formula="of:=(IF([.$A20]*[.P$16]&lt;=[.$B$8];[.$A20]*[.P$16]*[.$B$9];IF(AND([.$A20]*[.P$16]&gt;[.$B$8];[.$A20]*[.P$16]&lt;=[.$C$8]);[.$A20]*[.P$16]*[.$C$9];IF(AND([.$A20]*[.P$16]&gt;[.$C$8];[.$A20]*[.P$16]&lt;[.$D$8]);[.$A20]*[.P$16]*[.$D$9];[.$A20]*[.P$16]*[.$E$9]))))*[.$F$9]" office:value-type="float" office:value="25223.2465212" calcext:value-type="float">
            <text:p>25.223 </text:p>
          </table:table-cell>
          <table:table-cell table:style-name="ce24" table:formula="of:=(IF([.$A20]*[.Q$16]&lt;=[.$B$8];[.$A20]*[.Q$16]*[.$B$9];IF(AND([.$A20]*[.Q$16]&gt;[.$B$8];[.$A20]*[.Q$16]&lt;=[.$C$8]);[.$A20]*[.Q$16]*[.$C$9];IF(AND([.$A20]*[.Q$16]&gt;[.$C$8];[.$A20]*[.Q$16]&lt;[.$D$8]);[.$A20]*[.Q$16]*[.$D$9];[.$A20]*[.Q$16]*[.$E$9]))))*[.$F$9]" office:value-type="float" office:value="26624.5379946" calcext:value-type="float">
            <text:p>26.625 </text:p>
          </table:table-cell>
          <table:table-cell table:style-name="ce24" table:formula="of:=(IF([.$A20]*[.R$16]&lt;=[.$B$8];[.$A20]*[.R$16]*[.$B$9];IF(AND([.$A20]*[.R$16]&gt;[.$B$8];[.$A20]*[.R$16]&lt;=[.$C$8]);[.$A20]*[.R$16]*[.$C$9];IF(AND([.$A20]*[.R$16]&gt;[.$C$8];[.$A20]*[.R$16]&lt;[.$D$8]);[.$A20]*[.R$16]*[.$D$9];[.$A20]*[.R$16]*[.$E$9]))))*[.$F$9]" office:value-type="float" office:value="28025.829468" calcext:value-type="float">
            <text:p>28.026 </text:p>
          </table:table-cell>
          <table:table-cell table:style-name="ce5" table:formula="of:=+[.S19]+0.5" office:value-type="float" office:value="3.5" calcext:value-type="float">
            <text:p>3,50 </text:p>
          </table:table-cell>
          <table:table-cell table:number-columns-repeated="1005"/>
        </table:table-row>
        <table:table-row table:style-name="ro2">
          <table:table-cell table:style-name="ce7" table:formula="of:=+[.A20]+0.5" office:value-type="float" office:value="4" calcext:value-type="float">
            <text:p>4,00 </text:p>
          </table:table-cell>
          <table:table-cell table:style-name="ce15" table:formula="of:=(IF([.$A21]*[.B$16]&lt;=[.$B$8];[.$A21]*[.B$16]*[.$B$9];IF(AND([.$A21]*[.B$16]&gt;[.$B$8];[.$A21]*[.B$16]&lt;=[.$C$8]);[.$A21]*[.B$16]*[.$C$9];IF(AND([.$A21]*[.B$16]&gt;[.$C$8];[.$A21]*[.B$16]&lt;[.$D$8]);[.$A21]*[.B$16]*[.$D$9];[.$A21]*[.B$16]*[.$E$9]))))*[.$F$9]" office:value-type="float" office:value="6963.26969682762" calcext:value-type="float">
            <text:p>6.963 </text:p>
          </table:table-cell>
          <table:table-cell table:style-name="ce26" table:formula="of:=(IF([.$A21]*[.C$16]&lt;=[.$B$8];[.$A21]*[.C$16]*[.$B$9];IF(AND([.$A21]*[.C$16]&gt;[.$B$8];[.$A21]*[.C$16]&lt;=[.$C$8]);[.$A21]*[.C$16]*[.$C$9];IF(AND([.$A21]*[.C$16]&gt;[.$C$8];[.$A21]*[.C$16]&lt;[.$D$8]);[.$A21]*[.C$16]*[.$D$9];[.$A21]*[.C$16]*[.$E$9]))))*[.$F$9]" office:value-type="float" office:value="8704.08712103453" calcext:value-type="float">
            <text:p>8.704 </text:p>
          </table:table-cell>
          <table:table-cell table:style-name="ce26" table:formula="of:=(IF([.$A21]*[.D$16]&lt;=[.$B$8];[.$A21]*[.D$16]*[.$B$9];IF(AND([.$A21]*[.D$16]&gt;[.$B$8];[.$A21]*[.D$16]&lt;=[.$C$8]);[.$A21]*[.D$16]*[.$C$9];IF(AND([.$A21]*[.D$16]&gt;[.$C$8];[.$A21]*[.D$16]&lt;[.$D$8]);[.$A21]*[.D$16]*[.$D$9];[.$A21]*[.D$16]*[.$E$9]))))*[.$F$9]" office:value-type="float" office:value="10444.9045452414" calcext:value-type="float">
            <text:p>10.445 </text:p>
          </table:table-cell>
          <table:table-cell table:style-name="ce26" table:formula="of:=(IF([.$A21]*[.E$16]&lt;=[.$B$8];[.$A21]*[.E$16]*[.$B$9];IF(AND([.$A21]*[.E$16]&gt;[.$B$8];[.$A21]*[.E$16]&lt;=[.$C$8]);[.$A21]*[.E$16]*[.$C$9];IF(AND([.$A21]*[.E$16]&gt;[.$C$8];[.$A21]*[.E$16]&lt;[.$D$8]);[.$A21]*[.E$16]*[.$D$9];[.$A21]*[.E$16]*[.$E$9]))))*[.$F$9]" office:value-type="float" office:value="11851.5094042485" calcext:value-type="float">
            <text:p>11.852 </text:p>
          </table:table-cell>
          <table:table-cell table:style-name="ce26" table:formula="of:=(IF([.$A21]*[.F$16]&lt;=[.$B$8];[.$A21]*[.F$16]*[.$B$9];IF(AND([.$A21]*[.F$16]&gt;[.$B$8];[.$A21]*[.F$16]&lt;=[.$C$8]);[.$A21]*[.F$16]*[.$C$9];IF(AND([.$A21]*[.F$16]&gt;[.$C$8];[.$A21]*[.F$16]&lt;[.$D$8]);[.$A21]*[.F$16]*[.$D$9];[.$A21]*[.F$16]*[.$E$9]))))*[.$F$9]" office:value-type="float" office:value="13544.582176284" calcext:value-type="float">
            <text:p>13.545 </text:p>
          </table:table-cell>
          <table:table-cell table:style-name="ce26" table:formula="of:=(IF([.$A21]*[.G$16]&lt;=[.$B$8];[.$A21]*[.G$16]*[.$B$9];IF(AND([.$A21]*[.G$16]&gt;[.$B$8];[.$A21]*[.G$16]&lt;=[.$C$8]);[.$A21]*[.G$16]*[.$C$9];IF(AND([.$A21]*[.G$16]&gt;[.$C$8];[.$A21]*[.G$16]&lt;[.$D$8]);[.$A21]*[.G$16]*[.$D$9];[.$A21]*[.G$16]*[.$E$9]))))*[.$F$9]" office:value-type="float" office:value="14819.7383274845" calcext:value-type="float">
            <text:p>14.820 </text:p>
          </table:table-cell>
          <table:table-cell table:style-name="ce26" table:formula="of:=(IF([.$A21]*[.H$16]&lt;=[.$B$8];[.$A21]*[.H$16]*[.$B$9];IF(AND([.$A21]*[.H$16]&gt;[.$B$8];[.$A21]*[.H$16]&lt;=[.$C$8]);[.$A21]*[.H$16]*[.$C$9];IF(AND([.$A21]*[.H$16]&gt;[.$C$8];[.$A21]*[.H$16]&lt;[.$D$8]);[.$A21]*[.H$16]*[.$D$9];[.$A21]*[.H$16]*[.$E$9]))))*[.$F$9]" office:value-type="float" office:value="16466.3759194272" calcext:value-type="float">
            <text:p>16.466 </text:p>
          </table:table-cell>
          <table:table-cell table:style-name="ce26" table:formula="of:=(IF([.$A21]*[.I$16]&lt;=[.$B$8];[.$A21]*[.I$16]*[.$B$9];IF(AND([.$A21]*[.I$16]&gt;[.$B$8];[.$A21]*[.I$16]&lt;=[.$C$8]);[.$A21]*[.I$16]*[.$C$9];IF(AND([.$A21]*[.I$16]&gt;[.$C$8];[.$A21]*[.I$16]&lt;[.$D$8]);[.$A21]*[.I$16]*[.$D$9];[.$A21]*[.I$16]*[.$E$9]))))*[.$F$9]" office:value-type="float" office:value="17616.2356656" calcext:value-type="float">
            <text:p>17.616 </text:p>
          </table:table-cell>
          <table:table-cell table:style-name="ce26" table:formula="of:=(IF([.$A21]*[.J$16]&lt;=[.$B$8];[.$A21]*[.J$16]*[.$B$9];IF(AND([.$A21]*[.J$16]&gt;[.$B$8];[.$A21]*[.J$16]&lt;=[.$C$8]);[.$A21]*[.J$16]*[.$C$9];IF(AND([.$A21]*[.J$16]&gt;[.$C$8];[.$A21]*[.J$16]&lt;[.$D$8]);[.$A21]*[.J$16]*[.$D$9];[.$A21]*[.J$16]*[.$E$9]))))*[.$F$9]" office:value-type="float" office:value="19217.7116352" calcext:value-type="float">
            <text:p>19.218 </text:p>
          </table:table-cell>
          <table:table-cell table:style-name="ce26" table:formula="of:=(IF([.$A21]*[.K$16]&lt;=[.$B$8];[.$A21]*[.K$16]*[.$B$9];IF(AND([.$A21]*[.K$16]&gt;[.$B$8];[.$A21]*[.K$16]&lt;=[.$C$8]);[.$A21]*[.K$16]*[.$C$9];IF(AND([.$A21]*[.K$16]&gt;[.$C$8];[.$A21]*[.K$16]&lt;[.$D$8]);[.$A21]*[.K$16]*[.$D$9];[.$A21]*[.K$16]*[.$E$9]))))*[.$F$9]" office:value-type="float" office:value="20819.1876048" calcext:value-type="float">
            <text:p>20.819 </text:p>
          </table:table-cell>
          <table:table-cell table:style-name="ce26" table:formula="of:=(IF([.$A21]*[.L$16]&lt;=[.$B$8];[.$A21]*[.L$16]*[.$B$9];IF(AND([.$A21]*[.L$16]&gt;[.$B$8];[.$A21]*[.L$16]&lt;=[.$C$8]);[.$A21]*[.L$16]*[.$C$9];IF(AND([.$A21]*[.L$16]&gt;[.$C$8];[.$A21]*[.L$16]&lt;[.$D$8]);[.$A21]*[.L$16]*[.$D$9];[.$A21]*[.L$16]*[.$E$9]))))*[.$F$9]" office:value-type="float" office:value="22420.6635744" calcext:value-type="float">
            <text:p>22.421 </text:p>
          </table:table-cell>
          <table:table-cell table:style-name="ce26" table:formula="of:=(IF([.$A21]*[.M$16]&lt;=[.$B$8];[.$A21]*[.M$16]*[.$B$9];IF(AND([.$A21]*[.M$16]&gt;[.$B$8];[.$A21]*[.M$16]&lt;=[.$C$8]);[.$A21]*[.M$16]*[.$C$9];IF(AND([.$A21]*[.M$16]&gt;[.$C$8];[.$A21]*[.M$16]&lt;[.$D$8]);[.$A21]*[.M$16]*[.$D$9];[.$A21]*[.M$16]*[.$E$9]))))*[.$F$9]" office:value-type="float" office:value="24022.139544" calcext:value-type="float">
            <text:p>24.022 </text:p>
          </table:table-cell>
          <table:table-cell table:style-name="ce26" table:formula="of:=(IF([.$A21]*[.N$16]&lt;=[.$B$8];[.$A21]*[.N$16]*[.$B$9];IF(AND([.$A21]*[.N$16]&gt;[.$B$8];[.$A21]*[.N$16]&lt;=[.$C$8]);[.$A21]*[.N$16]*[.$C$9];IF(AND([.$A21]*[.N$16]&gt;[.$C$8];[.$A21]*[.N$16]&lt;[.$D$8]);[.$A21]*[.N$16]*[.$D$9];[.$A21]*[.N$16]*[.$E$9]))))*[.$F$9]" office:value-type="float" office:value="25623.6155136" calcext:value-type="float">
            <text:p>25.624 </text:p>
          </table:table-cell>
          <table:table-cell table:style-name="ce26" table:formula="of:=(IF([.$A21]*[.O$16]&lt;=[.$B$8];[.$A21]*[.O$16]*[.$B$9];IF(AND([.$A21]*[.O$16]&gt;[.$B$8];[.$A21]*[.O$16]&lt;=[.$C$8]);[.$A21]*[.O$16]*[.$C$9];IF(AND([.$A21]*[.O$16]&gt;[.$C$8];[.$A21]*[.O$16]&lt;[.$D$8]);[.$A21]*[.O$16]*[.$D$9];[.$A21]*[.O$16]*[.$E$9]))))*[.$F$9]" office:value-type="float" office:value="27225.0914832" calcext:value-type="float">
            <text:p>27.225 </text:p>
          </table:table-cell>
          <table:table-cell table:style-name="ce26" table:formula="of:=(IF([.$A21]*[.P$16]&lt;=[.$B$8];[.$A21]*[.P$16]*[.$B$9];IF(AND([.$A21]*[.P$16]&gt;[.$B$8];[.$A21]*[.P$16]&lt;=[.$C$8]);[.$A21]*[.P$16]*[.$C$9];IF(AND([.$A21]*[.P$16]&gt;[.$C$8];[.$A21]*[.P$16]&lt;[.$D$8]);[.$A21]*[.P$16]*[.$D$9];[.$A21]*[.P$16]*[.$E$9]))))*[.$F$9]" office:value-type="float" office:value="28826.5674528" calcext:value-type="float">
            <text:p>28.827 </text:p>
          </table:table-cell>
          <table:table-cell table:style-name="ce26" table:formula="of:=(IF([.$A21]*[.Q$16]&lt;=[.$B$8];[.$A21]*[.Q$16]*[.$B$9];IF(AND([.$A21]*[.Q$16]&gt;[.$B$8];[.$A21]*[.Q$16]&lt;=[.$C$8]);[.$A21]*[.Q$16]*[.$C$9];IF(AND([.$A21]*[.Q$16]&gt;[.$C$8];[.$A21]*[.Q$16]&lt;[.$D$8]);[.$A21]*[.Q$16]*[.$D$9];[.$A21]*[.Q$16]*[.$E$9]))))*[.$F$9]" office:value-type="float" office:value="30428.0434224" calcext:value-type="float">
            <text:p>30.428 </text:p>
          </table:table-cell>
          <table:table-cell table:style-name="ce26" table:formula="of:=(IF([.$A21]*[.R$16]&lt;=[.$B$8];[.$A21]*[.R$16]*[.$B$9];IF(AND([.$A21]*[.R$16]&gt;[.$B$8];[.$A21]*[.R$16]&lt;=[.$C$8]);[.$A21]*[.R$16]*[.$C$9];IF(AND([.$A21]*[.R$16]&gt;[.$C$8];[.$A21]*[.R$16]&lt;[.$D$8]);[.$A21]*[.R$16]*[.$D$9];[.$A21]*[.R$16]*[.$E$9]))))*[.$F$9]" office:value-type="float" office:value="32029.519392" calcext:value-type="float">
            <text:p>32.030 </text:p>
          </table:table-cell>
          <table:table-cell table:style-name="ce7" table:formula="of:=+[.S20]+0.5" office:value-type="float" office:value="4" calcext:value-type="float">
            <text:p>4,00 </text:p>
          </table:table-cell>
          <table:table-cell table:number-columns-repeated="1005"/>
        </table:table-row>
        <table:table-row table:style-name="ro2">
          <table:table-cell table:style-name="ce5" table:formula="of:=+[.A21]+0.5" office:value-type="float" office:value="4.5" calcext:value-type="float">
            <text:p>4,50 </text:p>
          </table:table-cell>
          <table:table-cell table:style-name="ce13" table:formula="of:=(IF([.$A22]*[.B$16]&lt;=[.$B$8];[.$A22]*[.B$16]*[.$B$9];IF(AND([.$A22]*[.B$16]&gt;[.$B$8];[.$A22]*[.B$16]&lt;=[.$C$8]);[.$A22]*[.B$16]*[.$C$9];IF(AND([.$A22]*[.B$16]&gt;[.$C$8];[.$A22]*[.B$16]&lt;[.$D$8]);[.$A22]*[.B$16]*[.$D$9];[.$A22]*[.B$16]*[.$E$9]))))*[.$F$9]" office:value-type="float" office:value="7833.67840893108" calcext:value-type="float">
            <text:p>7.834 </text:p>
          </table:table-cell>
          <table:table-cell table:style-name="ce24" table:formula="of:=(IF([.$A22]*[.C$16]&lt;=[.$B$8];[.$A22]*[.C$16]*[.$B$9];IF(AND([.$A22]*[.C$16]&gt;[.$B$8];[.$A22]*[.C$16]&lt;=[.$C$8]);[.$A22]*[.C$16]*[.$C$9];IF(AND([.$A22]*[.C$16]&gt;[.$C$8];[.$A22]*[.C$16]&lt;[.$D$8]);[.$A22]*[.C$16]*[.$D$9];[.$A22]*[.C$16]*[.$E$9]))))*[.$F$9]" office:value-type="float" office:value="9792.09801116385" calcext:value-type="float">
            <text:p>9.792 </text:p>
          </table:table-cell>
          <table:table-cell table:style-name="ce24" table:formula="of:=(IF([.$A22]*[.D$16]&lt;=[.$B$8];[.$A22]*[.D$16]*[.$B$9];IF(AND([.$A22]*[.D$16]&gt;[.$B$8];[.$A22]*[.D$16]&lt;=[.$C$8]);[.$A22]*[.D$16]*[.$C$9];IF(AND([.$A22]*[.D$16]&gt;[.$C$8];[.$A22]*[.D$16]&lt;[.$D$8]);[.$A22]*[.D$16]*[.$D$9];[.$A22]*[.D$16]*[.$E$9]))))*[.$F$9]" office:value-type="float" office:value="11428.2412112397" calcext:value-type="float">
            <text:p>11.428 </text:p>
          </table:table-cell>
          <table:table-cell table:style-name="ce24" table:formula="of:=(IF([.$A22]*[.E$16]&lt;=[.$B$8];[.$A22]*[.E$16]*[.$B$9];IF(AND([.$A22]*[.E$16]&gt;[.$B$8];[.$A22]*[.E$16]&lt;=[.$C$8]);[.$A22]*[.E$16]*[.$C$9];IF(AND([.$A22]*[.E$16]&gt;[.$C$8];[.$A22]*[.E$16]&lt;[.$D$8]);[.$A22]*[.E$16]*[.$D$9];[.$A22]*[.E$16]*[.$E$9]))))*[.$F$9]" office:value-type="float" office:value="13332.9480797796" calcext:value-type="float">
            <text:p>13.333 </text:p>
          </table:table-cell>
          <table:table-cell table:style-name="ce24" table:formula="of:=(IF([.$A22]*[.F$16]&lt;=[.$B$8];[.$A22]*[.F$16]*[.$B$9];IF(AND([.$A22]*[.F$16]&gt;[.$B$8];[.$A22]*[.F$16]&lt;=[.$C$8]);[.$A22]*[.F$16]*[.$C$9];IF(AND([.$A22]*[.F$16]&gt;[.$C$8];[.$A22]*[.F$16]&lt;[.$D$8]);[.$A22]*[.F$16]*[.$D$9];[.$A22]*[.F$16]*[.$E$9]))))*[.$F$9]" office:value-type="float" office:value="14819.7383274845" calcext:value-type="float">
            <text:p>14.820 </text:p>
          </table:table-cell>
          <table:table-cell table:style-name="ce24" table:formula="of:=(IF([.$A22]*[.G$16]&lt;=[.$B$8];[.$A22]*[.G$16]*[.$B$9];IF(AND([.$A22]*[.G$16]&gt;[.$B$8];[.$A22]*[.G$16]&lt;=[.$C$8]);[.$A22]*[.G$16]*[.$C$9];IF(AND([.$A22]*[.G$16]&gt;[.$C$8];[.$A22]*[.G$16]&lt;[.$D$8]);[.$A22]*[.G$16]*[.$D$9];[.$A22]*[.G$16]*[.$E$9]))))*[.$F$9]" office:value-type="float" office:value="16672.20561842" calcext:value-type="float">
            <text:p>16.672 </text:p>
          </table:table-cell>
          <table:table-cell table:style-name="ce24" table:formula="of:=(IF([.$A22]*[.H$16]&lt;=[.$B$8];[.$A22]*[.H$16]*[.$B$9];IF(AND([.$A22]*[.H$16]&gt;[.$B$8];[.$A22]*[.H$16]&lt;=[.$C$8]);[.$A22]*[.H$16]*[.$C$9];IF(AND([.$A22]*[.H$16]&gt;[.$C$8];[.$A22]*[.H$16]&lt;[.$D$8]);[.$A22]*[.H$16]*[.$D$9];[.$A22]*[.H$16]*[.$E$9]))))*[.$F$9]" office:value-type="float" office:value="18016.604658" calcext:value-type="float">
            <text:p>18.017 </text:p>
          </table:table-cell>
          <table:table-cell table:style-name="ce24" table:formula="of:=(IF([.$A22]*[.I$16]&lt;=[.$B$8];[.$A22]*[.I$16]*[.$B$9];IF(AND([.$A22]*[.I$16]&gt;[.$B$8];[.$A22]*[.I$16]&lt;=[.$C$8]);[.$A22]*[.I$16]*[.$C$9];IF(AND([.$A22]*[.I$16]&gt;[.$C$8];[.$A22]*[.I$16]&lt;[.$D$8]);[.$A22]*[.I$16]*[.$D$9];[.$A22]*[.I$16]*[.$E$9]))))*[.$F$9]" office:value-type="float" office:value="19818.2651238" calcext:value-type="float">
            <text:p>19.818 </text:p>
          </table:table-cell>
          <table:table-cell table:style-name="ce24" table:formula="of:=(IF([.$A22]*[.J$16]&lt;=[.$B$8];[.$A22]*[.J$16]*[.$B$9];IF(AND([.$A22]*[.J$16]&gt;[.$B$8];[.$A22]*[.J$16]&lt;=[.$C$8]);[.$A22]*[.J$16]*[.$C$9];IF(AND([.$A22]*[.J$16]&gt;[.$C$8];[.$A22]*[.J$16]&lt;[.$D$8]);[.$A22]*[.J$16]*[.$D$9];[.$A22]*[.J$16]*[.$E$9]))))*[.$F$9]" office:value-type="float" office:value="21619.9255896" calcext:value-type="float">
            <text:p>21.620 </text:p>
          </table:table-cell>
          <table:table-cell table:style-name="ce24" table:formula="of:=(IF([.$A22]*[.K$16]&lt;=[.$B$8];[.$A22]*[.K$16]*[.$B$9];IF(AND([.$A22]*[.K$16]&gt;[.$B$8];[.$A22]*[.K$16]&lt;=[.$C$8]);[.$A22]*[.K$16]*[.$C$9];IF(AND([.$A22]*[.K$16]&gt;[.$C$8];[.$A22]*[.K$16]&lt;[.$D$8]);[.$A22]*[.K$16]*[.$D$9];[.$A22]*[.K$16]*[.$E$9]))))*[.$F$9]" office:value-type="float" office:value="23421.5860554" calcext:value-type="float">
            <text:p>23.422 </text:p>
          </table:table-cell>
          <table:table-cell table:style-name="ce24" table:formula="of:=(IF([.$A22]*[.L$16]&lt;=[.$B$8];[.$A22]*[.L$16]*[.$B$9];IF(AND([.$A22]*[.L$16]&gt;[.$B$8];[.$A22]*[.L$16]&lt;=[.$C$8]);[.$A22]*[.L$16]*[.$C$9];IF(AND([.$A22]*[.L$16]&gt;[.$C$8];[.$A22]*[.L$16]&lt;[.$D$8]);[.$A22]*[.L$16]*[.$D$9];[.$A22]*[.L$16]*[.$E$9]))))*[.$F$9]" office:value-type="float" office:value="25223.2465212" calcext:value-type="float">
            <text:p>25.223 </text:p>
          </table:table-cell>
          <table:table-cell table:style-name="ce24" table:formula="of:=(IF([.$A22]*[.M$16]&lt;=[.$B$8];[.$A22]*[.M$16]*[.$B$9];IF(AND([.$A22]*[.M$16]&gt;[.$B$8];[.$A22]*[.M$16]&lt;=[.$C$8]);[.$A22]*[.M$16]*[.$C$9];IF(AND([.$A22]*[.M$16]&gt;[.$C$8];[.$A22]*[.M$16]&lt;[.$D$8]);[.$A22]*[.M$16]*[.$D$9];[.$A22]*[.M$16]*[.$E$9]))))*[.$F$9]" office:value-type="float" office:value="27024.906987" calcext:value-type="float">
            <text:p>27.025 </text:p>
          </table:table-cell>
          <table:table-cell table:style-name="ce24" table:formula="of:=(IF([.$A22]*[.N$16]&lt;=[.$B$8];[.$A22]*[.N$16]*[.$B$9];IF(AND([.$A22]*[.N$16]&gt;[.$B$8];[.$A22]*[.N$16]&lt;=[.$C$8]);[.$A22]*[.N$16]*[.$C$9];IF(AND([.$A22]*[.N$16]&gt;[.$C$8];[.$A22]*[.N$16]&lt;[.$D$8]);[.$A22]*[.N$16]*[.$D$9];[.$A22]*[.N$16]*[.$E$9]))))*[.$F$9]" office:value-type="float" office:value="28826.5674528" calcext:value-type="float">
            <text:p>28.827 </text:p>
          </table:table-cell>
          <table:table-cell table:style-name="ce24" table:formula="of:=(IF([.$A22]*[.O$16]&lt;=[.$B$8];[.$A22]*[.O$16]*[.$B$9];IF(AND([.$A22]*[.O$16]&gt;[.$B$8];[.$A22]*[.O$16]&lt;=[.$C$8]);[.$A22]*[.O$16]*[.$C$9];IF(AND([.$A22]*[.O$16]&gt;[.$C$8];[.$A22]*[.O$16]&lt;[.$D$8]);[.$A22]*[.O$16]*[.$D$9];[.$A22]*[.O$16]*[.$E$9]))))*[.$F$9]" office:value-type="float" office:value="30628.2279186" calcext:value-type="float">
            <text:p>30.628 </text:p>
          </table:table-cell>
          <table:table-cell table:style-name="ce24" table:formula="of:=(IF([.$A22]*[.P$16]&lt;=[.$B$8];[.$A22]*[.P$16]*[.$B$9];IF(AND([.$A22]*[.P$16]&gt;[.$B$8];[.$A22]*[.P$16]&lt;=[.$C$8]);[.$A22]*[.P$16]*[.$C$9];IF(AND([.$A22]*[.P$16]&gt;[.$C$8];[.$A22]*[.P$16]&lt;[.$D$8]);[.$A22]*[.P$16]*[.$D$9];[.$A22]*[.P$16]*[.$E$9]))))*[.$F$9]" office:value-type="float" office:value="32429.8883844" calcext:value-type="float">
            <text:p>32.430 </text:p>
          </table:table-cell>
          <table:table-cell table:style-name="ce24" table:formula="of:=(IF([.$A22]*[.Q$16]&lt;=[.$B$8];[.$A22]*[.Q$16]*[.$B$9];IF(AND([.$A22]*[.Q$16]&gt;[.$B$8];[.$A22]*[.Q$16]&lt;=[.$C$8]);[.$A22]*[.Q$16]*[.$C$9];IF(AND([.$A22]*[.Q$16]&gt;[.$C$8];[.$A22]*[.Q$16]&lt;[.$D$8]);[.$A22]*[.Q$16]*[.$D$9];[.$A22]*[.Q$16]*[.$E$9]))))*[.$F$9]" office:value-type="float" office:value="34231.5488502" calcext:value-type="float">
            <text:p>34.232 </text:p>
          </table:table-cell>
          <table:table-cell table:style-name="ce24" table:formula="of:=(IF([.$A22]*[.R$16]&lt;=[.$B$8];[.$A22]*[.R$16]*[.$B$9];IF(AND([.$A22]*[.R$16]&gt;[.$B$8];[.$A22]*[.R$16]&lt;=[.$C$8]);[.$A22]*[.R$16]*[.$C$9];IF(AND([.$A22]*[.R$16]&gt;[.$C$8];[.$A22]*[.R$16]&lt;[.$D$8]);[.$A22]*[.R$16]*[.$D$9];[.$A22]*[.R$16]*[.$E$9]))))*[.$F$9]" office:value-type="float" office:value="36033.209316" calcext:value-type="float">
            <text:p>36.033 </text:p>
          </table:table-cell>
          <table:table-cell table:style-name="ce5" table:formula="of:=+[.S21]+0.5" office:value-type="float" office:value="4.5" calcext:value-type="float">
            <text:p>4,50 </text:p>
          </table:table-cell>
          <table:table-cell table:number-columns-repeated="3"/>
          <table:table-cell table:style-name="ce32"/>
          <table:table-cell table:number-columns-repeated="1001"/>
        </table:table-row>
        <table:table-row table:style-name="ro2">
          <table:table-cell table:style-name="ce8" table:formula="of:=+[.A22]+0.5" office:value-type="float" office:value="5" calcext:value-type="float">
            <text:p>5,00 </text:p>
          </table:table-cell>
          <table:table-cell table:style-name="ce16" table:formula="of:=(IF([.$A23]*[.B$16]&lt;=[.$B$8];[.$A23]*[.B$16]*[.$B$9];IF(AND([.$A23]*[.B$16]&gt;[.$B$8];[.$A23]*[.B$16]&lt;=[.$C$8]);[.$A23]*[.B$16]*[.$C$9];IF(AND([.$A23]*[.B$16]&gt;[.$C$8];[.$A23]*[.B$16]&lt;[.$D$8]);[.$A23]*[.B$16]*[.$D$9];[.$A23]*[.B$16]*[.$E$9]))))*[.$F$9]" office:value-type="float" office:value="8704.08712103453" calcext:value-type="float">
            <text:p>8.704 </text:p>
          </table:table-cell>
          <table:table-cell table:style-name="ce27" table:formula="of:=(IF([.$A23]*[.C$16]&lt;=[.$B$8];[.$A23]*[.C$16]*[.$B$9];IF(AND([.$A23]*[.C$16]&gt;[.$B$8];[.$A23]*[.C$16]&lt;=[.$C$8]);[.$A23]*[.C$16]*[.$C$9];IF(AND([.$A23]*[.C$16]&gt;[.$C$8];[.$A23]*[.C$16]&lt;[.$D$8]);[.$A23]*[.C$16]*[.$D$9];[.$A23]*[.C$16]*[.$E$9]))))*[.$F$9]" office:value-type="float" office:value="10581.7048252219" calcext:value-type="float">
            <text:p>10.582 </text:p>
          </table:table-cell>
          <table:table-cell table:style-name="ce27" table:formula="of:=(IF([.$A23]*[.D$16]&lt;=[.$B$8];[.$A23]*[.D$16]*[.$B$9];IF(AND([.$A23]*[.D$16]&gt;[.$B$8];[.$A23]*[.D$16]&lt;=[.$C$8]);[.$A23]*[.D$16]*[.$C$9];IF(AND([.$A23]*[.D$16]&gt;[.$C$8];[.$A23]*[.D$16]&lt;[.$D$8]);[.$A23]*[.D$16]*[.$D$9];[.$A23]*[.D$16]*[.$E$9]))))*[.$F$9]" office:value-type="float" office:value="12698.0457902663" calcext:value-type="float">
            <text:p>12.698 </text:p>
          </table:table-cell>
          <table:table-cell table:style-name="ce27" table:formula="of:=(IF([.$A23]*[.E$16]&lt;=[.$B$8];[.$A23]*[.E$16]*[.$B$9];IF(AND([.$A23]*[.E$16]&gt;[.$B$8];[.$A23]*[.E$16]&lt;=[.$C$8]);[.$A23]*[.E$16]*[.$C$9];IF(AND([.$A23]*[.E$16]&gt;[.$C$8];[.$A23]*[.E$16]&lt;[.$D$8]);[.$A23]*[.E$16]*[.$D$9];[.$A23]*[.E$16]*[.$E$9]))))*[.$F$9]" office:value-type="float" office:value="14408.0789294988" calcext:value-type="float">
            <text:p>14.408 </text:p>
          </table:table-cell>
          <table:table-cell table:style-name="ce27" table:formula="of:=(IF([.$A23]*[.F$16]&lt;=[.$B$8];[.$A23]*[.F$16]*[.$B$9];IF(AND([.$A23]*[.F$16]&gt;[.$B$8];[.$A23]*[.F$16]&lt;=[.$C$8]);[.$A23]*[.F$16]*[.$C$9];IF(AND([.$A23]*[.F$16]&gt;[.$C$8];[.$A23]*[.F$16]&lt;[.$D$8]);[.$A23]*[.F$16]*[.$D$9];[.$A23]*[.F$16]*[.$E$9]))))*[.$F$9]" office:value-type="float" office:value="16466.3759194272" calcext:value-type="float">
            <text:p>16.466 </text:p>
          </table:table-cell>
          <table:table-cell table:style-name="ce27" table:formula="of:=(IF([.$A23]*[.G$16]&lt;=[.$B$8];[.$A23]*[.G$16]*[.$B$9];IF(AND([.$A23]*[.G$16]&gt;[.$B$8];[.$A23]*[.G$16]&lt;=[.$C$8]);[.$A23]*[.G$16]*[.$C$9];IF(AND([.$A23]*[.G$16]&gt;[.$C$8];[.$A23]*[.G$16]&lt;[.$D$8]);[.$A23]*[.G$16]*[.$D$9];[.$A23]*[.G$16]*[.$E$9]))))*[.$F$9]" office:value-type="float" office:value="18016.604658" calcext:value-type="float">
            <text:p>18.017 </text:p>
          </table:table-cell>
          <table:table-cell table:style-name="ce27" table:formula="of:=(IF([.$A23]*[.H$16]&lt;=[.$B$8];[.$A23]*[.H$16]*[.$B$9];IF(AND([.$A23]*[.H$16]&gt;[.$B$8];[.$A23]*[.H$16]&lt;=[.$C$8]);[.$A23]*[.H$16]*[.$C$9];IF(AND([.$A23]*[.H$16]&gt;[.$C$8];[.$A23]*[.H$16]&lt;[.$D$8]);[.$A23]*[.H$16]*[.$D$9];[.$A23]*[.H$16]*[.$E$9]))))*[.$F$9]" office:value-type="float" office:value="20018.44962" calcext:value-type="float">
            <text:p>20.018 </text:p>
          </table:table-cell>
          <table:table-cell table:style-name="ce27" table:formula="of:=(IF([.$A23]*[.I$16]&lt;=[.$B$8];[.$A23]*[.I$16]*[.$B$9];IF(AND([.$A23]*[.I$16]&gt;[.$B$8];[.$A23]*[.I$16]&lt;=[.$C$8]);[.$A23]*[.I$16]*[.$C$9];IF(AND([.$A23]*[.I$16]&gt;[.$C$8];[.$A23]*[.I$16]&lt;[.$D$8]);[.$A23]*[.I$16]*[.$D$9];[.$A23]*[.I$16]*[.$E$9]))))*[.$F$9]" office:value-type="float" office:value="22020.294582" calcext:value-type="float">
            <text:p>22.020 </text:p>
          </table:table-cell>
          <table:table-cell table:style-name="ce27" table:formula="of:=(IF([.$A23]*[.J$16]&lt;=[.$B$8];[.$A23]*[.J$16]*[.$B$9];IF(AND([.$A23]*[.J$16]&gt;[.$B$8];[.$A23]*[.J$16]&lt;=[.$C$8]);[.$A23]*[.J$16]*[.$C$9];IF(AND([.$A23]*[.J$16]&gt;[.$C$8];[.$A23]*[.J$16]&lt;[.$D$8]);[.$A23]*[.J$16]*[.$D$9];[.$A23]*[.J$16]*[.$E$9]))))*[.$F$9]" office:value-type="float" office:value="24022.139544" calcext:value-type="float">
            <text:p>24.022 </text:p>
          </table:table-cell>
          <table:table-cell table:style-name="ce27" table:formula="of:=(IF([.$A23]*[.K$16]&lt;=[.$B$8];[.$A23]*[.K$16]*[.$B$9];IF(AND([.$A23]*[.K$16]&gt;[.$B$8];[.$A23]*[.K$16]&lt;=[.$C$8]);[.$A23]*[.K$16]*[.$C$9];IF(AND([.$A23]*[.K$16]&gt;[.$C$8];[.$A23]*[.K$16]&lt;[.$D$8]);[.$A23]*[.K$16]*[.$D$9];[.$A23]*[.K$16]*[.$E$9]))))*[.$F$9]" office:value-type="float" office:value="26023.984506" calcext:value-type="float">
            <text:p>26.024 </text:p>
          </table:table-cell>
          <table:table-cell table:style-name="ce27" table:formula="of:=(IF([.$A23]*[.L$16]&lt;=[.$B$8];[.$A23]*[.L$16]*[.$B$9];IF(AND([.$A23]*[.L$16]&gt;[.$B$8];[.$A23]*[.L$16]&lt;=[.$C$8]);[.$A23]*[.L$16]*[.$C$9];IF(AND([.$A23]*[.L$16]&gt;[.$C$8];[.$A23]*[.L$16]&lt;[.$D$8]);[.$A23]*[.L$16]*[.$D$9];[.$A23]*[.L$16]*[.$E$9]))))*[.$F$9]" office:value-type="float" office:value="28025.829468" calcext:value-type="float">
            <text:p>28.026 </text:p>
          </table:table-cell>
          <table:table-cell table:style-name="ce27" table:formula="of:=(IF([.$A23]*[.M$16]&lt;=[.$B$8];[.$A23]*[.M$16]*[.$B$9];IF(AND([.$A23]*[.M$16]&gt;[.$B$8];[.$A23]*[.M$16]&lt;=[.$C$8]);[.$A23]*[.M$16]*[.$C$9];IF(AND([.$A23]*[.M$16]&gt;[.$C$8];[.$A23]*[.M$16]&lt;[.$D$8]);[.$A23]*[.M$16]*[.$D$9];[.$A23]*[.M$16]*[.$E$9]))))*[.$F$9]" office:value-type="float" office:value="30027.67443" calcext:value-type="float">
            <text:p>30.028 </text:p>
          </table:table-cell>
          <table:table-cell table:style-name="ce27" table:formula="of:=(IF([.$A23]*[.N$16]&lt;=[.$B$8];[.$A23]*[.N$16]*[.$B$9];IF(AND([.$A23]*[.N$16]&gt;[.$B$8];[.$A23]*[.N$16]&lt;=[.$C$8]);[.$A23]*[.N$16]*[.$C$9];IF(AND([.$A23]*[.N$16]&gt;[.$C$8];[.$A23]*[.N$16]&lt;[.$D$8]);[.$A23]*[.N$16]*[.$D$9];[.$A23]*[.N$16]*[.$E$9]))))*[.$F$9]" office:value-type="float" office:value="32029.519392" calcext:value-type="float">
            <text:p>32.030 </text:p>
          </table:table-cell>
          <table:table-cell table:style-name="ce27" table:formula="of:=(IF([.$A23]*[.O$16]&lt;=[.$B$8];[.$A23]*[.O$16]*[.$B$9];IF(AND([.$A23]*[.O$16]&gt;[.$B$8];[.$A23]*[.O$16]&lt;=[.$C$8]);[.$A23]*[.O$16]*[.$C$9];IF(AND([.$A23]*[.O$16]&gt;[.$C$8];[.$A23]*[.O$16]&lt;[.$D$8]);[.$A23]*[.O$16]*[.$D$9];[.$A23]*[.O$16]*[.$E$9]))))*[.$F$9]" office:value-type="float" office:value="34031.364354" calcext:value-type="float">
            <text:p>34.031 </text:p>
          </table:table-cell>
          <table:table-cell table:style-name="ce27" table:formula="of:=(IF([.$A23]*[.P$16]&lt;=[.$B$8];[.$A23]*[.P$16]*[.$B$9];IF(AND([.$A23]*[.P$16]&gt;[.$B$8];[.$A23]*[.P$16]&lt;=[.$C$8]);[.$A23]*[.P$16]*[.$C$9];IF(AND([.$A23]*[.P$16]&gt;[.$C$8];[.$A23]*[.P$16]&lt;[.$D$8]);[.$A23]*[.P$16]*[.$D$9];[.$A23]*[.P$16]*[.$E$9]))))*[.$F$9]" office:value-type="float" office:value="36033.209316" calcext:value-type="float">
            <text:p>36.033 </text:p>
          </table:table-cell>
          <table:table-cell table:style-name="ce27" table:formula="of:=(IF([.$A23]*[.Q$16]&lt;=[.$B$8];[.$A23]*[.Q$16]*[.$B$9];IF(AND([.$A23]*[.Q$16]&gt;[.$B$8];[.$A23]*[.Q$16]&lt;=[.$C$8]);[.$A23]*[.Q$16]*[.$C$9];IF(AND([.$A23]*[.Q$16]&gt;[.$C$8];[.$A23]*[.Q$16]&lt;[.$D$8]);[.$A23]*[.Q$16]*[.$D$9];[.$A23]*[.Q$16]*[.$E$9]))))*[.$F$9]" office:value-type="float" office:value="38035.054278" calcext:value-type="float">
            <text:p>38.035 </text:p>
          </table:table-cell>
          <table:table-cell table:style-name="ce27" table:formula="of:=(IF([.$A23]*[.R$16]&lt;=[.$B$8];[.$A23]*[.R$16]*[.$B$9];IF(AND([.$A23]*[.R$16]&gt;[.$B$8];[.$A23]*[.R$16]&lt;=[.$C$8]);[.$A23]*[.R$16]*[.$C$9];IF(AND([.$A23]*[.R$16]&gt;[.$C$8];[.$A23]*[.R$16]&lt;[.$D$8]);[.$A23]*[.R$16]*[.$D$9];[.$A23]*[.R$16]*[.$E$9]))))*[.$F$9]" office:value-type="float" office:value="40036.89924" calcext:value-type="float">
            <text:p>40.037 </text:p>
          </table:table-cell>
          <table:table-cell table:style-name="ce8" table:formula="of:=+[.S22]+0.5" office:value-type="float" office:value="5" calcext:value-type="float">
            <text:p>5,00 </text:p>
          </table:table-cell>
          <table:table-cell table:number-columns-repeated="3"/>
          <table:table-cell table:style-name="ce33"/>
          <table:table-cell table:number-columns-repeated="1001"/>
        </table:table-row>
        <table:table-row table:style-name="ro2">
          <table:table-cell table:style-name="ce5" table:formula="of:=+[.A23]+0.5" office:value-type="float" office:value="5.5" calcext:value-type="float">
            <text:p>5,50 </text:p>
          </table:table-cell>
          <table:table-cell table:style-name="ce13" table:formula="of:=(IF([.$A24]*[.B$16]&lt;=[.$B$8];[.$A24]*[.B$16]*[.$B$9];IF(AND([.$A24]*[.B$16]&gt;[.$B$8];[.$A24]*[.B$16]&lt;=[.$C$8]);[.$A24]*[.B$16]*[.$C$9];IF(AND([.$A24]*[.B$16]&gt;[.$C$8];[.$A24]*[.B$16]&lt;[.$D$8]);[.$A24]*[.B$16]*[.$D$9];[.$A24]*[.B$16]*[.$E$9]))))*[.$F$9]" office:value-type="float" office:value="9574.49583313798" calcext:value-type="float">
            <text:p>9.574 </text:p>
          </table:table-cell>
          <table:table-cell table:style-name="ce24" table:formula="of:=(IF([.$A24]*[.C$16]&lt;=[.$B$8];[.$A24]*[.C$16]*[.$B$9];IF(AND([.$A24]*[.C$16]&gt;[.$B$8];[.$A24]*[.C$16]&lt;=[.$C$8]);[.$A24]*[.C$16]*[.$C$9];IF(AND([.$A24]*[.C$16]&gt;[.$C$8];[.$A24]*[.C$16]&lt;[.$D$8]);[.$A24]*[.C$16]*[.$D$9];[.$A24]*[.C$16]*[.$E$9]))))*[.$F$9]" office:value-type="float" office:value="11639.8753077441" calcext:value-type="float">
            <text:p>11.640 </text:p>
          </table:table-cell>
          <table:table-cell table:style-name="ce24" table:formula="of:=(IF([.$A24]*[.D$16]&lt;=[.$B$8];[.$A24]*[.D$16]*[.$B$9];IF(AND([.$A24]*[.D$16]&gt;[.$B$8];[.$A24]*[.D$16]&lt;=[.$C$8]);[.$A24]*[.D$16]*[.$C$9];IF(AND([.$A24]*[.D$16]&gt;[.$C$8];[.$A24]*[.D$16]&lt;[.$D$8]);[.$A24]*[.D$16]*[.$D$9];[.$A24]*[.D$16]*[.$E$9]))))*[.$F$9]" office:value-type="float" office:value="13584.7601335274" calcext:value-type="float">
            <text:p>13.585 </text:p>
          </table:table-cell>
          <table:table-cell table:style-name="ce24" table:formula="of:=(IF([.$A24]*[.E$16]&lt;=[.$B$8];[.$A24]*[.E$16]*[.$B$9];IF(AND([.$A24]*[.E$16]&gt;[.$B$8];[.$A24]*[.E$16]&lt;=[.$C$8]);[.$A24]*[.E$16]*[.$C$9];IF(AND([.$A24]*[.E$16]&gt;[.$C$8];[.$A24]*[.E$16]&lt;[.$D$8]);[.$A24]*[.E$16]*[.$D$9];[.$A24]*[.E$16]*[.$E$9]))))*[.$F$9]" office:value-type="float" office:value="15848.8868224487" calcext:value-type="float">
            <text:p>15.849 </text:p>
          </table:table-cell>
          <table:table-cell table:style-name="ce24" table:formula="of:=(IF([.$A24]*[.F$16]&lt;=[.$B$8];[.$A24]*[.F$16]*[.$B$9];IF(AND([.$A24]*[.F$16]&gt;[.$B$8];[.$A24]*[.F$16]&lt;=[.$C$8]);[.$A24]*[.F$16]*[.$C$9];IF(AND([.$A24]*[.F$16]&gt;[.$C$8];[.$A24]*[.F$16]&lt;[.$D$8]);[.$A24]*[.F$16]*[.$D$9];[.$A24]*[.F$16]*[.$E$9]))))*[.$F$9]" office:value-type="float" office:value="17616.2356656" calcext:value-type="float">
            <text:p>17.616 </text:p>
          </table:table-cell>
          <table:table-cell table:style-name="ce24" table:formula="of:=(IF([.$A24]*[.G$16]&lt;=[.$B$8];[.$A24]*[.G$16]*[.$B$9];IF(AND([.$A24]*[.G$16]&gt;[.$B$8];[.$A24]*[.G$16]&lt;=[.$C$8]);[.$A24]*[.G$16]*[.$C$9];IF(AND([.$A24]*[.G$16]&gt;[.$C$8];[.$A24]*[.G$16]&lt;[.$D$8]);[.$A24]*[.G$16]*[.$D$9];[.$A24]*[.G$16]*[.$E$9]))))*[.$F$9]" office:value-type="float" office:value="19818.2651238" calcext:value-type="float">
            <text:p>19.818 </text:p>
          </table:table-cell>
          <table:table-cell table:style-name="ce24" table:formula="of:=(IF([.$A24]*[.H$16]&lt;=[.$B$8];[.$A24]*[.H$16]*[.$B$9];IF(AND([.$A24]*[.H$16]&gt;[.$B$8];[.$A24]*[.H$16]&lt;=[.$C$8]);[.$A24]*[.H$16]*[.$C$9];IF(AND([.$A24]*[.H$16]&gt;[.$C$8];[.$A24]*[.H$16]&lt;[.$D$8]);[.$A24]*[.H$16]*[.$D$9];[.$A24]*[.H$16]*[.$E$9]))))*[.$F$9]" office:value-type="float" office:value="22020.294582" calcext:value-type="float">
            <text:p>22.020 </text:p>
          </table:table-cell>
          <table:table-cell table:style-name="ce24" table:formula="of:=(IF([.$A24]*[.I$16]&lt;=[.$B$8];[.$A24]*[.I$16]*[.$B$9];IF(AND([.$A24]*[.I$16]&gt;[.$B$8];[.$A24]*[.I$16]&lt;=[.$C$8]);[.$A24]*[.I$16]*[.$C$9];IF(AND([.$A24]*[.I$16]&gt;[.$C$8];[.$A24]*[.I$16]&lt;[.$D$8]);[.$A24]*[.I$16]*[.$D$9];[.$A24]*[.I$16]*[.$E$9]))))*[.$F$9]" office:value-type="float" office:value="24222.3240402" calcext:value-type="float">
            <text:p>24.222 </text:p>
          </table:table-cell>
          <table:table-cell table:style-name="ce24" table:formula="of:=(IF([.$A24]*[.J$16]&lt;=[.$B$8];[.$A24]*[.J$16]*[.$B$9];IF(AND([.$A24]*[.J$16]&gt;[.$B$8];[.$A24]*[.J$16]&lt;=[.$C$8]);[.$A24]*[.J$16]*[.$C$9];IF(AND([.$A24]*[.J$16]&gt;[.$C$8];[.$A24]*[.J$16]&lt;[.$D$8]);[.$A24]*[.J$16]*[.$D$9];[.$A24]*[.J$16]*[.$E$9]))))*[.$F$9]" office:value-type="float" office:value="26424.3534984" calcext:value-type="float">
            <text:p>26.424 </text:p>
          </table:table-cell>
          <table:table-cell table:style-name="ce24" table:formula="of:=(IF([.$A24]*[.K$16]&lt;=[.$B$8];[.$A24]*[.K$16]*[.$B$9];IF(AND([.$A24]*[.K$16]&gt;[.$B$8];[.$A24]*[.K$16]&lt;=[.$C$8]);[.$A24]*[.K$16]*[.$C$9];IF(AND([.$A24]*[.K$16]&gt;[.$C$8];[.$A24]*[.K$16]&lt;[.$D$8]);[.$A24]*[.K$16]*[.$D$9];[.$A24]*[.K$16]*[.$E$9]))))*[.$F$9]" office:value-type="float" office:value="28626.3829566" calcext:value-type="float">
            <text:p>28.626 </text:p>
          </table:table-cell>
          <table:table-cell table:style-name="ce24" table:formula="of:=(IF([.$A24]*[.L$16]&lt;=[.$B$8];[.$A24]*[.L$16]*[.$B$9];IF(AND([.$A24]*[.L$16]&gt;[.$B$8];[.$A24]*[.L$16]&lt;=[.$C$8]);[.$A24]*[.L$16]*[.$C$9];IF(AND([.$A24]*[.L$16]&gt;[.$C$8];[.$A24]*[.L$16]&lt;[.$D$8]);[.$A24]*[.L$16]*[.$D$9];[.$A24]*[.L$16]*[.$E$9]))))*[.$F$9]" office:value-type="float" office:value="30828.4124148" calcext:value-type="float">
            <text:p>30.828 </text:p>
          </table:table-cell>
          <table:table-cell table:style-name="ce24" table:formula="of:=(IF([.$A24]*[.M$16]&lt;=[.$B$8];[.$A24]*[.M$16]*[.$B$9];IF(AND([.$A24]*[.M$16]&gt;[.$B$8];[.$A24]*[.M$16]&lt;=[.$C$8]);[.$A24]*[.M$16]*[.$C$9];IF(AND([.$A24]*[.M$16]&gt;[.$C$8];[.$A24]*[.M$16]&lt;[.$D$8]);[.$A24]*[.M$16]*[.$D$9];[.$A24]*[.M$16]*[.$E$9]))))*[.$F$9]" office:value-type="float" office:value="33030.441873" calcext:value-type="float">
            <text:p>33.030 </text:p>
          </table:table-cell>
          <table:table-cell table:style-name="ce24" table:formula="of:=(IF([.$A24]*[.N$16]&lt;=[.$B$8];[.$A24]*[.N$16]*[.$B$9];IF(AND([.$A24]*[.N$16]&gt;[.$B$8];[.$A24]*[.N$16]&lt;=[.$C$8]);[.$A24]*[.N$16]*[.$C$9];IF(AND([.$A24]*[.N$16]&gt;[.$C$8];[.$A24]*[.N$16]&lt;[.$D$8]);[.$A24]*[.N$16]*[.$D$9];[.$A24]*[.N$16]*[.$E$9]))))*[.$F$9]" office:value-type="float" office:value="35232.4713312" calcext:value-type="float">
            <text:p>35.232 </text:p>
          </table:table-cell>
          <table:table-cell table:style-name="ce24" table:formula="of:=(IF([.$A24]*[.O$16]&lt;=[.$B$8];[.$A24]*[.O$16]*[.$B$9];IF(AND([.$A24]*[.O$16]&gt;[.$B$8];[.$A24]*[.O$16]&lt;=[.$C$8]);[.$A24]*[.O$16]*[.$C$9];IF(AND([.$A24]*[.O$16]&gt;[.$C$8];[.$A24]*[.O$16]&lt;[.$D$8]);[.$A24]*[.O$16]*[.$D$9];[.$A24]*[.O$16]*[.$E$9]))))*[.$F$9]" office:value-type="float" office:value="37434.5007894" calcext:value-type="float">
            <text:p>37.435 </text:p>
          </table:table-cell>
          <table:table-cell table:style-name="ce24" table:formula="of:=(IF([.$A24]*[.P$16]&lt;=[.$B$8];[.$A24]*[.P$16]*[.$B$9];IF(AND([.$A24]*[.P$16]&gt;[.$B$8];[.$A24]*[.P$16]&lt;=[.$C$8]);[.$A24]*[.P$16]*[.$C$9];IF(AND([.$A24]*[.P$16]&gt;[.$C$8];[.$A24]*[.P$16]&lt;[.$D$8]);[.$A24]*[.P$16]*[.$D$9];[.$A24]*[.P$16]*[.$E$9]))))*[.$F$9]" office:value-type="float" office:value="39636.5302476" calcext:value-type="float">
            <text:p>39.637 </text:p>
          </table:table-cell>
          <table:table-cell table:style-name="ce24" table:formula="of:=(IF([.$A24]*[.Q$16]&lt;=[.$B$8];[.$A24]*[.Q$16]*[.$B$9];IF(AND([.$A24]*[.Q$16]&gt;[.$B$8];[.$A24]*[.Q$16]&lt;=[.$C$8]);[.$A24]*[.Q$16]*[.$C$9];IF(AND([.$A24]*[.Q$16]&gt;[.$C$8];[.$A24]*[.Q$16]&lt;[.$D$8]);[.$A24]*[.Q$16]*[.$D$9];[.$A24]*[.Q$16]*[.$E$9]))))*[.$F$9]" office:value-type="float" office:value="41838.5597058" calcext:value-type="float">
            <text:p>41.839 </text:p>
          </table:table-cell>
          <table:table-cell table:style-name="ce24" table:formula="of:=(IF([.$A24]*[.R$16]&lt;=[.$B$8];[.$A24]*[.R$16]*[.$B$9];IF(AND([.$A24]*[.R$16]&gt;[.$B$8];[.$A24]*[.R$16]&lt;=[.$C$8]);[.$A24]*[.R$16]*[.$C$9];IF(AND([.$A24]*[.R$16]&gt;[.$C$8];[.$A24]*[.R$16]&lt;[.$D$8]);[.$A24]*[.R$16]*[.$D$9];[.$A24]*[.R$16]*[.$E$9]))))*[.$F$9]" office:value-type="float" office:value="44040.589164" calcext:value-type="float">
            <text:p>44.041 </text:p>
          </table:table-cell>
          <table:table-cell table:style-name="ce5" table:formula="of:=+[.S23]+0.5" office:value-type="float" office:value="5.5" calcext:value-type="float">
            <text:p>5,50 </text:p>
          </table:table-cell>
          <table:table-cell table:number-columns-repeated="1005"/>
        </table:table-row>
        <table:table-row table:style-name="ro2">
          <table:table-cell table:style-name="ce5" table:formula="of:=+[.A24]+0.5" office:value-type="float" office:value="6" calcext:value-type="float">
            <text:p>6,00 </text:p>
          </table:table-cell>
          <table:table-cell table:style-name="ce13" table:formula="of:=(IF([.$A25]*[.B$16]&lt;=[.$B$8];[.$A25]*[.B$16]*[.$B$9];IF(AND([.$A25]*[.B$16]&gt;[.$B$8];[.$A25]*[.B$16]&lt;=[.$C$8]);[.$A25]*[.B$16]*[.$C$9];IF(AND([.$A25]*[.B$16]&gt;[.$C$8];[.$A25]*[.B$16]&lt;[.$D$8]);[.$A25]*[.B$16]*[.$D$9];[.$A25]*[.B$16]*[.$E$9]))))*[.$F$9]" office:value-type="float" office:value="10444.9045452414" calcext:value-type="float">
            <text:p>10.445 </text:p>
          </table:table-cell>
          <table:table-cell table:style-name="ce24" table:formula="of:=(IF([.$A25]*[.C$16]&lt;=[.$B$8];[.$A25]*[.C$16]*[.$B$9];IF(AND([.$A25]*[.C$16]&gt;[.$B$8];[.$A25]*[.C$16]&lt;=[.$C$8]);[.$A25]*[.C$16]*[.$C$9];IF(AND([.$A25]*[.C$16]&gt;[.$C$8];[.$A25]*[.C$16]&lt;[.$D$8]);[.$A25]*[.C$16]*[.$D$9];[.$A25]*[.C$16]*[.$E$9]))))*[.$F$9]" office:value-type="float" office:value="12698.0457902663" calcext:value-type="float">
            <text:p>12.698 </text:p>
          </table:table-cell>
          <table:table-cell table:style-name="ce24" table:formula="of:=(IF([.$A25]*[.D$16]&lt;=[.$B$8];[.$A25]*[.D$16]*[.$B$9];IF(AND([.$A25]*[.D$16]&gt;[.$B$8];[.$A25]*[.D$16]&lt;=[.$C$8]);[.$A25]*[.D$16]*[.$C$9];IF(AND([.$A25]*[.D$16]&gt;[.$C$8];[.$A25]*[.D$16]&lt;[.$D$8]);[.$A25]*[.D$16]*[.$D$9];[.$A25]*[.D$16]*[.$E$9]))))*[.$F$9]" office:value-type="float" office:value="14819.7383274845" calcext:value-type="float">
            <text:p>14.820 </text:p>
          </table:table-cell>
          <table:table-cell table:style-name="ce24" table:formula="of:=(IF([.$A25]*[.E$16]&lt;=[.$B$8];[.$A25]*[.E$16]*[.$B$9];IF(AND([.$A25]*[.E$16]&gt;[.$B$8];[.$A25]*[.E$16]&lt;=[.$C$8]);[.$A25]*[.E$16]*[.$C$9];IF(AND([.$A25]*[.E$16]&gt;[.$C$8];[.$A25]*[.E$16]&lt;[.$D$8]);[.$A25]*[.E$16]*[.$D$9];[.$A25]*[.E$16]*[.$E$9]))))*[.$F$9]" office:value-type="float" office:value="17289.6947153986" calcext:value-type="float">
            <text:p>17.290 </text:p>
          </table:table-cell>
          <table:table-cell table:style-name="ce24" table:formula="of:=(IF([.$A25]*[.F$16]&lt;=[.$B$8];[.$A25]*[.F$16]*[.$B$9];IF(AND([.$A25]*[.F$16]&gt;[.$B$8];[.$A25]*[.F$16]&lt;=[.$C$8]);[.$A25]*[.F$16]*[.$C$9];IF(AND([.$A25]*[.F$16]&gt;[.$C$8];[.$A25]*[.F$16]&lt;[.$D$8]);[.$A25]*[.F$16]*[.$D$9];[.$A25]*[.F$16]*[.$E$9]))))*[.$F$9]" office:value-type="float" office:value="19217.7116352" calcext:value-type="float">
            <text:p>19.218 </text:p>
          </table:table-cell>
          <table:table-cell table:style-name="ce24" table:formula="of:=(IF([.$A25]*[.G$16]&lt;=[.$B$8];[.$A25]*[.G$16]*[.$B$9];IF(AND([.$A25]*[.G$16]&gt;[.$B$8];[.$A25]*[.G$16]&lt;=[.$C$8]);[.$A25]*[.G$16]*[.$C$9];IF(AND([.$A25]*[.G$16]&gt;[.$C$8];[.$A25]*[.G$16]&lt;[.$D$8]);[.$A25]*[.G$16]*[.$D$9];[.$A25]*[.G$16]*[.$E$9]))))*[.$F$9]" office:value-type="float" office:value="21619.9255896" calcext:value-type="float">
            <text:p>21.620 </text:p>
          </table:table-cell>
          <table:table-cell table:style-name="ce24" table:formula="of:=(IF([.$A25]*[.H$16]&lt;=[.$B$8];[.$A25]*[.H$16]*[.$B$9];IF(AND([.$A25]*[.H$16]&gt;[.$B$8];[.$A25]*[.H$16]&lt;=[.$C$8]);[.$A25]*[.H$16]*[.$C$9];IF(AND([.$A25]*[.H$16]&gt;[.$C$8];[.$A25]*[.H$16]&lt;[.$D$8]);[.$A25]*[.H$16]*[.$D$9];[.$A25]*[.H$16]*[.$E$9]))))*[.$F$9]" office:value-type="float" office:value="24022.139544" calcext:value-type="float">
            <text:p>24.022 </text:p>
          </table:table-cell>
          <table:table-cell table:style-name="ce24" table:formula="of:=(IF([.$A25]*[.I$16]&lt;=[.$B$8];[.$A25]*[.I$16]*[.$B$9];IF(AND([.$A25]*[.I$16]&gt;[.$B$8];[.$A25]*[.I$16]&lt;=[.$C$8]);[.$A25]*[.I$16]*[.$C$9];IF(AND([.$A25]*[.I$16]&gt;[.$C$8];[.$A25]*[.I$16]&lt;[.$D$8]);[.$A25]*[.I$16]*[.$D$9];[.$A25]*[.I$16]*[.$E$9]))))*[.$F$9]" office:value-type="float" office:value="26424.3534984" calcext:value-type="float">
            <text:p>26.424 </text:p>
          </table:table-cell>
          <table:table-cell table:style-name="ce24" table:formula="of:=(IF([.$A25]*[.J$16]&lt;=[.$B$8];[.$A25]*[.J$16]*[.$B$9];IF(AND([.$A25]*[.J$16]&gt;[.$B$8];[.$A25]*[.J$16]&lt;=[.$C$8]);[.$A25]*[.J$16]*[.$C$9];IF(AND([.$A25]*[.J$16]&gt;[.$C$8];[.$A25]*[.J$16]&lt;[.$D$8]);[.$A25]*[.J$16]*[.$D$9];[.$A25]*[.J$16]*[.$E$9]))))*[.$F$9]" office:value-type="float" office:value="28826.5674528" calcext:value-type="float">
            <text:p>28.827 </text:p>
          </table:table-cell>
          <table:table-cell table:style-name="ce24" table:formula="of:=(IF([.$A25]*[.K$16]&lt;=[.$B$8];[.$A25]*[.K$16]*[.$B$9];IF(AND([.$A25]*[.K$16]&gt;[.$B$8];[.$A25]*[.K$16]&lt;=[.$C$8]);[.$A25]*[.K$16]*[.$C$9];IF(AND([.$A25]*[.K$16]&gt;[.$C$8];[.$A25]*[.K$16]&lt;[.$D$8]);[.$A25]*[.K$16]*[.$D$9];[.$A25]*[.K$16]*[.$E$9]))))*[.$F$9]" office:value-type="float" office:value="31228.7814072" calcext:value-type="float">
            <text:p>31.229 </text:p>
          </table:table-cell>
          <table:table-cell table:style-name="ce24" table:formula="of:=(IF([.$A25]*[.L$16]&lt;=[.$B$8];[.$A25]*[.L$16]*[.$B$9];IF(AND([.$A25]*[.L$16]&gt;[.$B$8];[.$A25]*[.L$16]&lt;=[.$C$8]);[.$A25]*[.L$16]*[.$C$9];IF(AND([.$A25]*[.L$16]&gt;[.$C$8];[.$A25]*[.L$16]&lt;[.$D$8]);[.$A25]*[.L$16]*[.$D$9];[.$A25]*[.L$16]*[.$E$9]))))*[.$F$9]" office:value-type="float" office:value="33630.9953616" calcext:value-type="float">
            <text:p>33.631 </text:p>
          </table:table-cell>
          <table:table-cell table:style-name="ce24" table:formula="of:=(IF([.$A25]*[.M$16]&lt;=[.$B$8];[.$A25]*[.M$16]*[.$B$9];IF(AND([.$A25]*[.M$16]&gt;[.$B$8];[.$A25]*[.M$16]&lt;=[.$C$8]);[.$A25]*[.M$16]*[.$C$9];IF(AND([.$A25]*[.M$16]&gt;[.$C$8];[.$A25]*[.M$16]&lt;[.$D$8]);[.$A25]*[.M$16]*[.$D$9];[.$A25]*[.M$16]*[.$E$9]))))*[.$F$9]" office:value-type="float" office:value="36033.209316" calcext:value-type="float">
            <text:p>36.033 </text:p>
          </table:table-cell>
          <table:table-cell table:style-name="ce24" table:formula="of:=(IF([.$A25]*[.N$16]&lt;=[.$B$8];[.$A25]*[.N$16]*[.$B$9];IF(AND([.$A25]*[.N$16]&gt;[.$B$8];[.$A25]*[.N$16]&lt;=[.$C$8]);[.$A25]*[.N$16]*[.$C$9];IF(AND([.$A25]*[.N$16]&gt;[.$C$8];[.$A25]*[.N$16]&lt;[.$D$8]);[.$A25]*[.N$16]*[.$D$9];[.$A25]*[.N$16]*[.$E$9]))))*[.$F$9]" office:value-type="float" office:value="38435.4232704" calcext:value-type="float">
            <text:p>38.435 </text:p>
          </table:table-cell>
          <table:table-cell table:style-name="ce24" table:formula="of:=(IF([.$A25]*[.O$16]&lt;=[.$B$8];[.$A25]*[.O$16]*[.$B$9];IF(AND([.$A25]*[.O$16]&gt;[.$B$8];[.$A25]*[.O$16]&lt;=[.$C$8]);[.$A25]*[.O$16]*[.$C$9];IF(AND([.$A25]*[.O$16]&gt;[.$C$8];[.$A25]*[.O$16]&lt;[.$D$8]);[.$A25]*[.O$16]*[.$D$9];[.$A25]*[.O$16]*[.$E$9]))))*[.$F$9]" office:value-type="float" office:value="40837.6372248" calcext:value-type="float">
            <text:p>40.838 </text:p>
          </table:table-cell>
          <table:table-cell table:style-name="ce24" table:formula="of:=(IF([.$A25]*[.P$16]&lt;=[.$B$8];[.$A25]*[.P$16]*[.$B$9];IF(AND([.$A25]*[.P$16]&gt;[.$B$8];[.$A25]*[.P$16]&lt;=[.$C$8]);[.$A25]*[.P$16]*[.$C$9];IF(AND([.$A25]*[.P$16]&gt;[.$C$8];[.$A25]*[.P$16]&lt;[.$D$8]);[.$A25]*[.P$16]*[.$D$9];[.$A25]*[.P$16]*[.$E$9]))))*[.$F$9]" office:value-type="float" office:value="43239.8511792" calcext:value-type="float">
            <text:p>43.240 </text:p>
          </table:table-cell>
          <table:table-cell table:style-name="ce24" table:formula="of:=(IF([.$A25]*[.Q$16]&lt;=[.$B$8];[.$A25]*[.Q$16]*[.$B$9];IF(AND([.$A25]*[.Q$16]&gt;[.$B$8];[.$A25]*[.Q$16]&lt;=[.$C$8]);[.$A25]*[.Q$16]*[.$C$9];IF(AND([.$A25]*[.Q$16]&gt;[.$C$8];[.$A25]*[.Q$16]&lt;[.$D$8]);[.$A25]*[.Q$16]*[.$D$9];[.$A25]*[.Q$16]*[.$E$9]))))*[.$F$9]" office:value-type="float" office:value="45642.0651336" calcext:value-type="float">
            <text:p>45.642 </text:p>
          </table:table-cell>
          <table:table-cell table:style-name="ce24" table:formula="of:=(IF([.$A25]*[.R$16]&lt;=[.$B$8];[.$A25]*[.R$16]*[.$B$9];IF(AND([.$A25]*[.R$16]&gt;[.$B$8];[.$A25]*[.R$16]&lt;=[.$C$8]);[.$A25]*[.R$16]*[.$C$9];IF(AND([.$A25]*[.R$16]&gt;[.$C$8];[.$A25]*[.R$16]&lt;[.$D$8]);[.$A25]*[.R$16]*[.$D$9];[.$A25]*[.R$16]*[.$E$9]))))*[.$F$9]" office:value-type="float" office:value="48044.279088" calcext:value-type="float">
            <text:p>48.044 </text:p>
          </table:table-cell>
          <table:table-cell table:style-name="ce5" table:formula="of:=+[.S24]+0.5" office:value-type="float" office:value="6" calcext:value-type="float">
            <text:p>6,00 </text:p>
          </table:table-cell>
          <table:table-cell table:number-columns-repeated="1005"/>
        </table:table-row>
        <table:table-row table:style-name="ro2">
          <table:table-cell table:style-name="ce5" table:formula="of:=+[.A25]+0.5" office:value-type="float" office:value="6.5" calcext:value-type="float">
            <text:p>6,50 </text:p>
          </table:table-cell>
          <table:table-cell table:style-name="ce17" table:formula="of:=(IF([.$A26]*[.B$16]&lt;=[.$B$8];[.$A26]*[.B$16]*[.$B$9];IF(AND([.$A26]*[.B$16]&gt;[.$B$8];[.$A26]*[.B$16]&lt;=[.$C$8]);[.$A26]*[.B$16]*[.$C$9];IF(AND([.$A26]*[.B$16]&gt;[.$C$8];[.$A26]*[.B$16]&lt;[.$D$8]);[.$A26]*[.B$16]*[.$D$9];[.$A26]*[.B$16]*[.$E$9]))))*[.$F$9]" office:value-type="float" office:value="11004.9730182308" calcext:value-type="float">
            <text:p>11.005 </text:p>
          </table:table-cell>
          <table:table-cell table:style-name="ce28" table:formula="of:=(IF([.$A26]*[.C$16]&lt;=[.$B$8];[.$A26]*[.C$16]*[.$B$9];IF(AND([.$A26]*[.C$16]&gt;[.$B$8];[.$A26]*[.C$16]&lt;=[.$C$8]);[.$A26]*[.C$16]*[.$C$9];IF(AND([.$A26]*[.C$16]&gt;[.$C$8];[.$A26]*[.C$16]&lt;[.$D$8]);[.$A26]*[.C$16]*[.$D$9];[.$A26]*[.C$16]*[.$E$9]))))*[.$F$9]" office:value-type="float" office:value="13378.9304345346" calcext:value-type="float">
            <text:p>13.379 </text:p>
          </table:table-cell>
          <table:table-cell table:style-name="ce28" table:formula="of:=(IF([.$A26]*[.D$16]&lt;=[.$B$8];[.$A26]*[.D$16]*[.$B$9];IF(AND([.$A26]*[.D$16]&gt;[.$B$8];[.$A26]*[.D$16]&lt;=[.$C$8]);[.$A26]*[.D$16]*[.$C$9];IF(AND([.$A26]*[.D$16]&gt;[.$C$8];[.$A26]*[.D$16]&lt;[.$D$8]);[.$A26]*[.D$16]*[.$D$9];[.$A26]*[.D$16]*[.$E$9]))))*[.$F$9]" office:value-type="float" office:value="16054.7165214415" calcext:value-type="float">
            <text:p>16.055 </text:p>
          </table:table-cell>
          <table:table-cell table:style-name="ce28" table:formula="of:=(IF([.$A26]*[.E$16]&lt;=[.$B$8];[.$A26]*[.E$16]*[.$B$9];IF(AND([.$A26]*[.E$16]&gt;[.$B$8];[.$A26]*[.E$16]&lt;=[.$C$8]);[.$A26]*[.E$16]*[.$C$9];IF(AND([.$A26]*[.E$16]&gt;[.$C$8];[.$A26]*[.E$16]&lt;[.$D$8]);[.$A26]*[.E$16]*[.$D$9];[.$A26]*[.E$16]*[.$E$9]))))*[.$F$9]" office:value-type="float" office:value="18216.7891542" calcext:value-type="float">
            <text:p>18.217 </text:p>
          </table:table-cell>
          <table:table-cell table:style-name="ce28" table:formula="of:=(IF([.$A26]*[.F$16]&lt;=[.$B$8];[.$A26]*[.F$16]*[.$B$9];IF(AND([.$A26]*[.F$16]&gt;[.$B$8];[.$A26]*[.F$16]&lt;=[.$C$8]);[.$A26]*[.F$16]*[.$C$9];IF(AND([.$A26]*[.F$16]&gt;[.$C$8];[.$A26]*[.F$16]&lt;[.$D$8]);[.$A26]*[.F$16]*[.$D$9];[.$A26]*[.F$16]*[.$E$9]))))*[.$F$9]" office:value-type="float" office:value="20819.1876048" calcext:value-type="float">
            <text:p>20.819 </text:p>
          </table:table-cell>
          <table:table-cell table:style-name="ce28" table:formula="of:=(IF([.$A26]*[.G$16]&lt;=[.$B$8];[.$A26]*[.G$16]*[.$B$9];IF(AND([.$A26]*[.G$16]&gt;[.$B$8];[.$A26]*[.G$16]&lt;=[.$C$8]);[.$A26]*[.G$16]*[.$C$9];IF(AND([.$A26]*[.G$16]&gt;[.$C$8];[.$A26]*[.G$16]&lt;[.$D$8]);[.$A26]*[.G$16]*[.$D$9];[.$A26]*[.G$16]*[.$E$9]))))*[.$F$9]" office:value-type="float" office:value="23421.5860554" calcext:value-type="float">
            <text:p>23.422 </text:p>
          </table:table-cell>
          <table:table-cell table:style-name="ce28" table:formula="of:=(IF([.$A26]*[.H$16]&lt;=[.$B$8];[.$A26]*[.H$16]*[.$B$9];IF(AND([.$A26]*[.H$16]&gt;[.$B$8];[.$A26]*[.H$16]&lt;=[.$C$8]);[.$A26]*[.H$16]*[.$C$9];IF(AND([.$A26]*[.H$16]&gt;[.$C$8];[.$A26]*[.H$16]&lt;[.$D$8]);[.$A26]*[.H$16]*[.$D$9];[.$A26]*[.H$16]*[.$E$9]))))*[.$F$9]" office:value-type="float" office:value="26023.984506" calcext:value-type="float">
            <text:p>26.024 </text:p>
          </table:table-cell>
          <table:table-cell table:style-name="ce28" table:formula="of:=(IF([.$A26]*[.I$16]&lt;=[.$B$8];[.$A26]*[.I$16]*[.$B$9];IF(AND([.$A26]*[.I$16]&gt;[.$B$8];[.$A26]*[.I$16]&lt;=[.$C$8]);[.$A26]*[.I$16]*[.$C$9];IF(AND([.$A26]*[.I$16]&gt;[.$C$8];[.$A26]*[.I$16]&lt;[.$D$8]);[.$A26]*[.I$16]*[.$D$9];[.$A26]*[.I$16]*[.$E$9]))))*[.$F$9]" office:value-type="float" office:value="28626.3829566" calcext:value-type="float">
            <text:p>28.626 </text:p>
          </table:table-cell>
          <table:table-cell table:style-name="ce28" table:formula="of:=(IF([.$A26]*[.J$16]&lt;=[.$B$8];[.$A26]*[.J$16]*[.$B$9];IF(AND([.$A26]*[.J$16]&gt;[.$B$8];[.$A26]*[.J$16]&lt;=[.$C$8]);[.$A26]*[.J$16]*[.$C$9];IF(AND([.$A26]*[.J$16]&gt;[.$C$8];[.$A26]*[.J$16]&lt;[.$D$8]);[.$A26]*[.J$16]*[.$D$9];[.$A26]*[.J$16]*[.$E$9]))))*[.$F$9]" office:value-type="float" office:value="31228.7814072" calcext:value-type="float">
            <text:p>31.229 </text:p>
          </table:table-cell>
          <table:table-cell table:style-name="ce28" table:formula="of:=(IF([.$A26]*[.K$16]&lt;=[.$B$8];[.$A26]*[.K$16]*[.$B$9];IF(AND([.$A26]*[.K$16]&gt;[.$B$8];[.$A26]*[.K$16]&lt;=[.$C$8]);[.$A26]*[.K$16]*[.$C$9];IF(AND([.$A26]*[.K$16]&gt;[.$C$8];[.$A26]*[.K$16]&lt;[.$D$8]);[.$A26]*[.K$16]*[.$D$9];[.$A26]*[.K$16]*[.$E$9]))))*[.$F$9]" office:value-type="float" office:value="33831.1798578" calcext:value-type="float">
            <text:p>33.831 </text:p>
          </table:table-cell>
          <table:table-cell table:style-name="ce28" table:formula="of:=(IF([.$A26]*[.L$16]&lt;=[.$B$8];[.$A26]*[.L$16]*[.$B$9];IF(AND([.$A26]*[.L$16]&gt;[.$B$8];[.$A26]*[.L$16]&lt;=[.$C$8]);[.$A26]*[.L$16]*[.$C$9];IF(AND([.$A26]*[.L$16]&gt;[.$C$8];[.$A26]*[.L$16]&lt;[.$D$8]);[.$A26]*[.L$16]*[.$D$9];[.$A26]*[.L$16]*[.$E$9]))))*[.$F$9]" office:value-type="float" office:value="36433.5783084" calcext:value-type="float">
            <text:p>36.434 </text:p>
          </table:table-cell>
          <table:table-cell table:style-name="ce28" table:formula="of:=(IF([.$A26]*[.M$16]&lt;=[.$B$8];[.$A26]*[.M$16]*[.$B$9];IF(AND([.$A26]*[.M$16]&gt;[.$B$8];[.$A26]*[.M$16]&lt;=[.$C$8]);[.$A26]*[.M$16]*[.$C$9];IF(AND([.$A26]*[.M$16]&gt;[.$C$8];[.$A26]*[.M$16]&lt;[.$D$8]);[.$A26]*[.M$16]*[.$D$9];[.$A26]*[.M$16]*[.$E$9]))))*[.$F$9]" office:value-type="float" office:value="39035.976759" calcext:value-type="float">
            <text:p>39.036 </text:p>
          </table:table-cell>
          <table:table-cell table:style-name="ce28" table:formula="of:=(IF([.$A26]*[.N$16]&lt;=[.$B$8];[.$A26]*[.N$16]*[.$B$9];IF(AND([.$A26]*[.N$16]&gt;[.$B$8];[.$A26]*[.N$16]&lt;=[.$C$8]);[.$A26]*[.N$16]*[.$C$9];IF(AND([.$A26]*[.N$16]&gt;[.$C$8];[.$A26]*[.N$16]&lt;[.$D$8]);[.$A26]*[.N$16]*[.$D$9];[.$A26]*[.N$16]*[.$E$9]))))*[.$F$9]" office:value-type="float" office:value="41638.3752096" calcext:value-type="float">
            <text:p>41.638 </text:p>
          </table:table-cell>
          <table:table-cell table:style-name="ce28" table:formula="of:=(IF([.$A26]*[.O$16]&lt;=[.$B$8];[.$A26]*[.O$16]*[.$B$9];IF(AND([.$A26]*[.O$16]&gt;[.$B$8];[.$A26]*[.O$16]&lt;=[.$C$8]);[.$A26]*[.O$16]*[.$C$9];IF(AND([.$A26]*[.O$16]&gt;[.$C$8];[.$A26]*[.O$16]&lt;[.$D$8]);[.$A26]*[.O$16]*[.$D$9];[.$A26]*[.O$16]*[.$E$9]))))*[.$F$9]" office:value-type="float" office:value="44240.7736602" calcext:value-type="float">
            <text:p>44.241 </text:p>
          </table:table-cell>
          <table:table-cell table:style-name="ce28" table:formula="of:=(IF([.$A26]*[.P$16]&lt;=[.$B$8];[.$A26]*[.P$16]*[.$B$9];IF(AND([.$A26]*[.P$16]&gt;[.$B$8];[.$A26]*[.P$16]&lt;=[.$C$8]);[.$A26]*[.P$16]*[.$C$9];IF(AND([.$A26]*[.P$16]&gt;[.$C$8];[.$A26]*[.P$16]&lt;[.$D$8]);[.$A26]*[.P$16]*[.$D$9];[.$A26]*[.P$16]*[.$E$9]))))*[.$F$9]" office:value-type="float" office:value="46843.1721108" calcext:value-type="float">
            <text:p>46.843 </text:p>
          </table:table-cell>
          <table:table-cell table:style-name="ce28" table:formula="of:=(IF([.$A26]*[.Q$16]&lt;=[.$B$8];[.$A26]*[.Q$16]*[.$B$9];IF(AND([.$A26]*[.Q$16]&gt;[.$B$8];[.$A26]*[.Q$16]&lt;=[.$C$8]);[.$A26]*[.Q$16]*[.$C$9];IF(AND([.$A26]*[.Q$16]&gt;[.$C$8];[.$A26]*[.Q$16]&lt;[.$D$8]);[.$A26]*[.Q$16]*[.$D$9];[.$A26]*[.Q$16]*[.$E$9]))))*[.$F$9]" office:value-type="float" office:value="49445.5705614" calcext:value-type="float">
            <text:p>49.446 </text:p>
          </table:table-cell>
          <table:table-cell table:style-name="ce28" table:formula="of:=(IF([.$A26]*[.R$16]&lt;=[.$B$8];[.$A26]*[.R$16]*[.$B$9];IF(AND([.$A26]*[.R$16]&gt;[.$B$8];[.$A26]*[.R$16]&lt;=[.$C$8]);[.$A26]*[.R$16]*[.$C$9];IF(AND([.$A26]*[.R$16]&gt;[.$C$8];[.$A26]*[.R$16]&lt;[.$D$8]);[.$A26]*[.R$16]*[.$D$9];[.$A26]*[.R$16]*[.$E$9]))))*[.$F$9]" office:value-type="float" office:value="52047.969012" calcext:value-type="float">
            <text:p>52.048 </text:p>
          </table:table-cell>
          <table:table-cell table:style-name="ce5" table:formula="of:=+[.S25]+0.5" office:value-type="float" office:value="6.5" calcext:value-type="float">
            <text:p>6,50 </text:p>
          </table:table-cell>
          <table:table-cell table:number-columns-repeated="1005"/>
        </table:table-row>
        <table:table-row table:style-name="ro2">
          <table:table-cell table:style-name="ce9" table:number-columns-spanned="18" table:number-rows-spanned="1"/>
          <table:covered-table-cell table:number-columns-repeated="17" table:style-name="ce9"/>
          <table:table-cell table:style-name="ce10"/>
          <table:table-cell table:number-columns-repeated="238"/>
          <table:table-cell table:style-name="ce10" table:number-columns-repeated="767"/>
        </table:table-row>
        <table:table-row table:style-name="ro2">
          <table:table-cell table:style-name="ce5"/>
          <table:table-cell table:style-name="ce5" office:value-type="float" office:value="10.5" calcext:value-type="float">
            <text:p>10,50 </text:p>
          </table:table-cell>
          <table:table-cell table:style-name="ce5" table:formula="of:=+[.B28]+0.5" office:value-type="float" office:value="11" calcext:value-type="float">
            <text:p>11,00 </text:p>
          </table:table-cell>
          <table:table-cell table:style-name="ce5" table:formula="of:=+[.C28]+0.5" office:value-type="float" office:value="11.5" calcext:value-type="float">
            <text:p>11,50 </text:p>
          </table:table-cell>
          <table:table-cell table:style-name="ce5" table:formula="of:=+[.D28]+0.5" office:value-type="float" office:value="12" calcext:value-type="float">
            <text:p>12,00 </text:p>
          </table:table-cell>
          <table:table-cell table:style-name="ce5" table:formula="of:=+[.E28]+0.5" office:value-type="float" office:value="12.5" calcext:value-type="float">
            <text:p>12,50 </text:p>
          </table:table-cell>
          <table:table-cell table:style-name="ce5" table:formula="of:=+[.F28]+0.5" office:value-type="float" office:value="13" calcext:value-type="float">
            <text:p>13,00 </text:p>
          </table:table-cell>
          <table:table-cell table:style-name="ce5" table:formula="of:=+[.G28]+0.5" office:value-type="float" office:value="13.5" calcext:value-type="float">
            <text:p>13,50 </text:p>
          </table:table-cell>
          <table:table-cell table:style-name="ce5" table:formula="of:=+[.H28]+0.5" office:value-type="float" office:value="14" calcext:value-type="float">
            <text:p>14,00 </text:p>
          </table:table-cell>
          <table:table-cell table:style-name="ce5" table:formula="of:=+[.I28]+0.5" office:value-type="float" office:value="14.5" calcext:value-type="float">
            <text:p>14,50 </text:p>
          </table:table-cell>
          <table:table-cell table:style-name="ce5" table:formula="of:=+[.J28]+0.5" office:value-type="float" office:value="15" calcext:value-type="float">
            <text:p>15,00 </text:p>
          </table:table-cell>
          <table:table-cell table:style-name="ce5" table:formula="of:=+[.K28]+0.5" office:value-type="float" office:value="15.5" calcext:value-type="float">
            <text:p>15,50 </text:p>
          </table:table-cell>
          <table:table-cell table:style-name="ce5" table:formula="of:=+[.L28]+0.5" office:value-type="float" office:value="16" calcext:value-type="float">
            <text:p>16,00 </text:p>
          </table:table-cell>
          <table:table-cell table:style-name="ce5" table:formula="of:=+[.M28]+0.5" office:value-type="float" office:value="16.5" calcext:value-type="float">
            <text:p>16,50 </text:p>
          </table:table-cell>
          <table:table-cell table:style-name="ce5" table:formula="of:=+[.N28]+0.5" office:value-type="float" office:value="17" calcext:value-type="float">
            <text:p>17,00 </text:p>
          </table:table-cell>
          <table:table-cell table:style-name="ce5" table:formula="of:=+[.O28]+0.5" office:value-type="float" office:value="17.5" calcext:value-type="float">
            <text:p>17,50 </text:p>
          </table:table-cell>
          <table:table-cell table:style-name="ce5" table:formula="of:=+[.P28]+0.5" office:value-type="float" office:value="18" calcext:value-type="float">
            <text:p>18,00 </text:p>
          </table:table-cell>
          <table:table-cell table:style-name="ce5" table:formula="of:=+[.Q28]+0.5" office:value-type="float" office:value="18.5" calcext:value-type="float">
            <text:p>18,50 </text:p>
          </table:table-cell>
          <table:table-cell table:style-name="ce5"/>
          <table:table-cell table:number-columns-repeated="1005"/>
        </table:table-row>
        <table:table-row table:style-name="ro2">
          <table:table-cell table:style-name="ce5" office:value-type="float" office:value="2" calcext:value-type="float">
            <text:p>2,00 </text:p>
          </table:table-cell>
          <table:table-cell table:style-name="ce12" table:formula="of:=(IF([.$A29]*[.B$28]&lt;=[.$B$8];[.$A29]*[.B$28]*[.$B$9];IF(AND([.$A29]*[.B$28]&gt;[.$B$8];[.$A29]*[.B$28]&lt;=[.$C$8]);[.$A29]*[.B$28]*[.$C$9];IF(AND([.$A29]*[.B$28]&gt;[.$C$8];[.$A29]*[.B$28]&lt;[.$D$8]);[.$A29]*[.B$28]*[.$D$9];[.$A29]*[.B$28]*[.$E$9]))))*[.$F$9]" office:value-type="float" office:value="17289.6947153986" calcext:value-type="float">
            <text:p>17.290 </text:p>
          </table:table-cell>
          <table:table-cell table:style-name="ce12" table:formula="of:=(IF([.$A29]*[.C$28]&lt;=[.$B$8];[.$A29]*[.C$28]*[.$B$9];IF(AND([.$A29]*[.C$28]&gt;[.$B$8];[.$A29]*[.C$28]&lt;=[.$C$8]);[.$A29]*[.C$28]*[.$C$9];IF(AND([.$A29]*[.C$28]&gt;[.$C$8];[.$A29]*[.C$28]&lt;[.$D$8]);[.$A29]*[.C$28]*[.$D$9];[.$A29]*[.C$28]*[.$E$9]))))*[.$F$9]" office:value-type="float" office:value="17616.2356656" calcext:value-type="float">
            <text:p>17.616 </text:p>
          </table:table-cell>
          <table:table-cell table:style-name="ce12" table:formula="of:=(IF([.$A29]*[.D$28]&lt;=[.$B$8];[.$A29]*[.D$28]*[.$B$9];IF(AND([.$A29]*[.D$28]&gt;[.$B$8];[.$A29]*[.D$28]&lt;=[.$C$8]);[.$A29]*[.D$28]*[.$C$9];IF(AND([.$A29]*[.D$28]&gt;[.$C$8];[.$A29]*[.D$28]&lt;[.$D$8]);[.$A29]*[.D$28]*[.$D$9];[.$A29]*[.D$28]*[.$E$9]))))*[.$F$9]" office:value-type="float" office:value="18416.9736504" calcext:value-type="float">
            <text:p>18.417 </text:p>
          </table:table-cell>
          <table:table-cell table:style-name="ce12" table:formula="of:=(IF([.$A29]*[.E$28]&lt;=[.$B$8];[.$A29]*[.E$28]*[.$B$9];IF(AND([.$A29]*[.E$28]&gt;[.$B$8];[.$A29]*[.E$28]&lt;=[.$C$8]);[.$A29]*[.E$28]*[.$C$9];IF(AND([.$A29]*[.E$28]&gt;[.$C$8];[.$A29]*[.E$28]&lt;[.$D$8]);[.$A29]*[.E$28]*[.$D$9];[.$A29]*[.E$28]*[.$E$9]))))*[.$F$9]" office:value-type="float" office:value="19217.7116352" calcext:value-type="float">
            <text:p>19.218 </text:p>
          </table:table-cell>
          <table:table-cell table:style-name="ce12" table:formula="of:=(IF([.$A29]*[.F$28]&lt;=[.$B$8];[.$A29]*[.F$28]*[.$B$9];IF(AND([.$A29]*[.F$28]&gt;[.$B$8];[.$A29]*[.F$28]&lt;=[.$C$8]);[.$A29]*[.F$28]*[.$C$9];IF(AND([.$A29]*[.F$28]&gt;[.$C$8];[.$A29]*[.F$28]&lt;[.$D$8]);[.$A29]*[.F$28]*[.$D$9];[.$A29]*[.F$28]*[.$E$9]))))*[.$F$9]" office:value-type="float" office:value="20018.44962" calcext:value-type="float">
            <text:p>20.018 </text:p>
          </table:table-cell>
          <table:table-cell table:style-name="ce12" table:formula="of:=(IF([.$A29]*[.G$28]&lt;=[.$B$8];[.$A29]*[.G$28]*[.$B$9];IF(AND([.$A29]*[.G$28]&gt;[.$B$8];[.$A29]*[.G$28]&lt;=[.$C$8]);[.$A29]*[.G$28]*[.$C$9];IF(AND([.$A29]*[.G$28]&gt;[.$C$8];[.$A29]*[.G$28]&lt;[.$D$8]);[.$A29]*[.G$28]*[.$D$9];[.$A29]*[.G$28]*[.$E$9]))))*[.$F$9]" office:value-type="float" office:value="20819.1876048" calcext:value-type="float">
            <text:p>20.819 </text:p>
          </table:table-cell>
          <table:table-cell table:style-name="ce12" table:formula="of:=(IF([.$A29]*[.H$28]&lt;=[.$B$8];[.$A29]*[.H$28]*[.$B$9];IF(AND([.$A29]*[.H$28]&gt;[.$B$8];[.$A29]*[.H$28]&lt;=[.$C$8]);[.$A29]*[.H$28]*[.$C$9];IF(AND([.$A29]*[.H$28]&gt;[.$C$8];[.$A29]*[.H$28]&lt;[.$D$8]);[.$A29]*[.H$28]*[.$D$9];[.$A29]*[.H$28]*[.$E$9]))))*[.$F$9]" office:value-type="float" office:value="21619.9255896" calcext:value-type="float">
            <text:p>21.620 </text:p>
          </table:table-cell>
          <table:table-cell table:style-name="ce12" table:formula="of:=(IF([.$A29]*[.I$28]&lt;=[.$B$8];[.$A29]*[.I$28]*[.$B$9];IF(AND([.$A29]*[.I$28]&gt;[.$B$8];[.$A29]*[.I$28]&lt;=[.$C$8]);[.$A29]*[.I$28]*[.$C$9];IF(AND([.$A29]*[.I$28]&gt;[.$C$8];[.$A29]*[.I$28]&lt;[.$D$8]);[.$A29]*[.I$28]*[.$D$9];[.$A29]*[.I$28]*[.$E$9]))))*[.$F$9]" office:value-type="float" office:value="22420.6635744" calcext:value-type="float">
            <text:p>22.421 </text:p>
          </table:table-cell>
          <table:table-cell table:style-name="ce12" table:formula="of:=(IF([.$A29]*[.J$28]&lt;=[.$B$8];[.$A29]*[.J$28]*[.$B$9];IF(AND([.$A29]*[.J$28]&gt;[.$B$8];[.$A29]*[.J$28]&lt;=[.$C$8]);[.$A29]*[.J$28]*[.$C$9];IF(AND([.$A29]*[.J$28]&gt;[.$C$8];[.$A29]*[.J$28]&lt;[.$D$8]);[.$A29]*[.J$28]*[.$D$9];[.$A29]*[.J$28]*[.$E$9]))))*[.$F$9]" office:value-type="float" office:value="23221.4015592" calcext:value-type="float">
            <text:p>23.221 </text:p>
          </table:table-cell>
          <table:table-cell table:style-name="ce12" table:formula="of:=(IF([.$A29]*[.K$28]&lt;=[.$B$8];[.$A29]*[.K$28]*[.$B$9];IF(AND([.$A29]*[.K$28]&gt;[.$B$8];[.$A29]*[.K$28]&lt;=[.$C$8]);[.$A29]*[.K$28]*[.$C$9];IF(AND([.$A29]*[.K$28]&gt;[.$C$8];[.$A29]*[.K$28]&lt;[.$D$8]);[.$A29]*[.K$28]*[.$D$9];[.$A29]*[.K$28]*[.$E$9]))))*[.$F$9]" office:value-type="float" office:value="24022.139544" calcext:value-type="float">
            <text:p>24.022 </text:p>
          </table:table-cell>
          <table:table-cell table:style-name="ce12" table:formula="of:=(IF([.$A29]*[.L$28]&lt;=[.$B$8];[.$A29]*[.L$28]*[.$B$9];IF(AND([.$A29]*[.L$28]&gt;[.$B$8];[.$A29]*[.L$28]&lt;=[.$C$8]);[.$A29]*[.L$28]*[.$C$9];IF(AND([.$A29]*[.L$28]&gt;[.$C$8];[.$A29]*[.L$28]&lt;[.$D$8]);[.$A29]*[.L$28]*[.$D$9];[.$A29]*[.L$28]*[.$E$9]))))*[.$F$9]" office:value-type="float" office:value="24822.8775288" calcext:value-type="float">
            <text:p>24.823 </text:p>
          </table:table-cell>
          <table:table-cell table:style-name="ce12" table:formula="of:=(IF([.$A29]*[.M$28]&lt;=[.$B$8];[.$A29]*[.M$28]*[.$B$9];IF(AND([.$A29]*[.M$28]&gt;[.$B$8];[.$A29]*[.M$28]&lt;=[.$C$8]);[.$A29]*[.M$28]*[.$C$9];IF(AND([.$A29]*[.M$28]&gt;[.$C$8];[.$A29]*[.M$28]&lt;[.$D$8]);[.$A29]*[.M$28]*[.$D$9];[.$A29]*[.M$28]*[.$E$9]))))*[.$F$9]" office:value-type="float" office:value="25623.6155136" calcext:value-type="float">
            <text:p>25.624 </text:p>
          </table:table-cell>
          <table:table-cell table:style-name="ce12" table:formula="of:=(IF([.$A29]*[.N$28]&lt;=[.$B$8];[.$A29]*[.N$28]*[.$B$9];IF(AND([.$A29]*[.N$28]&gt;[.$B$8];[.$A29]*[.N$28]&lt;=[.$C$8]);[.$A29]*[.N$28]*[.$C$9];IF(AND([.$A29]*[.N$28]&gt;[.$C$8];[.$A29]*[.N$28]&lt;[.$D$8]);[.$A29]*[.N$28]*[.$D$9];[.$A29]*[.N$28]*[.$E$9]))))*[.$F$9]" office:value-type="float" office:value="26424.3534984" calcext:value-type="float">
            <text:p>26.424 </text:p>
          </table:table-cell>
          <table:table-cell table:style-name="ce12" table:formula="of:=(IF([.$A29]*[.O$28]&lt;=[.$B$8];[.$A29]*[.O$28]*[.$B$9];IF(AND([.$A29]*[.O$28]&gt;[.$B$8];[.$A29]*[.O$28]&lt;=[.$C$8]);[.$A29]*[.O$28]*[.$C$9];IF(AND([.$A29]*[.O$28]&gt;[.$C$8];[.$A29]*[.O$28]&lt;[.$D$8]);[.$A29]*[.O$28]*[.$D$9];[.$A29]*[.O$28]*[.$E$9]))))*[.$F$9]" office:value-type="float" office:value="27225.0914832" calcext:value-type="float">
            <text:p>27.225 </text:p>
          </table:table-cell>
          <table:table-cell table:style-name="ce12" table:formula="of:=(IF([.$A29]*[.P$28]&lt;=[.$B$8];[.$A29]*[.P$28]*[.$B$9];IF(AND([.$A29]*[.P$28]&gt;[.$B$8];[.$A29]*[.P$28]&lt;=[.$C$8]);[.$A29]*[.P$28]*[.$C$9];IF(AND([.$A29]*[.P$28]&gt;[.$C$8];[.$A29]*[.P$28]&lt;[.$D$8]);[.$A29]*[.P$28]*[.$D$9];[.$A29]*[.P$28]*[.$E$9]))))*[.$F$9]" office:value-type="float" office:value="28025.829468" calcext:value-type="float">
            <text:p>28.026 </text:p>
          </table:table-cell>
          <table:table-cell table:style-name="ce12" table:formula="of:=(IF([.$A29]*[.Q$28]&lt;=[.$B$8];[.$A29]*[.Q$28]*[.$B$9];IF(AND([.$A29]*[.Q$28]&gt;[.$B$8];[.$A29]*[.Q$28]&lt;=[.$C$8]);[.$A29]*[.Q$28]*[.$C$9];IF(AND([.$A29]*[.Q$28]&gt;[.$C$8];[.$A29]*[.Q$28]&lt;[.$D$8]);[.$A29]*[.Q$28]*[.$D$9];[.$A29]*[.Q$28]*[.$E$9]))))*[.$F$9]" office:value-type="float" office:value="28826.5674528" calcext:value-type="float">
            <text:p>28.827 </text:p>
          </table:table-cell>
          <table:table-cell table:style-name="ce12" table:formula="of:=(IF([.$A29]*[.R$28]&lt;=[.$B$8];[.$A29]*[.R$28]*[.$B$9];IF(AND([.$A29]*[.R$28]&gt;[.$B$8];[.$A29]*[.R$28]&lt;=[.$C$8]);[.$A29]*[.R$28]*[.$C$9];IF(AND([.$A29]*[.R$28]&gt;[.$C$8];[.$A29]*[.R$28]&lt;[.$D$8]);[.$A29]*[.R$28]*[.$D$9];[.$A29]*[.R$28]*[.$E$9]))))*[.$F$9]" office:value-type="float" office:value="29627.3054376" calcext:value-type="float">
            <text:p>29.627 </text:p>
          </table:table-cell>
          <table:table-cell table:style-name="ce5" office:value-type="float" office:value="2" calcext:value-type="float">
            <text:p>2,00 </text:p>
          </table:table-cell>
          <table:table-cell table:number-columns-repeated="1005"/>
        </table:table-row>
        <table:table-row table:style-name="ro2">
          <table:table-cell table:style-name="ce5" table:formula="of:=+[.A29]+0.5" office:value-type="float" office:value="2.5" calcext:value-type="float">
            <text:p>2,50 </text:p>
          </table:table-cell>
          <table:table-cell table:style-name="ce18" table:formula="of:=(IF([.$A30]*[.B$28]&lt;=[.$B$8];[.$A30]*[.B$28]*[.$B$9];IF(AND([.$A30]*[.B$28]&gt;[.$B$8];[.$A30]*[.B$28]&lt;=[.$C$8]);[.$A30]*[.B$28]*[.$C$9];IF(AND([.$A30]*[.B$28]&gt;[.$C$8];[.$A30]*[.B$28]&lt;[.$D$8]);[.$A30]*[.B$28]*[.$D$9];[.$A30]*[.B$28]*[.$E$9]))))*[.$F$9]" office:value-type="float" office:value="21019.372101" calcext:value-type="float">
            <text:p>21.019 </text:p>
          </table:table-cell>
          <table:table-cell table:style-name="ce18" table:formula="of:=(IF([.$A30]*[.C$28]&lt;=[.$B$8];[.$A30]*[.C$28]*[.$B$9];IF(AND([.$A30]*[.C$28]&gt;[.$B$8];[.$A30]*[.C$28]&lt;=[.$C$8]);[.$A30]*[.C$28]*[.$C$9];IF(AND([.$A30]*[.C$28]&gt;[.$C$8];[.$A30]*[.C$28]&lt;[.$D$8]);[.$A30]*[.C$28]*[.$D$9];[.$A30]*[.C$28]*[.$E$9]))))*[.$F$9]" office:value-type="float" office:value="22020.294582" calcext:value-type="float">
            <text:p>22.020 </text:p>
          </table:table-cell>
          <table:table-cell table:style-name="ce18" table:formula="of:=(IF([.$A30]*[.D$28]&lt;=[.$B$8];[.$A30]*[.D$28]*[.$B$9];IF(AND([.$A30]*[.D$28]&gt;[.$B$8];[.$A30]*[.D$28]&lt;=[.$C$8]);[.$A30]*[.D$28]*[.$C$9];IF(AND([.$A30]*[.D$28]&gt;[.$C$8];[.$A30]*[.D$28]&lt;[.$D$8]);[.$A30]*[.D$28]*[.$D$9];[.$A30]*[.D$28]*[.$E$9]))))*[.$F$9]" office:value-type="float" office:value="23021.217063" calcext:value-type="float">
            <text:p>23.021 </text:p>
          </table:table-cell>
          <table:table-cell table:style-name="ce18" table:formula="of:=(IF([.$A30]*[.E$28]&lt;=[.$B$8];[.$A30]*[.E$28]*[.$B$9];IF(AND([.$A30]*[.E$28]&gt;[.$B$8];[.$A30]*[.E$28]&lt;=[.$C$8]);[.$A30]*[.E$28]*[.$C$9];IF(AND([.$A30]*[.E$28]&gt;[.$C$8];[.$A30]*[.E$28]&lt;[.$D$8]);[.$A30]*[.E$28]*[.$D$9];[.$A30]*[.E$28]*[.$E$9]))))*[.$F$9]" office:value-type="float" office:value="24022.139544" calcext:value-type="float">
            <text:p>24.022 </text:p>
          </table:table-cell>
          <table:table-cell table:style-name="ce18" table:formula="of:=(IF([.$A30]*[.F$28]&lt;=[.$B$8];[.$A30]*[.F$28]*[.$B$9];IF(AND([.$A30]*[.F$28]&gt;[.$B$8];[.$A30]*[.F$28]&lt;=[.$C$8]);[.$A30]*[.F$28]*[.$C$9];IF(AND([.$A30]*[.F$28]&gt;[.$C$8];[.$A30]*[.F$28]&lt;[.$D$8]);[.$A30]*[.F$28]*[.$D$9];[.$A30]*[.F$28]*[.$E$9]))))*[.$F$9]" office:value-type="float" office:value="25023.062025" calcext:value-type="float">
            <text:p>25.023 </text:p>
          </table:table-cell>
          <table:table-cell table:style-name="ce18" table:formula="of:=(IF([.$A30]*[.G$28]&lt;=[.$B$8];[.$A30]*[.G$28]*[.$B$9];IF(AND([.$A30]*[.G$28]&gt;[.$B$8];[.$A30]*[.G$28]&lt;=[.$C$8]);[.$A30]*[.G$28]*[.$C$9];IF(AND([.$A30]*[.G$28]&gt;[.$C$8];[.$A30]*[.G$28]&lt;[.$D$8]);[.$A30]*[.G$28]*[.$D$9];[.$A30]*[.G$28]*[.$E$9]))))*[.$F$9]" office:value-type="float" office:value="26023.984506" calcext:value-type="float">
            <text:p>26.024 </text:p>
          </table:table-cell>
          <table:table-cell table:style-name="ce18" table:formula="of:=(IF([.$A30]*[.H$28]&lt;=[.$B$8];[.$A30]*[.H$28]*[.$B$9];IF(AND([.$A30]*[.H$28]&gt;[.$B$8];[.$A30]*[.H$28]&lt;=[.$C$8]);[.$A30]*[.H$28]*[.$C$9];IF(AND([.$A30]*[.H$28]&gt;[.$C$8];[.$A30]*[.H$28]&lt;[.$D$8]);[.$A30]*[.H$28]*[.$D$9];[.$A30]*[.H$28]*[.$E$9]))))*[.$F$9]" office:value-type="float" office:value="27024.906987" calcext:value-type="float">
            <text:p>27.025 </text:p>
          </table:table-cell>
          <table:table-cell table:style-name="ce18" table:formula="of:=(IF([.$A30]*[.I$28]&lt;=[.$B$8];[.$A30]*[.I$28]*[.$B$9];IF(AND([.$A30]*[.I$28]&gt;[.$B$8];[.$A30]*[.I$28]&lt;=[.$C$8]);[.$A30]*[.I$28]*[.$C$9];IF(AND([.$A30]*[.I$28]&gt;[.$C$8];[.$A30]*[.I$28]&lt;[.$D$8]);[.$A30]*[.I$28]*[.$D$9];[.$A30]*[.I$28]*[.$E$9]))))*[.$F$9]" office:value-type="float" office:value="28025.829468" calcext:value-type="float">
            <text:p>28.026 </text:p>
          </table:table-cell>
          <table:table-cell table:style-name="ce18" table:formula="of:=(IF([.$A30]*[.J$28]&lt;=[.$B$8];[.$A30]*[.J$28]*[.$B$9];IF(AND([.$A30]*[.J$28]&gt;[.$B$8];[.$A30]*[.J$28]&lt;=[.$C$8]);[.$A30]*[.J$28]*[.$C$9];IF(AND([.$A30]*[.J$28]&gt;[.$C$8];[.$A30]*[.J$28]&lt;[.$D$8]);[.$A30]*[.J$28]*[.$D$9];[.$A30]*[.J$28]*[.$E$9]))))*[.$F$9]" office:value-type="float" office:value="29026.751949" calcext:value-type="float">
            <text:p>29.027 </text:p>
          </table:table-cell>
          <table:table-cell table:style-name="ce18" table:formula="of:=(IF([.$A30]*[.K$28]&lt;=[.$B$8];[.$A30]*[.K$28]*[.$B$9];IF(AND([.$A30]*[.K$28]&gt;[.$B$8];[.$A30]*[.K$28]&lt;=[.$C$8]);[.$A30]*[.K$28]*[.$C$9];IF(AND([.$A30]*[.K$28]&gt;[.$C$8];[.$A30]*[.K$28]&lt;[.$D$8]);[.$A30]*[.K$28]*[.$D$9];[.$A30]*[.K$28]*[.$E$9]))))*[.$F$9]" office:value-type="float" office:value="30027.67443" calcext:value-type="float">
            <text:p>30.028 </text:p>
          </table:table-cell>
          <table:table-cell table:style-name="ce18" table:formula="of:=(IF([.$A30]*[.L$28]&lt;=[.$B$8];[.$A30]*[.L$28]*[.$B$9];IF(AND([.$A30]*[.L$28]&gt;[.$B$8];[.$A30]*[.L$28]&lt;=[.$C$8]);[.$A30]*[.L$28]*[.$C$9];IF(AND([.$A30]*[.L$28]&gt;[.$C$8];[.$A30]*[.L$28]&lt;[.$D$8]);[.$A30]*[.L$28]*[.$D$9];[.$A30]*[.L$28]*[.$E$9]))))*[.$F$9]" office:value-type="float" office:value="31028.596911" calcext:value-type="float">
            <text:p>31.029 </text:p>
          </table:table-cell>
          <table:table-cell table:style-name="ce18" table:formula="of:=(IF([.$A30]*[.M$28]&lt;=[.$B$8];[.$A30]*[.M$28]*[.$B$9];IF(AND([.$A30]*[.M$28]&gt;[.$B$8];[.$A30]*[.M$28]&lt;=[.$C$8]);[.$A30]*[.M$28]*[.$C$9];IF(AND([.$A30]*[.M$28]&gt;[.$C$8];[.$A30]*[.M$28]&lt;[.$D$8]);[.$A30]*[.M$28]*[.$D$9];[.$A30]*[.M$28]*[.$E$9]))))*[.$F$9]" office:value-type="float" office:value="32029.519392" calcext:value-type="float">
            <text:p>32.030 </text:p>
          </table:table-cell>
          <table:table-cell table:style-name="ce18" table:formula="of:=(IF([.$A30]*[.N$28]&lt;=[.$B$8];[.$A30]*[.N$28]*[.$B$9];IF(AND([.$A30]*[.N$28]&gt;[.$B$8];[.$A30]*[.N$28]&lt;=[.$C$8]);[.$A30]*[.N$28]*[.$C$9];IF(AND([.$A30]*[.N$28]&gt;[.$C$8];[.$A30]*[.N$28]&lt;[.$D$8]);[.$A30]*[.N$28]*[.$D$9];[.$A30]*[.N$28]*[.$E$9]))))*[.$F$9]" office:value-type="float" office:value="33030.441873" calcext:value-type="float">
            <text:p>33.030 </text:p>
          </table:table-cell>
          <table:table-cell table:style-name="ce18" table:formula="of:=(IF([.$A30]*[.O$28]&lt;=[.$B$8];[.$A30]*[.O$28]*[.$B$9];IF(AND([.$A30]*[.O$28]&gt;[.$B$8];[.$A30]*[.O$28]&lt;=[.$C$8]);[.$A30]*[.O$28]*[.$C$9];IF(AND([.$A30]*[.O$28]&gt;[.$C$8];[.$A30]*[.O$28]&lt;[.$D$8]);[.$A30]*[.O$28]*[.$D$9];[.$A30]*[.O$28]*[.$E$9]))))*[.$F$9]" office:value-type="float" office:value="34031.364354" calcext:value-type="float">
            <text:p>34.031 </text:p>
          </table:table-cell>
          <table:table-cell table:style-name="ce18" table:formula="of:=(IF([.$A30]*[.P$28]&lt;=[.$B$8];[.$A30]*[.P$28]*[.$B$9];IF(AND([.$A30]*[.P$28]&gt;[.$B$8];[.$A30]*[.P$28]&lt;=[.$C$8]);[.$A30]*[.P$28]*[.$C$9];IF(AND([.$A30]*[.P$28]&gt;[.$C$8];[.$A30]*[.P$28]&lt;[.$D$8]);[.$A30]*[.P$28]*[.$D$9];[.$A30]*[.P$28]*[.$E$9]))))*[.$F$9]" office:value-type="float" office:value="35032.286835" calcext:value-type="float">
            <text:p>35.032 </text:p>
          </table:table-cell>
          <table:table-cell table:style-name="ce18" table:formula="of:=(IF([.$A30]*[.Q$28]&lt;=[.$B$8];[.$A30]*[.Q$28]*[.$B$9];IF(AND([.$A30]*[.Q$28]&gt;[.$B$8];[.$A30]*[.Q$28]&lt;=[.$C$8]);[.$A30]*[.Q$28]*[.$C$9];IF(AND([.$A30]*[.Q$28]&gt;[.$C$8];[.$A30]*[.Q$28]&lt;[.$D$8]);[.$A30]*[.Q$28]*[.$D$9];[.$A30]*[.Q$28]*[.$E$9]))))*[.$F$9]" office:value-type="float" office:value="36033.209316" calcext:value-type="float">
            <text:p>36.033 </text:p>
          </table:table-cell>
          <table:table-cell table:style-name="ce18" table:formula="of:=(IF([.$A30]*[.R$28]&lt;=[.$B$8];[.$A30]*[.R$28]*[.$B$9];IF(AND([.$A30]*[.R$28]&gt;[.$B$8];[.$A30]*[.R$28]&lt;=[.$C$8]);[.$A30]*[.R$28]*[.$C$9];IF(AND([.$A30]*[.R$28]&gt;[.$C$8];[.$A30]*[.R$28]&lt;[.$D$8]);[.$A30]*[.R$28]*[.$D$9];[.$A30]*[.R$28]*[.$E$9]))))*[.$F$9]" office:value-type="float" office:value="37034.131797" calcext:value-type="float">
            <text:p>37.034 </text:p>
          </table:table-cell>
          <table:table-cell table:style-name="ce5" table:formula="of:=+[.S29]+0.5" office:value-type="float" office:value="2.5" calcext:value-type="float">
            <text:p>2,50 </text:p>
          </table:table-cell>
          <table:table-cell table:number-columns-repeated="1005"/>
        </table:table-row>
        <table:table-row table:style-name="ro2">
          <table:table-cell table:style-name="ce6" table:formula="of:=+[.A30]+0.5" office:value-type="float" office:value="3" calcext:value-type="float">
            <text:p>3,00 </text:p>
          </table:table-cell>
          <table:table-cell table:style-name="ce19" table:formula="of:=(IF([.$A31]*[.B$28]&lt;=[.$B$8];[.$A31]*[.B$28]*[.$B$9];IF(AND([.$A31]*[.B$28]&gt;[.$B$8];[.$A31]*[.B$28]&lt;=[.$C$8]);[.$A31]*[.B$28]*[.$C$9];IF(AND([.$A31]*[.B$28]&gt;[.$C$8];[.$A31]*[.B$28]&lt;[.$D$8]);[.$A31]*[.B$28]*[.$D$9];[.$A31]*[.B$28]*[.$E$9]))))*[.$F$9]" office:value-type="float" office:value="25223.2465212" calcext:value-type="float">
            <text:p>25.223 </text:p>
          </table:table-cell>
          <table:table-cell table:style-name="ce19" table:formula="of:=(IF([.$A31]*[.C$28]&lt;=[.$B$8];[.$A31]*[.C$28]*[.$B$9];IF(AND([.$A31]*[.C$28]&gt;[.$B$8];[.$A31]*[.C$28]&lt;=[.$C$8]);[.$A31]*[.C$28]*[.$C$9];IF(AND([.$A31]*[.C$28]&gt;[.$C$8];[.$A31]*[.C$28]&lt;[.$D$8]);[.$A31]*[.C$28]*[.$D$9];[.$A31]*[.C$28]*[.$E$9]))))*[.$F$9]" office:value-type="float" office:value="26424.3534984" calcext:value-type="float">
            <text:p>26.424 </text:p>
          </table:table-cell>
          <table:table-cell table:style-name="ce19" table:formula="of:=(IF([.$A31]*[.D$28]&lt;=[.$B$8];[.$A31]*[.D$28]*[.$B$9];IF(AND([.$A31]*[.D$28]&gt;[.$B$8];[.$A31]*[.D$28]&lt;=[.$C$8]);[.$A31]*[.D$28]*[.$C$9];IF(AND([.$A31]*[.D$28]&gt;[.$C$8];[.$A31]*[.D$28]&lt;[.$D$8]);[.$A31]*[.D$28]*[.$D$9];[.$A31]*[.D$28]*[.$E$9]))))*[.$F$9]" office:value-type="float" office:value="27625.4604756" calcext:value-type="float">
            <text:p>27.625 </text:p>
          </table:table-cell>
          <table:table-cell table:style-name="ce19" table:formula="of:=(IF([.$A31]*[.E$28]&lt;=[.$B$8];[.$A31]*[.E$28]*[.$B$9];IF(AND([.$A31]*[.E$28]&gt;[.$B$8];[.$A31]*[.E$28]&lt;=[.$C$8]);[.$A31]*[.E$28]*[.$C$9];IF(AND([.$A31]*[.E$28]&gt;[.$C$8];[.$A31]*[.E$28]&lt;[.$D$8]);[.$A31]*[.E$28]*[.$D$9];[.$A31]*[.E$28]*[.$E$9]))))*[.$F$9]" office:value-type="float" office:value="28826.5674528" calcext:value-type="float">
            <text:p>28.827 </text:p>
          </table:table-cell>
          <table:table-cell table:style-name="ce19" table:formula="of:=(IF([.$A31]*[.F$28]&lt;=[.$B$8];[.$A31]*[.F$28]*[.$B$9];IF(AND([.$A31]*[.F$28]&gt;[.$B$8];[.$A31]*[.F$28]&lt;=[.$C$8]);[.$A31]*[.F$28]*[.$C$9];IF(AND([.$A31]*[.F$28]&gt;[.$C$8];[.$A31]*[.F$28]&lt;[.$D$8]);[.$A31]*[.F$28]*[.$D$9];[.$A31]*[.F$28]*[.$E$9]))))*[.$F$9]" office:value-type="float" office:value="30027.67443" calcext:value-type="float">
            <text:p>30.028 </text:p>
          </table:table-cell>
          <table:table-cell table:style-name="ce19" table:formula="of:=(IF([.$A31]*[.G$28]&lt;=[.$B$8];[.$A31]*[.G$28]*[.$B$9];IF(AND([.$A31]*[.G$28]&gt;[.$B$8];[.$A31]*[.G$28]&lt;=[.$C$8]);[.$A31]*[.G$28]*[.$C$9];IF(AND([.$A31]*[.G$28]&gt;[.$C$8];[.$A31]*[.G$28]&lt;[.$D$8]);[.$A31]*[.G$28]*[.$D$9];[.$A31]*[.G$28]*[.$E$9]))))*[.$F$9]" office:value-type="float" office:value="31228.7814072" calcext:value-type="float">
            <text:p>31.229 </text:p>
          </table:table-cell>
          <table:table-cell table:style-name="ce19" table:formula="of:=(IF([.$A31]*[.H$28]&lt;=[.$B$8];[.$A31]*[.H$28]*[.$B$9];IF(AND([.$A31]*[.H$28]&gt;[.$B$8];[.$A31]*[.H$28]&lt;=[.$C$8]);[.$A31]*[.H$28]*[.$C$9];IF(AND([.$A31]*[.H$28]&gt;[.$C$8];[.$A31]*[.H$28]&lt;[.$D$8]);[.$A31]*[.H$28]*[.$D$9];[.$A31]*[.H$28]*[.$E$9]))))*[.$F$9]" office:value-type="float" office:value="32429.8883844" calcext:value-type="float">
            <text:p>32.430 </text:p>
          </table:table-cell>
          <table:table-cell table:style-name="ce19" table:formula="of:=(IF([.$A31]*[.I$28]&lt;=[.$B$8];[.$A31]*[.I$28]*[.$B$9];IF(AND([.$A31]*[.I$28]&gt;[.$B$8];[.$A31]*[.I$28]&lt;=[.$C$8]);[.$A31]*[.I$28]*[.$C$9];IF(AND([.$A31]*[.I$28]&gt;[.$C$8];[.$A31]*[.I$28]&lt;[.$D$8]);[.$A31]*[.I$28]*[.$D$9];[.$A31]*[.I$28]*[.$E$9]))))*[.$F$9]" office:value-type="float" office:value="33630.9953616" calcext:value-type="float">
            <text:p>33.631 </text:p>
          </table:table-cell>
          <table:table-cell table:style-name="ce19" table:formula="of:=(IF([.$A31]*[.J$28]&lt;=[.$B$8];[.$A31]*[.J$28]*[.$B$9];IF(AND([.$A31]*[.J$28]&gt;[.$B$8];[.$A31]*[.J$28]&lt;=[.$C$8]);[.$A31]*[.J$28]*[.$C$9];IF(AND([.$A31]*[.J$28]&gt;[.$C$8];[.$A31]*[.J$28]&lt;[.$D$8]);[.$A31]*[.J$28]*[.$D$9];[.$A31]*[.J$28]*[.$E$9]))))*[.$F$9]" office:value-type="float" office:value="34832.1023388" calcext:value-type="float">
            <text:p>34.832 </text:p>
          </table:table-cell>
          <table:table-cell table:style-name="ce19" table:formula="of:=(IF([.$A31]*[.K$28]&lt;=[.$B$8];[.$A31]*[.K$28]*[.$B$9];IF(AND([.$A31]*[.K$28]&gt;[.$B$8];[.$A31]*[.K$28]&lt;=[.$C$8]);[.$A31]*[.K$28]*[.$C$9];IF(AND([.$A31]*[.K$28]&gt;[.$C$8];[.$A31]*[.K$28]&lt;[.$D$8]);[.$A31]*[.K$28]*[.$D$9];[.$A31]*[.K$28]*[.$E$9]))))*[.$F$9]" office:value-type="float" office:value="36033.209316" calcext:value-type="float">
            <text:p>36.033 </text:p>
          </table:table-cell>
          <table:table-cell table:style-name="ce19" table:formula="of:=(IF([.$A31]*[.L$28]&lt;=[.$B$8];[.$A31]*[.L$28]*[.$B$9];IF(AND([.$A31]*[.L$28]&gt;[.$B$8];[.$A31]*[.L$28]&lt;=[.$C$8]);[.$A31]*[.L$28]*[.$C$9];IF(AND([.$A31]*[.L$28]&gt;[.$C$8];[.$A31]*[.L$28]&lt;[.$D$8]);[.$A31]*[.L$28]*[.$D$9];[.$A31]*[.L$28]*[.$E$9]))))*[.$F$9]" office:value-type="float" office:value="37234.3162932" calcext:value-type="float">
            <text:p>37.234 </text:p>
          </table:table-cell>
          <table:table-cell table:style-name="ce19" table:formula="of:=(IF([.$A31]*[.M$28]&lt;=[.$B$8];[.$A31]*[.M$28]*[.$B$9];IF(AND([.$A31]*[.M$28]&gt;[.$B$8];[.$A31]*[.M$28]&lt;=[.$C$8]);[.$A31]*[.M$28]*[.$C$9];IF(AND([.$A31]*[.M$28]&gt;[.$C$8];[.$A31]*[.M$28]&lt;[.$D$8]);[.$A31]*[.M$28]*[.$D$9];[.$A31]*[.M$28]*[.$E$9]))))*[.$F$9]" office:value-type="float" office:value="38435.4232704" calcext:value-type="float">
            <text:p>38.435 </text:p>
          </table:table-cell>
          <table:table-cell table:style-name="ce19" table:formula="of:=(IF([.$A31]*[.N$28]&lt;=[.$B$8];[.$A31]*[.N$28]*[.$B$9];IF(AND([.$A31]*[.N$28]&gt;[.$B$8];[.$A31]*[.N$28]&lt;=[.$C$8]);[.$A31]*[.N$28]*[.$C$9];IF(AND([.$A31]*[.N$28]&gt;[.$C$8];[.$A31]*[.N$28]&lt;[.$D$8]);[.$A31]*[.N$28]*[.$D$9];[.$A31]*[.N$28]*[.$E$9]))))*[.$F$9]" office:value-type="float" office:value="39636.5302476" calcext:value-type="float">
            <text:p>39.637 </text:p>
          </table:table-cell>
          <table:table-cell table:style-name="ce19" table:formula="of:=(IF([.$A31]*[.O$28]&lt;=[.$B$8];[.$A31]*[.O$28]*[.$B$9];IF(AND([.$A31]*[.O$28]&gt;[.$B$8];[.$A31]*[.O$28]&lt;=[.$C$8]);[.$A31]*[.O$28]*[.$C$9];IF(AND([.$A31]*[.O$28]&gt;[.$C$8];[.$A31]*[.O$28]&lt;[.$D$8]);[.$A31]*[.O$28]*[.$D$9];[.$A31]*[.O$28]*[.$E$9]))))*[.$F$9]" office:value-type="float" office:value="40837.6372248" calcext:value-type="float">
            <text:p>40.838 </text:p>
          </table:table-cell>
          <table:table-cell table:style-name="ce19" table:formula="of:=(IF([.$A31]*[.P$28]&lt;=[.$B$8];[.$A31]*[.P$28]*[.$B$9];IF(AND([.$A31]*[.P$28]&gt;[.$B$8];[.$A31]*[.P$28]&lt;=[.$C$8]);[.$A31]*[.P$28]*[.$C$9];IF(AND([.$A31]*[.P$28]&gt;[.$C$8];[.$A31]*[.P$28]&lt;[.$D$8]);[.$A31]*[.P$28]*[.$D$9];[.$A31]*[.P$28]*[.$E$9]))))*[.$F$9]" office:value-type="float" office:value="42038.744202" calcext:value-type="float">
            <text:p>42.039 </text:p>
          </table:table-cell>
          <table:table-cell table:style-name="ce19" table:formula="of:=(IF([.$A31]*[.Q$28]&lt;=[.$B$8];[.$A31]*[.Q$28]*[.$B$9];IF(AND([.$A31]*[.Q$28]&gt;[.$B$8];[.$A31]*[.Q$28]&lt;=[.$C$8]);[.$A31]*[.Q$28]*[.$C$9];IF(AND([.$A31]*[.Q$28]&gt;[.$C$8];[.$A31]*[.Q$28]&lt;[.$D$8]);[.$A31]*[.Q$28]*[.$D$9];[.$A31]*[.Q$28]*[.$E$9]))))*[.$F$9]" office:value-type="float" office:value="43239.8511792" calcext:value-type="float">
            <text:p>43.240 </text:p>
          </table:table-cell>
          <table:table-cell table:style-name="ce19" table:formula="of:=(IF([.$A31]*[.R$28]&lt;=[.$B$8];[.$A31]*[.R$28]*[.$B$9];IF(AND([.$A31]*[.R$28]&gt;[.$B$8];[.$A31]*[.R$28]&lt;=[.$C$8]);[.$A31]*[.R$28]*[.$C$9];IF(AND([.$A31]*[.R$28]&gt;[.$C$8];[.$A31]*[.R$28]&lt;[.$D$8]);[.$A31]*[.R$28]*[.$D$9];[.$A31]*[.R$28]*[.$E$9]))))*[.$F$9]" office:value-type="float" office:value="44440.9581564" calcext:value-type="float">
            <text:p>44.441 </text:p>
          </table:table-cell>
          <table:table-cell table:style-name="ce6" table:formula="of:=+[.S30]+0.5" office:value-type="float" office:value="3" calcext:value-type="float">
            <text:p>3,00 </text:p>
          </table:table-cell>
          <table:table-cell table:number-columns-repeated="1005"/>
        </table:table-row>
        <table:table-row table:style-name="ro2">
          <table:table-cell table:style-name="ce5" table:formula="of:=+[.A31]+0.5" office:value-type="float" office:value="3.5" calcext:value-type="float">
            <text:p>3,50 </text:p>
          </table:table-cell>
          <table:table-cell table:style-name="ce18" table:formula="of:=(IF([.$A32]*[.B$28]&lt;=[.$B$8];[.$A32]*[.B$28]*[.$B$9];IF(AND([.$A32]*[.B$28]&gt;[.$B$8];[.$A32]*[.B$28]&lt;=[.$C$8]);[.$A32]*[.B$28]*[.$C$9];IF(AND([.$A32]*[.B$28]&gt;[.$C$8];[.$A32]*[.B$28]&lt;[.$D$8]);[.$A32]*[.B$28]*[.$D$9];[.$A32]*[.B$28]*[.$E$9]))))*[.$F$9]" office:value-type="float" office:value="29427.1209414" calcext:value-type="float">
            <text:p>29.427 </text:p>
          </table:table-cell>
          <table:table-cell table:style-name="ce18" table:formula="of:=(IF([.$A32]*[.C$28]&lt;=[.$B$8];[.$A32]*[.C$28]*[.$B$9];IF(AND([.$A32]*[.C$28]&gt;[.$B$8];[.$A32]*[.C$28]&lt;=[.$C$8]);[.$A32]*[.C$28]*[.$C$9];IF(AND([.$A32]*[.C$28]&gt;[.$C$8];[.$A32]*[.C$28]&lt;[.$D$8]);[.$A32]*[.C$28]*[.$D$9];[.$A32]*[.C$28]*[.$E$9]))))*[.$F$9]" office:value-type="float" office:value="30828.4124148" calcext:value-type="float">
            <text:p>30.828 </text:p>
          </table:table-cell>
          <table:table-cell table:style-name="ce18" table:formula="of:=(IF([.$A32]*[.D$28]&lt;=[.$B$8];[.$A32]*[.D$28]*[.$B$9];IF(AND([.$A32]*[.D$28]&gt;[.$B$8];[.$A32]*[.D$28]&lt;=[.$C$8]);[.$A32]*[.D$28]*[.$C$9];IF(AND([.$A32]*[.D$28]&gt;[.$C$8];[.$A32]*[.D$28]&lt;[.$D$8]);[.$A32]*[.D$28]*[.$D$9];[.$A32]*[.D$28]*[.$E$9]))))*[.$F$9]" office:value-type="float" office:value="32229.7038882" calcext:value-type="float">
            <text:p>32.230 </text:p>
          </table:table-cell>
          <table:table-cell table:style-name="ce18" table:formula="of:=(IF([.$A32]*[.E$28]&lt;=[.$B$8];[.$A32]*[.E$28]*[.$B$9];IF(AND([.$A32]*[.E$28]&gt;[.$B$8];[.$A32]*[.E$28]&lt;=[.$C$8]);[.$A32]*[.E$28]*[.$C$9];IF(AND([.$A32]*[.E$28]&gt;[.$C$8];[.$A32]*[.E$28]&lt;[.$D$8]);[.$A32]*[.E$28]*[.$D$9];[.$A32]*[.E$28]*[.$E$9]))))*[.$F$9]" office:value-type="float" office:value="33630.9953616" calcext:value-type="float">
            <text:p>33.631 </text:p>
          </table:table-cell>
          <table:table-cell table:style-name="ce18" table:formula="of:=(IF([.$A32]*[.F$28]&lt;=[.$B$8];[.$A32]*[.F$28]*[.$B$9];IF(AND([.$A32]*[.F$28]&gt;[.$B$8];[.$A32]*[.F$28]&lt;=[.$C$8]);[.$A32]*[.F$28]*[.$C$9];IF(AND([.$A32]*[.F$28]&gt;[.$C$8];[.$A32]*[.F$28]&lt;[.$D$8]);[.$A32]*[.F$28]*[.$D$9];[.$A32]*[.F$28]*[.$E$9]))))*[.$F$9]" office:value-type="float" office:value="35032.286835" calcext:value-type="float">
            <text:p>35.032 </text:p>
          </table:table-cell>
          <table:table-cell table:style-name="ce18" table:formula="of:=(IF([.$A32]*[.G$28]&lt;=[.$B$8];[.$A32]*[.G$28]*[.$B$9];IF(AND([.$A32]*[.G$28]&gt;[.$B$8];[.$A32]*[.G$28]&lt;=[.$C$8]);[.$A32]*[.G$28]*[.$C$9];IF(AND([.$A32]*[.G$28]&gt;[.$C$8];[.$A32]*[.G$28]&lt;[.$D$8]);[.$A32]*[.G$28]*[.$D$9];[.$A32]*[.G$28]*[.$E$9]))))*[.$F$9]" office:value-type="float" office:value="36433.5783084" calcext:value-type="float">
            <text:p>36.434 </text:p>
          </table:table-cell>
          <table:table-cell table:style-name="ce18" table:formula="of:=(IF([.$A32]*[.H$28]&lt;=[.$B$8];[.$A32]*[.H$28]*[.$B$9];IF(AND([.$A32]*[.H$28]&gt;[.$B$8];[.$A32]*[.H$28]&lt;=[.$C$8]);[.$A32]*[.H$28]*[.$C$9];IF(AND([.$A32]*[.H$28]&gt;[.$C$8];[.$A32]*[.H$28]&lt;[.$D$8]);[.$A32]*[.H$28]*[.$D$9];[.$A32]*[.H$28]*[.$E$9]))))*[.$F$9]" office:value-type="float" office:value="37834.8697818" calcext:value-type="float">
            <text:p>37.835 </text:p>
          </table:table-cell>
          <table:table-cell table:style-name="ce18" table:formula="of:=(IF([.$A32]*[.I$28]&lt;=[.$B$8];[.$A32]*[.I$28]*[.$B$9];IF(AND([.$A32]*[.I$28]&gt;[.$B$8];[.$A32]*[.I$28]&lt;=[.$C$8]);[.$A32]*[.I$28]*[.$C$9];IF(AND([.$A32]*[.I$28]&gt;[.$C$8];[.$A32]*[.I$28]&lt;[.$D$8]);[.$A32]*[.I$28]*[.$D$9];[.$A32]*[.I$28]*[.$E$9]))))*[.$F$9]" office:value-type="float" office:value="39236.1612552" calcext:value-type="float">
            <text:p>39.236 </text:p>
          </table:table-cell>
          <table:table-cell table:style-name="ce18" table:formula="of:=(IF([.$A32]*[.J$28]&lt;=[.$B$8];[.$A32]*[.J$28]*[.$B$9];IF(AND([.$A32]*[.J$28]&gt;[.$B$8];[.$A32]*[.J$28]&lt;=[.$C$8]);[.$A32]*[.J$28]*[.$C$9];IF(AND([.$A32]*[.J$28]&gt;[.$C$8];[.$A32]*[.J$28]&lt;[.$D$8]);[.$A32]*[.J$28]*[.$D$9];[.$A32]*[.J$28]*[.$E$9]))))*[.$F$9]" office:value-type="float" office:value="40637.4527286" calcext:value-type="float">
            <text:p>40.637 </text:p>
          </table:table-cell>
          <table:table-cell table:style-name="ce18" table:formula="of:=(IF([.$A32]*[.K$28]&lt;=[.$B$8];[.$A32]*[.K$28]*[.$B$9];IF(AND([.$A32]*[.K$28]&gt;[.$B$8];[.$A32]*[.K$28]&lt;=[.$C$8]);[.$A32]*[.K$28]*[.$C$9];IF(AND([.$A32]*[.K$28]&gt;[.$C$8];[.$A32]*[.K$28]&lt;[.$D$8]);[.$A32]*[.K$28]*[.$D$9];[.$A32]*[.K$28]*[.$E$9]))))*[.$F$9]" office:value-type="float" office:value="42038.744202" calcext:value-type="float">
            <text:p>42.039 </text:p>
          </table:table-cell>
          <table:table-cell table:style-name="ce18" table:formula="of:=(IF([.$A32]*[.L$28]&lt;=[.$B$8];[.$A32]*[.L$28]*[.$B$9];IF(AND([.$A32]*[.L$28]&gt;[.$B$8];[.$A32]*[.L$28]&lt;=[.$C$8]);[.$A32]*[.L$28]*[.$C$9];IF(AND([.$A32]*[.L$28]&gt;[.$C$8];[.$A32]*[.L$28]&lt;[.$D$8]);[.$A32]*[.L$28]*[.$D$9];[.$A32]*[.L$28]*[.$E$9]))))*[.$F$9]" office:value-type="float" office:value="43440.0356754" calcext:value-type="float">
            <text:p>43.440 </text:p>
          </table:table-cell>
          <table:table-cell table:style-name="ce18" table:formula="of:=(IF([.$A32]*[.M$28]&lt;=[.$B$8];[.$A32]*[.M$28]*[.$B$9];IF(AND([.$A32]*[.M$28]&gt;[.$B$8];[.$A32]*[.M$28]&lt;=[.$C$8]);[.$A32]*[.M$28]*[.$C$9];IF(AND([.$A32]*[.M$28]&gt;[.$C$8];[.$A32]*[.M$28]&lt;[.$D$8]);[.$A32]*[.M$28]*[.$D$9];[.$A32]*[.M$28]*[.$E$9]))))*[.$F$9]" office:value-type="float" office:value="44841.3271488" calcext:value-type="float">
            <text:p>44.841 </text:p>
          </table:table-cell>
          <table:table-cell table:style-name="ce18" table:formula="of:=(IF([.$A32]*[.N$28]&lt;=[.$B$8];[.$A32]*[.N$28]*[.$B$9];IF(AND([.$A32]*[.N$28]&gt;[.$B$8];[.$A32]*[.N$28]&lt;=[.$C$8]);[.$A32]*[.N$28]*[.$C$9];IF(AND([.$A32]*[.N$28]&gt;[.$C$8];[.$A32]*[.N$28]&lt;[.$D$8]);[.$A32]*[.N$28]*[.$D$9];[.$A32]*[.N$28]*[.$E$9]))))*[.$F$9]" office:value-type="float" office:value="46242.6186222" calcext:value-type="float">
            <text:p>46.243 </text:p>
          </table:table-cell>
          <table:table-cell table:style-name="ce18" table:formula="of:=(IF([.$A32]*[.O$28]&lt;=[.$B$8];[.$A32]*[.O$28]*[.$B$9];IF(AND([.$A32]*[.O$28]&gt;[.$B$8];[.$A32]*[.O$28]&lt;=[.$C$8]);[.$A32]*[.O$28]*[.$C$9];IF(AND([.$A32]*[.O$28]&gt;[.$C$8];[.$A32]*[.O$28]&lt;[.$D$8]);[.$A32]*[.O$28]*[.$D$9];[.$A32]*[.O$28]*[.$E$9]))))*[.$F$9]" office:value-type="float" office:value="47643.9100956" calcext:value-type="float">
            <text:p>47.644 </text:p>
          </table:table-cell>
          <table:table-cell table:style-name="ce18" table:formula="of:=(IF([.$A32]*[.P$28]&lt;=[.$B$8];[.$A32]*[.P$28]*[.$B$9];IF(AND([.$A32]*[.P$28]&gt;[.$B$8];[.$A32]*[.P$28]&lt;=[.$C$8]);[.$A32]*[.P$28]*[.$C$9];IF(AND([.$A32]*[.P$28]&gt;[.$C$8];[.$A32]*[.P$28]&lt;[.$D$8]);[.$A32]*[.P$28]*[.$D$9];[.$A32]*[.P$28]*[.$E$9]))))*[.$F$9]" office:value-type="float" office:value="49045.201569" calcext:value-type="float">
            <text:p>49.045 </text:p>
          </table:table-cell>
          <table:table-cell table:style-name="ce18" table:formula="of:=(IF([.$A32]*[.Q$28]&lt;=[.$B$8];[.$A32]*[.Q$28]*[.$B$9];IF(AND([.$A32]*[.Q$28]&gt;[.$B$8];[.$A32]*[.Q$28]&lt;=[.$C$8]);[.$A32]*[.Q$28]*[.$C$9];IF(AND([.$A32]*[.Q$28]&gt;[.$C$8];[.$A32]*[.Q$28]&lt;[.$D$8]);[.$A32]*[.Q$28]*[.$D$9];[.$A32]*[.Q$28]*[.$E$9]))))*[.$F$9]" office:value-type="float" office:value="50446.4930424" calcext:value-type="float">
            <text:p>50.446 </text:p>
          </table:table-cell>
          <table:table-cell table:style-name="ce18" table:formula="of:=(IF([.$A32]*[.R$28]&lt;=[.$B$8];[.$A32]*[.R$28]*[.$B$9];IF(AND([.$A32]*[.R$28]&gt;[.$B$8];[.$A32]*[.R$28]&lt;=[.$C$8]);[.$A32]*[.R$28]*[.$C$9];IF(AND([.$A32]*[.R$28]&gt;[.$C$8];[.$A32]*[.R$28]&lt;[.$D$8]);[.$A32]*[.R$28]*[.$D$9];[.$A32]*[.R$28]*[.$E$9]))))*[.$F$9]" office:value-type="float" office:value="51847.7845158" calcext:value-type="float">
            <text:p>51.848 </text:p>
          </table:table-cell>
          <table:table-cell table:style-name="ce5" table:formula="of:=+[.S31]+0.5" office:value-type="float" office:value="3.5" calcext:value-type="float">
            <text:p>3,50 </text:p>
          </table:table-cell>
          <table:table-cell table:number-columns-repeated="1005"/>
        </table:table-row>
        <table:table-row table:style-name="ro2">
          <table:table-cell table:style-name="ce7" table:formula="of:=+[.A32]+0.5" office:value-type="float" office:value="4" calcext:value-type="float">
            <text:p>4,00 </text:p>
          </table:table-cell>
          <table:table-cell table:style-name="ce20" table:formula="of:=(IF([.$A33]*[.B$28]&lt;=[.$B$8];[.$A33]*[.B$28]*[.$B$9];IF(AND([.$A33]*[.B$28]&gt;[.$B$8];[.$A33]*[.B$28]&lt;=[.$C$8]);[.$A33]*[.B$28]*[.$C$9];IF(AND([.$A33]*[.B$28]&gt;[.$C$8];[.$A33]*[.B$28]&lt;[.$D$8]);[.$A33]*[.B$28]*[.$D$9];[.$A33]*[.B$28]*[.$E$9]))))*[.$F$9]" office:value-type="float" office:value="33630.9953616" calcext:value-type="float">
            <text:p>33.631 </text:p>
          </table:table-cell>
          <table:table-cell table:style-name="ce20" table:formula="of:=(IF([.$A33]*[.C$28]&lt;=[.$B$8];[.$A33]*[.C$28]*[.$B$9];IF(AND([.$A33]*[.C$28]&gt;[.$B$8];[.$A33]*[.C$28]&lt;=[.$C$8]);[.$A33]*[.C$28]*[.$C$9];IF(AND([.$A33]*[.C$28]&gt;[.$C$8];[.$A33]*[.C$28]&lt;[.$D$8]);[.$A33]*[.C$28]*[.$D$9];[.$A33]*[.C$28]*[.$E$9]))))*[.$F$9]" office:value-type="float" office:value="35232.4713312" calcext:value-type="float">
            <text:p>35.232 </text:p>
          </table:table-cell>
          <table:table-cell table:style-name="ce20" table:formula="of:=(IF([.$A33]*[.D$28]&lt;=[.$B$8];[.$A33]*[.D$28]*[.$B$9];IF(AND([.$A33]*[.D$28]&gt;[.$B$8];[.$A33]*[.D$28]&lt;=[.$C$8]);[.$A33]*[.D$28]*[.$C$9];IF(AND([.$A33]*[.D$28]&gt;[.$C$8];[.$A33]*[.D$28]&lt;[.$D$8]);[.$A33]*[.D$28]*[.$D$9];[.$A33]*[.D$28]*[.$E$9]))))*[.$F$9]" office:value-type="float" office:value="36833.9473008" calcext:value-type="float">
            <text:p>36.834 </text:p>
          </table:table-cell>
          <table:table-cell table:style-name="ce20" table:formula="of:=(IF([.$A33]*[.E$28]&lt;=[.$B$8];[.$A33]*[.E$28]*[.$B$9];IF(AND([.$A33]*[.E$28]&gt;[.$B$8];[.$A33]*[.E$28]&lt;=[.$C$8]);[.$A33]*[.E$28]*[.$C$9];IF(AND([.$A33]*[.E$28]&gt;[.$C$8];[.$A33]*[.E$28]&lt;[.$D$8]);[.$A33]*[.E$28]*[.$D$9];[.$A33]*[.E$28]*[.$E$9]))))*[.$F$9]" office:value-type="float" office:value="38435.4232704" calcext:value-type="float">
            <text:p>38.435 </text:p>
          </table:table-cell>
          <table:table-cell table:style-name="ce20" table:formula="of:=(IF([.$A33]*[.F$28]&lt;=[.$B$8];[.$A33]*[.F$28]*[.$B$9];IF(AND([.$A33]*[.F$28]&gt;[.$B$8];[.$A33]*[.F$28]&lt;=[.$C$8]);[.$A33]*[.F$28]*[.$C$9];IF(AND([.$A33]*[.F$28]&gt;[.$C$8];[.$A33]*[.F$28]&lt;[.$D$8]);[.$A33]*[.F$28]*[.$D$9];[.$A33]*[.F$28]*[.$E$9]))))*[.$F$9]" office:value-type="float" office:value="40036.89924" calcext:value-type="float">
            <text:p>40.037 </text:p>
          </table:table-cell>
          <table:table-cell table:style-name="ce20" table:formula="of:=(IF([.$A33]*[.G$28]&lt;=[.$B$8];[.$A33]*[.G$28]*[.$B$9];IF(AND([.$A33]*[.G$28]&gt;[.$B$8];[.$A33]*[.G$28]&lt;=[.$C$8]);[.$A33]*[.G$28]*[.$C$9];IF(AND([.$A33]*[.G$28]&gt;[.$C$8];[.$A33]*[.G$28]&lt;[.$D$8]);[.$A33]*[.G$28]*[.$D$9];[.$A33]*[.G$28]*[.$E$9]))))*[.$F$9]" office:value-type="float" office:value="41638.3752096" calcext:value-type="float">
            <text:p>41.638 </text:p>
          </table:table-cell>
          <table:table-cell table:style-name="ce20" table:formula="of:=(IF([.$A33]*[.H$28]&lt;=[.$B$8];[.$A33]*[.H$28]*[.$B$9];IF(AND([.$A33]*[.H$28]&gt;[.$B$8];[.$A33]*[.H$28]&lt;=[.$C$8]);[.$A33]*[.H$28]*[.$C$9];IF(AND([.$A33]*[.H$28]&gt;[.$C$8];[.$A33]*[.H$28]&lt;[.$D$8]);[.$A33]*[.H$28]*[.$D$9];[.$A33]*[.H$28]*[.$E$9]))))*[.$F$9]" office:value-type="float" office:value="43239.8511792" calcext:value-type="float">
            <text:p>43.240 </text:p>
          </table:table-cell>
          <table:table-cell table:style-name="ce20" table:formula="of:=(IF([.$A33]*[.I$28]&lt;=[.$B$8];[.$A33]*[.I$28]*[.$B$9];IF(AND([.$A33]*[.I$28]&gt;[.$B$8];[.$A33]*[.I$28]&lt;=[.$C$8]);[.$A33]*[.I$28]*[.$C$9];IF(AND([.$A33]*[.I$28]&gt;[.$C$8];[.$A33]*[.I$28]&lt;[.$D$8]);[.$A33]*[.I$28]*[.$D$9];[.$A33]*[.I$28]*[.$E$9]))))*[.$F$9]" office:value-type="float" office:value="44841.3271488" calcext:value-type="float">
            <text:p>44.841 </text:p>
          </table:table-cell>
          <table:table-cell table:style-name="ce20" table:formula="of:=(IF([.$A33]*[.J$28]&lt;=[.$B$8];[.$A33]*[.J$28]*[.$B$9];IF(AND([.$A33]*[.J$28]&gt;[.$B$8];[.$A33]*[.J$28]&lt;=[.$C$8]);[.$A33]*[.J$28]*[.$C$9];IF(AND([.$A33]*[.J$28]&gt;[.$C$8];[.$A33]*[.J$28]&lt;[.$D$8]);[.$A33]*[.J$28]*[.$D$9];[.$A33]*[.J$28]*[.$E$9]))))*[.$F$9]" office:value-type="float" office:value="46442.8031184" calcext:value-type="float">
            <text:p>46.443 </text:p>
          </table:table-cell>
          <table:table-cell table:style-name="ce20" table:formula="of:=(IF([.$A33]*[.K$28]&lt;=[.$B$8];[.$A33]*[.K$28]*[.$B$9];IF(AND([.$A33]*[.K$28]&gt;[.$B$8];[.$A33]*[.K$28]&lt;=[.$C$8]);[.$A33]*[.K$28]*[.$C$9];IF(AND([.$A33]*[.K$28]&gt;[.$C$8];[.$A33]*[.K$28]&lt;[.$D$8]);[.$A33]*[.K$28]*[.$D$9];[.$A33]*[.K$28]*[.$E$9]))))*[.$F$9]" office:value-type="float" office:value="48044.279088" calcext:value-type="float">
            <text:p>48.044 </text:p>
          </table:table-cell>
          <table:table-cell table:style-name="ce20" table:formula="of:=(IF([.$A33]*[.L$28]&lt;=[.$B$8];[.$A33]*[.L$28]*[.$B$9];IF(AND([.$A33]*[.L$28]&gt;[.$B$8];[.$A33]*[.L$28]&lt;=[.$C$8]);[.$A33]*[.L$28]*[.$C$9];IF(AND([.$A33]*[.L$28]&gt;[.$C$8];[.$A33]*[.L$28]&lt;[.$D$8]);[.$A33]*[.L$28]*[.$D$9];[.$A33]*[.L$28]*[.$E$9]))))*[.$F$9]" office:value-type="float" office:value="49645.7550576" calcext:value-type="float">
            <text:p>49.646 </text:p>
          </table:table-cell>
          <table:table-cell table:style-name="ce20" table:formula="of:=(IF([.$A33]*[.M$28]&lt;=[.$B$8];[.$A33]*[.M$28]*[.$B$9];IF(AND([.$A33]*[.M$28]&gt;[.$B$8];[.$A33]*[.M$28]&lt;=[.$C$8]);[.$A33]*[.M$28]*[.$C$9];IF(AND([.$A33]*[.M$28]&gt;[.$C$8];[.$A33]*[.M$28]&lt;[.$D$8]);[.$A33]*[.M$28]*[.$D$9];[.$A33]*[.M$28]*[.$E$9]))))*[.$F$9]" office:value-type="float" office:value="51247.2310272" calcext:value-type="float">
            <text:p>51.247 </text:p>
          </table:table-cell>
          <table:table-cell table:style-name="ce20" table:formula="of:=(IF([.$A33]*[.N$28]&lt;=[.$B$8];[.$A33]*[.N$28]*[.$B$9];IF(AND([.$A33]*[.N$28]&gt;[.$B$8];[.$A33]*[.N$28]&lt;=[.$C$8]);[.$A33]*[.N$28]*[.$C$9];IF(AND([.$A33]*[.N$28]&gt;[.$C$8];[.$A33]*[.N$28]&lt;[.$D$8]);[.$A33]*[.N$28]*[.$D$9];[.$A33]*[.N$28]*[.$E$9]))))*[.$F$9]" office:value-type="float" office:value="52848.7069968" calcext:value-type="float">
            <text:p>52.849 </text:p>
          </table:table-cell>
          <table:table-cell table:style-name="ce20" table:formula="of:=(IF([.$A33]*[.O$28]&lt;=[.$B$8];[.$A33]*[.O$28]*[.$B$9];IF(AND([.$A33]*[.O$28]&gt;[.$B$8];[.$A33]*[.O$28]&lt;=[.$C$8]);[.$A33]*[.O$28]*[.$C$9];IF(AND([.$A33]*[.O$28]&gt;[.$C$8];[.$A33]*[.O$28]&lt;[.$D$8]);[.$A33]*[.O$28]*[.$D$9];[.$A33]*[.O$28]*[.$E$9]))))*[.$F$9]" office:value-type="float" office:value="54450.1829664" calcext:value-type="float">
            <text:p>54.450 </text:p>
          </table:table-cell>
          <table:table-cell table:style-name="ce20" table:formula="of:=(IF([.$A33]*[.P$28]&lt;=[.$B$8];[.$A33]*[.P$28]*[.$B$9];IF(AND([.$A33]*[.P$28]&gt;[.$B$8];[.$A33]*[.P$28]&lt;=[.$C$8]);[.$A33]*[.P$28]*[.$C$9];IF(AND([.$A33]*[.P$28]&gt;[.$C$8];[.$A33]*[.P$28]&lt;[.$D$8]);[.$A33]*[.P$28]*[.$D$9];[.$A33]*[.P$28]*[.$E$9]))))*[.$F$9]" office:value-type="float" office:value="56051.658936" calcext:value-type="float">
            <text:p>56.052 </text:p>
          </table:table-cell>
          <table:table-cell table:style-name="ce20" table:formula="of:=(IF([.$A33]*[.Q$28]&lt;=[.$B$8];[.$A33]*[.Q$28]*[.$B$9];IF(AND([.$A33]*[.Q$28]&gt;[.$B$8];[.$A33]*[.Q$28]&lt;=[.$C$8]);[.$A33]*[.Q$28]*[.$C$9];IF(AND([.$A33]*[.Q$28]&gt;[.$C$8];[.$A33]*[.Q$28]&lt;[.$D$8]);[.$A33]*[.Q$28]*[.$D$9];[.$A33]*[.Q$28]*[.$E$9]))))*[.$F$9]" office:value-type="float" office:value="57653.1349056" calcext:value-type="float">
            <text:p>57.653 </text:p>
          </table:table-cell>
          <table:table-cell table:style-name="ce20" table:formula="of:=(IF([.$A33]*[.R$28]&lt;=[.$B$8];[.$A33]*[.R$28]*[.$B$9];IF(AND([.$A33]*[.R$28]&gt;[.$B$8];[.$A33]*[.R$28]&lt;=[.$C$8]);[.$A33]*[.R$28]*[.$C$9];IF(AND([.$A33]*[.R$28]&gt;[.$C$8];[.$A33]*[.R$28]&lt;[.$D$8]);[.$A33]*[.R$28]*[.$D$9];[.$A33]*[.R$28]*[.$E$9]))))*[.$F$9]" office:value-type="float" office:value="59254.6108752" calcext:value-type="float">
            <text:p>59.255 </text:p>
          </table:table-cell>
          <table:table-cell table:style-name="ce7" table:formula="of:=+[.S32]+0.5" office:value-type="float" office:value="4" calcext:value-type="float">
            <text:p>4,00 </text:p>
          </table:table-cell>
          <table:table-cell table:number-columns-repeated="1005"/>
        </table:table-row>
        <table:table-row table:style-name="ro2">
          <table:table-cell table:style-name="ce5" table:formula="of:=+[.A33]+0.5" office:value-type="float" office:value="4.5" calcext:value-type="float">
            <text:p>4,50 </text:p>
          </table:table-cell>
          <table:table-cell table:style-name="ce18" table:formula="of:=(IF([.$A34]*[.B$28]&lt;=[.$B$8];[.$A34]*[.B$28]*[.$B$9];IF(AND([.$A34]*[.B$28]&gt;[.$B$8];[.$A34]*[.B$28]&lt;=[.$C$8]);[.$A34]*[.B$28]*[.$C$9];IF(AND([.$A34]*[.B$28]&gt;[.$C$8];[.$A34]*[.B$28]&lt;[.$D$8]);[.$A34]*[.B$28]*[.$D$9];[.$A34]*[.B$28]*[.$E$9]))))*[.$F$9]" office:value-type="float" office:value="37834.8697818" calcext:value-type="float">
            <text:p>37.835 </text:p>
          </table:table-cell>
          <table:table-cell table:style-name="ce18" table:formula="of:=(IF([.$A34]*[.C$28]&lt;=[.$B$8];[.$A34]*[.C$28]*[.$B$9];IF(AND([.$A34]*[.C$28]&gt;[.$B$8];[.$A34]*[.C$28]&lt;=[.$C$8]);[.$A34]*[.C$28]*[.$C$9];IF(AND([.$A34]*[.C$28]&gt;[.$C$8];[.$A34]*[.C$28]&lt;[.$D$8]);[.$A34]*[.C$28]*[.$D$9];[.$A34]*[.C$28]*[.$E$9]))))*[.$F$9]" office:value-type="float" office:value="39636.5302476" calcext:value-type="float">
            <text:p>39.637 </text:p>
          </table:table-cell>
          <table:table-cell table:style-name="ce18" table:formula="of:=(IF([.$A34]*[.D$28]&lt;=[.$B$8];[.$A34]*[.D$28]*[.$B$9];IF(AND([.$A34]*[.D$28]&gt;[.$B$8];[.$A34]*[.D$28]&lt;=[.$C$8]);[.$A34]*[.D$28]*[.$C$9];IF(AND([.$A34]*[.D$28]&gt;[.$C$8];[.$A34]*[.D$28]&lt;[.$D$8]);[.$A34]*[.D$28]*[.$D$9];[.$A34]*[.D$28]*[.$E$9]))))*[.$F$9]" office:value-type="float" office:value="41438.1907134" calcext:value-type="float">
            <text:p>41.438 </text:p>
          </table:table-cell>
          <table:table-cell table:style-name="ce18" table:formula="of:=(IF([.$A34]*[.E$28]&lt;=[.$B$8];[.$A34]*[.E$28]*[.$B$9];IF(AND([.$A34]*[.E$28]&gt;[.$B$8];[.$A34]*[.E$28]&lt;=[.$C$8]);[.$A34]*[.E$28]*[.$C$9];IF(AND([.$A34]*[.E$28]&gt;[.$C$8];[.$A34]*[.E$28]&lt;[.$D$8]);[.$A34]*[.E$28]*[.$D$9];[.$A34]*[.E$28]*[.$E$9]))))*[.$F$9]" office:value-type="float" office:value="43239.8511792" calcext:value-type="float">
            <text:p>43.240 </text:p>
          </table:table-cell>
          <table:table-cell table:style-name="ce18" table:formula="of:=(IF([.$A34]*[.F$28]&lt;=[.$B$8];[.$A34]*[.F$28]*[.$B$9];IF(AND([.$A34]*[.F$28]&gt;[.$B$8];[.$A34]*[.F$28]&lt;=[.$C$8]);[.$A34]*[.F$28]*[.$C$9];IF(AND([.$A34]*[.F$28]&gt;[.$C$8];[.$A34]*[.F$28]&lt;[.$D$8]);[.$A34]*[.F$28]*[.$D$9];[.$A34]*[.F$28]*[.$E$9]))))*[.$F$9]" office:value-type="float" office:value="45041.511645" calcext:value-type="float">
            <text:p>45.042 </text:p>
          </table:table-cell>
          <table:table-cell table:style-name="ce18" table:formula="of:=(IF([.$A34]*[.G$28]&lt;=[.$B$8];[.$A34]*[.G$28]*[.$B$9];IF(AND([.$A34]*[.G$28]&gt;[.$B$8];[.$A34]*[.G$28]&lt;=[.$C$8]);[.$A34]*[.G$28]*[.$C$9];IF(AND([.$A34]*[.G$28]&gt;[.$C$8];[.$A34]*[.G$28]&lt;[.$D$8]);[.$A34]*[.G$28]*[.$D$9];[.$A34]*[.G$28]*[.$E$9]))))*[.$F$9]" office:value-type="float" office:value="46843.1721108" calcext:value-type="float">
            <text:p>46.843 </text:p>
          </table:table-cell>
          <table:table-cell table:style-name="ce18" table:formula="of:=(IF([.$A34]*[.H$28]&lt;=[.$B$8];[.$A34]*[.H$28]*[.$B$9];IF(AND([.$A34]*[.H$28]&gt;[.$B$8];[.$A34]*[.H$28]&lt;=[.$C$8]);[.$A34]*[.H$28]*[.$C$9];IF(AND([.$A34]*[.H$28]&gt;[.$C$8];[.$A34]*[.H$28]&lt;[.$D$8]);[.$A34]*[.H$28]*[.$D$9];[.$A34]*[.H$28]*[.$E$9]))))*[.$F$9]" office:value-type="float" office:value="48644.8325766" calcext:value-type="float">
            <text:p>48.645 </text:p>
          </table:table-cell>
          <table:table-cell table:style-name="ce18" table:formula="of:=(IF([.$A34]*[.I$28]&lt;=[.$B$8];[.$A34]*[.I$28]*[.$B$9];IF(AND([.$A34]*[.I$28]&gt;[.$B$8];[.$A34]*[.I$28]&lt;=[.$C$8]);[.$A34]*[.I$28]*[.$C$9];IF(AND([.$A34]*[.I$28]&gt;[.$C$8];[.$A34]*[.I$28]&lt;[.$D$8]);[.$A34]*[.I$28]*[.$D$9];[.$A34]*[.I$28]*[.$E$9]))))*[.$F$9]" office:value-type="float" office:value="50446.4930424" calcext:value-type="float">
            <text:p>50.446 </text:p>
          </table:table-cell>
          <table:table-cell table:style-name="ce18" table:formula="of:=(IF([.$A34]*[.J$28]&lt;=[.$B$8];[.$A34]*[.J$28]*[.$B$9];IF(AND([.$A34]*[.J$28]&gt;[.$B$8];[.$A34]*[.J$28]&lt;=[.$C$8]);[.$A34]*[.J$28]*[.$C$9];IF(AND([.$A34]*[.J$28]&gt;[.$C$8];[.$A34]*[.J$28]&lt;[.$D$8]);[.$A34]*[.J$28]*[.$D$9];[.$A34]*[.J$28]*[.$E$9]))))*[.$F$9]" office:value-type="float" office:value="52248.1535082" calcext:value-type="float">
            <text:p>52.248 </text:p>
          </table:table-cell>
          <table:table-cell table:style-name="ce18" table:formula="of:=(IF([.$A34]*[.K$28]&lt;=[.$B$8];[.$A34]*[.K$28]*[.$B$9];IF(AND([.$A34]*[.K$28]&gt;[.$B$8];[.$A34]*[.K$28]&lt;=[.$C$8]);[.$A34]*[.K$28]*[.$C$9];IF(AND([.$A34]*[.K$28]&gt;[.$C$8];[.$A34]*[.K$28]&lt;[.$D$8]);[.$A34]*[.K$28]*[.$D$9];[.$A34]*[.K$28]*[.$E$9]))))*[.$F$9]" office:value-type="float" office:value="54049.813974" calcext:value-type="float">
            <text:p>54.050 </text:p>
          </table:table-cell>
          <table:table-cell table:style-name="ce18" table:formula="of:=(IF([.$A34]*[.L$28]&lt;=[.$B$8];[.$A34]*[.L$28]*[.$B$9];IF(AND([.$A34]*[.L$28]&gt;[.$B$8];[.$A34]*[.L$28]&lt;=[.$C$8]);[.$A34]*[.L$28]*[.$C$9];IF(AND([.$A34]*[.L$28]&gt;[.$C$8];[.$A34]*[.L$28]&lt;[.$D$8]);[.$A34]*[.L$28]*[.$D$9];[.$A34]*[.L$28]*[.$E$9]))))*[.$F$9]" office:value-type="float" office:value="55851.4744398" calcext:value-type="float">
            <text:p>55.851 </text:p>
          </table:table-cell>
          <table:table-cell table:style-name="ce18" table:formula="of:=(IF([.$A34]*[.M$28]&lt;=[.$B$8];[.$A34]*[.M$28]*[.$B$9];IF(AND([.$A34]*[.M$28]&gt;[.$B$8];[.$A34]*[.M$28]&lt;=[.$C$8]);[.$A34]*[.M$28]*[.$C$9];IF(AND([.$A34]*[.M$28]&gt;[.$C$8];[.$A34]*[.M$28]&lt;[.$D$8]);[.$A34]*[.M$28]*[.$D$9];[.$A34]*[.M$28]*[.$E$9]))))*[.$F$9]" office:value-type="float" office:value="57653.1349056" calcext:value-type="float">
            <text:p>57.653 </text:p>
          </table:table-cell>
          <table:table-cell table:style-name="ce18" table:formula="of:=(IF([.$A34]*[.N$28]&lt;=[.$B$8];[.$A34]*[.N$28]*[.$B$9];IF(AND([.$A34]*[.N$28]&gt;[.$B$8];[.$A34]*[.N$28]&lt;=[.$C$8]);[.$A34]*[.N$28]*[.$C$9];IF(AND([.$A34]*[.N$28]&gt;[.$C$8];[.$A34]*[.N$28]&lt;[.$D$8]);[.$A34]*[.N$28]*[.$D$9];[.$A34]*[.N$28]*[.$E$9]))))*[.$F$9]" office:value-type="float" office:value="59454.7953714" calcext:value-type="float">
            <text:p>59.455 </text:p>
          </table:table-cell>
          <table:table-cell table:style-name="ce18" table:formula="of:=(IF([.$A34]*[.O$28]&lt;=[.$B$8];[.$A34]*[.O$28]*[.$B$9];IF(AND([.$A34]*[.O$28]&gt;[.$B$8];[.$A34]*[.O$28]&lt;=[.$C$8]);[.$A34]*[.O$28]*[.$C$9];IF(AND([.$A34]*[.O$28]&gt;[.$C$8];[.$A34]*[.O$28]&lt;[.$D$8]);[.$A34]*[.O$28]*[.$D$9];[.$A34]*[.O$28]*[.$E$9]))))*[.$F$9]" office:value-type="float" office:value="61256.4558372" calcext:value-type="float">
            <text:p>61.256 </text:p>
          </table:table-cell>
          <table:table-cell table:style-name="ce18" table:formula="of:=(IF([.$A34]*[.P$28]&lt;=[.$B$8];[.$A34]*[.P$28]*[.$B$9];IF(AND([.$A34]*[.P$28]&gt;[.$B$8];[.$A34]*[.P$28]&lt;=[.$C$8]);[.$A34]*[.P$28]*[.$C$9];IF(AND([.$A34]*[.P$28]&gt;[.$C$8];[.$A34]*[.P$28]&lt;[.$D$8]);[.$A34]*[.P$28]*[.$D$9];[.$A34]*[.P$28]*[.$E$9]))))*[.$F$9]" office:value-type="float" office:value="63058.116303" calcext:value-type="float">
            <text:p>63.058 </text:p>
          </table:table-cell>
          <table:table-cell table:style-name="ce18" table:formula="of:=(IF([.$A34]*[.Q$28]&lt;=[.$B$8];[.$A34]*[.Q$28]*[.$B$9];IF(AND([.$A34]*[.Q$28]&gt;[.$B$8];[.$A34]*[.Q$28]&lt;=[.$C$8]);[.$A34]*[.Q$28]*[.$C$9];IF(AND([.$A34]*[.Q$28]&gt;[.$C$8];[.$A34]*[.Q$28]&lt;[.$D$8]);[.$A34]*[.Q$28]*[.$D$9];[.$A34]*[.Q$28]*[.$E$9]))))*[.$F$9]" office:value-type="float" office:value="64859.7767688" calcext:value-type="float">
            <text:p>64.860 </text:p>
          </table:table-cell>
          <table:table-cell table:style-name="ce18" table:formula="of:=(IF([.$A34]*[.R$28]&lt;=[.$B$8];[.$A34]*[.R$28]*[.$B$9];IF(AND([.$A34]*[.R$28]&gt;[.$B$8];[.$A34]*[.R$28]&lt;=[.$C$8]);[.$A34]*[.R$28]*[.$C$9];IF(AND([.$A34]*[.R$28]&gt;[.$C$8];[.$A34]*[.R$28]&lt;[.$D$8]);[.$A34]*[.R$28]*[.$D$9];[.$A34]*[.R$28]*[.$E$9]))))*[.$F$9]" office:value-type="float" office:value="66661.4372346" calcext:value-type="float">
            <text:p>66.661 </text:p>
          </table:table-cell>
          <table:table-cell table:style-name="ce5" table:formula="of:=+[.S33]+0.5" office:value-type="float" office:value="4.5" calcext:value-type="float">
            <text:p>4,50 </text:p>
          </table:table-cell>
          <table:table-cell table:number-columns-repeated="1005"/>
        </table:table-row>
        <table:table-row table:style-name="ro2">
          <table:table-cell table:style-name="ce8" table:formula="of:=+[.A34]+0.5" office:value-type="float" office:value="5" calcext:value-type="float">
            <text:p>5,00 </text:p>
          </table:table-cell>
          <table:table-cell table:style-name="ce21" table:formula="of:=(IF([.$A35]*[.B$28]&lt;=[.$B$8];[.$A35]*[.B$28]*[.$B$9];IF(AND([.$A35]*[.B$28]&gt;[.$B$8];[.$A35]*[.B$28]&lt;=[.$C$8]);[.$A35]*[.B$28]*[.$C$9];IF(AND([.$A35]*[.B$28]&gt;[.$C$8];[.$A35]*[.B$28]&lt;[.$D$8]);[.$A35]*[.B$28]*[.$D$9];[.$A35]*[.B$28]*[.$E$9]))))*[.$F$9]" office:value-type="float" office:value="42038.744202" calcext:value-type="float">
            <text:p>42.039 </text:p>
          </table:table-cell>
          <table:table-cell table:style-name="ce21" table:formula="of:=(IF([.$A35]*[.C$28]&lt;=[.$B$8];[.$A35]*[.C$28]*[.$B$9];IF(AND([.$A35]*[.C$28]&gt;[.$B$8];[.$A35]*[.C$28]&lt;=[.$C$8]);[.$A35]*[.C$28]*[.$C$9];IF(AND([.$A35]*[.C$28]&gt;[.$C$8];[.$A35]*[.C$28]&lt;[.$D$8]);[.$A35]*[.C$28]*[.$D$9];[.$A35]*[.C$28]*[.$E$9]))))*[.$F$9]" office:value-type="float" office:value="44040.589164" calcext:value-type="float">
            <text:p>44.041 </text:p>
          </table:table-cell>
          <table:table-cell table:style-name="ce21" table:formula="of:=(IF([.$A35]*[.D$28]&lt;=[.$B$8];[.$A35]*[.D$28]*[.$B$9];IF(AND([.$A35]*[.D$28]&gt;[.$B$8];[.$A35]*[.D$28]&lt;=[.$C$8]);[.$A35]*[.D$28]*[.$C$9];IF(AND([.$A35]*[.D$28]&gt;[.$C$8];[.$A35]*[.D$28]&lt;[.$D$8]);[.$A35]*[.D$28]*[.$D$9];[.$A35]*[.D$28]*[.$E$9]))))*[.$F$9]" office:value-type="float" office:value="46042.434126" calcext:value-type="float">
            <text:p>46.042 </text:p>
          </table:table-cell>
          <table:table-cell table:style-name="ce21" table:formula="of:=(IF([.$A35]*[.E$28]&lt;=[.$B$8];[.$A35]*[.E$28]*[.$B$9];IF(AND([.$A35]*[.E$28]&gt;[.$B$8];[.$A35]*[.E$28]&lt;=[.$C$8]);[.$A35]*[.E$28]*[.$C$9];IF(AND([.$A35]*[.E$28]&gt;[.$C$8];[.$A35]*[.E$28]&lt;[.$D$8]);[.$A35]*[.E$28]*[.$D$9];[.$A35]*[.E$28]*[.$E$9]))))*[.$F$9]" office:value-type="float" office:value="48044.279088" calcext:value-type="float">
            <text:p>48.044 </text:p>
          </table:table-cell>
          <table:table-cell table:style-name="ce21" table:formula="of:=(IF([.$A35]*[.F$28]&lt;=[.$B$8];[.$A35]*[.F$28]*[.$B$9];IF(AND([.$A35]*[.F$28]&gt;[.$B$8];[.$A35]*[.F$28]&lt;=[.$C$8]);[.$A35]*[.F$28]*[.$C$9];IF(AND([.$A35]*[.F$28]&gt;[.$C$8];[.$A35]*[.F$28]&lt;[.$D$8]);[.$A35]*[.F$28]*[.$D$9];[.$A35]*[.F$28]*[.$E$9]))))*[.$F$9]" office:value-type="float" office:value="50046.12405" calcext:value-type="float">
            <text:p>50.046 </text:p>
          </table:table-cell>
          <table:table-cell table:style-name="ce21" table:formula="of:=(IF([.$A35]*[.G$28]&lt;=[.$B$8];[.$A35]*[.G$28]*[.$B$9];IF(AND([.$A35]*[.G$28]&gt;[.$B$8];[.$A35]*[.G$28]&lt;=[.$C$8]);[.$A35]*[.G$28]*[.$C$9];IF(AND([.$A35]*[.G$28]&gt;[.$C$8];[.$A35]*[.G$28]&lt;[.$D$8]);[.$A35]*[.G$28]*[.$D$9];[.$A35]*[.G$28]*[.$E$9]))))*[.$F$9]" office:value-type="float" office:value="52047.969012" calcext:value-type="float">
            <text:p>52.048 </text:p>
          </table:table-cell>
          <table:table-cell table:style-name="ce21" table:formula="of:=(IF([.$A35]*[.H$28]&lt;=[.$B$8];[.$A35]*[.H$28]*[.$B$9];IF(AND([.$A35]*[.H$28]&gt;[.$B$8];[.$A35]*[.H$28]&lt;=[.$C$8]);[.$A35]*[.H$28]*[.$C$9];IF(AND([.$A35]*[.H$28]&gt;[.$C$8];[.$A35]*[.H$28]&lt;[.$D$8]);[.$A35]*[.H$28]*[.$D$9];[.$A35]*[.H$28]*[.$E$9]))))*[.$F$9]" office:value-type="float" office:value="54049.813974" calcext:value-type="float">
            <text:p>54.050 </text:p>
          </table:table-cell>
          <table:table-cell table:style-name="ce21" table:formula="of:=(IF([.$A35]*[.I$28]&lt;=[.$B$8];[.$A35]*[.I$28]*[.$B$9];IF(AND([.$A35]*[.I$28]&gt;[.$B$8];[.$A35]*[.I$28]&lt;=[.$C$8]);[.$A35]*[.I$28]*[.$C$9];IF(AND([.$A35]*[.I$28]&gt;[.$C$8];[.$A35]*[.I$28]&lt;[.$D$8]);[.$A35]*[.I$28]*[.$D$9];[.$A35]*[.I$28]*[.$E$9]))))*[.$F$9]" office:value-type="float" office:value="56051.658936" calcext:value-type="float">
            <text:p>56.052 </text:p>
          </table:table-cell>
          <table:table-cell table:style-name="ce21" table:formula="of:=(IF([.$A35]*[.J$28]&lt;=[.$B$8];[.$A35]*[.J$28]*[.$B$9];IF(AND([.$A35]*[.J$28]&gt;[.$B$8];[.$A35]*[.J$28]&lt;=[.$C$8]);[.$A35]*[.J$28]*[.$C$9];IF(AND([.$A35]*[.J$28]&gt;[.$C$8];[.$A35]*[.J$28]&lt;[.$D$8]);[.$A35]*[.J$28]*[.$D$9];[.$A35]*[.J$28]*[.$E$9]))))*[.$F$9]" office:value-type="float" office:value="58053.503898" calcext:value-type="float">
            <text:p>58.054 </text:p>
          </table:table-cell>
          <table:table-cell table:style-name="ce21" table:formula="of:=(IF([.$A35]*[.K$28]&lt;=[.$B$8];[.$A35]*[.K$28]*[.$B$9];IF(AND([.$A35]*[.K$28]&gt;[.$B$8];[.$A35]*[.K$28]&lt;=[.$C$8]);[.$A35]*[.K$28]*[.$C$9];IF(AND([.$A35]*[.K$28]&gt;[.$C$8];[.$A35]*[.K$28]&lt;[.$D$8]);[.$A35]*[.K$28]*[.$D$9];[.$A35]*[.K$28]*[.$E$9]))))*[.$F$9]" office:value-type="float" office:value="60055.34886" calcext:value-type="float">
            <text:p>60.055 </text:p>
          </table:table-cell>
          <table:table-cell table:style-name="ce21" table:formula="of:=(IF([.$A35]*[.L$28]&lt;=[.$B$8];[.$A35]*[.L$28]*[.$B$9];IF(AND([.$A35]*[.L$28]&gt;[.$B$8];[.$A35]*[.L$28]&lt;=[.$C$8]);[.$A35]*[.L$28]*[.$C$9];IF(AND([.$A35]*[.L$28]&gt;[.$C$8];[.$A35]*[.L$28]&lt;[.$D$8]);[.$A35]*[.L$28]*[.$D$9];[.$A35]*[.L$28]*[.$E$9]))))*[.$F$9]" office:value-type="float" office:value="62057.193822" calcext:value-type="float">
            <text:p>62.057 </text:p>
          </table:table-cell>
          <table:table-cell table:style-name="ce21" table:formula="of:=(IF([.$A35]*[.M$28]&lt;=[.$B$8];[.$A35]*[.M$28]*[.$B$9];IF(AND([.$A35]*[.M$28]&gt;[.$B$8];[.$A35]*[.M$28]&lt;=[.$C$8]);[.$A35]*[.M$28]*[.$C$9];IF(AND([.$A35]*[.M$28]&gt;[.$C$8];[.$A35]*[.M$28]&lt;[.$D$8]);[.$A35]*[.M$28]*[.$D$9];[.$A35]*[.M$28]*[.$E$9]))))*[.$F$9]" office:value-type="float" office:value="64059.038784" calcext:value-type="float">
            <text:p>64.059 </text:p>
          </table:table-cell>
          <table:table-cell table:style-name="ce21" table:formula="of:=(IF([.$A35]*[.N$28]&lt;=[.$B$8];[.$A35]*[.N$28]*[.$B$9];IF(AND([.$A35]*[.N$28]&gt;[.$B$8];[.$A35]*[.N$28]&lt;=[.$C$8]);[.$A35]*[.N$28]*[.$C$9];IF(AND([.$A35]*[.N$28]&gt;[.$C$8];[.$A35]*[.N$28]&lt;[.$D$8]);[.$A35]*[.N$28]*[.$D$9];[.$A35]*[.N$28]*[.$E$9]))))*[.$F$9]" office:value-type="float" office:value="66060.883746" calcext:value-type="float">
            <text:p>66.061 </text:p>
          </table:table-cell>
          <table:table-cell table:style-name="ce21" table:formula="of:=(IF([.$A35]*[.O$28]&lt;=[.$B$8];[.$A35]*[.O$28]*[.$B$9];IF(AND([.$A35]*[.O$28]&gt;[.$B$8];[.$A35]*[.O$28]&lt;=[.$C$8]);[.$A35]*[.O$28]*[.$C$9];IF(AND([.$A35]*[.O$28]&gt;[.$C$8];[.$A35]*[.O$28]&lt;[.$D$8]);[.$A35]*[.O$28]*[.$D$9];[.$A35]*[.O$28]*[.$E$9]))))*[.$F$9]" office:value-type="float" office:value="68062.728708" calcext:value-type="float">
            <text:p>68.063 </text:p>
          </table:table-cell>
          <table:table-cell table:style-name="ce21" table:formula="of:=(IF([.$A35]*[.P$28]&lt;=[.$B$8];[.$A35]*[.P$28]*[.$B$9];IF(AND([.$A35]*[.P$28]&gt;[.$B$8];[.$A35]*[.P$28]&lt;=[.$C$8]);[.$A35]*[.P$28]*[.$C$9];IF(AND([.$A35]*[.P$28]&gt;[.$C$8];[.$A35]*[.P$28]&lt;[.$D$8]);[.$A35]*[.P$28]*[.$D$9];[.$A35]*[.P$28]*[.$E$9]))))*[.$F$9]" office:value-type="float" office:value="70064.57367" calcext:value-type="float">
            <text:p>70.065 </text:p>
          </table:table-cell>
          <table:table-cell table:style-name="ce21" table:formula="of:=(IF([.$A35]*[.Q$28]&lt;=[.$B$8];[.$A35]*[.Q$28]*[.$B$9];IF(AND([.$A35]*[.Q$28]&gt;[.$B$8];[.$A35]*[.Q$28]&lt;=[.$C$8]);[.$A35]*[.Q$28]*[.$C$9];IF(AND([.$A35]*[.Q$28]&gt;[.$C$8];[.$A35]*[.Q$28]&lt;[.$D$8]);[.$A35]*[.Q$28]*[.$D$9];[.$A35]*[.Q$28]*[.$E$9]))))*[.$F$9]" office:value-type="float" office:value="72066.418632" calcext:value-type="float">
            <text:p>72.066 </text:p>
          </table:table-cell>
          <table:table-cell table:style-name="ce21" table:formula="of:=(IF([.$A35]*[.R$28]&lt;=[.$B$8];[.$A35]*[.R$28]*[.$B$9];IF(AND([.$A35]*[.R$28]&gt;[.$B$8];[.$A35]*[.R$28]&lt;=[.$C$8]);[.$A35]*[.R$28]*[.$C$9];IF(AND([.$A35]*[.R$28]&gt;[.$C$8];[.$A35]*[.R$28]&lt;[.$D$8]);[.$A35]*[.R$28]*[.$D$9];[.$A35]*[.R$28]*[.$E$9]))))*[.$F$9]" office:value-type="float" office:value="74068.263594" calcext:value-type="float">
            <text:p>74.068 </text:p>
          </table:table-cell>
          <table:table-cell table:style-name="ce8" table:formula="of:=+[.S34]+0.5" office:value-type="float" office:value="5" calcext:value-type="float">
            <text:p>5,00 </text:p>
          </table:table-cell>
          <table:table-cell table:number-columns-repeated="1005"/>
        </table:table-row>
        <table:table-row table:style-name="ro2">
          <table:table-cell table:style-name="ce5" table:formula="of:=+[.A35]+0.5" office:value-type="float" office:value="5.5" calcext:value-type="float">
            <text:p>5,50 </text:p>
          </table:table-cell>
          <table:table-cell table:style-name="ce18" table:formula="of:=(IF([.$A36]*[.B$28]&lt;=[.$B$8];[.$A36]*[.B$28]*[.$B$9];IF(AND([.$A36]*[.B$28]&gt;[.$B$8];[.$A36]*[.B$28]&lt;=[.$C$8]);[.$A36]*[.B$28]*[.$C$9];IF(AND([.$A36]*[.B$28]&gt;[.$C$8];[.$A36]*[.B$28]&lt;[.$D$8]);[.$A36]*[.B$28]*[.$D$9];[.$A36]*[.B$28]*[.$E$9]))))*[.$F$9]" office:value-type="float" office:value="46242.6186222" calcext:value-type="float">
            <text:p>46.243 </text:p>
          </table:table-cell>
          <table:table-cell table:style-name="ce18" table:formula="of:=(IF([.$A36]*[.C$28]&lt;=[.$B$8];[.$A36]*[.C$28]*[.$B$9];IF(AND([.$A36]*[.C$28]&gt;[.$B$8];[.$A36]*[.C$28]&lt;=[.$C$8]);[.$A36]*[.C$28]*[.$C$9];IF(AND([.$A36]*[.C$28]&gt;[.$C$8];[.$A36]*[.C$28]&lt;[.$D$8]);[.$A36]*[.C$28]*[.$D$9];[.$A36]*[.C$28]*[.$E$9]))))*[.$F$9]" office:value-type="float" office:value="48444.6480804" calcext:value-type="float">
            <text:p>48.445 </text:p>
          </table:table-cell>
          <table:table-cell table:style-name="ce18" table:formula="of:=(IF([.$A36]*[.D$28]&lt;=[.$B$8];[.$A36]*[.D$28]*[.$B$9];IF(AND([.$A36]*[.D$28]&gt;[.$B$8];[.$A36]*[.D$28]&lt;=[.$C$8]);[.$A36]*[.D$28]*[.$C$9];IF(AND([.$A36]*[.D$28]&gt;[.$C$8];[.$A36]*[.D$28]&lt;[.$D$8]);[.$A36]*[.D$28]*[.$D$9];[.$A36]*[.D$28]*[.$E$9]))))*[.$F$9]" office:value-type="float" office:value="50646.6775386" calcext:value-type="float">
            <text:p>50.647 </text:p>
          </table:table-cell>
          <table:table-cell table:style-name="ce18" table:formula="of:=(IF([.$A36]*[.E$28]&lt;=[.$B$8];[.$A36]*[.E$28]*[.$B$9];IF(AND([.$A36]*[.E$28]&gt;[.$B$8];[.$A36]*[.E$28]&lt;=[.$C$8]);[.$A36]*[.E$28]*[.$C$9];IF(AND([.$A36]*[.E$28]&gt;[.$C$8];[.$A36]*[.E$28]&lt;[.$D$8]);[.$A36]*[.E$28]*[.$D$9];[.$A36]*[.E$28]*[.$E$9]))))*[.$F$9]" office:value-type="float" office:value="52848.7069968" calcext:value-type="float">
            <text:p>52.849 </text:p>
          </table:table-cell>
          <table:table-cell table:style-name="ce18" table:formula="of:=(IF([.$A36]*[.F$28]&lt;=[.$B$8];[.$A36]*[.F$28]*[.$B$9];IF(AND([.$A36]*[.F$28]&gt;[.$B$8];[.$A36]*[.F$28]&lt;=[.$C$8]);[.$A36]*[.F$28]*[.$C$9];IF(AND([.$A36]*[.F$28]&gt;[.$C$8];[.$A36]*[.F$28]&lt;[.$D$8]);[.$A36]*[.F$28]*[.$D$9];[.$A36]*[.F$28]*[.$E$9]))))*[.$F$9]" office:value-type="float" office:value="55050.736455" calcext:value-type="float">
            <text:p>55.051 </text:p>
          </table:table-cell>
          <table:table-cell table:style-name="ce18" table:formula="of:=(IF([.$A36]*[.G$28]&lt;=[.$B$8];[.$A36]*[.G$28]*[.$B$9];IF(AND([.$A36]*[.G$28]&gt;[.$B$8];[.$A36]*[.G$28]&lt;=[.$C$8]);[.$A36]*[.G$28]*[.$C$9];IF(AND([.$A36]*[.G$28]&gt;[.$C$8];[.$A36]*[.G$28]&lt;[.$D$8]);[.$A36]*[.G$28]*[.$D$9];[.$A36]*[.G$28]*[.$E$9]))))*[.$F$9]" office:value-type="float" office:value="57252.7659132" calcext:value-type="float">
            <text:p>57.253 </text:p>
          </table:table-cell>
          <table:table-cell table:style-name="ce18" table:formula="of:=(IF([.$A36]*[.H$28]&lt;=[.$B$8];[.$A36]*[.H$28]*[.$B$9];IF(AND([.$A36]*[.H$28]&gt;[.$B$8];[.$A36]*[.H$28]&lt;=[.$C$8]);[.$A36]*[.H$28]*[.$C$9];IF(AND([.$A36]*[.H$28]&gt;[.$C$8];[.$A36]*[.H$28]&lt;[.$D$8]);[.$A36]*[.H$28]*[.$D$9];[.$A36]*[.H$28]*[.$E$9]))))*[.$F$9]" office:value-type="float" office:value="59454.7953714" calcext:value-type="float">
            <text:p>59.455 </text:p>
          </table:table-cell>
          <table:table-cell table:style-name="ce18" table:formula="of:=(IF([.$A36]*[.I$28]&lt;=[.$B$8];[.$A36]*[.I$28]*[.$B$9];IF(AND([.$A36]*[.I$28]&gt;[.$B$8];[.$A36]*[.I$28]&lt;=[.$C$8]);[.$A36]*[.I$28]*[.$C$9];IF(AND([.$A36]*[.I$28]&gt;[.$C$8];[.$A36]*[.I$28]&lt;[.$D$8]);[.$A36]*[.I$28]*[.$D$9];[.$A36]*[.I$28]*[.$E$9]))))*[.$F$9]" office:value-type="float" office:value="61656.8248296" calcext:value-type="float">
            <text:p>61.657 </text:p>
          </table:table-cell>
          <table:table-cell table:style-name="ce18" table:formula="of:=(IF([.$A36]*[.J$28]&lt;=[.$B$8];[.$A36]*[.J$28]*[.$B$9];IF(AND([.$A36]*[.J$28]&gt;[.$B$8];[.$A36]*[.J$28]&lt;=[.$C$8]);[.$A36]*[.J$28]*[.$C$9];IF(AND([.$A36]*[.J$28]&gt;[.$C$8];[.$A36]*[.J$28]&lt;[.$D$8]);[.$A36]*[.J$28]*[.$D$9];[.$A36]*[.J$28]*[.$E$9]))))*[.$F$9]" office:value-type="float" office:value="63858.8542878" calcext:value-type="float">
            <text:p>63.859 </text:p>
          </table:table-cell>
          <table:table-cell table:style-name="ce18" table:formula="of:=(IF([.$A36]*[.K$28]&lt;=[.$B$8];[.$A36]*[.K$28]*[.$B$9];IF(AND([.$A36]*[.K$28]&gt;[.$B$8];[.$A36]*[.K$28]&lt;=[.$C$8]);[.$A36]*[.K$28]*[.$C$9];IF(AND([.$A36]*[.K$28]&gt;[.$C$8];[.$A36]*[.K$28]&lt;[.$D$8]);[.$A36]*[.K$28]*[.$D$9];[.$A36]*[.K$28]*[.$E$9]))))*[.$F$9]" office:value-type="float" office:value="66060.883746" calcext:value-type="float">
            <text:p>66.061 </text:p>
          </table:table-cell>
          <table:table-cell table:style-name="ce30" table:formula="of:=(IF([.$A36]*[.L$28]&lt;=[.$B$8];[.$A36]*[.L$28]*[.$B$9];IF(AND([.$A36]*[.L$28]&gt;[.$B$8];[.$A36]*[.L$28]&lt;=[.$C$8]);[.$A36]*[.L$28]*[.$C$9];IF(AND([.$A36]*[.L$28]&gt;[.$C$8];[.$A36]*[.L$28]&lt;[.$D$8]);[.$A36]*[.L$28]*[.$D$9];[.$A36]*[.L$28]*[.$E$9]))))*[.$F$9]" office:value-type="float" office:value="68262.9132042" calcext:value-type="float">
            <text:p>68.263 </text:p>
          </table:table-cell>
          <table:table-cell table:style-name="ce18" table:formula="of:=(IF([.$A36]*[.M$28]&lt;=[.$B$8];[.$A36]*[.M$28]*[.$B$9];IF(AND([.$A36]*[.M$28]&gt;[.$B$8];[.$A36]*[.M$28]&lt;=[.$C$8]);[.$A36]*[.M$28]*[.$C$9];IF(AND([.$A36]*[.M$28]&gt;[.$C$8];[.$A36]*[.M$28]&lt;[.$D$8]);[.$A36]*[.M$28]*[.$D$9];[.$A36]*[.M$28]*[.$E$9]))))*[.$F$9]" office:value-type="float" office:value="70464.9426624" calcext:value-type="float">
            <text:p>70.465 </text:p>
          </table:table-cell>
          <table:table-cell table:style-name="ce18" table:formula="of:=(IF([.$A36]*[.N$28]&lt;=[.$B$8];[.$A36]*[.N$28]*[.$B$9];IF(AND([.$A36]*[.N$28]&gt;[.$B$8];[.$A36]*[.N$28]&lt;=[.$C$8]);[.$A36]*[.N$28]*[.$C$9];IF(AND([.$A36]*[.N$28]&gt;[.$C$8];[.$A36]*[.N$28]&lt;[.$D$8]);[.$A36]*[.N$28]*[.$D$9];[.$A36]*[.N$28]*[.$E$9]))))*[.$F$9]" office:value-type="float" office:value="72666.9721206" calcext:value-type="float">
            <text:p>72.667 </text:p>
          </table:table-cell>
          <table:table-cell table:style-name="ce18" table:formula="of:=(IF([.$A36]*[.O$28]&lt;=[.$B$8];[.$A36]*[.O$28]*[.$B$9];IF(AND([.$A36]*[.O$28]&gt;[.$B$8];[.$A36]*[.O$28]&lt;=[.$C$8]);[.$A36]*[.O$28]*[.$C$9];IF(AND([.$A36]*[.O$28]&gt;[.$C$8];[.$A36]*[.O$28]&lt;[.$D$8]);[.$A36]*[.O$28]*[.$D$9];[.$A36]*[.O$28]*[.$E$9]))))*[.$F$9]" office:value-type="float" office:value="74869.0015788" calcext:value-type="float">
            <text:p>74.869 </text:p>
          </table:table-cell>
          <table:table-cell table:style-name="ce18" table:formula="of:=(IF([.$A36]*[.P$28]&lt;=[.$B$8];[.$A36]*[.P$28]*[.$B$9];IF(AND([.$A36]*[.P$28]&gt;[.$B$8];[.$A36]*[.P$28]&lt;=[.$C$8]);[.$A36]*[.P$28]*[.$C$9];IF(AND([.$A36]*[.P$28]&gt;[.$C$8];[.$A36]*[.P$28]&lt;[.$D$8]);[.$A36]*[.P$28]*[.$D$9];[.$A36]*[.P$28]*[.$E$9]))))*[.$F$9]" office:value-type="float" office:value="77071.031037" calcext:value-type="float">
            <text:p>77.071 </text:p>
          </table:table-cell>
          <table:table-cell table:style-name="ce18" table:formula="of:=(IF([.$A36]*[.Q$28]&lt;=[.$B$8];[.$A36]*[.Q$28]*[.$B$9];IF(AND([.$A36]*[.Q$28]&gt;[.$B$8];[.$A36]*[.Q$28]&lt;=[.$C$8]);[.$A36]*[.Q$28]*[.$C$9];IF(AND([.$A36]*[.Q$28]&gt;[.$C$8];[.$A36]*[.Q$28]&lt;[.$D$8]);[.$A36]*[.Q$28]*[.$D$9];[.$A36]*[.Q$28]*[.$E$9]))))*[.$F$9]" office:value-type="float" office:value="79273.0604952" calcext:value-type="float">
            <text:p>79.273 </text:p>
          </table:table-cell>
          <table:table-cell table:style-name="ce18" table:formula="of:=(IF([.$A36]*[.R$28]&lt;=[.$B$8];[.$A36]*[.R$28]*[.$B$9];IF(AND([.$A36]*[.R$28]&gt;[.$B$8];[.$A36]*[.R$28]&lt;=[.$C$8]);[.$A36]*[.R$28]*[.$C$9];IF(AND([.$A36]*[.R$28]&gt;[.$C$8];[.$A36]*[.R$28]&lt;[.$D$8]);[.$A36]*[.R$28]*[.$D$9];[.$A36]*[.R$28]*[.$E$9]))))*[.$F$9]" office:value-type="float" office:value="81475.0899534" calcext:value-type="float">
            <text:p>81.475 </text:p>
          </table:table-cell>
          <table:table-cell table:style-name="ce5" table:formula="of:=+[.S35]+0.5" office:value-type="float" office:value="5.5" calcext:value-type="float">
            <text:p>5,50 </text:p>
          </table:table-cell>
          <table:table-cell table:number-columns-repeated="1005"/>
        </table:table-row>
        <table:table-row table:style-name="ro2">
          <table:table-cell table:style-name="ce5" table:formula="of:=+[.A36]+0.5" office:value-type="float" office:value="6" calcext:value-type="float">
            <text:p>6,00 </text:p>
          </table:table-cell>
          <table:table-cell table:style-name="ce18" table:formula="of:=(IF([.$A37]*[.B$28]&lt;=[.$B$8];[.$A37]*[.B$28]*[.$B$9];IF(AND([.$A37]*[.B$28]&gt;[.$B$8];[.$A37]*[.B$28]&lt;=[.$C$8]);[.$A37]*[.B$28]*[.$C$9];IF(AND([.$A37]*[.B$28]&gt;[.$C$8];[.$A37]*[.B$28]&lt;[.$D$8]);[.$A37]*[.B$28]*[.$D$9];[.$A37]*[.B$28]*[.$E$9]))))*[.$F$9]" office:value-type="float" office:value="50446.4930424" calcext:value-type="float">
            <text:p>50.446 </text:p>
          </table:table-cell>
          <table:table-cell table:style-name="ce18" table:formula="of:=(IF([.$A37]*[.C$28]&lt;=[.$B$8];[.$A37]*[.C$28]*[.$B$9];IF(AND([.$A37]*[.C$28]&gt;[.$B$8];[.$A37]*[.C$28]&lt;=[.$C$8]);[.$A37]*[.C$28]*[.$C$9];IF(AND([.$A37]*[.C$28]&gt;[.$C$8];[.$A37]*[.C$28]&lt;[.$D$8]);[.$A37]*[.C$28]*[.$D$9];[.$A37]*[.C$28]*[.$E$9]))))*[.$F$9]" office:value-type="float" office:value="52848.7069968" calcext:value-type="float">
            <text:p>52.849 </text:p>
          </table:table-cell>
          <table:table-cell table:style-name="ce18" table:formula="of:=(IF([.$A37]*[.D$28]&lt;=[.$B$8];[.$A37]*[.D$28]*[.$B$9];IF(AND([.$A37]*[.D$28]&gt;[.$B$8];[.$A37]*[.D$28]&lt;=[.$C$8]);[.$A37]*[.D$28]*[.$C$9];IF(AND([.$A37]*[.D$28]&gt;[.$C$8];[.$A37]*[.D$28]&lt;[.$D$8]);[.$A37]*[.D$28]*[.$D$9];[.$A37]*[.D$28]*[.$E$9]))))*[.$F$9]" office:value-type="float" office:value="55250.9209512" calcext:value-type="float">
            <text:p>55.251 </text:p>
          </table:table-cell>
          <table:table-cell table:style-name="ce18" table:formula="of:=(IF([.$A37]*[.E$28]&lt;=[.$B$8];[.$A37]*[.E$28]*[.$B$9];IF(AND([.$A37]*[.E$28]&gt;[.$B$8];[.$A37]*[.E$28]&lt;=[.$C$8]);[.$A37]*[.E$28]*[.$C$9];IF(AND([.$A37]*[.E$28]&gt;[.$C$8];[.$A37]*[.E$28]&lt;[.$D$8]);[.$A37]*[.E$28]*[.$D$9];[.$A37]*[.E$28]*[.$E$9]))))*[.$F$9]" office:value-type="float" office:value="57653.1349056" calcext:value-type="float">
            <text:p>57.653 </text:p>
          </table:table-cell>
          <table:table-cell table:style-name="ce18" table:formula="of:=(IF([.$A37]*[.F$28]&lt;=[.$B$8];[.$A37]*[.F$28]*[.$B$9];IF(AND([.$A37]*[.F$28]&gt;[.$B$8];[.$A37]*[.F$28]&lt;=[.$C$8]);[.$A37]*[.F$28]*[.$C$9];IF(AND([.$A37]*[.F$28]&gt;[.$C$8];[.$A37]*[.F$28]&lt;[.$D$8]);[.$A37]*[.F$28]*[.$D$9];[.$A37]*[.F$28]*[.$E$9]))))*[.$F$9]" office:value-type="float" office:value="60055.34886" calcext:value-type="float">
            <text:p>60.055 </text:p>
          </table:table-cell>
          <table:table-cell table:style-name="ce18" table:formula="of:=(IF([.$A37]*[.G$28]&lt;=[.$B$8];[.$A37]*[.G$28]*[.$B$9];IF(AND([.$A37]*[.G$28]&gt;[.$B$8];[.$A37]*[.G$28]&lt;=[.$C$8]);[.$A37]*[.G$28]*[.$C$9];IF(AND([.$A37]*[.G$28]&gt;[.$C$8];[.$A37]*[.G$28]&lt;[.$D$8]);[.$A37]*[.G$28]*[.$D$9];[.$A37]*[.G$28]*[.$E$9]))))*[.$F$9]" office:value-type="float" office:value="62457.5628144" calcext:value-type="float">
            <text:p>62.458 </text:p>
          </table:table-cell>
          <table:table-cell table:style-name="ce18" table:formula="of:=(IF([.$A37]*[.H$28]&lt;=[.$B$8];[.$A37]*[.H$28]*[.$B$9];IF(AND([.$A37]*[.H$28]&gt;[.$B$8];[.$A37]*[.H$28]&lt;=[.$C$8]);[.$A37]*[.H$28]*[.$C$9];IF(AND([.$A37]*[.H$28]&gt;[.$C$8];[.$A37]*[.H$28]&lt;[.$D$8]);[.$A37]*[.H$28]*[.$D$9];[.$A37]*[.H$28]*[.$E$9]))))*[.$F$9]" office:value-type="float" office:value="64859.7767688" calcext:value-type="float">
            <text:p>64.860 </text:p>
          </table:table-cell>
          <table:table-cell table:style-name="ce18" table:formula="of:=(IF([.$A37]*[.I$28]&lt;=[.$B$8];[.$A37]*[.I$28]*[.$B$9];IF(AND([.$A37]*[.I$28]&gt;[.$B$8];[.$A37]*[.I$28]&lt;=[.$C$8]);[.$A37]*[.I$28]*[.$C$9];IF(AND([.$A37]*[.I$28]&gt;[.$C$8];[.$A37]*[.I$28]&lt;[.$D$8]);[.$A37]*[.I$28]*[.$D$9];[.$A37]*[.I$28]*[.$E$9]))))*[.$F$9]" office:value-type="float" office:value="67261.9907232" calcext:value-type="float">
            <text:p>67.262 </text:p>
          </table:table-cell>
          <table:table-cell table:style-name="ce18" table:formula="of:=(IF([.$A37]*[.J$28]&lt;=[.$B$8];[.$A37]*[.J$28]*[.$B$9];IF(AND([.$A37]*[.J$28]&gt;[.$B$8];[.$A37]*[.J$28]&lt;=[.$C$8]);[.$A37]*[.J$28]*[.$C$9];IF(AND([.$A37]*[.J$28]&gt;[.$C$8];[.$A37]*[.J$28]&lt;[.$D$8]);[.$A37]*[.J$28]*[.$D$9];[.$A37]*[.J$28]*[.$E$9]))))*[.$F$9]" office:value-type="float" office:value="69664.2046776" calcext:value-type="float">
            <text:p>69.664 </text:p>
          </table:table-cell>
          <table:table-cell table:style-name="ce18" table:formula="of:=(IF([.$A37]*[.K$28]&lt;=[.$B$8];[.$A37]*[.K$28]*[.$B$9];IF(AND([.$A37]*[.K$28]&gt;[.$B$8];[.$A37]*[.K$28]&lt;=[.$C$8]);[.$A37]*[.K$28]*[.$C$9];IF(AND([.$A37]*[.K$28]&gt;[.$C$8];[.$A37]*[.K$28]&lt;[.$D$8]);[.$A37]*[.K$28]*[.$D$9];[.$A37]*[.K$28]*[.$E$9]))))*[.$F$9]" office:value-type="float" office:value="72066.418632" calcext:value-type="float">
            <text:p>72.066 </text:p>
          </table:table-cell>
          <table:table-cell table:style-name="ce18" table:formula="of:=(IF([.$A37]*[.L$28]&lt;=[.$B$8];[.$A37]*[.L$28]*[.$B$9];IF(AND([.$A37]*[.L$28]&gt;[.$B$8];[.$A37]*[.L$28]&lt;=[.$C$8]);[.$A37]*[.L$28]*[.$C$9];IF(AND([.$A37]*[.L$28]&gt;[.$C$8];[.$A37]*[.L$28]&lt;[.$D$8]);[.$A37]*[.L$28]*[.$D$9];[.$A37]*[.L$28]*[.$E$9]))))*[.$F$9]" office:value-type="float" office:value="74468.6325864" calcext:value-type="float">
            <text:p>74.469 </text:p>
          </table:table-cell>
          <table:table-cell table:style-name="ce18" table:formula="of:=(IF([.$A37]*[.M$28]&lt;=[.$B$8];[.$A37]*[.M$28]*[.$B$9];IF(AND([.$A37]*[.M$28]&gt;[.$B$8];[.$A37]*[.M$28]&lt;=[.$C$8]);[.$A37]*[.M$28]*[.$C$9];IF(AND([.$A37]*[.M$28]&gt;[.$C$8];[.$A37]*[.M$28]&lt;[.$D$8]);[.$A37]*[.M$28]*[.$D$9];[.$A37]*[.M$28]*[.$E$9]))))*[.$F$9]" office:value-type="float" office:value="76870.8465408" calcext:value-type="float">
            <text:p>76.871 </text:p>
          </table:table-cell>
          <table:table-cell table:style-name="ce18" table:formula="of:=(IF([.$A37]*[.N$28]&lt;=[.$B$8];[.$A37]*[.N$28]*[.$B$9];IF(AND([.$A37]*[.N$28]&gt;[.$B$8];[.$A37]*[.N$28]&lt;=[.$C$8]);[.$A37]*[.N$28]*[.$C$9];IF(AND([.$A37]*[.N$28]&gt;[.$C$8];[.$A37]*[.N$28]&lt;[.$D$8]);[.$A37]*[.N$28]*[.$D$9];[.$A37]*[.N$28]*[.$E$9]))))*[.$F$9]" office:value-type="float" office:value="79273.0604952" calcext:value-type="float">
            <text:p>79.273 </text:p>
          </table:table-cell>
          <table:table-cell table:style-name="ce18" table:formula="of:=(IF([.$A37]*[.O$28]&lt;=[.$B$8];[.$A37]*[.O$28]*[.$B$9];IF(AND([.$A37]*[.O$28]&gt;[.$B$8];[.$A37]*[.O$28]&lt;=[.$C$8]);[.$A37]*[.O$28]*[.$C$9];IF(AND([.$A37]*[.O$28]&gt;[.$C$8];[.$A37]*[.O$28]&lt;[.$D$8]);[.$A37]*[.O$28]*[.$D$9];[.$A37]*[.O$28]*[.$E$9]))))*[.$F$9]" office:value-type="float" office:value="81675.2744496" calcext:value-type="float">
            <text:p>81.675 </text:p>
          </table:table-cell>
          <table:table-cell table:style-name="ce18" table:formula="of:=(IF([.$A37]*[.P$28]&lt;=[.$B$8];[.$A37]*[.P$28]*[.$B$9];IF(AND([.$A37]*[.P$28]&gt;[.$B$8];[.$A37]*[.P$28]&lt;=[.$C$8]);[.$A37]*[.P$28]*[.$C$9];IF(AND([.$A37]*[.P$28]&gt;[.$C$8];[.$A37]*[.P$28]&lt;[.$D$8]);[.$A37]*[.P$28]*[.$D$9];[.$A37]*[.P$28]*[.$E$9]))))*[.$F$9]" office:value-type="float" office:value="84077.488404" calcext:value-type="float">
            <text:p>84.077 </text:p>
          </table:table-cell>
          <table:table-cell table:style-name="ce18" table:formula="of:=(IF([.$A37]*[.Q$28]&lt;=[.$B$8];[.$A37]*[.Q$28]*[.$B$9];IF(AND([.$A37]*[.Q$28]&gt;[.$B$8];[.$A37]*[.Q$28]&lt;=[.$C$8]);[.$A37]*[.Q$28]*[.$C$9];IF(AND([.$A37]*[.Q$28]&gt;[.$C$8];[.$A37]*[.Q$28]&lt;[.$D$8]);[.$A37]*[.Q$28]*[.$D$9];[.$A37]*[.Q$28]*[.$E$9]))))*[.$F$9]" office:value-type="float" office:value="86479.7023584" calcext:value-type="float">
            <text:p>86.480 </text:p>
          </table:table-cell>
          <table:table-cell table:style-name="ce18" table:formula="of:=(IF([.$A37]*[.R$28]&lt;=[.$B$8];[.$A37]*[.R$28]*[.$B$9];IF(AND([.$A37]*[.R$28]&gt;[.$B$8];[.$A37]*[.R$28]&lt;=[.$C$8]);[.$A37]*[.R$28]*[.$C$9];IF(AND([.$A37]*[.R$28]&gt;[.$C$8];[.$A37]*[.R$28]&lt;[.$D$8]);[.$A37]*[.R$28]*[.$D$9];[.$A37]*[.R$28]*[.$E$9]))))*[.$F$9]" office:value-type="float" office:value="88881.9163128" calcext:value-type="float">
            <text:p>88.882 </text:p>
          </table:table-cell>
          <table:table-cell table:style-name="ce5" table:formula="of:=+[.S36]+0.5" office:value-type="float" office:value="6" calcext:value-type="float">
            <text:p>6,00 </text:p>
          </table:table-cell>
          <table:table-cell table:number-columns-repeated="1005"/>
        </table:table-row>
        <table:table-row table:style-name="ro2">
          <table:table-cell table:style-name="ce5" table:formula="of:=+[.A37]+0.5" office:value-type="float" office:value="6.5" calcext:value-type="float">
            <text:p>6,50 </text:p>
          </table:table-cell>
          <table:table-cell table:style-name="ce22" table:formula="of:=(IF([.$A38]*[.B$28]&lt;=[.$B$8];[.$A38]*[.B$28]*[.$B$9];IF(AND([.$A38]*[.B$28]&gt;[.$B$8];[.$A38]*[.B$28]&lt;=[.$C$8]);[.$A38]*[.B$28]*[.$C$9];IF(AND([.$A38]*[.B$28]&gt;[.$C$8];[.$A38]*[.B$28]&lt;[.$D$8]);[.$A38]*[.B$28]*[.$D$9];[.$A38]*[.B$28]*[.$E$9]))))*[.$F$9]" office:value-type="float" office:value="54650.3674626" calcext:value-type="float">
            <text:p>54.650 </text:p>
          </table:table-cell>
          <table:table-cell table:style-name="ce22" table:formula="of:=(IF([.$A38]*[.C$28]&lt;=[.$B$8];[.$A38]*[.C$28]*[.$B$9];IF(AND([.$A38]*[.C$28]&gt;[.$B$8];[.$A38]*[.C$28]&lt;=[.$C$8]);[.$A38]*[.C$28]*[.$C$9];IF(AND([.$A38]*[.C$28]&gt;[.$C$8];[.$A38]*[.C$28]&lt;[.$D$8]);[.$A38]*[.C$28]*[.$D$9];[.$A38]*[.C$28]*[.$E$9]))))*[.$F$9]" office:value-type="float" office:value="57252.7659132" calcext:value-type="float">
            <text:p>57.253 </text:p>
          </table:table-cell>
          <table:table-cell table:style-name="ce22" table:formula="of:=(IF([.$A38]*[.D$28]&lt;=[.$B$8];[.$A38]*[.D$28]*[.$B$9];IF(AND([.$A38]*[.D$28]&gt;[.$B$8];[.$A38]*[.D$28]&lt;=[.$C$8]);[.$A38]*[.D$28]*[.$C$9];IF(AND([.$A38]*[.D$28]&gt;[.$C$8];[.$A38]*[.D$28]&lt;[.$D$8]);[.$A38]*[.D$28]*[.$D$9];[.$A38]*[.D$28]*[.$E$9]))))*[.$F$9]" office:value-type="float" office:value="59855.1643638" calcext:value-type="float">
            <text:p>59.855 </text:p>
          </table:table-cell>
          <table:table-cell table:style-name="ce22" table:formula="of:=(IF([.$A38]*[.E$28]&lt;=[.$B$8];[.$A38]*[.E$28]*[.$B$9];IF(AND([.$A38]*[.E$28]&gt;[.$B$8];[.$A38]*[.E$28]&lt;=[.$C$8]);[.$A38]*[.E$28]*[.$C$9];IF(AND([.$A38]*[.E$28]&gt;[.$C$8];[.$A38]*[.E$28]&lt;[.$D$8]);[.$A38]*[.E$28]*[.$D$9];[.$A38]*[.E$28]*[.$E$9]))))*[.$F$9]" office:value-type="float" office:value="62457.5628144" calcext:value-type="float">
            <text:p>62.458 </text:p>
          </table:table-cell>
          <table:table-cell table:style-name="ce22" table:formula="of:=(IF([.$A38]*[.F$28]&lt;=[.$B$8];[.$A38]*[.F$28]*[.$B$9];IF(AND([.$A38]*[.F$28]&gt;[.$B$8];[.$A38]*[.F$28]&lt;=[.$C$8]);[.$A38]*[.F$28]*[.$C$9];IF(AND([.$A38]*[.F$28]&gt;[.$C$8];[.$A38]*[.F$28]&lt;[.$D$8]);[.$A38]*[.F$28]*[.$D$9];[.$A38]*[.F$28]*[.$E$9]))))*[.$F$9]" office:value-type="float" office:value="65059.961265" calcext:value-type="float">
            <text:p>65.060 </text:p>
          </table:table-cell>
          <table:table-cell table:style-name="ce22" table:formula="of:=(IF([.$A38]*[.G$28]&lt;=[.$B$8];[.$A38]*[.G$28]*[.$B$9];IF(AND([.$A38]*[.G$28]&gt;[.$B$8];[.$A38]*[.G$28]&lt;=[.$C$8]);[.$A38]*[.G$28]*[.$C$9];IF(AND([.$A38]*[.G$28]&gt;[.$C$8];[.$A38]*[.G$28]&lt;[.$D$8]);[.$A38]*[.G$28]*[.$D$9];[.$A38]*[.G$28]*[.$E$9]))))*[.$F$9]" office:value-type="float" office:value="67662.3597156" calcext:value-type="float">
            <text:p>67.662 </text:p>
          </table:table-cell>
          <table:table-cell table:style-name="ce22" table:formula="of:=(IF([.$A38]*[.H$28]&lt;=[.$B$8];[.$A38]*[.H$28]*[.$B$9];IF(AND([.$A38]*[.H$28]&gt;[.$B$8];[.$A38]*[.H$28]&lt;=[.$C$8]);[.$A38]*[.H$28]*[.$C$9];IF(AND([.$A38]*[.H$28]&gt;[.$C$8];[.$A38]*[.H$28]&lt;[.$D$8]);[.$A38]*[.H$28]*[.$D$9];[.$A38]*[.H$28]*[.$E$9]))))*[.$F$9]" office:value-type="float" office:value="70264.7581662" calcext:value-type="float">
            <text:p>70.265 </text:p>
          </table:table-cell>
          <table:table-cell table:style-name="ce22" table:formula="of:=(IF([.$A38]*[.I$28]&lt;=[.$B$8];[.$A38]*[.I$28]*[.$B$9];IF(AND([.$A38]*[.I$28]&gt;[.$B$8];[.$A38]*[.I$28]&lt;=[.$C$8]);[.$A38]*[.I$28]*[.$C$9];IF(AND([.$A38]*[.I$28]&gt;[.$C$8];[.$A38]*[.I$28]&lt;[.$D$8]);[.$A38]*[.I$28]*[.$D$9];[.$A38]*[.I$28]*[.$E$9]))))*[.$F$9]" office:value-type="float" office:value="72867.1566168" calcext:value-type="float">
            <text:p>72.867 </text:p>
          </table:table-cell>
          <table:table-cell table:style-name="ce22" table:formula="of:=(IF([.$A38]*[.J$28]&lt;=[.$B$8];[.$A38]*[.J$28]*[.$B$9];IF(AND([.$A38]*[.J$28]&gt;[.$B$8];[.$A38]*[.J$28]&lt;=[.$C$8]);[.$A38]*[.J$28]*[.$C$9];IF(AND([.$A38]*[.J$28]&gt;[.$C$8];[.$A38]*[.J$28]&lt;[.$D$8]);[.$A38]*[.J$28]*[.$D$9];[.$A38]*[.J$28]*[.$E$9]))))*[.$F$9]" office:value-type="float" office:value="75469.5550674" calcext:value-type="float">
            <text:p>75.470 </text:p>
          </table:table-cell>
          <table:table-cell table:style-name="ce22" table:formula="of:=(IF([.$A38]*[.K$28]&lt;=[.$B$8];[.$A38]*[.K$28]*[.$B$9];IF(AND([.$A38]*[.K$28]&gt;[.$B$8];[.$A38]*[.K$28]&lt;=[.$C$8]);[.$A38]*[.K$28]*[.$C$9];IF(AND([.$A38]*[.K$28]&gt;[.$C$8];[.$A38]*[.K$28]&lt;[.$D$8]);[.$A38]*[.K$28]*[.$D$9];[.$A38]*[.K$28]*[.$E$9]))))*[.$F$9]" office:value-type="float" office:value="78071.953518" calcext:value-type="float">
            <text:p>78.072 </text:p>
          </table:table-cell>
          <table:table-cell table:style-name="ce22" table:formula="of:=(IF([.$A38]*[.L$28]&lt;=[.$B$8];[.$A38]*[.L$28]*[.$B$9];IF(AND([.$A38]*[.L$28]&gt;[.$B$8];[.$A38]*[.L$28]&lt;=[.$C$8]);[.$A38]*[.L$28]*[.$C$9];IF(AND([.$A38]*[.L$28]&gt;[.$C$8];[.$A38]*[.L$28]&lt;[.$D$8]);[.$A38]*[.L$28]*[.$D$9];[.$A38]*[.L$28]*[.$E$9]))))*[.$F$9]" office:value-type="float" office:value="80674.3519686" calcext:value-type="float">
            <text:p>80.674 </text:p>
          </table:table-cell>
          <table:table-cell table:style-name="ce22" table:formula="of:=(IF([.$A38]*[.M$28]&lt;=[.$B$8];[.$A38]*[.M$28]*[.$B$9];IF(AND([.$A38]*[.M$28]&gt;[.$B$8];[.$A38]*[.M$28]&lt;=[.$C$8]);[.$A38]*[.M$28]*[.$C$9];IF(AND([.$A38]*[.M$28]&gt;[.$C$8];[.$A38]*[.M$28]&lt;[.$D$8]);[.$A38]*[.M$28]*[.$D$9];[.$A38]*[.M$28]*[.$E$9]))))*[.$F$9]" office:value-type="float" office:value="83276.7504192" calcext:value-type="float">
            <text:p>83.277 </text:p>
          </table:table-cell>
          <table:table-cell table:style-name="ce22" table:formula="of:=(IF([.$A38]*[.N$28]&lt;=[.$B$8];[.$A38]*[.N$28]*[.$B$9];IF(AND([.$A38]*[.N$28]&gt;[.$B$8];[.$A38]*[.N$28]&lt;=[.$C$8]);[.$A38]*[.N$28]*[.$C$9];IF(AND([.$A38]*[.N$28]&gt;[.$C$8];[.$A38]*[.N$28]&lt;[.$D$8]);[.$A38]*[.N$28]*[.$D$9];[.$A38]*[.N$28]*[.$E$9]))))*[.$F$9]" office:value-type="float" office:value="85879.1488698" calcext:value-type="float">
            <text:p>85.879 </text:p>
          </table:table-cell>
          <table:table-cell table:style-name="ce22" table:formula="of:=(IF([.$A38]*[.O$28]&lt;=[.$B$8];[.$A38]*[.O$28]*[.$B$9];IF(AND([.$A38]*[.O$28]&gt;[.$B$8];[.$A38]*[.O$28]&lt;=[.$C$8]);[.$A38]*[.O$28]*[.$C$9];IF(AND([.$A38]*[.O$28]&gt;[.$C$8];[.$A38]*[.O$28]&lt;[.$D$8]);[.$A38]*[.O$28]*[.$D$9];[.$A38]*[.O$28]*[.$E$9]))))*[.$F$9]" office:value-type="float" office:value="88481.5473204" calcext:value-type="float">
            <text:p>88.482 </text:p>
          </table:table-cell>
          <table:table-cell table:style-name="ce22" table:formula="of:=(IF([.$A38]*[.P$28]&lt;=[.$B$8];[.$A38]*[.P$28]*[.$B$9];IF(AND([.$A38]*[.P$28]&gt;[.$B$8];[.$A38]*[.P$28]&lt;=[.$C$8]);[.$A38]*[.P$28]*[.$C$9];IF(AND([.$A38]*[.P$28]&gt;[.$C$8];[.$A38]*[.P$28]&lt;[.$D$8]);[.$A38]*[.P$28]*[.$D$9];[.$A38]*[.P$28]*[.$E$9]))))*[.$F$9]" office:value-type="float" office:value="91083.945771" calcext:value-type="float">
            <text:p>91.084 </text:p>
          </table:table-cell>
          <table:table-cell table:style-name="ce22" table:formula="of:=(IF([.$A38]*[.Q$28]&lt;=[.$B$8];[.$A38]*[.Q$28]*[.$B$9];IF(AND([.$A38]*[.Q$28]&gt;[.$B$8];[.$A38]*[.Q$28]&lt;=[.$C$8]);[.$A38]*[.Q$28]*[.$C$9];IF(AND([.$A38]*[.Q$28]&gt;[.$C$8];[.$A38]*[.Q$28]&lt;[.$D$8]);[.$A38]*[.Q$28]*[.$D$9];[.$A38]*[.Q$28]*[.$E$9]))))*[.$F$9]" office:value-type="float" office:value="93686.3442216" calcext:value-type="float">
            <text:p>93.686 </text:p>
          </table:table-cell>
          <table:table-cell table:style-name="ce22" table:formula="of:=(IF([.$A38]*[.R$28]&lt;=[.$B$8];[.$A38]*[.R$28]*[.$B$9];IF(AND([.$A38]*[.R$28]&gt;[.$B$8];[.$A38]*[.R$28]&lt;=[.$C$8]);[.$A38]*[.R$28]*[.$C$9];IF(AND([.$A38]*[.R$28]&gt;[.$C$8];[.$A38]*[.R$28]&lt;[.$D$8]);[.$A38]*[.R$28]*[.$D$9];[.$A38]*[.R$28]*[.$E$9]))))*[.$F$9]" office:value-type="float" office:value="96288.7426722" calcext:value-type="float">
            <text:p>96.289 </text:p>
          </table:table-cell>
          <table:table-cell table:style-name="ce5" table:formula="of:=+[.S37]+0.5" office:value-type="float" office:value="6.5" calcext:value-type="float">
            <text:p>6,50 </text:p>
          </table:table-cell>
          <table:table-cell table:number-columns-repeated="1005"/>
        </table:table-row>
        <table:table-row table:style-name="ro2">
          <table:table-cell table:number-columns-repeated="13"/>
          <table:table-cell office:value-type="string" office:string-value="Importes con IVA incluído" calcext:value-type="string">
            <text:p>Importes con IVA incluído </text:p>
          </table:table-cell>
          <table:table-cell table:number-columns-repeated="1010"/>
        </table:table-row>
        <table:table-row table:style-name="ro2" table:number-rows-repeated="22">
          <table:table-cell table:number-columns-repeated="1024"/>
        </table:table-row>
        <table:table-row table:style-name="ro3" table:number-rows-repeated="1048514">
          <table:table-cell table:number-columns-repeated="1024"/>
        </table:table-row>
        <table:table-row table:style-name="ro11">
          <table:table-cell table:number-columns-repeated="1024"/>
        </table:table-row>
      </table:table>
      <table:table table:name="NDT soga" table:style-name="ta3" table:print="false">
        <office:forms form:automatic-focus="false" form:apply-design-mode="false"/>
        <table:shapes>
          <draw:g draw:z-index="0" draw:name="Group 2">
            <draw:custom-shape draw:name="Freeform 3" draw:style-name="gr1" draw:text-style-name="P1" svg:width="58.01mm" svg:height="20.41mm" svg:x="93.22mm" svg:y="2.18m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6.14mm" svg:height="4.35mm" svg:x="90.01mm" svg:y="20.55m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6.14mm" svg:height="17.46mm" svg:x="90.01mm" svg:y="3.72m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6.14mm" svg:height="4.34mm" svg:x="90.01mm" svg:y="0m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54.1mm" svg:height="4.34mm" svg:x="95.18mm" svg:y="0m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6.05mm" svg:height="4.34mm" svg:x="148.4mm" svg:y="0m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6.05mm" svg:height="17.46mm" svg:x="148.4mm" svg:y="3.72m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6.05mm" svg:height="4.35mm" svg:x="148.4mm" svg:y="20.55m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54.1mm" svg:height="4.35mm" svg:x="95.18mm" svg:y="20.55m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61.31mm" svg:height="22.93mm" svg:x="91.68mm" svg:y="0.91m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2.39mm" svg:height="1.72mm" svg:x="91.15mm" svg:y="22.57m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8mm" svg:height="19.83mm" svg:x="91.15mm" svg:y="2.48m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2.39mm" svg:height="1.64mm" svg:x="91.15mm" svg:y="0.54m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57.03mm" svg:height="0.48mm" svg:x="93.82mm" svg:y="0.54m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2.46mm" svg:height="1.64mm" svg:x="151.15mm" svg:y="0.54m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82mm" svg:height="19.83mm" svg:x="152.72mm" svg:y="2.48m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2.46mm" svg:height="1.72mm" svg:x="151.15mm" svg:y="22.57m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57.03mm" svg:height="0.53mm" svg:x="93.82mm" svg:y="23.7m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7.3mm" svg:height="4.34mm" svg:x="97.72mm" svg:y="5.22m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2.15mm" svg:height="0.21mm" svg:x="101.53mm" svg:y="4.99m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2.31mm" svg:height="0.88mm" svg:x="98.99mm" svg:y="4.99m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1.81mm" svg:height="2.52mm" svg:x="97.58mm" svg:y="5.94m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1.05mm" svg:height="1.25mm" svg:x="97.28mm" svg:y="8.52m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2.85mm" svg:height="0.21mm" svg:x="98.62mm" svg:y="9.56m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2.22mm" svg:height="1.25mm" svg:x="101.69mm" svg:y="8.52m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1.78mm" svg:height="2.22mm" svg:x="103.5mm" svg:y="6.26m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1.4mm" svg:height="1.18mm" svg:x="103.94mm" svg:y="4.99m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2.41mm" svg:height="0.28mm" svg:x="99.29mm" svg:y="8.4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1.97mm" svg:height="2.73mm" svg:x="99.43mm" svg:y="5.75m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2.61mm" svg:height="0.35mm" svg:x="101.23mm" svg:y="5.75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1.69mm" svg:height="2.72mm" svg:x="101.69mm" svg:y="5.94m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7.3mm" svg:height="4.34mm" svg:x="116.17mm" svg:y="5.22m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2.23mm" svg:height="3.35mm" svg:x="121.33mm" svg:y="6.26m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1.33mm" svg:height="1.29mm" svg:x="122.47mm" svg:y="4.92m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4.26mm" svg:height="0.28mm" svg:x="117.9mm" svg:y="4.92m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1.11mm" svg:height="0.97mm" svg:x="117.21mm" svg:y="5.11m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4.28mm" svg:height="0.35mm" svg:x="117.74mm" svg:y="5.75m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0.94mm" svg:height="1.08mm" svg:x="120.89mm" svg:y="5.94m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2.15mm" svg:height="0.28mm" svg:x="118.94mm" svg:y="6.79m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2.29mm" svg:height="0.88mm" svg:x="116.4mm" svg:y="6.79m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79mm" svg:height="0.7mm" svg:x="116.03mm" svg:y="7.78m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1.04mm" svg:height="1.25mm" svg:x="115.8mm" svg:y="8.52m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4.65mm" svg:height="0.21mm" svg:x="117.07mm" svg:y="9.56m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2.41mm" svg:height="0.28mm" svg:x="117.74mm" svg:y="8.4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75mm" svg:height="0.68mm" svg:x="117.9mm" svg:y="7.85m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2.39mm" svg:height="0.19mm" svg:x="118.57mm" svg:y="7.85m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49mm" svg:height="0.7mm" svg:x="120.14mm" svg:y="8.01m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7.5mm" svg:height="4.34mm" svg:x="140.62mm" svg:y="5.22m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2.23mm" svg:height="0.21mm" svg:x="144.5mm" svg:y="4.99m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2.32mm" svg:height="0.88mm" svg:x="141.96mm" svg:y="4.99m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1.86mm" svg:height="2.52mm" svg:x="140.55mm" svg:y="5.94m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1.11mm" svg:height="1.25mm" svg:x="140.25mm" svg:y="8.52m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2.9mm" svg:height="0.21mm" svg:x="141.59mm" svg:y="9.56m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2.16mm" svg:height="1.25mm" svg:x="144.73mm" svg:y="8.52m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1.69mm" svg:height="2.22mm" svg:x="146.52mm" svg:y="6.26m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1.33mm" svg:height="1.18mm" svg:x="146.97mm" svg:y="4.99m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2.39mm" svg:height="0.28mm" svg:x="142.26mm" svg:y="8.45m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1.86mm" svg:height="2.73mm" svg:x="142.49mm" svg:y="5.75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2.23mm" svg:height="0.35mm" svg:x="144.36mm" svg:y="5.75m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1.93mm" svg:height="2.72mm" svg:x="144.59mm" svg:y="5.94m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8.01mm" svg:height="4.34mm" svg:x="123.74mm" svg:y="5.22m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1.84mm" svg:height="0.21mm" svg:x="126.12mm" svg:y="4.99m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3.23mm" svg:height="4.64mm" svg:x="123.14mm" svg:y="5.11m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2mm" svg:height="0.35mm" svg:x="123.74mm" svg:y="9.56m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2.63mm" svg:height="3.88mm" svg:x="125.38mm" svg:y="5.75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2.42mm" svg:height="0.35mm" svg:x="127.99mm" svg:y="5.75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2.86mm" svg:height="3.9mm" svg:x="127.32mm" svg:y="5.94m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2mm" svg:height="0.35mm" svg:x="127.85mm" svg:y="9.56m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2.42mm" svg:height="3.35mm" svg:x="129.42mm" svg:y="6.26m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1.61mm" svg:height="1.18mm" svg:x="130.62mm" svg:y="4.99m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2.72mm" svg:height="0.58mm" svg:x="127.69mm" svg:y="4.92m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82mm" svg:height="0.44mm" svg:x="127.69mm" svg:y="4.99m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7.03mm" svg:height="4.34mm" svg:x="105.41mm" svg:y="5.22m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3.06mm" svg:height="0.58mm" svg:x="109.38mm" svg:y="4.92m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77mm" svg:height="0.44mm" svg:x="109.38mm" svg:y="4.99m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1.83mm" svg:height="0.21mm" svg:x="107.81mm" svg:y="4.99m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3.39mm" svg:height="4.64mm" svg:x="104.84mm" svg:y="5.11m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1.99mm" svg:height="0.35mm" svg:x="105.41mm" svg:y="9.56m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2.7mm" svg:height="3.88mm" svg:x="106.98mm" svg:y="5.75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2.68mm" svg:height="0.35mm" svg:x="109.59mm" svg:y="5.75m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1.07mm" svg:height="0.88mm" svg:x="111.92mm" svg:y="4.99m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9.18mm" svg:height="6.58mm" svg:x="132.47mm" svg:y="2.98m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1.86mm" svg:height="0.21mm" svg:x="139.88mm" svg:y="2.68m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1.78mm" svg:height="2.4mm" svg:x="138.54mm" svg:y="2.78m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2.02mm" svg:height="0.21mm" svg:x="136.58mm" svg:y="4.99m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2.31mm" svg:height="0.88mm" svg:x="133.97mm" svg:y="4.99m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1.86mm" svg:height="2.52mm" svg:x="132.33mm" svg:y="5.94m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1.26mm" svg:height="1.25mm" svg:x="132.03mm" svg:y="8.52m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2.76mm" svg:height="0.21mm" svg:x="133.6mm" svg:y="9.56m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1.48mm" svg:height="0.35mm" svg:x="136.67mm" svg:y="9.56m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4.48mm" svg:height="6.95mm" svg:x="137.78mm" svg:y="2.68m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1.93mm" svg:height="2.73mm" svg:x="134.43mm" svg:y="5.75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2.32mm" svg:height="0.35mm" svg:x="136.28mm" svg:y="5.75m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1.87mm" svg:height="2.72mm" svg:x="136.58mm" svg:y="5.94m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2.56mm" svg:height="0.28mm" svg:x="134.13mm" svg:y="8.45m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5.63mm" svg:height="6.58mm" svg:x="111.33mm" svg:y="2.98m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2.01mm" svg:height="0.28mm" svg:x="114.97mm" svg:y="2.68m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4.58mm" svg:height="6.94mm" svg:x="110.79mm" svg:y="2.85m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1.93mm" svg:height="0.21mm" svg:x="111.33mm" svg:y="9.56m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4.63mm" svg:height="6.95mm" svg:x="112.89mm" svg:y="2.68m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6.83mm" svg:height="5.01mm" svg:x="104.01mm" svg:y="11.29m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19.73mm" svg:height="5.17mm" svg:x="111.69mm" svg:y="11.2m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9.02mm" svg:height="5.01mm" svg:x="131.96mm" svg:y="11.29m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0.99mm" svg:height="1.2mm" svg:x="93.75mm" svg:y="18.39m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1.05mm" svg:height="1.2mm" svg:x="95.04mm" svg:y="18.39m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81mm" svg:height="1.37mm" svg:x="97.72mm" svg:y="18.38m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0.95mm" svg:height="1.37mm" svg:x="98.99mm" svg:y="18.38m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79mm" svg:height="1.2mm" svg:x="100.49mm" svg:y="18.39m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1.02mm" svg:height="1.37mm" svg:x="101.69mm" svg:y="18.38m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0.94mm" svg:height="1.2mm" svg:x="103.27mm" svg:y="18.39m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1.09mm" svg:height="1.2mm" svg:x="105.25mm" svg:y="18.39m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1.02mm" svg:height="1.2mm" svg:x="107.28mm" svg:y="18.39m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0.93mm" svg:height="1.33mm" svg:x="108.85mm" svg:y="18.39m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0.95mm" svg:height="1.2mm" svg:x="110.12mm" svg:y="18.39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1.02mm" svg:height="1.2mm" svg:x="111.25mm" svg:y="18.39m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79mm" svg:height="1.33mm" svg:x="113.26mm" svg:y="18.39m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28mm" svg:height="1.67mm" svg:x="115.13mm" svg:y="18.38m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1.11mm" svg:height="1.2mm" svg:x="115.87mm" svg:y="18.39m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0.95mm" svg:height="1.37mm" svg:x="117.44mm" svg:y="18.38m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0.97mm" svg:height="1.2mm" svg:x="118.78mm" svg:y="18.39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0.95mm" svg:height="1.37mm" svg:x="120.14mm" svg:y="18.38m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0.94mm" svg:height="1.2mm" svg:x="121.56mm" svg:y="18.39m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0.94mm" svg:height="1.2mm" svg:x="123.14mm" svg:y="18.39m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1.1mm" svg:height="1.2mm" svg:x="124.48mm" svg:y="18.39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27mm" svg:height="1.67mm" svg:x="125.98mm" svg:y="18.38m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0.96mm" svg:height="1.2mm" svg:x="127.32mm" svg:y="18.39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68mm" svg:height="1.2mm" svg:x="128.66mm" svg:y="18.39m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89mm" svg:height="1.2mm" svg:x="129.79mm" svg:y="18.39m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81mm" svg:height="1.2mm" svg:x="130.99mm" svg:y="18.39m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66mm" svg:height="1.2mm" svg:x="132.33mm" svg:y="18.39m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1.12mm" svg:height="1.2mm" svg:x="133.3mm" svg:y="18.39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1.12mm" svg:height="1.2mm" svg:x="134.64mm" svg:y="18.39m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73mm" svg:height="1.33mm" svg:x="136.74mm" svg:y="18.39m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66mm" svg:height="1.2mm" svg:x="137.94mm" svg:y="18.39m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78mm" svg:height="1.33mm" svg:x="139.21mm" svg:y="18.39m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5mm" svg:height="1.2mm" svg:x="140.39mm" svg:y="18.39m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78mm" svg:height="1.2mm" svg:x="142.35mm" svg:y="18.39m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8mm" svg:height="1.33mm" svg:x="143.53mm" svg:y="18.39m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0.94mm" svg:height="1.2mm" svg:x="144.73mm" svg:y="18.39m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79mm" svg:height="1.33mm" svg:x="146.15mm" svg:y="18.39m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8mm" svg:height="1.2mm" svg:x="147.27mm" svg:y="18.39m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87mm" svg:height="1.33mm" svg:x="148.47mm" svg:y="18.39m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43mm" svg:height="1.2mm" svg:x="149.81mm" svg:y="18.39m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1.18mm" svg:height="1.59mm" svg:x="113.26mm" svg:y="21.69m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1.32mm" svg:height="1.59mm" svg:x="114.83mm" svg:y="21.69m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1.09mm" svg:height="1.59mm" svg:x="116.7mm" svg:y="21.69m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28mm" svg:height="1.59mm" svg:x="118.41mm" svg:y="21.69mm">
              <text:p/>
              <draw:enhanced-geometry svg:viewBox="0 0 21600 21600" draw:type="rectangle" draw:enhanced-path="M 0 0 L 21600 0 21600 21600 0 21600 0 0 Z N"/>
            </draw:custom-shape>
            <draw:custom-shape draw:name="Freeform 152" draw:style-name="gr3" draw:text-style-name="P3" svg:width="1.34mm" svg:height="1.59mm" svg:x="119.08mm" svg:y="21.69m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1.1mm" svg:height="1.59mm" svg:x="121.56mm" svg:y="21.69m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0.96mm" svg:height="1.59mm" svg:x="123.3mm" svg:y="21.69m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1.33mm" svg:height="1.59mm" svg:x="124.71mm" svg:y="21.69m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1.3mm" svg:height="1.59mm" svg:x="126.5mm" svg:y="21.69m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1.26mm" svg:height="1.62mm" svg:x="128.22mm" svg:y="21.68m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1.41mm" svg:height="1.59mm" svg:x="129.79mm" svg:y="21.69m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42mm" svg:height="0.58mm" svg:x="107.88mm" svg:y="20.55m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Freeform 161" draw:style-name="gr3" draw:text-style-name="P3" svg:width="0.86mm" svg:height="0.58mm" svg:x="109.52mm" svg:y="20.55m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58mm" svg:height="0.58mm" svg:x="110.95mm" svg:y="20.55m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56mm" svg:height="0.58mm" svg:x="113.77mm" svg:y="20.55m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28mm" svg:height="0.58mm" svg:x="114.83mm" svg:y="20.55m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58mm" svg:height="0.58mm" svg:x="115.87mm" svg:y="20.55m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37mm" svg:height="0.58mm" svg:x="116.84mm" svg:y="20.55m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58mm" svg:height="0.9mm" svg:x="117.74mm" svg:y="20.25m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6mm" svg:height="0.58mm" svg:x="118.78mm" svg:y="20.55m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57mm" svg:height="0.58mm" svg:x="120.22mm" svg:y="20.55m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38mm" svg:height="0.58mm" svg:x="121.33mm" svg:y="20.55m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57mm" svg:height="0.58mm" svg:x="122.09mm" svg:y="20.55m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5mm" svg:height="0.58mm" svg:x="123.14mm" svg:y="20.55m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1.33mm" svg:height="0.9mm" svg:x="123.97mm" svg:y="20.25m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45mm" svg:height="0.58mm" svg:x="126.12mm" svg:y="20.55m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2mm" svg:height="0.9mm" svg:x="127.02mm" svg:y="20.25m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52mm" svg:height="0.58mm" svg:x="127.62mm" svg:y="20.55m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66mm" svg:height="0.58mm" svg:x="128.52mm" svg:y="20.55m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45mm" svg:height="0.58mm" svg:x="129.93mm" svg:y="20.55m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51mm" svg:height="0.58mm" svg:x="131.29mm" svg:y="20.55m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58mm" svg:height="0.58mm" svg:x="132.19mm" svg:y="20.55m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0.96mm" svg:height="0.58mm" svg:x="133.3mm" svg:y="20.55m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51mm" svg:height="0.58mm" svg:x="135.4mm" svg:y="20.55m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3mm" svg:height="0.58mm" svg:x="136.28mm" svg:y="20.55m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50.72mm" svg:height="0.32mm" svg:x="97.95mm" svg:y="6.26mm">
              <text:p/>
              <draw:enhanced-geometry svg:viewBox="0 0 21600 21600" draw:type="rectangle" draw:enhanced-path="M 0 0 L 21600 0 21600 21600 0 21600 0 0 Z N"/>
            </draw:custom-shape>
          </draw:g>
        </table:shapes>
        <table:table-column table:style-name="co8" table:default-cell-style-name="ce1"/>
        <table:table-column table:style-name="co3" table:number-columns-repeated="7" table:default-cell-style-name="ce10"/>
        <table:table-column table:style-name="co9" table:default-cell-style-name="ce10"/>
        <table:table-column table:style-name="co3" table:number-columns-repeated="2" table:default-cell-style-name="ce10"/>
        <table:table-column table:style-name="co5" table:default-cell-style-name="ce10"/>
        <table:table-column table:style-name="co3" table:default-cell-style-name="ce10"/>
        <table:table-column table:style-name="co10" table:default-cell-style-name="ce10"/>
        <table:table-column table:style-name="co3" table:number-columns-repeated="3" table:default-cell-style-name="ce10"/>
        <table:table-column table:style-name="co11" table:default-cell-style-name="ce10"/>
        <table:table-column table:style-name="co12" table:default-cell-style-name="ce1"/>
        <table:table-column table:style-name="co7" table:number-columns-repeated="229" table:default-cell-style-name="ce10"/>
        <table:table-column table:style-name="co7" table:number-columns-repeated="776" table:default-cell-style-name="Default"/>
        <table:table-row table:style-name="ro9">
          <table:table-cell table:style-name="ce34"/>
          <table:table-cell table:style-name="ce40" table:number-columns-repeated="5"/>
          <table:table-cell table:number-columns-repeated="1018"/>
        </table:table-row>
        <table:table-row table:style-name="ro2">
          <table:table-cell table:style-name="ce34"/>
          <table:table-cell table:style-name="ce11" office:value-type="float" office:value="4.27" calcext:value-type="float">
            <text:p>4,27 </text:p>
          </table:table-cell>
          <table:table-cell table:style-name="ce11" office:value-type="float" office:value="4.22" calcext:value-type="float">
            <text:p>4,22 </text:p>
          </table:table-cell>
          <table:table-cell table:style-name="ce11" office:value-type="float" office:value="4.15" calcext:value-type="float">
            <text:p>4,15 </text:p>
          </table:table-cell>
          <table:table-cell/>
          <table:table-cell table:style-name="ce40"/>
          <table:table-cell table:number-columns-repeated="1018"/>
        </table:table-row>
        <table:table-row table:style-name="ro9" table:visibility="collapse">
          <table:table-cell table:style-name="ce34"/>
          <table:table-cell table:style-name="ce40" office:value-type="float" office:value="12" calcext:value-type="float">
            <text:p>12,00 </text:p>
          </table:table-cell>
          <table:table-cell table:style-name="ce40" office:value-type="float" office:value="16" calcext:value-type="float">
            <text:p>16,00 </text:p>
          </table:table-cell>
          <table:table-cell table:number-columns-repeated="2" table:style-name="ce40" office:value-type="float" office:value="22" calcext:value-type="float">
            <text:p>22,00 </text:p>
          </table:table-cell>
          <table:table-cell table:style-name="ce40" office:value-type="string" office:string-value="IVA" calcext:value-type="string">
            <text:p>IVA </text:p>
          </table:table-cell>
          <table:table-cell table:number-columns-repeated="1018"/>
        </table:table-row>
        <table:table-row table:style-name="ro9" table:visibility="collapse">
          <table:table-cell table:style-name="ce34"/>
          <table:table-cell table:style-name="ce40" table:formula="of:=+[.C4]*1.0325" office:value-type="float" office:value="939.341641195805" calcext:value-type="float">
            <text:p>939,34 </text:p>
          </table:table-cell>
          <table:table-cell table:style-name="ce40" table:formula="of:=+[.D4]*1.0325" office:value-type="float" office:value="909.77398663032" calcext:value-type="float">
            <text:p>909,77 </text:p>
          </table:table-cell>
          <table:table-cell table:style-name="ce40" table:formula="of:=+[.E4]*1.0325" office:value-type="float" office:value="881.137033056" calcext:value-type="float">
            <text:p>881,14 </text:p>
          </table:table-cell>
          <table:table-cell table:style-name="ce40" table:formula="of:=+['Cálculo costo'.E35]" office:value-type="float" office:value="853.4014848" calcext:value-type="float">
            <text:p>853,40 </text:p>
          </table:table-cell>
          <table:table-cell table:style-name="ce40" office:value-type="float" office:value="1" calcext:value-type="float">
            <text:p>1,00 </text:p>
          </table:table-cell>
          <table:table-cell table:number-columns-repeated="1018"/>
        </table:table-row>
        <table:table-row table:style-name="ro9">
          <table:table-cell table:number-columns-repeated="16"/>
          <table:table-cell table:style-name="ce31" table:formula="of:=TODAY()" office:value-type="date" office:date-value="2021-01-12" calcext:value-type="date" table:number-columns-spanned="2" table:number-rows-spanned="1">
            <text:p>12-ene-2021</text:p>
          </table:table-cell>
          <table:covered-table-cell table:style-name="ce31"/>
          <table:table-cell table:number-columns-repeated="1006"/>
        </table:table-row>
        <table:table-row table:style-name="ro13">
          <table:table-cell table:number-columns-repeated="1024"/>
        </table:table-row>
        <table:table-row table:style-name="ro9">
          <table:table-cell table:style-name="ce2" office:value-type="string" office:string-value="Lonas confeccionadas - Cobertura 840 con dobladillo, ojales dentados, refuerzos triangulares y soga en dobladillo" calcext:value-type="string" table:number-columns-spanned="16" table:number-rows-spanned="1">
            <text:p>Lonas confeccionadas - Cobertura 840 con dobladillo, ojales dentados, refuerzos triangulares y soga en dobladillo </text:p>
          </table:table-cell>
          <table:covered-table-cell table:number-columns-repeated="15" table:style-name="ce2"/>
          <table:table-cell table:number-columns-repeated="2"/>
          <table:table-cell table:style-name="ce10"/>
          <table:table-cell table:number-columns-repeated="229"/>
          <table:table-cell table:style-name="ce10" table:number-columns-repeated="766"/>
          <table:table-cell table:number-columns-repeated="10"/>
        </table:table-row>
        <table:table-row table:style-name="ro9">
          <table:table-cell table:style-name="ce2" office:value-type="string" office:string-value="20 colores disponibles" calcext:value-type="string" table:number-columns-spanned="16" table:number-rows-spanned="1">
            <text:p>20 colores disponibles </text:p>
          </table:table-cell>
          <table:covered-table-cell table:number-columns-repeated="15" table:style-name="ce2"/>
          <table:table-cell table:number-columns-repeated="2"/>
          <table:table-cell table:style-name="ce10"/>
          <table:table-cell table:number-columns-repeated="229"/>
          <table:table-cell table:style-name="ce10" table:number-columns-repeated="766"/>
          <table:table-cell table:number-columns-repeated="10"/>
        </table:table-row>
        <table:table-row table:style-name="ro9" table:number-rows-repeated="2">
          <table:table-cell table:number-columns-repeated="1024"/>
        </table:table-row>
        <table:table-row table:style-name="ro9">
          <table:table-cell table:style-name="ce3"/>
          <table:table-cell table:style-name="ce5" office:value-type="float" office:value="2" calcext:value-type="float">
            <text:p>2,00 </text:p>
          </table:table-cell>
          <table:table-cell table:style-name="ce5" table:formula="of:=+[.B11]+0.5" office:value-type="float" office:value="2.5" calcext:value-type="float">
            <text:p>2,50 </text:p>
          </table:table-cell>
          <table:table-cell table:style-name="ce5" table:formula="of:=+[.C11]+0.5" office:value-type="float" office:value="3" calcext:value-type="float">
            <text:p>3,00 </text:p>
          </table:table-cell>
          <table:table-cell table:style-name="ce5" table:formula="of:=+[.D11]+0.5" office:value-type="float" office:value="3.5" calcext:value-type="float">
            <text:p>3,50 </text:p>
          </table:table-cell>
          <table:table-cell table:style-name="ce5" table:formula="of:=+[.E11]+0.5" office:value-type="float" office:value="4" calcext:value-type="float">
            <text:p>4,00 </text:p>
          </table:table-cell>
          <table:table-cell table:style-name="ce5" table:formula="of:=+[.F11]+0.5" office:value-type="float" office:value="4.5" calcext:value-type="float">
            <text:p>4,50 </text:p>
          </table:table-cell>
          <table:table-cell table:style-name="ce5" table:formula="of:=+[.G11]+0.5" office:value-type="float" office:value="5" calcext:value-type="float">
            <text:p>5,00 </text:p>
          </table:table-cell>
          <table:table-cell table:style-name="ce5" table:formula="of:=+[.H11]+0.5" office:value-type="float" office:value="5.5" calcext:value-type="float">
            <text:p>5,50 </text:p>
          </table:table-cell>
          <table:table-cell table:style-name="ce5" table:formula="of:=+[.I11]+0.5" office:value-type="float" office:value="6" calcext:value-type="float">
            <text:p>6,00 </text:p>
          </table:table-cell>
          <table:table-cell table:style-name="ce5" table:formula="of:=+[.J11]+0.5" office:value-type="float" office:value="6.5" calcext:value-type="float">
            <text:p>6,50 </text:p>
          </table:table-cell>
          <table:table-cell table:style-name="ce5" table:formula="of:=+[.K11]+0.5" office:value-type="float" office:value="7" calcext:value-type="float">
            <text:p>7,00 </text:p>
          </table:table-cell>
          <table:table-cell table:style-name="ce5" table:formula="of:=+[.L11]+0.5" office:value-type="float" office:value="7.5" calcext:value-type="float">
            <text:p>7,50 </text:p>
          </table:table-cell>
          <table:table-cell table:style-name="ce5" table:formula="of:=+[.M11]+0.5" office:value-type="float" office:value="8" calcext:value-type="float">
            <text:p>8,00 </text:p>
          </table:table-cell>
          <table:table-cell table:style-name="ce5" table:formula="of:=+[.N11]+0.5" office:value-type="float" office:value="8.5" calcext:value-type="float">
            <text:p>8,50 </text:p>
          </table:table-cell>
          <table:table-cell table:style-name="ce5" table:formula="of:=+[.O11]+0.5" office:value-type="float" office:value="9" calcext:value-type="float">
            <text:p>9,00 </text:p>
          </table:table-cell>
          <table:table-cell table:style-name="ce5" table:formula="of:=+[.P11]+0.5" office:value-type="float" office:value="9.5" calcext:value-type="float">
            <text:p>9,50 </text:p>
          </table:table-cell>
          <table:table-cell table:style-name="ce5" table:formula="of:=+[.Q11]+0.5" office:value-type="float" office:value="10" calcext:value-type="float">
            <text:p>10,00 </text:p>
          </table:table-cell>
          <table:table-cell table:style-name="ce3"/>
          <table:table-cell table:style-name="ce1" table:number-columns-repeated="995"/>
          <table:table-cell table:number-columns-repeated="10"/>
        </table:table-row>
        <table:table-row table:style-name="ro2">
          <table:table-cell table:style-name="ce35" office:value-type="float" office:value="2" calcext:value-type="float">
            <text:p>2,00 </text:p>
          </table:table-cell>
          <table:table-cell table:style-name="ce12" table:formula="of:=(IF([.$A12]*[.B$11]&lt;=[.$B$3];[.$A12]*[.B$11]*[.$B$4];IF(AND([.$A12]*[.B$11]&gt;[.$B$3];[.$A12]*[.B$11]&lt;=[.$C$3]);[.$A12]*[.B$11]*[.$C$4];IF(AND([.$A12]*[.B$11]&gt;[.$C$3];[.$A12]*[.B$11]&lt;[.$D$3]);[.$A12]*[.B$11]*[.$D$4];[.$A12]*[.B$11]*[.$E$4]))))*[.$F$4]" office:value-type="float" office:value="3757.36656478322" calcext:value-type="float">
            <text:p>3.757 </text:p>
          </table:table-cell>
          <table:table-cell table:style-name="ce23" table:formula="of:=(IF([.$A12]*[.C$11]&lt;=[.$B$3];[.$A12]*[.C$11]*[.$B$4];IF(AND([.$A12]*[.C$11]&gt;[.$B$3];[.$A12]*[.C$11]&lt;=[.$C$3]);[.$A12]*[.C$11]*[.$C$4];IF(AND([.$A12]*[.C$11]&gt;[.$C$3];[.$A12]*[.C$11]&lt;[.$D$3]);[.$A12]*[.C$11]*[.$D$4];[.$A12]*[.C$11]*[.$E$4]))))*[.$F$4]" office:value-type="float" office:value="4696.70820597903" calcext:value-type="float">
            <text:p>4.697 </text:p>
          </table:table-cell>
          <table:table-cell table:style-name="ce23" table:formula="of:=(IF([.$A12]*[.D$11]&lt;=[.$B$3];[.$A12]*[.D$11]*[.$B$4];IF(AND([.$A12]*[.D$11]&gt;[.$B$3];[.$A12]*[.D$11]&lt;=[.$C$3]);[.$A12]*[.D$11]*[.$C$4];IF(AND([.$A12]*[.D$11]&gt;[.$C$3];[.$A12]*[.D$11]&lt;[.$D$3]);[.$A12]*[.D$11]*[.$D$4];[.$A12]*[.D$11]*[.$E$4]))))*[.$F$4]" office:value-type="float" office:value="5636.04984717483" calcext:value-type="float">
            <text:p>5.636 </text:p>
          </table:table-cell>
          <table:table-cell table:style-name="ce23" table:formula="of:=(IF([.$A12]*[.E$11]&lt;=[.$B$3];[.$A12]*[.E$11]*[.$B$4];IF(AND([.$A12]*[.E$11]&gt;[.$B$3];[.$A12]*[.E$11]&lt;=[.$C$3]);[.$A12]*[.E$11]*[.$C$4];IF(AND([.$A12]*[.E$11]&gt;[.$C$3];[.$A12]*[.E$11]&lt;[.$D$3]);[.$A12]*[.E$11]*[.$D$4];[.$A12]*[.E$11]*[.$E$4]))))*[.$F$4]" office:value-type="float" office:value="6575.39148837064" calcext:value-type="float">
            <text:p>6.575 </text:p>
          </table:table-cell>
          <table:table-cell table:style-name="ce23" table:formula="of:=(IF([.$A12]*[.F$11]&lt;=[.$B$3];[.$A12]*[.F$11]*[.$B$4];IF(AND([.$A12]*[.F$11]&gt;[.$B$3];[.$A12]*[.F$11]&lt;=[.$C$3]);[.$A12]*[.F$11]*[.$C$4];IF(AND([.$A12]*[.F$11]&gt;[.$C$3];[.$A12]*[.F$11]&lt;[.$D$3]);[.$A12]*[.F$11]*[.$D$4];[.$A12]*[.F$11]*[.$E$4]))))*[.$F$4]" office:value-type="float" office:value="7514.73312956644" calcext:value-type="float">
            <text:p>7.515 </text:p>
          </table:table-cell>
          <table:table-cell table:style-name="ce23" table:formula="of:=(IF([.$A12]*[.G$11]&lt;=[.$B$3];[.$A12]*[.G$11]*[.$B$4];IF(AND([.$A12]*[.G$11]&gt;[.$B$3];[.$A12]*[.G$11]&lt;=[.$C$3]);[.$A12]*[.G$11]*[.$C$4];IF(AND([.$A12]*[.G$11]&gt;[.$C$3];[.$A12]*[.G$11]&lt;[.$D$3]);[.$A12]*[.G$11]*[.$D$4];[.$A12]*[.G$11]*[.$E$4]))))*[.$F$4]" office:value-type="float" office:value="8454.07477076225" calcext:value-type="float">
            <text:p>8.454 </text:p>
          </table:table-cell>
          <table:table-cell table:style-name="ce23" table:formula="of:=(IF([.$A12]*[.H$11]&lt;=[.$B$3];[.$A12]*[.H$11]*[.$B$4];IF(AND([.$A12]*[.H$11]&gt;[.$B$3];[.$A12]*[.H$11]&lt;=[.$C$3]);[.$A12]*[.H$11]*[.$C$4];IF(AND([.$A12]*[.H$11]&gt;[.$C$3];[.$A12]*[.H$11]&lt;[.$D$3]);[.$A12]*[.H$11]*[.$D$4];[.$A12]*[.H$11]*[.$E$4]))))*[.$F$4]" office:value-type="float" office:value="9393.41641195805" calcext:value-type="float">
            <text:p>9.393 </text:p>
          </table:table-cell>
          <table:table-cell table:style-name="ce23" table:formula="of:=(IF([.$A12]*[.I$11]&lt;=[.$B$3];[.$A12]*[.I$11]*[.$B$4];IF(AND([.$A12]*[.I$11]&gt;[.$B$3];[.$A12]*[.I$11]&lt;=[.$C$3]);[.$A12]*[.I$11]*[.$C$4];IF(AND([.$A12]*[.I$11]&gt;[.$C$3];[.$A12]*[.I$11]&lt;[.$D$3]);[.$A12]*[.I$11]*[.$D$4];[.$A12]*[.I$11]*[.$E$4]))))*[.$F$4]" office:value-type="float" office:value="10332.7580531539" calcext:value-type="float">
            <text:p>10.333 </text:p>
          </table:table-cell>
          <table:table-cell table:style-name="ce23" table:formula="of:=(IF([.$A12]*[.J$11]&lt;=[.$B$3];[.$A12]*[.J$11]*[.$B$4];IF(AND([.$A12]*[.J$11]&gt;[.$B$3];[.$A12]*[.J$11]&lt;=[.$C$3]);[.$A12]*[.J$11]*[.$C$4];IF(AND([.$A12]*[.J$11]&gt;[.$C$3];[.$A12]*[.J$11]&lt;[.$D$3]);[.$A12]*[.J$11]*[.$D$4];[.$A12]*[.J$11]*[.$E$4]))))*[.$F$4]" office:value-type="float" office:value="11272.0996943497" calcext:value-type="float">
            <text:p>11.272 </text:p>
          </table:table-cell>
          <table:table-cell table:style-name="ce23" table:formula="of:=(IF([.$A12]*[.K$11]&lt;=[.$B$3];[.$A12]*[.K$11]*[.$B$4];IF(AND([.$A12]*[.K$11]&gt;[.$B$3];[.$A12]*[.K$11]&lt;=[.$C$3]);[.$A12]*[.K$11]*[.$C$4];IF(AND([.$A12]*[.K$11]&gt;[.$C$3];[.$A12]*[.K$11]&lt;[.$D$3]);[.$A12]*[.K$11]*[.$D$4];[.$A12]*[.K$11]*[.$E$4]))))*[.$F$4]" office:value-type="float" office:value="11827.0618261942" calcext:value-type="float">
            <text:p>11.827 </text:p>
          </table:table-cell>
          <table:table-cell table:style-name="ce23" table:formula="of:=(IF([.$A12]*[.L$11]&lt;=[.$B$3];[.$A12]*[.L$11]*[.$B$4];IF(AND([.$A12]*[.L$11]&gt;[.$B$3];[.$A12]*[.L$11]&lt;=[.$C$3]);[.$A12]*[.L$11]*[.$C$4];IF(AND([.$A12]*[.L$11]&gt;[.$C$3];[.$A12]*[.L$11]&lt;[.$D$3]);[.$A12]*[.L$11]*[.$D$4];[.$A12]*[.L$11]*[.$E$4]))))*[.$F$4]" office:value-type="float" office:value="12736.8358128245" calcext:value-type="float">
            <text:p>12.737 </text:p>
          </table:table-cell>
          <table:table-cell table:style-name="ce23" table:formula="of:=(IF([.$A12]*[.M$11]&lt;=[.$B$3];[.$A12]*[.M$11]*[.$B$4];IF(AND([.$A12]*[.M$11]&gt;[.$B$3];[.$A12]*[.M$11]&lt;=[.$C$3]);[.$A12]*[.M$11]*[.$C$4];IF(AND([.$A12]*[.M$11]&gt;[.$C$3];[.$A12]*[.M$11]&lt;[.$D$3]);[.$A12]*[.M$11]*[.$D$4];[.$A12]*[.M$11]*[.$E$4]))))*[.$F$4]" office:value-type="float" office:value="13646.6097994548" calcext:value-type="float">
            <text:p>13.647 </text:p>
          </table:table-cell>
          <table:table-cell table:style-name="ce23" table:formula="of:=(IF([.$A12]*[.N$11]&lt;=[.$B$3];[.$A12]*[.N$11]*[.$B$4];IF(AND([.$A12]*[.N$11]&gt;[.$B$3];[.$A12]*[.N$11]&lt;=[.$C$3]);[.$A12]*[.N$11]*[.$C$4];IF(AND([.$A12]*[.N$11]&gt;[.$C$3];[.$A12]*[.N$11]&lt;[.$D$3]);[.$A12]*[.N$11]*[.$D$4];[.$A12]*[.N$11]*[.$E$4]))))*[.$F$4]" office:value-type="float" office:value="14556.3837860851" calcext:value-type="float">
            <text:p>14.556 </text:p>
          </table:table-cell>
          <table:table-cell table:style-name="ce23" table:formula="of:=(IF([.$A12]*[.O$11]&lt;=[.$B$3];[.$A12]*[.O$11]*[.$B$4];IF(AND([.$A12]*[.O$11]&gt;[.$B$3];[.$A12]*[.O$11]&lt;=[.$C$3]);[.$A12]*[.O$11]*[.$C$4];IF(AND([.$A12]*[.O$11]&gt;[.$C$3];[.$A12]*[.O$11]&lt;[.$D$3]);[.$A12]*[.O$11]*[.$D$4];[.$A12]*[.O$11]*[.$E$4]))))*[.$F$4]" office:value-type="float" office:value="14979.329561952" calcext:value-type="float">
            <text:p>14.979 </text:p>
          </table:table-cell>
          <table:table-cell table:style-name="ce23" table:formula="of:=(IF([.$A12]*[.P$11]&lt;=[.$B$3];[.$A12]*[.P$11]*[.$B$4];IF(AND([.$A12]*[.P$11]&gt;[.$B$3];[.$A12]*[.P$11]&lt;=[.$C$3]);[.$A12]*[.P$11]*[.$C$4];IF(AND([.$A12]*[.P$11]&gt;[.$C$3];[.$A12]*[.P$11]&lt;[.$D$3]);[.$A12]*[.P$11]*[.$D$4];[.$A12]*[.P$11]*[.$E$4]))))*[.$F$4]" office:value-type="float" office:value="15860.466595008" calcext:value-type="float">
            <text:p>15.860 </text:p>
          </table:table-cell>
          <table:table-cell table:style-name="ce23" table:formula="of:=(IF([.$A12]*[.Q$11]&lt;=[.$B$3];[.$A12]*[.Q$11]*[.$B$4];IF(AND([.$A12]*[.Q$11]&gt;[.$B$3];[.$A12]*[.Q$11]&lt;=[.$C$3]);[.$A12]*[.Q$11]*[.$C$4];IF(AND([.$A12]*[.Q$11]&gt;[.$C$3];[.$A12]*[.Q$11]&lt;[.$D$3]);[.$A12]*[.Q$11]*[.$D$4];[.$A12]*[.Q$11]*[.$E$4]))))*[.$F$4]" office:value-type="float" office:value="16741.603628064" calcext:value-type="float">
            <text:p>16.742 </text:p>
          </table:table-cell>
          <table:table-cell table:style-name="ce23" table:formula="of:=(IF([.$A12]*[.R$11]&lt;=[.$B$3];[.$A12]*[.R$11]*[.$B$4];IF(AND([.$A12]*[.R$11]&gt;[.$B$3];[.$A12]*[.R$11]&lt;=[.$C$3]);[.$A12]*[.R$11]*[.$C$4];IF(AND([.$A12]*[.R$11]&gt;[.$C$3];[.$A12]*[.R$11]&lt;[.$D$3]);[.$A12]*[.R$11]*[.$D$4];[.$A12]*[.R$11]*[.$E$4]))))*[.$F$4]" office:value-type="float" office:value="17622.74066112" calcext:value-type="float">
            <text:p>17.623 </text:p>
          </table:table-cell>
          <table:table-cell table:style-name="ce35" office:value-type="float" office:value="2" calcext:value-type="float">
            <text:p>2,00 </text:p>
          </table:table-cell>
          <table:table-cell table:number-columns-repeated="1005"/>
        </table:table-row>
        <table:table-row table:style-name="ro2">
          <table:table-cell table:style-name="ce35" table:formula="of:=+[.A12]+0.5" office:value-type="float" office:value="2.5" calcext:value-type="float">
            <text:p>2,50 </text:p>
          </table:table-cell>
          <table:table-cell table:style-name="ce13" table:formula="of:=(IF([.$A13]*[.B$11]&lt;=[.$B$3];[.$A13]*[.B$11]*[.$B$4];IF(AND([.$A13]*[.B$11]&gt;[.$B$3];[.$A13]*[.B$11]&lt;=[.$C$3]);[.$A13]*[.B$11]*[.$C$4];IF(AND([.$A13]*[.B$11]&gt;[.$C$3];[.$A13]*[.B$11]&lt;[.$D$3]);[.$A13]*[.B$11]*[.$D$4];[.$A13]*[.B$11]*[.$E$4]))))*[.$F$4]" office:value-type="float" office:value="4696.70820597903" calcext:value-type="float">
            <text:p>4.697 </text:p>
          </table:table-cell>
          <table:table-cell table:style-name="ce24" table:formula="of:=(IF([.$A13]*[.C$11]&lt;=[.$B$3];[.$A13]*[.C$11]*[.$B$4];IF(AND([.$A13]*[.C$11]&gt;[.$B$3];[.$A13]*[.C$11]&lt;=[.$C$3]);[.$A13]*[.C$11]*[.$C$4];IF(AND([.$A13]*[.C$11]&gt;[.$C$3];[.$A13]*[.C$11]&lt;[.$D$3]);[.$A13]*[.C$11]*[.$D$4];[.$A13]*[.C$11]*[.$E$4]))))*[.$F$4]" office:value-type="float" office:value="5870.88525747378" calcext:value-type="float">
            <text:p>5.871 </text:p>
          </table:table-cell>
          <table:table-cell table:style-name="ce24" table:formula="of:=(IF([.$A13]*[.D$11]&lt;=[.$B$3];[.$A13]*[.D$11]*[.$B$4];IF(AND([.$A13]*[.D$11]&gt;[.$B$3];[.$A13]*[.D$11]&lt;=[.$C$3]);[.$A13]*[.D$11]*[.$C$4];IF(AND([.$A13]*[.D$11]&gt;[.$C$3];[.$A13]*[.D$11]&lt;[.$D$3]);[.$A13]*[.D$11]*[.$D$4];[.$A13]*[.D$11]*[.$E$4]))))*[.$F$4]" office:value-type="float" office:value="7045.06230896854" calcext:value-type="float">
            <text:p>7.045 </text:p>
          </table:table-cell>
          <table:table-cell table:style-name="ce24" table:formula="of:=(IF([.$A13]*[.E$11]&lt;=[.$B$3];[.$A13]*[.E$11]*[.$B$4];IF(AND([.$A13]*[.E$11]&gt;[.$B$3];[.$A13]*[.E$11]&lt;=[.$C$3]);[.$A13]*[.E$11]*[.$C$4];IF(AND([.$A13]*[.E$11]&gt;[.$C$3];[.$A13]*[.E$11]&lt;[.$D$3]);[.$A13]*[.E$11]*[.$D$4];[.$A13]*[.E$11]*[.$E$4]))))*[.$F$4]" office:value-type="float" office:value="8219.2393604633" calcext:value-type="float">
            <text:p>8.219 </text:p>
          </table:table-cell>
          <table:table-cell table:style-name="ce24" table:formula="of:=(IF([.$A13]*[.F$11]&lt;=[.$B$3];[.$A13]*[.F$11]*[.$B$4];IF(AND([.$A13]*[.F$11]&gt;[.$B$3];[.$A13]*[.F$11]&lt;=[.$C$3]);[.$A13]*[.F$11]*[.$C$4];IF(AND([.$A13]*[.F$11]&gt;[.$C$3];[.$A13]*[.F$11]&lt;[.$D$3]);[.$A13]*[.F$11]*[.$D$4];[.$A13]*[.F$11]*[.$E$4]))))*[.$F$4]" office:value-type="float" office:value="9393.41641195805" calcext:value-type="float">
            <text:p>9.393 </text:p>
          </table:table-cell>
          <table:table-cell table:style-name="ce24" table:formula="of:=(IF([.$A13]*[.G$11]&lt;=[.$B$3];[.$A13]*[.G$11]*[.$B$4];IF(AND([.$A13]*[.G$11]&gt;[.$B$3];[.$A13]*[.G$11]&lt;=[.$C$3]);[.$A13]*[.G$11]*[.$C$4];IF(AND([.$A13]*[.G$11]&gt;[.$C$3];[.$A13]*[.G$11]&lt;[.$D$3]);[.$A13]*[.G$11]*[.$D$4];[.$A13]*[.G$11]*[.$E$4]))))*[.$F$4]" office:value-type="float" office:value="10567.5934634528" calcext:value-type="float">
            <text:p>10.568 </text:p>
          </table:table-cell>
          <table:table-cell table:style-name="ce24" table:formula="of:=(IF([.$A13]*[.H$11]&lt;=[.$B$3];[.$A13]*[.H$11]*[.$B$4];IF(AND([.$A13]*[.H$11]&gt;[.$B$3];[.$A13]*[.H$11]&lt;=[.$C$3]);[.$A13]*[.H$11]*[.$C$4];IF(AND([.$A13]*[.H$11]&gt;[.$C$3];[.$A13]*[.H$11]&lt;[.$D$3]);[.$A13]*[.H$11]*[.$D$4];[.$A13]*[.H$11]*[.$E$4]))))*[.$F$4]" office:value-type="float" office:value="11372.174832879" calcext:value-type="float">
            <text:p>11.372 </text:p>
          </table:table-cell>
          <table:table-cell table:style-name="ce24" table:formula="of:=(IF([.$A13]*[.I$11]&lt;=[.$B$3];[.$A13]*[.I$11]*[.$B$4];IF(AND([.$A13]*[.I$11]&gt;[.$B$3];[.$A13]*[.I$11]&lt;=[.$C$3]);[.$A13]*[.I$11]*[.$C$4];IF(AND([.$A13]*[.I$11]&gt;[.$C$3];[.$A13]*[.I$11]&lt;[.$D$3]);[.$A13]*[.I$11]*[.$D$4];[.$A13]*[.I$11]*[.$E$4]))))*[.$F$4]" office:value-type="float" office:value="12509.3923161669" calcext:value-type="float">
            <text:p>12.509 </text:p>
          </table:table-cell>
          <table:table-cell table:style-name="ce24" table:formula="of:=(IF([.$A13]*[.J$11]&lt;=[.$B$3];[.$A13]*[.J$11]*[.$B$4];IF(AND([.$A13]*[.J$11]&gt;[.$B$3];[.$A13]*[.J$11]&lt;=[.$C$3]);[.$A13]*[.J$11]*[.$C$4];IF(AND([.$A13]*[.J$11]&gt;[.$C$3];[.$A13]*[.J$11]&lt;[.$D$3]);[.$A13]*[.J$11]*[.$D$4];[.$A13]*[.J$11]*[.$E$4]))))*[.$F$4]" office:value-type="float" office:value="13646.6097994548" calcext:value-type="float">
            <text:p>13.647 </text:p>
          </table:table-cell>
          <table:table-cell table:style-name="ce24" table:formula="of:=(IF([.$A13]*[.K$11]&lt;=[.$B$3];[.$A13]*[.K$11]*[.$B$4];IF(AND([.$A13]*[.K$11]&gt;[.$B$3];[.$A13]*[.K$11]&lt;=[.$C$3]);[.$A13]*[.K$11]*[.$C$4];IF(AND([.$A13]*[.K$11]&gt;[.$C$3];[.$A13]*[.K$11]&lt;[.$D$3]);[.$A13]*[.K$11]*[.$D$4];[.$A13]*[.K$11]*[.$E$4]))))*[.$F$4]" office:value-type="float" office:value="14318.47678716" calcext:value-type="float">
            <text:p>14.318 </text:p>
          </table:table-cell>
          <table:table-cell table:style-name="ce24" table:formula="of:=(IF([.$A13]*[.L$11]&lt;=[.$B$3];[.$A13]*[.L$11]*[.$B$4];IF(AND([.$A13]*[.L$11]&gt;[.$B$3];[.$A13]*[.L$11]&lt;=[.$C$3]);[.$A13]*[.L$11]*[.$C$4];IF(AND([.$A13]*[.L$11]&gt;[.$C$3];[.$A13]*[.L$11]&lt;[.$D$3]);[.$A13]*[.L$11]*[.$D$4];[.$A13]*[.L$11]*[.$E$4]))))*[.$F$4]" office:value-type="float" office:value="15419.89807848" calcext:value-type="float">
            <text:p>15.420 </text:p>
          </table:table-cell>
          <table:table-cell table:style-name="ce24" table:formula="of:=(IF([.$A13]*[.M$11]&lt;=[.$B$3];[.$A13]*[.M$11]*[.$B$4];IF(AND([.$A13]*[.M$11]&gt;[.$B$3];[.$A13]*[.M$11]&lt;=[.$C$3]);[.$A13]*[.M$11]*[.$C$4];IF(AND([.$A13]*[.M$11]&gt;[.$C$3];[.$A13]*[.M$11]&lt;[.$D$3]);[.$A13]*[.M$11]*[.$D$4];[.$A13]*[.M$11]*[.$E$4]))))*[.$F$4]" office:value-type="float" office:value="16521.3193698" calcext:value-type="float">
            <text:p>16.521 </text:p>
          </table:table-cell>
          <table:table-cell table:style-name="ce24" table:formula="of:=(IF([.$A13]*[.N$11]&lt;=[.$B$3];[.$A13]*[.N$11]*[.$B$4];IF(AND([.$A13]*[.N$11]&gt;[.$B$3];[.$A13]*[.N$11]&lt;=[.$C$3]);[.$A13]*[.N$11]*[.$C$4];IF(AND([.$A13]*[.N$11]&gt;[.$C$3];[.$A13]*[.N$11]&lt;[.$D$3]);[.$A13]*[.N$11]*[.$D$4];[.$A13]*[.N$11]*[.$E$4]))))*[.$F$4]" office:value-type="float" office:value="17622.74066112" calcext:value-type="float">
            <text:p>17.623 </text:p>
          </table:table-cell>
          <table:table-cell table:style-name="ce24" table:formula="of:=(IF([.$A13]*[.O$11]&lt;=[.$B$3];[.$A13]*[.O$11]*[.$B$4];IF(AND([.$A13]*[.O$11]&gt;[.$B$3];[.$A13]*[.O$11]&lt;=[.$C$3]);[.$A13]*[.O$11]*[.$C$4];IF(AND([.$A13]*[.O$11]&gt;[.$C$3];[.$A13]*[.O$11]&lt;[.$D$3]);[.$A13]*[.O$11]*[.$D$4];[.$A13]*[.O$11]*[.$E$4]))))*[.$F$4]" office:value-type="float" office:value="18724.16195244" calcext:value-type="float">
            <text:p>18.724 </text:p>
          </table:table-cell>
          <table:table-cell table:style-name="ce24" table:formula="of:=(IF([.$A13]*[.P$11]&lt;=[.$B$3];[.$A13]*[.P$11]*[.$B$4];IF(AND([.$A13]*[.P$11]&gt;[.$B$3];[.$A13]*[.P$11]&lt;=[.$C$3]);[.$A13]*[.P$11]*[.$C$4];IF(AND([.$A13]*[.P$11]&gt;[.$C$3];[.$A13]*[.P$11]&lt;[.$D$3]);[.$A13]*[.P$11]*[.$D$4];[.$A13]*[.P$11]*[.$E$4]))))*[.$F$4]" office:value-type="float" office:value="19201.533408" calcext:value-type="float">
            <text:p>19.202 </text:p>
          </table:table-cell>
          <table:table-cell table:style-name="ce24" table:formula="of:=(IF([.$A13]*[.Q$11]&lt;=[.$B$3];[.$A13]*[.Q$11]*[.$B$4];IF(AND([.$A13]*[.Q$11]&gt;[.$B$3];[.$A13]*[.Q$11]&lt;=[.$C$3]);[.$A13]*[.Q$11]*[.$C$4];IF(AND([.$A13]*[.Q$11]&gt;[.$C$3];[.$A13]*[.Q$11]&lt;[.$D$3]);[.$A13]*[.Q$11]*[.$D$4];[.$A13]*[.Q$11]*[.$E$4]))))*[.$F$4]" office:value-type="float" office:value="20268.285264" calcext:value-type="float">
            <text:p>20.268 </text:p>
          </table:table-cell>
          <table:table-cell table:style-name="ce24" table:formula="of:=(IF([.$A13]*[.R$11]&lt;=[.$B$3];[.$A13]*[.R$11]*[.$B$4];IF(AND([.$A13]*[.R$11]&gt;[.$B$3];[.$A13]*[.R$11]&lt;=[.$C$3]);[.$A13]*[.R$11]*[.$C$4];IF(AND([.$A13]*[.R$11]&gt;[.$C$3];[.$A13]*[.R$11]&lt;[.$D$3]);[.$A13]*[.R$11]*[.$D$4];[.$A13]*[.R$11]*[.$E$4]))))*[.$F$4]" office:value-type="float" office:value="21335.03712" calcext:value-type="float">
            <text:p>21.335 </text:p>
          </table:table-cell>
          <table:table-cell table:style-name="ce35" table:formula="of:=+[.S12]+0.5" office:value-type="float" office:value="2.5" calcext:value-type="float">
            <text:p>2,50 </text:p>
          </table:table-cell>
          <table:table-cell table:number-columns-repeated="1005"/>
        </table:table-row>
        <table:table-row table:style-name="ro2">
          <table:table-cell table:style-name="ce36" table:formula="of:=+[.A13]+0.5" office:value-type="float" office:value="3" calcext:value-type="float">
            <text:p>3,00 </text:p>
          </table:table-cell>
          <table:table-cell table:style-name="ce14" table:formula="of:=(IF([.$A14]*[.B$11]&lt;=[.$B$3];[.$A14]*[.B$11]*[.$B$4];IF(AND([.$A14]*[.B$11]&gt;[.$B$3];[.$A14]*[.B$11]&lt;=[.$C$3]);[.$A14]*[.B$11]*[.$C$4];IF(AND([.$A14]*[.B$11]&gt;[.$C$3];[.$A14]*[.B$11]&lt;[.$D$3]);[.$A14]*[.B$11]*[.$D$4];[.$A14]*[.B$11]*[.$E$4]))))*[.$F$4]" office:value-type="float" office:value="5636.04984717483" calcext:value-type="float">
            <text:p>5.636 </text:p>
          </table:table-cell>
          <table:table-cell table:style-name="ce25" table:formula="of:=(IF([.$A14]*[.C$11]&lt;=[.$B$3];[.$A14]*[.C$11]*[.$B$4];IF(AND([.$A14]*[.C$11]&gt;[.$B$3];[.$A14]*[.C$11]&lt;=[.$C$3]);[.$A14]*[.C$11]*[.$C$4];IF(AND([.$A14]*[.C$11]&gt;[.$C$3];[.$A14]*[.C$11]&lt;[.$D$3]);[.$A14]*[.C$11]*[.$D$4];[.$A14]*[.C$11]*[.$E$4]))))*[.$F$4]" office:value-type="float" office:value="7045.06230896854" calcext:value-type="float">
            <text:p>7.045 </text:p>
          </table:table-cell>
          <table:table-cell table:style-name="ce25" table:formula="of:=(IF([.$A14]*[.D$11]&lt;=[.$B$3];[.$A14]*[.D$11]*[.$B$4];IF(AND([.$A14]*[.D$11]&gt;[.$B$3];[.$A14]*[.D$11]&lt;=[.$C$3]);[.$A14]*[.D$11]*[.$C$4];IF(AND([.$A14]*[.D$11]&gt;[.$C$3];[.$A14]*[.D$11]&lt;[.$D$3]);[.$A14]*[.D$11]*[.$D$4];[.$A14]*[.D$11]*[.$E$4]))))*[.$F$4]" office:value-type="float" office:value="8454.07477076225" calcext:value-type="float">
            <text:p>8.454 </text:p>
          </table:table-cell>
          <table:table-cell table:style-name="ce25" table:formula="of:=(IF([.$A14]*[.E$11]&lt;=[.$B$3];[.$A14]*[.E$11]*[.$B$4];IF(AND([.$A14]*[.E$11]&gt;[.$B$3];[.$A14]*[.E$11]&lt;=[.$C$3]);[.$A14]*[.E$11]*[.$C$4];IF(AND([.$A14]*[.E$11]&gt;[.$C$3];[.$A14]*[.E$11]&lt;[.$D$3]);[.$A14]*[.E$11]*[.$D$4];[.$A14]*[.E$11]*[.$E$4]))))*[.$F$4]" office:value-type="float" office:value="9863.08723255595" calcext:value-type="float">
            <text:p>9.863 </text:p>
          </table:table-cell>
          <table:table-cell table:style-name="ce25" table:formula="of:=(IF([.$A14]*[.F$11]&lt;=[.$B$3];[.$A14]*[.F$11]*[.$B$4];IF(AND([.$A14]*[.F$11]&gt;[.$B$3];[.$A14]*[.F$11]&lt;=[.$C$3]);[.$A14]*[.F$11]*[.$C$4];IF(AND([.$A14]*[.F$11]&gt;[.$C$3];[.$A14]*[.F$11]&lt;[.$D$3]);[.$A14]*[.F$11]*[.$D$4];[.$A14]*[.F$11]*[.$E$4]))))*[.$F$4]" office:value-type="float" office:value="11272.0996943497" calcext:value-type="float">
            <text:p>11.272 </text:p>
          </table:table-cell>
          <table:table-cell table:style-name="ce25" table:formula="of:=(IF([.$A14]*[.G$11]&lt;=[.$B$3];[.$A14]*[.G$11]*[.$B$4];IF(AND([.$A14]*[.G$11]&gt;[.$B$3];[.$A14]*[.G$11]&lt;=[.$C$3]);[.$A14]*[.G$11]*[.$C$4];IF(AND([.$A14]*[.G$11]&gt;[.$C$3];[.$A14]*[.G$11]&lt;[.$D$3]);[.$A14]*[.G$11]*[.$D$4];[.$A14]*[.G$11]*[.$E$4]))))*[.$F$4]" office:value-type="float" office:value="12281.9488195093" calcext:value-type="float">
            <text:p>12.282 </text:p>
          </table:table-cell>
          <table:table-cell table:style-name="ce25" table:formula="of:=(IF([.$A14]*[.H$11]&lt;=[.$B$3];[.$A14]*[.H$11]*[.$B$4];IF(AND([.$A14]*[.H$11]&gt;[.$B$3];[.$A14]*[.H$11]&lt;=[.$C$3]);[.$A14]*[.H$11]*[.$C$4];IF(AND([.$A14]*[.H$11]&gt;[.$C$3];[.$A14]*[.H$11]&lt;[.$D$3]);[.$A14]*[.H$11]*[.$D$4];[.$A14]*[.H$11]*[.$E$4]))))*[.$F$4]" office:value-type="float" office:value="13646.6097994548" calcext:value-type="float">
            <text:p>13.647 </text:p>
          </table:table-cell>
          <table:table-cell table:style-name="ce25" table:formula="of:=(IF([.$A14]*[.I$11]&lt;=[.$B$3];[.$A14]*[.I$11]*[.$B$4];IF(AND([.$A14]*[.I$11]&gt;[.$B$3];[.$A14]*[.I$11]&lt;=[.$C$3]);[.$A14]*[.I$11]*[.$C$4];IF(AND([.$A14]*[.I$11]&gt;[.$C$3];[.$A14]*[.I$11]&lt;[.$D$3]);[.$A14]*[.I$11]*[.$D$4];[.$A14]*[.I$11]*[.$E$4]))))*[.$F$4]" office:value-type="float" office:value="14538.761045424" calcext:value-type="float">
            <text:p>14.539 </text:p>
          </table:table-cell>
          <table:table-cell table:style-name="ce25" table:formula="of:=(IF([.$A14]*[.J$11]&lt;=[.$B$3];[.$A14]*[.J$11]*[.$B$4];IF(AND([.$A14]*[.J$11]&gt;[.$B$3];[.$A14]*[.J$11]&lt;=[.$C$3]);[.$A14]*[.J$11]*[.$C$4];IF(AND([.$A14]*[.J$11]&gt;[.$C$3];[.$A14]*[.J$11]&lt;[.$D$3]);[.$A14]*[.J$11]*[.$D$4];[.$A14]*[.J$11]*[.$E$4]))))*[.$F$4]" office:value-type="float" office:value="15860.466595008" calcext:value-type="float">
            <text:p>15.860 </text:p>
          </table:table-cell>
          <table:table-cell table:style-name="ce25" table:formula="of:=(IF([.$A14]*[.K$11]&lt;=[.$B$3];[.$A14]*[.K$11]*[.$B$4];IF(AND([.$A14]*[.K$11]&gt;[.$B$3];[.$A14]*[.K$11]&lt;=[.$C$3]);[.$A14]*[.K$11]*[.$C$4];IF(AND([.$A14]*[.K$11]&gt;[.$C$3];[.$A14]*[.K$11]&lt;[.$D$3]);[.$A14]*[.K$11]*[.$D$4];[.$A14]*[.K$11]*[.$E$4]))))*[.$F$4]" office:value-type="float" office:value="17182.172144592" calcext:value-type="float">
            <text:p>17.182 </text:p>
          </table:table-cell>
          <table:table-cell table:style-name="ce25" table:formula="of:=(IF([.$A14]*[.L$11]&lt;=[.$B$3];[.$A14]*[.L$11]*[.$B$4];IF(AND([.$A14]*[.L$11]&gt;[.$B$3];[.$A14]*[.L$11]&lt;=[.$C$3]);[.$A14]*[.L$11]*[.$C$4];IF(AND([.$A14]*[.L$11]&gt;[.$C$3];[.$A14]*[.L$11]&lt;[.$D$3]);[.$A14]*[.L$11]*[.$D$4];[.$A14]*[.L$11]*[.$E$4]))))*[.$F$4]" office:value-type="float" office:value="18503.877694176" calcext:value-type="float">
            <text:p>18.504 </text:p>
          </table:table-cell>
          <table:table-cell table:style-name="ce25" table:formula="of:=(IF([.$A14]*[.M$11]&lt;=[.$B$3];[.$A14]*[.M$11]*[.$B$4];IF(AND([.$A14]*[.M$11]&gt;[.$B$3];[.$A14]*[.M$11]&lt;=[.$C$3]);[.$A14]*[.M$11]*[.$C$4];IF(AND([.$A14]*[.M$11]&gt;[.$C$3];[.$A14]*[.M$11]&lt;[.$D$3]);[.$A14]*[.M$11]*[.$D$4];[.$A14]*[.M$11]*[.$E$4]))))*[.$F$4]" office:value-type="float" office:value="19201.533408" calcext:value-type="float">
            <text:p>19.202 </text:p>
          </table:table-cell>
          <table:table-cell table:style-name="ce25" table:formula="of:=(IF([.$A14]*[.N$11]&lt;=[.$B$3];[.$A14]*[.N$11]*[.$B$4];IF(AND([.$A14]*[.N$11]&gt;[.$B$3];[.$A14]*[.N$11]&lt;=[.$C$3]);[.$A14]*[.N$11]*[.$C$4];IF(AND([.$A14]*[.N$11]&gt;[.$C$3];[.$A14]*[.N$11]&lt;[.$D$3]);[.$A14]*[.N$11]*[.$D$4];[.$A14]*[.N$11]*[.$E$4]))))*[.$F$4]" office:value-type="float" office:value="20481.6356352" calcext:value-type="float">
            <text:p>20.482 </text:p>
          </table:table-cell>
          <table:table-cell table:style-name="ce25" table:formula="of:=(IF([.$A14]*[.O$11]&lt;=[.$B$3];[.$A14]*[.O$11]*[.$B$4];IF(AND([.$A14]*[.O$11]&gt;[.$B$3];[.$A14]*[.O$11]&lt;=[.$C$3]);[.$A14]*[.O$11]*[.$C$4];IF(AND([.$A14]*[.O$11]&gt;[.$C$3];[.$A14]*[.O$11]&lt;[.$D$3]);[.$A14]*[.O$11]*[.$D$4];[.$A14]*[.O$11]*[.$E$4]))))*[.$F$4]" office:value-type="float" office:value="21761.7378624" calcext:value-type="float">
            <text:p>21.762 </text:p>
          </table:table-cell>
          <table:table-cell table:style-name="ce25" table:formula="of:=(IF([.$A14]*[.P$11]&lt;=[.$B$3];[.$A14]*[.P$11]*[.$B$4];IF(AND([.$A14]*[.P$11]&gt;[.$B$3];[.$A14]*[.P$11]&lt;=[.$C$3]);[.$A14]*[.P$11]*[.$C$4];IF(AND([.$A14]*[.P$11]&gt;[.$C$3];[.$A14]*[.P$11]&lt;[.$D$3]);[.$A14]*[.P$11]*[.$D$4];[.$A14]*[.P$11]*[.$E$4]))))*[.$F$4]" office:value-type="float" office:value="23041.8400896" calcext:value-type="float">
            <text:p>23.042 </text:p>
          </table:table-cell>
          <table:table-cell table:style-name="ce25" table:formula="of:=(IF([.$A14]*[.Q$11]&lt;=[.$B$3];[.$A14]*[.Q$11]*[.$B$4];IF(AND([.$A14]*[.Q$11]&gt;[.$B$3];[.$A14]*[.Q$11]&lt;=[.$C$3]);[.$A14]*[.Q$11]*[.$C$4];IF(AND([.$A14]*[.Q$11]&gt;[.$C$3];[.$A14]*[.Q$11]&lt;[.$D$3]);[.$A14]*[.Q$11]*[.$D$4];[.$A14]*[.Q$11]*[.$E$4]))))*[.$F$4]" office:value-type="float" office:value="24321.9423168" calcext:value-type="float">
            <text:p>24.322 </text:p>
          </table:table-cell>
          <table:table-cell table:style-name="ce25" table:formula="of:=(IF([.$A14]*[.R$11]&lt;=[.$B$3];[.$A14]*[.R$11]*[.$B$4];IF(AND([.$A14]*[.R$11]&gt;[.$B$3];[.$A14]*[.R$11]&lt;=[.$C$3]);[.$A14]*[.R$11]*[.$C$4];IF(AND([.$A14]*[.R$11]&gt;[.$C$3];[.$A14]*[.R$11]&lt;[.$D$3]);[.$A14]*[.R$11]*[.$D$4];[.$A14]*[.R$11]*[.$E$4]))))*[.$F$4]" office:value-type="float" office:value="25602.044544" calcext:value-type="float">
            <text:p>25.602 </text:p>
          </table:table-cell>
          <table:table-cell table:style-name="ce36" table:formula="of:=+[.S13]+0.5" office:value-type="float" office:value="3" calcext:value-type="float">
            <text:p>3,00 </text:p>
          </table:table-cell>
          <table:table-cell table:number-columns-repeated="1005"/>
        </table:table-row>
        <table:table-row table:style-name="ro2">
          <table:table-cell table:style-name="ce35" table:formula="of:=+[.A14]+0.5" office:value-type="float" office:value="3.5" calcext:value-type="float">
            <text:p>3,50 </text:p>
          </table:table-cell>
          <table:table-cell table:style-name="ce13" table:formula="of:=(IF([.$A15]*[.B$11]&lt;=[.$B$3];[.$A15]*[.B$11]*[.$B$4];IF(AND([.$A15]*[.B$11]&gt;[.$B$3];[.$A15]*[.B$11]&lt;=[.$C$3]);[.$A15]*[.B$11]*[.$C$4];IF(AND([.$A15]*[.B$11]&gt;[.$C$3];[.$A15]*[.B$11]&lt;[.$D$3]);[.$A15]*[.B$11]*[.$D$4];[.$A15]*[.B$11]*[.$E$4]))))*[.$F$4]" office:value-type="float" office:value="6575.39148837064" calcext:value-type="float">
            <text:p>6.575 </text:p>
          </table:table-cell>
          <table:table-cell table:style-name="ce24" table:formula="of:=(IF([.$A15]*[.C$11]&lt;=[.$B$3];[.$A15]*[.C$11]*[.$B$4];IF(AND([.$A15]*[.C$11]&gt;[.$B$3];[.$A15]*[.C$11]&lt;=[.$C$3]);[.$A15]*[.C$11]*[.$C$4];IF(AND([.$A15]*[.C$11]&gt;[.$C$3];[.$A15]*[.C$11]&lt;[.$D$3]);[.$A15]*[.C$11]*[.$D$4];[.$A15]*[.C$11]*[.$E$4]))))*[.$F$4]" office:value-type="float" office:value="8219.2393604633" calcext:value-type="float">
            <text:p>8.219 </text:p>
          </table:table-cell>
          <table:table-cell table:style-name="ce24" table:formula="of:=(IF([.$A15]*[.D$11]&lt;=[.$B$3];[.$A15]*[.D$11]*[.$B$4];IF(AND([.$A15]*[.D$11]&gt;[.$B$3];[.$A15]*[.D$11]&lt;=[.$C$3]);[.$A15]*[.D$11]*[.$C$4];IF(AND([.$A15]*[.D$11]&gt;[.$C$3];[.$A15]*[.D$11]&lt;[.$D$3]);[.$A15]*[.D$11]*[.$D$4];[.$A15]*[.D$11]*[.$E$4]))))*[.$F$4]" office:value-type="float" office:value="9863.08723255595" calcext:value-type="float">
            <text:p>9.863 </text:p>
          </table:table-cell>
          <table:table-cell table:style-name="ce24" table:formula="of:=(IF([.$A15]*[.E$11]&lt;=[.$B$3];[.$A15]*[.E$11]*[.$B$4];IF(AND([.$A15]*[.E$11]&gt;[.$B$3];[.$A15]*[.E$11]&lt;=[.$C$3]);[.$A15]*[.E$11]*[.$C$4];IF(AND([.$A15]*[.E$11]&gt;[.$C$3];[.$A15]*[.E$11]&lt;[.$D$3]);[.$A15]*[.E$11]*[.$D$4];[.$A15]*[.E$11]*[.$E$4]))))*[.$F$4]" office:value-type="float" office:value="11144.7313362214" calcext:value-type="float">
            <text:p>11.145 </text:p>
          </table:table-cell>
          <table:table-cell table:style-name="ce24" table:formula="of:=(IF([.$A15]*[.F$11]&lt;=[.$B$3];[.$A15]*[.F$11]*[.$B$4];IF(AND([.$A15]*[.F$11]&gt;[.$B$3];[.$A15]*[.F$11]&lt;=[.$C$3]);[.$A15]*[.F$11]*[.$C$4];IF(AND([.$A15]*[.F$11]&gt;[.$C$3];[.$A15]*[.F$11]&lt;[.$D$3]);[.$A15]*[.F$11]*[.$D$4];[.$A15]*[.F$11]*[.$E$4]))))*[.$F$4]" office:value-type="float" office:value="12736.8358128245" calcext:value-type="float">
            <text:p>12.737 </text:p>
          </table:table-cell>
          <table:table-cell table:style-name="ce24" table:formula="of:=(IF([.$A15]*[.G$11]&lt;=[.$B$3];[.$A15]*[.G$11]*[.$B$4];IF(AND([.$A15]*[.G$11]&gt;[.$B$3];[.$A15]*[.G$11]&lt;=[.$C$3]);[.$A15]*[.G$11]*[.$C$4];IF(AND([.$A15]*[.G$11]&gt;[.$C$3];[.$A15]*[.G$11]&lt;[.$D$3]);[.$A15]*[.G$11]*[.$D$4];[.$A15]*[.G$11]*[.$E$4]))))*[.$F$4]" office:value-type="float" office:value="14328.9402894275" calcext:value-type="float">
            <text:p>14.329 </text:p>
          </table:table-cell>
          <table:table-cell table:style-name="ce24" table:formula="of:=(IF([.$A15]*[.H$11]&lt;=[.$B$3];[.$A15]*[.H$11]*[.$B$4];IF(AND([.$A15]*[.H$11]&gt;[.$B$3];[.$A15]*[.H$11]&lt;=[.$C$3]);[.$A15]*[.H$11]*[.$C$4];IF(AND([.$A15]*[.H$11]&gt;[.$C$3];[.$A15]*[.H$11]&lt;[.$D$3]);[.$A15]*[.H$11]*[.$D$4];[.$A15]*[.H$11]*[.$E$4]))))*[.$F$4]" office:value-type="float" office:value="15419.89807848" calcext:value-type="float">
            <text:p>15.420 </text:p>
          </table:table-cell>
          <table:table-cell table:style-name="ce24" table:formula="of:=(IF([.$A15]*[.I$11]&lt;=[.$B$3];[.$A15]*[.I$11]*[.$B$4];IF(AND([.$A15]*[.I$11]&gt;[.$B$3];[.$A15]*[.I$11]&lt;=[.$C$3]);[.$A15]*[.I$11]*[.$C$4];IF(AND([.$A15]*[.I$11]&gt;[.$C$3];[.$A15]*[.I$11]&lt;[.$D$3]);[.$A15]*[.I$11]*[.$D$4];[.$A15]*[.I$11]*[.$E$4]))))*[.$F$4]" office:value-type="float" office:value="16961.887886328" calcext:value-type="float">
            <text:p>16.962 </text:p>
          </table:table-cell>
          <table:table-cell table:style-name="ce24" table:formula="of:=(IF([.$A15]*[.J$11]&lt;=[.$B$3];[.$A15]*[.J$11]*[.$B$4];IF(AND([.$A15]*[.J$11]&gt;[.$B$3];[.$A15]*[.J$11]&lt;=[.$C$3]);[.$A15]*[.J$11]*[.$C$4];IF(AND([.$A15]*[.J$11]&gt;[.$C$3];[.$A15]*[.J$11]&lt;[.$D$3]);[.$A15]*[.J$11]*[.$D$4];[.$A15]*[.J$11]*[.$E$4]))))*[.$F$4]" office:value-type="float" office:value="18503.877694176" calcext:value-type="float">
            <text:p>18.504 </text:p>
          </table:table-cell>
          <table:table-cell table:style-name="ce24" table:formula="of:=(IF([.$A15]*[.K$11]&lt;=[.$B$3];[.$A15]*[.K$11]*[.$B$4];IF(AND([.$A15]*[.K$11]&gt;[.$B$3];[.$A15]*[.K$11]&lt;=[.$C$3]);[.$A15]*[.K$11]*[.$C$4];IF(AND([.$A15]*[.K$11]&gt;[.$C$3];[.$A15]*[.K$11]&lt;[.$D$3]);[.$A15]*[.K$11]*[.$D$4];[.$A15]*[.K$11]*[.$E$4]))))*[.$F$4]" office:value-type="float" office:value="19414.8837792" calcext:value-type="float">
            <text:p>19.415 </text:p>
          </table:table-cell>
          <table:table-cell table:style-name="ce24" table:formula="of:=(IF([.$A15]*[.L$11]&lt;=[.$B$3];[.$A15]*[.L$11]*[.$B$4];IF(AND([.$A15]*[.L$11]&gt;[.$B$3];[.$A15]*[.L$11]&lt;=[.$C$3]);[.$A15]*[.L$11]*[.$C$4];IF(AND([.$A15]*[.L$11]&gt;[.$C$3];[.$A15]*[.L$11]&lt;[.$D$3]);[.$A15]*[.L$11]*[.$D$4];[.$A15]*[.L$11]*[.$E$4]))))*[.$F$4]" office:value-type="float" office:value="20908.3363776" calcext:value-type="float">
            <text:p>20.908 </text:p>
          </table:table-cell>
          <table:table-cell table:style-name="ce24" table:formula="of:=(IF([.$A15]*[.M$11]&lt;=[.$B$3];[.$A15]*[.M$11]*[.$B$4];IF(AND([.$A15]*[.M$11]&gt;[.$B$3];[.$A15]*[.M$11]&lt;=[.$C$3]);[.$A15]*[.M$11]*[.$C$4];IF(AND([.$A15]*[.M$11]&gt;[.$C$3];[.$A15]*[.M$11]&lt;[.$D$3]);[.$A15]*[.M$11]*[.$D$4];[.$A15]*[.M$11]*[.$E$4]))))*[.$F$4]" office:value-type="float" office:value="22401.788976" calcext:value-type="float">
            <text:p>22.402 </text:p>
          </table:table-cell>
          <table:table-cell table:style-name="ce24" table:formula="of:=(IF([.$A15]*[.N$11]&lt;=[.$B$3];[.$A15]*[.N$11]*[.$B$4];IF(AND([.$A15]*[.N$11]&gt;[.$B$3];[.$A15]*[.N$11]&lt;=[.$C$3]);[.$A15]*[.N$11]*[.$C$4];IF(AND([.$A15]*[.N$11]&gt;[.$C$3];[.$A15]*[.N$11]&lt;[.$D$3]);[.$A15]*[.N$11]*[.$D$4];[.$A15]*[.N$11]*[.$E$4]))))*[.$F$4]" office:value-type="float" office:value="23895.2415744" calcext:value-type="float">
            <text:p>23.895 </text:p>
          </table:table-cell>
          <table:table-cell table:style-name="ce24" table:formula="of:=(IF([.$A15]*[.O$11]&lt;=[.$B$3];[.$A15]*[.O$11]*[.$B$4];IF(AND([.$A15]*[.O$11]&gt;[.$B$3];[.$A15]*[.O$11]&lt;=[.$C$3]);[.$A15]*[.O$11]*[.$C$4];IF(AND([.$A15]*[.O$11]&gt;[.$C$3];[.$A15]*[.O$11]&lt;[.$D$3]);[.$A15]*[.O$11]*[.$D$4];[.$A15]*[.O$11]*[.$E$4]))))*[.$F$4]" office:value-type="float" office:value="25388.6941728" calcext:value-type="float">
            <text:p>25.389 </text:p>
          </table:table-cell>
          <table:table-cell table:style-name="ce24" table:formula="of:=(IF([.$A15]*[.P$11]&lt;=[.$B$3];[.$A15]*[.P$11]*[.$B$4];IF(AND([.$A15]*[.P$11]&gt;[.$B$3];[.$A15]*[.P$11]&lt;=[.$C$3]);[.$A15]*[.P$11]*[.$C$4];IF(AND([.$A15]*[.P$11]&gt;[.$C$3];[.$A15]*[.P$11]&lt;[.$D$3]);[.$A15]*[.P$11]*[.$D$4];[.$A15]*[.P$11]*[.$E$4]))))*[.$F$4]" office:value-type="float" office:value="26882.1467712" calcext:value-type="float">
            <text:p>26.882 </text:p>
          </table:table-cell>
          <table:table-cell table:style-name="ce24" table:formula="of:=(IF([.$A15]*[.Q$11]&lt;=[.$B$3];[.$A15]*[.Q$11]*[.$B$4];IF(AND([.$A15]*[.Q$11]&gt;[.$B$3];[.$A15]*[.Q$11]&lt;=[.$C$3]);[.$A15]*[.Q$11]*[.$C$4];IF(AND([.$A15]*[.Q$11]&gt;[.$C$3];[.$A15]*[.Q$11]&lt;[.$D$3]);[.$A15]*[.Q$11]*[.$D$4];[.$A15]*[.Q$11]*[.$E$4]))))*[.$F$4]" office:value-type="float" office:value="28375.5993696" calcext:value-type="float">
            <text:p>28.376 </text:p>
          </table:table-cell>
          <table:table-cell table:style-name="ce24" table:formula="of:=(IF([.$A15]*[.R$11]&lt;=[.$B$3];[.$A15]*[.R$11]*[.$B$4];IF(AND([.$A15]*[.R$11]&gt;[.$B$3];[.$A15]*[.R$11]&lt;=[.$C$3]);[.$A15]*[.R$11]*[.$C$4];IF(AND([.$A15]*[.R$11]&gt;[.$C$3];[.$A15]*[.R$11]&lt;[.$D$3]);[.$A15]*[.R$11]*[.$D$4];[.$A15]*[.R$11]*[.$E$4]))))*[.$F$4]" office:value-type="float" office:value="29869.051968" calcext:value-type="float">
            <text:p>29.869 </text:p>
          </table:table-cell>
          <table:table-cell table:style-name="ce35" table:formula="of:=+[.S14]+0.5" office:value-type="float" office:value="3.5" calcext:value-type="float">
            <text:p>3,50 </text:p>
          </table:table-cell>
          <table:table-cell table:number-columns-repeated="1005"/>
        </table:table-row>
        <table:table-row table:style-name="ro2">
          <table:table-cell table:style-name="ce37" table:formula="of:=+[.A15]+0.5" office:value-type="float" office:value="4" calcext:value-type="float">
            <text:p>4,00 </text:p>
          </table:table-cell>
          <table:table-cell table:style-name="ce15" table:formula="of:=(IF([.$A16]*[.B$11]&lt;=[.$B$3];[.$A16]*[.B$11]*[.$B$4];IF(AND([.$A16]*[.B$11]&gt;[.$B$3];[.$A16]*[.B$11]&lt;=[.$C$3]);[.$A16]*[.B$11]*[.$C$4];IF(AND([.$A16]*[.B$11]&gt;[.$C$3];[.$A16]*[.B$11]&lt;[.$D$3]);[.$A16]*[.B$11]*[.$D$4];[.$A16]*[.B$11]*[.$E$4]))))*[.$F$4]" office:value-type="float" office:value="7514.73312956644" calcext:value-type="float">
            <text:p>7.515 </text:p>
          </table:table-cell>
          <table:table-cell table:style-name="ce26" table:formula="of:=(IF([.$A16]*[.C$11]&lt;=[.$B$3];[.$A16]*[.C$11]*[.$B$4];IF(AND([.$A16]*[.C$11]&gt;[.$B$3];[.$A16]*[.C$11]&lt;=[.$C$3]);[.$A16]*[.C$11]*[.$C$4];IF(AND([.$A16]*[.C$11]&gt;[.$C$3];[.$A16]*[.C$11]&lt;[.$D$3]);[.$A16]*[.C$11]*[.$D$4];[.$A16]*[.C$11]*[.$E$4]))))*[.$F$4]" office:value-type="float" office:value="9393.41641195805" calcext:value-type="float">
            <text:p>9.393 </text:p>
          </table:table-cell>
          <table:table-cell table:style-name="ce26" table:formula="of:=(IF([.$A16]*[.D$11]&lt;=[.$B$3];[.$A16]*[.D$11]*[.$B$4];IF(AND([.$A16]*[.D$11]&gt;[.$B$3];[.$A16]*[.D$11]&lt;=[.$C$3]);[.$A16]*[.D$11]*[.$C$4];IF(AND([.$A16]*[.D$11]&gt;[.$C$3];[.$A16]*[.D$11]&lt;[.$D$3]);[.$A16]*[.D$11]*[.$D$4];[.$A16]*[.D$11]*[.$E$4]))))*[.$F$4]" office:value-type="float" office:value="11272.0996943497" calcext:value-type="float">
            <text:p>11.272 </text:p>
          </table:table-cell>
          <table:table-cell table:style-name="ce26" table:formula="of:=(IF([.$A16]*[.E$11]&lt;=[.$B$3];[.$A16]*[.E$11]*[.$B$4];IF(AND([.$A16]*[.E$11]&gt;[.$B$3];[.$A16]*[.E$11]&lt;=[.$C$3]);[.$A16]*[.E$11]*[.$C$4];IF(AND([.$A16]*[.E$11]&gt;[.$C$3];[.$A16]*[.E$11]&lt;[.$D$3]);[.$A16]*[.E$11]*[.$D$4];[.$A16]*[.E$11]*[.$E$4]))))*[.$F$4]" office:value-type="float" office:value="12736.8358128245" calcext:value-type="float">
            <text:p>12.737 </text:p>
          </table:table-cell>
          <table:table-cell table:style-name="ce26" table:formula="of:=(IF([.$A16]*[.F$11]&lt;=[.$B$3];[.$A16]*[.F$11]*[.$B$4];IF(AND([.$A16]*[.F$11]&gt;[.$B$3];[.$A16]*[.F$11]&lt;=[.$C$3]);[.$A16]*[.F$11]*[.$C$4];IF(AND([.$A16]*[.F$11]&gt;[.$C$3];[.$A16]*[.F$11]&lt;[.$D$3]);[.$A16]*[.F$11]*[.$D$4];[.$A16]*[.F$11]*[.$E$4]))))*[.$F$4]" office:value-type="float" office:value="14556.3837860851" calcext:value-type="float">
            <text:p>14.556 </text:p>
          </table:table-cell>
          <table:table-cell table:style-name="ce26" table:formula="of:=(IF([.$A16]*[.G$11]&lt;=[.$B$3];[.$A16]*[.G$11]*[.$B$4];IF(AND([.$A16]*[.G$11]&gt;[.$B$3];[.$A16]*[.G$11]&lt;=[.$C$3]);[.$A16]*[.G$11]*[.$C$4];IF(AND([.$A16]*[.G$11]&gt;[.$C$3];[.$A16]*[.G$11]&lt;[.$D$3]);[.$A16]*[.G$11]*[.$D$4];[.$A16]*[.G$11]*[.$E$4]))))*[.$F$4]" office:value-type="float" office:value="15860.466595008" calcext:value-type="float">
            <text:p>15.860 </text:p>
          </table:table-cell>
          <table:table-cell table:style-name="ce26" table:formula="of:=(IF([.$A16]*[.H$11]&lt;=[.$B$3];[.$A16]*[.H$11]*[.$B$4];IF(AND([.$A16]*[.H$11]&gt;[.$B$3];[.$A16]*[.H$11]&lt;=[.$C$3]);[.$A16]*[.H$11]*[.$C$4];IF(AND([.$A16]*[.H$11]&gt;[.$C$3];[.$A16]*[.H$11]&lt;[.$D$3]);[.$A16]*[.H$11]*[.$D$4];[.$A16]*[.H$11]*[.$E$4]))))*[.$F$4]" office:value-type="float" office:value="17622.74066112" calcext:value-type="float">
            <text:p>17.623 </text:p>
          </table:table-cell>
          <table:table-cell table:style-name="ce26" table:formula="of:=(IF([.$A16]*[.I$11]&lt;=[.$B$3];[.$A16]*[.I$11]*[.$B$4];IF(AND([.$A16]*[.I$11]&gt;[.$B$3];[.$A16]*[.I$11]&lt;=[.$C$3]);[.$A16]*[.I$11]*[.$C$4];IF(AND([.$A16]*[.I$11]&gt;[.$C$3];[.$A16]*[.I$11]&lt;[.$D$3]);[.$A16]*[.I$11]*[.$D$4];[.$A16]*[.I$11]*[.$E$4]))))*[.$F$4]" office:value-type="float" office:value="18774.8326656" calcext:value-type="float">
            <text:p>18.775 </text:p>
          </table:table-cell>
          <table:table-cell table:style-name="ce26" table:formula="of:=(IF([.$A16]*[.J$11]&lt;=[.$B$3];[.$A16]*[.J$11]*[.$B$4];IF(AND([.$A16]*[.J$11]&gt;[.$B$3];[.$A16]*[.J$11]&lt;=[.$C$3]);[.$A16]*[.J$11]*[.$C$4];IF(AND([.$A16]*[.J$11]&gt;[.$C$3];[.$A16]*[.J$11]&lt;[.$D$3]);[.$A16]*[.J$11]*[.$D$4];[.$A16]*[.J$11]*[.$E$4]))))*[.$F$4]" office:value-type="float" office:value="20481.6356352" calcext:value-type="float">
            <text:p>20.482 </text:p>
          </table:table-cell>
          <table:table-cell table:style-name="ce26" table:formula="of:=(IF([.$A16]*[.K$11]&lt;=[.$B$3];[.$A16]*[.K$11]*[.$B$4];IF(AND([.$A16]*[.K$11]&gt;[.$B$3];[.$A16]*[.K$11]&lt;=[.$C$3]);[.$A16]*[.K$11]*[.$C$4];IF(AND([.$A16]*[.K$11]&gt;[.$C$3];[.$A16]*[.K$11]&lt;[.$D$3]);[.$A16]*[.K$11]*[.$D$4];[.$A16]*[.K$11]*[.$E$4]))))*[.$F$4]" office:value-type="float" office:value="22188.4386048" calcext:value-type="float">
            <text:p>22.188 </text:p>
          </table:table-cell>
          <table:table-cell table:style-name="ce26" table:formula="of:=(IF([.$A16]*[.L$11]&lt;=[.$B$3];[.$A16]*[.L$11]*[.$B$4];IF(AND([.$A16]*[.L$11]&gt;[.$B$3];[.$A16]*[.L$11]&lt;=[.$C$3]);[.$A16]*[.L$11]*[.$C$4];IF(AND([.$A16]*[.L$11]&gt;[.$C$3];[.$A16]*[.L$11]&lt;[.$D$3]);[.$A16]*[.L$11]*[.$D$4];[.$A16]*[.L$11]*[.$E$4]))))*[.$F$4]" office:value-type="float" office:value="23895.2415744" calcext:value-type="float">
            <text:p>23.895 </text:p>
          </table:table-cell>
          <table:table-cell table:style-name="ce26" table:formula="of:=(IF([.$A16]*[.M$11]&lt;=[.$B$3];[.$A16]*[.M$11]*[.$B$4];IF(AND([.$A16]*[.M$11]&gt;[.$B$3];[.$A16]*[.M$11]&lt;=[.$C$3]);[.$A16]*[.M$11]*[.$C$4];IF(AND([.$A16]*[.M$11]&gt;[.$C$3];[.$A16]*[.M$11]&lt;[.$D$3]);[.$A16]*[.M$11]*[.$D$4];[.$A16]*[.M$11]*[.$E$4]))))*[.$F$4]" office:value-type="float" office:value="25602.044544" calcext:value-type="float">
            <text:p>25.602 </text:p>
          </table:table-cell>
          <table:table-cell table:style-name="ce26" table:formula="of:=(IF([.$A16]*[.N$11]&lt;=[.$B$3];[.$A16]*[.N$11]*[.$B$4];IF(AND([.$A16]*[.N$11]&gt;[.$B$3];[.$A16]*[.N$11]&lt;=[.$C$3]);[.$A16]*[.N$11]*[.$C$4];IF(AND([.$A16]*[.N$11]&gt;[.$C$3];[.$A16]*[.N$11]&lt;[.$D$3]);[.$A16]*[.N$11]*[.$D$4];[.$A16]*[.N$11]*[.$E$4]))))*[.$F$4]" office:value-type="float" office:value="27308.8475136" calcext:value-type="float">
            <text:p>27.309 </text:p>
          </table:table-cell>
          <table:table-cell table:style-name="ce26" table:formula="of:=(IF([.$A16]*[.O$11]&lt;=[.$B$3];[.$A16]*[.O$11]*[.$B$4];IF(AND([.$A16]*[.O$11]&gt;[.$B$3];[.$A16]*[.O$11]&lt;=[.$C$3]);[.$A16]*[.O$11]*[.$C$4];IF(AND([.$A16]*[.O$11]&gt;[.$C$3];[.$A16]*[.O$11]&lt;[.$D$3]);[.$A16]*[.O$11]*[.$D$4];[.$A16]*[.O$11]*[.$E$4]))))*[.$F$4]" office:value-type="float" office:value="29015.6504832" calcext:value-type="float">
            <text:p>29.016 </text:p>
          </table:table-cell>
          <table:table-cell table:style-name="ce26" table:formula="of:=(IF([.$A16]*[.P$11]&lt;=[.$B$3];[.$A16]*[.P$11]*[.$B$4];IF(AND([.$A16]*[.P$11]&gt;[.$B$3];[.$A16]*[.P$11]&lt;=[.$C$3]);[.$A16]*[.P$11]*[.$C$4];IF(AND([.$A16]*[.P$11]&gt;[.$C$3];[.$A16]*[.P$11]&lt;[.$D$3]);[.$A16]*[.P$11]*[.$D$4];[.$A16]*[.P$11]*[.$E$4]))))*[.$F$4]" office:value-type="float" office:value="30722.4534528" calcext:value-type="float">
            <text:p>30.722 </text:p>
          </table:table-cell>
          <table:table-cell table:style-name="ce26" table:formula="of:=(IF([.$A16]*[.Q$11]&lt;=[.$B$3];[.$A16]*[.Q$11]*[.$B$4];IF(AND([.$A16]*[.Q$11]&gt;[.$B$3];[.$A16]*[.Q$11]&lt;=[.$C$3]);[.$A16]*[.Q$11]*[.$C$4];IF(AND([.$A16]*[.Q$11]&gt;[.$C$3];[.$A16]*[.Q$11]&lt;[.$D$3]);[.$A16]*[.Q$11]*[.$D$4];[.$A16]*[.Q$11]*[.$E$4]))))*[.$F$4]" office:value-type="float" office:value="32429.2564224" calcext:value-type="float">
            <text:p>32.429 </text:p>
          </table:table-cell>
          <table:table-cell table:style-name="ce26" table:formula="of:=(IF([.$A16]*[.R$11]&lt;=[.$B$3];[.$A16]*[.R$11]*[.$B$4];IF(AND([.$A16]*[.R$11]&gt;[.$B$3];[.$A16]*[.R$11]&lt;=[.$C$3]);[.$A16]*[.R$11]*[.$C$4];IF(AND([.$A16]*[.R$11]&gt;[.$C$3];[.$A16]*[.R$11]&lt;[.$D$3]);[.$A16]*[.R$11]*[.$D$4];[.$A16]*[.R$11]*[.$E$4]))))*[.$F$4]" office:value-type="float" office:value="34136.059392" calcext:value-type="float">
            <text:p>34.136 </text:p>
          </table:table-cell>
          <table:table-cell table:style-name="ce37" table:formula="of:=+[.S15]+0.5" office:value-type="float" office:value="4" calcext:value-type="float">
            <text:p>4,00 </text:p>
          </table:table-cell>
          <table:table-cell table:number-columns-repeated="1005"/>
        </table:table-row>
        <table:table-row table:style-name="ro2">
          <table:table-cell table:style-name="ce35" table:formula="of:=+[.A16]+0.5" office:value-type="float" office:value="4.5" calcext:value-type="float">
            <text:p>4,50 </text:p>
          </table:table-cell>
          <table:table-cell table:style-name="ce13" table:formula="of:=(IF([.$A17]*[.B$11]&lt;=[.$B$3];[.$A17]*[.B$11]*[.$B$4];IF(AND([.$A17]*[.B$11]&gt;[.$B$3];[.$A17]*[.B$11]&lt;=[.$C$3]);[.$A17]*[.B$11]*[.$C$4];IF(AND([.$A17]*[.B$11]&gt;[.$C$3];[.$A17]*[.B$11]&lt;[.$D$3]);[.$A17]*[.B$11]*[.$D$4];[.$A17]*[.B$11]*[.$E$4]))))*[.$F$4]" office:value-type="float" office:value="8454.07477076225" calcext:value-type="float">
            <text:p>8.454 </text:p>
          </table:table-cell>
          <table:table-cell table:style-name="ce24" table:formula="of:=(IF([.$A17]*[.C$11]&lt;=[.$B$3];[.$A17]*[.C$11]*[.$B$4];IF(AND([.$A17]*[.C$11]&gt;[.$B$3];[.$A17]*[.C$11]&lt;=[.$C$3]);[.$A17]*[.C$11]*[.$C$4];IF(AND([.$A17]*[.C$11]&gt;[.$C$3];[.$A17]*[.C$11]&lt;[.$D$3]);[.$A17]*[.C$11]*[.$D$4];[.$A17]*[.C$11]*[.$E$4]))))*[.$F$4]" office:value-type="float" office:value="10567.5934634528" calcext:value-type="float">
            <text:p>10.568 </text:p>
          </table:table-cell>
          <table:table-cell table:style-name="ce24" table:formula="of:=(IF([.$A17]*[.D$11]&lt;=[.$B$3];[.$A17]*[.D$11]*[.$B$4];IF(AND([.$A17]*[.D$11]&gt;[.$B$3];[.$A17]*[.D$11]&lt;=[.$C$3]);[.$A17]*[.D$11]*[.$C$4];IF(AND([.$A17]*[.D$11]&gt;[.$C$3];[.$A17]*[.D$11]&lt;[.$D$3]);[.$A17]*[.D$11]*[.$D$4];[.$A17]*[.D$11]*[.$E$4]))))*[.$F$4]" office:value-type="float" office:value="12281.9488195093" calcext:value-type="float">
            <text:p>12.282 </text:p>
          </table:table-cell>
          <table:table-cell table:style-name="ce24" table:formula="of:=(IF([.$A17]*[.E$11]&lt;=[.$B$3];[.$A17]*[.E$11]*[.$B$4];IF(AND([.$A17]*[.E$11]&gt;[.$B$3];[.$A17]*[.E$11]&lt;=[.$C$3]);[.$A17]*[.E$11]*[.$C$4];IF(AND([.$A17]*[.E$11]&gt;[.$C$3];[.$A17]*[.E$11]&lt;[.$D$3]);[.$A17]*[.E$11]*[.$D$4];[.$A17]*[.E$11]*[.$E$4]))))*[.$F$4]" office:value-type="float" office:value="14328.9402894275" calcext:value-type="float">
            <text:p>14.329 </text:p>
          </table:table-cell>
          <table:table-cell table:style-name="ce24" table:formula="of:=(IF([.$A17]*[.F$11]&lt;=[.$B$3];[.$A17]*[.F$11]*[.$B$4];IF(AND([.$A17]*[.F$11]&gt;[.$B$3];[.$A17]*[.F$11]&lt;=[.$C$3]);[.$A17]*[.F$11]*[.$C$4];IF(AND([.$A17]*[.F$11]&gt;[.$C$3];[.$A17]*[.F$11]&lt;[.$D$3]);[.$A17]*[.F$11]*[.$D$4];[.$A17]*[.F$11]*[.$E$4]))))*[.$F$4]" office:value-type="float" office:value="15860.466595008" calcext:value-type="float">
            <text:p>15.860 </text:p>
          </table:table-cell>
          <table:table-cell table:style-name="ce24" table:formula="of:=(IF([.$A17]*[.G$11]&lt;=[.$B$3];[.$A17]*[.G$11]*[.$B$4];IF(AND([.$A17]*[.G$11]&gt;[.$B$3];[.$A17]*[.G$11]&lt;=[.$C$3]);[.$A17]*[.G$11]*[.$C$4];IF(AND([.$A17]*[.G$11]&gt;[.$C$3];[.$A17]*[.G$11]&lt;[.$D$3]);[.$A17]*[.G$11]*[.$D$4];[.$A17]*[.G$11]*[.$E$4]))))*[.$F$4]" office:value-type="float" office:value="17843.024919384" calcext:value-type="float">
            <text:p>17.843 </text:p>
          </table:table-cell>
          <table:table-cell table:style-name="ce24" table:formula="of:=(IF([.$A17]*[.H$11]&lt;=[.$B$3];[.$A17]*[.H$11]*[.$B$4];IF(AND([.$A17]*[.H$11]&gt;[.$B$3];[.$A17]*[.H$11]&lt;=[.$C$3]);[.$A17]*[.H$11]*[.$C$4];IF(AND([.$A17]*[.H$11]&gt;[.$C$3];[.$A17]*[.H$11]&lt;[.$D$3]);[.$A17]*[.H$11]*[.$D$4];[.$A17]*[.H$11]*[.$E$4]))))*[.$F$4]" office:value-type="float" office:value="19201.533408" calcext:value-type="float">
            <text:p>19.202 </text:p>
          </table:table-cell>
          <table:table-cell table:style-name="ce24" table:formula="of:=(IF([.$A17]*[.I$11]&lt;=[.$B$3];[.$A17]*[.I$11]*[.$B$4];IF(AND([.$A17]*[.I$11]&gt;[.$B$3];[.$A17]*[.I$11]&lt;=[.$C$3]);[.$A17]*[.I$11]*[.$C$4];IF(AND([.$A17]*[.I$11]&gt;[.$C$3];[.$A17]*[.I$11]&lt;[.$D$3]);[.$A17]*[.I$11]*[.$D$4];[.$A17]*[.I$11]*[.$E$4]))))*[.$F$4]" office:value-type="float" office:value="21121.6867488" calcext:value-type="float">
            <text:p>21.122 </text:p>
          </table:table-cell>
          <table:table-cell table:style-name="ce24" table:formula="of:=(IF([.$A17]*[.J$11]&lt;=[.$B$3];[.$A17]*[.J$11]*[.$B$4];IF(AND([.$A17]*[.J$11]&gt;[.$B$3];[.$A17]*[.J$11]&lt;=[.$C$3]);[.$A17]*[.J$11]*[.$C$4];IF(AND([.$A17]*[.J$11]&gt;[.$C$3];[.$A17]*[.J$11]&lt;[.$D$3]);[.$A17]*[.J$11]*[.$D$4];[.$A17]*[.J$11]*[.$E$4]))))*[.$F$4]" office:value-type="float" office:value="23041.8400896" calcext:value-type="float">
            <text:p>23.042 </text:p>
          </table:table-cell>
          <table:table-cell table:style-name="ce24" table:formula="of:=(IF([.$A17]*[.K$11]&lt;=[.$B$3];[.$A17]*[.K$11]*[.$B$4];IF(AND([.$A17]*[.K$11]&gt;[.$B$3];[.$A17]*[.K$11]&lt;=[.$C$3]);[.$A17]*[.K$11]*[.$C$4];IF(AND([.$A17]*[.K$11]&gt;[.$C$3];[.$A17]*[.K$11]&lt;[.$D$3]);[.$A17]*[.K$11]*[.$D$4];[.$A17]*[.K$11]*[.$E$4]))))*[.$F$4]" office:value-type="float" office:value="24961.9934304" calcext:value-type="float">
            <text:p>24.962 </text:p>
          </table:table-cell>
          <table:table-cell table:style-name="ce24" table:formula="of:=(IF([.$A17]*[.L$11]&lt;=[.$B$3];[.$A17]*[.L$11]*[.$B$4];IF(AND([.$A17]*[.L$11]&gt;[.$B$3];[.$A17]*[.L$11]&lt;=[.$C$3]);[.$A17]*[.L$11]*[.$C$4];IF(AND([.$A17]*[.L$11]&gt;[.$C$3];[.$A17]*[.L$11]&lt;[.$D$3]);[.$A17]*[.L$11]*[.$D$4];[.$A17]*[.L$11]*[.$E$4]))))*[.$F$4]" office:value-type="float" office:value="26882.1467712" calcext:value-type="float">
            <text:p>26.882 </text:p>
          </table:table-cell>
          <table:table-cell table:style-name="ce24" table:formula="of:=(IF([.$A17]*[.M$11]&lt;=[.$B$3];[.$A17]*[.M$11]*[.$B$4];IF(AND([.$A17]*[.M$11]&gt;[.$B$3];[.$A17]*[.M$11]&lt;=[.$C$3]);[.$A17]*[.M$11]*[.$C$4];IF(AND([.$A17]*[.M$11]&gt;[.$C$3];[.$A17]*[.M$11]&lt;[.$D$3]);[.$A17]*[.M$11]*[.$D$4];[.$A17]*[.M$11]*[.$E$4]))))*[.$F$4]" office:value-type="float" office:value="28802.300112" calcext:value-type="float">
            <text:p>28.802 </text:p>
          </table:table-cell>
          <table:table-cell table:style-name="ce24" table:formula="of:=(IF([.$A17]*[.N$11]&lt;=[.$B$3];[.$A17]*[.N$11]*[.$B$4];IF(AND([.$A17]*[.N$11]&gt;[.$B$3];[.$A17]*[.N$11]&lt;=[.$C$3]);[.$A17]*[.N$11]*[.$C$4];IF(AND([.$A17]*[.N$11]&gt;[.$C$3];[.$A17]*[.N$11]&lt;[.$D$3]);[.$A17]*[.N$11]*[.$D$4];[.$A17]*[.N$11]*[.$E$4]))))*[.$F$4]" office:value-type="float" office:value="30722.4534528" calcext:value-type="float">
            <text:p>30.722 </text:p>
          </table:table-cell>
          <table:table-cell table:style-name="ce24" table:formula="of:=(IF([.$A17]*[.O$11]&lt;=[.$B$3];[.$A17]*[.O$11]*[.$B$4];IF(AND([.$A17]*[.O$11]&gt;[.$B$3];[.$A17]*[.O$11]&lt;=[.$C$3]);[.$A17]*[.O$11]*[.$C$4];IF(AND([.$A17]*[.O$11]&gt;[.$C$3];[.$A17]*[.O$11]&lt;[.$D$3]);[.$A17]*[.O$11]*[.$D$4];[.$A17]*[.O$11]*[.$E$4]))))*[.$F$4]" office:value-type="float" office:value="32642.6067936" calcext:value-type="float">
            <text:p>32.643 </text:p>
          </table:table-cell>
          <table:table-cell table:style-name="ce24" table:formula="of:=(IF([.$A17]*[.P$11]&lt;=[.$B$3];[.$A17]*[.P$11]*[.$B$4];IF(AND([.$A17]*[.P$11]&gt;[.$B$3];[.$A17]*[.P$11]&lt;=[.$C$3]);[.$A17]*[.P$11]*[.$C$4];IF(AND([.$A17]*[.P$11]&gt;[.$C$3];[.$A17]*[.P$11]&lt;[.$D$3]);[.$A17]*[.P$11]*[.$D$4];[.$A17]*[.P$11]*[.$E$4]))))*[.$F$4]" office:value-type="float" office:value="34562.7601344" calcext:value-type="float">
            <text:p>34.563 </text:p>
          </table:table-cell>
          <table:table-cell table:style-name="ce24" table:formula="of:=(IF([.$A17]*[.Q$11]&lt;=[.$B$3];[.$A17]*[.Q$11]*[.$B$4];IF(AND([.$A17]*[.Q$11]&gt;[.$B$3];[.$A17]*[.Q$11]&lt;=[.$C$3]);[.$A17]*[.Q$11]*[.$C$4];IF(AND([.$A17]*[.Q$11]&gt;[.$C$3];[.$A17]*[.Q$11]&lt;[.$D$3]);[.$A17]*[.Q$11]*[.$D$4];[.$A17]*[.Q$11]*[.$E$4]))))*[.$F$4]" office:value-type="float" office:value="36482.9134752" calcext:value-type="float">
            <text:p>36.483 </text:p>
          </table:table-cell>
          <table:table-cell table:style-name="ce24" table:formula="of:=(IF([.$A17]*[.R$11]&lt;=[.$B$3];[.$A17]*[.R$11]*[.$B$4];IF(AND([.$A17]*[.R$11]&gt;[.$B$3];[.$A17]*[.R$11]&lt;=[.$C$3]);[.$A17]*[.R$11]*[.$C$4];IF(AND([.$A17]*[.R$11]&gt;[.$C$3];[.$A17]*[.R$11]&lt;[.$D$3]);[.$A17]*[.R$11]*[.$D$4];[.$A17]*[.R$11]*[.$E$4]))))*[.$F$4]" office:value-type="float" office:value="38403.066816" calcext:value-type="float">
            <text:p>38.403 </text:p>
          </table:table-cell>
          <table:table-cell table:style-name="ce35" table:formula="of:=+[.S16]+0.5" office:value-type="float" office:value="4.5" calcext:value-type="float">
            <text:p>4,50 </text:p>
          </table:table-cell>
          <table:table-cell table:number-columns-repeated="1005"/>
        </table:table-row>
        <table:table-row table:style-name="ro2">
          <table:table-cell table:style-name="ce38" table:formula="of:=+[.A17]+0.5" office:value-type="float" office:value="5" calcext:value-type="float">
            <text:p>5,00 </text:p>
          </table:table-cell>
          <table:table-cell table:style-name="ce16" table:formula="of:=(IF([.$A18]*[.B$11]&lt;=[.$B$3];[.$A18]*[.B$11]*[.$B$4];IF(AND([.$A18]*[.B$11]&gt;[.$B$3];[.$A18]*[.B$11]&lt;=[.$C$3]);[.$A18]*[.B$11]*[.$C$4];IF(AND([.$A18]*[.B$11]&gt;[.$C$3];[.$A18]*[.B$11]&lt;[.$D$3]);[.$A18]*[.B$11]*[.$D$4];[.$A18]*[.B$11]*[.$E$4]))))*[.$F$4]" office:value-type="float" office:value="9393.41641195805" calcext:value-type="float">
            <text:p>9.393 </text:p>
          </table:table-cell>
          <table:table-cell table:style-name="ce27" table:formula="of:=(IF([.$A18]*[.C$11]&lt;=[.$B$3];[.$A18]*[.C$11]*[.$B$4];IF(AND([.$A18]*[.C$11]&gt;[.$B$3];[.$A18]*[.C$11]&lt;=[.$C$3]);[.$A18]*[.C$11]*[.$C$4];IF(AND([.$A18]*[.C$11]&gt;[.$C$3];[.$A18]*[.C$11]&lt;[.$D$3]);[.$A18]*[.C$11]*[.$D$4];[.$A18]*[.C$11]*[.$E$4]))))*[.$F$4]" office:value-type="float" office:value="11372.174832879" calcext:value-type="float">
            <text:p>11.372 </text:p>
          </table:table-cell>
          <table:table-cell table:style-name="ce27" table:formula="of:=(IF([.$A18]*[.D$11]&lt;=[.$B$3];[.$A18]*[.D$11]*[.$B$4];IF(AND([.$A18]*[.D$11]&gt;[.$B$3];[.$A18]*[.D$11]&lt;=[.$C$3]);[.$A18]*[.D$11]*[.$C$4];IF(AND([.$A18]*[.D$11]&gt;[.$C$3];[.$A18]*[.D$11]&lt;[.$D$3]);[.$A18]*[.D$11]*[.$D$4];[.$A18]*[.D$11]*[.$E$4]))))*[.$F$4]" office:value-type="float" office:value="13646.6097994548" calcext:value-type="float">
            <text:p>13.647 </text:p>
          </table:table-cell>
          <table:table-cell table:style-name="ce27" table:formula="of:=(IF([.$A18]*[.E$11]&lt;=[.$B$3];[.$A18]*[.E$11]*[.$B$4];IF(AND([.$A18]*[.E$11]&gt;[.$B$3];[.$A18]*[.E$11]&lt;=[.$C$3]);[.$A18]*[.E$11]*[.$C$4];IF(AND([.$A18]*[.E$11]&gt;[.$C$3];[.$A18]*[.E$11]&lt;[.$D$3]);[.$A18]*[.E$11]*[.$D$4];[.$A18]*[.E$11]*[.$E$4]))))*[.$F$4]" office:value-type="float" office:value="15419.89807848" calcext:value-type="float">
            <text:p>15.420 </text:p>
          </table:table-cell>
          <table:table-cell table:style-name="ce27" table:formula="of:=(IF([.$A18]*[.F$11]&lt;=[.$B$3];[.$A18]*[.F$11]*[.$B$4];IF(AND([.$A18]*[.F$11]&gt;[.$B$3];[.$A18]*[.F$11]&lt;=[.$C$3]);[.$A18]*[.F$11]*[.$C$4];IF(AND([.$A18]*[.F$11]&gt;[.$C$3];[.$A18]*[.F$11]&lt;[.$D$3]);[.$A18]*[.F$11]*[.$D$4];[.$A18]*[.F$11]*[.$E$4]))))*[.$F$4]" office:value-type="float" office:value="17622.74066112" calcext:value-type="float">
            <text:p>17.623 </text:p>
          </table:table-cell>
          <table:table-cell table:style-name="ce27" table:formula="of:=(IF([.$A18]*[.G$11]&lt;=[.$B$3];[.$A18]*[.G$11]*[.$B$4];IF(AND([.$A18]*[.G$11]&gt;[.$B$3];[.$A18]*[.G$11]&lt;=[.$C$3]);[.$A18]*[.G$11]*[.$C$4];IF(AND([.$A18]*[.G$11]&gt;[.$C$3];[.$A18]*[.G$11]&lt;[.$D$3]);[.$A18]*[.G$11]*[.$D$4];[.$A18]*[.G$11]*[.$E$4]))))*[.$F$4]" office:value-type="float" office:value="19201.533408" calcext:value-type="float">
            <text:p>19.202 </text:p>
          </table:table-cell>
          <table:table-cell table:style-name="ce27" table:formula="of:=(IF([.$A18]*[.H$11]&lt;=[.$B$3];[.$A18]*[.H$11]*[.$B$4];IF(AND([.$A18]*[.H$11]&gt;[.$B$3];[.$A18]*[.H$11]&lt;=[.$C$3]);[.$A18]*[.H$11]*[.$C$4];IF(AND([.$A18]*[.H$11]&gt;[.$C$3];[.$A18]*[.H$11]&lt;[.$D$3]);[.$A18]*[.H$11]*[.$D$4];[.$A18]*[.H$11]*[.$E$4]))))*[.$F$4]" office:value-type="float" office:value="21335.03712" calcext:value-type="float">
            <text:p>21.335 </text:p>
          </table:table-cell>
          <table:table-cell table:style-name="ce27" table:formula="of:=(IF([.$A18]*[.I$11]&lt;=[.$B$3];[.$A18]*[.I$11]*[.$B$4];IF(AND([.$A18]*[.I$11]&gt;[.$B$3];[.$A18]*[.I$11]&lt;=[.$C$3]);[.$A18]*[.I$11]*[.$C$4];IF(AND([.$A18]*[.I$11]&gt;[.$C$3];[.$A18]*[.I$11]&lt;[.$D$3]);[.$A18]*[.I$11]*[.$D$4];[.$A18]*[.I$11]*[.$E$4]))))*[.$F$4]" office:value-type="float" office:value="23468.540832" calcext:value-type="float">
            <text:p>23.469 </text:p>
          </table:table-cell>
          <table:table-cell table:style-name="ce27" table:formula="of:=(IF([.$A18]*[.J$11]&lt;=[.$B$3];[.$A18]*[.J$11]*[.$B$4];IF(AND([.$A18]*[.J$11]&gt;[.$B$3];[.$A18]*[.J$11]&lt;=[.$C$3]);[.$A18]*[.J$11]*[.$C$4];IF(AND([.$A18]*[.J$11]&gt;[.$C$3];[.$A18]*[.J$11]&lt;[.$D$3]);[.$A18]*[.J$11]*[.$D$4];[.$A18]*[.J$11]*[.$E$4]))))*[.$F$4]" office:value-type="float" office:value="25602.044544" calcext:value-type="float">
            <text:p>25.602 </text:p>
          </table:table-cell>
          <table:table-cell table:style-name="ce27" table:formula="of:=(IF([.$A18]*[.K$11]&lt;=[.$B$3];[.$A18]*[.K$11]*[.$B$4];IF(AND([.$A18]*[.K$11]&gt;[.$B$3];[.$A18]*[.K$11]&lt;=[.$C$3]);[.$A18]*[.K$11]*[.$C$4];IF(AND([.$A18]*[.K$11]&gt;[.$C$3];[.$A18]*[.K$11]&lt;[.$D$3]);[.$A18]*[.K$11]*[.$D$4];[.$A18]*[.K$11]*[.$E$4]))))*[.$F$4]" office:value-type="float" office:value="27735.548256" calcext:value-type="float">
            <text:p>27.736 </text:p>
          </table:table-cell>
          <table:table-cell table:style-name="ce27" table:formula="of:=(IF([.$A18]*[.L$11]&lt;=[.$B$3];[.$A18]*[.L$11]*[.$B$4];IF(AND([.$A18]*[.L$11]&gt;[.$B$3];[.$A18]*[.L$11]&lt;=[.$C$3]);[.$A18]*[.L$11]*[.$C$4];IF(AND([.$A18]*[.L$11]&gt;[.$C$3];[.$A18]*[.L$11]&lt;[.$D$3]);[.$A18]*[.L$11]*[.$D$4];[.$A18]*[.L$11]*[.$E$4]))))*[.$F$4]" office:value-type="float" office:value="29869.051968" calcext:value-type="float">
            <text:p>29.869 </text:p>
          </table:table-cell>
          <table:table-cell table:style-name="ce27" table:formula="of:=(IF([.$A18]*[.M$11]&lt;=[.$B$3];[.$A18]*[.M$11]*[.$B$4];IF(AND([.$A18]*[.M$11]&gt;[.$B$3];[.$A18]*[.M$11]&lt;=[.$C$3]);[.$A18]*[.M$11]*[.$C$4];IF(AND([.$A18]*[.M$11]&gt;[.$C$3];[.$A18]*[.M$11]&lt;[.$D$3]);[.$A18]*[.M$11]*[.$D$4];[.$A18]*[.M$11]*[.$E$4]))))*[.$F$4]" office:value-type="float" office:value="32002.55568" calcext:value-type="float">
            <text:p>32.003 </text:p>
          </table:table-cell>
          <table:table-cell table:style-name="ce27" table:formula="of:=(IF([.$A18]*[.N$11]&lt;=[.$B$3];[.$A18]*[.N$11]*[.$B$4];IF(AND([.$A18]*[.N$11]&gt;[.$B$3];[.$A18]*[.N$11]&lt;=[.$C$3]);[.$A18]*[.N$11]*[.$C$4];IF(AND([.$A18]*[.N$11]&gt;[.$C$3];[.$A18]*[.N$11]&lt;[.$D$3]);[.$A18]*[.N$11]*[.$D$4];[.$A18]*[.N$11]*[.$E$4]))))*[.$F$4]" office:value-type="float" office:value="34136.059392" calcext:value-type="float">
            <text:p>34.136 </text:p>
          </table:table-cell>
          <table:table-cell table:style-name="ce27" table:formula="of:=(IF([.$A18]*[.O$11]&lt;=[.$B$3];[.$A18]*[.O$11]*[.$B$4];IF(AND([.$A18]*[.O$11]&gt;[.$B$3];[.$A18]*[.O$11]&lt;=[.$C$3]);[.$A18]*[.O$11]*[.$C$4];IF(AND([.$A18]*[.O$11]&gt;[.$C$3];[.$A18]*[.O$11]&lt;[.$D$3]);[.$A18]*[.O$11]*[.$D$4];[.$A18]*[.O$11]*[.$E$4]))))*[.$F$4]" office:value-type="float" office:value="36269.563104" calcext:value-type="float">
            <text:p>36.270 </text:p>
          </table:table-cell>
          <table:table-cell table:style-name="ce27" table:formula="of:=(IF([.$A18]*[.P$11]&lt;=[.$B$3];[.$A18]*[.P$11]*[.$B$4];IF(AND([.$A18]*[.P$11]&gt;[.$B$3];[.$A18]*[.P$11]&lt;=[.$C$3]);[.$A18]*[.P$11]*[.$C$4];IF(AND([.$A18]*[.P$11]&gt;[.$C$3];[.$A18]*[.P$11]&lt;[.$D$3]);[.$A18]*[.P$11]*[.$D$4];[.$A18]*[.P$11]*[.$E$4]))))*[.$F$4]" office:value-type="float" office:value="38403.066816" calcext:value-type="float">
            <text:p>38.403 </text:p>
          </table:table-cell>
          <table:table-cell table:style-name="ce27" table:formula="of:=(IF([.$A18]*[.Q$11]&lt;=[.$B$3];[.$A18]*[.Q$11]*[.$B$4];IF(AND([.$A18]*[.Q$11]&gt;[.$B$3];[.$A18]*[.Q$11]&lt;=[.$C$3]);[.$A18]*[.Q$11]*[.$C$4];IF(AND([.$A18]*[.Q$11]&gt;[.$C$3];[.$A18]*[.Q$11]&lt;[.$D$3]);[.$A18]*[.Q$11]*[.$D$4];[.$A18]*[.Q$11]*[.$E$4]))))*[.$F$4]" office:value-type="float" office:value="40536.570528" calcext:value-type="float">
            <text:p>40.537 </text:p>
          </table:table-cell>
          <table:table-cell table:style-name="ce27" table:formula="of:=(IF([.$A18]*[.R$11]&lt;=[.$B$3];[.$A18]*[.R$11]*[.$B$4];IF(AND([.$A18]*[.R$11]&gt;[.$B$3];[.$A18]*[.R$11]&lt;=[.$C$3]);[.$A18]*[.R$11]*[.$C$4];IF(AND([.$A18]*[.R$11]&gt;[.$C$3];[.$A18]*[.R$11]&lt;[.$D$3]);[.$A18]*[.R$11]*[.$D$4];[.$A18]*[.R$11]*[.$E$4]))))*[.$F$4]" office:value-type="float" office:value="42670.07424" calcext:value-type="float">
            <text:p>42.670 </text:p>
          </table:table-cell>
          <table:table-cell table:style-name="ce38" table:formula="of:=+[.S17]+0.5" office:value-type="float" office:value="5" calcext:value-type="float">
            <text:p>5,00 </text:p>
          </table:table-cell>
          <table:table-cell table:number-columns-repeated="1005"/>
        </table:table-row>
        <table:table-row table:style-name="ro2">
          <table:table-cell table:style-name="ce35" table:formula="of:=+[.A18]+0.5" office:value-type="float" office:value="5.5" calcext:value-type="float">
            <text:p>5,50 </text:p>
          </table:table-cell>
          <table:table-cell table:style-name="ce13" table:formula="of:=(IF([.$A19]*[.B$11]&lt;=[.$B$3];[.$A19]*[.B$11]*[.$B$4];IF(AND([.$A19]*[.B$11]&gt;[.$B$3];[.$A19]*[.B$11]&lt;=[.$C$3]);[.$A19]*[.B$11]*[.$C$4];IF(AND([.$A19]*[.B$11]&gt;[.$C$3];[.$A19]*[.B$11]&lt;[.$D$3]);[.$A19]*[.B$11]*[.$D$4];[.$A19]*[.B$11]*[.$E$4]))))*[.$F$4]" office:value-type="float" office:value="10332.7580531539" calcext:value-type="float">
            <text:p>10.333 </text:p>
          </table:table-cell>
          <table:table-cell table:style-name="ce24" table:formula="of:=(IF([.$A19]*[.C$11]&lt;=[.$B$3];[.$A19]*[.C$11]*[.$B$4];IF(AND([.$A19]*[.C$11]&gt;[.$B$3];[.$A19]*[.C$11]&lt;=[.$C$3]);[.$A19]*[.C$11]*[.$C$4];IF(AND([.$A19]*[.C$11]&gt;[.$C$3];[.$A19]*[.C$11]&lt;[.$D$3]);[.$A19]*[.C$11]*[.$D$4];[.$A19]*[.C$11]*[.$E$4]))))*[.$F$4]" office:value-type="float" office:value="12509.3923161669" calcext:value-type="float">
            <text:p>12.509 </text:p>
          </table:table-cell>
          <table:table-cell table:style-name="ce24" table:formula="of:=(IF([.$A19]*[.D$11]&lt;=[.$B$3];[.$A19]*[.D$11]*[.$B$4];IF(AND([.$A19]*[.D$11]&gt;[.$B$3];[.$A19]*[.D$11]&lt;=[.$C$3]);[.$A19]*[.D$11]*[.$C$4];IF(AND([.$A19]*[.D$11]&gt;[.$C$3];[.$A19]*[.D$11]&lt;[.$D$3]);[.$A19]*[.D$11]*[.$D$4];[.$A19]*[.D$11]*[.$E$4]))))*[.$F$4]" office:value-type="float" office:value="14538.761045424" calcext:value-type="float">
            <text:p>14.539 </text:p>
          </table:table-cell>
          <table:table-cell table:style-name="ce24" table:formula="of:=(IF([.$A19]*[.E$11]&lt;=[.$B$3];[.$A19]*[.E$11]*[.$B$4];IF(AND([.$A19]*[.E$11]&gt;[.$B$3];[.$A19]*[.E$11]&lt;=[.$C$3]);[.$A19]*[.E$11]*[.$C$4];IF(AND([.$A19]*[.E$11]&gt;[.$C$3];[.$A19]*[.E$11]&lt;[.$D$3]);[.$A19]*[.E$11]*[.$D$4];[.$A19]*[.E$11]*[.$E$4]))))*[.$F$4]" office:value-type="float" office:value="16961.887886328" calcext:value-type="float">
            <text:p>16.962 </text:p>
          </table:table-cell>
          <table:table-cell table:style-name="ce24" table:formula="of:=(IF([.$A19]*[.F$11]&lt;=[.$B$3];[.$A19]*[.F$11]*[.$B$4];IF(AND([.$A19]*[.F$11]&gt;[.$B$3];[.$A19]*[.F$11]&lt;=[.$C$3]);[.$A19]*[.F$11]*[.$C$4];IF(AND([.$A19]*[.F$11]&gt;[.$C$3];[.$A19]*[.F$11]&lt;[.$D$3]);[.$A19]*[.F$11]*[.$D$4];[.$A19]*[.F$11]*[.$E$4]))))*[.$F$4]" office:value-type="float" office:value="18774.8326656" calcext:value-type="float">
            <text:p>18.775 </text:p>
          </table:table-cell>
          <table:table-cell table:style-name="ce24" table:formula="of:=(IF([.$A19]*[.G$11]&lt;=[.$B$3];[.$A19]*[.G$11]*[.$B$4];IF(AND([.$A19]*[.G$11]&gt;[.$B$3];[.$A19]*[.G$11]&lt;=[.$C$3]);[.$A19]*[.G$11]*[.$C$4];IF(AND([.$A19]*[.G$11]&gt;[.$C$3];[.$A19]*[.G$11]&lt;[.$D$3]);[.$A19]*[.G$11]*[.$D$4];[.$A19]*[.G$11]*[.$E$4]))))*[.$F$4]" office:value-type="float" office:value="21121.6867488" calcext:value-type="float">
            <text:p>21.122 </text:p>
          </table:table-cell>
          <table:table-cell table:style-name="ce24" table:formula="of:=(IF([.$A19]*[.H$11]&lt;=[.$B$3];[.$A19]*[.H$11]*[.$B$4];IF(AND([.$A19]*[.H$11]&gt;[.$B$3];[.$A19]*[.H$11]&lt;=[.$C$3]);[.$A19]*[.H$11]*[.$C$4];IF(AND([.$A19]*[.H$11]&gt;[.$C$3];[.$A19]*[.H$11]&lt;[.$D$3]);[.$A19]*[.H$11]*[.$D$4];[.$A19]*[.H$11]*[.$E$4]))))*[.$F$4]" office:value-type="float" office:value="23468.540832" calcext:value-type="float">
            <text:p>23.469 </text:p>
          </table:table-cell>
          <table:table-cell table:style-name="ce24" table:formula="of:=(IF([.$A19]*[.I$11]&lt;=[.$B$3];[.$A19]*[.I$11]*[.$B$4];IF(AND([.$A19]*[.I$11]&gt;[.$B$3];[.$A19]*[.I$11]&lt;=[.$C$3]);[.$A19]*[.I$11]*[.$C$4];IF(AND([.$A19]*[.I$11]&gt;[.$C$3];[.$A19]*[.I$11]&lt;[.$D$3]);[.$A19]*[.I$11]*[.$D$4];[.$A19]*[.I$11]*[.$E$4]))))*[.$F$4]" office:value-type="float" office:value="25815.3949152" calcext:value-type="float">
            <text:p>25.815 </text:p>
          </table:table-cell>
          <table:table-cell table:style-name="ce24" table:formula="of:=(IF([.$A19]*[.J$11]&lt;=[.$B$3];[.$A19]*[.J$11]*[.$B$4];IF(AND([.$A19]*[.J$11]&gt;[.$B$3];[.$A19]*[.J$11]&lt;=[.$C$3]);[.$A19]*[.J$11]*[.$C$4];IF(AND([.$A19]*[.J$11]&gt;[.$C$3];[.$A19]*[.J$11]&lt;[.$D$3]);[.$A19]*[.J$11]*[.$D$4];[.$A19]*[.J$11]*[.$E$4]))))*[.$F$4]" office:value-type="float" office:value="28162.2489984" calcext:value-type="float">
            <text:p>28.162 </text:p>
          </table:table-cell>
          <table:table-cell table:style-name="ce24" table:formula="of:=(IF([.$A19]*[.K$11]&lt;=[.$B$3];[.$A19]*[.K$11]*[.$B$4];IF(AND([.$A19]*[.K$11]&gt;[.$B$3];[.$A19]*[.K$11]&lt;=[.$C$3]);[.$A19]*[.K$11]*[.$C$4];IF(AND([.$A19]*[.K$11]&gt;[.$C$3];[.$A19]*[.K$11]&lt;[.$D$3]);[.$A19]*[.K$11]*[.$D$4];[.$A19]*[.K$11]*[.$E$4]))))*[.$F$4]" office:value-type="float" office:value="30509.1030816" calcext:value-type="float">
            <text:p>30.509 </text:p>
          </table:table-cell>
          <table:table-cell table:style-name="ce24" table:formula="of:=(IF([.$A19]*[.L$11]&lt;=[.$B$3];[.$A19]*[.L$11]*[.$B$4];IF(AND([.$A19]*[.L$11]&gt;[.$B$3];[.$A19]*[.L$11]&lt;=[.$C$3]);[.$A19]*[.L$11]*[.$C$4];IF(AND([.$A19]*[.L$11]&gt;[.$C$3];[.$A19]*[.L$11]&lt;[.$D$3]);[.$A19]*[.L$11]*[.$D$4];[.$A19]*[.L$11]*[.$E$4]))))*[.$F$4]" office:value-type="float" office:value="32855.9571648" calcext:value-type="float">
            <text:p>32.856 </text:p>
          </table:table-cell>
          <table:table-cell table:style-name="ce24" table:formula="of:=(IF([.$A19]*[.M$11]&lt;=[.$B$3];[.$A19]*[.M$11]*[.$B$4];IF(AND([.$A19]*[.M$11]&gt;[.$B$3];[.$A19]*[.M$11]&lt;=[.$C$3]);[.$A19]*[.M$11]*[.$C$4];IF(AND([.$A19]*[.M$11]&gt;[.$C$3];[.$A19]*[.M$11]&lt;[.$D$3]);[.$A19]*[.M$11]*[.$D$4];[.$A19]*[.M$11]*[.$E$4]))))*[.$F$4]" office:value-type="float" office:value="35202.811248" calcext:value-type="float">
            <text:p>35.203 </text:p>
          </table:table-cell>
          <table:table-cell table:style-name="ce24" table:formula="of:=(IF([.$A19]*[.N$11]&lt;=[.$B$3];[.$A19]*[.N$11]*[.$B$4];IF(AND([.$A19]*[.N$11]&gt;[.$B$3];[.$A19]*[.N$11]&lt;=[.$C$3]);[.$A19]*[.N$11]*[.$C$4];IF(AND([.$A19]*[.N$11]&gt;[.$C$3];[.$A19]*[.N$11]&lt;[.$D$3]);[.$A19]*[.N$11]*[.$D$4];[.$A19]*[.N$11]*[.$E$4]))))*[.$F$4]" office:value-type="float" office:value="37549.6653312" calcext:value-type="float">
            <text:p>37.550 </text:p>
          </table:table-cell>
          <table:table-cell table:style-name="ce24" table:formula="of:=(IF([.$A19]*[.O$11]&lt;=[.$B$3];[.$A19]*[.O$11]*[.$B$4];IF(AND([.$A19]*[.O$11]&gt;[.$B$3];[.$A19]*[.O$11]&lt;=[.$C$3]);[.$A19]*[.O$11]*[.$C$4];IF(AND([.$A19]*[.O$11]&gt;[.$C$3];[.$A19]*[.O$11]&lt;[.$D$3]);[.$A19]*[.O$11]*[.$D$4];[.$A19]*[.O$11]*[.$E$4]))))*[.$F$4]" office:value-type="float" office:value="39896.5194144" calcext:value-type="float">
            <text:p>39.897 </text:p>
          </table:table-cell>
          <table:table-cell table:style-name="ce24" table:formula="of:=(IF([.$A19]*[.P$11]&lt;=[.$B$3];[.$A19]*[.P$11]*[.$B$4];IF(AND([.$A19]*[.P$11]&gt;[.$B$3];[.$A19]*[.P$11]&lt;=[.$C$3]);[.$A19]*[.P$11]*[.$C$4];IF(AND([.$A19]*[.P$11]&gt;[.$C$3];[.$A19]*[.P$11]&lt;[.$D$3]);[.$A19]*[.P$11]*[.$D$4];[.$A19]*[.P$11]*[.$E$4]))))*[.$F$4]" office:value-type="float" office:value="42243.3734976" calcext:value-type="float">
            <text:p>42.243 </text:p>
          </table:table-cell>
          <table:table-cell table:style-name="ce24" table:formula="of:=(IF([.$A19]*[.Q$11]&lt;=[.$B$3];[.$A19]*[.Q$11]*[.$B$4];IF(AND([.$A19]*[.Q$11]&gt;[.$B$3];[.$A19]*[.Q$11]&lt;=[.$C$3]);[.$A19]*[.Q$11]*[.$C$4];IF(AND([.$A19]*[.Q$11]&gt;[.$C$3];[.$A19]*[.Q$11]&lt;[.$D$3]);[.$A19]*[.Q$11]*[.$D$4];[.$A19]*[.Q$11]*[.$E$4]))))*[.$F$4]" office:value-type="float" office:value="44590.2275808" calcext:value-type="float">
            <text:p>44.590 </text:p>
          </table:table-cell>
          <table:table-cell table:style-name="ce24" table:formula="of:=(IF([.$A19]*[.R$11]&lt;=[.$B$3];[.$A19]*[.R$11]*[.$B$4];IF(AND([.$A19]*[.R$11]&gt;[.$B$3];[.$A19]*[.R$11]&lt;=[.$C$3]);[.$A19]*[.R$11]*[.$C$4];IF(AND([.$A19]*[.R$11]&gt;[.$C$3];[.$A19]*[.R$11]&lt;[.$D$3]);[.$A19]*[.R$11]*[.$D$4];[.$A19]*[.R$11]*[.$E$4]))))*[.$F$4]" office:value-type="float" office:value="46937.081664" calcext:value-type="float">
            <text:p>46.937 </text:p>
          </table:table-cell>
          <table:table-cell table:style-name="ce35" table:formula="of:=+[.S18]+0.5" office:value-type="float" office:value="5.5" calcext:value-type="float">
            <text:p>5,50 </text:p>
          </table:table-cell>
          <table:table-cell table:number-columns-repeated="1005"/>
        </table:table-row>
        <table:table-row table:style-name="ro2">
          <table:table-cell table:style-name="ce35" table:formula="of:=+[.A19]+0.5" office:value-type="float" office:value="6" calcext:value-type="float">
            <text:p>6,00 </text:p>
          </table:table-cell>
          <table:table-cell table:style-name="ce13" table:formula="of:=(IF([.$A20]*[.B$11]&lt;=[.$B$3];[.$A20]*[.B$11]*[.$B$4];IF(AND([.$A20]*[.B$11]&gt;[.$B$3];[.$A20]*[.B$11]&lt;=[.$C$3]);[.$A20]*[.B$11]*[.$C$4];IF(AND([.$A20]*[.B$11]&gt;[.$C$3];[.$A20]*[.B$11]&lt;[.$D$3]);[.$A20]*[.B$11]*[.$D$4];[.$A20]*[.B$11]*[.$E$4]))))*[.$F$4]" office:value-type="float" office:value="11272.0996943497" calcext:value-type="float">
            <text:p>11.272 </text:p>
          </table:table-cell>
          <table:table-cell table:style-name="ce24" table:formula="of:=(IF([.$A20]*[.C$11]&lt;=[.$B$3];[.$A20]*[.C$11]*[.$B$4];IF(AND([.$A20]*[.C$11]&gt;[.$B$3];[.$A20]*[.C$11]&lt;=[.$C$3]);[.$A20]*[.C$11]*[.$C$4];IF(AND([.$A20]*[.C$11]&gt;[.$C$3];[.$A20]*[.C$11]&lt;[.$D$3]);[.$A20]*[.C$11]*[.$D$4];[.$A20]*[.C$11]*[.$E$4]))))*[.$F$4]" office:value-type="float" office:value="13646.6097994548" calcext:value-type="float">
            <text:p>13.647 </text:p>
          </table:table-cell>
          <table:table-cell table:style-name="ce24" table:formula="of:=(IF([.$A20]*[.D$11]&lt;=[.$B$3];[.$A20]*[.D$11]*[.$B$4];IF(AND([.$A20]*[.D$11]&gt;[.$B$3];[.$A20]*[.D$11]&lt;=[.$C$3]);[.$A20]*[.D$11]*[.$C$4];IF(AND([.$A20]*[.D$11]&gt;[.$C$3];[.$A20]*[.D$11]&lt;[.$D$3]);[.$A20]*[.D$11]*[.$D$4];[.$A20]*[.D$11]*[.$E$4]))))*[.$F$4]" office:value-type="float" office:value="15860.466595008" calcext:value-type="float">
            <text:p>15.860 </text:p>
          </table:table-cell>
          <table:table-cell table:style-name="ce24" table:formula="of:=(IF([.$A20]*[.E$11]&lt;=[.$B$3];[.$A20]*[.E$11]*[.$B$4];IF(AND([.$A20]*[.E$11]&gt;[.$B$3];[.$A20]*[.E$11]&lt;=[.$C$3]);[.$A20]*[.E$11]*[.$C$4];IF(AND([.$A20]*[.E$11]&gt;[.$C$3];[.$A20]*[.E$11]&lt;[.$D$3]);[.$A20]*[.E$11]*[.$D$4];[.$A20]*[.E$11]*[.$E$4]))))*[.$F$4]" office:value-type="float" office:value="18503.877694176" calcext:value-type="float">
            <text:p>18.504 </text:p>
          </table:table-cell>
          <table:table-cell table:style-name="ce24" table:formula="of:=(IF([.$A20]*[.F$11]&lt;=[.$B$3];[.$A20]*[.F$11]*[.$B$4];IF(AND([.$A20]*[.F$11]&gt;[.$B$3];[.$A20]*[.F$11]&lt;=[.$C$3]);[.$A20]*[.F$11]*[.$C$4];IF(AND([.$A20]*[.F$11]&gt;[.$C$3];[.$A20]*[.F$11]&lt;[.$D$3]);[.$A20]*[.F$11]*[.$D$4];[.$A20]*[.F$11]*[.$E$4]))))*[.$F$4]" office:value-type="float" office:value="20481.6356352" calcext:value-type="float">
            <text:p>20.482 </text:p>
          </table:table-cell>
          <table:table-cell table:style-name="ce24" table:formula="of:=(IF([.$A20]*[.G$11]&lt;=[.$B$3];[.$A20]*[.G$11]*[.$B$4];IF(AND([.$A20]*[.G$11]&gt;[.$B$3];[.$A20]*[.G$11]&lt;=[.$C$3]);[.$A20]*[.G$11]*[.$C$4];IF(AND([.$A20]*[.G$11]&gt;[.$C$3];[.$A20]*[.G$11]&lt;[.$D$3]);[.$A20]*[.G$11]*[.$D$4];[.$A20]*[.G$11]*[.$E$4]))))*[.$F$4]" office:value-type="float" office:value="23041.8400896" calcext:value-type="float">
            <text:p>23.042 </text:p>
          </table:table-cell>
          <table:table-cell table:style-name="ce24" table:formula="of:=(IF([.$A20]*[.H$11]&lt;=[.$B$3];[.$A20]*[.H$11]*[.$B$4];IF(AND([.$A20]*[.H$11]&gt;[.$B$3];[.$A20]*[.H$11]&lt;=[.$C$3]);[.$A20]*[.H$11]*[.$C$4];IF(AND([.$A20]*[.H$11]&gt;[.$C$3];[.$A20]*[.H$11]&lt;[.$D$3]);[.$A20]*[.H$11]*[.$D$4];[.$A20]*[.H$11]*[.$E$4]))))*[.$F$4]" office:value-type="float" office:value="25602.044544" calcext:value-type="float">
            <text:p>25.602 </text:p>
          </table:table-cell>
          <table:table-cell table:style-name="ce24" table:formula="of:=(IF([.$A20]*[.I$11]&lt;=[.$B$3];[.$A20]*[.I$11]*[.$B$4];IF(AND([.$A20]*[.I$11]&gt;[.$B$3];[.$A20]*[.I$11]&lt;=[.$C$3]);[.$A20]*[.I$11]*[.$C$4];IF(AND([.$A20]*[.I$11]&gt;[.$C$3];[.$A20]*[.I$11]&lt;[.$D$3]);[.$A20]*[.I$11]*[.$D$4];[.$A20]*[.I$11]*[.$E$4]))))*[.$F$4]" office:value-type="float" office:value="28162.2489984" calcext:value-type="float">
            <text:p>28.162 </text:p>
          </table:table-cell>
          <table:table-cell table:style-name="ce24" table:formula="of:=(IF([.$A20]*[.J$11]&lt;=[.$B$3];[.$A20]*[.J$11]*[.$B$4];IF(AND([.$A20]*[.J$11]&gt;[.$B$3];[.$A20]*[.J$11]&lt;=[.$C$3]);[.$A20]*[.J$11]*[.$C$4];IF(AND([.$A20]*[.J$11]&gt;[.$C$3];[.$A20]*[.J$11]&lt;[.$D$3]);[.$A20]*[.J$11]*[.$D$4];[.$A20]*[.J$11]*[.$E$4]))))*[.$F$4]" office:value-type="float" office:value="30722.4534528" calcext:value-type="float">
            <text:p>30.722 </text:p>
          </table:table-cell>
          <table:table-cell table:style-name="ce24" table:formula="of:=(IF([.$A20]*[.K$11]&lt;=[.$B$3];[.$A20]*[.K$11]*[.$B$4];IF(AND([.$A20]*[.K$11]&gt;[.$B$3];[.$A20]*[.K$11]&lt;=[.$C$3]);[.$A20]*[.K$11]*[.$C$4];IF(AND([.$A20]*[.K$11]&gt;[.$C$3];[.$A20]*[.K$11]&lt;[.$D$3]);[.$A20]*[.K$11]*[.$D$4];[.$A20]*[.K$11]*[.$E$4]))))*[.$F$4]" office:value-type="float" office:value="33282.6579072" calcext:value-type="float">
            <text:p>33.283 </text:p>
          </table:table-cell>
          <table:table-cell table:style-name="ce24" table:formula="of:=(IF([.$A20]*[.L$11]&lt;=[.$B$3];[.$A20]*[.L$11]*[.$B$4];IF(AND([.$A20]*[.L$11]&gt;[.$B$3];[.$A20]*[.L$11]&lt;=[.$C$3]);[.$A20]*[.L$11]*[.$C$4];IF(AND([.$A20]*[.L$11]&gt;[.$C$3];[.$A20]*[.L$11]&lt;[.$D$3]);[.$A20]*[.L$11]*[.$D$4];[.$A20]*[.L$11]*[.$E$4]))))*[.$F$4]" office:value-type="float" office:value="35842.8623616" calcext:value-type="float">
            <text:p>35.843 </text:p>
          </table:table-cell>
          <table:table-cell table:style-name="ce24" table:formula="of:=(IF([.$A20]*[.M$11]&lt;=[.$B$3];[.$A20]*[.M$11]*[.$B$4];IF(AND([.$A20]*[.M$11]&gt;[.$B$3];[.$A20]*[.M$11]&lt;=[.$C$3]);[.$A20]*[.M$11]*[.$C$4];IF(AND([.$A20]*[.M$11]&gt;[.$C$3];[.$A20]*[.M$11]&lt;[.$D$3]);[.$A20]*[.M$11]*[.$D$4];[.$A20]*[.M$11]*[.$E$4]))))*[.$F$4]" office:value-type="float" office:value="38403.066816" calcext:value-type="float">
            <text:p>38.403 </text:p>
          </table:table-cell>
          <table:table-cell table:style-name="ce24" table:formula="of:=(IF([.$A20]*[.N$11]&lt;=[.$B$3];[.$A20]*[.N$11]*[.$B$4];IF(AND([.$A20]*[.N$11]&gt;[.$B$3];[.$A20]*[.N$11]&lt;=[.$C$3]);[.$A20]*[.N$11]*[.$C$4];IF(AND([.$A20]*[.N$11]&gt;[.$C$3];[.$A20]*[.N$11]&lt;[.$D$3]);[.$A20]*[.N$11]*[.$D$4];[.$A20]*[.N$11]*[.$E$4]))))*[.$F$4]" office:value-type="float" office:value="40963.2712704" calcext:value-type="float">
            <text:p>40.963 </text:p>
          </table:table-cell>
          <table:table-cell table:style-name="ce24" table:formula="of:=(IF([.$A20]*[.O$11]&lt;=[.$B$3];[.$A20]*[.O$11]*[.$B$4];IF(AND([.$A20]*[.O$11]&gt;[.$B$3];[.$A20]*[.O$11]&lt;=[.$C$3]);[.$A20]*[.O$11]*[.$C$4];IF(AND([.$A20]*[.O$11]&gt;[.$C$3];[.$A20]*[.O$11]&lt;[.$D$3]);[.$A20]*[.O$11]*[.$D$4];[.$A20]*[.O$11]*[.$E$4]))))*[.$F$4]" office:value-type="float" office:value="43523.4757248" calcext:value-type="float">
            <text:p>43.523 </text:p>
          </table:table-cell>
          <table:table-cell table:style-name="ce24" table:formula="of:=(IF([.$A20]*[.P$11]&lt;=[.$B$3];[.$A20]*[.P$11]*[.$B$4];IF(AND([.$A20]*[.P$11]&gt;[.$B$3];[.$A20]*[.P$11]&lt;=[.$C$3]);[.$A20]*[.P$11]*[.$C$4];IF(AND([.$A20]*[.P$11]&gt;[.$C$3];[.$A20]*[.P$11]&lt;[.$D$3]);[.$A20]*[.P$11]*[.$D$4];[.$A20]*[.P$11]*[.$E$4]))))*[.$F$4]" office:value-type="float" office:value="46083.6801792" calcext:value-type="float">
            <text:p>46.084 </text:p>
          </table:table-cell>
          <table:table-cell table:style-name="ce24" table:formula="of:=(IF([.$A20]*[.Q$11]&lt;=[.$B$3];[.$A20]*[.Q$11]*[.$B$4];IF(AND([.$A20]*[.Q$11]&gt;[.$B$3];[.$A20]*[.Q$11]&lt;=[.$C$3]);[.$A20]*[.Q$11]*[.$C$4];IF(AND([.$A20]*[.Q$11]&gt;[.$C$3];[.$A20]*[.Q$11]&lt;[.$D$3]);[.$A20]*[.Q$11]*[.$D$4];[.$A20]*[.Q$11]*[.$E$4]))))*[.$F$4]" office:value-type="float" office:value="48643.8846336" calcext:value-type="float">
            <text:p>48.644 </text:p>
          </table:table-cell>
          <table:table-cell table:style-name="ce24" table:formula="of:=(IF([.$A20]*[.R$11]&lt;=[.$B$3];[.$A20]*[.R$11]*[.$B$4];IF(AND([.$A20]*[.R$11]&gt;[.$B$3];[.$A20]*[.R$11]&lt;=[.$C$3]);[.$A20]*[.R$11]*[.$C$4];IF(AND([.$A20]*[.R$11]&gt;[.$C$3];[.$A20]*[.R$11]&lt;[.$D$3]);[.$A20]*[.R$11]*[.$D$4];[.$A20]*[.R$11]*[.$E$4]))))*[.$F$4]" office:value-type="float" office:value="51204.089088" calcext:value-type="float">
            <text:p>51.204 </text:p>
          </table:table-cell>
          <table:table-cell table:style-name="ce35" table:formula="of:=+[.S19]+0.5" office:value-type="float" office:value="6" calcext:value-type="float">
            <text:p>6,00 </text:p>
          </table:table-cell>
          <table:table-cell table:number-columns-repeated="1005"/>
        </table:table-row>
        <table:table-row table:style-name="ro2">
          <table:table-cell table:style-name="ce35" table:formula="of:=+[.A20]+0.5" office:value-type="float" office:value="6.5" calcext:value-type="float">
            <text:p>6,50 </text:p>
          </table:table-cell>
          <table:table-cell table:style-name="ce13" table:formula="of:=(IF([.$A21]*[.B$11]&lt;=[.$B$3];[.$A21]*[.B$11]*[.$B$4];IF(AND([.$A21]*[.B$11]&gt;[.$B$3];[.$A21]*[.B$11]&lt;=[.$C$3]);[.$A21]*[.B$11]*[.$C$4];IF(AND([.$A21]*[.B$11]&gt;[.$C$3];[.$A21]*[.B$11]&lt;[.$D$3]);[.$A21]*[.B$11]*[.$D$4];[.$A21]*[.B$11]*[.$E$4]))))*[.$F$4]" office:value-type="float" office:value="11827.0618261942" calcext:value-type="float">
            <text:p>11.827 </text:p>
          </table:table-cell>
          <table:table-cell table:style-name="ce24" table:formula="of:=(IF([.$A21]*[.C$11]&lt;=[.$B$3];[.$A21]*[.C$11]*[.$B$4];IF(AND([.$A21]*[.C$11]&gt;[.$B$3];[.$A21]*[.C$11]&lt;=[.$C$3]);[.$A21]*[.C$11]*[.$C$4];IF(AND([.$A21]*[.C$11]&gt;[.$C$3];[.$A21]*[.C$11]&lt;[.$D$3]);[.$A21]*[.C$11]*[.$D$4];[.$A21]*[.C$11]*[.$E$4]))))*[.$F$4]" office:value-type="float" office:value="14318.47678716" calcext:value-type="float">
            <text:p>14.318 </text:p>
          </table:table-cell>
          <table:table-cell table:style-name="ce24" table:formula="of:=(IF([.$A21]*[.D$11]&lt;=[.$B$3];[.$A21]*[.D$11]*[.$B$4];IF(AND([.$A21]*[.D$11]&gt;[.$B$3];[.$A21]*[.D$11]&lt;=[.$C$3]);[.$A21]*[.D$11]*[.$C$4];IF(AND([.$A21]*[.D$11]&gt;[.$C$3];[.$A21]*[.D$11]&lt;[.$D$3]);[.$A21]*[.D$11]*[.$D$4];[.$A21]*[.D$11]*[.$E$4]))))*[.$F$4]" office:value-type="float" office:value="17182.172144592" calcext:value-type="float">
            <text:p>17.182 </text:p>
          </table:table-cell>
          <table:table-cell table:style-name="ce24" table:formula="of:=(IF([.$A21]*[.E$11]&lt;=[.$B$3];[.$A21]*[.E$11]*[.$B$4];IF(AND([.$A21]*[.E$11]&gt;[.$B$3];[.$A21]*[.E$11]&lt;=[.$C$3]);[.$A21]*[.E$11]*[.$C$4];IF(AND([.$A21]*[.E$11]&gt;[.$C$3];[.$A21]*[.E$11]&lt;[.$D$3]);[.$A21]*[.E$11]*[.$D$4];[.$A21]*[.E$11]*[.$E$4]))))*[.$F$4]" office:value-type="float" office:value="19414.8837792" calcext:value-type="float">
            <text:p>19.415 </text:p>
          </table:table-cell>
          <table:table-cell table:style-name="ce24" table:formula="of:=(IF([.$A21]*[.F$11]&lt;=[.$B$3];[.$A21]*[.F$11]*[.$B$4];IF(AND([.$A21]*[.F$11]&gt;[.$B$3];[.$A21]*[.F$11]&lt;=[.$C$3]);[.$A21]*[.F$11]*[.$C$4];IF(AND([.$A21]*[.F$11]&gt;[.$C$3];[.$A21]*[.F$11]&lt;[.$D$3]);[.$A21]*[.F$11]*[.$D$4];[.$A21]*[.F$11]*[.$E$4]))))*[.$F$4]" office:value-type="float" office:value="22188.4386048" calcext:value-type="float">
            <text:p>22.188 </text:p>
          </table:table-cell>
          <table:table-cell table:style-name="ce24" table:formula="of:=(IF([.$A21]*[.G$11]&lt;=[.$B$3];[.$A21]*[.G$11]*[.$B$4];IF(AND([.$A21]*[.G$11]&gt;[.$B$3];[.$A21]*[.G$11]&lt;=[.$C$3]);[.$A21]*[.G$11]*[.$C$4];IF(AND([.$A21]*[.G$11]&gt;[.$C$3];[.$A21]*[.G$11]&lt;[.$D$3]);[.$A21]*[.G$11]*[.$D$4];[.$A21]*[.G$11]*[.$E$4]))))*[.$F$4]" office:value-type="float" office:value="24961.9934304" calcext:value-type="float">
            <text:p>24.962 </text:p>
          </table:table-cell>
          <table:table-cell table:style-name="ce24" table:formula="of:=(IF([.$A21]*[.H$11]&lt;=[.$B$3];[.$A21]*[.H$11]*[.$B$4];IF(AND([.$A21]*[.H$11]&gt;[.$B$3];[.$A21]*[.H$11]&lt;=[.$C$3]);[.$A21]*[.H$11]*[.$C$4];IF(AND([.$A21]*[.H$11]&gt;[.$C$3];[.$A21]*[.H$11]&lt;[.$D$3]);[.$A21]*[.H$11]*[.$D$4];[.$A21]*[.H$11]*[.$E$4]))))*[.$F$4]" office:value-type="float" office:value="27735.548256" calcext:value-type="float">
            <text:p>27.736 </text:p>
          </table:table-cell>
          <table:table-cell table:style-name="ce24" table:formula="of:=(IF([.$A21]*[.I$11]&lt;=[.$B$3];[.$A21]*[.I$11]*[.$B$4];IF(AND([.$A21]*[.I$11]&gt;[.$B$3];[.$A21]*[.I$11]&lt;=[.$C$3]);[.$A21]*[.I$11]*[.$C$4];IF(AND([.$A21]*[.I$11]&gt;[.$C$3];[.$A21]*[.I$11]&lt;[.$D$3]);[.$A21]*[.I$11]*[.$D$4];[.$A21]*[.I$11]*[.$E$4]))))*[.$F$4]" office:value-type="float" office:value="30509.1030816" calcext:value-type="float">
            <text:p>30.509 </text:p>
          </table:table-cell>
          <table:table-cell table:style-name="ce24" table:formula="of:=(IF([.$A21]*[.J$11]&lt;=[.$B$3];[.$A21]*[.J$11]*[.$B$4];IF(AND([.$A21]*[.J$11]&gt;[.$B$3];[.$A21]*[.J$11]&lt;=[.$C$3]);[.$A21]*[.J$11]*[.$C$4];IF(AND([.$A21]*[.J$11]&gt;[.$C$3];[.$A21]*[.J$11]&lt;[.$D$3]);[.$A21]*[.J$11]*[.$D$4];[.$A21]*[.J$11]*[.$E$4]))))*[.$F$4]" office:value-type="float" office:value="33282.6579072" calcext:value-type="float">
            <text:p>33.283 </text:p>
          </table:table-cell>
          <table:table-cell table:style-name="ce24" table:formula="of:=(IF([.$A21]*[.K$11]&lt;=[.$B$3];[.$A21]*[.K$11]*[.$B$4];IF(AND([.$A21]*[.K$11]&gt;[.$B$3];[.$A21]*[.K$11]&lt;=[.$C$3]);[.$A21]*[.K$11]*[.$C$4];IF(AND([.$A21]*[.K$11]&gt;[.$C$3];[.$A21]*[.K$11]&lt;[.$D$3]);[.$A21]*[.K$11]*[.$D$4];[.$A21]*[.K$11]*[.$E$4]))))*[.$F$4]" office:value-type="float" office:value="36056.2127328" calcext:value-type="float">
            <text:p>36.056 </text:p>
          </table:table-cell>
          <table:table-cell table:style-name="ce24" table:formula="of:=(IF([.$A21]*[.L$11]&lt;=[.$B$3];[.$A21]*[.L$11]*[.$B$4];IF(AND([.$A21]*[.L$11]&gt;[.$B$3];[.$A21]*[.L$11]&lt;=[.$C$3]);[.$A21]*[.L$11]*[.$C$4];IF(AND([.$A21]*[.L$11]&gt;[.$C$3];[.$A21]*[.L$11]&lt;[.$D$3]);[.$A21]*[.L$11]*[.$D$4];[.$A21]*[.L$11]*[.$E$4]))))*[.$F$4]" office:value-type="float" office:value="38829.7675584" calcext:value-type="float">
            <text:p>38.830 </text:p>
          </table:table-cell>
          <table:table-cell table:style-name="ce24" table:formula="of:=(IF([.$A21]*[.M$11]&lt;=[.$B$3];[.$A21]*[.M$11]*[.$B$4];IF(AND([.$A21]*[.M$11]&gt;[.$B$3];[.$A21]*[.M$11]&lt;=[.$C$3]);[.$A21]*[.M$11]*[.$C$4];IF(AND([.$A21]*[.M$11]&gt;[.$C$3];[.$A21]*[.M$11]&lt;[.$D$3]);[.$A21]*[.M$11]*[.$D$4];[.$A21]*[.M$11]*[.$E$4]))))*[.$F$4]" office:value-type="float" office:value="41603.322384" calcext:value-type="float">
            <text:p>41.603 </text:p>
          </table:table-cell>
          <table:table-cell table:style-name="ce24" table:formula="of:=(IF([.$A21]*[.N$11]&lt;=[.$B$3];[.$A21]*[.N$11]*[.$B$4];IF(AND([.$A21]*[.N$11]&gt;[.$B$3];[.$A21]*[.N$11]&lt;=[.$C$3]);[.$A21]*[.N$11]*[.$C$4];IF(AND([.$A21]*[.N$11]&gt;[.$C$3];[.$A21]*[.N$11]&lt;[.$D$3]);[.$A21]*[.N$11]*[.$D$4];[.$A21]*[.N$11]*[.$E$4]))))*[.$F$4]" office:value-type="float" office:value="44376.8772096" calcext:value-type="float">
            <text:p>44.377 </text:p>
          </table:table-cell>
          <table:table-cell table:style-name="ce24" table:formula="of:=(IF([.$A21]*[.O$11]&lt;=[.$B$3];[.$A21]*[.O$11]*[.$B$4];IF(AND([.$A21]*[.O$11]&gt;[.$B$3];[.$A21]*[.O$11]&lt;=[.$C$3]);[.$A21]*[.O$11]*[.$C$4];IF(AND([.$A21]*[.O$11]&gt;[.$C$3];[.$A21]*[.O$11]&lt;[.$D$3]);[.$A21]*[.O$11]*[.$D$4];[.$A21]*[.O$11]*[.$E$4]))))*[.$F$4]" office:value-type="float" office:value="47150.4320352" calcext:value-type="float">
            <text:p>47.150 </text:p>
          </table:table-cell>
          <table:table-cell table:style-name="ce24" table:formula="of:=(IF([.$A21]*[.P$11]&lt;=[.$B$3];[.$A21]*[.P$11]*[.$B$4];IF(AND([.$A21]*[.P$11]&gt;[.$B$3];[.$A21]*[.P$11]&lt;=[.$C$3]);[.$A21]*[.P$11]*[.$C$4];IF(AND([.$A21]*[.P$11]&gt;[.$C$3];[.$A21]*[.P$11]&lt;[.$D$3]);[.$A21]*[.P$11]*[.$D$4];[.$A21]*[.P$11]*[.$E$4]))))*[.$F$4]" office:value-type="float" office:value="49923.9868608" calcext:value-type="float">
            <text:p>49.924 </text:p>
          </table:table-cell>
          <table:table-cell table:style-name="ce24" table:formula="of:=(IF([.$A21]*[.Q$11]&lt;=[.$B$3];[.$A21]*[.Q$11]*[.$B$4];IF(AND([.$A21]*[.Q$11]&gt;[.$B$3];[.$A21]*[.Q$11]&lt;=[.$C$3]);[.$A21]*[.Q$11]*[.$C$4];IF(AND([.$A21]*[.Q$11]&gt;[.$C$3];[.$A21]*[.Q$11]&lt;[.$D$3]);[.$A21]*[.Q$11]*[.$D$4];[.$A21]*[.Q$11]*[.$E$4]))))*[.$F$4]" office:value-type="float" office:value="52697.5416864" calcext:value-type="float">
            <text:p>52.698 </text:p>
          </table:table-cell>
          <table:table-cell table:style-name="ce24" table:formula="of:=(IF([.$A21]*[.R$11]&lt;=[.$B$3];[.$A21]*[.R$11]*[.$B$4];IF(AND([.$A21]*[.R$11]&gt;[.$B$3];[.$A21]*[.R$11]&lt;=[.$C$3]);[.$A21]*[.R$11]*[.$C$4];IF(AND([.$A21]*[.R$11]&gt;[.$C$3];[.$A21]*[.R$11]&lt;[.$D$3]);[.$A21]*[.R$11]*[.$D$4];[.$A21]*[.R$11]*[.$E$4]))))*[.$F$4]" office:value-type="float" office:value="55471.096512" calcext:value-type="float">
            <text:p>55.471 </text:p>
          </table:table-cell>
          <table:table-cell table:style-name="ce35" table:formula="of:=+[.S20]+0.5" office:value-type="float" office:value="6.5" calcext:value-type="float">
            <text:p>6,50 </text:p>
          </table:table-cell>
          <table:table-cell table:number-columns-repeated="1005"/>
        </table:table-row>
        <table:table-row table:style-name="ro2">
          <table:table-cell table:style-name="ce39" table:number-columns-spanned="18" table:number-rows-spanned="1"/>
          <table:covered-table-cell table:number-columns-repeated="17" table:style-name="ce39"/>
          <table:table-cell table:style-name="ce10"/>
          <table:table-cell table:number-columns-repeated="229"/>
          <table:table-cell table:style-name="ce10" table:number-columns-repeated="766"/>
          <table:table-cell table:number-columns-repeated="10"/>
        </table:table-row>
        <table:table-row table:style-name="ro2">
          <table:table-cell table:style-name="ce5"/>
          <table:table-cell table:style-name="ce5" office:value-type="float" office:value="10.5" calcext:value-type="float">
            <text:p>10,50 </text:p>
          </table:table-cell>
          <table:table-cell table:style-name="ce5" table:formula="of:=+[.B23]+0.5" office:value-type="float" office:value="11" calcext:value-type="float">
            <text:p>11,00 </text:p>
          </table:table-cell>
          <table:table-cell table:style-name="ce5" table:formula="of:=+[.C23]+0.5" office:value-type="float" office:value="11.5" calcext:value-type="float">
            <text:p>11,50 </text:p>
          </table:table-cell>
          <table:table-cell table:style-name="ce5" table:formula="of:=+[.D23]+0.5" office:value-type="float" office:value="12" calcext:value-type="float">
            <text:p>12,00 </text:p>
          </table:table-cell>
          <table:table-cell table:style-name="ce5" table:formula="of:=+[.E23]+0.5" office:value-type="float" office:value="12.5" calcext:value-type="float">
            <text:p>12,50 </text:p>
          </table:table-cell>
          <table:table-cell table:style-name="ce5" table:formula="of:=+[.F23]+0.5" office:value-type="float" office:value="13" calcext:value-type="float">
            <text:p>13,00 </text:p>
          </table:table-cell>
          <table:table-cell table:style-name="ce5" table:formula="of:=+[.G23]+0.5" office:value-type="float" office:value="13.5" calcext:value-type="float">
            <text:p>13,50 </text:p>
          </table:table-cell>
          <table:table-cell table:style-name="ce5" table:formula="of:=+[.H23]+0.5" office:value-type="float" office:value="14" calcext:value-type="float">
            <text:p>14,00 </text:p>
          </table:table-cell>
          <table:table-cell table:style-name="ce5" table:formula="of:=+[.I23]+0.5" office:value-type="float" office:value="14.5" calcext:value-type="float">
            <text:p>14,50 </text:p>
          </table:table-cell>
          <table:table-cell table:style-name="ce5" table:formula="of:=+[.J23]+0.5" office:value-type="float" office:value="15" calcext:value-type="float">
            <text:p>15,00 </text:p>
          </table:table-cell>
          <table:table-cell table:style-name="ce5" table:formula="of:=+[.K23]+0.5" office:value-type="float" office:value="15.5" calcext:value-type="float">
            <text:p>15,50 </text:p>
          </table:table-cell>
          <table:table-cell table:style-name="ce5" table:formula="of:=+[.L23]+0.5" office:value-type="float" office:value="16" calcext:value-type="float">
            <text:p>16,00 </text:p>
          </table:table-cell>
          <table:table-cell table:style-name="ce5" table:formula="of:=+[.M23]+0.5" office:value-type="float" office:value="16.5" calcext:value-type="float">
            <text:p>16,50 </text:p>
          </table:table-cell>
          <table:table-cell table:style-name="ce5" table:formula="of:=+[.N23]+0.5" office:value-type="float" office:value="17" calcext:value-type="float">
            <text:p>17,00 </text:p>
          </table:table-cell>
          <table:table-cell table:style-name="ce5" table:formula="of:=+[.O23]+0.5" office:value-type="float" office:value="17.5" calcext:value-type="float">
            <text:p>17,50 </text:p>
          </table:table-cell>
          <table:table-cell table:style-name="ce5" table:formula="of:=+[.P23]+0.5" office:value-type="float" office:value="18" calcext:value-type="float">
            <text:p>18,00 </text:p>
          </table:table-cell>
          <table:table-cell table:style-name="ce5" table:formula="of:=+[.Q23]+0.5" office:value-type="float" office:value="18.5" calcext:value-type="float">
            <text:p>18,50 </text:p>
          </table:table-cell>
          <table:table-cell table:style-name="ce5"/>
          <table:table-cell table:style-name="ce1" table:number-columns-repeated="995"/>
          <table:table-cell table:number-columns-repeated="10"/>
        </table:table-row>
        <table:table-row table:style-name="ro2">
          <table:table-cell table:style-name="ce5" office:value-type="float" office:value="2" calcext:value-type="float">
            <text:p>2,00 </text:p>
          </table:table-cell>
          <table:table-cell table:style-name="ce12" table:formula="of:=(IF([.$A24]*[.B$23]&lt;=[.$B$3];[.$A24]*[.B$23]*[.$B$4];IF(AND([.$A24]*[.B$23]&gt;[.$B$3];[.$A24]*[.B$23]&lt;=[.$C$3]);[.$A24]*[.B$23]*[.$C$4];IF(AND([.$A24]*[.B$23]&gt;[.$C$3];[.$A24]*[.B$23]&lt;[.$D$3]);[.$A24]*[.B$23]*[.$D$4];[.$A24]*[.B$23]*[.$E$4]))))*[.$F$4]" office:value-type="float" office:value="18503.877694176" calcext:value-type="float">
            <text:p>18.504 </text:p>
          </table:table-cell>
          <table:table-cell table:style-name="ce12" table:formula="of:=(IF([.$A24]*[.C$23]&lt;=[.$B$3];[.$A24]*[.C$23]*[.$B$4];IF(AND([.$A24]*[.C$23]&gt;[.$B$3];[.$A24]*[.C$23]&lt;=[.$C$3]);[.$A24]*[.C$23]*[.$C$4];IF(AND([.$A24]*[.C$23]&gt;[.$C$3];[.$A24]*[.C$23]&lt;[.$D$3]);[.$A24]*[.C$23]*[.$D$4];[.$A24]*[.C$23]*[.$E$4]))))*[.$F$4]" office:value-type="float" office:value="18774.8326656" calcext:value-type="float">
            <text:p>18.775 </text:p>
          </table:table-cell>
          <table:table-cell table:style-name="ce12" table:formula="of:=(IF([.$A24]*[.D$23]&lt;=[.$B$3];[.$A24]*[.D$23]*[.$B$4];IF(AND([.$A24]*[.D$23]&gt;[.$B$3];[.$A24]*[.D$23]&lt;=[.$C$3]);[.$A24]*[.D$23]*[.$C$4];IF(AND([.$A24]*[.D$23]&gt;[.$C$3];[.$A24]*[.D$23]&lt;[.$D$3]);[.$A24]*[.D$23]*[.$D$4];[.$A24]*[.D$23]*[.$E$4]))))*[.$F$4]" office:value-type="float" office:value="19628.2341504" calcext:value-type="float">
            <text:p>19.628 </text:p>
          </table:table-cell>
          <table:table-cell table:style-name="ce12" table:formula="of:=(IF([.$A24]*[.E$23]&lt;=[.$B$3];[.$A24]*[.E$23]*[.$B$4];IF(AND([.$A24]*[.E$23]&gt;[.$B$3];[.$A24]*[.E$23]&lt;=[.$C$3]);[.$A24]*[.E$23]*[.$C$4];IF(AND([.$A24]*[.E$23]&gt;[.$C$3];[.$A24]*[.E$23]&lt;[.$D$3]);[.$A24]*[.E$23]*[.$D$4];[.$A24]*[.E$23]*[.$E$4]))))*[.$F$4]" office:value-type="float" office:value="20481.6356352" calcext:value-type="float">
            <text:p>20.482 </text:p>
          </table:table-cell>
          <table:table-cell table:style-name="ce12" table:formula="of:=(IF([.$A24]*[.F$23]&lt;=[.$B$3];[.$A24]*[.F$23]*[.$B$4];IF(AND([.$A24]*[.F$23]&gt;[.$B$3];[.$A24]*[.F$23]&lt;=[.$C$3]);[.$A24]*[.F$23]*[.$C$4];IF(AND([.$A24]*[.F$23]&gt;[.$C$3];[.$A24]*[.F$23]&lt;[.$D$3]);[.$A24]*[.F$23]*[.$D$4];[.$A24]*[.F$23]*[.$E$4]))))*[.$F$4]" office:value-type="float" office:value="21335.03712" calcext:value-type="float">
            <text:p>21.335 </text:p>
          </table:table-cell>
          <table:table-cell table:style-name="ce12" table:formula="of:=(IF([.$A24]*[.G$23]&lt;=[.$B$3];[.$A24]*[.G$23]*[.$B$4];IF(AND([.$A24]*[.G$23]&gt;[.$B$3];[.$A24]*[.G$23]&lt;=[.$C$3]);[.$A24]*[.G$23]*[.$C$4];IF(AND([.$A24]*[.G$23]&gt;[.$C$3];[.$A24]*[.G$23]&lt;[.$D$3]);[.$A24]*[.G$23]*[.$D$4];[.$A24]*[.G$23]*[.$E$4]))))*[.$F$4]" office:value-type="float" office:value="22188.4386048" calcext:value-type="float">
            <text:p>22.188 </text:p>
          </table:table-cell>
          <table:table-cell table:style-name="ce12" table:formula="of:=(IF([.$A24]*[.H$23]&lt;=[.$B$3];[.$A24]*[.H$23]*[.$B$4];IF(AND([.$A24]*[.H$23]&gt;[.$B$3];[.$A24]*[.H$23]&lt;=[.$C$3]);[.$A24]*[.H$23]*[.$C$4];IF(AND([.$A24]*[.H$23]&gt;[.$C$3];[.$A24]*[.H$23]&lt;[.$D$3]);[.$A24]*[.H$23]*[.$D$4];[.$A24]*[.H$23]*[.$E$4]))))*[.$F$4]" office:value-type="float" office:value="23041.8400896" calcext:value-type="float">
            <text:p>23.042 </text:p>
          </table:table-cell>
          <table:table-cell table:style-name="ce12" table:formula="of:=(IF([.$A24]*[.I$23]&lt;=[.$B$3];[.$A24]*[.I$23]*[.$B$4];IF(AND([.$A24]*[.I$23]&gt;[.$B$3];[.$A24]*[.I$23]&lt;=[.$C$3]);[.$A24]*[.I$23]*[.$C$4];IF(AND([.$A24]*[.I$23]&gt;[.$C$3];[.$A24]*[.I$23]&lt;[.$D$3]);[.$A24]*[.I$23]*[.$D$4];[.$A24]*[.I$23]*[.$E$4]))))*[.$F$4]" office:value-type="float" office:value="23895.2415744" calcext:value-type="float">
            <text:p>23.895 </text:p>
          </table:table-cell>
          <table:table-cell table:style-name="ce12" table:formula="of:=(IF([.$A24]*[.J$23]&lt;=[.$B$3];[.$A24]*[.J$23]*[.$B$4];IF(AND([.$A24]*[.J$23]&gt;[.$B$3];[.$A24]*[.J$23]&lt;=[.$C$3]);[.$A24]*[.J$23]*[.$C$4];IF(AND([.$A24]*[.J$23]&gt;[.$C$3];[.$A24]*[.J$23]&lt;[.$D$3]);[.$A24]*[.J$23]*[.$D$4];[.$A24]*[.J$23]*[.$E$4]))))*[.$F$4]" office:value-type="float" office:value="24748.6430592" calcext:value-type="float">
            <text:p>24.749 </text:p>
          </table:table-cell>
          <table:table-cell table:style-name="ce12" table:formula="of:=(IF([.$A24]*[.K$23]&lt;=[.$B$3];[.$A24]*[.K$23]*[.$B$4];IF(AND([.$A24]*[.K$23]&gt;[.$B$3];[.$A24]*[.K$23]&lt;=[.$C$3]);[.$A24]*[.K$23]*[.$C$4];IF(AND([.$A24]*[.K$23]&gt;[.$C$3];[.$A24]*[.K$23]&lt;[.$D$3]);[.$A24]*[.K$23]*[.$D$4];[.$A24]*[.K$23]*[.$E$4]))))*[.$F$4]" office:value-type="float" office:value="25602.044544" calcext:value-type="float">
            <text:p>25.602 </text:p>
          </table:table-cell>
          <table:table-cell table:style-name="ce12" table:formula="of:=(IF([.$A24]*[.L$23]&lt;=[.$B$3];[.$A24]*[.L$23]*[.$B$4];IF(AND([.$A24]*[.L$23]&gt;[.$B$3];[.$A24]*[.L$23]&lt;=[.$C$3]);[.$A24]*[.L$23]*[.$C$4];IF(AND([.$A24]*[.L$23]&gt;[.$C$3];[.$A24]*[.L$23]&lt;[.$D$3]);[.$A24]*[.L$23]*[.$D$4];[.$A24]*[.L$23]*[.$E$4]))))*[.$F$4]" office:value-type="float" office:value="26455.4460288" calcext:value-type="float">
            <text:p>26.455 </text:p>
          </table:table-cell>
          <table:table-cell table:style-name="ce12" table:formula="of:=(IF([.$A24]*[.M$23]&lt;=[.$B$3];[.$A24]*[.M$23]*[.$B$4];IF(AND([.$A24]*[.M$23]&gt;[.$B$3];[.$A24]*[.M$23]&lt;=[.$C$3]);[.$A24]*[.M$23]*[.$C$4];IF(AND([.$A24]*[.M$23]&gt;[.$C$3];[.$A24]*[.M$23]&lt;[.$D$3]);[.$A24]*[.M$23]*[.$D$4];[.$A24]*[.M$23]*[.$E$4]))))*[.$F$4]" office:value-type="float" office:value="27308.8475136" calcext:value-type="float">
            <text:p>27.309 </text:p>
          </table:table-cell>
          <table:table-cell table:style-name="ce12" table:formula="of:=(IF([.$A24]*[.N$23]&lt;=[.$B$3];[.$A24]*[.N$23]*[.$B$4];IF(AND([.$A24]*[.N$23]&gt;[.$B$3];[.$A24]*[.N$23]&lt;=[.$C$3]);[.$A24]*[.N$23]*[.$C$4];IF(AND([.$A24]*[.N$23]&gt;[.$C$3];[.$A24]*[.N$23]&lt;[.$D$3]);[.$A24]*[.N$23]*[.$D$4];[.$A24]*[.N$23]*[.$E$4]))))*[.$F$4]" office:value-type="float" office:value="28162.2489984" calcext:value-type="float">
            <text:p>28.162 </text:p>
          </table:table-cell>
          <table:table-cell table:style-name="ce12" table:formula="of:=(IF([.$A24]*[.O$23]&lt;=[.$B$3];[.$A24]*[.O$23]*[.$B$4];IF(AND([.$A24]*[.O$23]&gt;[.$B$3];[.$A24]*[.O$23]&lt;=[.$C$3]);[.$A24]*[.O$23]*[.$C$4];IF(AND([.$A24]*[.O$23]&gt;[.$C$3];[.$A24]*[.O$23]&lt;[.$D$3]);[.$A24]*[.O$23]*[.$D$4];[.$A24]*[.O$23]*[.$E$4]))))*[.$F$4]" office:value-type="float" office:value="29015.6504832" calcext:value-type="float">
            <text:p>29.016 </text:p>
          </table:table-cell>
          <table:table-cell table:style-name="ce12" table:formula="of:=(IF([.$A24]*[.P$23]&lt;=[.$B$3];[.$A24]*[.P$23]*[.$B$4];IF(AND([.$A24]*[.P$23]&gt;[.$B$3];[.$A24]*[.P$23]&lt;=[.$C$3]);[.$A24]*[.P$23]*[.$C$4];IF(AND([.$A24]*[.P$23]&gt;[.$C$3];[.$A24]*[.P$23]&lt;[.$D$3]);[.$A24]*[.P$23]*[.$D$4];[.$A24]*[.P$23]*[.$E$4]))))*[.$F$4]" office:value-type="float" office:value="29869.051968" calcext:value-type="float">
            <text:p>29.869 </text:p>
          </table:table-cell>
          <table:table-cell table:style-name="ce12" table:formula="of:=(IF([.$A24]*[.Q$23]&lt;=[.$B$3];[.$A24]*[.Q$23]*[.$B$4];IF(AND([.$A24]*[.Q$23]&gt;[.$B$3];[.$A24]*[.Q$23]&lt;=[.$C$3]);[.$A24]*[.Q$23]*[.$C$4];IF(AND([.$A24]*[.Q$23]&gt;[.$C$3];[.$A24]*[.Q$23]&lt;[.$D$3]);[.$A24]*[.Q$23]*[.$D$4];[.$A24]*[.Q$23]*[.$E$4]))))*[.$F$4]" office:value-type="float" office:value="30722.4534528" calcext:value-type="float">
            <text:p>30.722 </text:p>
          </table:table-cell>
          <table:table-cell table:style-name="ce12" table:formula="of:=(IF([.$A24]*[.R$23]&lt;=[.$B$3];[.$A24]*[.R$23]*[.$B$4];IF(AND([.$A24]*[.R$23]&gt;[.$B$3];[.$A24]*[.R$23]&lt;=[.$C$3]);[.$A24]*[.R$23]*[.$C$4];IF(AND([.$A24]*[.R$23]&gt;[.$C$3];[.$A24]*[.R$23]&lt;[.$D$3]);[.$A24]*[.R$23]*[.$D$4];[.$A24]*[.R$23]*[.$E$4]))))*[.$F$4]" office:value-type="float" office:value="31575.8549376" calcext:value-type="float">
            <text:p>31.576 </text:p>
          </table:table-cell>
          <table:table-cell table:style-name="ce5" office:value-type="float" office:value="2" calcext:value-type="float">
            <text:p>2,00 </text:p>
          </table:table-cell>
          <table:table-cell table:number-columns-repeated="1005"/>
        </table:table-row>
        <table:table-row table:style-name="ro2">
          <table:table-cell table:style-name="ce5" table:formula="of:=+[.A24]+0.5" office:value-type="float" office:value="2.5" calcext:value-type="float">
            <text:p>2,50 </text:p>
          </table:table-cell>
          <table:table-cell table:style-name="ce18" table:formula="of:=(IF([.$A25]*[.B$23]&lt;=[.$B$3];[.$A25]*[.B$23]*[.$B$4];IF(AND([.$A25]*[.B$23]&gt;[.$B$3];[.$A25]*[.B$23]&lt;=[.$C$3]);[.$A25]*[.B$23]*[.$C$4];IF(AND([.$A25]*[.B$23]&gt;[.$C$3];[.$A25]*[.B$23]&lt;[.$D$3]);[.$A25]*[.B$23]*[.$D$4];[.$A25]*[.B$23]*[.$E$4]))))*[.$F$4]" office:value-type="float" office:value="22401.788976" calcext:value-type="float">
            <text:p>22.402 </text:p>
          </table:table-cell>
          <table:table-cell table:style-name="ce18" table:formula="of:=(IF([.$A25]*[.C$23]&lt;=[.$B$3];[.$A25]*[.C$23]*[.$B$4];IF(AND([.$A25]*[.C$23]&gt;[.$B$3];[.$A25]*[.C$23]&lt;=[.$C$3]);[.$A25]*[.C$23]*[.$C$4];IF(AND([.$A25]*[.C$23]&gt;[.$C$3];[.$A25]*[.C$23]&lt;[.$D$3]);[.$A25]*[.C$23]*[.$D$4];[.$A25]*[.C$23]*[.$E$4]))))*[.$F$4]" office:value-type="float" office:value="23468.540832" calcext:value-type="float">
            <text:p>23.469 </text:p>
          </table:table-cell>
          <table:table-cell table:style-name="ce18" table:formula="of:=(IF([.$A25]*[.D$23]&lt;=[.$B$3];[.$A25]*[.D$23]*[.$B$4];IF(AND([.$A25]*[.D$23]&gt;[.$B$3];[.$A25]*[.D$23]&lt;=[.$C$3]);[.$A25]*[.D$23]*[.$C$4];IF(AND([.$A25]*[.D$23]&gt;[.$C$3];[.$A25]*[.D$23]&lt;[.$D$3]);[.$A25]*[.D$23]*[.$D$4];[.$A25]*[.D$23]*[.$E$4]))))*[.$F$4]" office:value-type="float" office:value="24535.292688" calcext:value-type="float">
            <text:p>24.535 </text:p>
          </table:table-cell>
          <table:table-cell table:style-name="ce18" table:formula="of:=(IF([.$A25]*[.E$23]&lt;=[.$B$3];[.$A25]*[.E$23]*[.$B$4];IF(AND([.$A25]*[.E$23]&gt;[.$B$3];[.$A25]*[.E$23]&lt;=[.$C$3]);[.$A25]*[.E$23]*[.$C$4];IF(AND([.$A25]*[.E$23]&gt;[.$C$3];[.$A25]*[.E$23]&lt;[.$D$3]);[.$A25]*[.E$23]*[.$D$4];[.$A25]*[.E$23]*[.$E$4]))))*[.$F$4]" office:value-type="float" office:value="25602.044544" calcext:value-type="float">
            <text:p>25.602 </text:p>
          </table:table-cell>
          <table:table-cell table:style-name="ce18" table:formula="of:=(IF([.$A25]*[.F$23]&lt;=[.$B$3];[.$A25]*[.F$23]*[.$B$4];IF(AND([.$A25]*[.F$23]&gt;[.$B$3];[.$A25]*[.F$23]&lt;=[.$C$3]);[.$A25]*[.F$23]*[.$C$4];IF(AND([.$A25]*[.F$23]&gt;[.$C$3];[.$A25]*[.F$23]&lt;[.$D$3]);[.$A25]*[.F$23]*[.$D$4];[.$A25]*[.F$23]*[.$E$4]))))*[.$F$4]" office:value-type="float" office:value="26668.7964" calcext:value-type="float">
            <text:p>26.669 </text:p>
          </table:table-cell>
          <table:table-cell table:style-name="ce18" table:formula="of:=(IF([.$A25]*[.G$23]&lt;=[.$B$3];[.$A25]*[.G$23]*[.$B$4];IF(AND([.$A25]*[.G$23]&gt;[.$B$3];[.$A25]*[.G$23]&lt;=[.$C$3]);[.$A25]*[.G$23]*[.$C$4];IF(AND([.$A25]*[.G$23]&gt;[.$C$3];[.$A25]*[.G$23]&lt;[.$D$3]);[.$A25]*[.G$23]*[.$D$4];[.$A25]*[.G$23]*[.$E$4]))))*[.$F$4]" office:value-type="float" office:value="27735.548256" calcext:value-type="float">
            <text:p>27.736 </text:p>
          </table:table-cell>
          <table:table-cell table:style-name="ce18" table:formula="of:=(IF([.$A25]*[.H$23]&lt;=[.$B$3];[.$A25]*[.H$23]*[.$B$4];IF(AND([.$A25]*[.H$23]&gt;[.$B$3];[.$A25]*[.H$23]&lt;=[.$C$3]);[.$A25]*[.H$23]*[.$C$4];IF(AND([.$A25]*[.H$23]&gt;[.$C$3];[.$A25]*[.H$23]&lt;[.$D$3]);[.$A25]*[.H$23]*[.$D$4];[.$A25]*[.H$23]*[.$E$4]))))*[.$F$4]" office:value-type="float" office:value="28802.300112" calcext:value-type="float">
            <text:p>28.802 </text:p>
          </table:table-cell>
          <table:table-cell table:style-name="ce18" table:formula="of:=(IF([.$A25]*[.I$23]&lt;=[.$B$3];[.$A25]*[.I$23]*[.$B$4];IF(AND([.$A25]*[.I$23]&gt;[.$B$3];[.$A25]*[.I$23]&lt;=[.$C$3]);[.$A25]*[.I$23]*[.$C$4];IF(AND([.$A25]*[.I$23]&gt;[.$C$3];[.$A25]*[.I$23]&lt;[.$D$3]);[.$A25]*[.I$23]*[.$D$4];[.$A25]*[.I$23]*[.$E$4]))))*[.$F$4]" office:value-type="float" office:value="29869.051968" calcext:value-type="float">
            <text:p>29.869 </text:p>
          </table:table-cell>
          <table:table-cell table:style-name="ce18" table:formula="of:=(IF([.$A25]*[.J$23]&lt;=[.$B$3];[.$A25]*[.J$23]*[.$B$4];IF(AND([.$A25]*[.J$23]&gt;[.$B$3];[.$A25]*[.J$23]&lt;=[.$C$3]);[.$A25]*[.J$23]*[.$C$4];IF(AND([.$A25]*[.J$23]&gt;[.$C$3];[.$A25]*[.J$23]&lt;[.$D$3]);[.$A25]*[.J$23]*[.$D$4];[.$A25]*[.J$23]*[.$E$4]))))*[.$F$4]" office:value-type="float" office:value="30935.803824" calcext:value-type="float">
            <text:p>30.936 </text:p>
          </table:table-cell>
          <table:table-cell table:style-name="ce18" table:formula="of:=(IF([.$A25]*[.K$23]&lt;=[.$B$3];[.$A25]*[.K$23]*[.$B$4];IF(AND([.$A25]*[.K$23]&gt;[.$B$3];[.$A25]*[.K$23]&lt;=[.$C$3]);[.$A25]*[.K$23]*[.$C$4];IF(AND([.$A25]*[.K$23]&gt;[.$C$3];[.$A25]*[.K$23]&lt;[.$D$3]);[.$A25]*[.K$23]*[.$D$4];[.$A25]*[.K$23]*[.$E$4]))))*[.$F$4]" office:value-type="float" office:value="32002.55568" calcext:value-type="float">
            <text:p>32.003 </text:p>
          </table:table-cell>
          <table:table-cell table:style-name="ce18" table:formula="of:=(IF([.$A25]*[.L$23]&lt;=[.$B$3];[.$A25]*[.L$23]*[.$B$4];IF(AND([.$A25]*[.L$23]&gt;[.$B$3];[.$A25]*[.L$23]&lt;=[.$C$3]);[.$A25]*[.L$23]*[.$C$4];IF(AND([.$A25]*[.L$23]&gt;[.$C$3];[.$A25]*[.L$23]&lt;[.$D$3]);[.$A25]*[.L$23]*[.$D$4];[.$A25]*[.L$23]*[.$E$4]))))*[.$F$4]" office:value-type="float" office:value="33069.307536" calcext:value-type="float">
            <text:p>33.069 </text:p>
          </table:table-cell>
          <table:table-cell table:style-name="ce18" table:formula="of:=(IF([.$A25]*[.M$23]&lt;=[.$B$3];[.$A25]*[.M$23]*[.$B$4];IF(AND([.$A25]*[.M$23]&gt;[.$B$3];[.$A25]*[.M$23]&lt;=[.$C$3]);[.$A25]*[.M$23]*[.$C$4];IF(AND([.$A25]*[.M$23]&gt;[.$C$3];[.$A25]*[.M$23]&lt;[.$D$3]);[.$A25]*[.M$23]*[.$D$4];[.$A25]*[.M$23]*[.$E$4]))))*[.$F$4]" office:value-type="float" office:value="34136.059392" calcext:value-type="float">
            <text:p>34.136 </text:p>
          </table:table-cell>
          <table:table-cell table:style-name="ce18" table:formula="of:=(IF([.$A25]*[.N$23]&lt;=[.$B$3];[.$A25]*[.N$23]*[.$B$4];IF(AND([.$A25]*[.N$23]&gt;[.$B$3];[.$A25]*[.N$23]&lt;=[.$C$3]);[.$A25]*[.N$23]*[.$C$4];IF(AND([.$A25]*[.N$23]&gt;[.$C$3];[.$A25]*[.N$23]&lt;[.$D$3]);[.$A25]*[.N$23]*[.$D$4];[.$A25]*[.N$23]*[.$E$4]))))*[.$F$4]" office:value-type="float" office:value="35202.811248" calcext:value-type="float">
            <text:p>35.203 </text:p>
          </table:table-cell>
          <table:table-cell table:style-name="ce18" table:formula="of:=(IF([.$A25]*[.O$23]&lt;=[.$B$3];[.$A25]*[.O$23]*[.$B$4];IF(AND([.$A25]*[.O$23]&gt;[.$B$3];[.$A25]*[.O$23]&lt;=[.$C$3]);[.$A25]*[.O$23]*[.$C$4];IF(AND([.$A25]*[.O$23]&gt;[.$C$3];[.$A25]*[.O$23]&lt;[.$D$3]);[.$A25]*[.O$23]*[.$D$4];[.$A25]*[.O$23]*[.$E$4]))))*[.$F$4]" office:value-type="float" office:value="36269.563104" calcext:value-type="float">
            <text:p>36.270 </text:p>
          </table:table-cell>
          <table:table-cell table:style-name="ce18" table:formula="of:=(IF([.$A25]*[.P$23]&lt;=[.$B$3];[.$A25]*[.P$23]*[.$B$4];IF(AND([.$A25]*[.P$23]&gt;[.$B$3];[.$A25]*[.P$23]&lt;=[.$C$3]);[.$A25]*[.P$23]*[.$C$4];IF(AND([.$A25]*[.P$23]&gt;[.$C$3];[.$A25]*[.P$23]&lt;[.$D$3]);[.$A25]*[.P$23]*[.$D$4];[.$A25]*[.P$23]*[.$E$4]))))*[.$F$4]" office:value-type="float" office:value="37336.31496" calcext:value-type="float">
            <text:p>37.336 </text:p>
          </table:table-cell>
          <table:table-cell table:style-name="ce18" table:formula="of:=(IF([.$A25]*[.Q$23]&lt;=[.$B$3];[.$A25]*[.Q$23]*[.$B$4];IF(AND([.$A25]*[.Q$23]&gt;[.$B$3];[.$A25]*[.Q$23]&lt;=[.$C$3]);[.$A25]*[.Q$23]*[.$C$4];IF(AND([.$A25]*[.Q$23]&gt;[.$C$3];[.$A25]*[.Q$23]&lt;[.$D$3]);[.$A25]*[.Q$23]*[.$D$4];[.$A25]*[.Q$23]*[.$E$4]))))*[.$F$4]" office:value-type="float" office:value="38403.066816" calcext:value-type="float">
            <text:p>38.403 </text:p>
          </table:table-cell>
          <table:table-cell table:style-name="ce18" table:formula="of:=(IF([.$A25]*[.R$23]&lt;=[.$B$3];[.$A25]*[.R$23]*[.$B$4];IF(AND([.$A25]*[.R$23]&gt;[.$B$3];[.$A25]*[.R$23]&lt;=[.$C$3]);[.$A25]*[.R$23]*[.$C$4];IF(AND([.$A25]*[.R$23]&gt;[.$C$3];[.$A25]*[.R$23]&lt;[.$D$3]);[.$A25]*[.R$23]*[.$D$4];[.$A25]*[.R$23]*[.$E$4]))))*[.$F$4]" office:value-type="float" office:value="39469.818672" calcext:value-type="float">
            <text:p>39.470 </text:p>
          </table:table-cell>
          <table:table-cell table:style-name="ce5" table:formula="of:=+[.S24]+0.5" office:value-type="float" office:value="2.5" calcext:value-type="float">
            <text:p>2,50 </text:p>
          </table:table-cell>
          <table:table-cell table:number-columns-repeated="1005"/>
        </table:table-row>
        <table:table-row table:style-name="ro2">
          <table:table-cell table:style-name="ce6" table:formula="of:=+[.A25]+0.5" office:value-type="float" office:value="3" calcext:value-type="float">
            <text:p>3,00 </text:p>
          </table:table-cell>
          <table:table-cell table:style-name="ce19" table:formula="of:=(IF([.$A26]*[.B$23]&lt;=[.$B$3];[.$A26]*[.B$23]*[.$B$4];IF(AND([.$A26]*[.B$23]&gt;[.$B$3];[.$A26]*[.B$23]&lt;=[.$C$3]);[.$A26]*[.B$23]*[.$C$4];IF(AND([.$A26]*[.B$23]&gt;[.$C$3];[.$A26]*[.B$23]&lt;[.$D$3]);[.$A26]*[.B$23]*[.$D$4];[.$A26]*[.B$23]*[.$E$4]))))*[.$F$4]" office:value-type="float" office:value="26882.1467712" calcext:value-type="float">
            <text:p>26.882 </text:p>
          </table:table-cell>
          <table:table-cell table:style-name="ce19" table:formula="of:=(IF([.$A26]*[.C$23]&lt;=[.$B$3];[.$A26]*[.C$23]*[.$B$4];IF(AND([.$A26]*[.C$23]&gt;[.$B$3];[.$A26]*[.C$23]&lt;=[.$C$3]);[.$A26]*[.C$23]*[.$C$4];IF(AND([.$A26]*[.C$23]&gt;[.$C$3];[.$A26]*[.C$23]&lt;[.$D$3]);[.$A26]*[.C$23]*[.$D$4];[.$A26]*[.C$23]*[.$E$4]))))*[.$F$4]" office:value-type="float" office:value="28162.2489984" calcext:value-type="float">
            <text:p>28.162 </text:p>
          </table:table-cell>
          <table:table-cell table:style-name="ce19" table:formula="of:=(IF([.$A26]*[.D$23]&lt;=[.$B$3];[.$A26]*[.D$23]*[.$B$4];IF(AND([.$A26]*[.D$23]&gt;[.$B$3];[.$A26]*[.D$23]&lt;=[.$C$3]);[.$A26]*[.D$23]*[.$C$4];IF(AND([.$A26]*[.D$23]&gt;[.$C$3];[.$A26]*[.D$23]&lt;[.$D$3]);[.$A26]*[.D$23]*[.$D$4];[.$A26]*[.D$23]*[.$E$4]))))*[.$F$4]" office:value-type="float" office:value="29442.3512256" calcext:value-type="float">
            <text:p>29.442 </text:p>
          </table:table-cell>
          <table:table-cell table:style-name="ce19" table:formula="of:=(IF([.$A26]*[.E$23]&lt;=[.$B$3];[.$A26]*[.E$23]*[.$B$4];IF(AND([.$A26]*[.E$23]&gt;[.$B$3];[.$A26]*[.E$23]&lt;=[.$C$3]);[.$A26]*[.E$23]*[.$C$4];IF(AND([.$A26]*[.E$23]&gt;[.$C$3];[.$A26]*[.E$23]&lt;[.$D$3]);[.$A26]*[.E$23]*[.$D$4];[.$A26]*[.E$23]*[.$E$4]))))*[.$F$4]" office:value-type="float" office:value="30722.4534528" calcext:value-type="float">
            <text:p>30.722 </text:p>
          </table:table-cell>
          <table:table-cell table:style-name="ce19" table:formula="of:=(IF([.$A26]*[.F$23]&lt;=[.$B$3];[.$A26]*[.F$23]*[.$B$4];IF(AND([.$A26]*[.F$23]&gt;[.$B$3];[.$A26]*[.F$23]&lt;=[.$C$3]);[.$A26]*[.F$23]*[.$C$4];IF(AND([.$A26]*[.F$23]&gt;[.$C$3];[.$A26]*[.F$23]&lt;[.$D$3]);[.$A26]*[.F$23]*[.$D$4];[.$A26]*[.F$23]*[.$E$4]))))*[.$F$4]" office:value-type="float" office:value="32002.55568" calcext:value-type="float">
            <text:p>32.003 </text:p>
          </table:table-cell>
          <table:table-cell table:style-name="ce19" table:formula="of:=(IF([.$A26]*[.G$23]&lt;=[.$B$3];[.$A26]*[.G$23]*[.$B$4];IF(AND([.$A26]*[.G$23]&gt;[.$B$3];[.$A26]*[.G$23]&lt;=[.$C$3]);[.$A26]*[.G$23]*[.$C$4];IF(AND([.$A26]*[.G$23]&gt;[.$C$3];[.$A26]*[.G$23]&lt;[.$D$3]);[.$A26]*[.G$23]*[.$D$4];[.$A26]*[.G$23]*[.$E$4]))))*[.$F$4]" office:value-type="float" office:value="33282.6579072" calcext:value-type="float">
            <text:p>33.283 </text:p>
          </table:table-cell>
          <table:table-cell table:style-name="ce19" table:formula="of:=(IF([.$A26]*[.H$23]&lt;=[.$B$3];[.$A26]*[.H$23]*[.$B$4];IF(AND([.$A26]*[.H$23]&gt;[.$B$3];[.$A26]*[.H$23]&lt;=[.$C$3]);[.$A26]*[.H$23]*[.$C$4];IF(AND([.$A26]*[.H$23]&gt;[.$C$3];[.$A26]*[.H$23]&lt;[.$D$3]);[.$A26]*[.H$23]*[.$D$4];[.$A26]*[.H$23]*[.$E$4]))))*[.$F$4]" office:value-type="float" office:value="34562.7601344" calcext:value-type="float">
            <text:p>34.563 </text:p>
          </table:table-cell>
          <table:table-cell table:style-name="ce19" table:formula="of:=(IF([.$A26]*[.I$23]&lt;=[.$B$3];[.$A26]*[.I$23]*[.$B$4];IF(AND([.$A26]*[.I$23]&gt;[.$B$3];[.$A26]*[.I$23]&lt;=[.$C$3]);[.$A26]*[.I$23]*[.$C$4];IF(AND([.$A26]*[.I$23]&gt;[.$C$3];[.$A26]*[.I$23]&lt;[.$D$3]);[.$A26]*[.I$23]*[.$D$4];[.$A26]*[.I$23]*[.$E$4]))))*[.$F$4]" office:value-type="float" office:value="35842.8623616" calcext:value-type="float">
            <text:p>35.843 </text:p>
          </table:table-cell>
          <table:table-cell table:style-name="ce19" table:formula="of:=(IF([.$A26]*[.J$23]&lt;=[.$B$3];[.$A26]*[.J$23]*[.$B$4];IF(AND([.$A26]*[.J$23]&gt;[.$B$3];[.$A26]*[.J$23]&lt;=[.$C$3]);[.$A26]*[.J$23]*[.$C$4];IF(AND([.$A26]*[.J$23]&gt;[.$C$3];[.$A26]*[.J$23]&lt;[.$D$3]);[.$A26]*[.J$23]*[.$D$4];[.$A26]*[.J$23]*[.$E$4]))))*[.$F$4]" office:value-type="float" office:value="37122.9645888" calcext:value-type="float">
            <text:p>37.123 </text:p>
          </table:table-cell>
          <table:table-cell table:style-name="ce19" table:formula="of:=(IF([.$A26]*[.K$23]&lt;=[.$B$3];[.$A26]*[.K$23]*[.$B$4];IF(AND([.$A26]*[.K$23]&gt;[.$B$3];[.$A26]*[.K$23]&lt;=[.$C$3]);[.$A26]*[.K$23]*[.$C$4];IF(AND([.$A26]*[.K$23]&gt;[.$C$3];[.$A26]*[.K$23]&lt;[.$D$3]);[.$A26]*[.K$23]*[.$D$4];[.$A26]*[.K$23]*[.$E$4]))))*[.$F$4]" office:value-type="float" office:value="38403.066816" calcext:value-type="float">
            <text:p>38.403 </text:p>
          </table:table-cell>
          <table:table-cell table:style-name="ce19" table:formula="of:=(IF([.$A26]*[.L$23]&lt;=[.$B$3];[.$A26]*[.L$23]*[.$B$4];IF(AND([.$A26]*[.L$23]&gt;[.$B$3];[.$A26]*[.L$23]&lt;=[.$C$3]);[.$A26]*[.L$23]*[.$C$4];IF(AND([.$A26]*[.L$23]&gt;[.$C$3];[.$A26]*[.L$23]&lt;[.$D$3]);[.$A26]*[.L$23]*[.$D$4];[.$A26]*[.L$23]*[.$E$4]))))*[.$F$4]" office:value-type="float" office:value="39683.1690432" calcext:value-type="float">
            <text:p>39.683 </text:p>
          </table:table-cell>
          <table:table-cell table:style-name="ce19" table:formula="of:=(IF([.$A26]*[.M$23]&lt;=[.$B$3];[.$A26]*[.M$23]*[.$B$4];IF(AND([.$A26]*[.M$23]&gt;[.$B$3];[.$A26]*[.M$23]&lt;=[.$C$3]);[.$A26]*[.M$23]*[.$C$4];IF(AND([.$A26]*[.M$23]&gt;[.$C$3];[.$A26]*[.M$23]&lt;[.$D$3]);[.$A26]*[.M$23]*[.$D$4];[.$A26]*[.M$23]*[.$E$4]))))*[.$F$4]" office:value-type="float" office:value="40963.2712704" calcext:value-type="float">
            <text:p>40.963 </text:p>
          </table:table-cell>
          <table:table-cell table:style-name="ce19" table:formula="of:=(IF([.$A26]*[.N$23]&lt;=[.$B$3];[.$A26]*[.N$23]*[.$B$4];IF(AND([.$A26]*[.N$23]&gt;[.$B$3];[.$A26]*[.N$23]&lt;=[.$C$3]);[.$A26]*[.N$23]*[.$C$4];IF(AND([.$A26]*[.N$23]&gt;[.$C$3];[.$A26]*[.N$23]&lt;[.$D$3]);[.$A26]*[.N$23]*[.$D$4];[.$A26]*[.N$23]*[.$E$4]))))*[.$F$4]" office:value-type="float" office:value="42243.3734976" calcext:value-type="float">
            <text:p>42.243 </text:p>
          </table:table-cell>
          <table:table-cell table:style-name="ce19" table:formula="of:=(IF([.$A26]*[.O$23]&lt;=[.$B$3];[.$A26]*[.O$23]*[.$B$4];IF(AND([.$A26]*[.O$23]&gt;[.$B$3];[.$A26]*[.O$23]&lt;=[.$C$3]);[.$A26]*[.O$23]*[.$C$4];IF(AND([.$A26]*[.O$23]&gt;[.$C$3];[.$A26]*[.O$23]&lt;[.$D$3]);[.$A26]*[.O$23]*[.$D$4];[.$A26]*[.O$23]*[.$E$4]))))*[.$F$4]" office:value-type="float" office:value="43523.4757248" calcext:value-type="float">
            <text:p>43.523 </text:p>
          </table:table-cell>
          <table:table-cell table:style-name="ce19" table:formula="of:=(IF([.$A26]*[.P$23]&lt;=[.$B$3];[.$A26]*[.P$23]*[.$B$4];IF(AND([.$A26]*[.P$23]&gt;[.$B$3];[.$A26]*[.P$23]&lt;=[.$C$3]);[.$A26]*[.P$23]*[.$C$4];IF(AND([.$A26]*[.P$23]&gt;[.$C$3];[.$A26]*[.P$23]&lt;[.$D$3]);[.$A26]*[.P$23]*[.$D$4];[.$A26]*[.P$23]*[.$E$4]))))*[.$F$4]" office:value-type="float" office:value="44803.577952" calcext:value-type="float">
            <text:p>44.804 </text:p>
          </table:table-cell>
          <table:table-cell table:style-name="ce19" table:formula="of:=(IF([.$A26]*[.Q$23]&lt;=[.$B$3];[.$A26]*[.Q$23]*[.$B$4];IF(AND([.$A26]*[.Q$23]&gt;[.$B$3];[.$A26]*[.Q$23]&lt;=[.$C$3]);[.$A26]*[.Q$23]*[.$C$4];IF(AND([.$A26]*[.Q$23]&gt;[.$C$3];[.$A26]*[.Q$23]&lt;[.$D$3]);[.$A26]*[.Q$23]*[.$D$4];[.$A26]*[.Q$23]*[.$E$4]))))*[.$F$4]" office:value-type="float" office:value="46083.6801792" calcext:value-type="float">
            <text:p>46.084 </text:p>
          </table:table-cell>
          <table:table-cell table:style-name="ce19" table:formula="of:=(IF([.$A26]*[.R$23]&lt;=[.$B$3];[.$A26]*[.R$23]*[.$B$4];IF(AND([.$A26]*[.R$23]&gt;[.$B$3];[.$A26]*[.R$23]&lt;=[.$C$3]);[.$A26]*[.R$23]*[.$C$4];IF(AND([.$A26]*[.R$23]&gt;[.$C$3];[.$A26]*[.R$23]&lt;[.$D$3]);[.$A26]*[.R$23]*[.$D$4];[.$A26]*[.R$23]*[.$E$4]))))*[.$F$4]" office:value-type="float" office:value="47363.7824064" calcext:value-type="float">
            <text:p>47.364 </text:p>
          </table:table-cell>
          <table:table-cell table:style-name="ce6" table:formula="of:=+[.S25]+0.5" office:value-type="float" office:value="3" calcext:value-type="float">
            <text:p>3,00 </text:p>
          </table:table-cell>
          <table:table-cell table:number-columns-repeated="1005"/>
        </table:table-row>
        <table:table-row table:style-name="ro2">
          <table:table-cell table:style-name="ce5" table:formula="of:=+[.A26]+0.5" office:value-type="float" office:value="3.5" calcext:value-type="float">
            <text:p>3,50 </text:p>
          </table:table-cell>
          <table:table-cell table:style-name="ce18" table:formula="of:=(IF([.$A27]*[.B$23]&lt;=[.$B$3];[.$A27]*[.B$23]*[.$B$4];IF(AND([.$A27]*[.B$23]&gt;[.$B$3];[.$A27]*[.B$23]&lt;=[.$C$3]);[.$A27]*[.B$23]*[.$C$4];IF(AND([.$A27]*[.B$23]&gt;[.$C$3];[.$A27]*[.B$23]&lt;[.$D$3]);[.$A27]*[.B$23]*[.$D$4];[.$A27]*[.B$23]*[.$E$4]))))*[.$F$4]" office:value-type="float" office:value="31362.5045664" calcext:value-type="float">
            <text:p>31.363 </text:p>
          </table:table-cell>
          <table:table-cell table:style-name="ce18" table:formula="of:=(IF([.$A27]*[.C$23]&lt;=[.$B$3];[.$A27]*[.C$23]*[.$B$4];IF(AND([.$A27]*[.C$23]&gt;[.$B$3];[.$A27]*[.C$23]&lt;=[.$C$3]);[.$A27]*[.C$23]*[.$C$4];IF(AND([.$A27]*[.C$23]&gt;[.$C$3];[.$A27]*[.C$23]&lt;[.$D$3]);[.$A27]*[.C$23]*[.$D$4];[.$A27]*[.C$23]*[.$E$4]))))*[.$F$4]" office:value-type="float" office:value="32855.9571648" calcext:value-type="float">
            <text:p>32.856 </text:p>
          </table:table-cell>
          <table:table-cell table:style-name="ce18" table:formula="of:=(IF([.$A27]*[.D$23]&lt;=[.$B$3];[.$A27]*[.D$23]*[.$B$4];IF(AND([.$A27]*[.D$23]&gt;[.$B$3];[.$A27]*[.D$23]&lt;=[.$C$3]);[.$A27]*[.D$23]*[.$C$4];IF(AND([.$A27]*[.D$23]&gt;[.$C$3];[.$A27]*[.D$23]&lt;[.$D$3]);[.$A27]*[.D$23]*[.$D$4];[.$A27]*[.D$23]*[.$E$4]))))*[.$F$4]" office:value-type="float" office:value="34349.4097632" calcext:value-type="float">
            <text:p>34.349 </text:p>
          </table:table-cell>
          <table:table-cell table:style-name="ce18" table:formula="of:=(IF([.$A27]*[.E$23]&lt;=[.$B$3];[.$A27]*[.E$23]*[.$B$4];IF(AND([.$A27]*[.E$23]&gt;[.$B$3];[.$A27]*[.E$23]&lt;=[.$C$3]);[.$A27]*[.E$23]*[.$C$4];IF(AND([.$A27]*[.E$23]&gt;[.$C$3];[.$A27]*[.E$23]&lt;[.$D$3]);[.$A27]*[.E$23]*[.$D$4];[.$A27]*[.E$23]*[.$E$4]))))*[.$F$4]" office:value-type="float" office:value="35842.8623616" calcext:value-type="float">
            <text:p>35.843 </text:p>
          </table:table-cell>
          <table:table-cell table:style-name="ce18" table:formula="of:=(IF([.$A27]*[.F$23]&lt;=[.$B$3];[.$A27]*[.F$23]*[.$B$4];IF(AND([.$A27]*[.F$23]&gt;[.$B$3];[.$A27]*[.F$23]&lt;=[.$C$3]);[.$A27]*[.F$23]*[.$C$4];IF(AND([.$A27]*[.F$23]&gt;[.$C$3];[.$A27]*[.F$23]&lt;[.$D$3]);[.$A27]*[.F$23]*[.$D$4];[.$A27]*[.F$23]*[.$E$4]))))*[.$F$4]" office:value-type="float" office:value="37336.31496" calcext:value-type="float">
            <text:p>37.336 </text:p>
          </table:table-cell>
          <table:table-cell table:style-name="ce18" table:formula="of:=(IF([.$A27]*[.G$23]&lt;=[.$B$3];[.$A27]*[.G$23]*[.$B$4];IF(AND([.$A27]*[.G$23]&gt;[.$B$3];[.$A27]*[.G$23]&lt;=[.$C$3]);[.$A27]*[.G$23]*[.$C$4];IF(AND([.$A27]*[.G$23]&gt;[.$C$3];[.$A27]*[.G$23]&lt;[.$D$3]);[.$A27]*[.G$23]*[.$D$4];[.$A27]*[.G$23]*[.$E$4]))))*[.$F$4]" office:value-type="float" office:value="38829.7675584" calcext:value-type="float">
            <text:p>38.830 </text:p>
          </table:table-cell>
          <table:table-cell table:style-name="ce18" table:formula="of:=(IF([.$A27]*[.H$23]&lt;=[.$B$3];[.$A27]*[.H$23]*[.$B$4];IF(AND([.$A27]*[.H$23]&gt;[.$B$3];[.$A27]*[.H$23]&lt;=[.$C$3]);[.$A27]*[.H$23]*[.$C$4];IF(AND([.$A27]*[.H$23]&gt;[.$C$3];[.$A27]*[.H$23]&lt;[.$D$3]);[.$A27]*[.H$23]*[.$D$4];[.$A27]*[.H$23]*[.$E$4]))))*[.$F$4]" office:value-type="float" office:value="40323.2201568" calcext:value-type="float">
            <text:p>40.323 </text:p>
          </table:table-cell>
          <table:table-cell table:style-name="ce18" table:formula="of:=(IF([.$A27]*[.I$23]&lt;=[.$B$3];[.$A27]*[.I$23]*[.$B$4];IF(AND([.$A27]*[.I$23]&gt;[.$B$3];[.$A27]*[.I$23]&lt;=[.$C$3]);[.$A27]*[.I$23]*[.$C$4];IF(AND([.$A27]*[.I$23]&gt;[.$C$3];[.$A27]*[.I$23]&lt;[.$D$3]);[.$A27]*[.I$23]*[.$D$4];[.$A27]*[.I$23]*[.$E$4]))))*[.$F$4]" office:value-type="float" office:value="41816.6727552" calcext:value-type="float">
            <text:p>41.817 </text:p>
          </table:table-cell>
          <table:table-cell table:style-name="ce18" table:formula="of:=(IF([.$A27]*[.J$23]&lt;=[.$B$3];[.$A27]*[.J$23]*[.$B$4];IF(AND([.$A27]*[.J$23]&gt;[.$B$3];[.$A27]*[.J$23]&lt;=[.$C$3]);[.$A27]*[.J$23]*[.$C$4];IF(AND([.$A27]*[.J$23]&gt;[.$C$3];[.$A27]*[.J$23]&lt;[.$D$3]);[.$A27]*[.J$23]*[.$D$4];[.$A27]*[.J$23]*[.$E$4]))))*[.$F$4]" office:value-type="float" office:value="43310.1253536" calcext:value-type="float">
            <text:p>43.310 </text:p>
          </table:table-cell>
          <table:table-cell table:style-name="ce18" table:formula="of:=(IF([.$A27]*[.K$23]&lt;=[.$B$3];[.$A27]*[.K$23]*[.$B$4];IF(AND([.$A27]*[.K$23]&gt;[.$B$3];[.$A27]*[.K$23]&lt;=[.$C$3]);[.$A27]*[.K$23]*[.$C$4];IF(AND([.$A27]*[.K$23]&gt;[.$C$3];[.$A27]*[.K$23]&lt;[.$D$3]);[.$A27]*[.K$23]*[.$D$4];[.$A27]*[.K$23]*[.$E$4]))))*[.$F$4]" office:value-type="float" office:value="44803.577952" calcext:value-type="float">
            <text:p>44.804 </text:p>
          </table:table-cell>
          <table:table-cell table:style-name="ce18" table:formula="of:=(IF([.$A27]*[.L$23]&lt;=[.$B$3];[.$A27]*[.L$23]*[.$B$4];IF(AND([.$A27]*[.L$23]&gt;[.$B$3];[.$A27]*[.L$23]&lt;=[.$C$3]);[.$A27]*[.L$23]*[.$C$4];IF(AND([.$A27]*[.L$23]&gt;[.$C$3];[.$A27]*[.L$23]&lt;[.$D$3]);[.$A27]*[.L$23]*[.$D$4];[.$A27]*[.L$23]*[.$E$4]))))*[.$F$4]" office:value-type="float" office:value="46297.0305504" calcext:value-type="float">
            <text:p>46.297 </text:p>
          </table:table-cell>
          <table:table-cell table:style-name="ce18" table:formula="of:=(IF([.$A27]*[.M$23]&lt;=[.$B$3];[.$A27]*[.M$23]*[.$B$4];IF(AND([.$A27]*[.M$23]&gt;[.$B$3];[.$A27]*[.M$23]&lt;=[.$C$3]);[.$A27]*[.M$23]*[.$C$4];IF(AND([.$A27]*[.M$23]&gt;[.$C$3];[.$A27]*[.M$23]&lt;[.$D$3]);[.$A27]*[.M$23]*[.$D$4];[.$A27]*[.M$23]*[.$E$4]))))*[.$F$4]" office:value-type="float" office:value="47790.4831488" calcext:value-type="float">
            <text:p>47.790 </text:p>
          </table:table-cell>
          <table:table-cell table:style-name="ce18" table:formula="of:=(IF([.$A27]*[.N$23]&lt;=[.$B$3];[.$A27]*[.N$23]*[.$B$4];IF(AND([.$A27]*[.N$23]&gt;[.$B$3];[.$A27]*[.N$23]&lt;=[.$C$3]);[.$A27]*[.N$23]*[.$C$4];IF(AND([.$A27]*[.N$23]&gt;[.$C$3];[.$A27]*[.N$23]&lt;[.$D$3]);[.$A27]*[.N$23]*[.$D$4];[.$A27]*[.N$23]*[.$E$4]))))*[.$F$4]" office:value-type="float" office:value="49283.9357472" calcext:value-type="float">
            <text:p>49.284 </text:p>
          </table:table-cell>
          <table:table-cell table:style-name="ce18" table:formula="of:=(IF([.$A27]*[.O$23]&lt;=[.$B$3];[.$A27]*[.O$23]*[.$B$4];IF(AND([.$A27]*[.O$23]&gt;[.$B$3];[.$A27]*[.O$23]&lt;=[.$C$3]);[.$A27]*[.O$23]*[.$C$4];IF(AND([.$A27]*[.O$23]&gt;[.$C$3];[.$A27]*[.O$23]&lt;[.$D$3]);[.$A27]*[.O$23]*[.$D$4];[.$A27]*[.O$23]*[.$E$4]))))*[.$F$4]" office:value-type="float" office:value="50777.3883456" calcext:value-type="float">
            <text:p>50.777 </text:p>
          </table:table-cell>
          <table:table-cell table:style-name="ce18" table:formula="of:=(IF([.$A27]*[.P$23]&lt;=[.$B$3];[.$A27]*[.P$23]*[.$B$4];IF(AND([.$A27]*[.P$23]&gt;[.$B$3];[.$A27]*[.P$23]&lt;=[.$C$3]);[.$A27]*[.P$23]*[.$C$4];IF(AND([.$A27]*[.P$23]&gt;[.$C$3];[.$A27]*[.P$23]&lt;[.$D$3]);[.$A27]*[.P$23]*[.$D$4];[.$A27]*[.P$23]*[.$E$4]))))*[.$F$4]" office:value-type="float" office:value="52270.840944" calcext:value-type="float">
            <text:p>52.271 </text:p>
          </table:table-cell>
          <table:table-cell table:style-name="ce18" table:formula="of:=(IF([.$A27]*[.Q$23]&lt;=[.$B$3];[.$A27]*[.Q$23]*[.$B$4];IF(AND([.$A27]*[.Q$23]&gt;[.$B$3];[.$A27]*[.Q$23]&lt;=[.$C$3]);[.$A27]*[.Q$23]*[.$C$4];IF(AND([.$A27]*[.Q$23]&gt;[.$C$3];[.$A27]*[.Q$23]&lt;[.$D$3]);[.$A27]*[.Q$23]*[.$D$4];[.$A27]*[.Q$23]*[.$E$4]))))*[.$F$4]" office:value-type="float" office:value="53764.2935424" calcext:value-type="float">
            <text:p>53.764 </text:p>
          </table:table-cell>
          <table:table-cell table:style-name="ce18" table:formula="of:=(IF([.$A27]*[.R$23]&lt;=[.$B$3];[.$A27]*[.R$23]*[.$B$4];IF(AND([.$A27]*[.R$23]&gt;[.$B$3];[.$A27]*[.R$23]&lt;=[.$C$3]);[.$A27]*[.R$23]*[.$C$4];IF(AND([.$A27]*[.R$23]&gt;[.$C$3];[.$A27]*[.R$23]&lt;[.$D$3]);[.$A27]*[.R$23]*[.$D$4];[.$A27]*[.R$23]*[.$E$4]))))*[.$F$4]" office:value-type="float" office:value="55257.7461408" calcext:value-type="float">
            <text:p>55.258 </text:p>
          </table:table-cell>
          <table:table-cell table:style-name="ce5" table:formula="of:=+[.S26]+0.5" office:value-type="float" office:value="3.5" calcext:value-type="float">
            <text:p>3,50 </text:p>
          </table:table-cell>
          <table:table-cell table:number-columns-repeated="1005"/>
        </table:table-row>
        <table:table-row table:style-name="ro2">
          <table:table-cell table:style-name="ce7" table:formula="of:=+[.A27]+0.5" office:value-type="float" office:value="4" calcext:value-type="float">
            <text:p>4,00 </text:p>
          </table:table-cell>
          <table:table-cell table:style-name="ce20" table:formula="of:=(IF([.$A28]*[.B$23]&lt;=[.$B$3];[.$A28]*[.B$23]*[.$B$4];IF(AND([.$A28]*[.B$23]&gt;[.$B$3];[.$A28]*[.B$23]&lt;=[.$C$3]);[.$A28]*[.B$23]*[.$C$4];IF(AND([.$A28]*[.B$23]&gt;[.$C$3];[.$A28]*[.B$23]&lt;[.$D$3]);[.$A28]*[.B$23]*[.$D$4];[.$A28]*[.B$23]*[.$E$4]))))*[.$F$4]" office:value-type="float" office:value="35842.8623616" calcext:value-type="float">
            <text:p>35.843 </text:p>
          </table:table-cell>
          <table:table-cell table:style-name="ce20" table:formula="of:=(IF([.$A28]*[.C$23]&lt;=[.$B$3];[.$A28]*[.C$23]*[.$B$4];IF(AND([.$A28]*[.C$23]&gt;[.$B$3];[.$A28]*[.C$23]&lt;=[.$C$3]);[.$A28]*[.C$23]*[.$C$4];IF(AND([.$A28]*[.C$23]&gt;[.$C$3];[.$A28]*[.C$23]&lt;[.$D$3]);[.$A28]*[.C$23]*[.$D$4];[.$A28]*[.C$23]*[.$E$4]))))*[.$F$4]" office:value-type="float" office:value="37549.6653312" calcext:value-type="float">
            <text:p>37.550 </text:p>
          </table:table-cell>
          <table:table-cell table:style-name="ce20" table:formula="of:=(IF([.$A28]*[.D$23]&lt;=[.$B$3];[.$A28]*[.D$23]*[.$B$4];IF(AND([.$A28]*[.D$23]&gt;[.$B$3];[.$A28]*[.D$23]&lt;=[.$C$3]);[.$A28]*[.D$23]*[.$C$4];IF(AND([.$A28]*[.D$23]&gt;[.$C$3];[.$A28]*[.D$23]&lt;[.$D$3]);[.$A28]*[.D$23]*[.$D$4];[.$A28]*[.D$23]*[.$E$4]))))*[.$F$4]" office:value-type="float" office:value="39256.4683008" calcext:value-type="float">
            <text:p>39.256 </text:p>
          </table:table-cell>
          <table:table-cell table:style-name="ce20" table:formula="of:=(IF([.$A28]*[.E$23]&lt;=[.$B$3];[.$A28]*[.E$23]*[.$B$4];IF(AND([.$A28]*[.E$23]&gt;[.$B$3];[.$A28]*[.E$23]&lt;=[.$C$3]);[.$A28]*[.E$23]*[.$C$4];IF(AND([.$A28]*[.E$23]&gt;[.$C$3];[.$A28]*[.E$23]&lt;[.$D$3]);[.$A28]*[.E$23]*[.$D$4];[.$A28]*[.E$23]*[.$E$4]))))*[.$F$4]" office:value-type="float" office:value="40963.2712704" calcext:value-type="float">
            <text:p>40.963 </text:p>
          </table:table-cell>
          <table:table-cell table:style-name="ce20" table:formula="of:=(IF([.$A28]*[.F$23]&lt;=[.$B$3];[.$A28]*[.F$23]*[.$B$4];IF(AND([.$A28]*[.F$23]&gt;[.$B$3];[.$A28]*[.F$23]&lt;=[.$C$3]);[.$A28]*[.F$23]*[.$C$4];IF(AND([.$A28]*[.F$23]&gt;[.$C$3];[.$A28]*[.F$23]&lt;[.$D$3]);[.$A28]*[.F$23]*[.$D$4];[.$A28]*[.F$23]*[.$E$4]))))*[.$F$4]" office:value-type="float" office:value="42670.07424" calcext:value-type="float">
            <text:p>42.670 </text:p>
          </table:table-cell>
          <table:table-cell table:style-name="ce20" table:formula="of:=(IF([.$A28]*[.G$23]&lt;=[.$B$3];[.$A28]*[.G$23]*[.$B$4];IF(AND([.$A28]*[.G$23]&gt;[.$B$3];[.$A28]*[.G$23]&lt;=[.$C$3]);[.$A28]*[.G$23]*[.$C$4];IF(AND([.$A28]*[.G$23]&gt;[.$C$3];[.$A28]*[.G$23]&lt;[.$D$3]);[.$A28]*[.G$23]*[.$D$4];[.$A28]*[.G$23]*[.$E$4]))))*[.$F$4]" office:value-type="float" office:value="44376.8772096" calcext:value-type="float">
            <text:p>44.377 </text:p>
          </table:table-cell>
          <table:table-cell table:style-name="ce20" table:formula="of:=(IF([.$A28]*[.H$23]&lt;=[.$B$3];[.$A28]*[.H$23]*[.$B$4];IF(AND([.$A28]*[.H$23]&gt;[.$B$3];[.$A28]*[.H$23]&lt;=[.$C$3]);[.$A28]*[.H$23]*[.$C$4];IF(AND([.$A28]*[.H$23]&gt;[.$C$3];[.$A28]*[.H$23]&lt;[.$D$3]);[.$A28]*[.H$23]*[.$D$4];[.$A28]*[.H$23]*[.$E$4]))))*[.$F$4]" office:value-type="float" office:value="46083.6801792" calcext:value-type="float">
            <text:p>46.084 </text:p>
          </table:table-cell>
          <table:table-cell table:style-name="ce20" table:formula="of:=(IF([.$A28]*[.I$23]&lt;=[.$B$3];[.$A28]*[.I$23]*[.$B$4];IF(AND([.$A28]*[.I$23]&gt;[.$B$3];[.$A28]*[.I$23]&lt;=[.$C$3]);[.$A28]*[.I$23]*[.$C$4];IF(AND([.$A28]*[.I$23]&gt;[.$C$3];[.$A28]*[.I$23]&lt;[.$D$3]);[.$A28]*[.I$23]*[.$D$4];[.$A28]*[.I$23]*[.$E$4]))))*[.$F$4]" office:value-type="float" office:value="47790.4831488" calcext:value-type="float">
            <text:p>47.790 </text:p>
          </table:table-cell>
          <table:table-cell table:style-name="ce20" table:formula="of:=(IF([.$A28]*[.J$23]&lt;=[.$B$3];[.$A28]*[.J$23]*[.$B$4];IF(AND([.$A28]*[.J$23]&gt;[.$B$3];[.$A28]*[.J$23]&lt;=[.$C$3]);[.$A28]*[.J$23]*[.$C$4];IF(AND([.$A28]*[.J$23]&gt;[.$C$3];[.$A28]*[.J$23]&lt;[.$D$3]);[.$A28]*[.J$23]*[.$D$4];[.$A28]*[.J$23]*[.$E$4]))))*[.$F$4]" office:value-type="float" office:value="49497.2861184" calcext:value-type="float">
            <text:p>49.497 </text:p>
          </table:table-cell>
          <table:table-cell table:style-name="ce20" table:formula="of:=(IF([.$A28]*[.K$23]&lt;=[.$B$3];[.$A28]*[.K$23]*[.$B$4];IF(AND([.$A28]*[.K$23]&gt;[.$B$3];[.$A28]*[.K$23]&lt;=[.$C$3]);[.$A28]*[.K$23]*[.$C$4];IF(AND([.$A28]*[.K$23]&gt;[.$C$3];[.$A28]*[.K$23]&lt;[.$D$3]);[.$A28]*[.K$23]*[.$D$4];[.$A28]*[.K$23]*[.$E$4]))))*[.$F$4]" office:value-type="float" office:value="51204.089088" calcext:value-type="float">
            <text:p>51.204 </text:p>
          </table:table-cell>
          <table:table-cell table:style-name="ce20" table:formula="of:=(IF([.$A28]*[.L$23]&lt;=[.$B$3];[.$A28]*[.L$23]*[.$B$4];IF(AND([.$A28]*[.L$23]&gt;[.$B$3];[.$A28]*[.L$23]&lt;=[.$C$3]);[.$A28]*[.L$23]*[.$C$4];IF(AND([.$A28]*[.L$23]&gt;[.$C$3];[.$A28]*[.L$23]&lt;[.$D$3]);[.$A28]*[.L$23]*[.$D$4];[.$A28]*[.L$23]*[.$E$4]))))*[.$F$4]" office:value-type="float" office:value="52910.8920576" calcext:value-type="float">
            <text:p>52.911 </text:p>
          </table:table-cell>
          <table:table-cell table:style-name="ce20" table:formula="of:=(IF([.$A28]*[.M$23]&lt;=[.$B$3];[.$A28]*[.M$23]*[.$B$4];IF(AND([.$A28]*[.M$23]&gt;[.$B$3];[.$A28]*[.M$23]&lt;=[.$C$3]);[.$A28]*[.M$23]*[.$C$4];IF(AND([.$A28]*[.M$23]&gt;[.$C$3];[.$A28]*[.M$23]&lt;[.$D$3]);[.$A28]*[.M$23]*[.$D$4];[.$A28]*[.M$23]*[.$E$4]))))*[.$F$4]" office:value-type="float" office:value="54617.6950272" calcext:value-type="float">
            <text:p>54.618 </text:p>
          </table:table-cell>
          <table:table-cell table:style-name="ce20" table:formula="of:=(IF([.$A28]*[.N$23]&lt;=[.$B$3];[.$A28]*[.N$23]*[.$B$4];IF(AND([.$A28]*[.N$23]&gt;[.$B$3];[.$A28]*[.N$23]&lt;=[.$C$3]);[.$A28]*[.N$23]*[.$C$4];IF(AND([.$A28]*[.N$23]&gt;[.$C$3];[.$A28]*[.N$23]&lt;[.$D$3]);[.$A28]*[.N$23]*[.$D$4];[.$A28]*[.N$23]*[.$E$4]))))*[.$F$4]" office:value-type="float" office:value="56324.4979968" calcext:value-type="float">
            <text:p>56.324 </text:p>
          </table:table-cell>
          <table:table-cell table:style-name="ce20" table:formula="of:=(IF([.$A28]*[.O$23]&lt;=[.$B$3];[.$A28]*[.O$23]*[.$B$4];IF(AND([.$A28]*[.O$23]&gt;[.$B$3];[.$A28]*[.O$23]&lt;=[.$C$3]);[.$A28]*[.O$23]*[.$C$4];IF(AND([.$A28]*[.O$23]&gt;[.$C$3];[.$A28]*[.O$23]&lt;[.$D$3]);[.$A28]*[.O$23]*[.$D$4];[.$A28]*[.O$23]*[.$E$4]))))*[.$F$4]" office:value-type="float" office:value="58031.3009664" calcext:value-type="float">
            <text:p>58.031 </text:p>
          </table:table-cell>
          <table:table-cell table:style-name="ce20" table:formula="of:=(IF([.$A28]*[.P$23]&lt;=[.$B$3];[.$A28]*[.P$23]*[.$B$4];IF(AND([.$A28]*[.P$23]&gt;[.$B$3];[.$A28]*[.P$23]&lt;=[.$C$3]);[.$A28]*[.P$23]*[.$C$4];IF(AND([.$A28]*[.P$23]&gt;[.$C$3];[.$A28]*[.P$23]&lt;[.$D$3]);[.$A28]*[.P$23]*[.$D$4];[.$A28]*[.P$23]*[.$E$4]))))*[.$F$4]" office:value-type="float" office:value="59738.103936" calcext:value-type="float">
            <text:p>59.738 </text:p>
          </table:table-cell>
          <table:table-cell table:style-name="ce20" table:formula="of:=(IF([.$A28]*[.Q$23]&lt;=[.$B$3];[.$A28]*[.Q$23]*[.$B$4];IF(AND([.$A28]*[.Q$23]&gt;[.$B$3];[.$A28]*[.Q$23]&lt;=[.$C$3]);[.$A28]*[.Q$23]*[.$C$4];IF(AND([.$A28]*[.Q$23]&gt;[.$C$3];[.$A28]*[.Q$23]&lt;[.$D$3]);[.$A28]*[.Q$23]*[.$D$4];[.$A28]*[.Q$23]*[.$E$4]))))*[.$F$4]" office:value-type="float" office:value="61444.9069056" calcext:value-type="float">
            <text:p>61.445 </text:p>
          </table:table-cell>
          <table:table-cell table:style-name="ce20" table:formula="of:=(IF([.$A28]*[.R$23]&lt;=[.$B$3];[.$A28]*[.R$23]*[.$B$4];IF(AND([.$A28]*[.R$23]&gt;[.$B$3];[.$A28]*[.R$23]&lt;=[.$C$3]);[.$A28]*[.R$23]*[.$C$4];IF(AND([.$A28]*[.R$23]&gt;[.$C$3];[.$A28]*[.R$23]&lt;[.$D$3]);[.$A28]*[.R$23]*[.$D$4];[.$A28]*[.R$23]*[.$E$4]))))*[.$F$4]" office:value-type="float" office:value="63151.7098752" calcext:value-type="float">
            <text:p>63.152 </text:p>
          </table:table-cell>
          <table:table-cell table:style-name="ce7" table:formula="of:=+[.S27]+0.5" office:value-type="float" office:value="4" calcext:value-type="float">
            <text:p>4,00 </text:p>
          </table:table-cell>
          <table:table-cell table:number-columns-repeated="1005"/>
        </table:table-row>
        <table:table-row table:style-name="ro2">
          <table:table-cell table:style-name="ce5" table:formula="of:=+[.A28]+0.5" office:value-type="float" office:value="4.5" calcext:value-type="float">
            <text:p>4,50 </text:p>
          </table:table-cell>
          <table:table-cell table:style-name="ce18" table:formula="of:=(IF([.$A29]*[.B$23]&lt;=[.$B$3];[.$A29]*[.B$23]*[.$B$4];IF(AND([.$A29]*[.B$23]&gt;[.$B$3];[.$A29]*[.B$23]&lt;=[.$C$3]);[.$A29]*[.B$23]*[.$C$4];IF(AND([.$A29]*[.B$23]&gt;[.$C$3];[.$A29]*[.B$23]&lt;[.$D$3]);[.$A29]*[.B$23]*[.$D$4];[.$A29]*[.B$23]*[.$E$4]))))*[.$F$4]" office:value-type="float" office:value="40323.2201568" calcext:value-type="float">
            <text:p>40.323 </text:p>
          </table:table-cell>
          <table:table-cell table:style-name="ce18" table:formula="of:=(IF([.$A29]*[.C$23]&lt;=[.$B$3];[.$A29]*[.C$23]*[.$B$4];IF(AND([.$A29]*[.C$23]&gt;[.$B$3];[.$A29]*[.C$23]&lt;=[.$C$3]);[.$A29]*[.C$23]*[.$C$4];IF(AND([.$A29]*[.C$23]&gt;[.$C$3];[.$A29]*[.C$23]&lt;[.$D$3]);[.$A29]*[.C$23]*[.$D$4];[.$A29]*[.C$23]*[.$E$4]))))*[.$F$4]" office:value-type="float" office:value="42243.3734976" calcext:value-type="float">
            <text:p>42.243 </text:p>
          </table:table-cell>
          <table:table-cell table:style-name="ce18" table:formula="of:=(IF([.$A29]*[.D$23]&lt;=[.$B$3];[.$A29]*[.D$23]*[.$B$4];IF(AND([.$A29]*[.D$23]&gt;[.$B$3];[.$A29]*[.D$23]&lt;=[.$C$3]);[.$A29]*[.D$23]*[.$C$4];IF(AND([.$A29]*[.D$23]&gt;[.$C$3];[.$A29]*[.D$23]&lt;[.$D$3]);[.$A29]*[.D$23]*[.$D$4];[.$A29]*[.D$23]*[.$E$4]))))*[.$F$4]" office:value-type="float" office:value="44163.5268384" calcext:value-type="float">
            <text:p>44.164 </text:p>
          </table:table-cell>
          <table:table-cell table:style-name="ce18" table:formula="of:=(IF([.$A29]*[.E$23]&lt;=[.$B$3];[.$A29]*[.E$23]*[.$B$4];IF(AND([.$A29]*[.E$23]&gt;[.$B$3];[.$A29]*[.E$23]&lt;=[.$C$3]);[.$A29]*[.E$23]*[.$C$4];IF(AND([.$A29]*[.E$23]&gt;[.$C$3];[.$A29]*[.E$23]&lt;[.$D$3]);[.$A29]*[.E$23]*[.$D$4];[.$A29]*[.E$23]*[.$E$4]))))*[.$F$4]" office:value-type="float" office:value="46083.6801792" calcext:value-type="float">
            <text:p>46.084 </text:p>
          </table:table-cell>
          <table:table-cell table:style-name="ce18" table:formula="of:=(IF([.$A29]*[.F$23]&lt;=[.$B$3];[.$A29]*[.F$23]*[.$B$4];IF(AND([.$A29]*[.F$23]&gt;[.$B$3];[.$A29]*[.F$23]&lt;=[.$C$3]);[.$A29]*[.F$23]*[.$C$4];IF(AND([.$A29]*[.F$23]&gt;[.$C$3];[.$A29]*[.F$23]&lt;[.$D$3]);[.$A29]*[.F$23]*[.$D$4];[.$A29]*[.F$23]*[.$E$4]))))*[.$F$4]" office:value-type="float" office:value="48003.83352" calcext:value-type="float">
            <text:p>48.004 </text:p>
          </table:table-cell>
          <table:table-cell table:style-name="ce18" table:formula="of:=(IF([.$A29]*[.G$23]&lt;=[.$B$3];[.$A29]*[.G$23]*[.$B$4];IF(AND([.$A29]*[.G$23]&gt;[.$B$3];[.$A29]*[.G$23]&lt;=[.$C$3]);[.$A29]*[.G$23]*[.$C$4];IF(AND([.$A29]*[.G$23]&gt;[.$C$3];[.$A29]*[.G$23]&lt;[.$D$3]);[.$A29]*[.G$23]*[.$D$4];[.$A29]*[.G$23]*[.$E$4]))))*[.$F$4]" office:value-type="float" office:value="49923.9868608" calcext:value-type="float">
            <text:p>49.924 </text:p>
          </table:table-cell>
          <table:table-cell table:style-name="ce18" table:formula="of:=(IF([.$A29]*[.H$23]&lt;=[.$B$3];[.$A29]*[.H$23]*[.$B$4];IF(AND([.$A29]*[.H$23]&gt;[.$B$3];[.$A29]*[.H$23]&lt;=[.$C$3]);[.$A29]*[.H$23]*[.$C$4];IF(AND([.$A29]*[.H$23]&gt;[.$C$3];[.$A29]*[.H$23]&lt;[.$D$3]);[.$A29]*[.H$23]*[.$D$4];[.$A29]*[.H$23]*[.$E$4]))))*[.$F$4]" office:value-type="float" office:value="51844.1402016" calcext:value-type="float">
            <text:p>51.844 </text:p>
          </table:table-cell>
          <table:table-cell table:style-name="ce18" table:formula="of:=(IF([.$A29]*[.I$23]&lt;=[.$B$3];[.$A29]*[.I$23]*[.$B$4];IF(AND([.$A29]*[.I$23]&gt;[.$B$3];[.$A29]*[.I$23]&lt;=[.$C$3]);[.$A29]*[.I$23]*[.$C$4];IF(AND([.$A29]*[.I$23]&gt;[.$C$3];[.$A29]*[.I$23]&lt;[.$D$3]);[.$A29]*[.I$23]*[.$D$4];[.$A29]*[.I$23]*[.$E$4]))))*[.$F$4]" office:value-type="float" office:value="53764.2935424" calcext:value-type="float">
            <text:p>53.764 </text:p>
          </table:table-cell>
          <table:table-cell table:style-name="ce18" table:formula="of:=(IF([.$A29]*[.J$23]&lt;=[.$B$3];[.$A29]*[.J$23]*[.$B$4];IF(AND([.$A29]*[.J$23]&gt;[.$B$3];[.$A29]*[.J$23]&lt;=[.$C$3]);[.$A29]*[.J$23]*[.$C$4];IF(AND([.$A29]*[.J$23]&gt;[.$C$3];[.$A29]*[.J$23]&lt;[.$D$3]);[.$A29]*[.J$23]*[.$D$4];[.$A29]*[.J$23]*[.$E$4]))))*[.$F$4]" office:value-type="float" office:value="55684.4468832" calcext:value-type="float">
            <text:p>55.684 </text:p>
          </table:table-cell>
          <table:table-cell table:style-name="ce18" table:formula="of:=(IF([.$A29]*[.K$23]&lt;=[.$B$3];[.$A29]*[.K$23]*[.$B$4];IF(AND([.$A29]*[.K$23]&gt;[.$B$3];[.$A29]*[.K$23]&lt;=[.$C$3]);[.$A29]*[.K$23]*[.$C$4];IF(AND([.$A29]*[.K$23]&gt;[.$C$3];[.$A29]*[.K$23]&lt;[.$D$3]);[.$A29]*[.K$23]*[.$D$4];[.$A29]*[.K$23]*[.$E$4]))))*[.$F$4]" office:value-type="float" office:value="57604.600224" calcext:value-type="float">
            <text:p>57.605 </text:p>
          </table:table-cell>
          <table:table-cell table:style-name="ce18" table:formula="of:=(IF([.$A29]*[.L$23]&lt;=[.$B$3];[.$A29]*[.L$23]*[.$B$4];IF(AND([.$A29]*[.L$23]&gt;[.$B$3];[.$A29]*[.L$23]&lt;=[.$C$3]);[.$A29]*[.L$23]*[.$C$4];IF(AND([.$A29]*[.L$23]&gt;[.$C$3];[.$A29]*[.L$23]&lt;[.$D$3]);[.$A29]*[.L$23]*[.$D$4];[.$A29]*[.L$23]*[.$E$4]))))*[.$F$4]" office:value-type="float" office:value="59524.7535648" calcext:value-type="float">
            <text:p>59.525 </text:p>
          </table:table-cell>
          <table:table-cell table:style-name="ce18" table:formula="of:=(IF([.$A29]*[.M$23]&lt;=[.$B$3];[.$A29]*[.M$23]*[.$B$4];IF(AND([.$A29]*[.M$23]&gt;[.$B$3];[.$A29]*[.M$23]&lt;=[.$C$3]);[.$A29]*[.M$23]*[.$C$4];IF(AND([.$A29]*[.M$23]&gt;[.$C$3];[.$A29]*[.M$23]&lt;[.$D$3]);[.$A29]*[.M$23]*[.$D$4];[.$A29]*[.M$23]*[.$E$4]))))*[.$F$4]" office:value-type="float" office:value="61444.9069056" calcext:value-type="float">
            <text:p>61.445 </text:p>
          </table:table-cell>
          <table:table-cell table:style-name="ce18" table:formula="of:=(IF([.$A29]*[.N$23]&lt;=[.$B$3];[.$A29]*[.N$23]*[.$B$4];IF(AND([.$A29]*[.N$23]&gt;[.$B$3];[.$A29]*[.N$23]&lt;=[.$C$3]);[.$A29]*[.N$23]*[.$C$4];IF(AND([.$A29]*[.N$23]&gt;[.$C$3];[.$A29]*[.N$23]&lt;[.$D$3]);[.$A29]*[.N$23]*[.$D$4];[.$A29]*[.N$23]*[.$E$4]))))*[.$F$4]" office:value-type="float" office:value="63365.0602464" calcext:value-type="float">
            <text:p>63.365 </text:p>
          </table:table-cell>
          <table:table-cell table:style-name="ce18" table:formula="of:=(IF([.$A29]*[.O$23]&lt;=[.$B$3];[.$A29]*[.O$23]*[.$B$4];IF(AND([.$A29]*[.O$23]&gt;[.$B$3];[.$A29]*[.O$23]&lt;=[.$C$3]);[.$A29]*[.O$23]*[.$C$4];IF(AND([.$A29]*[.O$23]&gt;[.$C$3];[.$A29]*[.O$23]&lt;[.$D$3]);[.$A29]*[.O$23]*[.$D$4];[.$A29]*[.O$23]*[.$E$4]))))*[.$F$4]" office:value-type="float" office:value="65285.2135872" calcext:value-type="float">
            <text:p>65.285 </text:p>
          </table:table-cell>
          <table:table-cell table:style-name="ce18" table:formula="of:=(IF([.$A29]*[.P$23]&lt;=[.$B$3];[.$A29]*[.P$23]*[.$B$4];IF(AND([.$A29]*[.P$23]&gt;[.$B$3];[.$A29]*[.P$23]&lt;=[.$C$3]);[.$A29]*[.P$23]*[.$C$4];IF(AND([.$A29]*[.P$23]&gt;[.$C$3];[.$A29]*[.P$23]&lt;[.$D$3]);[.$A29]*[.P$23]*[.$D$4];[.$A29]*[.P$23]*[.$E$4]))))*[.$F$4]" office:value-type="float" office:value="67205.366928" calcext:value-type="float">
            <text:p>67.205 </text:p>
          </table:table-cell>
          <table:table-cell table:style-name="ce18" table:formula="of:=(IF([.$A29]*[.Q$23]&lt;=[.$B$3];[.$A29]*[.Q$23]*[.$B$4];IF(AND([.$A29]*[.Q$23]&gt;[.$B$3];[.$A29]*[.Q$23]&lt;=[.$C$3]);[.$A29]*[.Q$23]*[.$C$4];IF(AND([.$A29]*[.Q$23]&gt;[.$C$3];[.$A29]*[.Q$23]&lt;[.$D$3]);[.$A29]*[.Q$23]*[.$D$4];[.$A29]*[.Q$23]*[.$E$4]))))*[.$F$4]" office:value-type="float" office:value="69125.5202688" calcext:value-type="float">
            <text:p>69.126 </text:p>
          </table:table-cell>
          <table:table-cell table:style-name="ce18" table:formula="of:=(IF([.$A29]*[.R$23]&lt;=[.$B$3];[.$A29]*[.R$23]*[.$B$4];IF(AND([.$A29]*[.R$23]&gt;[.$B$3];[.$A29]*[.R$23]&lt;=[.$C$3]);[.$A29]*[.R$23]*[.$C$4];IF(AND([.$A29]*[.R$23]&gt;[.$C$3];[.$A29]*[.R$23]&lt;[.$D$3]);[.$A29]*[.R$23]*[.$D$4];[.$A29]*[.R$23]*[.$E$4]))))*[.$F$4]" office:value-type="float" office:value="71045.6736096" calcext:value-type="float">
            <text:p>71.046 </text:p>
          </table:table-cell>
          <table:table-cell table:style-name="ce5" table:formula="of:=+[.S28]+0.5" office:value-type="float" office:value="4.5" calcext:value-type="float">
            <text:p>4,50 </text:p>
          </table:table-cell>
          <table:table-cell table:number-columns-repeated="1005"/>
        </table:table-row>
        <table:table-row table:style-name="ro2">
          <table:table-cell table:style-name="ce8" table:formula="of:=+[.A29]+0.5" office:value-type="float" office:value="5" calcext:value-type="float">
            <text:p>5,00 </text:p>
          </table:table-cell>
          <table:table-cell table:style-name="ce21" table:formula="of:=(IF([.$A30]*[.B$23]&lt;=[.$B$3];[.$A30]*[.B$23]*[.$B$4];IF(AND([.$A30]*[.B$23]&gt;[.$B$3];[.$A30]*[.B$23]&lt;=[.$C$3]);[.$A30]*[.B$23]*[.$C$4];IF(AND([.$A30]*[.B$23]&gt;[.$C$3];[.$A30]*[.B$23]&lt;[.$D$3]);[.$A30]*[.B$23]*[.$D$4];[.$A30]*[.B$23]*[.$E$4]))))*[.$F$4]" office:value-type="float" office:value="44803.577952" calcext:value-type="float">
            <text:p>44.804 </text:p>
          </table:table-cell>
          <table:table-cell table:style-name="ce21" table:formula="of:=(IF([.$A30]*[.C$23]&lt;=[.$B$3];[.$A30]*[.C$23]*[.$B$4];IF(AND([.$A30]*[.C$23]&gt;[.$B$3];[.$A30]*[.C$23]&lt;=[.$C$3]);[.$A30]*[.C$23]*[.$C$4];IF(AND([.$A30]*[.C$23]&gt;[.$C$3];[.$A30]*[.C$23]&lt;[.$D$3]);[.$A30]*[.C$23]*[.$D$4];[.$A30]*[.C$23]*[.$E$4]))))*[.$F$4]" office:value-type="float" office:value="46937.081664" calcext:value-type="float">
            <text:p>46.937 </text:p>
          </table:table-cell>
          <table:table-cell table:style-name="ce21" table:formula="of:=(IF([.$A30]*[.D$23]&lt;=[.$B$3];[.$A30]*[.D$23]*[.$B$4];IF(AND([.$A30]*[.D$23]&gt;[.$B$3];[.$A30]*[.D$23]&lt;=[.$C$3]);[.$A30]*[.D$23]*[.$C$4];IF(AND([.$A30]*[.D$23]&gt;[.$C$3];[.$A30]*[.D$23]&lt;[.$D$3]);[.$A30]*[.D$23]*[.$D$4];[.$A30]*[.D$23]*[.$E$4]))))*[.$F$4]" office:value-type="float" office:value="49070.585376" calcext:value-type="float">
            <text:p>49.071 </text:p>
          </table:table-cell>
          <table:table-cell table:style-name="ce21" table:formula="of:=(IF([.$A30]*[.E$23]&lt;=[.$B$3];[.$A30]*[.E$23]*[.$B$4];IF(AND([.$A30]*[.E$23]&gt;[.$B$3];[.$A30]*[.E$23]&lt;=[.$C$3]);[.$A30]*[.E$23]*[.$C$4];IF(AND([.$A30]*[.E$23]&gt;[.$C$3];[.$A30]*[.E$23]&lt;[.$D$3]);[.$A30]*[.E$23]*[.$D$4];[.$A30]*[.E$23]*[.$E$4]))))*[.$F$4]" office:value-type="float" office:value="51204.089088" calcext:value-type="float">
            <text:p>51.204 </text:p>
          </table:table-cell>
          <table:table-cell table:style-name="ce21" table:formula="of:=(IF([.$A30]*[.F$23]&lt;=[.$B$3];[.$A30]*[.F$23]*[.$B$4];IF(AND([.$A30]*[.F$23]&gt;[.$B$3];[.$A30]*[.F$23]&lt;=[.$C$3]);[.$A30]*[.F$23]*[.$C$4];IF(AND([.$A30]*[.F$23]&gt;[.$C$3];[.$A30]*[.F$23]&lt;[.$D$3]);[.$A30]*[.F$23]*[.$D$4];[.$A30]*[.F$23]*[.$E$4]))))*[.$F$4]" office:value-type="float" office:value="53337.5928" calcext:value-type="float">
            <text:p>53.338 </text:p>
          </table:table-cell>
          <table:table-cell table:style-name="ce21" table:formula="of:=(IF([.$A30]*[.G$23]&lt;=[.$B$3];[.$A30]*[.G$23]*[.$B$4];IF(AND([.$A30]*[.G$23]&gt;[.$B$3];[.$A30]*[.G$23]&lt;=[.$C$3]);[.$A30]*[.G$23]*[.$C$4];IF(AND([.$A30]*[.G$23]&gt;[.$C$3];[.$A30]*[.G$23]&lt;[.$D$3]);[.$A30]*[.G$23]*[.$D$4];[.$A30]*[.G$23]*[.$E$4]))))*[.$F$4]" office:value-type="float" office:value="55471.096512" calcext:value-type="float">
            <text:p>55.471 </text:p>
          </table:table-cell>
          <table:table-cell table:style-name="ce21" table:formula="of:=(IF([.$A30]*[.H$23]&lt;=[.$B$3];[.$A30]*[.H$23]*[.$B$4];IF(AND([.$A30]*[.H$23]&gt;[.$B$3];[.$A30]*[.H$23]&lt;=[.$C$3]);[.$A30]*[.H$23]*[.$C$4];IF(AND([.$A30]*[.H$23]&gt;[.$C$3];[.$A30]*[.H$23]&lt;[.$D$3]);[.$A30]*[.H$23]*[.$D$4];[.$A30]*[.H$23]*[.$E$4]))))*[.$F$4]" office:value-type="float" office:value="57604.600224" calcext:value-type="float">
            <text:p>57.605 </text:p>
          </table:table-cell>
          <table:table-cell table:style-name="ce21" table:formula="of:=(IF([.$A30]*[.I$23]&lt;=[.$B$3];[.$A30]*[.I$23]*[.$B$4];IF(AND([.$A30]*[.I$23]&gt;[.$B$3];[.$A30]*[.I$23]&lt;=[.$C$3]);[.$A30]*[.I$23]*[.$C$4];IF(AND([.$A30]*[.I$23]&gt;[.$C$3];[.$A30]*[.I$23]&lt;[.$D$3]);[.$A30]*[.I$23]*[.$D$4];[.$A30]*[.I$23]*[.$E$4]))))*[.$F$4]" office:value-type="float" office:value="59738.103936" calcext:value-type="float">
            <text:p>59.738 </text:p>
          </table:table-cell>
          <table:table-cell table:style-name="ce21" table:formula="of:=(IF([.$A30]*[.J$23]&lt;=[.$B$3];[.$A30]*[.J$23]*[.$B$4];IF(AND([.$A30]*[.J$23]&gt;[.$B$3];[.$A30]*[.J$23]&lt;=[.$C$3]);[.$A30]*[.J$23]*[.$C$4];IF(AND([.$A30]*[.J$23]&gt;[.$C$3];[.$A30]*[.J$23]&lt;[.$D$3]);[.$A30]*[.J$23]*[.$D$4];[.$A30]*[.J$23]*[.$E$4]))))*[.$F$4]" office:value-type="float" office:value="61871.607648" calcext:value-type="float">
            <text:p>61.872 </text:p>
          </table:table-cell>
          <table:table-cell table:style-name="ce21" table:formula="of:=(IF([.$A30]*[.K$23]&lt;=[.$B$3];[.$A30]*[.K$23]*[.$B$4];IF(AND([.$A30]*[.K$23]&gt;[.$B$3];[.$A30]*[.K$23]&lt;=[.$C$3]);[.$A30]*[.K$23]*[.$C$4];IF(AND([.$A30]*[.K$23]&gt;[.$C$3];[.$A30]*[.K$23]&lt;[.$D$3]);[.$A30]*[.K$23]*[.$D$4];[.$A30]*[.K$23]*[.$E$4]))))*[.$F$4]" office:value-type="float" office:value="64005.11136" calcext:value-type="float">
            <text:p>64.005 </text:p>
          </table:table-cell>
          <table:table-cell table:style-name="ce21" table:formula="of:=(IF([.$A30]*[.L$23]&lt;=[.$B$3];[.$A30]*[.L$23]*[.$B$4];IF(AND([.$A30]*[.L$23]&gt;[.$B$3];[.$A30]*[.L$23]&lt;=[.$C$3]);[.$A30]*[.L$23]*[.$C$4];IF(AND([.$A30]*[.L$23]&gt;[.$C$3];[.$A30]*[.L$23]&lt;[.$D$3]);[.$A30]*[.L$23]*[.$D$4];[.$A30]*[.L$23]*[.$E$4]))))*[.$F$4]" office:value-type="float" office:value="66138.615072" calcext:value-type="float">
            <text:p>66.139 </text:p>
          </table:table-cell>
          <table:table-cell table:style-name="ce21" table:formula="of:=(IF([.$A30]*[.M$23]&lt;=[.$B$3];[.$A30]*[.M$23]*[.$B$4];IF(AND([.$A30]*[.M$23]&gt;[.$B$3];[.$A30]*[.M$23]&lt;=[.$C$3]);[.$A30]*[.M$23]*[.$C$4];IF(AND([.$A30]*[.M$23]&gt;[.$C$3];[.$A30]*[.M$23]&lt;[.$D$3]);[.$A30]*[.M$23]*[.$D$4];[.$A30]*[.M$23]*[.$E$4]))))*[.$F$4]" office:value-type="float" office:value="68272.118784" calcext:value-type="float">
            <text:p>68.272 </text:p>
          </table:table-cell>
          <table:table-cell table:style-name="ce21" table:formula="of:=(IF([.$A30]*[.N$23]&lt;=[.$B$3];[.$A30]*[.N$23]*[.$B$4];IF(AND([.$A30]*[.N$23]&gt;[.$B$3];[.$A30]*[.N$23]&lt;=[.$C$3]);[.$A30]*[.N$23]*[.$C$4];IF(AND([.$A30]*[.N$23]&gt;[.$C$3];[.$A30]*[.N$23]&lt;[.$D$3]);[.$A30]*[.N$23]*[.$D$4];[.$A30]*[.N$23]*[.$E$4]))))*[.$F$4]" office:value-type="float" office:value="70405.622496" calcext:value-type="float">
            <text:p>70.406 </text:p>
          </table:table-cell>
          <table:table-cell table:style-name="ce21" table:formula="of:=(IF([.$A30]*[.O$23]&lt;=[.$B$3];[.$A30]*[.O$23]*[.$B$4];IF(AND([.$A30]*[.O$23]&gt;[.$B$3];[.$A30]*[.O$23]&lt;=[.$C$3]);[.$A30]*[.O$23]*[.$C$4];IF(AND([.$A30]*[.O$23]&gt;[.$C$3];[.$A30]*[.O$23]&lt;[.$D$3]);[.$A30]*[.O$23]*[.$D$4];[.$A30]*[.O$23]*[.$E$4]))))*[.$F$4]" office:value-type="float" office:value="72539.126208" calcext:value-type="float">
            <text:p>72.539 </text:p>
          </table:table-cell>
          <table:table-cell table:style-name="ce21" table:formula="of:=(IF([.$A30]*[.P$23]&lt;=[.$B$3];[.$A30]*[.P$23]*[.$B$4];IF(AND([.$A30]*[.P$23]&gt;[.$B$3];[.$A30]*[.P$23]&lt;=[.$C$3]);[.$A30]*[.P$23]*[.$C$4];IF(AND([.$A30]*[.P$23]&gt;[.$C$3];[.$A30]*[.P$23]&lt;[.$D$3]);[.$A30]*[.P$23]*[.$D$4];[.$A30]*[.P$23]*[.$E$4]))))*[.$F$4]" office:value-type="float" office:value="74672.62992" calcext:value-type="float">
            <text:p>74.673 </text:p>
          </table:table-cell>
          <table:table-cell table:style-name="ce21" table:formula="of:=(IF([.$A30]*[.Q$23]&lt;=[.$B$3];[.$A30]*[.Q$23]*[.$B$4];IF(AND([.$A30]*[.Q$23]&gt;[.$B$3];[.$A30]*[.Q$23]&lt;=[.$C$3]);[.$A30]*[.Q$23]*[.$C$4];IF(AND([.$A30]*[.Q$23]&gt;[.$C$3];[.$A30]*[.Q$23]&lt;[.$D$3]);[.$A30]*[.Q$23]*[.$D$4];[.$A30]*[.Q$23]*[.$E$4]))))*[.$F$4]" office:value-type="float" office:value="76806.133632" calcext:value-type="float">
            <text:p>76.806 </text:p>
          </table:table-cell>
          <table:table-cell table:style-name="ce21" table:formula="of:=(IF([.$A30]*[.R$23]&lt;=[.$B$3];[.$A30]*[.R$23]*[.$B$4];IF(AND([.$A30]*[.R$23]&gt;[.$B$3];[.$A30]*[.R$23]&lt;=[.$C$3]);[.$A30]*[.R$23]*[.$C$4];IF(AND([.$A30]*[.R$23]&gt;[.$C$3];[.$A30]*[.R$23]&lt;[.$D$3]);[.$A30]*[.R$23]*[.$D$4];[.$A30]*[.R$23]*[.$E$4]))))*[.$F$4]" office:value-type="float" office:value="78939.637344" calcext:value-type="float">
            <text:p>78.940 </text:p>
          </table:table-cell>
          <table:table-cell table:style-name="ce8" table:formula="of:=+[.S29]+0.5" office:value-type="float" office:value="5" calcext:value-type="float">
            <text:p>5,00 </text:p>
          </table:table-cell>
          <table:table-cell table:number-columns-repeated="1005"/>
        </table:table-row>
        <table:table-row table:style-name="ro2">
          <table:table-cell table:style-name="ce5" table:formula="of:=+[.A30]+0.5" office:value-type="float" office:value="5.5" calcext:value-type="float">
            <text:p>5,50 </text:p>
          </table:table-cell>
          <table:table-cell table:style-name="ce18" table:formula="of:=(IF([.$A31]*[.B$23]&lt;=[.$B$3];[.$A31]*[.B$23]*[.$B$4];IF(AND([.$A31]*[.B$23]&gt;[.$B$3];[.$A31]*[.B$23]&lt;=[.$C$3]);[.$A31]*[.B$23]*[.$C$4];IF(AND([.$A31]*[.B$23]&gt;[.$C$3];[.$A31]*[.B$23]&lt;[.$D$3]);[.$A31]*[.B$23]*[.$D$4];[.$A31]*[.B$23]*[.$E$4]))))*[.$F$4]" office:value-type="float" office:value="49283.9357472" calcext:value-type="float">
            <text:p>49.284 </text:p>
          </table:table-cell>
          <table:table-cell table:style-name="ce18" table:formula="of:=(IF([.$A31]*[.C$23]&lt;=[.$B$3];[.$A31]*[.C$23]*[.$B$4];IF(AND([.$A31]*[.C$23]&gt;[.$B$3];[.$A31]*[.C$23]&lt;=[.$C$3]);[.$A31]*[.C$23]*[.$C$4];IF(AND([.$A31]*[.C$23]&gt;[.$C$3];[.$A31]*[.C$23]&lt;[.$D$3]);[.$A31]*[.C$23]*[.$D$4];[.$A31]*[.C$23]*[.$E$4]))))*[.$F$4]" office:value-type="float" office:value="51630.7898304" calcext:value-type="float">
            <text:p>51.631 </text:p>
          </table:table-cell>
          <table:table-cell table:style-name="ce18" table:formula="of:=(IF([.$A31]*[.D$23]&lt;=[.$B$3];[.$A31]*[.D$23]*[.$B$4];IF(AND([.$A31]*[.D$23]&gt;[.$B$3];[.$A31]*[.D$23]&lt;=[.$C$3]);[.$A31]*[.D$23]*[.$C$4];IF(AND([.$A31]*[.D$23]&gt;[.$C$3];[.$A31]*[.D$23]&lt;[.$D$3]);[.$A31]*[.D$23]*[.$D$4];[.$A31]*[.D$23]*[.$E$4]))))*[.$F$4]" office:value-type="float" office:value="53977.6439136" calcext:value-type="float">
            <text:p>53.978 </text:p>
          </table:table-cell>
          <table:table-cell table:style-name="ce18" table:formula="of:=(IF([.$A31]*[.E$23]&lt;=[.$B$3];[.$A31]*[.E$23]*[.$B$4];IF(AND([.$A31]*[.E$23]&gt;[.$B$3];[.$A31]*[.E$23]&lt;=[.$C$3]);[.$A31]*[.E$23]*[.$C$4];IF(AND([.$A31]*[.E$23]&gt;[.$C$3];[.$A31]*[.E$23]&lt;[.$D$3]);[.$A31]*[.E$23]*[.$D$4];[.$A31]*[.E$23]*[.$E$4]))))*[.$F$4]" office:value-type="float" office:value="56324.4979968" calcext:value-type="float">
            <text:p>56.324 </text:p>
          </table:table-cell>
          <table:table-cell table:style-name="ce18" table:formula="of:=(IF([.$A31]*[.F$23]&lt;=[.$B$3];[.$A31]*[.F$23]*[.$B$4];IF(AND([.$A31]*[.F$23]&gt;[.$B$3];[.$A31]*[.F$23]&lt;=[.$C$3]);[.$A31]*[.F$23]*[.$C$4];IF(AND([.$A31]*[.F$23]&gt;[.$C$3];[.$A31]*[.F$23]&lt;[.$D$3]);[.$A31]*[.F$23]*[.$D$4];[.$A31]*[.F$23]*[.$E$4]))))*[.$F$4]" office:value-type="float" office:value="58671.35208" calcext:value-type="float">
            <text:p>58.671 </text:p>
          </table:table-cell>
          <table:table-cell table:style-name="ce18" table:formula="of:=(IF([.$A31]*[.G$23]&lt;=[.$B$3];[.$A31]*[.G$23]*[.$B$4];IF(AND([.$A31]*[.G$23]&gt;[.$B$3];[.$A31]*[.G$23]&lt;=[.$C$3]);[.$A31]*[.G$23]*[.$C$4];IF(AND([.$A31]*[.G$23]&gt;[.$C$3];[.$A31]*[.G$23]&lt;[.$D$3]);[.$A31]*[.G$23]*[.$D$4];[.$A31]*[.G$23]*[.$E$4]))))*[.$F$4]" office:value-type="float" office:value="61018.2061632" calcext:value-type="float">
            <text:p>61.018 </text:p>
          </table:table-cell>
          <table:table-cell table:style-name="ce18" table:formula="of:=(IF([.$A31]*[.H$23]&lt;=[.$B$3];[.$A31]*[.H$23]*[.$B$4];IF(AND([.$A31]*[.H$23]&gt;[.$B$3];[.$A31]*[.H$23]&lt;=[.$C$3]);[.$A31]*[.H$23]*[.$C$4];IF(AND([.$A31]*[.H$23]&gt;[.$C$3];[.$A31]*[.H$23]&lt;[.$D$3]);[.$A31]*[.H$23]*[.$D$4];[.$A31]*[.H$23]*[.$E$4]))))*[.$F$4]" office:value-type="float" office:value="63365.0602464" calcext:value-type="float">
            <text:p>63.365 </text:p>
          </table:table-cell>
          <table:table-cell table:style-name="ce18" table:formula="of:=(IF([.$A31]*[.I$23]&lt;=[.$B$3];[.$A31]*[.I$23]*[.$B$4];IF(AND([.$A31]*[.I$23]&gt;[.$B$3];[.$A31]*[.I$23]&lt;=[.$C$3]);[.$A31]*[.I$23]*[.$C$4];IF(AND([.$A31]*[.I$23]&gt;[.$C$3];[.$A31]*[.I$23]&lt;[.$D$3]);[.$A31]*[.I$23]*[.$D$4];[.$A31]*[.I$23]*[.$E$4]))))*[.$F$4]" office:value-type="float" office:value="65711.9143296" calcext:value-type="float">
            <text:p>65.712 </text:p>
          </table:table-cell>
          <table:table-cell table:style-name="ce18" table:formula="of:=(IF([.$A31]*[.J$23]&lt;=[.$B$3];[.$A31]*[.J$23]*[.$B$4];IF(AND([.$A31]*[.J$23]&gt;[.$B$3];[.$A31]*[.J$23]&lt;=[.$C$3]);[.$A31]*[.J$23]*[.$C$4];IF(AND([.$A31]*[.J$23]&gt;[.$C$3];[.$A31]*[.J$23]&lt;[.$D$3]);[.$A31]*[.J$23]*[.$D$4];[.$A31]*[.J$23]*[.$E$4]))))*[.$F$4]" office:value-type="float" office:value="68058.7684128" calcext:value-type="float">
            <text:p>68.059 </text:p>
          </table:table-cell>
          <table:table-cell table:style-name="ce18" table:formula="of:=(IF([.$A31]*[.K$23]&lt;=[.$B$3];[.$A31]*[.K$23]*[.$B$4];IF(AND([.$A31]*[.K$23]&gt;[.$B$3];[.$A31]*[.K$23]&lt;=[.$C$3]);[.$A31]*[.K$23]*[.$C$4];IF(AND([.$A31]*[.K$23]&gt;[.$C$3];[.$A31]*[.K$23]&lt;[.$D$3]);[.$A31]*[.K$23]*[.$D$4];[.$A31]*[.K$23]*[.$E$4]))))*[.$F$4]" office:value-type="float" office:value="70405.622496" calcext:value-type="float">
            <text:p>70.406 </text:p>
          </table:table-cell>
          <table:table-cell table:style-name="ce18" table:formula="of:=(IF([.$A31]*[.L$23]&lt;=[.$B$3];[.$A31]*[.L$23]*[.$B$4];IF(AND([.$A31]*[.L$23]&gt;[.$B$3];[.$A31]*[.L$23]&lt;=[.$C$3]);[.$A31]*[.L$23]*[.$C$4];IF(AND([.$A31]*[.L$23]&gt;[.$C$3];[.$A31]*[.L$23]&lt;[.$D$3]);[.$A31]*[.L$23]*[.$D$4];[.$A31]*[.L$23]*[.$E$4]))))*[.$F$4]" office:value-type="float" office:value="72752.4765792" calcext:value-type="float">
            <text:p>72.752 </text:p>
          </table:table-cell>
          <table:table-cell table:style-name="ce18" table:formula="of:=(IF([.$A31]*[.M$23]&lt;=[.$B$3];[.$A31]*[.M$23]*[.$B$4];IF(AND([.$A31]*[.M$23]&gt;[.$B$3];[.$A31]*[.M$23]&lt;=[.$C$3]);[.$A31]*[.M$23]*[.$C$4];IF(AND([.$A31]*[.M$23]&gt;[.$C$3];[.$A31]*[.M$23]&lt;[.$D$3]);[.$A31]*[.M$23]*[.$D$4];[.$A31]*[.M$23]*[.$E$4]))))*[.$F$4]" office:value-type="float" office:value="75099.3306624" calcext:value-type="float">
            <text:p>75.099 </text:p>
          </table:table-cell>
          <table:table-cell table:style-name="ce18" table:formula="of:=(IF([.$A31]*[.N$23]&lt;=[.$B$3];[.$A31]*[.N$23]*[.$B$4];IF(AND([.$A31]*[.N$23]&gt;[.$B$3];[.$A31]*[.N$23]&lt;=[.$C$3]);[.$A31]*[.N$23]*[.$C$4];IF(AND([.$A31]*[.N$23]&gt;[.$C$3];[.$A31]*[.N$23]&lt;[.$D$3]);[.$A31]*[.N$23]*[.$D$4];[.$A31]*[.N$23]*[.$E$4]))))*[.$F$4]" office:value-type="float" office:value="77446.1847456" calcext:value-type="float">
            <text:p>77.446 </text:p>
          </table:table-cell>
          <table:table-cell table:style-name="ce18" table:formula="of:=(IF([.$A31]*[.O$23]&lt;=[.$B$3];[.$A31]*[.O$23]*[.$B$4];IF(AND([.$A31]*[.O$23]&gt;[.$B$3];[.$A31]*[.O$23]&lt;=[.$C$3]);[.$A31]*[.O$23]*[.$C$4];IF(AND([.$A31]*[.O$23]&gt;[.$C$3];[.$A31]*[.O$23]&lt;[.$D$3]);[.$A31]*[.O$23]*[.$D$4];[.$A31]*[.O$23]*[.$E$4]))))*[.$F$4]" office:value-type="float" office:value="79793.0388288" calcext:value-type="float">
            <text:p>79.793 </text:p>
          </table:table-cell>
          <table:table-cell table:style-name="ce18" table:formula="of:=(IF([.$A31]*[.P$23]&lt;=[.$B$3];[.$A31]*[.P$23]*[.$B$4];IF(AND([.$A31]*[.P$23]&gt;[.$B$3];[.$A31]*[.P$23]&lt;=[.$C$3]);[.$A31]*[.P$23]*[.$C$4];IF(AND([.$A31]*[.P$23]&gt;[.$C$3];[.$A31]*[.P$23]&lt;[.$D$3]);[.$A31]*[.P$23]*[.$D$4];[.$A31]*[.P$23]*[.$E$4]))))*[.$F$4]" office:value-type="float" office:value="82139.892912" calcext:value-type="float">
            <text:p>82.140 </text:p>
          </table:table-cell>
          <table:table-cell table:style-name="ce18" table:formula="of:=(IF([.$A31]*[.Q$23]&lt;=[.$B$3];[.$A31]*[.Q$23]*[.$B$4];IF(AND([.$A31]*[.Q$23]&gt;[.$B$3];[.$A31]*[.Q$23]&lt;=[.$C$3]);[.$A31]*[.Q$23]*[.$C$4];IF(AND([.$A31]*[.Q$23]&gt;[.$C$3];[.$A31]*[.Q$23]&lt;[.$D$3]);[.$A31]*[.Q$23]*[.$D$4];[.$A31]*[.Q$23]*[.$E$4]))))*[.$F$4]" office:value-type="float" office:value="84486.7469952" calcext:value-type="float">
            <text:p>84.487 </text:p>
          </table:table-cell>
          <table:table-cell table:style-name="ce18" table:formula="of:=(IF([.$A31]*[.R$23]&lt;=[.$B$3];[.$A31]*[.R$23]*[.$B$4];IF(AND([.$A31]*[.R$23]&gt;[.$B$3];[.$A31]*[.R$23]&lt;=[.$C$3]);[.$A31]*[.R$23]*[.$C$4];IF(AND([.$A31]*[.R$23]&gt;[.$C$3];[.$A31]*[.R$23]&lt;[.$D$3]);[.$A31]*[.R$23]*[.$D$4];[.$A31]*[.R$23]*[.$E$4]))))*[.$F$4]" office:value-type="float" office:value="86833.6010784" calcext:value-type="float">
            <text:p>86.834 </text:p>
          </table:table-cell>
          <table:table-cell table:style-name="ce5" table:formula="of:=+[.S30]+0.5" office:value-type="float" office:value="5.5" calcext:value-type="float">
            <text:p>5,50 </text:p>
          </table:table-cell>
          <table:table-cell table:number-columns-repeated="1005"/>
        </table:table-row>
        <table:table-row table:style-name="ro2">
          <table:table-cell table:style-name="ce5" table:formula="of:=+[.A31]+0.5" office:value-type="float" office:value="6" calcext:value-type="float">
            <text:p>6,00 </text:p>
          </table:table-cell>
          <table:table-cell table:style-name="ce18" table:formula="of:=(IF([.$A32]*[.B$23]&lt;=[.$B$3];[.$A32]*[.B$23]*[.$B$4];IF(AND([.$A32]*[.B$23]&gt;[.$B$3];[.$A32]*[.B$23]&lt;=[.$C$3]);[.$A32]*[.B$23]*[.$C$4];IF(AND([.$A32]*[.B$23]&gt;[.$C$3];[.$A32]*[.B$23]&lt;[.$D$3]);[.$A32]*[.B$23]*[.$D$4];[.$A32]*[.B$23]*[.$E$4]))))*[.$F$4]" office:value-type="float" office:value="53764.2935424" calcext:value-type="float">
            <text:p>53.764 </text:p>
          </table:table-cell>
          <table:table-cell table:style-name="ce18" table:formula="of:=(IF([.$A32]*[.C$23]&lt;=[.$B$3];[.$A32]*[.C$23]*[.$B$4];IF(AND([.$A32]*[.C$23]&gt;[.$B$3];[.$A32]*[.C$23]&lt;=[.$C$3]);[.$A32]*[.C$23]*[.$C$4];IF(AND([.$A32]*[.C$23]&gt;[.$C$3];[.$A32]*[.C$23]&lt;[.$D$3]);[.$A32]*[.C$23]*[.$D$4];[.$A32]*[.C$23]*[.$E$4]))))*[.$F$4]" office:value-type="float" office:value="56324.4979968" calcext:value-type="float">
            <text:p>56.324 </text:p>
          </table:table-cell>
          <table:table-cell table:style-name="ce18" table:formula="of:=(IF([.$A32]*[.D$23]&lt;=[.$B$3];[.$A32]*[.D$23]*[.$B$4];IF(AND([.$A32]*[.D$23]&gt;[.$B$3];[.$A32]*[.D$23]&lt;=[.$C$3]);[.$A32]*[.D$23]*[.$C$4];IF(AND([.$A32]*[.D$23]&gt;[.$C$3];[.$A32]*[.D$23]&lt;[.$D$3]);[.$A32]*[.D$23]*[.$D$4];[.$A32]*[.D$23]*[.$E$4]))))*[.$F$4]" office:value-type="float" office:value="58884.7024512" calcext:value-type="float">
            <text:p>58.885 </text:p>
          </table:table-cell>
          <table:table-cell table:style-name="ce18" table:formula="of:=(IF([.$A32]*[.E$23]&lt;=[.$B$3];[.$A32]*[.E$23]*[.$B$4];IF(AND([.$A32]*[.E$23]&gt;[.$B$3];[.$A32]*[.E$23]&lt;=[.$C$3]);[.$A32]*[.E$23]*[.$C$4];IF(AND([.$A32]*[.E$23]&gt;[.$C$3];[.$A32]*[.E$23]&lt;[.$D$3]);[.$A32]*[.E$23]*[.$D$4];[.$A32]*[.E$23]*[.$E$4]))))*[.$F$4]" office:value-type="float" office:value="61444.9069056" calcext:value-type="float">
            <text:p>61.445 </text:p>
          </table:table-cell>
          <table:table-cell table:style-name="ce18" table:formula="of:=(IF([.$A32]*[.F$23]&lt;=[.$B$3];[.$A32]*[.F$23]*[.$B$4];IF(AND([.$A32]*[.F$23]&gt;[.$B$3];[.$A32]*[.F$23]&lt;=[.$C$3]);[.$A32]*[.F$23]*[.$C$4];IF(AND([.$A32]*[.F$23]&gt;[.$C$3];[.$A32]*[.F$23]&lt;[.$D$3]);[.$A32]*[.F$23]*[.$D$4];[.$A32]*[.F$23]*[.$E$4]))))*[.$F$4]" office:value-type="float" office:value="64005.11136" calcext:value-type="float">
            <text:p>64.005 </text:p>
          </table:table-cell>
          <table:table-cell table:style-name="ce18" table:formula="of:=(IF([.$A32]*[.G$23]&lt;=[.$B$3];[.$A32]*[.G$23]*[.$B$4];IF(AND([.$A32]*[.G$23]&gt;[.$B$3];[.$A32]*[.G$23]&lt;=[.$C$3]);[.$A32]*[.G$23]*[.$C$4];IF(AND([.$A32]*[.G$23]&gt;[.$C$3];[.$A32]*[.G$23]&lt;[.$D$3]);[.$A32]*[.G$23]*[.$D$4];[.$A32]*[.G$23]*[.$E$4]))))*[.$F$4]" office:value-type="float" office:value="66565.3158144" calcext:value-type="float">
            <text:p>66.565 </text:p>
          </table:table-cell>
          <table:table-cell table:style-name="ce18" table:formula="of:=(IF([.$A32]*[.H$23]&lt;=[.$B$3];[.$A32]*[.H$23]*[.$B$4];IF(AND([.$A32]*[.H$23]&gt;[.$B$3];[.$A32]*[.H$23]&lt;=[.$C$3]);[.$A32]*[.H$23]*[.$C$4];IF(AND([.$A32]*[.H$23]&gt;[.$C$3];[.$A32]*[.H$23]&lt;[.$D$3]);[.$A32]*[.H$23]*[.$D$4];[.$A32]*[.H$23]*[.$E$4]))))*[.$F$4]" office:value-type="float" office:value="69125.5202688" calcext:value-type="float">
            <text:p>69.126 </text:p>
          </table:table-cell>
          <table:table-cell table:style-name="ce18" table:formula="of:=(IF([.$A32]*[.I$23]&lt;=[.$B$3];[.$A32]*[.I$23]*[.$B$4];IF(AND([.$A32]*[.I$23]&gt;[.$B$3];[.$A32]*[.I$23]&lt;=[.$C$3]);[.$A32]*[.I$23]*[.$C$4];IF(AND([.$A32]*[.I$23]&gt;[.$C$3];[.$A32]*[.I$23]&lt;[.$D$3]);[.$A32]*[.I$23]*[.$D$4];[.$A32]*[.I$23]*[.$E$4]))))*[.$F$4]" office:value-type="float" office:value="71685.7247232" calcext:value-type="float">
            <text:p>71.686 </text:p>
          </table:table-cell>
          <table:table-cell table:style-name="ce18" table:formula="of:=(IF([.$A32]*[.J$23]&lt;=[.$B$3];[.$A32]*[.J$23]*[.$B$4];IF(AND([.$A32]*[.J$23]&gt;[.$B$3];[.$A32]*[.J$23]&lt;=[.$C$3]);[.$A32]*[.J$23]*[.$C$4];IF(AND([.$A32]*[.J$23]&gt;[.$C$3];[.$A32]*[.J$23]&lt;[.$D$3]);[.$A32]*[.J$23]*[.$D$4];[.$A32]*[.J$23]*[.$E$4]))))*[.$F$4]" office:value-type="float" office:value="74245.9291776" calcext:value-type="float">
            <text:p>74.246 </text:p>
          </table:table-cell>
          <table:table-cell table:style-name="ce18" table:formula="of:=(IF([.$A32]*[.K$23]&lt;=[.$B$3];[.$A32]*[.K$23]*[.$B$4];IF(AND([.$A32]*[.K$23]&gt;[.$B$3];[.$A32]*[.K$23]&lt;=[.$C$3]);[.$A32]*[.K$23]*[.$C$4];IF(AND([.$A32]*[.K$23]&gt;[.$C$3];[.$A32]*[.K$23]&lt;[.$D$3]);[.$A32]*[.K$23]*[.$D$4];[.$A32]*[.K$23]*[.$E$4]))))*[.$F$4]" office:value-type="float" office:value="76806.133632" calcext:value-type="float">
            <text:p>76.806 </text:p>
          </table:table-cell>
          <table:table-cell table:style-name="ce18" table:formula="of:=(IF([.$A32]*[.L$23]&lt;=[.$B$3];[.$A32]*[.L$23]*[.$B$4];IF(AND([.$A32]*[.L$23]&gt;[.$B$3];[.$A32]*[.L$23]&lt;=[.$C$3]);[.$A32]*[.L$23]*[.$C$4];IF(AND([.$A32]*[.L$23]&gt;[.$C$3];[.$A32]*[.L$23]&lt;[.$D$3]);[.$A32]*[.L$23]*[.$D$4];[.$A32]*[.L$23]*[.$E$4]))))*[.$F$4]" office:value-type="float" office:value="79366.3380864" calcext:value-type="float">
            <text:p>79.366 </text:p>
          </table:table-cell>
          <table:table-cell table:style-name="ce18" table:formula="of:=(IF([.$A32]*[.M$23]&lt;=[.$B$3];[.$A32]*[.M$23]*[.$B$4];IF(AND([.$A32]*[.M$23]&gt;[.$B$3];[.$A32]*[.M$23]&lt;=[.$C$3]);[.$A32]*[.M$23]*[.$C$4];IF(AND([.$A32]*[.M$23]&gt;[.$C$3];[.$A32]*[.M$23]&lt;[.$D$3]);[.$A32]*[.M$23]*[.$D$4];[.$A32]*[.M$23]*[.$E$4]))))*[.$F$4]" office:value-type="float" office:value="81926.5425408" calcext:value-type="float">
            <text:p>81.927 </text:p>
          </table:table-cell>
          <table:table-cell table:style-name="ce18" table:formula="of:=(IF([.$A32]*[.N$23]&lt;=[.$B$3];[.$A32]*[.N$23]*[.$B$4];IF(AND([.$A32]*[.N$23]&gt;[.$B$3];[.$A32]*[.N$23]&lt;=[.$C$3]);[.$A32]*[.N$23]*[.$C$4];IF(AND([.$A32]*[.N$23]&gt;[.$C$3];[.$A32]*[.N$23]&lt;[.$D$3]);[.$A32]*[.N$23]*[.$D$4];[.$A32]*[.N$23]*[.$E$4]))))*[.$F$4]" office:value-type="float" office:value="84486.7469952" calcext:value-type="float">
            <text:p>84.487 </text:p>
          </table:table-cell>
          <table:table-cell table:style-name="ce18" table:formula="of:=(IF([.$A32]*[.O$23]&lt;=[.$B$3];[.$A32]*[.O$23]*[.$B$4];IF(AND([.$A32]*[.O$23]&gt;[.$B$3];[.$A32]*[.O$23]&lt;=[.$C$3]);[.$A32]*[.O$23]*[.$C$4];IF(AND([.$A32]*[.O$23]&gt;[.$C$3];[.$A32]*[.O$23]&lt;[.$D$3]);[.$A32]*[.O$23]*[.$D$4];[.$A32]*[.O$23]*[.$E$4]))))*[.$F$4]" office:value-type="float" office:value="87046.9514496" calcext:value-type="float">
            <text:p>87.047 </text:p>
          </table:table-cell>
          <table:table-cell table:style-name="ce18" table:formula="of:=(IF([.$A32]*[.P$23]&lt;=[.$B$3];[.$A32]*[.P$23]*[.$B$4];IF(AND([.$A32]*[.P$23]&gt;[.$B$3];[.$A32]*[.P$23]&lt;=[.$C$3]);[.$A32]*[.P$23]*[.$C$4];IF(AND([.$A32]*[.P$23]&gt;[.$C$3];[.$A32]*[.P$23]&lt;[.$D$3]);[.$A32]*[.P$23]*[.$D$4];[.$A32]*[.P$23]*[.$E$4]))))*[.$F$4]" office:value-type="float" office:value="89607.155904" calcext:value-type="float">
            <text:p>89.607 </text:p>
          </table:table-cell>
          <table:table-cell table:style-name="ce18" table:formula="of:=(IF([.$A32]*[.Q$23]&lt;=[.$B$3];[.$A32]*[.Q$23]*[.$B$4];IF(AND([.$A32]*[.Q$23]&gt;[.$B$3];[.$A32]*[.Q$23]&lt;=[.$C$3]);[.$A32]*[.Q$23]*[.$C$4];IF(AND([.$A32]*[.Q$23]&gt;[.$C$3];[.$A32]*[.Q$23]&lt;[.$D$3]);[.$A32]*[.Q$23]*[.$D$4];[.$A32]*[.Q$23]*[.$E$4]))))*[.$F$4]" office:value-type="float" office:value="92167.3603584" calcext:value-type="float">
            <text:p>92.167 </text:p>
          </table:table-cell>
          <table:table-cell table:style-name="ce18" table:formula="of:=(IF([.$A32]*[.R$23]&lt;=[.$B$3];[.$A32]*[.R$23]*[.$B$4];IF(AND([.$A32]*[.R$23]&gt;[.$B$3];[.$A32]*[.R$23]&lt;=[.$C$3]);[.$A32]*[.R$23]*[.$C$4];IF(AND([.$A32]*[.R$23]&gt;[.$C$3];[.$A32]*[.R$23]&lt;[.$D$3]);[.$A32]*[.R$23]*[.$D$4];[.$A32]*[.R$23]*[.$E$4]))))*[.$F$4]" office:value-type="float" office:value="94727.5648128" calcext:value-type="float">
            <text:p>94.728 </text:p>
          </table:table-cell>
          <table:table-cell table:style-name="ce5" table:formula="of:=+[.S31]+0.5" office:value-type="float" office:value="6" calcext:value-type="float">
            <text:p>6,00 </text:p>
          </table:table-cell>
          <table:table-cell table:number-columns-repeated="1005"/>
        </table:table-row>
        <table:table-row table:style-name="ro2">
          <table:table-cell table:style-name="ce5" table:formula="of:=+[.A32]+0.5" office:value-type="float" office:value="6.5" calcext:value-type="float">
            <text:p>6,50 </text:p>
          </table:table-cell>
          <table:table-cell table:style-name="ce22" table:formula="of:=(IF([.$A33]*[.B$23]&lt;=[.$B$3];[.$A33]*[.B$23]*[.$B$4];IF(AND([.$A33]*[.B$23]&gt;[.$B$3];[.$A33]*[.B$23]&lt;=[.$C$3]);[.$A33]*[.B$23]*[.$C$4];IF(AND([.$A33]*[.B$23]&gt;[.$C$3];[.$A33]*[.B$23]&lt;[.$D$3]);[.$A33]*[.B$23]*[.$D$4];[.$A33]*[.B$23]*[.$E$4]))))*[.$F$4]" office:value-type="float" office:value="58244.6513376" calcext:value-type="float">
            <text:p>58.245 </text:p>
          </table:table-cell>
          <table:table-cell table:style-name="ce22" table:formula="of:=(IF([.$A33]*[.C$23]&lt;=[.$B$3];[.$A33]*[.C$23]*[.$B$4];IF(AND([.$A33]*[.C$23]&gt;[.$B$3];[.$A33]*[.C$23]&lt;=[.$C$3]);[.$A33]*[.C$23]*[.$C$4];IF(AND([.$A33]*[.C$23]&gt;[.$C$3];[.$A33]*[.C$23]&lt;[.$D$3]);[.$A33]*[.C$23]*[.$D$4];[.$A33]*[.C$23]*[.$E$4]))))*[.$F$4]" office:value-type="float" office:value="61018.2061632" calcext:value-type="float">
            <text:p>61.018 </text:p>
          </table:table-cell>
          <table:table-cell table:style-name="ce22" table:formula="of:=(IF([.$A33]*[.D$23]&lt;=[.$B$3];[.$A33]*[.D$23]*[.$B$4];IF(AND([.$A33]*[.D$23]&gt;[.$B$3];[.$A33]*[.D$23]&lt;=[.$C$3]);[.$A33]*[.D$23]*[.$C$4];IF(AND([.$A33]*[.D$23]&gt;[.$C$3];[.$A33]*[.D$23]&lt;[.$D$3]);[.$A33]*[.D$23]*[.$D$4];[.$A33]*[.D$23]*[.$E$4]))))*[.$F$4]" office:value-type="float" office:value="63791.7609888" calcext:value-type="float">
            <text:p>63.792 </text:p>
          </table:table-cell>
          <table:table-cell table:style-name="ce22" table:formula="of:=(IF([.$A33]*[.E$23]&lt;=[.$B$3];[.$A33]*[.E$23]*[.$B$4];IF(AND([.$A33]*[.E$23]&gt;[.$B$3];[.$A33]*[.E$23]&lt;=[.$C$3]);[.$A33]*[.E$23]*[.$C$4];IF(AND([.$A33]*[.E$23]&gt;[.$C$3];[.$A33]*[.E$23]&lt;[.$D$3]);[.$A33]*[.E$23]*[.$D$4];[.$A33]*[.E$23]*[.$E$4]))))*[.$F$4]" office:value-type="float" office:value="66565.3158144" calcext:value-type="float">
            <text:p>66.565 </text:p>
          </table:table-cell>
          <table:table-cell table:style-name="ce22" table:formula="of:=(IF([.$A33]*[.F$23]&lt;=[.$B$3];[.$A33]*[.F$23]*[.$B$4];IF(AND([.$A33]*[.F$23]&gt;[.$B$3];[.$A33]*[.F$23]&lt;=[.$C$3]);[.$A33]*[.F$23]*[.$C$4];IF(AND([.$A33]*[.F$23]&gt;[.$C$3];[.$A33]*[.F$23]&lt;[.$D$3]);[.$A33]*[.F$23]*[.$D$4];[.$A33]*[.F$23]*[.$E$4]))))*[.$F$4]" office:value-type="float" office:value="69338.87064" calcext:value-type="float">
            <text:p>69.339 </text:p>
          </table:table-cell>
          <table:table-cell table:style-name="ce22" table:formula="of:=(IF([.$A33]*[.G$23]&lt;=[.$B$3];[.$A33]*[.G$23]*[.$B$4];IF(AND([.$A33]*[.G$23]&gt;[.$B$3];[.$A33]*[.G$23]&lt;=[.$C$3]);[.$A33]*[.G$23]*[.$C$4];IF(AND([.$A33]*[.G$23]&gt;[.$C$3];[.$A33]*[.G$23]&lt;[.$D$3]);[.$A33]*[.G$23]*[.$D$4];[.$A33]*[.G$23]*[.$E$4]))))*[.$F$4]" office:value-type="float" office:value="72112.4254656" calcext:value-type="float">
            <text:p>72.112 </text:p>
          </table:table-cell>
          <table:table-cell table:style-name="ce22" table:formula="of:=(IF([.$A33]*[.H$23]&lt;=[.$B$3];[.$A33]*[.H$23]*[.$B$4];IF(AND([.$A33]*[.H$23]&gt;[.$B$3];[.$A33]*[.H$23]&lt;=[.$C$3]);[.$A33]*[.H$23]*[.$C$4];IF(AND([.$A33]*[.H$23]&gt;[.$C$3];[.$A33]*[.H$23]&lt;[.$D$3]);[.$A33]*[.H$23]*[.$D$4];[.$A33]*[.H$23]*[.$E$4]))))*[.$F$4]" office:value-type="float" office:value="74885.9802912" calcext:value-type="float">
            <text:p>74.886 </text:p>
          </table:table-cell>
          <table:table-cell table:style-name="ce22" table:formula="of:=(IF([.$A33]*[.I$23]&lt;=[.$B$3];[.$A33]*[.I$23]*[.$B$4];IF(AND([.$A33]*[.I$23]&gt;[.$B$3];[.$A33]*[.I$23]&lt;=[.$C$3]);[.$A33]*[.I$23]*[.$C$4];IF(AND([.$A33]*[.I$23]&gt;[.$C$3];[.$A33]*[.I$23]&lt;[.$D$3]);[.$A33]*[.I$23]*[.$D$4];[.$A33]*[.I$23]*[.$E$4]))))*[.$F$4]" office:value-type="float" office:value="77659.5351168" calcext:value-type="float">
            <text:p>77.660 </text:p>
          </table:table-cell>
          <table:table-cell table:style-name="ce22" table:formula="of:=(IF([.$A33]*[.J$23]&lt;=[.$B$3];[.$A33]*[.J$23]*[.$B$4];IF(AND([.$A33]*[.J$23]&gt;[.$B$3];[.$A33]*[.J$23]&lt;=[.$C$3]);[.$A33]*[.J$23]*[.$C$4];IF(AND([.$A33]*[.J$23]&gt;[.$C$3];[.$A33]*[.J$23]&lt;[.$D$3]);[.$A33]*[.J$23]*[.$D$4];[.$A33]*[.J$23]*[.$E$4]))))*[.$F$4]" office:value-type="float" office:value="80433.0899424" calcext:value-type="float">
            <text:p>80.433 </text:p>
          </table:table-cell>
          <table:table-cell table:style-name="ce22" table:formula="of:=(IF([.$A33]*[.K$23]&lt;=[.$B$3];[.$A33]*[.K$23]*[.$B$4];IF(AND([.$A33]*[.K$23]&gt;[.$B$3];[.$A33]*[.K$23]&lt;=[.$C$3]);[.$A33]*[.K$23]*[.$C$4];IF(AND([.$A33]*[.K$23]&gt;[.$C$3];[.$A33]*[.K$23]&lt;[.$D$3]);[.$A33]*[.K$23]*[.$D$4];[.$A33]*[.K$23]*[.$E$4]))))*[.$F$4]" office:value-type="float" office:value="83206.644768" calcext:value-type="float">
            <text:p>83.207 </text:p>
          </table:table-cell>
          <table:table-cell table:style-name="ce22" table:formula="of:=(IF([.$A33]*[.L$23]&lt;=[.$B$3];[.$A33]*[.L$23]*[.$B$4];IF(AND([.$A33]*[.L$23]&gt;[.$B$3];[.$A33]*[.L$23]&lt;=[.$C$3]);[.$A33]*[.L$23]*[.$C$4];IF(AND([.$A33]*[.L$23]&gt;[.$C$3];[.$A33]*[.L$23]&lt;[.$D$3]);[.$A33]*[.L$23]*[.$D$4];[.$A33]*[.L$23]*[.$E$4]))))*[.$F$4]" office:value-type="float" office:value="85980.1995936" calcext:value-type="float">
            <text:p>85.980 </text:p>
          </table:table-cell>
          <table:table-cell table:style-name="ce22" table:formula="of:=(IF([.$A33]*[.M$23]&lt;=[.$B$3];[.$A33]*[.M$23]*[.$B$4];IF(AND([.$A33]*[.M$23]&gt;[.$B$3];[.$A33]*[.M$23]&lt;=[.$C$3]);[.$A33]*[.M$23]*[.$C$4];IF(AND([.$A33]*[.M$23]&gt;[.$C$3];[.$A33]*[.M$23]&lt;[.$D$3]);[.$A33]*[.M$23]*[.$D$4];[.$A33]*[.M$23]*[.$E$4]))))*[.$F$4]" office:value-type="float" office:value="88753.7544192" calcext:value-type="float">
            <text:p>88.754 </text:p>
          </table:table-cell>
          <table:table-cell table:style-name="ce22" table:formula="of:=(IF([.$A33]*[.N$23]&lt;=[.$B$3];[.$A33]*[.N$23]*[.$B$4];IF(AND([.$A33]*[.N$23]&gt;[.$B$3];[.$A33]*[.N$23]&lt;=[.$C$3]);[.$A33]*[.N$23]*[.$C$4];IF(AND([.$A33]*[.N$23]&gt;[.$C$3];[.$A33]*[.N$23]&lt;[.$D$3]);[.$A33]*[.N$23]*[.$D$4];[.$A33]*[.N$23]*[.$E$4]))))*[.$F$4]" office:value-type="float" office:value="91527.3092448" calcext:value-type="float">
            <text:p>91.527 </text:p>
          </table:table-cell>
          <table:table-cell table:style-name="ce22" table:formula="of:=(IF([.$A33]*[.O$23]&lt;=[.$B$3];[.$A33]*[.O$23]*[.$B$4];IF(AND([.$A33]*[.O$23]&gt;[.$B$3];[.$A33]*[.O$23]&lt;=[.$C$3]);[.$A33]*[.O$23]*[.$C$4];IF(AND([.$A33]*[.O$23]&gt;[.$C$3];[.$A33]*[.O$23]&lt;[.$D$3]);[.$A33]*[.O$23]*[.$D$4];[.$A33]*[.O$23]*[.$E$4]))))*[.$F$4]" office:value-type="float" office:value="94300.8640704" calcext:value-type="float">
            <text:p>94.301 </text:p>
          </table:table-cell>
          <table:table-cell table:style-name="ce22" table:formula="of:=(IF([.$A33]*[.P$23]&lt;=[.$B$3];[.$A33]*[.P$23]*[.$B$4];IF(AND([.$A33]*[.P$23]&gt;[.$B$3];[.$A33]*[.P$23]&lt;=[.$C$3]);[.$A33]*[.P$23]*[.$C$4];IF(AND([.$A33]*[.P$23]&gt;[.$C$3];[.$A33]*[.P$23]&lt;[.$D$3]);[.$A33]*[.P$23]*[.$D$4];[.$A33]*[.P$23]*[.$E$4]))))*[.$F$4]" office:value-type="float" office:value="97074.418896" calcext:value-type="float">
            <text:p>97.074 </text:p>
          </table:table-cell>
          <table:table-cell table:style-name="ce22" table:formula="of:=(IF([.$A33]*[.Q$23]&lt;=[.$B$3];[.$A33]*[.Q$23]*[.$B$4];IF(AND([.$A33]*[.Q$23]&gt;[.$B$3];[.$A33]*[.Q$23]&lt;=[.$C$3]);[.$A33]*[.Q$23]*[.$C$4];IF(AND([.$A33]*[.Q$23]&gt;[.$C$3];[.$A33]*[.Q$23]&lt;[.$D$3]);[.$A33]*[.Q$23]*[.$D$4];[.$A33]*[.Q$23]*[.$E$4]))))*[.$F$4]" office:value-type="float" office:value="99847.9737216" calcext:value-type="float">
            <text:p>99.848 </text:p>
          </table:table-cell>
          <table:table-cell table:style-name="ce22" table:formula="of:=(IF([.$A33]*[.R$23]&lt;=[.$B$3];[.$A33]*[.R$23]*[.$B$4];IF(AND([.$A33]*[.R$23]&gt;[.$B$3];[.$A33]*[.R$23]&lt;=[.$C$3]);[.$A33]*[.R$23]*[.$C$4];IF(AND([.$A33]*[.R$23]&gt;[.$C$3];[.$A33]*[.R$23]&lt;[.$D$3]);[.$A33]*[.R$23]*[.$D$4];[.$A33]*[.R$23]*[.$E$4]))))*[.$F$4]" office:value-type="float" office:value="102621.5285472" calcext:value-type="float">
            <text:p>102.622 </text:p>
          </table:table-cell>
          <table:table-cell table:style-name="ce5" table:formula="of:=+[.S32]+0.5" office:value-type="float" office:value="6.5" calcext:value-type="float">
            <text:p>6,50 </text:p>
          </table:table-cell>
          <table:table-cell table:number-columns-repeated="1005"/>
        </table:table-row>
        <table:table-row table:style-name="ro2">
          <table:table-cell table:number-columns-repeated="13"/>
          <table:table-cell office:value-type="string" office:string-value="Importes con IVA incluído" calcext:value-type="string">
            <text:p>Importes con IVA incluído </text:p>
          </table:table-cell>
          <table:table-cell table:number-columns-repeated="1010"/>
        </table:table-row>
        <table:table-row table:style-name="ro2" table:number-rows-repeated="16">
          <table:table-cell table:number-columns-repeated="1024"/>
        </table:table-row>
        <table:table-row table:style-name="ro9" table:number-rows-repeated="13">
          <table:table-cell table:number-columns-repeated="1024"/>
        </table:table-row>
        <table:table-row table:style-name="ro9">
          <table:table-cell table:number-columns-repeated="17"/>
          <table:table-cell office:value-type="float" office:value="11730" calcext:value-type="float">
            <text:p>11.730,00 </text:p>
          </table:table-cell>
          <table:table-cell table:number-columns-repeated="1006"/>
        </table:table-row>
        <table:table-row table:style-name="ro9">
          <table:table-cell table:number-columns-repeated="17"/>
          <table:table-cell office:value-type="float" office:value="1915" calcext:value-type="float">
            <text:p>1.915,00 </text:p>
          </table:table-cell>
          <table:table-cell table:number-columns-repeated="1006"/>
        </table:table-row>
        <table:table-row table:style-name="ro9">
          <table:table-cell table:number-columns-repeated="17"/>
          <table:table-cell office:value-type="float" office:value="4900" calcext:value-type="float">
            <text:p>4.900,00 </text:p>
          </table:table-cell>
          <table:table-cell table:number-columns-repeated="1006"/>
        </table:table-row>
        <table:table-row table:style-name="ro9">
          <table:table-cell table:number-columns-repeated="17"/>
          <table:table-cell office:value-type="float" office:value="5984" calcext:value-type="float">
            <text:p>5.984,00 </text:p>
          </table:table-cell>
          <table:table-cell table:number-columns-repeated="1006"/>
        </table:table-row>
        <table:table-row table:style-name="ro9">
          <table:table-cell table:number-columns-repeated="17"/>
          <table:table-cell office:value-type="float" office:value="7982.85" calcext:value-type="float">
            <text:p>7.982,85 </text:p>
          </table:table-cell>
          <table:table-cell table:number-columns-repeated="1006"/>
        </table:table-row>
        <table:table-row table:style-name="ro9">
          <table:table-cell table:number-columns-repeated="17"/>
          <table:table-cell office:value-type="float" office:value="4224.14" calcext:value-type="float">
            <text:p>4.224,14 </text:p>
          </table:table-cell>
          <table:table-cell table:number-columns-repeated="1006"/>
        </table:table-row>
        <table:table-row table:style-name="ro9">
          <table:table-cell table:number-columns-repeated="17"/>
          <table:table-cell office:value-type="float" office:value="10000" calcext:value-type="float">
            <text:p>10.000,00 </text:p>
          </table:table-cell>
          <table:table-cell table:number-columns-repeated="1006"/>
        </table:table-row>
        <table:table-row table:style-name="ro9">
          <table:table-cell table:number-columns-repeated="17"/>
          <table:table-cell office:value-type="float" office:value="2610" calcext:value-type="float">
            <text:p>2.610,00 </text:p>
          </table:table-cell>
          <table:table-cell table:number-columns-repeated="1006"/>
        </table:table-row>
        <table:table-row table:style-name="ro9">
          <table:table-cell table:number-columns-repeated="17"/>
          <table:table-cell office:value-type="float" office:value="2460" calcext:value-type="float">
            <text:p>2.460,00 </text:p>
          </table:table-cell>
          <table:table-cell table:number-columns-repeated="1006"/>
        </table:table-row>
        <table:table-row table:style-name="ro9">
          <table:table-cell table:number-columns-repeated="17"/>
          <table:table-cell office:value-type="float" office:value="8776.23" calcext:value-type="float">
            <text:p>8.776,23 </text:p>
          </table:table-cell>
          <table:table-cell table:number-columns-repeated="1006"/>
        </table:table-row>
        <table:table-row table:style-name="ro9">
          <table:table-cell table:number-columns-repeated="17"/>
          <table:table-cell office:value-type="float" office:value="4460" calcext:value-type="float">
            <text:p>4.460,00 </text:p>
          </table:table-cell>
          <table:table-cell table:number-columns-repeated="1006"/>
        </table:table-row>
        <table:table-row table:style-name="ro9">
          <table:table-cell table:number-columns-repeated="17"/>
          <table:table-cell office:value-type="float" office:value="4080" calcext:value-type="float">
            <text:p>4.080,00 </text:p>
          </table:table-cell>
          <table:table-cell table:number-columns-repeated="1006"/>
        </table:table-row>
        <table:table-row table:style-name="ro9">
          <table:table-cell table:number-columns-repeated="17"/>
          <table:table-cell office:value-type="float" office:value="4890" calcext:value-type="float">
            <text:p>4.890,00 </text:p>
          </table:table-cell>
          <table:table-cell table:number-columns-repeated="1006"/>
        </table:table-row>
        <table:table-row table:style-name="ro9">
          <table:table-cell table:number-columns-repeated="17"/>
          <table:table-cell office:value-type="float" office:value="12034" calcext:value-type="float">
            <text:p>12.034,00 </text:p>
          </table:table-cell>
          <table:table-cell table:number-columns-repeated="1006"/>
        </table:table-row>
        <table:table-row table:style-name="ro9">
          <table:table-cell table:number-columns-repeated="17"/>
          <table:table-cell office:value-type="float" office:value="21490.35" calcext:value-type="float">
            <text:p>21.490,35 </text:p>
          </table:table-cell>
          <table:table-cell table:number-columns-repeated="1006"/>
        </table:table-row>
        <table:table-row table:style-name="ro9">
          <table:table-cell table:number-columns-repeated="17"/>
          <table:table-cell office:value-type="float" office:value="4563.33" calcext:value-type="float">
            <text:p>4.563,33 </text:p>
          </table:table-cell>
          <table:table-cell table:number-columns-repeated="1006"/>
        </table:table-row>
        <table:table-row table:style-name="ro9">
          <table:table-cell table:number-columns-repeated="17"/>
          <table:table-cell office:value-type="float" office:value="6840" calcext:value-type="float">
            <text:p>6.840,00 </text:p>
          </table:table-cell>
          <table:table-cell table:number-columns-repeated="1006"/>
        </table:table-row>
        <table:table-row table:style-name="ro9">
          <table:table-cell table:number-columns-repeated="17"/>
          <table:table-cell office:value-type="float" office:value="8300" calcext:value-type="float">
            <text:p>8.300,00 </text:p>
          </table:table-cell>
          <table:table-cell table:number-columns-repeated="1006"/>
        </table:table-row>
        <table:table-row table:style-name="ro9">
          <table:table-cell table:number-columns-repeated="17"/>
          <table:table-cell office:value-type="float" office:value="13938.97" calcext:value-type="float">
            <text:p>13.938,97 </text:p>
          </table:table-cell>
          <table:table-cell table:number-columns-repeated="1006"/>
        </table:table-row>
        <table:table-row table:style-name="ro9">
          <table:table-cell table:number-columns-repeated="17"/>
          <table:table-cell office:value-type="float" office:value="4700" calcext:value-type="float">
            <text:p>4.700,00 </text:p>
          </table:table-cell>
          <table:table-cell table:number-columns-repeated="1006"/>
        </table:table-row>
        <table:table-row table:style-name="ro9">
          <table:table-cell table:number-columns-repeated="17"/>
          <table:table-cell office:value-type="float" office:value="25467.11" calcext:value-type="float">
            <text:p>25.467,11 </text:p>
          </table:table-cell>
          <table:table-cell table:number-columns-repeated="1006"/>
        </table:table-row>
        <table:table-row table:style-name="ro9">
          <table:table-cell table:number-columns-repeated="17"/>
          <table:table-cell office:value-type="float" office:value="4563.33" calcext:value-type="float">
            <text:p>4.563,33 </text:p>
          </table:table-cell>
          <table:table-cell table:number-columns-repeated="1006"/>
        </table:table-row>
        <table:table-row table:style-name="ro9">
          <table:table-cell table:number-columns-repeated="17"/>
          <table:table-cell office:value-type="float" office:value="5549.2" calcext:value-type="float">
            <text:p>5.549,20 </text:p>
          </table:table-cell>
          <table:table-cell table:number-columns-repeated="1006"/>
        </table:table-row>
        <table:table-row table:style-name="ro9">
          <table:table-cell table:number-columns-repeated="17"/>
          <table:table-cell office:value-type="float" office:value="5546.4" calcext:value-type="float">
            <text:p>5.546,40 </text:p>
          </table:table-cell>
          <table:table-cell table:number-columns-repeated="1006"/>
        </table:table-row>
        <table:table-row table:style-name="ro9">
          <table:table-cell table:number-columns-repeated="17"/>
          <table:table-cell office:value-type="float" office:value="8498.59" calcext:value-type="float">
            <text:p>8.498,59 </text:p>
          </table:table-cell>
          <table:table-cell table:number-columns-repeated="1006"/>
        </table:table-row>
        <table:table-row table:style-name="ro9">
          <table:table-cell table:number-columns-repeated="17"/>
          <table:table-cell office:value-type="float" office:value="4700" calcext:value-type="float">
            <text:p>4.700,00 </text:p>
          </table:table-cell>
          <table:table-cell table:number-columns-repeated="1006"/>
        </table:table-row>
        <table:table-row table:style-name="ro9">
          <table:table-cell table:number-columns-repeated="17"/>
          <table:table-cell office:value-type="float" office:value="2350" calcext:value-type="float">
            <text:p>2.350,00 </text:p>
          </table:table-cell>
          <table:table-cell table:number-columns-repeated="1006"/>
        </table:table-row>
        <table:table-row table:style-name="ro9">
          <table:table-cell table:number-columns-repeated="17"/>
          <table:table-cell office:value-type="float" office:value="2420" calcext:value-type="float">
            <text:p>2.420,00 </text:p>
          </table:table-cell>
          <table:table-cell table:number-columns-repeated="1006"/>
        </table:table-row>
        <table:table-row table:style-name="ro9">
          <table:table-cell table:number-columns-repeated="17"/>
          <table:table-cell office:value-type="float" office:value="5347" calcext:value-type="float">
            <text:p>5.347,00 </text:p>
          </table:table-cell>
          <table:table-cell table:number-columns-repeated="1006"/>
        </table:table-row>
        <table:table-row table:style-name="ro9">
          <table:table-cell table:number-columns-repeated="17"/>
          <table:table-cell office:value-type="float" office:value="9890" calcext:value-type="float">
            <text:p>9.890,00 </text:p>
          </table:table-cell>
          <table:table-cell table:number-columns-repeated="1006"/>
        </table:table-row>
        <table:table-row table:style-name="ro9">
          <table:table-cell table:number-columns-repeated="17"/>
          <table:table-cell office:value-type="float" office:value="3600" calcext:value-type="float">
            <text:p>3.600,00 </text:p>
          </table:table-cell>
          <table:table-cell table:number-columns-repeated="1006"/>
        </table:table-row>
        <table:table-row table:style-name="ro9">
          <table:table-cell table:number-columns-repeated="17"/>
          <table:table-cell office:value-type="float" office:value="4480" calcext:value-type="float">
            <text:p>4.480,00 </text:p>
          </table:table-cell>
          <table:table-cell table:number-columns-repeated="1006"/>
        </table:table-row>
        <table:table-row table:style-name="ro9">
          <table:table-cell table:number-columns-repeated="17"/>
          <table:table-cell office:value-type="float" office:value="5640" calcext:value-type="float">
            <text:p>5.640,00 </text:p>
          </table:table-cell>
          <table:table-cell table:number-columns-repeated="1006"/>
        </table:table-row>
        <table:table-row table:style-name="ro9">
          <table:table-cell table:number-columns-repeated="17"/>
          <table:table-cell office:value-type="float" office:value="3000" calcext:value-type="float">
            <text:p>3.000,00 </text:p>
          </table:table-cell>
          <table:table-cell table:number-columns-repeated="1006"/>
        </table:table-row>
        <table:table-row table:style-name="ro9">
          <table:table-cell table:number-columns-repeated="17"/>
          <table:table-cell office:value-type="float" office:value="3176" calcext:value-type="float">
            <text:p>3.176,00 </text:p>
          </table:table-cell>
          <table:table-cell table:number-columns-repeated="1006"/>
        </table:table-row>
        <table:table-row table:style-name="ro9">
          <table:table-cell table:number-columns-repeated="17"/>
          <table:table-cell office:value-type="float" office:value="5545.1" calcext:value-type="float">
            <text:p>5.545,10 </text:p>
          </table:table-cell>
          <table:table-cell table:number-columns-repeated="1006"/>
        </table:table-row>
        <table:table-row table:style-name="ro9">
          <table:table-cell table:number-columns-repeated="17"/>
          <table:table-cell office:value-type="float" office:value="4340" calcext:value-type="float">
            <text:p>4.340,00 </text:p>
          </table:table-cell>
          <table:table-cell table:number-columns-repeated="1006"/>
        </table:table-row>
        <table:table-row table:style-name="ro9">
          <table:table-cell table:number-columns-repeated="17"/>
          <table:table-cell office:value-type="float" office:value="2660.95" calcext:value-type="float">
            <text:p>2.660,95 </text:p>
          </table:table-cell>
          <table:table-cell table:number-columns-repeated="1006"/>
        </table:table-row>
        <table:table-row table:style-name="ro9">
          <table:table-cell table:number-columns-repeated="17"/>
          <table:table-cell office:value-type="float" office:value="9550" calcext:value-type="float">
            <text:p>9.550,00 </text:p>
          </table:table-cell>
          <table:table-cell table:number-columns-repeated="1006"/>
        </table:table-row>
        <table:table-row table:style-name="ro9">
          <table:table-cell table:number-columns-repeated="17"/>
          <table:table-cell office:value-type="float" office:value="1215" calcext:value-type="float">
            <text:p>1.215,00 </text:p>
          </table:table-cell>
          <table:table-cell table:number-columns-repeated="1006"/>
        </table:table-row>
        <table:table-row table:style-name="ro9">
          <table:table-cell table:number-columns-repeated="17"/>
          <table:table-cell office:value-type="float" office:value="5530" calcext:value-type="float">
            <text:p>5.530,00 </text:p>
          </table:table-cell>
          <table:table-cell table:number-columns-repeated="1006"/>
        </table:table-row>
        <table:table-row table:style-name="ro9">
          <table:table-cell table:number-columns-repeated="17"/>
          <table:table-cell office:value-type="float" office:value="5548.3" calcext:value-type="float">
            <text:p>5.548,30 </text:p>
          </table:table-cell>
          <table:table-cell table:number-columns-repeated="1006"/>
        </table:table-row>
        <table:table-row table:style-name="ro9">
          <table:table-cell table:number-columns-repeated="17"/>
          <table:table-cell office:value-type="float" office:value="4910" calcext:value-type="float">
            <text:p>4.910,00 </text:p>
          </table:table-cell>
          <table:table-cell table:number-columns-repeated="1006"/>
        </table:table-row>
        <table:table-row table:style-name="ro9">
          <table:table-cell table:number-columns-repeated="17"/>
          <table:table-cell office:value-type="float" office:value="4006.8" calcext:value-type="float">
            <text:p>4.006,80 </text:p>
          </table:table-cell>
          <table:table-cell table:number-columns-repeated="1006"/>
        </table:table-row>
        <table:table-row table:style-name="ro9">
          <table:table-cell table:number-columns-repeated="17"/>
          <table:table-cell office:value-type="float" office:value="4584" calcext:value-type="float">
            <text:p>4.584,00 </text:p>
          </table:table-cell>
          <table:table-cell table:number-columns-repeated="1006"/>
        </table:table-row>
        <table:table-row table:style-name="ro9">
          <table:table-cell table:number-columns-repeated="17"/>
          <table:table-cell office:value-type="float" office:value="4235" calcext:value-type="float">
            <text:p>4.235,00 </text:p>
          </table:table-cell>
          <table:table-cell table:number-columns-repeated="1006"/>
        </table:table-row>
        <table:table-row table:style-name="ro9">
          <table:table-cell table:number-columns-repeated="17"/>
          <table:table-cell office:value-type="float" office:value="4000" calcext:value-type="float">
            <text:p>4.000,00 </text:p>
          </table:table-cell>
          <table:table-cell table:number-columns-repeated="1006"/>
        </table:table-row>
        <table:table-row table:style-name="ro9">
          <table:table-cell table:number-columns-repeated="17"/>
          <table:table-cell office:value-type="float" office:value="4563.33" calcext:value-type="float">
            <text:p>4.563,33 </text:p>
          </table:table-cell>
          <table:table-cell table:number-columns-repeated="1006"/>
        </table:table-row>
        <table:table-row table:style-name="ro9">
          <table:table-cell table:number-columns-repeated="17"/>
          <table:table-cell table:formula="of:=SUM([.R64:.R111])" office:value-type="float" office:value="300794.98" calcext:value-type="float">
            <text:p>300.794,98 </text:p>
          </table:table-cell>
          <table:table-cell table:number-columns-repeated="1006"/>
        </table:table-row>
        <table:table-row table:style-name="ro9">
          <table:table-cell table:number-columns-repeated="17"/>
          <table:table-cell table:formula="of:=+[.R112]-[.R64]-[.R65]-[.R66]" office:value-type="float" office:value="282249.98" calcext:value-type="float">
            <text:p>282.249,98 </text:p>
          </table:table-cell>
          <table:table-cell table:number-columns-repeated="1006"/>
        </table:table-row>
        <table:table-row table:style-name="ro9">
          <table:table-cell table:number-columns-repeated="1024"/>
        </table:table-row>
        <table:table-row table:style-name="ro9">
          <table:table-cell table:number-columns-repeated="17"/>
          <table:table-cell table:formula="of:=+[.R112]-285248.17" office:value-type="float" office:value="15546.81" calcext:value-type="float">
            <text:p>15.546,81 </text:p>
          </table:table-cell>
          <table:table-cell table:number-columns-repeated="1006"/>
        </table:table-row>
        <table:table-row table:style-name="ro9" table:number-rows-repeated="1048455">
          <table:table-cell table:number-columns-repeated="1024"/>
        </table:table-row>
        <table:table-row table:style-name="ro11" table:number-rows-repeated="5">
          <table:table-cell table:number-columns-repeated="1024"/>
        </table:table-row>
        <table:table-row table:style-name="ro11">
          <table:table-cell table:number-columns-repeated="1024"/>
        </table:table-row>
      </table:table>
      <table:table table:name="ZONDA triang" table:style-name="ta2" table:print="false">
        <table:shapes>
          <draw:g draw:z-index="0" draw:name="Group 2">
            <draw:custom-shape draw:name="Freeform 3" draw:style-name="gr1" draw:text-style-name="P1" svg:width="47.61mm" svg:height="16.07mm" svg:x="86.3mm" svg:y="1.78m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5.05mm" svg:height="3.46mm" svg:x="83.68mm" svg:y="16.17m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5.05mm" svg:height="13.71mm" svg:x="83.68mm" svg:y="2.96m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5.05mm" svg:height="3.43mm" svg:x="83.68mm" svg:y="0m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44.39mm" svg:height="3.43mm" svg:x="87.92mm" svg:y="0m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4.98mm" svg:height="3.43mm" svg:x="131.54mm" svg:y="0m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4.98mm" svg:height="13.71mm" svg:x="131.54mm" svg:y="2.96m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4.98mm" svg:height="3.46mm" svg:x="131.54mm" svg:y="16.17m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44.39mm" svg:height="3.46mm" svg:x="87.92mm" svg:y="16.17m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50.27mm" svg:height="17.98mm" svg:x="85.06mm" svg:y="0.8m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2.03mm" svg:height="1.37mm" svg:x="84.66mm" svg:y="17.77m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7mm" svg:height="15.58mm" svg:x="84.66mm" svg:y="2m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2.03mm" svg:height="1.32mm" svg:x="84.66mm" svg:y="0.5m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46.81mm" svg:height="0.42mm" svg:x="86.81mm" svg:y="0.5m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1.98mm" svg:height="1.32mm" svg:x="133.8mm" svg:y="0.5m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67mm" svg:height="15.58mm" svg:x="135.11mm" svg:y="2m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1.98mm" svg:height="1.37mm" svg:x="133.8mm" svg:y="17.77m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46.81mm" svg:height="0.46mm" svg:x="86.81mm" svg:y="18.66m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6.05mm" svg:height="3.42mm" svg:x="90.02mm" svg:y="4.14m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1.77mm" svg:height="0.21mm" svg:x="93.15mm" svg:y="3.98m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1.9mm" svg:height="0.73mm" svg:x="91.11mm" svg:y="3.98m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1.51mm" svg:height="2.01mm" svg:x="89.92mm" svg:y="4.75m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0.9mm" svg:height="1.03mm" svg:x="89.69mm" svg:y="6.72m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2.39mm" svg:height="0.21mm" svg:x="90.76mm" svg:y="7.54m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1.84mm" svg:height="1.03mm" svg:x="93.31mm" svg:y="6.72m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1.47mm" svg:height="1.79mm" svg:x="94.78mm" svg:y="4.97m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1.15mm" svg:height="1.01mm" svg:x="95.13mm" svg:y="3.98m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1.96mm" svg:height="0.29mm" svg:x="91.33mm" svg:y="6.6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1.66mm" svg:height="2.18mm" svg:x="91.44mm" svg:y="4.57m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2.02mm" svg:height="0.29mm" svg:x="92.91mm" svg:y="4.57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1.41mm" svg:height="2.19mm" svg:x="93.31mm" svg:y="4.75m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5.97mm" svg:height="3.42mm" svg:x="105.14mm" svg:y="4.14m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1.83mm" svg:height="2.7mm" svg:x="109.4mm" svg:y="4.97m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1.08mm" svg:height="1.07mm" svg:x="110.31mm" svg:y="3.88m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3.52mm" svg:height="0.3mm" svg:x="106.56mm" svg:y="3.88m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0.98mm" svg:height="0.81mm" svg:x="105.98mm" svg:y="4.06m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3.51mm" svg:height="0.29mm" svg:x="106.45mm" svg:y="4.57m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0.8mm" svg:height="0.89mm" svg:x="108.99mm" svg:y="4.75m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1.75mm" svg:height="0.29mm" svg:x="107.42mm" svg:y="5.35m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1.9mm" svg:height="0.72mm" svg:x="105.32mm" svg:y="5.35m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7mm" svg:height="0.63mm" svg:x="105.02mm" svg:y="6.13m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0.85mm" svg:height="1.03mm" svg:x="104.86mm" svg:y="6.72m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3.81mm" svg:height="0.21mm" svg:x="105.88mm" svg:y="7.54m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1.96mm" svg:height="0.29mm" svg:x="106.45mm" svg:y="6.6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68mm" svg:height="0.6mm" svg:x="106.56mm" svg:y="6.18m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1.95mm" svg:height="0.2mm" svg:x="107.14mm" svg:y="6.18m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42mm" svg:height="0.6mm" svg:x="108.38mm" svg:y="6.34m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6.17mm" svg:height="3.42mm" svg:x="125.2mm" svg:y="4.14m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1.84mm" svg:height="0.21mm" svg:x="128.37mm" svg:y="3.98m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1.92mm" svg:height="0.73mm" svg:x="126.27mm" svg:y="3.98m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1.53mm" svg:height="2.01mm" svg:x="125.08mm" svg:y="4.75m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0.94mm" svg:height="1.03mm" svg:x="124.86mm" svg:y="6.72m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2.41mm" svg:height="0.21mm" svg:x="125.99mm" svg:y="7.54m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1.76mm" svg:height="1.03mm" svg:x="128.55mm" svg:y="6.72m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1.41mm" svg:height="1.79mm" svg:x="129.96mm" svg:y="4.97m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1.1mm" svg:height="1.01mm" svg:x="130.4mm" svg:y="3.98m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1.97mm" svg:height="0.29mm" svg:x="126.5mm" svg:y="6.65m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1.53mm" svg:height="2.18mm" svg:x="126.73mm" svg:y="4.57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1.87mm" svg:height="0.29mm" svg:x="128.25mm" svg:y="4.57m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1.59mm" svg:height="2.19mm" svg:x="128.43mm" svg:y="4.75m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6.58mm" svg:height="3.42mm" svg:x="111.33mm" svg:y="4.14m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1.53mm" svg:height="0.21mm" svg:x="113.31mm" svg:y="3.98m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2.64mm" svg:height="3.69mm" svg:x="110.93mm" svg:y="4.06m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1.67mm" svg:height="0.3mm" svg:x="111.33mm" svg:y="7.54m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2.18mm" svg:height="3.09mm" svg:x="112.69mm" svg:y="4.57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1.97mm" svg:height="0.29mm" svg:x="114.84mm" svg:y="4.57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2.34mm" svg:height="3.09mm" svg:x="114.32mm" svg:y="4.75m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1.67mm" svg:height="0.3mm" svg:x="114.72mm" svg:y="7.54m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1.97mm" svg:height="2.7mm" svg:x="116.03mm" svg:y="4.97m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1.21mm" svg:height="1.01mm" svg:x="117mm" svg:y="3.98m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2.21mm" svg:height="0.51mm" svg:x="114.62mm" svg:y="3.88m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67mm" svg:height="0.39mm" svg:x="114.62mm" svg:y="3.98m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5.81mm" svg:height="3.42mm" svg:x="96.32mm" svg:y="4.14m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2.52mm" svg:height="0.51mm" svg:x="99.55mm" svg:y="3.88m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67mm" svg:height="0.39mm" svg:x="99.55mm" svg:y="3.98m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1.53mm" svg:height="0.21mm" svg:x="98.31mm" svg:y="3.98m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2.78mm" svg:height="3.69mm" svg:x="95.87mm" svg:y="4.06m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1.66mm" svg:height="0.3mm" svg:x="96.32mm" svg:y="7.54m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2.22mm" svg:height="3.09mm" svg:x="97.63mm" svg:y="4.57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2.23mm" svg:height="0.29mm" svg:x="99.78mm" svg:y="4.57m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0.98mm" svg:height="0.73mm" svg:x="101.6mm" svg:y="3.98m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7.54mm" svg:height="5.18mm" svg:x="118.57mm" svg:y="2.38m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1.51mm" svg:height="0.21mm" svg:x="124.58mm" svg:y="2.16m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1.46mm" svg:height="1.91mm" svg:x="123.44mm" svg:y="2.27m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1.64mm" svg:height="0.21mm" svg:x="121.86mm" svg:y="3.98m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1.92mm" svg:height="0.73mm" svg:x="119.76mm" svg:y="3.98m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1.51mm" svg:height="2.01mm" svg:x="118.47mm" svg:y="4.75m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1.04mm" svg:height="1.03mm" svg:x="118.24mm" svg:y="6.72m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2.27mm" svg:height="0.21mm" svg:x="119.43mm" svg:y="7.54m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1.21mm" svg:height="0.3mm" svg:x="121.92mm" svg:y="7.54m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3.67mm" svg:height="5.55mm" svg:x="122.82mm" svg:y="2.16m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1.58mm" svg:height="2.18mm" svg:x="120.06mm" svg:y="4.57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1.91mm" svg:height="0.29mm" svg:x="121.64mm" svg:y="4.57m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1.52mm" svg:height="2.19mm" svg:x="121.86mm" svg:y="4.75m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2.07mm" svg:height="0.29mm" svg:x="119.88mm" svg:y="6.65m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4.6mm" svg:height="5.18mm" svg:x="101.23mm" svg:y="2.38m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1.65mm" svg:height="0.25mm" svg:x="104.18mm" svg:y="2.16m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3.76mm" svg:height="5.44mm" svg:x="100.76mm" svg:y="2.32m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1.58mm" svg:height="0.21mm" svg:x="101.23mm" svg:y="7.54m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3.81mm" svg:height="5.55mm" svg:x="102.42mm" svg:y="2.16m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5.61mm" svg:height="3.98mm" svg:x="95.18mm" svg:y="8.93m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16.2mm" svg:height="4.07mm" svg:x="101.45mm" svg:y="8.83m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7.39mm" svg:height="3.98mm" svg:x="118.17mm" svg:y="8.93m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0.85mm" svg:height="0.97mm" svg:x="86.79mm" svg:y="14.5m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0.98mm" svg:height="0.97mm" svg:x="87.79mm" svg:y="14.5m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7mm" svg:height="1.11mm" svg:x="90.02mm" svg:y="14.46m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0.78mm" svg:height="1.11mm" svg:x="91.11mm" svg:y="14.46m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66mm" svg:height="0.97mm" svg:x="92.3mm" svg:y="14.5m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0.86mm" svg:height="1.11mm" svg:x="93.31mm" svg:y="14.46m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0.8mm" svg:height="0.97mm" svg:x="94.56mm" svg:y="14.5m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0.91mm" svg:height="0.97mm" svg:x="96.2mm" svg:y="14.5m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0.87mm" svg:height="0.97mm" svg:x="97.85mm" svg:y="14.5m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0.79mm" svg:height="1.07mm" svg:x="99.15mm" svg:y="14.5m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0.78mm" svg:height="0.97mm" svg:x="100.17mm" svg:y="14.5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0.85mm" svg:height="0.97mm" svg:x="101.12mm" svg:y="14.5m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68mm" svg:height="1.07mm" svg:x="102.76mm" svg:y="14.5m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24mm" svg:height="1.32mm" svg:x="104.29mm" svg:y="14.46m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0.9mm" svg:height="0.97mm" svg:x="104.92mm" svg:y="14.5m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0.78mm" svg:height="1.11mm" svg:x="106.17mm" svg:y="14.46m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0.79mm" svg:height="0.97mm" svg:x="107.3mm" svg:y="14.5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0.78mm" svg:height="1.11mm" svg:x="108.38mm" svg:y="14.46m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0.78mm" svg:height="0.97mm" svg:x="109.57mm" svg:y="14.5m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0.79mm" svg:height="0.97mm" svg:x="110.93mm" svg:y="14.5m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0.92mm" svg:height="0.97mm" svg:x="112.01mm" svg:y="14.5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25mm" svg:height="1.32mm" svg:x="113.2mm" svg:y="14.46m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0.8mm" svg:height="0.97mm" svg:x="114.32mm" svg:y="14.5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54mm" svg:height="0.97mm" svg:x="115.41mm" svg:y="14.5m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73mm" svg:height="0.97mm" svg:x="116.37mm" svg:y="14.5m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67mm" svg:height="0.97mm" svg:x="117.33mm" svg:y="14.5m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54mm" svg:height="0.97mm" svg:x="118.47mm" svg:y="14.5m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0.9mm" svg:height="0.97mm" svg:x="119.2mm" svg:y="14.5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0.91mm" svg:height="0.97mm" svg:x="120.32mm" svg:y="14.5m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62mm" svg:height="1.07mm" svg:x="122.02mm" svg:y="14.5m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55mm" svg:height="0.97mm" svg:x="123.05mm" svg:y="14.5m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67mm" svg:height="1.07mm" svg:x="124.01mm" svg:y="14.5m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42mm" svg:height="0.97mm" svg:x="124.98mm" svg:y="14.5m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66mm" svg:height="0.97mm" svg:x="126.62mm" svg:y="14.5m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68mm" svg:height="1.07mm" svg:x="127.58mm" svg:y="14.5m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0.78mm" svg:height="0.97mm" svg:x="128.55mm" svg:y="14.5m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67mm" svg:height="1.07mm" svg:x="129.67mm" svg:y="14.5m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68mm" svg:height="0.97mm" svg:x="130.63mm" svg:y="14.5m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74mm" svg:height="1.07mm" svg:x="131.56mm" svg:y="14.5m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36mm" svg:height="0.97mm" svg:x="132.73mm" svg:y="14.5m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0.98mm" svg:height="1.36mm" svg:x="102.76mm" svg:y="17.08m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1.07mm" svg:height="1.36mm" svg:x="104.02mm" svg:y="17.08m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0.9mm" svg:height="1.36mm" svg:x="105.6mm" svg:y="17.08m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24mm" svg:height="1.36mm" svg:x="107.02mm" svg:y="17.08mm">
              <text:p/>
              <draw:enhanced-geometry svg:viewBox="0 0 21600 21600" draw:type="rectangle" draw:enhanced-path="M 0 0 L 21600 0 21600 21600 0 21600 0 0 Z N"/>
            </draw:custom-shape>
            <draw:custom-shape draw:name="Freeform 152" draw:style-name="gr3" draw:text-style-name="P3" svg:width="1.1mm" svg:height="1.36mm" svg:x="107.52mm" svg:y="17.08m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0.98mm" svg:height="1.36mm" svg:x="109.57mm" svg:y="17.08m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0.78mm" svg:height="1.36mm" svg:x="111.05mm" svg:y="17.08m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1.08mm" svg:height="1.36mm" svg:x="112.18mm" svg:y="17.08m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1.04mm" svg:height="1.36mm" svg:x="113.65mm" svg:y="17.08m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1.04mm" svg:height="1.44mm" svg:x="115.07mm" svg:y="17.02m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1.16mm" svg:height="1.36mm" svg:x="116.37mm" svg:y="17.08m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36mm" svg:height="0.5mm" svg:x="98.36mm" svg:y="16.17m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Rectangle 160" draw:style-name="gr3" draw:text-style-name="P3" svg:width="0.24mm" svg:height="0.03mm" svg:x="99.04mm" svg:y="16.38mm">
              <text:p/>
              <draw:enhanced-geometry svg:viewBox="0 0 21600 21600" draw:type="rectangle" draw:enhanced-path="M 0 0 L 21600 0 21600 21600 0 21600 0 0 Z N"/>
            </draw:custom-shape>
            <draw:custom-shape draw:name="Freeform 161" draw:style-name="gr3" draw:text-style-name="P3" svg:width="0.73mm" svg:height="0.5mm" svg:x="99.7mm" svg:y="16.17m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48mm" svg:height="0.5mm" svg:x="100.86mm" svg:y="16.17m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47mm" svg:height="0.5mm" svg:x="103.17mm" svg:y="16.17m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23mm" svg:height="0.5mm" svg:x="104.02mm" svg:y="16.17m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47mm" svg:height="0.5mm" svg:x="104.92mm" svg:y="16.17m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29mm" svg:height="0.5mm" svg:x="105.7mm" svg:y="16.17m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47mm" svg:height="0.7mm" svg:x="106.45mm" svg:y="15.96m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48mm" svg:height="0.5mm" svg:x="107.3mm" svg:y="16.17m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48mm" svg:height="0.5mm" svg:x="108.49mm" svg:y="16.17m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29mm" svg:height="0.5mm" svg:x="109.4mm" svg:y="16.17m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47mm" svg:height="0.5mm" svg:x="110.02mm" svg:y="16.17m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44mm" svg:height="0.5mm" svg:x="110.87mm" svg:y="16.17m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0.98mm" svg:height="0.7mm" svg:x="111.61mm" svg:y="15.96m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35mm" svg:height="0.5mm" svg:x="113.31mm" svg:y="16.17m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18mm" svg:height="0.7mm" svg:x="114.04mm" svg:y="15.96m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42mm" svg:height="0.5mm" svg:x="114.55mm" svg:y="16.17m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56mm" svg:height="0.5mm" svg:x="115.28mm" svg:y="16.17m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36mm" svg:height="0.5mm" svg:x="116.47mm" svg:y="16.17m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44mm" svg:height="0.5mm" svg:x="117.56mm" svg:y="16.17m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48mm" svg:height="0.5mm" svg:x="118.29mm" svg:y="16.17m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0.78mm" svg:height="0.5mm" svg:x="119.2mm" svg:y="16.17m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42mm" svg:height="0.5mm" svg:x="120.85mm" svg:y="16.17m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23mm" svg:height="0.5mm" svg:x="121.64mm" svg:y="16.17m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41.58mm" svg:height="0.29mm" svg:x="90.2mm" svg:y="4.97mm">
              <text:p/>
              <draw:enhanced-geometry svg:viewBox="0 0 21600 21600" draw:type="rectangle" draw:enhanced-path="M 0 0 L 21600 0 21600 21600 0 21600 0 0 Z N"/>
            </draw:custom-shape>
          </draw:g>
        </table:shapes>
        <table:table-column table:style-name="co2" table:default-cell-style-name="ce1"/>
        <table:table-column table:style-name="co3" table:number-columns-repeated="12" table:default-cell-style-name="ce10"/>
        <table:table-column table:style-name="co4" table:default-cell-style-name="ce10"/>
        <table:table-column table:style-name="co3" table:default-cell-style-name="ce10"/>
        <table:table-column table:style-name="co10" table:default-cell-style-name="ce10"/>
        <table:table-column table:style-name="co3" table:number-columns-repeated="2" table:default-cell-style-name="ce10"/>
        <table:table-column table:style-name="co2" table:default-cell-style-name="ce1"/>
        <table:table-column table:style-name="co7" table:number-columns-repeated="238" table:default-cell-style-name="ce10"/>
        <table:table-column table:style-name="co7" table:number-columns-repeated="767" table:default-cell-style-name="Default"/>
        <table:table-row table:style-name="ro3">
          <table:table-cell table:number-columns-repeated="1024"/>
        </table:table-row>
        <table:table-row table:style-name="ro3">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1018"/>
        </table:table-row>
        <table:table-row table:style-name="ro3">
          <table:table-cell/>
          <table:table-cell table:style-name="ce11" office:value-type="float" office:value="3.56" calcext:value-type="float">
            <text:p>3,56 </text:p>
          </table:table-cell>
          <table:table-cell table:style-name="ce11" office:value-type="float" office:value="3.42" calcext:value-type="float">
            <text:p>3,42 </text:p>
          </table:table-cell>
          <table:table-cell table:style-name="ce11" office:value-type="float" office:value="3.37" calcext:value-type="float">
            <text:p>3,37 </text:p>
          </table:table-cell>
          <table:table-cell table:style-name="ce11" office:value-type="float" office:value="3.3" calcext:value-type="float">
            <text:p>3,30 </text:p>
          </table:table-cell>
          <table:table-cell table:style-name="ce11"/>
          <table:table-cell table:number-columns-repeated="1018"/>
        </table:table-row>
        <table:table-row table:style-name="ro6">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1018"/>
        </table:table-row>
        <table:table-row table:style-name="ro3">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1018"/>
        </table:table-row>
        <table:table-row table:style-name="ro8">
          <table:table-cell table:number-columns-repeated="1024"/>
        </table:table-row>
        <table:table-row table:style-name="ro3" table:visibility="collapse">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1018"/>
        </table:table-row>
        <table:table-row table:style-name="ro9" table:visibility="collapse">
          <table:table-cell/>
          <table:table-cell table:formula="of:=+[.C8]*1.0282*1.02" office:value-type="float" office:value="724.969105557481" calcext:value-type="float">
            <text:p>724,97 </text:p>
          </table:table-cell>
          <table:table-cell table:formula="of:=+[.D8]*1.0282" office:value-type="float" office:value="691.260479533509" calcext:value-type="float">
            <text:p>691,26 </text:p>
          </table:table-cell>
          <table:table-cell table:formula="of:=+[.E8]*1.0282" office:value-type="float" office:value="672.301575115259" calcext:value-type="float">
            <text:p>672,30 </text:p>
          </table:table-cell>
          <table:table-cell table:formula="of:=+['Cálculo costo'.J35]" office:value-type="float" office:value="653.862648429546" calcext:value-type="float">
            <text:p>653,86 </text:p>
          </table:table-cell>
          <table:table-cell office:value-type="float" office:value="1" calcext:value-type="float">
            <text:p>1,00 </text:p>
          </table:table-cell>
          <table:table-cell table:number-columns-repeated="1018"/>
        </table:table-row>
        <table:table-row table:style-name="ro9">
          <table:table-cell table:number-columns-repeated="16"/>
          <table:table-cell table:style-name="ce31" table:formula="of:=TODAY()" office:value-type="date" office:date-value="2021-01-12" calcext:value-type="date" table:number-columns-spanned="2" table:number-rows-spanned="1">
            <text:p>12-ene-2021</text:p>
          </table:table-cell>
          <table:covered-table-cell table:style-name="ce31"/>
          <table:table-cell table:number-columns-repeated="1006"/>
        </table:table-row>
        <table:table-row table:style-name="ro3">
          <table:table-cell table:style-name="ce2" office:value-type="string" office:string-value="Lonas confeccionadas - Cobertura 840 sin soga, ojales dentados y refuerzos triangulares" calcext:value-type="string" table:number-columns-spanned="16" table:number-rows-spanned="1">
            <text:p>Lonas confeccionadas - Cobertura 840 sin soga, ojales dentados y refuerzos triangulares </text:p>
          </table:table-cell>
          <table:covered-table-cell table:number-columns-repeated="15" table:style-name="ce2"/>
          <table:table-cell table:number-columns-repeated="2"/>
          <table:table-cell table:style-name="ce10"/>
          <table:table-cell table:number-columns-repeated="238"/>
          <table:table-cell table:style-name="ce10" table:number-columns-repeated="767"/>
        </table:table-row>
        <table:table-row table:style-name="ro14">
          <table:table-cell table:number-columns-repeated="2"/>
          <table:table-cell table:style-name="ce59" office:value-type="string" office:string-value="ZONDA" calcext:value-type="string" table:number-columns-spanned="13" table:number-rows-spanned="1">
            <text:p>ZONDA </text:p>
          </table:table-cell>
          <table:covered-table-cell table:number-columns-repeated="12"/>
          <table:table-cell table:number-columns-repeated="1009"/>
        </table:table-row>
        <table:table-row table:style-name="ro15">
          <table:table-cell table:number-columns-repeated="1024"/>
        </table:table-row>
        <table:table-row table:style-name="ro9">
          <table:table-cell table:style-name="ce41"/>
          <table:table-cell table:style-name="ce43" office:value-type="float" office:value="2" calcext:value-type="float">
            <text:p>2,00 </text:p>
          </table:table-cell>
          <table:table-cell table:style-name="ce43" table:formula="of:=+[.B13]+0.5" office:value-type="float" office:value="2.5" calcext:value-type="float">
            <text:p>2,50 </text:p>
          </table:table-cell>
          <table:table-cell table:style-name="ce43" table:formula="of:=+[.C13]+0.5" office:value-type="float" office:value="3" calcext:value-type="float">
            <text:p>3,00 </text:p>
          </table:table-cell>
          <table:table-cell table:style-name="ce43" table:formula="of:=+[.D13]+0.5" office:value-type="float" office:value="3.5" calcext:value-type="float">
            <text:p>3,50 </text:p>
          </table:table-cell>
          <table:table-cell table:style-name="ce43" table:formula="of:=+[.E13]+0.5" office:value-type="float" office:value="4" calcext:value-type="float">
            <text:p>4,00 </text:p>
          </table:table-cell>
          <table:table-cell table:style-name="ce43" table:formula="of:=+[.F13]+0.5" office:value-type="float" office:value="4.5" calcext:value-type="float">
            <text:p>4,50 </text:p>
          </table:table-cell>
          <table:table-cell table:style-name="ce43" table:formula="of:=+[.G13]+0.5" office:value-type="float" office:value="5" calcext:value-type="float">
            <text:p>5,00 </text:p>
          </table:table-cell>
          <table:table-cell table:style-name="ce43" table:formula="of:=+[.H13]+0.5" office:value-type="float" office:value="5.5" calcext:value-type="float">
            <text:p>5,50 </text:p>
          </table:table-cell>
          <table:table-cell table:style-name="ce43" table:formula="of:=+[.I13]+0.5" office:value-type="float" office:value="6" calcext:value-type="float">
            <text:p>6,00 </text:p>
          </table:table-cell>
          <table:table-cell table:style-name="ce43" table:formula="of:=+[.J13]+0.5" office:value-type="float" office:value="6.5" calcext:value-type="float">
            <text:p>6,50 </text:p>
          </table:table-cell>
          <table:table-cell table:style-name="ce43" table:formula="of:=+[.K13]+0.5" office:value-type="float" office:value="7" calcext:value-type="float">
            <text:p>7,00 </text:p>
          </table:table-cell>
          <table:table-cell table:style-name="ce43" table:formula="of:=+[.L13]+0.5" office:value-type="float" office:value="7.5" calcext:value-type="float">
            <text:p>7,50 </text:p>
          </table:table-cell>
          <table:table-cell table:style-name="ce43" table:formula="of:=+[.M13]+0.5" office:value-type="float" office:value="8" calcext:value-type="float">
            <text:p>8,00 </text:p>
          </table:table-cell>
          <table:table-cell table:style-name="ce43" table:formula="of:=+[.N13]+0.5" office:value-type="float" office:value="8.5" calcext:value-type="float">
            <text:p>8,50 </text:p>
          </table:table-cell>
          <table:table-cell table:style-name="ce43" table:formula="of:=+[.O13]+0.5" office:value-type="float" office:value="9" calcext:value-type="float">
            <text:p>9,00 </text:p>
          </table:table-cell>
          <table:table-cell table:style-name="ce43" table:formula="of:=+[.P13]+0.5" office:value-type="float" office:value="9.5" calcext:value-type="float">
            <text:p>9,50 </text:p>
          </table:table-cell>
          <table:table-cell table:style-name="ce43" table:formula="of:=+[.Q13]+0.5" office:value-type="float" office:value="10" calcext:value-type="float">
            <text:p>10,00 </text:p>
          </table:table-cell>
          <table:table-cell table:style-name="ce41"/>
          <table:table-cell table:style-name="ce1" table:number-columns-repeated="1005"/>
        </table:table-row>
        <table:table-row table:style-name="ro9">
          <table:table-cell table:style-name="ce42" office:value-type="float" office:value="2" calcext:value-type="float">
            <text:p>2,00 </text:p>
          </table:table-cell>
          <table:table-cell table:style-name="ce48" table:formula="of:=(IF([.$A14]*[.B$13]&lt;=[.$B$7];[.$A14]*[.B$13]*[.$B$8];IF(AND([.$A14]*[.B$13]&gt;[.$B$7];[.$A14]*[.B$13]&lt;=[.$C$7]);[.$A14]*[.B$13]*[.$C$8];IF(AND([.$A14]*[.B$13]&gt;[.$C$7];[.$A14]*[.B$13]&lt;[.$D$7]);[.$A14]*[.B$13]*[.$D$8];[.$A14]*[.B$13]*[.$E$8]))))*[.$F$8]" office:value-type="float" office:value="2899.87642222993" calcext:value-type="float">
            <text:p>2.900 </text:p>
          </table:table-cell>
          <table:table-cell table:style-name="ce60" table:formula="of:=(IF([.$A14]*[.C$13]&lt;=[.$B$7];[.$A14]*[.C$13]*[.$B$8];IF(AND([.$A14]*[.C$13]&gt;[.$B$7];[.$A14]*[.C$13]&lt;=[.$C$7]);[.$A14]*[.C$13]*[.$C$8];IF(AND([.$A14]*[.C$13]&gt;[.$C$7];[.$A14]*[.C$13]&lt;[.$D$7]);[.$A14]*[.C$13]*[.$D$8];[.$A14]*[.C$13]*[.$E$8]))))*[.$F$8]" office:value-type="float" office:value="3624.84552778741" calcext:value-type="float">
            <text:p>3.625 </text:p>
          </table:table-cell>
          <table:table-cell table:style-name="ce60" table:formula="of:=(IF([.$A14]*[.D$13]&lt;=[.$B$7];[.$A14]*[.D$13]*[.$B$8];IF(AND([.$A14]*[.D$13]&gt;[.$B$7];[.$A14]*[.D$13]&lt;=[.$C$7]);[.$A14]*[.D$13]*[.$C$8];IF(AND([.$A14]*[.D$13]&gt;[.$C$7];[.$A14]*[.D$13]&lt;[.$D$7]);[.$A14]*[.D$13]*[.$D$8];[.$A14]*[.D$13]*[.$E$8]))))*[.$F$8]" office:value-type="float" office:value="4349.81463334489" calcext:value-type="float">
            <text:p>4.350 </text:p>
          </table:table-cell>
          <table:table-cell table:style-name="ce60" table:formula="of:=(IF([.$A14]*[.E$13]&lt;=[.$B$7];[.$A14]*[.E$13]*[.$B$8];IF(AND([.$A14]*[.E$13]&gt;[.$B$7];[.$A14]*[.E$13]&lt;=[.$C$7]);[.$A14]*[.E$13]*[.$C$8];IF(AND([.$A14]*[.E$13]&gt;[.$C$7];[.$A14]*[.E$13]&lt;[.$D$7]);[.$A14]*[.E$13]*[.$D$8];[.$A14]*[.E$13]*[.$E$8]))))*[.$F$8]" office:value-type="float" office:value="5074.78373890237" calcext:value-type="float">
            <text:p>5.075 </text:p>
          </table:table-cell>
          <table:table-cell table:style-name="ce60" table:formula="of:=(IF([.$A14]*[.F$13]&lt;=[.$B$7];[.$A14]*[.F$13]*[.$B$8];IF(AND([.$A14]*[.F$13]&gt;[.$B$7];[.$A14]*[.F$13]&lt;=[.$C$7]);[.$A14]*[.F$13]*[.$C$8];IF(AND([.$A14]*[.F$13]&gt;[.$C$7];[.$A14]*[.F$13]&lt;[.$D$7]);[.$A14]*[.F$13]*[.$D$8];[.$A14]*[.F$13]*[.$E$8]))))*[.$F$8]" office:value-type="float" office:value="5799.75284445985" calcext:value-type="float">
            <text:p>5.800 </text:p>
          </table:table-cell>
          <table:table-cell table:style-name="ce60" table:formula="of:=(IF([.$A14]*[.G$13]&lt;=[.$B$7];[.$A14]*[.G$13]*[.$B$8];IF(AND([.$A14]*[.G$13]&gt;[.$B$7];[.$A14]*[.G$13]&lt;=[.$C$7]);[.$A14]*[.G$13]*[.$C$8];IF(AND([.$A14]*[.G$13]&gt;[.$C$7];[.$A14]*[.G$13]&lt;[.$D$7]);[.$A14]*[.G$13]*[.$D$8];[.$A14]*[.G$13]*[.$E$8]))))*[.$F$8]" office:value-type="float" office:value="6524.72195001733" calcext:value-type="float">
            <text:p>6.525 </text:p>
          </table:table-cell>
          <table:table-cell table:style-name="ce60" table:formula="of:=(IF([.$A14]*[.H$13]&lt;=[.$B$7];[.$A14]*[.H$13]*[.$B$8];IF(AND([.$A14]*[.H$13]&gt;[.$B$7];[.$A14]*[.H$13]&lt;=[.$C$7]);[.$A14]*[.H$13]*[.$C$8];IF(AND([.$A14]*[.H$13]&gt;[.$C$7];[.$A14]*[.H$13]&lt;[.$D$7]);[.$A14]*[.H$13]*[.$D$8];[.$A14]*[.H$13]*[.$E$8]))))*[.$F$8]" office:value-type="float" office:value="7249.69105557481" calcext:value-type="float">
            <text:p>7.250 </text:p>
          </table:table-cell>
          <table:table-cell table:style-name="ce60" table:formula="of:=(IF([.$A14]*[.I$13]&lt;=[.$B$7];[.$A14]*[.I$13]*[.$B$8];IF(AND([.$A14]*[.I$13]&gt;[.$B$7];[.$A14]*[.I$13]&lt;=[.$C$7]);[.$A14]*[.I$13]*[.$C$8];IF(AND([.$A14]*[.I$13]&gt;[.$C$7];[.$A14]*[.I$13]&lt;[.$D$7]);[.$A14]*[.I$13]*[.$D$8];[.$A14]*[.I$13]*[.$E$8]))))*[.$F$8]" office:value-type="float" office:value="7974.66016113229" calcext:value-type="float">
            <text:p>7.975 </text:p>
          </table:table-cell>
          <table:table-cell table:style-name="ce60" table:formula="of:=(IF([.$A14]*[.J$13]&lt;=[.$B$7];[.$A14]*[.J$13]*[.$B$8];IF(AND([.$A14]*[.J$13]&gt;[.$B$7];[.$A14]*[.J$13]&lt;=[.$C$7]);[.$A14]*[.J$13]*[.$C$8];IF(AND([.$A14]*[.J$13]&gt;[.$C$7];[.$A14]*[.J$13]&lt;[.$D$7]);[.$A14]*[.J$13]*[.$D$8];[.$A14]*[.J$13]*[.$E$8]))))*[.$F$8]" office:value-type="float" office:value="8699.62926668978" calcext:value-type="float">
            <text:p>8.700 </text:p>
          </table:table-cell>
          <table:table-cell table:style-name="ce60" table:formula="of:=(IF([.$A14]*[.K$13]&lt;=[.$B$7];[.$A14]*[.K$13]*[.$B$8];IF(AND([.$A14]*[.K$13]&gt;[.$B$7];[.$A14]*[.K$13]&lt;=[.$C$7]);[.$A14]*[.K$13]*[.$C$8];IF(AND([.$A14]*[.K$13]&gt;[.$C$7];[.$A14]*[.K$13]&lt;[.$D$7]);[.$A14]*[.K$13]*[.$D$8];[.$A14]*[.K$13]*[.$E$8]))))*[.$F$8]" office:value-type="float" office:value="8986.38623393562" calcext:value-type="float">
            <text:p>8.986 </text:p>
          </table:table-cell>
          <table:table-cell table:style-name="ce60" table:formula="of:=(IF([.$A14]*[.L$13]&lt;=[.$B$7];[.$A14]*[.L$13]*[.$B$8];IF(AND([.$A14]*[.L$13]&gt;[.$B$7];[.$A14]*[.L$13]&lt;=[.$C$7]);[.$A14]*[.L$13]*[.$C$8];IF(AND([.$A14]*[.L$13]&gt;[.$C$7];[.$A14]*[.L$13]&lt;[.$D$7]);[.$A14]*[.L$13]*[.$D$8];[.$A14]*[.L$13]*[.$E$8]))))*[.$F$8]" office:value-type="float" office:value="9677.64671346913" calcext:value-type="float">
            <text:p>9.678 </text:p>
          </table:table-cell>
          <table:table-cell table:style-name="ce60" table:formula="of:=(IF([.$A14]*[.M$13]&lt;=[.$B$7];[.$A14]*[.M$13]*[.$B$8];IF(AND([.$A14]*[.M$13]&gt;[.$B$7];[.$A14]*[.M$13]&lt;=[.$C$7]);[.$A14]*[.M$13]*[.$C$8];IF(AND([.$A14]*[.M$13]&gt;[.$C$7];[.$A14]*[.M$13]&lt;[.$D$7]);[.$A14]*[.M$13]*[.$D$8];[.$A14]*[.M$13]*[.$E$8]))))*[.$F$8]" office:value-type="float" office:value="10368.9071930026" calcext:value-type="float">
            <text:p>10.369 </text:p>
          </table:table-cell>
          <table:table-cell table:style-name="ce60" table:formula="of:=(IF([.$A14]*[.N$13]&lt;=[.$B$7];[.$A14]*[.N$13]*[.$B$8];IF(AND([.$A14]*[.N$13]&gt;[.$B$7];[.$A14]*[.N$13]&lt;=[.$C$7]);[.$A14]*[.N$13]*[.$C$8];IF(AND([.$A14]*[.N$13]&gt;[.$C$7];[.$A14]*[.N$13]&lt;[.$D$7]);[.$A14]*[.N$13]*[.$D$8];[.$A14]*[.N$13]*[.$E$8]))))*[.$F$8]" office:value-type="float" office:value="11060.1676725361" calcext:value-type="float">
            <text:p>11.060 </text:p>
          </table:table-cell>
          <table:table-cell table:style-name="ce60" table:formula="of:=(IF([.$A14]*[.O$13]&lt;=[.$B$7];[.$A14]*[.O$13]*[.$B$8];IF(AND([.$A14]*[.O$13]&gt;[.$B$7];[.$A14]*[.O$13]&lt;=[.$C$7]);[.$A14]*[.O$13]*[.$C$8];IF(AND([.$A14]*[.O$13]&gt;[.$C$7];[.$A14]*[.O$13]&lt;[.$D$7]);[.$A14]*[.O$13]*[.$D$8];[.$A14]*[.O$13]*[.$E$8]))))*[.$F$8]" office:value-type="float" office:value="11429.1267769594" calcext:value-type="float">
            <text:p>11.429 </text:p>
          </table:table-cell>
          <table:table-cell table:style-name="ce60" table:formula="of:=(IF([.$A14]*[.P$13]&lt;=[.$B$7];[.$A14]*[.P$13]*[.$B$8];IF(AND([.$A14]*[.P$13]&gt;[.$B$7];[.$A14]*[.P$13]&lt;=[.$C$7]);[.$A14]*[.P$13]*[.$C$8];IF(AND([.$A14]*[.P$13]&gt;[.$C$7];[.$A14]*[.P$13]&lt;[.$D$7]);[.$A14]*[.P$13]*[.$D$8];[.$A14]*[.P$13]*[.$E$8]))))*[.$F$8]" office:value-type="float" office:value="12101.4283520747" calcext:value-type="float">
            <text:p>12.101 </text:p>
          </table:table-cell>
          <table:table-cell table:style-name="ce60" table:formula="of:=(IF([.$A14]*[.Q$13]&lt;=[.$B$7];[.$A14]*[.Q$13]*[.$B$8];IF(AND([.$A14]*[.Q$13]&gt;[.$B$7];[.$A14]*[.Q$13]&lt;=[.$C$7]);[.$A14]*[.Q$13]*[.$C$8];IF(AND([.$A14]*[.Q$13]&gt;[.$C$7];[.$A14]*[.Q$13]&lt;[.$D$7]);[.$A14]*[.Q$13]*[.$D$8];[.$A14]*[.Q$13]*[.$E$8]))))*[.$F$8]" office:value-type="float" office:value="12773.7299271899" calcext:value-type="float">
            <text:p>12.774 </text:p>
          </table:table-cell>
          <table:table-cell table:style-name="ce60" table:formula="of:=(IF([.$A14]*[.R$13]&lt;=[.$B$7];[.$A14]*[.R$13]*[.$B$8];IF(AND([.$A14]*[.R$13]&gt;[.$B$7];[.$A14]*[.R$13]&lt;=[.$C$7]);[.$A14]*[.R$13]*[.$C$8];IF(AND([.$A14]*[.R$13]&gt;[.$C$7];[.$A14]*[.R$13]&lt;[.$D$7]);[.$A14]*[.R$13]*[.$D$8];[.$A14]*[.R$13]*[.$E$8]))))*[.$F$8]" office:value-type="float" office:value="13446.0315023052" calcext:value-type="float">
            <text:p>13.446 </text:p>
          </table:table-cell>
          <table:table-cell table:style-name="ce42" office:value-type="float" office:value="2" calcext:value-type="float">
            <text:p>2,00 </text:p>
          </table:table-cell>
          <table:table-cell table:number-columns-repeated="1005"/>
        </table:table-row>
        <table:table-row table:style-name="ro2">
          <table:table-cell table:style-name="ce43" table:formula="of:=+[.A14]+0.5" office:value-type="float" office:value="2.5" calcext:value-type="float">
            <text:p>2,50 </text:p>
          </table:table-cell>
          <table:table-cell table:style-name="ce49" table:formula="of:=(IF([.$A15]*[.B$13]&lt;=[.$B$7];[.$A15]*[.B$13]*[.$B$8];IF(AND([.$A15]*[.B$13]&gt;[.$B$7];[.$A15]*[.B$13]&lt;=[.$C$7]);[.$A15]*[.B$13]*[.$C$8];IF(AND([.$A15]*[.B$13]&gt;[.$C$7];[.$A15]*[.B$13]&lt;[.$D$7]);[.$A15]*[.B$13]*[.$D$8];[.$A15]*[.B$13]*[.$E$8]))))*[.$F$8]" office:value-type="float" office:value="3624.84552778741" calcext:value-type="float">
            <text:p>3.625 </text:p>
          </table:table-cell>
          <table:table-cell table:style-name="ce61" table:formula="of:=(IF([.$A15]*[.C$13]&lt;=[.$B$7];[.$A15]*[.C$13]*[.$B$8];IF(AND([.$A15]*[.C$13]&gt;[.$B$7];[.$A15]*[.C$13]&lt;=[.$C$7]);[.$A15]*[.C$13]*[.$C$8];IF(AND([.$A15]*[.C$13]&gt;[.$C$7];[.$A15]*[.C$13]&lt;[.$D$7]);[.$A15]*[.C$13]*[.$D$8];[.$A15]*[.C$13]*[.$E$8]))))*[.$F$8]" office:value-type="float" office:value="4531.05690973426" calcext:value-type="float">
            <text:p>4.531 </text:p>
          </table:table-cell>
          <table:table-cell table:style-name="ce61" table:formula="of:=(IF([.$A15]*[.D$13]&lt;=[.$B$7];[.$A15]*[.D$13]*[.$B$8];IF(AND([.$A15]*[.D$13]&gt;[.$B$7];[.$A15]*[.D$13]&lt;=[.$C$7]);[.$A15]*[.D$13]*[.$C$8];IF(AND([.$A15]*[.D$13]&gt;[.$C$7];[.$A15]*[.D$13]&lt;[.$D$7]);[.$A15]*[.D$13]*[.$D$8];[.$A15]*[.D$13]*[.$E$8]))))*[.$F$8]" office:value-type="float" office:value="5437.26829168111" calcext:value-type="float">
            <text:p>5.437 </text:p>
          </table:table-cell>
          <table:table-cell table:style-name="ce61" table:formula="of:=(IF([.$A15]*[.E$13]&lt;=[.$B$7];[.$A15]*[.E$13]*[.$B$8];IF(AND([.$A15]*[.E$13]&gt;[.$B$7];[.$A15]*[.E$13]&lt;=[.$C$7]);[.$A15]*[.E$13]*[.$C$8];IF(AND([.$A15]*[.E$13]&gt;[.$C$7];[.$A15]*[.E$13]&lt;[.$D$7]);[.$A15]*[.E$13]*[.$D$8];[.$A15]*[.E$13]*[.$E$8]))))*[.$F$8]" office:value-type="float" office:value="6343.47967362796" calcext:value-type="float">
            <text:p>6.343 </text:p>
          </table:table-cell>
          <table:table-cell table:style-name="ce61" table:formula="of:=(IF([.$A15]*[.F$13]&lt;=[.$B$7];[.$A15]*[.F$13]*[.$B$8];IF(AND([.$A15]*[.F$13]&gt;[.$B$7];[.$A15]*[.F$13]&lt;=[.$C$7]);[.$A15]*[.F$13]*[.$C$8];IF(AND([.$A15]*[.F$13]&gt;[.$C$7];[.$A15]*[.F$13]&lt;[.$D$7]);[.$A15]*[.F$13]*[.$D$8];[.$A15]*[.F$13]*[.$E$8]))))*[.$F$8]" office:value-type="float" office:value="7249.69105557481" calcext:value-type="float">
            <text:p>7.250 </text:p>
          </table:table-cell>
          <table:table-cell table:style-name="ce61" table:formula="of:=(IF([.$A15]*[.G$13]&lt;=[.$B$7];[.$A15]*[.G$13]*[.$B$8];IF(AND([.$A15]*[.G$13]&gt;[.$B$7];[.$A15]*[.G$13]&lt;=[.$C$7]);[.$A15]*[.G$13]*[.$C$8];IF(AND([.$A15]*[.G$13]&gt;[.$C$7];[.$A15]*[.G$13]&lt;[.$D$7]);[.$A15]*[.G$13]*[.$D$8];[.$A15]*[.G$13]*[.$E$8]))))*[.$F$8]" office:value-type="float" office:value="8155.90243752166" calcext:value-type="float">
            <text:p>8.156 </text:p>
          </table:table-cell>
          <table:table-cell table:style-name="ce61" table:formula="of:=(IF([.$A15]*[.H$13]&lt;=[.$B$7];[.$A15]*[.H$13]*[.$B$8];IF(AND([.$A15]*[.H$13]&gt;[.$B$7];[.$A15]*[.H$13]&lt;=[.$C$7]);[.$A15]*[.H$13]*[.$C$8];IF(AND([.$A15]*[.H$13]&gt;[.$C$7];[.$A15]*[.H$13]&lt;[.$D$7]);[.$A15]*[.H$13]*[.$D$8];[.$A15]*[.H$13]*[.$E$8]))))*[.$F$8]" office:value-type="float" office:value="8640.75599416887" calcext:value-type="float">
            <text:p>8.641 </text:p>
          </table:table-cell>
          <table:table-cell table:style-name="ce61" table:formula="of:=(IF([.$A15]*[.I$13]&lt;=[.$B$7];[.$A15]*[.I$13]*[.$B$8];IF(AND([.$A15]*[.I$13]&gt;[.$B$7];[.$A15]*[.I$13]&lt;=[.$C$7]);[.$A15]*[.I$13]*[.$C$8];IF(AND([.$A15]*[.I$13]&gt;[.$C$7];[.$A15]*[.I$13]&lt;[.$D$7]);[.$A15]*[.I$13]*[.$D$8];[.$A15]*[.I$13]*[.$E$8]))))*[.$F$8]" office:value-type="float" office:value="9504.83159358575" calcext:value-type="float">
            <text:p>9.505 </text:p>
          </table:table-cell>
          <table:table-cell table:style-name="ce61" table:formula="of:=(IF([.$A15]*[.J$13]&lt;=[.$B$7];[.$A15]*[.J$13]*[.$B$8];IF(AND([.$A15]*[.J$13]&gt;[.$B$7];[.$A15]*[.J$13]&lt;=[.$C$7]);[.$A15]*[.J$13]*[.$C$8];IF(AND([.$A15]*[.J$13]&gt;[.$C$7];[.$A15]*[.J$13]&lt;[.$D$7]);[.$A15]*[.J$13]*[.$D$8];[.$A15]*[.J$13]*[.$E$8]))))*[.$F$8]" office:value-type="float" office:value="10368.9071930026" calcext:value-type="float">
            <text:p>10.369 </text:p>
          </table:table-cell>
          <table:table-cell table:style-name="ce61" table:formula="of:=(IF([.$A15]*[.K$13]&lt;=[.$B$7];[.$A15]*[.K$13]*[.$B$8];IF(AND([.$A15]*[.K$13]&gt;[.$B$7];[.$A15]*[.K$13]&lt;=[.$C$7]);[.$A15]*[.K$13]*[.$C$8];IF(AND([.$A15]*[.K$13]&gt;[.$C$7];[.$A15]*[.K$13]&lt;[.$D$7]);[.$A15]*[.K$13]*[.$D$8];[.$A15]*[.K$13]*[.$E$8]))))*[.$F$8]" office:value-type="float" office:value="10924.900595623" calcext:value-type="float">
            <text:p>10.925 </text:p>
          </table:table-cell>
          <table:table-cell table:style-name="ce61" table:formula="of:=(IF([.$A15]*[.L$13]&lt;=[.$B$7];[.$A15]*[.L$13]*[.$B$8];IF(AND([.$A15]*[.L$13]&gt;[.$B$7];[.$A15]*[.L$13]&lt;=[.$C$7]);[.$A15]*[.L$13]*[.$C$8];IF(AND([.$A15]*[.L$13]&gt;[.$C$7];[.$A15]*[.L$13]&lt;[.$D$7]);[.$A15]*[.L$13]*[.$D$8];[.$A15]*[.L$13]*[.$E$8]))))*[.$F$8]" office:value-type="float" office:value="11765.277564517" calcext:value-type="float">
            <text:p>11.765 </text:p>
          </table:table-cell>
          <table:table-cell table:style-name="ce61" table:formula="of:=(IF([.$A15]*[.M$13]&lt;=[.$B$7];[.$A15]*[.M$13]*[.$B$8];IF(AND([.$A15]*[.M$13]&gt;[.$B$7];[.$A15]*[.M$13]&lt;=[.$C$7]);[.$A15]*[.M$13]*[.$C$8];IF(AND([.$A15]*[.M$13]&gt;[.$C$7];[.$A15]*[.M$13]&lt;[.$D$7]);[.$A15]*[.M$13]*[.$D$8];[.$A15]*[.M$13]*[.$E$8]))))*[.$F$8]" office:value-type="float" office:value="12605.6545334111" calcext:value-type="float">
            <text:p>12.606 </text:p>
          </table:table-cell>
          <table:table-cell table:style-name="ce61" table:formula="of:=(IF([.$A15]*[.N$13]&lt;=[.$B$7];[.$A15]*[.N$13]*[.$B$8];IF(AND([.$A15]*[.N$13]&gt;[.$B$7];[.$A15]*[.N$13]&lt;=[.$C$7]);[.$A15]*[.N$13]*[.$C$8];IF(AND([.$A15]*[.N$13]&gt;[.$C$7];[.$A15]*[.N$13]&lt;[.$D$7]);[.$A15]*[.N$13]*[.$D$8];[.$A15]*[.N$13]*[.$E$8]))))*[.$F$8]" office:value-type="float" office:value="13446.0315023052" calcext:value-type="float">
            <text:p>13.446 </text:p>
          </table:table-cell>
          <table:table-cell table:style-name="ce61" table:formula="of:=(IF([.$A15]*[.O$13]&lt;=[.$B$7];[.$A15]*[.O$13]*[.$B$8];IF(AND([.$A15]*[.O$13]&gt;[.$B$7];[.$A15]*[.O$13]&lt;=[.$C$7]);[.$A15]*[.O$13]*[.$C$8];IF(AND([.$A15]*[.O$13]&gt;[.$C$7];[.$A15]*[.O$13]&lt;[.$D$7]);[.$A15]*[.O$13]*[.$D$8];[.$A15]*[.O$13]*[.$E$8]))))*[.$F$8]" office:value-type="float" office:value="14286.4084711993" calcext:value-type="float">
            <text:p>14.286 </text:p>
          </table:table-cell>
          <table:table-cell table:style-name="ce61" table:formula="of:=(IF([.$A15]*[.P$13]&lt;=[.$B$7];[.$A15]*[.P$13]*[.$B$8];IF(AND([.$A15]*[.P$13]&gt;[.$B$7];[.$A15]*[.P$13]&lt;=[.$C$7]);[.$A15]*[.P$13]*[.$C$8];IF(AND([.$A15]*[.P$13]&gt;[.$C$7];[.$A15]*[.P$13]&lt;[.$D$7]);[.$A15]*[.P$13]*[.$D$8];[.$A15]*[.P$13]*[.$E$8]))))*[.$F$8]" office:value-type="float" office:value="14711.9095896648" calcext:value-type="float">
            <text:p>14.712 </text:p>
          </table:table-cell>
          <table:table-cell table:style-name="ce61" table:formula="of:=(IF([.$A15]*[.Q$13]&lt;=[.$B$7];[.$A15]*[.Q$13]*[.$B$8];IF(AND([.$A15]*[.Q$13]&gt;[.$B$7];[.$A15]*[.Q$13]&lt;=[.$C$7]);[.$A15]*[.Q$13]*[.$C$8];IF(AND([.$A15]*[.Q$13]&gt;[.$C$7];[.$A15]*[.Q$13]&lt;[.$D$7]);[.$A15]*[.Q$13]*[.$D$8];[.$A15]*[.Q$13]*[.$E$8]))))*[.$F$8]" office:value-type="float" office:value="15529.2379002017" calcext:value-type="float">
            <text:p>15.529 </text:p>
          </table:table-cell>
          <table:table-cell table:style-name="ce61" table:formula="of:=(IF([.$A15]*[.R$13]&lt;=[.$B$7];[.$A15]*[.R$13]*[.$B$8];IF(AND([.$A15]*[.R$13]&gt;[.$B$7];[.$A15]*[.R$13]&lt;=[.$C$7]);[.$A15]*[.R$13]*[.$C$8];IF(AND([.$A15]*[.R$13]&gt;[.$C$7];[.$A15]*[.R$13]&lt;[.$D$7]);[.$A15]*[.R$13]*[.$D$8];[.$A15]*[.R$13]*[.$E$8]))))*[.$F$8]" office:value-type="float" office:value="16346.5662107386" calcext:value-type="float">
            <text:p>16.347 </text:p>
          </table:table-cell>
          <table:table-cell table:style-name="ce43" table:formula="of:=+[.S14]+0.5" office:value-type="float" office:value="2.5" calcext:value-type="float">
            <text:p>2,50 </text:p>
          </table:table-cell>
          <table:table-cell table:number-columns-repeated="1005"/>
        </table:table-row>
        <table:table-row table:style-name="ro2">
          <table:table-cell table:style-name="ce44" table:formula="of:=+[.A15]+0.5" office:value-type="float" office:value="3" calcext:value-type="float">
            <text:p>3,00 </text:p>
          </table:table-cell>
          <table:table-cell table:style-name="ce50" table:formula="of:=(IF([.$A16]*[.B$13]&lt;=[.$B$7];[.$A16]*[.B$13]*[.$B$8];IF(AND([.$A16]*[.B$13]&gt;[.$B$7];[.$A16]*[.B$13]&lt;=[.$C$7]);[.$A16]*[.B$13]*[.$C$8];IF(AND([.$A16]*[.B$13]&gt;[.$C$7];[.$A16]*[.B$13]&lt;[.$D$7]);[.$A16]*[.B$13]*[.$D$8];[.$A16]*[.B$13]*[.$E$8]))))*[.$F$8]" office:value-type="float" office:value="4349.81463334489" calcext:value-type="float">
            <text:p>4.350 </text:p>
          </table:table-cell>
          <table:table-cell table:style-name="ce62" table:formula="of:=(IF([.$A16]*[.C$13]&lt;=[.$B$7];[.$A16]*[.C$13]*[.$B$8];IF(AND([.$A16]*[.C$13]&gt;[.$B$7];[.$A16]*[.C$13]&lt;=[.$C$7]);[.$A16]*[.C$13]*[.$C$8];IF(AND([.$A16]*[.C$13]&gt;[.$C$7];[.$A16]*[.C$13]&lt;[.$D$7]);[.$A16]*[.C$13]*[.$D$8];[.$A16]*[.C$13]*[.$E$8]))))*[.$F$8]" office:value-type="float" office:value="5437.26829168111" calcext:value-type="float">
            <text:p>5.437 </text:p>
          </table:table-cell>
          <table:table-cell table:style-name="ce62" table:formula="of:=(IF([.$A16]*[.D$13]&lt;=[.$B$7];[.$A16]*[.D$13]*[.$B$8];IF(AND([.$A16]*[.D$13]&gt;[.$B$7];[.$A16]*[.D$13]&lt;=[.$C$7]);[.$A16]*[.D$13]*[.$C$8];IF(AND([.$A16]*[.D$13]&gt;[.$C$7];[.$A16]*[.D$13]&lt;[.$D$7]);[.$A16]*[.D$13]*[.$D$8];[.$A16]*[.D$13]*[.$E$8]))))*[.$F$8]" office:value-type="float" office:value="6524.72195001733" calcext:value-type="float">
            <text:p>6.525 </text:p>
          </table:table-cell>
          <table:table-cell table:style-name="ce62" table:formula="of:=(IF([.$A16]*[.E$13]&lt;=[.$B$7];[.$A16]*[.E$13]*[.$B$8];IF(AND([.$A16]*[.E$13]&gt;[.$B$7];[.$A16]*[.E$13]&lt;=[.$C$7]);[.$A16]*[.E$13]*[.$C$8];IF(AND([.$A16]*[.E$13]&gt;[.$C$7];[.$A16]*[.E$13]&lt;[.$D$7]);[.$A16]*[.E$13]*[.$D$8];[.$A16]*[.E$13]*[.$E$8]))))*[.$F$8]" office:value-type="float" office:value="7612.17560835355" calcext:value-type="float">
            <text:p>7.612 </text:p>
          </table:table-cell>
          <table:table-cell table:style-name="ce62" table:formula="of:=(IF([.$A16]*[.F$13]&lt;=[.$B$7];[.$A16]*[.F$13]*[.$B$8];IF(AND([.$A16]*[.F$13]&gt;[.$B$7];[.$A16]*[.F$13]&lt;=[.$C$7]);[.$A16]*[.F$13]*[.$C$8];IF(AND([.$A16]*[.F$13]&gt;[.$C$7];[.$A16]*[.F$13]&lt;[.$D$7]);[.$A16]*[.F$13]*[.$D$8];[.$A16]*[.F$13]*[.$E$8]))))*[.$F$8]" office:value-type="float" office:value="8699.62926668978" calcext:value-type="float">
            <text:p>8.700 </text:p>
          </table:table-cell>
          <table:table-cell table:style-name="ce62" table:formula="of:=(IF([.$A16]*[.G$13]&lt;=[.$B$7];[.$A16]*[.G$13]*[.$B$8];IF(AND([.$A16]*[.G$13]&gt;[.$B$7];[.$A16]*[.G$13]&lt;=[.$C$7]);[.$A16]*[.G$13]*[.$C$8];IF(AND([.$A16]*[.G$13]&gt;[.$C$7];[.$A16]*[.G$13]&lt;[.$D$7]);[.$A16]*[.G$13]*[.$D$8];[.$A16]*[.G$13]*[.$E$8]))))*[.$F$8]" office:value-type="float" office:value="9332.01647370237" calcext:value-type="float">
            <text:p>9.332 </text:p>
          </table:table-cell>
          <table:table-cell table:style-name="ce62" table:formula="of:=(IF([.$A16]*[.H$13]&lt;=[.$B$7];[.$A16]*[.H$13]*[.$B$8];IF(AND([.$A16]*[.H$13]&gt;[.$B$7];[.$A16]*[.H$13]&lt;=[.$C$7]);[.$A16]*[.H$13]*[.$C$8];IF(AND([.$A16]*[.H$13]&gt;[.$C$7];[.$A16]*[.H$13]&lt;[.$D$7]);[.$A16]*[.H$13]*[.$D$8];[.$A16]*[.H$13]*[.$E$8]))))*[.$F$8]" office:value-type="float" office:value="10368.9071930026" calcext:value-type="float">
            <text:p>10.369 </text:p>
          </table:table-cell>
          <table:table-cell table:style-name="ce62" table:formula="of:=(IF([.$A16]*[.I$13]&lt;=[.$B$7];[.$A16]*[.I$13]*[.$B$8];IF(AND([.$A16]*[.I$13]&gt;[.$B$7];[.$A16]*[.I$13]&lt;=[.$C$7]);[.$A16]*[.I$13]*[.$C$8];IF(AND([.$A16]*[.I$13]&gt;[.$C$7];[.$A16]*[.I$13]&lt;[.$D$7]);[.$A16]*[.I$13]*[.$D$8];[.$A16]*[.I$13]*[.$E$8]))))*[.$F$8]" office:value-type="float" office:value="11092.9759894018" calcext:value-type="float">
            <text:p>11.093 </text:p>
          </table:table-cell>
          <table:table-cell table:style-name="ce62" table:formula="of:=(IF([.$A16]*[.J$13]&lt;=[.$B$7];[.$A16]*[.J$13]*[.$B$8];IF(AND([.$A16]*[.J$13]&gt;[.$B$7];[.$A16]*[.J$13]&lt;=[.$C$7]);[.$A16]*[.J$13]*[.$C$8];IF(AND([.$A16]*[.J$13]&gt;[.$C$7];[.$A16]*[.J$13]&lt;[.$D$7]);[.$A16]*[.J$13]*[.$D$8];[.$A16]*[.J$13]*[.$E$8]))))*[.$F$8]" office:value-type="float" office:value="12101.4283520747" calcext:value-type="float">
            <text:p>12.101 </text:p>
          </table:table-cell>
          <table:table-cell table:style-name="ce62" table:formula="of:=(IF([.$A16]*[.K$13]&lt;=[.$B$7];[.$A16]*[.K$13]*[.$B$8];IF(AND([.$A16]*[.K$13]&gt;[.$B$7];[.$A16]*[.K$13]&lt;=[.$C$7]);[.$A16]*[.K$13]*[.$C$8];IF(AND([.$A16]*[.K$13]&gt;[.$C$7];[.$A16]*[.K$13]&lt;[.$D$7]);[.$A16]*[.K$13]*[.$D$8];[.$A16]*[.K$13]*[.$E$8]))))*[.$F$8]" office:value-type="float" office:value="13109.8807147475" calcext:value-type="float">
            <text:p>13.110 </text:p>
          </table:table-cell>
          <table:table-cell table:style-name="ce62" table:formula="of:=(IF([.$A16]*[.L$13]&lt;=[.$B$7];[.$A16]*[.L$13]*[.$B$8];IF(AND([.$A16]*[.L$13]&gt;[.$B$7];[.$A16]*[.L$13]&lt;=[.$C$7]);[.$A16]*[.L$13]*[.$C$8];IF(AND([.$A16]*[.L$13]&gt;[.$C$7];[.$A16]*[.L$13]&lt;[.$D$7]);[.$A16]*[.L$13]*[.$D$8];[.$A16]*[.L$13]*[.$E$8]))))*[.$F$8]" office:value-type="float" office:value="14118.3330774204" calcext:value-type="float">
            <text:p>14.118 </text:p>
          </table:table-cell>
          <table:table-cell table:style-name="ce62" table:formula="of:=(IF([.$A16]*[.M$13]&lt;=[.$B$7];[.$A16]*[.M$13]*[.$B$8];IF(AND([.$A16]*[.M$13]&gt;[.$B$7];[.$A16]*[.M$13]&lt;=[.$C$7]);[.$A16]*[.M$13]*[.$C$8];IF(AND([.$A16]*[.M$13]&gt;[.$C$7];[.$A16]*[.M$13]&lt;[.$D$7]);[.$A16]*[.M$13]*[.$D$8];[.$A16]*[.M$13]*[.$E$8]))))*[.$F$8]" office:value-type="float" office:value="14711.9095896648" calcext:value-type="float">
            <text:p>14.712 </text:p>
          </table:table-cell>
          <table:table-cell table:style-name="ce62" table:formula="of:=(IF([.$A16]*[.N$13]&lt;=[.$B$7];[.$A16]*[.N$13]*[.$B$8];IF(AND([.$A16]*[.N$13]&gt;[.$B$7];[.$A16]*[.N$13]&lt;=[.$C$7]);[.$A16]*[.N$13]*[.$C$8];IF(AND([.$A16]*[.N$13]&gt;[.$C$7];[.$A16]*[.N$13]&lt;[.$D$7]);[.$A16]*[.N$13]*[.$D$8];[.$A16]*[.N$13]*[.$E$8]))))*[.$F$8]" office:value-type="float" office:value="15692.7035623091" calcext:value-type="float">
            <text:p>15.693 </text:p>
          </table:table-cell>
          <table:table-cell table:style-name="ce62" table:formula="of:=(IF([.$A16]*[.O$13]&lt;=[.$B$7];[.$A16]*[.O$13]*[.$B$8];IF(AND([.$A16]*[.O$13]&gt;[.$B$7];[.$A16]*[.O$13]&lt;=[.$C$7]);[.$A16]*[.O$13]*[.$C$8];IF(AND([.$A16]*[.O$13]&gt;[.$C$7];[.$A16]*[.O$13]&lt;[.$D$7]);[.$A16]*[.O$13]*[.$D$8];[.$A16]*[.O$13]*[.$E$8]))))*[.$F$8]" office:value-type="float" office:value="16673.4975349534" calcext:value-type="float">
            <text:p>16.673 </text:p>
          </table:table-cell>
          <table:table-cell table:style-name="ce62" table:formula="of:=(IF([.$A16]*[.P$13]&lt;=[.$B$7];[.$A16]*[.P$13]*[.$B$8];IF(AND([.$A16]*[.P$13]&gt;[.$B$7];[.$A16]*[.P$13]&lt;=[.$C$7]);[.$A16]*[.P$13]*[.$C$8];IF(AND([.$A16]*[.P$13]&gt;[.$C$7];[.$A16]*[.P$13]&lt;[.$D$7]);[.$A16]*[.P$13]*[.$D$8];[.$A16]*[.P$13]*[.$E$8]))))*[.$F$8]" office:value-type="float" office:value="17654.2915075977" calcext:value-type="float">
            <text:p>17.654 </text:p>
          </table:table-cell>
          <table:table-cell table:style-name="ce62" table:formula="of:=(IF([.$A16]*[.Q$13]&lt;=[.$B$7];[.$A16]*[.Q$13]*[.$B$8];IF(AND([.$A16]*[.Q$13]&gt;[.$B$7];[.$A16]*[.Q$13]&lt;=[.$C$7]);[.$A16]*[.Q$13]*[.$C$8];IF(AND([.$A16]*[.Q$13]&gt;[.$C$7];[.$A16]*[.Q$13]&lt;[.$D$7]);[.$A16]*[.Q$13]*[.$D$8];[.$A16]*[.Q$13]*[.$E$8]))))*[.$F$8]" office:value-type="float" office:value="18635.0854802421" calcext:value-type="float">
            <text:p>18.635 </text:p>
          </table:table-cell>
          <table:table-cell table:style-name="ce62" table:formula="of:=(IF([.$A16]*[.R$13]&lt;=[.$B$7];[.$A16]*[.R$13]*[.$B$8];IF(AND([.$A16]*[.R$13]&gt;[.$B$7];[.$A16]*[.R$13]&lt;=[.$C$7]);[.$A16]*[.R$13]*[.$C$8];IF(AND([.$A16]*[.R$13]&gt;[.$C$7];[.$A16]*[.R$13]&lt;[.$D$7]);[.$A16]*[.R$13]*[.$D$8];[.$A16]*[.R$13]*[.$E$8]))))*[.$F$8]" office:value-type="float" office:value="19615.8794528864" calcext:value-type="float">
            <text:p>19.616 </text:p>
          </table:table-cell>
          <table:table-cell table:style-name="ce44" table:formula="of:=+[.S15]+0.5" office:value-type="float" office:value="3" calcext:value-type="float">
            <text:p>3,00 </text:p>
          </table:table-cell>
          <table:table-cell/>
          <table:table-cell table:formula="of:=+[.F16]/12*3.8*3.1" office:value-type="float" office:value="8540.13606346713" calcext:value-type="float">
            <text:p>8.540,14 </text:p>
          </table:table-cell>
          <table:table-cell table:formula="of:=+[.G16]/1.21" office:value-type="float" office:value="7712.41030884494" calcext:value-type="float">
            <text:p>7.712,41 </text:p>
          </table:table-cell>
          <table:table-cell table:number-columns-repeated="1002"/>
        </table:table-row>
        <table:table-row table:style-name="ro2">
          <table:table-cell table:style-name="ce43" table:formula="of:=+[.A16]+0.5" office:value-type="float" office:value="3.5" calcext:value-type="float">
            <text:p>3,50 </text:p>
          </table:table-cell>
          <table:table-cell table:style-name="ce49" table:formula="of:=(IF([.$A17]*[.B$13]&lt;=[.$B$7];[.$A17]*[.B$13]*[.$B$8];IF(AND([.$A17]*[.B$13]&gt;[.$B$7];[.$A17]*[.B$13]&lt;=[.$C$7]);[.$A17]*[.B$13]*[.$C$8];IF(AND([.$A17]*[.B$13]&gt;[.$C$7];[.$A17]*[.B$13]&lt;[.$D$7]);[.$A17]*[.B$13]*[.$D$8];[.$A17]*[.B$13]*[.$E$8]))))*[.$F$8]" office:value-type="float" office:value="5074.78373890237" calcext:value-type="float">
            <text:p>5.075 </text:p>
          </table:table-cell>
          <table:table-cell table:style-name="ce61" table:formula="of:=(IF([.$A17]*[.C$13]&lt;=[.$B$7];[.$A17]*[.C$13]*[.$B$8];IF(AND([.$A17]*[.C$13]&gt;[.$B$7];[.$A17]*[.C$13]&lt;=[.$C$7]);[.$A17]*[.C$13]*[.$C$8];IF(AND([.$A17]*[.C$13]&gt;[.$C$7];[.$A17]*[.C$13]&lt;[.$D$7]);[.$A17]*[.C$13]*[.$D$8];[.$A17]*[.C$13]*[.$E$8]))))*[.$F$8]" office:value-type="float" office:value="6343.47967362796" calcext:value-type="float">
            <text:p>6.343 </text:p>
          </table:table-cell>
          <table:table-cell table:style-name="ce61" table:formula="of:=(IF([.$A17]*[.D$13]&lt;=[.$B$7];[.$A17]*[.D$13]*[.$B$8];IF(AND([.$A17]*[.D$13]&gt;[.$B$7];[.$A17]*[.D$13]&lt;=[.$C$7]);[.$A17]*[.D$13]*[.$C$8];IF(AND([.$A17]*[.D$13]&gt;[.$C$7];[.$A17]*[.D$13]&lt;[.$D$7]);[.$A17]*[.D$13]*[.$D$8];[.$A17]*[.D$13]*[.$E$8]))))*[.$F$8]" office:value-type="float" office:value="7612.17560835355" calcext:value-type="float">
            <text:p>7.612 </text:p>
          </table:table-cell>
          <table:table-cell table:style-name="ce61" table:formula="of:=(IF([.$A17]*[.E$13]&lt;=[.$B$7];[.$A17]*[.E$13]*[.$B$8];IF(AND([.$A17]*[.E$13]&gt;[.$B$7];[.$A17]*[.E$13]&lt;=[.$C$7]);[.$A17]*[.E$13]*[.$C$8];IF(AND([.$A17]*[.E$13]&gt;[.$C$7];[.$A17]*[.E$13]&lt;[.$D$7]);[.$A17]*[.E$13]*[.$D$8];[.$A17]*[.E$13]*[.$E$8]))))*[.$F$8]" office:value-type="float" office:value="8467.94087428549" calcext:value-type="float">
            <text:p>8.468 </text:p>
          </table:table-cell>
          <table:table-cell table:style-name="ce61" table:formula="of:=(IF([.$A17]*[.F$13]&lt;=[.$B$7];[.$A17]*[.F$13]*[.$B$8];IF(AND([.$A17]*[.F$13]&gt;[.$B$7];[.$A17]*[.F$13]&lt;=[.$C$7]);[.$A17]*[.F$13]*[.$C$8];IF(AND([.$A17]*[.F$13]&gt;[.$C$7];[.$A17]*[.F$13]&lt;[.$D$7]);[.$A17]*[.F$13]*[.$D$8];[.$A17]*[.F$13]*[.$E$8]))))*[.$F$8]" office:value-type="float" office:value="9677.64671346913" calcext:value-type="float">
            <text:p>9.678 </text:p>
          </table:table-cell>
          <table:table-cell table:style-name="ce61" table:formula="of:=(IF([.$A17]*[.G$13]&lt;=[.$B$7];[.$A17]*[.G$13]*[.$B$8];IF(AND([.$A17]*[.G$13]&gt;[.$B$7];[.$A17]*[.G$13]&lt;=[.$C$7]);[.$A17]*[.G$13]*[.$C$8];IF(AND([.$A17]*[.G$13]&gt;[.$C$7];[.$A17]*[.G$13]&lt;[.$D$7]);[.$A17]*[.G$13]*[.$D$8];[.$A17]*[.G$13]*[.$E$8]))))*[.$F$8]" office:value-type="float" office:value="10887.3525526528" calcext:value-type="float">
            <text:p>10.887 </text:p>
          </table:table-cell>
          <table:table-cell table:style-name="ce61" table:formula="of:=(IF([.$A17]*[.H$13]&lt;=[.$B$7];[.$A17]*[.H$13]*[.$B$8];IF(AND([.$A17]*[.H$13]&gt;[.$B$7];[.$A17]*[.H$13]&lt;=[.$C$7]);[.$A17]*[.H$13]*[.$C$8];IF(AND([.$A17]*[.H$13]&gt;[.$C$7];[.$A17]*[.H$13]&lt;[.$D$7]);[.$A17]*[.H$13]*[.$D$8];[.$A17]*[.H$13]*[.$E$8]))))*[.$F$8]" office:value-type="float" office:value="11765.277564517" calcext:value-type="float">
            <text:p>11.765 </text:p>
          </table:table-cell>
          <table:table-cell table:style-name="ce61" table:formula="of:=(IF([.$A17]*[.I$13]&lt;=[.$B$7];[.$A17]*[.I$13]*[.$B$8];IF(AND([.$A17]*[.I$13]&gt;[.$B$7];[.$A17]*[.I$13]&lt;=[.$C$7]);[.$A17]*[.I$13]*[.$C$8];IF(AND([.$A17]*[.I$13]&gt;[.$C$7];[.$A17]*[.I$13]&lt;[.$D$7]);[.$A17]*[.I$13]*[.$D$8];[.$A17]*[.I$13]*[.$E$8]))))*[.$F$8]" office:value-type="float" office:value="12941.8053209687" calcext:value-type="float">
            <text:p>12.942 </text:p>
          </table:table-cell>
          <table:table-cell table:style-name="ce61" table:formula="of:=(IF([.$A17]*[.J$13]&lt;=[.$B$7];[.$A17]*[.J$13]*[.$B$8];IF(AND([.$A17]*[.J$13]&gt;[.$B$7];[.$A17]*[.J$13]&lt;=[.$C$7]);[.$A17]*[.J$13]*[.$C$8];IF(AND([.$A17]*[.J$13]&gt;[.$C$7];[.$A17]*[.J$13]&lt;[.$D$7]);[.$A17]*[.J$13]*[.$D$8];[.$A17]*[.J$13]*[.$E$8]))))*[.$F$8]" office:value-type="float" office:value="14118.3330774204" calcext:value-type="float">
            <text:p>14.118 </text:p>
          </table:table-cell>
          <table:table-cell table:style-name="ce61" table:formula="of:=(IF([.$A17]*[.K$13]&lt;=[.$B$7];[.$A17]*[.K$13]*[.$B$8];IF(AND([.$A17]*[.K$13]&gt;[.$B$7];[.$A17]*[.K$13]&lt;=[.$C$7]);[.$A17]*[.K$13]*[.$C$8];IF(AND([.$A17]*[.K$13]&gt;[.$C$7];[.$A17]*[.K$13]&lt;[.$D$7]);[.$A17]*[.K$13]*[.$D$8];[.$A17]*[.K$13]*[.$E$8]))))*[.$F$8]" office:value-type="float" office:value="14875.3752517722" calcext:value-type="float">
            <text:p>14.875 </text:p>
          </table:table-cell>
          <table:table-cell table:style-name="ce61" table:formula="of:=(IF([.$A17]*[.L$13]&lt;=[.$B$7];[.$A17]*[.L$13]*[.$B$8];IF(AND([.$A17]*[.L$13]&gt;[.$B$7];[.$A17]*[.L$13]&lt;=[.$C$7]);[.$A17]*[.L$13]*[.$C$8];IF(AND([.$A17]*[.L$13]&gt;[.$C$7];[.$A17]*[.L$13]&lt;[.$D$7]);[.$A17]*[.L$13]*[.$D$8];[.$A17]*[.L$13]*[.$E$8]))))*[.$F$8]" office:value-type="float" office:value="16019.6348865239" calcext:value-type="float">
            <text:p>16.020 </text:p>
          </table:table-cell>
          <table:table-cell table:style-name="ce61" table:formula="of:=(IF([.$A17]*[.M$13]&lt;=[.$B$7];[.$A17]*[.M$13]*[.$B$8];IF(AND([.$A17]*[.M$13]&gt;[.$B$7];[.$A17]*[.M$13]&lt;=[.$C$7]);[.$A17]*[.M$13]*[.$C$8];IF(AND([.$A17]*[.M$13]&gt;[.$C$7];[.$A17]*[.M$13]&lt;[.$D$7]);[.$A17]*[.M$13]*[.$D$8];[.$A17]*[.M$13]*[.$E$8]))))*[.$F$8]" office:value-type="float" office:value="17163.8945212756" calcext:value-type="float">
            <text:p>17.164 </text:p>
          </table:table-cell>
          <table:table-cell table:style-name="ce61" table:formula="of:=(IF([.$A17]*[.N$13]&lt;=[.$B$7];[.$A17]*[.N$13]*[.$B$8];IF(AND([.$A17]*[.N$13]&gt;[.$B$7];[.$A17]*[.N$13]&lt;=[.$C$7]);[.$A17]*[.N$13]*[.$C$8];IF(AND([.$A17]*[.N$13]&gt;[.$C$7];[.$A17]*[.N$13]&lt;[.$D$7]);[.$A17]*[.N$13]*[.$D$8];[.$A17]*[.N$13]*[.$E$8]))))*[.$F$8]" office:value-type="float" office:value="18308.1541560273" calcext:value-type="float">
            <text:p>18.308 </text:p>
          </table:table-cell>
          <table:table-cell table:style-name="ce61" table:formula="of:=(IF([.$A17]*[.O$13]&lt;=[.$B$7];[.$A17]*[.O$13]*[.$B$8];IF(AND([.$A17]*[.O$13]&gt;[.$B$7];[.$A17]*[.O$13]&lt;=[.$C$7]);[.$A17]*[.O$13]*[.$C$8];IF(AND([.$A17]*[.O$13]&gt;[.$C$7];[.$A17]*[.O$13]&lt;[.$D$7]);[.$A17]*[.O$13]*[.$D$8];[.$A17]*[.O$13]*[.$E$8]))))*[.$F$8]" office:value-type="float" office:value="19452.413790779" calcext:value-type="float">
            <text:p>19.452 </text:p>
          </table:table-cell>
          <table:table-cell table:style-name="ce61" table:formula="of:=(IF([.$A17]*[.P$13]&lt;=[.$B$7];[.$A17]*[.P$13]*[.$B$8];IF(AND([.$A17]*[.P$13]&gt;[.$B$7];[.$A17]*[.P$13]&lt;=[.$C$7]);[.$A17]*[.P$13]*[.$C$8];IF(AND([.$A17]*[.P$13]&gt;[.$C$7];[.$A17]*[.P$13]&lt;[.$D$7]);[.$A17]*[.P$13]*[.$D$8];[.$A17]*[.P$13]*[.$E$8]))))*[.$F$8]" office:value-type="float" office:value="20596.6734255307" calcext:value-type="float">
            <text:p>20.597 </text:p>
          </table:table-cell>
          <table:table-cell table:style-name="ce61" table:formula="of:=(IF([.$A17]*[.Q$13]&lt;=[.$B$7];[.$A17]*[.Q$13]*[.$B$8];IF(AND([.$A17]*[.Q$13]&gt;[.$B$7];[.$A17]*[.Q$13]&lt;=[.$C$7]);[.$A17]*[.Q$13]*[.$C$8];IF(AND([.$A17]*[.Q$13]&gt;[.$C$7];[.$A17]*[.Q$13]&lt;[.$D$7]);[.$A17]*[.Q$13]*[.$D$8];[.$A17]*[.Q$13]*[.$E$8]))))*[.$F$8]" office:value-type="float" office:value="21740.9330602824" calcext:value-type="float">
            <text:p>21.741 </text:p>
          </table:table-cell>
          <table:table-cell table:style-name="ce61" table:formula="of:=(IF([.$A17]*[.R$13]&lt;=[.$B$7];[.$A17]*[.R$13]*[.$B$8];IF(AND([.$A17]*[.R$13]&gt;[.$B$7];[.$A17]*[.R$13]&lt;=[.$C$7]);[.$A17]*[.R$13]*[.$C$8];IF(AND([.$A17]*[.R$13]&gt;[.$C$7];[.$A17]*[.R$13]&lt;[.$D$7]);[.$A17]*[.R$13]*[.$D$8];[.$A17]*[.R$13]*[.$E$8]))))*[.$F$8]" office:value-type="float" office:value="22885.1926950341" calcext:value-type="float">
            <text:p>22.885 </text:p>
          </table:table-cell>
          <table:table-cell table:style-name="ce43" table:formula="of:=+[.S16]+0.5" office:value-type="float" office:value="3.5" calcext:value-type="float">
            <text:p>3,50 </text:p>
          </table:table-cell>
          <table:table-cell table:number-columns-repeated="1005"/>
        </table:table-row>
        <table:table-row table:style-name="ro2">
          <table:table-cell table:style-name="ce45" table:formula="of:=+[.A17]+0.5" office:value-type="float" office:value="4" calcext:value-type="float">
            <text:p>4,00 </text:p>
          </table:table-cell>
          <table:table-cell table:style-name="ce51" table:formula="of:=(IF([.$A18]*[.B$13]&lt;=[.$B$7];[.$A18]*[.B$13]*[.$B$8];IF(AND([.$A18]*[.B$13]&gt;[.$B$7];[.$A18]*[.B$13]&lt;=[.$C$7]);[.$A18]*[.B$13]*[.$C$8];IF(AND([.$A18]*[.B$13]&gt;[.$C$7];[.$A18]*[.B$13]&lt;[.$D$7]);[.$A18]*[.B$13]*[.$D$8];[.$A18]*[.B$13]*[.$E$8]))))*[.$F$8]" office:value-type="float" office:value="5799.75284445985" calcext:value-type="float">
            <text:p>5.800 </text:p>
          </table:table-cell>
          <table:table-cell table:style-name="ce63" table:formula="of:=(IF([.$A18]*[.C$13]&lt;=[.$B$7];[.$A18]*[.C$13]*[.$B$8];IF(AND([.$A18]*[.C$13]&gt;[.$B$7];[.$A18]*[.C$13]&lt;=[.$C$7]);[.$A18]*[.C$13]*[.$C$8];IF(AND([.$A18]*[.C$13]&gt;[.$C$7];[.$A18]*[.C$13]&lt;[.$D$7]);[.$A18]*[.C$13]*[.$D$8];[.$A18]*[.C$13]*[.$E$8]))))*[.$F$8]" office:value-type="float" office:value="7249.69105557481" calcext:value-type="float">
            <text:p>7.250 </text:p>
          </table:table-cell>
          <table:table-cell table:style-name="ce63" table:formula="of:=(IF([.$A18]*[.D$13]&lt;=[.$B$7];[.$A18]*[.D$13]*[.$B$8];IF(AND([.$A18]*[.D$13]&gt;[.$B$7];[.$A18]*[.D$13]&lt;=[.$C$7]);[.$A18]*[.D$13]*[.$C$8];IF(AND([.$A18]*[.D$13]&gt;[.$C$7];[.$A18]*[.D$13]&lt;[.$D$7]);[.$A18]*[.D$13]*[.$D$8];[.$A18]*[.D$13]*[.$E$8]))))*[.$F$8]" office:value-type="float" office:value="8699.62926668978" calcext:value-type="float">
            <text:p>8.700 </text:p>
          </table:table-cell>
          <table:table-cell table:style-name="ce63" table:formula="of:=(IF([.$A18]*[.E$13]&lt;=[.$B$7];[.$A18]*[.E$13]*[.$B$8];IF(AND([.$A18]*[.E$13]&gt;[.$B$7];[.$A18]*[.E$13]&lt;=[.$C$7]);[.$A18]*[.E$13]*[.$C$8];IF(AND([.$A18]*[.E$13]&gt;[.$C$7];[.$A18]*[.E$13]&lt;[.$D$7]);[.$A18]*[.E$13]*[.$D$8];[.$A18]*[.E$13]*[.$E$8]))))*[.$F$8]" office:value-type="float" office:value="9677.64671346913" calcext:value-type="float">
            <text:p>9.678 </text:p>
          </table:table-cell>
          <table:table-cell table:style-name="ce63" table:formula="of:=(IF([.$A18]*[.F$13]&lt;=[.$B$7];[.$A18]*[.F$13]*[.$B$8];IF(AND([.$A18]*[.F$13]&gt;[.$B$7];[.$A18]*[.F$13]&lt;=[.$C$7]);[.$A18]*[.F$13]*[.$C$8];IF(AND([.$A18]*[.F$13]&gt;[.$C$7];[.$A18]*[.F$13]&lt;[.$D$7]);[.$A18]*[.F$13]*[.$D$8];[.$A18]*[.F$13]*[.$E$8]))))*[.$F$8]" office:value-type="float" office:value="11060.1676725361" calcext:value-type="float">
            <text:p>11.060 </text:p>
          </table:table-cell>
          <table:table-cell table:style-name="ce63" table:formula="of:=(IF([.$A18]*[.G$13]&lt;=[.$B$7];[.$A18]*[.G$13]*[.$B$8];IF(AND([.$A18]*[.G$13]&gt;[.$B$7];[.$A18]*[.G$13]&lt;=[.$C$7]);[.$A18]*[.G$13]*[.$C$8];IF(AND([.$A18]*[.G$13]&gt;[.$C$7];[.$A18]*[.G$13]&lt;[.$D$7]);[.$A18]*[.G$13]*[.$D$8];[.$A18]*[.G$13]*[.$E$8]))))*[.$F$8]" office:value-type="float" office:value="12101.4283520747" calcext:value-type="float">
            <text:p>12.101 </text:p>
          </table:table-cell>
          <table:table-cell table:style-name="ce63" table:formula="of:=(IF([.$A18]*[.H$13]&lt;=[.$B$7];[.$A18]*[.H$13]*[.$B$8];IF(AND([.$A18]*[.H$13]&gt;[.$B$7];[.$A18]*[.H$13]&lt;=[.$C$7]);[.$A18]*[.H$13]*[.$C$8];IF(AND([.$A18]*[.H$13]&gt;[.$C$7];[.$A18]*[.H$13]&lt;[.$D$7]);[.$A18]*[.H$13]*[.$D$8];[.$A18]*[.H$13]*[.$E$8]))))*[.$F$8]" office:value-type="float" office:value="13446.0315023052" calcext:value-type="float">
            <text:p>13.446 </text:p>
          </table:table-cell>
          <table:table-cell table:style-name="ce63" table:formula="of:=(IF([.$A18]*[.I$13]&lt;=[.$B$7];[.$A18]*[.I$13]*[.$B$8];IF(AND([.$A18]*[.I$13]&gt;[.$B$7];[.$A18]*[.I$13]&lt;=[.$C$7]);[.$A18]*[.I$13]*[.$C$8];IF(AND([.$A18]*[.I$13]&gt;[.$C$7];[.$A18]*[.I$13]&lt;[.$D$7]);[.$A18]*[.I$13]*[.$D$8];[.$A18]*[.I$13]*[.$E$8]))))*[.$F$8]" office:value-type="float" office:value="14384.97826545" calcext:value-type="float">
            <text:p>14.385 </text:p>
          </table:table-cell>
          <table:table-cell table:style-name="ce63" table:formula="of:=(IF([.$A18]*[.J$13]&lt;=[.$B$7];[.$A18]*[.J$13]*[.$B$8];IF(AND([.$A18]*[.J$13]&gt;[.$B$7];[.$A18]*[.J$13]&lt;=[.$C$7]);[.$A18]*[.J$13]*[.$C$8];IF(AND([.$A18]*[.J$13]&gt;[.$C$7];[.$A18]*[.J$13]&lt;[.$D$7]);[.$A18]*[.J$13]*[.$D$8];[.$A18]*[.J$13]*[.$E$8]))))*[.$F$8]" office:value-type="float" office:value="15692.7035623091" calcext:value-type="float">
            <text:p>15.693 </text:p>
          </table:table-cell>
          <table:table-cell table:style-name="ce63" table:formula="of:=(IF([.$A18]*[.K$13]&lt;=[.$B$7];[.$A18]*[.K$13]*[.$B$8];IF(AND([.$A18]*[.K$13]&gt;[.$B$7];[.$A18]*[.K$13]&lt;=[.$C$7]);[.$A18]*[.K$13]*[.$C$8];IF(AND([.$A18]*[.K$13]&gt;[.$C$7];[.$A18]*[.K$13]&lt;[.$D$7]);[.$A18]*[.K$13]*[.$D$8];[.$A18]*[.K$13]*[.$E$8]))))*[.$F$8]" office:value-type="float" office:value="17000.4288591682" calcext:value-type="float">
            <text:p>17.000 </text:p>
          </table:table-cell>
          <table:table-cell table:style-name="ce63" table:formula="of:=(IF([.$A18]*[.L$13]&lt;=[.$B$7];[.$A18]*[.L$13]*[.$B$8];IF(AND([.$A18]*[.L$13]&gt;[.$B$7];[.$A18]*[.L$13]&lt;=[.$C$7]);[.$A18]*[.L$13]*[.$C$8];IF(AND([.$A18]*[.L$13]&gt;[.$C$7];[.$A18]*[.L$13]&lt;[.$D$7]);[.$A18]*[.L$13]*[.$D$8];[.$A18]*[.L$13]*[.$E$8]))))*[.$F$8]" office:value-type="float" office:value="18308.1541560273" calcext:value-type="float">
            <text:p>18.308 </text:p>
          </table:table-cell>
          <table:table-cell table:style-name="ce63" table:formula="of:=(IF([.$A18]*[.M$13]&lt;=[.$B$7];[.$A18]*[.M$13]*[.$B$8];IF(AND([.$A18]*[.M$13]&gt;[.$B$7];[.$A18]*[.M$13]&lt;=[.$C$7]);[.$A18]*[.M$13]*[.$C$8];IF(AND([.$A18]*[.M$13]&gt;[.$C$7];[.$A18]*[.M$13]&lt;[.$D$7]);[.$A18]*[.M$13]*[.$D$8];[.$A18]*[.M$13]*[.$E$8]))))*[.$F$8]" office:value-type="float" office:value="19615.8794528864" calcext:value-type="float">
            <text:p>19.616 </text:p>
          </table:table-cell>
          <table:table-cell table:style-name="ce63" table:formula="of:=(IF([.$A18]*[.N$13]&lt;=[.$B$7];[.$A18]*[.N$13]*[.$B$8];IF(AND([.$A18]*[.N$13]&gt;[.$B$7];[.$A18]*[.N$13]&lt;=[.$C$7]);[.$A18]*[.N$13]*[.$C$8];IF(AND([.$A18]*[.N$13]&gt;[.$C$7];[.$A18]*[.N$13]&lt;[.$D$7]);[.$A18]*[.N$13]*[.$D$8];[.$A18]*[.N$13]*[.$E$8]))))*[.$F$8]" office:value-type="float" office:value="20923.6047497455" calcext:value-type="float">
            <text:p>20.924 </text:p>
          </table:table-cell>
          <table:table-cell table:style-name="ce63" table:formula="of:=(IF([.$A18]*[.O$13]&lt;=[.$B$7];[.$A18]*[.O$13]*[.$B$8];IF(AND([.$A18]*[.O$13]&gt;[.$B$7];[.$A18]*[.O$13]&lt;=[.$C$7]);[.$A18]*[.O$13]*[.$C$8];IF(AND([.$A18]*[.O$13]&gt;[.$C$7];[.$A18]*[.O$13]&lt;[.$D$7]);[.$A18]*[.O$13]*[.$D$8];[.$A18]*[.O$13]*[.$E$8]))))*[.$F$8]" office:value-type="float" office:value="22231.3300466045" calcext:value-type="float">
            <text:p>22.231 </text:p>
          </table:table-cell>
          <table:table-cell table:style-name="ce63" table:formula="of:=(IF([.$A18]*[.P$13]&lt;=[.$B$7];[.$A18]*[.P$13]*[.$B$8];IF(AND([.$A18]*[.P$13]&gt;[.$B$7];[.$A18]*[.P$13]&lt;=[.$C$7]);[.$A18]*[.P$13]*[.$C$8];IF(AND([.$A18]*[.P$13]&gt;[.$C$7];[.$A18]*[.P$13]&lt;[.$D$7]);[.$A18]*[.P$13]*[.$D$8];[.$A18]*[.P$13]*[.$E$8]))))*[.$F$8]" office:value-type="float" office:value="23539.0553434636" calcext:value-type="float">
            <text:p>23.539 </text:p>
          </table:table-cell>
          <table:table-cell table:style-name="ce63" table:formula="of:=(IF([.$A18]*[.Q$13]&lt;=[.$B$7];[.$A18]*[.Q$13]*[.$B$8];IF(AND([.$A18]*[.Q$13]&gt;[.$B$7];[.$A18]*[.Q$13]&lt;=[.$C$7]);[.$A18]*[.Q$13]*[.$C$8];IF(AND([.$A18]*[.Q$13]&gt;[.$C$7];[.$A18]*[.Q$13]&lt;[.$D$7]);[.$A18]*[.Q$13]*[.$D$8];[.$A18]*[.Q$13]*[.$E$8]))))*[.$F$8]" office:value-type="float" office:value="24846.7806403227" calcext:value-type="float">
            <text:p>24.847 </text:p>
          </table:table-cell>
          <table:table-cell table:style-name="ce63" table:formula="of:=(IF([.$A18]*[.R$13]&lt;=[.$B$7];[.$A18]*[.R$13]*[.$B$8];IF(AND([.$A18]*[.R$13]&gt;[.$B$7];[.$A18]*[.R$13]&lt;=[.$C$7]);[.$A18]*[.R$13]*[.$C$8];IF(AND([.$A18]*[.R$13]&gt;[.$C$7];[.$A18]*[.R$13]&lt;[.$D$7]);[.$A18]*[.R$13]*[.$D$8];[.$A18]*[.R$13]*[.$E$8]))))*[.$F$8]" office:value-type="float" office:value="26154.5059371818" calcext:value-type="float">
            <text:p>26.155 </text:p>
          </table:table-cell>
          <table:table-cell table:style-name="ce45" table:formula="of:=+[.S17]+0.5" office:value-type="float" office:value="4" calcext:value-type="float">
            <text:p>4,00 </text:p>
          </table:table-cell>
          <table:table-cell/>
          <table:table-cell table:formula="of:=+[.J15]/6*5.7" office:value-type="float" office:value="9850.4618333525" calcext:value-type="float">
            <text:p>9.850,46 </text:p>
          </table:table-cell>
          <table:table-cell table:number-columns-repeated="1003"/>
        </table:table-row>
        <table:table-row table:style-name="ro2">
          <table:table-cell table:style-name="ce43" table:formula="of:=+[.A18]+0.5" office:value-type="float" office:value="4.5" calcext:value-type="float">
            <text:p>4,50 </text:p>
          </table:table-cell>
          <table:table-cell table:style-name="ce49" table:formula="of:=(IF([.$A19]*[.B$13]&lt;=[.$B$7];[.$A19]*[.B$13]*[.$B$8];IF(AND([.$A19]*[.B$13]&gt;[.$B$7];[.$A19]*[.B$13]&lt;=[.$C$7]);[.$A19]*[.B$13]*[.$C$8];IF(AND([.$A19]*[.B$13]&gt;[.$C$7];[.$A19]*[.B$13]&lt;[.$D$7]);[.$A19]*[.B$13]*[.$D$8];[.$A19]*[.B$13]*[.$E$8]))))*[.$F$8]" office:value-type="float" office:value="6524.72195001733" calcext:value-type="float">
            <text:p>6.525 </text:p>
          </table:table-cell>
          <table:table-cell table:style-name="ce61" table:formula="of:=(IF([.$A19]*[.C$13]&lt;=[.$B$7];[.$A19]*[.C$13]*[.$B$8];IF(AND([.$A19]*[.C$13]&gt;[.$B$7];[.$A19]*[.C$13]&lt;=[.$C$7]);[.$A19]*[.C$13]*[.$C$8];IF(AND([.$A19]*[.C$13]&gt;[.$C$7];[.$A19]*[.C$13]&lt;[.$D$7]);[.$A19]*[.C$13]*[.$D$8];[.$A19]*[.C$13]*[.$E$8]))))*[.$F$8]" office:value-type="float" office:value="8155.90243752166" calcext:value-type="float">
            <text:p>8.156 </text:p>
          </table:table-cell>
          <table:table-cell table:style-name="ce61" table:formula="of:=(IF([.$A19]*[.D$13]&lt;=[.$B$7];[.$A19]*[.D$13]*[.$B$8];IF(AND([.$A19]*[.D$13]&gt;[.$B$7];[.$A19]*[.D$13]&lt;=[.$C$7]);[.$A19]*[.D$13]*[.$C$8];IF(AND([.$A19]*[.D$13]&gt;[.$C$7];[.$A19]*[.D$13]&lt;[.$D$7]);[.$A19]*[.D$13]*[.$D$8];[.$A19]*[.D$13]*[.$E$8]))))*[.$F$8]" office:value-type="float" office:value="9332.01647370237" calcext:value-type="float">
            <text:p>9.332 </text:p>
          </table:table-cell>
          <table:table-cell table:style-name="ce61" table:formula="of:=(IF([.$A19]*[.E$13]&lt;=[.$B$7];[.$A19]*[.E$13]*[.$B$8];IF(AND([.$A19]*[.E$13]&gt;[.$B$7];[.$A19]*[.E$13]&lt;=[.$C$7]);[.$A19]*[.E$13]*[.$C$8];IF(AND([.$A19]*[.E$13]&gt;[.$C$7];[.$A19]*[.E$13]&lt;[.$D$7]);[.$A19]*[.E$13]*[.$D$8];[.$A19]*[.E$13]*[.$E$8]))))*[.$F$8]" office:value-type="float" office:value="10887.3525526528" calcext:value-type="float">
            <text:p>10.887 </text:p>
          </table:table-cell>
          <table:table-cell table:style-name="ce61" table:formula="of:=(IF([.$A19]*[.F$13]&lt;=[.$B$7];[.$A19]*[.F$13]*[.$B$8];IF(AND([.$A19]*[.F$13]&gt;[.$B$7];[.$A19]*[.F$13]&lt;=[.$C$7]);[.$A19]*[.F$13]*[.$C$8];IF(AND([.$A19]*[.F$13]&gt;[.$C$7];[.$A19]*[.F$13]&lt;[.$D$7]);[.$A19]*[.F$13]*[.$D$8];[.$A19]*[.F$13]*[.$E$8]))))*[.$F$8]" office:value-type="float" office:value="12101.4283520747" calcext:value-type="float">
            <text:p>12.101 </text:p>
          </table:table-cell>
          <table:table-cell table:style-name="ce61" table:formula="of:=(IF([.$A19]*[.G$13]&lt;=[.$B$7];[.$A19]*[.G$13]*[.$B$8];IF(AND([.$A19]*[.G$13]&gt;[.$B$7];[.$A19]*[.G$13]&lt;=[.$C$7]);[.$A19]*[.G$13]*[.$C$8];IF(AND([.$A19]*[.G$13]&gt;[.$C$7];[.$A19]*[.G$13]&lt;[.$D$7]);[.$A19]*[.G$13]*[.$D$8];[.$A19]*[.G$13]*[.$E$8]))))*[.$F$8]" office:value-type="float" office:value="13614.106896084" calcext:value-type="float">
            <text:p>13.614 </text:p>
          </table:table-cell>
          <table:table-cell table:style-name="ce61" table:formula="of:=(IF([.$A19]*[.H$13]&lt;=[.$B$7];[.$A19]*[.H$13]*[.$B$8];IF(AND([.$A19]*[.H$13]&gt;[.$B$7];[.$A19]*[.H$13]&lt;=[.$C$7]);[.$A19]*[.H$13]*[.$C$8];IF(AND([.$A19]*[.H$13]&gt;[.$C$7];[.$A19]*[.H$13]&lt;[.$D$7]);[.$A19]*[.H$13]*[.$D$8];[.$A19]*[.H$13]*[.$E$8]))))*[.$F$8]" office:value-type="float" office:value="14711.9095896648" calcext:value-type="float">
            <text:p>14.712 </text:p>
          </table:table-cell>
          <table:table-cell table:style-name="ce61" table:formula="of:=(IF([.$A19]*[.I$13]&lt;=[.$B$7];[.$A19]*[.I$13]*[.$B$8];IF(AND([.$A19]*[.I$13]&gt;[.$B$7];[.$A19]*[.I$13]&lt;=[.$C$7]);[.$A19]*[.I$13]*[.$C$8];IF(AND([.$A19]*[.I$13]&gt;[.$C$7];[.$A19]*[.I$13]&lt;[.$D$7]);[.$A19]*[.I$13]*[.$D$8];[.$A19]*[.I$13]*[.$E$8]))))*[.$F$8]" office:value-type="float" office:value="16183.1005486313" calcext:value-type="float">
            <text:p>16.183 </text:p>
          </table:table-cell>
          <table:table-cell table:style-name="ce61" table:formula="of:=(IF([.$A19]*[.J$13]&lt;=[.$B$7];[.$A19]*[.J$13]*[.$B$8];IF(AND([.$A19]*[.J$13]&gt;[.$B$7];[.$A19]*[.J$13]&lt;=[.$C$7]);[.$A19]*[.J$13]*[.$C$8];IF(AND([.$A19]*[.J$13]&gt;[.$C$7];[.$A19]*[.J$13]&lt;[.$D$7]);[.$A19]*[.J$13]*[.$D$8];[.$A19]*[.J$13]*[.$E$8]))))*[.$F$8]" office:value-type="float" office:value="17654.2915075977" calcext:value-type="float">
            <text:p>17.654 </text:p>
          </table:table-cell>
          <table:table-cell table:style-name="ce61" table:formula="of:=(IF([.$A19]*[.K$13]&lt;=[.$B$7];[.$A19]*[.K$13]*[.$B$8];IF(AND([.$A19]*[.K$13]&gt;[.$B$7];[.$A19]*[.K$13]&lt;=[.$C$7]);[.$A19]*[.K$13]*[.$C$8];IF(AND([.$A19]*[.K$13]&gt;[.$C$7];[.$A19]*[.K$13]&lt;[.$D$7]);[.$A19]*[.K$13]*[.$D$8];[.$A19]*[.K$13]*[.$E$8]))))*[.$F$8]" office:value-type="float" office:value="19125.4824665642" calcext:value-type="float">
            <text:p>19.125 </text:p>
          </table:table-cell>
          <table:table-cell table:style-name="ce61" table:formula="of:=(IF([.$A19]*[.L$13]&lt;=[.$B$7];[.$A19]*[.L$13]*[.$B$8];IF(AND([.$A19]*[.L$13]&gt;[.$B$7];[.$A19]*[.L$13]&lt;=[.$C$7]);[.$A19]*[.L$13]*[.$C$8];IF(AND([.$A19]*[.L$13]&gt;[.$C$7];[.$A19]*[.L$13]&lt;[.$D$7]);[.$A19]*[.L$13]*[.$D$8];[.$A19]*[.L$13]*[.$E$8]))))*[.$F$8]" office:value-type="float" office:value="20596.6734255307" calcext:value-type="float">
            <text:p>20.597 </text:p>
          </table:table-cell>
          <table:table-cell table:style-name="ce61" table:formula="of:=(IF([.$A19]*[.M$13]&lt;=[.$B$7];[.$A19]*[.M$13]*[.$B$8];IF(AND([.$A19]*[.M$13]&gt;[.$B$7];[.$A19]*[.M$13]&lt;=[.$C$7]);[.$A19]*[.M$13]*[.$C$8];IF(AND([.$A19]*[.M$13]&gt;[.$C$7];[.$A19]*[.M$13]&lt;[.$D$7]);[.$A19]*[.M$13]*[.$D$8];[.$A19]*[.M$13]*[.$E$8]))))*[.$F$8]" office:value-type="float" office:value="22067.8643844972" calcext:value-type="float">
            <text:p>22.068 </text:p>
          </table:table-cell>
          <table:table-cell table:style-name="ce61" table:formula="of:=(IF([.$A19]*[.N$13]&lt;=[.$B$7];[.$A19]*[.N$13]*[.$B$8];IF(AND([.$A19]*[.N$13]&gt;[.$B$7];[.$A19]*[.N$13]&lt;=[.$C$7]);[.$A19]*[.N$13]*[.$C$8];IF(AND([.$A19]*[.N$13]&gt;[.$C$7];[.$A19]*[.N$13]&lt;[.$D$7]);[.$A19]*[.N$13]*[.$D$8];[.$A19]*[.N$13]*[.$E$8]))))*[.$F$8]" office:value-type="float" office:value="23539.0553434636" calcext:value-type="float">
            <text:p>23.539 </text:p>
          </table:table-cell>
          <table:table-cell table:style-name="ce61" table:formula="of:=(IF([.$A19]*[.O$13]&lt;=[.$B$7];[.$A19]*[.O$13]*[.$B$8];IF(AND([.$A19]*[.O$13]&gt;[.$B$7];[.$A19]*[.O$13]&lt;=[.$C$7]);[.$A19]*[.O$13]*[.$C$8];IF(AND([.$A19]*[.O$13]&gt;[.$C$7];[.$A19]*[.O$13]&lt;[.$D$7]);[.$A19]*[.O$13]*[.$D$8];[.$A19]*[.O$13]*[.$E$8]))))*[.$F$8]" office:value-type="float" office:value="25010.2463024301" calcext:value-type="float">
            <text:p>25.010 </text:p>
          </table:table-cell>
          <table:table-cell table:style-name="ce61" table:formula="of:=(IF([.$A19]*[.P$13]&lt;=[.$B$7];[.$A19]*[.P$13]*[.$B$8];IF(AND([.$A19]*[.P$13]&gt;[.$B$7];[.$A19]*[.P$13]&lt;=[.$C$7]);[.$A19]*[.P$13]*[.$C$8];IF(AND([.$A19]*[.P$13]&gt;[.$C$7];[.$A19]*[.P$13]&lt;[.$D$7]);[.$A19]*[.P$13]*[.$D$8];[.$A19]*[.P$13]*[.$E$8]))))*[.$F$8]" office:value-type="float" office:value="26481.4372613966" calcext:value-type="float">
            <text:p>26.481 </text:p>
          </table:table-cell>
          <table:table-cell table:style-name="ce61" table:formula="of:=(IF([.$A19]*[.Q$13]&lt;=[.$B$7];[.$A19]*[.Q$13]*[.$B$8];IF(AND([.$A19]*[.Q$13]&gt;[.$B$7];[.$A19]*[.Q$13]&lt;=[.$C$7]);[.$A19]*[.Q$13]*[.$C$8];IF(AND([.$A19]*[.Q$13]&gt;[.$C$7];[.$A19]*[.Q$13]&lt;[.$D$7]);[.$A19]*[.Q$13]*[.$D$8];[.$A19]*[.Q$13]*[.$E$8]))))*[.$F$8]" office:value-type="float" office:value="27952.6282203631" calcext:value-type="float">
            <text:p>27.953 </text:p>
          </table:table-cell>
          <table:table-cell table:style-name="ce61" table:formula="of:=(IF([.$A19]*[.R$13]&lt;=[.$B$7];[.$A19]*[.R$13]*[.$B$8];IF(AND([.$A19]*[.R$13]&gt;[.$B$7];[.$A19]*[.R$13]&lt;=[.$C$7]);[.$A19]*[.R$13]*[.$C$8];IF(AND([.$A19]*[.R$13]&gt;[.$C$7];[.$A19]*[.R$13]&lt;[.$D$7]);[.$A19]*[.R$13]*[.$D$8];[.$A19]*[.R$13]*[.$E$8]))))*[.$F$8]" office:value-type="float" office:value="29423.8191793296" calcext:value-type="float">
            <text:p>29.424 </text:p>
          </table:table-cell>
          <table:table-cell table:style-name="ce43" table:formula="of:=+[.S18]+0.5" office:value-type="float" office:value="4.5" calcext:value-type="float">
            <text:p>4,50 </text:p>
          </table:table-cell>
          <table:table-cell table:number-columns-repeated="3"/>
          <table:table-cell table:style-name="ce32"/>
          <table:table-cell table:number-columns-repeated="1001"/>
        </table:table-row>
        <table:table-row table:style-name="ro2">
          <table:table-cell table:style-name="ce46" table:formula="of:=+[.A19]+0.5" office:value-type="float" office:value="5" calcext:value-type="float">
            <text:p>5,00 </text:p>
          </table:table-cell>
          <table:table-cell table:style-name="ce52" table:formula="of:=(IF([.$A20]*[.B$13]&lt;=[.$B$7];[.$A20]*[.B$13]*[.$B$8];IF(AND([.$A20]*[.B$13]&gt;[.$B$7];[.$A20]*[.B$13]&lt;=[.$C$7]);[.$A20]*[.B$13]*[.$C$8];IF(AND([.$A20]*[.B$13]&gt;[.$C$7];[.$A20]*[.B$13]&lt;[.$D$7]);[.$A20]*[.B$13]*[.$D$8];[.$A20]*[.B$13]*[.$E$8]))))*[.$F$8]" office:value-type="float" office:value="7249.69105557481" calcext:value-type="float">
            <text:p>7.250 </text:p>
          </table:table-cell>
          <table:table-cell table:style-name="ce64" table:formula="of:=(IF([.$A20]*[.C$13]&lt;=[.$B$7];[.$A20]*[.C$13]*[.$B$8];IF(AND([.$A20]*[.C$13]&gt;[.$B$7];[.$A20]*[.C$13]&lt;=[.$C$7]);[.$A20]*[.C$13]*[.$C$8];IF(AND([.$A20]*[.C$13]&gt;[.$C$7];[.$A20]*[.C$13]&lt;[.$D$7]);[.$A20]*[.C$13]*[.$D$8];[.$A20]*[.C$13]*[.$E$8]))))*[.$F$8]" office:value-type="float" office:value="8640.75599416887" calcext:value-type="float">
            <text:p>8.641 </text:p>
          </table:table-cell>
          <table:table-cell table:style-name="ce64" table:formula="of:=(IF([.$A20]*[.D$13]&lt;=[.$B$7];[.$A20]*[.D$13]*[.$B$8];IF(AND([.$A20]*[.D$13]&gt;[.$B$7];[.$A20]*[.D$13]&lt;=[.$C$7]);[.$A20]*[.D$13]*[.$C$8];IF(AND([.$A20]*[.D$13]&gt;[.$C$7];[.$A20]*[.D$13]&lt;[.$D$7]);[.$A20]*[.D$13]*[.$D$8];[.$A20]*[.D$13]*[.$E$8]))))*[.$F$8]" office:value-type="float" office:value="10368.9071930026" calcext:value-type="float">
            <text:p>10.369 </text:p>
          </table:table-cell>
          <table:table-cell table:style-name="ce64" table:formula="of:=(IF([.$A20]*[.E$13]&lt;=[.$B$7];[.$A20]*[.E$13]*[.$B$8];IF(AND([.$A20]*[.E$13]&gt;[.$B$7];[.$A20]*[.E$13]&lt;=[.$C$7]);[.$A20]*[.E$13]*[.$C$8];IF(AND([.$A20]*[.E$13]&gt;[.$C$7];[.$A20]*[.E$13]&lt;[.$D$7]);[.$A20]*[.E$13]*[.$D$8];[.$A20]*[.E$13]*[.$E$8]))))*[.$F$8]" office:value-type="float" office:value="11765.277564517" calcext:value-type="float">
            <text:p>11.765 </text:p>
          </table:table-cell>
          <table:table-cell table:style-name="ce64" table:formula="of:=(IF([.$A20]*[.F$13]&lt;=[.$B$7];[.$A20]*[.F$13]*[.$B$8];IF(AND([.$A20]*[.F$13]&gt;[.$B$7];[.$A20]*[.F$13]&lt;=[.$C$7]);[.$A20]*[.F$13]*[.$C$8];IF(AND([.$A20]*[.F$13]&gt;[.$C$7];[.$A20]*[.F$13]&lt;[.$D$7]);[.$A20]*[.F$13]*[.$D$8];[.$A20]*[.F$13]*[.$E$8]))))*[.$F$8]" office:value-type="float" office:value="13446.0315023052" calcext:value-type="float">
            <text:p>13.446 </text:p>
          </table:table-cell>
          <table:table-cell table:style-name="ce64" table:formula="of:=(IF([.$A20]*[.G$13]&lt;=[.$B$7];[.$A20]*[.G$13]*[.$B$8];IF(AND([.$A20]*[.G$13]&gt;[.$B$7];[.$A20]*[.G$13]&lt;=[.$C$7]);[.$A20]*[.G$13]*[.$C$8];IF(AND([.$A20]*[.G$13]&gt;[.$C$7];[.$A20]*[.G$13]&lt;[.$D$7]);[.$A20]*[.G$13]*[.$D$8];[.$A20]*[.G$13]*[.$E$8]))))*[.$F$8]" office:value-type="float" office:value="14711.9095896648" calcext:value-type="float">
            <text:p>14.712 </text:p>
          </table:table-cell>
          <table:table-cell table:style-name="ce64" table:formula="of:=(IF([.$A20]*[.H$13]&lt;=[.$B$7];[.$A20]*[.H$13]*[.$B$8];IF(AND([.$A20]*[.H$13]&gt;[.$B$7];[.$A20]*[.H$13]&lt;=[.$C$7]);[.$A20]*[.H$13]*[.$C$8];IF(AND([.$A20]*[.H$13]&gt;[.$C$7];[.$A20]*[.H$13]&lt;[.$D$7]);[.$A20]*[.H$13]*[.$D$8];[.$A20]*[.H$13]*[.$E$8]))))*[.$F$8]" office:value-type="float" office:value="16346.5662107386" calcext:value-type="float">
            <text:p>16.347 </text:p>
          </table:table-cell>
          <table:table-cell table:style-name="ce64" table:formula="of:=(IF([.$A20]*[.I$13]&lt;=[.$B$7];[.$A20]*[.I$13]*[.$B$8];IF(AND([.$A20]*[.I$13]&gt;[.$B$7];[.$A20]*[.I$13]&lt;=[.$C$7]);[.$A20]*[.I$13]*[.$C$8];IF(AND([.$A20]*[.I$13]&gt;[.$C$7];[.$A20]*[.I$13]&lt;[.$D$7]);[.$A20]*[.I$13]*[.$D$8];[.$A20]*[.I$13]*[.$E$8]))))*[.$F$8]" office:value-type="float" office:value="17981.2228318125" calcext:value-type="float">
            <text:p>17.981 </text:p>
          </table:table-cell>
          <table:table-cell table:style-name="ce64" table:formula="of:=(IF([.$A20]*[.J$13]&lt;=[.$B$7];[.$A20]*[.J$13]*[.$B$8];IF(AND([.$A20]*[.J$13]&gt;[.$B$7];[.$A20]*[.J$13]&lt;=[.$C$7]);[.$A20]*[.J$13]*[.$C$8];IF(AND([.$A20]*[.J$13]&gt;[.$C$7];[.$A20]*[.J$13]&lt;[.$D$7]);[.$A20]*[.J$13]*[.$D$8];[.$A20]*[.J$13]*[.$E$8]))))*[.$F$8]" office:value-type="float" office:value="19615.8794528864" calcext:value-type="float">
            <text:p>19.616 </text:p>
          </table:table-cell>
          <table:table-cell table:style-name="ce64" table:formula="of:=(IF([.$A20]*[.K$13]&lt;=[.$B$7];[.$A20]*[.K$13]*[.$B$8];IF(AND([.$A20]*[.K$13]&gt;[.$B$7];[.$A20]*[.K$13]&lt;=[.$C$7]);[.$A20]*[.K$13]*[.$C$8];IF(AND([.$A20]*[.K$13]&gt;[.$C$7];[.$A20]*[.K$13]&lt;[.$D$7]);[.$A20]*[.K$13]*[.$D$8];[.$A20]*[.K$13]*[.$E$8]))))*[.$F$8]" office:value-type="float" office:value="21250.5360739602" calcext:value-type="float">
            <text:p>21.251 </text:p>
          </table:table-cell>
          <table:table-cell table:style-name="ce64" table:formula="of:=(IF([.$A20]*[.L$13]&lt;=[.$B$7];[.$A20]*[.L$13]*[.$B$8];IF(AND([.$A20]*[.L$13]&gt;[.$B$7];[.$A20]*[.L$13]&lt;=[.$C$7]);[.$A20]*[.L$13]*[.$C$8];IF(AND([.$A20]*[.L$13]&gt;[.$C$7];[.$A20]*[.L$13]&lt;[.$D$7]);[.$A20]*[.L$13]*[.$D$8];[.$A20]*[.L$13]*[.$E$8]))))*[.$F$8]" office:value-type="float" office:value="22885.1926950341" calcext:value-type="float">
            <text:p>22.885 </text:p>
          </table:table-cell>
          <table:table-cell table:style-name="ce64" table:formula="of:=(IF([.$A20]*[.M$13]&lt;=[.$B$7];[.$A20]*[.M$13]*[.$B$8];IF(AND([.$A20]*[.M$13]&gt;[.$B$7];[.$A20]*[.M$13]&lt;=[.$C$7]);[.$A20]*[.M$13]*[.$C$8];IF(AND([.$A20]*[.M$13]&gt;[.$C$7];[.$A20]*[.M$13]&lt;[.$D$7]);[.$A20]*[.M$13]*[.$D$8];[.$A20]*[.M$13]*[.$E$8]))))*[.$F$8]" office:value-type="float" office:value="24519.849316108" calcext:value-type="float">
            <text:p>24.520 </text:p>
          </table:table-cell>
          <table:table-cell table:style-name="ce64" table:formula="of:=(IF([.$A20]*[.N$13]&lt;=[.$B$7];[.$A20]*[.N$13]*[.$B$8];IF(AND([.$A20]*[.N$13]&gt;[.$B$7];[.$A20]*[.N$13]&lt;=[.$C$7]);[.$A20]*[.N$13]*[.$C$8];IF(AND([.$A20]*[.N$13]&gt;[.$C$7];[.$A20]*[.N$13]&lt;[.$D$7]);[.$A20]*[.N$13]*[.$D$8];[.$A20]*[.N$13]*[.$E$8]))))*[.$F$8]" office:value-type="float" office:value="26154.5059371818" calcext:value-type="float">
            <text:p>26.155 </text:p>
          </table:table-cell>
          <table:table-cell table:style-name="ce64" table:formula="of:=(IF([.$A20]*[.O$13]&lt;=[.$B$7];[.$A20]*[.O$13]*[.$B$8];IF(AND([.$A20]*[.O$13]&gt;[.$B$7];[.$A20]*[.O$13]&lt;=[.$C$7]);[.$A20]*[.O$13]*[.$C$8];IF(AND([.$A20]*[.O$13]&gt;[.$C$7];[.$A20]*[.O$13]&lt;[.$D$7]);[.$A20]*[.O$13]*[.$D$8];[.$A20]*[.O$13]*[.$E$8]))))*[.$F$8]" office:value-type="float" office:value="27789.1625582557" calcext:value-type="float">
            <text:p>27.789 </text:p>
          </table:table-cell>
          <table:table-cell table:style-name="ce64" table:formula="of:=(IF([.$A20]*[.P$13]&lt;=[.$B$7];[.$A20]*[.P$13]*[.$B$8];IF(AND([.$A20]*[.P$13]&gt;[.$B$7];[.$A20]*[.P$13]&lt;=[.$C$7]);[.$A20]*[.P$13]*[.$C$8];IF(AND([.$A20]*[.P$13]&gt;[.$C$7];[.$A20]*[.P$13]&lt;[.$D$7]);[.$A20]*[.P$13]*[.$D$8];[.$A20]*[.P$13]*[.$E$8]))))*[.$F$8]" office:value-type="float" office:value="29423.8191793296" calcext:value-type="float">
            <text:p>29.424 </text:p>
          </table:table-cell>
          <table:table-cell table:style-name="ce64" table:formula="of:=(IF([.$A20]*[.Q$13]&lt;=[.$B$7];[.$A20]*[.Q$13]*[.$B$8];IF(AND([.$A20]*[.Q$13]&gt;[.$B$7];[.$A20]*[.Q$13]&lt;=[.$C$7]);[.$A20]*[.Q$13]*[.$C$8];IF(AND([.$A20]*[.Q$13]&gt;[.$C$7];[.$A20]*[.Q$13]&lt;[.$D$7]);[.$A20]*[.Q$13]*[.$D$8];[.$A20]*[.Q$13]*[.$E$8]))))*[.$F$8]" office:value-type="float" office:value="31058.4758004034" calcext:value-type="float">
            <text:p>31.058 </text:p>
          </table:table-cell>
          <table:table-cell table:style-name="ce64" table:formula="of:=(IF([.$A20]*[.R$13]&lt;=[.$B$7];[.$A20]*[.R$13]*[.$B$8];IF(AND([.$A20]*[.R$13]&gt;[.$B$7];[.$A20]*[.R$13]&lt;=[.$C$7]);[.$A20]*[.R$13]*[.$C$8];IF(AND([.$A20]*[.R$13]&gt;[.$C$7];[.$A20]*[.R$13]&lt;[.$D$7]);[.$A20]*[.R$13]*[.$D$8];[.$A20]*[.R$13]*[.$E$8]))))*[.$F$8]" office:value-type="float" office:value="32693.1324214773" calcext:value-type="float">
            <text:p>32.693 </text:p>
          </table:table-cell>
          <table:table-cell table:style-name="ce46" table:formula="of:=+[.S19]+0.5" office:value-type="float" office:value="5" calcext:value-type="float">
            <text:p>5,00 </text:p>
          </table:table-cell>
          <table:table-cell/>
          <table:table-cell table:formula="of:=+[.I18]/5.5/4*5.4*4.1" office:value-type="float" office:value="14476.5190362301" calcext:value-type="float">
            <text:p>14.476,52 </text:p>
          </table:table-cell>
          <table:table-cell/>
          <table:table-cell table:style-name="ce33"/>
          <table:table-cell table:number-columns-repeated="1001"/>
        </table:table-row>
        <table:table-row table:style-name="ro2">
          <table:table-cell table:style-name="ce43" table:formula="of:=+[.A20]+0.5" office:value-type="float" office:value="5.5" calcext:value-type="float">
            <text:p>5,50 </text:p>
          </table:table-cell>
          <table:table-cell table:style-name="ce49" table:formula="of:=(IF([.$A21]*[.B$13]&lt;=[.$B$7];[.$A21]*[.B$13]*[.$B$8];IF(AND([.$A21]*[.B$13]&gt;[.$B$7];[.$A21]*[.B$13]&lt;=[.$C$7]);[.$A21]*[.B$13]*[.$C$8];IF(AND([.$A21]*[.B$13]&gt;[.$C$7];[.$A21]*[.B$13]&lt;[.$D$7]);[.$A21]*[.B$13]*[.$D$8];[.$A21]*[.B$13]*[.$E$8]))))*[.$F$8]" office:value-type="float" office:value="7974.66016113229" calcext:value-type="float">
            <text:p>7.975 </text:p>
          </table:table-cell>
          <table:table-cell table:style-name="ce61" table:formula="of:=(IF([.$A21]*[.C$13]&lt;=[.$B$7];[.$A21]*[.C$13]*[.$B$8];IF(AND([.$A21]*[.C$13]&gt;[.$B$7];[.$A21]*[.C$13]&lt;=[.$C$7]);[.$A21]*[.C$13]*[.$C$8];IF(AND([.$A21]*[.C$13]&gt;[.$C$7];[.$A21]*[.C$13]&lt;[.$D$7]);[.$A21]*[.C$13]*[.$D$8];[.$A21]*[.C$13]*[.$E$8]))))*[.$F$8]" office:value-type="float" office:value="9504.83159358575" calcext:value-type="float">
            <text:p>9.505 </text:p>
          </table:table-cell>
          <table:table-cell table:style-name="ce61" table:formula="of:=(IF([.$A21]*[.D$13]&lt;=[.$B$7];[.$A21]*[.D$13]*[.$B$8];IF(AND([.$A21]*[.D$13]&gt;[.$B$7];[.$A21]*[.D$13]&lt;=[.$C$7]);[.$A21]*[.D$13]*[.$C$8];IF(AND([.$A21]*[.D$13]&gt;[.$C$7];[.$A21]*[.D$13]&lt;[.$D$7]);[.$A21]*[.D$13]*[.$D$8];[.$A21]*[.D$13]*[.$E$8]))))*[.$F$8]" office:value-type="float" office:value="11092.9759894018" calcext:value-type="float">
            <text:p>11.093 </text:p>
          </table:table-cell>
          <table:table-cell table:style-name="ce61" table:formula="of:=(IF([.$A21]*[.E$13]&lt;=[.$B$7];[.$A21]*[.E$13]*[.$B$8];IF(AND([.$A21]*[.E$13]&gt;[.$B$7];[.$A21]*[.E$13]&lt;=[.$C$7]);[.$A21]*[.E$13]*[.$C$8];IF(AND([.$A21]*[.E$13]&gt;[.$C$7];[.$A21]*[.E$13]&lt;[.$D$7]);[.$A21]*[.E$13]*[.$D$8];[.$A21]*[.E$13]*[.$E$8]))))*[.$F$8]" office:value-type="float" office:value="12941.8053209687" calcext:value-type="float">
            <text:p>12.942 </text:p>
          </table:table-cell>
          <table:table-cell table:style-name="ce61" table:formula="of:=(IF([.$A21]*[.F$13]&lt;=[.$B$7];[.$A21]*[.F$13]*[.$B$8];IF(AND([.$A21]*[.F$13]&gt;[.$B$7];[.$A21]*[.F$13]&lt;=[.$C$7]);[.$A21]*[.F$13]*[.$C$8];IF(AND([.$A21]*[.F$13]&gt;[.$C$7];[.$A21]*[.F$13]&lt;[.$D$7]);[.$A21]*[.F$13]*[.$D$8];[.$A21]*[.F$13]*[.$E$8]))))*[.$F$8]" office:value-type="float" office:value="14384.97826545" calcext:value-type="float">
            <text:p>14.385 </text:p>
          </table:table-cell>
          <table:table-cell table:style-name="ce61" table:formula="of:=(IF([.$A21]*[.G$13]&lt;=[.$B$7];[.$A21]*[.G$13]*[.$B$8];IF(AND([.$A21]*[.G$13]&gt;[.$B$7];[.$A21]*[.G$13]&lt;=[.$C$7]);[.$A21]*[.G$13]*[.$C$8];IF(AND([.$A21]*[.G$13]&gt;[.$C$7];[.$A21]*[.G$13]&lt;[.$D$7]);[.$A21]*[.G$13]*[.$D$8];[.$A21]*[.G$13]*[.$E$8]))))*[.$F$8]" office:value-type="float" office:value="16183.1005486313" calcext:value-type="float">
            <text:p>16.183 </text:p>
          </table:table-cell>
          <table:table-cell table:style-name="ce61" table:formula="of:=(IF([.$A21]*[.H$13]&lt;=[.$B$7];[.$A21]*[.H$13]*[.$B$8];IF(AND([.$A21]*[.H$13]&gt;[.$B$7];[.$A21]*[.H$13]&lt;=[.$C$7]);[.$A21]*[.H$13]*[.$C$8];IF(AND([.$A21]*[.H$13]&gt;[.$C$7];[.$A21]*[.H$13]&lt;[.$D$7]);[.$A21]*[.H$13]*[.$D$8];[.$A21]*[.H$13]*[.$E$8]))))*[.$F$8]" office:value-type="float" office:value="17981.2228318125" calcext:value-type="float">
            <text:p>17.981 </text:p>
          </table:table-cell>
          <table:table-cell table:style-name="ce61" table:formula="of:=(IF([.$A21]*[.I$13]&lt;=[.$B$7];[.$A21]*[.I$13]*[.$B$8];IF(AND([.$A21]*[.I$13]&gt;[.$B$7];[.$A21]*[.I$13]&lt;=[.$C$7]);[.$A21]*[.I$13]*[.$C$8];IF(AND([.$A21]*[.I$13]&gt;[.$C$7];[.$A21]*[.I$13]&lt;[.$D$7]);[.$A21]*[.I$13]*[.$D$8];[.$A21]*[.I$13]*[.$E$8]))))*[.$F$8]" office:value-type="float" office:value="19779.3451149938" calcext:value-type="float">
            <text:p>19.779 </text:p>
          </table:table-cell>
          <table:table-cell table:style-name="ce61" table:formula="of:=(IF([.$A21]*[.J$13]&lt;=[.$B$7];[.$A21]*[.J$13]*[.$B$8];IF(AND([.$A21]*[.J$13]&gt;[.$B$7];[.$A21]*[.J$13]&lt;=[.$C$7]);[.$A21]*[.J$13]*[.$C$8];IF(AND([.$A21]*[.J$13]&gt;[.$C$7];[.$A21]*[.J$13]&lt;[.$D$7]);[.$A21]*[.J$13]*[.$D$8];[.$A21]*[.J$13]*[.$E$8]))))*[.$F$8]" office:value-type="float" office:value="21577.467398175" calcext:value-type="float">
            <text:p>21.577 </text:p>
          </table:table-cell>
          <table:table-cell table:style-name="ce61" table:formula="of:=(IF([.$A21]*[.K$13]&lt;=[.$B$7];[.$A21]*[.K$13]*[.$B$8];IF(AND([.$A21]*[.K$13]&gt;[.$B$7];[.$A21]*[.K$13]&lt;=[.$C$7]);[.$A21]*[.K$13]*[.$C$8];IF(AND([.$A21]*[.K$13]&gt;[.$C$7];[.$A21]*[.K$13]&lt;[.$D$7]);[.$A21]*[.K$13]*[.$D$8];[.$A21]*[.K$13]*[.$E$8]))))*[.$F$8]" office:value-type="float" office:value="23375.5896813563" calcext:value-type="float">
            <text:p>23.376 </text:p>
          </table:table-cell>
          <table:table-cell table:style-name="ce61" table:formula="of:=(IF([.$A21]*[.L$13]&lt;=[.$B$7];[.$A21]*[.L$13]*[.$B$8];IF(AND([.$A21]*[.L$13]&gt;[.$B$7];[.$A21]*[.L$13]&lt;=[.$C$7]);[.$A21]*[.L$13]*[.$C$8];IF(AND([.$A21]*[.L$13]&gt;[.$C$7];[.$A21]*[.L$13]&lt;[.$D$7]);[.$A21]*[.L$13]*[.$D$8];[.$A21]*[.L$13]*[.$E$8]))))*[.$F$8]" office:value-type="float" office:value="25173.7119645375" calcext:value-type="float">
            <text:p>25.174 </text:p>
          </table:table-cell>
          <table:table-cell table:style-name="ce61" table:formula="of:=(IF([.$A21]*[.M$13]&lt;=[.$B$7];[.$A21]*[.M$13]*[.$B$8];IF(AND([.$A21]*[.M$13]&gt;[.$B$7];[.$A21]*[.M$13]&lt;=[.$C$7]);[.$A21]*[.M$13]*[.$C$8];IF(AND([.$A21]*[.M$13]&gt;[.$C$7];[.$A21]*[.M$13]&lt;[.$D$7]);[.$A21]*[.M$13]*[.$D$8];[.$A21]*[.M$13]*[.$E$8]))))*[.$F$8]" office:value-type="float" office:value="26971.8342477188" calcext:value-type="float">
            <text:p>26.972 </text:p>
          </table:table-cell>
          <table:table-cell table:style-name="ce61" table:formula="of:=(IF([.$A21]*[.N$13]&lt;=[.$B$7];[.$A21]*[.N$13]*[.$B$8];IF(AND([.$A21]*[.N$13]&gt;[.$B$7];[.$A21]*[.N$13]&lt;=[.$C$7]);[.$A21]*[.N$13]*[.$C$8];IF(AND([.$A21]*[.N$13]&gt;[.$C$7];[.$A21]*[.N$13]&lt;[.$D$7]);[.$A21]*[.N$13]*[.$D$8];[.$A21]*[.N$13]*[.$E$8]))))*[.$F$8]" office:value-type="float" office:value="28769.9565309" calcext:value-type="float">
            <text:p>28.770 </text:p>
          </table:table-cell>
          <table:table-cell table:style-name="ce61" table:formula="of:=(IF([.$A21]*[.O$13]&lt;=[.$B$7];[.$A21]*[.O$13]*[.$B$8];IF(AND([.$A21]*[.O$13]&gt;[.$B$7];[.$A21]*[.O$13]&lt;=[.$C$7]);[.$A21]*[.O$13]*[.$C$8];IF(AND([.$A21]*[.O$13]&gt;[.$C$7];[.$A21]*[.O$13]&lt;[.$D$7]);[.$A21]*[.O$13]*[.$D$8];[.$A21]*[.O$13]*[.$E$8]))))*[.$F$8]" office:value-type="float" office:value="30568.0788140813" calcext:value-type="float">
            <text:p>30.568 </text:p>
          </table:table-cell>
          <table:table-cell table:style-name="ce61" table:formula="of:=(IF([.$A21]*[.P$13]&lt;=[.$B$7];[.$A21]*[.P$13]*[.$B$8];IF(AND([.$A21]*[.P$13]&gt;[.$B$7];[.$A21]*[.P$13]&lt;=[.$C$7]);[.$A21]*[.P$13]*[.$C$8];IF(AND([.$A21]*[.P$13]&gt;[.$C$7];[.$A21]*[.P$13]&lt;[.$D$7]);[.$A21]*[.P$13]*[.$D$8];[.$A21]*[.P$13]*[.$E$8]))))*[.$F$8]" office:value-type="float" office:value="32366.2010972625" calcext:value-type="float">
            <text:p>32.366 </text:p>
          </table:table-cell>
          <table:table-cell table:style-name="ce61" table:formula="of:=(IF([.$A21]*[.Q$13]&lt;=[.$B$7];[.$A21]*[.Q$13]*[.$B$8];IF(AND([.$A21]*[.Q$13]&gt;[.$B$7];[.$A21]*[.Q$13]&lt;=[.$C$7]);[.$A21]*[.Q$13]*[.$C$8];IF(AND([.$A21]*[.Q$13]&gt;[.$C$7];[.$A21]*[.Q$13]&lt;[.$D$7]);[.$A21]*[.Q$13]*[.$D$8];[.$A21]*[.Q$13]*[.$E$8]))))*[.$F$8]" office:value-type="float" office:value="34164.3233804438" calcext:value-type="float">
            <text:p>34.164 </text:p>
          </table:table-cell>
          <table:table-cell table:style-name="ce61" table:formula="of:=(IF([.$A21]*[.R$13]&lt;=[.$B$7];[.$A21]*[.R$13]*[.$B$8];IF(AND([.$A21]*[.R$13]&gt;[.$B$7];[.$A21]*[.R$13]&lt;=[.$C$7]);[.$A21]*[.R$13]*[.$C$8];IF(AND([.$A21]*[.R$13]&gt;[.$C$7];[.$A21]*[.R$13]&lt;[.$D$7]);[.$A21]*[.R$13]*[.$D$8];[.$A21]*[.R$13]*[.$E$8]))))*[.$F$8]" office:value-type="float" office:value="35962.445663625" calcext:value-type="float">
            <text:p>35.962 </text:p>
          </table:table-cell>
          <table:table-cell table:style-name="ce43" table:formula="of:=+[.S20]+0.5" office:value-type="float" office:value="5.5" calcext:value-type="float">
            <text:p>5,50 </text:p>
          </table:table-cell>
          <table:table-cell table:number-columns-repeated="1005"/>
        </table:table-row>
        <table:table-row table:style-name="ro2">
          <table:table-cell table:style-name="ce43" table:formula="of:=+[.A21]+0.5" office:value-type="float" office:value="6" calcext:value-type="float">
            <text:p>6,00 </text:p>
          </table:table-cell>
          <table:table-cell table:style-name="ce49" table:formula="of:=(IF([.$A22]*[.B$13]&lt;=[.$B$7];[.$A22]*[.B$13]*[.$B$8];IF(AND([.$A22]*[.B$13]&gt;[.$B$7];[.$A22]*[.B$13]&lt;=[.$C$7]);[.$A22]*[.B$13]*[.$C$8];IF(AND([.$A22]*[.B$13]&gt;[.$C$7];[.$A22]*[.B$13]&lt;[.$D$7]);[.$A22]*[.B$13]*[.$D$8];[.$A22]*[.B$13]*[.$E$8]))))*[.$F$8]" office:value-type="float" office:value="8699.62926668978" calcext:value-type="float">
            <text:p>8.700 </text:p>
          </table:table-cell>
          <table:table-cell table:style-name="ce61" table:formula="of:=(IF([.$A22]*[.C$13]&lt;=[.$B$7];[.$A22]*[.C$13]*[.$B$8];IF(AND([.$A22]*[.C$13]&gt;[.$B$7];[.$A22]*[.C$13]&lt;=[.$C$7]);[.$A22]*[.C$13]*[.$C$8];IF(AND([.$A22]*[.C$13]&gt;[.$C$7];[.$A22]*[.C$13]&lt;[.$D$7]);[.$A22]*[.C$13]*[.$D$8];[.$A22]*[.C$13]*[.$E$8]))))*[.$F$8]" office:value-type="float" office:value="10368.9071930026" calcext:value-type="float">
            <text:p>10.369 </text:p>
          </table:table-cell>
          <table:table-cell table:style-name="ce61" table:formula="of:=(IF([.$A22]*[.D$13]&lt;=[.$B$7];[.$A22]*[.D$13]*[.$B$8];IF(AND([.$A22]*[.D$13]&gt;[.$B$7];[.$A22]*[.D$13]&lt;=[.$C$7]);[.$A22]*[.D$13]*[.$C$8];IF(AND([.$A22]*[.D$13]&gt;[.$C$7];[.$A22]*[.D$13]&lt;[.$D$7]);[.$A22]*[.D$13]*[.$D$8];[.$A22]*[.D$13]*[.$E$8]))))*[.$F$8]" office:value-type="float" office:value="12101.4283520747" calcext:value-type="float">
            <text:p>12.101 </text:p>
          </table:table-cell>
          <table:table-cell table:style-name="ce61" table:formula="of:=(IF([.$A22]*[.E$13]&lt;=[.$B$7];[.$A22]*[.E$13]*[.$B$8];IF(AND([.$A22]*[.E$13]&gt;[.$B$7];[.$A22]*[.E$13]&lt;=[.$C$7]);[.$A22]*[.E$13]*[.$C$8];IF(AND([.$A22]*[.E$13]&gt;[.$C$7];[.$A22]*[.E$13]&lt;[.$D$7]);[.$A22]*[.E$13]*[.$D$8];[.$A22]*[.E$13]*[.$E$8]))))*[.$F$8]" office:value-type="float" office:value="14118.3330774204" calcext:value-type="float">
            <text:p>14.118 </text:p>
          </table:table-cell>
          <table:table-cell table:style-name="ce61" table:formula="of:=(IF([.$A22]*[.F$13]&lt;=[.$B$7];[.$A22]*[.F$13]*[.$B$8];IF(AND([.$A22]*[.F$13]&gt;[.$B$7];[.$A22]*[.F$13]&lt;=[.$C$7]);[.$A22]*[.F$13]*[.$C$8];IF(AND([.$A22]*[.F$13]&gt;[.$C$7];[.$A22]*[.F$13]&lt;[.$D$7]);[.$A22]*[.F$13]*[.$D$8];[.$A22]*[.F$13]*[.$E$8]))))*[.$F$8]" office:value-type="float" office:value="15692.7035623091" calcext:value-type="float">
            <text:p>15.693 </text:p>
          </table:table-cell>
          <table:table-cell table:style-name="ce61" table:formula="of:=(IF([.$A22]*[.G$13]&lt;=[.$B$7];[.$A22]*[.G$13]*[.$B$8];IF(AND([.$A22]*[.G$13]&gt;[.$B$7];[.$A22]*[.G$13]&lt;=[.$C$7]);[.$A22]*[.G$13]*[.$C$8];IF(AND([.$A22]*[.G$13]&gt;[.$C$7];[.$A22]*[.G$13]&lt;[.$D$7]);[.$A22]*[.G$13]*[.$D$8];[.$A22]*[.G$13]*[.$E$8]))))*[.$F$8]" office:value-type="float" office:value="17654.2915075977" calcext:value-type="float">
            <text:p>17.654 </text:p>
          </table:table-cell>
          <table:table-cell table:style-name="ce61" table:formula="of:=(IF([.$A22]*[.H$13]&lt;=[.$B$7];[.$A22]*[.H$13]*[.$B$8];IF(AND([.$A22]*[.H$13]&gt;[.$B$7];[.$A22]*[.H$13]&lt;=[.$C$7]);[.$A22]*[.H$13]*[.$C$8];IF(AND([.$A22]*[.H$13]&gt;[.$C$7];[.$A22]*[.H$13]&lt;[.$D$7]);[.$A22]*[.H$13]*[.$D$8];[.$A22]*[.H$13]*[.$E$8]))))*[.$F$8]" office:value-type="float" office:value="19615.8794528864" calcext:value-type="float">
            <text:p>19.616 </text:p>
          </table:table-cell>
          <table:table-cell table:style-name="ce61" table:formula="of:=(IF([.$A22]*[.I$13]&lt;=[.$B$7];[.$A22]*[.I$13]*[.$B$8];IF(AND([.$A22]*[.I$13]&gt;[.$B$7];[.$A22]*[.I$13]&lt;=[.$C$7]);[.$A22]*[.I$13]*[.$C$8];IF(AND([.$A22]*[.I$13]&gt;[.$C$7];[.$A22]*[.I$13]&lt;[.$D$7]);[.$A22]*[.I$13]*[.$D$8];[.$A22]*[.I$13]*[.$E$8]))))*[.$F$8]" office:value-type="float" office:value="21577.467398175" calcext:value-type="float">
            <text:p>21.577 </text:p>
          </table:table-cell>
          <table:table-cell table:style-name="ce61" table:formula="of:=(IF([.$A22]*[.J$13]&lt;=[.$B$7];[.$A22]*[.J$13]*[.$B$8];IF(AND([.$A22]*[.J$13]&gt;[.$B$7];[.$A22]*[.J$13]&lt;=[.$C$7]);[.$A22]*[.J$13]*[.$C$8];IF(AND([.$A22]*[.J$13]&gt;[.$C$7];[.$A22]*[.J$13]&lt;[.$D$7]);[.$A22]*[.J$13]*[.$D$8];[.$A22]*[.J$13]*[.$E$8]))))*[.$F$8]" office:value-type="float" office:value="23539.0553434636" calcext:value-type="float">
            <text:p>23.539 </text:p>
          </table:table-cell>
          <table:table-cell table:style-name="ce61" table:formula="of:=(IF([.$A22]*[.K$13]&lt;=[.$B$7];[.$A22]*[.K$13]*[.$B$8];IF(AND([.$A22]*[.K$13]&gt;[.$B$7];[.$A22]*[.K$13]&lt;=[.$C$7]);[.$A22]*[.K$13]*[.$C$8];IF(AND([.$A22]*[.K$13]&gt;[.$C$7];[.$A22]*[.K$13]&lt;[.$D$7]);[.$A22]*[.K$13]*[.$D$8];[.$A22]*[.K$13]*[.$E$8]))))*[.$F$8]" office:value-type="float" office:value="25500.6432887523" calcext:value-type="float">
            <text:p>25.501 </text:p>
          </table:table-cell>
          <table:table-cell table:style-name="ce61" table:formula="of:=(IF([.$A22]*[.L$13]&lt;=[.$B$7];[.$A22]*[.L$13]*[.$B$8];IF(AND([.$A22]*[.L$13]&gt;[.$B$7];[.$A22]*[.L$13]&lt;=[.$C$7]);[.$A22]*[.L$13]*[.$C$8];IF(AND([.$A22]*[.L$13]&gt;[.$C$7];[.$A22]*[.L$13]&lt;[.$D$7]);[.$A22]*[.L$13]*[.$D$8];[.$A22]*[.L$13]*[.$E$8]))))*[.$F$8]" office:value-type="float" office:value="27462.2312340409" calcext:value-type="float">
            <text:p>27.462 </text:p>
          </table:table-cell>
          <table:table-cell table:style-name="ce61" table:formula="of:=(IF([.$A22]*[.M$13]&lt;=[.$B$7];[.$A22]*[.M$13]*[.$B$8];IF(AND([.$A22]*[.M$13]&gt;[.$B$7];[.$A22]*[.M$13]&lt;=[.$C$7]);[.$A22]*[.M$13]*[.$C$8];IF(AND([.$A22]*[.M$13]&gt;[.$C$7];[.$A22]*[.M$13]&lt;[.$D$7]);[.$A22]*[.M$13]*[.$D$8];[.$A22]*[.M$13]*[.$E$8]))))*[.$F$8]" office:value-type="float" office:value="29423.8191793296" calcext:value-type="float">
            <text:p>29.424 </text:p>
          </table:table-cell>
          <table:table-cell table:style-name="ce61" table:formula="of:=(IF([.$A22]*[.N$13]&lt;=[.$B$7];[.$A22]*[.N$13]*[.$B$8];IF(AND([.$A22]*[.N$13]&gt;[.$B$7];[.$A22]*[.N$13]&lt;=[.$C$7]);[.$A22]*[.N$13]*[.$C$8];IF(AND([.$A22]*[.N$13]&gt;[.$C$7];[.$A22]*[.N$13]&lt;[.$D$7]);[.$A22]*[.N$13]*[.$D$8];[.$A22]*[.N$13]*[.$E$8]))))*[.$F$8]" office:value-type="float" office:value="31385.4071246182" calcext:value-type="float">
            <text:p>31.385 </text:p>
          </table:table-cell>
          <table:table-cell table:style-name="ce61" table:formula="of:=(IF([.$A22]*[.O$13]&lt;=[.$B$7];[.$A22]*[.O$13]*[.$B$8];IF(AND([.$A22]*[.O$13]&gt;[.$B$7];[.$A22]*[.O$13]&lt;=[.$C$7]);[.$A22]*[.O$13]*[.$C$8];IF(AND([.$A22]*[.O$13]&gt;[.$C$7];[.$A22]*[.O$13]&lt;[.$D$7]);[.$A22]*[.O$13]*[.$D$8];[.$A22]*[.O$13]*[.$E$8]))))*[.$F$8]" office:value-type="float" office:value="33346.9950699068" calcext:value-type="float">
            <text:p>33.347 </text:p>
          </table:table-cell>
          <table:table-cell table:style-name="ce61" table:formula="of:=(IF([.$A22]*[.P$13]&lt;=[.$B$7];[.$A22]*[.P$13]*[.$B$8];IF(AND([.$A22]*[.P$13]&gt;[.$B$7];[.$A22]*[.P$13]&lt;=[.$C$7]);[.$A22]*[.P$13]*[.$C$8];IF(AND([.$A22]*[.P$13]&gt;[.$C$7];[.$A22]*[.P$13]&lt;[.$D$7]);[.$A22]*[.P$13]*[.$D$8];[.$A22]*[.P$13]*[.$E$8]))))*[.$F$8]" office:value-type="float" office:value="35308.5830151955" calcext:value-type="float">
            <text:p>35.309 </text:p>
          </table:table-cell>
          <table:table-cell table:style-name="ce61" table:formula="of:=(IF([.$A22]*[.Q$13]&lt;=[.$B$7];[.$A22]*[.Q$13]*[.$B$8];IF(AND([.$A22]*[.Q$13]&gt;[.$B$7];[.$A22]*[.Q$13]&lt;=[.$C$7]);[.$A22]*[.Q$13]*[.$C$8];IF(AND([.$A22]*[.Q$13]&gt;[.$C$7];[.$A22]*[.Q$13]&lt;[.$D$7]);[.$A22]*[.Q$13]*[.$D$8];[.$A22]*[.Q$13]*[.$E$8]))))*[.$F$8]" office:value-type="float" office:value="37270.1709604841" calcext:value-type="float">
            <text:p>37.270 </text:p>
          </table:table-cell>
          <table:table-cell table:style-name="ce61" table:formula="of:=(IF([.$A22]*[.R$13]&lt;=[.$B$7];[.$A22]*[.R$13]*[.$B$8];IF(AND([.$A22]*[.R$13]&gt;[.$B$7];[.$A22]*[.R$13]&lt;=[.$C$7]);[.$A22]*[.R$13]*[.$C$8];IF(AND([.$A22]*[.R$13]&gt;[.$C$7];[.$A22]*[.R$13]&lt;[.$D$7]);[.$A22]*[.R$13]*[.$D$8];[.$A22]*[.R$13]*[.$E$8]))))*[.$F$8]" office:value-type="float" office:value="39231.7589057727" calcext:value-type="float">
            <text:p>39.232 </text:p>
          </table:table-cell>
          <table:table-cell table:style-name="ce43" table:formula="of:=+[.S21]+0.5" office:value-type="float" office:value="6" calcext:value-type="float">
            <text:p>6,00 </text:p>
          </table:table-cell>
          <table:table-cell table:number-columns-repeated="1005"/>
        </table:table-row>
        <table:table-row table:style-name="ro2">
          <table:table-cell table:style-name="ce43" table:formula="of:=+[.A22]+0.5" office:value-type="float" office:value="6.5" calcext:value-type="float">
            <text:p>6,50 </text:p>
          </table:table-cell>
          <table:table-cell table:style-name="ce53" table:formula="of:=(IF([.$A23]*[.B$13]&lt;=[.$B$7];[.$A23]*[.B$13]*[.$B$8];IF(AND([.$A23]*[.B$13]&gt;[.$B$7];[.$A23]*[.B$13]&lt;=[.$C$7]);[.$A23]*[.B$13]*[.$C$8];IF(AND([.$A23]*[.B$13]&gt;[.$C$7];[.$A23]*[.B$13]&lt;[.$D$7]);[.$A23]*[.B$13]*[.$D$8];[.$A23]*[.B$13]*[.$E$8]))))*[.$F$8]" office:value-type="float" office:value="8986.38623393562" calcext:value-type="float">
            <text:p>8.986 </text:p>
          </table:table-cell>
          <table:table-cell table:style-name="ce65" table:formula="of:=(IF([.$A23]*[.C$13]&lt;=[.$B$7];[.$A23]*[.C$13]*[.$B$8];IF(AND([.$A23]*[.C$13]&gt;[.$B$7];[.$A23]*[.C$13]&lt;=[.$C$7]);[.$A23]*[.C$13]*[.$C$8];IF(AND([.$A23]*[.C$13]&gt;[.$C$7];[.$A23]*[.C$13]&lt;[.$D$7]);[.$A23]*[.C$13]*[.$D$8];[.$A23]*[.C$13]*[.$E$8]))))*[.$F$8]" office:value-type="float" office:value="10924.900595623" calcext:value-type="float">
            <text:p>10.925 </text:p>
          </table:table-cell>
          <table:table-cell table:style-name="ce65" table:formula="of:=(IF([.$A23]*[.D$13]&lt;=[.$B$7];[.$A23]*[.D$13]*[.$B$8];IF(AND([.$A23]*[.D$13]&gt;[.$B$7];[.$A23]*[.D$13]&lt;=[.$C$7]);[.$A23]*[.D$13]*[.$C$8];IF(AND([.$A23]*[.D$13]&gt;[.$C$7];[.$A23]*[.D$13]&lt;[.$D$7]);[.$A23]*[.D$13]*[.$D$8];[.$A23]*[.D$13]*[.$E$8]))))*[.$F$8]" office:value-type="float" office:value="13109.8807147475" calcext:value-type="float">
            <text:p>13.110 </text:p>
          </table:table-cell>
          <table:table-cell table:style-name="ce65" table:formula="of:=(IF([.$A23]*[.E$13]&lt;=[.$B$7];[.$A23]*[.E$13]*[.$B$8];IF(AND([.$A23]*[.E$13]&gt;[.$B$7];[.$A23]*[.E$13]&lt;=[.$C$7]);[.$A23]*[.E$13]*[.$C$8];IF(AND([.$A23]*[.E$13]&gt;[.$C$7];[.$A23]*[.E$13]&lt;[.$D$7]);[.$A23]*[.E$13]*[.$D$8];[.$A23]*[.E$13]*[.$E$8]))))*[.$F$8]" office:value-type="float" office:value="14875.3752517722" calcext:value-type="float">
            <text:p>14.875 </text:p>
          </table:table-cell>
          <table:table-cell table:style-name="ce65" table:formula="of:=(IF([.$A23]*[.F$13]&lt;=[.$B$7];[.$A23]*[.F$13]*[.$B$8];IF(AND([.$A23]*[.F$13]&gt;[.$B$7];[.$A23]*[.F$13]&lt;=[.$C$7]);[.$A23]*[.F$13]*[.$C$8];IF(AND([.$A23]*[.F$13]&gt;[.$C$7];[.$A23]*[.F$13]&lt;[.$D$7]);[.$A23]*[.F$13]*[.$D$8];[.$A23]*[.F$13]*[.$E$8]))))*[.$F$8]" office:value-type="float" office:value="17000.4288591682" calcext:value-type="float">
            <text:p>17.000 </text:p>
          </table:table-cell>
          <table:table-cell table:style-name="ce65" table:formula="of:=(IF([.$A23]*[.G$13]&lt;=[.$B$7];[.$A23]*[.G$13]*[.$B$8];IF(AND([.$A23]*[.G$13]&gt;[.$B$7];[.$A23]*[.G$13]&lt;=[.$C$7]);[.$A23]*[.G$13]*[.$C$8];IF(AND([.$A23]*[.G$13]&gt;[.$C$7];[.$A23]*[.G$13]&lt;[.$D$7]);[.$A23]*[.G$13]*[.$D$8];[.$A23]*[.G$13]*[.$E$8]))))*[.$F$8]" office:value-type="float" office:value="19125.4824665642" calcext:value-type="float">
            <text:p>19.125 </text:p>
          </table:table-cell>
          <table:table-cell table:style-name="ce65" table:formula="of:=(IF([.$A23]*[.H$13]&lt;=[.$B$7];[.$A23]*[.H$13]*[.$B$8];IF(AND([.$A23]*[.H$13]&gt;[.$B$7];[.$A23]*[.H$13]&lt;=[.$C$7]);[.$A23]*[.H$13]*[.$C$8];IF(AND([.$A23]*[.H$13]&gt;[.$C$7];[.$A23]*[.H$13]&lt;[.$D$7]);[.$A23]*[.H$13]*[.$D$8];[.$A23]*[.H$13]*[.$E$8]))))*[.$F$8]" office:value-type="float" office:value="21250.5360739602" calcext:value-type="float">
            <text:p>21.251 </text:p>
          </table:table-cell>
          <table:table-cell table:style-name="ce65" table:formula="of:=(IF([.$A23]*[.I$13]&lt;=[.$B$7];[.$A23]*[.I$13]*[.$B$8];IF(AND([.$A23]*[.I$13]&gt;[.$B$7];[.$A23]*[.I$13]&lt;=[.$C$7]);[.$A23]*[.I$13]*[.$C$8];IF(AND([.$A23]*[.I$13]&gt;[.$C$7];[.$A23]*[.I$13]&lt;[.$D$7]);[.$A23]*[.I$13]*[.$D$8];[.$A23]*[.I$13]*[.$E$8]))))*[.$F$8]" office:value-type="float" office:value="23375.5896813563" calcext:value-type="float">
            <text:p>23.376 </text:p>
          </table:table-cell>
          <table:table-cell table:style-name="ce65" table:formula="of:=(IF([.$A23]*[.J$13]&lt;=[.$B$7];[.$A23]*[.J$13]*[.$B$8];IF(AND([.$A23]*[.J$13]&gt;[.$B$7];[.$A23]*[.J$13]&lt;=[.$C$7]);[.$A23]*[.J$13]*[.$C$8];IF(AND([.$A23]*[.J$13]&gt;[.$C$7];[.$A23]*[.J$13]&lt;[.$D$7]);[.$A23]*[.J$13]*[.$D$8];[.$A23]*[.J$13]*[.$E$8]))))*[.$F$8]" office:value-type="float" office:value="25500.6432887523" calcext:value-type="float">
            <text:p>25.501 </text:p>
          </table:table-cell>
          <table:table-cell table:style-name="ce65" table:formula="of:=(IF([.$A23]*[.K$13]&lt;=[.$B$7];[.$A23]*[.K$13]*[.$B$8];IF(AND([.$A23]*[.K$13]&gt;[.$B$7];[.$A23]*[.K$13]&lt;=[.$C$7]);[.$A23]*[.K$13]*[.$C$8];IF(AND([.$A23]*[.K$13]&gt;[.$C$7];[.$A23]*[.K$13]&lt;[.$D$7]);[.$A23]*[.K$13]*[.$D$8];[.$A23]*[.K$13]*[.$E$8]))))*[.$F$8]" office:value-type="float" office:value="27625.6968961483" calcext:value-type="float">
            <text:p>27.626 </text:p>
          </table:table-cell>
          <table:table-cell table:style-name="ce65" table:formula="of:=(IF([.$A23]*[.L$13]&lt;=[.$B$7];[.$A23]*[.L$13]*[.$B$8];IF(AND([.$A23]*[.L$13]&gt;[.$B$7];[.$A23]*[.L$13]&lt;=[.$C$7]);[.$A23]*[.L$13]*[.$C$8];IF(AND([.$A23]*[.L$13]&gt;[.$C$7];[.$A23]*[.L$13]&lt;[.$D$7]);[.$A23]*[.L$13]*[.$D$8];[.$A23]*[.L$13]*[.$E$8]))))*[.$F$8]" office:value-type="float" office:value="29750.7505035443" calcext:value-type="float">
            <text:p>29.751 </text:p>
          </table:table-cell>
          <table:table-cell table:style-name="ce65" table:formula="of:=(IF([.$A23]*[.M$13]&lt;=[.$B$7];[.$A23]*[.M$13]*[.$B$8];IF(AND([.$A23]*[.M$13]&gt;[.$B$7];[.$A23]*[.M$13]&lt;=[.$C$7]);[.$A23]*[.M$13]*[.$C$8];IF(AND([.$A23]*[.M$13]&gt;[.$C$7];[.$A23]*[.M$13]&lt;[.$D$7]);[.$A23]*[.M$13]*[.$D$8];[.$A23]*[.M$13]*[.$E$8]))))*[.$F$8]" office:value-type="float" office:value="31875.8041109403" calcext:value-type="float">
            <text:p>31.876 </text:p>
          </table:table-cell>
          <table:table-cell table:style-name="ce65" table:formula="of:=(IF([.$A23]*[.N$13]&lt;=[.$B$7];[.$A23]*[.N$13]*[.$B$8];IF(AND([.$A23]*[.N$13]&gt;[.$B$7];[.$A23]*[.N$13]&lt;=[.$C$7]);[.$A23]*[.N$13]*[.$C$8];IF(AND([.$A23]*[.N$13]&gt;[.$C$7];[.$A23]*[.N$13]&lt;[.$D$7]);[.$A23]*[.N$13]*[.$D$8];[.$A23]*[.N$13]*[.$E$8]))))*[.$F$8]" office:value-type="float" office:value="34000.8577183364" calcext:value-type="float">
            <text:p>34.001 </text:p>
          </table:table-cell>
          <table:table-cell table:style-name="ce65" table:formula="of:=(IF([.$A23]*[.O$13]&lt;=[.$B$7];[.$A23]*[.O$13]*[.$B$8];IF(AND([.$A23]*[.O$13]&gt;[.$B$7];[.$A23]*[.O$13]&lt;=[.$C$7]);[.$A23]*[.O$13]*[.$C$8];IF(AND([.$A23]*[.O$13]&gt;[.$C$7];[.$A23]*[.O$13]&lt;[.$D$7]);[.$A23]*[.O$13]*[.$D$8];[.$A23]*[.O$13]*[.$E$8]))))*[.$F$8]" office:value-type="float" office:value="36125.9113257324" calcext:value-type="float">
            <text:p>36.126 </text:p>
          </table:table-cell>
          <table:table-cell table:style-name="ce65" table:formula="of:=(IF([.$A23]*[.P$13]&lt;=[.$B$7];[.$A23]*[.P$13]*[.$B$8];IF(AND([.$A23]*[.P$13]&gt;[.$B$7];[.$A23]*[.P$13]&lt;=[.$C$7]);[.$A23]*[.P$13]*[.$C$8];IF(AND([.$A23]*[.P$13]&gt;[.$C$7];[.$A23]*[.P$13]&lt;[.$D$7]);[.$A23]*[.P$13]*[.$D$8];[.$A23]*[.P$13]*[.$E$8]))))*[.$F$8]" office:value-type="float" office:value="38250.9649331284" calcext:value-type="float">
            <text:p>38.251 </text:p>
          </table:table-cell>
          <table:table-cell table:style-name="ce65" table:formula="of:=(IF([.$A23]*[.Q$13]&lt;=[.$B$7];[.$A23]*[.Q$13]*[.$B$8];IF(AND([.$A23]*[.Q$13]&gt;[.$B$7];[.$A23]*[.Q$13]&lt;=[.$C$7]);[.$A23]*[.Q$13]*[.$C$8];IF(AND([.$A23]*[.Q$13]&gt;[.$C$7];[.$A23]*[.Q$13]&lt;[.$D$7]);[.$A23]*[.Q$13]*[.$D$8];[.$A23]*[.Q$13]*[.$E$8]))))*[.$F$8]" office:value-type="float" office:value="40376.0185405244" calcext:value-type="float">
            <text:p>40.376 </text:p>
          </table:table-cell>
          <table:table-cell table:style-name="ce65" table:formula="of:=(IF([.$A23]*[.R$13]&lt;=[.$B$7];[.$A23]*[.R$13]*[.$B$8];IF(AND([.$A23]*[.R$13]&gt;[.$B$7];[.$A23]*[.R$13]&lt;=[.$C$7]);[.$A23]*[.R$13]*[.$C$8];IF(AND([.$A23]*[.R$13]&gt;[.$C$7];[.$A23]*[.R$13]&lt;[.$D$7]);[.$A23]*[.R$13]*[.$D$8];[.$A23]*[.R$13]*[.$E$8]))))*[.$F$8]" office:value-type="float" office:value="42501.0721479205" calcext:value-type="float">
            <text:p>42.501 </text:p>
          </table:table-cell>
          <table:table-cell table:style-name="ce43" table:formula="of:=+[.S22]+0.5" office:value-type="float" office:value="6.5" calcext:value-type="float">
            <text:p>6,50 </text:p>
          </table:table-cell>
          <table:table-cell table:number-columns-repeated="2"/>
          <table:table-cell table:formula="of:=+[.H17]/5*5.2/1.21" office:value-type="float" office:value="10112.3046835518" calcext:value-type="float">
            <text:p>10.112,30 </text:p>
          </table:table-cell>
          <table:table-cell table:number-columns-repeated="1002"/>
        </table:table-row>
        <table:table-row table:style-name="ro2">
          <table:table-cell table:style-name="ce47" table:number-columns-spanned="18" table:number-rows-spanned="1"/>
          <table:covered-table-cell table:number-columns-repeated="17" table:style-name="ce47"/>
          <table:table-cell table:style-name="ce66"/>
          <table:table-cell table:number-columns-repeated="238"/>
          <table:table-cell table:style-name="ce10" table:number-columns-repeated="767"/>
        </table:table-row>
        <table:table-row table:style-name="ro2">
          <table:table-cell table:style-name="ce43"/>
          <table:table-cell table:style-name="ce43" office:value-type="float" office:value="10.5" calcext:value-type="float">
            <text:p>10,50 </text:p>
          </table:table-cell>
          <table:table-cell table:style-name="ce43" table:formula="of:=+[.B25]+0.5" office:value-type="float" office:value="11" calcext:value-type="float">
            <text:p>11,00 </text:p>
          </table:table-cell>
          <table:table-cell table:style-name="ce43" table:formula="of:=+[.C25]+0.5" office:value-type="float" office:value="11.5" calcext:value-type="float">
            <text:p>11,50 </text:p>
          </table:table-cell>
          <table:table-cell table:style-name="ce43" table:formula="of:=+[.D25]+0.5" office:value-type="float" office:value="12" calcext:value-type="float">
            <text:p>12,00 </text:p>
          </table:table-cell>
          <table:table-cell table:style-name="ce43" table:formula="of:=+[.E25]+0.5" office:value-type="float" office:value="12.5" calcext:value-type="float">
            <text:p>12,50 </text:p>
          </table:table-cell>
          <table:table-cell table:style-name="ce43" table:formula="of:=+[.F25]+0.5" office:value-type="float" office:value="13" calcext:value-type="float">
            <text:p>13,00 </text:p>
          </table:table-cell>
          <table:table-cell table:style-name="ce43" table:formula="of:=+[.G25]+0.5" office:value-type="float" office:value="13.5" calcext:value-type="float">
            <text:p>13,50 </text:p>
          </table:table-cell>
          <table:table-cell table:style-name="ce43" table:formula="of:=+[.H25]+0.5" office:value-type="float" office:value="14" calcext:value-type="float">
            <text:p>14,00 </text:p>
          </table:table-cell>
          <table:table-cell table:style-name="ce43" table:formula="of:=+[.I25]+0.5" office:value-type="float" office:value="14.5" calcext:value-type="float">
            <text:p>14,50 </text:p>
          </table:table-cell>
          <table:table-cell table:style-name="ce43" table:formula="of:=+[.J25]+0.5" office:value-type="float" office:value="15" calcext:value-type="float">
            <text:p>15,00 </text:p>
          </table:table-cell>
          <table:table-cell table:style-name="ce43" table:formula="of:=+[.K25]+0.5" office:value-type="float" office:value="15.5" calcext:value-type="float">
            <text:p>15,50 </text:p>
          </table:table-cell>
          <table:table-cell table:style-name="ce43" table:formula="of:=+[.L25]+0.5" office:value-type="float" office:value="16" calcext:value-type="float">
            <text:p>16,00 </text:p>
          </table:table-cell>
          <table:table-cell table:style-name="ce43" table:formula="of:=+[.M25]+0.5" office:value-type="float" office:value="16.5" calcext:value-type="float">
            <text:p>16,50 </text:p>
          </table:table-cell>
          <table:table-cell table:style-name="ce43" table:formula="of:=+[.N25]+0.5" office:value-type="float" office:value="17" calcext:value-type="float">
            <text:p>17,00 </text:p>
          </table:table-cell>
          <table:table-cell table:style-name="ce43" table:formula="of:=+[.O25]+0.5" office:value-type="float" office:value="17.5" calcext:value-type="float">
            <text:p>17,50 </text:p>
          </table:table-cell>
          <table:table-cell table:style-name="ce43" table:formula="of:=+[.P25]+0.5" office:value-type="float" office:value="18" calcext:value-type="float">
            <text:p>18,00 </text:p>
          </table:table-cell>
          <table:table-cell table:style-name="ce43" table:formula="of:=+[.Q25]+0.5" office:value-type="float" office:value="18.5" calcext:value-type="float">
            <text:p>18,50 </text:p>
          </table:table-cell>
          <table:table-cell table:style-name="ce43"/>
          <table:table-cell table:number-columns-repeated="1005"/>
        </table:table-row>
        <table:table-row table:style-name="ro2">
          <table:table-cell table:style-name="ce43" office:value-type="float" office:value="2" calcext:value-type="float">
            <text:p>2,00 </text:p>
          </table:table-cell>
          <table:table-cell table:style-name="ce48" table:formula="of:=(IF([.$A26]*[.B$25]&lt;=[.$B$7];[.$A26]*[.B$25]*[.$B$8];IF(AND([.$A26]*[.B$25]&gt;[.$B$7];[.$A26]*[.B$25]&lt;=[.$C$7]);[.$A26]*[.B$25]*[.$C$8];IF(AND([.$A26]*[.B$25]&gt;[.$C$7];[.$A26]*[.B$25]&lt;[.$D$7]);[.$A26]*[.B$25]*[.$D$8];[.$A26]*[.B$25]*[.$E$8]))))*[.$F$8]" office:value-type="float" office:value="14118.3330774204" calcext:value-type="float">
            <text:p>14.118 </text:p>
          </table:table-cell>
          <table:table-cell table:style-name="ce48" table:formula="of:=(IF([.$A26]*[.C$25]&lt;=[.$B$7];[.$A26]*[.C$25]*[.$B$8];IF(AND([.$A26]*[.C$25]&gt;[.$B$7];[.$A26]*[.C$25]&lt;=[.$C$7]);[.$A26]*[.C$25]*[.$C$8];IF(AND([.$A26]*[.C$25]&gt;[.$C$7];[.$A26]*[.C$25]&lt;[.$D$7]);[.$A26]*[.C$25]*[.$D$8];[.$A26]*[.C$25]*[.$E$8]))))*[.$F$8]" office:value-type="float" office:value="14384.97826545" calcext:value-type="float">
            <text:p>14.385 </text:p>
          </table:table-cell>
          <table:table-cell table:style-name="ce48" table:formula="of:=(IF([.$A26]*[.D$25]&lt;=[.$B$7];[.$A26]*[.D$25]*[.$B$8];IF(AND([.$A26]*[.D$25]&gt;[.$B$7];[.$A26]*[.D$25]&lt;=[.$C$7]);[.$A26]*[.D$25]*[.$C$8];IF(AND([.$A26]*[.D$25]&gt;[.$C$7];[.$A26]*[.D$25]&lt;[.$D$7]);[.$A26]*[.D$25]*[.$D$8];[.$A26]*[.D$25]*[.$E$8]))))*[.$F$8]" office:value-type="float" office:value="15038.8409138795" calcext:value-type="float">
            <text:p>15.039 </text:p>
          </table:table-cell>
          <table:table-cell table:style-name="ce48" table:formula="of:=(IF([.$A26]*[.E$25]&lt;=[.$B$7];[.$A26]*[.E$25]*[.$B$8];IF(AND([.$A26]*[.E$25]&gt;[.$B$7];[.$A26]*[.E$25]&lt;=[.$C$7]);[.$A26]*[.E$25]*[.$C$8];IF(AND([.$A26]*[.E$25]&gt;[.$C$7];[.$A26]*[.E$25]&lt;[.$D$7]);[.$A26]*[.E$25]*[.$D$8];[.$A26]*[.E$25]*[.$E$8]))))*[.$F$8]" office:value-type="float" office:value="15692.7035623091" calcext:value-type="float">
            <text:p>15.693 </text:p>
          </table:table-cell>
          <table:table-cell table:style-name="ce48" table:formula="of:=(IF([.$A26]*[.F$25]&lt;=[.$B$7];[.$A26]*[.F$25]*[.$B$8];IF(AND([.$A26]*[.F$25]&gt;[.$B$7];[.$A26]*[.F$25]&lt;=[.$C$7]);[.$A26]*[.F$25]*[.$C$8];IF(AND([.$A26]*[.F$25]&gt;[.$C$7];[.$A26]*[.F$25]&lt;[.$D$7]);[.$A26]*[.F$25]*[.$D$8];[.$A26]*[.F$25]*[.$E$8]))))*[.$F$8]" office:value-type="float" office:value="16346.5662107386" calcext:value-type="float">
            <text:p>16.347 </text:p>
          </table:table-cell>
          <table:table-cell table:style-name="ce48" table:formula="of:=(IF([.$A26]*[.G$25]&lt;=[.$B$7];[.$A26]*[.G$25]*[.$B$8];IF(AND([.$A26]*[.G$25]&gt;[.$B$7];[.$A26]*[.G$25]&lt;=[.$C$7]);[.$A26]*[.G$25]*[.$C$8];IF(AND([.$A26]*[.G$25]&gt;[.$C$7];[.$A26]*[.G$25]&lt;[.$D$7]);[.$A26]*[.G$25]*[.$D$8];[.$A26]*[.G$25]*[.$E$8]))))*[.$F$8]" office:value-type="float" office:value="17000.4288591682" calcext:value-type="float">
            <text:p>17.000 </text:p>
          </table:table-cell>
          <table:table-cell table:style-name="ce48" table:formula="of:=(IF([.$A26]*[.H$25]&lt;=[.$B$7];[.$A26]*[.H$25]*[.$B$8];IF(AND([.$A26]*[.H$25]&gt;[.$B$7];[.$A26]*[.H$25]&lt;=[.$C$7]);[.$A26]*[.H$25]*[.$C$8];IF(AND([.$A26]*[.H$25]&gt;[.$C$7];[.$A26]*[.H$25]&lt;[.$D$7]);[.$A26]*[.H$25]*[.$D$8];[.$A26]*[.H$25]*[.$E$8]))))*[.$F$8]" office:value-type="float" office:value="17654.2915075977" calcext:value-type="float">
            <text:p>17.654 </text:p>
          </table:table-cell>
          <table:table-cell table:style-name="ce48" table:formula="of:=(IF([.$A26]*[.I$25]&lt;=[.$B$7];[.$A26]*[.I$25]*[.$B$8];IF(AND([.$A26]*[.I$25]&gt;[.$B$7];[.$A26]*[.I$25]&lt;=[.$C$7]);[.$A26]*[.I$25]*[.$C$8];IF(AND([.$A26]*[.I$25]&gt;[.$C$7];[.$A26]*[.I$25]&lt;[.$D$7]);[.$A26]*[.I$25]*[.$D$8];[.$A26]*[.I$25]*[.$E$8]))))*[.$F$8]" office:value-type="float" office:value="18308.1541560273" calcext:value-type="float">
            <text:p>18.308 </text:p>
          </table:table-cell>
          <table:table-cell table:style-name="ce48" table:formula="of:=(IF([.$A26]*[.J$25]&lt;=[.$B$7];[.$A26]*[.J$25]*[.$B$8];IF(AND([.$A26]*[.J$25]&gt;[.$B$7];[.$A26]*[.J$25]&lt;=[.$C$7]);[.$A26]*[.J$25]*[.$C$8];IF(AND([.$A26]*[.J$25]&gt;[.$C$7];[.$A26]*[.J$25]&lt;[.$D$7]);[.$A26]*[.J$25]*[.$D$8];[.$A26]*[.J$25]*[.$E$8]))))*[.$F$8]" office:value-type="float" office:value="18962.0168044568" calcext:value-type="float">
            <text:p>18.962 </text:p>
          </table:table-cell>
          <table:table-cell table:style-name="ce48" table:formula="of:=(IF([.$A26]*[.K$25]&lt;=[.$B$7];[.$A26]*[.K$25]*[.$B$8];IF(AND([.$A26]*[.K$25]&gt;[.$B$7];[.$A26]*[.K$25]&lt;=[.$C$7]);[.$A26]*[.K$25]*[.$C$8];IF(AND([.$A26]*[.K$25]&gt;[.$C$7];[.$A26]*[.K$25]&lt;[.$D$7]);[.$A26]*[.K$25]*[.$D$8];[.$A26]*[.K$25]*[.$E$8]))))*[.$F$8]" office:value-type="float" office:value="19615.8794528864" calcext:value-type="float">
            <text:p>19.616 </text:p>
          </table:table-cell>
          <table:table-cell table:style-name="ce48" table:formula="of:=(IF([.$A26]*[.L$25]&lt;=[.$B$7];[.$A26]*[.L$25]*[.$B$8];IF(AND([.$A26]*[.L$25]&gt;[.$B$7];[.$A26]*[.L$25]&lt;=[.$C$7]);[.$A26]*[.L$25]*[.$C$8];IF(AND([.$A26]*[.L$25]&gt;[.$C$7];[.$A26]*[.L$25]&lt;[.$D$7]);[.$A26]*[.L$25]*[.$D$8];[.$A26]*[.L$25]*[.$E$8]))))*[.$F$8]" office:value-type="float" office:value="20269.7421013159" calcext:value-type="float">
            <text:p>20.270 </text:p>
          </table:table-cell>
          <table:table-cell table:style-name="ce48" table:formula="of:=(IF([.$A26]*[.M$25]&lt;=[.$B$7];[.$A26]*[.M$25]*[.$B$8];IF(AND([.$A26]*[.M$25]&gt;[.$B$7];[.$A26]*[.M$25]&lt;=[.$C$7]);[.$A26]*[.M$25]*[.$C$8];IF(AND([.$A26]*[.M$25]&gt;[.$C$7];[.$A26]*[.M$25]&lt;[.$D$7]);[.$A26]*[.M$25]*[.$D$8];[.$A26]*[.M$25]*[.$E$8]))))*[.$F$8]" office:value-type="float" office:value="20923.6047497455" calcext:value-type="float">
            <text:p>20.924 </text:p>
          </table:table-cell>
          <table:table-cell table:style-name="ce48" table:formula="of:=(IF([.$A26]*[.N$25]&lt;=[.$B$7];[.$A26]*[.N$25]*[.$B$8];IF(AND([.$A26]*[.N$25]&gt;[.$B$7];[.$A26]*[.N$25]&lt;=[.$C$7]);[.$A26]*[.N$25]*[.$C$8];IF(AND([.$A26]*[.N$25]&gt;[.$C$7];[.$A26]*[.N$25]&lt;[.$D$7]);[.$A26]*[.N$25]*[.$D$8];[.$A26]*[.N$25]*[.$E$8]))))*[.$F$8]" office:value-type="float" office:value="21577.467398175" calcext:value-type="float">
            <text:p>21.577 </text:p>
          </table:table-cell>
          <table:table-cell table:style-name="ce48" table:formula="of:=(IF([.$A26]*[.O$25]&lt;=[.$B$7];[.$A26]*[.O$25]*[.$B$8];IF(AND([.$A26]*[.O$25]&gt;[.$B$7];[.$A26]*[.O$25]&lt;=[.$C$7]);[.$A26]*[.O$25]*[.$C$8];IF(AND([.$A26]*[.O$25]&gt;[.$C$7];[.$A26]*[.O$25]&lt;[.$D$7]);[.$A26]*[.O$25]*[.$D$8];[.$A26]*[.O$25]*[.$E$8]))))*[.$F$8]" office:value-type="float" office:value="22231.3300466045" calcext:value-type="float">
            <text:p>22.231 </text:p>
          </table:table-cell>
          <table:table-cell table:style-name="ce48" table:formula="of:=(IF([.$A26]*[.P$25]&lt;=[.$B$7];[.$A26]*[.P$25]*[.$B$8];IF(AND([.$A26]*[.P$25]&gt;[.$B$7];[.$A26]*[.P$25]&lt;=[.$C$7]);[.$A26]*[.P$25]*[.$C$8];IF(AND([.$A26]*[.P$25]&gt;[.$C$7];[.$A26]*[.P$25]&lt;[.$D$7]);[.$A26]*[.P$25]*[.$D$8];[.$A26]*[.P$25]*[.$E$8]))))*[.$F$8]" office:value-type="float" office:value="22885.1926950341" calcext:value-type="float">
            <text:p>22.885 </text:p>
          </table:table-cell>
          <table:table-cell table:style-name="ce48" table:formula="of:=(IF([.$A26]*[.Q$25]&lt;=[.$B$7];[.$A26]*[.Q$25]*[.$B$8];IF(AND([.$A26]*[.Q$25]&gt;[.$B$7];[.$A26]*[.Q$25]&lt;=[.$C$7]);[.$A26]*[.Q$25]*[.$C$8];IF(AND([.$A26]*[.Q$25]&gt;[.$C$7];[.$A26]*[.Q$25]&lt;[.$D$7]);[.$A26]*[.Q$25]*[.$D$8];[.$A26]*[.Q$25]*[.$E$8]))))*[.$F$8]" office:value-type="float" office:value="23539.0553434636" calcext:value-type="float">
            <text:p>23.539 </text:p>
          </table:table-cell>
          <table:table-cell table:style-name="ce48" table:formula="of:=(IF([.$A26]*[.R$25]&lt;=[.$B$7];[.$A26]*[.R$25]*[.$B$8];IF(AND([.$A26]*[.R$25]&gt;[.$B$7];[.$A26]*[.R$25]&lt;=[.$C$7]);[.$A26]*[.R$25]*[.$C$8];IF(AND([.$A26]*[.R$25]&gt;[.$C$7];[.$A26]*[.R$25]&lt;[.$D$7]);[.$A26]*[.R$25]*[.$D$8];[.$A26]*[.R$25]*[.$E$8]))))*[.$F$8]" office:value-type="float" office:value="24192.9179918932" calcext:value-type="float">
            <text:p>24.193 </text:p>
          </table:table-cell>
          <table:table-cell table:style-name="ce43" office:value-type="float" office:value="2" calcext:value-type="float">
            <text:p>2,00 </text:p>
          </table:table-cell>
          <table:table-cell table:number-columns-repeated="1005"/>
        </table:table-row>
        <table:table-row table:style-name="ro2">
          <table:table-cell table:style-name="ce43" table:formula="of:=+[.A26]+0.5" office:value-type="float" office:value="2.5" calcext:value-type="float">
            <text:p>2,50 </text:p>
          </table:table-cell>
          <table:table-cell table:style-name="ce54" table:formula="of:=(IF([.$A27]*[.B$25]&lt;=[.$B$7];[.$A27]*[.B$25]*[.$B$8];IF(AND([.$A27]*[.B$25]&gt;[.$B$7];[.$A27]*[.B$25]&lt;=[.$C$7]);[.$A27]*[.B$25]*[.$C$8];IF(AND([.$A27]*[.B$25]&gt;[.$C$7];[.$A27]*[.B$25]&lt;[.$D$7]);[.$A27]*[.B$25]*[.$D$8];[.$A27]*[.B$25]*[.$E$8]))))*[.$F$8]" office:value-type="float" office:value="17163.8945212756" calcext:value-type="float">
            <text:p>17.164 </text:p>
          </table:table-cell>
          <table:table-cell table:style-name="ce54" table:formula="of:=(IF([.$A27]*[.C$25]&lt;=[.$B$7];[.$A27]*[.C$25]*[.$B$8];IF(AND([.$A27]*[.C$25]&gt;[.$B$7];[.$A27]*[.C$25]&lt;=[.$C$7]);[.$A27]*[.C$25]*[.$C$8];IF(AND([.$A27]*[.C$25]&gt;[.$C$7];[.$A27]*[.C$25]&lt;[.$D$7]);[.$A27]*[.C$25]*[.$D$8];[.$A27]*[.C$25]*[.$E$8]))))*[.$F$8]" office:value-type="float" office:value="17981.2228318125" calcext:value-type="float">
            <text:p>17.981 </text:p>
          </table:table-cell>
          <table:table-cell table:style-name="ce54" table:formula="of:=(IF([.$A27]*[.D$25]&lt;=[.$B$7];[.$A27]*[.D$25]*[.$B$8];IF(AND([.$A27]*[.D$25]&gt;[.$B$7];[.$A27]*[.D$25]&lt;=[.$C$7]);[.$A27]*[.D$25]*[.$C$8];IF(AND([.$A27]*[.D$25]&gt;[.$C$7];[.$A27]*[.D$25]&lt;[.$D$7]);[.$A27]*[.D$25]*[.$D$8];[.$A27]*[.D$25]*[.$E$8]))))*[.$F$8]" office:value-type="float" office:value="18798.5511423494" calcext:value-type="float">
            <text:p>18.799 </text:p>
          </table:table-cell>
          <table:table-cell table:style-name="ce54" table:formula="of:=(IF([.$A27]*[.E$25]&lt;=[.$B$7];[.$A27]*[.E$25]*[.$B$8];IF(AND([.$A27]*[.E$25]&gt;[.$B$7];[.$A27]*[.E$25]&lt;=[.$C$7]);[.$A27]*[.E$25]*[.$C$8];IF(AND([.$A27]*[.E$25]&gt;[.$C$7];[.$A27]*[.E$25]&lt;[.$D$7]);[.$A27]*[.E$25]*[.$D$8];[.$A27]*[.E$25]*[.$E$8]))))*[.$F$8]" office:value-type="float" office:value="19615.8794528864" calcext:value-type="float">
            <text:p>19.616 </text:p>
          </table:table-cell>
          <table:table-cell table:style-name="ce54" table:formula="of:=(IF([.$A27]*[.F$25]&lt;=[.$B$7];[.$A27]*[.F$25]*[.$B$8];IF(AND([.$A27]*[.F$25]&gt;[.$B$7];[.$A27]*[.F$25]&lt;=[.$C$7]);[.$A27]*[.F$25]*[.$C$8];IF(AND([.$A27]*[.F$25]&gt;[.$C$7];[.$A27]*[.F$25]&lt;[.$D$7]);[.$A27]*[.F$25]*[.$D$8];[.$A27]*[.F$25]*[.$E$8]))))*[.$F$8]" office:value-type="float" office:value="20433.2077634233" calcext:value-type="float">
            <text:p>20.433 </text:p>
          </table:table-cell>
          <table:table-cell table:style-name="ce54" table:formula="of:=(IF([.$A27]*[.G$25]&lt;=[.$B$7];[.$A27]*[.G$25]*[.$B$8];IF(AND([.$A27]*[.G$25]&gt;[.$B$7];[.$A27]*[.G$25]&lt;=[.$C$7]);[.$A27]*[.G$25]*[.$C$8];IF(AND([.$A27]*[.G$25]&gt;[.$C$7];[.$A27]*[.G$25]&lt;[.$D$7]);[.$A27]*[.G$25]*[.$D$8];[.$A27]*[.G$25]*[.$E$8]))))*[.$F$8]" office:value-type="float" office:value="21250.5360739602" calcext:value-type="float">
            <text:p>21.251 </text:p>
          </table:table-cell>
          <table:table-cell table:style-name="ce54" table:formula="of:=(IF([.$A27]*[.H$25]&lt;=[.$B$7];[.$A27]*[.H$25]*[.$B$8];IF(AND([.$A27]*[.H$25]&gt;[.$B$7];[.$A27]*[.H$25]&lt;=[.$C$7]);[.$A27]*[.H$25]*[.$C$8];IF(AND([.$A27]*[.H$25]&gt;[.$C$7];[.$A27]*[.H$25]&lt;[.$D$7]);[.$A27]*[.H$25]*[.$D$8];[.$A27]*[.H$25]*[.$E$8]))))*[.$F$8]" office:value-type="float" office:value="22067.8643844972" calcext:value-type="float">
            <text:p>22.068 </text:p>
          </table:table-cell>
          <table:table-cell table:style-name="ce54" table:formula="of:=(IF([.$A27]*[.I$25]&lt;=[.$B$7];[.$A27]*[.I$25]*[.$B$8];IF(AND([.$A27]*[.I$25]&gt;[.$B$7];[.$A27]*[.I$25]&lt;=[.$C$7]);[.$A27]*[.I$25]*[.$C$8];IF(AND([.$A27]*[.I$25]&gt;[.$C$7];[.$A27]*[.I$25]&lt;[.$D$7]);[.$A27]*[.I$25]*[.$D$8];[.$A27]*[.I$25]*[.$E$8]))))*[.$F$8]" office:value-type="float" office:value="22885.1926950341" calcext:value-type="float">
            <text:p>22.885 </text:p>
          </table:table-cell>
          <table:table-cell table:style-name="ce54" table:formula="of:=(IF([.$A27]*[.J$25]&lt;=[.$B$7];[.$A27]*[.J$25]*[.$B$8];IF(AND([.$A27]*[.J$25]&gt;[.$B$7];[.$A27]*[.J$25]&lt;=[.$C$7]);[.$A27]*[.J$25]*[.$C$8];IF(AND([.$A27]*[.J$25]&gt;[.$C$7];[.$A27]*[.J$25]&lt;[.$D$7]);[.$A27]*[.J$25]*[.$D$8];[.$A27]*[.J$25]*[.$E$8]))))*[.$F$8]" office:value-type="float" office:value="23702.521005571" calcext:value-type="float">
            <text:p>23.703 </text:p>
          </table:table-cell>
          <table:table-cell table:style-name="ce54" table:formula="of:=(IF([.$A27]*[.K$25]&lt;=[.$B$7];[.$A27]*[.K$25]*[.$B$8];IF(AND([.$A27]*[.K$25]&gt;[.$B$7];[.$A27]*[.K$25]&lt;=[.$C$7]);[.$A27]*[.K$25]*[.$C$8];IF(AND([.$A27]*[.K$25]&gt;[.$C$7];[.$A27]*[.K$25]&lt;[.$D$7]);[.$A27]*[.K$25]*[.$D$8];[.$A27]*[.K$25]*[.$E$8]))))*[.$F$8]" office:value-type="float" office:value="24519.849316108" calcext:value-type="float">
            <text:p>24.520 </text:p>
          </table:table-cell>
          <table:table-cell table:style-name="ce54" table:formula="of:=(IF([.$A27]*[.L$25]&lt;=[.$B$7];[.$A27]*[.L$25]*[.$B$8];IF(AND([.$A27]*[.L$25]&gt;[.$B$7];[.$A27]*[.L$25]&lt;=[.$C$7]);[.$A27]*[.L$25]*[.$C$8];IF(AND([.$A27]*[.L$25]&gt;[.$C$7];[.$A27]*[.L$25]&lt;[.$D$7]);[.$A27]*[.L$25]*[.$D$8];[.$A27]*[.L$25]*[.$E$8]))))*[.$F$8]" office:value-type="float" office:value="25337.1776266449" calcext:value-type="float">
            <text:p>25.337 </text:p>
          </table:table-cell>
          <table:table-cell table:style-name="ce54" table:formula="of:=(IF([.$A27]*[.M$25]&lt;=[.$B$7];[.$A27]*[.M$25]*[.$B$8];IF(AND([.$A27]*[.M$25]&gt;[.$B$7];[.$A27]*[.M$25]&lt;=[.$C$7]);[.$A27]*[.M$25]*[.$C$8];IF(AND([.$A27]*[.M$25]&gt;[.$C$7];[.$A27]*[.M$25]&lt;[.$D$7]);[.$A27]*[.M$25]*[.$D$8];[.$A27]*[.M$25]*[.$E$8]))))*[.$F$8]" office:value-type="float" office:value="26154.5059371818" calcext:value-type="float">
            <text:p>26.155 </text:p>
          </table:table-cell>
          <table:table-cell table:style-name="ce54" table:formula="of:=(IF([.$A27]*[.N$25]&lt;=[.$B$7];[.$A27]*[.N$25]*[.$B$8];IF(AND([.$A27]*[.N$25]&gt;[.$B$7];[.$A27]*[.N$25]&lt;=[.$C$7]);[.$A27]*[.N$25]*[.$C$8];IF(AND([.$A27]*[.N$25]&gt;[.$C$7];[.$A27]*[.N$25]&lt;[.$D$7]);[.$A27]*[.N$25]*[.$D$8];[.$A27]*[.N$25]*[.$E$8]))))*[.$F$8]" office:value-type="float" office:value="26971.8342477188" calcext:value-type="float">
            <text:p>26.972 </text:p>
          </table:table-cell>
          <table:table-cell table:style-name="ce54" table:formula="of:=(IF([.$A27]*[.O$25]&lt;=[.$B$7];[.$A27]*[.O$25]*[.$B$8];IF(AND([.$A27]*[.O$25]&gt;[.$B$7];[.$A27]*[.O$25]&lt;=[.$C$7]);[.$A27]*[.O$25]*[.$C$8];IF(AND([.$A27]*[.O$25]&gt;[.$C$7];[.$A27]*[.O$25]&lt;[.$D$7]);[.$A27]*[.O$25]*[.$D$8];[.$A27]*[.O$25]*[.$E$8]))))*[.$F$8]" office:value-type="float" office:value="27789.1625582557" calcext:value-type="float">
            <text:p>27.789 </text:p>
          </table:table-cell>
          <table:table-cell table:style-name="ce54" table:formula="of:=(IF([.$A27]*[.P$25]&lt;=[.$B$7];[.$A27]*[.P$25]*[.$B$8];IF(AND([.$A27]*[.P$25]&gt;[.$B$7];[.$A27]*[.P$25]&lt;=[.$C$7]);[.$A27]*[.P$25]*[.$C$8];IF(AND([.$A27]*[.P$25]&gt;[.$C$7];[.$A27]*[.P$25]&lt;[.$D$7]);[.$A27]*[.P$25]*[.$D$8];[.$A27]*[.P$25]*[.$E$8]))))*[.$F$8]" office:value-type="float" office:value="28606.4908687926" calcext:value-type="float">
            <text:p>28.606 </text:p>
          </table:table-cell>
          <table:table-cell table:style-name="ce54" table:formula="of:=(IF([.$A27]*[.Q$25]&lt;=[.$B$7];[.$A27]*[.Q$25]*[.$B$8];IF(AND([.$A27]*[.Q$25]&gt;[.$B$7];[.$A27]*[.Q$25]&lt;=[.$C$7]);[.$A27]*[.Q$25]*[.$C$8];IF(AND([.$A27]*[.Q$25]&gt;[.$C$7];[.$A27]*[.Q$25]&lt;[.$D$7]);[.$A27]*[.Q$25]*[.$D$8];[.$A27]*[.Q$25]*[.$E$8]))))*[.$F$8]" office:value-type="float" office:value="29423.8191793296" calcext:value-type="float">
            <text:p>29.424 </text:p>
          </table:table-cell>
          <table:table-cell table:style-name="ce54" table:formula="of:=(IF([.$A27]*[.R$25]&lt;=[.$B$7];[.$A27]*[.R$25]*[.$B$8];IF(AND([.$A27]*[.R$25]&gt;[.$B$7];[.$A27]*[.R$25]&lt;=[.$C$7]);[.$A27]*[.R$25]*[.$C$8];IF(AND([.$A27]*[.R$25]&gt;[.$C$7];[.$A27]*[.R$25]&lt;[.$D$7]);[.$A27]*[.R$25]*[.$D$8];[.$A27]*[.R$25]*[.$E$8]))))*[.$F$8]" office:value-type="float" office:value="30241.1474898665" calcext:value-type="float">
            <text:p>30.241 </text:p>
          </table:table-cell>
          <table:table-cell table:style-name="ce43" table:formula="of:=+[.S26]+0.5" office:value-type="float" office:value="2.5" calcext:value-type="float">
            <text:p>2,50 </text:p>
          </table:table-cell>
          <table:table-cell table:number-columns-repeated="2"/>
          <table:table-cell table:formula="of:=+4960/1.21" office:value-type="float" office:value="4099.17355371901" calcext:value-type="float">
            <text:p>4.099,17 </text:p>
          </table:table-cell>
          <table:table-cell table:number-columns-repeated="1002"/>
        </table:table-row>
        <table:table-row table:style-name="ro2">
          <table:table-cell table:style-name="ce44" table:formula="of:=+[.A27]+0.5" office:value-type="float" office:value="3" calcext:value-type="float">
            <text:p>3,00 </text:p>
          </table:table-cell>
          <table:table-cell table:style-name="ce55" table:formula="of:=(IF([.$A28]*[.B$25]&lt;=[.$B$7];[.$A28]*[.B$25]*[.$B$8];IF(AND([.$A28]*[.B$25]&gt;[.$B$7];[.$A28]*[.B$25]&lt;=[.$C$7]);[.$A28]*[.B$25]*[.$C$8];IF(AND([.$A28]*[.B$25]&gt;[.$C$7];[.$A28]*[.B$25]&lt;[.$D$7]);[.$A28]*[.B$25]*[.$D$8];[.$A28]*[.B$25]*[.$E$8]))))*[.$F$8]" office:value-type="float" office:value="20596.6734255307" calcext:value-type="float">
            <text:p>20.597 </text:p>
          </table:table-cell>
          <table:table-cell table:style-name="ce55" table:formula="of:=(IF([.$A28]*[.C$25]&lt;=[.$B$7];[.$A28]*[.C$25]*[.$B$8];IF(AND([.$A28]*[.C$25]&gt;[.$B$7];[.$A28]*[.C$25]&lt;=[.$C$7]);[.$A28]*[.C$25]*[.$C$8];IF(AND([.$A28]*[.C$25]&gt;[.$C$7];[.$A28]*[.C$25]&lt;[.$D$7]);[.$A28]*[.C$25]*[.$D$8];[.$A28]*[.C$25]*[.$E$8]))))*[.$F$8]" office:value-type="float" office:value="21577.467398175" calcext:value-type="float">
            <text:p>21.577 </text:p>
          </table:table-cell>
          <table:table-cell table:style-name="ce55" table:formula="of:=(IF([.$A28]*[.D$25]&lt;=[.$B$7];[.$A28]*[.D$25]*[.$B$8];IF(AND([.$A28]*[.D$25]&gt;[.$B$7];[.$A28]*[.D$25]&lt;=[.$C$7]);[.$A28]*[.D$25]*[.$C$8];IF(AND([.$A28]*[.D$25]&gt;[.$C$7];[.$A28]*[.D$25]&lt;[.$D$7]);[.$A28]*[.D$25]*[.$D$8];[.$A28]*[.D$25]*[.$E$8]))))*[.$F$8]" office:value-type="float" office:value="22558.2613708193" calcext:value-type="float">
            <text:p>22.558 </text:p>
          </table:table-cell>
          <table:table-cell table:style-name="ce55" table:formula="of:=(IF([.$A28]*[.E$25]&lt;=[.$B$7];[.$A28]*[.E$25]*[.$B$8];IF(AND([.$A28]*[.E$25]&gt;[.$B$7];[.$A28]*[.E$25]&lt;=[.$C$7]);[.$A28]*[.E$25]*[.$C$8];IF(AND([.$A28]*[.E$25]&gt;[.$C$7];[.$A28]*[.E$25]&lt;[.$D$7]);[.$A28]*[.E$25]*[.$D$8];[.$A28]*[.E$25]*[.$E$8]))))*[.$F$8]" office:value-type="float" office:value="23539.0553434636" calcext:value-type="float">
            <text:p>23.539 </text:p>
          </table:table-cell>
          <table:table-cell table:style-name="ce55" table:formula="of:=(IF([.$A28]*[.F$25]&lt;=[.$B$7];[.$A28]*[.F$25]*[.$B$8];IF(AND([.$A28]*[.F$25]&gt;[.$B$7];[.$A28]*[.F$25]&lt;=[.$C$7]);[.$A28]*[.F$25]*[.$C$8];IF(AND([.$A28]*[.F$25]&gt;[.$C$7];[.$A28]*[.F$25]&lt;[.$D$7]);[.$A28]*[.F$25]*[.$D$8];[.$A28]*[.F$25]*[.$E$8]))))*[.$F$8]" office:value-type="float" office:value="24519.849316108" calcext:value-type="float">
            <text:p>24.520 </text:p>
          </table:table-cell>
          <table:table-cell table:style-name="ce55" table:formula="of:=(IF([.$A28]*[.G$25]&lt;=[.$B$7];[.$A28]*[.G$25]*[.$B$8];IF(AND([.$A28]*[.G$25]&gt;[.$B$7];[.$A28]*[.G$25]&lt;=[.$C$7]);[.$A28]*[.G$25]*[.$C$8];IF(AND([.$A28]*[.G$25]&gt;[.$C$7];[.$A28]*[.G$25]&lt;[.$D$7]);[.$A28]*[.G$25]*[.$D$8];[.$A28]*[.G$25]*[.$E$8]))))*[.$F$8]" office:value-type="float" office:value="25500.6432887523" calcext:value-type="float">
            <text:p>25.501 </text:p>
          </table:table-cell>
          <table:table-cell table:style-name="ce55" table:formula="of:=(IF([.$A28]*[.H$25]&lt;=[.$B$7];[.$A28]*[.H$25]*[.$B$8];IF(AND([.$A28]*[.H$25]&gt;[.$B$7];[.$A28]*[.H$25]&lt;=[.$C$7]);[.$A28]*[.H$25]*[.$C$8];IF(AND([.$A28]*[.H$25]&gt;[.$C$7];[.$A28]*[.H$25]&lt;[.$D$7]);[.$A28]*[.H$25]*[.$D$8];[.$A28]*[.H$25]*[.$E$8]))))*[.$F$8]" office:value-type="float" office:value="26481.4372613966" calcext:value-type="float">
            <text:p>26.481 </text:p>
          </table:table-cell>
          <table:table-cell table:style-name="ce55" table:formula="of:=(IF([.$A28]*[.I$25]&lt;=[.$B$7];[.$A28]*[.I$25]*[.$B$8];IF(AND([.$A28]*[.I$25]&gt;[.$B$7];[.$A28]*[.I$25]&lt;=[.$C$7]);[.$A28]*[.I$25]*[.$C$8];IF(AND([.$A28]*[.I$25]&gt;[.$C$7];[.$A28]*[.I$25]&lt;[.$D$7]);[.$A28]*[.I$25]*[.$D$8];[.$A28]*[.I$25]*[.$E$8]))))*[.$F$8]" office:value-type="float" office:value="27462.2312340409" calcext:value-type="float">
            <text:p>27.462 </text:p>
          </table:table-cell>
          <table:table-cell table:style-name="ce55" table:formula="of:=(IF([.$A28]*[.J$25]&lt;=[.$B$7];[.$A28]*[.J$25]*[.$B$8];IF(AND([.$A28]*[.J$25]&gt;[.$B$7];[.$A28]*[.J$25]&lt;=[.$C$7]);[.$A28]*[.J$25]*[.$C$8];IF(AND([.$A28]*[.J$25]&gt;[.$C$7];[.$A28]*[.J$25]&lt;[.$D$7]);[.$A28]*[.J$25]*[.$D$8];[.$A28]*[.J$25]*[.$E$8]))))*[.$F$8]" office:value-type="float" office:value="28443.0252066852" calcext:value-type="float">
            <text:p>28.443 </text:p>
          </table:table-cell>
          <table:table-cell table:style-name="ce55" table:formula="of:=(IF([.$A28]*[.K$25]&lt;=[.$B$7];[.$A28]*[.K$25]*[.$B$8];IF(AND([.$A28]*[.K$25]&gt;[.$B$7];[.$A28]*[.K$25]&lt;=[.$C$7]);[.$A28]*[.K$25]*[.$C$8];IF(AND([.$A28]*[.K$25]&gt;[.$C$7];[.$A28]*[.K$25]&lt;[.$D$7]);[.$A28]*[.K$25]*[.$D$8];[.$A28]*[.K$25]*[.$E$8]))))*[.$F$8]" office:value-type="float" office:value="29423.8191793296" calcext:value-type="float">
            <text:p>29.424 </text:p>
          </table:table-cell>
          <table:table-cell table:style-name="ce55" table:formula="of:=(IF([.$A28]*[.L$25]&lt;=[.$B$7];[.$A28]*[.L$25]*[.$B$8];IF(AND([.$A28]*[.L$25]&gt;[.$B$7];[.$A28]*[.L$25]&lt;=[.$C$7]);[.$A28]*[.L$25]*[.$C$8];IF(AND([.$A28]*[.L$25]&gt;[.$C$7];[.$A28]*[.L$25]&lt;[.$D$7]);[.$A28]*[.L$25]*[.$D$8];[.$A28]*[.L$25]*[.$E$8]))))*[.$F$8]" office:value-type="float" office:value="30404.6131519739" calcext:value-type="float">
            <text:p>30.405 </text:p>
          </table:table-cell>
          <table:table-cell table:style-name="ce55" table:formula="of:=(IF([.$A28]*[.M$25]&lt;=[.$B$7];[.$A28]*[.M$25]*[.$B$8];IF(AND([.$A28]*[.M$25]&gt;[.$B$7];[.$A28]*[.M$25]&lt;=[.$C$7]);[.$A28]*[.M$25]*[.$C$8];IF(AND([.$A28]*[.M$25]&gt;[.$C$7];[.$A28]*[.M$25]&lt;[.$D$7]);[.$A28]*[.M$25]*[.$D$8];[.$A28]*[.M$25]*[.$E$8]))))*[.$F$8]" office:value-type="float" office:value="31385.4071246182" calcext:value-type="float">
            <text:p>31.385 </text:p>
          </table:table-cell>
          <table:table-cell table:style-name="ce55" table:formula="of:=(IF([.$A28]*[.N$25]&lt;=[.$B$7];[.$A28]*[.N$25]*[.$B$8];IF(AND([.$A28]*[.N$25]&gt;[.$B$7];[.$A28]*[.N$25]&lt;=[.$C$7]);[.$A28]*[.N$25]*[.$C$8];IF(AND([.$A28]*[.N$25]&gt;[.$C$7];[.$A28]*[.N$25]&lt;[.$D$7]);[.$A28]*[.N$25]*[.$D$8];[.$A28]*[.N$25]*[.$E$8]))))*[.$F$8]" office:value-type="float" office:value="32366.2010972625" calcext:value-type="float">
            <text:p>32.366 </text:p>
          </table:table-cell>
          <table:table-cell table:style-name="ce55" table:formula="of:=(IF([.$A28]*[.O$25]&lt;=[.$B$7];[.$A28]*[.O$25]*[.$B$8];IF(AND([.$A28]*[.O$25]&gt;[.$B$7];[.$A28]*[.O$25]&lt;=[.$C$7]);[.$A28]*[.O$25]*[.$C$8];IF(AND([.$A28]*[.O$25]&gt;[.$C$7];[.$A28]*[.O$25]&lt;[.$D$7]);[.$A28]*[.O$25]*[.$D$8];[.$A28]*[.O$25]*[.$E$8]))))*[.$F$8]" office:value-type="float" office:value="33346.9950699068" calcext:value-type="float">
            <text:p>33.347 </text:p>
          </table:table-cell>
          <table:table-cell table:style-name="ce55" table:formula="of:=(IF([.$A28]*[.P$25]&lt;=[.$B$7];[.$A28]*[.P$25]*[.$B$8];IF(AND([.$A28]*[.P$25]&gt;[.$B$7];[.$A28]*[.P$25]&lt;=[.$C$7]);[.$A28]*[.P$25]*[.$C$8];IF(AND([.$A28]*[.P$25]&gt;[.$C$7];[.$A28]*[.P$25]&lt;[.$D$7]);[.$A28]*[.P$25]*[.$D$8];[.$A28]*[.P$25]*[.$E$8]))))*[.$F$8]" office:value-type="float" office:value="34327.7890425511" calcext:value-type="float">
            <text:p>34.328 </text:p>
          </table:table-cell>
          <table:table-cell table:style-name="ce55" table:formula="of:=(IF([.$A28]*[.Q$25]&lt;=[.$B$7];[.$A28]*[.Q$25]*[.$B$8];IF(AND([.$A28]*[.Q$25]&gt;[.$B$7];[.$A28]*[.Q$25]&lt;=[.$C$7]);[.$A28]*[.Q$25]*[.$C$8];IF(AND([.$A28]*[.Q$25]&gt;[.$C$7];[.$A28]*[.Q$25]&lt;[.$D$7]);[.$A28]*[.Q$25]*[.$D$8];[.$A28]*[.Q$25]*[.$E$8]))))*[.$F$8]" office:value-type="float" office:value="35308.5830151955" calcext:value-type="float">
            <text:p>35.309 </text:p>
          </table:table-cell>
          <table:table-cell table:style-name="ce55" table:formula="of:=(IF([.$A28]*[.R$25]&lt;=[.$B$7];[.$A28]*[.R$25]*[.$B$8];IF(AND([.$A28]*[.R$25]&gt;[.$B$7];[.$A28]*[.R$25]&lt;=[.$C$7]);[.$A28]*[.R$25]*[.$C$8];IF(AND([.$A28]*[.R$25]&gt;[.$C$7];[.$A28]*[.R$25]&lt;[.$D$7]);[.$A28]*[.R$25]*[.$D$8];[.$A28]*[.R$25]*[.$E$8]))))*[.$F$8]" office:value-type="float" office:value="36289.3769878398" calcext:value-type="float">
            <text:p>36.289 </text:p>
          </table:table-cell>
          <table:table-cell table:style-name="ce44" table:formula="of:=+[.S27]+0.5" office:value-type="float" office:value="3" calcext:value-type="float">
            <text:p>3,00 </text:p>
          </table:table-cell>
          <table:table-cell/>
          <table:table-cell table:formula="of:=+[.G34]/6*6.1" office:value-type="float" office:value="51851.308020463" calcext:value-type="float">
            <text:p>51.851,31 </text:p>
          </table:table-cell>
          <table:table-cell table:number-columns-repeated="1003"/>
        </table:table-row>
        <table:table-row table:style-name="ro2">
          <table:table-cell table:style-name="ce43" table:formula="of:=+[.A28]+0.5" office:value-type="float" office:value="3.5" calcext:value-type="float">
            <text:p>3,50 </text:p>
          </table:table-cell>
          <table:table-cell table:style-name="ce54" table:formula="of:=(IF([.$A29]*[.B$25]&lt;=[.$B$7];[.$A29]*[.B$25]*[.$B$8];IF(AND([.$A29]*[.B$25]&gt;[.$B$7];[.$A29]*[.B$25]&lt;=[.$C$7]);[.$A29]*[.B$25]*[.$C$8];IF(AND([.$A29]*[.B$25]&gt;[.$C$7];[.$A29]*[.B$25]&lt;[.$D$7]);[.$A29]*[.B$25]*[.$D$8];[.$A29]*[.B$25]*[.$E$8]))))*[.$F$8]" office:value-type="float" office:value="24029.4523297858" calcext:value-type="float">
            <text:p>24.029 </text:p>
          </table:table-cell>
          <table:table-cell table:style-name="ce54" table:formula="of:=(IF([.$A29]*[.C$25]&lt;=[.$B$7];[.$A29]*[.C$25]*[.$B$8];IF(AND([.$A29]*[.C$25]&gt;[.$B$7];[.$A29]*[.C$25]&lt;=[.$C$7]);[.$A29]*[.C$25]*[.$C$8];IF(AND([.$A29]*[.C$25]&gt;[.$C$7];[.$A29]*[.C$25]&lt;[.$D$7]);[.$A29]*[.C$25]*[.$D$8];[.$A29]*[.C$25]*[.$E$8]))))*[.$F$8]" office:value-type="float" office:value="25173.7119645375" calcext:value-type="float">
            <text:p>25.174 </text:p>
          </table:table-cell>
          <table:table-cell table:style-name="ce54" table:formula="of:=(IF([.$A29]*[.D$25]&lt;=[.$B$7];[.$A29]*[.D$25]*[.$B$8];IF(AND([.$A29]*[.D$25]&gt;[.$B$7];[.$A29]*[.D$25]&lt;=[.$C$7]);[.$A29]*[.D$25]*[.$C$8];IF(AND([.$A29]*[.D$25]&gt;[.$C$7];[.$A29]*[.D$25]&lt;[.$D$7]);[.$A29]*[.D$25]*[.$D$8];[.$A29]*[.D$25]*[.$E$8]))))*[.$F$8]" office:value-type="float" office:value="26317.9715992892" calcext:value-type="float">
            <text:p>26.318 </text:p>
          </table:table-cell>
          <table:table-cell table:style-name="ce54" table:formula="of:=(IF([.$A29]*[.E$25]&lt;=[.$B$7];[.$A29]*[.E$25]*[.$B$8];IF(AND([.$A29]*[.E$25]&gt;[.$B$7];[.$A29]*[.E$25]&lt;=[.$C$7]);[.$A29]*[.E$25]*[.$C$8];IF(AND([.$A29]*[.E$25]&gt;[.$C$7];[.$A29]*[.E$25]&lt;[.$D$7]);[.$A29]*[.E$25]*[.$D$8];[.$A29]*[.E$25]*[.$E$8]))))*[.$F$8]" office:value-type="float" office:value="27462.2312340409" calcext:value-type="float">
            <text:p>27.462 </text:p>
          </table:table-cell>
          <table:table-cell table:style-name="ce54" table:formula="of:=(IF([.$A29]*[.F$25]&lt;=[.$B$7];[.$A29]*[.F$25]*[.$B$8];IF(AND([.$A29]*[.F$25]&gt;[.$B$7];[.$A29]*[.F$25]&lt;=[.$C$7]);[.$A29]*[.F$25]*[.$C$8];IF(AND([.$A29]*[.F$25]&gt;[.$C$7];[.$A29]*[.F$25]&lt;[.$D$7]);[.$A29]*[.F$25]*[.$D$8];[.$A29]*[.F$25]*[.$E$8]))))*[.$F$8]" office:value-type="float" office:value="28606.4908687926" calcext:value-type="float">
            <text:p>28.606 </text:p>
          </table:table-cell>
          <table:table-cell table:style-name="ce54" table:formula="of:=(IF([.$A29]*[.G$25]&lt;=[.$B$7];[.$A29]*[.G$25]*[.$B$8];IF(AND([.$A29]*[.G$25]&gt;[.$B$7];[.$A29]*[.G$25]&lt;=[.$C$7]);[.$A29]*[.G$25]*[.$C$8];IF(AND([.$A29]*[.G$25]&gt;[.$C$7];[.$A29]*[.G$25]&lt;[.$D$7]);[.$A29]*[.G$25]*[.$D$8];[.$A29]*[.G$25]*[.$E$8]))))*[.$F$8]" office:value-type="float" office:value="29750.7505035443" calcext:value-type="float">
            <text:p>29.751 </text:p>
          </table:table-cell>
          <table:table-cell table:style-name="ce54" table:formula="of:=(IF([.$A29]*[.H$25]&lt;=[.$B$7];[.$A29]*[.H$25]*[.$B$8];IF(AND([.$A29]*[.H$25]&gt;[.$B$7];[.$A29]*[.H$25]&lt;=[.$C$7]);[.$A29]*[.H$25]*[.$C$8];IF(AND([.$A29]*[.H$25]&gt;[.$C$7];[.$A29]*[.H$25]&lt;[.$D$7]);[.$A29]*[.H$25]*[.$D$8];[.$A29]*[.H$25]*[.$E$8]))))*[.$F$8]" office:value-type="float" office:value="30895.010138296" calcext:value-type="float">
            <text:p>30.895 </text:p>
          </table:table-cell>
          <table:table-cell table:style-name="ce54" table:formula="of:=(IF([.$A29]*[.I$25]&lt;=[.$B$7];[.$A29]*[.I$25]*[.$B$8];IF(AND([.$A29]*[.I$25]&gt;[.$B$7];[.$A29]*[.I$25]&lt;=[.$C$7]);[.$A29]*[.I$25]*[.$C$8];IF(AND([.$A29]*[.I$25]&gt;[.$C$7];[.$A29]*[.I$25]&lt;[.$D$7]);[.$A29]*[.I$25]*[.$D$8];[.$A29]*[.I$25]*[.$E$8]))))*[.$F$8]" office:value-type="float" office:value="32039.2697730477" calcext:value-type="float">
            <text:p>32.039 </text:p>
          </table:table-cell>
          <table:table-cell table:style-name="ce54" table:formula="of:=(IF([.$A29]*[.J$25]&lt;=[.$B$7];[.$A29]*[.J$25]*[.$B$8];IF(AND([.$A29]*[.J$25]&gt;[.$B$7];[.$A29]*[.J$25]&lt;=[.$C$7]);[.$A29]*[.J$25]*[.$C$8];IF(AND([.$A29]*[.J$25]&gt;[.$C$7];[.$A29]*[.J$25]&lt;[.$D$7]);[.$A29]*[.J$25]*[.$D$8];[.$A29]*[.J$25]*[.$E$8]))))*[.$F$8]" office:value-type="float" office:value="33183.5294077994" calcext:value-type="float">
            <text:p>33.184 </text:p>
          </table:table-cell>
          <table:table-cell table:style-name="ce54" table:formula="of:=(IF([.$A29]*[.K$25]&lt;=[.$B$7];[.$A29]*[.K$25]*[.$B$8];IF(AND([.$A29]*[.K$25]&gt;[.$B$7];[.$A29]*[.K$25]&lt;=[.$C$7]);[.$A29]*[.K$25]*[.$C$8];IF(AND([.$A29]*[.K$25]&gt;[.$C$7];[.$A29]*[.K$25]&lt;[.$D$7]);[.$A29]*[.K$25]*[.$D$8];[.$A29]*[.K$25]*[.$E$8]))))*[.$F$8]" office:value-type="float" office:value="34327.7890425511" calcext:value-type="float">
            <text:p>34.328 </text:p>
          </table:table-cell>
          <table:table-cell table:style-name="ce54" table:formula="of:=(IF([.$A29]*[.L$25]&lt;=[.$B$7];[.$A29]*[.L$25]*[.$B$8];IF(AND([.$A29]*[.L$25]&gt;[.$B$7];[.$A29]*[.L$25]&lt;=[.$C$7]);[.$A29]*[.L$25]*[.$C$8];IF(AND([.$A29]*[.L$25]&gt;[.$C$7];[.$A29]*[.L$25]&lt;[.$D$7]);[.$A29]*[.L$25]*[.$D$8];[.$A29]*[.L$25]*[.$E$8]))))*[.$F$8]" office:value-type="float" office:value="35472.0486773029" calcext:value-type="float">
            <text:p>35.472 </text:p>
          </table:table-cell>
          <table:table-cell table:style-name="ce54" table:formula="of:=(IF([.$A29]*[.M$25]&lt;=[.$B$7];[.$A29]*[.M$25]*[.$B$8];IF(AND([.$A29]*[.M$25]&gt;[.$B$7];[.$A29]*[.M$25]&lt;=[.$C$7]);[.$A29]*[.M$25]*[.$C$8];IF(AND([.$A29]*[.M$25]&gt;[.$C$7];[.$A29]*[.M$25]&lt;[.$D$7]);[.$A29]*[.M$25]*[.$D$8];[.$A29]*[.M$25]*[.$E$8]))))*[.$F$8]" office:value-type="float" office:value="36616.3083120546" calcext:value-type="float">
            <text:p>36.616 </text:p>
          </table:table-cell>
          <table:table-cell table:style-name="ce54" table:formula="of:=(IF([.$A29]*[.N$25]&lt;=[.$B$7];[.$A29]*[.N$25]*[.$B$8];IF(AND([.$A29]*[.N$25]&gt;[.$B$7];[.$A29]*[.N$25]&lt;=[.$C$7]);[.$A29]*[.N$25]*[.$C$8];IF(AND([.$A29]*[.N$25]&gt;[.$C$7];[.$A29]*[.N$25]&lt;[.$D$7]);[.$A29]*[.N$25]*[.$D$8];[.$A29]*[.N$25]*[.$E$8]))))*[.$F$8]" office:value-type="float" office:value="37760.5679468063" calcext:value-type="float">
            <text:p>37.761 </text:p>
          </table:table-cell>
          <table:table-cell table:style-name="ce54" table:formula="of:=(IF([.$A29]*[.O$25]&lt;=[.$B$7];[.$A29]*[.O$25]*[.$B$8];IF(AND([.$A29]*[.O$25]&gt;[.$B$7];[.$A29]*[.O$25]&lt;=[.$C$7]);[.$A29]*[.O$25]*[.$C$8];IF(AND([.$A29]*[.O$25]&gt;[.$C$7];[.$A29]*[.O$25]&lt;[.$D$7]);[.$A29]*[.O$25]*[.$D$8];[.$A29]*[.O$25]*[.$E$8]))))*[.$F$8]" office:value-type="float" office:value="38904.827581558" calcext:value-type="float">
            <text:p>38.905 </text:p>
          </table:table-cell>
          <table:table-cell table:style-name="ce54" table:formula="of:=(IF([.$A29]*[.P$25]&lt;=[.$B$7];[.$A29]*[.P$25]*[.$B$8];IF(AND([.$A29]*[.P$25]&gt;[.$B$7];[.$A29]*[.P$25]&lt;=[.$C$7]);[.$A29]*[.P$25]*[.$C$8];IF(AND([.$A29]*[.P$25]&gt;[.$C$7];[.$A29]*[.P$25]&lt;[.$D$7]);[.$A29]*[.P$25]*[.$D$8];[.$A29]*[.P$25]*[.$E$8]))))*[.$F$8]" office:value-type="float" office:value="40049.0872163097" calcext:value-type="float">
            <text:p>40.049 </text:p>
          </table:table-cell>
          <table:table-cell table:style-name="ce54" table:formula="of:=(IF([.$A29]*[.Q$25]&lt;=[.$B$7];[.$A29]*[.Q$25]*[.$B$8];IF(AND([.$A29]*[.Q$25]&gt;[.$B$7];[.$A29]*[.Q$25]&lt;=[.$C$7]);[.$A29]*[.Q$25]*[.$C$8];IF(AND([.$A29]*[.Q$25]&gt;[.$C$7];[.$A29]*[.Q$25]&lt;[.$D$7]);[.$A29]*[.Q$25]*[.$D$8];[.$A29]*[.Q$25]*[.$E$8]))))*[.$F$8]" office:value-type="float" office:value="41193.3468510614" calcext:value-type="float">
            <text:p>41.193 </text:p>
          </table:table-cell>
          <table:table-cell table:style-name="ce54" table:formula="of:=(IF([.$A29]*[.R$25]&lt;=[.$B$7];[.$A29]*[.R$25]*[.$B$8];IF(AND([.$A29]*[.R$25]&gt;[.$B$7];[.$A29]*[.R$25]&lt;=[.$C$7]);[.$A29]*[.R$25]*[.$C$8];IF(AND([.$A29]*[.R$25]&gt;[.$C$7];[.$A29]*[.R$25]&lt;[.$D$7]);[.$A29]*[.R$25]*[.$D$8];[.$A29]*[.R$25]*[.$E$8]))))*[.$F$8]" office:value-type="float" office:value="42337.6064858131" calcext:value-type="float">
            <text:p>42.338 </text:p>
          </table:table-cell>
          <table:table-cell table:style-name="ce43" table:formula="of:=+[.S28]+0.5" office:value-type="float" office:value="3.5" calcext:value-type="float">
            <text:p>3,50 </text:p>
          </table:table-cell>
          <table:table-cell/>
          <table:table-cell table:formula="of:=+[.Q19]/9.5/4.5*9.4*4.2" office:value-type="float" office:value="25814.4973599985" calcext:value-type="float">
            <text:p>25.814,50 </text:p>
          </table:table-cell>
          <table:table-cell table:number-columns-repeated="1003"/>
        </table:table-row>
        <table:table-row table:style-name="ro2">
          <table:table-cell table:style-name="ce45" table:formula="of:=+[.A29]+0.5" office:value-type="float" office:value="4" calcext:value-type="float">
            <text:p>4,00 </text:p>
          </table:table-cell>
          <table:table-cell table:style-name="ce56" table:formula="of:=(IF([.$A30]*[.B$25]&lt;=[.$B$7];[.$A30]*[.B$25]*[.$B$8];IF(AND([.$A30]*[.B$25]&gt;[.$B$7];[.$A30]*[.B$25]&lt;=[.$C$7]);[.$A30]*[.B$25]*[.$C$8];IF(AND([.$A30]*[.B$25]&gt;[.$C$7];[.$A30]*[.B$25]&lt;[.$D$7]);[.$A30]*[.B$25]*[.$D$8];[.$A30]*[.B$25]*[.$E$8]))))*[.$F$8]" office:value-type="float" office:value="27462.2312340409" calcext:value-type="float">
            <text:p>27.462 </text:p>
          </table:table-cell>
          <table:table-cell table:style-name="ce56" table:formula="of:=(IF([.$A30]*[.C$25]&lt;=[.$B$7];[.$A30]*[.C$25]*[.$B$8];IF(AND([.$A30]*[.C$25]&gt;[.$B$7];[.$A30]*[.C$25]&lt;=[.$C$7]);[.$A30]*[.C$25]*[.$C$8];IF(AND([.$A30]*[.C$25]&gt;[.$C$7];[.$A30]*[.C$25]&lt;[.$D$7]);[.$A30]*[.C$25]*[.$D$8];[.$A30]*[.C$25]*[.$E$8]))))*[.$F$8]" office:value-type="float" office:value="28769.9565309" calcext:value-type="float">
            <text:p>28.770 </text:p>
          </table:table-cell>
          <table:table-cell table:style-name="ce56" table:formula="of:=(IF([.$A30]*[.D$25]&lt;=[.$B$7];[.$A30]*[.D$25]*[.$B$8];IF(AND([.$A30]*[.D$25]&gt;[.$B$7];[.$A30]*[.D$25]&lt;=[.$C$7]);[.$A30]*[.D$25]*[.$C$8];IF(AND([.$A30]*[.D$25]&gt;[.$C$7];[.$A30]*[.D$25]&lt;[.$D$7]);[.$A30]*[.D$25]*[.$D$8];[.$A30]*[.D$25]*[.$E$8]))))*[.$F$8]" office:value-type="float" office:value="30077.6818277591" calcext:value-type="float">
            <text:p>30.078 </text:p>
          </table:table-cell>
          <table:table-cell table:style-name="ce56" table:formula="of:=(IF([.$A30]*[.E$25]&lt;=[.$B$7];[.$A30]*[.E$25]*[.$B$8];IF(AND([.$A30]*[.E$25]&gt;[.$B$7];[.$A30]*[.E$25]&lt;=[.$C$7]);[.$A30]*[.E$25]*[.$C$8];IF(AND([.$A30]*[.E$25]&gt;[.$C$7];[.$A30]*[.E$25]&lt;[.$D$7]);[.$A30]*[.E$25]*[.$D$8];[.$A30]*[.E$25]*[.$E$8]))))*[.$F$8]" office:value-type="float" office:value="31385.4071246182" calcext:value-type="float">
            <text:p>31.385 </text:p>
          </table:table-cell>
          <table:table-cell table:style-name="ce56" table:formula="of:=(IF([.$A30]*[.F$25]&lt;=[.$B$7];[.$A30]*[.F$25]*[.$B$8];IF(AND([.$A30]*[.F$25]&gt;[.$B$7];[.$A30]*[.F$25]&lt;=[.$C$7]);[.$A30]*[.F$25]*[.$C$8];IF(AND([.$A30]*[.F$25]&gt;[.$C$7];[.$A30]*[.F$25]&lt;[.$D$7]);[.$A30]*[.F$25]*[.$D$8];[.$A30]*[.F$25]*[.$E$8]))))*[.$F$8]" office:value-type="float" office:value="32693.1324214773" calcext:value-type="float">
            <text:p>32.693 </text:p>
          </table:table-cell>
          <table:table-cell table:style-name="ce56" table:formula="of:=(IF([.$A30]*[.G$25]&lt;=[.$B$7];[.$A30]*[.G$25]*[.$B$8];IF(AND([.$A30]*[.G$25]&gt;[.$B$7];[.$A30]*[.G$25]&lt;=[.$C$7]);[.$A30]*[.G$25]*[.$C$8];IF(AND([.$A30]*[.G$25]&gt;[.$C$7];[.$A30]*[.G$25]&lt;[.$D$7]);[.$A30]*[.G$25]*[.$D$8];[.$A30]*[.G$25]*[.$E$8]))))*[.$F$8]" office:value-type="float" office:value="34000.8577183364" calcext:value-type="float">
            <text:p>34.001 </text:p>
          </table:table-cell>
          <table:table-cell table:style-name="ce56" table:formula="of:=(IF([.$A30]*[.H$25]&lt;=[.$B$7];[.$A30]*[.H$25]*[.$B$8];IF(AND([.$A30]*[.H$25]&gt;[.$B$7];[.$A30]*[.H$25]&lt;=[.$C$7]);[.$A30]*[.H$25]*[.$C$8];IF(AND([.$A30]*[.H$25]&gt;[.$C$7];[.$A30]*[.H$25]&lt;[.$D$7]);[.$A30]*[.H$25]*[.$D$8];[.$A30]*[.H$25]*[.$E$8]))))*[.$F$8]" office:value-type="float" office:value="35308.5830151955" calcext:value-type="float">
            <text:p>35.309 </text:p>
          </table:table-cell>
          <table:table-cell table:style-name="ce56" table:formula="of:=(IF([.$A30]*[.I$25]&lt;=[.$B$7];[.$A30]*[.I$25]*[.$B$8];IF(AND([.$A30]*[.I$25]&gt;[.$B$7];[.$A30]*[.I$25]&lt;=[.$C$7]);[.$A30]*[.I$25]*[.$C$8];IF(AND([.$A30]*[.I$25]&gt;[.$C$7];[.$A30]*[.I$25]&lt;[.$D$7]);[.$A30]*[.I$25]*[.$D$8];[.$A30]*[.I$25]*[.$E$8]))))*[.$F$8]" office:value-type="float" office:value="36616.3083120546" calcext:value-type="float">
            <text:p>36.616 </text:p>
          </table:table-cell>
          <table:table-cell table:style-name="ce56" table:formula="of:=(IF([.$A30]*[.J$25]&lt;=[.$B$7];[.$A30]*[.J$25]*[.$B$8];IF(AND([.$A30]*[.J$25]&gt;[.$B$7];[.$A30]*[.J$25]&lt;=[.$C$7]);[.$A30]*[.J$25]*[.$C$8];IF(AND([.$A30]*[.J$25]&gt;[.$C$7];[.$A30]*[.J$25]&lt;[.$D$7]);[.$A30]*[.J$25]*[.$D$8];[.$A30]*[.J$25]*[.$E$8]))))*[.$F$8]" office:value-type="float" office:value="37924.0336089136" calcext:value-type="float">
            <text:p>37.924 </text:p>
          </table:table-cell>
          <table:table-cell table:style-name="ce56" table:formula="of:=(IF([.$A30]*[.K$25]&lt;=[.$B$7];[.$A30]*[.K$25]*[.$B$8];IF(AND([.$A30]*[.K$25]&gt;[.$B$7];[.$A30]*[.K$25]&lt;=[.$C$7]);[.$A30]*[.K$25]*[.$C$8];IF(AND([.$A30]*[.K$25]&gt;[.$C$7];[.$A30]*[.K$25]&lt;[.$D$7]);[.$A30]*[.K$25]*[.$D$8];[.$A30]*[.K$25]*[.$E$8]))))*[.$F$8]" office:value-type="float" office:value="39231.7589057727" calcext:value-type="float">
            <text:p>39.232 </text:p>
          </table:table-cell>
          <table:table-cell table:style-name="ce56" table:formula="of:=(IF([.$A30]*[.L$25]&lt;=[.$B$7];[.$A30]*[.L$25]*[.$B$8];IF(AND([.$A30]*[.L$25]&gt;[.$B$7];[.$A30]*[.L$25]&lt;=[.$C$7]);[.$A30]*[.L$25]*[.$C$8];IF(AND([.$A30]*[.L$25]&gt;[.$C$7];[.$A30]*[.L$25]&lt;[.$D$7]);[.$A30]*[.L$25]*[.$D$8];[.$A30]*[.L$25]*[.$E$8]))))*[.$F$8]" office:value-type="float" office:value="40539.4842026318" calcext:value-type="float">
            <text:p>40.539 </text:p>
          </table:table-cell>
          <table:table-cell table:style-name="ce56" table:formula="of:=(IF([.$A30]*[.M$25]&lt;=[.$B$7];[.$A30]*[.M$25]*[.$B$8];IF(AND([.$A30]*[.M$25]&gt;[.$B$7];[.$A30]*[.M$25]&lt;=[.$C$7]);[.$A30]*[.M$25]*[.$C$8];IF(AND([.$A30]*[.M$25]&gt;[.$C$7];[.$A30]*[.M$25]&lt;[.$D$7]);[.$A30]*[.M$25]*[.$D$8];[.$A30]*[.M$25]*[.$E$8]))))*[.$F$8]" office:value-type="float" office:value="41847.2094994909" calcext:value-type="float">
            <text:p>41.847 </text:p>
          </table:table-cell>
          <table:table-cell table:style-name="ce56" table:formula="of:=(IF([.$A30]*[.N$25]&lt;=[.$B$7];[.$A30]*[.N$25]*[.$B$8];IF(AND([.$A30]*[.N$25]&gt;[.$B$7];[.$A30]*[.N$25]&lt;=[.$C$7]);[.$A30]*[.N$25]*[.$C$8];IF(AND([.$A30]*[.N$25]&gt;[.$C$7];[.$A30]*[.N$25]&lt;[.$D$7]);[.$A30]*[.N$25]*[.$D$8];[.$A30]*[.N$25]*[.$E$8]))))*[.$F$8]" office:value-type="float" office:value="43154.93479635" calcext:value-type="float">
            <text:p>43.155 </text:p>
          </table:table-cell>
          <table:table-cell table:style-name="ce56" table:formula="of:=(IF([.$A30]*[.O$25]&lt;=[.$B$7];[.$A30]*[.O$25]*[.$B$8];IF(AND([.$A30]*[.O$25]&gt;[.$B$7];[.$A30]*[.O$25]&lt;=[.$C$7]);[.$A30]*[.O$25]*[.$C$8];IF(AND([.$A30]*[.O$25]&gt;[.$C$7];[.$A30]*[.O$25]&lt;[.$D$7]);[.$A30]*[.O$25]*[.$D$8];[.$A30]*[.O$25]*[.$E$8]))))*[.$F$8]" office:value-type="float" office:value="44462.6600932091" calcext:value-type="float">
            <text:p>44.463 </text:p>
          </table:table-cell>
          <table:table-cell table:style-name="ce56" table:formula="of:=(IF([.$A30]*[.P$25]&lt;=[.$B$7];[.$A30]*[.P$25]*[.$B$8];IF(AND([.$A30]*[.P$25]&gt;[.$B$7];[.$A30]*[.P$25]&lt;=[.$C$7]);[.$A30]*[.P$25]*[.$C$8];IF(AND([.$A30]*[.P$25]&gt;[.$C$7];[.$A30]*[.P$25]&lt;[.$D$7]);[.$A30]*[.P$25]*[.$D$8];[.$A30]*[.P$25]*[.$E$8]))))*[.$F$8]" office:value-type="float" office:value="45770.3853900682" calcext:value-type="float">
            <text:p>45.770 </text:p>
          </table:table-cell>
          <table:table-cell table:style-name="ce56" table:formula="of:=(IF([.$A30]*[.Q$25]&lt;=[.$B$7];[.$A30]*[.Q$25]*[.$B$8];IF(AND([.$A30]*[.Q$25]&gt;[.$B$7];[.$A30]*[.Q$25]&lt;=[.$C$7]);[.$A30]*[.Q$25]*[.$C$8];IF(AND([.$A30]*[.Q$25]&gt;[.$C$7];[.$A30]*[.Q$25]&lt;[.$D$7]);[.$A30]*[.Q$25]*[.$D$8];[.$A30]*[.Q$25]*[.$E$8]))))*[.$F$8]" office:value-type="float" office:value="47078.1106869273" calcext:value-type="float">
            <text:p>47.078 </text:p>
          </table:table-cell>
          <table:table-cell table:style-name="ce56" table:formula="of:=(IF([.$A30]*[.R$25]&lt;=[.$B$7];[.$A30]*[.R$25]*[.$B$8];IF(AND([.$A30]*[.R$25]&gt;[.$B$7];[.$A30]*[.R$25]&lt;=[.$C$7]);[.$A30]*[.R$25]*[.$C$8];IF(AND([.$A30]*[.R$25]&gt;[.$C$7];[.$A30]*[.R$25]&lt;[.$D$7]);[.$A30]*[.R$25]*[.$D$8];[.$A30]*[.R$25]*[.$E$8]))))*[.$F$8]" office:value-type="float" office:value="48385.8359837864" calcext:value-type="float">
            <text:p>48.386 </text:p>
          </table:table-cell>
          <table:table-cell table:style-name="ce45" table:formula="of:=+[.S29]+0.5" office:value-type="float" office:value="4" calcext:value-type="float">
            <text:p>4,00 </text:p>
          </table:table-cell>
          <table:table-cell/>
          <table:table-cell table:formula="of:=+29030/1.21" office:value-type="float" office:value="23991.7355371901" calcext:value-type="float">
            <text:p>23.991,74 </text:p>
          </table:table-cell>
          <table:table-cell table:number-columns-repeated="1003"/>
        </table:table-row>
        <table:table-row table:style-name="ro2">
          <table:table-cell table:style-name="ce43" table:formula="of:=+[.A30]+0.5" office:value-type="float" office:value="4.5" calcext:value-type="float">
            <text:p>4,50 </text:p>
          </table:table-cell>
          <table:table-cell table:style-name="ce54" table:formula="of:=(IF([.$A31]*[.B$25]&lt;=[.$B$7];[.$A31]*[.B$25]*[.$B$8];IF(AND([.$A31]*[.B$25]&gt;[.$B$7];[.$A31]*[.B$25]&lt;=[.$C$7]);[.$A31]*[.B$25]*[.$C$8];IF(AND([.$A31]*[.B$25]&gt;[.$C$7];[.$A31]*[.B$25]&lt;[.$D$7]);[.$A31]*[.B$25]*[.$D$8];[.$A31]*[.B$25]*[.$E$8]))))*[.$F$8]" office:value-type="float" office:value="30895.010138296" calcext:value-type="float">
            <text:p>30.895 </text:p>
          </table:table-cell>
          <table:table-cell table:style-name="ce54" table:formula="of:=(IF([.$A31]*[.C$25]&lt;=[.$B$7];[.$A31]*[.C$25]*[.$B$8];IF(AND([.$A31]*[.C$25]&gt;[.$B$7];[.$A31]*[.C$25]&lt;=[.$C$7]);[.$A31]*[.C$25]*[.$C$8];IF(AND([.$A31]*[.C$25]&gt;[.$C$7];[.$A31]*[.C$25]&lt;[.$D$7]);[.$A31]*[.C$25]*[.$D$8];[.$A31]*[.C$25]*[.$E$8]))))*[.$F$8]" office:value-type="float" office:value="32366.2010972625" calcext:value-type="float">
            <text:p>32.366 </text:p>
          </table:table-cell>
          <table:table-cell table:style-name="ce54" table:formula="of:=(IF([.$A31]*[.D$25]&lt;=[.$B$7];[.$A31]*[.D$25]*[.$B$8];IF(AND([.$A31]*[.D$25]&gt;[.$B$7];[.$A31]*[.D$25]&lt;=[.$C$7]);[.$A31]*[.D$25]*[.$C$8];IF(AND([.$A31]*[.D$25]&gt;[.$C$7];[.$A31]*[.D$25]&lt;[.$D$7]);[.$A31]*[.D$25]*[.$D$8];[.$A31]*[.D$25]*[.$E$8]))))*[.$F$8]" office:value-type="float" office:value="33837.392056229" calcext:value-type="float">
            <text:p>33.837 </text:p>
          </table:table-cell>
          <table:table-cell table:style-name="ce54" table:formula="of:=(IF([.$A31]*[.E$25]&lt;=[.$B$7];[.$A31]*[.E$25]*[.$B$8];IF(AND([.$A31]*[.E$25]&gt;[.$B$7];[.$A31]*[.E$25]&lt;=[.$C$7]);[.$A31]*[.E$25]*[.$C$8];IF(AND([.$A31]*[.E$25]&gt;[.$C$7];[.$A31]*[.E$25]&lt;[.$D$7]);[.$A31]*[.E$25]*[.$D$8];[.$A31]*[.E$25]*[.$E$8]))))*[.$F$8]" office:value-type="float" office:value="35308.5830151955" calcext:value-type="float">
            <text:p>35.309 </text:p>
          </table:table-cell>
          <table:table-cell table:style-name="ce54" table:formula="of:=(IF([.$A31]*[.F$25]&lt;=[.$B$7];[.$A31]*[.F$25]*[.$B$8];IF(AND([.$A31]*[.F$25]&gt;[.$B$7];[.$A31]*[.F$25]&lt;=[.$C$7]);[.$A31]*[.F$25]*[.$C$8];IF(AND([.$A31]*[.F$25]&gt;[.$C$7];[.$A31]*[.F$25]&lt;[.$D$7]);[.$A31]*[.F$25]*[.$D$8];[.$A31]*[.F$25]*[.$E$8]))))*[.$F$8]" office:value-type="float" office:value="36779.7739741619" calcext:value-type="float">
            <text:p>36.780 </text:p>
          </table:table-cell>
          <table:table-cell table:style-name="ce54" table:formula="of:=(IF([.$A31]*[.G$25]&lt;=[.$B$7];[.$A31]*[.G$25]*[.$B$8];IF(AND([.$A31]*[.G$25]&gt;[.$B$7];[.$A31]*[.G$25]&lt;=[.$C$7]);[.$A31]*[.G$25]*[.$C$8];IF(AND([.$A31]*[.G$25]&gt;[.$C$7];[.$A31]*[.G$25]&lt;[.$D$7]);[.$A31]*[.G$25]*[.$D$8];[.$A31]*[.G$25]*[.$E$8]))))*[.$F$8]" office:value-type="float" office:value="38250.9649331284" calcext:value-type="float">
            <text:p>38.251 </text:p>
          </table:table-cell>
          <table:table-cell table:style-name="ce54" table:formula="of:=(IF([.$A31]*[.H$25]&lt;=[.$B$7];[.$A31]*[.H$25]*[.$B$8];IF(AND([.$A31]*[.H$25]&gt;[.$B$7];[.$A31]*[.H$25]&lt;=[.$C$7]);[.$A31]*[.H$25]*[.$C$8];IF(AND([.$A31]*[.H$25]&gt;[.$C$7];[.$A31]*[.H$25]&lt;[.$D$7]);[.$A31]*[.H$25]*[.$D$8];[.$A31]*[.H$25]*[.$E$8]))))*[.$F$8]" office:value-type="float" office:value="39722.1558920949" calcext:value-type="float">
            <text:p>39.722 </text:p>
          </table:table-cell>
          <table:table-cell table:style-name="ce54" table:formula="of:=(IF([.$A31]*[.I$25]&lt;=[.$B$7];[.$A31]*[.I$25]*[.$B$8];IF(AND([.$A31]*[.I$25]&gt;[.$B$7];[.$A31]*[.I$25]&lt;=[.$C$7]);[.$A31]*[.I$25]*[.$C$8];IF(AND([.$A31]*[.I$25]&gt;[.$C$7];[.$A31]*[.I$25]&lt;[.$D$7]);[.$A31]*[.I$25]*[.$D$8];[.$A31]*[.I$25]*[.$E$8]))))*[.$F$8]" office:value-type="float" office:value="41193.3468510614" calcext:value-type="float">
            <text:p>41.193 </text:p>
          </table:table-cell>
          <table:table-cell table:style-name="ce54" table:formula="of:=(IF([.$A31]*[.J$25]&lt;=[.$B$7];[.$A31]*[.J$25]*[.$B$8];IF(AND([.$A31]*[.J$25]&gt;[.$B$7];[.$A31]*[.J$25]&lt;=[.$C$7]);[.$A31]*[.J$25]*[.$C$8];IF(AND([.$A31]*[.J$25]&gt;[.$C$7];[.$A31]*[.J$25]&lt;[.$D$7]);[.$A31]*[.J$25]*[.$D$8];[.$A31]*[.J$25]*[.$E$8]))))*[.$F$8]" office:value-type="float" office:value="42664.5378100279" calcext:value-type="float">
            <text:p>42.665 </text:p>
          </table:table-cell>
          <table:table-cell table:style-name="ce54" table:formula="of:=(IF([.$A31]*[.K$25]&lt;=[.$B$7];[.$A31]*[.K$25]*[.$B$8];IF(AND([.$A31]*[.K$25]&gt;[.$B$7];[.$A31]*[.K$25]&lt;=[.$C$7]);[.$A31]*[.K$25]*[.$C$8];IF(AND([.$A31]*[.K$25]&gt;[.$C$7];[.$A31]*[.K$25]&lt;[.$D$7]);[.$A31]*[.K$25]*[.$D$8];[.$A31]*[.K$25]*[.$E$8]))))*[.$F$8]" office:value-type="float" office:value="44135.7287689943" calcext:value-type="float">
            <text:p>44.136 </text:p>
          </table:table-cell>
          <table:table-cell table:style-name="ce54" table:formula="of:=(IF([.$A31]*[.L$25]&lt;=[.$B$7];[.$A31]*[.L$25]*[.$B$8];IF(AND([.$A31]*[.L$25]&gt;[.$B$7];[.$A31]*[.L$25]&lt;=[.$C$7]);[.$A31]*[.L$25]*[.$C$8];IF(AND([.$A31]*[.L$25]&gt;[.$C$7];[.$A31]*[.L$25]&lt;[.$D$7]);[.$A31]*[.L$25]*[.$D$8];[.$A31]*[.L$25]*[.$E$8]))))*[.$F$8]" office:value-type="float" office:value="45606.9197279608" calcext:value-type="float">
            <text:p>45.607 </text:p>
          </table:table-cell>
          <table:table-cell table:style-name="ce54" table:formula="of:=(IF([.$A31]*[.M$25]&lt;=[.$B$7];[.$A31]*[.M$25]*[.$B$8];IF(AND([.$A31]*[.M$25]&gt;[.$B$7];[.$A31]*[.M$25]&lt;=[.$C$7]);[.$A31]*[.M$25]*[.$C$8];IF(AND([.$A31]*[.M$25]&gt;[.$C$7];[.$A31]*[.M$25]&lt;[.$D$7]);[.$A31]*[.M$25]*[.$D$8];[.$A31]*[.M$25]*[.$E$8]))))*[.$F$8]" office:value-type="float" office:value="47078.1106869273" calcext:value-type="float">
            <text:p>47.078 </text:p>
          </table:table-cell>
          <table:table-cell table:style-name="ce54" table:formula="of:=(IF([.$A31]*[.N$25]&lt;=[.$B$7];[.$A31]*[.N$25]*[.$B$8];IF(AND([.$A31]*[.N$25]&gt;[.$B$7];[.$A31]*[.N$25]&lt;=[.$C$7]);[.$A31]*[.N$25]*[.$C$8];IF(AND([.$A31]*[.N$25]&gt;[.$C$7];[.$A31]*[.N$25]&lt;[.$D$7]);[.$A31]*[.N$25]*[.$D$8];[.$A31]*[.N$25]*[.$E$8]))))*[.$F$8]" office:value-type="float" office:value="48549.3016458938" calcext:value-type="float">
            <text:p>48.549 </text:p>
          </table:table-cell>
          <table:table-cell table:style-name="ce54" table:formula="of:=(IF([.$A31]*[.O$25]&lt;=[.$B$7];[.$A31]*[.O$25]*[.$B$8];IF(AND([.$A31]*[.O$25]&gt;[.$B$7];[.$A31]*[.O$25]&lt;=[.$C$7]);[.$A31]*[.O$25]*[.$C$8];IF(AND([.$A31]*[.O$25]&gt;[.$C$7];[.$A31]*[.O$25]&lt;[.$D$7]);[.$A31]*[.O$25]*[.$D$8];[.$A31]*[.O$25]*[.$E$8]))))*[.$F$8]" office:value-type="float" office:value="50020.4926048602" calcext:value-type="float">
            <text:p>50.020 </text:p>
          </table:table-cell>
          <table:table-cell table:style-name="ce54" table:formula="of:=(IF([.$A31]*[.P$25]&lt;=[.$B$7];[.$A31]*[.P$25]*[.$B$8];IF(AND([.$A31]*[.P$25]&gt;[.$B$7];[.$A31]*[.P$25]&lt;=[.$C$7]);[.$A31]*[.P$25]*[.$C$8];IF(AND([.$A31]*[.P$25]&gt;[.$C$7];[.$A31]*[.P$25]&lt;[.$D$7]);[.$A31]*[.P$25]*[.$D$8];[.$A31]*[.P$25]*[.$E$8]))))*[.$F$8]" office:value-type="float" office:value="51491.6835638267" calcext:value-type="float">
            <text:p>51.492 </text:p>
          </table:table-cell>
          <table:table-cell table:style-name="ce54" table:formula="of:=(IF([.$A31]*[.Q$25]&lt;=[.$B$7];[.$A31]*[.Q$25]*[.$B$8];IF(AND([.$A31]*[.Q$25]&gt;[.$B$7];[.$A31]*[.Q$25]&lt;=[.$C$7]);[.$A31]*[.Q$25]*[.$C$8];IF(AND([.$A31]*[.Q$25]&gt;[.$C$7];[.$A31]*[.Q$25]&lt;[.$D$7]);[.$A31]*[.Q$25]*[.$D$8];[.$A31]*[.Q$25]*[.$E$8]))))*[.$F$8]" office:value-type="float" office:value="52962.8745227932" calcext:value-type="float">
            <text:p>52.963 </text:p>
          </table:table-cell>
          <table:table-cell table:style-name="ce54" table:formula="of:=(IF([.$A31]*[.R$25]&lt;=[.$B$7];[.$A31]*[.R$25]*[.$B$8];IF(AND([.$A31]*[.R$25]&gt;[.$B$7];[.$A31]*[.R$25]&lt;=[.$C$7]);[.$A31]*[.R$25]*[.$C$8];IF(AND([.$A31]*[.R$25]&gt;[.$C$7];[.$A31]*[.R$25]&lt;[.$D$7]);[.$A31]*[.R$25]*[.$D$8];[.$A31]*[.R$25]*[.$E$8]))))*[.$F$8]" office:value-type="float" office:value="54434.0654817597" calcext:value-type="float">
            <text:p>54.434 </text:p>
          </table:table-cell>
          <table:table-cell table:style-name="ce43" table:formula="of:=+[.S30]+0.5" office:value-type="float" office:value="4.5" calcext:value-type="float">
            <text:p>4,50 </text:p>
          </table:table-cell>
          <table:table-cell table:number-columns-repeated="2"/>
          <table:table-cell table:formula="of:=+[.F33]/5.5*5.3" office:value-type="float" office:value="43318.4004584574" calcext:value-type="float">
            <text:p>43.318,40 </text:p>
          </table:table-cell>
          <table:table-cell table:number-columns-repeated="1002"/>
        </table:table-row>
        <table:table-row table:style-name="ro2">
          <table:table-cell table:style-name="ce46" table:formula="of:=+[.A31]+0.5" office:value-type="float" office:value="5" calcext:value-type="float">
            <text:p>5,00 </text:p>
          </table:table-cell>
          <table:table-cell table:style-name="ce57" table:formula="of:=(IF([.$A32]*[.B$25]&lt;=[.$B$7];[.$A32]*[.B$25]*[.$B$8];IF(AND([.$A32]*[.B$25]&gt;[.$B$7];[.$A32]*[.B$25]&lt;=[.$C$7]);[.$A32]*[.B$25]*[.$C$8];IF(AND([.$A32]*[.B$25]&gt;[.$C$7];[.$A32]*[.B$25]&lt;[.$D$7]);[.$A32]*[.B$25]*[.$D$8];[.$A32]*[.B$25]*[.$E$8]))))*[.$F$8]" office:value-type="float" office:value="34327.7890425511" calcext:value-type="float">
            <text:p>34.328 </text:p>
          </table:table-cell>
          <table:table-cell table:style-name="ce57" table:formula="of:=(IF([.$A32]*[.C$25]&lt;=[.$B$7];[.$A32]*[.C$25]*[.$B$8];IF(AND([.$A32]*[.C$25]&gt;[.$B$7];[.$A32]*[.C$25]&lt;=[.$C$7]);[.$A32]*[.C$25]*[.$C$8];IF(AND([.$A32]*[.C$25]&gt;[.$C$7];[.$A32]*[.C$25]&lt;[.$D$7]);[.$A32]*[.C$25]*[.$D$8];[.$A32]*[.C$25]*[.$E$8]))))*[.$F$8]" office:value-type="float" office:value="35962.445663625" calcext:value-type="float">
            <text:p>35.962 </text:p>
          </table:table-cell>
          <table:table-cell table:style-name="ce57" table:formula="of:=(IF([.$A32]*[.D$25]&lt;=[.$B$7];[.$A32]*[.D$25]*[.$B$8];IF(AND([.$A32]*[.D$25]&gt;[.$B$7];[.$A32]*[.D$25]&lt;=[.$C$7]);[.$A32]*[.D$25]*[.$C$8];IF(AND([.$A32]*[.D$25]&gt;[.$C$7];[.$A32]*[.D$25]&lt;[.$D$7]);[.$A32]*[.D$25]*[.$D$8];[.$A32]*[.D$25]*[.$E$8]))))*[.$F$8]" office:value-type="float" office:value="37597.1022846989" calcext:value-type="float">
            <text:p>37.597 </text:p>
          </table:table-cell>
          <table:table-cell table:style-name="ce57" table:formula="of:=(IF([.$A32]*[.E$25]&lt;=[.$B$7];[.$A32]*[.E$25]*[.$B$8];IF(AND([.$A32]*[.E$25]&gt;[.$B$7];[.$A32]*[.E$25]&lt;=[.$C$7]);[.$A32]*[.E$25]*[.$C$8];IF(AND([.$A32]*[.E$25]&gt;[.$C$7];[.$A32]*[.E$25]&lt;[.$D$7]);[.$A32]*[.E$25]*[.$D$8];[.$A32]*[.E$25]*[.$E$8]))))*[.$F$8]" office:value-type="float" office:value="39231.7589057727" calcext:value-type="float">
            <text:p>39.232 </text:p>
          </table:table-cell>
          <table:table-cell table:style-name="ce57" table:formula="of:=(IF([.$A32]*[.F$25]&lt;=[.$B$7];[.$A32]*[.F$25]*[.$B$8];IF(AND([.$A32]*[.F$25]&gt;[.$B$7];[.$A32]*[.F$25]&lt;=[.$C$7]);[.$A32]*[.F$25]*[.$C$8];IF(AND([.$A32]*[.F$25]&gt;[.$C$7];[.$A32]*[.F$25]&lt;[.$D$7]);[.$A32]*[.F$25]*[.$D$8];[.$A32]*[.F$25]*[.$E$8]))))*[.$F$8]" office:value-type="float" office:value="40866.4155268466" calcext:value-type="float">
            <text:p>40.866 </text:p>
          </table:table-cell>
          <table:table-cell table:style-name="ce57" table:formula="of:=(IF([.$A32]*[.G$25]&lt;=[.$B$7];[.$A32]*[.G$25]*[.$B$8];IF(AND([.$A32]*[.G$25]&gt;[.$B$7];[.$A32]*[.G$25]&lt;=[.$C$7]);[.$A32]*[.G$25]*[.$C$8];IF(AND([.$A32]*[.G$25]&gt;[.$C$7];[.$A32]*[.G$25]&lt;[.$D$7]);[.$A32]*[.G$25]*[.$D$8];[.$A32]*[.G$25]*[.$E$8]))))*[.$F$8]" office:value-type="float" office:value="42501.0721479205" calcext:value-type="float">
            <text:p>42.501 </text:p>
          </table:table-cell>
          <table:table-cell table:style-name="ce57" table:formula="of:=(IF([.$A32]*[.H$25]&lt;=[.$B$7];[.$A32]*[.H$25]*[.$B$8];IF(AND([.$A32]*[.H$25]&gt;[.$B$7];[.$A32]*[.H$25]&lt;=[.$C$7]);[.$A32]*[.H$25]*[.$C$8];IF(AND([.$A32]*[.H$25]&gt;[.$C$7];[.$A32]*[.H$25]&lt;[.$D$7]);[.$A32]*[.H$25]*[.$D$8];[.$A32]*[.H$25]*[.$E$8]))))*[.$F$8]" office:value-type="float" office:value="44135.7287689943" calcext:value-type="float">
            <text:p>44.136 </text:p>
          </table:table-cell>
          <table:table-cell table:style-name="ce57" table:formula="of:=(IF([.$A32]*[.I$25]&lt;=[.$B$7];[.$A32]*[.I$25]*[.$B$8];IF(AND([.$A32]*[.I$25]&gt;[.$B$7];[.$A32]*[.I$25]&lt;=[.$C$7]);[.$A32]*[.I$25]*[.$C$8];IF(AND([.$A32]*[.I$25]&gt;[.$C$7];[.$A32]*[.I$25]&lt;[.$D$7]);[.$A32]*[.I$25]*[.$D$8];[.$A32]*[.I$25]*[.$E$8]))))*[.$F$8]" office:value-type="float" office:value="45770.3853900682" calcext:value-type="float">
            <text:p>45.770 </text:p>
          </table:table-cell>
          <table:table-cell table:style-name="ce57" table:formula="of:=(IF([.$A32]*[.J$25]&lt;=[.$B$7];[.$A32]*[.J$25]*[.$B$8];IF(AND([.$A32]*[.J$25]&gt;[.$B$7];[.$A32]*[.J$25]&lt;=[.$C$7]);[.$A32]*[.J$25]*[.$C$8];IF(AND([.$A32]*[.J$25]&gt;[.$C$7];[.$A32]*[.J$25]&lt;[.$D$7]);[.$A32]*[.J$25]*[.$D$8];[.$A32]*[.J$25]*[.$E$8]))))*[.$F$8]" office:value-type="float" office:value="47405.0420111421" calcext:value-type="float">
            <text:p>47.405 </text:p>
          </table:table-cell>
          <table:table-cell table:style-name="ce57" table:formula="of:=(IF([.$A32]*[.K$25]&lt;=[.$B$7];[.$A32]*[.K$25]*[.$B$8];IF(AND([.$A32]*[.K$25]&gt;[.$B$7];[.$A32]*[.K$25]&lt;=[.$C$7]);[.$A32]*[.K$25]*[.$C$8];IF(AND([.$A32]*[.K$25]&gt;[.$C$7];[.$A32]*[.K$25]&lt;[.$D$7]);[.$A32]*[.K$25]*[.$D$8];[.$A32]*[.K$25]*[.$E$8]))))*[.$F$8]" office:value-type="float" office:value="49039.6986322159" calcext:value-type="float">
            <text:p>49.040 </text:p>
          </table:table-cell>
          <table:table-cell table:style-name="ce57" table:formula="of:=(IF([.$A32]*[.L$25]&lt;=[.$B$7];[.$A32]*[.L$25]*[.$B$8];IF(AND([.$A32]*[.L$25]&gt;[.$B$7];[.$A32]*[.L$25]&lt;=[.$C$7]);[.$A32]*[.L$25]*[.$C$8];IF(AND([.$A32]*[.L$25]&gt;[.$C$7];[.$A32]*[.L$25]&lt;[.$D$7]);[.$A32]*[.L$25]*[.$D$8];[.$A32]*[.L$25]*[.$E$8]))))*[.$F$8]" office:value-type="float" office:value="50674.3552532898" calcext:value-type="float">
            <text:p>50.674 </text:p>
          </table:table-cell>
          <table:table-cell table:style-name="ce57" table:formula="of:=(IF([.$A32]*[.M$25]&lt;=[.$B$7];[.$A32]*[.M$25]*[.$B$8];IF(AND([.$A32]*[.M$25]&gt;[.$B$7];[.$A32]*[.M$25]&lt;=[.$C$7]);[.$A32]*[.M$25]*[.$C$8];IF(AND([.$A32]*[.M$25]&gt;[.$C$7];[.$A32]*[.M$25]&lt;[.$D$7]);[.$A32]*[.M$25]*[.$D$8];[.$A32]*[.M$25]*[.$E$8]))))*[.$F$8]" office:value-type="float" office:value="52309.0118743636" calcext:value-type="float">
            <text:p>52.309 </text:p>
          </table:table-cell>
          <table:table-cell table:style-name="ce57" table:formula="of:=(IF([.$A32]*[.N$25]&lt;=[.$B$7];[.$A32]*[.N$25]*[.$B$8];IF(AND([.$A32]*[.N$25]&gt;[.$B$7];[.$A32]*[.N$25]&lt;=[.$C$7]);[.$A32]*[.N$25]*[.$C$8];IF(AND([.$A32]*[.N$25]&gt;[.$C$7];[.$A32]*[.N$25]&lt;[.$D$7]);[.$A32]*[.N$25]*[.$D$8];[.$A32]*[.N$25]*[.$E$8]))))*[.$F$8]" office:value-type="float" office:value="53943.6684954375" calcext:value-type="float">
            <text:p>53.944 </text:p>
          </table:table-cell>
          <table:table-cell table:style-name="ce57" table:formula="of:=(IF([.$A32]*[.O$25]&lt;=[.$B$7];[.$A32]*[.O$25]*[.$B$8];IF(AND([.$A32]*[.O$25]&gt;[.$B$7];[.$A32]*[.O$25]&lt;=[.$C$7]);[.$A32]*[.O$25]*[.$C$8];IF(AND([.$A32]*[.O$25]&gt;[.$C$7];[.$A32]*[.O$25]&lt;[.$D$7]);[.$A32]*[.O$25]*[.$D$8];[.$A32]*[.O$25]*[.$E$8]))))*[.$F$8]" office:value-type="float" office:value="55578.3251165114" calcext:value-type="float">
            <text:p>55.578 </text:p>
          </table:table-cell>
          <table:table-cell table:style-name="ce57" table:formula="of:=(IF([.$A32]*[.P$25]&lt;=[.$B$7];[.$A32]*[.P$25]*[.$B$8];IF(AND([.$A32]*[.P$25]&gt;[.$B$7];[.$A32]*[.P$25]&lt;=[.$C$7]);[.$A32]*[.P$25]*[.$C$8];IF(AND([.$A32]*[.P$25]&gt;[.$C$7];[.$A32]*[.P$25]&lt;[.$D$7]);[.$A32]*[.P$25]*[.$D$8];[.$A32]*[.P$25]*[.$E$8]))))*[.$F$8]" office:value-type="float" office:value="57212.9817375852" calcext:value-type="float">
            <text:p>57.213 </text:p>
          </table:table-cell>
          <table:table-cell table:style-name="ce57" table:formula="of:=(IF([.$A32]*[.Q$25]&lt;=[.$B$7];[.$A32]*[.Q$25]*[.$B$8];IF(AND([.$A32]*[.Q$25]&gt;[.$B$7];[.$A32]*[.Q$25]&lt;=[.$C$7]);[.$A32]*[.Q$25]*[.$C$8];IF(AND([.$A32]*[.Q$25]&gt;[.$C$7];[.$A32]*[.Q$25]&lt;[.$D$7]);[.$A32]*[.Q$25]*[.$D$8];[.$A32]*[.Q$25]*[.$E$8]))))*[.$F$8]" office:value-type="float" office:value="58847.6383586591" calcext:value-type="float">
            <text:p>58.848 </text:p>
          </table:table-cell>
          <table:table-cell table:style-name="ce57" table:formula="of:=(IF([.$A32]*[.R$25]&lt;=[.$B$7];[.$A32]*[.R$25]*[.$B$8];IF(AND([.$A32]*[.R$25]&gt;[.$B$7];[.$A32]*[.R$25]&lt;=[.$C$7]);[.$A32]*[.R$25]*[.$C$8];IF(AND([.$A32]*[.R$25]&gt;[.$C$7];[.$A32]*[.R$25]&lt;[.$D$7]);[.$A32]*[.R$25]*[.$D$8];[.$A32]*[.R$25]*[.$E$8]))))*[.$F$8]" office:value-type="float" office:value="60482.294979733" calcext:value-type="float">
            <text:p>60.482 </text:p>
          </table:table-cell>
          <table:table-cell table:style-name="ce46" table:formula="of:=+[.S31]+0.5" office:value-type="float" office:value="5" calcext:value-type="float">
            <text:p>5,00 </text:p>
          </table:table-cell>
          <table:table-cell table:number-columns-repeated="1005"/>
        </table:table-row>
        <table:table-row table:style-name="ro2">
          <table:table-cell table:style-name="ce43" table:formula="of:=+[.A32]+0.5" office:value-type="float" office:value="5.5" calcext:value-type="float">
            <text:p>5,50 </text:p>
          </table:table-cell>
          <table:table-cell table:style-name="ce54" table:formula="of:=(IF([.$A33]*[.B$25]&lt;=[.$B$7];[.$A33]*[.B$25]*[.$B$8];IF(AND([.$A33]*[.B$25]&gt;[.$B$7];[.$A33]*[.B$25]&lt;=[.$C$7]);[.$A33]*[.B$25]*[.$C$8];IF(AND([.$A33]*[.B$25]&gt;[.$C$7];[.$A33]*[.B$25]&lt;[.$D$7]);[.$A33]*[.B$25]*[.$D$8];[.$A33]*[.B$25]*[.$E$8]))))*[.$F$8]" office:value-type="float" office:value="37760.5679468063" calcext:value-type="float">
            <text:p>37.761 </text:p>
          </table:table-cell>
          <table:table-cell table:style-name="ce54" table:formula="of:=(IF([.$A33]*[.C$25]&lt;=[.$B$7];[.$A33]*[.C$25]*[.$B$8];IF(AND([.$A33]*[.C$25]&gt;[.$B$7];[.$A33]*[.C$25]&lt;=[.$C$7]);[.$A33]*[.C$25]*[.$C$8];IF(AND([.$A33]*[.C$25]&gt;[.$C$7];[.$A33]*[.C$25]&lt;[.$D$7]);[.$A33]*[.C$25]*[.$D$8];[.$A33]*[.C$25]*[.$E$8]))))*[.$F$8]" office:value-type="float" office:value="39558.6902299875" calcext:value-type="float">
            <text:p>39.559 </text:p>
          </table:table-cell>
          <table:table-cell table:style-name="ce54" table:formula="of:=(IF([.$A33]*[.D$25]&lt;=[.$B$7];[.$A33]*[.D$25]*[.$B$8];IF(AND([.$A33]*[.D$25]&gt;[.$B$7];[.$A33]*[.D$25]&lt;=[.$C$7]);[.$A33]*[.D$25]*[.$C$8];IF(AND([.$A33]*[.D$25]&gt;[.$C$7];[.$A33]*[.D$25]&lt;[.$D$7]);[.$A33]*[.D$25]*[.$D$8];[.$A33]*[.D$25]*[.$E$8]))))*[.$F$8]" office:value-type="float" office:value="41356.8125131688" calcext:value-type="float">
            <text:p>41.357 </text:p>
          </table:table-cell>
          <table:table-cell table:style-name="ce54" table:formula="of:=(IF([.$A33]*[.E$25]&lt;=[.$B$7];[.$A33]*[.E$25]*[.$B$8];IF(AND([.$A33]*[.E$25]&gt;[.$B$7];[.$A33]*[.E$25]&lt;=[.$C$7]);[.$A33]*[.E$25]*[.$C$8];IF(AND([.$A33]*[.E$25]&gt;[.$C$7];[.$A33]*[.E$25]&lt;[.$D$7]);[.$A33]*[.E$25]*[.$D$8];[.$A33]*[.E$25]*[.$E$8]))))*[.$F$8]" office:value-type="float" office:value="43154.93479635" calcext:value-type="float">
            <text:p>43.155 </text:p>
          </table:table-cell>
          <table:table-cell table:style-name="ce54" table:formula="of:=(IF([.$A33]*[.F$25]&lt;=[.$B$7];[.$A33]*[.F$25]*[.$B$8];IF(AND([.$A33]*[.F$25]&gt;[.$B$7];[.$A33]*[.F$25]&lt;=[.$C$7]);[.$A33]*[.F$25]*[.$C$8];IF(AND([.$A33]*[.F$25]&gt;[.$C$7];[.$A33]*[.F$25]&lt;[.$D$7]);[.$A33]*[.F$25]*[.$D$8];[.$A33]*[.F$25]*[.$E$8]))))*[.$F$8]" office:value-type="float" office:value="44953.0570795313" calcext:value-type="float">
            <text:p>44.953 </text:p>
          </table:table-cell>
          <table:table-cell table:style-name="ce54" table:formula="of:=(IF([.$A33]*[.G$25]&lt;=[.$B$7];[.$A33]*[.G$25]*[.$B$8];IF(AND([.$A33]*[.G$25]&gt;[.$B$7];[.$A33]*[.G$25]&lt;=[.$C$7]);[.$A33]*[.G$25]*[.$C$8];IF(AND([.$A33]*[.G$25]&gt;[.$C$7];[.$A33]*[.G$25]&lt;[.$D$7]);[.$A33]*[.G$25]*[.$D$8];[.$A33]*[.G$25]*[.$E$8]))))*[.$F$8]" office:value-type="float" office:value="46751.1793627125" calcext:value-type="float">
            <text:p>46.751 </text:p>
          </table:table-cell>
          <table:table-cell table:style-name="ce54" table:formula="of:=(IF([.$A33]*[.H$25]&lt;=[.$B$7];[.$A33]*[.H$25]*[.$B$8];IF(AND([.$A33]*[.H$25]&gt;[.$B$7];[.$A33]*[.H$25]&lt;=[.$C$7]);[.$A33]*[.H$25]*[.$C$8];IF(AND([.$A33]*[.H$25]&gt;[.$C$7];[.$A33]*[.H$25]&lt;[.$D$7]);[.$A33]*[.H$25]*[.$D$8];[.$A33]*[.H$25]*[.$E$8]))))*[.$F$8]" office:value-type="float" office:value="48549.3016458938" calcext:value-type="float">
            <text:p>48.549 </text:p>
          </table:table-cell>
          <table:table-cell table:style-name="ce54" table:formula="of:=(IF([.$A33]*[.I$25]&lt;=[.$B$7];[.$A33]*[.I$25]*[.$B$8];IF(AND([.$A33]*[.I$25]&gt;[.$B$7];[.$A33]*[.I$25]&lt;=[.$C$7]);[.$A33]*[.I$25]*[.$C$8];IF(AND([.$A33]*[.I$25]&gt;[.$C$7];[.$A33]*[.I$25]&lt;[.$D$7]);[.$A33]*[.I$25]*[.$D$8];[.$A33]*[.I$25]*[.$E$8]))))*[.$F$8]" office:value-type="float" office:value="50347.423929075" calcext:value-type="float">
            <text:p>50.347 </text:p>
          </table:table-cell>
          <table:table-cell table:style-name="ce54" table:formula="of:=(IF([.$A33]*[.J$25]&lt;=[.$B$7];[.$A33]*[.J$25]*[.$B$8];IF(AND([.$A33]*[.J$25]&gt;[.$B$7];[.$A33]*[.J$25]&lt;=[.$C$7]);[.$A33]*[.J$25]*[.$C$8];IF(AND([.$A33]*[.J$25]&gt;[.$C$7];[.$A33]*[.J$25]&lt;[.$D$7]);[.$A33]*[.J$25]*[.$D$8];[.$A33]*[.J$25]*[.$E$8]))))*[.$F$8]" office:value-type="float" office:value="52145.5462122563" calcext:value-type="float">
            <text:p>52.146 </text:p>
          </table:table-cell>
          <table:table-cell table:style-name="ce54" table:formula="of:=(IF([.$A33]*[.K$25]&lt;=[.$B$7];[.$A33]*[.K$25]*[.$B$8];IF(AND([.$A33]*[.K$25]&gt;[.$B$7];[.$A33]*[.K$25]&lt;=[.$C$7]);[.$A33]*[.K$25]*[.$C$8];IF(AND([.$A33]*[.K$25]&gt;[.$C$7];[.$A33]*[.K$25]&lt;[.$D$7]);[.$A33]*[.K$25]*[.$D$8];[.$A33]*[.K$25]*[.$E$8]))))*[.$F$8]" office:value-type="float" office:value="53943.6684954375" calcext:value-type="float">
            <text:p>53.944 </text:p>
          </table:table-cell>
          <table:table-cell table:style-name="ce54" table:formula="of:=(IF([.$A33]*[.L$25]&lt;=[.$B$7];[.$A33]*[.L$25]*[.$B$8];IF(AND([.$A33]*[.L$25]&gt;[.$B$7];[.$A33]*[.L$25]&lt;=[.$C$7]);[.$A33]*[.L$25]*[.$C$8];IF(AND([.$A33]*[.L$25]&gt;[.$C$7];[.$A33]*[.L$25]&lt;[.$D$7]);[.$A33]*[.L$25]*[.$D$8];[.$A33]*[.L$25]*[.$E$8]))))*[.$F$8]" office:value-type="float" office:value="55741.7907786188" calcext:value-type="float">
            <text:p>55.742 </text:p>
          </table:table-cell>
          <table:table-cell table:style-name="ce54" table:formula="of:=(IF([.$A33]*[.M$25]&lt;=[.$B$7];[.$A33]*[.M$25]*[.$B$8];IF(AND([.$A33]*[.M$25]&gt;[.$B$7];[.$A33]*[.M$25]&lt;=[.$C$7]);[.$A33]*[.M$25]*[.$C$8];IF(AND([.$A33]*[.M$25]&gt;[.$C$7];[.$A33]*[.M$25]&lt;[.$D$7]);[.$A33]*[.M$25]*[.$D$8];[.$A33]*[.M$25]*[.$E$8]))))*[.$F$8]" office:value-type="float" office:value="57539.9130618" calcext:value-type="float">
            <text:p>57.540 </text:p>
          </table:table-cell>
          <table:table-cell table:style-name="ce54" table:formula="of:=(IF([.$A33]*[.N$25]&lt;=[.$B$7];[.$A33]*[.N$25]*[.$B$8];IF(AND([.$A33]*[.N$25]&gt;[.$B$7];[.$A33]*[.N$25]&lt;=[.$C$7]);[.$A33]*[.N$25]*[.$C$8];IF(AND([.$A33]*[.N$25]&gt;[.$C$7];[.$A33]*[.N$25]&lt;[.$D$7]);[.$A33]*[.N$25]*[.$D$8];[.$A33]*[.N$25]*[.$E$8]))))*[.$F$8]" office:value-type="float" office:value="59338.0353449813" calcext:value-type="float">
            <text:p>59.338 </text:p>
          </table:table-cell>
          <table:table-cell table:style-name="ce54" table:formula="of:=(IF([.$A33]*[.O$25]&lt;=[.$B$7];[.$A33]*[.O$25]*[.$B$8];IF(AND([.$A33]*[.O$25]&gt;[.$B$7];[.$A33]*[.O$25]&lt;=[.$C$7]);[.$A33]*[.O$25]*[.$C$8];IF(AND([.$A33]*[.O$25]&gt;[.$C$7];[.$A33]*[.O$25]&lt;[.$D$7]);[.$A33]*[.O$25]*[.$D$8];[.$A33]*[.O$25]*[.$E$8]))))*[.$F$8]" office:value-type="float" office:value="61136.1576281625" calcext:value-type="float">
            <text:p>61.136 </text:p>
          </table:table-cell>
          <table:table-cell table:style-name="ce54" table:formula="of:=(IF([.$A33]*[.P$25]&lt;=[.$B$7];[.$A33]*[.P$25]*[.$B$8];IF(AND([.$A33]*[.P$25]&gt;[.$B$7];[.$A33]*[.P$25]&lt;=[.$C$7]);[.$A33]*[.P$25]*[.$C$8];IF(AND([.$A33]*[.P$25]&gt;[.$C$7];[.$A33]*[.P$25]&lt;[.$D$7]);[.$A33]*[.P$25]*[.$D$8];[.$A33]*[.P$25]*[.$E$8]))))*[.$F$8]" office:value-type="float" office:value="62934.2799113438" calcext:value-type="float">
            <text:p>62.934 </text:p>
          </table:table-cell>
          <table:table-cell table:style-name="ce54" table:formula="of:=(IF([.$A33]*[.Q$25]&lt;=[.$B$7];[.$A33]*[.Q$25]*[.$B$8];IF(AND([.$A33]*[.Q$25]&gt;[.$B$7];[.$A33]*[.Q$25]&lt;=[.$C$7]);[.$A33]*[.Q$25]*[.$C$8];IF(AND([.$A33]*[.Q$25]&gt;[.$C$7];[.$A33]*[.Q$25]&lt;[.$D$7]);[.$A33]*[.Q$25]*[.$D$8];[.$A33]*[.Q$25]*[.$E$8]))))*[.$F$8]" office:value-type="float" office:value="64732.402194525" calcext:value-type="float">
            <text:p>64.732 </text:p>
          </table:table-cell>
          <table:table-cell table:style-name="ce54" table:formula="of:=(IF([.$A33]*[.R$25]&lt;=[.$B$7];[.$A33]*[.R$25]*[.$B$8];IF(AND([.$A33]*[.R$25]&gt;[.$B$7];[.$A33]*[.R$25]&lt;=[.$C$7]);[.$A33]*[.R$25]*[.$C$8];IF(AND([.$A33]*[.R$25]&gt;[.$C$7];[.$A33]*[.R$25]&lt;[.$D$7]);[.$A33]*[.R$25]*[.$D$8];[.$A33]*[.R$25]*[.$E$8]))))*[.$F$8]" office:value-type="float" office:value="66530.5244777063" calcext:value-type="float">
            <text:p>66.531 </text:p>
          </table:table-cell>
          <table:table-cell table:style-name="ce43" table:formula="of:=+[.S32]+0.5" office:value-type="float" office:value="5.5" calcext:value-type="float">
            <text:p>5,50 </text:p>
          </table:table-cell>
          <table:table-cell table:number-columns-repeated="1005"/>
        </table:table-row>
        <table:table-row table:style-name="ro2">
          <table:table-cell table:style-name="ce43" table:formula="of:=+[.A33]+0.5" office:value-type="float" office:value="6" calcext:value-type="float">
            <text:p>6,00 </text:p>
          </table:table-cell>
          <table:table-cell table:style-name="ce54" table:formula="of:=(IF([.$A34]*[.B$25]&lt;=[.$B$7];[.$A34]*[.B$25]*[.$B$8];IF(AND([.$A34]*[.B$25]&gt;[.$B$7];[.$A34]*[.B$25]&lt;=[.$C$7]);[.$A34]*[.B$25]*[.$C$8];IF(AND([.$A34]*[.B$25]&gt;[.$C$7];[.$A34]*[.B$25]&lt;[.$D$7]);[.$A34]*[.B$25]*[.$D$8];[.$A34]*[.B$25]*[.$E$8]))))*[.$F$8]" office:value-type="float" office:value="41193.3468510614" calcext:value-type="float">
            <text:p>41.193 </text:p>
          </table:table-cell>
          <table:table-cell table:style-name="ce54" table:formula="of:=(IF([.$A34]*[.C$25]&lt;=[.$B$7];[.$A34]*[.C$25]*[.$B$8];IF(AND([.$A34]*[.C$25]&gt;[.$B$7];[.$A34]*[.C$25]&lt;=[.$C$7]);[.$A34]*[.C$25]*[.$C$8];IF(AND([.$A34]*[.C$25]&gt;[.$C$7];[.$A34]*[.C$25]&lt;[.$D$7]);[.$A34]*[.C$25]*[.$D$8];[.$A34]*[.C$25]*[.$E$8]))))*[.$F$8]" office:value-type="float" office:value="43154.93479635" calcext:value-type="float">
            <text:p>43.155 </text:p>
          </table:table-cell>
          <table:table-cell table:style-name="ce54" table:formula="of:=(IF([.$A34]*[.D$25]&lt;=[.$B$7];[.$A34]*[.D$25]*[.$B$8];IF(AND([.$A34]*[.D$25]&gt;[.$B$7];[.$A34]*[.D$25]&lt;=[.$C$7]);[.$A34]*[.D$25]*[.$C$8];IF(AND([.$A34]*[.D$25]&gt;[.$C$7];[.$A34]*[.D$25]&lt;[.$D$7]);[.$A34]*[.D$25]*[.$D$8];[.$A34]*[.D$25]*[.$E$8]))))*[.$F$8]" office:value-type="float" office:value="45116.5227416387" calcext:value-type="float">
            <text:p>45.117 </text:p>
          </table:table-cell>
          <table:table-cell table:style-name="ce54" table:formula="of:=(IF([.$A34]*[.E$25]&lt;=[.$B$7];[.$A34]*[.E$25]*[.$B$8];IF(AND([.$A34]*[.E$25]&gt;[.$B$7];[.$A34]*[.E$25]&lt;=[.$C$7]);[.$A34]*[.E$25]*[.$C$8];IF(AND([.$A34]*[.E$25]&gt;[.$C$7];[.$A34]*[.E$25]&lt;[.$D$7]);[.$A34]*[.E$25]*[.$D$8];[.$A34]*[.E$25]*[.$E$8]))))*[.$F$8]" office:value-type="float" office:value="47078.1106869273" calcext:value-type="float">
            <text:p>47.078 </text:p>
          </table:table-cell>
          <table:table-cell table:style-name="ce54" table:formula="of:=(IF([.$A34]*[.F$25]&lt;=[.$B$7];[.$A34]*[.F$25]*[.$B$8];IF(AND([.$A34]*[.F$25]&gt;[.$B$7];[.$A34]*[.F$25]&lt;=[.$C$7]);[.$A34]*[.F$25]*[.$C$8];IF(AND([.$A34]*[.F$25]&gt;[.$C$7];[.$A34]*[.F$25]&lt;[.$D$7]);[.$A34]*[.F$25]*[.$D$8];[.$A34]*[.F$25]*[.$E$8]))))*[.$F$8]" office:value-type="float" office:value="49039.6986322159" calcext:value-type="float">
            <text:p>49.040 </text:p>
          </table:table-cell>
          <table:table-cell table:style-name="ce54" table:formula="of:=(IF([.$A34]*[.G$25]&lt;=[.$B$7];[.$A34]*[.G$25]*[.$B$8];IF(AND([.$A34]*[.G$25]&gt;[.$B$7];[.$A34]*[.G$25]&lt;=[.$C$7]);[.$A34]*[.G$25]*[.$C$8];IF(AND([.$A34]*[.G$25]&gt;[.$C$7];[.$A34]*[.G$25]&lt;[.$D$7]);[.$A34]*[.G$25]*[.$D$8];[.$A34]*[.G$25]*[.$E$8]))))*[.$F$8]" office:value-type="float" office:value="51001.2865775046" calcext:value-type="float">
            <text:p>51.001 </text:p>
          </table:table-cell>
          <table:table-cell table:style-name="ce54" table:formula="of:=(IF([.$A34]*[.H$25]&lt;=[.$B$7];[.$A34]*[.H$25]*[.$B$8];IF(AND([.$A34]*[.H$25]&gt;[.$B$7];[.$A34]*[.H$25]&lt;=[.$C$7]);[.$A34]*[.H$25]*[.$C$8];IF(AND([.$A34]*[.H$25]&gt;[.$C$7];[.$A34]*[.H$25]&lt;[.$D$7]);[.$A34]*[.H$25]*[.$D$8];[.$A34]*[.H$25]*[.$E$8]))))*[.$F$8]" office:value-type="float" office:value="52962.8745227932" calcext:value-type="float">
            <text:p>52.963 </text:p>
          </table:table-cell>
          <table:table-cell table:style-name="ce54" table:formula="of:=(IF([.$A34]*[.I$25]&lt;=[.$B$7];[.$A34]*[.I$25]*[.$B$8];IF(AND([.$A34]*[.I$25]&gt;[.$B$7];[.$A34]*[.I$25]&lt;=[.$C$7]);[.$A34]*[.I$25]*[.$C$8];IF(AND([.$A34]*[.I$25]&gt;[.$C$7];[.$A34]*[.I$25]&lt;[.$D$7]);[.$A34]*[.I$25]*[.$D$8];[.$A34]*[.I$25]*[.$E$8]))))*[.$F$8]" office:value-type="float" office:value="54924.4624680818" calcext:value-type="float">
            <text:p>54.924 </text:p>
          </table:table-cell>
          <table:table-cell table:style-name="ce54" table:formula="of:=(IF([.$A34]*[.J$25]&lt;=[.$B$7];[.$A34]*[.J$25]*[.$B$8];IF(AND([.$A34]*[.J$25]&gt;[.$B$7];[.$A34]*[.J$25]&lt;=[.$C$7]);[.$A34]*[.J$25]*[.$C$8];IF(AND([.$A34]*[.J$25]&gt;[.$C$7];[.$A34]*[.J$25]&lt;[.$D$7]);[.$A34]*[.J$25]*[.$D$8];[.$A34]*[.J$25]*[.$E$8]))))*[.$F$8]" office:value-type="float" office:value="56886.0504133705" calcext:value-type="float">
            <text:p>56.886 </text:p>
          </table:table-cell>
          <table:table-cell table:style-name="ce54" table:formula="of:=(IF([.$A34]*[.K$25]&lt;=[.$B$7];[.$A34]*[.K$25]*[.$B$8];IF(AND([.$A34]*[.K$25]&gt;[.$B$7];[.$A34]*[.K$25]&lt;=[.$C$7]);[.$A34]*[.K$25]*[.$C$8];IF(AND([.$A34]*[.K$25]&gt;[.$C$7];[.$A34]*[.K$25]&lt;[.$D$7]);[.$A34]*[.K$25]*[.$D$8];[.$A34]*[.K$25]*[.$E$8]))))*[.$F$8]" office:value-type="float" office:value="58847.6383586591" calcext:value-type="float">
            <text:p>58.848 </text:p>
          </table:table-cell>
          <table:table-cell table:style-name="ce54" table:formula="of:=(IF([.$A34]*[.L$25]&lt;=[.$B$7];[.$A34]*[.L$25]*[.$B$8];IF(AND([.$A34]*[.L$25]&gt;[.$B$7];[.$A34]*[.L$25]&lt;=[.$C$7]);[.$A34]*[.L$25]*[.$C$8];IF(AND([.$A34]*[.L$25]&gt;[.$C$7];[.$A34]*[.L$25]&lt;[.$D$7]);[.$A34]*[.L$25]*[.$D$8];[.$A34]*[.L$25]*[.$E$8]))))*[.$F$8]" office:value-type="float" office:value="60809.2263039477" calcext:value-type="float">
            <text:p>60.809 </text:p>
          </table:table-cell>
          <table:table-cell table:style-name="ce54" table:formula="of:=(IF([.$A34]*[.M$25]&lt;=[.$B$7];[.$A34]*[.M$25]*[.$B$8];IF(AND([.$A34]*[.M$25]&gt;[.$B$7];[.$A34]*[.M$25]&lt;=[.$C$7]);[.$A34]*[.M$25]*[.$C$8];IF(AND([.$A34]*[.M$25]&gt;[.$C$7];[.$A34]*[.M$25]&lt;[.$D$7]);[.$A34]*[.M$25]*[.$D$8];[.$A34]*[.M$25]*[.$E$8]))))*[.$F$8]" office:value-type="float" office:value="62770.8142492364" calcext:value-type="float">
            <text:p>62.771 </text:p>
          </table:table-cell>
          <table:table-cell table:style-name="ce54" table:formula="of:=(IF([.$A34]*[.N$25]&lt;=[.$B$7];[.$A34]*[.N$25]*[.$B$8];IF(AND([.$A34]*[.N$25]&gt;[.$B$7];[.$A34]*[.N$25]&lt;=[.$C$7]);[.$A34]*[.N$25]*[.$C$8];IF(AND([.$A34]*[.N$25]&gt;[.$C$7];[.$A34]*[.N$25]&lt;[.$D$7]);[.$A34]*[.N$25]*[.$D$8];[.$A34]*[.N$25]*[.$E$8]))))*[.$F$8]" office:value-type="float" office:value="64732.402194525" calcext:value-type="float">
            <text:p>64.732 </text:p>
          </table:table-cell>
          <table:table-cell table:style-name="ce54" table:formula="of:=(IF([.$A34]*[.O$25]&lt;=[.$B$7];[.$A34]*[.O$25]*[.$B$8];IF(AND([.$A34]*[.O$25]&gt;[.$B$7];[.$A34]*[.O$25]&lt;=[.$C$7]);[.$A34]*[.O$25]*[.$C$8];IF(AND([.$A34]*[.O$25]&gt;[.$C$7];[.$A34]*[.O$25]&lt;[.$D$7]);[.$A34]*[.O$25]*[.$D$8];[.$A34]*[.O$25]*[.$E$8]))))*[.$F$8]" office:value-type="float" office:value="66693.9901398137" calcext:value-type="float">
            <text:p>66.694 </text:p>
          </table:table-cell>
          <table:table-cell table:style-name="ce54" table:formula="of:=(IF([.$A34]*[.P$25]&lt;=[.$B$7];[.$A34]*[.P$25]*[.$B$8];IF(AND([.$A34]*[.P$25]&gt;[.$B$7];[.$A34]*[.P$25]&lt;=[.$C$7]);[.$A34]*[.P$25]*[.$C$8];IF(AND([.$A34]*[.P$25]&gt;[.$C$7];[.$A34]*[.P$25]&lt;[.$D$7]);[.$A34]*[.P$25]*[.$D$8];[.$A34]*[.P$25]*[.$E$8]))))*[.$F$8]" office:value-type="float" office:value="68655.5780851023" calcext:value-type="float">
            <text:p>68.656 </text:p>
          </table:table-cell>
          <table:table-cell table:style-name="ce54" table:formula="of:=(IF([.$A34]*[.Q$25]&lt;=[.$B$7];[.$A34]*[.Q$25]*[.$B$8];IF(AND([.$A34]*[.Q$25]&gt;[.$B$7];[.$A34]*[.Q$25]&lt;=[.$C$7]);[.$A34]*[.Q$25]*[.$C$8];IF(AND([.$A34]*[.Q$25]&gt;[.$C$7];[.$A34]*[.Q$25]&lt;[.$D$7]);[.$A34]*[.Q$25]*[.$D$8];[.$A34]*[.Q$25]*[.$E$8]))))*[.$F$8]" office:value-type="float" office:value="70617.1660303909" calcext:value-type="float">
            <text:p>70.617 </text:p>
          </table:table-cell>
          <table:table-cell table:style-name="ce54" table:formula="of:=(IF([.$A34]*[.R$25]&lt;=[.$B$7];[.$A34]*[.R$25]*[.$B$8];IF(AND([.$A34]*[.R$25]&gt;[.$B$7];[.$A34]*[.R$25]&lt;=[.$C$7]);[.$A34]*[.R$25]*[.$C$8];IF(AND([.$A34]*[.R$25]&gt;[.$C$7];[.$A34]*[.R$25]&lt;[.$D$7]);[.$A34]*[.R$25]*[.$D$8];[.$A34]*[.R$25]*[.$E$8]))))*[.$F$8]" office:value-type="float" office:value="72578.7539756796" calcext:value-type="float">
            <text:p>72.579 </text:p>
          </table:table-cell>
          <table:table-cell table:style-name="ce43" table:formula="of:=+[.S33]+0.5" office:value-type="float" office:value="6" calcext:value-type="float">
            <text:p>6,00 </text:p>
          </table:table-cell>
          <table:table-cell table:number-columns-repeated="1005"/>
        </table:table-row>
        <table:table-row table:style-name="ro2">
          <table:table-cell table:style-name="ce43" table:formula="of:=+[.A34]+0.5" office:value-type="float" office:value="6.5" calcext:value-type="float">
            <text:p>6,50 </text:p>
          </table:table-cell>
          <table:table-cell table:style-name="ce58" table:formula="of:=(IF([.$A35]*[.B$25]&lt;=[.$B$7];[.$A35]*[.B$25]*[.$B$8];IF(AND([.$A35]*[.B$25]&gt;[.$B$7];[.$A35]*[.B$25]&lt;=[.$C$7]);[.$A35]*[.B$25]*[.$C$8];IF(AND([.$A35]*[.B$25]&gt;[.$C$7];[.$A35]*[.B$25]&lt;[.$D$7]);[.$A35]*[.B$25]*[.$D$8];[.$A35]*[.B$25]*[.$E$8]))))*[.$F$8]" office:value-type="float" office:value="44626.1257553165" calcext:value-type="float">
            <text:p>44.626 </text:p>
          </table:table-cell>
          <table:table-cell table:style-name="ce58" table:formula="of:=(IF([.$A35]*[.C$25]&lt;=[.$B$7];[.$A35]*[.C$25]*[.$B$8];IF(AND([.$A35]*[.C$25]&gt;[.$B$7];[.$A35]*[.C$25]&lt;=[.$C$7]);[.$A35]*[.C$25]*[.$C$8];IF(AND([.$A35]*[.C$25]&gt;[.$C$7];[.$A35]*[.C$25]&lt;[.$D$7]);[.$A35]*[.C$25]*[.$D$8];[.$A35]*[.C$25]*[.$E$8]))))*[.$F$8]" office:value-type="float" office:value="46751.1793627125" calcext:value-type="float">
            <text:p>46.751 </text:p>
          </table:table-cell>
          <table:table-cell table:style-name="ce58" table:formula="of:=(IF([.$A35]*[.D$25]&lt;=[.$B$7];[.$A35]*[.D$25]*[.$B$8];IF(AND([.$A35]*[.D$25]&gt;[.$B$7];[.$A35]*[.D$25]&lt;=[.$C$7]);[.$A35]*[.D$25]*[.$C$8];IF(AND([.$A35]*[.D$25]&gt;[.$C$7];[.$A35]*[.D$25]&lt;[.$D$7]);[.$A35]*[.D$25]*[.$D$8];[.$A35]*[.D$25]*[.$E$8]))))*[.$F$8]" office:value-type="float" office:value="48876.2329701085" calcext:value-type="float">
            <text:p>48.876 </text:p>
          </table:table-cell>
          <table:table-cell table:style-name="ce58" table:formula="of:=(IF([.$A35]*[.E$25]&lt;=[.$B$7];[.$A35]*[.E$25]*[.$B$8];IF(AND([.$A35]*[.E$25]&gt;[.$B$7];[.$A35]*[.E$25]&lt;=[.$C$7]);[.$A35]*[.E$25]*[.$C$8];IF(AND([.$A35]*[.E$25]&gt;[.$C$7];[.$A35]*[.E$25]&lt;[.$D$7]);[.$A35]*[.E$25]*[.$D$8];[.$A35]*[.E$25]*[.$E$8]))))*[.$F$8]" office:value-type="float" office:value="51001.2865775046" calcext:value-type="float">
            <text:p>51.001 </text:p>
          </table:table-cell>
          <table:table-cell table:style-name="ce58" table:formula="of:=(IF([.$A35]*[.F$25]&lt;=[.$B$7];[.$A35]*[.F$25]*[.$B$8];IF(AND([.$A35]*[.F$25]&gt;[.$B$7];[.$A35]*[.F$25]&lt;=[.$C$7]);[.$A35]*[.F$25]*[.$C$8];IF(AND([.$A35]*[.F$25]&gt;[.$C$7];[.$A35]*[.F$25]&lt;[.$D$7]);[.$A35]*[.F$25]*[.$D$8];[.$A35]*[.F$25]*[.$E$8]))))*[.$F$8]" office:value-type="float" office:value="53126.3401849006" calcext:value-type="float">
            <text:p>53.126 </text:p>
          </table:table-cell>
          <table:table-cell table:style-name="ce58" table:formula="of:=(IF([.$A35]*[.G$25]&lt;=[.$B$7];[.$A35]*[.G$25]*[.$B$8];IF(AND([.$A35]*[.G$25]&gt;[.$B$7];[.$A35]*[.G$25]&lt;=[.$C$7]);[.$A35]*[.G$25]*[.$C$8];IF(AND([.$A35]*[.G$25]&gt;[.$C$7];[.$A35]*[.G$25]&lt;[.$D$7]);[.$A35]*[.G$25]*[.$D$8];[.$A35]*[.G$25]*[.$E$8]))))*[.$F$8]" office:value-type="float" office:value="55251.3937922966" calcext:value-type="float">
            <text:p>55.251 </text:p>
          </table:table-cell>
          <table:table-cell table:style-name="ce58" table:formula="of:=(IF([.$A35]*[.H$25]&lt;=[.$B$7];[.$A35]*[.H$25]*[.$B$8];IF(AND([.$A35]*[.H$25]&gt;[.$B$7];[.$A35]*[.H$25]&lt;=[.$C$7]);[.$A35]*[.H$25]*[.$C$8];IF(AND([.$A35]*[.H$25]&gt;[.$C$7];[.$A35]*[.H$25]&lt;[.$D$7]);[.$A35]*[.H$25]*[.$D$8];[.$A35]*[.H$25]*[.$E$8]))))*[.$F$8]" office:value-type="float" office:value="57376.4473996926" calcext:value-type="float">
            <text:p>57.376 </text:p>
          </table:table-cell>
          <table:table-cell table:style-name="ce58" table:formula="of:=(IF([.$A35]*[.I$25]&lt;=[.$B$7];[.$A35]*[.I$25]*[.$B$8];IF(AND([.$A35]*[.I$25]&gt;[.$B$7];[.$A35]*[.I$25]&lt;=[.$C$7]);[.$A35]*[.I$25]*[.$C$8];IF(AND([.$A35]*[.I$25]&gt;[.$C$7];[.$A35]*[.I$25]&lt;[.$D$7]);[.$A35]*[.I$25]*[.$D$8];[.$A35]*[.I$25]*[.$E$8]))))*[.$F$8]" office:value-type="float" office:value="59501.5010070887" calcext:value-type="float">
            <text:p>59.502 </text:p>
          </table:table-cell>
          <table:table-cell table:style-name="ce58" table:formula="of:=(IF([.$A35]*[.J$25]&lt;=[.$B$7];[.$A35]*[.J$25]*[.$B$8];IF(AND([.$A35]*[.J$25]&gt;[.$B$7];[.$A35]*[.J$25]&lt;=[.$C$7]);[.$A35]*[.J$25]*[.$C$8];IF(AND([.$A35]*[.J$25]&gt;[.$C$7];[.$A35]*[.J$25]&lt;[.$D$7]);[.$A35]*[.J$25]*[.$D$8];[.$A35]*[.J$25]*[.$E$8]))))*[.$F$8]" office:value-type="float" office:value="61626.5546144847" calcext:value-type="float">
            <text:p>61.627 </text:p>
          </table:table-cell>
          <table:table-cell table:style-name="ce58" table:formula="of:=(IF([.$A35]*[.K$25]&lt;=[.$B$7];[.$A35]*[.K$25]*[.$B$8];IF(AND([.$A35]*[.K$25]&gt;[.$B$7];[.$A35]*[.K$25]&lt;=[.$C$7]);[.$A35]*[.K$25]*[.$C$8];IF(AND([.$A35]*[.K$25]&gt;[.$C$7];[.$A35]*[.K$25]&lt;[.$D$7]);[.$A35]*[.K$25]*[.$D$8];[.$A35]*[.K$25]*[.$E$8]))))*[.$F$8]" office:value-type="float" office:value="63751.6082218807" calcext:value-type="float">
            <text:p>63.752 </text:p>
          </table:table-cell>
          <table:table-cell table:style-name="ce58" table:formula="of:=(IF([.$A35]*[.L$25]&lt;=[.$B$7];[.$A35]*[.L$25]*[.$B$8];IF(AND([.$A35]*[.L$25]&gt;[.$B$7];[.$A35]*[.L$25]&lt;=[.$C$7]);[.$A35]*[.L$25]*[.$C$8];IF(AND([.$A35]*[.L$25]&gt;[.$C$7];[.$A35]*[.L$25]&lt;[.$D$7]);[.$A35]*[.L$25]*[.$D$8];[.$A35]*[.L$25]*[.$E$8]))))*[.$F$8]" office:value-type="float" office:value="65876.6618292767" calcext:value-type="float">
            <text:p>65.877 </text:p>
          </table:table-cell>
          <table:table-cell table:style-name="ce58" table:formula="of:=(IF([.$A35]*[.M$25]&lt;=[.$B$7];[.$A35]*[.M$25]*[.$B$8];IF(AND([.$A35]*[.M$25]&gt;[.$B$7];[.$A35]*[.M$25]&lt;=[.$C$7]);[.$A35]*[.M$25]*[.$C$8];IF(AND([.$A35]*[.M$25]&gt;[.$C$7];[.$A35]*[.M$25]&lt;[.$D$7]);[.$A35]*[.M$25]*[.$D$8];[.$A35]*[.M$25]*[.$E$8]))))*[.$F$8]" office:value-type="float" office:value="68001.7154366727" calcext:value-type="float">
            <text:p>68.002 </text:p>
          </table:table-cell>
          <table:table-cell table:style-name="ce58" table:formula="of:=(IF([.$A35]*[.N$25]&lt;=[.$B$7];[.$A35]*[.N$25]*[.$B$8];IF(AND([.$A35]*[.N$25]&gt;[.$B$7];[.$A35]*[.N$25]&lt;=[.$C$7]);[.$A35]*[.N$25]*[.$C$8];IF(AND([.$A35]*[.N$25]&gt;[.$C$7];[.$A35]*[.N$25]&lt;[.$D$7]);[.$A35]*[.N$25]*[.$D$8];[.$A35]*[.N$25]*[.$E$8]))))*[.$F$8]" office:value-type="float" office:value="70126.7690440688" calcext:value-type="float">
            <text:p>70.127 </text:p>
          </table:table-cell>
          <table:table-cell table:style-name="ce58" table:formula="of:=(IF([.$A35]*[.O$25]&lt;=[.$B$7];[.$A35]*[.O$25]*[.$B$8];IF(AND([.$A35]*[.O$25]&gt;[.$B$7];[.$A35]*[.O$25]&lt;=[.$C$7]);[.$A35]*[.O$25]*[.$C$8];IF(AND([.$A35]*[.O$25]&gt;[.$C$7];[.$A35]*[.O$25]&lt;[.$D$7]);[.$A35]*[.O$25]*[.$D$8];[.$A35]*[.O$25]*[.$E$8]))))*[.$F$8]" office:value-type="float" office:value="72251.8226514648" calcext:value-type="float">
            <text:p>72.252 </text:p>
          </table:table-cell>
          <table:table-cell table:style-name="ce58" table:formula="of:=(IF([.$A35]*[.P$25]&lt;=[.$B$7];[.$A35]*[.P$25]*[.$B$8];IF(AND([.$A35]*[.P$25]&gt;[.$B$7];[.$A35]*[.P$25]&lt;=[.$C$7]);[.$A35]*[.P$25]*[.$C$8];IF(AND([.$A35]*[.P$25]&gt;[.$C$7];[.$A35]*[.P$25]&lt;[.$D$7]);[.$A35]*[.P$25]*[.$D$8];[.$A35]*[.P$25]*[.$E$8]))))*[.$F$8]" office:value-type="float" office:value="74376.8762588608" calcext:value-type="float">
            <text:p>74.377 </text:p>
          </table:table-cell>
          <table:table-cell table:style-name="ce58" table:formula="of:=(IF([.$A35]*[.Q$25]&lt;=[.$B$7];[.$A35]*[.Q$25]*[.$B$8];IF(AND([.$A35]*[.Q$25]&gt;[.$B$7];[.$A35]*[.Q$25]&lt;=[.$C$7]);[.$A35]*[.Q$25]*[.$C$8];IF(AND([.$A35]*[.Q$25]&gt;[.$C$7];[.$A35]*[.Q$25]&lt;[.$D$7]);[.$A35]*[.Q$25]*[.$D$8];[.$A35]*[.Q$25]*[.$E$8]))))*[.$F$8]" office:value-type="float" office:value="76501.9298662568" calcext:value-type="float">
            <text:p>76.502 </text:p>
          </table:table-cell>
          <table:table-cell table:style-name="ce58" table:formula="of:=(IF([.$A35]*[.R$25]&lt;=[.$B$7];[.$A35]*[.R$25]*[.$B$8];IF(AND([.$A35]*[.R$25]&gt;[.$B$7];[.$A35]*[.R$25]&lt;=[.$C$7]);[.$A35]*[.R$25]*[.$C$8];IF(AND([.$A35]*[.R$25]&gt;[.$C$7];[.$A35]*[.R$25]&lt;[.$D$7]);[.$A35]*[.R$25]*[.$D$8];[.$A35]*[.R$25]*[.$E$8]))))*[.$F$8]" office:value-type="float" office:value="78626.9834736529" calcext:value-type="float">
            <text:p>78.627 </text:p>
          </table:table-cell>
          <table:table-cell table:style-name="ce43" table:formula="of:=+[.S34]+0.5" office:value-type="float" office:value="6.5" calcext:value-type="float">
            <text:p>6,50 </text:p>
          </table:table-cell>
          <table:table-cell table:number-columns-repeated="1005"/>
        </table:table-row>
        <table:table-row table:style-name="ro2">
          <table:table-cell table:number-columns-repeated="13"/>
          <table:table-cell office:value-type="string" office:string-value="Importes con IVA incluído" calcext:value-type="string">
            <text:p>Importes con IVA incluído </text:p>
          </table:table-cell>
          <table:table-cell table:number-columns-repeated="1010"/>
        </table:table-row>
        <table:table-row table:style-name="ro2" table:number-rows-repeated="6">
          <table:table-cell table:number-columns-repeated="1024"/>
        </table:table-row>
        <table:table-row table:style-name="ro3" table:number-rows-repeated="4">
          <table:table-cell table:number-columns-repeated="1024"/>
        </table:table-row>
        <table:table-row table:style-name="ro2">
          <table:table-cell table:number-columns-repeated="1024"/>
        </table:table-row>
        <table:table-row table:style-name="ro3" table:number-rows-repeated="1048525">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table:table table:name="ZONDA soga" table:style-name="ta3" table:print="false">
        <office:forms form:automatic-focus="false" form:apply-design-mode="false"/>
        <table:shapes>
          <draw:g draw:z-index="0" draw:name="Group 2">
            <draw:custom-shape draw:name="Freeform 3" draw:style-name="gr1" draw:text-style-name="P1" svg:width="58.01mm" svg:height="20.41mm" svg:x="93.22mm" svg:y="2.18m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6.14mm" svg:height="4.35mm" svg:x="90.01mm" svg:y="20.55m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6.14mm" svg:height="17.46mm" svg:x="90.01mm" svg:y="3.72m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6.14mm" svg:height="4.34mm" svg:x="90.01mm" svg:y="0m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54.1mm" svg:height="4.34mm" svg:x="95.18mm" svg:y="0m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6.05mm" svg:height="4.34mm" svg:x="148.4mm" svg:y="0m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6.05mm" svg:height="17.46mm" svg:x="148.4mm" svg:y="3.72m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6.05mm" svg:height="4.35mm" svg:x="148.4mm" svg:y="20.55m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54.1mm" svg:height="4.35mm" svg:x="95.18mm" svg:y="20.55m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61.31mm" svg:height="22.93mm" svg:x="91.68mm" svg:y="0.91m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2.39mm" svg:height="1.72mm" svg:x="91.15mm" svg:y="22.57m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8mm" svg:height="19.83mm" svg:x="91.15mm" svg:y="2.48m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2.39mm" svg:height="1.64mm" svg:x="91.15mm" svg:y="0.54m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57.03mm" svg:height="0.48mm" svg:x="93.82mm" svg:y="0.54m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2.46mm" svg:height="1.64mm" svg:x="151.15mm" svg:y="0.54m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82mm" svg:height="19.83mm" svg:x="152.72mm" svg:y="2.48m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2.46mm" svg:height="1.72mm" svg:x="151.15mm" svg:y="22.57m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57.03mm" svg:height="0.53mm" svg:x="93.82mm" svg:y="23.7m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7.3mm" svg:height="4.34mm" svg:x="97.72mm" svg:y="5.22m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2.15mm" svg:height="0.21mm" svg:x="101.53mm" svg:y="4.99m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2.31mm" svg:height="0.88mm" svg:x="98.99mm" svg:y="4.99m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1.81mm" svg:height="2.52mm" svg:x="97.58mm" svg:y="5.94m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1.05mm" svg:height="1.25mm" svg:x="97.28mm" svg:y="8.52m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2.85mm" svg:height="0.21mm" svg:x="98.62mm" svg:y="9.56m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2.22mm" svg:height="1.25mm" svg:x="101.69mm" svg:y="8.52m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1.78mm" svg:height="2.22mm" svg:x="103.5mm" svg:y="6.26m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1.4mm" svg:height="1.18mm" svg:x="103.94mm" svg:y="4.99m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2.41mm" svg:height="0.28mm" svg:x="99.29mm" svg:y="8.4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1.97mm" svg:height="2.73mm" svg:x="99.43mm" svg:y="5.75m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2.61mm" svg:height="0.35mm" svg:x="101.23mm" svg:y="5.75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1.69mm" svg:height="2.72mm" svg:x="101.69mm" svg:y="5.94m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7.3mm" svg:height="4.34mm" svg:x="116.17mm" svg:y="5.22m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2.23mm" svg:height="3.35mm" svg:x="121.33mm" svg:y="6.26m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1.33mm" svg:height="1.29mm" svg:x="122.47mm" svg:y="4.92m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4.26mm" svg:height="0.28mm" svg:x="117.9mm" svg:y="4.92m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1.11mm" svg:height="0.97mm" svg:x="117.21mm" svg:y="5.11m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4.28mm" svg:height="0.35mm" svg:x="117.74mm" svg:y="5.75m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0.94mm" svg:height="1.08mm" svg:x="120.89mm" svg:y="5.94m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2.15mm" svg:height="0.28mm" svg:x="118.94mm" svg:y="6.79m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2.29mm" svg:height="0.88mm" svg:x="116.4mm" svg:y="6.79m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79mm" svg:height="0.7mm" svg:x="116.03mm" svg:y="7.78m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1.04mm" svg:height="1.25mm" svg:x="115.8mm" svg:y="8.52m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4.65mm" svg:height="0.21mm" svg:x="117.07mm" svg:y="9.56m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2.41mm" svg:height="0.28mm" svg:x="117.74mm" svg:y="8.4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75mm" svg:height="0.68mm" svg:x="117.9mm" svg:y="7.85m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2.39mm" svg:height="0.19mm" svg:x="118.57mm" svg:y="7.85m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49mm" svg:height="0.7mm" svg:x="120.14mm" svg:y="8.01m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7.5mm" svg:height="4.34mm" svg:x="140.62mm" svg:y="5.22m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2.23mm" svg:height="0.21mm" svg:x="144.5mm" svg:y="4.99m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2.32mm" svg:height="0.88mm" svg:x="141.96mm" svg:y="4.99m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1.86mm" svg:height="2.52mm" svg:x="140.55mm" svg:y="5.94m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1.11mm" svg:height="1.25mm" svg:x="140.25mm" svg:y="8.52m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2.9mm" svg:height="0.21mm" svg:x="141.59mm" svg:y="9.56m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2.16mm" svg:height="1.25mm" svg:x="144.73mm" svg:y="8.52m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1.69mm" svg:height="2.22mm" svg:x="146.52mm" svg:y="6.26m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1.33mm" svg:height="1.18mm" svg:x="146.97mm" svg:y="4.99m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2.39mm" svg:height="0.28mm" svg:x="142.26mm" svg:y="8.45m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1.86mm" svg:height="2.73mm" svg:x="142.49mm" svg:y="5.75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2.23mm" svg:height="0.35mm" svg:x="144.36mm" svg:y="5.75m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1.93mm" svg:height="2.72mm" svg:x="144.59mm" svg:y="5.94m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8.01mm" svg:height="4.34mm" svg:x="123.74mm" svg:y="5.22m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1.84mm" svg:height="0.21mm" svg:x="126.12mm" svg:y="4.99m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3.23mm" svg:height="4.64mm" svg:x="123.14mm" svg:y="5.11m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2mm" svg:height="0.35mm" svg:x="123.74mm" svg:y="9.56m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2.63mm" svg:height="3.88mm" svg:x="125.38mm" svg:y="5.75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2.42mm" svg:height="0.35mm" svg:x="127.99mm" svg:y="5.75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2.86mm" svg:height="3.9mm" svg:x="127.32mm" svg:y="5.94m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2mm" svg:height="0.35mm" svg:x="127.85mm" svg:y="9.56m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2.42mm" svg:height="3.35mm" svg:x="129.42mm" svg:y="6.26m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1.61mm" svg:height="1.18mm" svg:x="130.62mm" svg:y="4.99m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2.72mm" svg:height="0.58mm" svg:x="127.69mm" svg:y="4.92m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82mm" svg:height="0.44mm" svg:x="127.69mm" svg:y="4.99m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7.03mm" svg:height="4.34mm" svg:x="105.41mm" svg:y="5.22m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3.06mm" svg:height="0.58mm" svg:x="109.38mm" svg:y="4.92m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77mm" svg:height="0.44mm" svg:x="109.38mm" svg:y="4.99m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1.83mm" svg:height="0.21mm" svg:x="107.81mm" svg:y="4.99m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3.39mm" svg:height="4.64mm" svg:x="104.84mm" svg:y="5.11m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1.99mm" svg:height="0.35mm" svg:x="105.41mm" svg:y="9.56m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2.7mm" svg:height="3.88mm" svg:x="106.98mm" svg:y="5.75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2.68mm" svg:height="0.35mm" svg:x="109.59mm" svg:y="5.75m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1.07mm" svg:height="0.88mm" svg:x="111.92mm" svg:y="4.99m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9.18mm" svg:height="6.58mm" svg:x="132.47mm" svg:y="2.98m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1.86mm" svg:height="0.21mm" svg:x="139.88mm" svg:y="2.68m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1.78mm" svg:height="2.4mm" svg:x="138.54mm" svg:y="2.78m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2.02mm" svg:height="0.21mm" svg:x="136.58mm" svg:y="4.99m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2.31mm" svg:height="0.88mm" svg:x="133.97mm" svg:y="4.99m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1.86mm" svg:height="2.52mm" svg:x="132.33mm" svg:y="5.94m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1.26mm" svg:height="1.25mm" svg:x="132.03mm" svg:y="8.52m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2.76mm" svg:height="0.21mm" svg:x="133.6mm" svg:y="9.56m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1.48mm" svg:height="0.35mm" svg:x="136.67mm" svg:y="9.56m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4.48mm" svg:height="6.95mm" svg:x="137.78mm" svg:y="2.68m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1.93mm" svg:height="2.73mm" svg:x="134.43mm" svg:y="5.75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2.32mm" svg:height="0.35mm" svg:x="136.28mm" svg:y="5.75m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1.87mm" svg:height="2.72mm" svg:x="136.58mm" svg:y="5.94m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2.56mm" svg:height="0.28mm" svg:x="134.13mm" svg:y="8.45m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5.63mm" svg:height="6.58mm" svg:x="111.33mm" svg:y="2.98m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2.01mm" svg:height="0.28mm" svg:x="114.97mm" svg:y="2.68m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4.58mm" svg:height="6.94mm" svg:x="110.79mm" svg:y="2.85m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1.93mm" svg:height="0.21mm" svg:x="111.33mm" svg:y="9.56m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4.63mm" svg:height="6.95mm" svg:x="112.89mm" svg:y="2.68m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6.83mm" svg:height="5.01mm" svg:x="104.01mm" svg:y="11.29m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19.73mm" svg:height="5.17mm" svg:x="111.69mm" svg:y="11.2m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9.02mm" svg:height="5.01mm" svg:x="131.96mm" svg:y="11.29m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0.99mm" svg:height="1.2mm" svg:x="93.75mm" svg:y="18.39m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1.05mm" svg:height="1.2mm" svg:x="95.04mm" svg:y="18.39m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81mm" svg:height="1.37mm" svg:x="97.72mm" svg:y="18.38m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0.95mm" svg:height="1.37mm" svg:x="98.99mm" svg:y="18.38m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79mm" svg:height="1.2mm" svg:x="100.49mm" svg:y="18.39m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1.02mm" svg:height="1.37mm" svg:x="101.69mm" svg:y="18.38m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0.94mm" svg:height="1.2mm" svg:x="103.27mm" svg:y="18.39m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1.09mm" svg:height="1.2mm" svg:x="105.25mm" svg:y="18.39m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1.02mm" svg:height="1.2mm" svg:x="107.28mm" svg:y="18.39m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0.93mm" svg:height="1.33mm" svg:x="108.85mm" svg:y="18.39m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0.95mm" svg:height="1.2mm" svg:x="110.12mm" svg:y="18.39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1.02mm" svg:height="1.2mm" svg:x="111.25mm" svg:y="18.39m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79mm" svg:height="1.33mm" svg:x="113.26mm" svg:y="18.39m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28mm" svg:height="1.67mm" svg:x="115.13mm" svg:y="18.38m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1.11mm" svg:height="1.2mm" svg:x="115.87mm" svg:y="18.39m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0.95mm" svg:height="1.37mm" svg:x="117.44mm" svg:y="18.38m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0.97mm" svg:height="1.2mm" svg:x="118.78mm" svg:y="18.39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0.95mm" svg:height="1.37mm" svg:x="120.14mm" svg:y="18.38m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0.94mm" svg:height="1.2mm" svg:x="121.56mm" svg:y="18.39m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0.94mm" svg:height="1.2mm" svg:x="123.14mm" svg:y="18.39m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1.1mm" svg:height="1.2mm" svg:x="124.48mm" svg:y="18.39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27mm" svg:height="1.67mm" svg:x="125.98mm" svg:y="18.38m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0.96mm" svg:height="1.2mm" svg:x="127.32mm" svg:y="18.39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68mm" svg:height="1.2mm" svg:x="128.66mm" svg:y="18.39m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89mm" svg:height="1.2mm" svg:x="129.79mm" svg:y="18.39m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81mm" svg:height="1.2mm" svg:x="130.99mm" svg:y="18.39m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66mm" svg:height="1.2mm" svg:x="132.33mm" svg:y="18.39m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1.12mm" svg:height="1.2mm" svg:x="133.3mm" svg:y="18.39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1.12mm" svg:height="1.2mm" svg:x="134.64mm" svg:y="18.39m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73mm" svg:height="1.33mm" svg:x="136.74mm" svg:y="18.39m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66mm" svg:height="1.2mm" svg:x="137.94mm" svg:y="18.39m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78mm" svg:height="1.33mm" svg:x="139.21mm" svg:y="18.39m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5mm" svg:height="1.2mm" svg:x="140.39mm" svg:y="18.39m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78mm" svg:height="1.2mm" svg:x="142.35mm" svg:y="18.39m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8mm" svg:height="1.33mm" svg:x="143.53mm" svg:y="18.39m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0.94mm" svg:height="1.2mm" svg:x="144.73mm" svg:y="18.39m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79mm" svg:height="1.33mm" svg:x="146.15mm" svg:y="18.39m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8mm" svg:height="1.2mm" svg:x="147.27mm" svg:y="18.39m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87mm" svg:height="1.33mm" svg:x="148.47mm" svg:y="18.39m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43mm" svg:height="1.2mm" svg:x="149.81mm" svg:y="18.39m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1.18mm" svg:height="1.59mm" svg:x="113.26mm" svg:y="21.69m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1.32mm" svg:height="1.59mm" svg:x="114.83mm" svg:y="21.69m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1.09mm" svg:height="1.59mm" svg:x="116.7mm" svg:y="21.69m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28mm" svg:height="1.59mm" svg:x="118.41mm" svg:y="21.69mm">
              <text:p/>
              <draw:enhanced-geometry svg:viewBox="0 0 21600 21600" draw:type="rectangle" draw:enhanced-path="M 0 0 L 21600 0 21600 21600 0 21600 0 0 Z N"/>
            </draw:custom-shape>
            <draw:custom-shape draw:name="Freeform 152" draw:style-name="gr3" draw:text-style-name="P3" svg:width="1.34mm" svg:height="1.59mm" svg:x="119.08mm" svg:y="21.69m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1.1mm" svg:height="1.59mm" svg:x="121.56mm" svg:y="21.69m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0.96mm" svg:height="1.59mm" svg:x="123.3mm" svg:y="21.69m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1.33mm" svg:height="1.59mm" svg:x="124.71mm" svg:y="21.69m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1.3mm" svg:height="1.59mm" svg:x="126.5mm" svg:y="21.69m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1.26mm" svg:height="1.62mm" svg:x="128.22mm" svg:y="21.68m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1.41mm" svg:height="1.59mm" svg:x="129.79mm" svg:y="21.69m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42mm" svg:height="0.58mm" svg:x="107.88mm" svg:y="20.55m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Freeform 161" draw:style-name="gr3" draw:text-style-name="P3" svg:width="0.86mm" svg:height="0.58mm" svg:x="109.52mm" svg:y="20.55m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58mm" svg:height="0.58mm" svg:x="110.95mm" svg:y="20.55m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56mm" svg:height="0.58mm" svg:x="113.77mm" svg:y="20.55m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28mm" svg:height="0.58mm" svg:x="114.83mm" svg:y="20.55m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58mm" svg:height="0.58mm" svg:x="115.87mm" svg:y="20.55m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37mm" svg:height="0.58mm" svg:x="116.84mm" svg:y="20.55m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58mm" svg:height="0.9mm" svg:x="117.74mm" svg:y="20.25m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6mm" svg:height="0.58mm" svg:x="118.78mm" svg:y="20.55m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57mm" svg:height="0.58mm" svg:x="120.22mm" svg:y="20.55m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38mm" svg:height="0.58mm" svg:x="121.33mm" svg:y="20.55m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57mm" svg:height="0.58mm" svg:x="122.09mm" svg:y="20.55m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5mm" svg:height="0.58mm" svg:x="123.14mm" svg:y="20.55m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1.33mm" svg:height="0.9mm" svg:x="123.97mm" svg:y="20.25m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45mm" svg:height="0.58mm" svg:x="126.12mm" svg:y="20.55m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2mm" svg:height="0.9mm" svg:x="127.02mm" svg:y="20.25m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52mm" svg:height="0.58mm" svg:x="127.62mm" svg:y="20.55m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66mm" svg:height="0.58mm" svg:x="128.52mm" svg:y="20.55m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45mm" svg:height="0.58mm" svg:x="129.93mm" svg:y="20.55m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51mm" svg:height="0.58mm" svg:x="131.29mm" svg:y="20.55m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58mm" svg:height="0.58mm" svg:x="132.19mm" svg:y="20.55m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0.96mm" svg:height="0.58mm" svg:x="133.3mm" svg:y="20.55m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51mm" svg:height="0.58mm" svg:x="135.4mm" svg:y="20.55m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3mm" svg:height="0.58mm" svg:x="136.28mm" svg:y="20.55m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50.72mm" svg:height="0.32mm" svg:x="97.95mm" svg:y="6.26mm">
              <text:p/>
              <draw:enhanced-geometry svg:viewBox="0 0 21600 21600" draw:type="rectangle" draw:enhanced-path="M 0 0 L 21600 0 21600 21600 0 21600 0 0 Z N"/>
            </draw:custom-shape>
          </draw:g>
        </table:shapes>
        <table:table-column table:style-name="co8" table:default-cell-style-name="ce1"/>
        <table:table-column table:style-name="co3" table:number-columns-repeated="12" table:default-cell-style-name="ce10"/>
        <table:table-column table:style-name="co10" table:default-cell-style-name="ce10"/>
        <table:table-column table:style-name="co3" table:number-columns-repeated="3" table:default-cell-style-name="ce10"/>
        <table:table-column table:style-name="co10" table:default-cell-style-name="ce10"/>
        <table:table-column table:style-name="co13" table:default-cell-style-name="ce1"/>
        <table:table-column table:style-name="co7" table:number-columns-repeated="229" table:default-cell-style-name="ce10"/>
        <table:table-column table:style-name="co7" table:number-columns-repeated="776" table:default-cell-style-name="Default"/>
        <table:table-row table:style-name="ro2">
          <table:table-cell table:style-name="ce34"/>
          <table:table-cell table:style-name="ce40" table:number-columns-repeated="5"/>
          <table:table-cell table:number-columns-repeated="1018"/>
        </table:table-row>
        <table:table-row table:style-name="ro2">
          <table:table-cell table:style-name="ce34"/>
          <table:table-cell table:style-name="ce11" office:value-type="float" office:value="4.27" calcext:value-type="float">
            <text:p>4,27 </text:p>
          </table:table-cell>
          <table:table-cell table:style-name="ce11" office:value-type="float" office:value="4.22" calcext:value-type="float">
            <text:p>4,22 </text:p>
          </table:table-cell>
          <table:table-cell table:style-name="ce11" office:value-type="float" office:value="4.15" calcext:value-type="float">
            <text:p>4,15 </text:p>
          </table:table-cell>
          <table:table-cell/>
          <table:table-cell table:style-name="ce40"/>
          <table:table-cell table:number-columns-repeated="1018"/>
        </table:table-row>
        <table:table-row table:style-name="ro2" table:visibility="collapse">
          <table:table-cell table:style-name="ce34"/>
          <table:table-cell table:style-name="ce40" office:value-type="float" office:value="12" calcext:value-type="float">
            <text:p>12,00 </text:p>
          </table:table-cell>
          <table:table-cell table:style-name="ce40" office:value-type="float" office:value="16" calcext:value-type="float">
            <text:p>16,00 </text:p>
          </table:table-cell>
          <table:table-cell table:number-columns-repeated="2" table:style-name="ce40" office:value-type="float" office:value="22" calcext:value-type="float">
            <text:p>22,00 </text:p>
          </table:table-cell>
          <table:table-cell table:style-name="ce40" office:value-type="string" office:string-value="IVA" calcext:value-type="string">
            <text:p>IVA </text:p>
          </table:table-cell>
          <table:table-cell table:number-columns-repeated="1018"/>
        </table:table-row>
        <table:table-row table:style-name="ro2" table:visibility="collapse">
          <table:table-cell table:style-name="ce34"/>
          <table:table-cell table:style-name="ce40" table:formula="of:=+[.C4]*1.0325*1.02" office:value-type="float" office:value="786.857514344982" calcext:value-type="float">
            <text:p>786,86 </text:p>
          </table:table-cell>
          <table:table-cell table:style-name="ce40" table:formula="of:=+[.D4]*1.0325" office:value-type="float" office:value="747.146668893303" calcext:value-type="float">
            <text:p>747,15 </text:p>
          </table:table-cell>
          <table:table-cell table:style-name="ce40" table:formula="of:=+[.E4]*1.0325" office:value-type="float" office:value="723.62873500562" calcext:value-type="float">
            <text:p>723,63 </text:p>
          </table:table-cell>
          <table:table-cell table:style-name="ce40" table:formula="of:=+['Cálculo costo'.I35]" office:value-type="float" office:value="700.851075065976" calcext:value-type="float">
            <text:p>700,85 </text:p>
          </table:table-cell>
          <table:table-cell table:style-name="ce40" office:value-type="float" office:value="1" calcext:value-type="float">
            <text:p>1,00 </text:p>
          </table:table-cell>
          <table:table-cell table:number-columns-repeated="1018"/>
        </table:table-row>
        <table:table-row table:style-name="ro2">
          <table:table-cell table:number-columns-repeated="16"/>
          <table:table-cell table:style-name="ce31" table:formula="of:=TODAY()" office:value-type="date" office:date-value="2021-01-12" calcext:value-type="date" table:number-columns-spanned="2" table:number-rows-spanned="1">
            <text:p>12-ene-2021</text:p>
          </table:table-cell>
          <table:covered-table-cell table:style-name="ce31"/>
          <table:table-cell table:number-columns-repeated="1006"/>
        </table:table-row>
        <table:table-row table:style-name="ro13">
          <table:table-cell table:number-columns-repeated="1024"/>
        </table:table-row>
        <table:table-row table:style-name="ro16">
          <table:table-cell table:style-name="ce2" office:value-type="string" calcext:value-type="string" table:number-columns-spanned="16" table:number-rows-spanned="1">
            <text:p>Lonas confeccionadas –<text:span text:style-name="T4"> ZONDA </text:span>con dobladillo, ojales dentados, refuerzos triangulares y soga en dobladillo</text:p>
          </table:table-cell>
          <table:covered-table-cell table:number-columns-repeated="15" table:style-name="ce2"/>
          <table:table-cell table:number-columns-repeated="2"/>
          <table:table-cell table:style-name="ce10"/>
          <table:table-cell table:number-columns-repeated="229"/>
          <table:table-cell table:style-name="ce10" table:number-columns-repeated="766"/>
          <table:table-cell table:number-columns-repeated="10"/>
        </table:table-row>
        <table:table-row table:style-name="ro9">
          <table:table-cell table:style-name="ce2" office:value-type="string" office:string-value="20 colores disponibles" calcext:value-type="string" table:number-columns-spanned="16" table:number-rows-spanned="1">
            <text:p>20 colores disponibles </text:p>
          </table:table-cell>
          <table:covered-table-cell table:number-columns-repeated="15" table:style-name="ce2"/>
          <table:table-cell table:number-columns-repeated="2"/>
          <table:table-cell table:style-name="ce10"/>
          <table:table-cell table:number-columns-repeated="229"/>
          <table:table-cell table:style-name="ce10" table:number-columns-repeated="766"/>
          <table:table-cell table:number-columns-repeated="10"/>
        </table:table-row>
        <table:table-row table:style-name="ro17">
          <table:table-cell table:number-columns-repeated="7"/>
          <table:table-cell table:style-name="ce72" office:value-type="string" office:string-value="ZONDA" calcext:value-type="string" table:number-columns-spanned="2" table:number-rows-spanned="1">
            <text:p>ZONDA </text:p>
          </table:table-cell>
          <table:covered-table-cell table:style-name="ce73"/>
          <table:table-cell table:number-columns-repeated="1015"/>
        </table:table-row>
        <table:table-row table:style-name="ro9">
          <table:table-cell table:number-columns-repeated="1024"/>
        </table:table-row>
        <table:table-row table:style-name="ro2">
          <table:table-cell table:style-name="ce41"/>
          <table:table-cell table:style-name="ce43" office:value-type="float" office:value="2" calcext:value-type="float">
            <text:p>2,00 </text:p>
          </table:table-cell>
          <table:table-cell table:style-name="ce43" table:formula="of:=+[.B11]+0.5" office:value-type="float" office:value="2.5" calcext:value-type="float">
            <text:p>2,50 </text:p>
          </table:table-cell>
          <table:table-cell table:style-name="ce43" table:formula="of:=+[.C11]+0.5" office:value-type="float" office:value="3" calcext:value-type="float">
            <text:p>3,00 </text:p>
          </table:table-cell>
          <table:table-cell table:style-name="ce43" table:formula="of:=+[.D11]+0.5" office:value-type="float" office:value="3.5" calcext:value-type="float">
            <text:p>3,50 </text:p>
          </table:table-cell>
          <table:table-cell table:style-name="ce43" table:formula="of:=+[.E11]+0.5" office:value-type="float" office:value="4" calcext:value-type="float">
            <text:p>4,00 </text:p>
          </table:table-cell>
          <table:table-cell table:style-name="ce43" table:formula="of:=+[.F11]+0.5" office:value-type="float" office:value="4.5" calcext:value-type="float">
            <text:p>4,50 </text:p>
          </table:table-cell>
          <table:table-cell table:style-name="ce43" table:formula="of:=+[.G11]+0.5" office:value-type="float" office:value="5" calcext:value-type="float">
            <text:p>5,00 </text:p>
          </table:table-cell>
          <table:table-cell table:style-name="ce43" table:formula="of:=+[.H11]+0.5" office:value-type="float" office:value="5.5" calcext:value-type="float">
            <text:p>5,50 </text:p>
          </table:table-cell>
          <table:table-cell table:style-name="ce43" table:formula="of:=+[.I11]+0.5" office:value-type="float" office:value="6" calcext:value-type="float">
            <text:p>6,00 </text:p>
          </table:table-cell>
          <table:table-cell table:style-name="ce43" table:formula="of:=+[.J11]+0.5" office:value-type="float" office:value="6.5" calcext:value-type="float">
            <text:p>6,50 </text:p>
          </table:table-cell>
          <table:table-cell table:style-name="ce43" table:formula="of:=+[.K11]+0.5" office:value-type="float" office:value="7" calcext:value-type="float">
            <text:p>7,00 </text:p>
          </table:table-cell>
          <table:table-cell table:style-name="ce43" table:formula="of:=+[.L11]+0.5" office:value-type="float" office:value="7.5" calcext:value-type="float">
            <text:p>7,50 </text:p>
          </table:table-cell>
          <table:table-cell table:style-name="ce43" table:formula="of:=+[.M11]+0.5" office:value-type="float" office:value="8" calcext:value-type="float">
            <text:p>8,00 </text:p>
          </table:table-cell>
          <table:table-cell table:style-name="ce43" table:formula="of:=+[.N11]+0.5" office:value-type="float" office:value="8.5" calcext:value-type="float">
            <text:p>8,50 </text:p>
          </table:table-cell>
          <table:table-cell table:style-name="ce43" table:formula="of:=+[.O11]+0.5" office:value-type="float" office:value="9" calcext:value-type="float">
            <text:p>9,00 </text:p>
          </table:table-cell>
          <table:table-cell table:style-name="ce43" table:formula="of:=+[.P11]+0.5" office:value-type="float" office:value="9.5" calcext:value-type="float">
            <text:p>9,50 </text:p>
          </table:table-cell>
          <table:table-cell table:style-name="ce43" table:formula="of:=+[.Q11]+0.5" office:value-type="float" office:value="10" calcext:value-type="float">
            <text:p>10,00 </text:p>
          </table:table-cell>
          <table:table-cell table:style-name="ce41"/>
          <table:table-cell table:style-name="ce1" table:number-columns-repeated="995"/>
          <table:table-cell table:number-columns-repeated="10"/>
        </table:table-row>
        <table:table-row table:style-name="ro2">
          <table:table-cell table:style-name="ce67" office:value-type="float" office:value="2" calcext:value-type="float">
            <text:p>2,00 </text:p>
          </table:table-cell>
          <table:table-cell table:style-name="ce48" table:formula="of:=(IF([.$A12]*[.B$11]&lt;=[.$B$3];[.$A12]*[.B$11]*[.$B$4];IF(AND([.$A12]*[.B$11]&gt;[.$B$3];[.$A12]*[.B$11]&lt;=[.$C$3]);[.$A12]*[.B$11]*[.$C$4];IF(AND([.$A12]*[.B$11]&gt;[.$C$3];[.$A12]*[.B$11]&lt;[.$D$3]);[.$A12]*[.B$11]*[.$D$4];[.$A12]*[.B$11]*[.$E$4]))))*[.$F$4]" office:value-type="float" office:value="3147.43005737993" calcext:value-type="float">
            <text:p>3.147 </text:p>
          </table:table-cell>
          <table:table-cell table:style-name="ce60" table:formula="of:=(IF([.$A12]*[.C$11]&lt;=[.$B$3];[.$A12]*[.C$11]*[.$B$4];IF(AND([.$A12]*[.C$11]&gt;[.$B$3];[.$A12]*[.C$11]&lt;=[.$C$3]);[.$A12]*[.C$11]*[.$C$4];IF(AND([.$A12]*[.C$11]&gt;[.$C$3];[.$A12]*[.C$11]&lt;[.$D$3]);[.$A12]*[.C$11]*[.$D$4];[.$A12]*[.C$11]*[.$E$4]))))*[.$F$4]" office:value-type="float" office:value="3934.28757172491" calcext:value-type="float">
            <text:p>3.934 </text:p>
          </table:table-cell>
          <table:table-cell table:style-name="ce60" table:formula="of:=(IF([.$A12]*[.D$11]&lt;=[.$B$3];[.$A12]*[.D$11]*[.$B$4];IF(AND([.$A12]*[.D$11]&gt;[.$B$3];[.$A12]*[.D$11]&lt;=[.$C$3]);[.$A12]*[.D$11]*[.$C$4];IF(AND([.$A12]*[.D$11]&gt;[.$C$3];[.$A12]*[.D$11]&lt;[.$D$3]);[.$A12]*[.D$11]*[.$D$4];[.$A12]*[.D$11]*[.$E$4]))))*[.$F$4]" office:value-type="float" office:value="4721.14508606989" calcext:value-type="float">
            <text:p>4.721 </text:p>
          </table:table-cell>
          <table:table-cell table:style-name="ce60" table:formula="of:=(IF([.$A12]*[.E$11]&lt;=[.$B$3];[.$A12]*[.E$11]*[.$B$4];IF(AND([.$A12]*[.E$11]&gt;[.$B$3];[.$A12]*[.E$11]&lt;=[.$C$3]);[.$A12]*[.E$11]*[.$C$4];IF(AND([.$A12]*[.E$11]&gt;[.$C$3];[.$A12]*[.E$11]&lt;[.$D$3]);[.$A12]*[.E$11]*[.$D$4];[.$A12]*[.E$11]*[.$E$4]))))*[.$F$4]" office:value-type="float" office:value="5508.00260041487" calcext:value-type="float">
            <text:p>5.508 </text:p>
          </table:table-cell>
          <table:table-cell table:style-name="ce60" table:formula="of:=(IF([.$A12]*[.F$11]&lt;=[.$B$3];[.$A12]*[.F$11]*[.$B$4];IF(AND([.$A12]*[.F$11]&gt;[.$B$3];[.$A12]*[.F$11]&lt;=[.$C$3]);[.$A12]*[.F$11]*[.$C$4];IF(AND([.$A12]*[.F$11]&gt;[.$C$3];[.$A12]*[.F$11]&lt;[.$D$3]);[.$A12]*[.F$11]*[.$D$4];[.$A12]*[.F$11]*[.$E$4]))))*[.$F$4]" office:value-type="float" office:value="6294.86011475985" calcext:value-type="float">
            <text:p>6.295 </text:p>
          </table:table-cell>
          <table:table-cell table:style-name="ce60" table:formula="of:=(IF([.$A12]*[.G$11]&lt;=[.$B$3];[.$A12]*[.G$11]*[.$B$4];IF(AND([.$A12]*[.G$11]&gt;[.$B$3];[.$A12]*[.G$11]&lt;=[.$C$3]);[.$A12]*[.G$11]*[.$C$4];IF(AND([.$A12]*[.G$11]&gt;[.$C$3];[.$A12]*[.G$11]&lt;[.$D$3]);[.$A12]*[.G$11]*[.$D$4];[.$A12]*[.G$11]*[.$E$4]))))*[.$F$4]" office:value-type="float" office:value="7081.71762910484" calcext:value-type="float">
            <text:p>7.082 </text:p>
          </table:table-cell>
          <table:table-cell table:style-name="ce60" table:formula="of:=(IF([.$A12]*[.H$11]&lt;=[.$B$3];[.$A12]*[.H$11]*[.$B$4];IF(AND([.$A12]*[.H$11]&gt;[.$B$3];[.$A12]*[.H$11]&lt;=[.$C$3]);[.$A12]*[.H$11]*[.$C$4];IF(AND([.$A12]*[.H$11]&gt;[.$C$3];[.$A12]*[.H$11]&lt;[.$D$3]);[.$A12]*[.H$11]*[.$D$4];[.$A12]*[.H$11]*[.$E$4]))))*[.$F$4]" office:value-type="float" office:value="7868.57514344982" calcext:value-type="float">
            <text:p>7.869 </text:p>
          </table:table-cell>
          <table:table-cell table:style-name="ce60" table:formula="of:=(IF([.$A12]*[.I$11]&lt;=[.$B$3];[.$A12]*[.I$11]*[.$B$4];IF(AND([.$A12]*[.I$11]&gt;[.$B$3];[.$A12]*[.I$11]&lt;=[.$C$3]);[.$A12]*[.I$11]*[.$C$4];IF(AND([.$A12]*[.I$11]&gt;[.$C$3];[.$A12]*[.I$11]&lt;[.$D$3]);[.$A12]*[.I$11]*[.$D$4];[.$A12]*[.I$11]*[.$E$4]))))*[.$F$4]" office:value-type="float" office:value="8655.4326577948" calcext:value-type="float">
            <text:p>8.655 </text:p>
          </table:table-cell>
          <table:table-cell table:style-name="ce60" table:formula="of:=(IF([.$A12]*[.J$11]&lt;=[.$B$3];[.$A12]*[.J$11]*[.$B$4];IF(AND([.$A12]*[.J$11]&gt;[.$B$3];[.$A12]*[.J$11]&lt;=[.$C$3]);[.$A12]*[.J$11]*[.$C$4];IF(AND([.$A12]*[.J$11]&gt;[.$C$3];[.$A12]*[.J$11]&lt;[.$D$3]);[.$A12]*[.J$11]*[.$D$4];[.$A12]*[.J$11]*[.$E$4]))))*[.$F$4]" office:value-type="float" office:value="9442.29017213978" calcext:value-type="float">
            <text:p>9.442 </text:p>
          </table:table-cell>
          <table:table-cell table:style-name="ce60" table:formula="of:=(IF([.$A12]*[.K$11]&lt;=[.$B$3];[.$A12]*[.K$11]*[.$B$4];IF(AND([.$A12]*[.K$11]&gt;[.$B$3];[.$A12]*[.K$11]&lt;=[.$C$3]);[.$A12]*[.K$11]*[.$C$4];IF(AND([.$A12]*[.K$11]&gt;[.$C$3];[.$A12]*[.K$11]&lt;[.$D$3]);[.$A12]*[.K$11]*[.$D$4];[.$A12]*[.K$11]*[.$E$4]))))*[.$F$4]" office:value-type="float" office:value="9712.90669561293" calcext:value-type="float">
            <text:p>9.713 </text:p>
          </table:table-cell>
          <table:table-cell table:style-name="ce60" table:formula="of:=(IF([.$A12]*[.L$11]&lt;=[.$B$3];[.$A12]*[.L$11]*[.$B$4];IF(AND([.$A12]*[.L$11]&gt;[.$B$3];[.$A12]*[.L$11]&lt;=[.$C$3]);[.$A12]*[.L$11]*[.$C$4];IF(AND([.$A12]*[.L$11]&gt;[.$C$3];[.$A12]*[.L$11]&lt;[.$D$3]);[.$A12]*[.L$11]*[.$D$4];[.$A12]*[.L$11]*[.$E$4]))))*[.$F$4]" office:value-type="float" office:value="10460.0533645062" calcext:value-type="float">
            <text:p>10.460 </text:p>
          </table:table-cell>
          <table:table-cell table:style-name="ce60" table:formula="of:=(IF([.$A12]*[.M$11]&lt;=[.$B$3];[.$A12]*[.M$11]*[.$B$4];IF(AND([.$A12]*[.M$11]&gt;[.$B$3];[.$A12]*[.M$11]&lt;=[.$C$3]);[.$A12]*[.M$11]*[.$C$4];IF(AND([.$A12]*[.M$11]&gt;[.$C$3];[.$A12]*[.M$11]&lt;[.$D$3]);[.$A12]*[.M$11]*[.$D$4];[.$A12]*[.M$11]*[.$E$4]))))*[.$F$4]" office:value-type="float" office:value="11207.2000333995" calcext:value-type="float">
            <text:p>11.207 </text:p>
          </table:table-cell>
          <table:table-cell table:style-name="ce60" table:formula="of:=(IF([.$A12]*[.N$11]&lt;=[.$B$3];[.$A12]*[.N$11]*[.$B$4];IF(AND([.$A12]*[.N$11]&gt;[.$B$3];[.$A12]*[.N$11]&lt;=[.$C$3]);[.$A12]*[.N$11]*[.$C$4];IF(AND([.$A12]*[.N$11]&gt;[.$C$3];[.$A12]*[.N$11]&lt;[.$D$3]);[.$A12]*[.N$11]*[.$D$4];[.$A12]*[.N$11]*[.$E$4]))))*[.$F$4]" office:value-type="float" office:value="11954.3467022928" calcext:value-type="float">
            <text:p>11.954 </text:p>
          </table:table-cell>
          <table:table-cell table:style-name="ce60" table:formula="of:=(IF([.$A12]*[.O$11]&lt;=[.$B$3];[.$A12]*[.O$11]*[.$B$4];IF(AND([.$A12]*[.O$11]&gt;[.$B$3];[.$A12]*[.O$11]&lt;=[.$C$3]);[.$A12]*[.O$11]*[.$C$4];IF(AND([.$A12]*[.O$11]&gt;[.$C$3];[.$A12]*[.O$11]&lt;[.$D$3]);[.$A12]*[.O$11]*[.$D$4];[.$A12]*[.O$11]*[.$E$4]))))*[.$F$4]" office:value-type="float" office:value="12301.6884950955" calcext:value-type="float">
            <text:p>12.302 </text:p>
          </table:table-cell>
          <table:table-cell table:style-name="ce60" table:formula="of:=(IF([.$A12]*[.P$11]&lt;=[.$B$3];[.$A12]*[.P$11]*[.$B$4];IF(AND([.$A12]*[.P$11]&gt;[.$B$3];[.$A12]*[.P$11]&lt;=[.$C$3]);[.$A12]*[.P$11]*[.$C$4];IF(AND([.$A12]*[.P$11]&gt;[.$C$3];[.$A12]*[.P$11]&lt;[.$D$3]);[.$A12]*[.P$11]*[.$D$4];[.$A12]*[.P$11]*[.$E$4]))))*[.$F$4]" office:value-type="float" office:value="13025.3172301012" calcext:value-type="float">
            <text:p>13.025 </text:p>
          </table:table-cell>
          <table:table-cell table:style-name="ce60" table:formula="of:=(IF([.$A12]*[.Q$11]&lt;=[.$B$3];[.$A12]*[.Q$11]*[.$B$4];IF(AND([.$A12]*[.Q$11]&gt;[.$B$3];[.$A12]*[.Q$11]&lt;=[.$C$3]);[.$A12]*[.Q$11]*[.$C$4];IF(AND([.$A12]*[.Q$11]&gt;[.$C$3];[.$A12]*[.Q$11]&lt;[.$D$3]);[.$A12]*[.Q$11]*[.$D$4];[.$A12]*[.Q$11]*[.$E$4]))))*[.$F$4]" office:value-type="float" office:value="13748.9459651068" calcext:value-type="float">
            <text:p>13.749 </text:p>
          </table:table-cell>
          <table:table-cell table:style-name="ce60" table:formula="of:=(IF([.$A12]*[.R$11]&lt;=[.$B$3];[.$A12]*[.R$11]*[.$B$4];IF(AND([.$A12]*[.R$11]&gt;[.$B$3];[.$A12]*[.R$11]&lt;=[.$C$3]);[.$A12]*[.R$11]*[.$C$4];IF(AND([.$A12]*[.R$11]&gt;[.$C$3];[.$A12]*[.R$11]&lt;[.$D$3]);[.$A12]*[.R$11]*[.$D$4];[.$A12]*[.R$11]*[.$E$4]))))*[.$F$4]" office:value-type="float" office:value="14472.5747001124" calcext:value-type="float">
            <text:p>14.473 </text:p>
          </table:table-cell>
          <table:table-cell table:style-name="ce67" office:value-type="float" office:value="2" calcext:value-type="float">
            <text:p>2,00 </text:p>
          </table:table-cell>
          <table:table-cell table:number-columns-repeated="1005"/>
        </table:table-row>
        <table:table-row table:style-name="ro2">
          <table:table-cell table:style-name="ce67" table:formula="of:=+[.A12]+0.5" office:value-type="float" office:value="2.5" calcext:value-type="float">
            <text:p>2,50 </text:p>
          </table:table-cell>
          <table:table-cell table:style-name="ce49" table:formula="of:=(IF([.$A13]*[.B$11]&lt;=[.$B$3];[.$A13]*[.B$11]*[.$B$4];IF(AND([.$A13]*[.B$11]&gt;[.$B$3];[.$A13]*[.B$11]&lt;=[.$C$3]);[.$A13]*[.B$11]*[.$C$4];IF(AND([.$A13]*[.B$11]&gt;[.$C$3];[.$A13]*[.B$11]&lt;[.$D$3]);[.$A13]*[.B$11]*[.$D$4];[.$A13]*[.B$11]*[.$E$4]))))*[.$F$4]" office:value-type="float" office:value="3934.28757172491" calcext:value-type="float">
            <text:p>3.934 </text:p>
          </table:table-cell>
          <table:table-cell table:style-name="ce61" table:formula="of:=(IF([.$A13]*[.C$11]&lt;=[.$B$3];[.$A13]*[.C$11]*[.$B$4];IF(AND([.$A13]*[.C$11]&gt;[.$B$3];[.$A13]*[.C$11]&lt;=[.$C$3]);[.$A13]*[.C$11]*[.$C$4];IF(AND([.$A13]*[.C$11]&gt;[.$C$3];[.$A13]*[.C$11]&lt;[.$D$3]);[.$A13]*[.C$11]*[.$D$4];[.$A13]*[.C$11]*[.$E$4]))))*[.$F$4]" office:value-type="float" office:value="4917.85946465614" calcext:value-type="float">
            <text:p>4.918 </text:p>
          </table:table-cell>
          <table:table-cell table:style-name="ce61" table:formula="of:=(IF([.$A13]*[.D$11]&lt;=[.$B$3];[.$A13]*[.D$11]*[.$B$4];IF(AND([.$A13]*[.D$11]&gt;[.$B$3];[.$A13]*[.D$11]&lt;=[.$C$3]);[.$A13]*[.D$11]*[.$C$4];IF(AND([.$A13]*[.D$11]&gt;[.$C$3];[.$A13]*[.D$11]&lt;[.$D$3]);[.$A13]*[.D$11]*[.$D$4];[.$A13]*[.D$11]*[.$E$4]))))*[.$F$4]" office:value-type="float" office:value="5901.43135758736" calcext:value-type="float">
            <text:p>5.901 </text:p>
          </table:table-cell>
          <table:table-cell table:style-name="ce61" table:formula="of:=(IF([.$A13]*[.E$11]&lt;=[.$B$3];[.$A13]*[.E$11]*[.$B$4];IF(AND([.$A13]*[.E$11]&gt;[.$B$3];[.$A13]*[.E$11]&lt;=[.$C$3]);[.$A13]*[.E$11]*[.$C$4];IF(AND([.$A13]*[.E$11]&gt;[.$C$3];[.$A13]*[.E$11]&lt;[.$D$3]);[.$A13]*[.E$11]*[.$D$4];[.$A13]*[.E$11]*[.$E$4]))))*[.$F$4]" office:value-type="float" office:value="6885.00325051859" calcext:value-type="float">
            <text:p>6.885 </text:p>
          </table:table-cell>
          <table:table-cell table:style-name="ce61" table:formula="of:=(IF([.$A13]*[.F$11]&lt;=[.$B$3];[.$A13]*[.F$11]*[.$B$4];IF(AND([.$A13]*[.F$11]&gt;[.$B$3];[.$A13]*[.F$11]&lt;=[.$C$3]);[.$A13]*[.F$11]*[.$C$4];IF(AND([.$A13]*[.F$11]&gt;[.$C$3];[.$A13]*[.F$11]&lt;[.$D$3]);[.$A13]*[.F$11]*[.$D$4];[.$A13]*[.F$11]*[.$E$4]))))*[.$F$4]" office:value-type="float" office:value="7868.57514344982" calcext:value-type="float">
            <text:p>7.869 </text:p>
          </table:table-cell>
          <table:table-cell table:style-name="ce61" table:formula="of:=(IF([.$A13]*[.G$11]&lt;=[.$B$3];[.$A13]*[.G$11]*[.$B$4];IF(AND([.$A13]*[.G$11]&gt;[.$B$3];[.$A13]*[.G$11]&lt;=[.$C$3]);[.$A13]*[.G$11]*[.$C$4];IF(AND([.$A13]*[.G$11]&gt;[.$C$3];[.$A13]*[.G$11]&lt;[.$D$3]);[.$A13]*[.G$11]*[.$D$4];[.$A13]*[.G$11]*[.$E$4]))))*[.$F$4]" office:value-type="float" office:value="8852.14703638104" calcext:value-type="float">
            <text:p>8.852 </text:p>
          </table:table-cell>
          <table:table-cell table:style-name="ce61" table:formula="of:=(IF([.$A13]*[.H$11]&lt;=[.$B$3];[.$A13]*[.H$11]*[.$B$4];IF(AND([.$A13]*[.H$11]&gt;[.$B$3];[.$A13]*[.H$11]&lt;=[.$C$3]);[.$A13]*[.H$11]*[.$C$4];IF(AND([.$A13]*[.H$11]&gt;[.$C$3];[.$A13]*[.H$11]&lt;[.$D$3]);[.$A13]*[.H$11]*[.$D$4];[.$A13]*[.H$11]*[.$E$4]))))*[.$F$4]" office:value-type="float" office:value="9339.33336116628" calcext:value-type="float">
            <text:p>9.339 </text:p>
          </table:table-cell>
          <table:table-cell table:style-name="ce61" table:formula="of:=(IF([.$A13]*[.I$11]&lt;=[.$B$3];[.$A13]*[.I$11]*[.$B$4];IF(AND([.$A13]*[.I$11]&gt;[.$B$3];[.$A13]*[.I$11]&lt;=[.$C$3]);[.$A13]*[.I$11]*[.$C$4];IF(AND([.$A13]*[.I$11]&gt;[.$C$3];[.$A13]*[.I$11]&lt;[.$D$3]);[.$A13]*[.I$11]*[.$D$4];[.$A13]*[.I$11]*[.$E$4]))))*[.$F$4]" office:value-type="float" office:value="10273.2666972829" calcext:value-type="float">
            <text:p>10.273 </text:p>
          </table:table-cell>
          <table:table-cell table:style-name="ce61" table:formula="of:=(IF([.$A13]*[.J$11]&lt;=[.$B$3];[.$A13]*[.J$11]*[.$B$4];IF(AND([.$A13]*[.J$11]&gt;[.$B$3];[.$A13]*[.J$11]&lt;=[.$C$3]);[.$A13]*[.J$11]*[.$C$4];IF(AND([.$A13]*[.J$11]&gt;[.$C$3];[.$A13]*[.J$11]&lt;[.$D$3]);[.$A13]*[.J$11]*[.$D$4];[.$A13]*[.J$11]*[.$E$4]))))*[.$F$4]" office:value-type="float" office:value="11207.2000333995" calcext:value-type="float">
            <text:p>11.207 </text:p>
          </table:table-cell>
          <table:table-cell table:style-name="ce61" table:formula="of:=(IF([.$A13]*[.K$11]&lt;=[.$B$3];[.$A13]*[.K$11]*[.$B$4];IF(AND([.$A13]*[.K$11]&gt;[.$B$3];[.$A13]*[.K$11]&lt;=[.$C$3]);[.$A13]*[.K$11]*[.$C$4];IF(AND([.$A13]*[.K$11]&gt;[.$C$3];[.$A13]*[.K$11]&lt;[.$D$3]);[.$A13]*[.K$11]*[.$D$4];[.$A13]*[.K$11]*[.$E$4]))))*[.$F$4]" office:value-type="float" office:value="11758.9669438413" calcext:value-type="float">
            <text:p>11.759 </text:p>
          </table:table-cell>
          <table:table-cell table:style-name="ce61" table:formula="of:=(IF([.$A13]*[.L$11]&lt;=[.$B$3];[.$A13]*[.L$11]*[.$B$4];IF(AND([.$A13]*[.L$11]&gt;[.$B$3];[.$A13]*[.L$11]&lt;=[.$C$3]);[.$A13]*[.L$11]*[.$C$4];IF(AND([.$A13]*[.L$11]&gt;[.$C$3];[.$A13]*[.L$11]&lt;[.$D$3]);[.$A13]*[.L$11]*[.$D$4];[.$A13]*[.L$11]*[.$E$4]))))*[.$F$4]" office:value-type="float" office:value="12663.5028625984" calcext:value-type="float">
            <text:p>12.664 </text:p>
          </table:table-cell>
          <table:table-cell table:style-name="ce61" table:formula="of:=(IF([.$A13]*[.M$11]&lt;=[.$B$3];[.$A13]*[.M$11]*[.$B$4];IF(AND([.$A13]*[.M$11]&gt;[.$B$3];[.$A13]*[.M$11]&lt;=[.$C$3]);[.$A13]*[.M$11]*[.$C$4];IF(AND([.$A13]*[.M$11]&gt;[.$C$3];[.$A13]*[.M$11]&lt;[.$D$3]);[.$A13]*[.M$11]*[.$D$4];[.$A13]*[.M$11]*[.$E$4]))))*[.$F$4]" office:value-type="float" office:value="13568.0387813554" calcext:value-type="float">
            <text:p>13.568 </text:p>
          </table:table-cell>
          <table:table-cell table:style-name="ce61" table:formula="of:=(IF([.$A13]*[.N$11]&lt;=[.$B$3];[.$A13]*[.N$11]*[.$B$4];IF(AND([.$A13]*[.N$11]&gt;[.$B$3];[.$A13]*[.N$11]&lt;=[.$C$3]);[.$A13]*[.N$11]*[.$C$4];IF(AND([.$A13]*[.N$11]&gt;[.$C$3];[.$A13]*[.N$11]&lt;[.$D$3]);[.$A13]*[.N$11]*[.$D$4];[.$A13]*[.N$11]*[.$E$4]))))*[.$F$4]" office:value-type="float" office:value="14472.5747001124" calcext:value-type="float">
            <text:p>14.473 </text:p>
          </table:table-cell>
          <table:table-cell table:style-name="ce61" table:formula="of:=(IF([.$A13]*[.O$11]&lt;=[.$B$3];[.$A13]*[.O$11]*[.$B$4];IF(AND([.$A13]*[.O$11]&gt;[.$B$3];[.$A13]*[.O$11]&lt;=[.$C$3]);[.$A13]*[.O$11]*[.$C$4];IF(AND([.$A13]*[.O$11]&gt;[.$C$3];[.$A13]*[.O$11]&lt;[.$D$3]);[.$A13]*[.O$11]*[.$D$4];[.$A13]*[.O$11]*[.$E$4]))))*[.$F$4]" office:value-type="float" office:value="15377.1106188694" calcext:value-type="float">
            <text:p>15.377 </text:p>
          </table:table-cell>
          <table:table-cell table:style-name="ce61" table:formula="of:=(IF([.$A13]*[.P$11]&lt;=[.$B$3];[.$A13]*[.P$11]*[.$B$4];IF(AND([.$A13]*[.P$11]&gt;[.$B$3];[.$A13]*[.P$11]&lt;=[.$C$3]);[.$A13]*[.P$11]*[.$C$4];IF(AND([.$A13]*[.P$11]&gt;[.$C$3];[.$A13]*[.P$11]&lt;[.$D$3]);[.$A13]*[.P$11]*[.$D$4];[.$A13]*[.P$11]*[.$E$4]))))*[.$F$4]" office:value-type="float" office:value="15769.1491889845" calcext:value-type="float">
            <text:p>15.769 </text:p>
          </table:table-cell>
          <table:table-cell table:style-name="ce61" table:formula="of:=(IF([.$A13]*[.Q$11]&lt;=[.$B$3];[.$A13]*[.Q$11]*[.$B$4];IF(AND([.$A13]*[.Q$11]&gt;[.$B$3];[.$A13]*[.Q$11]&lt;=[.$C$3]);[.$A13]*[.Q$11]*[.$C$4];IF(AND([.$A13]*[.Q$11]&gt;[.$C$3];[.$A13]*[.Q$11]&lt;[.$D$3]);[.$A13]*[.Q$11]*[.$D$4];[.$A13]*[.Q$11]*[.$E$4]))))*[.$F$4]" office:value-type="float" office:value="16645.2130328169" calcext:value-type="float">
            <text:p>16.645 </text:p>
          </table:table-cell>
          <table:table-cell table:style-name="ce61" table:formula="of:=(IF([.$A13]*[.R$11]&lt;=[.$B$3];[.$A13]*[.R$11]*[.$B$4];IF(AND([.$A13]*[.R$11]&gt;[.$B$3];[.$A13]*[.R$11]&lt;=[.$C$3]);[.$A13]*[.R$11]*[.$C$4];IF(AND([.$A13]*[.R$11]&gt;[.$C$3];[.$A13]*[.R$11]&lt;[.$D$3]);[.$A13]*[.R$11]*[.$D$4];[.$A13]*[.R$11]*[.$E$4]))))*[.$F$4]" office:value-type="float" office:value="17521.2768766494" calcext:value-type="float">
            <text:p>17.521 </text:p>
          </table:table-cell>
          <table:table-cell table:style-name="ce67" table:formula="of:=+[.S12]+0.5" office:value-type="float" office:value="2.5" calcext:value-type="float">
            <text:p>2,50 </text:p>
          </table:table-cell>
          <table:table-cell/>
          <table:table-cell table:formula="of:=+[.L16]+400" office:value-type="float" office:value="20023.8301018473" calcext:value-type="float">
            <text:p>20.023,83 </text:p>
          </table:table-cell>
          <table:table-cell table:number-columns-repeated="1003"/>
        </table:table-row>
        <table:table-row table:style-name="ro2">
          <table:table-cell table:style-name="ce68" table:formula="of:=+[.A13]+0.5" office:value-type="float" office:value="3" calcext:value-type="float">
            <text:p>3,00 </text:p>
          </table:table-cell>
          <table:table-cell table:style-name="ce50" table:formula="of:=(IF([.$A14]*[.B$11]&lt;=[.$B$3];[.$A14]*[.B$11]*[.$B$4];IF(AND([.$A14]*[.B$11]&gt;[.$B$3];[.$A14]*[.B$11]&lt;=[.$C$3]);[.$A14]*[.B$11]*[.$C$4];IF(AND([.$A14]*[.B$11]&gt;[.$C$3];[.$A14]*[.B$11]&lt;[.$D$3]);[.$A14]*[.B$11]*[.$D$4];[.$A14]*[.B$11]*[.$E$4]))))*[.$F$4]" office:value-type="float" office:value="4721.14508606989" calcext:value-type="float">
            <text:p>4.721 </text:p>
          </table:table-cell>
          <table:table-cell table:style-name="ce62" table:formula="of:=(IF([.$A14]*[.C$11]&lt;=[.$B$3];[.$A14]*[.C$11]*[.$B$4];IF(AND([.$A14]*[.C$11]&gt;[.$B$3];[.$A14]*[.C$11]&lt;=[.$C$3]);[.$A14]*[.C$11]*[.$C$4];IF(AND([.$A14]*[.C$11]&gt;[.$C$3];[.$A14]*[.C$11]&lt;[.$D$3]);[.$A14]*[.C$11]*[.$D$4];[.$A14]*[.C$11]*[.$E$4]))))*[.$F$4]" office:value-type="float" office:value="5901.43135758736" calcext:value-type="float">
            <text:p>5.901 </text:p>
          </table:table-cell>
          <table:table-cell table:style-name="ce62" table:formula="of:=(IF([.$A14]*[.D$11]&lt;=[.$B$3];[.$A14]*[.D$11]*[.$B$4];IF(AND([.$A14]*[.D$11]&gt;[.$B$3];[.$A14]*[.D$11]&lt;=[.$C$3]);[.$A14]*[.D$11]*[.$C$4];IF(AND([.$A14]*[.D$11]&gt;[.$C$3];[.$A14]*[.D$11]&lt;[.$D$3]);[.$A14]*[.D$11]*[.$D$4];[.$A14]*[.D$11]*[.$E$4]))))*[.$F$4]" office:value-type="float" office:value="7081.71762910484" calcext:value-type="float">
            <text:p>7.082 </text:p>
          </table:table-cell>
          <table:table-cell table:style-name="ce62" table:formula="of:=(IF([.$A14]*[.E$11]&lt;=[.$B$3];[.$A14]*[.E$11]*[.$B$4];IF(AND([.$A14]*[.E$11]&gt;[.$B$3];[.$A14]*[.E$11]&lt;=[.$C$3]);[.$A14]*[.E$11]*[.$C$4];IF(AND([.$A14]*[.E$11]&gt;[.$C$3];[.$A14]*[.E$11]&lt;[.$D$3]);[.$A14]*[.E$11]*[.$D$4];[.$A14]*[.E$11]*[.$E$4]))))*[.$F$4]" office:value-type="float" office:value="8262.00390062231" calcext:value-type="float">
            <text:p>8.262 </text:p>
          </table:table-cell>
          <table:table-cell table:style-name="ce62" table:formula="of:=(IF([.$A14]*[.F$11]&lt;=[.$B$3];[.$A14]*[.F$11]*[.$B$4];IF(AND([.$A14]*[.F$11]&gt;[.$B$3];[.$A14]*[.F$11]&lt;=[.$C$3]);[.$A14]*[.F$11]*[.$C$4];IF(AND([.$A14]*[.F$11]&gt;[.$C$3];[.$A14]*[.F$11]&lt;[.$D$3]);[.$A14]*[.F$11]*[.$D$4];[.$A14]*[.F$11]*[.$E$4]))))*[.$F$4]" office:value-type="float" office:value="9442.29017213978" calcext:value-type="float">
            <text:p>9.442 </text:p>
          </table:table-cell>
          <table:table-cell table:style-name="ce62" table:formula="of:=(IF([.$A14]*[.G$11]&lt;=[.$B$3];[.$A14]*[.G$11]*[.$B$4];IF(AND([.$A14]*[.G$11]&gt;[.$B$3];[.$A14]*[.G$11]&lt;=[.$C$3]);[.$A14]*[.G$11]*[.$C$4];IF(AND([.$A14]*[.G$11]&gt;[.$C$3];[.$A14]*[.G$11]&lt;[.$D$3]);[.$A14]*[.G$11]*[.$D$4];[.$A14]*[.G$11]*[.$E$4]))))*[.$F$4]" office:value-type="float" office:value="10086.4800300596" calcext:value-type="float">
            <text:p>10.086 </text:p>
          </table:table-cell>
          <table:table-cell table:style-name="ce62" table:formula="of:=(IF([.$A14]*[.H$11]&lt;=[.$B$3];[.$A14]*[.H$11]*[.$B$4];IF(AND([.$A14]*[.H$11]&gt;[.$B$3];[.$A14]*[.H$11]&lt;=[.$C$3]);[.$A14]*[.H$11]*[.$C$4];IF(AND([.$A14]*[.H$11]&gt;[.$C$3];[.$A14]*[.H$11]&lt;[.$D$3]);[.$A14]*[.H$11]*[.$D$4];[.$A14]*[.H$11]*[.$E$4]))))*[.$F$4]" office:value-type="float" office:value="11207.2000333995" calcext:value-type="float">
            <text:p>11.207 </text:p>
          </table:table-cell>
          <table:table-cell table:style-name="ce62" table:formula="of:=(IF([.$A14]*[.I$11]&lt;=[.$B$3];[.$A14]*[.I$11]*[.$B$4];IF(AND([.$A14]*[.I$11]&gt;[.$B$3];[.$A14]*[.I$11]&lt;=[.$C$3]);[.$A14]*[.I$11]*[.$C$4];IF(AND([.$A14]*[.I$11]&gt;[.$C$3];[.$A14]*[.I$11]&lt;[.$D$3]);[.$A14]*[.I$11]*[.$D$4];[.$A14]*[.I$11]*[.$E$4]))))*[.$F$4]" office:value-type="float" office:value="11939.8741275927" calcext:value-type="float">
            <text:p>11.940 </text:p>
          </table:table-cell>
          <table:table-cell table:style-name="ce62" table:formula="of:=(IF([.$A14]*[.J$11]&lt;=[.$B$3];[.$A14]*[.J$11]*[.$B$4];IF(AND([.$A14]*[.J$11]&gt;[.$B$3];[.$A14]*[.J$11]&lt;=[.$C$3]);[.$A14]*[.J$11]*[.$C$4];IF(AND([.$A14]*[.J$11]&gt;[.$C$3];[.$A14]*[.J$11]&lt;[.$D$3]);[.$A14]*[.J$11]*[.$D$4];[.$A14]*[.J$11]*[.$E$4]))))*[.$F$4]" office:value-type="float" office:value="13025.3172301012" calcext:value-type="float">
            <text:p>13.025 </text:p>
          </table:table-cell>
          <table:table-cell table:style-name="ce62" table:formula="of:=(IF([.$A14]*[.K$11]&lt;=[.$B$3];[.$A14]*[.K$11]*[.$B$4];IF(AND([.$A14]*[.K$11]&gt;[.$B$3];[.$A14]*[.K$11]&lt;=[.$C$3]);[.$A14]*[.K$11]*[.$C$4];IF(AND([.$A14]*[.K$11]&gt;[.$C$3];[.$A14]*[.K$11]&lt;[.$D$3]);[.$A14]*[.K$11]*[.$D$4];[.$A14]*[.K$11]*[.$E$4]))))*[.$F$4]" office:value-type="float" office:value="14110.7603326096" calcext:value-type="float">
            <text:p>14.111 </text:p>
          </table:table-cell>
          <table:table-cell table:style-name="ce62" table:formula="of:=(IF([.$A14]*[.L$11]&lt;=[.$B$3];[.$A14]*[.L$11]*[.$B$4];IF(AND([.$A14]*[.L$11]&gt;[.$B$3];[.$A14]*[.L$11]&lt;=[.$C$3]);[.$A14]*[.L$11]*[.$C$4];IF(AND([.$A14]*[.L$11]&gt;[.$C$3];[.$A14]*[.L$11]&lt;[.$D$3]);[.$A14]*[.L$11]*[.$D$4];[.$A14]*[.L$11]*[.$E$4]))))*[.$F$4]" office:value-type="float" office:value="15196.203435118" calcext:value-type="float">
            <text:p>15.196 </text:p>
          </table:table-cell>
          <table:table-cell table:style-name="ce62" table:formula="of:=(IF([.$A14]*[.M$11]&lt;=[.$B$3];[.$A14]*[.M$11]*[.$B$4];IF(AND([.$A14]*[.M$11]&gt;[.$B$3];[.$A14]*[.M$11]&lt;=[.$C$3]);[.$A14]*[.M$11]*[.$C$4];IF(AND([.$A14]*[.M$11]&gt;[.$C$3];[.$A14]*[.M$11]&lt;[.$D$3]);[.$A14]*[.M$11]*[.$D$4];[.$A14]*[.M$11]*[.$E$4]))))*[.$F$4]" office:value-type="float" office:value="15769.1491889845" calcext:value-type="float">
            <text:p>15.769 </text:p>
          </table:table-cell>
          <table:table-cell table:style-name="ce62" table:formula="of:=(IF([.$A14]*[.N$11]&lt;=[.$B$3];[.$A14]*[.N$11]*[.$B$4];IF(AND([.$A14]*[.N$11]&gt;[.$B$3];[.$A14]*[.N$11]&lt;=[.$C$3]);[.$A14]*[.N$11]*[.$C$4];IF(AND([.$A14]*[.N$11]&gt;[.$C$3];[.$A14]*[.N$11]&lt;[.$D$3]);[.$A14]*[.N$11]*[.$D$4];[.$A14]*[.N$11]*[.$E$4]))))*[.$F$4]" office:value-type="float" office:value="16820.4258015834" calcext:value-type="float">
            <text:p>16.820 </text:p>
          </table:table-cell>
          <table:table-cell table:style-name="ce62" table:formula="of:=(IF([.$A14]*[.O$11]&lt;=[.$B$3];[.$A14]*[.O$11]*[.$B$4];IF(AND([.$A14]*[.O$11]&gt;[.$B$3];[.$A14]*[.O$11]&lt;=[.$C$3]);[.$A14]*[.O$11]*[.$C$4];IF(AND([.$A14]*[.O$11]&gt;[.$C$3];[.$A14]*[.O$11]&lt;[.$D$3]);[.$A14]*[.O$11]*[.$D$4];[.$A14]*[.O$11]*[.$E$4]))))*[.$F$4]" office:value-type="float" office:value="17871.7024141824" calcext:value-type="float">
            <text:p>17.872 </text:p>
          </table:table-cell>
          <table:table-cell table:style-name="ce62" table:formula="of:=(IF([.$A14]*[.P$11]&lt;=[.$B$3];[.$A14]*[.P$11]*[.$B$4];IF(AND([.$A14]*[.P$11]&gt;[.$B$3];[.$A14]*[.P$11]&lt;=[.$C$3]);[.$A14]*[.P$11]*[.$C$4];IF(AND([.$A14]*[.P$11]&gt;[.$C$3];[.$A14]*[.P$11]&lt;[.$D$3]);[.$A14]*[.P$11]*[.$D$4];[.$A14]*[.P$11]*[.$E$4]))))*[.$F$4]" office:value-type="float" office:value="18922.9790267813" calcext:value-type="float">
            <text:p>18.923 </text:p>
          </table:table-cell>
          <table:table-cell table:style-name="ce62" table:formula="of:=(IF([.$A14]*[.Q$11]&lt;=[.$B$3];[.$A14]*[.Q$11]*[.$B$4];IF(AND([.$A14]*[.Q$11]&gt;[.$B$3];[.$A14]*[.Q$11]&lt;=[.$C$3]);[.$A14]*[.Q$11]*[.$C$4];IF(AND([.$A14]*[.Q$11]&gt;[.$C$3];[.$A14]*[.Q$11]&lt;[.$D$3]);[.$A14]*[.Q$11]*[.$D$4];[.$A14]*[.Q$11]*[.$E$4]))))*[.$F$4]" office:value-type="float" office:value="19974.2556393803" calcext:value-type="float">
            <text:p>19.974 </text:p>
          </table:table-cell>
          <table:table-cell table:style-name="ce62" table:formula="of:=(IF([.$A14]*[.R$11]&lt;=[.$B$3];[.$A14]*[.R$11]*[.$B$4];IF(AND([.$A14]*[.R$11]&gt;[.$B$3];[.$A14]*[.R$11]&lt;=[.$C$3]);[.$A14]*[.R$11]*[.$C$4];IF(AND([.$A14]*[.R$11]&gt;[.$C$3];[.$A14]*[.R$11]&lt;[.$D$3]);[.$A14]*[.R$11]*[.$D$4];[.$A14]*[.R$11]*[.$E$4]))))*[.$F$4]" office:value-type="float" office:value="21025.5322519793" calcext:value-type="float">
            <text:p>21.026 </text:p>
          </table:table-cell>
          <table:table-cell table:style-name="ce68" table:formula="of:=+[.S13]+0.5" office:value-type="float" office:value="3" calcext:value-type="float">
            <text:p>3,00 </text:p>
          </table:table-cell>
          <table:table-cell table:number-columns-repeated="1005"/>
        </table:table-row>
        <table:table-row table:style-name="ro2">
          <table:table-cell table:style-name="ce67" table:formula="of:=+[.A14]+0.5" office:value-type="float" office:value="3.5" calcext:value-type="float">
            <text:p>3,50 </text:p>
          </table:table-cell>
          <table:table-cell table:style-name="ce49" table:formula="of:=(IF([.$A15]*[.B$11]&lt;=[.$B$3];[.$A15]*[.B$11]*[.$B$4];IF(AND([.$A15]*[.B$11]&gt;[.$B$3];[.$A15]*[.B$11]&lt;=[.$C$3]);[.$A15]*[.B$11]*[.$C$4];IF(AND([.$A15]*[.B$11]&gt;[.$C$3];[.$A15]*[.B$11]&lt;[.$D$3]);[.$A15]*[.B$11]*[.$D$4];[.$A15]*[.B$11]*[.$E$4]))))*[.$F$4]" office:value-type="float" office:value="5508.00260041487" calcext:value-type="float">
            <text:p>5.508 </text:p>
          </table:table-cell>
          <table:table-cell table:style-name="ce61" table:formula="of:=(IF([.$A15]*[.C$11]&lt;=[.$B$3];[.$A15]*[.C$11]*[.$B$4];IF(AND([.$A15]*[.C$11]&gt;[.$B$3];[.$A15]*[.C$11]&lt;=[.$C$3]);[.$A15]*[.C$11]*[.$C$4];IF(AND([.$A15]*[.C$11]&gt;[.$C$3];[.$A15]*[.C$11]&lt;[.$D$3]);[.$A15]*[.C$11]*[.$D$4];[.$A15]*[.C$11]*[.$E$4]))))*[.$F$4]" office:value-type="float" office:value="6885.00325051859" calcext:value-type="float">
            <text:p>6.885 </text:p>
          </table:table-cell>
          <table:table-cell table:style-name="ce61" table:formula="of:=(IF([.$A15]*[.D$11]&lt;=[.$B$3];[.$A15]*[.D$11]*[.$B$4];IF(AND([.$A15]*[.D$11]&gt;[.$B$3];[.$A15]*[.D$11]&lt;=[.$C$3]);[.$A15]*[.D$11]*[.$C$4];IF(AND([.$A15]*[.D$11]&gt;[.$C$3];[.$A15]*[.D$11]&lt;[.$D$3]);[.$A15]*[.D$11]*[.$D$4];[.$A15]*[.D$11]*[.$E$4]))))*[.$F$4]" office:value-type="float" office:value="8262.00390062231" calcext:value-type="float">
            <text:p>8.262 </text:p>
          </table:table-cell>
          <table:table-cell table:style-name="ce61" table:formula="of:=(IF([.$A15]*[.E$11]&lt;=[.$B$3];[.$A15]*[.E$11]*[.$B$4];IF(AND([.$A15]*[.E$11]&gt;[.$B$3];[.$A15]*[.E$11]&lt;=[.$C$3]);[.$A15]*[.E$11]*[.$C$4];IF(AND([.$A15]*[.E$11]&gt;[.$C$3];[.$A15]*[.E$11]&lt;[.$D$3]);[.$A15]*[.E$11]*[.$D$4];[.$A15]*[.E$11]*[.$E$4]))))*[.$F$4]" office:value-type="float" office:value="9152.54669394296" calcext:value-type="float">
            <text:p>9.153 </text:p>
          </table:table-cell>
          <table:table-cell table:style-name="ce61" table:formula="of:=(IF([.$A15]*[.F$11]&lt;=[.$B$3];[.$A15]*[.F$11]*[.$B$4];IF(AND([.$A15]*[.F$11]&gt;[.$B$3];[.$A15]*[.F$11]&lt;=[.$C$3]);[.$A15]*[.F$11]*[.$C$4];IF(AND([.$A15]*[.F$11]&gt;[.$C$3];[.$A15]*[.F$11]&lt;[.$D$3]);[.$A15]*[.F$11]*[.$D$4];[.$A15]*[.F$11]*[.$E$4]))))*[.$F$4]" office:value-type="float" office:value="10460.0533645062" calcext:value-type="float">
            <text:p>10.460 </text:p>
          </table:table-cell>
          <table:table-cell table:style-name="ce61" table:formula="of:=(IF([.$A15]*[.G$11]&lt;=[.$B$3];[.$A15]*[.G$11]*[.$B$4];IF(AND([.$A15]*[.G$11]&gt;[.$B$3];[.$A15]*[.G$11]&lt;=[.$C$3]);[.$A15]*[.G$11]*[.$C$4];IF(AND([.$A15]*[.G$11]&gt;[.$C$3];[.$A15]*[.G$11]&lt;[.$D$3]);[.$A15]*[.G$11]*[.$D$4];[.$A15]*[.G$11]*[.$E$4]))))*[.$F$4]" office:value-type="float" office:value="11767.5600350695" calcext:value-type="float">
            <text:p>11.768 </text:p>
          </table:table-cell>
          <table:table-cell table:style-name="ce61" table:formula="of:=(IF([.$A15]*[.H$11]&lt;=[.$B$3];[.$A15]*[.H$11]*[.$B$4];IF(AND([.$A15]*[.H$11]&gt;[.$B$3];[.$A15]*[.H$11]&lt;=[.$C$3]);[.$A15]*[.H$11]*[.$C$4];IF(AND([.$A15]*[.H$11]&gt;[.$C$3];[.$A15]*[.H$11]&lt;[.$D$3]);[.$A15]*[.H$11]*[.$D$4];[.$A15]*[.H$11]*[.$E$4]))))*[.$F$4]" office:value-type="float" office:value="12663.5028625984" calcext:value-type="float">
            <text:p>12.664 </text:p>
          </table:table-cell>
          <table:table-cell table:style-name="ce61" table:formula="of:=(IF([.$A15]*[.I$11]&lt;=[.$B$3];[.$A15]*[.I$11]*[.$B$4];IF(AND([.$A15]*[.I$11]&gt;[.$B$3];[.$A15]*[.I$11]&lt;=[.$C$3]);[.$A15]*[.I$11]*[.$C$4];IF(AND([.$A15]*[.I$11]&gt;[.$C$3];[.$A15]*[.I$11]&lt;[.$D$3]);[.$A15]*[.I$11]*[.$D$4];[.$A15]*[.I$11]*[.$E$4]))))*[.$F$4]" office:value-type="float" office:value="13929.8531488582" calcext:value-type="float">
            <text:p>13.930 </text:p>
          </table:table-cell>
          <table:table-cell table:style-name="ce61" table:formula="of:=(IF([.$A15]*[.J$11]&lt;=[.$B$3];[.$A15]*[.J$11]*[.$B$4];IF(AND([.$A15]*[.J$11]&gt;[.$B$3];[.$A15]*[.J$11]&lt;=[.$C$3]);[.$A15]*[.J$11]*[.$C$4];IF(AND([.$A15]*[.J$11]&gt;[.$C$3];[.$A15]*[.J$11]&lt;[.$D$3]);[.$A15]*[.J$11]*[.$D$4];[.$A15]*[.J$11]*[.$E$4]))))*[.$F$4]" office:value-type="float" office:value="15196.203435118" calcext:value-type="float">
            <text:p>15.196 </text:p>
          </table:table-cell>
          <table:table-cell table:style-name="ce61" table:formula="of:=(IF([.$A15]*[.K$11]&lt;=[.$B$3];[.$A15]*[.K$11]*[.$B$4];IF(AND([.$A15]*[.K$11]&gt;[.$B$3];[.$A15]*[.K$11]&lt;=[.$C$3]);[.$A15]*[.K$11]*[.$C$4];IF(AND([.$A15]*[.K$11]&gt;[.$C$3];[.$A15]*[.K$11]&lt;[.$D$3]);[.$A15]*[.K$11]*[.$D$4];[.$A15]*[.K$11]*[.$E$4]))))*[.$F$4]" office:value-type="float" office:value="15944.361957751" calcext:value-type="float">
            <text:p>15.944 </text:p>
          </table:table-cell>
          <table:table-cell table:style-name="ce61" table:formula="of:=(IF([.$A15]*[.L$11]&lt;=[.$B$3];[.$A15]*[.L$11]*[.$B$4];IF(AND([.$A15]*[.L$11]&gt;[.$B$3];[.$A15]*[.L$11]&lt;=[.$C$3]);[.$A15]*[.L$11]*[.$C$4];IF(AND([.$A15]*[.L$11]&gt;[.$C$3];[.$A15]*[.L$11]&lt;[.$D$3]);[.$A15]*[.L$11]*[.$D$4];[.$A15]*[.L$11]*[.$E$4]))))*[.$F$4]" office:value-type="float" office:value="17170.8513391164" calcext:value-type="float">
            <text:p>17.171 </text:p>
          </table:table-cell>
          <table:table-cell table:style-name="ce61" table:formula="of:=(IF([.$A15]*[.M$11]&lt;=[.$B$3];[.$A15]*[.M$11]*[.$B$4];IF(AND([.$A15]*[.M$11]&gt;[.$B$3];[.$A15]*[.M$11]&lt;=[.$C$3]);[.$A15]*[.M$11]*[.$C$4];IF(AND([.$A15]*[.M$11]&gt;[.$C$3];[.$A15]*[.M$11]&lt;[.$D$3]);[.$A15]*[.M$11]*[.$D$4];[.$A15]*[.M$11]*[.$E$4]))))*[.$F$4]" office:value-type="float" office:value="18397.3407204819" calcext:value-type="float">
            <text:p>18.397 </text:p>
          </table:table-cell>
          <table:table-cell table:style-name="ce61" table:formula="of:=(IF([.$A15]*[.N$11]&lt;=[.$B$3];[.$A15]*[.N$11]*[.$B$4];IF(AND([.$A15]*[.N$11]&gt;[.$B$3];[.$A15]*[.N$11]&lt;=[.$C$3]);[.$A15]*[.N$11]*[.$C$4];IF(AND([.$A15]*[.N$11]&gt;[.$C$3];[.$A15]*[.N$11]&lt;[.$D$3]);[.$A15]*[.N$11]*[.$D$4];[.$A15]*[.N$11]*[.$E$4]))))*[.$F$4]" office:value-type="float" office:value="19623.8301018473" calcext:value-type="float">
            <text:p>19.624 </text:p>
          </table:table-cell>
          <table:table-cell table:style-name="ce61" table:formula="of:=(IF([.$A15]*[.O$11]&lt;=[.$B$3];[.$A15]*[.O$11]*[.$B$4];IF(AND([.$A15]*[.O$11]&gt;[.$B$3];[.$A15]*[.O$11]&lt;=[.$C$3]);[.$A15]*[.O$11]*[.$C$4];IF(AND([.$A15]*[.O$11]&gt;[.$C$3];[.$A15]*[.O$11]&lt;[.$D$3]);[.$A15]*[.O$11]*[.$D$4];[.$A15]*[.O$11]*[.$E$4]))))*[.$F$4]" office:value-type="float" office:value="20850.3194832128" calcext:value-type="float">
            <text:p>20.850 </text:p>
          </table:table-cell>
          <table:table-cell table:style-name="ce61" table:formula="of:=(IF([.$A15]*[.P$11]&lt;=[.$B$3];[.$A15]*[.P$11]*[.$B$4];IF(AND([.$A15]*[.P$11]&gt;[.$B$3];[.$A15]*[.P$11]&lt;=[.$C$3]);[.$A15]*[.P$11]*[.$C$4];IF(AND([.$A15]*[.P$11]&gt;[.$C$3];[.$A15]*[.P$11]&lt;[.$D$3]);[.$A15]*[.P$11]*[.$D$4];[.$A15]*[.P$11]*[.$E$4]))))*[.$F$4]" office:value-type="float" office:value="22076.8088645782" calcext:value-type="float">
            <text:p>22.077 </text:p>
          </table:table-cell>
          <table:table-cell table:style-name="ce61" table:formula="of:=(IF([.$A15]*[.Q$11]&lt;=[.$B$3];[.$A15]*[.Q$11]*[.$B$4];IF(AND([.$A15]*[.Q$11]&gt;[.$B$3];[.$A15]*[.Q$11]&lt;=[.$C$3]);[.$A15]*[.Q$11]*[.$C$4];IF(AND([.$A15]*[.Q$11]&gt;[.$C$3];[.$A15]*[.Q$11]&lt;[.$D$3]);[.$A15]*[.Q$11]*[.$D$4];[.$A15]*[.Q$11]*[.$E$4]))))*[.$F$4]" office:value-type="float" office:value="23303.2982459437" calcext:value-type="float">
            <text:p>23.303 </text:p>
          </table:table-cell>
          <table:table-cell table:style-name="ce61" table:formula="of:=(IF([.$A15]*[.R$11]&lt;=[.$B$3];[.$A15]*[.R$11]*[.$B$4];IF(AND([.$A15]*[.R$11]&gt;[.$B$3];[.$A15]*[.R$11]&lt;=[.$C$3]);[.$A15]*[.R$11]*[.$C$4];IF(AND([.$A15]*[.R$11]&gt;[.$C$3];[.$A15]*[.R$11]&lt;[.$D$3]);[.$A15]*[.R$11]*[.$D$4];[.$A15]*[.R$11]*[.$E$4]))))*[.$F$4]" office:value-type="float" office:value="24529.7876273092" calcext:value-type="float">
            <text:p>24.530 </text:p>
          </table:table-cell>
          <table:table-cell table:style-name="ce67" table:formula="of:=+[.S14]+0.5" office:value-type="float" office:value="3.5" calcext:value-type="float">
            <text:p>3,50 </text:p>
          </table:table-cell>
          <table:table-cell table:number-columns-repeated="1005"/>
        </table:table-row>
        <table:table-row table:style-name="ro2">
          <table:table-cell table:style-name="ce69" table:formula="of:=+[.A15]+0.5" office:value-type="float" office:value="4" calcext:value-type="float">
            <text:p>4,00 </text:p>
          </table:table-cell>
          <table:table-cell table:style-name="ce51" table:formula="of:=(IF([.$A16]*[.B$11]&lt;=[.$B$3];[.$A16]*[.B$11]*[.$B$4];IF(AND([.$A16]*[.B$11]&gt;[.$B$3];[.$A16]*[.B$11]&lt;=[.$C$3]);[.$A16]*[.B$11]*[.$C$4];IF(AND([.$A16]*[.B$11]&gt;[.$C$3];[.$A16]*[.B$11]&lt;[.$D$3]);[.$A16]*[.B$11]*[.$D$4];[.$A16]*[.B$11]*[.$E$4]))))*[.$F$4]" office:value-type="float" office:value="6294.86011475985" calcext:value-type="float">
            <text:p>6.295 </text:p>
          </table:table-cell>
          <table:table-cell table:style-name="ce63" table:formula="of:=(IF([.$A16]*[.C$11]&lt;=[.$B$3];[.$A16]*[.C$11]*[.$B$4];IF(AND([.$A16]*[.C$11]&gt;[.$B$3];[.$A16]*[.C$11]&lt;=[.$C$3]);[.$A16]*[.C$11]*[.$C$4];IF(AND([.$A16]*[.C$11]&gt;[.$C$3];[.$A16]*[.C$11]&lt;[.$D$3]);[.$A16]*[.C$11]*[.$D$4];[.$A16]*[.C$11]*[.$E$4]))))*[.$F$4]" office:value-type="float" office:value="7868.57514344982" calcext:value-type="float">
            <text:p>7.869 </text:p>
          </table:table-cell>
          <table:table-cell table:style-name="ce63" table:formula="of:=(IF([.$A16]*[.D$11]&lt;=[.$B$3];[.$A16]*[.D$11]*[.$B$4];IF(AND([.$A16]*[.D$11]&gt;[.$B$3];[.$A16]*[.D$11]&lt;=[.$C$3]);[.$A16]*[.D$11]*[.$C$4];IF(AND([.$A16]*[.D$11]&gt;[.$C$3];[.$A16]*[.D$11]&lt;[.$D$3]);[.$A16]*[.D$11]*[.$D$4];[.$A16]*[.D$11]*[.$E$4]))))*[.$F$4]" office:value-type="float" office:value="9442.29017213978" calcext:value-type="float">
            <text:p>9.442 </text:p>
          </table:table-cell>
          <table:table-cell table:style-name="ce63" table:formula="of:=(IF([.$A16]*[.E$11]&lt;=[.$B$3];[.$A16]*[.E$11]*[.$B$4];IF(AND([.$A16]*[.E$11]&gt;[.$B$3];[.$A16]*[.E$11]&lt;=[.$C$3]);[.$A16]*[.E$11]*[.$C$4];IF(AND([.$A16]*[.E$11]&gt;[.$C$3];[.$A16]*[.E$11]&lt;[.$D$3]);[.$A16]*[.E$11]*[.$D$4];[.$A16]*[.E$11]*[.$E$4]))))*[.$F$4]" office:value-type="float" office:value="10460.0533645062" calcext:value-type="float">
            <text:p>10.460 </text:p>
          </table:table-cell>
          <table:table-cell table:style-name="ce63" table:formula="of:=(IF([.$A16]*[.F$11]&lt;=[.$B$3];[.$A16]*[.F$11]*[.$B$4];IF(AND([.$A16]*[.F$11]&gt;[.$B$3];[.$A16]*[.F$11]&lt;=[.$C$3]);[.$A16]*[.F$11]*[.$C$4];IF(AND([.$A16]*[.F$11]&gt;[.$C$3];[.$A16]*[.F$11]&lt;[.$D$3]);[.$A16]*[.F$11]*[.$D$4];[.$A16]*[.F$11]*[.$E$4]))))*[.$F$4]" office:value-type="float" office:value="11954.3467022928" calcext:value-type="float">
            <text:p>11.954 </text:p>
          </table:table-cell>
          <table:table-cell table:style-name="ce63" table:formula="of:=(IF([.$A16]*[.G$11]&lt;=[.$B$3];[.$A16]*[.G$11]*[.$B$4];IF(AND([.$A16]*[.G$11]&gt;[.$B$3];[.$A16]*[.G$11]&lt;=[.$C$3]);[.$A16]*[.G$11]*[.$C$4];IF(AND([.$A16]*[.G$11]&gt;[.$C$3];[.$A16]*[.G$11]&lt;[.$D$3]);[.$A16]*[.G$11]*[.$D$4];[.$A16]*[.G$11]*[.$E$4]))))*[.$F$4]" office:value-type="float" office:value="13025.3172301012" calcext:value-type="float">
            <text:p>13.025 </text:p>
          </table:table-cell>
          <table:table-cell table:style-name="ce63" table:formula="of:=(IF([.$A16]*[.H$11]&lt;=[.$B$3];[.$A16]*[.H$11]*[.$B$4];IF(AND([.$A16]*[.H$11]&gt;[.$B$3];[.$A16]*[.H$11]&lt;=[.$C$3]);[.$A16]*[.H$11]*[.$C$4];IF(AND([.$A16]*[.H$11]&gt;[.$C$3];[.$A16]*[.H$11]&lt;[.$D$3]);[.$A16]*[.H$11]*[.$D$4];[.$A16]*[.H$11]*[.$E$4]))))*[.$F$4]" office:value-type="float" office:value="14472.5747001124" calcext:value-type="float">
            <text:p>14.473 </text:p>
          </table:table-cell>
          <table:table-cell table:style-name="ce63" table:formula="of:=(IF([.$A16]*[.I$11]&lt;=[.$B$3];[.$A16]*[.I$11]*[.$B$4];IF(AND([.$A16]*[.I$11]&gt;[.$B$3];[.$A16]*[.I$11]&lt;=[.$C$3]);[.$A16]*[.I$11]*[.$C$4];IF(AND([.$A16]*[.I$11]&gt;[.$C$3];[.$A16]*[.I$11]&lt;[.$D$3]);[.$A16]*[.I$11]*[.$D$4];[.$A16]*[.I$11]*[.$E$4]))))*[.$F$4]" office:value-type="float" office:value="15418.7236514515" calcext:value-type="float">
            <text:p>15.419 </text:p>
          </table:table-cell>
          <table:table-cell table:style-name="ce63" table:formula="of:=(IF([.$A16]*[.J$11]&lt;=[.$B$3];[.$A16]*[.J$11]*[.$B$4];IF(AND([.$A16]*[.J$11]&gt;[.$B$3];[.$A16]*[.J$11]&lt;=[.$C$3]);[.$A16]*[.J$11]*[.$C$4];IF(AND([.$A16]*[.J$11]&gt;[.$C$3];[.$A16]*[.J$11]&lt;[.$D$3]);[.$A16]*[.J$11]*[.$D$4];[.$A16]*[.J$11]*[.$E$4]))))*[.$F$4]" office:value-type="float" office:value="16820.4258015834" calcext:value-type="float">
            <text:p>16.820 </text:p>
          </table:table-cell>
          <table:table-cell table:style-name="ce63" table:formula="of:=(IF([.$A16]*[.K$11]&lt;=[.$B$3];[.$A16]*[.K$11]*[.$B$4];IF(AND([.$A16]*[.K$11]&gt;[.$B$3];[.$A16]*[.K$11]&lt;=[.$C$3]);[.$A16]*[.K$11]*[.$C$4];IF(AND([.$A16]*[.K$11]&gt;[.$C$3];[.$A16]*[.K$11]&lt;[.$D$3]);[.$A16]*[.K$11]*[.$D$4];[.$A16]*[.K$11]*[.$E$4]))))*[.$F$4]" office:value-type="float" office:value="18222.1279517154" calcext:value-type="float">
            <text:p>18.222 </text:p>
          </table:table-cell>
          <table:table-cell table:style-name="ce63" table:formula="of:=(IF([.$A16]*[.L$11]&lt;=[.$B$3];[.$A16]*[.L$11]*[.$B$4];IF(AND([.$A16]*[.L$11]&gt;[.$B$3];[.$A16]*[.L$11]&lt;=[.$C$3]);[.$A16]*[.L$11]*[.$C$4];IF(AND([.$A16]*[.L$11]&gt;[.$C$3];[.$A16]*[.L$11]&lt;[.$D$3]);[.$A16]*[.L$11]*[.$D$4];[.$A16]*[.L$11]*[.$E$4]))))*[.$F$4]" office:value-type="float" office:value="19623.8301018473" calcext:value-type="float">
            <text:p>19.624 </text:p>
          </table:table-cell>
          <table:table-cell table:style-name="ce63" table:formula="of:=(IF([.$A16]*[.M$11]&lt;=[.$B$3];[.$A16]*[.M$11]*[.$B$4];IF(AND([.$A16]*[.M$11]&gt;[.$B$3];[.$A16]*[.M$11]&lt;=[.$C$3]);[.$A16]*[.M$11]*[.$C$4];IF(AND([.$A16]*[.M$11]&gt;[.$C$3];[.$A16]*[.M$11]&lt;[.$D$3]);[.$A16]*[.M$11]*[.$D$4];[.$A16]*[.M$11]*[.$E$4]))))*[.$F$4]" office:value-type="float" office:value="21025.5322519793" calcext:value-type="float">
            <text:p>21.026 </text:p>
          </table:table-cell>
          <table:table-cell table:style-name="ce63" table:formula="of:=(IF([.$A16]*[.N$11]&lt;=[.$B$3];[.$A16]*[.N$11]*[.$B$4];IF(AND([.$A16]*[.N$11]&gt;[.$B$3];[.$A16]*[.N$11]&lt;=[.$C$3]);[.$A16]*[.N$11]*[.$C$4];IF(AND([.$A16]*[.N$11]&gt;[.$C$3];[.$A16]*[.N$11]&lt;[.$D$3]);[.$A16]*[.N$11]*[.$D$4];[.$A16]*[.N$11]*[.$E$4]))))*[.$F$4]" office:value-type="float" office:value="22427.2344021112" calcext:value-type="float">
            <text:p>22.427 </text:p>
          </table:table-cell>
          <table:table-cell table:style-name="ce63" table:formula="of:=(IF([.$A16]*[.O$11]&lt;=[.$B$3];[.$A16]*[.O$11]*[.$B$4];IF(AND([.$A16]*[.O$11]&gt;[.$B$3];[.$A16]*[.O$11]&lt;=[.$C$3]);[.$A16]*[.O$11]*[.$C$4];IF(AND([.$A16]*[.O$11]&gt;[.$C$3];[.$A16]*[.O$11]&lt;[.$D$3]);[.$A16]*[.O$11]*[.$D$4];[.$A16]*[.O$11]*[.$E$4]))))*[.$F$4]" office:value-type="float" office:value="23828.9365522432" calcext:value-type="float">
            <text:p>23.829 </text:p>
          </table:table-cell>
          <table:table-cell table:style-name="ce63" table:formula="of:=(IF([.$A16]*[.P$11]&lt;=[.$B$3];[.$A16]*[.P$11]*[.$B$4];IF(AND([.$A16]*[.P$11]&gt;[.$B$3];[.$A16]*[.P$11]&lt;=[.$C$3]);[.$A16]*[.P$11]*[.$C$4];IF(AND([.$A16]*[.P$11]&gt;[.$C$3];[.$A16]*[.P$11]&lt;[.$D$3]);[.$A16]*[.P$11]*[.$D$4];[.$A16]*[.P$11]*[.$E$4]))))*[.$F$4]" office:value-type="float" office:value="25230.6387023751" calcext:value-type="float">
            <text:p>25.231 </text:p>
          </table:table-cell>
          <table:table-cell table:style-name="ce63" table:formula="of:=(IF([.$A16]*[.Q$11]&lt;=[.$B$3];[.$A16]*[.Q$11]*[.$B$4];IF(AND([.$A16]*[.Q$11]&gt;[.$B$3];[.$A16]*[.Q$11]&lt;=[.$C$3]);[.$A16]*[.Q$11]*[.$C$4];IF(AND([.$A16]*[.Q$11]&gt;[.$C$3];[.$A16]*[.Q$11]&lt;[.$D$3]);[.$A16]*[.Q$11]*[.$D$4];[.$A16]*[.Q$11]*[.$E$4]))))*[.$F$4]" office:value-type="float" office:value="26632.3408525071" calcext:value-type="float">
            <text:p>26.632 </text:p>
          </table:table-cell>
          <table:table-cell table:style-name="ce63" table:formula="of:=(IF([.$A16]*[.R$11]&lt;=[.$B$3];[.$A16]*[.R$11]*[.$B$4];IF(AND([.$A16]*[.R$11]&gt;[.$B$3];[.$A16]*[.R$11]&lt;=[.$C$3]);[.$A16]*[.R$11]*[.$C$4];IF(AND([.$A16]*[.R$11]&gt;[.$C$3];[.$A16]*[.R$11]&lt;[.$D$3]);[.$A16]*[.R$11]*[.$D$4];[.$A16]*[.R$11]*[.$E$4]))))*[.$F$4]" office:value-type="float" office:value="28034.043002639" calcext:value-type="float">
            <text:p>28.034 </text:p>
          </table:table-cell>
          <table:table-cell table:style-name="ce69" table:formula="of:=+[.S15]+0.5" office:value-type="float" office:value="4" calcext:value-type="float">
            <text:p>4,00 </text:p>
          </table:table-cell>
          <table:table-cell table:number-columns-repeated="1005"/>
        </table:table-row>
        <table:table-row table:style-name="ro2">
          <table:table-cell table:style-name="ce67" table:formula="of:=+[.A16]+0.5" office:value-type="float" office:value="4.5" calcext:value-type="float">
            <text:p>4,50 </text:p>
          </table:table-cell>
          <table:table-cell table:style-name="ce49" table:formula="of:=(IF([.$A17]*[.B$11]&lt;=[.$B$3];[.$A17]*[.B$11]*[.$B$4];IF(AND([.$A17]*[.B$11]&gt;[.$B$3];[.$A17]*[.B$11]&lt;=[.$C$3]);[.$A17]*[.B$11]*[.$C$4];IF(AND([.$A17]*[.B$11]&gt;[.$C$3];[.$A17]*[.B$11]&lt;[.$D$3]);[.$A17]*[.B$11]*[.$D$4];[.$A17]*[.B$11]*[.$E$4]))))*[.$F$4]" office:value-type="float" office:value="7081.71762910484" calcext:value-type="float">
            <text:p>7.082 </text:p>
          </table:table-cell>
          <table:table-cell table:style-name="ce61" table:formula="of:=(IF([.$A17]*[.C$11]&lt;=[.$B$3];[.$A17]*[.C$11]*[.$B$4];IF(AND([.$A17]*[.C$11]&gt;[.$B$3];[.$A17]*[.C$11]&lt;=[.$C$3]);[.$A17]*[.C$11]*[.$C$4];IF(AND([.$A17]*[.C$11]&gt;[.$C$3];[.$A17]*[.C$11]&lt;[.$D$3]);[.$A17]*[.C$11]*[.$D$4];[.$A17]*[.C$11]*[.$E$4]))))*[.$F$4]" office:value-type="float" office:value="8852.14703638104" calcext:value-type="float">
            <text:p>8.852 </text:p>
          </table:table-cell>
          <table:table-cell table:style-name="ce61" table:formula="of:=(IF([.$A17]*[.D$11]&lt;=[.$B$3];[.$A17]*[.D$11]*[.$B$4];IF(AND([.$A17]*[.D$11]&gt;[.$B$3];[.$A17]*[.D$11]&lt;=[.$C$3]);[.$A17]*[.D$11]*[.$C$4];IF(AND([.$A17]*[.D$11]&gt;[.$C$3];[.$A17]*[.D$11]&lt;[.$D$3]);[.$A17]*[.D$11]*[.$D$4];[.$A17]*[.D$11]*[.$E$4]))))*[.$F$4]" office:value-type="float" office:value="10086.4800300596" calcext:value-type="float">
            <text:p>10.086 </text:p>
          </table:table-cell>
          <table:table-cell table:style-name="ce61" table:formula="of:=(IF([.$A17]*[.E$11]&lt;=[.$B$3];[.$A17]*[.E$11]*[.$B$4];IF(AND([.$A17]*[.E$11]&gt;[.$B$3];[.$A17]*[.E$11]&lt;=[.$C$3]);[.$A17]*[.E$11]*[.$C$4];IF(AND([.$A17]*[.E$11]&gt;[.$C$3];[.$A17]*[.E$11]&lt;[.$D$3]);[.$A17]*[.E$11]*[.$D$4];[.$A17]*[.E$11]*[.$E$4]))))*[.$F$4]" office:value-type="float" office:value="11767.5600350695" calcext:value-type="float">
            <text:p>11.768 </text:p>
          </table:table-cell>
          <table:table-cell table:style-name="ce61" table:formula="of:=(IF([.$A17]*[.F$11]&lt;=[.$B$3];[.$A17]*[.F$11]*[.$B$4];IF(AND([.$A17]*[.F$11]&gt;[.$B$3];[.$A17]*[.F$11]&lt;=[.$C$3]);[.$A17]*[.F$11]*[.$C$4];IF(AND([.$A17]*[.F$11]&gt;[.$C$3];[.$A17]*[.F$11]&lt;[.$D$3]);[.$A17]*[.F$11]*[.$D$4];[.$A17]*[.F$11]*[.$E$4]))))*[.$F$4]" office:value-type="float" office:value="13025.3172301012" calcext:value-type="float">
            <text:p>13.025 </text:p>
          </table:table-cell>
          <table:table-cell table:style-name="ce61" table:formula="of:=(IF([.$A17]*[.G$11]&lt;=[.$B$3];[.$A17]*[.G$11]*[.$B$4];IF(AND([.$A17]*[.G$11]&gt;[.$B$3];[.$A17]*[.G$11]&lt;=[.$C$3]);[.$A17]*[.G$11]*[.$C$4];IF(AND([.$A17]*[.G$11]&gt;[.$C$3];[.$A17]*[.G$11]&lt;[.$D$3]);[.$A17]*[.G$11]*[.$D$4];[.$A17]*[.G$11]*[.$E$4]))))*[.$F$4]" office:value-type="float" office:value="14653.4818838638" calcext:value-type="float">
            <text:p>14.653 </text:p>
          </table:table-cell>
          <table:table-cell table:style-name="ce61" table:formula="of:=(IF([.$A17]*[.H$11]&lt;=[.$B$3];[.$A17]*[.H$11]*[.$B$4];IF(AND([.$A17]*[.H$11]&gt;[.$B$3];[.$A17]*[.H$11]&lt;=[.$C$3]);[.$A17]*[.H$11]*[.$C$4];IF(AND([.$A17]*[.H$11]&gt;[.$C$3];[.$A17]*[.H$11]&lt;[.$D$3]);[.$A17]*[.H$11]*[.$D$4];[.$A17]*[.H$11]*[.$E$4]))))*[.$F$4]" office:value-type="float" office:value="15769.1491889845" calcext:value-type="float">
            <text:p>15.769 </text:p>
          </table:table-cell>
          <table:table-cell table:style-name="ce61" table:formula="of:=(IF([.$A17]*[.I$11]&lt;=[.$B$3];[.$A17]*[.I$11]*[.$B$4];IF(AND([.$A17]*[.I$11]&gt;[.$B$3];[.$A17]*[.I$11]&lt;=[.$C$3]);[.$A17]*[.I$11]*[.$C$4];IF(AND([.$A17]*[.I$11]&gt;[.$C$3];[.$A17]*[.I$11]&lt;[.$D$3]);[.$A17]*[.I$11]*[.$D$4];[.$A17]*[.I$11]*[.$E$4]))))*[.$F$4]" office:value-type="float" office:value="17346.0641078829" calcext:value-type="float">
            <text:p>17.346 </text:p>
          </table:table-cell>
          <table:table-cell table:style-name="ce61" table:formula="of:=(IF([.$A17]*[.J$11]&lt;=[.$B$3];[.$A17]*[.J$11]*[.$B$4];IF(AND([.$A17]*[.J$11]&gt;[.$B$3];[.$A17]*[.J$11]&lt;=[.$C$3]);[.$A17]*[.J$11]*[.$C$4];IF(AND([.$A17]*[.J$11]&gt;[.$C$3];[.$A17]*[.J$11]&lt;[.$D$3]);[.$A17]*[.J$11]*[.$D$4];[.$A17]*[.J$11]*[.$E$4]))))*[.$F$4]" office:value-type="float" office:value="18922.9790267813" calcext:value-type="float">
            <text:p>18.923 </text:p>
          </table:table-cell>
          <table:table-cell table:style-name="ce61" table:formula="of:=(IF([.$A17]*[.K$11]&lt;=[.$B$3];[.$A17]*[.K$11]*[.$B$4];IF(AND([.$A17]*[.K$11]&gt;[.$B$3];[.$A17]*[.K$11]&lt;=[.$C$3]);[.$A17]*[.K$11]*[.$C$4];IF(AND([.$A17]*[.K$11]&gt;[.$C$3];[.$A17]*[.K$11]&lt;[.$D$3]);[.$A17]*[.K$11]*[.$D$4];[.$A17]*[.K$11]*[.$E$4]))))*[.$F$4]" office:value-type="float" office:value="20499.8939456798" calcext:value-type="float">
            <text:p>20.500 </text:p>
          </table:table-cell>
          <table:table-cell table:style-name="ce61" table:formula="of:=(IF([.$A17]*[.L$11]&lt;=[.$B$3];[.$A17]*[.L$11]*[.$B$4];IF(AND([.$A17]*[.L$11]&gt;[.$B$3];[.$A17]*[.L$11]&lt;=[.$C$3]);[.$A17]*[.L$11]*[.$C$4];IF(AND([.$A17]*[.L$11]&gt;[.$C$3];[.$A17]*[.L$11]&lt;[.$D$3]);[.$A17]*[.L$11]*[.$D$4];[.$A17]*[.L$11]*[.$E$4]))))*[.$F$4]" office:value-type="float" office:value="22076.8088645782" calcext:value-type="float">
            <text:p>22.077 </text:p>
          </table:table-cell>
          <table:table-cell table:style-name="ce61" table:formula="of:=(IF([.$A17]*[.M$11]&lt;=[.$B$3];[.$A17]*[.M$11]*[.$B$4];IF(AND([.$A17]*[.M$11]&gt;[.$B$3];[.$A17]*[.M$11]&lt;=[.$C$3]);[.$A17]*[.M$11]*[.$C$4];IF(AND([.$A17]*[.M$11]&gt;[.$C$3];[.$A17]*[.M$11]&lt;[.$D$3]);[.$A17]*[.M$11]*[.$D$4];[.$A17]*[.M$11]*[.$E$4]))))*[.$F$4]" office:value-type="float" office:value="23653.7237834767" calcext:value-type="float">
            <text:p>23.654 </text:p>
          </table:table-cell>
          <table:table-cell table:style-name="ce61" table:formula="of:=(IF([.$A17]*[.N$11]&lt;=[.$B$3];[.$A17]*[.N$11]*[.$B$4];IF(AND([.$A17]*[.N$11]&gt;[.$B$3];[.$A17]*[.N$11]&lt;=[.$C$3]);[.$A17]*[.N$11]*[.$C$4];IF(AND([.$A17]*[.N$11]&gt;[.$C$3];[.$A17]*[.N$11]&lt;[.$D$3]);[.$A17]*[.N$11]*[.$D$4];[.$A17]*[.N$11]*[.$E$4]))))*[.$F$4]" office:value-type="float" office:value="25230.6387023751" calcext:value-type="float">
            <text:p>25.231 </text:p>
          </table:table-cell>
          <table:table-cell table:style-name="ce61" table:formula="of:=(IF([.$A17]*[.O$11]&lt;=[.$B$3];[.$A17]*[.O$11]*[.$B$4];IF(AND([.$A17]*[.O$11]&gt;[.$B$3];[.$A17]*[.O$11]&lt;=[.$C$3]);[.$A17]*[.O$11]*[.$C$4];IF(AND([.$A17]*[.O$11]&gt;[.$C$3];[.$A17]*[.O$11]&lt;[.$D$3]);[.$A17]*[.O$11]*[.$D$4];[.$A17]*[.O$11]*[.$E$4]))))*[.$F$4]" office:value-type="float" office:value="26807.5536212736" calcext:value-type="float">
            <text:p>26.808 </text:p>
          </table:table-cell>
          <table:table-cell table:style-name="ce61" table:formula="of:=(IF([.$A17]*[.P$11]&lt;=[.$B$3];[.$A17]*[.P$11]*[.$B$4];IF(AND([.$A17]*[.P$11]&gt;[.$B$3];[.$A17]*[.P$11]&lt;=[.$C$3]);[.$A17]*[.P$11]*[.$C$4];IF(AND([.$A17]*[.P$11]&gt;[.$C$3];[.$A17]*[.P$11]&lt;[.$D$3]);[.$A17]*[.P$11]*[.$D$4];[.$A17]*[.P$11]*[.$E$4]))))*[.$F$4]" office:value-type="float" office:value="28384.468540172" calcext:value-type="float">
            <text:p>28.384 </text:p>
          </table:table-cell>
          <table:table-cell table:style-name="ce61" table:formula="of:=(IF([.$A17]*[.Q$11]&lt;=[.$B$3];[.$A17]*[.Q$11]*[.$B$4];IF(AND([.$A17]*[.Q$11]&gt;[.$B$3];[.$A17]*[.Q$11]&lt;=[.$C$3]);[.$A17]*[.Q$11]*[.$C$4];IF(AND([.$A17]*[.Q$11]&gt;[.$C$3];[.$A17]*[.Q$11]&lt;[.$D$3]);[.$A17]*[.Q$11]*[.$D$4];[.$A17]*[.Q$11]*[.$E$4]))))*[.$F$4]" office:value-type="float" office:value="29961.3834590705" calcext:value-type="float">
            <text:p>29.961 </text:p>
          </table:table-cell>
          <table:table-cell table:style-name="ce61" table:formula="of:=(IF([.$A17]*[.R$11]&lt;=[.$B$3];[.$A17]*[.R$11]*[.$B$4];IF(AND([.$A17]*[.R$11]&gt;[.$B$3];[.$A17]*[.R$11]&lt;=[.$C$3]);[.$A17]*[.R$11]*[.$C$4];IF(AND([.$A17]*[.R$11]&gt;[.$C$3];[.$A17]*[.R$11]&lt;[.$D$3]);[.$A17]*[.R$11]*[.$D$4];[.$A17]*[.R$11]*[.$E$4]))))*[.$F$4]" office:value-type="float" office:value="31538.2983779689" calcext:value-type="float">
            <text:p>31.538 </text:p>
          </table:table-cell>
          <table:table-cell table:style-name="ce67" table:formula="of:=+[.S16]+0.5" office:value-type="float" office:value="4.5" calcext:value-type="float">
            <text:p>4,50 </text:p>
          </table:table-cell>
          <table:table-cell/>
          <table:table-cell table:formula="of:=+[.M16]+400" office:value-type="float" office:value="21425.5322519793" calcext:value-type="float">
            <text:p>21.425,53 </text:p>
          </table:table-cell>
          <table:table-cell table:number-columns-repeated="1003"/>
        </table:table-row>
        <table:table-row table:style-name="ro2">
          <table:table-cell table:style-name="ce70" table:formula="of:=+[.A17]+0.5" office:value-type="float" office:value="5" calcext:value-type="float">
            <text:p>5,00 </text:p>
          </table:table-cell>
          <table:table-cell table:style-name="ce52" table:formula="of:=(IF([.$A18]*[.B$11]&lt;=[.$B$3];[.$A18]*[.B$11]*[.$B$4];IF(AND([.$A18]*[.B$11]&gt;[.$B$3];[.$A18]*[.B$11]&lt;=[.$C$3]);[.$A18]*[.B$11]*[.$C$4];IF(AND([.$A18]*[.B$11]&gt;[.$C$3];[.$A18]*[.B$11]&lt;[.$D$3]);[.$A18]*[.B$11]*[.$D$4];[.$A18]*[.B$11]*[.$E$4]))))*[.$F$4]" office:value-type="float" office:value="7868.57514344982" calcext:value-type="float">
            <text:p>7.869 </text:p>
          </table:table-cell>
          <table:table-cell table:style-name="ce64" table:formula="of:=(IF([.$A18]*[.C$11]&lt;=[.$B$3];[.$A18]*[.C$11]*[.$B$4];IF(AND([.$A18]*[.C$11]&gt;[.$B$3];[.$A18]*[.C$11]&lt;=[.$C$3]);[.$A18]*[.C$11]*[.$C$4];IF(AND([.$A18]*[.C$11]&gt;[.$C$3];[.$A18]*[.C$11]&lt;[.$D$3]);[.$A18]*[.C$11]*[.$D$4];[.$A18]*[.C$11]*[.$E$4]))))*[.$F$4]" office:value-type="float" office:value="9339.33336116628" calcext:value-type="float">
            <text:p>9.339 </text:p>
          </table:table-cell>
          <table:table-cell table:style-name="ce64" table:formula="of:=(IF([.$A18]*[.D$11]&lt;=[.$B$3];[.$A18]*[.D$11]*[.$B$4];IF(AND([.$A18]*[.D$11]&gt;[.$B$3];[.$A18]*[.D$11]&lt;=[.$C$3]);[.$A18]*[.D$11]*[.$C$4];IF(AND([.$A18]*[.D$11]&gt;[.$C$3];[.$A18]*[.D$11]&lt;[.$D$3]);[.$A18]*[.D$11]*[.$D$4];[.$A18]*[.D$11]*[.$E$4]))))*[.$F$4]" office:value-type="float" office:value="11207.2000333995" calcext:value-type="float">
            <text:p>11.207 </text:p>
          </table:table-cell>
          <table:table-cell table:style-name="ce64" table:formula="of:=(IF([.$A18]*[.E$11]&lt;=[.$B$3];[.$A18]*[.E$11]*[.$B$4];IF(AND([.$A18]*[.E$11]&gt;[.$B$3];[.$A18]*[.E$11]&lt;=[.$C$3]);[.$A18]*[.E$11]*[.$C$4];IF(AND([.$A18]*[.E$11]&gt;[.$C$3];[.$A18]*[.E$11]&lt;[.$D$3]);[.$A18]*[.E$11]*[.$D$4];[.$A18]*[.E$11]*[.$E$4]))))*[.$F$4]" office:value-type="float" office:value="12663.5028625984" calcext:value-type="float">
            <text:p>12.664 </text:p>
          </table:table-cell>
          <table:table-cell table:style-name="ce64" table:formula="of:=(IF([.$A18]*[.F$11]&lt;=[.$B$3];[.$A18]*[.F$11]*[.$B$4];IF(AND([.$A18]*[.F$11]&gt;[.$B$3];[.$A18]*[.F$11]&lt;=[.$C$3]);[.$A18]*[.F$11]*[.$C$4];IF(AND([.$A18]*[.F$11]&gt;[.$C$3];[.$A18]*[.F$11]&lt;[.$D$3]);[.$A18]*[.F$11]*[.$D$4];[.$A18]*[.F$11]*[.$E$4]))))*[.$F$4]" office:value-type="float" office:value="14472.5747001124" calcext:value-type="float">
            <text:p>14.473 </text:p>
          </table:table-cell>
          <table:table-cell table:style-name="ce64" table:formula="of:=(IF([.$A18]*[.G$11]&lt;=[.$B$3];[.$A18]*[.G$11]*[.$B$4];IF(AND([.$A18]*[.G$11]&gt;[.$B$3];[.$A18]*[.G$11]&lt;=[.$C$3]);[.$A18]*[.G$11]*[.$C$4];IF(AND([.$A18]*[.G$11]&gt;[.$C$3];[.$A18]*[.G$11]&lt;[.$D$3]);[.$A18]*[.G$11]*[.$D$4];[.$A18]*[.G$11]*[.$E$4]))))*[.$F$4]" office:value-type="float" office:value="15769.1491889845" calcext:value-type="float">
            <text:p>15.769 </text:p>
          </table:table-cell>
          <table:table-cell table:style-name="ce64" table:formula="of:=(IF([.$A18]*[.H$11]&lt;=[.$B$3];[.$A18]*[.H$11]*[.$B$4];IF(AND([.$A18]*[.H$11]&gt;[.$B$3];[.$A18]*[.H$11]&lt;=[.$C$3]);[.$A18]*[.H$11]*[.$C$4];IF(AND([.$A18]*[.H$11]&gt;[.$C$3];[.$A18]*[.H$11]&lt;[.$D$3]);[.$A18]*[.H$11]*[.$D$4];[.$A18]*[.H$11]*[.$E$4]))))*[.$F$4]" office:value-type="float" office:value="17521.2768766494" calcext:value-type="float">
            <text:p>17.521 </text:p>
          </table:table-cell>
          <table:table-cell table:style-name="ce64" table:formula="of:=(IF([.$A18]*[.I$11]&lt;=[.$B$3];[.$A18]*[.I$11]*[.$B$4];IF(AND([.$A18]*[.I$11]&gt;[.$B$3];[.$A18]*[.I$11]&lt;=[.$C$3]);[.$A18]*[.I$11]*[.$C$4];IF(AND([.$A18]*[.I$11]&gt;[.$C$3];[.$A18]*[.I$11]&lt;[.$D$3]);[.$A18]*[.I$11]*[.$D$4];[.$A18]*[.I$11]*[.$E$4]))))*[.$F$4]" office:value-type="float" office:value="19273.4045643143" calcext:value-type="float">
            <text:p>19.273 </text:p>
          </table:table-cell>
          <table:table-cell table:style-name="ce64" table:formula="of:=(IF([.$A18]*[.J$11]&lt;=[.$B$3];[.$A18]*[.J$11]*[.$B$4];IF(AND([.$A18]*[.J$11]&gt;[.$B$3];[.$A18]*[.J$11]&lt;=[.$C$3]);[.$A18]*[.J$11]*[.$C$4];IF(AND([.$A18]*[.J$11]&gt;[.$C$3];[.$A18]*[.J$11]&lt;[.$D$3]);[.$A18]*[.J$11]*[.$D$4];[.$A18]*[.J$11]*[.$E$4]))))*[.$F$4]" office:value-type="float" office:value="21025.5322519793" calcext:value-type="float">
            <text:p>21.026 </text:p>
          </table:table-cell>
          <table:table-cell table:style-name="ce64" table:formula="of:=(IF([.$A18]*[.K$11]&lt;=[.$B$3];[.$A18]*[.K$11]*[.$B$4];IF(AND([.$A18]*[.K$11]&gt;[.$B$3];[.$A18]*[.K$11]&lt;=[.$C$3]);[.$A18]*[.K$11]*[.$C$4];IF(AND([.$A18]*[.K$11]&gt;[.$C$3];[.$A18]*[.K$11]&lt;[.$D$3]);[.$A18]*[.K$11]*[.$D$4];[.$A18]*[.K$11]*[.$E$4]))))*[.$F$4]" office:value-type="float" office:value="22777.6599396442" calcext:value-type="float">
            <text:p>22.778 </text:p>
          </table:table-cell>
          <table:table-cell table:style-name="ce64" table:formula="of:=(IF([.$A18]*[.L$11]&lt;=[.$B$3];[.$A18]*[.L$11]*[.$B$4];IF(AND([.$A18]*[.L$11]&gt;[.$B$3];[.$A18]*[.L$11]&lt;=[.$C$3]);[.$A18]*[.L$11]*[.$C$4];IF(AND([.$A18]*[.L$11]&gt;[.$C$3];[.$A18]*[.L$11]&lt;[.$D$3]);[.$A18]*[.L$11]*[.$D$4];[.$A18]*[.L$11]*[.$E$4]))))*[.$F$4]" office:value-type="float" office:value="24529.7876273092" calcext:value-type="float">
            <text:p>24.530 </text:p>
          </table:table-cell>
          <table:table-cell table:style-name="ce64" table:formula="of:=(IF([.$A18]*[.M$11]&lt;=[.$B$3];[.$A18]*[.M$11]*[.$B$4];IF(AND([.$A18]*[.M$11]&gt;[.$B$3];[.$A18]*[.M$11]&lt;=[.$C$3]);[.$A18]*[.M$11]*[.$C$4];IF(AND([.$A18]*[.M$11]&gt;[.$C$3];[.$A18]*[.M$11]&lt;[.$D$3]);[.$A18]*[.M$11]*[.$D$4];[.$A18]*[.M$11]*[.$E$4]))))*[.$F$4]" office:value-type="float" office:value="26281.9153149741" calcext:value-type="float">
            <text:p>26.282 </text:p>
          </table:table-cell>
          <table:table-cell table:style-name="ce64" table:formula="of:=(IF([.$A18]*[.N$11]&lt;=[.$B$3];[.$A18]*[.N$11]*[.$B$4];IF(AND([.$A18]*[.N$11]&gt;[.$B$3];[.$A18]*[.N$11]&lt;=[.$C$3]);[.$A18]*[.N$11]*[.$C$4];IF(AND([.$A18]*[.N$11]&gt;[.$C$3];[.$A18]*[.N$11]&lt;[.$D$3]);[.$A18]*[.N$11]*[.$D$4];[.$A18]*[.N$11]*[.$E$4]))))*[.$F$4]" office:value-type="float" office:value="28034.043002639" calcext:value-type="float">
            <text:p>28.034 </text:p>
          </table:table-cell>
          <table:table-cell table:style-name="ce64" table:formula="of:=(IF([.$A18]*[.O$11]&lt;=[.$B$3];[.$A18]*[.O$11]*[.$B$4];IF(AND([.$A18]*[.O$11]&gt;[.$B$3];[.$A18]*[.O$11]&lt;=[.$C$3]);[.$A18]*[.O$11]*[.$C$4];IF(AND([.$A18]*[.O$11]&gt;[.$C$3];[.$A18]*[.O$11]&lt;[.$D$3]);[.$A18]*[.O$11]*[.$D$4];[.$A18]*[.O$11]*[.$E$4]))))*[.$F$4]" office:value-type="float" office:value="29786.170690304" calcext:value-type="float">
            <text:p>29.786 </text:p>
          </table:table-cell>
          <table:table-cell table:style-name="ce64" table:formula="of:=(IF([.$A18]*[.P$11]&lt;=[.$B$3];[.$A18]*[.P$11]*[.$B$4];IF(AND([.$A18]*[.P$11]&gt;[.$B$3];[.$A18]*[.P$11]&lt;=[.$C$3]);[.$A18]*[.P$11]*[.$C$4];IF(AND([.$A18]*[.P$11]&gt;[.$C$3];[.$A18]*[.P$11]&lt;[.$D$3]);[.$A18]*[.P$11]*[.$D$4];[.$A18]*[.P$11]*[.$E$4]))))*[.$F$4]" office:value-type="float" office:value="31538.2983779689" calcext:value-type="float">
            <text:p>31.538 </text:p>
          </table:table-cell>
          <table:table-cell table:style-name="ce64" table:formula="of:=(IF([.$A18]*[.Q$11]&lt;=[.$B$3];[.$A18]*[.Q$11]*[.$B$4];IF(AND([.$A18]*[.Q$11]&gt;[.$B$3];[.$A18]*[.Q$11]&lt;=[.$C$3]);[.$A18]*[.Q$11]*[.$C$4];IF(AND([.$A18]*[.Q$11]&gt;[.$C$3];[.$A18]*[.Q$11]&lt;[.$D$3]);[.$A18]*[.Q$11]*[.$D$4];[.$A18]*[.Q$11]*[.$E$4]))))*[.$F$4]" office:value-type="float" office:value="33290.4260656339" calcext:value-type="float">
            <text:p>33.290 </text:p>
          </table:table-cell>
          <table:table-cell table:style-name="ce64" table:formula="of:=(IF([.$A18]*[.R$11]&lt;=[.$B$3];[.$A18]*[.R$11]*[.$B$4];IF(AND([.$A18]*[.R$11]&gt;[.$B$3];[.$A18]*[.R$11]&lt;=[.$C$3]);[.$A18]*[.R$11]*[.$C$4];IF(AND([.$A18]*[.R$11]&gt;[.$C$3];[.$A18]*[.R$11]&lt;[.$D$3]);[.$A18]*[.R$11]*[.$D$4];[.$A18]*[.R$11]*[.$E$4]))))*[.$F$4]" office:value-type="float" office:value="35042.5537532988" calcext:value-type="float">
            <text:p>35.043 </text:p>
          </table:table-cell>
          <table:table-cell table:style-name="ce70" table:formula="of:=+[.S17]+0.5" office:value-type="float" office:value="5" calcext:value-type="float">
            <text:p>5,00 </text:p>
          </table:table-cell>
          <table:table-cell table:number-columns-repeated="1005"/>
        </table:table-row>
        <table:table-row table:style-name="ro2">
          <table:table-cell table:style-name="ce67" table:formula="of:=+[.A18]+0.5" office:value-type="float" office:value="5.5" calcext:value-type="float">
            <text:p>5,50 </text:p>
          </table:table-cell>
          <table:table-cell table:style-name="ce49" table:formula="of:=(IF([.$A19]*[.B$11]&lt;=[.$B$3];[.$A19]*[.B$11]*[.$B$4];IF(AND([.$A19]*[.B$11]&gt;[.$B$3];[.$A19]*[.B$11]&lt;=[.$C$3]);[.$A19]*[.B$11]*[.$C$4];IF(AND([.$A19]*[.B$11]&gt;[.$C$3];[.$A19]*[.B$11]&lt;[.$D$3]);[.$A19]*[.B$11]*[.$D$4];[.$A19]*[.B$11]*[.$E$4]))))*[.$F$4]" office:value-type="float" office:value="8655.4326577948" calcext:value-type="float">
            <text:p>8.655 </text:p>
          </table:table-cell>
          <table:table-cell table:style-name="ce61" table:formula="of:=(IF([.$A19]*[.C$11]&lt;=[.$B$3];[.$A19]*[.C$11]*[.$B$4];IF(AND([.$A19]*[.C$11]&gt;[.$B$3];[.$A19]*[.C$11]&lt;=[.$C$3]);[.$A19]*[.C$11]*[.$C$4];IF(AND([.$A19]*[.C$11]&gt;[.$C$3];[.$A19]*[.C$11]&lt;[.$D$3]);[.$A19]*[.C$11]*[.$D$4];[.$A19]*[.C$11]*[.$E$4]))))*[.$F$4]" office:value-type="float" office:value="10273.2666972829" calcext:value-type="float">
            <text:p>10.273 </text:p>
          </table:table-cell>
          <table:table-cell table:style-name="ce61" table:formula="of:=(IF([.$A19]*[.D$11]&lt;=[.$B$3];[.$A19]*[.D$11]*[.$B$4];IF(AND([.$A19]*[.D$11]&gt;[.$B$3];[.$A19]*[.D$11]&lt;=[.$C$3]);[.$A19]*[.D$11]*[.$C$4];IF(AND([.$A19]*[.D$11]&gt;[.$C$3];[.$A19]*[.D$11]&lt;[.$D$3]);[.$A19]*[.D$11]*[.$D$4];[.$A19]*[.D$11]*[.$E$4]))))*[.$F$4]" office:value-type="float" office:value="11939.8741275927" calcext:value-type="float">
            <text:p>11.940 </text:p>
          </table:table-cell>
          <table:table-cell table:style-name="ce61" table:formula="of:=(IF([.$A19]*[.E$11]&lt;=[.$B$3];[.$A19]*[.E$11]*[.$B$4];IF(AND([.$A19]*[.E$11]&gt;[.$B$3];[.$A19]*[.E$11]&lt;=[.$C$3]);[.$A19]*[.E$11]*[.$C$4];IF(AND([.$A19]*[.E$11]&gt;[.$C$3];[.$A19]*[.E$11]&lt;[.$D$3]);[.$A19]*[.E$11]*[.$D$4];[.$A19]*[.E$11]*[.$E$4]))))*[.$F$4]" office:value-type="float" office:value="13929.8531488582" calcext:value-type="float">
            <text:p>13.930 </text:p>
          </table:table-cell>
          <table:table-cell table:style-name="ce61" table:formula="of:=(IF([.$A19]*[.F$11]&lt;=[.$B$3];[.$A19]*[.F$11]*[.$B$4];IF(AND([.$A19]*[.F$11]&gt;[.$B$3];[.$A19]*[.F$11]&lt;=[.$C$3]);[.$A19]*[.F$11]*[.$C$4];IF(AND([.$A19]*[.F$11]&gt;[.$C$3];[.$A19]*[.F$11]&lt;[.$D$3]);[.$A19]*[.F$11]*[.$D$4];[.$A19]*[.F$11]*[.$E$4]))))*[.$F$4]" office:value-type="float" office:value="15418.7236514515" calcext:value-type="float">
            <text:p>15.419 </text:p>
          </table:table-cell>
          <table:table-cell table:style-name="ce61" table:formula="of:=(IF([.$A19]*[.G$11]&lt;=[.$B$3];[.$A19]*[.G$11]*[.$B$4];IF(AND([.$A19]*[.G$11]&gt;[.$B$3];[.$A19]*[.G$11]&lt;=[.$C$3]);[.$A19]*[.G$11]*[.$C$4];IF(AND([.$A19]*[.G$11]&gt;[.$C$3];[.$A19]*[.G$11]&lt;[.$D$3]);[.$A19]*[.G$11]*[.$D$4];[.$A19]*[.G$11]*[.$E$4]))))*[.$F$4]" office:value-type="float" office:value="17346.0641078829" calcext:value-type="float">
            <text:p>17.346 </text:p>
          </table:table-cell>
          <table:table-cell table:style-name="ce61" table:formula="of:=(IF([.$A19]*[.H$11]&lt;=[.$B$3];[.$A19]*[.H$11]*[.$B$4];IF(AND([.$A19]*[.H$11]&gt;[.$B$3];[.$A19]*[.H$11]&lt;=[.$C$3]);[.$A19]*[.H$11]*[.$C$4];IF(AND([.$A19]*[.H$11]&gt;[.$C$3];[.$A19]*[.H$11]&lt;[.$D$3]);[.$A19]*[.H$11]*[.$D$4];[.$A19]*[.H$11]*[.$E$4]))))*[.$F$4]" office:value-type="float" office:value="19273.4045643143" calcext:value-type="float">
            <text:p>19.273 </text:p>
          </table:table-cell>
          <table:table-cell table:style-name="ce61" table:formula="of:=(IF([.$A19]*[.I$11]&lt;=[.$B$3];[.$A19]*[.I$11]*[.$B$4];IF(AND([.$A19]*[.I$11]&gt;[.$B$3];[.$A19]*[.I$11]&lt;=[.$C$3]);[.$A19]*[.I$11]*[.$C$4];IF(AND([.$A19]*[.I$11]&gt;[.$C$3];[.$A19]*[.I$11]&lt;[.$D$3]);[.$A19]*[.I$11]*[.$D$4];[.$A19]*[.I$11]*[.$E$4]))))*[.$F$4]" office:value-type="float" office:value="21200.7450207458" calcext:value-type="float">
            <text:p>21.201 </text:p>
          </table:table-cell>
          <table:table-cell table:style-name="ce61" table:formula="of:=(IF([.$A19]*[.J$11]&lt;=[.$B$3];[.$A19]*[.J$11]*[.$B$4];IF(AND([.$A19]*[.J$11]&gt;[.$B$3];[.$A19]*[.J$11]&lt;=[.$C$3]);[.$A19]*[.J$11]*[.$C$4];IF(AND([.$A19]*[.J$11]&gt;[.$C$3];[.$A19]*[.J$11]&lt;[.$D$3]);[.$A19]*[.J$11]*[.$D$4];[.$A19]*[.J$11]*[.$E$4]))))*[.$F$4]" office:value-type="float" office:value="23128.0854771772" calcext:value-type="float">
            <text:p>23.128 </text:p>
          </table:table-cell>
          <table:table-cell table:style-name="ce61" table:formula="of:=(IF([.$A19]*[.K$11]&lt;=[.$B$3];[.$A19]*[.K$11]*[.$B$4];IF(AND([.$A19]*[.K$11]&gt;[.$B$3];[.$A19]*[.K$11]&lt;=[.$C$3]);[.$A19]*[.K$11]*[.$C$4];IF(AND([.$A19]*[.K$11]&gt;[.$C$3];[.$A19]*[.K$11]&lt;[.$D$3]);[.$A19]*[.K$11]*[.$D$4];[.$A19]*[.K$11]*[.$E$4]))))*[.$F$4]" office:value-type="float" office:value="25055.4259336086" calcext:value-type="float">
            <text:p>25.055 </text:p>
          </table:table-cell>
          <table:table-cell table:style-name="ce61" table:formula="of:=(IF([.$A19]*[.L$11]&lt;=[.$B$3];[.$A19]*[.L$11]*[.$B$4];IF(AND([.$A19]*[.L$11]&gt;[.$B$3];[.$A19]*[.L$11]&lt;=[.$C$3]);[.$A19]*[.L$11]*[.$C$4];IF(AND([.$A19]*[.L$11]&gt;[.$C$3];[.$A19]*[.L$11]&lt;[.$D$3]);[.$A19]*[.L$11]*[.$D$4];[.$A19]*[.L$11]*[.$E$4]))))*[.$F$4]" office:value-type="float" office:value="26982.7663900401" calcext:value-type="float">
            <text:p>26.983 </text:p>
          </table:table-cell>
          <table:table-cell table:style-name="ce61" table:formula="of:=(IF([.$A19]*[.M$11]&lt;=[.$B$3];[.$A19]*[.M$11]*[.$B$4];IF(AND([.$A19]*[.M$11]&gt;[.$B$3];[.$A19]*[.M$11]&lt;=[.$C$3]);[.$A19]*[.M$11]*[.$C$4];IF(AND([.$A19]*[.M$11]&gt;[.$C$3];[.$A19]*[.M$11]&lt;[.$D$3]);[.$A19]*[.M$11]*[.$D$4];[.$A19]*[.M$11]*[.$E$4]))))*[.$F$4]" office:value-type="float" office:value="28910.1068464715" calcext:value-type="float">
            <text:p>28.910 </text:p>
          </table:table-cell>
          <table:table-cell table:style-name="ce61" table:formula="of:=(IF([.$A19]*[.N$11]&lt;=[.$B$3];[.$A19]*[.N$11]*[.$B$4];IF(AND([.$A19]*[.N$11]&gt;[.$B$3];[.$A19]*[.N$11]&lt;=[.$C$3]);[.$A19]*[.N$11]*[.$C$4];IF(AND([.$A19]*[.N$11]&gt;[.$C$3];[.$A19]*[.N$11]&lt;[.$D$3]);[.$A19]*[.N$11]*[.$D$4];[.$A19]*[.N$11]*[.$E$4]))))*[.$F$4]" office:value-type="float" office:value="30837.4473029029" calcext:value-type="float">
            <text:p>30.837 </text:p>
          </table:table-cell>
          <table:table-cell table:style-name="ce61" table:formula="of:=(IF([.$A19]*[.O$11]&lt;=[.$B$3];[.$A19]*[.O$11]*[.$B$4];IF(AND([.$A19]*[.O$11]&gt;[.$B$3];[.$A19]*[.O$11]&lt;=[.$C$3]);[.$A19]*[.O$11]*[.$C$4];IF(AND([.$A19]*[.O$11]&gt;[.$C$3];[.$A19]*[.O$11]&lt;[.$D$3]);[.$A19]*[.O$11]*[.$D$4];[.$A19]*[.O$11]*[.$E$4]))))*[.$F$4]" office:value-type="float" office:value="32764.7877593344" calcext:value-type="float">
            <text:p>32.765 </text:p>
          </table:table-cell>
          <table:table-cell table:style-name="ce61" table:formula="of:=(IF([.$A19]*[.P$11]&lt;=[.$B$3];[.$A19]*[.P$11]*[.$B$4];IF(AND([.$A19]*[.P$11]&gt;[.$B$3];[.$A19]*[.P$11]&lt;=[.$C$3]);[.$A19]*[.P$11]*[.$C$4];IF(AND([.$A19]*[.P$11]&gt;[.$C$3];[.$A19]*[.P$11]&lt;[.$D$3]);[.$A19]*[.P$11]*[.$D$4];[.$A19]*[.P$11]*[.$E$4]))))*[.$F$4]" office:value-type="float" office:value="34692.1282157658" calcext:value-type="float">
            <text:p>34.692 </text:p>
          </table:table-cell>
          <table:table-cell table:style-name="ce61" table:formula="of:=(IF([.$A19]*[.Q$11]&lt;=[.$B$3];[.$A19]*[.Q$11]*[.$B$4];IF(AND([.$A19]*[.Q$11]&gt;[.$B$3];[.$A19]*[.Q$11]&lt;=[.$C$3]);[.$A19]*[.Q$11]*[.$C$4];IF(AND([.$A19]*[.Q$11]&gt;[.$C$3];[.$A19]*[.Q$11]&lt;[.$D$3]);[.$A19]*[.Q$11]*[.$D$4];[.$A19]*[.Q$11]*[.$E$4]))))*[.$F$4]" office:value-type="float" office:value="36619.4686721972" calcext:value-type="float">
            <text:p>36.619 </text:p>
          </table:table-cell>
          <table:table-cell table:style-name="ce61" table:formula="of:=(IF([.$A19]*[.R$11]&lt;=[.$B$3];[.$A19]*[.R$11]*[.$B$4];IF(AND([.$A19]*[.R$11]&gt;[.$B$3];[.$A19]*[.R$11]&lt;=[.$C$3]);[.$A19]*[.R$11]*[.$C$4];IF(AND([.$A19]*[.R$11]&gt;[.$C$3];[.$A19]*[.R$11]&lt;[.$D$3]);[.$A19]*[.R$11]*[.$D$4];[.$A19]*[.R$11]*[.$E$4]))))*[.$F$4]" office:value-type="float" office:value="38546.8091286287" calcext:value-type="float">
            <text:p>38.547 </text:p>
          </table:table-cell>
          <table:table-cell table:style-name="ce67" table:formula="of:=+[.S18]+0.5" office:value-type="float" office:value="5.5" calcext:value-type="float">
            <text:p>5,50 </text:p>
          </table:table-cell>
          <table:table-cell/>
          <table:table-cell table:formula="of:=+[.B12]/4" office:value-type="float" office:value="786.857514344982" calcext:value-type="float">
            <text:p>786,86 </text:p>
          </table:table-cell>
          <table:table-cell table:number-columns-repeated="1003"/>
        </table:table-row>
        <table:table-row table:style-name="ro2">
          <table:table-cell table:style-name="ce67" table:formula="of:=+[.A19]+0.5" office:value-type="float" office:value="6" calcext:value-type="float">
            <text:p>6,00 </text:p>
          </table:table-cell>
          <table:table-cell table:style-name="ce49" table:formula="of:=(IF([.$A20]*[.B$11]&lt;=[.$B$3];[.$A20]*[.B$11]*[.$B$4];IF(AND([.$A20]*[.B$11]&gt;[.$B$3];[.$A20]*[.B$11]&lt;=[.$C$3]);[.$A20]*[.B$11]*[.$C$4];IF(AND([.$A20]*[.B$11]&gt;[.$C$3];[.$A20]*[.B$11]&lt;[.$D$3]);[.$A20]*[.B$11]*[.$D$4];[.$A20]*[.B$11]*[.$E$4]))))*[.$F$4]" office:value-type="float" office:value="9442.29017213978" calcext:value-type="float">
            <text:p>9.442 </text:p>
          </table:table-cell>
          <table:table-cell table:style-name="ce61" table:formula="of:=(IF([.$A20]*[.C$11]&lt;=[.$B$3];[.$A20]*[.C$11]*[.$B$4];IF(AND([.$A20]*[.C$11]&gt;[.$B$3];[.$A20]*[.C$11]&lt;=[.$C$3]);[.$A20]*[.C$11]*[.$C$4];IF(AND([.$A20]*[.C$11]&gt;[.$C$3];[.$A20]*[.C$11]&lt;[.$D$3]);[.$A20]*[.C$11]*[.$D$4];[.$A20]*[.C$11]*[.$E$4]))))*[.$F$4]" office:value-type="float" office:value="11207.2000333995" calcext:value-type="float">
            <text:p>11.207 </text:p>
          </table:table-cell>
          <table:table-cell table:style-name="ce61" table:formula="of:=(IF([.$A20]*[.D$11]&lt;=[.$B$3];[.$A20]*[.D$11]*[.$B$4];IF(AND([.$A20]*[.D$11]&gt;[.$B$3];[.$A20]*[.D$11]&lt;=[.$C$3]);[.$A20]*[.D$11]*[.$C$4];IF(AND([.$A20]*[.D$11]&gt;[.$C$3];[.$A20]*[.D$11]&lt;[.$D$3]);[.$A20]*[.D$11]*[.$D$4];[.$A20]*[.D$11]*[.$E$4]))))*[.$F$4]" office:value-type="float" office:value="13025.3172301012" calcext:value-type="float">
            <text:p>13.025 </text:p>
          </table:table-cell>
          <table:table-cell table:style-name="ce61" table:formula="of:=(IF([.$A20]*[.E$11]&lt;=[.$B$3];[.$A20]*[.E$11]*[.$B$4];IF(AND([.$A20]*[.E$11]&gt;[.$B$3];[.$A20]*[.E$11]&lt;=[.$C$3]);[.$A20]*[.E$11]*[.$C$4];IF(AND([.$A20]*[.E$11]&gt;[.$C$3];[.$A20]*[.E$11]&lt;[.$D$3]);[.$A20]*[.E$11]*[.$D$4];[.$A20]*[.E$11]*[.$E$4]))))*[.$F$4]" office:value-type="float" office:value="15196.203435118" calcext:value-type="float">
            <text:p>15.196 </text:p>
          </table:table-cell>
          <table:table-cell table:style-name="ce61" table:formula="of:=(IF([.$A20]*[.F$11]&lt;=[.$B$3];[.$A20]*[.F$11]*[.$B$4];IF(AND([.$A20]*[.F$11]&gt;[.$B$3];[.$A20]*[.F$11]&lt;=[.$C$3]);[.$A20]*[.F$11]*[.$C$4];IF(AND([.$A20]*[.F$11]&gt;[.$C$3];[.$A20]*[.F$11]&lt;[.$D$3]);[.$A20]*[.F$11]*[.$D$4];[.$A20]*[.F$11]*[.$E$4]))))*[.$F$4]" office:value-type="float" office:value="16820.4258015834" calcext:value-type="float">
            <text:p>16.820 </text:p>
          </table:table-cell>
          <table:table-cell table:style-name="ce61" table:formula="of:=(IF([.$A20]*[.G$11]&lt;=[.$B$3];[.$A20]*[.G$11]*[.$B$4];IF(AND([.$A20]*[.G$11]&gt;[.$B$3];[.$A20]*[.G$11]&lt;=[.$C$3]);[.$A20]*[.G$11]*[.$C$4];IF(AND([.$A20]*[.G$11]&gt;[.$C$3];[.$A20]*[.G$11]&lt;[.$D$3]);[.$A20]*[.G$11]*[.$D$4];[.$A20]*[.G$11]*[.$E$4]))))*[.$F$4]" office:value-type="float" office:value="18922.9790267813" calcext:value-type="float">
            <text:p>18.923 </text:p>
          </table:table-cell>
          <table:table-cell table:style-name="ce61" table:formula="of:=(IF([.$A20]*[.H$11]&lt;=[.$B$3];[.$A20]*[.H$11]*[.$B$4];IF(AND([.$A20]*[.H$11]&gt;[.$B$3];[.$A20]*[.H$11]&lt;=[.$C$3]);[.$A20]*[.H$11]*[.$C$4];IF(AND([.$A20]*[.H$11]&gt;[.$C$3];[.$A20]*[.H$11]&lt;[.$D$3]);[.$A20]*[.H$11]*[.$D$4];[.$A20]*[.H$11]*[.$E$4]))))*[.$F$4]" office:value-type="float" office:value="21025.5322519793" calcext:value-type="float">
            <text:p>21.026 </text:p>
          </table:table-cell>
          <table:table-cell table:style-name="ce61" table:formula="of:=(IF([.$A20]*[.I$11]&lt;=[.$B$3];[.$A20]*[.I$11]*[.$B$4];IF(AND([.$A20]*[.I$11]&gt;[.$B$3];[.$A20]*[.I$11]&lt;=[.$C$3]);[.$A20]*[.I$11]*[.$C$4];IF(AND([.$A20]*[.I$11]&gt;[.$C$3];[.$A20]*[.I$11]&lt;[.$D$3]);[.$A20]*[.I$11]*[.$D$4];[.$A20]*[.I$11]*[.$E$4]))))*[.$F$4]" office:value-type="float" office:value="23128.0854771772" calcext:value-type="float">
            <text:p>23.128 </text:p>
          </table:table-cell>
          <table:table-cell table:style-name="ce61" table:formula="of:=(IF([.$A20]*[.J$11]&lt;=[.$B$3];[.$A20]*[.J$11]*[.$B$4];IF(AND([.$A20]*[.J$11]&gt;[.$B$3];[.$A20]*[.J$11]&lt;=[.$C$3]);[.$A20]*[.J$11]*[.$C$4];IF(AND([.$A20]*[.J$11]&gt;[.$C$3];[.$A20]*[.J$11]&lt;[.$D$3]);[.$A20]*[.J$11]*[.$D$4];[.$A20]*[.J$11]*[.$E$4]))))*[.$F$4]" office:value-type="float" office:value="25230.6387023751" calcext:value-type="float">
            <text:p>25.231 </text:p>
          </table:table-cell>
          <table:table-cell table:style-name="ce61" table:formula="of:=(IF([.$A20]*[.K$11]&lt;=[.$B$3];[.$A20]*[.K$11]*[.$B$4];IF(AND([.$A20]*[.K$11]&gt;[.$B$3];[.$A20]*[.K$11]&lt;=[.$C$3]);[.$A20]*[.K$11]*[.$C$4];IF(AND([.$A20]*[.K$11]&gt;[.$C$3];[.$A20]*[.K$11]&lt;[.$D$3]);[.$A20]*[.K$11]*[.$D$4];[.$A20]*[.K$11]*[.$E$4]))))*[.$F$4]" office:value-type="float" office:value="27333.1919275731" calcext:value-type="float">
            <text:p>27.333 </text:p>
          </table:table-cell>
          <table:table-cell table:style-name="ce61" table:formula="of:=(IF([.$A20]*[.L$11]&lt;=[.$B$3];[.$A20]*[.L$11]*[.$B$4];IF(AND([.$A20]*[.L$11]&gt;[.$B$3];[.$A20]*[.L$11]&lt;=[.$C$3]);[.$A20]*[.L$11]*[.$C$4];IF(AND([.$A20]*[.L$11]&gt;[.$C$3];[.$A20]*[.L$11]&lt;[.$D$3]);[.$A20]*[.L$11]*[.$D$4];[.$A20]*[.L$11]*[.$E$4]))))*[.$F$4]" office:value-type="float" office:value="29435.745152771" calcext:value-type="float">
            <text:p>29.436 </text:p>
          </table:table-cell>
          <table:table-cell table:style-name="ce61" table:formula="of:=(IF([.$A20]*[.M$11]&lt;=[.$B$3];[.$A20]*[.M$11]*[.$B$4];IF(AND([.$A20]*[.M$11]&gt;[.$B$3];[.$A20]*[.M$11]&lt;=[.$C$3]);[.$A20]*[.M$11]*[.$C$4];IF(AND([.$A20]*[.M$11]&gt;[.$C$3];[.$A20]*[.M$11]&lt;[.$D$3]);[.$A20]*[.M$11]*[.$D$4];[.$A20]*[.M$11]*[.$E$4]))))*[.$F$4]" office:value-type="float" office:value="31538.2983779689" calcext:value-type="float">
            <text:p>31.538 </text:p>
          </table:table-cell>
          <table:table-cell table:style-name="ce61" table:formula="of:=(IF([.$A20]*[.N$11]&lt;=[.$B$3];[.$A20]*[.N$11]*[.$B$4];IF(AND([.$A20]*[.N$11]&gt;[.$B$3];[.$A20]*[.N$11]&lt;=[.$C$3]);[.$A20]*[.N$11]*[.$C$4];IF(AND([.$A20]*[.N$11]&gt;[.$C$3];[.$A20]*[.N$11]&lt;[.$D$3]);[.$A20]*[.N$11]*[.$D$4];[.$A20]*[.N$11]*[.$E$4]))))*[.$F$4]" office:value-type="float" office:value="33640.8516031668" calcext:value-type="float">
            <text:p>33.641 </text:p>
          </table:table-cell>
          <table:table-cell table:style-name="ce61" table:formula="of:=(IF([.$A20]*[.O$11]&lt;=[.$B$3];[.$A20]*[.O$11]*[.$B$4];IF(AND([.$A20]*[.O$11]&gt;[.$B$3];[.$A20]*[.O$11]&lt;=[.$C$3]);[.$A20]*[.O$11]*[.$C$4];IF(AND([.$A20]*[.O$11]&gt;[.$C$3];[.$A20]*[.O$11]&lt;[.$D$3]);[.$A20]*[.O$11]*[.$D$4];[.$A20]*[.O$11]*[.$E$4]))))*[.$F$4]" office:value-type="float" office:value="35743.4048283648" calcext:value-type="float">
            <text:p>35.743 </text:p>
          </table:table-cell>
          <table:table-cell table:style-name="ce61" table:formula="of:=(IF([.$A20]*[.P$11]&lt;=[.$B$3];[.$A20]*[.P$11]*[.$B$4];IF(AND([.$A20]*[.P$11]&gt;[.$B$3];[.$A20]*[.P$11]&lt;=[.$C$3]);[.$A20]*[.P$11]*[.$C$4];IF(AND([.$A20]*[.P$11]&gt;[.$C$3];[.$A20]*[.P$11]&lt;[.$D$3]);[.$A20]*[.P$11]*[.$D$4];[.$A20]*[.P$11]*[.$E$4]))))*[.$F$4]" office:value-type="float" office:value="37845.9580535627" calcext:value-type="float">
            <text:p>37.846 </text:p>
          </table:table-cell>
          <table:table-cell table:style-name="ce61" table:formula="of:=(IF([.$A20]*[.Q$11]&lt;=[.$B$3];[.$A20]*[.Q$11]*[.$B$4];IF(AND([.$A20]*[.Q$11]&gt;[.$B$3];[.$A20]*[.Q$11]&lt;=[.$C$3]);[.$A20]*[.Q$11]*[.$C$4];IF(AND([.$A20]*[.Q$11]&gt;[.$C$3];[.$A20]*[.Q$11]&lt;[.$D$3]);[.$A20]*[.Q$11]*[.$D$4];[.$A20]*[.Q$11]*[.$E$4]))))*[.$F$4]" office:value-type="float" office:value="39948.5112787606" calcext:value-type="float">
            <text:p>39.949 </text:p>
          </table:table-cell>
          <table:table-cell table:style-name="ce61" table:formula="of:=(IF([.$A20]*[.R$11]&lt;=[.$B$3];[.$A20]*[.R$11]*[.$B$4];IF(AND([.$A20]*[.R$11]&gt;[.$B$3];[.$A20]*[.R$11]&lt;=[.$C$3]);[.$A20]*[.R$11]*[.$C$4];IF(AND([.$A20]*[.R$11]&gt;[.$C$3];[.$A20]*[.R$11]&lt;[.$D$3]);[.$A20]*[.R$11]*[.$D$4];[.$A20]*[.R$11]*[.$E$4]))))*[.$F$4]" office:value-type="float" office:value="42051.0645039585" calcext:value-type="float">
            <text:p>42.051 </text:p>
          </table:table-cell>
          <table:table-cell table:style-name="ce67" table:formula="of:=+[.S19]+0.5" office:value-type="float" office:value="6" calcext:value-type="float">
            <text:p>6,00 </text:p>
          </table:table-cell>
          <table:table-cell table:number-columns-repeated="1005"/>
        </table:table-row>
        <table:table-row table:style-name="ro2">
          <table:table-cell table:style-name="ce67" table:formula="of:=+[.A20]+0.5" office:value-type="float" office:value="6.5" calcext:value-type="float">
            <text:p>6,50 </text:p>
          </table:table-cell>
          <table:table-cell table:style-name="ce49" table:formula="of:=(IF([.$A21]*[.B$11]&lt;=[.$B$3];[.$A21]*[.B$11]*[.$B$4];IF(AND([.$A21]*[.B$11]&gt;[.$B$3];[.$A21]*[.B$11]&lt;=[.$C$3]);[.$A21]*[.B$11]*[.$C$4];IF(AND([.$A21]*[.B$11]&gt;[.$C$3];[.$A21]*[.B$11]&lt;[.$D$3]);[.$A21]*[.B$11]*[.$D$4];[.$A21]*[.B$11]*[.$E$4]))))*[.$F$4]" office:value-type="float" office:value="9712.90669561293" calcext:value-type="float">
            <text:p>9.713 </text:p>
          </table:table-cell>
          <table:table-cell table:style-name="ce61" table:formula="of:=(IF([.$A21]*[.C$11]&lt;=[.$B$3];[.$A21]*[.C$11]*[.$B$4];IF(AND([.$A21]*[.C$11]&gt;[.$B$3];[.$A21]*[.C$11]&lt;=[.$C$3]);[.$A21]*[.C$11]*[.$C$4];IF(AND([.$A21]*[.C$11]&gt;[.$C$3];[.$A21]*[.C$11]&lt;[.$D$3]);[.$A21]*[.C$11]*[.$D$4];[.$A21]*[.C$11]*[.$E$4]))))*[.$F$4]" office:value-type="float" office:value="11758.9669438413" calcext:value-type="float">
            <text:p>11.759 </text:p>
          </table:table-cell>
          <table:table-cell table:style-name="ce61" table:formula="of:=(IF([.$A21]*[.D$11]&lt;=[.$B$3];[.$A21]*[.D$11]*[.$B$4];IF(AND([.$A21]*[.D$11]&gt;[.$B$3];[.$A21]*[.D$11]&lt;=[.$C$3]);[.$A21]*[.D$11]*[.$C$4];IF(AND([.$A21]*[.D$11]&gt;[.$C$3];[.$A21]*[.D$11]&lt;[.$D$3]);[.$A21]*[.D$11]*[.$D$4];[.$A21]*[.D$11]*[.$E$4]))))*[.$F$4]" office:value-type="float" office:value="14110.7603326096" calcext:value-type="float">
            <text:p>14.111 </text:p>
          </table:table-cell>
          <table:table-cell table:style-name="ce61" table:formula="of:=(IF([.$A21]*[.E$11]&lt;=[.$B$3];[.$A21]*[.E$11]*[.$B$4];IF(AND([.$A21]*[.E$11]&gt;[.$B$3];[.$A21]*[.E$11]&lt;=[.$C$3]);[.$A21]*[.E$11]*[.$C$4];IF(AND([.$A21]*[.E$11]&gt;[.$C$3];[.$A21]*[.E$11]&lt;[.$D$3]);[.$A21]*[.E$11]*[.$D$4];[.$A21]*[.E$11]*[.$E$4]))))*[.$F$4]" office:value-type="float" office:value="15944.361957751" calcext:value-type="float">
            <text:p>15.944 </text:p>
          </table:table-cell>
          <table:table-cell table:style-name="ce61" table:formula="of:=(IF([.$A21]*[.F$11]&lt;=[.$B$3];[.$A21]*[.F$11]*[.$B$4];IF(AND([.$A21]*[.F$11]&gt;[.$B$3];[.$A21]*[.F$11]&lt;=[.$C$3]);[.$A21]*[.F$11]*[.$C$4];IF(AND([.$A21]*[.F$11]&gt;[.$C$3];[.$A21]*[.F$11]&lt;[.$D$3]);[.$A21]*[.F$11]*[.$D$4];[.$A21]*[.F$11]*[.$E$4]))))*[.$F$4]" office:value-type="float" office:value="18222.1279517154" calcext:value-type="float">
            <text:p>18.222 </text:p>
          </table:table-cell>
          <table:table-cell table:style-name="ce61" table:formula="of:=(IF([.$A21]*[.G$11]&lt;=[.$B$3];[.$A21]*[.G$11]*[.$B$4];IF(AND([.$A21]*[.G$11]&gt;[.$B$3];[.$A21]*[.G$11]&lt;=[.$C$3]);[.$A21]*[.G$11]*[.$C$4];IF(AND([.$A21]*[.G$11]&gt;[.$C$3];[.$A21]*[.G$11]&lt;[.$D$3]);[.$A21]*[.G$11]*[.$D$4];[.$A21]*[.G$11]*[.$E$4]))))*[.$F$4]" office:value-type="float" office:value="20499.8939456798" calcext:value-type="float">
            <text:p>20.500 </text:p>
          </table:table-cell>
          <table:table-cell table:style-name="ce61" table:formula="of:=(IF([.$A21]*[.H$11]&lt;=[.$B$3];[.$A21]*[.H$11]*[.$B$4];IF(AND([.$A21]*[.H$11]&gt;[.$B$3];[.$A21]*[.H$11]&lt;=[.$C$3]);[.$A21]*[.H$11]*[.$C$4];IF(AND([.$A21]*[.H$11]&gt;[.$C$3];[.$A21]*[.H$11]&lt;[.$D$3]);[.$A21]*[.H$11]*[.$D$4];[.$A21]*[.H$11]*[.$E$4]))))*[.$F$4]" office:value-type="float" office:value="22777.6599396442" calcext:value-type="float">
            <text:p>22.778 </text:p>
          </table:table-cell>
          <table:table-cell table:style-name="ce61" table:formula="of:=(IF([.$A21]*[.I$11]&lt;=[.$B$3];[.$A21]*[.I$11]*[.$B$4];IF(AND([.$A21]*[.I$11]&gt;[.$B$3];[.$A21]*[.I$11]&lt;=[.$C$3]);[.$A21]*[.I$11]*[.$C$4];IF(AND([.$A21]*[.I$11]&gt;[.$C$3];[.$A21]*[.I$11]&lt;[.$D$3]);[.$A21]*[.I$11]*[.$D$4];[.$A21]*[.I$11]*[.$E$4]))))*[.$F$4]" office:value-type="float" office:value="25055.4259336086" calcext:value-type="float">
            <text:p>25.055 </text:p>
          </table:table-cell>
          <table:table-cell table:style-name="ce61" table:formula="of:=(IF([.$A21]*[.J$11]&lt;=[.$B$3];[.$A21]*[.J$11]*[.$B$4];IF(AND([.$A21]*[.J$11]&gt;[.$B$3];[.$A21]*[.J$11]&lt;=[.$C$3]);[.$A21]*[.J$11]*[.$C$4];IF(AND([.$A21]*[.J$11]&gt;[.$C$3];[.$A21]*[.J$11]&lt;[.$D$3]);[.$A21]*[.J$11]*[.$D$4];[.$A21]*[.J$11]*[.$E$4]))))*[.$F$4]" office:value-type="float" office:value="27333.1919275731" calcext:value-type="float">
            <text:p>27.333 </text:p>
          </table:table-cell>
          <table:table-cell table:style-name="ce61" table:formula="of:=(IF([.$A21]*[.K$11]&lt;=[.$B$3];[.$A21]*[.K$11]*[.$B$4];IF(AND([.$A21]*[.K$11]&gt;[.$B$3];[.$A21]*[.K$11]&lt;=[.$C$3]);[.$A21]*[.K$11]*[.$C$4];IF(AND([.$A21]*[.K$11]&gt;[.$C$3];[.$A21]*[.K$11]&lt;[.$D$3]);[.$A21]*[.K$11]*[.$D$4];[.$A21]*[.K$11]*[.$E$4]))))*[.$F$4]" office:value-type="float" office:value="29610.9579215375" calcext:value-type="float">
            <text:p>29.611 </text:p>
          </table:table-cell>
          <table:table-cell table:style-name="ce61" table:formula="of:=(IF([.$A21]*[.L$11]&lt;=[.$B$3];[.$A21]*[.L$11]*[.$B$4];IF(AND([.$A21]*[.L$11]&gt;[.$B$3];[.$A21]*[.L$11]&lt;=[.$C$3]);[.$A21]*[.L$11]*[.$C$4];IF(AND([.$A21]*[.L$11]&gt;[.$C$3];[.$A21]*[.L$11]&lt;[.$D$3]);[.$A21]*[.L$11]*[.$D$4];[.$A21]*[.L$11]*[.$E$4]))))*[.$F$4]" office:value-type="float" office:value="31888.7239155019" calcext:value-type="float">
            <text:p>31.889 </text:p>
          </table:table-cell>
          <table:table-cell table:style-name="ce61" table:formula="of:=(IF([.$A21]*[.M$11]&lt;=[.$B$3];[.$A21]*[.M$11]*[.$B$4];IF(AND([.$A21]*[.M$11]&gt;[.$B$3];[.$A21]*[.M$11]&lt;=[.$C$3]);[.$A21]*[.M$11]*[.$C$4];IF(AND([.$A21]*[.M$11]&gt;[.$C$3];[.$A21]*[.M$11]&lt;[.$D$3]);[.$A21]*[.M$11]*[.$D$4];[.$A21]*[.M$11]*[.$E$4]))))*[.$F$4]" office:value-type="float" office:value="34166.4899094663" calcext:value-type="float">
            <text:p>34.166 </text:p>
          </table:table-cell>
          <table:table-cell table:style-name="ce61" table:formula="of:=(IF([.$A21]*[.N$11]&lt;=[.$B$3];[.$A21]*[.N$11]*[.$B$4];IF(AND([.$A21]*[.N$11]&gt;[.$B$3];[.$A21]*[.N$11]&lt;=[.$C$3]);[.$A21]*[.N$11]*[.$C$4];IF(AND([.$A21]*[.N$11]&gt;[.$C$3];[.$A21]*[.N$11]&lt;[.$D$3]);[.$A21]*[.N$11]*[.$D$4];[.$A21]*[.N$11]*[.$E$4]))))*[.$F$4]" office:value-type="float" office:value="36444.2559034307" calcext:value-type="float">
            <text:p>36.444 </text:p>
          </table:table-cell>
          <table:table-cell table:style-name="ce61" table:formula="of:=(IF([.$A21]*[.O$11]&lt;=[.$B$3];[.$A21]*[.O$11]*[.$B$4];IF(AND([.$A21]*[.O$11]&gt;[.$B$3];[.$A21]*[.O$11]&lt;=[.$C$3]);[.$A21]*[.O$11]*[.$C$4];IF(AND([.$A21]*[.O$11]&gt;[.$C$3];[.$A21]*[.O$11]&lt;[.$D$3]);[.$A21]*[.O$11]*[.$D$4];[.$A21]*[.O$11]*[.$E$4]))))*[.$F$4]" office:value-type="float" office:value="38722.0218973952" calcext:value-type="float">
            <text:p>38.722 </text:p>
          </table:table-cell>
          <table:table-cell table:style-name="ce61" table:formula="of:=(IF([.$A21]*[.P$11]&lt;=[.$B$3];[.$A21]*[.P$11]*[.$B$4];IF(AND([.$A21]*[.P$11]&gt;[.$B$3];[.$A21]*[.P$11]&lt;=[.$C$3]);[.$A21]*[.P$11]*[.$C$4];IF(AND([.$A21]*[.P$11]&gt;[.$C$3];[.$A21]*[.P$11]&lt;[.$D$3]);[.$A21]*[.P$11]*[.$D$4];[.$A21]*[.P$11]*[.$E$4]))))*[.$F$4]" office:value-type="float" office:value="40999.7878913596" calcext:value-type="float">
            <text:p>41.000 </text:p>
          </table:table-cell>
          <table:table-cell table:style-name="ce61" table:formula="of:=(IF([.$A21]*[.Q$11]&lt;=[.$B$3];[.$A21]*[.Q$11]*[.$B$4];IF(AND([.$A21]*[.Q$11]&gt;[.$B$3];[.$A21]*[.Q$11]&lt;=[.$C$3]);[.$A21]*[.Q$11]*[.$C$4];IF(AND([.$A21]*[.Q$11]&gt;[.$C$3];[.$A21]*[.Q$11]&lt;[.$D$3]);[.$A21]*[.Q$11]*[.$D$4];[.$A21]*[.Q$11]*[.$E$4]))))*[.$F$4]" office:value-type="float" office:value="43277.553885324" calcext:value-type="float">
            <text:p>43.278 </text:p>
          </table:table-cell>
          <table:table-cell table:style-name="ce61" table:formula="of:=(IF([.$A21]*[.R$11]&lt;=[.$B$3];[.$A21]*[.R$11]*[.$B$4];IF(AND([.$A21]*[.R$11]&gt;[.$B$3];[.$A21]*[.R$11]&lt;=[.$C$3]);[.$A21]*[.R$11]*[.$C$4];IF(AND([.$A21]*[.R$11]&gt;[.$C$3];[.$A21]*[.R$11]&lt;[.$D$3]);[.$A21]*[.R$11]*[.$D$4];[.$A21]*[.R$11]*[.$E$4]))))*[.$F$4]" office:value-type="float" office:value="45555.3198792884" calcext:value-type="float">
            <text:p>45.555 </text:p>
          </table:table-cell>
          <table:table-cell table:style-name="ce67" table:formula="of:=+[.S20]+0.5" office:value-type="float" office:value="6.5" calcext:value-type="float">
            <text:p>6,50 </text:p>
          </table:table-cell>
          <table:table-cell table:number-columns-repeated="1005"/>
        </table:table-row>
        <table:table-row table:style-name="ro2">
          <table:table-cell table:style-name="ce71" table:number-columns-spanned="18" table:number-rows-spanned="1"/>
          <table:covered-table-cell table:number-columns-repeated="17" table:style-name="ce71"/>
          <table:table-cell table:style-name="ce66"/>
          <table:table-cell table:number-columns-repeated="229"/>
          <table:table-cell table:style-name="ce10" table:number-columns-repeated="766"/>
          <table:table-cell table:number-columns-repeated="10"/>
        </table:table-row>
        <table:table-row table:style-name="ro2">
          <table:table-cell table:style-name="ce43"/>
          <table:table-cell table:style-name="ce43" office:value-type="float" office:value="10.5" calcext:value-type="float">
            <text:p>10,50 </text:p>
          </table:table-cell>
          <table:table-cell table:style-name="ce43" table:formula="of:=+[.B23]+0.5" office:value-type="float" office:value="11" calcext:value-type="float">
            <text:p>11,00 </text:p>
          </table:table-cell>
          <table:table-cell table:style-name="ce43" table:formula="of:=+[.C23]+0.5" office:value-type="float" office:value="11.5" calcext:value-type="float">
            <text:p>11,50 </text:p>
          </table:table-cell>
          <table:table-cell table:style-name="ce43" table:formula="of:=+[.D23]+0.5" office:value-type="float" office:value="12" calcext:value-type="float">
            <text:p>12,00 </text:p>
          </table:table-cell>
          <table:table-cell table:style-name="ce43" table:formula="of:=+[.E23]+0.5" office:value-type="float" office:value="12.5" calcext:value-type="float">
            <text:p>12,50 </text:p>
          </table:table-cell>
          <table:table-cell table:style-name="ce43" table:formula="of:=+[.F23]+0.5" office:value-type="float" office:value="13" calcext:value-type="float">
            <text:p>13,00 </text:p>
          </table:table-cell>
          <table:table-cell table:style-name="ce43" table:formula="of:=+[.G23]+0.5" office:value-type="float" office:value="13.5" calcext:value-type="float">
            <text:p>13,50 </text:p>
          </table:table-cell>
          <table:table-cell table:style-name="ce43" table:formula="of:=+[.H23]+0.5" office:value-type="float" office:value="14" calcext:value-type="float">
            <text:p>14,00 </text:p>
          </table:table-cell>
          <table:table-cell table:style-name="ce43" table:formula="of:=+[.I23]+0.5" office:value-type="float" office:value="14.5" calcext:value-type="float">
            <text:p>14,50 </text:p>
          </table:table-cell>
          <table:table-cell table:style-name="ce43" table:formula="of:=+[.J23]+0.5" office:value-type="float" office:value="15" calcext:value-type="float">
            <text:p>15,00 </text:p>
          </table:table-cell>
          <table:table-cell table:style-name="ce43" table:formula="of:=+[.K23]+0.5" office:value-type="float" office:value="15.5" calcext:value-type="float">
            <text:p>15,50 </text:p>
          </table:table-cell>
          <table:table-cell table:style-name="ce43" table:formula="of:=+[.L23]+0.5" office:value-type="float" office:value="16" calcext:value-type="float">
            <text:p>16,00 </text:p>
          </table:table-cell>
          <table:table-cell table:style-name="ce43" table:formula="of:=+[.M23]+0.5" office:value-type="float" office:value="16.5" calcext:value-type="float">
            <text:p>16,50 </text:p>
          </table:table-cell>
          <table:table-cell table:style-name="ce43" table:formula="of:=+[.N23]+0.5" office:value-type="float" office:value="17" calcext:value-type="float">
            <text:p>17,00 </text:p>
          </table:table-cell>
          <table:table-cell table:style-name="ce43" table:formula="of:=+[.O23]+0.5" office:value-type="float" office:value="17.5" calcext:value-type="float">
            <text:p>17,50 </text:p>
          </table:table-cell>
          <table:table-cell table:style-name="ce43" table:formula="of:=+[.P23]+0.5" office:value-type="float" office:value="18" calcext:value-type="float">
            <text:p>18,00 </text:p>
          </table:table-cell>
          <table:table-cell table:style-name="ce43" table:formula="of:=+[.Q23]+0.5" office:value-type="float" office:value="18.5" calcext:value-type="float">
            <text:p>18,50 </text:p>
          </table:table-cell>
          <table:table-cell table:style-name="ce43"/>
          <table:table-cell table:style-name="ce1"/>
          <table:table-cell table:style-name="ce1" table:formula="of:=+[.H13]+400" office:value-type="float" office:value="9739.33336116628" calcext:value-type="float">
            <text:p>9.739,33 </text:p>
          </table:table-cell>
          <table:table-cell table:style-name="ce1" table:number-columns-repeated="993"/>
          <table:table-cell table:number-columns-repeated="10"/>
        </table:table-row>
        <table:table-row table:style-name="ro2">
          <table:table-cell table:style-name="ce43" office:value-type="float" office:value="2" calcext:value-type="float">
            <text:p>2,00 </text:p>
          </table:table-cell>
          <table:table-cell table:style-name="ce48" table:formula="of:=(IF([.$A24]*[.B$23]&lt;=[.$B$3];[.$A24]*[.B$23]*[.$B$4];IF(AND([.$A24]*[.B$23]&gt;[.$B$3];[.$A24]*[.B$23]&lt;=[.$C$3]);[.$A24]*[.B$23]*[.$C$4];IF(AND([.$A24]*[.B$23]&gt;[.$C$3];[.$A24]*[.B$23]&lt;[.$D$3]);[.$A24]*[.B$23]*[.$D$4];[.$A24]*[.B$23]*[.$E$4]))))*[.$F$4]" office:value-type="float" office:value="15196.203435118" calcext:value-type="float">
            <text:p>15.196 </text:p>
          </table:table-cell>
          <table:table-cell table:style-name="ce48" table:formula="of:=(IF([.$A24]*[.C$23]&lt;=[.$B$3];[.$A24]*[.C$23]*[.$B$4];IF(AND([.$A24]*[.C$23]&gt;[.$B$3];[.$A24]*[.C$23]&lt;=[.$C$3]);[.$A24]*[.C$23]*[.$C$4];IF(AND([.$A24]*[.C$23]&gt;[.$C$3];[.$A24]*[.C$23]&lt;[.$D$3]);[.$A24]*[.C$23]*[.$D$4];[.$A24]*[.C$23]*[.$E$4]))))*[.$F$4]" office:value-type="float" office:value="15418.7236514515" calcext:value-type="float">
            <text:p>15.419 </text:p>
          </table:table-cell>
          <table:table-cell table:style-name="ce48" table:formula="of:=(IF([.$A24]*[.D$23]&lt;=[.$B$3];[.$A24]*[.D$23]*[.$B$4];IF(AND([.$A24]*[.D$23]&gt;[.$B$3];[.$A24]*[.D$23]&lt;=[.$C$3]);[.$A24]*[.D$23]*[.$C$4];IF(AND([.$A24]*[.D$23]&gt;[.$C$3];[.$A24]*[.D$23]&lt;[.$D$3]);[.$A24]*[.D$23]*[.$D$4];[.$A24]*[.D$23]*[.$E$4]))))*[.$F$4]" office:value-type="float" office:value="16119.5747265174" calcext:value-type="float">
            <text:p>16.120 </text:p>
          </table:table-cell>
          <table:table-cell table:style-name="ce48" table:formula="of:=(IF([.$A24]*[.E$23]&lt;=[.$B$3];[.$A24]*[.E$23]*[.$B$4];IF(AND([.$A24]*[.E$23]&gt;[.$B$3];[.$A24]*[.E$23]&lt;=[.$C$3]);[.$A24]*[.E$23]*[.$C$4];IF(AND([.$A24]*[.E$23]&gt;[.$C$3];[.$A24]*[.E$23]&lt;[.$D$3]);[.$A24]*[.E$23]*[.$D$4];[.$A24]*[.E$23]*[.$E$4]))))*[.$F$4]" office:value-type="float" office:value="16820.4258015834" calcext:value-type="float">
            <text:p>16.820 </text:p>
          </table:table-cell>
          <table:table-cell table:style-name="ce48" table:formula="of:=(IF([.$A24]*[.F$23]&lt;=[.$B$3];[.$A24]*[.F$23]*[.$B$4];IF(AND([.$A24]*[.F$23]&gt;[.$B$3];[.$A24]*[.F$23]&lt;=[.$C$3]);[.$A24]*[.F$23]*[.$C$4];IF(AND([.$A24]*[.F$23]&gt;[.$C$3];[.$A24]*[.F$23]&lt;[.$D$3]);[.$A24]*[.F$23]*[.$D$4];[.$A24]*[.F$23]*[.$E$4]))))*[.$F$4]" office:value-type="float" office:value="17521.2768766494" calcext:value-type="float">
            <text:p>17.521 </text:p>
          </table:table-cell>
          <table:table-cell table:style-name="ce48" table:formula="of:=(IF([.$A24]*[.G$23]&lt;=[.$B$3];[.$A24]*[.G$23]*[.$B$4];IF(AND([.$A24]*[.G$23]&gt;[.$B$3];[.$A24]*[.G$23]&lt;=[.$C$3]);[.$A24]*[.G$23]*[.$C$4];IF(AND([.$A24]*[.G$23]&gt;[.$C$3];[.$A24]*[.G$23]&lt;[.$D$3]);[.$A24]*[.G$23]*[.$D$4];[.$A24]*[.G$23]*[.$E$4]))))*[.$F$4]" office:value-type="float" office:value="18222.1279517154" calcext:value-type="float">
            <text:p>18.222 </text:p>
          </table:table-cell>
          <table:table-cell table:style-name="ce48" table:formula="of:=(IF([.$A24]*[.H$23]&lt;=[.$B$3];[.$A24]*[.H$23]*[.$B$4];IF(AND([.$A24]*[.H$23]&gt;[.$B$3];[.$A24]*[.H$23]&lt;=[.$C$3]);[.$A24]*[.H$23]*[.$C$4];IF(AND([.$A24]*[.H$23]&gt;[.$C$3];[.$A24]*[.H$23]&lt;[.$D$3]);[.$A24]*[.H$23]*[.$D$4];[.$A24]*[.H$23]*[.$E$4]))))*[.$F$4]" office:value-type="float" office:value="18922.9790267813" calcext:value-type="float">
            <text:p>18.923 </text:p>
          </table:table-cell>
          <table:table-cell table:style-name="ce48" table:formula="of:=(IF([.$A24]*[.I$23]&lt;=[.$B$3];[.$A24]*[.I$23]*[.$B$4];IF(AND([.$A24]*[.I$23]&gt;[.$B$3];[.$A24]*[.I$23]&lt;=[.$C$3]);[.$A24]*[.I$23]*[.$C$4];IF(AND([.$A24]*[.I$23]&gt;[.$C$3];[.$A24]*[.I$23]&lt;[.$D$3]);[.$A24]*[.I$23]*[.$D$4];[.$A24]*[.I$23]*[.$E$4]))))*[.$F$4]" office:value-type="float" office:value="19623.8301018473" calcext:value-type="float">
            <text:p>19.624 </text:p>
          </table:table-cell>
          <table:table-cell table:style-name="ce48" table:formula="of:=(IF([.$A24]*[.J$23]&lt;=[.$B$3];[.$A24]*[.J$23]*[.$B$4];IF(AND([.$A24]*[.J$23]&gt;[.$B$3];[.$A24]*[.J$23]&lt;=[.$C$3]);[.$A24]*[.J$23]*[.$C$4];IF(AND([.$A24]*[.J$23]&gt;[.$C$3];[.$A24]*[.J$23]&lt;[.$D$3]);[.$A24]*[.J$23]*[.$D$4];[.$A24]*[.J$23]*[.$E$4]))))*[.$F$4]" office:value-type="float" office:value="20324.6811769133" calcext:value-type="float">
            <text:p>20.325 </text:p>
          </table:table-cell>
          <table:table-cell table:style-name="ce48" table:formula="of:=(IF([.$A24]*[.K$23]&lt;=[.$B$3];[.$A24]*[.K$23]*[.$B$4];IF(AND([.$A24]*[.K$23]&gt;[.$B$3];[.$A24]*[.K$23]&lt;=[.$C$3]);[.$A24]*[.K$23]*[.$C$4];IF(AND([.$A24]*[.K$23]&gt;[.$C$3];[.$A24]*[.K$23]&lt;[.$D$3]);[.$A24]*[.K$23]*[.$D$4];[.$A24]*[.K$23]*[.$E$4]))))*[.$F$4]" office:value-type="float" office:value="21025.5322519793" calcext:value-type="float">
            <text:p>21.026 </text:p>
          </table:table-cell>
          <table:table-cell table:style-name="ce48" table:formula="of:=(IF([.$A24]*[.L$23]&lt;=[.$B$3];[.$A24]*[.L$23]*[.$B$4];IF(AND([.$A24]*[.L$23]&gt;[.$B$3];[.$A24]*[.L$23]&lt;=[.$C$3]);[.$A24]*[.L$23]*[.$C$4];IF(AND([.$A24]*[.L$23]&gt;[.$C$3];[.$A24]*[.L$23]&lt;[.$D$3]);[.$A24]*[.L$23]*[.$D$4];[.$A24]*[.L$23]*[.$E$4]))))*[.$F$4]" office:value-type="float" office:value="21726.3833270452" calcext:value-type="float">
            <text:p>21.726 </text:p>
          </table:table-cell>
          <table:table-cell table:style-name="ce48" table:formula="of:=(IF([.$A24]*[.M$23]&lt;=[.$B$3];[.$A24]*[.M$23]*[.$B$4];IF(AND([.$A24]*[.M$23]&gt;[.$B$3];[.$A24]*[.M$23]&lt;=[.$C$3]);[.$A24]*[.M$23]*[.$C$4];IF(AND([.$A24]*[.M$23]&gt;[.$C$3];[.$A24]*[.M$23]&lt;[.$D$3]);[.$A24]*[.M$23]*[.$D$4];[.$A24]*[.M$23]*[.$E$4]))))*[.$F$4]" office:value-type="float" office:value="22427.2344021112" calcext:value-type="float">
            <text:p>22.427 </text:p>
          </table:table-cell>
          <table:table-cell table:style-name="ce48" table:formula="of:=(IF([.$A24]*[.N$23]&lt;=[.$B$3];[.$A24]*[.N$23]*[.$B$4];IF(AND([.$A24]*[.N$23]&gt;[.$B$3];[.$A24]*[.N$23]&lt;=[.$C$3]);[.$A24]*[.N$23]*[.$C$4];IF(AND([.$A24]*[.N$23]&gt;[.$C$3];[.$A24]*[.N$23]&lt;[.$D$3]);[.$A24]*[.N$23]*[.$D$4];[.$A24]*[.N$23]*[.$E$4]))))*[.$F$4]" office:value-type="float" office:value="23128.0854771772" calcext:value-type="float">
            <text:p>23.128 </text:p>
          </table:table-cell>
          <table:table-cell table:style-name="ce48" table:formula="of:=(IF([.$A24]*[.O$23]&lt;=[.$B$3];[.$A24]*[.O$23]*[.$B$4];IF(AND([.$A24]*[.O$23]&gt;[.$B$3];[.$A24]*[.O$23]&lt;=[.$C$3]);[.$A24]*[.O$23]*[.$C$4];IF(AND([.$A24]*[.O$23]&gt;[.$C$3];[.$A24]*[.O$23]&lt;[.$D$3]);[.$A24]*[.O$23]*[.$D$4];[.$A24]*[.O$23]*[.$E$4]))))*[.$F$4]" office:value-type="float" office:value="23828.9365522432" calcext:value-type="float">
            <text:p>23.829 </text:p>
          </table:table-cell>
          <table:table-cell table:style-name="ce48" table:formula="of:=(IF([.$A24]*[.P$23]&lt;=[.$B$3];[.$A24]*[.P$23]*[.$B$4];IF(AND([.$A24]*[.P$23]&gt;[.$B$3];[.$A24]*[.P$23]&lt;=[.$C$3]);[.$A24]*[.P$23]*[.$C$4];IF(AND([.$A24]*[.P$23]&gt;[.$C$3];[.$A24]*[.P$23]&lt;[.$D$3]);[.$A24]*[.P$23]*[.$D$4];[.$A24]*[.P$23]*[.$E$4]))))*[.$F$4]" office:value-type="float" office:value="24529.7876273092" calcext:value-type="float">
            <text:p>24.530 </text:p>
          </table:table-cell>
          <table:table-cell table:style-name="ce48" table:formula="of:=(IF([.$A24]*[.Q$23]&lt;=[.$B$3];[.$A24]*[.Q$23]*[.$B$4];IF(AND([.$A24]*[.Q$23]&gt;[.$B$3];[.$A24]*[.Q$23]&lt;=[.$C$3]);[.$A24]*[.Q$23]*[.$C$4];IF(AND([.$A24]*[.Q$23]&gt;[.$C$3];[.$A24]*[.Q$23]&lt;[.$D$3]);[.$A24]*[.Q$23]*[.$D$4];[.$A24]*[.Q$23]*[.$E$4]))))*[.$F$4]" office:value-type="float" office:value="25230.6387023751" calcext:value-type="float">
            <text:p>25.231 </text:p>
          </table:table-cell>
          <table:table-cell table:style-name="ce48" table:formula="of:=(IF([.$A24]*[.R$23]&lt;=[.$B$3];[.$A24]*[.R$23]*[.$B$4];IF(AND([.$A24]*[.R$23]&gt;[.$B$3];[.$A24]*[.R$23]&lt;=[.$C$3]);[.$A24]*[.R$23]*[.$C$4];IF(AND([.$A24]*[.R$23]&gt;[.$C$3];[.$A24]*[.R$23]&lt;[.$D$3]);[.$A24]*[.R$23]*[.$D$4];[.$A24]*[.R$23]*[.$E$4]))))*[.$F$4]" office:value-type="float" office:value="25931.4897774411" calcext:value-type="float">
            <text:p>25.931 </text:p>
          </table:table-cell>
          <table:table-cell table:style-name="ce43" office:value-type="float" office:value="2" calcext:value-type="float">
            <text:p>2,00 </text:p>
          </table:table-cell>
          <table:table-cell table:number-columns-repeated="1005"/>
        </table:table-row>
        <table:table-row table:style-name="ro2">
          <table:table-cell table:style-name="ce43" table:formula="of:=+[.A24]+0.5" office:value-type="float" office:value="2.5" calcext:value-type="float">
            <text:p>2,50 </text:p>
          </table:table-cell>
          <table:table-cell table:style-name="ce54" table:formula="of:=(IF([.$A25]*[.B$23]&lt;=[.$B$3];[.$A25]*[.B$23]*[.$B$4];IF(AND([.$A25]*[.B$23]&gt;[.$B$3];[.$A25]*[.B$23]&lt;=[.$C$3]);[.$A25]*[.B$23]*[.$C$4];IF(AND([.$A25]*[.B$23]&gt;[.$C$3];[.$A25]*[.B$23]&lt;[.$D$3]);[.$A25]*[.B$23]*[.$D$4];[.$A25]*[.B$23]*[.$E$4]))))*[.$F$4]" office:value-type="float" office:value="18397.3407204819" calcext:value-type="float">
            <text:p>18.397 </text:p>
          </table:table-cell>
          <table:table-cell table:style-name="ce54" table:formula="of:=(IF([.$A25]*[.C$23]&lt;=[.$B$3];[.$A25]*[.C$23]*[.$B$4];IF(AND([.$A25]*[.C$23]&gt;[.$B$3];[.$A25]*[.C$23]&lt;=[.$C$3]);[.$A25]*[.C$23]*[.$C$4];IF(AND([.$A25]*[.C$23]&gt;[.$C$3];[.$A25]*[.C$23]&lt;[.$D$3]);[.$A25]*[.C$23]*[.$D$4];[.$A25]*[.C$23]*[.$E$4]))))*[.$F$4]" office:value-type="float" office:value="19273.4045643143" calcext:value-type="float">
            <text:p>19.273 </text:p>
          </table:table-cell>
          <table:table-cell table:style-name="ce54" table:formula="of:=(IF([.$A25]*[.D$23]&lt;=[.$B$3];[.$A25]*[.D$23]*[.$B$4];IF(AND([.$A25]*[.D$23]&gt;[.$B$3];[.$A25]*[.D$23]&lt;=[.$C$3]);[.$A25]*[.D$23]*[.$C$4];IF(AND([.$A25]*[.D$23]&gt;[.$C$3];[.$A25]*[.D$23]&lt;[.$D$3]);[.$A25]*[.D$23]*[.$D$4];[.$A25]*[.D$23]*[.$E$4]))))*[.$F$4]" office:value-type="float" office:value="20149.4684081468" calcext:value-type="float">
            <text:p>20.149 </text:p>
          </table:table-cell>
          <table:table-cell table:style-name="ce54" table:formula="of:=(IF([.$A25]*[.E$23]&lt;=[.$B$3];[.$A25]*[.E$23]*[.$B$4];IF(AND([.$A25]*[.E$23]&gt;[.$B$3];[.$A25]*[.E$23]&lt;=[.$C$3]);[.$A25]*[.E$23]*[.$C$4];IF(AND([.$A25]*[.E$23]&gt;[.$C$3];[.$A25]*[.E$23]&lt;[.$D$3]);[.$A25]*[.E$23]*[.$D$4];[.$A25]*[.E$23]*[.$E$4]))))*[.$F$4]" office:value-type="float" office:value="21025.5322519793" calcext:value-type="float">
            <text:p>21.026 </text:p>
          </table:table-cell>
          <table:table-cell table:style-name="ce54" table:formula="of:=(IF([.$A25]*[.F$23]&lt;=[.$B$3];[.$A25]*[.F$23]*[.$B$4];IF(AND([.$A25]*[.F$23]&gt;[.$B$3];[.$A25]*[.F$23]&lt;=[.$C$3]);[.$A25]*[.F$23]*[.$C$4];IF(AND([.$A25]*[.F$23]&gt;[.$C$3];[.$A25]*[.F$23]&lt;[.$D$3]);[.$A25]*[.F$23]*[.$D$4];[.$A25]*[.F$23]*[.$E$4]))))*[.$F$4]" office:value-type="float" office:value="21901.5960958117" calcext:value-type="float">
            <text:p>21.902 </text:p>
          </table:table-cell>
          <table:table-cell table:style-name="ce54" table:formula="of:=(IF([.$A25]*[.G$23]&lt;=[.$B$3];[.$A25]*[.G$23]*[.$B$4];IF(AND([.$A25]*[.G$23]&gt;[.$B$3];[.$A25]*[.G$23]&lt;=[.$C$3]);[.$A25]*[.G$23]*[.$C$4];IF(AND([.$A25]*[.G$23]&gt;[.$C$3];[.$A25]*[.G$23]&lt;[.$D$3]);[.$A25]*[.G$23]*[.$D$4];[.$A25]*[.G$23]*[.$E$4]))))*[.$F$4]" office:value-type="float" office:value="22777.6599396442" calcext:value-type="float">
            <text:p>22.778 </text:p>
          </table:table-cell>
          <table:table-cell table:style-name="ce54" table:formula="of:=(IF([.$A25]*[.H$23]&lt;=[.$B$3];[.$A25]*[.H$23]*[.$B$4];IF(AND([.$A25]*[.H$23]&gt;[.$B$3];[.$A25]*[.H$23]&lt;=[.$C$3]);[.$A25]*[.H$23]*[.$C$4];IF(AND([.$A25]*[.H$23]&gt;[.$C$3];[.$A25]*[.H$23]&lt;[.$D$3]);[.$A25]*[.H$23]*[.$D$4];[.$A25]*[.H$23]*[.$E$4]))))*[.$F$4]" office:value-type="float" office:value="23653.7237834767" calcext:value-type="float">
            <text:p>23.654 </text:p>
          </table:table-cell>
          <table:table-cell table:style-name="ce54" table:formula="of:=(IF([.$A25]*[.I$23]&lt;=[.$B$3];[.$A25]*[.I$23]*[.$B$4];IF(AND([.$A25]*[.I$23]&gt;[.$B$3];[.$A25]*[.I$23]&lt;=[.$C$3]);[.$A25]*[.I$23]*[.$C$4];IF(AND([.$A25]*[.I$23]&gt;[.$C$3];[.$A25]*[.I$23]&lt;[.$D$3]);[.$A25]*[.I$23]*[.$D$4];[.$A25]*[.I$23]*[.$E$4]))))*[.$F$4]" office:value-type="float" office:value="24529.7876273092" calcext:value-type="float">
            <text:p>24.530 </text:p>
          </table:table-cell>
          <table:table-cell table:style-name="ce54" table:formula="of:=(IF([.$A25]*[.J$23]&lt;=[.$B$3];[.$A25]*[.J$23]*[.$B$4];IF(AND([.$A25]*[.J$23]&gt;[.$B$3];[.$A25]*[.J$23]&lt;=[.$C$3]);[.$A25]*[.J$23]*[.$C$4];IF(AND([.$A25]*[.J$23]&gt;[.$C$3];[.$A25]*[.J$23]&lt;[.$D$3]);[.$A25]*[.J$23]*[.$D$4];[.$A25]*[.J$23]*[.$E$4]))))*[.$F$4]" office:value-type="float" office:value="25405.8514711416" calcext:value-type="float">
            <text:p>25.406 </text:p>
          </table:table-cell>
          <table:table-cell table:style-name="ce54" table:formula="of:=(IF([.$A25]*[.K$23]&lt;=[.$B$3];[.$A25]*[.K$23]*[.$B$4];IF(AND([.$A25]*[.K$23]&gt;[.$B$3];[.$A25]*[.K$23]&lt;=[.$C$3]);[.$A25]*[.K$23]*[.$C$4];IF(AND([.$A25]*[.K$23]&gt;[.$C$3];[.$A25]*[.K$23]&lt;[.$D$3]);[.$A25]*[.K$23]*[.$D$4];[.$A25]*[.K$23]*[.$E$4]))))*[.$F$4]" office:value-type="float" office:value="26281.9153149741" calcext:value-type="float">
            <text:p>26.282 </text:p>
          </table:table-cell>
          <table:table-cell table:style-name="ce54" table:formula="of:=(IF([.$A25]*[.L$23]&lt;=[.$B$3];[.$A25]*[.L$23]*[.$B$4];IF(AND([.$A25]*[.L$23]&gt;[.$B$3];[.$A25]*[.L$23]&lt;=[.$C$3]);[.$A25]*[.L$23]*[.$C$4];IF(AND([.$A25]*[.L$23]&gt;[.$C$3];[.$A25]*[.L$23]&lt;[.$D$3]);[.$A25]*[.L$23]*[.$D$4];[.$A25]*[.L$23]*[.$E$4]))))*[.$F$4]" office:value-type="float" office:value="27157.9791588066" calcext:value-type="float">
            <text:p>27.158 </text:p>
          </table:table-cell>
          <table:table-cell table:style-name="ce54" table:formula="of:=(IF([.$A25]*[.M$23]&lt;=[.$B$3];[.$A25]*[.M$23]*[.$B$4];IF(AND([.$A25]*[.M$23]&gt;[.$B$3];[.$A25]*[.M$23]&lt;=[.$C$3]);[.$A25]*[.M$23]*[.$C$4];IF(AND([.$A25]*[.M$23]&gt;[.$C$3];[.$A25]*[.M$23]&lt;[.$D$3]);[.$A25]*[.M$23]*[.$D$4];[.$A25]*[.M$23]*[.$E$4]))))*[.$F$4]" office:value-type="float" office:value="28034.043002639" calcext:value-type="float">
            <text:p>28.034 </text:p>
          </table:table-cell>
          <table:table-cell table:style-name="ce54" table:formula="of:=(IF([.$A25]*[.N$23]&lt;=[.$B$3];[.$A25]*[.N$23]*[.$B$4];IF(AND([.$A25]*[.N$23]&gt;[.$B$3];[.$A25]*[.N$23]&lt;=[.$C$3]);[.$A25]*[.N$23]*[.$C$4];IF(AND([.$A25]*[.N$23]&gt;[.$C$3];[.$A25]*[.N$23]&lt;[.$D$3]);[.$A25]*[.N$23]*[.$D$4];[.$A25]*[.N$23]*[.$E$4]))))*[.$F$4]" office:value-type="float" office:value="28910.1068464715" calcext:value-type="float">
            <text:p>28.910 </text:p>
          </table:table-cell>
          <table:table-cell table:style-name="ce54" table:formula="of:=(IF([.$A25]*[.O$23]&lt;=[.$B$3];[.$A25]*[.O$23]*[.$B$4];IF(AND([.$A25]*[.O$23]&gt;[.$B$3];[.$A25]*[.O$23]&lt;=[.$C$3]);[.$A25]*[.O$23]*[.$C$4];IF(AND([.$A25]*[.O$23]&gt;[.$C$3];[.$A25]*[.O$23]&lt;[.$D$3]);[.$A25]*[.O$23]*[.$D$4];[.$A25]*[.O$23]*[.$E$4]))))*[.$F$4]" office:value-type="float" office:value="29786.170690304" calcext:value-type="float">
            <text:p>29.786 </text:p>
          </table:table-cell>
          <table:table-cell table:style-name="ce54" table:formula="of:=(IF([.$A25]*[.P$23]&lt;=[.$B$3];[.$A25]*[.P$23]*[.$B$4];IF(AND([.$A25]*[.P$23]&gt;[.$B$3];[.$A25]*[.P$23]&lt;=[.$C$3]);[.$A25]*[.P$23]*[.$C$4];IF(AND([.$A25]*[.P$23]&gt;[.$C$3];[.$A25]*[.P$23]&lt;[.$D$3]);[.$A25]*[.P$23]*[.$D$4];[.$A25]*[.P$23]*[.$E$4]))))*[.$F$4]" office:value-type="float" office:value="30662.2345341364" calcext:value-type="float">
            <text:p>30.662 </text:p>
          </table:table-cell>
          <table:table-cell table:style-name="ce54" table:formula="of:=(IF([.$A25]*[.Q$23]&lt;=[.$B$3];[.$A25]*[.Q$23]*[.$B$4];IF(AND([.$A25]*[.Q$23]&gt;[.$B$3];[.$A25]*[.Q$23]&lt;=[.$C$3]);[.$A25]*[.Q$23]*[.$C$4];IF(AND([.$A25]*[.Q$23]&gt;[.$C$3];[.$A25]*[.Q$23]&lt;[.$D$3]);[.$A25]*[.Q$23]*[.$D$4];[.$A25]*[.Q$23]*[.$E$4]))))*[.$F$4]" office:value-type="float" office:value="31538.2983779689" calcext:value-type="float">
            <text:p>31.538 </text:p>
          </table:table-cell>
          <table:table-cell table:style-name="ce54" table:formula="of:=(IF([.$A25]*[.R$23]&lt;=[.$B$3];[.$A25]*[.R$23]*[.$B$4];IF(AND([.$A25]*[.R$23]&gt;[.$B$3];[.$A25]*[.R$23]&lt;=[.$C$3]);[.$A25]*[.R$23]*[.$C$4];IF(AND([.$A25]*[.R$23]&gt;[.$C$3];[.$A25]*[.R$23]&lt;[.$D$3]);[.$A25]*[.R$23]*[.$D$4];[.$A25]*[.R$23]*[.$E$4]))))*[.$F$4]" office:value-type="float" office:value="32414.3622218014" calcext:value-type="float">
            <text:p>32.414 </text:p>
          </table:table-cell>
          <table:table-cell table:style-name="ce43" table:formula="of:=+[.S24]+0.5" office:value-type="float" office:value="2.5" calcext:value-type="float">
            <text:p>2,50 </text:p>
          </table:table-cell>
          <table:table-cell table:number-columns-repeated="1005"/>
        </table:table-row>
        <table:table-row table:style-name="ro2">
          <table:table-cell table:style-name="ce44" table:formula="of:=+[.A25]+0.5" office:value-type="float" office:value="3" calcext:value-type="float">
            <text:p>3,00 </text:p>
          </table:table-cell>
          <table:table-cell table:style-name="ce55" table:formula="of:=(IF([.$A26]*[.B$23]&lt;=[.$B$3];[.$A26]*[.B$23]*[.$B$4];IF(AND([.$A26]*[.B$23]&gt;[.$B$3];[.$A26]*[.B$23]&lt;=[.$C$3]);[.$A26]*[.B$23]*[.$C$4];IF(AND([.$A26]*[.B$23]&gt;[.$C$3];[.$A26]*[.B$23]&lt;[.$D$3]);[.$A26]*[.B$23]*[.$D$4];[.$A26]*[.B$23]*[.$E$4]))))*[.$F$4]" office:value-type="float" office:value="22076.8088645782" calcext:value-type="float">
            <text:p>22.077 </text:p>
          </table:table-cell>
          <table:table-cell table:style-name="ce55" table:formula="of:=(IF([.$A26]*[.C$23]&lt;=[.$B$3];[.$A26]*[.C$23]*[.$B$4];IF(AND([.$A26]*[.C$23]&gt;[.$B$3];[.$A26]*[.C$23]&lt;=[.$C$3]);[.$A26]*[.C$23]*[.$C$4];IF(AND([.$A26]*[.C$23]&gt;[.$C$3];[.$A26]*[.C$23]&lt;[.$D$3]);[.$A26]*[.C$23]*[.$D$4];[.$A26]*[.C$23]*[.$E$4]))))*[.$F$4]" office:value-type="float" office:value="23128.0854771772" calcext:value-type="float">
            <text:p>23.128 </text:p>
          </table:table-cell>
          <table:table-cell table:style-name="ce55" table:formula="of:=(IF([.$A26]*[.D$23]&lt;=[.$B$3];[.$A26]*[.D$23]*[.$B$4];IF(AND([.$A26]*[.D$23]&gt;[.$B$3];[.$A26]*[.D$23]&lt;=[.$C$3]);[.$A26]*[.D$23]*[.$C$4];IF(AND([.$A26]*[.D$23]&gt;[.$C$3];[.$A26]*[.D$23]&lt;[.$D$3]);[.$A26]*[.D$23]*[.$D$4];[.$A26]*[.D$23]*[.$E$4]))))*[.$F$4]" office:value-type="float" office:value="24179.3620897762" calcext:value-type="float">
            <text:p>24.179 </text:p>
          </table:table-cell>
          <table:table-cell table:style-name="ce55" table:formula="of:=(IF([.$A26]*[.E$23]&lt;=[.$B$3];[.$A26]*[.E$23]*[.$B$4];IF(AND([.$A26]*[.E$23]&gt;[.$B$3];[.$A26]*[.E$23]&lt;=[.$C$3]);[.$A26]*[.E$23]*[.$C$4];IF(AND([.$A26]*[.E$23]&gt;[.$C$3];[.$A26]*[.E$23]&lt;[.$D$3]);[.$A26]*[.E$23]*[.$D$4];[.$A26]*[.E$23]*[.$E$4]))))*[.$F$4]" office:value-type="float" office:value="25230.6387023751" calcext:value-type="float">
            <text:p>25.231 </text:p>
          </table:table-cell>
          <table:table-cell table:style-name="ce55" table:formula="of:=(IF([.$A26]*[.F$23]&lt;=[.$B$3];[.$A26]*[.F$23]*[.$B$4];IF(AND([.$A26]*[.F$23]&gt;[.$B$3];[.$A26]*[.F$23]&lt;=[.$C$3]);[.$A26]*[.F$23]*[.$C$4];IF(AND([.$A26]*[.F$23]&gt;[.$C$3];[.$A26]*[.F$23]&lt;[.$D$3]);[.$A26]*[.F$23]*[.$D$4];[.$A26]*[.F$23]*[.$E$4]))))*[.$F$4]" office:value-type="float" office:value="26281.9153149741" calcext:value-type="float">
            <text:p>26.282 </text:p>
          </table:table-cell>
          <table:table-cell table:style-name="ce55" table:formula="of:=(IF([.$A26]*[.G$23]&lt;=[.$B$3];[.$A26]*[.G$23]*[.$B$4];IF(AND([.$A26]*[.G$23]&gt;[.$B$3];[.$A26]*[.G$23]&lt;=[.$C$3]);[.$A26]*[.G$23]*[.$C$4];IF(AND([.$A26]*[.G$23]&gt;[.$C$3];[.$A26]*[.G$23]&lt;[.$D$3]);[.$A26]*[.G$23]*[.$D$4];[.$A26]*[.G$23]*[.$E$4]))))*[.$F$4]" office:value-type="float" office:value="27333.1919275731" calcext:value-type="float">
            <text:p>27.333 </text:p>
          </table:table-cell>
          <table:table-cell table:style-name="ce55" table:formula="of:=(IF([.$A26]*[.H$23]&lt;=[.$B$3];[.$A26]*[.H$23]*[.$B$4];IF(AND([.$A26]*[.H$23]&gt;[.$B$3];[.$A26]*[.H$23]&lt;=[.$C$3]);[.$A26]*[.H$23]*[.$C$4];IF(AND([.$A26]*[.H$23]&gt;[.$C$3];[.$A26]*[.H$23]&lt;[.$D$3]);[.$A26]*[.H$23]*[.$D$4];[.$A26]*[.H$23]*[.$E$4]))))*[.$F$4]" office:value-type="float" office:value="28384.468540172" calcext:value-type="float">
            <text:p>28.384 </text:p>
          </table:table-cell>
          <table:table-cell table:style-name="ce55" table:formula="of:=(IF([.$A26]*[.I$23]&lt;=[.$B$3];[.$A26]*[.I$23]*[.$B$4];IF(AND([.$A26]*[.I$23]&gt;[.$B$3];[.$A26]*[.I$23]&lt;=[.$C$3]);[.$A26]*[.I$23]*[.$C$4];IF(AND([.$A26]*[.I$23]&gt;[.$C$3];[.$A26]*[.I$23]&lt;[.$D$3]);[.$A26]*[.I$23]*[.$D$4];[.$A26]*[.I$23]*[.$E$4]))))*[.$F$4]" office:value-type="float" office:value="29435.745152771" calcext:value-type="float">
            <text:p>29.436 </text:p>
          </table:table-cell>
          <table:table-cell table:style-name="ce55" table:formula="of:=(IF([.$A26]*[.J$23]&lt;=[.$B$3];[.$A26]*[.J$23]*[.$B$4];IF(AND([.$A26]*[.J$23]&gt;[.$B$3];[.$A26]*[.J$23]&lt;=[.$C$3]);[.$A26]*[.J$23]*[.$C$4];IF(AND([.$A26]*[.J$23]&gt;[.$C$3];[.$A26]*[.J$23]&lt;[.$D$3]);[.$A26]*[.J$23]*[.$D$4];[.$A26]*[.J$23]*[.$E$4]))))*[.$F$4]" office:value-type="float" office:value="30487.0217653699" calcext:value-type="float">
            <text:p>30.487 </text:p>
          </table:table-cell>
          <table:table-cell table:style-name="ce55" table:formula="of:=(IF([.$A26]*[.K$23]&lt;=[.$B$3];[.$A26]*[.K$23]*[.$B$4];IF(AND([.$A26]*[.K$23]&gt;[.$B$3];[.$A26]*[.K$23]&lt;=[.$C$3]);[.$A26]*[.K$23]*[.$C$4];IF(AND([.$A26]*[.K$23]&gt;[.$C$3];[.$A26]*[.K$23]&lt;[.$D$3]);[.$A26]*[.K$23]*[.$D$4];[.$A26]*[.K$23]*[.$E$4]))))*[.$F$4]" office:value-type="float" office:value="31538.2983779689" calcext:value-type="float">
            <text:p>31.538 </text:p>
          </table:table-cell>
          <table:table-cell table:style-name="ce55" table:formula="of:=(IF([.$A26]*[.L$23]&lt;=[.$B$3];[.$A26]*[.L$23]*[.$B$4];IF(AND([.$A26]*[.L$23]&gt;[.$B$3];[.$A26]*[.L$23]&lt;=[.$C$3]);[.$A26]*[.L$23]*[.$C$4];IF(AND([.$A26]*[.L$23]&gt;[.$C$3];[.$A26]*[.L$23]&lt;[.$D$3]);[.$A26]*[.L$23]*[.$D$4];[.$A26]*[.L$23]*[.$E$4]))))*[.$F$4]" office:value-type="float" office:value="32589.5749905679" calcext:value-type="float">
            <text:p>32.590 </text:p>
          </table:table-cell>
          <table:table-cell table:style-name="ce55" table:formula="of:=(IF([.$A26]*[.M$23]&lt;=[.$B$3];[.$A26]*[.M$23]*[.$B$4];IF(AND([.$A26]*[.M$23]&gt;[.$B$3];[.$A26]*[.M$23]&lt;=[.$C$3]);[.$A26]*[.M$23]*[.$C$4];IF(AND([.$A26]*[.M$23]&gt;[.$C$3];[.$A26]*[.M$23]&lt;[.$D$3]);[.$A26]*[.M$23]*[.$D$4];[.$A26]*[.M$23]*[.$E$4]))))*[.$F$4]" office:value-type="float" office:value="33640.8516031668" calcext:value-type="float">
            <text:p>33.641 </text:p>
          </table:table-cell>
          <table:table-cell table:style-name="ce55" table:formula="of:=(IF([.$A26]*[.N$23]&lt;=[.$B$3];[.$A26]*[.N$23]*[.$B$4];IF(AND([.$A26]*[.N$23]&gt;[.$B$3];[.$A26]*[.N$23]&lt;=[.$C$3]);[.$A26]*[.N$23]*[.$C$4];IF(AND([.$A26]*[.N$23]&gt;[.$C$3];[.$A26]*[.N$23]&lt;[.$D$3]);[.$A26]*[.N$23]*[.$D$4];[.$A26]*[.N$23]*[.$E$4]))))*[.$F$4]" office:value-type="float" office:value="34692.1282157658" calcext:value-type="float">
            <text:p>34.692 </text:p>
          </table:table-cell>
          <table:table-cell table:style-name="ce55" table:formula="of:=(IF([.$A26]*[.O$23]&lt;=[.$B$3];[.$A26]*[.O$23]*[.$B$4];IF(AND([.$A26]*[.O$23]&gt;[.$B$3];[.$A26]*[.O$23]&lt;=[.$C$3]);[.$A26]*[.O$23]*[.$C$4];IF(AND([.$A26]*[.O$23]&gt;[.$C$3];[.$A26]*[.O$23]&lt;[.$D$3]);[.$A26]*[.O$23]*[.$D$4];[.$A26]*[.O$23]*[.$E$4]))))*[.$F$4]" office:value-type="float" office:value="35743.4048283648" calcext:value-type="float">
            <text:p>35.743 </text:p>
          </table:table-cell>
          <table:table-cell table:style-name="ce55" table:formula="of:=(IF([.$A26]*[.P$23]&lt;=[.$B$3];[.$A26]*[.P$23]*[.$B$4];IF(AND([.$A26]*[.P$23]&gt;[.$B$3];[.$A26]*[.P$23]&lt;=[.$C$3]);[.$A26]*[.P$23]*[.$C$4];IF(AND([.$A26]*[.P$23]&gt;[.$C$3];[.$A26]*[.P$23]&lt;[.$D$3]);[.$A26]*[.P$23]*[.$D$4];[.$A26]*[.P$23]*[.$E$4]))))*[.$F$4]" office:value-type="float" office:value="36794.6814409637" calcext:value-type="float">
            <text:p>36.795 </text:p>
          </table:table-cell>
          <table:table-cell table:style-name="ce55" table:formula="of:=(IF([.$A26]*[.Q$23]&lt;=[.$B$3];[.$A26]*[.Q$23]*[.$B$4];IF(AND([.$A26]*[.Q$23]&gt;[.$B$3];[.$A26]*[.Q$23]&lt;=[.$C$3]);[.$A26]*[.Q$23]*[.$C$4];IF(AND([.$A26]*[.Q$23]&gt;[.$C$3];[.$A26]*[.Q$23]&lt;[.$D$3]);[.$A26]*[.Q$23]*[.$D$4];[.$A26]*[.Q$23]*[.$E$4]))))*[.$F$4]" office:value-type="float" office:value="37845.9580535627" calcext:value-type="float">
            <text:p>37.846 </text:p>
          </table:table-cell>
          <table:table-cell table:style-name="ce55" table:formula="of:=(IF([.$A26]*[.R$23]&lt;=[.$B$3];[.$A26]*[.R$23]*[.$B$4];IF(AND([.$A26]*[.R$23]&gt;[.$B$3];[.$A26]*[.R$23]&lt;=[.$C$3]);[.$A26]*[.R$23]*[.$C$4];IF(AND([.$A26]*[.R$23]&gt;[.$C$3];[.$A26]*[.R$23]&lt;[.$D$3]);[.$A26]*[.R$23]*[.$D$4];[.$A26]*[.R$23]*[.$E$4]))))*[.$F$4]" office:value-type="float" office:value="38897.2346661617" calcext:value-type="float">
            <text:p>38.897 </text:p>
          </table:table-cell>
          <table:table-cell table:style-name="ce44" table:formula="of:=+[.S25]+0.5" office:value-type="float" office:value="3" calcext:value-type="float">
            <text:p>3,00 </text:p>
          </table:table-cell>
          <table:table-cell table:number-columns-repeated="1005"/>
        </table:table-row>
        <table:table-row table:style-name="ro2">
          <table:table-cell table:style-name="ce43" table:formula="of:=+[.A26]+0.5" office:value-type="float" office:value="3.5" calcext:value-type="float">
            <text:p>3,50 </text:p>
          </table:table-cell>
          <table:table-cell table:style-name="ce54" table:formula="of:=(IF([.$A27]*[.B$23]&lt;=[.$B$3];[.$A27]*[.B$23]*[.$B$4];IF(AND([.$A27]*[.B$23]&gt;[.$B$3];[.$A27]*[.B$23]&lt;=[.$C$3]);[.$A27]*[.B$23]*[.$C$4];IF(AND([.$A27]*[.B$23]&gt;[.$C$3];[.$A27]*[.B$23]&lt;[.$D$3]);[.$A27]*[.B$23]*[.$D$4];[.$A27]*[.B$23]*[.$E$4]))))*[.$F$4]" office:value-type="float" office:value="25756.2770086746" calcext:value-type="float">
            <text:p>25.756 </text:p>
          </table:table-cell>
          <table:table-cell table:style-name="ce54" table:formula="of:=(IF([.$A27]*[.C$23]&lt;=[.$B$3];[.$A27]*[.C$23]*[.$B$4];IF(AND([.$A27]*[.C$23]&gt;[.$B$3];[.$A27]*[.C$23]&lt;=[.$C$3]);[.$A27]*[.C$23]*[.$C$4];IF(AND([.$A27]*[.C$23]&gt;[.$C$3];[.$A27]*[.C$23]&lt;[.$D$3]);[.$A27]*[.C$23]*[.$D$4];[.$A27]*[.C$23]*[.$E$4]))))*[.$F$4]" office:value-type="float" office:value="26982.7663900401" calcext:value-type="float">
            <text:p>26.983 </text:p>
          </table:table-cell>
          <table:table-cell table:style-name="ce54" table:formula="of:=(IF([.$A27]*[.D$23]&lt;=[.$B$3];[.$A27]*[.D$23]*[.$B$4];IF(AND([.$A27]*[.D$23]&gt;[.$B$3];[.$A27]*[.D$23]&lt;=[.$C$3]);[.$A27]*[.D$23]*[.$C$4];IF(AND([.$A27]*[.D$23]&gt;[.$C$3];[.$A27]*[.D$23]&lt;[.$D$3]);[.$A27]*[.D$23]*[.$D$4];[.$A27]*[.D$23]*[.$E$4]))))*[.$F$4]" office:value-type="float" office:value="28209.2557714055" calcext:value-type="float">
            <text:p>28.209 </text:p>
          </table:table-cell>
          <table:table-cell table:style-name="ce54" table:formula="of:=(IF([.$A27]*[.E$23]&lt;=[.$B$3];[.$A27]*[.E$23]*[.$B$4];IF(AND([.$A27]*[.E$23]&gt;[.$B$3];[.$A27]*[.E$23]&lt;=[.$C$3]);[.$A27]*[.E$23]*[.$C$4];IF(AND([.$A27]*[.E$23]&gt;[.$C$3];[.$A27]*[.E$23]&lt;[.$D$3]);[.$A27]*[.E$23]*[.$D$4];[.$A27]*[.E$23]*[.$E$4]))))*[.$F$4]" office:value-type="float" office:value="29435.745152771" calcext:value-type="float">
            <text:p>29.436 </text:p>
          </table:table-cell>
          <table:table-cell table:style-name="ce54" table:formula="of:=(IF([.$A27]*[.F$23]&lt;=[.$B$3];[.$A27]*[.F$23]*[.$B$4];IF(AND([.$A27]*[.F$23]&gt;[.$B$3];[.$A27]*[.F$23]&lt;=[.$C$3]);[.$A27]*[.F$23]*[.$C$4];IF(AND([.$A27]*[.F$23]&gt;[.$C$3];[.$A27]*[.F$23]&lt;[.$D$3]);[.$A27]*[.F$23]*[.$D$4];[.$A27]*[.F$23]*[.$E$4]))))*[.$F$4]" office:value-type="float" office:value="30662.2345341364" calcext:value-type="float">
            <text:p>30.662 </text:p>
          </table:table-cell>
          <table:table-cell table:style-name="ce54" table:formula="of:=(IF([.$A27]*[.G$23]&lt;=[.$B$3];[.$A27]*[.G$23]*[.$B$4];IF(AND([.$A27]*[.G$23]&gt;[.$B$3];[.$A27]*[.G$23]&lt;=[.$C$3]);[.$A27]*[.G$23]*[.$C$4];IF(AND([.$A27]*[.G$23]&gt;[.$C$3];[.$A27]*[.G$23]&lt;[.$D$3]);[.$A27]*[.G$23]*[.$D$4];[.$A27]*[.G$23]*[.$E$4]))))*[.$F$4]" office:value-type="float" office:value="31888.7239155019" calcext:value-type="float">
            <text:p>31.889 </text:p>
          </table:table-cell>
          <table:table-cell table:style-name="ce54" table:formula="of:=(IF([.$A27]*[.H$23]&lt;=[.$B$3];[.$A27]*[.H$23]*[.$B$4];IF(AND([.$A27]*[.H$23]&gt;[.$B$3];[.$A27]*[.H$23]&lt;=[.$C$3]);[.$A27]*[.H$23]*[.$C$4];IF(AND([.$A27]*[.H$23]&gt;[.$C$3];[.$A27]*[.H$23]&lt;[.$D$3]);[.$A27]*[.H$23]*[.$D$4];[.$A27]*[.H$23]*[.$E$4]))))*[.$F$4]" office:value-type="float" office:value="33115.2132968674" calcext:value-type="float">
            <text:p>33.115 </text:p>
          </table:table-cell>
          <table:table-cell table:style-name="ce54" table:formula="of:=(IF([.$A27]*[.I$23]&lt;=[.$B$3];[.$A27]*[.I$23]*[.$B$4];IF(AND([.$A27]*[.I$23]&gt;[.$B$3];[.$A27]*[.I$23]&lt;=[.$C$3]);[.$A27]*[.I$23]*[.$C$4];IF(AND([.$A27]*[.I$23]&gt;[.$C$3];[.$A27]*[.I$23]&lt;[.$D$3]);[.$A27]*[.I$23]*[.$D$4];[.$A27]*[.I$23]*[.$E$4]))))*[.$F$4]" office:value-type="float" office:value="34341.7026782328" calcext:value-type="float">
            <text:p>34.342 </text:p>
          </table:table-cell>
          <table:table-cell table:style-name="ce54" table:formula="of:=(IF([.$A27]*[.J$23]&lt;=[.$B$3];[.$A27]*[.J$23]*[.$B$4];IF(AND([.$A27]*[.J$23]&gt;[.$B$3];[.$A27]*[.J$23]&lt;=[.$C$3]);[.$A27]*[.J$23]*[.$C$4];IF(AND([.$A27]*[.J$23]&gt;[.$C$3];[.$A27]*[.J$23]&lt;[.$D$3]);[.$A27]*[.J$23]*[.$D$4];[.$A27]*[.J$23]*[.$E$4]))))*[.$F$4]" office:value-type="float" office:value="35568.1920595983" calcext:value-type="float">
            <text:p>35.568 </text:p>
          </table:table-cell>
          <table:table-cell table:style-name="ce54" table:formula="of:=(IF([.$A27]*[.K$23]&lt;=[.$B$3];[.$A27]*[.K$23]*[.$B$4];IF(AND([.$A27]*[.K$23]&gt;[.$B$3];[.$A27]*[.K$23]&lt;=[.$C$3]);[.$A27]*[.K$23]*[.$C$4];IF(AND([.$A27]*[.K$23]&gt;[.$C$3];[.$A27]*[.K$23]&lt;[.$D$3]);[.$A27]*[.K$23]*[.$D$4];[.$A27]*[.K$23]*[.$E$4]))))*[.$F$4]" office:value-type="float" office:value="36794.6814409637" calcext:value-type="float">
            <text:p>36.795 </text:p>
          </table:table-cell>
          <table:table-cell table:style-name="ce54" table:formula="of:=(IF([.$A27]*[.L$23]&lt;=[.$B$3];[.$A27]*[.L$23]*[.$B$4];IF(AND([.$A27]*[.L$23]&gt;[.$B$3];[.$A27]*[.L$23]&lt;=[.$C$3]);[.$A27]*[.L$23]*[.$C$4];IF(AND([.$A27]*[.L$23]&gt;[.$C$3];[.$A27]*[.L$23]&lt;[.$D$3]);[.$A27]*[.L$23]*[.$D$4];[.$A27]*[.L$23]*[.$E$4]))))*[.$F$4]" office:value-type="float" office:value="38021.1708223292" calcext:value-type="float">
            <text:p>38.021 </text:p>
          </table:table-cell>
          <table:table-cell table:style-name="ce54" table:formula="of:=(IF([.$A27]*[.M$23]&lt;=[.$B$3];[.$A27]*[.M$23]*[.$B$4];IF(AND([.$A27]*[.M$23]&gt;[.$B$3];[.$A27]*[.M$23]&lt;=[.$C$3]);[.$A27]*[.M$23]*[.$C$4];IF(AND([.$A27]*[.M$23]&gt;[.$C$3];[.$A27]*[.M$23]&lt;[.$D$3]);[.$A27]*[.M$23]*[.$D$4];[.$A27]*[.M$23]*[.$E$4]))))*[.$F$4]" office:value-type="float" office:value="39247.6602036946" calcext:value-type="float">
            <text:p>39.248 </text:p>
          </table:table-cell>
          <table:table-cell table:style-name="ce54" table:formula="of:=(IF([.$A27]*[.N$23]&lt;=[.$B$3];[.$A27]*[.N$23]*[.$B$4];IF(AND([.$A27]*[.N$23]&gt;[.$B$3];[.$A27]*[.N$23]&lt;=[.$C$3]);[.$A27]*[.N$23]*[.$C$4];IF(AND([.$A27]*[.N$23]&gt;[.$C$3];[.$A27]*[.N$23]&lt;[.$D$3]);[.$A27]*[.N$23]*[.$D$4];[.$A27]*[.N$23]*[.$E$4]))))*[.$F$4]" office:value-type="float" office:value="40474.1495850601" calcext:value-type="float">
            <text:p>40.474 </text:p>
          </table:table-cell>
          <table:table-cell table:style-name="ce54" table:formula="of:=(IF([.$A27]*[.O$23]&lt;=[.$B$3];[.$A27]*[.O$23]*[.$B$4];IF(AND([.$A27]*[.O$23]&gt;[.$B$3];[.$A27]*[.O$23]&lt;=[.$C$3]);[.$A27]*[.O$23]*[.$C$4];IF(AND([.$A27]*[.O$23]&gt;[.$C$3];[.$A27]*[.O$23]&lt;[.$D$3]);[.$A27]*[.O$23]*[.$D$4];[.$A27]*[.O$23]*[.$E$4]))))*[.$F$4]" office:value-type="float" office:value="41700.6389664256" calcext:value-type="float">
            <text:p>41.701 </text:p>
          </table:table-cell>
          <table:table-cell table:style-name="ce54" table:formula="of:=(IF([.$A27]*[.P$23]&lt;=[.$B$3];[.$A27]*[.P$23]*[.$B$4];IF(AND([.$A27]*[.P$23]&gt;[.$B$3];[.$A27]*[.P$23]&lt;=[.$C$3]);[.$A27]*[.P$23]*[.$C$4];IF(AND([.$A27]*[.P$23]&gt;[.$C$3];[.$A27]*[.P$23]&lt;[.$D$3]);[.$A27]*[.P$23]*[.$D$4];[.$A27]*[.P$23]*[.$E$4]))))*[.$F$4]" office:value-type="float" office:value="42927.128347791" calcext:value-type="float">
            <text:p>42.927 </text:p>
          </table:table-cell>
          <table:table-cell table:style-name="ce54" table:formula="of:=(IF([.$A27]*[.Q$23]&lt;=[.$B$3];[.$A27]*[.Q$23]*[.$B$4];IF(AND([.$A27]*[.Q$23]&gt;[.$B$3];[.$A27]*[.Q$23]&lt;=[.$C$3]);[.$A27]*[.Q$23]*[.$C$4];IF(AND([.$A27]*[.Q$23]&gt;[.$C$3];[.$A27]*[.Q$23]&lt;[.$D$3]);[.$A27]*[.Q$23]*[.$D$4];[.$A27]*[.Q$23]*[.$E$4]))))*[.$F$4]" office:value-type="float" office:value="44153.6177291565" calcext:value-type="float">
            <text:p>44.154 </text:p>
          </table:table-cell>
          <table:table-cell table:style-name="ce54" table:formula="of:=(IF([.$A27]*[.R$23]&lt;=[.$B$3];[.$A27]*[.R$23]*[.$B$4];IF(AND([.$A27]*[.R$23]&gt;[.$B$3];[.$A27]*[.R$23]&lt;=[.$C$3]);[.$A27]*[.R$23]*[.$C$4];IF(AND([.$A27]*[.R$23]&gt;[.$C$3];[.$A27]*[.R$23]&lt;[.$D$3]);[.$A27]*[.R$23]*[.$D$4];[.$A27]*[.R$23]*[.$E$4]))))*[.$F$4]" office:value-type="float" office:value="45380.1071105219" calcext:value-type="float">
            <text:p>45.380 </text:p>
          </table:table-cell>
          <table:table-cell table:style-name="ce43" table:formula="of:=+[.S26]+0.5" office:value-type="float" office:value="3.5" calcext:value-type="float">
            <text:p>3,50 </text:p>
          </table:table-cell>
          <table:table-cell table:number-columns-repeated="1005"/>
        </table:table-row>
        <table:table-row table:style-name="ro2">
          <table:table-cell table:style-name="ce45" table:formula="of:=+[.A27]+0.5" office:value-type="float" office:value="4" calcext:value-type="float">
            <text:p>4,00 </text:p>
          </table:table-cell>
          <table:table-cell table:style-name="ce56" table:formula="of:=(IF([.$A28]*[.B$23]&lt;=[.$B$3];[.$A28]*[.B$23]*[.$B$4];IF(AND([.$A28]*[.B$23]&gt;[.$B$3];[.$A28]*[.B$23]&lt;=[.$C$3]);[.$A28]*[.B$23]*[.$C$4];IF(AND([.$A28]*[.B$23]&gt;[.$C$3];[.$A28]*[.B$23]&lt;[.$D$3]);[.$A28]*[.B$23]*[.$D$4];[.$A28]*[.B$23]*[.$E$4]))))*[.$F$4]" office:value-type="float" office:value="29435.745152771" calcext:value-type="float">
            <text:p>29.436 </text:p>
          </table:table-cell>
          <table:table-cell table:style-name="ce56" table:formula="of:=(IF([.$A28]*[.C$23]&lt;=[.$B$3];[.$A28]*[.C$23]*[.$B$4];IF(AND([.$A28]*[.C$23]&gt;[.$B$3];[.$A28]*[.C$23]&lt;=[.$C$3]);[.$A28]*[.C$23]*[.$C$4];IF(AND([.$A28]*[.C$23]&gt;[.$C$3];[.$A28]*[.C$23]&lt;[.$D$3]);[.$A28]*[.C$23]*[.$D$4];[.$A28]*[.C$23]*[.$E$4]))))*[.$F$4]" office:value-type="float" office:value="30837.4473029029" calcext:value-type="float">
            <text:p>30.837 </text:p>
          </table:table-cell>
          <table:table-cell table:style-name="ce56" table:formula="of:=(IF([.$A28]*[.D$23]&lt;=[.$B$3];[.$A28]*[.D$23]*[.$B$4];IF(AND([.$A28]*[.D$23]&gt;[.$B$3];[.$A28]*[.D$23]&lt;=[.$C$3]);[.$A28]*[.D$23]*[.$C$4];IF(AND([.$A28]*[.D$23]&gt;[.$C$3];[.$A28]*[.D$23]&lt;[.$D$3]);[.$A28]*[.D$23]*[.$D$4];[.$A28]*[.D$23]*[.$E$4]))))*[.$F$4]" office:value-type="float" office:value="32239.1494530349" calcext:value-type="float">
            <text:p>32.239 </text:p>
          </table:table-cell>
          <table:table-cell table:style-name="ce56" table:formula="of:=(IF([.$A28]*[.E$23]&lt;=[.$B$3];[.$A28]*[.E$23]*[.$B$4];IF(AND([.$A28]*[.E$23]&gt;[.$B$3];[.$A28]*[.E$23]&lt;=[.$C$3]);[.$A28]*[.E$23]*[.$C$4];IF(AND([.$A28]*[.E$23]&gt;[.$C$3];[.$A28]*[.E$23]&lt;[.$D$3]);[.$A28]*[.E$23]*[.$D$4];[.$A28]*[.E$23]*[.$E$4]))))*[.$F$4]" office:value-type="float" office:value="33640.8516031668" calcext:value-type="float">
            <text:p>33.641 </text:p>
          </table:table-cell>
          <table:table-cell table:style-name="ce56" table:formula="of:=(IF([.$A28]*[.F$23]&lt;=[.$B$3];[.$A28]*[.F$23]*[.$B$4];IF(AND([.$A28]*[.F$23]&gt;[.$B$3];[.$A28]*[.F$23]&lt;=[.$C$3]);[.$A28]*[.F$23]*[.$C$4];IF(AND([.$A28]*[.F$23]&gt;[.$C$3];[.$A28]*[.F$23]&lt;[.$D$3]);[.$A28]*[.F$23]*[.$D$4];[.$A28]*[.F$23]*[.$E$4]))))*[.$F$4]" office:value-type="float" office:value="35042.5537532988" calcext:value-type="float">
            <text:p>35.043 </text:p>
          </table:table-cell>
          <table:table-cell table:style-name="ce56" table:formula="of:=(IF([.$A28]*[.G$23]&lt;=[.$B$3];[.$A28]*[.G$23]*[.$B$4];IF(AND([.$A28]*[.G$23]&gt;[.$B$3];[.$A28]*[.G$23]&lt;=[.$C$3]);[.$A28]*[.G$23]*[.$C$4];IF(AND([.$A28]*[.G$23]&gt;[.$C$3];[.$A28]*[.G$23]&lt;[.$D$3]);[.$A28]*[.G$23]*[.$D$4];[.$A28]*[.G$23]*[.$E$4]))))*[.$F$4]" office:value-type="float" office:value="36444.2559034307" calcext:value-type="float">
            <text:p>36.444 </text:p>
          </table:table-cell>
          <table:table-cell table:style-name="ce56" table:formula="of:=(IF([.$A28]*[.H$23]&lt;=[.$B$3];[.$A28]*[.H$23]*[.$B$4];IF(AND([.$A28]*[.H$23]&gt;[.$B$3];[.$A28]*[.H$23]&lt;=[.$C$3]);[.$A28]*[.H$23]*[.$C$4];IF(AND([.$A28]*[.H$23]&gt;[.$C$3];[.$A28]*[.H$23]&lt;[.$D$3]);[.$A28]*[.H$23]*[.$D$4];[.$A28]*[.H$23]*[.$E$4]))))*[.$F$4]" office:value-type="float" office:value="37845.9580535627" calcext:value-type="float">
            <text:p>37.846 </text:p>
          </table:table-cell>
          <table:table-cell table:style-name="ce56" table:formula="of:=(IF([.$A28]*[.I$23]&lt;=[.$B$3];[.$A28]*[.I$23]*[.$B$4];IF(AND([.$A28]*[.I$23]&gt;[.$B$3];[.$A28]*[.I$23]&lt;=[.$C$3]);[.$A28]*[.I$23]*[.$C$4];IF(AND([.$A28]*[.I$23]&gt;[.$C$3];[.$A28]*[.I$23]&lt;[.$D$3]);[.$A28]*[.I$23]*[.$D$4];[.$A28]*[.I$23]*[.$E$4]))))*[.$F$4]" office:value-type="float" office:value="39247.6602036946" calcext:value-type="float">
            <text:p>39.248 </text:p>
          </table:table-cell>
          <table:table-cell table:style-name="ce56" table:formula="of:=(IF([.$A28]*[.J$23]&lt;=[.$B$3];[.$A28]*[.J$23]*[.$B$4];IF(AND([.$A28]*[.J$23]&gt;[.$B$3];[.$A28]*[.J$23]&lt;=[.$C$3]);[.$A28]*[.J$23]*[.$C$4];IF(AND([.$A28]*[.J$23]&gt;[.$C$3];[.$A28]*[.J$23]&lt;[.$D$3]);[.$A28]*[.J$23]*[.$D$4];[.$A28]*[.J$23]*[.$E$4]))))*[.$F$4]" office:value-type="float" office:value="40649.3623538266" calcext:value-type="float">
            <text:p>40.649 </text:p>
          </table:table-cell>
          <table:table-cell table:style-name="ce56" table:formula="of:=(IF([.$A28]*[.K$23]&lt;=[.$B$3];[.$A28]*[.K$23]*[.$B$4];IF(AND([.$A28]*[.K$23]&gt;[.$B$3];[.$A28]*[.K$23]&lt;=[.$C$3]);[.$A28]*[.K$23]*[.$C$4];IF(AND([.$A28]*[.K$23]&gt;[.$C$3];[.$A28]*[.K$23]&lt;[.$D$3]);[.$A28]*[.K$23]*[.$D$4];[.$A28]*[.K$23]*[.$E$4]))))*[.$F$4]" office:value-type="float" office:value="42051.0645039585" calcext:value-type="float">
            <text:p>42.051 </text:p>
          </table:table-cell>
          <table:table-cell table:style-name="ce56" table:formula="of:=(IF([.$A28]*[.L$23]&lt;=[.$B$3];[.$A28]*[.L$23]*[.$B$4];IF(AND([.$A28]*[.L$23]&gt;[.$B$3];[.$A28]*[.L$23]&lt;=[.$C$3]);[.$A28]*[.L$23]*[.$C$4];IF(AND([.$A28]*[.L$23]&gt;[.$C$3];[.$A28]*[.L$23]&lt;[.$D$3]);[.$A28]*[.L$23]*[.$D$4];[.$A28]*[.L$23]*[.$E$4]))))*[.$F$4]" office:value-type="float" office:value="43452.7666540905" calcext:value-type="float">
            <text:p>43.453 </text:p>
          </table:table-cell>
          <table:table-cell table:style-name="ce56" table:formula="of:=(IF([.$A28]*[.M$23]&lt;=[.$B$3];[.$A28]*[.M$23]*[.$B$4];IF(AND([.$A28]*[.M$23]&gt;[.$B$3];[.$A28]*[.M$23]&lt;=[.$C$3]);[.$A28]*[.M$23]*[.$C$4];IF(AND([.$A28]*[.M$23]&gt;[.$C$3];[.$A28]*[.M$23]&lt;[.$D$3]);[.$A28]*[.M$23]*[.$D$4];[.$A28]*[.M$23]*[.$E$4]))))*[.$F$4]" office:value-type="float" office:value="44854.4688042225" calcext:value-type="float">
            <text:p>44.854 </text:p>
          </table:table-cell>
          <table:table-cell table:style-name="ce56" table:formula="of:=(IF([.$A28]*[.N$23]&lt;=[.$B$3];[.$A28]*[.N$23]*[.$B$4];IF(AND([.$A28]*[.N$23]&gt;[.$B$3];[.$A28]*[.N$23]&lt;=[.$C$3]);[.$A28]*[.N$23]*[.$C$4];IF(AND([.$A28]*[.N$23]&gt;[.$C$3];[.$A28]*[.N$23]&lt;[.$D$3]);[.$A28]*[.N$23]*[.$D$4];[.$A28]*[.N$23]*[.$E$4]))))*[.$F$4]" office:value-type="float" office:value="46256.1709543544" calcext:value-type="float">
            <text:p>46.256 </text:p>
          </table:table-cell>
          <table:table-cell table:style-name="ce56" table:formula="of:=(IF([.$A28]*[.O$23]&lt;=[.$B$3];[.$A28]*[.O$23]*[.$B$4];IF(AND([.$A28]*[.O$23]&gt;[.$B$3];[.$A28]*[.O$23]&lt;=[.$C$3]);[.$A28]*[.O$23]*[.$C$4];IF(AND([.$A28]*[.O$23]&gt;[.$C$3];[.$A28]*[.O$23]&lt;[.$D$3]);[.$A28]*[.O$23]*[.$D$4];[.$A28]*[.O$23]*[.$E$4]))))*[.$F$4]" office:value-type="float" office:value="47657.8731044864" calcext:value-type="float">
            <text:p>47.658 </text:p>
          </table:table-cell>
          <table:table-cell table:style-name="ce56" table:formula="of:=(IF([.$A28]*[.P$23]&lt;=[.$B$3];[.$A28]*[.P$23]*[.$B$4];IF(AND([.$A28]*[.P$23]&gt;[.$B$3];[.$A28]*[.P$23]&lt;=[.$C$3]);[.$A28]*[.P$23]*[.$C$4];IF(AND([.$A28]*[.P$23]&gt;[.$C$3];[.$A28]*[.P$23]&lt;[.$D$3]);[.$A28]*[.P$23]*[.$D$4];[.$A28]*[.P$23]*[.$E$4]))))*[.$F$4]" office:value-type="float" office:value="49059.5752546183" calcext:value-type="float">
            <text:p>49.060 </text:p>
          </table:table-cell>
          <table:table-cell table:style-name="ce56" table:formula="of:=(IF([.$A28]*[.Q$23]&lt;=[.$B$3];[.$A28]*[.Q$23]*[.$B$4];IF(AND([.$A28]*[.Q$23]&gt;[.$B$3];[.$A28]*[.Q$23]&lt;=[.$C$3]);[.$A28]*[.Q$23]*[.$C$4];IF(AND([.$A28]*[.Q$23]&gt;[.$C$3];[.$A28]*[.Q$23]&lt;[.$D$3]);[.$A28]*[.Q$23]*[.$D$4];[.$A28]*[.Q$23]*[.$E$4]))))*[.$F$4]" office:value-type="float" office:value="50461.2774047503" calcext:value-type="float">
            <text:p>50.461 </text:p>
          </table:table-cell>
          <table:table-cell table:style-name="ce56" table:formula="of:=(IF([.$A28]*[.R$23]&lt;=[.$B$3];[.$A28]*[.R$23]*[.$B$4];IF(AND([.$A28]*[.R$23]&gt;[.$B$3];[.$A28]*[.R$23]&lt;=[.$C$3]);[.$A28]*[.R$23]*[.$C$4];IF(AND([.$A28]*[.R$23]&gt;[.$C$3];[.$A28]*[.R$23]&lt;[.$D$3]);[.$A28]*[.R$23]*[.$D$4];[.$A28]*[.R$23]*[.$E$4]))))*[.$F$4]" office:value-type="float" office:value="51862.9795548822" calcext:value-type="float">
            <text:p>51.863 </text:p>
          </table:table-cell>
          <table:table-cell table:style-name="ce45" table:formula="of:=+[.S27]+0.5" office:value-type="float" office:value="4" calcext:value-type="float">
            <text:p>4,00 </text:p>
          </table:table-cell>
          <table:table-cell table:number-columns-repeated="1005"/>
        </table:table-row>
        <table:table-row table:style-name="ro2">
          <table:table-cell table:style-name="ce43" table:formula="of:=+[.A28]+0.5" office:value-type="float" office:value="4.5" calcext:value-type="float">
            <text:p>4,50 </text:p>
          </table:table-cell>
          <table:table-cell table:style-name="ce54" table:formula="of:=(IF([.$A29]*[.B$23]&lt;=[.$B$3];[.$A29]*[.B$23]*[.$B$4];IF(AND([.$A29]*[.B$23]&gt;[.$B$3];[.$A29]*[.B$23]&lt;=[.$C$3]);[.$A29]*[.B$23]*[.$C$4];IF(AND([.$A29]*[.B$23]&gt;[.$C$3];[.$A29]*[.B$23]&lt;[.$D$3]);[.$A29]*[.B$23]*[.$D$4];[.$A29]*[.B$23]*[.$E$4]))))*[.$F$4]" office:value-type="float" office:value="33115.2132968674" calcext:value-type="float">
            <text:p>33.115 </text:p>
          </table:table-cell>
          <table:table-cell table:style-name="ce54" table:formula="of:=(IF([.$A29]*[.C$23]&lt;=[.$B$3];[.$A29]*[.C$23]*[.$B$4];IF(AND([.$A29]*[.C$23]&gt;[.$B$3];[.$A29]*[.C$23]&lt;=[.$C$3]);[.$A29]*[.C$23]*[.$C$4];IF(AND([.$A29]*[.C$23]&gt;[.$C$3];[.$A29]*[.C$23]&lt;[.$D$3]);[.$A29]*[.C$23]*[.$D$4];[.$A29]*[.C$23]*[.$E$4]))))*[.$F$4]" office:value-type="float" office:value="34692.1282157658" calcext:value-type="float">
            <text:p>34.692 </text:p>
          </table:table-cell>
          <table:table-cell table:style-name="ce54" table:formula="of:=(IF([.$A29]*[.D$23]&lt;=[.$B$3];[.$A29]*[.D$23]*[.$B$4];IF(AND([.$A29]*[.D$23]&gt;[.$B$3];[.$A29]*[.D$23]&lt;=[.$C$3]);[.$A29]*[.D$23]*[.$C$4];IF(AND([.$A29]*[.D$23]&gt;[.$C$3];[.$A29]*[.D$23]&lt;[.$D$3]);[.$A29]*[.D$23]*[.$D$4];[.$A29]*[.D$23]*[.$E$4]))))*[.$F$4]" office:value-type="float" office:value="36269.0431346642" calcext:value-type="float">
            <text:p>36.269 </text:p>
          </table:table-cell>
          <table:table-cell table:style-name="ce54" table:formula="of:=(IF([.$A29]*[.E$23]&lt;=[.$B$3];[.$A29]*[.E$23]*[.$B$4];IF(AND([.$A29]*[.E$23]&gt;[.$B$3];[.$A29]*[.E$23]&lt;=[.$C$3]);[.$A29]*[.E$23]*[.$C$4];IF(AND([.$A29]*[.E$23]&gt;[.$C$3];[.$A29]*[.E$23]&lt;[.$D$3]);[.$A29]*[.E$23]*[.$D$4];[.$A29]*[.E$23]*[.$E$4]))))*[.$F$4]" office:value-type="float" office:value="37845.9580535627" calcext:value-type="float">
            <text:p>37.846 </text:p>
          </table:table-cell>
          <table:table-cell table:style-name="ce54" table:formula="of:=(IF([.$A29]*[.F$23]&lt;=[.$B$3];[.$A29]*[.F$23]*[.$B$4];IF(AND([.$A29]*[.F$23]&gt;[.$B$3];[.$A29]*[.F$23]&lt;=[.$C$3]);[.$A29]*[.F$23]*[.$C$4];IF(AND([.$A29]*[.F$23]&gt;[.$C$3];[.$A29]*[.F$23]&lt;[.$D$3]);[.$A29]*[.F$23]*[.$D$4];[.$A29]*[.F$23]*[.$E$4]))))*[.$F$4]" office:value-type="float" office:value="39422.8729724611" calcext:value-type="float">
            <text:p>39.423 </text:p>
          </table:table-cell>
          <table:table-cell table:style-name="ce54" table:formula="of:=(IF([.$A29]*[.G$23]&lt;=[.$B$3];[.$A29]*[.G$23]*[.$B$4];IF(AND([.$A29]*[.G$23]&gt;[.$B$3];[.$A29]*[.G$23]&lt;=[.$C$3]);[.$A29]*[.G$23]*[.$C$4];IF(AND([.$A29]*[.G$23]&gt;[.$C$3];[.$A29]*[.G$23]&lt;[.$D$3]);[.$A29]*[.G$23]*[.$D$4];[.$A29]*[.G$23]*[.$E$4]))))*[.$F$4]" office:value-type="float" office:value="40999.7878913596" calcext:value-type="float">
            <text:p>41.000 </text:p>
          </table:table-cell>
          <table:table-cell table:style-name="ce54" table:formula="of:=(IF([.$A29]*[.H$23]&lt;=[.$B$3];[.$A29]*[.H$23]*[.$B$4];IF(AND([.$A29]*[.H$23]&gt;[.$B$3];[.$A29]*[.H$23]&lt;=[.$C$3]);[.$A29]*[.H$23]*[.$C$4];IF(AND([.$A29]*[.H$23]&gt;[.$C$3];[.$A29]*[.H$23]&lt;[.$D$3]);[.$A29]*[.H$23]*[.$D$4];[.$A29]*[.H$23]*[.$E$4]))))*[.$F$4]" office:value-type="float" office:value="42576.702810258" calcext:value-type="float">
            <text:p>42.577 </text:p>
          </table:table-cell>
          <table:table-cell table:style-name="ce54" table:formula="of:=(IF([.$A29]*[.I$23]&lt;=[.$B$3];[.$A29]*[.I$23]*[.$B$4];IF(AND([.$A29]*[.I$23]&gt;[.$B$3];[.$A29]*[.I$23]&lt;=[.$C$3]);[.$A29]*[.I$23]*[.$C$4];IF(AND([.$A29]*[.I$23]&gt;[.$C$3];[.$A29]*[.I$23]&lt;[.$D$3]);[.$A29]*[.I$23]*[.$D$4];[.$A29]*[.I$23]*[.$E$4]))))*[.$F$4]" office:value-type="float" office:value="44153.6177291565" calcext:value-type="float">
            <text:p>44.154 </text:p>
          </table:table-cell>
          <table:table-cell table:style-name="ce54" table:formula="of:=(IF([.$A29]*[.J$23]&lt;=[.$B$3];[.$A29]*[.J$23]*[.$B$4];IF(AND([.$A29]*[.J$23]&gt;[.$B$3];[.$A29]*[.J$23]&lt;=[.$C$3]);[.$A29]*[.J$23]*[.$C$4];IF(AND([.$A29]*[.J$23]&gt;[.$C$3];[.$A29]*[.J$23]&lt;[.$D$3]);[.$A29]*[.J$23]*[.$D$4];[.$A29]*[.J$23]*[.$E$4]))))*[.$F$4]" office:value-type="float" office:value="45730.5326480549" calcext:value-type="float">
            <text:p>45.731 </text:p>
          </table:table-cell>
          <table:table-cell table:style-name="ce54" table:formula="of:=(IF([.$A29]*[.K$23]&lt;=[.$B$3];[.$A29]*[.K$23]*[.$B$4];IF(AND([.$A29]*[.K$23]&gt;[.$B$3];[.$A29]*[.K$23]&lt;=[.$C$3]);[.$A29]*[.K$23]*[.$C$4];IF(AND([.$A29]*[.K$23]&gt;[.$C$3];[.$A29]*[.K$23]&lt;[.$D$3]);[.$A29]*[.K$23]*[.$D$4];[.$A29]*[.K$23]*[.$E$4]))))*[.$F$4]" office:value-type="float" office:value="47307.4475669534" calcext:value-type="float">
            <text:p>47.307 </text:p>
          </table:table-cell>
          <table:table-cell table:style-name="ce54" table:formula="of:=(IF([.$A29]*[.L$23]&lt;=[.$B$3];[.$A29]*[.L$23]*[.$B$4];IF(AND([.$A29]*[.L$23]&gt;[.$B$3];[.$A29]*[.L$23]&lt;=[.$C$3]);[.$A29]*[.L$23]*[.$C$4];IF(AND([.$A29]*[.L$23]&gt;[.$C$3];[.$A29]*[.L$23]&lt;[.$D$3]);[.$A29]*[.L$23]*[.$D$4];[.$A29]*[.L$23]*[.$E$4]))))*[.$F$4]" office:value-type="float" office:value="48884.3624858518" calcext:value-type="float">
            <text:p>48.884 </text:p>
          </table:table-cell>
          <table:table-cell table:style-name="ce54" table:formula="of:=(IF([.$A29]*[.M$23]&lt;=[.$B$3];[.$A29]*[.M$23]*[.$B$4];IF(AND([.$A29]*[.M$23]&gt;[.$B$3];[.$A29]*[.M$23]&lt;=[.$C$3]);[.$A29]*[.M$23]*[.$C$4];IF(AND([.$A29]*[.M$23]&gt;[.$C$3];[.$A29]*[.M$23]&lt;[.$D$3]);[.$A29]*[.M$23]*[.$D$4];[.$A29]*[.M$23]*[.$E$4]))))*[.$F$4]" office:value-type="float" office:value="50461.2774047503" calcext:value-type="float">
            <text:p>50.461 </text:p>
          </table:table-cell>
          <table:table-cell table:style-name="ce54" table:formula="of:=(IF([.$A29]*[.N$23]&lt;=[.$B$3];[.$A29]*[.N$23]*[.$B$4];IF(AND([.$A29]*[.N$23]&gt;[.$B$3];[.$A29]*[.N$23]&lt;=[.$C$3]);[.$A29]*[.N$23]*[.$C$4];IF(AND([.$A29]*[.N$23]&gt;[.$C$3];[.$A29]*[.N$23]&lt;[.$D$3]);[.$A29]*[.N$23]*[.$D$4];[.$A29]*[.N$23]*[.$E$4]))))*[.$F$4]" office:value-type="float" office:value="52038.1923236487" calcext:value-type="float">
            <text:p>52.038 </text:p>
          </table:table-cell>
          <table:table-cell table:style-name="ce54" table:formula="of:=(IF([.$A29]*[.O$23]&lt;=[.$B$3];[.$A29]*[.O$23]*[.$B$4];IF(AND([.$A29]*[.O$23]&gt;[.$B$3];[.$A29]*[.O$23]&lt;=[.$C$3]);[.$A29]*[.O$23]*[.$C$4];IF(AND([.$A29]*[.O$23]&gt;[.$C$3];[.$A29]*[.O$23]&lt;[.$D$3]);[.$A29]*[.O$23]*[.$D$4];[.$A29]*[.O$23]*[.$E$4]))))*[.$F$4]" office:value-type="float" office:value="53615.1072425472" calcext:value-type="float">
            <text:p>53.615 </text:p>
          </table:table-cell>
          <table:table-cell table:style-name="ce54" table:formula="of:=(IF([.$A29]*[.P$23]&lt;=[.$B$3];[.$A29]*[.P$23]*[.$B$4];IF(AND([.$A29]*[.P$23]&gt;[.$B$3];[.$A29]*[.P$23]&lt;=[.$C$3]);[.$A29]*[.P$23]*[.$C$4];IF(AND([.$A29]*[.P$23]&gt;[.$C$3];[.$A29]*[.P$23]&lt;[.$D$3]);[.$A29]*[.P$23]*[.$D$4];[.$A29]*[.P$23]*[.$E$4]))))*[.$F$4]" office:value-type="float" office:value="55192.0221614456" calcext:value-type="float">
            <text:p>55.192 </text:p>
          </table:table-cell>
          <table:table-cell table:style-name="ce54" table:formula="of:=(IF([.$A29]*[.Q$23]&lt;=[.$B$3];[.$A29]*[.Q$23]*[.$B$4];IF(AND([.$A29]*[.Q$23]&gt;[.$B$3];[.$A29]*[.Q$23]&lt;=[.$C$3]);[.$A29]*[.Q$23]*[.$C$4];IF(AND([.$A29]*[.Q$23]&gt;[.$C$3];[.$A29]*[.Q$23]&lt;[.$D$3]);[.$A29]*[.Q$23]*[.$D$4];[.$A29]*[.Q$23]*[.$E$4]))))*[.$F$4]" office:value-type="float" office:value="56768.937080344" calcext:value-type="float">
            <text:p>56.769 </text:p>
          </table:table-cell>
          <table:table-cell table:style-name="ce54" table:formula="of:=(IF([.$A29]*[.R$23]&lt;=[.$B$3];[.$A29]*[.R$23]*[.$B$4];IF(AND([.$A29]*[.R$23]&gt;[.$B$3];[.$A29]*[.R$23]&lt;=[.$C$3]);[.$A29]*[.R$23]*[.$C$4];IF(AND([.$A29]*[.R$23]&gt;[.$C$3];[.$A29]*[.R$23]&lt;[.$D$3]);[.$A29]*[.R$23]*[.$D$4];[.$A29]*[.R$23]*[.$E$4]))))*[.$F$4]" office:value-type="float" office:value="58345.8519992425" calcext:value-type="float">
            <text:p>58.346 </text:p>
          </table:table-cell>
          <table:table-cell table:style-name="ce43" table:formula="of:=+[.S28]+0.5" office:value-type="float" office:value="4.5" calcext:value-type="float">
            <text:p>4,50 </text:p>
          </table:table-cell>
          <table:table-cell table:number-columns-repeated="1005"/>
        </table:table-row>
        <table:table-row table:style-name="ro2">
          <table:table-cell table:style-name="ce46" table:formula="of:=+[.A29]+0.5" office:value-type="float" office:value="5" calcext:value-type="float">
            <text:p>5,00 </text:p>
          </table:table-cell>
          <table:table-cell table:style-name="ce57" table:formula="of:=(IF([.$A30]*[.B$23]&lt;=[.$B$3];[.$A30]*[.B$23]*[.$B$4];IF(AND([.$A30]*[.B$23]&gt;[.$B$3];[.$A30]*[.B$23]&lt;=[.$C$3]);[.$A30]*[.B$23]*[.$C$4];IF(AND([.$A30]*[.B$23]&gt;[.$C$3];[.$A30]*[.B$23]&lt;[.$D$3]);[.$A30]*[.B$23]*[.$D$4];[.$A30]*[.B$23]*[.$E$4]))))*[.$F$4]" office:value-type="float" office:value="36794.6814409637" calcext:value-type="float">
            <text:p>36.795 </text:p>
          </table:table-cell>
          <table:table-cell table:style-name="ce57" table:formula="of:=(IF([.$A30]*[.C$23]&lt;=[.$B$3];[.$A30]*[.C$23]*[.$B$4];IF(AND([.$A30]*[.C$23]&gt;[.$B$3];[.$A30]*[.C$23]&lt;=[.$C$3]);[.$A30]*[.C$23]*[.$C$4];IF(AND([.$A30]*[.C$23]&gt;[.$C$3];[.$A30]*[.C$23]&lt;[.$D$3]);[.$A30]*[.C$23]*[.$D$4];[.$A30]*[.C$23]*[.$E$4]))))*[.$F$4]" office:value-type="float" office:value="38546.8091286287" calcext:value-type="float">
            <text:p>38.547 </text:p>
          </table:table-cell>
          <table:table-cell table:style-name="ce57" table:formula="of:=(IF([.$A30]*[.D$23]&lt;=[.$B$3];[.$A30]*[.D$23]*[.$B$4];IF(AND([.$A30]*[.D$23]&gt;[.$B$3];[.$A30]*[.D$23]&lt;=[.$C$3]);[.$A30]*[.D$23]*[.$C$4];IF(AND([.$A30]*[.D$23]&gt;[.$C$3];[.$A30]*[.D$23]&lt;[.$D$3]);[.$A30]*[.D$23]*[.$D$4];[.$A30]*[.D$23]*[.$E$4]))))*[.$F$4]" office:value-type="float" office:value="40298.9368162936" calcext:value-type="float">
            <text:p>40.299 </text:p>
          </table:table-cell>
          <table:table-cell table:style-name="ce57" table:formula="of:=(IF([.$A30]*[.E$23]&lt;=[.$B$3];[.$A30]*[.E$23]*[.$B$4];IF(AND([.$A30]*[.E$23]&gt;[.$B$3];[.$A30]*[.E$23]&lt;=[.$C$3]);[.$A30]*[.E$23]*[.$C$4];IF(AND([.$A30]*[.E$23]&gt;[.$C$3];[.$A30]*[.E$23]&lt;[.$D$3]);[.$A30]*[.E$23]*[.$D$4];[.$A30]*[.E$23]*[.$E$4]))))*[.$F$4]" office:value-type="float" office:value="42051.0645039585" calcext:value-type="float">
            <text:p>42.051 </text:p>
          </table:table-cell>
          <table:table-cell table:style-name="ce57" table:formula="of:=(IF([.$A30]*[.F$23]&lt;=[.$B$3];[.$A30]*[.F$23]*[.$B$4];IF(AND([.$A30]*[.F$23]&gt;[.$B$3];[.$A30]*[.F$23]&lt;=[.$C$3]);[.$A30]*[.F$23]*[.$C$4];IF(AND([.$A30]*[.F$23]&gt;[.$C$3];[.$A30]*[.F$23]&lt;[.$D$3]);[.$A30]*[.F$23]*[.$D$4];[.$A30]*[.F$23]*[.$E$4]))))*[.$F$4]" office:value-type="float" office:value="43803.1921916235" calcext:value-type="float">
            <text:p>43.803 </text:p>
          </table:table-cell>
          <table:table-cell table:style-name="ce57" table:formula="of:=(IF([.$A30]*[.G$23]&lt;=[.$B$3];[.$A30]*[.G$23]*[.$B$4];IF(AND([.$A30]*[.G$23]&gt;[.$B$3];[.$A30]*[.G$23]&lt;=[.$C$3]);[.$A30]*[.G$23]*[.$C$4];IF(AND([.$A30]*[.G$23]&gt;[.$C$3];[.$A30]*[.G$23]&lt;[.$D$3]);[.$A30]*[.G$23]*[.$D$4];[.$A30]*[.G$23]*[.$E$4]))))*[.$F$4]" office:value-type="float" office:value="45555.3198792884" calcext:value-type="float">
            <text:p>45.555 </text:p>
          </table:table-cell>
          <table:table-cell table:style-name="ce57" table:formula="of:=(IF([.$A30]*[.H$23]&lt;=[.$B$3];[.$A30]*[.H$23]*[.$B$4];IF(AND([.$A30]*[.H$23]&gt;[.$B$3];[.$A30]*[.H$23]&lt;=[.$C$3]);[.$A30]*[.H$23]*[.$C$4];IF(AND([.$A30]*[.H$23]&gt;[.$C$3];[.$A30]*[.H$23]&lt;[.$D$3]);[.$A30]*[.H$23]*[.$D$4];[.$A30]*[.H$23]*[.$E$4]))))*[.$F$4]" office:value-type="float" office:value="47307.4475669534" calcext:value-type="float">
            <text:p>47.307 </text:p>
          </table:table-cell>
          <table:table-cell table:style-name="ce57" table:formula="of:=(IF([.$A30]*[.I$23]&lt;=[.$B$3];[.$A30]*[.I$23]*[.$B$4];IF(AND([.$A30]*[.I$23]&gt;[.$B$3];[.$A30]*[.I$23]&lt;=[.$C$3]);[.$A30]*[.I$23]*[.$C$4];IF(AND([.$A30]*[.I$23]&gt;[.$C$3];[.$A30]*[.I$23]&lt;[.$D$3]);[.$A30]*[.I$23]*[.$D$4];[.$A30]*[.I$23]*[.$E$4]))))*[.$F$4]" office:value-type="float" office:value="49059.5752546183" calcext:value-type="float">
            <text:p>49.060 </text:p>
          </table:table-cell>
          <table:table-cell table:style-name="ce57" table:formula="of:=(IF([.$A30]*[.J$23]&lt;=[.$B$3];[.$A30]*[.J$23]*[.$B$4];IF(AND([.$A30]*[.J$23]&gt;[.$B$3];[.$A30]*[.J$23]&lt;=[.$C$3]);[.$A30]*[.J$23]*[.$C$4];IF(AND([.$A30]*[.J$23]&gt;[.$C$3];[.$A30]*[.J$23]&lt;[.$D$3]);[.$A30]*[.J$23]*[.$D$4];[.$A30]*[.J$23]*[.$E$4]))))*[.$F$4]" office:value-type="float" office:value="50811.7029422832" calcext:value-type="float">
            <text:p>50.812 </text:p>
          </table:table-cell>
          <table:table-cell table:style-name="ce57" table:formula="of:=(IF([.$A30]*[.K$23]&lt;=[.$B$3];[.$A30]*[.K$23]*[.$B$4];IF(AND([.$A30]*[.K$23]&gt;[.$B$3];[.$A30]*[.K$23]&lt;=[.$C$3]);[.$A30]*[.K$23]*[.$C$4];IF(AND([.$A30]*[.K$23]&gt;[.$C$3];[.$A30]*[.K$23]&lt;[.$D$3]);[.$A30]*[.K$23]*[.$D$4];[.$A30]*[.K$23]*[.$E$4]))))*[.$F$4]" office:value-type="float" office:value="52563.8306299482" calcext:value-type="float">
            <text:p>52.564 </text:p>
          </table:table-cell>
          <table:table-cell table:style-name="ce57" table:formula="of:=(IF([.$A30]*[.L$23]&lt;=[.$B$3];[.$A30]*[.L$23]*[.$B$4];IF(AND([.$A30]*[.L$23]&gt;[.$B$3];[.$A30]*[.L$23]&lt;=[.$C$3]);[.$A30]*[.L$23]*[.$C$4];IF(AND([.$A30]*[.L$23]&gt;[.$C$3];[.$A30]*[.L$23]&lt;[.$D$3]);[.$A30]*[.L$23]*[.$D$4];[.$A30]*[.L$23]*[.$E$4]))))*[.$F$4]" office:value-type="float" office:value="54315.9583176131" calcext:value-type="float">
            <text:p>54.316 </text:p>
          </table:table-cell>
          <table:table-cell table:style-name="ce57" table:formula="of:=(IF([.$A30]*[.M$23]&lt;=[.$B$3];[.$A30]*[.M$23]*[.$B$4];IF(AND([.$A30]*[.M$23]&gt;[.$B$3];[.$A30]*[.M$23]&lt;=[.$C$3]);[.$A30]*[.M$23]*[.$C$4];IF(AND([.$A30]*[.M$23]&gt;[.$C$3];[.$A30]*[.M$23]&lt;[.$D$3]);[.$A30]*[.M$23]*[.$D$4];[.$A30]*[.M$23]*[.$E$4]))))*[.$F$4]" office:value-type="float" office:value="56068.0860052781" calcext:value-type="float">
            <text:p>56.068 </text:p>
          </table:table-cell>
          <table:table-cell table:style-name="ce57" table:formula="of:=(IF([.$A30]*[.N$23]&lt;=[.$B$3];[.$A30]*[.N$23]*[.$B$4];IF(AND([.$A30]*[.N$23]&gt;[.$B$3];[.$A30]*[.N$23]&lt;=[.$C$3]);[.$A30]*[.N$23]*[.$C$4];IF(AND([.$A30]*[.N$23]&gt;[.$C$3];[.$A30]*[.N$23]&lt;[.$D$3]);[.$A30]*[.N$23]*[.$D$4];[.$A30]*[.N$23]*[.$E$4]))))*[.$F$4]" office:value-type="float" office:value="57820.213692943" calcext:value-type="float">
            <text:p>57.820 </text:p>
          </table:table-cell>
          <table:table-cell table:style-name="ce57" table:formula="of:=(IF([.$A30]*[.O$23]&lt;=[.$B$3];[.$A30]*[.O$23]*[.$B$4];IF(AND([.$A30]*[.O$23]&gt;[.$B$3];[.$A30]*[.O$23]&lt;=[.$C$3]);[.$A30]*[.O$23]*[.$C$4];IF(AND([.$A30]*[.O$23]&gt;[.$C$3];[.$A30]*[.O$23]&lt;[.$D$3]);[.$A30]*[.O$23]*[.$D$4];[.$A30]*[.O$23]*[.$E$4]))))*[.$F$4]" office:value-type="float" office:value="59572.3413806079" calcext:value-type="float">
            <text:p>59.572 </text:p>
          </table:table-cell>
          <table:table-cell table:style-name="ce57" table:formula="of:=(IF([.$A30]*[.P$23]&lt;=[.$B$3];[.$A30]*[.P$23]*[.$B$4];IF(AND([.$A30]*[.P$23]&gt;[.$B$3];[.$A30]*[.P$23]&lt;=[.$C$3]);[.$A30]*[.P$23]*[.$C$4];IF(AND([.$A30]*[.P$23]&gt;[.$C$3];[.$A30]*[.P$23]&lt;[.$D$3]);[.$A30]*[.P$23]*[.$D$4];[.$A30]*[.P$23]*[.$E$4]))))*[.$F$4]" office:value-type="float" office:value="61324.4690682729" calcext:value-type="float">
            <text:p>61.324 </text:p>
          </table:table-cell>
          <table:table-cell table:style-name="ce57" table:formula="of:=(IF([.$A30]*[.Q$23]&lt;=[.$B$3];[.$A30]*[.Q$23]*[.$B$4];IF(AND([.$A30]*[.Q$23]&gt;[.$B$3];[.$A30]*[.Q$23]&lt;=[.$C$3]);[.$A30]*[.Q$23]*[.$C$4];IF(AND([.$A30]*[.Q$23]&gt;[.$C$3];[.$A30]*[.Q$23]&lt;[.$D$3]);[.$A30]*[.Q$23]*[.$D$4];[.$A30]*[.Q$23]*[.$E$4]))))*[.$F$4]" office:value-type="float" office:value="63076.5967559378" calcext:value-type="float">
            <text:p>63.077 </text:p>
          </table:table-cell>
          <table:table-cell table:style-name="ce57" table:formula="of:=(IF([.$A30]*[.R$23]&lt;=[.$B$3];[.$A30]*[.R$23]*[.$B$4];IF(AND([.$A30]*[.R$23]&gt;[.$B$3];[.$A30]*[.R$23]&lt;=[.$C$3]);[.$A30]*[.R$23]*[.$C$4];IF(AND([.$A30]*[.R$23]&gt;[.$C$3];[.$A30]*[.R$23]&lt;[.$D$3]);[.$A30]*[.R$23]*[.$D$4];[.$A30]*[.R$23]*[.$E$4]))))*[.$F$4]" office:value-type="float" office:value="64828.7244436028" calcext:value-type="float">
            <text:p>64.829 </text:p>
          </table:table-cell>
          <table:table-cell table:style-name="ce46" table:formula="of:=+[.S29]+0.5" office:value-type="float" office:value="5" calcext:value-type="float">
            <text:p>5,00 </text:p>
          </table:table-cell>
          <table:table-cell table:number-columns-repeated="1005"/>
        </table:table-row>
        <table:table-row table:style-name="ro2">
          <table:table-cell table:style-name="ce43" table:formula="of:=+[.A30]+0.5" office:value-type="float" office:value="5.5" calcext:value-type="float">
            <text:p>5,50 </text:p>
          </table:table-cell>
          <table:table-cell table:style-name="ce54" table:formula="of:=(IF([.$A31]*[.B$23]&lt;=[.$B$3];[.$A31]*[.B$23]*[.$B$4];IF(AND([.$A31]*[.B$23]&gt;[.$B$3];[.$A31]*[.B$23]&lt;=[.$C$3]);[.$A31]*[.B$23]*[.$C$4];IF(AND([.$A31]*[.B$23]&gt;[.$C$3];[.$A31]*[.B$23]&lt;[.$D$3]);[.$A31]*[.B$23]*[.$D$4];[.$A31]*[.B$23]*[.$E$4]))))*[.$F$4]" office:value-type="float" office:value="40474.1495850601" calcext:value-type="float">
            <text:p>40.474 </text:p>
          </table:table-cell>
          <table:table-cell table:style-name="ce54" table:formula="of:=(IF([.$A31]*[.C$23]&lt;=[.$B$3];[.$A31]*[.C$23]*[.$B$4];IF(AND([.$A31]*[.C$23]&gt;[.$B$3];[.$A31]*[.C$23]&lt;=[.$C$3]);[.$A31]*[.C$23]*[.$C$4];IF(AND([.$A31]*[.C$23]&gt;[.$C$3];[.$A31]*[.C$23]&lt;[.$D$3]);[.$A31]*[.C$23]*[.$D$4];[.$A31]*[.C$23]*[.$E$4]))))*[.$F$4]" office:value-type="float" office:value="42401.4900414915" calcext:value-type="float">
            <text:p>42.401 </text:p>
          </table:table-cell>
          <table:table-cell table:style-name="ce54" table:formula="of:=(IF([.$A31]*[.D$23]&lt;=[.$B$3];[.$A31]*[.D$23]*[.$B$4];IF(AND([.$A31]*[.D$23]&gt;[.$B$3];[.$A31]*[.D$23]&lt;=[.$C$3]);[.$A31]*[.D$23]*[.$C$4];IF(AND([.$A31]*[.D$23]&gt;[.$C$3];[.$A31]*[.D$23]&lt;[.$D$3]);[.$A31]*[.D$23]*[.$D$4];[.$A31]*[.D$23]*[.$E$4]))))*[.$F$4]" office:value-type="float" office:value="44328.830497923" calcext:value-type="float">
            <text:p>44.329 </text:p>
          </table:table-cell>
          <table:table-cell table:style-name="ce54" table:formula="of:=(IF([.$A31]*[.E$23]&lt;=[.$B$3];[.$A31]*[.E$23]*[.$B$4];IF(AND([.$A31]*[.E$23]&gt;[.$B$3];[.$A31]*[.E$23]&lt;=[.$C$3]);[.$A31]*[.E$23]*[.$C$4];IF(AND([.$A31]*[.E$23]&gt;[.$C$3];[.$A31]*[.E$23]&lt;[.$D$3]);[.$A31]*[.E$23]*[.$D$4];[.$A31]*[.E$23]*[.$E$4]))))*[.$F$4]" office:value-type="float" office:value="46256.1709543544" calcext:value-type="float">
            <text:p>46.256 </text:p>
          </table:table-cell>
          <table:table-cell table:style-name="ce54" table:formula="of:=(IF([.$A31]*[.F$23]&lt;=[.$B$3];[.$A31]*[.F$23]*[.$B$4];IF(AND([.$A31]*[.F$23]&gt;[.$B$3];[.$A31]*[.F$23]&lt;=[.$C$3]);[.$A31]*[.F$23]*[.$C$4];IF(AND([.$A31]*[.F$23]&gt;[.$C$3];[.$A31]*[.F$23]&lt;[.$D$3]);[.$A31]*[.F$23]*[.$D$4];[.$A31]*[.F$23]*[.$E$4]))))*[.$F$4]" office:value-type="float" office:value="48183.5114107858" calcext:value-type="float">
            <text:p>48.184 </text:p>
          </table:table-cell>
          <table:table-cell table:style-name="ce54" table:formula="of:=(IF([.$A31]*[.G$23]&lt;=[.$B$3];[.$A31]*[.G$23]*[.$B$4];IF(AND([.$A31]*[.G$23]&gt;[.$B$3];[.$A31]*[.G$23]&lt;=[.$C$3]);[.$A31]*[.G$23]*[.$C$4];IF(AND([.$A31]*[.G$23]&gt;[.$C$3];[.$A31]*[.G$23]&lt;[.$D$3]);[.$A31]*[.G$23]*[.$D$4];[.$A31]*[.G$23]*[.$E$4]))))*[.$F$4]" office:value-type="float" office:value="50110.8518672173" calcext:value-type="float">
            <text:p>50.111 </text:p>
          </table:table-cell>
          <table:table-cell table:style-name="ce54" table:formula="of:=(IF([.$A31]*[.H$23]&lt;=[.$B$3];[.$A31]*[.H$23]*[.$B$4];IF(AND([.$A31]*[.H$23]&gt;[.$B$3];[.$A31]*[.H$23]&lt;=[.$C$3]);[.$A31]*[.H$23]*[.$C$4];IF(AND([.$A31]*[.H$23]&gt;[.$C$3];[.$A31]*[.H$23]&lt;[.$D$3]);[.$A31]*[.H$23]*[.$D$4];[.$A31]*[.H$23]*[.$E$4]))))*[.$F$4]" office:value-type="float" office:value="52038.1923236487" calcext:value-type="float">
            <text:p>52.038 </text:p>
          </table:table-cell>
          <table:table-cell table:style-name="ce54" table:formula="of:=(IF([.$A31]*[.I$23]&lt;=[.$B$3];[.$A31]*[.I$23]*[.$B$4];IF(AND([.$A31]*[.I$23]&gt;[.$B$3];[.$A31]*[.I$23]&lt;=[.$C$3]);[.$A31]*[.I$23]*[.$C$4];IF(AND([.$A31]*[.I$23]&gt;[.$C$3];[.$A31]*[.I$23]&lt;[.$D$3]);[.$A31]*[.I$23]*[.$D$4];[.$A31]*[.I$23]*[.$E$4]))))*[.$F$4]" office:value-type="float" office:value="53965.5327800801" calcext:value-type="float">
            <text:p>53.966 </text:p>
          </table:table-cell>
          <table:table-cell table:style-name="ce54" table:formula="of:=(IF([.$A31]*[.J$23]&lt;=[.$B$3];[.$A31]*[.J$23]*[.$B$4];IF(AND([.$A31]*[.J$23]&gt;[.$B$3];[.$A31]*[.J$23]&lt;=[.$C$3]);[.$A31]*[.J$23]*[.$C$4];IF(AND([.$A31]*[.J$23]&gt;[.$C$3];[.$A31]*[.J$23]&lt;[.$D$3]);[.$A31]*[.J$23]*[.$D$4];[.$A31]*[.J$23]*[.$E$4]))))*[.$F$4]" office:value-type="float" office:value="55892.8732365116" calcext:value-type="float">
            <text:p>55.893 </text:p>
          </table:table-cell>
          <table:table-cell table:style-name="ce54" table:formula="of:=(IF([.$A31]*[.K$23]&lt;=[.$B$3];[.$A31]*[.K$23]*[.$B$4];IF(AND([.$A31]*[.K$23]&gt;[.$B$3];[.$A31]*[.K$23]&lt;=[.$C$3]);[.$A31]*[.K$23]*[.$C$4];IF(AND([.$A31]*[.K$23]&gt;[.$C$3];[.$A31]*[.K$23]&lt;[.$D$3]);[.$A31]*[.K$23]*[.$D$4];[.$A31]*[.K$23]*[.$E$4]))))*[.$F$4]" office:value-type="float" office:value="57820.213692943" calcext:value-type="float">
            <text:p>57.820 </text:p>
          </table:table-cell>
          <table:table-cell table:style-name="ce54" table:formula="of:=(IF([.$A31]*[.L$23]&lt;=[.$B$3];[.$A31]*[.L$23]*[.$B$4];IF(AND([.$A31]*[.L$23]&gt;[.$B$3];[.$A31]*[.L$23]&lt;=[.$C$3]);[.$A31]*[.L$23]*[.$C$4];IF(AND([.$A31]*[.L$23]&gt;[.$C$3];[.$A31]*[.L$23]&lt;[.$D$3]);[.$A31]*[.L$23]*[.$D$4];[.$A31]*[.L$23]*[.$E$4]))))*[.$F$4]" office:value-type="float" office:value="59747.5541493744" calcext:value-type="float">
            <text:p>59.748 </text:p>
          </table:table-cell>
          <table:table-cell table:style-name="ce54" table:formula="of:=(IF([.$A31]*[.M$23]&lt;=[.$B$3];[.$A31]*[.M$23]*[.$B$4];IF(AND([.$A31]*[.M$23]&gt;[.$B$3];[.$A31]*[.M$23]&lt;=[.$C$3]);[.$A31]*[.M$23]*[.$C$4];IF(AND([.$A31]*[.M$23]&gt;[.$C$3];[.$A31]*[.M$23]&lt;[.$D$3]);[.$A31]*[.M$23]*[.$D$4];[.$A31]*[.M$23]*[.$E$4]))))*[.$F$4]" office:value-type="float" office:value="61674.8946058059" calcext:value-type="float">
            <text:p>61.675 </text:p>
          </table:table-cell>
          <table:table-cell table:style-name="ce54" table:formula="of:=(IF([.$A31]*[.N$23]&lt;=[.$B$3];[.$A31]*[.N$23]*[.$B$4];IF(AND([.$A31]*[.N$23]&gt;[.$B$3];[.$A31]*[.N$23]&lt;=[.$C$3]);[.$A31]*[.N$23]*[.$C$4];IF(AND([.$A31]*[.N$23]&gt;[.$C$3];[.$A31]*[.N$23]&lt;[.$D$3]);[.$A31]*[.N$23]*[.$D$4];[.$A31]*[.N$23]*[.$E$4]))))*[.$F$4]" office:value-type="float" office:value="63602.2350622373" calcext:value-type="float">
            <text:p>63.602 </text:p>
          </table:table-cell>
          <table:table-cell table:style-name="ce54" table:formula="of:=(IF([.$A31]*[.O$23]&lt;=[.$B$3];[.$A31]*[.O$23]*[.$B$4];IF(AND([.$A31]*[.O$23]&gt;[.$B$3];[.$A31]*[.O$23]&lt;=[.$C$3]);[.$A31]*[.O$23]*[.$C$4];IF(AND([.$A31]*[.O$23]&gt;[.$C$3];[.$A31]*[.O$23]&lt;[.$D$3]);[.$A31]*[.O$23]*[.$D$4];[.$A31]*[.O$23]*[.$E$4]))))*[.$F$4]" office:value-type="float" office:value="65529.5755186687" calcext:value-type="float">
            <text:p>65.530 </text:p>
          </table:table-cell>
          <table:table-cell table:style-name="ce54" table:formula="of:=(IF([.$A31]*[.P$23]&lt;=[.$B$3];[.$A31]*[.P$23]*[.$B$4];IF(AND([.$A31]*[.P$23]&gt;[.$B$3];[.$A31]*[.P$23]&lt;=[.$C$3]);[.$A31]*[.P$23]*[.$C$4];IF(AND([.$A31]*[.P$23]&gt;[.$C$3];[.$A31]*[.P$23]&lt;[.$D$3]);[.$A31]*[.P$23]*[.$D$4];[.$A31]*[.P$23]*[.$E$4]))))*[.$F$4]" office:value-type="float" office:value="67456.9159751002" calcext:value-type="float">
            <text:p>67.457 </text:p>
          </table:table-cell>
          <table:table-cell table:style-name="ce54" table:formula="of:=(IF([.$A31]*[.Q$23]&lt;=[.$B$3];[.$A31]*[.Q$23]*[.$B$4];IF(AND([.$A31]*[.Q$23]&gt;[.$B$3];[.$A31]*[.Q$23]&lt;=[.$C$3]);[.$A31]*[.Q$23]*[.$C$4];IF(AND([.$A31]*[.Q$23]&gt;[.$C$3];[.$A31]*[.Q$23]&lt;[.$D$3]);[.$A31]*[.Q$23]*[.$D$4];[.$A31]*[.Q$23]*[.$E$4]))))*[.$F$4]" office:value-type="float" office:value="69384.2564315316" calcext:value-type="float">
            <text:p>69.384 </text:p>
          </table:table-cell>
          <table:table-cell table:style-name="ce54" table:formula="of:=(IF([.$A31]*[.R$23]&lt;=[.$B$3];[.$A31]*[.R$23]*[.$B$4];IF(AND([.$A31]*[.R$23]&gt;[.$B$3];[.$A31]*[.R$23]&lt;=[.$C$3]);[.$A31]*[.R$23]*[.$C$4];IF(AND([.$A31]*[.R$23]&gt;[.$C$3];[.$A31]*[.R$23]&lt;[.$D$3]);[.$A31]*[.R$23]*[.$D$4];[.$A31]*[.R$23]*[.$E$4]))))*[.$F$4]" office:value-type="float" office:value="71311.596887963" calcext:value-type="float">
            <text:p>71.312 </text:p>
          </table:table-cell>
          <table:table-cell table:style-name="ce43" table:formula="of:=+[.S30]+0.5" office:value-type="float" office:value="5.5" calcext:value-type="float">
            <text:p>5,50 </text:p>
          </table:table-cell>
          <table:table-cell table:number-columns-repeated="1005"/>
        </table:table-row>
        <table:table-row table:style-name="ro2">
          <table:table-cell table:style-name="ce43" table:formula="of:=+[.A31]+0.5" office:value-type="float" office:value="6" calcext:value-type="float">
            <text:p>6,00 </text:p>
          </table:table-cell>
          <table:table-cell table:style-name="ce54" table:formula="of:=(IF([.$A32]*[.B$23]&lt;=[.$B$3];[.$A32]*[.B$23]*[.$B$4];IF(AND([.$A32]*[.B$23]&gt;[.$B$3];[.$A32]*[.B$23]&lt;=[.$C$3]);[.$A32]*[.B$23]*[.$C$4];IF(AND([.$A32]*[.B$23]&gt;[.$C$3];[.$A32]*[.B$23]&lt;[.$D$3]);[.$A32]*[.B$23]*[.$D$4];[.$A32]*[.B$23]*[.$E$4]))))*[.$F$4]" office:value-type="float" office:value="44153.6177291565" calcext:value-type="float">
            <text:p>44.154 </text:p>
          </table:table-cell>
          <table:table-cell table:style-name="ce54" table:formula="of:=(IF([.$A32]*[.C$23]&lt;=[.$B$3];[.$A32]*[.C$23]*[.$B$4];IF(AND([.$A32]*[.C$23]&gt;[.$B$3];[.$A32]*[.C$23]&lt;=[.$C$3]);[.$A32]*[.C$23]*[.$C$4];IF(AND([.$A32]*[.C$23]&gt;[.$C$3];[.$A32]*[.C$23]&lt;[.$D$3]);[.$A32]*[.C$23]*[.$D$4];[.$A32]*[.C$23]*[.$E$4]))))*[.$F$4]" office:value-type="float" office:value="46256.1709543544" calcext:value-type="float">
            <text:p>46.256 </text:p>
          </table:table-cell>
          <table:table-cell table:style-name="ce54" table:formula="of:=(IF([.$A32]*[.D$23]&lt;=[.$B$3];[.$A32]*[.D$23]*[.$B$4];IF(AND([.$A32]*[.D$23]&gt;[.$B$3];[.$A32]*[.D$23]&lt;=[.$C$3]);[.$A32]*[.D$23]*[.$C$4];IF(AND([.$A32]*[.D$23]&gt;[.$C$3];[.$A32]*[.D$23]&lt;[.$D$3]);[.$A32]*[.D$23]*[.$D$4];[.$A32]*[.D$23]*[.$E$4]))))*[.$F$4]" office:value-type="float" office:value="48358.7241795523" calcext:value-type="float">
            <text:p>48.359 </text:p>
          </table:table-cell>
          <table:table-cell table:style-name="ce54" table:formula="of:=(IF([.$A32]*[.E$23]&lt;=[.$B$3];[.$A32]*[.E$23]*[.$B$4];IF(AND([.$A32]*[.E$23]&gt;[.$B$3];[.$A32]*[.E$23]&lt;=[.$C$3]);[.$A32]*[.E$23]*[.$C$4];IF(AND([.$A32]*[.E$23]&gt;[.$C$3];[.$A32]*[.E$23]&lt;[.$D$3]);[.$A32]*[.E$23]*[.$D$4];[.$A32]*[.E$23]*[.$E$4]))))*[.$F$4]" office:value-type="float" office:value="50461.2774047503" calcext:value-type="float">
            <text:p>50.461 </text:p>
          </table:table-cell>
          <table:table-cell table:style-name="ce54" table:formula="of:=(IF([.$A32]*[.F$23]&lt;=[.$B$3];[.$A32]*[.F$23]*[.$B$4];IF(AND([.$A32]*[.F$23]&gt;[.$B$3];[.$A32]*[.F$23]&lt;=[.$C$3]);[.$A32]*[.F$23]*[.$C$4];IF(AND([.$A32]*[.F$23]&gt;[.$C$3];[.$A32]*[.F$23]&lt;[.$D$3]);[.$A32]*[.F$23]*[.$D$4];[.$A32]*[.F$23]*[.$E$4]))))*[.$F$4]" office:value-type="float" office:value="52563.8306299482" calcext:value-type="float">
            <text:p>52.564 </text:p>
          </table:table-cell>
          <table:table-cell table:style-name="ce54" table:formula="of:=(IF([.$A32]*[.G$23]&lt;=[.$B$3];[.$A32]*[.G$23]*[.$B$4];IF(AND([.$A32]*[.G$23]&gt;[.$B$3];[.$A32]*[.G$23]&lt;=[.$C$3]);[.$A32]*[.G$23]*[.$C$4];IF(AND([.$A32]*[.G$23]&gt;[.$C$3];[.$A32]*[.G$23]&lt;[.$D$3]);[.$A32]*[.G$23]*[.$D$4];[.$A32]*[.G$23]*[.$E$4]))))*[.$F$4]" office:value-type="float" office:value="54666.3838551461" calcext:value-type="float">
            <text:p>54.666 </text:p>
          </table:table-cell>
          <table:table-cell table:style-name="ce54" table:formula="of:=(IF([.$A32]*[.H$23]&lt;=[.$B$3];[.$A32]*[.H$23]*[.$B$4];IF(AND([.$A32]*[.H$23]&gt;[.$B$3];[.$A32]*[.H$23]&lt;=[.$C$3]);[.$A32]*[.H$23]*[.$C$4];IF(AND([.$A32]*[.H$23]&gt;[.$C$3];[.$A32]*[.H$23]&lt;[.$D$3]);[.$A32]*[.H$23]*[.$D$4];[.$A32]*[.H$23]*[.$E$4]))))*[.$F$4]" office:value-type="float" office:value="56768.937080344" calcext:value-type="float">
            <text:p>56.769 </text:p>
          </table:table-cell>
          <table:table-cell table:style-name="ce54" table:formula="of:=(IF([.$A32]*[.I$23]&lt;=[.$B$3];[.$A32]*[.I$23]*[.$B$4];IF(AND([.$A32]*[.I$23]&gt;[.$B$3];[.$A32]*[.I$23]&lt;=[.$C$3]);[.$A32]*[.I$23]*[.$C$4];IF(AND([.$A32]*[.I$23]&gt;[.$C$3];[.$A32]*[.I$23]&lt;[.$D$3]);[.$A32]*[.I$23]*[.$D$4];[.$A32]*[.I$23]*[.$E$4]))))*[.$F$4]" office:value-type="float" office:value="58871.490305542" calcext:value-type="float">
            <text:p>58.871 </text:p>
          </table:table-cell>
          <table:table-cell table:style-name="ce54" table:formula="of:=(IF([.$A32]*[.J$23]&lt;=[.$B$3];[.$A32]*[.J$23]*[.$B$4];IF(AND([.$A32]*[.J$23]&gt;[.$B$3];[.$A32]*[.J$23]&lt;=[.$C$3]);[.$A32]*[.J$23]*[.$C$4];IF(AND([.$A32]*[.J$23]&gt;[.$C$3];[.$A32]*[.J$23]&lt;[.$D$3]);[.$A32]*[.J$23]*[.$D$4];[.$A32]*[.J$23]*[.$E$4]))))*[.$F$4]" office:value-type="float" office:value="60974.0435307399" calcext:value-type="float">
            <text:p>60.974 </text:p>
          </table:table-cell>
          <table:table-cell table:style-name="ce54" table:formula="of:=(IF([.$A32]*[.K$23]&lt;=[.$B$3];[.$A32]*[.K$23]*[.$B$4];IF(AND([.$A32]*[.K$23]&gt;[.$B$3];[.$A32]*[.K$23]&lt;=[.$C$3]);[.$A32]*[.K$23]*[.$C$4];IF(AND([.$A32]*[.K$23]&gt;[.$C$3];[.$A32]*[.K$23]&lt;[.$D$3]);[.$A32]*[.K$23]*[.$D$4];[.$A32]*[.K$23]*[.$E$4]))))*[.$F$4]" office:value-type="float" office:value="63076.5967559378" calcext:value-type="float">
            <text:p>63.077 </text:p>
          </table:table-cell>
          <table:table-cell table:style-name="ce54" table:formula="of:=(IF([.$A32]*[.L$23]&lt;=[.$B$3];[.$A32]*[.L$23]*[.$B$4];IF(AND([.$A32]*[.L$23]&gt;[.$B$3];[.$A32]*[.L$23]&lt;=[.$C$3]);[.$A32]*[.L$23]*[.$C$4];IF(AND([.$A32]*[.L$23]&gt;[.$C$3];[.$A32]*[.L$23]&lt;[.$D$3]);[.$A32]*[.L$23]*[.$D$4];[.$A32]*[.L$23]*[.$E$4]))))*[.$F$4]" office:value-type="float" office:value="65179.1499811358" calcext:value-type="float">
            <text:p>65.179 </text:p>
          </table:table-cell>
          <table:table-cell table:style-name="ce54" table:formula="of:=(IF([.$A32]*[.M$23]&lt;=[.$B$3];[.$A32]*[.M$23]*[.$B$4];IF(AND([.$A32]*[.M$23]&gt;[.$B$3];[.$A32]*[.M$23]&lt;=[.$C$3]);[.$A32]*[.M$23]*[.$C$4];IF(AND([.$A32]*[.M$23]&gt;[.$C$3];[.$A32]*[.M$23]&lt;[.$D$3]);[.$A32]*[.M$23]*[.$D$4];[.$A32]*[.M$23]*[.$E$4]))))*[.$F$4]" office:value-type="float" office:value="67281.7032063337" calcext:value-type="float">
            <text:p>67.282 </text:p>
          </table:table-cell>
          <table:table-cell table:style-name="ce54" table:formula="of:=(IF([.$A32]*[.N$23]&lt;=[.$B$3];[.$A32]*[.N$23]*[.$B$4];IF(AND([.$A32]*[.N$23]&gt;[.$B$3];[.$A32]*[.N$23]&lt;=[.$C$3]);[.$A32]*[.N$23]*[.$C$4];IF(AND([.$A32]*[.N$23]&gt;[.$C$3];[.$A32]*[.N$23]&lt;[.$D$3]);[.$A32]*[.N$23]*[.$D$4];[.$A32]*[.N$23]*[.$E$4]))))*[.$F$4]" office:value-type="float" office:value="69384.2564315316" calcext:value-type="float">
            <text:p>69.384 </text:p>
          </table:table-cell>
          <table:table-cell table:style-name="ce54" table:formula="of:=(IF([.$A32]*[.O$23]&lt;=[.$B$3];[.$A32]*[.O$23]*[.$B$4];IF(AND([.$A32]*[.O$23]&gt;[.$B$3];[.$A32]*[.O$23]&lt;=[.$C$3]);[.$A32]*[.O$23]*[.$C$4];IF(AND([.$A32]*[.O$23]&gt;[.$C$3];[.$A32]*[.O$23]&lt;[.$D$3]);[.$A32]*[.O$23]*[.$D$4];[.$A32]*[.O$23]*[.$E$4]))))*[.$F$4]" office:value-type="float" office:value="71486.8096567295" calcext:value-type="float">
            <text:p>71.487 </text:p>
          </table:table-cell>
          <table:table-cell table:style-name="ce54" table:formula="of:=(IF([.$A32]*[.P$23]&lt;=[.$B$3];[.$A32]*[.P$23]*[.$B$4];IF(AND([.$A32]*[.P$23]&gt;[.$B$3];[.$A32]*[.P$23]&lt;=[.$C$3]);[.$A32]*[.P$23]*[.$C$4];IF(AND([.$A32]*[.P$23]&gt;[.$C$3];[.$A32]*[.P$23]&lt;[.$D$3]);[.$A32]*[.P$23]*[.$D$4];[.$A32]*[.P$23]*[.$E$4]))))*[.$F$4]" office:value-type="float" office:value="73589.3628819275" calcext:value-type="float">
            <text:p>73.589 </text:p>
          </table:table-cell>
          <table:table-cell table:style-name="ce54" table:formula="of:=(IF([.$A32]*[.Q$23]&lt;=[.$B$3];[.$A32]*[.Q$23]*[.$B$4];IF(AND([.$A32]*[.Q$23]&gt;[.$B$3];[.$A32]*[.Q$23]&lt;=[.$C$3]);[.$A32]*[.Q$23]*[.$C$4];IF(AND([.$A32]*[.Q$23]&gt;[.$C$3];[.$A32]*[.Q$23]&lt;[.$D$3]);[.$A32]*[.Q$23]*[.$D$4];[.$A32]*[.Q$23]*[.$E$4]))))*[.$F$4]" office:value-type="float" office:value="75691.9161071254" calcext:value-type="float">
            <text:p>75.692 </text:p>
          </table:table-cell>
          <table:table-cell table:style-name="ce54" table:formula="of:=(IF([.$A32]*[.R$23]&lt;=[.$B$3];[.$A32]*[.R$23]*[.$B$4];IF(AND([.$A32]*[.R$23]&gt;[.$B$3];[.$A32]*[.R$23]&lt;=[.$C$3]);[.$A32]*[.R$23]*[.$C$4];IF(AND([.$A32]*[.R$23]&gt;[.$C$3];[.$A32]*[.R$23]&lt;[.$D$3]);[.$A32]*[.R$23]*[.$D$4];[.$A32]*[.R$23]*[.$E$4]))))*[.$F$4]" office:value-type="float" office:value="77794.4693323233" calcext:value-type="float">
            <text:p>77.794 </text:p>
          </table:table-cell>
          <table:table-cell table:style-name="ce43" table:formula="of:=+[.S31]+0.5" office:value-type="float" office:value="6" calcext:value-type="float">
            <text:p>6,00 </text:p>
          </table:table-cell>
          <table:table-cell table:number-columns-repeated="1005"/>
        </table:table-row>
        <table:table-row table:style-name="ro2">
          <table:table-cell table:style-name="ce43" table:formula="of:=+[.A32]+0.5" office:value-type="float" office:value="6.5" calcext:value-type="float">
            <text:p>6,50 </text:p>
          </table:table-cell>
          <table:table-cell table:style-name="ce58" table:formula="of:=(IF([.$A33]*[.B$23]&lt;=[.$B$3];[.$A33]*[.B$23]*[.$B$4];IF(AND([.$A33]*[.B$23]&gt;[.$B$3];[.$A33]*[.B$23]&lt;=[.$C$3]);[.$A33]*[.B$23]*[.$C$4];IF(AND([.$A33]*[.B$23]&gt;[.$C$3];[.$A33]*[.B$23]&lt;[.$D$3]);[.$A33]*[.B$23]*[.$D$4];[.$A33]*[.B$23]*[.$E$4]))))*[.$F$4]" office:value-type="float" office:value="47833.0858732529" calcext:value-type="float">
            <text:p>47.833 </text:p>
          </table:table-cell>
          <table:table-cell table:style-name="ce58" table:formula="of:=(IF([.$A33]*[.C$23]&lt;=[.$B$3];[.$A33]*[.C$23]*[.$B$4];IF(AND([.$A33]*[.C$23]&gt;[.$B$3];[.$A33]*[.C$23]&lt;=[.$C$3]);[.$A33]*[.C$23]*[.$C$4];IF(AND([.$A33]*[.C$23]&gt;[.$C$3];[.$A33]*[.C$23]&lt;[.$D$3]);[.$A33]*[.C$23]*[.$D$4];[.$A33]*[.C$23]*[.$E$4]))))*[.$F$4]" office:value-type="float" office:value="50110.8518672173" calcext:value-type="float">
            <text:p>50.111 </text:p>
          </table:table-cell>
          <table:table-cell table:style-name="ce58" table:formula="of:=(IF([.$A33]*[.D$23]&lt;=[.$B$3];[.$A33]*[.D$23]*[.$B$4];IF(AND([.$A33]*[.D$23]&gt;[.$B$3];[.$A33]*[.D$23]&lt;=[.$C$3]);[.$A33]*[.D$23]*[.$C$4];IF(AND([.$A33]*[.D$23]&gt;[.$C$3];[.$A33]*[.D$23]&lt;[.$D$3]);[.$A33]*[.D$23]*[.$D$4];[.$A33]*[.D$23]*[.$E$4]))))*[.$F$4]" office:value-type="float" office:value="52388.6178611817" calcext:value-type="float">
            <text:p>52.389 </text:p>
          </table:table-cell>
          <table:table-cell table:style-name="ce58" table:formula="of:=(IF([.$A33]*[.E$23]&lt;=[.$B$3];[.$A33]*[.E$23]*[.$B$4];IF(AND([.$A33]*[.E$23]&gt;[.$B$3];[.$A33]*[.E$23]&lt;=[.$C$3]);[.$A33]*[.E$23]*[.$C$4];IF(AND([.$A33]*[.E$23]&gt;[.$C$3];[.$A33]*[.E$23]&lt;[.$D$3]);[.$A33]*[.E$23]*[.$D$4];[.$A33]*[.E$23]*[.$E$4]))))*[.$F$4]" office:value-type="float" office:value="54666.3838551461" calcext:value-type="float">
            <text:p>54.666 </text:p>
          </table:table-cell>
          <table:table-cell table:style-name="ce58" table:formula="of:=(IF([.$A33]*[.F$23]&lt;=[.$B$3];[.$A33]*[.F$23]*[.$B$4];IF(AND([.$A33]*[.F$23]&gt;[.$B$3];[.$A33]*[.F$23]&lt;=[.$C$3]);[.$A33]*[.F$23]*[.$C$4];IF(AND([.$A33]*[.F$23]&gt;[.$C$3];[.$A33]*[.F$23]&lt;[.$D$3]);[.$A33]*[.F$23]*[.$D$4];[.$A33]*[.F$23]*[.$E$4]))))*[.$F$4]" office:value-type="float" office:value="56944.1498491105" calcext:value-type="float">
            <text:p>56.944 </text:p>
          </table:table-cell>
          <table:table-cell table:style-name="ce58" table:formula="of:=(IF([.$A33]*[.G$23]&lt;=[.$B$3];[.$A33]*[.G$23]*[.$B$4];IF(AND([.$A33]*[.G$23]&gt;[.$B$3];[.$A33]*[.G$23]&lt;=[.$C$3]);[.$A33]*[.G$23]*[.$C$4];IF(AND([.$A33]*[.G$23]&gt;[.$C$3];[.$A33]*[.G$23]&lt;[.$D$3]);[.$A33]*[.G$23]*[.$D$4];[.$A33]*[.G$23]*[.$E$4]))))*[.$F$4]" office:value-type="float" office:value="59221.915843075" calcext:value-type="float">
            <text:p>59.222 </text:p>
          </table:table-cell>
          <table:table-cell table:style-name="ce58" table:formula="of:=(IF([.$A33]*[.H$23]&lt;=[.$B$3];[.$A33]*[.H$23]*[.$B$4];IF(AND([.$A33]*[.H$23]&gt;[.$B$3];[.$A33]*[.H$23]&lt;=[.$C$3]);[.$A33]*[.H$23]*[.$C$4];IF(AND([.$A33]*[.H$23]&gt;[.$C$3];[.$A33]*[.H$23]&lt;[.$D$3]);[.$A33]*[.H$23]*[.$D$4];[.$A33]*[.H$23]*[.$E$4]))))*[.$F$4]" office:value-type="float" office:value="61499.6818370394" calcext:value-type="float">
            <text:p>61.500 </text:p>
          </table:table-cell>
          <table:table-cell table:style-name="ce58" table:formula="of:=(IF([.$A33]*[.I$23]&lt;=[.$B$3];[.$A33]*[.I$23]*[.$B$4];IF(AND([.$A33]*[.I$23]&gt;[.$B$3];[.$A33]*[.I$23]&lt;=[.$C$3]);[.$A33]*[.I$23]*[.$C$4];IF(AND([.$A33]*[.I$23]&gt;[.$C$3];[.$A33]*[.I$23]&lt;[.$D$3]);[.$A33]*[.I$23]*[.$D$4];[.$A33]*[.I$23]*[.$E$4]))))*[.$F$4]" office:value-type="float" office:value="63777.4478310038" calcext:value-type="float">
            <text:p>63.777 </text:p>
          </table:table-cell>
          <table:table-cell table:style-name="ce58" table:formula="of:=(IF([.$A33]*[.J$23]&lt;=[.$B$3];[.$A33]*[.J$23]*[.$B$4];IF(AND([.$A33]*[.J$23]&gt;[.$B$3];[.$A33]*[.J$23]&lt;=[.$C$3]);[.$A33]*[.J$23]*[.$C$4];IF(AND([.$A33]*[.J$23]&gt;[.$C$3];[.$A33]*[.J$23]&lt;[.$D$3]);[.$A33]*[.J$23]*[.$D$4];[.$A33]*[.J$23]*[.$E$4]))))*[.$F$4]" office:value-type="float" office:value="66055.2138249682" calcext:value-type="float">
            <text:p>66.055 </text:p>
          </table:table-cell>
          <table:table-cell table:style-name="ce58" table:formula="of:=(IF([.$A33]*[.K$23]&lt;=[.$B$3];[.$A33]*[.K$23]*[.$B$4];IF(AND([.$A33]*[.K$23]&gt;[.$B$3];[.$A33]*[.K$23]&lt;=[.$C$3]);[.$A33]*[.K$23]*[.$C$4];IF(AND([.$A33]*[.K$23]&gt;[.$C$3];[.$A33]*[.K$23]&lt;[.$D$3]);[.$A33]*[.K$23]*[.$D$4];[.$A33]*[.K$23]*[.$E$4]))))*[.$F$4]" office:value-type="float" office:value="68332.9798189326" calcext:value-type="float">
            <text:p>68.333 </text:p>
          </table:table-cell>
          <table:table-cell table:style-name="ce58" table:formula="of:=(IF([.$A33]*[.L$23]&lt;=[.$B$3];[.$A33]*[.L$23]*[.$B$4];IF(AND([.$A33]*[.L$23]&gt;[.$B$3];[.$A33]*[.L$23]&lt;=[.$C$3]);[.$A33]*[.L$23]*[.$C$4];IF(AND([.$A33]*[.L$23]&gt;[.$C$3];[.$A33]*[.L$23]&lt;[.$D$3]);[.$A33]*[.L$23]*[.$D$4];[.$A33]*[.L$23]*[.$E$4]))))*[.$F$4]" office:value-type="float" office:value="70610.7458128971" calcext:value-type="float">
            <text:p>70.611 </text:p>
          </table:table-cell>
          <table:table-cell table:style-name="ce58" table:formula="of:=(IF([.$A33]*[.M$23]&lt;=[.$B$3];[.$A33]*[.M$23]*[.$B$4];IF(AND([.$A33]*[.M$23]&gt;[.$B$3];[.$A33]*[.M$23]&lt;=[.$C$3]);[.$A33]*[.M$23]*[.$C$4];IF(AND([.$A33]*[.M$23]&gt;[.$C$3];[.$A33]*[.M$23]&lt;[.$D$3]);[.$A33]*[.M$23]*[.$D$4];[.$A33]*[.M$23]*[.$E$4]))))*[.$F$4]" office:value-type="float" office:value="72888.5118068615" calcext:value-type="float">
            <text:p>72.889 </text:p>
          </table:table-cell>
          <table:table-cell table:style-name="ce58" table:formula="of:=(IF([.$A33]*[.N$23]&lt;=[.$B$3];[.$A33]*[.N$23]*[.$B$4];IF(AND([.$A33]*[.N$23]&gt;[.$B$3];[.$A33]*[.N$23]&lt;=[.$C$3]);[.$A33]*[.N$23]*[.$C$4];IF(AND([.$A33]*[.N$23]&gt;[.$C$3];[.$A33]*[.N$23]&lt;[.$D$3]);[.$A33]*[.N$23]*[.$D$4];[.$A33]*[.N$23]*[.$E$4]))))*[.$F$4]" office:value-type="float" office:value="75166.2778008259" calcext:value-type="float">
            <text:p>75.166 </text:p>
          </table:table-cell>
          <table:table-cell table:style-name="ce58" table:formula="of:=(IF([.$A33]*[.O$23]&lt;=[.$B$3];[.$A33]*[.O$23]*[.$B$4];IF(AND([.$A33]*[.O$23]&gt;[.$B$3];[.$A33]*[.O$23]&lt;=[.$C$3]);[.$A33]*[.O$23]*[.$C$4];IF(AND([.$A33]*[.O$23]&gt;[.$C$3];[.$A33]*[.O$23]&lt;[.$D$3]);[.$A33]*[.O$23]*[.$D$4];[.$A33]*[.O$23]*[.$E$4]))))*[.$F$4]" office:value-type="float" office:value="77444.0437947903" calcext:value-type="float">
            <text:p>77.444 </text:p>
          </table:table-cell>
          <table:table-cell table:style-name="ce58" table:formula="of:=(IF([.$A33]*[.P$23]&lt;=[.$B$3];[.$A33]*[.P$23]*[.$B$4];IF(AND([.$A33]*[.P$23]&gt;[.$B$3];[.$A33]*[.P$23]&lt;=[.$C$3]);[.$A33]*[.P$23]*[.$C$4];IF(AND([.$A33]*[.P$23]&gt;[.$C$3];[.$A33]*[.P$23]&lt;[.$D$3]);[.$A33]*[.P$23]*[.$D$4];[.$A33]*[.P$23]*[.$E$4]))))*[.$F$4]" office:value-type="float" office:value="79721.8097887548" calcext:value-type="float">
            <text:p>79.722 </text:p>
          </table:table-cell>
          <table:table-cell table:style-name="ce58" table:formula="of:=(IF([.$A33]*[.Q$23]&lt;=[.$B$3];[.$A33]*[.Q$23]*[.$B$4];IF(AND([.$A33]*[.Q$23]&gt;[.$B$3];[.$A33]*[.Q$23]&lt;=[.$C$3]);[.$A33]*[.Q$23]*[.$C$4];IF(AND([.$A33]*[.Q$23]&gt;[.$C$3];[.$A33]*[.Q$23]&lt;[.$D$3]);[.$A33]*[.Q$23]*[.$D$4];[.$A33]*[.Q$23]*[.$E$4]))))*[.$F$4]" office:value-type="float" office:value="81999.5757827192" calcext:value-type="float">
            <text:p>82.000 </text:p>
          </table:table-cell>
          <table:table-cell table:style-name="ce58" table:formula="of:=(IF([.$A33]*[.R$23]&lt;=[.$B$3];[.$A33]*[.R$23]*[.$B$4];IF(AND([.$A33]*[.R$23]&gt;[.$B$3];[.$A33]*[.R$23]&lt;=[.$C$3]);[.$A33]*[.R$23]*[.$C$4];IF(AND([.$A33]*[.R$23]&gt;[.$C$3];[.$A33]*[.R$23]&lt;[.$D$3]);[.$A33]*[.R$23]*[.$D$4];[.$A33]*[.R$23]*[.$E$4]))))*[.$F$4]" office:value-type="float" office:value="84277.3417766836" calcext:value-type="float">
            <text:p>84.277 </text:p>
          </table:table-cell>
          <table:table-cell table:style-name="ce43" table:formula="of:=+[.S32]+0.5" office:value-type="float" office:value="6.5" calcext:value-type="float">
            <text:p>6,50 </text:p>
          </table:table-cell>
          <table:table-cell table:number-columns-repeated="1005"/>
        </table:table-row>
        <table:table-row table:style-name="ro2">
          <table:table-cell table:number-columns-repeated="13"/>
          <table:table-cell office:value-type="string" office:string-value="Importes con IVA incluído" calcext:value-type="string">
            <text:p>Importes con IVA incluído </text:p>
          </table:table-cell>
          <table:table-cell table:number-columns-repeated="1010"/>
        </table:table-row>
        <table:table-row table:style-name="ro2" table:number-rows-repeated="15">
          <table:table-cell table:number-columns-repeated="1024"/>
        </table:table-row>
        <table:table-row table:style-name="ro9" table:number-rows-repeated="1048521">
          <table:table-cell table:number-columns-repeated="1024"/>
        </table:table-row>
        <table:table-row table:style-name="ro11" table:number-rows-repeated="5">
          <table:table-cell table:number-columns-repeated="1024"/>
        </table:table-row>
        <table:table-row table:style-name="ro11">
          <table:table-cell table:number-columns-repeated="1024"/>
        </table:table-row>
      </table:table>
      <table:table table:name="NDT corona" table:style-name="ta4">
        <table:shapes>
          <draw:g draw:z-index="0" draw:name="Group 1">
            <draw:custom-shape draw:name="Freeform 2" draw:style-name="gr1" draw:text-style-name="P1" svg:width="56.39mm" svg:height="19.51mm" svg:x="86.22mm" svg:y="2.19m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3" draw:style-name="gr2" draw:text-style-name="P2" svg:width="5.97mm" svg:height="4.14mm" svg:x="83.11mm" svg:y="19.76m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4" draw:style-name="gr2" draw:text-style-name="P2" svg:width="5.97mm" svg:height="16.7mm" svg:x="83.11mm" svg:y="3.62mm">
              <text:p/>
              <draw:enhanced-geometry svg:viewBox="0 0 48 184" draw:extrusion-allowed="true" draw:text-areas="0 0 48 184" draw:glue-points="0 0 0 0 0 184 48 184 48 0 48 0 0 0" draw:type="non-primitive" draw:enhanced-path="M 0 0 L 0 0 0 184 48 184 48 0 0 0 Z N"/>
            </draw:custom-shape>
            <draw:custom-shape draw:name="Freeform 5" draw:style-name="gr2" draw:text-style-name="P2" svg:width="5.97mm" svg:height="4.13mm" svg:x="83.11mm" svg:y="0m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6" draw:style-name="gr2" draw:text-style-name="P2" svg:width="52.63mm" svg:height="4.13mm" svg:x="88.14mm" svg:y="0m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7" draw:style-name="gr2" draw:text-style-name="P2" svg:width="5.89mm" svg:height="4.13mm" svg:x="139.78mm" svg:y="0m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8" draw:style-name="gr2" draw:text-style-name="P2" svg:width="5.89mm" svg:height="16.7mm" svg:x="139.78mm" svg:y="3.62m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9" draw:style-name="gr2" draw:text-style-name="P2" svg:width="5.89mm" svg:height="4.14mm" svg:x="139.78mm" svg:y="19.76m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0" draw:style-name="gr2" draw:text-style-name="P2" svg:width="52.63mm" svg:height="4.14mm" svg:x="88.14mm" svg:y="19.76mm">
              <text:p/>
              <draw:enhanced-geometry svg:viewBox="0 0 409 48" draw:extrusion-allowed="true" draw:text-areas="0 0 409 48" draw:glue-points="0 48 0 48 409 48 409 0 0 0 0 0 0 48" draw:type="non-primitive" draw:enhanced-path="M 0 48 L 0 48 409 48 409 0 0 0 0 48 Z N"/>
            </draw:custom-shape>
            <draw:custom-shape draw:name="Freeform 11" draw:style-name="gr1" draw:text-style-name="P1" svg:width="59.51mm" svg:height="21.89mm" svg:x="84.77mm" svg:y="0.99m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2" draw:style-name="gr3" draw:text-style-name="P3" svg:width="2.31mm" svg:height="1.57mm" svg:x="84.24mm" svg:y="21.7m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3" draw:style-name="gr3" draw:text-style-name="P3" svg:width="0.78mm" svg:height="18.98mm" svg:x="84.24mm" svg:y="2.42mm">
              <text:p/>
              <draw:enhanced-geometry svg:viewBox="0 0 8 208" draw:extrusion-allowed="true" draw:text-areas="0 0 8 208" draw:glue-points="0 0 0 0 0 208 8 208 8 0 8 0 0 0" draw:type="non-primitive" draw:enhanced-path="M 0 0 L 0 0 0 208 8 208 8 0 0 0 Z N"/>
            </draw:custom-shape>
            <draw:custom-shape draw:name="Freeform 14" draw:style-name="gr3" draw:text-style-name="P3" svg:width="2.31mm" svg:height="1.53mm" svg:x="84.24mm" svg:y="0.62m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5" draw:style-name="gr3" draw:text-style-name="P3" svg:width="55.51mm" svg:height="0.4mm" svg:x="86.8mm" svg:y="0.62mm">
              <text:p/>
              <draw:enhanced-geometry svg:viewBox="0 0 431 8" draw:extrusion-allowed="true" draw:text-areas="0 0 431 8" draw:glue-points="431 0 431 0 0 0 0 8 431 8 431 8 431 0" draw:type="non-primitive" draw:enhanced-path="M 431 0 L 431 0 0 0 0 8 431 8 431 0 Z N"/>
            </draw:custom-shape>
            <draw:custom-shape draw:name="Freeform 16" draw:style-name="gr3" draw:text-style-name="P3" svg:width="2.31mm" svg:height="1.53mm" svg:x="142.46mm" svg:y="0.62m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7" draw:style-name="gr3" draw:text-style-name="P3" svg:width="0.78mm" svg:height="18.98mm" svg:x="144.03mm" svg:y="2.42mm">
              <text:p/>
              <draw:enhanced-geometry svg:viewBox="0 0 8 208" draw:extrusion-allowed="true" draw:text-areas="0 0 8 208" draw:glue-points="8 208 8 208 8 0 0 0 0 208 0 208 8 208" draw:type="non-primitive" draw:enhanced-path="M 8 208 L 8 208 8 0 0 0 0 208 8 208 Z N"/>
            </draw:custom-shape>
            <draw:custom-shape draw:name="Freeform 18" draw:style-name="gr3" draw:text-style-name="P3" svg:width="2.31mm" svg:height="1.57mm" svg:x="142.46mm" svg:y="21.7m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19" draw:style-name="gr3" draw:text-style-name="P3" svg:width="55.51mm" svg:height="0.49mm" svg:x="86.8mm" svg:y="22.74mm">
              <text:p/>
              <draw:enhanced-geometry svg:viewBox="0 0 431 8" draw:extrusion-allowed="true" draw:text-areas="0 0 431 8" draw:glue-points="0 8 0 8 431 8 431 0 0 0 0 0 0 8" draw:type="non-primitive" draw:enhanced-path="M 0 8 L 0 8 431 8 431 0 0 0 0 8 Z N"/>
            </draw:custom-shape>
            <draw:custom-shape draw:name="Freeform 20" draw:style-name="gr2" draw:text-style-name="P2" svg:width="7.04mm" svg:height="4.11mm" svg:x="90.63mm" svg:y="5.03m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1" draw:style-name="gr3" draw:text-style-name="P3" svg:width="2.06mm" svg:height="0.19mm" svg:x="94.32mm" svg:y="4.89m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2" draw:style-name="gr3" draw:text-style-name="P3" svg:width="2.22mm" svg:height="0.79mm" svg:x="91.83mm" svg:y="4.89m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3" draw:style-name="gr3" draw:text-style-name="P3" svg:width="1.8mm" svg:height="2.36mm" svg:x="90.45mm" svg:y="5.79mm">
              <text:p/>
              <draw:enhanced-geometry svg:viewBox="0 0 16 29" draw:extrusion-allowed="true" draw:text-areas="0 0 16 29" draw:glue-points="4 29 4 29 16 2 11 0 0 26 0 26 4 29" draw:type="non-primitive" draw:enhanced-path="M 4 29 L 4 29 16 2 11 0 0 26 4 29 Z N"/>
            </draw:custom-shape>
            <draw:custom-shape draw:name="Freeform 24" draw:style-name="gr3" draw:text-style-name="P3" svg:width="1.08mm" svg:height="1.25mm" svg:x="90.15mm" svg:y="8.17m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5" draw:style-name="gr3" draw:text-style-name="P3" svg:width="2.73mm" svg:height="0.19mm" svg:x="91.48mm" svg:y="9.21m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6" draw:style-name="gr3" draw:text-style-name="P3" svg:width="2.16mm" svg:height="1.25mm" svg:x="94.47mm" svg:y="8.17m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7" draw:style-name="gr3" draw:text-style-name="P3" svg:width="1.73mm" svg:height="2.08mm" svg:x="96.24mm" svg:y="6.09mm">
              <text:p/>
              <draw:enhanced-geometry svg:viewBox="0 0 15 26" draw:extrusion-allowed="true" draw:text-areas="0 0 15 26" draw:glue-points="10 0 10 0 0 23 5 26 15 2 15 2 10 0" draw:type="non-primitive" draw:enhanced-path="M 10 0 L 10 0 0 23 5 26 15 2 10 0 Z N"/>
            </draw:custom-shape>
            <draw:custom-shape draw:name="Freeform 28" draw:style-name="gr3" draw:text-style-name="P3" svg:width="1.36mm" svg:height="1.11mm" svg:x="96.68mm" svg:y="4.89m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29" draw:style-name="gr3" draw:text-style-name="P3" svg:width="2.31mm" svg:height="0.26mm" svg:x="92.13mm" svg:y="8.1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0" draw:style-name="gr3" draw:text-style-name="P3" svg:width="1.94mm" svg:height="2.59mm" svg:x="92.27mm" svg:y="5.56m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1" draw:style-name="gr3" draw:text-style-name="P3" svg:width="2.38mm" svg:height="0.26mm" svg:x="94.03mm" svg:y="5.56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2" draw:style-name="gr3" draw:text-style-name="P3" svg:width="1.66mm" svg:height="2.57mm" svg:x="94.47mm" svg:y="5.79m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3" draw:style-name="gr2" draw:text-style-name="P2" svg:width="7.1mm" svg:height="4.11mm" svg:x="108.52mm" svg:y="5.03m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4" draw:style-name="gr3" draw:text-style-name="P3" svg:width="2.16mm" svg:height="3.17mm" svg:x="113.53mm" svg:y="6.09mm">
              <text:p/>
              <draw:enhanced-geometry svg:viewBox="0 0 19 38" draw:extrusion-allowed="true" draw:text-areas="0 0 19 38" draw:glue-points="14 0 14 0 0 36 5 38 19 2 19 2 14 0" draw:type="non-primitive" draw:enhanced-path="M 14 0 L 14 0 0 36 5 38 19 2 14 0 Z N"/>
            </draw:custom-shape>
            <draw:custom-shape draw:name="Freeform 35" draw:style-name="gr3" draw:text-style-name="P3" svg:width="1.29mm" svg:height="1.25mm" svg:x="114.67mm" svg:y="4.73m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6" draw:style-name="gr3" draw:text-style-name="P3" svg:width="4.19mm" svg:height="0.28mm" svg:x="110.16mm" svg:y="4.73m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7" draw:style-name="gr3" draw:text-style-name="P3" svg:width="1.08mm" svg:height="0.91mm" svg:x="109.51mm" svg:y="4.96m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8" draw:style-name="gr3" draw:text-style-name="P3" svg:width="4.13mm" svg:height="0.26mm" svg:x="110.02mm" svg:y="5.56m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39" draw:style-name="gr3" draw:text-style-name="P3" svg:width="0.94mm" svg:height="1mm" svg:x="113.09mm" svg:y="5.79m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0" draw:style-name="gr3" draw:text-style-name="P3" svg:width="2.23mm" svg:height="0.26mm" svg:x="111.22mm" svg:y="6.53mm">
              <text:p/>
              <draw:enhanced-geometry svg:viewBox="0 0 18 6" draw:extrusion-allowed="true" draw:text-areas="0 0 18 6" draw:glue-points="0 5 0 5 18 6 18 0 0 0 0 0 0 5" draw:type="non-primitive" draw:enhanced-path="M 0 5 L 0 5 18 6 18 0 0 0 0 5 Z N"/>
            </draw:custom-shape>
            <draw:custom-shape draw:name="Freeform 41" draw:style-name="gr3" draw:text-style-name="P3" svg:width="2.21mm" svg:height="0.79mm" svg:x="108.75mm" svg:y="6.53m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2" draw:style-name="gr3" draw:text-style-name="P3" svg:width="0.75mm" svg:height="0.7mm" svg:x="108.37mm" svg:y="7.43mm">
              <text:p/>
              <draw:enhanced-geometry svg:viewBox="0 0 8 11" draw:extrusion-allowed="true" draw:text-areas="0 0 8 11" draw:glue-points="5 11 5 10 8 2 3 0 0 9 0 8 5 11" draw:type="non-primitive" draw:enhanced-path="M 5 11 L 5 10 8 2 3 0 0 9 0 8 5 11 Z N"/>
            </draw:custom-shape>
            <draw:custom-shape draw:name="Freeform 43" draw:style-name="gr3" draw:text-style-name="P3" svg:width="1.01mm" svg:height="1.25mm" svg:x="108.15mm" svg:y="8.17m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4" draw:style-name="gr3" draw:text-style-name="P3" svg:width="4.5mm" svg:height="0.19mm" svg:x="109.42mm" svg:y="9.21m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5" draw:style-name="gr3" draw:text-style-name="P3" svg:width="2.31mm" svg:height="0.26mm" svg:x="110.02mm" svg:y="8.1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6" draw:style-name="gr3" draw:text-style-name="P3" svg:width="0.78mm" svg:height="0.65mm" svg:x="110.16mm" svg:y="7.5m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7" draw:style-name="gr3" draw:text-style-name="P3" svg:width="2.31mm" svg:height="0.19mm" svg:x="110.85mm" svg:y="7.5m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8" draw:style-name="gr3" draw:text-style-name="P3" svg:width="0.47mm" svg:height="0.63mm" svg:x="112.41mm" svg:y="7.73m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49" draw:style-name="gr2" draw:text-style-name="P2" svg:width="7.27mm" svg:height="4.11mm" svg:x="132.23mm" svg:y="5.03m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0" draw:style-name="gr3" draw:text-style-name="P3" svg:width="2.16mm" svg:height="0.19mm" svg:x="136.04mm" svg:y="4.89m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1" draw:style-name="gr3" draw:text-style-name="P3" svg:width="2.23mm" svg:height="0.79mm" svg:x="133.57mm" svg:y="4.89m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2" draw:style-name="gr3" draw:text-style-name="P3" svg:width="1.8mm" svg:height="2.36mm" svg:x="132.23mm" svg:y="5.79mm">
              <text:p/>
              <draw:enhanced-geometry svg:viewBox="0 0 16 29" draw:extrusion-allowed="true" draw:text-areas="0 0 16 29" draw:glue-points="5 29 5 29 16 2 11 0 0 26 0 26 5 29" draw:type="non-primitive" draw:enhanced-path="M 5 29 L 5 29 16 2 11 0 0 26 5 29 Z N"/>
            </draw:custom-shape>
            <draw:custom-shape draw:name="Freeform 53" draw:style-name="gr3" draw:text-style-name="P3" svg:width="1.08mm" svg:height="1.25mm" svg:x="131.93mm" svg:y="8.17m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4" draw:style-name="gr3" draw:text-style-name="P3" svg:width="2.84mm" svg:height="0.19mm" svg:x="133.2mm" svg:y="9.21m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5" draw:style-name="gr3" draw:text-style-name="P3" svg:width="2.1mm" svg:height="1.25mm" svg:x="136.34mm" svg:y="8.17m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6" draw:style-name="gr3" draw:text-style-name="P3" svg:width="1.66mm" svg:height="2.08mm" svg:x="137.98mm" svg:y="6.09mm">
              <text:p/>
              <draw:enhanced-geometry svg:viewBox="0 0 15 26" draw:extrusion-allowed="true" draw:text-areas="0 0 15 26" draw:glue-points="10 0 10 0 0 23 5 26 15 2 15 2 10 0" draw:type="non-primitive" draw:enhanced-path="M 10 0 L 10 0 0 23 5 26 15 2 10 0 Z N"/>
            </draw:custom-shape>
            <draw:custom-shape draw:name="Freeform 57" draw:style-name="gr3" draw:text-style-name="P3" svg:width="1.29mm" svg:height="1.11mm" svg:x="138.51mm" svg:y="4.89m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8" draw:style-name="gr3" draw:text-style-name="P3" svg:width="2.3mm" svg:height="0.26mm" svg:x="133.87mm" svg:y="8.1m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59" draw:style-name="gr3" draw:text-style-name="P3" svg:width="1.8mm" svg:height="2.59mm" svg:x="134.1mm" svg:y="5.56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0" draw:style-name="gr3" draw:text-style-name="P3" svg:width="2.15mm" svg:height="0.26mm" svg:x="135.97mm" svg:y="5.56m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1" draw:style-name="gr3" draw:text-style-name="P3" svg:width="1.89mm" svg:height="2.57mm" svg:x="136.11mm" svg:y="5.79m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2" draw:style-name="gr2" draw:text-style-name="P2" svg:width="7.8mm" svg:height="4.11mm" svg:x="115.85mm" svg:y="5.03m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3" draw:style-name="gr3" draw:text-style-name="P3" svg:width="1.8mm" svg:height="0.19mm" svg:x="118.18mm" svg:y="4.89m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4" draw:style-name="gr3" draw:text-style-name="P3" svg:width="3.13mm" svg:height="4.46mm" svg:x="115.34mm" svg:y="4.96m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5" draw:style-name="gr3" draw:text-style-name="P3" svg:width="1.94mm" svg:height="0.26mm" svg:x="115.85mm" svg:y="9.21m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6" draw:style-name="gr3" draw:text-style-name="P3" svg:width="2.54mm" svg:height="3.7mm" svg:x="117.51mm" svg:y="5.56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7" draw:style-name="gr3" draw:text-style-name="P3" svg:width="2.31mm" svg:height="0.26mm" svg:x="120.05mm" svg:y="5.56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8" draw:style-name="gr3" draw:text-style-name="P3" svg:width="2.75mm" svg:height="3.7mm" svg:x="119.38mm" svg:y="5.79m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69" draw:style-name="gr3" draw:text-style-name="P3" svg:width="1.94mm" svg:height="0.26mm" svg:x="119.89mm" svg:y="9.21m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0" draw:style-name="gr3" draw:text-style-name="P3" svg:width="2.31mm" svg:height="3.17mm" svg:x="121.39mm" svg:y="6.09mm">
              <text:p/>
              <draw:enhanced-geometry svg:viewBox="0 0 20 38" draw:extrusion-allowed="true" draw:text-areas="0 0 20 38" draw:glue-points="15 0 15 0 0 36 5 38 20 2 20 2 15 0" draw:type="non-primitive" draw:enhanced-path="M 15 0 L 15 0 0 36 5 38 20 2 15 0 Z N"/>
            </draw:custom-shape>
            <draw:custom-shape draw:name="Freeform 71" draw:style-name="gr3" draw:text-style-name="P3" svg:width="1.45mm" svg:height="1.11mm" svg:x="122.59mm" svg:y="4.89m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2" draw:style-name="gr3" draw:text-style-name="P3" svg:width="2.61mm" svg:height="0.54mm" svg:x="119.75mm" svg:y="4.73m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3" draw:style-name="gr3" draw:text-style-name="P3" svg:width="0.78mm" svg:height="0.37mm" svg:x="119.75mm" svg:y="4.89m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4" draw:style-name="gr2" draw:text-style-name="P2" svg:width="6.82mm" svg:height="4.11mm" svg:x="98.04mm" svg:y="5.03m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5" draw:style-name="gr3" draw:text-style-name="P3" svg:width="2.97mm" svg:height="0.54mm" svg:x="101.96mm" svg:y="4.73m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6" draw:style-name="gr3" draw:text-style-name="P3" svg:width="0.78mm" svg:height="0.37mm" svg:x="101.96mm" svg:y="4.89m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7" draw:style-name="gr3" draw:text-style-name="P3" svg:width="1.93mm" svg:height="0.19mm" svg:x="100.39mm" svg:y="4.89m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8" draw:style-name="gr3" draw:text-style-name="P3" svg:width="3.24mm" svg:height="4.46mm" svg:x="97.53mm" svg:y="4.96m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79" draw:style-name="gr3" draw:text-style-name="P3" svg:width="1.94mm" svg:height="0.26mm" svg:x="98.04mm" svg:y="9.21m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0" draw:style-name="gr3" draw:text-style-name="P3" svg:width="2.62mm" svg:height="3.7mm" svg:x="99.63mm" svg:y="5.56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1" draw:style-name="gr3" draw:text-style-name="P3" svg:width="2.69mm" svg:height="0.26mm" svg:x="102.17mm" svg:y="5.56m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2" draw:style-name="gr3" draw:text-style-name="P3" svg:width="1.08mm" svg:height="0.79mm" svg:x="104.34mm" svg:y="4.89m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3" draw:style-name="gr2" draw:text-style-name="P2" svg:width="8.88mm" svg:height="6.28mm" svg:x="124.44mm" svg:y="2.93m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4" draw:style-name="gr3" draw:text-style-name="P3" svg:width="1.8mm" svg:height="0.17mm" svg:x="131.56mm" svg:y="2.65m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5" draw:style-name="gr3" draw:text-style-name="P3" svg:width="1.71mm" svg:height="2.25mm" svg:x="130.29mm" svg:y="2.72m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6" draw:style-name="gr3" draw:text-style-name="P3" svg:width="1.93mm" svg:height="0.19mm" svg:x="128.34mm" svg:y="4.89m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7" draw:style-name="gr3" draw:text-style-name="P3" svg:width="2.23mm" svg:height="0.79mm" svg:x="125.8mm" svg:y="4.89m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8" draw:style-name="gr3" draw:text-style-name="P3" svg:width="1.8mm" svg:height="2.36mm" svg:x="124.23mm" svg:y="5.79mm">
              <text:p/>
              <draw:enhanced-geometry svg:viewBox="0 0 16 29" draw:extrusion-allowed="true" draw:text-areas="0 0 16 29" draw:glue-points="5 29 5 29 16 2 12 0 0 26 0 26 5 29" draw:type="non-primitive" draw:enhanced-path="M 5 29 L 5 29 16 2 12 0 0 26 5 29 Z N"/>
            </draw:custom-shape>
            <draw:custom-shape draw:name="Freeform 89" draw:style-name="gr3" draw:text-style-name="P3" svg:width="1.29mm" svg:height="1.25mm" svg:x="123.93mm" svg:y="8.17m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0" draw:style-name="gr3" draw:text-style-name="P3" svg:width="2.68mm" svg:height="0.19mm" svg:x="125.5mm" svg:y="9.21m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1" draw:style-name="gr3" draw:text-style-name="P3" svg:width="1.45mm" svg:height="0.26mm" svg:x="128.41mm" svg:y="9.21m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2" draw:style-name="gr3" draw:text-style-name="P3" svg:width="4.45mm" svg:height="6.63mm" svg:x="129.4mm" svg:y="2.65m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3" draw:style-name="gr3" draw:text-style-name="P3" svg:width="1.87mm" svg:height="2.59mm" svg:x="126.17mm" svg:y="5.56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4" draw:style-name="gr3" draw:text-style-name="P3" svg:width="2.24mm" svg:height="0.26mm" svg:x="128.04mm" svg:y="5.56m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5" draw:style-name="gr3" draw:text-style-name="P3" svg:width="1.8mm" svg:height="2.57mm" svg:x="128.34mm" svg:y="5.79m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6" draw:style-name="gr3" draw:text-style-name="P3" svg:width="2.46mm" svg:height="0.26mm" svg:x="125.94mm" svg:y="8.1m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7" draw:style-name="gr2" draw:text-style-name="P2" svg:width="5.45mm" svg:height="6.28mm" svg:x="103.83mm" svg:y="2.93mm">
              <text:p/>
              <draw:enhanced-geometry svg:viewBox="0 0 44 71" draw:extrusion-allowed="true" draw:text-areas="0 0 44 71" draw:glue-points="44 0 30 0 0 71 14 71 44 0" draw:type="non-primitive" draw:enhanced-path="M 44 0 L 30 0 0 71 14 71 44 0 Z N"/>
            </draw:custom-shape>
            <draw:custom-shape draw:name="Freeform 98" draw:style-name="gr3" draw:text-style-name="P3" svg:width="1.94mm" svg:height="0.21mm" svg:x="107.34mm" svg:y="2.65m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99" draw:style-name="gr3" draw:text-style-name="P3" svg:width="4.42mm" svg:height="6.59mm" svg:x="103.36mm" svg:y="2.79m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0" draw:style-name="gr3" draw:text-style-name="P3" svg:width="1.87mm" svg:height="0.19mm" svg:x="103.83mm" svg:y="9.21m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1" draw:style-name="gr3" draw:text-style-name="P3" svg:width="4.52mm" svg:height="6.63mm" svg:x="105.26mm" svg:y="2.65m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2" draw:style-name="gr2" draw:text-style-name="P2" svg:width="6.62mm" svg:height="4.79mm" svg:x="96.71mm" svg:y="10.87m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3" draw:style-name="gr2" draw:text-style-name="P2" svg:width="19.2mm" svg:height="4.92mm" svg:x="104.13mm" svg:y="10.78m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4" draw:style-name="gr2" draw:text-style-name="P2" svg:width="8.72mm" svg:height="4.79mm" svg:x="123.93mm" svg:y="10.87m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5" draw:style-name="gr3" draw:text-style-name="P3" svg:width="1.01mm" svg:height="1.14mm" svg:x="86.73mm" svg:y="17.66m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6" draw:style-name="gr3" draw:text-style-name="P3" svg:width="1.05mm" svg:height="1.14mm" svg:x="87.97mm" svg:y="17.66m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8" draw:style-name="gr3" draw:text-style-name="P3" svg:width="0.77mm" svg:height="1.27mm" svg:x="90.63mm" svg:y="17.66m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09" draw:style-name="gr3" draw:text-style-name="P3" svg:width="0.93mm" svg:height="1.27mm" svg:x="91.83mm" svg:y="17.66m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0" draw:style-name="gr3" draw:text-style-name="P3" svg:width="0.78mm" svg:height="1.14mm" svg:x="93.31mm" svg:y="17.66mm">
              <text:p/>
              <draw:enhanced-geometry svg:viewBox="0 0 8 15" draw:extrusion-allowed="true" draw:text-areas="0 0 8 15" draw:glue-points="0 15 0 0 3 0 3 13 8 13 8 15 0 15" draw:type="non-primitive" draw:enhanced-path="M 0 15 L 0 0 3 0 3 13 8 13 8 15 0 15 Z N"/>
            </draw:custom-shape>
            <draw:custom-shape draw:name="Freeform 111" draw:style-name="gr3" draw:text-style-name="P3" svg:width="1.01mm" svg:height="1.27mm" svg:x="94.47mm" svg:y="17.66m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2" draw:style-name="gr3" draw:text-style-name="P3" svg:width="0.93mm" svg:height="1.14mm" svg:x="96.01mm" svg:y="17.66m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3" draw:style-name="gr3" draw:text-style-name="P3" svg:width="1.04mm" svg:height="1.14mm" svg:x="97.9mm" svg:y="17.66m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4" draw:style-name="gr3" draw:text-style-name="P3" svg:width="1.01mm" svg:height="1.14mm" svg:x="99.86mm" svg:y="17.66m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5" draw:style-name="gr3" draw:text-style-name="P3" svg:width="0.94mm" svg:height="1.23mm" svg:x="101.43mm" svg:y="17.66m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6" draw:style-name="gr3" draw:text-style-name="P3" svg:width="0.94mm" svg:height="1.14mm" svg:x="102.63mm" svg:y="17.66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7" draw:style-name="gr3" draw:text-style-name="P3" svg:width="1.01mm" svg:height="1.14mm" svg:x="103.76mm" svg:y="17.66m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8" draw:style-name="gr3" draw:text-style-name="P3" svg:width="0.78mm" svg:height="1.23mm" svg:x="105.63mm" svg:y="17.66m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19" draw:style-name="gr3" draw:text-style-name="P3" svg:width="0.27mm" svg:height="1.53mm" svg:x="107.48mm" svg:y="17.66m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0" draw:style-name="gr3" draw:text-style-name="P3" svg:width="1.08mm" svg:height="1.14mm" svg:x="108.22mm" svg:y="17.66m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1" draw:style-name="gr3" draw:text-style-name="P3" svg:width="0.94mm" svg:height="1.27mm" svg:x="109.74mm" svg:y="17.66m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2" draw:style-name="gr3" draw:text-style-name="P3" svg:width="0.94mm" svg:height="1.14mm" svg:x="111.06mm" svg:y="17.66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3" draw:style-name="gr3" draw:text-style-name="P3" svg:width="0.93mm" svg:height="1.27mm" svg:x="112.41mm" svg:y="17.66m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4" draw:style-name="gr3" draw:text-style-name="P3" svg:width="0.96mm" svg:height="1.14mm" svg:x="113.76mm" svg:y="17.66m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5" draw:style-name="gr3" draw:text-style-name="P3" svg:width="0.94mm" svg:height="1.14mm" svg:x="115.34mm" svg:y="17.66m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6" draw:style-name="gr3" draw:text-style-name="P3" svg:width="1.08mm" svg:height="1.14mm" svg:x="116.68mm" svg:y="17.66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7" draw:style-name="gr3" draw:text-style-name="P3" svg:width="0.27mm" svg:height="1.53mm" svg:x="118.09mm" svg:y="17.66m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8" draw:style-name="gr3" draw:text-style-name="P3" svg:width="0.92mm" svg:height="1.14mm" svg:x="119.38mm" svg:y="17.66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9" draw:style-name="gr3" draw:text-style-name="P3" svg:width="0.64mm" svg:height="1.14mm" svg:x="120.72mm" svg:y="17.66m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0" draw:style-name="gr3" draw:text-style-name="P3" svg:width="0.92mm" svg:height="1.14mm" svg:x="121.76mm" svg:y="17.66mm">
              <text:p/>
              <draw:enhanced-geometry svg:viewBox="0 0 8 15" draw:extrusion-allowed="true" draw:text-areas="0 0 8 15" draw:glue-points="0 15 0 0 3 0 3 13 8 13 8 15 0 15" draw:type="non-primitive" draw:enhanced-path="M 0 15 L 0 0 3 0 3 13 8 13 8 15 0 15 Z N"/>
            </draw:custom-shape>
            <draw:custom-shape draw:name="Freeform 131" draw:style-name="gr3" draw:text-style-name="P3" svg:width="0.76mm" svg:height="1.14mm" svg:x="122.96mm" svg:y="17.66m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2" draw:style-name="gr3" draw:text-style-name="P3" svg:width="0.64mm" svg:height="1.14mm" svg:x="124.23mm" svg:y="17.66m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3" draw:style-name="gr3" draw:text-style-name="P3" svg:width="1.08mm" svg:height="1.14mm" svg:x="125.2mm" svg:y="17.66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4" draw:style-name="gr3" draw:text-style-name="P3" svg:width="1.08mm" svg:height="1.14mm" svg:x="126.47mm" svg:y="17.66m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5" draw:style-name="gr3" draw:text-style-name="P3" svg:width="0.71mm" svg:height="1.23mm" svg:x="128.48mm" svg:y="17.66m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6" draw:style-name="gr3" draw:text-style-name="P3" svg:width="0.64mm" svg:height="1.14mm" svg:x="129.68mm" svg:y="17.66m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7" draw:style-name="gr3" draw:text-style-name="P3" svg:width="0.78mm" svg:height="1.23mm" svg:x="130.96mm" svg:y="17.66m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8" draw:style-name="gr3" draw:text-style-name="P3" svg:width="0.5mm" svg:height="1.14mm" svg:x="132mm" svg:y="17.66m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0" draw:style-name="gr3" draw:text-style-name="P3" svg:width="0.78mm" svg:height="1.14mm" svg:x="133.94mm" svg:y="17.66m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1" draw:style-name="gr3" draw:text-style-name="P3" svg:width="0.78mm" svg:height="1.23mm" svg:x="135.07mm" svg:y="17.66m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2" draw:style-name="gr3" draw:text-style-name="P3" svg:width="0.94mm" svg:height="1.14mm" svg:x="136.34mm" svg:y="17.66m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3" draw:style-name="gr3" draw:text-style-name="P3" svg:width="0.76mm" svg:height="1.23mm" svg:x="137.61mm" svg:y="17.66m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4" draw:style-name="gr3" draw:text-style-name="P3" svg:width="0.78mm" svg:height="1.14mm" svg:x="138.74mm" svg:y="17.66m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5" draw:style-name="gr3" draw:text-style-name="P3" svg:width="0.85mm" svg:height="1.23mm" svg:x="139.85mm" svg:y="17.66m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6" draw:style-name="gr3" draw:text-style-name="P3" svg:width="0.45mm" svg:height="1.14mm" svg:x="141.19mm" svg:y="17.66m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7" draw:style-name="gr3" draw:text-style-name="P3" svg:width="1.15mm" svg:height="1.53mm" svg:x="105.63mm" svg:y="20.8m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8" draw:style-name="gr3" draw:text-style-name="P3" svg:width="1.29mm" svg:height="1.53mm" svg:x="107.2mm" svg:y="20.8m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49" draw:style-name="gr3" draw:text-style-name="P3" svg:width="1.04mm" svg:height="1.53mm" svg:x="109.05mm" svg:y="20.8m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0" draw:style-name="gr3" draw:text-style-name="P3" svg:width="0.27mm" svg:height="1.53mm" svg:x="110.69mm" svg:y="20.8mm">
              <text:p/>
              <draw:enhanced-geometry svg:viewBox="0 0 21600 21600" draw:type="rectangle" draw:enhanced-path="M 0 0 L 21600 0 21600 21600 0 21600 0 0 Z N"/>
            </draw:custom-shape>
            <draw:custom-shape draw:name="Freeform 151" draw:style-name="gr3" draw:text-style-name="P3" svg:width="1.29mm" svg:height="1.53mm" svg:x="111.36mm" svg:y="20.8m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2" draw:style-name="gr3" draw:text-style-name="P3" svg:width="1.08mm" svg:height="1.53mm" svg:x="113.76mm" svg:y="20.8m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3" draw:style-name="gr3" draw:text-style-name="P3" svg:width="0.94mm" svg:height="1.53mm" svg:x="115.48mm" svg:y="20.8mm">
              <text:p/>
              <draw:enhanced-geometry svg:viewBox="0 0 9 19" draw:extrusion-allowed="true" draw:text-areas="0 0 9 19" draw:glue-points="0 19 0 0 3 0 3 16 9 16 9 19 0 19" draw:type="non-primitive" draw:enhanced-path="M 0 19 L 0 0 3 0 3 16 9 16 9 19 0 19 Z N"/>
            </draw:custom-shape>
            <draw:custom-shape draw:name="Freeform 154" draw:style-name="gr3" draw:text-style-name="P3" svg:width="1.27mm" svg:height="1.53mm" svg:x="116.82mm" svg:y="20.8m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5" draw:style-name="gr3" draw:text-style-name="P3" svg:width="1.22mm" svg:height="1.53mm" svg:x="118.62mm" svg:y="20.8m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6" draw:style-name="gr3" draw:text-style-name="P3" svg:width="1.22mm" svg:height="1.53mm" svg:x="120.28mm" svg:y="20.8m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7" draw:style-name="gr3" draw:text-style-name="P3" svg:width="1.36mm" svg:height="1.53mm" svg:x="121.76mm" svg:y="20.8m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8" draw:style-name="gr3" draw:text-style-name="P3" svg:width="0.43mm" svg:height="0.52mm" svg:x="100.46mm" svg:y="19.76m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Freeform 160" draw:style-name="gr3" draw:text-style-name="P3" svg:width="0.85mm" svg:height="0.52mm" svg:x="102.1mm" svg:y="19.76m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1" draw:style-name="gr3" draw:text-style-name="P3" svg:width="0.57mm" svg:height="0.52mm" svg:x="103.46mm" svg:y="19.76m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5" draw:style-name="gr3" draw:text-style-name="P3" svg:width="0.57mm" svg:height="0.52mm" svg:x="106.21mm" svg:y="19.76m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6" draw:style-name="gr3" draw:text-style-name="P3" svg:width="0.27mm" svg:height="0.52mm" svg:x="107.2mm" svg:y="19.76m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8" draw:style-name="gr3" draw:text-style-name="P3" svg:width="0.57mm" svg:height="0.52mm" svg:x="108.22mm" svg:y="19.76m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69" draw:style-name="gr3" draw:text-style-name="P3" svg:width="0.38mm" svg:height="0.52mm" svg:x="109.19mm" svg:y="19.76m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0" draw:style-name="gr3" draw:text-style-name="P3" svg:width="0.57mm" svg:height="0.79mm" svg:x="110.02mm" svg:y="19.51m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1" draw:style-name="gr3" draw:text-style-name="P3" svg:width="0.57mm" svg:height="0.52mm" svg:x="111.06mm" svg:y="19.76m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3" draw:style-name="gr3" draw:text-style-name="P3" svg:width="0.56mm" svg:height="0.52mm" svg:x="112.48mm" svg:y="19.76m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4" draw:style-name="gr3" draw:text-style-name="P3" svg:width="0.36mm" svg:height="0.52mm" svg:x="113.53mm" svg:y="19.76m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5" draw:style-name="gr3" draw:text-style-name="P3" svg:width="0.57mm" svg:height="0.52mm" svg:x="114.27mm" svg:y="19.76m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6" draw:style-name="gr3" draw:text-style-name="P3" svg:width="0.5mm" svg:height="0.52mm" svg:x="115.34mm" svg:y="19.76m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7" draw:style-name="gr3" draw:text-style-name="P3" svg:width="1.15mm" svg:height="0.79mm" svg:x="116.15mm" svg:y="19.51m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79" draw:style-name="gr3" draw:text-style-name="P3" svg:width="0.43mm" svg:height="0.52mm" svg:x="118.18mm" svg:y="19.76m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0" draw:style-name="gr3" draw:text-style-name="P3" svg:width="0.2mm" svg:height="0.79mm" svg:x="119.08mm" svg:y="19.51m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1" draw:style-name="gr3" draw:text-style-name="P3" svg:width="0.5mm" svg:height="0.52mm" svg:x="119.68mm" svg:y="19.76m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2" draw:style-name="gr3" draw:text-style-name="P3" svg:width="0.64mm" svg:height="0.52mm" svg:x="120.56mm" svg:y="19.76mm">
              <text:p/>
              <draw:enhanced-geometry svg:viewBox="0 0 7 9" draw:extrusion-allowed="true" draw:text-areas="0 0 7 9" draw:glue-points="0 0 2 0 3 8 3 8 5 0 7 0 4 9 3 9 0 0" draw:type="non-primitive" draw:enhanced-path="M 0 0 L 2 0 3 8 5 0 7 0 4 9 3 9 0 0 Z N"/>
            </draw:custom-shape>
            <draw:custom-shape draw:name="Freeform 184" draw:style-name="gr3" draw:text-style-name="P3" svg:width="0.43mm" svg:height="0.52mm" svg:x="121.92mm" svg:y="19.76m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6" draw:style-name="gr3" draw:text-style-name="P3" svg:width="0.48mm" svg:height="0.52mm" svg:x="123.26mm" svg:y="19.76m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7" draw:style-name="gr3" draw:text-style-name="P3" svg:width="0.57mm" svg:height="0.52mm" svg:x="124.14mm" svg:y="19.76m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8" draw:style-name="gr3" draw:text-style-name="P3" svg:width="0.94mm" svg:height="0.52mm" svg:x="125.2mm" svg:y="19.76m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0" draw:style-name="gr3" draw:text-style-name="P3" svg:width="0.5mm" svg:height="0.52mm" svg:x="127.07mm" svg:y="19.76m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1" draw:style-name="gr3" draw:text-style-name="P3" svg:width="0.27mm" svg:height="0.52mm" svg:x="128.04mm" svg:y="19.76m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2" draw:style-name="gr1" draw:text-style-name="P1" svg:width="49.26mm" svg:height="0.26mm" svg:x="90.82mm" svg:y="6.09mm">
              <text:p/>
              <draw:enhanced-geometry svg:viewBox="0 0 21600 21600" draw:type="rectangle" draw:enhanced-path="M 0 0 L 21600 0 21600 21600 0 21600 0 0 Z N"/>
            </draw:custom-shape>
          </draw:g>
        </table:shapes>
        <table:table-column table:style-name="co2" table:default-cell-style-name="ce1"/>
        <table:table-column table:style-name="co3" table:number-columns-repeated="12" table:default-cell-style-name="ce10"/>
        <table:table-column table:style-name="co4" table:default-cell-style-name="ce10"/>
        <table:table-column table:style-name="co3" table:default-cell-style-name="ce10"/>
        <table:table-column table:style-name="co10" table:default-cell-style-name="ce10"/>
        <table:table-column table:style-name="co3" table:number-columns-repeated="2" table:default-cell-style-name="ce10"/>
        <table:table-column table:style-name="co2" table:default-cell-style-name="ce1"/>
        <table:table-column table:style-name="co7" table:number-columns-repeated="237" table:default-cell-style-name="ce10"/>
        <table:table-column table:style-name="co7" table:number-columns-repeated="768" table:default-cell-style-name="Default"/>
        <table:table-row table:style-name="ro9">
          <table:table-cell table:number-columns-repeated="1024"/>
        </table:table-row>
        <table:table-row table:style-name="ro9">
          <table:table-cell/>
          <table:table-cell table:style-name="ce11" office:value-type="float" office:value="4.06" calcext:value-type="float">
            <text:p>4,06 </text:p>
          </table:table-cell>
          <table:table-cell table:style-name="ce11" office:value-type="float" office:value="3.99" calcext:value-type="float">
            <text:p>3,99 </text:p>
          </table:table-cell>
          <table:table-cell table:style-name="ce11" office:value-type="float" office:value="3.93" calcext:value-type="float">
            <text:p>3,93 </text:p>
          </table:table-cell>
          <table:table-cell table:style-name="ce11" office:value-type="float" office:value="3.85" calcext:value-type="float">
            <text:p>3,85 </text:p>
          </table:table-cell>
          <table:table-cell table:style-name="ce11"/>
          <table:table-cell table:number-columns-repeated="1018"/>
        </table:table-row>
        <table:table-row table:style-name="ro9">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1018"/>
        </table:table-row>
        <table:table-row table:style-name="ro9">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1018"/>
        </table:table-row>
        <table:table-row table:style-name="ro9">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1018"/>
        </table:table-row>
        <table:table-row table:style-name="ro18">
          <table:table-cell table:number-columns-repeated="1024"/>
        </table:table-row>
        <table:table-row table:style-name="ro9" table:visibility="collapse">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1018"/>
        </table:table-row>
        <table:table-row table:style-name="ro9" table:visibility="collapse">
          <table:table-cell/>
          <table:table-cell table:formula="of:=+[.C8]*1.0308" office:value-type="float" office:value="781.670873390279" calcext:value-type="float">
            <text:p>781,67 </text:p>
          </table:table-cell>
          <table:table-cell table:formula="of:=+[.D8]*1.0308" office:value-type="float" office:value="758.31477822107" calcext:value-type="float">
            <text:p>758,31 </text:p>
          </table:table-cell>
          <table:table-cell table:formula="of:=+[.E8]*1.0308" office:value-type="float" office:value="735.656556287418" calcext:value-type="float">
            <text:p>735,66 </text:p>
          </table:table-cell>
          <table:table-cell table:formula="of:=+['Cálculo costo'.G35]" office:value-type="float" office:value="713.675355342858" calcext:value-type="float">
            <text:p>713,68 </text:p>
          </table:table-cell>
          <table:table-cell office:value-type="float" office:value="1" calcext:value-type="float">
            <text:p>1,00 </text:p>
          </table:table-cell>
          <table:table-cell table:number-columns-repeated="1018"/>
        </table:table-row>
        <table:table-row table:style-name="ro9">
          <table:table-cell table:number-columns-repeated="16"/>
          <table:table-cell table:style-name="ce31" table:formula="of:=TODAY()" office:value-type="date" office:date-value="2021-01-12" calcext:value-type="date" table:number-columns-spanned="2" table:number-rows-spanned="1">
            <text:p>12-ene-2021</text:p>
          </table:table-cell>
          <table:covered-table-cell table:style-name="ce31"/>
          <table:table-cell table:number-columns-repeated="1006"/>
        </table:table-row>
        <table:table-row table:style-name="ro9">
          <table:table-cell table:number-columns-repeated="1024"/>
        </table:table-row>
        <table:table-row table:style-name="ro9">
          <table:table-cell table:style-name="ce74" office:value-type="string" office:string-value="Lonas confeccionadas - Cobertura 840 con dobladillo, ojales planos y refuerzos CORONA" calcext:value-type="string" table:number-columns-spanned="16" table:number-rows-spanned="1">
            <text:p>Lonas confeccionadas - Cobertura 840 con dobladillo, ojales planos y refuerzos CORONA </text:p>
          </table:table-cell>
          <table:covered-table-cell table:number-columns-repeated="15" table:style-name="ce74"/>
          <table:table-cell table:number-columns-repeated="2"/>
          <table:table-cell table:style-name="ce10"/>
          <table:table-cell table:number-columns-repeated="237"/>
          <table:table-cell table:style-name="ce10" table:number-columns-repeated="767"/>
          <table:table-cell/>
        </table:table-row>
        <table:table-row table:style-name="ro9">
          <table:table-cell table:style-name="ce74" office:value-type="string" office:string-value="26 colores disponibles" calcext:value-type="string" table:number-columns-spanned="16" table:number-rows-spanned="1">
            <text:p>26 colores disponibles </text:p>
          </table:table-cell>
          <table:covered-table-cell table:number-columns-repeated="15" table:style-name="ce74"/>
          <table:table-cell table:number-columns-repeated="2"/>
          <table:table-cell table:style-name="ce10"/>
          <table:table-cell table:number-columns-repeated="237"/>
          <table:table-cell table:style-name="ce10" table:number-columns-repeated="767"/>
          <table:table-cell/>
        </table:table-row>
        <table:table-row table:style-name="ro9">
          <table:table-cell table:style-name="ce3"/>
          <table:table-cell table:style-name="ce5" office:value-type="float" office:value="2" calcext:value-type="float">
            <text:p>2,00 </text:p>
          </table:table-cell>
          <table:table-cell table:style-name="ce5" table:formula="of:=+[.B13]+0.5" office:value-type="float" office:value="2.5" calcext:value-type="float">
            <text:p>2,50 </text:p>
          </table:table-cell>
          <table:table-cell table:style-name="ce5" table:formula="of:=+[.C13]+0.5" office:value-type="float" office:value="3" calcext:value-type="float">
            <text:p>3,00 </text:p>
          </table:table-cell>
          <table:table-cell table:style-name="ce5" table:formula="of:=+[.D13]+0.5" office:value-type="float" office:value="3.5" calcext:value-type="float">
            <text:p>3,50 </text:p>
          </table:table-cell>
          <table:table-cell table:style-name="ce5" table:formula="of:=+[.E13]+0.5" office:value-type="float" office:value="4" calcext:value-type="float">
            <text:p>4,00 </text:p>
          </table:table-cell>
          <table:table-cell table:style-name="ce5" table:formula="of:=+[.F13]+0.5" office:value-type="float" office:value="4.5" calcext:value-type="float">
            <text:p>4,50 </text:p>
          </table:table-cell>
          <table:table-cell table:style-name="ce5" table:formula="of:=+[.G13]+0.5" office:value-type="float" office:value="5" calcext:value-type="float">
            <text:p>5,00 </text:p>
          </table:table-cell>
          <table:table-cell table:style-name="ce5" table:formula="of:=+[.H13]+0.5" office:value-type="float" office:value="5.5" calcext:value-type="float">
            <text:p>5,50 </text:p>
          </table:table-cell>
          <table:table-cell table:style-name="ce5" table:formula="of:=+[.I13]+0.5" office:value-type="float" office:value="6" calcext:value-type="float">
            <text:p>6,00 </text:p>
          </table:table-cell>
          <table:table-cell table:style-name="ce5" table:formula="of:=+[.J13]+0.5" office:value-type="float" office:value="6.5" calcext:value-type="float">
            <text:p>6,50 </text:p>
          </table:table-cell>
          <table:table-cell table:style-name="ce5" table:formula="of:=+[.K13]+0.5" office:value-type="float" office:value="7" calcext:value-type="float">
            <text:p>7,00 </text:p>
          </table:table-cell>
          <table:table-cell table:style-name="ce5" table:formula="of:=+[.L13]+0.5" office:value-type="float" office:value="7.5" calcext:value-type="float">
            <text:p>7,50 </text:p>
          </table:table-cell>
          <table:table-cell table:style-name="ce5" table:formula="of:=+[.M13]+0.5" office:value-type="float" office:value="8" calcext:value-type="float">
            <text:p>8,00 </text:p>
          </table:table-cell>
          <table:table-cell table:style-name="ce5" table:formula="of:=+[.N13]+0.5" office:value-type="float" office:value="8.5" calcext:value-type="float">
            <text:p>8,50 </text:p>
          </table:table-cell>
          <table:table-cell table:style-name="ce5" table:formula="of:=+[.O13]+0.5" office:value-type="float" office:value="9" calcext:value-type="float">
            <text:p>9,00 </text:p>
          </table:table-cell>
          <table:table-cell table:style-name="ce5" table:formula="of:=+[.P13]+0.5" office:value-type="float" office:value="9.5" calcext:value-type="float">
            <text:p>9,50 </text:p>
          </table:table-cell>
          <table:table-cell table:style-name="ce5" table:formula="of:=+[.Q13]+0.5" office:value-type="float" office:value="10" calcext:value-type="float">
            <text:p>10,00 </text:p>
          </table:table-cell>
          <table:table-cell table:style-name="ce3"/>
          <table:table-cell table:style-name="ce1" table:number-columns-repeated="1004"/>
          <table:table-cell/>
        </table:table-row>
        <table:table-row table:style-name="ro9">
          <table:table-cell table:style-name="ce4" office:value-type="float" office:value="2" calcext:value-type="float">
            <text:p>2,00 </text:p>
          </table:table-cell>
          <table:table-cell table:style-name="ce12" table:formula="of:=(IF([.$A14]*[.B$13]&lt;=[.$B$7];[.$A14]*[.B$13]*[.$B$8];IF(AND([.$A14]*[.B$13]&gt;[.$B$7];[.$A14]*[.B$13]&lt;=[.$C$7]);[.$A14]*[.B$13]*[.$C$8];IF(AND([.$A14]*[.B$13]&gt;[.$C$7];[.$A14]*[.B$13]&lt;[.$D$7]);[.$A14]*[.B$13]*[.$D$8];[.$A14]*[.B$13]*[.$E$8]))))*[.$F$8]" office:value-type="float" office:value="3126.68349356112" calcext:value-type="float">
            <text:p>3.127 </text:p>
          </table:table-cell>
          <table:table-cell table:style-name="ce23" table:formula="of:=(IF([.$A14]*[.C$13]&lt;=[.$B$7];[.$A14]*[.C$13]*[.$B$8];IF(AND([.$A14]*[.C$13]&gt;[.$B$7];[.$A14]*[.C$13]&lt;=[.$C$7]);[.$A14]*[.C$13]*[.$C$8];IF(AND([.$A14]*[.C$13]&gt;[.$C$7];[.$A14]*[.C$13]&lt;[.$D$7]);[.$A14]*[.C$13]*[.$D$8];[.$A14]*[.C$13]*[.$E$8]))))*[.$F$8]" office:value-type="float" office:value="3908.35436695139" calcext:value-type="float">
            <text:p>3.908 </text:p>
          </table:table-cell>
          <table:table-cell table:style-name="ce23" table:formula="of:=(IF([.$A14]*[.D$13]&lt;=[.$B$7];[.$A14]*[.D$13]*[.$B$8];IF(AND([.$A14]*[.D$13]&gt;[.$B$7];[.$A14]*[.D$13]&lt;=[.$C$7]);[.$A14]*[.D$13]*[.$C$8];IF(AND([.$A14]*[.D$13]&gt;[.$C$7];[.$A14]*[.D$13]&lt;[.$D$7]);[.$A14]*[.D$13]*[.$D$8];[.$A14]*[.D$13]*[.$E$8]))))*[.$F$8]" office:value-type="float" office:value="4690.02524034167" calcext:value-type="float">
            <text:p>4.690 </text:p>
          </table:table-cell>
          <table:table-cell table:style-name="ce23" table:formula="of:=(IF([.$A14]*[.E$13]&lt;=[.$B$7];[.$A14]*[.E$13]*[.$B$8];IF(AND([.$A14]*[.E$13]&gt;[.$B$7];[.$A14]*[.E$13]&lt;=[.$C$7]);[.$A14]*[.E$13]*[.$C$8];IF(AND([.$A14]*[.E$13]&gt;[.$C$7];[.$A14]*[.E$13]&lt;[.$D$7]);[.$A14]*[.E$13]*[.$D$8];[.$A14]*[.E$13]*[.$E$8]))))*[.$F$8]" office:value-type="float" office:value="5471.69611373195" calcext:value-type="float">
            <text:p>5.472 </text:p>
          </table:table-cell>
          <table:table-cell table:style-name="ce23" table:formula="of:=(IF([.$A14]*[.F$13]&lt;=[.$B$7];[.$A14]*[.F$13]*[.$B$8];IF(AND([.$A14]*[.F$13]&gt;[.$B$7];[.$A14]*[.F$13]&lt;=[.$C$7]);[.$A14]*[.F$13]*[.$C$8];IF(AND([.$A14]*[.F$13]&gt;[.$C$7];[.$A14]*[.F$13]&lt;[.$D$7]);[.$A14]*[.F$13]*[.$D$8];[.$A14]*[.F$13]*[.$E$8]))))*[.$F$8]" office:value-type="float" office:value="6253.36698712223" calcext:value-type="float">
            <text:p>6.253 </text:p>
          </table:table-cell>
          <table:table-cell table:style-name="ce23" table:formula="of:=(IF([.$A14]*[.G$13]&lt;=[.$B$7];[.$A14]*[.G$13]*[.$B$8];IF(AND([.$A14]*[.G$13]&gt;[.$B$7];[.$A14]*[.G$13]&lt;=[.$C$7]);[.$A14]*[.G$13]*[.$C$8];IF(AND([.$A14]*[.G$13]&gt;[.$C$7];[.$A14]*[.G$13]&lt;[.$D$7]);[.$A14]*[.G$13]*[.$D$8];[.$A14]*[.G$13]*[.$E$8]))))*[.$F$8]" office:value-type="float" office:value="7035.03786051251" calcext:value-type="float">
            <text:p>7.035 </text:p>
          </table:table-cell>
          <table:table-cell table:style-name="ce23" table:formula="of:=(IF([.$A14]*[.H$13]&lt;=[.$B$7];[.$A14]*[.H$13]*[.$B$8];IF(AND([.$A14]*[.H$13]&gt;[.$B$7];[.$A14]*[.H$13]&lt;=[.$C$7]);[.$A14]*[.H$13]*[.$C$8];IF(AND([.$A14]*[.H$13]&gt;[.$C$7];[.$A14]*[.H$13]&lt;[.$D$7]);[.$A14]*[.H$13]*[.$D$8];[.$A14]*[.H$13]*[.$E$8]))))*[.$F$8]" office:value-type="float" office:value="7816.70873390279" calcext:value-type="float">
            <text:p>7.817 </text:p>
          </table:table-cell>
          <table:table-cell table:style-name="ce23" table:formula="of:=(IF([.$A14]*[.I$13]&lt;=[.$B$7];[.$A14]*[.I$13]*[.$B$8];IF(AND([.$A14]*[.I$13]&gt;[.$B$7];[.$A14]*[.I$13]&lt;=[.$C$7]);[.$A14]*[.I$13]*[.$C$8];IF(AND([.$A14]*[.I$13]&gt;[.$C$7];[.$A14]*[.I$13]&lt;[.$D$7]);[.$A14]*[.I$13]*[.$D$8];[.$A14]*[.I$13]*[.$E$8]))))*[.$F$8]" office:value-type="float" office:value="8598.37960729307" calcext:value-type="float">
            <text:p>8.598 </text:p>
          </table:table-cell>
          <table:table-cell table:style-name="ce23" table:formula="of:=(IF([.$A14]*[.J$13]&lt;=[.$B$7];[.$A14]*[.J$13]*[.$B$8];IF(AND([.$A14]*[.J$13]&gt;[.$B$7];[.$A14]*[.J$13]&lt;=[.$C$7]);[.$A14]*[.J$13]*[.$C$8];IF(AND([.$A14]*[.J$13]&gt;[.$C$7];[.$A14]*[.J$13]&lt;[.$D$7]);[.$A14]*[.J$13]*[.$D$8];[.$A14]*[.J$13]*[.$E$8]))))*[.$F$8]" office:value-type="float" office:value="9380.05048068335" calcext:value-type="float">
            <text:p>9.380 </text:p>
          </table:table-cell>
          <table:table-cell table:style-name="ce23" table:formula="of:=(IF([.$A14]*[.K$13]&lt;=[.$B$7];[.$A14]*[.K$13]*[.$B$8];IF(AND([.$A14]*[.K$13]&gt;[.$B$7];[.$A14]*[.K$13]&lt;=[.$C$7]);[.$A14]*[.K$13]*[.$C$8];IF(AND([.$A14]*[.K$13]&gt;[.$C$7];[.$A14]*[.K$13]&lt;[.$D$7]);[.$A14]*[.K$13]*[.$D$8];[.$A14]*[.K$13]*[.$E$8]))))*[.$F$8]" office:value-type="float" office:value="9858.09211687391" calcext:value-type="float">
            <text:p>9.858 </text:p>
          </table:table-cell>
          <table:table-cell table:style-name="ce23" table:formula="of:=(IF([.$A14]*[.L$13]&lt;=[.$B$7];[.$A14]*[.L$13]*[.$B$8];IF(AND([.$A14]*[.L$13]&gt;[.$B$7];[.$A14]*[.L$13]&lt;=[.$C$7]);[.$A14]*[.L$13]*[.$C$8];IF(AND([.$A14]*[.L$13]&gt;[.$C$7];[.$A14]*[.L$13]&lt;[.$D$7]);[.$A14]*[.L$13]*[.$D$8];[.$A14]*[.L$13]*[.$E$8]))))*[.$F$8]" office:value-type="float" office:value="10616.406895095" calcext:value-type="float">
            <text:p>10.616 </text:p>
          </table:table-cell>
          <table:table-cell table:style-name="ce23" table:formula="of:=(IF([.$A14]*[.M$13]&lt;=[.$B$7];[.$A14]*[.M$13]*[.$B$8];IF(AND([.$A14]*[.M$13]&gt;[.$B$7];[.$A14]*[.M$13]&lt;=[.$C$7]);[.$A14]*[.M$13]*[.$C$8];IF(AND([.$A14]*[.M$13]&gt;[.$C$7];[.$A14]*[.M$13]&lt;[.$D$7]);[.$A14]*[.M$13]*[.$D$8];[.$A14]*[.M$13]*[.$E$8]))))*[.$F$8]" office:value-type="float" office:value="11374.721673316" calcext:value-type="float">
            <text:p>11.375 </text:p>
          </table:table-cell>
          <table:table-cell table:style-name="ce23" table:formula="of:=(IF([.$A14]*[.N$13]&lt;=[.$B$7];[.$A14]*[.N$13]*[.$B$8];IF(AND([.$A14]*[.N$13]&gt;[.$B$7];[.$A14]*[.N$13]&lt;=[.$C$7]);[.$A14]*[.N$13]*[.$C$8];IF(AND([.$A14]*[.N$13]&gt;[.$C$7];[.$A14]*[.N$13]&lt;[.$D$7]);[.$A14]*[.N$13]*[.$D$8];[.$A14]*[.N$13]*[.$E$8]))))*[.$F$8]" office:value-type="float" office:value="12133.0364515371" calcext:value-type="float">
            <text:p>12.133 </text:p>
          </table:table-cell>
          <table:table-cell table:style-name="ce23" table:formula="of:=(IF([.$A14]*[.O$13]&lt;=[.$B$7];[.$A14]*[.O$13]*[.$B$8];IF(AND([.$A14]*[.O$13]&gt;[.$B$7];[.$A14]*[.O$13]&lt;=[.$C$7]);[.$A14]*[.O$13]*[.$C$8];IF(AND([.$A14]*[.O$13]&gt;[.$C$7];[.$A14]*[.O$13]&lt;[.$D$7]);[.$A14]*[.O$13]*[.$D$8];[.$A14]*[.O$13]*[.$E$8]))))*[.$F$8]" office:value-type="float" office:value="12506.1614568861" calcext:value-type="float">
            <text:p>12.506 </text:p>
          </table:table-cell>
          <table:table-cell table:style-name="ce23" table:formula="of:=(IF([.$A14]*[.P$13]&lt;=[.$B$7];[.$A14]*[.P$13]*[.$B$8];IF(AND([.$A14]*[.P$13]&gt;[.$B$7];[.$A14]*[.P$13]&lt;=[.$C$7]);[.$A14]*[.P$13]*[.$C$8];IF(AND([.$A14]*[.P$13]&gt;[.$C$7];[.$A14]*[.P$13]&lt;[.$D$7]);[.$A14]*[.P$13]*[.$D$8];[.$A14]*[.P$13]*[.$E$8]))))*[.$F$8]" office:value-type="float" office:value="13241.8180131735" calcext:value-type="float">
            <text:p>13.242 </text:p>
          </table:table-cell>
          <table:table-cell table:style-name="ce23" table:formula="of:=(IF([.$A14]*[.Q$13]&lt;=[.$B$7];[.$A14]*[.Q$13]*[.$B$8];IF(AND([.$A14]*[.Q$13]&gt;[.$B$7];[.$A14]*[.Q$13]&lt;=[.$C$7]);[.$A14]*[.Q$13]*[.$C$8];IF(AND([.$A14]*[.Q$13]&gt;[.$C$7];[.$A14]*[.Q$13]&lt;[.$D$7]);[.$A14]*[.Q$13]*[.$D$8];[.$A14]*[.Q$13]*[.$E$8]))))*[.$F$8]" office:value-type="float" office:value="13977.4745694609" calcext:value-type="float">
            <text:p>13.977 </text:p>
          </table:table-cell>
          <table:table-cell table:style-name="ce23" table:formula="of:=(IF([.$A14]*[.R$13]&lt;=[.$B$7];[.$A14]*[.R$13]*[.$B$8];IF(AND([.$A14]*[.R$13]&gt;[.$B$7];[.$A14]*[.R$13]&lt;=[.$C$7]);[.$A14]*[.R$13]*[.$C$8];IF(AND([.$A14]*[.R$13]&gt;[.$C$7];[.$A14]*[.R$13]&lt;[.$D$7]);[.$A14]*[.R$13]*[.$D$8];[.$A14]*[.R$13]*[.$E$8]))))*[.$F$8]" office:value-type="float" office:value="14713.1311257484" calcext:value-type="float">
            <text:p>14.713 </text:p>
          </table:table-cell>
          <table:table-cell table:style-name="ce4" office:value-type="float" office:value="2" calcext:value-type="float">
            <text:p>2,00 </text:p>
          </table:table-cell>
          <table:table-cell table:number-columns-repeated="1005"/>
        </table:table-row>
        <table:table-row table:style-name="ro2">
          <table:table-cell table:style-name="ce5" table:formula="of:=+[.A14]+0.5" office:value-type="float" office:value="2.5" calcext:value-type="float">
            <text:p>2,50 </text:p>
          </table:table-cell>
          <table:table-cell table:style-name="ce13" table:formula="of:=(IF([.$A15]*[.B$13]&lt;=[.$B$7];[.$A15]*[.B$13]*[.$B$8];IF(AND([.$A15]*[.B$13]&gt;[.$B$7];[.$A15]*[.B$13]&lt;=[.$C$7]);[.$A15]*[.B$13]*[.$C$8];IF(AND([.$A15]*[.B$13]&gt;[.$C$7];[.$A15]*[.B$13]&lt;[.$D$7]);[.$A15]*[.B$13]*[.$D$8];[.$A15]*[.B$13]*[.$E$8]))))*[.$F$8]" office:value-type="float" office:value="3908.35436695139" calcext:value-type="float">
            <text:p>3.908 </text:p>
          </table:table-cell>
          <table:table-cell table:style-name="ce24" table:formula="of:=(IF([.$A15]*[.C$13]&lt;=[.$B$7];[.$A15]*[.C$13]*[.$B$8];IF(AND([.$A15]*[.C$13]&gt;[.$B$7];[.$A15]*[.C$13]&lt;=[.$C$7]);[.$A15]*[.C$13]*[.$C$8];IF(AND([.$A15]*[.C$13]&gt;[.$C$7];[.$A15]*[.C$13]&lt;[.$D$7]);[.$A15]*[.C$13]*[.$D$8];[.$A15]*[.C$13]*[.$E$8]))))*[.$F$8]" office:value-type="float" office:value="4885.44295868924" calcext:value-type="float">
            <text:p>4.885 </text:p>
          </table:table-cell>
          <table:table-cell table:style-name="ce24" table:formula="of:=(IF([.$A15]*[.D$13]&lt;=[.$B$7];[.$A15]*[.D$13]*[.$B$8];IF(AND([.$A15]*[.D$13]&gt;[.$B$7];[.$A15]*[.D$13]&lt;=[.$C$7]);[.$A15]*[.D$13]*[.$C$8];IF(AND([.$A15]*[.D$13]&gt;[.$C$7];[.$A15]*[.D$13]&lt;[.$D$7]);[.$A15]*[.D$13]*[.$D$8];[.$A15]*[.D$13]*[.$E$8]))))*[.$F$8]" office:value-type="float" office:value="5862.53155042709" calcext:value-type="float">
            <text:p>5.863 </text:p>
          </table:table-cell>
          <table:table-cell table:style-name="ce24" table:formula="of:=(IF([.$A15]*[.E$13]&lt;=[.$B$7];[.$A15]*[.E$13]*[.$B$8];IF(AND([.$A15]*[.E$13]&gt;[.$B$7];[.$A15]*[.E$13]&lt;=[.$C$7]);[.$A15]*[.E$13]*[.$C$8];IF(AND([.$A15]*[.E$13]&gt;[.$C$7];[.$A15]*[.E$13]&lt;[.$D$7]);[.$A15]*[.E$13]*[.$D$8];[.$A15]*[.E$13]*[.$E$8]))))*[.$F$8]" office:value-type="float" office:value="6839.62014216494" calcext:value-type="float">
            <text:p>6.840 </text:p>
          </table:table-cell>
          <table:table-cell table:style-name="ce24" table:formula="of:=(IF([.$A15]*[.F$13]&lt;=[.$B$7];[.$A15]*[.F$13]*[.$B$8];IF(AND([.$A15]*[.F$13]&gt;[.$B$7];[.$A15]*[.F$13]&lt;=[.$C$7]);[.$A15]*[.F$13]*[.$C$8];IF(AND([.$A15]*[.F$13]&gt;[.$C$7];[.$A15]*[.F$13]&lt;[.$D$7]);[.$A15]*[.F$13]*[.$D$8];[.$A15]*[.F$13]*[.$E$8]))))*[.$F$8]" office:value-type="float" office:value="7816.70873390279" calcext:value-type="float">
            <text:p>7.817 </text:p>
          </table:table-cell>
          <table:table-cell table:style-name="ce24" table:formula="of:=(IF([.$A15]*[.G$13]&lt;=[.$B$7];[.$A15]*[.G$13]*[.$B$8];IF(AND([.$A15]*[.G$13]&gt;[.$B$7];[.$A15]*[.G$13]&lt;=[.$C$7]);[.$A15]*[.G$13]*[.$C$8];IF(AND([.$A15]*[.G$13]&gt;[.$C$7];[.$A15]*[.G$13]&lt;[.$D$7]);[.$A15]*[.G$13]*[.$D$8];[.$A15]*[.G$13]*[.$E$8]))))*[.$F$8]" office:value-type="float" office:value="8793.79732564064" calcext:value-type="float">
            <text:p>8.794 </text:p>
          </table:table-cell>
          <table:table-cell table:style-name="ce24" table:formula="of:=(IF([.$A15]*[.H$13]&lt;=[.$B$7];[.$A15]*[.H$13]*[.$B$8];IF(AND([.$A15]*[.H$13]&gt;[.$B$7];[.$A15]*[.H$13]&lt;=[.$C$7]);[.$A15]*[.H$13]*[.$C$8];IF(AND([.$A15]*[.H$13]&gt;[.$C$7];[.$A15]*[.H$13]&lt;[.$D$7]);[.$A15]*[.H$13]*[.$D$8];[.$A15]*[.H$13]*[.$E$8]))))*[.$F$8]" office:value-type="float" office:value="9478.93472776338" calcext:value-type="float">
            <text:p>9.479 </text:p>
          </table:table-cell>
          <table:table-cell table:style-name="ce24" table:formula="of:=(IF([.$A15]*[.I$13]&lt;=[.$B$7];[.$A15]*[.I$13]*[.$B$8];IF(AND([.$A15]*[.I$13]&gt;[.$B$7];[.$A15]*[.I$13]&lt;=[.$C$7]);[.$A15]*[.I$13]*[.$C$8];IF(AND([.$A15]*[.I$13]&gt;[.$C$7];[.$A15]*[.I$13]&lt;[.$D$7]);[.$A15]*[.I$13]*[.$D$8];[.$A15]*[.I$13]*[.$E$8]))))*[.$F$8]" office:value-type="float" office:value="10426.8282005397" calcext:value-type="float">
            <text:p>10.427 </text:p>
          </table:table-cell>
          <table:table-cell table:style-name="ce24" table:formula="of:=(IF([.$A15]*[.J$13]&lt;=[.$B$7];[.$A15]*[.J$13]*[.$B$8];IF(AND([.$A15]*[.J$13]&gt;[.$B$7];[.$A15]*[.J$13]&lt;=[.$C$7]);[.$A15]*[.J$13]*[.$C$8];IF(AND([.$A15]*[.J$13]&gt;[.$C$7];[.$A15]*[.J$13]&lt;[.$D$7]);[.$A15]*[.J$13]*[.$D$8];[.$A15]*[.J$13]*[.$E$8]))))*[.$F$8]" office:value-type="float" office:value="11374.721673316" calcext:value-type="float">
            <text:p>11.375 </text:p>
          </table:table-cell>
          <table:table-cell table:style-name="ce24" table:formula="of:=(IF([.$A15]*[.K$13]&lt;=[.$B$7];[.$A15]*[.K$13]*[.$B$8];IF(AND([.$A15]*[.K$13]&gt;[.$B$7];[.$A15]*[.K$13]&lt;=[.$C$7]);[.$A15]*[.K$13]*[.$C$8];IF(AND([.$A15]*[.K$13]&gt;[.$C$7];[.$A15]*[.K$13]&lt;[.$D$7]);[.$A15]*[.K$13]*[.$D$8];[.$A15]*[.K$13]*[.$E$8]))))*[.$F$8]" office:value-type="float" office:value="11954.4190396705" calcext:value-type="float">
            <text:p>11.954 </text:p>
          </table:table-cell>
          <table:table-cell table:style-name="ce24" table:formula="of:=(IF([.$A15]*[.L$13]&lt;=[.$B$7];[.$A15]*[.L$13]*[.$B$8];IF(AND([.$A15]*[.L$13]&gt;[.$B$7];[.$A15]*[.L$13]&lt;=[.$C$7]);[.$A15]*[.L$13]*[.$C$8];IF(AND([.$A15]*[.L$13]&gt;[.$C$7];[.$A15]*[.L$13]&lt;[.$D$7]);[.$A15]*[.L$13]*[.$D$8];[.$A15]*[.L$13]*[.$E$8]))))*[.$F$8]" office:value-type="float" office:value="12873.9897350298" calcext:value-type="float">
            <text:p>12.874 </text:p>
          </table:table-cell>
          <table:table-cell table:style-name="ce24" table:formula="of:=(IF([.$A15]*[.M$13]&lt;=[.$B$7];[.$A15]*[.M$13]*[.$B$8];IF(AND([.$A15]*[.M$13]&gt;[.$B$7];[.$A15]*[.M$13]&lt;=[.$C$7]);[.$A15]*[.M$13]*[.$C$8];IF(AND([.$A15]*[.M$13]&gt;[.$C$7];[.$A15]*[.M$13]&lt;[.$D$7]);[.$A15]*[.M$13]*[.$D$8];[.$A15]*[.M$13]*[.$E$8]))))*[.$F$8]" office:value-type="float" office:value="13793.5604303891" calcext:value-type="float">
            <text:p>13.794 </text:p>
          </table:table-cell>
          <table:table-cell table:style-name="ce24" table:formula="of:=(IF([.$A15]*[.N$13]&lt;=[.$B$7];[.$A15]*[.N$13]*[.$B$8];IF(AND([.$A15]*[.N$13]&gt;[.$B$7];[.$A15]*[.N$13]&lt;=[.$C$7]);[.$A15]*[.N$13]*[.$C$8];IF(AND([.$A15]*[.N$13]&gt;[.$C$7];[.$A15]*[.N$13]&lt;[.$D$7]);[.$A15]*[.N$13]*[.$D$8];[.$A15]*[.N$13]*[.$E$8]))))*[.$F$8]" office:value-type="float" office:value="14713.1311257484" calcext:value-type="float">
            <text:p>14.713 </text:p>
          </table:table-cell>
          <table:table-cell table:style-name="ce24" table:formula="of:=(IF([.$A15]*[.O$13]&lt;=[.$B$7];[.$A15]*[.O$13]*[.$B$8];IF(AND([.$A15]*[.O$13]&gt;[.$B$7];[.$A15]*[.O$13]&lt;=[.$C$7]);[.$A15]*[.O$13]*[.$C$8];IF(AND([.$A15]*[.O$13]&gt;[.$C$7];[.$A15]*[.O$13]&lt;[.$D$7]);[.$A15]*[.O$13]*[.$D$8];[.$A15]*[.O$13]*[.$E$8]))))*[.$F$8]" office:value-type="float" office:value="15632.7018211076" calcext:value-type="float">
            <text:p>15.633 </text:p>
          </table:table-cell>
          <table:table-cell table:style-name="ce24" table:formula="of:=(IF([.$A15]*[.P$13]&lt;=[.$B$7];[.$A15]*[.P$13]*[.$B$8];IF(AND([.$A15]*[.P$13]&gt;[.$B$7];[.$A15]*[.P$13]&lt;=[.$C$7]);[.$A15]*[.P$13]*[.$C$8];IF(AND([.$A15]*[.P$13]&gt;[.$C$7];[.$A15]*[.P$13]&lt;[.$D$7]);[.$A15]*[.P$13]*[.$D$8];[.$A15]*[.P$13]*[.$E$8]))))*[.$F$8]" office:value-type="float" office:value="16057.6954952143" calcext:value-type="float">
            <text:p>16.058 </text:p>
          </table:table-cell>
          <table:table-cell table:style-name="ce24" table:formula="of:=(IF([.$A15]*[.Q$13]&lt;=[.$B$7];[.$A15]*[.Q$13]*[.$B$8];IF(AND([.$A15]*[.Q$13]&gt;[.$B$7];[.$A15]*[.Q$13]&lt;=[.$C$7]);[.$A15]*[.Q$13]*[.$C$8];IF(AND([.$A15]*[.Q$13]&gt;[.$C$7];[.$A15]*[.Q$13]&lt;[.$D$7]);[.$A15]*[.Q$13]*[.$D$8];[.$A15]*[.Q$13]*[.$E$8]))))*[.$F$8]" office:value-type="float" office:value="16949.7896893929" calcext:value-type="float">
            <text:p>16.950 </text:p>
          </table:table-cell>
          <table:table-cell table:style-name="ce24" table:formula="of:=(IF([.$A15]*[.R$13]&lt;=[.$B$7];[.$A15]*[.R$13]*[.$B$8];IF(AND([.$A15]*[.R$13]&gt;[.$B$7];[.$A15]*[.R$13]&lt;=[.$C$7]);[.$A15]*[.R$13]*[.$C$8];IF(AND([.$A15]*[.R$13]&gt;[.$C$7];[.$A15]*[.R$13]&lt;[.$D$7]);[.$A15]*[.R$13]*[.$D$8];[.$A15]*[.R$13]*[.$E$8]))))*[.$F$8]" office:value-type="float" office:value="17841.8838835714" calcext:value-type="float">
            <text:p>17.842 </text:p>
          </table:table-cell>
          <table:table-cell table:style-name="ce5" table:formula="of:=+[.S14]+0.5" office:value-type="float" office:value="2.5" calcext:value-type="float">
            <text:p>2,50 </text:p>
          </table:table-cell>
          <table:table-cell table:number-columns-repeated="1005"/>
        </table:table-row>
        <table:table-row table:style-name="ro2">
          <table:table-cell table:style-name="ce6" table:formula="of:=+[.A15]+0.5" office:value-type="float" office:value="3" calcext:value-type="float">
            <text:p>3,00 </text:p>
          </table:table-cell>
          <table:table-cell table:style-name="ce14" table:formula="of:=(IF([.$A16]*[.B$13]&lt;=[.$B$7];[.$A16]*[.B$13]*[.$B$8];IF(AND([.$A16]*[.B$13]&gt;[.$B$7];[.$A16]*[.B$13]&lt;=[.$C$7]);[.$A16]*[.B$13]*[.$C$8];IF(AND([.$A16]*[.B$13]&gt;[.$C$7];[.$A16]*[.B$13]&lt;[.$D$7]);[.$A16]*[.B$13]*[.$D$8];[.$A16]*[.B$13]*[.$E$8]))))*[.$F$8]" office:value-type="float" office:value="4690.02524034167" calcext:value-type="float">
            <text:p>4.690 </text:p>
          </table:table-cell>
          <table:table-cell table:style-name="ce25" table:formula="of:=(IF([.$A16]*[.C$13]&lt;=[.$B$7];[.$A16]*[.C$13]*[.$B$8];IF(AND([.$A16]*[.C$13]&gt;[.$B$7];[.$A16]*[.C$13]&lt;=[.$C$7]);[.$A16]*[.C$13]*[.$C$8];IF(AND([.$A16]*[.C$13]&gt;[.$C$7];[.$A16]*[.C$13]&lt;[.$D$7]);[.$A16]*[.C$13]*[.$D$8];[.$A16]*[.C$13]*[.$E$8]))))*[.$F$8]" office:value-type="float" office:value="5862.53155042709" calcext:value-type="float">
            <text:p>5.863 </text:p>
          </table:table-cell>
          <table:table-cell table:style-name="ce25" table:formula="of:=(IF([.$A16]*[.D$13]&lt;=[.$B$7];[.$A16]*[.D$13]*[.$B$8];IF(AND([.$A16]*[.D$13]&gt;[.$B$7];[.$A16]*[.D$13]&lt;=[.$C$7]);[.$A16]*[.D$13]*[.$C$8];IF(AND([.$A16]*[.D$13]&gt;[.$C$7];[.$A16]*[.D$13]&lt;[.$D$7]);[.$A16]*[.D$13]*[.$D$8];[.$A16]*[.D$13]*[.$E$8]))))*[.$F$8]" office:value-type="float" office:value="7035.03786051251" calcext:value-type="float">
            <text:p>7.035 </text:p>
          </table:table-cell>
          <table:table-cell table:style-name="ce25" table:formula="of:=(IF([.$A16]*[.E$13]&lt;=[.$B$7];[.$A16]*[.E$13]*[.$B$8];IF(AND([.$A16]*[.E$13]&gt;[.$B$7];[.$A16]*[.E$13]&lt;=[.$C$7]);[.$A16]*[.E$13]*[.$C$8];IF(AND([.$A16]*[.E$13]&gt;[.$C$7];[.$A16]*[.E$13]&lt;[.$D$7]);[.$A16]*[.E$13]*[.$D$8];[.$A16]*[.E$13]*[.$E$8]))))*[.$F$8]" office:value-type="float" office:value="8207.54417059793" calcext:value-type="float">
            <text:p>8.208 </text:p>
          </table:table-cell>
          <table:table-cell table:style-name="ce25" table:formula="of:=(IF([.$A16]*[.F$13]&lt;=[.$B$7];[.$A16]*[.F$13]*[.$B$8];IF(AND([.$A16]*[.F$13]&gt;[.$B$7];[.$A16]*[.F$13]&lt;=[.$C$7]);[.$A16]*[.F$13]*[.$C$8];IF(AND([.$A16]*[.F$13]&gt;[.$C$7];[.$A16]*[.F$13]&lt;[.$D$7]);[.$A16]*[.F$13]*[.$D$8];[.$A16]*[.F$13]*[.$E$8]))))*[.$F$8]" office:value-type="float" office:value="9380.05048068335" calcext:value-type="float">
            <text:p>9.380 </text:p>
          </table:table-cell>
          <table:table-cell table:style-name="ce25" table:formula="of:=(IF([.$A16]*[.G$13]&lt;=[.$B$7];[.$A16]*[.G$13]*[.$B$8];IF(AND([.$A16]*[.G$13]&gt;[.$B$7];[.$A16]*[.G$13]&lt;=[.$C$7]);[.$A16]*[.G$13]*[.$C$8];IF(AND([.$A16]*[.G$13]&gt;[.$C$7];[.$A16]*[.G$13]&lt;[.$D$7]);[.$A16]*[.G$13]*[.$D$8];[.$A16]*[.G$13]*[.$E$8]))))*[.$F$8]" office:value-type="float" office:value="10237.2495059844" calcext:value-type="float">
            <text:p>10.237 </text:p>
          </table:table-cell>
          <table:table-cell table:style-name="ce25" table:formula="of:=(IF([.$A16]*[.H$13]&lt;=[.$B$7];[.$A16]*[.H$13]*[.$B$8];IF(AND([.$A16]*[.H$13]&gt;[.$B$7];[.$A16]*[.H$13]&lt;=[.$C$7]);[.$A16]*[.H$13]*[.$C$8];IF(AND([.$A16]*[.H$13]&gt;[.$C$7];[.$A16]*[.H$13]&lt;[.$D$7]);[.$A16]*[.H$13]*[.$D$8];[.$A16]*[.H$13]*[.$E$8]))))*[.$F$8]" office:value-type="float" office:value="11374.721673316" calcext:value-type="float">
            <text:p>11.375 </text:p>
          </table:table-cell>
          <table:table-cell table:style-name="ce25" table:formula="of:=(IF([.$A16]*[.I$13]&lt;=[.$B$7];[.$A16]*[.I$13]*[.$B$8];IF(AND([.$A16]*[.I$13]&gt;[.$B$7];[.$A16]*[.I$13]&lt;=[.$C$7]);[.$A16]*[.I$13]*[.$C$8];IF(AND([.$A16]*[.I$13]&gt;[.$C$7];[.$A16]*[.I$13]&lt;[.$D$7]);[.$A16]*[.I$13]*[.$D$8];[.$A16]*[.I$13]*[.$E$8]))))*[.$F$8]" office:value-type="float" office:value="12138.3331787424" calcext:value-type="float">
            <text:p>12.138 </text:p>
          </table:table-cell>
          <table:table-cell table:style-name="ce25" table:formula="of:=(IF([.$A16]*[.J$13]&lt;=[.$B$7];[.$A16]*[.J$13]*[.$B$8];IF(AND([.$A16]*[.J$13]&gt;[.$B$7];[.$A16]*[.J$13]&lt;=[.$C$7]);[.$A16]*[.J$13]*[.$C$8];IF(AND([.$A16]*[.J$13]&gt;[.$C$7];[.$A16]*[.J$13]&lt;[.$D$7]);[.$A16]*[.J$13]*[.$D$8];[.$A16]*[.J$13]*[.$E$8]))))*[.$F$8]" office:value-type="float" office:value="13241.8180131735" calcext:value-type="float">
            <text:p>13.242 </text:p>
          </table:table-cell>
          <table:table-cell table:style-name="ce25" table:formula="of:=(IF([.$A16]*[.K$13]&lt;=[.$B$7];[.$A16]*[.K$13]*[.$B$8];IF(AND([.$A16]*[.K$13]&gt;[.$B$7];[.$A16]*[.K$13]&lt;=[.$C$7]);[.$A16]*[.K$13]*[.$C$8];IF(AND([.$A16]*[.K$13]&gt;[.$C$7];[.$A16]*[.K$13]&lt;[.$D$7]);[.$A16]*[.K$13]*[.$D$8];[.$A16]*[.K$13]*[.$E$8]))))*[.$F$8]" office:value-type="float" office:value="14345.3028476046" calcext:value-type="float">
            <text:p>14.345 </text:p>
          </table:table-cell>
          <table:table-cell table:style-name="ce25" table:formula="of:=(IF([.$A16]*[.L$13]&lt;=[.$B$7];[.$A16]*[.L$13]*[.$B$8];IF(AND([.$A16]*[.L$13]&gt;[.$B$7];[.$A16]*[.L$13]&lt;=[.$C$7]);[.$A16]*[.L$13]*[.$C$8];IF(AND([.$A16]*[.L$13]&gt;[.$C$7];[.$A16]*[.L$13]&lt;[.$D$7]);[.$A16]*[.L$13]*[.$D$8];[.$A16]*[.L$13]*[.$E$8]))))*[.$F$8]" office:value-type="float" office:value="15448.7876820358" calcext:value-type="float">
            <text:p>15.449 </text:p>
          </table:table-cell>
          <table:table-cell table:style-name="ce25" table:formula="of:=(IF([.$A16]*[.M$13]&lt;=[.$B$7];[.$A16]*[.M$13]*[.$B$8];IF(AND([.$A16]*[.M$13]&gt;[.$B$7];[.$A16]*[.M$13]&lt;=[.$C$7]);[.$A16]*[.M$13]*[.$C$8];IF(AND([.$A16]*[.M$13]&gt;[.$C$7];[.$A16]*[.M$13]&lt;[.$D$7]);[.$A16]*[.M$13]*[.$D$8];[.$A16]*[.M$13]*[.$E$8]))))*[.$F$8]" office:value-type="float" office:value="16057.6954952143" calcext:value-type="float">
            <text:p>16.058 </text:p>
          </table:table-cell>
          <table:table-cell table:style-name="ce25" table:formula="of:=(IF([.$A16]*[.N$13]&lt;=[.$B$7];[.$A16]*[.N$13]*[.$B$8];IF(AND([.$A16]*[.N$13]&gt;[.$B$7];[.$A16]*[.N$13]&lt;=[.$C$7]);[.$A16]*[.N$13]*[.$C$8];IF(AND([.$A16]*[.N$13]&gt;[.$C$7];[.$A16]*[.N$13]&lt;[.$D$7]);[.$A16]*[.N$13]*[.$D$8];[.$A16]*[.N$13]*[.$E$8]))))*[.$F$8]" office:value-type="float" office:value="17128.2085282286" calcext:value-type="float">
            <text:p>17.128 </text:p>
          </table:table-cell>
          <table:table-cell table:style-name="ce25" table:formula="of:=(IF([.$A16]*[.O$13]&lt;=[.$B$7];[.$A16]*[.O$13]*[.$B$8];IF(AND([.$A16]*[.O$13]&gt;[.$B$7];[.$A16]*[.O$13]&lt;=[.$C$7]);[.$A16]*[.O$13]*[.$C$8];IF(AND([.$A16]*[.O$13]&gt;[.$C$7];[.$A16]*[.O$13]&lt;[.$D$7]);[.$A16]*[.O$13]*[.$D$8];[.$A16]*[.O$13]*[.$E$8]))))*[.$F$8]" office:value-type="float" office:value="18198.7215612429" calcext:value-type="float">
            <text:p>18.199 </text:p>
          </table:table-cell>
          <table:table-cell table:style-name="ce25" table:formula="of:=(IF([.$A16]*[.P$13]&lt;=[.$B$7];[.$A16]*[.P$13]*[.$B$8];IF(AND([.$A16]*[.P$13]&gt;[.$B$7];[.$A16]*[.P$13]&lt;=[.$C$7]);[.$A16]*[.P$13]*[.$C$8];IF(AND([.$A16]*[.P$13]&gt;[.$C$7];[.$A16]*[.P$13]&lt;[.$D$7]);[.$A16]*[.P$13]*[.$D$8];[.$A16]*[.P$13]*[.$E$8]))))*[.$F$8]" office:value-type="float" office:value="19269.2345942572" calcext:value-type="float">
            <text:p>19.269 </text:p>
          </table:table-cell>
          <table:table-cell table:style-name="ce25" table:formula="of:=(IF([.$A16]*[.Q$13]&lt;=[.$B$7];[.$A16]*[.Q$13]*[.$B$8];IF(AND([.$A16]*[.Q$13]&gt;[.$B$7];[.$A16]*[.Q$13]&lt;=[.$C$7]);[.$A16]*[.Q$13]*[.$C$8];IF(AND([.$A16]*[.Q$13]&gt;[.$C$7];[.$A16]*[.Q$13]&lt;[.$D$7]);[.$A16]*[.Q$13]*[.$D$8];[.$A16]*[.Q$13]*[.$E$8]))))*[.$F$8]" office:value-type="float" office:value="20339.7476272714" calcext:value-type="float">
            <text:p>20.340 </text:p>
          </table:table-cell>
          <table:table-cell table:style-name="ce25" table:formula="of:=(IF([.$A16]*[.R$13]&lt;=[.$B$7];[.$A16]*[.R$13]*[.$B$8];IF(AND([.$A16]*[.R$13]&gt;[.$B$7];[.$A16]*[.R$13]&lt;=[.$C$7]);[.$A16]*[.R$13]*[.$C$8];IF(AND([.$A16]*[.R$13]&gt;[.$C$7];[.$A16]*[.R$13]&lt;[.$D$7]);[.$A16]*[.R$13]*[.$D$8];[.$A16]*[.R$13]*[.$E$8]))))*[.$F$8]" office:value-type="float" office:value="21410.2606602857" calcext:value-type="float">
            <text:p>21.410 </text:p>
          </table:table-cell>
          <table:table-cell table:style-name="ce6" table:formula="of:=+[.S15]+0.5" office:value-type="float" office:value="3" calcext:value-type="float">
            <text:p>3,00 </text:p>
          </table:table-cell>
          <table:table-cell table:number-columns-repeated="1005"/>
        </table:table-row>
        <table:table-row table:style-name="ro2">
          <table:table-cell table:style-name="ce5" table:formula="of:=+[.A16]+0.5" office:value-type="float" office:value="3.5" calcext:value-type="float">
            <text:p>3,50 </text:p>
          </table:table-cell>
          <table:table-cell table:style-name="ce13" table:formula="of:=(IF([.$A17]*[.B$13]&lt;=[.$B$7];[.$A17]*[.B$13]*[.$B$8];IF(AND([.$A17]*[.B$13]&gt;[.$B$7];[.$A17]*[.B$13]&lt;=[.$C$7]);[.$A17]*[.B$13]*[.$C$8];IF(AND([.$A17]*[.B$13]&gt;[.$C$7];[.$A17]*[.B$13]&lt;[.$D$7]);[.$A17]*[.B$13]*[.$D$8];[.$A17]*[.B$13]*[.$E$8]))))*[.$F$8]" office:value-type="float" office:value="5471.69611373195" calcext:value-type="float">
            <text:p>5.472 </text:p>
          </table:table-cell>
          <table:table-cell table:style-name="ce24" table:formula="of:=(IF([.$A17]*[.C$13]&lt;=[.$B$7];[.$A17]*[.C$13]*[.$B$8];IF(AND([.$A17]*[.C$13]&gt;[.$B$7];[.$A17]*[.C$13]&lt;=[.$C$7]);[.$A17]*[.C$13]*[.$C$8];IF(AND([.$A17]*[.C$13]&gt;[.$C$7];[.$A17]*[.C$13]&lt;[.$D$7]);[.$A17]*[.C$13]*[.$D$8];[.$A17]*[.C$13]*[.$E$8]))))*[.$F$8]" office:value-type="float" office:value="6839.62014216494" calcext:value-type="float">
            <text:p>6.840 </text:p>
          </table:table-cell>
          <table:table-cell table:style-name="ce24" table:formula="of:=(IF([.$A17]*[.D$13]&lt;=[.$B$7];[.$A17]*[.D$13]*[.$B$8];IF(AND([.$A17]*[.D$13]&gt;[.$B$7];[.$A17]*[.D$13]&lt;=[.$C$7]);[.$A17]*[.D$13]*[.$C$8];IF(AND([.$A17]*[.D$13]&gt;[.$C$7];[.$A17]*[.D$13]&lt;[.$D$7]);[.$A17]*[.D$13]*[.$D$8];[.$A17]*[.D$13]*[.$E$8]))))*[.$F$8]" office:value-type="float" office:value="8207.54417059793" calcext:value-type="float">
            <text:p>8.208 </text:p>
          </table:table-cell>
          <table:table-cell table:style-name="ce24" table:formula="of:=(IF([.$A17]*[.E$13]&lt;=[.$B$7];[.$A17]*[.E$13]*[.$B$8];IF(AND([.$A17]*[.E$13]&gt;[.$B$7];[.$A17]*[.E$13]&lt;=[.$C$7]);[.$A17]*[.E$13]*[.$C$8];IF(AND([.$A17]*[.E$13]&gt;[.$C$7];[.$A17]*[.E$13]&lt;[.$D$7]);[.$A17]*[.E$13]*[.$D$8];[.$A17]*[.E$13]*[.$E$8]))))*[.$F$8]" office:value-type="float" office:value="9289.35603320811" calcext:value-type="float">
            <text:p>9.289 </text:p>
          </table:table-cell>
          <table:table-cell table:style-name="ce24" table:formula="of:=(IF([.$A17]*[.F$13]&lt;=[.$B$7];[.$A17]*[.F$13]*[.$B$8];IF(AND([.$A17]*[.F$13]&gt;[.$B$7];[.$A17]*[.F$13]&lt;=[.$C$7]);[.$A17]*[.F$13]*[.$C$8];IF(AND([.$A17]*[.F$13]&gt;[.$C$7];[.$A17]*[.F$13]&lt;[.$D$7]);[.$A17]*[.F$13]*[.$D$8];[.$A17]*[.F$13]*[.$E$8]))))*[.$F$8]" office:value-type="float" office:value="10616.406895095" calcext:value-type="float">
            <text:p>10.616 </text:p>
          </table:table-cell>
          <table:table-cell table:style-name="ce24" table:formula="of:=(IF([.$A17]*[.G$13]&lt;=[.$B$7];[.$A17]*[.G$13]*[.$B$8];IF(AND([.$A17]*[.G$13]&gt;[.$B$7];[.$A17]*[.G$13]&lt;=[.$C$7]);[.$A17]*[.G$13]*[.$C$8];IF(AND([.$A17]*[.G$13]&gt;[.$C$7];[.$A17]*[.G$13]&lt;[.$D$7]);[.$A17]*[.G$13]*[.$D$8];[.$A17]*[.G$13]*[.$E$8]))))*[.$F$8]" office:value-type="float" office:value="11943.4577569819" calcext:value-type="float">
            <text:p>11.943 </text:p>
          </table:table-cell>
          <table:table-cell table:style-name="ce24" table:formula="of:=(IF([.$A17]*[.H$13]&lt;=[.$B$7];[.$A17]*[.H$13]*[.$B$8];IF(AND([.$A17]*[.H$13]&gt;[.$B$7];[.$A17]*[.H$13]&lt;=[.$C$7]);[.$A17]*[.H$13]*[.$C$8];IF(AND([.$A17]*[.H$13]&gt;[.$C$7];[.$A17]*[.H$13]&lt;[.$D$7]);[.$A17]*[.H$13]*[.$D$8];[.$A17]*[.H$13]*[.$E$8]))))*[.$F$8]" office:value-type="float" office:value="12873.9897350298" calcext:value-type="float">
            <text:p>12.874 </text:p>
          </table:table-cell>
          <table:table-cell table:style-name="ce24" table:formula="of:=(IF([.$A17]*[.I$13]&lt;=[.$B$7];[.$A17]*[.I$13]*[.$B$8];IF(AND([.$A17]*[.I$13]&gt;[.$B$7];[.$A17]*[.I$13]&lt;=[.$C$7]);[.$A17]*[.I$13]*[.$C$8];IF(AND([.$A17]*[.I$13]&gt;[.$C$7];[.$A17]*[.I$13]&lt;[.$D$7]);[.$A17]*[.I$13]*[.$D$8];[.$A17]*[.I$13]*[.$E$8]))))*[.$F$8]" office:value-type="float" office:value="14161.3887085328" calcext:value-type="float">
            <text:p>14.161 </text:p>
          </table:table-cell>
          <table:table-cell table:style-name="ce24" table:formula="of:=(IF([.$A17]*[.J$13]&lt;=[.$B$7];[.$A17]*[.J$13]*[.$B$8];IF(AND([.$A17]*[.J$13]&gt;[.$B$7];[.$A17]*[.J$13]&lt;=[.$C$7]);[.$A17]*[.J$13]*[.$C$8];IF(AND([.$A17]*[.J$13]&gt;[.$C$7];[.$A17]*[.J$13]&lt;[.$D$7]);[.$A17]*[.J$13]*[.$D$8];[.$A17]*[.J$13]*[.$E$8]))))*[.$F$8]" office:value-type="float" office:value="15448.7876820358" calcext:value-type="float">
            <text:p>15.449 </text:p>
          </table:table-cell>
          <table:table-cell table:style-name="ce24" table:formula="of:=(IF([.$A17]*[.K$13]&lt;=[.$B$7];[.$A17]*[.K$13]*[.$B$8];IF(AND([.$A17]*[.K$13]&gt;[.$B$7];[.$A17]*[.K$13]&lt;=[.$C$7]);[.$A17]*[.K$13]*[.$C$8];IF(AND([.$A17]*[.K$13]&gt;[.$C$7];[.$A17]*[.K$13]&lt;[.$D$7]);[.$A17]*[.K$13]*[.$D$8];[.$A17]*[.K$13]*[.$E$8]))))*[.$F$8]" office:value-type="float" office:value="16236.11433405" calcext:value-type="float">
            <text:p>16.236 </text:p>
          </table:table-cell>
          <table:table-cell table:style-name="ce24" table:formula="of:=(IF([.$A17]*[.L$13]&lt;=[.$B$7];[.$A17]*[.L$13]*[.$B$8];IF(AND([.$A17]*[.L$13]&gt;[.$B$7];[.$A17]*[.L$13]&lt;=[.$C$7]);[.$A17]*[.L$13]*[.$C$8];IF(AND([.$A17]*[.L$13]&gt;[.$C$7];[.$A17]*[.L$13]&lt;[.$D$7]);[.$A17]*[.L$13]*[.$D$8];[.$A17]*[.L$13]*[.$E$8]))))*[.$F$8]" office:value-type="float" office:value="17485.0462059" calcext:value-type="float">
            <text:p>17.485 </text:p>
          </table:table-cell>
          <table:table-cell table:style-name="ce24" table:formula="of:=(IF([.$A17]*[.M$13]&lt;=[.$B$7];[.$A17]*[.M$13]*[.$B$8];IF(AND([.$A17]*[.M$13]&gt;[.$B$7];[.$A17]*[.M$13]&lt;=[.$C$7]);[.$A17]*[.M$13]*[.$C$8];IF(AND([.$A17]*[.M$13]&gt;[.$C$7];[.$A17]*[.M$13]&lt;[.$D$7]);[.$A17]*[.M$13]*[.$D$8];[.$A17]*[.M$13]*[.$E$8]))))*[.$F$8]" office:value-type="float" office:value="18733.97807775" calcext:value-type="float">
            <text:p>18.734 </text:p>
          </table:table-cell>
          <table:table-cell table:style-name="ce24" table:formula="of:=(IF([.$A17]*[.N$13]&lt;=[.$B$7];[.$A17]*[.N$13]*[.$B$8];IF(AND([.$A17]*[.N$13]&gt;[.$B$7];[.$A17]*[.N$13]&lt;=[.$C$7]);[.$A17]*[.N$13]*[.$C$8];IF(AND([.$A17]*[.N$13]&gt;[.$C$7];[.$A17]*[.N$13]&lt;[.$D$7]);[.$A17]*[.N$13]*[.$D$8];[.$A17]*[.N$13]*[.$E$8]))))*[.$F$8]" office:value-type="float" office:value="19982.9099496" calcext:value-type="float">
            <text:p>19.983 </text:p>
          </table:table-cell>
          <table:table-cell table:style-name="ce24" table:formula="of:=(IF([.$A17]*[.O$13]&lt;=[.$B$7];[.$A17]*[.O$13]*[.$B$8];IF(AND([.$A17]*[.O$13]&gt;[.$B$7];[.$A17]*[.O$13]&lt;=[.$C$7]);[.$A17]*[.O$13]*[.$C$8];IF(AND([.$A17]*[.O$13]&gt;[.$C$7];[.$A17]*[.O$13]&lt;[.$D$7]);[.$A17]*[.O$13]*[.$D$8];[.$A17]*[.O$13]*[.$E$8]))))*[.$F$8]" office:value-type="float" office:value="21231.84182145" calcext:value-type="float">
            <text:p>21.232 </text:p>
          </table:table-cell>
          <table:table-cell table:style-name="ce24" table:formula="of:=(IF([.$A17]*[.P$13]&lt;=[.$B$7];[.$A17]*[.P$13]*[.$B$8];IF(AND([.$A17]*[.P$13]&gt;[.$B$7];[.$A17]*[.P$13]&lt;=[.$C$7]);[.$A17]*[.P$13]*[.$C$8];IF(AND([.$A17]*[.P$13]&gt;[.$C$7];[.$A17]*[.P$13]&lt;[.$D$7]);[.$A17]*[.P$13]*[.$D$8];[.$A17]*[.P$13]*[.$E$8]))))*[.$F$8]" office:value-type="float" office:value="22480.7736933" calcext:value-type="float">
            <text:p>22.481 </text:p>
          </table:table-cell>
          <table:table-cell table:style-name="ce24" table:formula="of:=(IF([.$A17]*[.Q$13]&lt;=[.$B$7];[.$A17]*[.Q$13]*[.$B$8];IF(AND([.$A17]*[.Q$13]&gt;[.$B$7];[.$A17]*[.Q$13]&lt;=[.$C$7]);[.$A17]*[.Q$13]*[.$C$8];IF(AND([.$A17]*[.Q$13]&gt;[.$C$7];[.$A17]*[.Q$13]&lt;[.$D$7]);[.$A17]*[.Q$13]*[.$D$8];[.$A17]*[.Q$13]*[.$E$8]))))*[.$F$8]" office:value-type="float" office:value="23729.70556515" calcext:value-type="float">
            <text:p>23.730 </text:p>
          </table:table-cell>
          <table:table-cell table:style-name="ce24" table:formula="of:=(IF([.$A17]*[.R$13]&lt;=[.$B$7];[.$A17]*[.R$13]*[.$B$8];IF(AND([.$A17]*[.R$13]&gt;[.$B$7];[.$A17]*[.R$13]&lt;=[.$C$7]);[.$A17]*[.R$13]*[.$C$8];IF(AND([.$A17]*[.R$13]&gt;[.$C$7];[.$A17]*[.R$13]&lt;[.$D$7]);[.$A17]*[.R$13]*[.$D$8];[.$A17]*[.R$13]*[.$E$8]))))*[.$F$8]" office:value-type="float" office:value="24978.637437" calcext:value-type="float">
            <text:p>24.979 </text:p>
          </table:table-cell>
          <table:table-cell table:style-name="ce5" table:formula="of:=+[.S16]+0.5" office:value-type="float" office:value="3.5" calcext:value-type="float">
            <text:p>3,50 </text:p>
          </table:table-cell>
          <table:table-cell table:number-columns-repeated="1005"/>
        </table:table-row>
        <table:table-row table:style-name="ro2">
          <table:table-cell table:style-name="ce7" table:formula="of:=+[.A17]+0.5" office:value-type="float" office:value="4" calcext:value-type="float">
            <text:p>4,00 </text:p>
          </table:table-cell>
          <table:table-cell table:style-name="ce15" table:formula="of:=(IF([.$A18]*[.B$13]&lt;=[.$B$7];[.$A18]*[.B$13]*[.$B$8];IF(AND([.$A18]*[.B$13]&gt;[.$B$7];[.$A18]*[.B$13]&lt;=[.$C$7]);[.$A18]*[.B$13]*[.$C$8];IF(AND([.$A18]*[.B$13]&gt;[.$C$7];[.$A18]*[.B$13]&lt;[.$D$7]);[.$A18]*[.B$13]*[.$D$8];[.$A18]*[.B$13]*[.$E$8]))))*[.$F$8]" office:value-type="float" office:value="6253.36698712223" calcext:value-type="float">
            <text:p>6.253 </text:p>
          </table:table-cell>
          <table:table-cell table:style-name="ce26" table:formula="of:=(IF([.$A18]*[.C$13]&lt;=[.$B$7];[.$A18]*[.C$13]*[.$B$8];IF(AND([.$A18]*[.C$13]&gt;[.$B$7];[.$A18]*[.C$13]&lt;=[.$C$7]);[.$A18]*[.C$13]*[.$C$8];IF(AND([.$A18]*[.C$13]&gt;[.$C$7];[.$A18]*[.C$13]&lt;[.$D$7]);[.$A18]*[.C$13]*[.$D$8];[.$A18]*[.C$13]*[.$E$8]))))*[.$F$8]" office:value-type="float" office:value="7816.70873390279" calcext:value-type="float">
            <text:p>7.817 </text:p>
          </table:table-cell>
          <table:table-cell table:style-name="ce26" table:formula="of:=(IF([.$A18]*[.D$13]&lt;=[.$B$7];[.$A18]*[.D$13]*[.$B$8];IF(AND([.$A18]*[.D$13]&gt;[.$B$7];[.$A18]*[.D$13]&lt;=[.$C$7]);[.$A18]*[.D$13]*[.$C$8];IF(AND([.$A18]*[.D$13]&gt;[.$C$7];[.$A18]*[.D$13]&lt;[.$D$7]);[.$A18]*[.D$13]*[.$D$8];[.$A18]*[.D$13]*[.$E$8]))))*[.$F$8]" office:value-type="float" office:value="9380.05048068335" calcext:value-type="float">
            <text:p>9.380 </text:p>
          </table:table-cell>
          <table:table-cell table:style-name="ce26" table:formula="of:=(IF([.$A18]*[.E$13]&lt;=[.$B$7];[.$A18]*[.E$13]*[.$B$8];IF(AND([.$A18]*[.E$13]&gt;[.$B$7];[.$A18]*[.E$13]&lt;=[.$C$7]);[.$A18]*[.E$13]*[.$C$8];IF(AND([.$A18]*[.E$13]&gt;[.$C$7];[.$A18]*[.E$13]&lt;[.$D$7]);[.$A18]*[.E$13]*[.$D$8];[.$A18]*[.E$13]*[.$E$8]))))*[.$F$8]" office:value-type="float" office:value="10616.406895095" calcext:value-type="float">
            <text:p>10.616 </text:p>
          </table:table-cell>
          <table:table-cell table:style-name="ce26" table:formula="of:=(IF([.$A18]*[.F$13]&lt;=[.$B$7];[.$A18]*[.F$13]*[.$B$8];IF(AND([.$A18]*[.F$13]&gt;[.$B$7];[.$A18]*[.F$13]&lt;=[.$C$7]);[.$A18]*[.F$13]*[.$C$8];IF(AND([.$A18]*[.F$13]&gt;[.$C$7];[.$A18]*[.F$13]&lt;[.$D$7]);[.$A18]*[.F$13]*[.$D$8];[.$A18]*[.F$13]*[.$E$8]))))*[.$F$8]" office:value-type="float" office:value="12133.0364515371" calcext:value-type="float">
            <text:p>12.133 </text:p>
          </table:table-cell>
          <table:table-cell table:style-name="ce26" table:formula="of:=(IF([.$A18]*[.G$13]&lt;=[.$B$7];[.$A18]*[.G$13]*[.$B$8];IF(AND([.$A18]*[.G$13]&gt;[.$B$7];[.$A18]*[.G$13]&lt;=[.$C$7]);[.$A18]*[.G$13]*[.$C$8];IF(AND([.$A18]*[.G$13]&gt;[.$C$7];[.$A18]*[.G$13]&lt;[.$D$7]);[.$A18]*[.G$13]*[.$D$8];[.$A18]*[.G$13]*[.$E$8]))))*[.$F$8]" office:value-type="float" office:value="13241.8180131735" calcext:value-type="float">
            <text:p>13.242 </text:p>
          </table:table-cell>
          <table:table-cell table:style-name="ce26" table:formula="of:=(IF([.$A18]*[.H$13]&lt;=[.$B$7];[.$A18]*[.H$13]*[.$B$8];IF(AND([.$A18]*[.H$13]&gt;[.$B$7];[.$A18]*[.H$13]&lt;=[.$C$7]);[.$A18]*[.H$13]*[.$C$8];IF(AND([.$A18]*[.H$13]&gt;[.$C$7];[.$A18]*[.H$13]&lt;[.$D$7]);[.$A18]*[.H$13]*[.$D$8];[.$A18]*[.H$13]*[.$E$8]))))*[.$F$8]" office:value-type="float" office:value="14713.1311257484" calcext:value-type="float">
            <text:p>14.713 </text:p>
          </table:table-cell>
          <table:table-cell table:style-name="ce26" table:formula="of:=(IF([.$A18]*[.I$13]&lt;=[.$B$7];[.$A18]*[.I$13]*[.$B$8];IF(AND([.$A18]*[.I$13]&gt;[.$B$7];[.$A18]*[.I$13]&lt;=[.$C$7]);[.$A18]*[.I$13]*[.$C$8];IF(AND([.$A18]*[.I$13]&gt;[.$C$7];[.$A18]*[.I$13]&lt;[.$D$7]);[.$A18]*[.I$13]*[.$D$8];[.$A18]*[.I$13]*[.$E$8]))))*[.$F$8]" office:value-type="float" office:value="15700.8578175429" calcext:value-type="float">
            <text:p>15.701 </text:p>
          </table:table-cell>
          <table:table-cell table:style-name="ce26" table:formula="of:=(IF([.$A18]*[.J$13]&lt;=[.$B$7];[.$A18]*[.J$13]*[.$B$8];IF(AND([.$A18]*[.J$13]&gt;[.$B$7];[.$A18]*[.J$13]&lt;=[.$C$7]);[.$A18]*[.J$13]*[.$C$8];IF(AND([.$A18]*[.J$13]&gt;[.$C$7];[.$A18]*[.J$13]&lt;[.$D$7]);[.$A18]*[.J$13]*[.$D$8];[.$A18]*[.J$13]*[.$E$8]))))*[.$F$8]" office:value-type="float" office:value="17128.2085282286" calcext:value-type="float">
            <text:p>17.128 </text:p>
          </table:table-cell>
          <table:table-cell table:style-name="ce26" table:formula="of:=(IF([.$A18]*[.K$13]&lt;=[.$B$7];[.$A18]*[.K$13]*[.$B$8];IF(AND([.$A18]*[.K$13]&gt;[.$B$7];[.$A18]*[.K$13]&lt;=[.$C$7]);[.$A18]*[.K$13]*[.$C$8];IF(AND([.$A18]*[.K$13]&gt;[.$C$7];[.$A18]*[.K$13]&lt;[.$D$7]);[.$A18]*[.K$13]*[.$D$8];[.$A18]*[.K$13]*[.$E$8]))))*[.$F$8]" office:value-type="float" office:value="18555.5592389143" calcext:value-type="float">
            <text:p>18.556 </text:p>
          </table:table-cell>
          <table:table-cell table:style-name="ce26" table:formula="of:=(IF([.$A18]*[.L$13]&lt;=[.$B$7];[.$A18]*[.L$13]*[.$B$8];IF(AND([.$A18]*[.L$13]&gt;[.$B$7];[.$A18]*[.L$13]&lt;=[.$C$7]);[.$A18]*[.L$13]*[.$C$8];IF(AND([.$A18]*[.L$13]&gt;[.$C$7];[.$A18]*[.L$13]&lt;[.$D$7]);[.$A18]*[.L$13]*[.$D$8];[.$A18]*[.L$13]*[.$E$8]))))*[.$F$8]" office:value-type="float" office:value="19982.9099496" calcext:value-type="float">
            <text:p>19.983 </text:p>
          </table:table-cell>
          <table:table-cell table:style-name="ce26" table:formula="of:=(IF([.$A18]*[.M$13]&lt;=[.$B$7];[.$A18]*[.M$13]*[.$B$8];IF(AND([.$A18]*[.M$13]&gt;[.$B$7];[.$A18]*[.M$13]&lt;=[.$C$7]);[.$A18]*[.M$13]*[.$C$8];IF(AND([.$A18]*[.M$13]&gt;[.$C$7];[.$A18]*[.M$13]&lt;[.$D$7]);[.$A18]*[.M$13]*[.$D$8];[.$A18]*[.M$13]*[.$E$8]))))*[.$F$8]" office:value-type="float" office:value="21410.2606602857" calcext:value-type="float">
            <text:p>21.410 </text:p>
          </table:table-cell>
          <table:table-cell table:style-name="ce26" table:formula="of:=(IF([.$A18]*[.N$13]&lt;=[.$B$7];[.$A18]*[.N$13]*[.$B$8];IF(AND([.$A18]*[.N$13]&gt;[.$B$7];[.$A18]*[.N$13]&lt;=[.$C$7]);[.$A18]*[.N$13]*[.$C$8];IF(AND([.$A18]*[.N$13]&gt;[.$C$7];[.$A18]*[.N$13]&lt;[.$D$7]);[.$A18]*[.N$13]*[.$D$8];[.$A18]*[.N$13]*[.$E$8]))))*[.$F$8]" office:value-type="float" office:value="22837.6113709714" calcext:value-type="float">
            <text:p>22.838 </text:p>
          </table:table-cell>
          <table:table-cell table:style-name="ce26" table:formula="of:=(IF([.$A18]*[.O$13]&lt;=[.$B$7];[.$A18]*[.O$13]*[.$B$8];IF(AND([.$A18]*[.O$13]&gt;[.$B$7];[.$A18]*[.O$13]&lt;=[.$C$7]);[.$A18]*[.O$13]*[.$C$8];IF(AND([.$A18]*[.O$13]&gt;[.$C$7];[.$A18]*[.O$13]&lt;[.$D$7]);[.$A18]*[.O$13]*[.$D$8];[.$A18]*[.O$13]*[.$E$8]))))*[.$F$8]" office:value-type="float" office:value="24264.9620816572" calcext:value-type="float">
            <text:p>24.265 </text:p>
          </table:table-cell>
          <table:table-cell table:style-name="ce26" table:formula="of:=(IF([.$A18]*[.P$13]&lt;=[.$B$7];[.$A18]*[.P$13]*[.$B$8];IF(AND([.$A18]*[.P$13]&gt;[.$B$7];[.$A18]*[.P$13]&lt;=[.$C$7]);[.$A18]*[.P$13]*[.$C$8];IF(AND([.$A18]*[.P$13]&gt;[.$C$7];[.$A18]*[.P$13]&lt;[.$D$7]);[.$A18]*[.P$13]*[.$D$8];[.$A18]*[.P$13]*[.$E$8]))))*[.$F$8]" office:value-type="float" office:value="25692.3127923429" calcext:value-type="float">
            <text:p>25.692 </text:p>
          </table:table-cell>
          <table:table-cell table:style-name="ce26" table:formula="of:=(IF([.$A18]*[.Q$13]&lt;=[.$B$7];[.$A18]*[.Q$13]*[.$B$8];IF(AND([.$A18]*[.Q$13]&gt;[.$B$7];[.$A18]*[.Q$13]&lt;=[.$C$7]);[.$A18]*[.Q$13]*[.$C$8];IF(AND([.$A18]*[.Q$13]&gt;[.$C$7];[.$A18]*[.Q$13]&lt;[.$D$7]);[.$A18]*[.Q$13]*[.$D$8];[.$A18]*[.Q$13]*[.$E$8]))))*[.$F$8]" office:value-type="float" office:value="27119.6635030286" calcext:value-type="float">
            <text:p>27.120 </text:p>
          </table:table-cell>
          <table:table-cell table:style-name="ce26" table:formula="of:=(IF([.$A18]*[.R$13]&lt;=[.$B$7];[.$A18]*[.R$13]*[.$B$8];IF(AND([.$A18]*[.R$13]&gt;[.$B$7];[.$A18]*[.R$13]&lt;=[.$C$7]);[.$A18]*[.R$13]*[.$C$8];IF(AND([.$A18]*[.R$13]&gt;[.$C$7];[.$A18]*[.R$13]&lt;[.$D$7]);[.$A18]*[.R$13]*[.$D$8];[.$A18]*[.R$13]*[.$E$8]))))*[.$F$8]" office:value-type="float" office:value="28547.0142137143" calcext:value-type="float">
            <text:p>28.547 </text:p>
          </table:table-cell>
          <table:table-cell table:style-name="ce7" table:formula="of:=+[.S17]+0.5" office:value-type="float" office:value="4" calcext:value-type="float">
            <text:p>4,00 </text:p>
          </table:table-cell>
          <table:table-cell table:number-columns-repeated="1005"/>
        </table:table-row>
        <table:table-row table:style-name="ro2">
          <table:table-cell table:style-name="ce5" table:formula="of:=+[.A18]+0.5" office:value-type="float" office:value="4.5" calcext:value-type="float">
            <text:p>4,50 </text:p>
          </table:table-cell>
          <table:table-cell table:style-name="ce13" table:formula="of:=(IF([.$A19]*[.B$13]&lt;=[.$B$7];[.$A19]*[.B$13]*[.$B$8];IF(AND([.$A19]*[.B$13]&gt;[.$B$7];[.$A19]*[.B$13]&lt;=[.$C$7]);[.$A19]*[.B$13]*[.$C$8];IF(AND([.$A19]*[.B$13]&gt;[.$C$7];[.$A19]*[.B$13]&lt;[.$D$7]);[.$A19]*[.B$13]*[.$D$8];[.$A19]*[.B$13]*[.$E$8]))))*[.$F$8]" office:value-type="float" office:value="7035.03786051251" calcext:value-type="float">
            <text:p>7.035 </text:p>
          </table:table-cell>
          <table:table-cell table:style-name="ce24" table:formula="of:=(IF([.$A19]*[.C$13]&lt;=[.$B$7];[.$A19]*[.C$13]*[.$B$8];IF(AND([.$A19]*[.C$13]&gt;[.$B$7];[.$A19]*[.C$13]&lt;=[.$C$7]);[.$A19]*[.C$13]*[.$C$8];IF(AND([.$A19]*[.C$13]&gt;[.$C$7];[.$A19]*[.C$13]&lt;[.$D$7]);[.$A19]*[.C$13]*[.$D$8];[.$A19]*[.C$13]*[.$E$8]))))*[.$F$8]" office:value-type="float" office:value="8793.79732564064" calcext:value-type="float">
            <text:p>8.794 </text:p>
          </table:table-cell>
          <table:table-cell table:style-name="ce24" table:formula="of:=(IF([.$A19]*[.D$13]&lt;=[.$B$7];[.$A19]*[.D$13]*[.$B$8];IF(AND([.$A19]*[.D$13]&gt;[.$B$7];[.$A19]*[.D$13]&lt;=[.$C$7]);[.$A19]*[.D$13]*[.$C$8];IF(AND([.$A19]*[.D$13]&gt;[.$C$7];[.$A19]*[.D$13]&lt;[.$D$7]);[.$A19]*[.D$13]*[.$D$8];[.$A19]*[.D$13]*[.$E$8]))))*[.$F$8]" office:value-type="float" office:value="10237.2495059844" calcext:value-type="float">
            <text:p>10.237 </text:p>
          </table:table-cell>
          <table:table-cell table:style-name="ce24" table:formula="of:=(IF([.$A19]*[.E$13]&lt;=[.$B$7];[.$A19]*[.E$13]*[.$B$8];IF(AND([.$A19]*[.E$13]&gt;[.$B$7];[.$A19]*[.E$13]&lt;=[.$C$7]);[.$A19]*[.E$13]*[.$C$8];IF(AND([.$A19]*[.E$13]&gt;[.$C$7];[.$A19]*[.E$13]&lt;[.$D$7]);[.$A19]*[.E$13]*[.$D$8];[.$A19]*[.E$13]*[.$E$8]))))*[.$F$8]" office:value-type="float" office:value="11943.4577569819" calcext:value-type="float">
            <text:p>11.943 </text:p>
          </table:table-cell>
          <table:table-cell table:style-name="ce24" table:formula="of:=(IF([.$A19]*[.F$13]&lt;=[.$B$7];[.$A19]*[.F$13]*[.$B$8];IF(AND([.$A19]*[.F$13]&gt;[.$B$7];[.$A19]*[.F$13]&lt;=[.$C$7]);[.$A19]*[.F$13]*[.$C$8];IF(AND([.$A19]*[.F$13]&gt;[.$C$7];[.$A19]*[.F$13]&lt;[.$D$7]);[.$A19]*[.F$13]*[.$D$8];[.$A19]*[.F$13]*[.$E$8]))))*[.$F$8]" office:value-type="float" office:value="13241.8180131735" calcext:value-type="float">
            <text:p>13.242 </text:p>
          </table:table-cell>
          <table:table-cell table:style-name="ce24" table:formula="of:=(IF([.$A19]*[.G$13]&lt;=[.$B$7];[.$A19]*[.G$13]*[.$B$8];IF(AND([.$A19]*[.G$13]&gt;[.$B$7];[.$A19]*[.G$13]&lt;=[.$C$7]);[.$A19]*[.G$13]*[.$C$8];IF(AND([.$A19]*[.G$13]&gt;[.$C$7];[.$A19]*[.G$13]&lt;[.$D$7]);[.$A19]*[.G$13]*[.$D$8];[.$A19]*[.G$13]*[.$E$8]))))*[.$F$8]" office:value-type="float" office:value="14897.0452648202" calcext:value-type="float">
            <text:p>14.897 </text:p>
          </table:table-cell>
          <table:table-cell table:style-name="ce24" table:formula="of:=(IF([.$A19]*[.H$13]&lt;=[.$B$7];[.$A19]*[.H$13]*[.$B$8];IF(AND([.$A19]*[.H$13]&gt;[.$B$7];[.$A19]*[.H$13]&lt;=[.$C$7]);[.$A19]*[.H$13]*[.$C$8];IF(AND([.$A19]*[.H$13]&gt;[.$C$7];[.$A19]*[.H$13]&lt;[.$D$7]);[.$A19]*[.H$13]*[.$D$8];[.$A19]*[.H$13]*[.$E$8]))))*[.$F$8]" office:value-type="float" office:value="16057.6954952143" calcext:value-type="float">
            <text:p>16.058 </text:p>
          </table:table-cell>
          <table:table-cell table:style-name="ce24" table:formula="of:=(IF([.$A19]*[.I$13]&lt;=[.$B$7];[.$A19]*[.I$13]*[.$B$8];IF(AND([.$A19]*[.I$13]&gt;[.$B$7];[.$A19]*[.I$13]&lt;=[.$C$7]);[.$A19]*[.I$13]*[.$C$8];IF(AND([.$A19]*[.I$13]&gt;[.$C$7];[.$A19]*[.I$13]&lt;[.$D$7]);[.$A19]*[.I$13]*[.$D$8];[.$A19]*[.I$13]*[.$E$8]))))*[.$F$8]" office:value-type="float" office:value="17663.4650447357" calcext:value-type="float">
            <text:p>17.663 </text:p>
          </table:table-cell>
          <table:table-cell table:style-name="ce24" table:formula="of:=(IF([.$A19]*[.J$13]&lt;=[.$B$7];[.$A19]*[.J$13]*[.$B$8];IF(AND([.$A19]*[.J$13]&gt;[.$B$7];[.$A19]*[.J$13]&lt;=[.$C$7]);[.$A19]*[.J$13]*[.$C$8];IF(AND([.$A19]*[.J$13]&gt;[.$C$7];[.$A19]*[.J$13]&lt;[.$D$7]);[.$A19]*[.J$13]*[.$D$8];[.$A19]*[.J$13]*[.$E$8]))))*[.$F$8]" office:value-type="float" office:value="19269.2345942572" calcext:value-type="float">
            <text:p>19.269 </text:p>
          </table:table-cell>
          <table:table-cell table:style-name="ce24" table:formula="of:=(IF([.$A19]*[.K$13]&lt;=[.$B$7];[.$A19]*[.K$13]*[.$B$8];IF(AND([.$A19]*[.K$13]&gt;[.$B$7];[.$A19]*[.K$13]&lt;=[.$C$7]);[.$A19]*[.K$13]*[.$C$8];IF(AND([.$A19]*[.K$13]&gt;[.$C$7];[.$A19]*[.K$13]&lt;[.$D$7]);[.$A19]*[.K$13]*[.$D$8];[.$A19]*[.K$13]*[.$E$8]))))*[.$F$8]" office:value-type="float" office:value="20875.0041437786" calcext:value-type="float">
            <text:p>20.875 </text:p>
          </table:table-cell>
          <table:table-cell table:style-name="ce24" table:formula="of:=(IF([.$A19]*[.L$13]&lt;=[.$B$7];[.$A19]*[.L$13]*[.$B$8];IF(AND([.$A19]*[.L$13]&gt;[.$B$7];[.$A19]*[.L$13]&lt;=[.$C$7]);[.$A19]*[.L$13]*[.$C$8];IF(AND([.$A19]*[.L$13]&gt;[.$C$7];[.$A19]*[.L$13]&lt;[.$D$7]);[.$A19]*[.L$13]*[.$D$8];[.$A19]*[.L$13]*[.$E$8]))))*[.$F$8]" office:value-type="float" office:value="22480.7736933" calcext:value-type="float">
            <text:p>22.481 </text:p>
          </table:table-cell>
          <table:table-cell table:style-name="ce24" table:formula="of:=(IF([.$A19]*[.M$13]&lt;=[.$B$7];[.$A19]*[.M$13]*[.$B$8];IF(AND([.$A19]*[.M$13]&gt;[.$B$7];[.$A19]*[.M$13]&lt;=[.$C$7]);[.$A19]*[.M$13]*[.$C$8];IF(AND([.$A19]*[.M$13]&gt;[.$C$7];[.$A19]*[.M$13]&lt;[.$D$7]);[.$A19]*[.M$13]*[.$D$8];[.$A19]*[.M$13]*[.$E$8]))))*[.$F$8]" office:value-type="float" office:value="24086.5432428214" calcext:value-type="float">
            <text:p>24.087 </text:p>
          </table:table-cell>
          <table:table-cell table:style-name="ce24" table:formula="of:=(IF([.$A19]*[.N$13]&lt;=[.$B$7];[.$A19]*[.N$13]*[.$B$8];IF(AND([.$A19]*[.N$13]&gt;[.$B$7];[.$A19]*[.N$13]&lt;=[.$C$7]);[.$A19]*[.N$13]*[.$C$8];IF(AND([.$A19]*[.N$13]&gt;[.$C$7];[.$A19]*[.N$13]&lt;[.$D$7]);[.$A19]*[.N$13]*[.$D$8];[.$A19]*[.N$13]*[.$E$8]))))*[.$F$8]" office:value-type="float" office:value="25692.3127923429" calcext:value-type="float">
            <text:p>25.692 </text:p>
          </table:table-cell>
          <table:table-cell table:style-name="ce24" table:formula="of:=(IF([.$A19]*[.O$13]&lt;=[.$B$7];[.$A19]*[.O$13]*[.$B$8];IF(AND([.$A19]*[.O$13]&gt;[.$B$7];[.$A19]*[.O$13]&lt;=[.$C$7]);[.$A19]*[.O$13]*[.$C$8];IF(AND([.$A19]*[.O$13]&gt;[.$C$7];[.$A19]*[.O$13]&lt;[.$D$7]);[.$A19]*[.O$13]*[.$D$8];[.$A19]*[.O$13]*[.$E$8]))))*[.$F$8]" office:value-type="float" office:value="27298.0823418643" calcext:value-type="float">
            <text:p>27.298 </text:p>
          </table:table-cell>
          <table:table-cell table:style-name="ce24" table:formula="of:=(IF([.$A19]*[.P$13]&lt;=[.$B$7];[.$A19]*[.P$13]*[.$B$8];IF(AND([.$A19]*[.P$13]&gt;[.$B$7];[.$A19]*[.P$13]&lt;=[.$C$7]);[.$A19]*[.P$13]*[.$C$8];IF(AND([.$A19]*[.P$13]&gt;[.$C$7];[.$A19]*[.P$13]&lt;[.$D$7]);[.$A19]*[.P$13]*[.$D$8];[.$A19]*[.P$13]*[.$E$8]))))*[.$F$8]" office:value-type="float" office:value="28903.8518913857" calcext:value-type="float">
            <text:p>28.904 </text:p>
          </table:table-cell>
          <table:table-cell table:style-name="ce24" table:formula="of:=(IF([.$A19]*[.Q$13]&lt;=[.$B$7];[.$A19]*[.Q$13]*[.$B$8];IF(AND([.$A19]*[.Q$13]&gt;[.$B$7];[.$A19]*[.Q$13]&lt;=[.$C$7]);[.$A19]*[.Q$13]*[.$C$8];IF(AND([.$A19]*[.Q$13]&gt;[.$C$7];[.$A19]*[.Q$13]&lt;[.$D$7]);[.$A19]*[.Q$13]*[.$D$8];[.$A19]*[.Q$13]*[.$E$8]))))*[.$F$8]" office:value-type="float" office:value="30509.6214409072" calcext:value-type="float">
            <text:p>30.510 </text:p>
          </table:table-cell>
          <table:table-cell table:style-name="ce24" table:formula="of:=(IF([.$A19]*[.R$13]&lt;=[.$B$7];[.$A19]*[.R$13]*[.$B$8];IF(AND([.$A19]*[.R$13]&gt;[.$B$7];[.$A19]*[.R$13]&lt;=[.$C$7]);[.$A19]*[.R$13]*[.$C$8];IF(AND([.$A19]*[.R$13]&gt;[.$C$7];[.$A19]*[.R$13]&lt;[.$D$7]);[.$A19]*[.R$13]*[.$D$8];[.$A19]*[.R$13]*[.$E$8]))))*[.$F$8]" office:value-type="float" office:value="32115.3909904286" calcext:value-type="float">
            <text:p>32.115 </text:p>
          </table:table-cell>
          <table:table-cell table:style-name="ce5" table:formula="of:=+[.S18]+0.5" office:value-type="float" office:value="4.5" calcext:value-type="float">
            <text:p>4,50 </text:p>
          </table:table-cell>
          <table:table-cell table:number-columns-repeated="1005"/>
        </table:table-row>
        <table:table-row table:style-name="ro2">
          <table:table-cell table:style-name="ce8" table:formula="of:=+[.A19]+0.5" office:value-type="float" office:value="5" calcext:value-type="float">
            <text:p>5,00 </text:p>
          </table:table-cell>
          <table:table-cell table:style-name="ce16" table:formula="of:=(IF([.$A20]*[.B$13]&lt;=[.$B$7];[.$A20]*[.B$13]*[.$B$8];IF(AND([.$A20]*[.B$13]&gt;[.$B$7];[.$A20]*[.B$13]&lt;=[.$C$7]);[.$A20]*[.B$13]*[.$C$8];IF(AND([.$A20]*[.B$13]&gt;[.$C$7];[.$A20]*[.B$13]&lt;[.$D$7]);[.$A20]*[.B$13]*[.$D$8];[.$A20]*[.B$13]*[.$E$8]))))*[.$F$8]" office:value-type="float" office:value="7816.70873390279" calcext:value-type="float">
            <text:p>7.817 </text:p>
          </table:table-cell>
          <table:table-cell table:style-name="ce27" table:formula="of:=(IF([.$A20]*[.C$13]&lt;=[.$B$7];[.$A20]*[.C$13]*[.$B$8];IF(AND([.$A20]*[.C$13]&gt;[.$B$7];[.$A20]*[.C$13]&lt;=[.$C$7]);[.$A20]*[.C$13]*[.$C$8];IF(AND([.$A20]*[.C$13]&gt;[.$C$7];[.$A20]*[.C$13]&lt;[.$D$7]);[.$A20]*[.C$13]*[.$D$8];[.$A20]*[.C$13]*[.$E$8]))))*[.$F$8]" office:value-type="float" office:value="9478.93472776338" calcext:value-type="float">
            <text:p>9.479 </text:p>
          </table:table-cell>
          <table:table-cell table:style-name="ce27" table:formula="of:=(IF([.$A20]*[.D$13]&lt;=[.$B$7];[.$A20]*[.D$13]*[.$B$8];IF(AND([.$A20]*[.D$13]&gt;[.$B$7];[.$A20]*[.D$13]&lt;=[.$C$7]);[.$A20]*[.D$13]*[.$C$8];IF(AND([.$A20]*[.D$13]&gt;[.$C$7];[.$A20]*[.D$13]&lt;[.$D$7]);[.$A20]*[.D$13]*[.$D$8];[.$A20]*[.D$13]*[.$E$8]))))*[.$F$8]" office:value-type="float" office:value="11374.721673316" calcext:value-type="float">
            <text:p>11.375 </text:p>
          </table:table-cell>
          <table:table-cell table:style-name="ce27" table:formula="of:=(IF([.$A20]*[.E$13]&lt;=[.$B$7];[.$A20]*[.E$13]*[.$B$8];IF(AND([.$A20]*[.E$13]&gt;[.$B$7];[.$A20]*[.E$13]&lt;=[.$C$7]);[.$A20]*[.E$13]*[.$C$8];IF(AND([.$A20]*[.E$13]&gt;[.$C$7];[.$A20]*[.E$13]&lt;[.$D$7]);[.$A20]*[.E$13]*[.$D$8];[.$A20]*[.E$13]*[.$E$8]))))*[.$F$8]" office:value-type="float" office:value="12873.9897350298" calcext:value-type="float">
            <text:p>12.874 </text:p>
          </table:table-cell>
          <table:table-cell table:style-name="ce27" table:formula="of:=(IF([.$A20]*[.F$13]&lt;=[.$B$7];[.$A20]*[.F$13]*[.$B$8];IF(AND([.$A20]*[.F$13]&gt;[.$B$7];[.$A20]*[.F$13]&lt;=[.$C$7]);[.$A20]*[.F$13]*[.$C$8];IF(AND([.$A20]*[.F$13]&gt;[.$C$7];[.$A20]*[.F$13]&lt;[.$D$7]);[.$A20]*[.F$13]*[.$D$8];[.$A20]*[.F$13]*[.$E$8]))))*[.$F$8]" office:value-type="float" office:value="14713.1311257484" calcext:value-type="float">
            <text:p>14.713 </text:p>
          </table:table-cell>
          <table:table-cell table:style-name="ce27" table:formula="of:=(IF([.$A20]*[.G$13]&lt;=[.$B$7];[.$A20]*[.G$13]*[.$B$8];IF(AND([.$A20]*[.G$13]&gt;[.$B$7];[.$A20]*[.G$13]&lt;=[.$C$7]);[.$A20]*[.G$13]*[.$C$8];IF(AND([.$A20]*[.G$13]&gt;[.$C$7];[.$A20]*[.G$13]&lt;[.$D$7]);[.$A20]*[.G$13]*[.$D$8];[.$A20]*[.G$13]*[.$E$8]))))*[.$F$8]" office:value-type="float" office:value="16057.6954952143" calcext:value-type="float">
            <text:p>16.058 </text:p>
          </table:table-cell>
          <table:table-cell table:style-name="ce27" table:formula="of:=(IF([.$A20]*[.H$13]&lt;=[.$B$7];[.$A20]*[.H$13]*[.$B$8];IF(AND([.$A20]*[.H$13]&gt;[.$B$7];[.$A20]*[.H$13]&lt;=[.$C$7]);[.$A20]*[.H$13]*[.$C$8];IF(AND([.$A20]*[.H$13]&gt;[.$C$7];[.$A20]*[.H$13]&lt;[.$D$7]);[.$A20]*[.H$13]*[.$D$8];[.$A20]*[.H$13]*[.$E$8]))))*[.$F$8]" office:value-type="float" office:value="17841.8838835714" calcext:value-type="float">
            <text:p>17.842 </text:p>
          </table:table-cell>
          <table:table-cell table:style-name="ce27" table:formula="of:=(IF([.$A20]*[.I$13]&lt;=[.$B$7];[.$A20]*[.I$13]*[.$B$8];IF(AND([.$A20]*[.I$13]&gt;[.$B$7];[.$A20]*[.I$13]&lt;=[.$C$7]);[.$A20]*[.I$13]*[.$C$8];IF(AND([.$A20]*[.I$13]&gt;[.$C$7];[.$A20]*[.I$13]&lt;[.$D$7]);[.$A20]*[.I$13]*[.$D$8];[.$A20]*[.I$13]*[.$E$8]))))*[.$F$8]" office:value-type="float" office:value="19626.0722719286" calcext:value-type="float">
            <text:p>19.626 </text:p>
          </table:table-cell>
          <table:table-cell table:style-name="ce27" table:formula="of:=(IF([.$A20]*[.J$13]&lt;=[.$B$7];[.$A20]*[.J$13]*[.$B$8];IF(AND([.$A20]*[.J$13]&gt;[.$B$7];[.$A20]*[.J$13]&lt;=[.$C$7]);[.$A20]*[.J$13]*[.$C$8];IF(AND([.$A20]*[.J$13]&gt;[.$C$7];[.$A20]*[.J$13]&lt;[.$D$7]);[.$A20]*[.J$13]*[.$D$8];[.$A20]*[.J$13]*[.$E$8]))))*[.$F$8]" office:value-type="float" office:value="21410.2606602857" calcext:value-type="float">
            <text:p>21.410 </text:p>
          </table:table-cell>
          <table:table-cell table:style-name="ce27" table:formula="of:=(IF([.$A20]*[.K$13]&lt;=[.$B$7];[.$A20]*[.K$13]*[.$B$8];IF(AND([.$A20]*[.K$13]&gt;[.$B$7];[.$A20]*[.K$13]&lt;=[.$C$7]);[.$A20]*[.K$13]*[.$C$8];IF(AND([.$A20]*[.K$13]&gt;[.$C$7];[.$A20]*[.K$13]&lt;[.$D$7]);[.$A20]*[.K$13]*[.$D$8];[.$A20]*[.K$13]*[.$E$8]))))*[.$F$8]" office:value-type="float" office:value="23194.4490486429" calcext:value-type="float">
            <text:p>23.194 </text:p>
          </table:table-cell>
          <table:table-cell table:style-name="ce27" table:formula="of:=(IF([.$A20]*[.L$13]&lt;=[.$B$7];[.$A20]*[.L$13]*[.$B$8];IF(AND([.$A20]*[.L$13]&gt;[.$B$7];[.$A20]*[.L$13]&lt;=[.$C$7]);[.$A20]*[.L$13]*[.$C$8];IF(AND([.$A20]*[.L$13]&gt;[.$C$7];[.$A20]*[.L$13]&lt;[.$D$7]);[.$A20]*[.L$13]*[.$D$8];[.$A20]*[.L$13]*[.$E$8]))))*[.$F$8]" office:value-type="float" office:value="24978.637437" calcext:value-type="float">
            <text:p>24.979 </text:p>
          </table:table-cell>
          <table:table-cell table:style-name="ce27" table:formula="of:=(IF([.$A20]*[.M$13]&lt;=[.$B$7];[.$A20]*[.M$13]*[.$B$8];IF(AND([.$A20]*[.M$13]&gt;[.$B$7];[.$A20]*[.M$13]&lt;=[.$C$7]);[.$A20]*[.M$13]*[.$C$8];IF(AND([.$A20]*[.M$13]&gt;[.$C$7];[.$A20]*[.M$13]&lt;[.$D$7]);[.$A20]*[.M$13]*[.$D$8];[.$A20]*[.M$13]*[.$E$8]))))*[.$F$8]" office:value-type="float" office:value="26762.8258253572" calcext:value-type="float">
            <text:p>26.763 </text:p>
          </table:table-cell>
          <table:table-cell table:style-name="ce27" table:formula="of:=(IF([.$A20]*[.N$13]&lt;=[.$B$7];[.$A20]*[.N$13]*[.$B$8];IF(AND([.$A20]*[.N$13]&gt;[.$B$7];[.$A20]*[.N$13]&lt;=[.$C$7]);[.$A20]*[.N$13]*[.$C$8];IF(AND([.$A20]*[.N$13]&gt;[.$C$7];[.$A20]*[.N$13]&lt;[.$D$7]);[.$A20]*[.N$13]*[.$D$8];[.$A20]*[.N$13]*[.$E$8]))))*[.$F$8]" office:value-type="float" office:value="28547.0142137143" calcext:value-type="float">
            <text:p>28.547 </text:p>
          </table:table-cell>
          <table:table-cell table:style-name="ce27" table:formula="of:=(IF([.$A20]*[.O$13]&lt;=[.$B$7];[.$A20]*[.O$13]*[.$B$8];IF(AND([.$A20]*[.O$13]&gt;[.$B$7];[.$A20]*[.O$13]&lt;=[.$C$7]);[.$A20]*[.O$13]*[.$C$8];IF(AND([.$A20]*[.O$13]&gt;[.$C$7];[.$A20]*[.O$13]&lt;[.$D$7]);[.$A20]*[.O$13]*[.$D$8];[.$A20]*[.O$13]*[.$E$8]))))*[.$F$8]" office:value-type="float" office:value="30331.2026020714" calcext:value-type="float">
            <text:p>30.331 </text:p>
          </table:table-cell>
          <table:table-cell table:style-name="ce27" table:formula="of:=(IF([.$A20]*[.P$13]&lt;=[.$B$7];[.$A20]*[.P$13]*[.$B$8];IF(AND([.$A20]*[.P$13]&gt;[.$B$7];[.$A20]*[.P$13]&lt;=[.$C$7]);[.$A20]*[.P$13]*[.$C$8];IF(AND([.$A20]*[.P$13]&gt;[.$C$7];[.$A20]*[.P$13]&lt;[.$D$7]);[.$A20]*[.P$13]*[.$D$8];[.$A20]*[.P$13]*[.$E$8]))))*[.$F$8]" office:value-type="float" office:value="32115.3909904286" calcext:value-type="float">
            <text:p>32.115 </text:p>
          </table:table-cell>
          <table:table-cell table:style-name="ce27" table:formula="of:=(IF([.$A20]*[.Q$13]&lt;=[.$B$7];[.$A20]*[.Q$13]*[.$B$8];IF(AND([.$A20]*[.Q$13]&gt;[.$B$7];[.$A20]*[.Q$13]&lt;=[.$C$7]);[.$A20]*[.Q$13]*[.$C$8];IF(AND([.$A20]*[.Q$13]&gt;[.$C$7];[.$A20]*[.Q$13]&lt;[.$D$7]);[.$A20]*[.Q$13]*[.$D$8];[.$A20]*[.Q$13]*[.$E$8]))))*[.$F$8]" office:value-type="float" office:value="33899.5793787857" calcext:value-type="float">
            <text:p>33.900 </text:p>
          </table:table-cell>
          <table:table-cell table:style-name="ce27" table:formula="of:=(IF([.$A20]*[.R$13]&lt;=[.$B$7];[.$A20]*[.R$13]*[.$B$8];IF(AND([.$A20]*[.R$13]&gt;[.$B$7];[.$A20]*[.R$13]&lt;=[.$C$7]);[.$A20]*[.R$13]*[.$C$8];IF(AND([.$A20]*[.R$13]&gt;[.$C$7];[.$A20]*[.R$13]&lt;[.$D$7]);[.$A20]*[.R$13]*[.$D$8];[.$A20]*[.R$13]*[.$E$8]))))*[.$F$8]" office:value-type="float" office:value="35683.7677671429" calcext:value-type="float">
            <text:p>35.684 </text:p>
          </table:table-cell>
          <table:table-cell table:style-name="ce8" table:formula="of:=+[.S19]+0.5" office:value-type="float" office:value="5" calcext:value-type="float">
            <text:p>5,00 </text:p>
          </table:table-cell>
          <table:table-cell table:number-columns-repeated="2"/>
          <table:table-cell table:style-name="ce75"/>
          <table:table-cell table:number-columns-repeated="1002"/>
        </table:table-row>
        <table:table-row table:style-name="ro2">
          <table:table-cell table:style-name="ce5" table:formula="of:=+[.A20]+0.5" office:value-type="float" office:value="5.5" calcext:value-type="float">
            <text:p>5,50 </text:p>
          </table:table-cell>
          <table:table-cell table:style-name="ce13" table:formula="of:=(IF([.$A21]*[.B$13]&lt;=[.$B$7];[.$A21]*[.B$13]*[.$B$8];IF(AND([.$A21]*[.B$13]&gt;[.$B$7];[.$A21]*[.B$13]&lt;=[.$C$7]);[.$A21]*[.B$13]*[.$C$8];IF(AND([.$A21]*[.B$13]&gt;[.$C$7];[.$A21]*[.B$13]&lt;[.$D$7]);[.$A21]*[.B$13]*[.$D$8];[.$A21]*[.B$13]*[.$E$8]))))*[.$F$8]" office:value-type="float" office:value="8598.37960729307" calcext:value-type="float">
            <text:p>8.598 </text:p>
          </table:table-cell>
          <table:table-cell table:style-name="ce24" table:formula="of:=(IF([.$A21]*[.C$13]&lt;=[.$B$7];[.$A21]*[.C$13]*[.$B$8];IF(AND([.$A21]*[.C$13]&gt;[.$B$7];[.$A21]*[.C$13]&lt;=[.$C$7]);[.$A21]*[.C$13]*[.$C$8];IF(AND([.$A21]*[.C$13]&gt;[.$C$7];[.$A21]*[.C$13]&lt;[.$D$7]);[.$A21]*[.C$13]*[.$D$8];[.$A21]*[.C$13]*[.$E$8]))))*[.$F$8]" office:value-type="float" office:value="10426.8282005397" calcext:value-type="float">
            <text:p>10.427 </text:p>
          </table:table-cell>
          <table:table-cell table:style-name="ce24" table:formula="of:=(IF([.$A21]*[.D$13]&lt;=[.$B$7];[.$A21]*[.D$13]*[.$B$8];IF(AND([.$A21]*[.D$13]&gt;[.$B$7];[.$A21]*[.D$13]&lt;=[.$C$7]);[.$A21]*[.D$13]*[.$C$8];IF(AND([.$A21]*[.D$13]&gt;[.$C$7];[.$A21]*[.D$13]&lt;[.$D$7]);[.$A21]*[.D$13]*[.$D$8];[.$A21]*[.D$13]*[.$E$8]))))*[.$F$8]" office:value-type="float" office:value="12138.3331787424" calcext:value-type="float">
            <text:p>12.138 </text:p>
          </table:table-cell>
          <table:table-cell table:style-name="ce24" table:formula="of:=(IF([.$A21]*[.E$13]&lt;=[.$B$7];[.$A21]*[.E$13]*[.$B$8];IF(AND([.$A21]*[.E$13]&gt;[.$B$7];[.$A21]*[.E$13]&lt;=[.$C$7]);[.$A21]*[.E$13]*[.$C$8];IF(AND([.$A21]*[.E$13]&gt;[.$C$7];[.$A21]*[.E$13]&lt;[.$D$7]);[.$A21]*[.E$13]*[.$D$8];[.$A21]*[.E$13]*[.$E$8]))))*[.$F$8]" office:value-type="float" office:value="14161.3887085328" calcext:value-type="float">
            <text:p>14.161 </text:p>
          </table:table-cell>
          <table:table-cell table:style-name="ce24" table:formula="of:=(IF([.$A21]*[.F$13]&lt;=[.$B$7];[.$A21]*[.F$13]*[.$B$8];IF(AND([.$A21]*[.F$13]&gt;[.$B$7];[.$A21]*[.F$13]&lt;=[.$C$7]);[.$A21]*[.F$13]*[.$C$8];IF(AND([.$A21]*[.F$13]&gt;[.$C$7];[.$A21]*[.F$13]&lt;[.$D$7]);[.$A21]*[.F$13]*[.$D$8];[.$A21]*[.F$13]*[.$E$8]))))*[.$F$8]" office:value-type="float" office:value="15700.8578175429" calcext:value-type="float">
            <text:p>15.701 </text:p>
          </table:table-cell>
          <table:table-cell table:style-name="ce24" table:formula="of:=(IF([.$A21]*[.G$13]&lt;=[.$B$7];[.$A21]*[.G$13]*[.$B$8];IF(AND([.$A21]*[.G$13]&gt;[.$B$7];[.$A21]*[.G$13]&lt;=[.$C$7]);[.$A21]*[.G$13]*[.$C$8];IF(AND([.$A21]*[.G$13]&gt;[.$C$7];[.$A21]*[.G$13]&lt;[.$D$7]);[.$A21]*[.G$13]*[.$D$8];[.$A21]*[.G$13]*[.$E$8]))))*[.$F$8]" office:value-type="float" office:value="17663.4650447357" calcext:value-type="float">
            <text:p>17.663 </text:p>
          </table:table-cell>
          <table:table-cell table:style-name="ce24" table:formula="of:=(IF([.$A21]*[.H$13]&lt;=[.$B$7];[.$A21]*[.H$13]*[.$B$8];IF(AND([.$A21]*[.H$13]&gt;[.$B$7];[.$A21]*[.H$13]&lt;=[.$C$7]);[.$A21]*[.H$13]*[.$C$8];IF(AND([.$A21]*[.H$13]&gt;[.$C$7];[.$A21]*[.H$13]&lt;[.$D$7]);[.$A21]*[.H$13]*[.$D$8];[.$A21]*[.H$13]*[.$E$8]))))*[.$F$8]" office:value-type="float" office:value="19626.0722719286" calcext:value-type="float">
            <text:p>19.626 </text:p>
          </table:table-cell>
          <table:table-cell table:style-name="ce24" table:formula="of:=(IF([.$A21]*[.I$13]&lt;=[.$B$7];[.$A21]*[.I$13]*[.$B$8];IF(AND([.$A21]*[.I$13]&gt;[.$B$7];[.$A21]*[.I$13]&lt;=[.$C$7]);[.$A21]*[.I$13]*[.$C$8];IF(AND([.$A21]*[.I$13]&gt;[.$C$7];[.$A21]*[.I$13]&lt;[.$D$7]);[.$A21]*[.I$13]*[.$D$8];[.$A21]*[.I$13]*[.$E$8]))))*[.$F$8]" office:value-type="float" office:value="21588.6794991214" calcext:value-type="float">
            <text:p>21.589 </text:p>
          </table:table-cell>
          <table:table-cell table:style-name="ce24" table:formula="of:=(IF([.$A21]*[.J$13]&lt;=[.$B$7];[.$A21]*[.J$13]*[.$B$8];IF(AND([.$A21]*[.J$13]&gt;[.$B$7];[.$A21]*[.J$13]&lt;=[.$C$7]);[.$A21]*[.J$13]*[.$C$8];IF(AND([.$A21]*[.J$13]&gt;[.$C$7];[.$A21]*[.J$13]&lt;[.$D$7]);[.$A21]*[.J$13]*[.$D$8];[.$A21]*[.J$13]*[.$E$8]))))*[.$F$8]" office:value-type="float" office:value="23551.2867263143" calcext:value-type="float">
            <text:p>23.551 </text:p>
          </table:table-cell>
          <table:table-cell table:style-name="ce24" table:formula="of:=(IF([.$A21]*[.K$13]&lt;=[.$B$7];[.$A21]*[.K$13]*[.$B$8];IF(AND([.$A21]*[.K$13]&gt;[.$B$7];[.$A21]*[.K$13]&lt;=[.$C$7]);[.$A21]*[.K$13]*[.$C$8];IF(AND([.$A21]*[.K$13]&gt;[.$C$7];[.$A21]*[.K$13]&lt;[.$D$7]);[.$A21]*[.K$13]*[.$D$8];[.$A21]*[.K$13]*[.$E$8]))))*[.$F$8]" office:value-type="float" office:value="25513.8939535072" calcext:value-type="float">
            <text:p>25.514 </text:p>
          </table:table-cell>
          <table:table-cell table:style-name="ce24" table:formula="of:=(IF([.$A21]*[.L$13]&lt;=[.$B$7];[.$A21]*[.L$13]*[.$B$8];IF(AND([.$A21]*[.L$13]&gt;[.$B$7];[.$A21]*[.L$13]&lt;=[.$C$7]);[.$A21]*[.L$13]*[.$C$8];IF(AND([.$A21]*[.L$13]&gt;[.$C$7];[.$A21]*[.L$13]&lt;[.$D$7]);[.$A21]*[.L$13]*[.$D$8];[.$A21]*[.L$13]*[.$E$8]))))*[.$F$8]" office:value-type="float" office:value="27476.5011807" calcext:value-type="float">
            <text:p>27.477 </text:p>
          </table:table-cell>
          <table:table-cell table:style-name="ce24" table:formula="of:=(IF([.$A21]*[.M$13]&lt;=[.$B$7];[.$A21]*[.M$13]*[.$B$8];IF(AND([.$A21]*[.M$13]&gt;[.$B$7];[.$A21]*[.M$13]&lt;=[.$C$7]);[.$A21]*[.M$13]*[.$C$8];IF(AND([.$A21]*[.M$13]&gt;[.$C$7];[.$A21]*[.M$13]&lt;[.$D$7]);[.$A21]*[.M$13]*[.$D$8];[.$A21]*[.M$13]*[.$E$8]))))*[.$F$8]" office:value-type="float" office:value="29439.1084078929" calcext:value-type="float">
            <text:p>29.439 </text:p>
          </table:table-cell>
          <table:table-cell table:style-name="ce24" table:formula="of:=(IF([.$A21]*[.N$13]&lt;=[.$B$7];[.$A21]*[.N$13]*[.$B$8];IF(AND([.$A21]*[.N$13]&gt;[.$B$7];[.$A21]*[.N$13]&lt;=[.$C$7]);[.$A21]*[.N$13]*[.$C$8];IF(AND([.$A21]*[.N$13]&gt;[.$C$7];[.$A21]*[.N$13]&lt;[.$D$7]);[.$A21]*[.N$13]*[.$D$8];[.$A21]*[.N$13]*[.$E$8]))))*[.$F$8]" office:value-type="float" office:value="31401.7156350857" calcext:value-type="float">
            <text:p>31.402 </text:p>
          </table:table-cell>
          <table:table-cell table:style-name="ce24" table:formula="of:=(IF([.$A21]*[.O$13]&lt;=[.$B$7];[.$A21]*[.O$13]*[.$B$8];IF(AND([.$A21]*[.O$13]&gt;[.$B$7];[.$A21]*[.O$13]&lt;=[.$C$7]);[.$A21]*[.O$13]*[.$C$8];IF(AND([.$A21]*[.O$13]&gt;[.$C$7];[.$A21]*[.O$13]&lt;[.$D$7]);[.$A21]*[.O$13]*[.$D$8];[.$A21]*[.O$13]*[.$E$8]))))*[.$F$8]" office:value-type="float" office:value="33364.3228622786" calcext:value-type="float">
            <text:p>33.364 </text:p>
          </table:table-cell>
          <table:table-cell table:style-name="ce24" table:formula="of:=(IF([.$A21]*[.P$13]&lt;=[.$B$7];[.$A21]*[.P$13]*[.$B$8];IF(AND([.$A21]*[.P$13]&gt;[.$B$7];[.$A21]*[.P$13]&lt;=[.$C$7]);[.$A21]*[.P$13]*[.$C$8];IF(AND([.$A21]*[.P$13]&gt;[.$C$7];[.$A21]*[.P$13]&lt;[.$D$7]);[.$A21]*[.P$13]*[.$D$8];[.$A21]*[.P$13]*[.$E$8]))))*[.$F$8]" office:value-type="float" office:value="35326.9300894715" calcext:value-type="float">
            <text:p>35.327 </text:p>
          </table:table-cell>
          <table:table-cell table:style-name="ce24" table:formula="of:=(IF([.$A21]*[.Q$13]&lt;=[.$B$7];[.$A21]*[.Q$13]*[.$B$8];IF(AND([.$A21]*[.Q$13]&gt;[.$B$7];[.$A21]*[.Q$13]&lt;=[.$C$7]);[.$A21]*[.Q$13]*[.$C$8];IF(AND([.$A21]*[.Q$13]&gt;[.$C$7];[.$A21]*[.Q$13]&lt;[.$D$7]);[.$A21]*[.Q$13]*[.$D$8];[.$A21]*[.Q$13]*[.$E$8]))))*[.$F$8]" office:value-type="float" office:value="37289.5373166643" calcext:value-type="float">
            <text:p>37.290 </text:p>
          </table:table-cell>
          <table:table-cell table:style-name="ce24" table:formula="of:=(IF([.$A21]*[.R$13]&lt;=[.$B$7];[.$A21]*[.R$13]*[.$B$8];IF(AND([.$A21]*[.R$13]&gt;[.$B$7];[.$A21]*[.R$13]&lt;=[.$C$7]);[.$A21]*[.R$13]*[.$C$8];IF(AND([.$A21]*[.R$13]&gt;[.$C$7];[.$A21]*[.R$13]&lt;[.$D$7]);[.$A21]*[.R$13]*[.$D$8];[.$A21]*[.R$13]*[.$E$8]))))*[.$F$8]" office:value-type="float" office:value="39252.1445438572" calcext:value-type="float">
            <text:p>39.252 </text:p>
          </table:table-cell>
          <table:table-cell table:style-name="ce5" table:formula="of:=+[.S20]+0.5" office:value-type="float" office:value="5.5" calcext:value-type="float">
            <text:p>5,50 </text:p>
          </table:table-cell>
          <table:table-cell table:number-columns-repeated="1005"/>
        </table:table-row>
        <table:table-row table:style-name="ro2">
          <table:table-cell table:style-name="ce5" table:formula="of:=+[.A21]+0.5" office:value-type="float" office:value="6" calcext:value-type="float">
            <text:p>6,00 </text:p>
          </table:table-cell>
          <table:table-cell table:style-name="ce13" table:formula="of:=(IF([.$A22]*[.B$13]&lt;=[.$B$7];[.$A22]*[.B$13]*[.$B$8];IF(AND([.$A22]*[.B$13]&gt;[.$B$7];[.$A22]*[.B$13]&lt;=[.$C$7]);[.$A22]*[.B$13]*[.$C$8];IF(AND([.$A22]*[.B$13]&gt;[.$C$7];[.$A22]*[.B$13]&lt;[.$D$7]);[.$A22]*[.B$13]*[.$D$8];[.$A22]*[.B$13]*[.$E$8]))))*[.$F$8]" office:value-type="float" office:value="9380.05048068335" calcext:value-type="float">
            <text:p>9.380 </text:p>
          </table:table-cell>
          <table:table-cell table:style-name="ce24" table:formula="of:=(IF([.$A22]*[.C$13]&lt;=[.$B$7];[.$A22]*[.C$13]*[.$B$8];IF(AND([.$A22]*[.C$13]&gt;[.$B$7];[.$A22]*[.C$13]&lt;=[.$C$7]);[.$A22]*[.C$13]*[.$C$8];IF(AND([.$A22]*[.C$13]&gt;[.$C$7];[.$A22]*[.C$13]&lt;[.$D$7]);[.$A22]*[.C$13]*[.$D$8];[.$A22]*[.C$13]*[.$E$8]))))*[.$F$8]" office:value-type="float" office:value="11374.721673316" calcext:value-type="float">
            <text:p>11.375 </text:p>
          </table:table-cell>
          <table:table-cell table:style-name="ce24" table:formula="of:=(IF([.$A22]*[.D$13]&lt;=[.$B$7];[.$A22]*[.D$13]*[.$B$8];IF(AND([.$A22]*[.D$13]&gt;[.$B$7];[.$A22]*[.D$13]&lt;=[.$C$7]);[.$A22]*[.D$13]*[.$C$8];IF(AND([.$A22]*[.D$13]&gt;[.$C$7];[.$A22]*[.D$13]&lt;[.$D$7]);[.$A22]*[.D$13]*[.$D$8];[.$A22]*[.D$13]*[.$E$8]))))*[.$F$8]" office:value-type="float" office:value="13241.8180131735" calcext:value-type="float">
            <text:p>13.242 </text:p>
          </table:table-cell>
          <table:table-cell table:style-name="ce24" table:formula="of:=(IF([.$A22]*[.E$13]&lt;=[.$B$7];[.$A22]*[.E$13]*[.$B$8];IF(AND([.$A22]*[.E$13]&gt;[.$B$7];[.$A22]*[.E$13]&lt;=[.$C$7]);[.$A22]*[.E$13]*[.$C$8];IF(AND([.$A22]*[.E$13]&gt;[.$C$7];[.$A22]*[.E$13]&lt;[.$D$7]);[.$A22]*[.E$13]*[.$D$8];[.$A22]*[.E$13]*[.$E$8]))))*[.$F$8]" office:value-type="float" office:value="15448.7876820358" calcext:value-type="float">
            <text:p>15.449 </text:p>
          </table:table-cell>
          <table:table-cell table:style-name="ce24" table:formula="of:=(IF([.$A22]*[.F$13]&lt;=[.$B$7];[.$A22]*[.F$13]*[.$B$8];IF(AND([.$A22]*[.F$13]&gt;[.$B$7];[.$A22]*[.F$13]&lt;=[.$C$7]);[.$A22]*[.F$13]*[.$C$8];IF(AND([.$A22]*[.F$13]&gt;[.$C$7];[.$A22]*[.F$13]&lt;[.$D$7]);[.$A22]*[.F$13]*[.$D$8];[.$A22]*[.F$13]*[.$E$8]))))*[.$F$8]" office:value-type="float" office:value="17128.2085282286" calcext:value-type="float">
            <text:p>17.128 </text:p>
          </table:table-cell>
          <table:table-cell table:style-name="ce24" table:formula="of:=(IF([.$A22]*[.G$13]&lt;=[.$B$7];[.$A22]*[.G$13]*[.$B$8];IF(AND([.$A22]*[.G$13]&gt;[.$B$7];[.$A22]*[.G$13]&lt;=[.$C$7]);[.$A22]*[.G$13]*[.$C$8];IF(AND([.$A22]*[.G$13]&gt;[.$C$7];[.$A22]*[.G$13]&lt;[.$D$7]);[.$A22]*[.G$13]*[.$D$8];[.$A22]*[.G$13]*[.$E$8]))))*[.$F$8]" office:value-type="float" office:value="19269.2345942572" calcext:value-type="float">
            <text:p>19.269 </text:p>
          </table:table-cell>
          <table:table-cell table:style-name="ce24" table:formula="of:=(IF([.$A22]*[.H$13]&lt;=[.$B$7];[.$A22]*[.H$13]*[.$B$8];IF(AND([.$A22]*[.H$13]&gt;[.$B$7];[.$A22]*[.H$13]&lt;=[.$C$7]);[.$A22]*[.H$13]*[.$C$8];IF(AND([.$A22]*[.H$13]&gt;[.$C$7];[.$A22]*[.H$13]&lt;[.$D$7]);[.$A22]*[.H$13]*[.$D$8];[.$A22]*[.H$13]*[.$E$8]))))*[.$F$8]" office:value-type="float" office:value="21410.2606602857" calcext:value-type="float">
            <text:p>21.410 </text:p>
          </table:table-cell>
          <table:table-cell table:style-name="ce24" table:formula="of:=(IF([.$A22]*[.I$13]&lt;=[.$B$7];[.$A22]*[.I$13]*[.$B$8];IF(AND([.$A22]*[.I$13]&gt;[.$B$7];[.$A22]*[.I$13]&lt;=[.$C$7]);[.$A22]*[.I$13]*[.$C$8];IF(AND([.$A22]*[.I$13]&gt;[.$C$7];[.$A22]*[.I$13]&lt;[.$D$7]);[.$A22]*[.I$13]*[.$D$8];[.$A22]*[.I$13]*[.$E$8]))))*[.$F$8]" office:value-type="float" office:value="23551.2867263143" calcext:value-type="float">
            <text:p>23.551 </text:p>
          </table:table-cell>
          <table:table-cell table:style-name="ce24" table:formula="of:=(IF([.$A22]*[.J$13]&lt;=[.$B$7];[.$A22]*[.J$13]*[.$B$8];IF(AND([.$A22]*[.J$13]&gt;[.$B$7];[.$A22]*[.J$13]&lt;=[.$C$7]);[.$A22]*[.J$13]*[.$C$8];IF(AND([.$A22]*[.J$13]&gt;[.$C$7];[.$A22]*[.J$13]&lt;[.$D$7]);[.$A22]*[.J$13]*[.$D$8];[.$A22]*[.J$13]*[.$E$8]))))*[.$F$8]" office:value-type="float" office:value="25692.3127923429" calcext:value-type="float">
            <text:p>25.692 </text:p>
          </table:table-cell>
          <table:table-cell table:style-name="ce24" table:formula="of:=(IF([.$A22]*[.K$13]&lt;=[.$B$7];[.$A22]*[.K$13]*[.$B$8];IF(AND([.$A22]*[.K$13]&gt;[.$B$7];[.$A22]*[.K$13]&lt;=[.$C$7]);[.$A22]*[.K$13]*[.$C$8];IF(AND([.$A22]*[.K$13]&gt;[.$C$7];[.$A22]*[.K$13]&lt;[.$D$7]);[.$A22]*[.K$13]*[.$D$8];[.$A22]*[.K$13]*[.$E$8]))))*[.$F$8]" office:value-type="float" office:value="27833.3388583714" calcext:value-type="float">
            <text:p>27.833 </text:p>
          </table:table-cell>
          <table:table-cell table:style-name="ce24" table:formula="of:=(IF([.$A22]*[.L$13]&lt;=[.$B$7];[.$A22]*[.L$13]*[.$B$8];IF(AND([.$A22]*[.L$13]&gt;[.$B$7];[.$A22]*[.L$13]&lt;=[.$C$7]);[.$A22]*[.L$13]*[.$C$8];IF(AND([.$A22]*[.L$13]&gt;[.$C$7];[.$A22]*[.L$13]&lt;[.$D$7]);[.$A22]*[.L$13]*[.$D$8];[.$A22]*[.L$13]*[.$E$8]))))*[.$F$8]" office:value-type="float" office:value="29974.3649244" calcext:value-type="float">
            <text:p>29.974 </text:p>
          </table:table-cell>
          <table:table-cell table:style-name="ce24" table:formula="of:=(IF([.$A22]*[.M$13]&lt;=[.$B$7];[.$A22]*[.M$13]*[.$B$8];IF(AND([.$A22]*[.M$13]&gt;[.$B$7];[.$A22]*[.M$13]&lt;=[.$C$7]);[.$A22]*[.M$13]*[.$C$8];IF(AND([.$A22]*[.M$13]&gt;[.$C$7];[.$A22]*[.M$13]&lt;[.$D$7]);[.$A22]*[.M$13]*[.$D$8];[.$A22]*[.M$13]*[.$E$8]))))*[.$F$8]" office:value-type="float" office:value="32115.3909904286" calcext:value-type="float">
            <text:p>32.115 </text:p>
          </table:table-cell>
          <table:table-cell table:style-name="ce24" table:formula="of:=(IF([.$A22]*[.N$13]&lt;=[.$B$7];[.$A22]*[.N$13]*[.$B$8];IF(AND([.$A22]*[.N$13]&gt;[.$B$7];[.$A22]*[.N$13]&lt;=[.$C$7]);[.$A22]*[.N$13]*[.$C$8];IF(AND([.$A22]*[.N$13]&gt;[.$C$7];[.$A22]*[.N$13]&lt;[.$D$7]);[.$A22]*[.N$13]*[.$D$8];[.$A22]*[.N$13]*[.$E$8]))))*[.$F$8]" office:value-type="float" office:value="34256.4170564572" calcext:value-type="float">
            <text:p>34.256 </text:p>
          </table:table-cell>
          <table:table-cell table:style-name="ce24" table:formula="of:=(IF([.$A22]*[.O$13]&lt;=[.$B$7];[.$A22]*[.O$13]*[.$B$8];IF(AND([.$A22]*[.O$13]&gt;[.$B$7];[.$A22]*[.O$13]&lt;=[.$C$7]);[.$A22]*[.O$13]*[.$C$8];IF(AND([.$A22]*[.O$13]&gt;[.$C$7];[.$A22]*[.O$13]&lt;[.$D$7]);[.$A22]*[.O$13]*[.$D$8];[.$A22]*[.O$13]*[.$E$8]))))*[.$F$8]" office:value-type="float" office:value="36397.4431224857" calcext:value-type="float">
            <text:p>36.397 </text:p>
          </table:table-cell>
          <table:table-cell table:style-name="ce24" table:formula="of:=(IF([.$A22]*[.P$13]&lt;=[.$B$7];[.$A22]*[.P$13]*[.$B$8];IF(AND([.$A22]*[.P$13]&gt;[.$B$7];[.$A22]*[.P$13]&lt;=[.$C$7]);[.$A22]*[.P$13]*[.$C$8];IF(AND([.$A22]*[.P$13]&gt;[.$C$7];[.$A22]*[.P$13]&lt;[.$D$7]);[.$A22]*[.P$13]*[.$D$8];[.$A22]*[.P$13]*[.$E$8]))))*[.$F$8]" office:value-type="float" office:value="38538.4691885143" calcext:value-type="float">
            <text:p>38.538 </text:p>
          </table:table-cell>
          <table:table-cell table:style-name="ce24" table:formula="of:=(IF([.$A22]*[.Q$13]&lt;=[.$B$7];[.$A22]*[.Q$13]*[.$B$8];IF(AND([.$A22]*[.Q$13]&gt;[.$B$7];[.$A22]*[.Q$13]&lt;=[.$C$7]);[.$A22]*[.Q$13]*[.$C$8];IF(AND([.$A22]*[.Q$13]&gt;[.$C$7];[.$A22]*[.Q$13]&lt;[.$D$7]);[.$A22]*[.Q$13]*[.$D$8];[.$A22]*[.Q$13]*[.$E$8]))))*[.$F$8]" office:value-type="float" office:value="40679.4952545429" calcext:value-type="float">
            <text:p>40.679 </text:p>
          </table:table-cell>
          <table:table-cell table:style-name="ce24" table:formula="of:=(IF([.$A22]*[.R$13]&lt;=[.$B$7];[.$A22]*[.R$13]*[.$B$8];IF(AND([.$A22]*[.R$13]&gt;[.$B$7];[.$A22]*[.R$13]&lt;=[.$C$7]);[.$A22]*[.R$13]*[.$C$8];IF(AND([.$A22]*[.R$13]&gt;[.$C$7];[.$A22]*[.R$13]&lt;[.$D$7]);[.$A22]*[.R$13]*[.$D$8];[.$A22]*[.R$13]*[.$E$8]))))*[.$F$8]" office:value-type="float" office:value="42820.5213205715" calcext:value-type="float">
            <text:p>42.821 </text:p>
          </table:table-cell>
          <table:table-cell table:style-name="ce5" table:formula="of:=+[.S21]+0.5" office:value-type="float" office:value="6" calcext:value-type="float">
            <text:p>6,00 </text:p>
          </table:table-cell>
          <table:table-cell table:number-columns-repeated="1005"/>
        </table:table-row>
        <table:table-row table:style-name="ro2">
          <table:table-cell table:style-name="ce5" table:formula="of:=+[.A22]+0.5" office:value-type="float" office:value="6.5" calcext:value-type="float">
            <text:p>6,50 </text:p>
          </table:table-cell>
          <table:table-cell table:style-name="ce17" table:formula="of:=(IF([.$A23]*[.B$13]&lt;=[.$B$7];[.$A23]*[.B$13]*[.$B$8];IF(AND([.$A23]*[.B$13]&gt;[.$B$7];[.$A23]*[.B$13]&lt;=[.$C$7]);[.$A23]*[.B$13]*[.$C$8];IF(AND([.$A23]*[.B$13]&gt;[.$C$7];[.$A23]*[.B$13]&lt;[.$D$7]);[.$A23]*[.B$13]*[.$D$8];[.$A23]*[.B$13]*[.$E$8]))))*[.$F$8]" office:value-type="float" office:value="9858.09211687391" calcext:value-type="float">
            <text:p>9.858 </text:p>
          </table:table-cell>
          <table:table-cell table:style-name="ce28" table:formula="of:=(IF([.$A23]*[.C$13]&lt;=[.$B$7];[.$A23]*[.C$13]*[.$B$8];IF(AND([.$A23]*[.C$13]&gt;[.$B$7];[.$A23]*[.C$13]&lt;=[.$C$7]);[.$A23]*[.C$13]*[.$C$8];IF(AND([.$A23]*[.C$13]&gt;[.$C$7];[.$A23]*[.C$13]&lt;[.$D$7]);[.$A23]*[.C$13]*[.$D$8];[.$A23]*[.C$13]*[.$E$8]))))*[.$F$8]" office:value-type="float" office:value="11954.4190396705" calcext:value-type="float">
            <text:p>11.954 </text:p>
          </table:table-cell>
          <table:table-cell table:style-name="ce28" table:formula="of:=(IF([.$A23]*[.D$13]&lt;=[.$B$7];[.$A23]*[.D$13]*[.$B$8];IF(AND([.$A23]*[.D$13]&gt;[.$B$7];[.$A23]*[.D$13]&lt;=[.$C$7]);[.$A23]*[.D$13]*[.$C$8];IF(AND([.$A23]*[.D$13]&gt;[.$C$7];[.$A23]*[.D$13]&lt;[.$D$7]);[.$A23]*[.D$13]*[.$D$8];[.$A23]*[.D$13]*[.$E$8]))))*[.$F$8]" office:value-type="float" office:value="14345.3028476046" calcext:value-type="float">
            <text:p>14.345 </text:p>
          </table:table-cell>
          <table:table-cell table:style-name="ce28" table:formula="of:=(IF([.$A23]*[.E$13]&lt;=[.$B$7];[.$A23]*[.E$13]*[.$B$8];IF(AND([.$A23]*[.E$13]&gt;[.$B$7];[.$A23]*[.E$13]&lt;=[.$C$7]);[.$A23]*[.E$13]*[.$C$8];IF(AND([.$A23]*[.E$13]&gt;[.$C$7];[.$A23]*[.E$13]&lt;[.$D$7]);[.$A23]*[.E$13]*[.$D$8];[.$A23]*[.E$13]*[.$E$8]))))*[.$F$8]" office:value-type="float" office:value="16236.11433405" calcext:value-type="float">
            <text:p>16.236 </text:p>
          </table:table-cell>
          <table:table-cell table:style-name="ce28" table:formula="of:=(IF([.$A23]*[.F$13]&lt;=[.$B$7];[.$A23]*[.F$13]*[.$B$8];IF(AND([.$A23]*[.F$13]&gt;[.$B$7];[.$A23]*[.F$13]&lt;=[.$C$7]);[.$A23]*[.F$13]*[.$C$8];IF(AND([.$A23]*[.F$13]&gt;[.$C$7];[.$A23]*[.F$13]&lt;[.$D$7]);[.$A23]*[.F$13]*[.$D$8];[.$A23]*[.F$13]*[.$E$8]))))*[.$F$8]" office:value-type="float" office:value="18555.5592389143" calcext:value-type="float">
            <text:p>18.556 </text:p>
          </table:table-cell>
          <table:table-cell table:style-name="ce28" table:formula="of:=(IF([.$A23]*[.G$13]&lt;=[.$B$7];[.$A23]*[.G$13]*[.$B$8];IF(AND([.$A23]*[.G$13]&gt;[.$B$7];[.$A23]*[.G$13]&lt;=[.$C$7]);[.$A23]*[.G$13]*[.$C$8];IF(AND([.$A23]*[.G$13]&gt;[.$C$7];[.$A23]*[.G$13]&lt;[.$D$7]);[.$A23]*[.G$13]*[.$D$8];[.$A23]*[.G$13]*[.$E$8]))))*[.$F$8]" office:value-type="float" office:value="20875.0041437786" calcext:value-type="float">
            <text:p>20.875 </text:p>
          </table:table-cell>
          <table:table-cell table:style-name="ce28" table:formula="of:=(IF([.$A23]*[.H$13]&lt;=[.$B$7];[.$A23]*[.H$13]*[.$B$8];IF(AND([.$A23]*[.H$13]&gt;[.$B$7];[.$A23]*[.H$13]&lt;=[.$C$7]);[.$A23]*[.H$13]*[.$C$8];IF(AND([.$A23]*[.H$13]&gt;[.$C$7];[.$A23]*[.H$13]&lt;[.$D$7]);[.$A23]*[.H$13]*[.$D$8];[.$A23]*[.H$13]*[.$E$8]))))*[.$F$8]" office:value-type="float" office:value="23194.4490486429" calcext:value-type="float">
            <text:p>23.194 </text:p>
          </table:table-cell>
          <table:table-cell table:style-name="ce28" table:formula="of:=(IF([.$A23]*[.I$13]&lt;=[.$B$7];[.$A23]*[.I$13]*[.$B$8];IF(AND([.$A23]*[.I$13]&gt;[.$B$7];[.$A23]*[.I$13]&lt;=[.$C$7]);[.$A23]*[.I$13]*[.$C$8];IF(AND([.$A23]*[.I$13]&gt;[.$C$7];[.$A23]*[.I$13]&lt;[.$D$7]);[.$A23]*[.I$13]*[.$D$8];[.$A23]*[.I$13]*[.$E$8]))))*[.$F$8]" office:value-type="float" office:value="25513.8939535072" calcext:value-type="float">
            <text:p>25.514 </text:p>
          </table:table-cell>
          <table:table-cell table:style-name="ce28" table:formula="of:=(IF([.$A23]*[.J$13]&lt;=[.$B$7];[.$A23]*[.J$13]*[.$B$8];IF(AND([.$A23]*[.J$13]&gt;[.$B$7];[.$A23]*[.J$13]&lt;=[.$C$7]);[.$A23]*[.J$13]*[.$C$8];IF(AND([.$A23]*[.J$13]&gt;[.$C$7];[.$A23]*[.J$13]&lt;[.$D$7]);[.$A23]*[.J$13]*[.$D$8];[.$A23]*[.J$13]*[.$E$8]))))*[.$F$8]" office:value-type="float" office:value="27833.3388583714" calcext:value-type="float">
            <text:p>27.833 </text:p>
          </table:table-cell>
          <table:table-cell table:style-name="ce28" table:formula="of:=(IF([.$A23]*[.K$13]&lt;=[.$B$7];[.$A23]*[.K$13]*[.$B$8];IF(AND([.$A23]*[.K$13]&gt;[.$B$7];[.$A23]*[.K$13]&lt;=[.$C$7]);[.$A23]*[.K$13]*[.$C$8];IF(AND([.$A23]*[.K$13]&gt;[.$C$7];[.$A23]*[.K$13]&lt;[.$D$7]);[.$A23]*[.K$13]*[.$D$8];[.$A23]*[.K$13]*[.$E$8]))))*[.$F$8]" office:value-type="float" office:value="30152.7837632357" calcext:value-type="float">
            <text:p>30.153 </text:p>
          </table:table-cell>
          <table:table-cell table:style-name="ce28" table:formula="of:=(IF([.$A23]*[.L$13]&lt;=[.$B$7];[.$A23]*[.L$13]*[.$B$8];IF(AND([.$A23]*[.L$13]&gt;[.$B$7];[.$A23]*[.L$13]&lt;=[.$C$7]);[.$A23]*[.L$13]*[.$C$8];IF(AND([.$A23]*[.L$13]&gt;[.$C$7];[.$A23]*[.L$13]&lt;[.$D$7]);[.$A23]*[.L$13]*[.$D$8];[.$A23]*[.L$13]*[.$E$8]))))*[.$F$8]" office:value-type="float" office:value="32472.2286681" calcext:value-type="float">
            <text:p>32.472 </text:p>
          </table:table-cell>
          <table:table-cell table:style-name="ce28" table:formula="of:=(IF([.$A23]*[.M$13]&lt;=[.$B$7];[.$A23]*[.M$13]*[.$B$8];IF(AND([.$A23]*[.M$13]&gt;[.$B$7];[.$A23]*[.M$13]&lt;=[.$C$7]);[.$A23]*[.M$13]*[.$C$8];IF(AND([.$A23]*[.M$13]&gt;[.$C$7];[.$A23]*[.M$13]&lt;[.$D$7]);[.$A23]*[.M$13]*[.$D$8];[.$A23]*[.M$13]*[.$E$8]))))*[.$F$8]" office:value-type="float" office:value="34791.6735729643" calcext:value-type="float">
            <text:p>34.792 </text:p>
          </table:table-cell>
          <table:table-cell table:style-name="ce28" table:formula="of:=(IF([.$A23]*[.N$13]&lt;=[.$B$7];[.$A23]*[.N$13]*[.$B$8];IF(AND([.$A23]*[.N$13]&gt;[.$B$7];[.$A23]*[.N$13]&lt;=[.$C$7]);[.$A23]*[.N$13]*[.$C$8];IF(AND([.$A23]*[.N$13]&gt;[.$C$7];[.$A23]*[.N$13]&lt;[.$D$7]);[.$A23]*[.N$13]*[.$D$8];[.$A23]*[.N$13]*[.$E$8]))))*[.$F$8]" office:value-type="float" office:value="37111.1184778286" calcext:value-type="float">
            <text:p>37.111 </text:p>
          </table:table-cell>
          <table:table-cell table:style-name="ce28" table:formula="of:=(IF([.$A23]*[.O$13]&lt;=[.$B$7];[.$A23]*[.O$13]*[.$B$8];IF(AND([.$A23]*[.O$13]&gt;[.$B$7];[.$A23]*[.O$13]&lt;=[.$C$7]);[.$A23]*[.O$13]*[.$C$8];IF(AND([.$A23]*[.O$13]&gt;[.$C$7];[.$A23]*[.O$13]&lt;[.$D$7]);[.$A23]*[.O$13]*[.$D$8];[.$A23]*[.O$13]*[.$E$8]))))*[.$F$8]" office:value-type="float" office:value="39430.5633826929" calcext:value-type="float">
            <text:p>39.431 </text:p>
          </table:table-cell>
          <table:table-cell table:style-name="ce28" table:formula="of:=(IF([.$A23]*[.P$13]&lt;=[.$B$7];[.$A23]*[.P$13]*[.$B$8];IF(AND([.$A23]*[.P$13]&gt;[.$B$7];[.$A23]*[.P$13]&lt;=[.$C$7]);[.$A23]*[.P$13]*[.$C$8];IF(AND([.$A23]*[.P$13]&gt;[.$C$7];[.$A23]*[.P$13]&lt;[.$D$7]);[.$A23]*[.P$13]*[.$D$8];[.$A23]*[.P$13]*[.$E$8]))))*[.$F$8]" office:value-type="float" office:value="41750.0082875572" calcext:value-type="float">
            <text:p>41.750 </text:p>
          </table:table-cell>
          <table:table-cell table:style-name="ce28" table:formula="of:=(IF([.$A23]*[.Q$13]&lt;=[.$B$7];[.$A23]*[.Q$13]*[.$B$8];IF(AND([.$A23]*[.Q$13]&gt;[.$B$7];[.$A23]*[.Q$13]&lt;=[.$C$7]);[.$A23]*[.Q$13]*[.$C$8];IF(AND([.$A23]*[.Q$13]&gt;[.$C$7];[.$A23]*[.Q$13]&lt;[.$D$7]);[.$A23]*[.Q$13]*[.$D$8];[.$A23]*[.Q$13]*[.$E$8]))))*[.$F$8]" office:value-type="float" office:value="44069.4531924215" calcext:value-type="float">
            <text:p>44.069 </text:p>
          </table:table-cell>
          <table:table-cell table:style-name="ce28" table:formula="of:=(IF([.$A23]*[.R$13]&lt;=[.$B$7];[.$A23]*[.R$13]*[.$B$8];IF(AND([.$A23]*[.R$13]&gt;[.$B$7];[.$A23]*[.R$13]&lt;=[.$C$7]);[.$A23]*[.R$13]*[.$C$8];IF(AND([.$A23]*[.R$13]&gt;[.$C$7];[.$A23]*[.R$13]&lt;[.$D$7]);[.$A23]*[.R$13]*[.$D$8];[.$A23]*[.R$13]*[.$E$8]))))*[.$F$8]" office:value-type="float" office:value="46388.8980972858" calcext:value-type="float">
            <text:p>46.389 </text:p>
          </table:table-cell>
          <table:table-cell table:style-name="ce5" table:formula="of:=+[.S22]+0.5" office:value-type="float" office:value="6.5" calcext:value-type="float">
            <text:p>6,50 </text:p>
          </table:table-cell>
          <table:table-cell table:number-columns-repeated="1005"/>
        </table:table-row>
        <table:table-row table:style-name="ro2">
          <table:table-cell table:style-name="ce9" table:number-columns-spanned="18" table:number-rows-spanned="1"/>
          <table:covered-table-cell table:number-columns-repeated="17" table:style-name="ce9"/>
          <table:table-cell table:style-name="ce10"/>
          <table:table-cell table:number-columns-repeated="237"/>
          <table:table-cell table:style-name="ce10" table:number-columns-repeated="767"/>
          <table:table-cell/>
        </table:table-row>
        <table:table-row table:style-name="ro2">
          <table:table-cell table:style-name="ce5"/>
          <table:table-cell table:style-name="ce5" office:value-type="float" office:value="10.5" calcext:value-type="float">
            <text:p>10,50 </text:p>
          </table:table-cell>
          <table:table-cell table:style-name="ce5" table:formula="of:=+[.B25]+0.5" office:value-type="float" office:value="11" calcext:value-type="float">
            <text:p>11,00 </text:p>
          </table:table-cell>
          <table:table-cell table:style-name="ce5" table:formula="of:=+[.C25]+0.5" office:value-type="float" office:value="11.5" calcext:value-type="float">
            <text:p>11,50 </text:p>
          </table:table-cell>
          <table:table-cell table:style-name="ce5" table:formula="of:=+[.D25]+0.5" office:value-type="float" office:value="12" calcext:value-type="float">
            <text:p>12,00 </text:p>
          </table:table-cell>
          <table:table-cell table:style-name="ce5" table:formula="of:=+[.E25]+0.5" office:value-type="float" office:value="12.5" calcext:value-type="float">
            <text:p>12,50 </text:p>
          </table:table-cell>
          <table:table-cell table:style-name="ce5" table:formula="of:=+[.F25]+0.5" office:value-type="float" office:value="13" calcext:value-type="float">
            <text:p>13,00 </text:p>
          </table:table-cell>
          <table:table-cell table:style-name="ce5" table:formula="of:=+[.G25]+0.5" office:value-type="float" office:value="13.5" calcext:value-type="float">
            <text:p>13,50 </text:p>
          </table:table-cell>
          <table:table-cell table:style-name="ce5" table:formula="of:=+[.H25]+0.5" office:value-type="float" office:value="14" calcext:value-type="float">
            <text:p>14,00 </text:p>
          </table:table-cell>
          <table:table-cell table:style-name="ce5" table:formula="of:=+[.I25]+0.5" office:value-type="float" office:value="14.5" calcext:value-type="float">
            <text:p>14,50 </text:p>
          </table:table-cell>
          <table:table-cell table:style-name="ce5" table:formula="of:=+[.J25]+0.5" office:value-type="float" office:value="15" calcext:value-type="float">
            <text:p>15,00 </text:p>
          </table:table-cell>
          <table:table-cell table:style-name="ce5" table:formula="of:=+[.K25]+0.5" office:value-type="float" office:value="15.5" calcext:value-type="float">
            <text:p>15,50 </text:p>
          </table:table-cell>
          <table:table-cell table:style-name="ce5" table:formula="of:=+[.L25]+0.5" office:value-type="float" office:value="16" calcext:value-type="float">
            <text:p>16,00 </text:p>
          </table:table-cell>
          <table:table-cell table:style-name="ce5" table:formula="of:=+[.M25]+0.5" office:value-type="float" office:value="16.5" calcext:value-type="float">
            <text:p>16,50 </text:p>
          </table:table-cell>
          <table:table-cell table:style-name="ce5" table:formula="of:=+[.N25]+0.5" office:value-type="float" office:value="17" calcext:value-type="float">
            <text:p>17,00 </text:p>
          </table:table-cell>
          <table:table-cell table:style-name="ce5" table:formula="of:=+[.O25]+0.5" office:value-type="float" office:value="17.5" calcext:value-type="float">
            <text:p>17,50 </text:p>
          </table:table-cell>
          <table:table-cell table:style-name="ce5" table:formula="of:=+[.P25]+0.5" office:value-type="float" office:value="18" calcext:value-type="float">
            <text:p>18,00 </text:p>
          </table:table-cell>
          <table:table-cell table:style-name="ce5" table:formula="of:=+[.Q25]+0.5" office:value-type="float" office:value="18.5" calcext:value-type="float">
            <text:p>18,50 </text:p>
          </table:table-cell>
          <table:table-cell table:style-name="ce5"/>
          <table:table-cell table:number-columns-repeated="1005"/>
        </table:table-row>
        <table:table-row table:style-name="ro2">
          <table:table-cell table:style-name="ce5" office:value-type="float" office:value="2" calcext:value-type="float">
            <text:p>2,00 </text:p>
          </table:table-cell>
          <table:table-cell table:style-name="ce12" table:formula="of:=(IF([.$A26]*[.B$25]&lt;=[.$B$7];[.$A26]*[.B$25]*[.$B$8];IF(AND([.$A26]*[.B$25]&gt;[.$B$7];[.$A26]*[.B$25]&lt;=[.$C$7]);[.$A26]*[.B$25]*[.$C$8];IF(AND([.$A26]*[.B$25]&gt;[.$C$7];[.$A26]*[.B$25]&lt;[.$D$7]);[.$A26]*[.B$25]*[.$D$8];[.$A26]*[.B$25]*[.$E$8]))))*[.$F$8]" office:value-type="float" office:value="15448.7876820358" calcext:value-type="float">
            <text:p>15.449 </text:p>
          </table:table-cell>
          <table:table-cell table:style-name="ce12" table:formula="of:=(IF([.$A26]*[.C$25]&lt;=[.$B$7];[.$A26]*[.C$25]*[.$B$8];IF(AND([.$A26]*[.C$25]&gt;[.$B$7];[.$A26]*[.C$25]&lt;=[.$C$7]);[.$A26]*[.C$25]*[.$C$8];IF(AND([.$A26]*[.C$25]&gt;[.$C$7];[.$A26]*[.C$25]&lt;[.$D$7]);[.$A26]*[.C$25]*[.$D$8];[.$A26]*[.C$25]*[.$E$8]))))*[.$F$8]" office:value-type="float" office:value="15700.8578175429" calcext:value-type="float">
            <text:p>15.701 </text:p>
          </table:table-cell>
          <table:table-cell table:style-name="ce12" table:formula="of:=(IF([.$A26]*[.D$25]&lt;=[.$B$7];[.$A26]*[.D$25]*[.$B$8];IF(AND([.$A26]*[.D$25]&gt;[.$B$7];[.$A26]*[.D$25]&lt;=[.$C$7]);[.$A26]*[.D$25]*[.$C$8];IF(AND([.$A26]*[.D$25]&gt;[.$C$7];[.$A26]*[.D$25]&lt;[.$D$7]);[.$A26]*[.D$25]*[.$D$8];[.$A26]*[.D$25]*[.$E$8]))))*[.$F$8]" office:value-type="float" office:value="16414.5331728857" calcext:value-type="float">
            <text:p>16.415 </text:p>
          </table:table-cell>
          <table:table-cell table:style-name="ce12" table:formula="of:=(IF([.$A26]*[.E$25]&lt;=[.$B$7];[.$A26]*[.E$25]*[.$B$8];IF(AND([.$A26]*[.E$25]&gt;[.$B$7];[.$A26]*[.E$25]&lt;=[.$C$7]);[.$A26]*[.E$25]*[.$C$8];IF(AND([.$A26]*[.E$25]&gt;[.$C$7];[.$A26]*[.E$25]&lt;[.$D$7]);[.$A26]*[.E$25]*[.$D$8];[.$A26]*[.E$25]*[.$E$8]))))*[.$F$8]" office:value-type="float" office:value="17128.2085282286" calcext:value-type="float">
            <text:p>17.128 </text:p>
          </table:table-cell>
          <table:table-cell table:style-name="ce12" table:formula="of:=(IF([.$A26]*[.F$25]&lt;=[.$B$7];[.$A26]*[.F$25]*[.$B$8];IF(AND([.$A26]*[.F$25]&gt;[.$B$7];[.$A26]*[.F$25]&lt;=[.$C$7]);[.$A26]*[.F$25]*[.$C$8];IF(AND([.$A26]*[.F$25]&gt;[.$C$7];[.$A26]*[.F$25]&lt;[.$D$7]);[.$A26]*[.F$25]*[.$D$8];[.$A26]*[.F$25]*[.$E$8]))))*[.$F$8]" office:value-type="float" office:value="17841.8838835714" calcext:value-type="float">
            <text:p>17.842 </text:p>
          </table:table-cell>
          <table:table-cell table:style-name="ce12" table:formula="of:=(IF([.$A26]*[.G$25]&lt;=[.$B$7];[.$A26]*[.G$25]*[.$B$8];IF(AND([.$A26]*[.G$25]&gt;[.$B$7];[.$A26]*[.G$25]&lt;=[.$C$7]);[.$A26]*[.G$25]*[.$C$8];IF(AND([.$A26]*[.G$25]&gt;[.$C$7];[.$A26]*[.G$25]&lt;[.$D$7]);[.$A26]*[.G$25]*[.$D$8];[.$A26]*[.G$25]*[.$E$8]))))*[.$F$8]" office:value-type="float" office:value="18555.5592389143" calcext:value-type="float">
            <text:p>18.556 </text:p>
          </table:table-cell>
          <table:table-cell table:style-name="ce12" table:formula="of:=(IF([.$A26]*[.H$25]&lt;=[.$B$7];[.$A26]*[.H$25]*[.$B$8];IF(AND([.$A26]*[.H$25]&gt;[.$B$7];[.$A26]*[.H$25]&lt;=[.$C$7]);[.$A26]*[.H$25]*[.$C$8];IF(AND([.$A26]*[.H$25]&gt;[.$C$7];[.$A26]*[.H$25]&lt;[.$D$7]);[.$A26]*[.H$25]*[.$D$8];[.$A26]*[.H$25]*[.$E$8]))))*[.$F$8]" office:value-type="float" office:value="19269.2345942572" calcext:value-type="float">
            <text:p>19.269 </text:p>
          </table:table-cell>
          <table:table-cell table:style-name="ce12" table:formula="of:=(IF([.$A26]*[.I$25]&lt;=[.$B$7];[.$A26]*[.I$25]*[.$B$8];IF(AND([.$A26]*[.I$25]&gt;[.$B$7];[.$A26]*[.I$25]&lt;=[.$C$7]);[.$A26]*[.I$25]*[.$C$8];IF(AND([.$A26]*[.I$25]&gt;[.$C$7];[.$A26]*[.I$25]&lt;[.$D$7]);[.$A26]*[.I$25]*[.$D$8];[.$A26]*[.I$25]*[.$E$8]))))*[.$F$8]" office:value-type="float" office:value="19982.9099496" calcext:value-type="float">
            <text:p>19.983 </text:p>
          </table:table-cell>
          <table:table-cell table:style-name="ce12" table:formula="of:=(IF([.$A26]*[.J$25]&lt;=[.$B$7];[.$A26]*[.J$25]*[.$B$8];IF(AND([.$A26]*[.J$25]&gt;[.$B$7];[.$A26]*[.J$25]&lt;=[.$C$7]);[.$A26]*[.J$25]*[.$C$8];IF(AND([.$A26]*[.J$25]&gt;[.$C$7];[.$A26]*[.J$25]&lt;[.$D$7]);[.$A26]*[.J$25]*[.$D$8];[.$A26]*[.J$25]*[.$E$8]))))*[.$F$8]" office:value-type="float" office:value="20696.5853049429" calcext:value-type="float">
            <text:p>20.697 </text:p>
          </table:table-cell>
          <table:table-cell table:style-name="ce12" table:formula="of:=(IF([.$A26]*[.K$25]&lt;=[.$B$7];[.$A26]*[.K$25]*[.$B$8];IF(AND([.$A26]*[.K$25]&gt;[.$B$7];[.$A26]*[.K$25]&lt;=[.$C$7]);[.$A26]*[.K$25]*[.$C$8];IF(AND([.$A26]*[.K$25]&gt;[.$C$7];[.$A26]*[.K$25]&lt;[.$D$7]);[.$A26]*[.K$25]*[.$D$8];[.$A26]*[.K$25]*[.$E$8]))))*[.$F$8]" office:value-type="float" office:value="21410.2606602857" calcext:value-type="float">
            <text:p>21.410 </text:p>
          </table:table-cell>
          <table:table-cell table:style-name="ce12" table:formula="of:=(IF([.$A26]*[.L$25]&lt;=[.$B$7];[.$A26]*[.L$25]*[.$B$8];IF(AND([.$A26]*[.L$25]&gt;[.$B$7];[.$A26]*[.L$25]&lt;=[.$C$7]);[.$A26]*[.L$25]*[.$C$8];IF(AND([.$A26]*[.L$25]&gt;[.$C$7];[.$A26]*[.L$25]&lt;[.$D$7]);[.$A26]*[.L$25]*[.$D$8];[.$A26]*[.L$25]*[.$E$8]))))*[.$F$8]" office:value-type="float" office:value="22123.9360156286" calcext:value-type="float">
            <text:p>22.124 </text:p>
          </table:table-cell>
          <table:table-cell table:style-name="ce12" table:formula="of:=(IF([.$A26]*[.M$25]&lt;=[.$B$7];[.$A26]*[.M$25]*[.$B$8];IF(AND([.$A26]*[.M$25]&gt;[.$B$7];[.$A26]*[.M$25]&lt;=[.$C$7]);[.$A26]*[.M$25]*[.$C$8];IF(AND([.$A26]*[.M$25]&gt;[.$C$7];[.$A26]*[.M$25]&lt;[.$D$7]);[.$A26]*[.M$25]*[.$D$8];[.$A26]*[.M$25]*[.$E$8]))))*[.$F$8]" office:value-type="float" office:value="22837.6113709714" calcext:value-type="float">
            <text:p>22.838 </text:p>
          </table:table-cell>
          <table:table-cell table:style-name="ce12" table:formula="of:=(IF([.$A26]*[.N$25]&lt;=[.$B$7];[.$A26]*[.N$25]*[.$B$8];IF(AND([.$A26]*[.N$25]&gt;[.$B$7];[.$A26]*[.N$25]&lt;=[.$C$7]);[.$A26]*[.N$25]*[.$C$8];IF(AND([.$A26]*[.N$25]&gt;[.$C$7];[.$A26]*[.N$25]&lt;[.$D$7]);[.$A26]*[.N$25]*[.$D$8];[.$A26]*[.N$25]*[.$E$8]))))*[.$F$8]" office:value-type="float" office:value="23551.2867263143" calcext:value-type="float">
            <text:p>23.551 </text:p>
          </table:table-cell>
          <table:table-cell table:style-name="ce12" table:formula="of:=(IF([.$A26]*[.O$25]&lt;=[.$B$7];[.$A26]*[.O$25]*[.$B$8];IF(AND([.$A26]*[.O$25]&gt;[.$B$7];[.$A26]*[.O$25]&lt;=[.$C$7]);[.$A26]*[.O$25]*[.$C$8];IF(AND([.$A26]*[.O$25]&gt;[.$C$7];[.$A26]*[.O$25]&lt;[.$D$7]);[.$A26]*[.O$25]*[.$D$8];[.$A26]*[.O$25]*[.$E$8]))))*[.$F$8]" office:value-type="float" office:value="24264.9620816572" calcext:value-type="float">
            <text:p>24.265 </text:p>
          </table:table-cell>
          <table:table-cell table:style-name="ce12" table:formula="of:=(IF([.$A26]*[.P$25]&lt;=[.$B$7];[.$A26]*[.P$25]*[.$B$8];IF(AND([.$A26]*[.P$25]&gt;[.$B$7];[.$A26]*[.P$25]&lt;=[.$C$7]);[.$A26]*[.P$25]*[.$C$8];IF(AND([.$A26]*[.P$25]&gt;[.$C$7];[.$A26]*[.P$25]&lt;[.$D$7]);[.$A26]*[.P$25]*[.$D$8];[.$A26]*[.P$25]*[.$E$8]))))*[.$F$8]" office:value-type="float" office:value="24978.637437" calcext:value-type="float">
            <text:p>24.979 </text:p>
          </table:table-cell>
          <table:table-cell table:style-name="ce12" table:formula="of:=(IF([.$A26]*[.Q$25]&lt;=[.$B$7];[.$A26]*[.Q$25]*[.$B$8];IF(AND([.$A26]*[.Q$25]&gt;[.$B$7];[.$A26]*[.Q$25]&lt;=[.$C$7]);[.$A26]*[.Q$25]*[.$C$8];IF(AND([.$A26]*[.Q$25]&gt;[.$C$7];[.$A26]*[.Q$25]&lt;[.$D$7]);[.$A26]*[.Q$25]*[.$D$8];[.$A26]*[.Q$25]*[.$E$8]))))*[.$F$8]" office:value-type="float" office:value="25692.3127923429" calcext:value-type="float">
            <text:p>25.692 </text:p>
          </table:table-cell>
          <table:table-cell table:style-name="ce12" table:formula="of:=(IF([.$A26]*[.R$25]&lt;=[.$B$7];[.$A26]*[.R$25]*[.$B$8];IF(AND([.$A26]*[.R$25]&gt;[.$B$7];[.$A26]*[.R$25]&lt;=[.$C$7]);[.$A26]*[.R$25]*[.$C$8];IF(AND([.$A26]*[.R$25]&gt;[.$C$7];[.$A26]*[.R$25]&lt;[.$D$7]);[.$A26]*[.R$25]*[.$D$8];[.$A26]*[.R$25]*[.$E$8]))))*[.$F$8]" office:value-type="float" office:value="26405.9881476857" calcext:value-type="float">
            <text:p>26.406 </text:p>
          </table:table-cell>
          <table:table-cell table:style-name="ce5" office:value-type="float" office:value="2" calcext:value-type="float">
            <text:p>2,00 </text:p>
          </table:table-cell>
          <table:table-cell table:number-columns-repeated="1005"/>
        </table:table-row>
        <table:table-row table:style-name="ro2">
          <table:table-cell table:style-name="ce5" table:formula="of:=+[.A26]+0.5" office:value-type="float" office:value="2.5" calcext:value-type="float">
            <text:p>2,50 </text:p>
          </table:table-cell>
          <table:table-cell table:style-name="ce18" table:formula="of:=(IF([.$A27]*[.B$25]&lt;=[.$B$7];[.$A27]*[.B$25]*[.$B$8];IF(AND([.$A27]*[.B$25]&gt;[.$B$7];[.$A27]*[.B$25]&lt;=[.$C$7]);[.$A27]*[.B$25]*[.$C$8];IF(AND([.$A27]*[.B$25]&gt;[.$C$7];[.$A27]*[.B$25]&lt;[.$D$7]);[.$A27]*[.B$25]*[.$D$8];[.$A27]*[.B$25]*[.$E$8]))))*[.$F$8]" office:value-type="float" office:value="18733.97807775" calcext:value-type="float">
            <text:p>18.734 </text:p>
          </table:table-cell>
          <table:table-cell table:style-name="ce18" table:formula="of:=(IF([.$A27]*[.C$25]&lt;=[.$B$7];[.$A27]*[.C$25]*[.$B$8];IF(AND([.$A27]*[.C$25]&gt;[.$B$7];[.$A27]*[.C$25]&lt;=[.$C$7]);[.$A27]*[.C$25]*[.$C$8];IF(AND([.$A27]*[.C$25]&gt;[.$C$7];[.$A27]*[.C$25]&lt;[.$D$7]);[.$A27]*[.C$25]*[.$D$8];[.$A27]*[.C$25]*[.$E$8]))))*[.$F$8]" office:value-type="float" office:value="19626.0722719286" calcext:value-type="float">
            <text:p>19.626 </text:p>
          </table:table-cell>
          <table:table-cell table:style-name="ce18" table:formula="of:=(IF([.$A27]*[.D$25]&lt;=[.$B$7];[.$A27]*[.D$25]*[.$B$8];IF(AND([.$A27]*[.D$25]&gt;[.$B$7];[.$A27]*[.D$25]&lt;=[.$C$7]);[.$A27]*[.D$25]*[.$C$8];IF(AND([.$A27]*[.D$25]&gt;[.$C$7];[.$A27]*[.D$25]&lt;[.$D$7]);[.$A27]*[.D$25]*[.$D$8];[.$A27]*[.D$25]*[.$E$8]))))*[.$F$8]" office:value-type="float" office:value="20518.1664661072" calcext:value-type="float">
            <text:p>20.518 </text:p>
          </table:table-cell>
          <table:table-cell table:style-name="ce18" table:formula="of:=(IF([.$A27]*[.E$25]&lt;=[.$B$7];[.$A27]*[.E$25]*[.$B$8];IF(AND([.$A27]*[.E$25]&gt;[.$B$7];[.$A27]*[.E$25]&lt;=[.$C$7]);[.$A27]*[.E$25]*[.$C$8];IF(AND([.$A27]*[.E$25]&gt;[.$C$7];[.$A27]*[.E$25]&lt;[.$D$7]);[.$A27]*[.E$25]*[.$D$8];[.$A27]*[.E$25]*[.$E$8]))))*[.$F$8]" office:value-type="float" office:value="21410.2606602857" calcext:value-type="float">
            <text:p>21.410 </text:p>
          </table:table-cell>
          <table:table-cell table:style-name="ce18" table:formula="of:=(IF([.$A27]*[.F$25]&lt;=[.$B$7];[.$A27]*[.F$25]*[.$B$8];IF(AND([.$A27]*[.F$25]&gt;[.$B$7];[.$A27]*[.F$25]&lt;=[.$C$7]);[.$A27]*[.F$25]*[.$C$8];IF(AND([.$A27]*[.F$25]&gt;[.$C$7];[.$A27]*[.F$25]&lt;[.$D$7]);[.$A27]*[.F$25]*[.$D$8];[.$A27]*[.F$25]*[.$E$8]))))*[.$F$8]" office:value-type="float" office:value="22302.3548544643" calcext:value-type="float">
            <text:p>22.302 </text:p>
          </table:table-cell>
          <table:table-cell table:style-name="ce18" table:formula="of:=(IF([.$A27]*[.G$25]&lt;=[.$B$7];[.$A27]*[.G$25]*[.$B$8];IF(AND([.$A27]*[.G$25]&gt;[.$B$7];[.$A27]*[.G$25]&lt;=[.$C$7]);[.$A27]*[.G$25]*[.$C$8];IF(AND([.$A27]*[.G$25]&gt;[.$C$7];[.$A27]*[.G$25]&lt;[.$D$7]);[.$A27]*[.G$25]*[.$D$8];[.$A27]*[.G$25]*[.$E$8]))))*[.$F$8]" office:value-type="float" office:value="23194.4490486429" calcext:value-type="float">
            <text:p>23.194 </text:p>
          </table:table-cell>
          <table:table-cell table:style-name="ce18" table:formula="of:=(IF([.$A27]*[.H$25]&lt;=[.$B$7];[.$A27]*[.H$25]*[.$B$8];IF(AND([.$A27]*[.H$25]&gt;[.$B$7];[.$A27]*[.H$25]&lt;=[.$C$7]);[.$A27]*[.H$25]*[.$C$8];IF(AND([.$A27]*[.H$25]&gt;[.$C$7];[.$A27]*[.H$25]&lt;[.$D$7]);[.$A27]*[.H$25]*[.$D$8];[.$A27]*[.H$25]*[.$E$8]))))*[.$F$8]" office:value-type="float" office:value="24086.5432428214" calcext:value-type="float">
            <text:p>24.087 </text:p>
          </table:table-cell>
          <table:table-cell table:style-name="ce18" table:formula="of:=(IF([.$A27]*[.I$25]&lt;=[.$B$7];[.$A27]*[.I$25]*[.$B$8];IF(AND([.$A27]*[.I$25]&gt;[.$B$7];[.$A27]*[.I$25]&lt;=[.$C$7]);[.$A27]*[.I$25]*[.$C$8];IF(AND([.$A27]*[.I$25]&gt;[.$C$7];[.$A27]*[.I$25]&lt;[.$D$7]);[.$A27]*[.I$25]*[.$D$8];[.$A27]*[.I$25]*[.$E$8]))))*[.$F$8]" office:value-type="float" office:value="24978.637437" calcext:value-type="float">
            <text:p>24.979 </text:p>
          </table:table-cell>
          <table:table-cell table:style-name="ce18" table:formula="of:=(IF([.$A27]*[.J$25]&lt;=[.$B$7];[.$A27]*[.J$25]*[.$B$8];IF(AND([.$A27]*[.J$25]&gt;[.$B$7];[.$A27]*[.J$25]&lt;=[.$C$7]);[.$A27]*[.J$25]*[.$C$8];IF(AND([.$A27]*[.J$25]&gt;[.$C$7];[.$A27]*[.J$25]&lt;[.$D$7]);[.$A27]*[.J$25]*[.$D$8];[.$A27]*[.J$25]*[.$E$8]))))*[.$F$8]" office:value-type="float" office:value="25870.7316311786" calcext:value-type="float">
            <text:p>25.871 </text:p>
          </table:table-cell>
          <table:table-cell table:style-name="ce18" table:formula="of:=(IF([.$A27]*[.K$25]&lt;=[.$B$7];[.$A27]*[.K$25]*[.$B$8];IF(AND([.$A27]*[.K$25]&gt;[.$B$7];[.$A27]*[.K$25]&lt;=[.$C$7]);[.$A27]*[.K$25]*[.$C$8];IF(AND([.$A27]*[.K$25]&gt;[.$C$7];[.$A27]*[.K$25]&lt;[.$D$7]);[.$A27]*[.K$25]*[.$D$8];[.$A27]*[.K$25]*[.$E$8]))))*[.$F$8]" office:value-type="float" office:value="26762.8258253572" calcext:value-type="float">
            <text:p>26.763 </text:p>
          </table:table-cell>
          <table:table-cell table:style-name="ce18" table:formula="of:=(IF([.$A27]*[.L$25]&lt;=[.$B$7];[.$A27]*[.L$25]*[.$B$8];IF(AND([.$A27]*[.L$25]&gt;[.$B$7];[.$A27]*[.L$25]&lt;=[.$C$7]);[.$A27]*[.L$25]*[.$C$8];IF(AND([.$A27]*[.L$25]&gt;[.$C$7];[.$A27]*[.L$25]&lt;[.$D$7]);[.$A27]*[.L$25]*[.$D$8];[.$A27]*[.L$25]*[.$E$8]))))*[.$F$8]" office:value-type="float" office:value="27654.9200195357" calcext:value-type="float">
            <text:p>27.655 </text:p>
          </table:table-cell>
          <table:table-cell table:style-name="ce18" table:formula="of:=(IF([.$A27]*[.M$25]&lt;=[.$B$7];[.$A27]*[.M$25]*[.$B$8];IF(AND([.$A27]*[.M$25]&gt;[.$B$7];[.$A27]*[.M$25]&lt;=[.$C$7]);[.$A27]*[.M$25]*[.$C$8];IF(AND([.$A27]*[.M$25]&gt;[.$C$7];[.$A27]*[.M$25]&lt;[.$D$7]);[.$A27]*[.M$25]*[.$D$8];[.$A27]*[.M$25]*[.$E$8]))))*[.$F$8]" office:value-type="float" office:value="28547.0142137143" calcext:value-type="float">
            <text:p>28.547 </text:p>
          </table:table-cell>
          <table:table-cell table:style-name="ce18" table:formula="of:=(IF([.$A27]*[.N$25]&lt;=[.$B$7];[.$A27]*[.N$25]*[.$B$8];IF(AND([.$A27]*[.N$25]&gt;[.$B$7];[.$A27]*[.N$25]&lt;=[.$C$7]);[.$A27]*[.N$25]*[.$C$8];IF(AND([.$A27]*[.N$25]&gt;[.$C$7];[.$A27]*[.N$25]&lt;[.$D$7]);[.$A27]*[.N$25]*[.$D$8];[.$A27]*[.N$25]*[.$E$8]))))*[.$F$8]" office:value-type="float" office:value="29439.1084078929" calcext:value-type="float">
            <text:p>29.439 </text:p>
          </table:table-cell>
          <table:table-cell table:style-name="ce18" table:formula="of:=(IF([.$A27]*[.O$25]&lt;=[.$B$7];[.$A27]*[.O$25]*[.$B$8];IF(AND([.$A27]*[.O$25]&gt;[.$B$7];[.$A27]*[.O$25]&lt;=[.$C$7]);[.$A27]*[.O$25]*[.$C$8];IF(AND([.$A27]*[.O$25]&gt;[.$C$7];[.$A27]*[.O$25]&lt;[.$D$7]);[.$A27]*[.O$25]*[.$D$8];[.$A27]*[.O$25]*[.$E$8]))))*[.$F$8]" office:value-type="float" office:value="30331.2026020714" calcext:value-type="float">
            <text:p>30.331 </text:p>
          </table:table-cell>
          <table:table-cell table:style-name="ce18" table:formula="of:=(IF([.$A27]*[.P$25]&lt;=[.$B$7];[.$A27]*[.P$25]*[.$B$8];IF(AND([.$A27]*[.P$25]&gt;[.$B$7];[.$A27]*[.P$25]&lt;=[.$C$7]);[.$A27]*[.P$25]*[.$C$8];IF(AND([.$A27]*[.P$25]&gt;[.$C$7];[.$A27]*[.P$25]&lt;[.$D$7]);[.$A27]*[.P$25]*[.$D$8];[.$A27]*[.P$25]*[.$E$8]))))*[.$F$8]" office:value-type="float" office:value="31223.29679625" calcext:value-type="float">
            <text:p>31.223 </text:p>
          </table:table-cell>
          <table:table-cell table:style-name="ce18" table:formula="of:=(IF([.$A27]*[.Q$25]&lt;=[.$B$7];[.$A27]*[.Q$25]*[.$B$8];IF(AND([.$A27]*[.Q$25]&gt;[.$B$7];[.$A27]*[.Q$25]&lt;=[.$C$7]);[.$A27]*[.Q$25]*[.$C$8];IF(AND([.$A27]*[.Q$25]&gt;[.$C$7];[.$A27]*[.Q$25]&lt;[.$D$7]);[.$A27]*[.Q$25]*[.$D$8];[.$A27]*[.Q$25]*[.$E$8]))))*[.$F$8]" office:value-type="float" office:value="32115.3909904286" calcext:value-type="float">
            <text:p>32.115 </text:p>
          </table:table-cell>
          <table:table-cell table:style-name="ce18" table:formula="of:=(IF([.$A27]*[.R$25]&lt;=[.$B$7];[.$A27]*[.R$25]*[.$B$8];IF(AND([.$A27]*[.R$25]&gt;[.$B$7];[.$A27]*[.R$25]&lt;=[.$C$7]);[.$A27]*[.R$25]*[.$C$8];IF(AND([.$A27]*[.R$25]&gt;[.$C$7];[.$A27]*[.R$25]&lt;[.$D$7]);[.$A27]*[.R$25]*[.$D$8];[.$A27]*[.R$25]*[.$E$8]))))*[.$F$8]" office:value-type="float" office:value="33007.4851846072" calcext:value-type="float">
            <text:p>33.007 </text:p>
          </table:table-cell>
          <table:table-cell table:style-name="ce5" table:formula="of:=+[.S26]+0.5" office:value-type="float" office:value="2.5" calcext:value-type="float">
            <text:p>2,50 </text:p>
          </table:table-cell>
          <table:table-cell table:number-columns-repeated="1005"/>
        </table:table-row>
        <table:table-row table:style-name="ro2">
          <table:table-cell table:style-name="ce6" table:formula="of:=+[.A27]+0.5" office:value-type="float" office:value="3" calcext:value-type="float">
            <text:p>3,00 </text:p>
          </table:table-cell>
          <table:table-cell table:style-name="ce19" table:formula="of:=(IF([.$A28]*[.B$25]&lt;=[.$B$7];[.$A28]*[.B$25]*[.$B$8];IF(AND([.$A28]*[.B$25]&gt;[.$B$7];[.$A28]*[.B$25]&lt;=[.$C$7]);[.$A28]*[.B$25]*[.$C$8];IF(AND([.$A28]*[.B$25]&gt;[.$C$7];[.$A28]*[.B$25]&lt;[.$D$7]);[.$A28]*[.B$25]*[.$D$8];[.$A28]*[.B$25]*[.$E$8]))))*[.$F$8]" office:value-type="float" office:value="22480.7736933" calcext:value-type="float">
            <text:p>22.481 </text:p>
          </table:table-cell>
          <table:table-cell table:style-name="ce19" table:formula="of:=(IF([.$A28]*[.C$25]&lt;=[.$B$7];[.$A28]*[.C$25]*[.$B$8];IF(AND([.$A28]*[.C$25]&gt;[.$B$7];[.$A28]*[.C$25]&lt;=[.$C$7]);[.$A28]*[.C$25]*[.$C$8];IF(AND([.$A28]*[.C$25]&gt;[.$C$7];[.$A28]*[.C$25]&lt;[.$D$7]);[.$A28]*[.C$25]*[.$D$8];[.$A28]*[.C$25]*[.$E$8]))))*[.$F$8]" office:value-type="float" office:value="23551.2867263143" calcext:value-type="float">
            <text:p>23.551 </text:p>
          </table:table-cell>
          <table:table-cell table:style-name="ce19" table:formula="of:=(IF([.$A28]*[.D$25]&lt;=[.$B$7];[.$A28]*[.D$25]*[.$B$8];IF(AND([.$A28]*[.D$25]&gt;[.$B$7];[.$A28]*[.D$25]&lt;=[.$C$7]);[.$A28]*[.D$25]*[.$C$8];IF(AND([.$A28]*[.D$25]&gt;[.$C$7];[.$A28]*[.D$25]&lt;[.$D$7]);[.$A28]*[.D$25]*[.$D$8];[.$A28]*[.D$25]*[.$E$8]))))*[.$F$8]" office:value-type="float" office:value="24621.7997593286" calcext:value-type="float">
            <text:p>24.622 </text:p>
          </table:table-cell>
          <table:table-cell table:style-name="ce19" table:formula="of:=(IF([.$A28]*[.E$25]&lt;=[.$B$7];[.$A28]*[.E$25]*[.$B$8];IF(AND([.$A28]*[.E$25]&gt;[.$B$7];[.$A28]*[.E$25]&lt;=[.$C$7]);[.$A28]*[.E$25]*[.$C$8];IF(AND([.$A28]*[.E$25]&gt;[.$C$7];[.$A28]*[.E$25]&lt;[.$D$7]);[.$A28]*[.E$25]*[.$D$8];[.$A28]*[.E$25]*[.$E$8]))))*[.$F$8]" office:value-type="float" office:value="25692.3127923429" calcext:value-type="float">
            <text:p>25.692 </text:p>
          </table:table-cell>
          <table:table-cell table:style-name="ce19" table:formula="of:=(IF([.$A28]*[.F$25]&lt;=[.$B$7];[.$A28]*[.F$25]*[.$B$8];IF(AND([.$A28]*[.F$25]&gt;[.$B$7];[.$A28]*[.F$25]&lt;=[.$C$7]);[.$A28]*[.F$25]*[.$C$8];IF(AND([.$A28]*[.F$25]&gt;[.$C$7];[.$A28]*[.F$25]&lt;[.$D$7]);[.$A28]*[.F$25]*[.$D$8];[.$A28]*[.F$25]*[.$E$8]))))*[.$F$8]" office:value-type="float" office:value="26762.8258253572" calcext:value-type="float">
            <text:p>26.763 </text:p>
          </table:table-cell>
          <table:table-cell table:style-name="ce19" table:formula="of:=(IF([.$A28]*[.G$25]&lt;=[.$B$7];[.$A28]*[.G$25]*[.$B$8];IF(AND([.$A28]*[.G$25]&gt;[.$B$7];[.$A28]*[.G$25]&lt;=[.$C$7]);[.$A28]*[.G$25]*[.$C$8];IF(AND([.$A28]*[.G$25]&gt;[.$C$7];[.$A28]*[.G$25]&lt;[.$D$7]);[.$A28]*[.G$25]*[.$D$8];[.$A28]*[.G$25]*[.$E$8]))))*[.$F$8]" office:value-type="float" office:value="27833.3388583714" calcext:value-type="float">
            <text:p>27.833 </text:p>
          </table:table-cell>
          <table:table-cell table:style-name="ce19" table:formula="of:=(IF([.$A28]*[.H$25]&lt;=[.$B$7];[.$A28]*[.H$25]*[.$B$8];IF(AND([.$A28]*[.H$25]&gt;[.$B$7];[.$A28]*[.H$25]&lt;=[.$C$7]);[.$A28]*[.H$25]*[.$C$8];IF(AND([.$A28]*[.H$25]&gt;[.$C$7];[.$A28]*[.H$25]&lt;[.$D$7]);[.$A28]*[.H$25]*[.$D$8];[.$A28]*[.H$25]*[.$E$8]))))*[.$F$8]" office:value-type="float" office:value="28903.8518913857" calcext:value-type="float">
            <text:p>28.904 </text:p>
          </table:table-cell>
          <table:table-cell table:style-name="ce19" table:formula="of:=(IF([.$A28]*[.I$25]&lt;=[.$B$7];[.$A28]*[.I$25]*[.$B$8];IF(AND([.$A28]*[.I$25]&gt;[.$B$7];[.$A28]*[.I$25]&lt;=[.$C$7]);[.$A28]*[.I$25]*[.$C$8];IF(AND([.$A28]*[.I$25]&gt;[.$C$7];[.$A28]*[.I$25]&lt;[.$D$7]);[.$A28]*[.I$25]*[.$D$8];[.$A28]*[.I$25]*[.$E$8]))))*[.$F$8]" office:value-type="float" office:value="29974.3649244" calcext:value-type="float">
            <text:p>29.974 </text:p>
          </table:table-cell>
          <table:table-cell table:style-name="ce19" table:formula="of:=(IF([.$A28]*[.J$25]&lt;=[.$B$7];[.$A28]*[.J$25]*[.$B$8];IF(AND([.$A28]*[.J$25]&gt;[.$B$7];[.$A28]*[.J$25]&lt;=[.$C$7]);[.$A28]*[.J$25]*[.$C$8];IF(AND([.$A28]*[.J$25]&gt;[.$C$7];[.$A28]*[.J$25]&lt;[.$D$7]);[.$A28]*[.J$25]*[.$D$8];[.$A28]*[.J$25]*[.$E$8]))))*[.$F$8]" office:value-type="float" office:value="31044.8779574143" calcext:value-type="float">
            <text:p>31.045 </text:p>
          </table:table-cell>
          <table:table-cell table:style-name="ce19" table:formula="of:=(IF([.$A28]*[.K$25]&lt;=[.$B$7];[.$A28]*[.K$25]*[.$B$8];IF(AND([.$A28]*[.K$25]&gt;[.$B$7];[.$A28]*[.K$25]&lt;=[.$C$7]);[.$A28]*[.K$25]*[.$C$8];IF(AND([.$A28]*[.K$25]&gt;[.$C$7];[.$A28]*[.K$25]&lt;[.$D$7]);[.$A28]*[.K$25]*[.$D$8];[.$A28]*[.K$25]*[.$E$8]))))*[.$F$8]" office:value-type="float" office:value="32115.3909904286" calcext:value-type="float">
            <text:p>32.115 </text:p>
          </table:table-cell>
          <table:table-cell table:style-name="ce19" table:formula="of:=(IF([.$A28]*[.L$25]&lt;=[.$B$7];[.$A28]*[.L$25]*[.$B$8];IF(AND([.$A28]*[.L$25]&gt;[.$B$7];[.$A28]*[.L$25]&lt;=[.$C$7]);[.$A28]*[.L$25]*[.$C$8];IF(AND([.$A28]*[.L$25]&gt;[.$C$7];[.$A28]*[.L$25]&lt;[.$D$7]);[.$A28]*[.L$25]*[.$D$8];[.$A28]*[.L$25]*[.$E$8]))))*[.$F$8]" office:value-type="float" office:value="33185.9040234429" calcext:value-type="float">
            <text:p>33.186 </text:p>
          </table:table-cell>
          <table:table-cell table:style-name="ce19" table:formula="of:=(IF([.$A28]*[.M$25]&lt;=[.$B$7];[.$A28]*[.M$25]*[.$B$8];IF(AND([.$A28]*[.M$25]&gt;[.$B$7];[.$A28]*[.M$25]&lt;=[.$C$7]);[.$A28]*[.M$25]*[.$C$8];IF(AND([.$A28]*[.M$25]&gt;[.$C$7];[.$A28]*[.M$25]&lt;[.$D$7]);[.$A28]*[.M$25]*[.$D$8];[.$A28]*[.M$25]*[.$E$8]))))*[.$F$8]" office:value-type="float" office:value="34256.4170564572" calcext:value-type="float">
            <text:p>34.256 </text:p>
          </table:table-cell>
          <table:table-cell table:style-name="ce19" table:formula="of:=(IF([.$A28]*[.N$25]&lt;=[.$B$7];[.$A28]*[.N$25]*[.$B$8];IF(AND([.$A28]*[.N$25]&gt;[.$B$7];[.$A28]*[.N$25]&lt;=[.$C$7]);[.$A28]*[.N$25]*[.$C$8];IF(AND([.$A28]*[.N$25]&gt;[.$C$7];[.$A28]*[.N$25]&lt;[.$D$7]);[.$A28]*[.N$25]*[.$D$8];[.$A28]*[.N$25]*[.$E$8]))))*[.$F$8]" office:value-type="float" office:value="35326.9300894715" calcext:value-type="float">
            <text:p>35.327 </text:p>
          </table:table-cell>
          <table:table-cell table:style-name="ce19" table:formula="of:=(IF([.$A28]*[.O$25]&lt;=[.$B$7];[.$A28]*[.O$25]*[.$B$8];IF(AND([.$A28]*[.O$25]&gt;[.$B$7];[.$A28]*[.O$25]&lt;=[.$C$7]);[.$A28]*[.O$25]*[.$C$8];IF(AND([.$A28]*[.O$25]&gt;[.$C$7];[.$A28]*[.O$25]&lt;[.$D$7]);[.$A28]*[.O$25]*[.$D$8];[.$A28]*[.O$25]*[.$E$8]))))*[.$F$8]" office:value-type="float" office:value="36397.4431224857" calcext:value-type="float">
            <text:p>36.397 </text:p>
          </table:table-cell>
          <table:table-cell table:style-name="ce19" table:formula="of:=(IF([.$A28]*[.P$25]&lt;=[.$B$7];[.$A28]*[.P$25]*[.$B$8];IF(AND([.$A28]*[.P$25]&gt;[.$B$7];[.$A28]*[.P$25]&lt;=[.$C$7]);[.$A28]*[.P$25]*[.$C$8];IF(AND([.$A28]*[.P$25]&gt;[.$C$7];[.$A28]*[.P$25]&lt;[.$D$7]);[.$A28]*[.P$25]*[.$D$8];[.$A28]*[.P$25]*[.$E$8]))))*[.$F$8]" office:value-type="float" office:value="37467.9561555" calcext:value-type="float">
            <text:p>37.468 </text:p>
          </table:table-cell>
          <table:table-cell table:style-name="ce19" table:formula="of:=(IF([.$A28]*[.Q$25]&lt;=[.$B$7];[.$A28]*[.Q$25]*[.$B$8];IF(AND([.$A28]*[.Q$25]&gt;[.$B$7];[.$A28]*[.Q$25]&lt;=[.$C$7]);[.$A28]*[.Q$25]*[.$C$8];IF(AND([.$A28]*[.Q$25]&gt;[.$C$7];[.$A28]*[.Q$25]&lt;[.$D$7]);[.$A28]*[.Q$25]*[.$D$8];[.$A28]*[.Q$25]*[.$E$8]))))*[.$F$8]" office:value-type="float" office:value="38538.4691885143" calcext:value-type="float">
            <text:p>38.538 </text:p>
          </table:table-cell>
          <table:table-cell table:style-name="ce19" table:formula="of:=(IF([.$A28]*[.R$25]&lt;=[.$B$7];[.$A28]*[.R$25]*[.$B$8];IF(AND([.$A28]*[.R$25]&gt;[.$B$7];[.$A28]*[.R$25]&lt;=[.$C$7]);[.$A28]*[.R$25]*[.$C$8];IF(AND([.$A28]*[.R$25]&gt;[.$C$7];[.$A28]*[.R$25]&lt;[.$D$7]);[.$A28]*[.R$25]*[.$D$8];[.$A28]*[.R$25]*[.$E$8]))))*[.$F$8]" office:value-type="float" office:value="39608.9822215286" calcext:value-type="float">
            <text:p>39.609 </text:p>
          </table:table-cell>
          <table:table-cell table:style-name="ce6" table:formula="of:=+[.S27]+0.5" office:value-type="float" office:value="3" calcext:value-type="float">
            <text:p>3,00 </text:p>
          </table:table-cell>
          <table:table-cell table:number-columns-repeated="1005"/>
        </table:table-row>
        <table:table-row table:style-name="ro2">
          <table:table-cell table:style-name="ce5" table:formula="of:=+[.A28]+0.5" office:value-type="float" office:value="3.5" calcext:value-type="float">
            <text:p>3,50 </text:p>
          </table:table-cell>
          <table:table-cell table:style-name="ce18" table:formula="of:=(IF([.$A29]*[.B$25]&lt;=[.$B$7];[.$A29]*[.B$25]*[.$B$8];IF(AND([.$A29]*[.B$25]&gt;[.$B$7];[.$A29]*[.B$25]&lt;=[.$C$7]);[.$A29]*[.B$25]*[.$C$8];IF(AND([.$A29]*[.B$25]&gt;[.$C$7];[.$A29]*[.B$25]&lt;[.$D$7]);[.$A29]*[.B$25]*[.$D$8];[.$A29]*[.B$25]*[.$E$8]))))*[.$F$8]" office:value-type="float" office:value="26227.56930885" calcext:value-type="float">
            <text:p>26.228 </text:p>
          </table:table-cell>
          <table:table-cell table:style-name="ce18" table:formula="of:=(IF([.$A29]*[.C$25]&lt;=[.$B$7];[.$A29]*[.C$25]*[.$B$8];IF(AND([.$A29]*[.C$25]&gt;[.$B$7];[.$A29]*[.C$25]&lt;=[.$C$7]);[.$A29]*[.C$25]*[.$C$8];IF(AND([.$A29]*[.C$25]&gt;[.$C$7];[.$A29]*[.C$25]&lt;[.$D$7]);[.$A29]*[.C$25]*[.$D$8];[.$A29]*[.C$25]*[.$E$8]))))*[.$F$8]" office:value-type="float" office:value="27476.5011807" calcext:value-type="float">
            <text:p>27.477 </text:p>
          </table:table-cell>
          <table:table-cell table:style-name="ce18" table:formula="of:=(IF([.$A29]*[.D$25]&lt;=[.$B$7];[.$A29]*[.D$25]*[.$B$8];IF(AND([.$A29]*[.D$25]&gt;[.$B$7];[.$A29]*[.D$25]&lt;=[.$C$7]);[.$A29]*[.D$25]*[.$C$8];IF(AND([.$A29]*[.D$25]&gt;[.$C$7];[.$A29]*[.D$25]&lt;[.$D$7]);[.$A29]*[.D$25]*[.$D$8];[.$A29]*[.D$25]*[.$E$8]))))*[.$F$8]" office:value-type="float" office:value="28725.43305255" calcext:value-type="float">
            <text:p>28.725 </text:p>
          </table:table-cell>
          <table:table-cell table:style-name="ce18" table:formula="of:=(IF([.$A29]*[.E$25]&lt;=[.$B$7];[.$A29]*[.E$25]*[.$B$8];IF(AND([.$A29]*[.E$25]&gt;[.$B$7];[.$A29]*[.E$25]&lt;=[.$C$7]);[.$A29]*[.E$25]*[.$C$8];IF(AND([.$A29]*[.E$25]&gt;[.$C$7];[.$A29]*[.E$25]&lt;[.$D$7]);[.$A29]*[.E$25]*[.$D$8];[.$A29]*[.E$25]*[.$E$8]))))*[.$F$8]" office:value-type="float" office:value="29974.3649244" calcext:value-type="float">
            <text:p>29.974 </text:p>
          </table:table-cell>
          <table:table-cell table:style-name="ce18" table:formula="of:=(IF([.$A29]*[.F$25]&lt;=[.$B$7];[.$A29]*[.F$25]*[.$B$8];IF(AND([.$A29]*[.F$25]&gt;[.$B$7];[.$A29]*[.F$25]&lt;=[.$C$7]);[.$A29]*[.F$25]*[.$C$8];IF(AND([.$A29]*[.F$25]&gt;[.$C$7];[.$A29]*[.F$25]&lt;[.$D$7]);[.$A29]*[.F$25]*[.$D$8];[.$A29]*[.F$25]*[.$E$8]))))*[.$F$8]" office:value-type="float" office:value="31223.29679625" calcext:value-type="float">
            <text:p>31.223 </text:p>
          </table:table-cell>
          <table:table-cell table:style-name="ce18" table:formula="of:=(IF([.$A29]*[.G$25]&lt;=[.$B$7];[.$A29]*[.G$25]*[.$B$8];IF(AND([.$A29]*[.G$25]&gt;[.$B$7];[.$A29]*[.G$25]&lt;=[.$C$7]);[.$A29]*[.G$25]*[.$C$8];IF(AND([.$A29]*[.G$25]&gt;[.$C$7];[.$A29]*[.G$25]&lt;[.$D$7]);[.$A29]*[.G$25]*[.$D$8];[.$A29]*[.G$25]*[.$E$8]))))*[.$F$8]" office:value-type="float" office:value="32472.2286681" calcext:value-type="float">
            <text:p>32.472 </text:p>
          </table:table-cell>
          <table:table-cell table:style-name="ce18" table:formula="of:=(IF([.$A29]*[.H$25]&lt;=[.$B$7];[.$A29]*[.H$25]*[.$B$8];IF(AND([.$A29]*[.H$25]&gt;[.$B$7];[.$A29]*[.H$25]&lt;=[.$C$7]);[.$A29]*[.H$25]*[.$C$8];IF(AND([.$A29]*[.H$25]&gt;[.$C$7];[.$A29]*[.H$25]&lt;[.$D$7]);[.$A29]*[.H$25]*[.$D$8];[.$A29]*[.H$25]*[.$E$8]))))*[.$F$8]" office:value-type="float" office:value="33721.16053995" calcext:value-type="float">
            <text:p>33.721 </text:p>
          </table:table-cell>
          <table:table-cell table:style-name="ce18" table:formula="of:=(IF([.$A29]*[.I$25]&lt;=[.$B$7];[.$A29]*[.I$25]*[.$B$8];IF(AND([.$A29]*[.I$25]&gt;[.$B$7];[.$A29]*[.I$25]&lt;=[.$C$7]);[.$A29]*[.I$25]*[.$C$8];IF(AND([.$A29]*[.I$25]&gt;[.$C$7];[.$A29]*[.I$25]&lt;[.$D$7]);[.$A29]*[.I$25]*[.$D$8];[.$A29]*[.I$25]*[.$E$8]))))*[.$F$8]" office:value-type="float" office:value="34970.0924118" calcext:value-type="float">
            <text:p>34.970 </text:p>
          </table:table-cell>
          <table:table-cell table:style-name="ce18" table:formula="of:=(IF([.$A29]*[.J$25]&lt;=[.$B$7];[.$A29]*[.J$25]*[.$B$8];IF(AND([.$A29]*[.J$25]&gt;[.$B$7];[.$A29]*[.J$25]&lt;=[.$C$7]);[.$A29]*[.J$25]*[.$C$8];IF(AND([.$A29]*[.J$25]&gt;[.$C$7];[.$A29]*[.J$25]&lt;[.$D$7]);[.$A29]*[.J$25]*[.$D$8];[.$A29]*[.J$25]*[.$E$8]))))*[.$F$8]" office:value-type="float" office:value="36219.02428365" calcext:value-type="float">
            <text:p>36.219 </text:p>
          </table:table-cell>
          <table:table-cell table:style-name="ce18" table:formula="of:=(IF([.$A29]*[.K$25]&lt;=[.$B$7];[.$A29]*[.K$25]*[.$B$8];IF(AND([.$A29]*[.K$25]&gt;[.$B$7];[.$A29]*[.K$25]&lt;=[.$C$7]);[.$A29]*[.K$25]*[.$C$8];IF(AND([.$A29]*[.K$25]&gt;[.$C$7];[.$A29]*[.K$25]&lt;[.$D$7]);[.$A29]*[.K$25]*[.$D$8];[.$A29]*[.K$25]*[.$E$8]))))*[.$F$8]" office:value-type="float" office:value="37467.9561555" calcext:value-type="float">
            <text:p>37.468 </text:p>
          </table:table-cell>
          <table:table-cell table:style-name="ce18" table:formula="of:=(IF([.$A29]*[.L$25]&lt;=[.$B$7];[.$A29]*[.L$25]*[.$B$8];IF(AND([.$A29]*[.L$25]&gt;[.$B$7];[.$A29]*[.L$25]&lt;=[.$C$7]);[.$A29]*[.L$25]*[.$C$8];IF(AND([.$A29]*[.L$25]&gt;[.$C$7];[.$A29]*[.L$25]&lt;[.$D$7]);[.$A29]*[.L$25]*[.$D$8];[.$A29]*[.L$25]*[.$E$8]))))*[.$F$8]" office:value-type="float" office:value="38716.88802735" calcext:value-type="float">
            <text:p>38.717 </text:p>
          </table:table-cell>
          <table:table-cell table:style-name="ce18" table:formula="of:=(IF([.$A29]*[.M$25]&lt;=[.$B$7];[.$A29]*[.M$25]*[.$B$8];IF(AND([.$A29]*[.M$25]&gt;[.$B$7];[.$A29]*[.M$25]&lt;=[.$C$7]);[.$A29]*[.M$25]*[.$C$8];IF(AND([.$A29]*[.M$25]&gt;[.$C$7];[.$A29]*[.M$25]&lt;[.$D$7]);[.$A29]*[.M$25]*[.$D$8];[.$A29]*[.M$25]*[.$E$8]))))*[.$F$8]" office:value-type="float" office:value="39965.8198992" calcext:value-type="float">
            <text:p>39.966 </text:p>
          </table:table-cell>
          <table:table-cell table:style-name="ce18" table:formula="of:=(IF([.$A29]*[.N$25]&lt;=[.$B$7];[.$A29]*[.N$25]*[.$B$8];IF(AND([.$A29]*[.N$25]&gt;[.$B$7];[.$A29]*[.N$25]&lt;=[.$C$7]);[.$A29]*[.N$25]*[.$C$8];IF(AND([.$A29]*[.N$25]&gt;[.$C$7];[.$A29]*[.N$25]&lt;[.$D$7]);[.$A29]*[.N$25]*[.$D$8];[.$A29]*[.N$25]*[.$E$8]))))*[.$F$8]" office:value-type="float" office:value="41214.75177105" calcext:value-type="float">
            <text:p>41.215 </text:p>
          </table:table-cell>
          <table:table-cell table:style-name="ce18" table:formula="of:=(IF([.$A29]*[.O$25]&lt;=[.$B$7];[.$A29]*[.O$25]*[.$B$8];IF(AND([.$A29]*[.O$25]&gt;[.$B$7];[.$A29]*[.O$25]&lt;=[.$C$7]);[.$A29]*[.O$25]*[.$C$8];IF(AND([.$A29]*[.O$25]&gt;[.$C$7];[.$A29]*[.O$25]&lt;[.$D$7]);[.$A29]*[.O$25]*[.$D$8];[.$A29]*[.O$25]*[.$E$8]))))*[.$F$8]" office:value-type="float" office:value="42463.6836429" calcext:value-type="float">
            <text:p>42.464 </text:p>
          </table:table-cell>
          <table:table-cell table:style-name="ce18" table:formula="of:=(IF([.$A29]*[.P$25]&lt;=[.$B$7];[.$A29]*[.P$25]*[.$B$8];IF(AND([.$A29]*[.P$25]&gt;[.$B$7];[.$A29]*[.P$25]&lt;=[.$C$7]);[.$A29]*[.P$25]*[.$C$8];IF(AND([.$A29]*[.P$25]&gt;[.$C$7];[.$A29]*[.P$25]&lt;[.$D$7]);[.$A29]*[.P$25]*[.$D$8];[.$A29]*[.P$25]*[.$E$8]))))*[.$F$8]" office:value-type="float" office:value="43712.61551475" calcext:value-type="float">
            <text:p>43.713 </text:p>
          </table:table-cell>
          <table:table-cell table:style-name="ce18" table:formula="of:=(IF([.$A29]*[.Q$25]&lt;=[.$B$7];[.$A29]*[.Q$25]*[.$B$8];IF(AND([.$A29]*[.Q$25]&gt;[.$B$7];[.$A29]*[.Q$25]&lt;=[.$C$7]);[.$A29]*[.Q$25]*[.$C$8];IF(AND([.$A29]*[.Q$25]&gt;[.$C$7];[.$A29]*[.Q$25]&lt;[.$D$7]);[.$A29]*[.Q$25]*[.$D$8];[.$A29]*[.Q$25]*[.$E$8]))))*[.$F$8]" office:value-type="float" office:value="44961.5473866" calcext:value-type="float">
            <text:p>44.962 </text:p>
          </table:table-cell>
          <table:table-cell table:style-name="ce18" table:formula="of:=(IF([.$A29]*[.R$25]&lt;=[.$B$7];[.$A29]*[.R$25]*[.$B$8];IF(AND([.$A29]*[.R$25]&gt;[.$B$7];[.$A29]*[.R$25]&lt;=[.$C$7]);[.$A29]*[.R$25]*[.$C$8];IF(AND([.$A29]*[.R$25]&gt;[.$C$7];[.$A29]*[.R$25]&lt;[.$D$7]);[.$A29]*[.R$25]*[.$D$8];[.$A29]*[.R$25]*[.$E$8]))))*[.$F$8]" office:value-type="float" office:value="46210.47925845" calcext:value-type="float">
            <text:p>46.210 </text:p>
          </table:table-cell>
          <table:table-cell table:style-name="ce5" table:formula="of:=+[.S28]+0.5" office:value-type="float" office:value="3.5" calcext:value-type="float">
            <text:p>3,50 </text:p>
          </table:table-cell>
          <table:table-cell table:number-columns-repeated="1005"/>
        </table:table-row>
        <table:table-row table:style-name="ro2">
          <table:table-cell table:style-name="ce7" table:formula="of:=+[.A29]+0.5" office:value-type="float" office:value="4" calcext:value-type="float">
            <text:p>4,00 </text:p>
          </table:table-cell>
          <table:table-cell table:style-name="ce20" table:formula="of:=(IF([.$A30]*[.B$25]&lt;=[.$B$7];[.$A30]*[.B$25]*[.$B$8];IF(AND([.$A30]*[.B$25]&gt;[.$B$7];[.$A30]*[.B$25]&lt;=[.$C$7]);[.$A30]*[.B$25]*[.$C$8];IF(AND([.$A30]*[.B$25]&gt;[.$C$7];[.$A30]*[.B$25]&lt;[.$D$7]);[.$A30]*[.B$25]*[.$D$8];[.$A30]*[.B$25]*[.$E$8]))))*[.$F$8]" office:value-type="float" office:value="29974.3649244" calcext:value-type="float">
            <text:p>29.974 </text:p>
          </table:table-cell>
          <table:table-cell table:style-name="ce20" table:formula="of:=(IF([.$A30]*[.C$25]&lt;=[.$B$7];[.$A30]*[.C$25]*[.$B$8];IF(AND([.$A30]*[.C$25]&gt;[.$B$7];[.$A30]*[.C$25]&lt;=[.$C$7]);[.$A30]*[.C$25]*[.$C$8];IF(AND([.$A30]*[.C$25]&gt;[.$C$7];[.$A30]*[.C$25]&lt;[.$D$7]);[.$A30]*[.C$25]*[.$D$8];[.$A30]*[.C$25]*[.$E$8]))))*[.$F$8]" office:value-type="float" office:value="31401.7156350857" calcext:value-type="float">
            <text:p>31.402 </text:p>
          </table:table-cell>
          <table:table-cell table:style-name="ce20" table:formula="of:=(IF([.$A30]*[.D$25]&lt;=[.$B$7];[.$A30]*[.D$25]*[.$B$8];IF(AND([.$A30]*[.D$25]&gt;[.$B$7];[.$A30]*[.D$25]&lt;=[.$C$7]);[.$A30]*[.D$25]*[.$C$8];IF(AND([.$A30]*[.D$25]&gt;[.$C$7];[.$A30]*[.D$25]&lt;[.$D$7]);[.$A30]*[.D$25]*[.$D$8];[.$A30]*[.D$25]*[.$E$8]))))*[.$F$8]" office:value-type="float" office:value="32829.0663457715" calcext:value-type="float">
            <text:p>32.829 </text:p>
          </table:table-cell>
          <table:table-cell table:style-name="ce20" table:formula="of:=(IF([.$A30]*[.E$25]&lt;=[.$B$7];[.$A30]*[.E$25]*[.$B$8];IF(AND([.$A30]*[.E$25]&gt;[.$B$7];[.$A30]*[.E$25]&lt;=[.$C$7]);[.$A30]*[.E$25]*[.$C$8];IF(AND([.$A30]*[.E$25]&gt;[.$C$7];[.$A30]*[.E$25]&lt;[.$D$7]);[.$A30]*[.E$25]*[.$D$8];[.$A30]*[.E$25]*[.$E$8]))))*[.$F$8]" office:value-type="float" office:value="34256.4170564572" calcext:value-type="float">
            <text:p>34.256 </text:p>
          </table:table-cell>
          <table:table-cell table:style-name="ce20" table:formula="of:=(IF([.$A30]*[.F$25]&lt;=[.$B$7];[.$A30]*[.F$25]*[.$B$8];IF(AND([.$A30]*[.F$25]&gt;[.$B$7];[.$A30]*[.F$25]&lt;=[.$C$7]);[.$A30]*[.F$25]*[.$C$8];IF(AND([.$A30]*[.F$25]&gt;[.$C$7];[.$A30]*[.F$25]&lt;[.$D$7]);[.$A30]*[.F$25]*[.$D$8];[.$A30]*[.F$25]*[.$E$8]))))*[.$F$8]" office:value-type="float" office:value="35683.7677671429" calcext:value-type="float">
            <text:p>35.684 </text:p>
          </table:table-cell>
          <table:table-cell table:style-name="ce20" table:formula="of:=(IF([.$A30]*[.G$25]&lt;=[.$B$7];[.$A30]*[.G$25]*[.$B$8];IF(AND([.$A30]*[.G$25]&gt;[.$B$7];[.$A30]*[.G$25]&lt;=[.$C$7]);[.$A30]*[.G$25]*[.$C$8];IF(AND([.$A30]*[.G$25]&gt;[.$C$7];[.$A30]*[.G$25]&lt;[.$D$7]);[.$A30]*[.G$25]*[.$D$8];[.$A30]*[.G$25]*[.$E$8]))))*[.$F$8]" office:value-type="float" office:value="37111.1184778286" calcext:value-type="float">
            <text:p>37.111 </text:p>
          </table:table-cell>
          <table:table-cell table:style-name="ce20" table:formula="of:=(IF([.$A30]*[.H$25]&lt;=[.$B$7];[.$A30]*[.H$25]*[.$B$8];IF(AND([.$A30]*[.H$25]&gt;[.$B$7];[.$A30]*[.H$25]&lt;=[.$C$7]);[.$A30]*[.H$25]*[.$C$8];IF(AND([.$A30]*[.H$25]&gt;[.$C$7];[.$A30]*[.H$25]&lt;[.$D$7]);[.$A30]*[.H$25]*[.$D$8];[.$A30]*[.H$25]*[.$E$8]))))*[.$F$8]" office:value-type="float" office:value="38538.4691885143" calcext:value-type="float">
            <text:p>38.538 </text:p>
          </table:table-cell>
          <table:table-cell table:style-name="ce20" table:formula="of:=(IF([.$A30]*[.I$25]&lt;=[.$B$7];[.$A30]*[.I$25]*[.$B$8];IF(AND([.$A30]*[.I$25]&gt;[.$B$7];[.$A30]*[.I$25]&lt;=[.$C$7]);[.$A30]*[.I$25]*[.$C$8];IF(AND([.$A30]*[.I$25]&gt;[.$C$7];[.$A30]*[.I$25]&lt;[.$D$7]);[.$A30]*[.I$25]*[.$D$8];[.$A30]*[.I$25]*[.$E$8]))))*[.$F$8]" office:value-type="float" office:value="39965.8198992" calcext:value-type="float">
            <text:p>39.966 </text:p>
          </table:table-cell>
          <table:table-cell table:style-name="ce20" table:formula="of:=(IF([.$A30]*[.J$25]&lt;=[.$B$7];[.$A30]*[.J$25]*[.$B$8];IF(AND([.$A30]*[.J$25]&gt;[.$B$7];[.$A30]*[.J$25]&lt;=[.$C$7]);[.$A30]*[.J$25]*[.$C$8];IF(AND([.$A30]*[.J$25]&gt;[.$C$7];[.$A30]*[.J$25]&lt;[.$D$7]);[.$A30]*[.J$25]*[.$D$8];[.$A30]*[.J$25]*[.$E$8]))))*[.$F$8]" office:value-type="float" office:value="41393.1706098857" calcext:value-type="float">
            <text:p>41.393 </text:p>
          </table:table-cell>
          <table:table-cell table:style-name="ce20" table:formula="of:=(IF([.$A30]*[.K$25]&lt;=[.$B$7];[.$A30]*[.K$25]*[.$B$8];IF(AND([.$A30]*[.K$25]&gt;[.$B$7];[.$A30]*[.K$25]&lt;=[.$C$7]);[.$A30]*[.K$25]*[.$C$8];IF(AND([.$A30]*[.K$25]&gt;[.$C$7];[.$A30]*[.K$25]&lt;[.$D$7]);[.$A30]*[.K$25]*[.$D$8];[.$A30]*[.K$25]*[.$E$8]))))*[.$F$8]" office:value-type="float" office:value="42820.5213205715" calcext:value-type="float">
            <text:p>42.821 </text:p>
          </table:table-cell>
          <table:table-cell table:style-name="ce20" table:formula="of:=(IF([.$A30]*[.L$25]&lt;=[.$B$7];[.$A30]*[.L$25]*[.$B$8];IF(AND([.$A30]*[.L$25]&gt;[.$B$7];[.$A30]*[.L$25]&lt;=[.$C$7]);[.$A30]*[.L$25]*[.$C$8];IF(AND([.$A30]*[.L$25]&gt;[.$C$7];[.$A30]*[.L$25]&lt;[.$D$7]);[.$A30]*[.L$25]*[.$D$8];[.$A30]*[.L$25]*[.$E$8]))))*[.$F$8]" office:value-type="float" office:value="44247.8720312572" calcext:value-type="float">
            <text:p>44.248 </text:p>
          </table:table-cell>
          <table:table-cell table:style-name="ce20" table:formula="of:=(IF([.$A30]*[.M$25]&lt;=[.$B$7];[.$A30]*[.M$25]*[.$B$8];IF(AND([.$A30]*[.M$25]&gt;[.$B$7];[.$A30]*[.M$25]&lt;=[.$C$7]);[.$A30]*[.M$25]*[.$C$8];IF(AND([.$A30]*[.M$25]&gt;[.$C$7];[.$A30]*[.M$25]&lt;[.$D$7]);[.$A30]*[.M$25]*[.$D$8];[.$A30]*[.M$25]*[.$E$8]))))*[.$F$8]" office:value-type="float" office:value="45675.2227419429" calcext:value-type="float">
            <text:p>45.675 </text:p>
          </table:table-cell>
          <table:table-cell table:style-name="ce20" table:formula="of:=(IF([.$A30]*[.N$25]&lt;=[.$B$7];[.$A30]*[.N$25]*[.$B$8];IF(AND([.$A30]*[.N$25]&gt;[.$B$7];[.$A30]*[.N$25]&lt;=[.$C$7]);[.$A30]*[.N$25]*[.$C$8];IF(AND([.$A30]*[.N$25]&gt;[.$C$7];[.$A30]*[.N$25]&lt;[.$D$7]);[.$A30]*[.N$25]*[.$D$8];[.$A30]*[.N$25]*[.$E$8]))))*[.$F$8]" office:value-type="float" office:value="47102.5734526286" calcext:value-type="float">
            <text:p>47.103 </text:p>
          </table:table-cell>
          <table:table-cell table:style-name="ce20" table:formula="of:=(IF([.$A30]*[.O$25]&lt;=[.$B$7];[.$A30]*[.O$25]*[.$B$8];IF(AND([.$A30]*[.O$25]&gt;[.$B$7];[.$A30]*[.O$25]&lt;=[.$C$7]);[.$A30]*[.O$25]*[.$C$8];IF(AND([.$A30]*[.O$25]&gt;[.$C$7];[.$A30]*[.O$25]&lt;[.$D$7]);[.$A30]*[.O$25]*[.$D$8];[.$A30]*[.O$25]*[.$E$8]))))*[.$F$8]" office:value-type="float" office:value="48529.9241633143" calcext:value-type="float">
            <text:p>48.530 </text:p>
          </table:table-cell>
          <table:table-cell table:style-name="ce20" table:formula="of:=(IF([.$A30]*[.P$25]&lt;=[.$B$7];[.$A30]*[.P$25]*[.$B$8];IF(AND([.$A30]*[.P$25]&gt;[.$B$7];[.$A30]*[.P$25]&lt;=[.$C$7]);[.$A30]*[.P$25]*[.$C$8];IF(AND([.$A30]*[.P$25]&gt;[.$C$7];[.$A30]*[.P$25]&lt;[.$D$7]);[.$A30]*[.P$25]*[.$D$8];[.$A30]*[.P$25]*[.$E$8]))))*[.$F$8]" office:value-type="float" office:value="49957.274874" calcext:value-type="float">
            <text:p>49.957 </text:p>
          </table:table-cell>
          <table:table-cell table:style-name="ce20" table:formula="of:=(IF([.$A30]*[.Q$25]&lt;=[.$B$7];[.$A30]*[.Q$25]*[.$B$8];IF(AND([.$A30]*[.Q$25]&gt;[.$B$7];[.$A30]*[.Q$25]&lt;=[.$C$7]);[.$A30]*[.Q$25]*[.$C$8];IF(AND([.$A30]*[.Q$25]&gt;[.$C$7];[.$A30]*[.Q$25]&lt;[.$D$7]);[.$A30]*[.Q$25]*[.$D$8];[.$A30]*[.Q$25]*[.$E$8]))))*[.$F$8]" office:value-type="float" office:value="51384.6255846858" calcext:value-type="float">
            <text:p>51.385 </text:p>
          </table:table-cell>
          <table:table-cell table:style-name="ce20" table:formula="of:=(IF([.$A30]*[.R$25]&lt;=[.$B$7];[.$A30]*[.R$25]*[.$B$8];IF(AND([.$A30]*[.R$25]&gt;[.$B$7];[.$A30]*[.R$25]&lt;=[.$C$7]);[.$A30]*[.R$25]*[.$C$8];IF(AND([.$A30]*[.R$25]&gt;[.$C$7];[.$A30]*[.R$25]&lt;[.$D$7]);[.$A30]*[.R$25]*[.$D$8];[.$A30]*[.R$25]*[.$E$8]))))*[.$F$8]" office:value-type="float" office:value="52811.9762953715" calcext:value-type="float">
            <text:p>52.812 </text:p>
          </table:table-cell>
          <table:table-cell table:style-name="ce7" table:formula="of:=+[.S29]+0.5" office:value-type="float" office:value="4" calcext:value-type="float">
            <text:p>4,00 </text:p>
          </table:table-cell>
          <table:table-cell table:number-columns-repeated="1005"/>
        </table:table-row>
        <table:table-row table:style-name="ro2">
          <table:table-cell table:style-name="ce5" table:formula="of:=+[.A30]+0.5" office:value-type="float" office:value="4.5" calcext:value-type="float">
            <text:p>4,50 </text:p>
          </table:table-cell>
          <table:table-cell table:style-name="ce18" table:formula="of:=(IF([.$A31]*[.B$25]&lt;=[.$B$7];[.$A31]*[.B$25]*[.$B$8];IF(AND([.$A31]*[.B$25]&gt;[.$B$7];[.$A31]*[.B$25]&lt;=[.$C$7]);[.$A31]*[.B$25]*[.$C$8];IF(AND([.$A31]*[.B$25]&gt;[.$C$7];[.$A31]*[.B$25]&lt;[.$D$7]);[.$A31]*[.B$25]*[.$D$8];[.$A31]*[.B$25]*[.$E$8]))))*[.$F$8]" office:value-type="float" office:value="33721.16053995" calcext:value-type="float">
            <text:p>33.721 </text:p>
          </table:table-cell>
          <table:table-cell table:style-name="ce18" table:formula="of:=(IF([.$A31]*[.C$25]&lt;=[.$B$7];[.$A31]*[.C$25]*[.$B$8];IF(AND([.$A31]*[.C$25]&gt;[.$B$7];[.$A31]*[.C$25]&lt;=[.$C$7]);[.$A31]*[.C$25]*[.$C$8];IF(AND([.$A31]*[.C$25]&gt;[.$C$7];[.$A31]*[.C$25]&lt;[.$D$7]);[.$A31]*[.C$25]*[.$D$8];[.$A31]*[.C$25]*[.$E$8]))))*[.$F$8]" office:value-type="float" office:value="35326.9300894715" calcext:value-type="float">
            <text:p>35.327 </text:p>
          </table:table-cell>
          <table:table-cell table:style-name="ce18" table:formula="of:=(IF([.$A31]*[.D$25]&lt;=[.$B$7];[.$A31]*[.D$25]*[.$B$8];IF(AND([.$A31]*[.D$25]&gt;[.$B$7];[.$A31]*[.D$25]&lt;=[.$C$7]);[.$A31]*[.D$25]*[.$C$8];IF(AND([.$A31]*[.D$25]&gt;[.$C$7];[.$A31]*[.D$25]&lt;[.$D$7]);[.$A31]*[.D$25]*[.$D$8];[.$A31]*[.D$25]*[.$E$8]))))*[.$F$8]" office:value-type="float" office:value="36932.6996389929" calcext:value-type="float">
            <text:p>36.933 </text:p>
          </table:table-cell>
          <table:table-cell table:style-name="ce18" table:formula="of:=(IF([.$A31]*[.E$25]&lt;=[.$B$7];[.$A31]*[.E$25]*[.$B$8];IF(AND([.$A31]*[.E$25]&gt;[.$B$7];[.$A31]*[.E$25]&lt;=[.$C$7]);[.$A31]*[.E$25]*[.$C$8];IF(AND([.$A31]*[.E$25]&gt;[.$C$7];[.$A31]*[.E$25]&lt;[.$D$7]);[.$A31]*[.E$25]*[.$D$8];[.$A31]*[.E$25]*[.$E$8]))))*[.$F$8]" office:value-type="float" office:value="38538.4691885143" calcext:value-type="float">
            <text:p>38.538 </text:p>
          </table:table-cell>
          <table:table-cell table:style-name="ce18" table:formula="of:=(IF([.$A31]*[.F$25]&lt;=[.$B$7];[.$A31]*[.F$25]*[.$B$8];IF(AND([.$A31]*[.F$25]&gt;[.$B$7];[.$A31]*[.F$25]&lt;=[.$C$7]);[.$A31]*[.F$25]*[.$C$8];IF(AND([.$A31]*[.F$25]&gt;[.$C$7];[.$A31]*[.F$25]&lt;[.$D$7]);[.$A31]*[.F$25]*[.$D$8];[.$A31]*[.F$25]*[.$E$8]))))*[.$F$8]" office:value-type="float" office:value="40144.2387380357" calcext:value-type="float">
            <text:p>40.144 </text:p>
          </table:table-cell>
          <table:table-cell table:style-name="ce18" table:formula="of:=(IF([.$A31]*[.G$25]&lt;=[.$B$7];[.$A31]*[.G$25]*[.$B$8];IF(AND([.$A31]*[.G$25]&gt;[.$B$7];[.$A31]*[.G$25]&lt;=[.$C$7]);[.$A31]*[.G$25]*[.$C$8];IF(AND([.$A31]*[.G$25]&gt;[.$C$7];[.$A31]*[.G$25]&lt;[.$D$7]);[.$A31]*[.G$25]*[.$D$8];[.$A31]*[.G$25]*[.$E$8]))))*[.$F$8]" office:value-type="float" office:value="41750.0082875572" calcext:value-type="float">
            <text:p>41.750 </text:p>
          </table:table-cell>
          <table:table-cell table:style-name="ce18" table:formula="of:=(IF([.$A31]*[.H$25]&lt;=[.$B$7];[.$A31]*[.H$25]*[.$B$8];IF(AND([.$A31]*[.H$25]&gt;[.$B$7];[.$A31]*[.H$25]&lt;=[.$C$7]);[.$A31]*[.H$25]*[.$C$8];IF(AND([.$A31]*[.H$25]&gt;[.$C$7];[.$A31]*[.H$25]&lt;[.$D$7]);[.$A31]*[.H$25]*[.$D$8];[.$A31]*[.H$25]*[.$E$8]))))*[.$F$8]" office:value-type="float" office:value="43355.7778370786" calcext:value-type="float">
            <text:p>43.356 </text:p>
          </table:table-cell>
          <table:table-cell table:style-name="ce18" table:formula="of:=(IF([.$A31]*[.I$25]&lt;=[.$B$7];[.$A31]*[.I$25]*[.$B$8];IF(AND([.$A31]*[.I$25]&gt;[.$B$7];[.$A31]*[.I$25]&lt;=[.$C$7]);[.$A31]*[.I$25]*[.$C$8];IF(AND([.$A31]*[.I$25]&gt;[.$C$7];[.$A31]*[.I$25]&lt;[.$D$7]);[.$A31]*[.I$25]*[.$D$8];[.$A31]*[.I$25]*[.$E$8]))))*[.$F$8]" office:value-type="float" office:value="44961.5473866" calcext:value-type="float">
            <text:p>44.962 </text:p>
          </table:table-cell>
          <table:table-cell table:style-name="ce18" table:formula="of:=(IF([.$A31]*[.J$25]&lt;=[.$B$7];[.$A31]*[.J$25]*[.$B$8];IF(AND([.$A31]*[.J$25]&gt;[.$B$7];[.$A31]*[.J$25]&lt;=[.$C$7]);[.$A31]*[.J$25]*[.$C$8];IF(AND([.$A31]*[.J$25]&gt;[.$C$7];[.$A31]*[.J$25]&lt;[.$D$7]);[.$A31]*[.J$25]*[.$D$8];[.$A31]*[.J$25]*[.$E$8]))))*[.$F$8]" office:value-type="float" office:value="46567.3169361215" calcext:value-type="float">
            <text:p>46.567 </text:p>
          </table:table-cell>
          <table:table-cell table:style-name="ce18" table:formula="of:=(IF([.$A31]*[.K$25]&lt;=[.$B$7];[.$A31]*[.K$25]*[.$B$8];IF(AND([.$A31]*[.K$25]&gt;[.$B$7];[.$A31]*[.K$25]&lt;=[.$C$7]);[.$A31]*[.K$25]*[.$C$8];IF(AND([.$A31]*[.K$25]&gt;[.$C$7];[.$A31]*[.K$25]&lt;[.$D$7]);[.$A31]*[.K$25]*[.$D$8];[.$A31]*[.K$25]*[.$E$8]))))*[.$F$8]" office:value-type="float" office:value="48173.0864856429" calcext:value-type="float">
            <text:p>48.173 </text:p>
          </table:table-cell>
          <table:table-cell table:style-name="ce18" table:formula="of:=(IF([.$A31]*[.L$25]&lt;=[.$B$7];[.$A31]*[.L$25]*[.$B$8];IF(AND([.$A31]*[.L$25]&gt;[.$B$7];[.$A31]*[.L$25]&lt;=[.$C$7]);[.$A31]*[.L$25]*[.$C$8];IF(AND([.$A31]*[.L$25]&gt;[.$C$7];[.$A31]*[.L$25]&lt;[.$D$7]);[.$A31]*[.L$25]*[.$D$8];[.$A31]*[.L$25]*[.$E$8]))))*[.$F$8]" office:value-type="float" office:value="49778.8560351643" calcext:value-type="float">
            <text:p>49.779 </text:p>
          </table:table-cell>
          <table:table-cell table:style-name="ce18" table:formula="of:=(IF([.$A31]*[.M$25]&lt;=[.$B$7];[.$A31]*[.M$25]*[.$B$8];IF(AND([.$A31]*[.M$25]&gt;[.$B$7];[.$A31]*[.M$25]&lt;=[.$C$7]);[.$A31]*[.M$25]*[.$C$8];IF(AND([.$A31]*[.M$25]&gt;[.$C$7];[.$A31]*[.M$25]&lt;[.$D$7]);[.$A31]*[.M$25]*[.$D$8];[.$A31]*[.M$25]*[.$E$8]))))*[.$F$8]" office:value-type="float" office:value="51384.6255846858" calcext:value-type="float">
            <text:p>51.385 </text:p>
          </table:table-cell>
          <table:table-cell table:style-name="ce18" table:formula="of:=(IF([.$A31]*[.N$25]&lt;=[.$B$7];[.$A31]*[.N$25]*[.$B$8];IF(AND([.$A31]*[.N$25]&gt;[.$B$7];[.$A31]*[.N$25]&lt;=[.$C$7]);[.$A31]*[.N$25]*[.$C$8];IF(AND([.$A31]*[.N$25]&gt;[.$C$7];[.$A31]*[.N$25]&lt;[.$D$7]);[.$A31]*[.N$25]*[.$D$8];[.$A31]*[.N$25]*[.$E$8]))))*[.$F$8]" office:value-type="float" office:value="52990.3951342072" calcext:value-type="float">
            <text:p>52.990 </text:p>
          </table:table-cell>
          <table:table-cell table:style-name="ce18" table:formula="of:=(IF([.$A31]*[.O$25]&lt;=[.$B$7];[.$A31]*[.O$25]*[.$B$8];IF(AND([.$A31]*[.O$25]&gt;[.$B$7];[.$A31]*[.O$25]&lt;=[.$C$7]);[.$A31]*[.O$25]*[.$C$8];IF(AND([.$A31]*[.O$25]&gt;[.$C$7];[.$A31]*[.O$25]&lt;[.$D$7]);[.$A31]*[.O$25]*[.$D$8];[.$A31]*[.O$25]*[.$E$8]))))*[.$F$8]" office:value-type="float" office:value="54596.1646837286" calcext:value-type="float">
            <text:p>54.596 </text:p>
          </table:table-cell>
          <table:table-cell table:style-name="ce18" table:formula="of:=(IF([.$A31]*[.P$25]&lt;=[.$B$7];[.$A31]*[.P$25]*[.$B$8];IF(AND([.$A31]*[.P$25]&gt;[.$B$7];[.$A31]*[.P$25]&lt;=[.$C$7]);[.$A31]*[.P$25]*[.$C$8];IF(AND([.$A31]*[.P$25]&gt;[.$C$7];[.$A31]*[.P$25]&lt;[.$D$7]);[.$A31]*[.P$25]*[.$D$8];[.$A31]*[.P$25]*[.$E$8]))))*[.$F$8]" office:value-type="float" office:value="56201.93423325" calcext:value-type="float">
            <text:p>56.202 </text:p>
          </table:table-cell>
          <table:table-cell table:style-name="ce18" table:formula="of:=(IF([.$A31]*[.Q$25]&lt;=[.$B$7];[.$A31]*[.Q$25]*[.$B$8];IF(AND([.$A31]*[.Q$25]&gt;[.$B$7];[.$A31]*[.Q$25]&lt;=[.$C$7]);[.$A31]*[.Q$25]*[.$C$8];IF(AND([.$A31]*[.Q$25]&gt;[.$C$7];[.$A31]*[.Q$25]&lt;[.$D$7]);[.$A31]*[.Q$25]*[.$D$8];[.$A31]*[.Q$25]*[.$E$8]))))*[.$F$8]" office:value-type="float" office:value="57807.7037827715" calcext:value-type="float">
            <text:p>57.808 </text:p>
          </table:table-cell>
          <table:table-cell table:style-name="ce18" table:formula="of:=(IF([.$A31]*[.R$25]&lt;=[.$B$7];[.$A31]*[.R$25]*[.$B$8];IF(AND([.$A31]*[.R$25]&gt;[.$B$7];[.$A31]*[.R$25]&lt;=[.$C$7]);[.$A31]*[.R$25]*[.$C$8];IF(AND([.$A31]*[.R$25]&gt;[.$C$7];[.$A31]*[.R$25]&lt;[.$D$7]);[.$A31]*[.R$25]*[.$D$8];[.$A31]*[.R$25]*[.$E$8]))))*[.$F$8]" office:value-type="float" office:value="59413.4733322929" calcext:value-type="float">
            <text:p>59.413 </text:p>
          </table:table-cell>
          <table:table-cell table:style-name="ce5" table:formula="of:=+[.S30]+0.5" office:value-type="float" office:value="4.5" calcext:value-type="float">
            <text:p>4,50 </text:p>
          </table:table-cell>
          <table:table-cell table:number-columns-repeated="1005"/>
        </table:table-row>
        <table:table-row table:style-name="ro2">
          <table:table-cell table:style-name="ce8" table:formula="of:=+[.A31]+0.5" office:value-type="float" office:value="5" calcext:value-type="float">
            <text:p>5,00 </text:p>
          </table:table-cell>
          <table:table-cell table:style-name="ce21" table:formula="of:=(IF([.$A32]*[.B$25]&lt;=[.$B$7];[.$A32]*[.B$25]*[.$B$8];IF(AND([.$A32]*[.B$25]&gt;[.$B$7];[.$A32]*[.B$25]&lt;=[.$C$7]);[.$A32]*[.B$25]*[.$C$8];IF(AND([.$A32]*[.B$25]&gt;[.$C$7];[.$A32]*[.B$25]&lt;[.$D$7]);[.$A32]*[.B$25]*[.$D$8];[.$A32]*[.B$25]*[.$E$8]))))*[.$F$8]" office:value-type="float" office:value="37467.9561555" calcext:value-type="float">
            <text:p>37.468 </text:p>
          </table:table-cell>
          <table:table-cell table:style-name="ce21" table:formula="of:=(IF([.$A32]*[.C$25]&lt;=[.$B$7];[.$A32]*[.C$25]*[.$B$8];IF(AND([.$A32]*[.C$25]&gt;[.$B$7];[.$A32]*[.C$25]&lt;=[.$C$7]);[.$A32]*[.C$25]*[.$C$8];IF(AND([.$A32]*[.C$25]&gt;[.$C$7];[.$A32]*[.C$25]&lt;[.$D$7]);[.$A32]*[.C$25]*[.$D$8];[.$A32]*[.C$25]*[.$E$8]))))*[.$F$8]" office:value-type="float" office:value="39252.1445438572" calcext:value-type="float">
            <text:p>39.252 </text:p>
          </table:table-cell>
          <table:table-cell table:style-name="ce21" table:formula="of:=(IF([.$A32]*[.D$25]&lt;=[.$B$7];[.$A32]*[.D$25]*[.$B$8];IF(AND([.$A32]*[.D$25]&gt;[.$B$7];[.$A32]*[.D$25]&lt;=[.$C$7]);[.$A32]*[.D$25]*[.$C$8];IF(AND([.$A32]*[.D$25]&gt;[.$C$7];[.$A32]*[.D$25]&lt;[.$D$7]);[.$A32]*[.D$25]*[.$D$8];[.$A32]*[.D$25]*[.$E$8]))))*[.$F$8]" office:value-type="float" office:value="41036.3329322143" calcext:value-type="float">
            <text:p>41.036 </text:p>
          </table:table-cell>
          <table:table-cell table:style-name="ce21" table:formula="of:=(IF([.$A32]*[.E$25]&lt;=[.$B$7];[.$A32]*[.E$25]*[.$B$8];IF(AND([.$A32]*[.E$25]&gt;[.$B$7];[.$A32]*[.E$25]&lt;=[.$C$7]);[.$A32]*[.E$25]*[.$C$8];IF(AND([.$A32]*[.E$25]&gt;[.$C$7];[.$A32]*[.E$25]&lt;[.$D$7]);[.$A32]*[.E$25]*[.$D$8];[.$A32]*[.E$25]*[.$E$8]))))*[.$F$8]" office:value-type="float" office:value="42820.5213205715" calcext:value-type="float">
            <text:p>42.821 </text:p>
          </table:table-cell>
          <table:table-cell table:style-name="ce21" table:formula="of:=(IF([.$A32]*[.F$25]&lt;=[.$B$7];[.$A32]*[.F$25]*[.$B$8];IF(AND([.$A32]*[.F$25]&gt;[.$B$7];[.$A32]*[.F$25]&lt;=[.$C$7]);[.$A32]*[.F$25]*[.$C$8];IF(AND([.$A32]*[.F$25]&gt;[.$C$7];[.$A32]*[.F$25]&lt;[.$D$7]);[.$A32]*[.F$25]*[.$D$8];[.$A32]*[.F$25]*[.$E$8]))))*[.$F$8]" office:value-type="float" office:value="44604.7097089286" calcext:value-type="float">
            <text:p>44.605 </text:p>
          </table:table-cell>
          <table:table-cell table:style-name="ce21" table:formula="of:=(IF([.$A32]*[.G$25]&lt;=[.$B$7];[.$A32]*[.G$25]*[.$B$8];IF(AND([.$A32]*[.G$25]&gt;[.$B$7];[.$A32]*[.G$25]&lt;=[.$C$7]);[.$A32]*[.G$25]*[.$C$8];IF(AND([.$A32]*[.G$25]&gt;[.$C$7];[.$A32]*[.G$25]&lt;[.$D$7]);[.$A32]*[.G$25]*[.$D$8];[.$A32]*[.G$25]*[.$E$8]))))*[.$F$8]" office:value-type="float" office:value="46388.8980972858" calcext:value-type="float">
            <text:p>46.389 </text:p>
          </table:table-cell>
          <table:table-cell table:style-name="ce21" table:formula="of:=(IF([.$A32]*[.H$25]&lt;=[.$B$7];[.$A32]*[.H$25]*[.$B$8];IF(AND([.$A32]*[.H$25]&gt;[.$B$7];[.$A32]*[.H$25]&lt;=[.$C$7]);[.$A32]*[.H$25]*[.$C$8];IF(AND([.$A32]*[.H$25]&gt;[.$C$7];[.$A32]*[.H$25]&lt;[.$D$7]);[.$A32]*[.H$25]*[.$D$8];[.$A32]*[.H$25]*[.$E$8]))))*[.$F$8]" office:value-type="float" office:value="48173.0864856429" calcext:value-type="float">
            <text:p>48.173 </text:p>
          </table:table-cell>
          <table:table-cell table:style-name="ce21" table:formula="of:=(IF([.$A32]*[.I$25]&lt;=[.$B$7];[.$A32]*[.I$25]*[.$B$8];IF(AND([.$A32]*[.I$25]&gt;[.$B$7];[.$A32]*[.I$25]&lt;=[.$C$7]);[.$A32]*[.I$25]*[.$C$8];IF(AND([.$A32]*[.I$25]&gt;[.$C$7];[.$A32]*[.I$25]&lt;[.$D$7]);[.$A32]*[.I$25]*[.$D$8];[.$A32]*[.I$25]*[.$E$8]))))*[.$F$8]" office:value-type="float" office:value="49957.274874" calcext:value-type="float">
            <text:p>49.957 </text:p>
          </table:table-cell>
          <table:table-cell table:style-name="ce21" table:formula="of:=(IF([.$A32]*[.J$25]&lt;=[.$B$7];[.$A32]*[.J$25]*[.$B$8];IF(AND([.$A32]*[.J$25]&gt;[.$B$7];[.$A32]*[.J$25]&lt;=[.$C$7]);[.$A32]*[.J$25]*[.$C$8];IF(AND([.$A32]*[.J$25]&gt;[.$C$7];[.$A32]*[.J$25]&lt;[.$D$7]);[.$A32]*[.J$25]*[.$D$8];[.$A32]*[.J$25]*[.$E$8]))))*[.$F$8]" office:value-type="float" office:value="51741.4632623572" calcext:value-type="float">
            <text:p>51.741 </text:p>
          </table:table-cell>
          <table:table-cell table:style-name="ce21" table:formula="of:=(IF([.$A32]*[.K$25]&lt;=[.$B$7];[.$A32]*[.K$25]*[.$B$8];IF(AND([.$A32]*[.K$25]&gt;[.$B$7];[.$A32]*[.K$25]&lt;=[.$C$7]);[.$A32]*[.K$25]*[.$C$8];IF(AND([.$A32]*[.K$25]&gt;[.$C$7];[.$A32]*[.K$25]&lt;[.$D$7]);[.$A32]*[.K$25]*[.$D$8];[.$A32]*[.K$25]*[.$E$8]))))*[.$F$8]" office:value-type="float" office:value="53525.6516507143" calcext:value-type="float">
            <text:p>53.526 </text:p>
          </table:table-cell>
          <table:table-cell table:style-name="ce21" table:formula="of:=(IF([.$A32]*[.L$25]&lt;=[.$B$7];[.$A32]*[.L$25]*[.$B$8];IF(AND([.$A32]*[.L$25]&gt;[.$B$7];[.$A32]*[.L$25]&lt;=[.$C$7]);[.$A32]*[.L$25]*[.$C$8];IF(AND([.$A32]*[.L$25]&gt;[.$C$7];[.$A32]*[.L$25]&lt;[.$D$7]);[.$A32]*[.L$25]*[.$D$8];[.$A32]*[.L$25]*[.$E$8]))))*[.$F$8]" office:value-type="float" office:value="55309.8400390715" calcext:value-type="float">
            <text:p>55.310 </text:p>
          </table:table-cell>
          <table:table-cell table:style-name="ce21" table:formula="of:=(IF([.$A32]*[.M$25]&lt;=[.$B$7];[.$A32]*[.M$25]*[.$B$8];IF(AND([.$A32]*[.M$25]&gt;[.$B$7];[.$A32]*[.M$25]&lt;=[.$C$7]);[.$A32]*[.M$25]*[.$C$8];IF(AND([.$A32]*[.M$25]&gt;[.$C$7];[.$A32]*[.M$25]&lt;[.$D$7]);[.$A32]*[.M$25]*[.$D$8];[.$A32]*[.M$25]*[.$E$8]))))*[.$F$8]" office:value-type="float" office:value="57094.0284274286" calcext:value-type="float">
            <text:p>57.094 </text:p>
          </table:table-cell>
          <table:table-cell table:style-name="ce21" table:formula="of:=(IF([.$A32]*[.N$25]&lt;=[.$B$7];[.$A32]*[.N$25]*[.$B$8];IF(AND([.$A32]*[.N$25]&gt;[.$B$7];[.$A32]*[.N$25]&lt;=[.$C$7]);[.$A32]*[.N$25]*[.$C$8];IF(AND([.$A32]*[.N$25]&gt;[.$C$7];[.$A32]*[.N$25]&lt;[.$D$7]);[.$A32]*[.N$25]*[.$D$8];[.$A32]*[.N$25]*[.$E$8]))))*[.$F$8]" office:value-type="float" office:value="58878.2168157858" calcext:value-type="float">
            <text:p>58.878 </text:p>
          </table:table-cell>
          <table:table-cell table:style-name="ce21" table:formula="of:=(IF([.$A32]*[.O$25]&lt;=[.$B$7];[.$A32]*[.O$25]*[.$B$8];IF(AND([.$A32]*[.O$25]&gt;[.$B$7];[.$A32]*[.O$25]&lt;=[.$C$7]);[.$A32]*[.O$25]*[.$C$8];IF(AND([.$A32]*[.O$25]&gt;[.$C$7];[.$A32]*[.O$25]&lt;[.$D$7]);[.$A32]*[.O$25]*[.$D$8];[.$A32]*[.O$25]*[.$E$8]))))*[.$F$8]" office:value-type="float" office:value="60662.4052041429" calcext:value-type="float">
            <text:p>60.662 </text:p>
          </table:table-cell>
          <table:table-cell table:style-name="ce21" table:formula="of:=(IF([.$A32]*[.P$25]&lt;=[.$B$7];[.$A32]*[.P$25]*[.$B$8];IF(AND([.$A32]*[.P$25]&gt;[.$B$7];[.$A32]*[.P$25]&lt;=[.$C$7]);[.$A32]*[.P$25]*[.$C$8];IF(AND([.$A32]*[.P$25]&gt;[.$C$7];[.$A32]*[.P$25]&lt;[.$D$7]);[.$A32]*[.P$25]*[.$D$8];[.$A32]*[.P$25]*[.$E$8]))))*[.$F$8]" office:value-type="float" office:value="62446.5935925" calcext:value-type="float">
            <text:p>62.447 </text:p>
          </table:table-cell>
          <table:table-cell table:style-name="ce21" table:formula="of:=(IF([.$A32]*[.Q$25]&lt;=[.$B$7];[.$A32]*[.Q$25]*[.$B$8];IF(AND([.$A32]*[.Q$25]&gt;[.$B$7];[.$A32]*[.Q$25]&lt;=[.$C$7]);[.$A32]*[.Q$25]*[.$C$8];IF(AND([.$A32]*[.Q$25]&gt;[.$C$7];[.$A32]*[.Q$25]&lt;[.$D$7]);[.$A32]*[.Q$25]*[.$D$8];[.$A32]*[.Q$25]*[.$E$8]))))*[.$F$8]" office:value-type="float" office:value="64230.7819808572" calcext:value-type="float">
            <text:p>64.231 </text:p>
          </table:table-cell>
          <table:table-cell table:style-name="ce21" table:formula="of:=(IF([.$A32]*[.R$25]&lt;=[.$B$7];[.$A32]*[.R$25]*[.$B$8];IF(AND([.$A32]*[.R$25]&gt;[.$B$7];[.$A32]*[.R$25]&lt;=[.$C$7]);[.$A32]*[.R$25]*[.$C$8];IF(AND([.$A32]*[.R$25]&gt;[.$C$7];[.$A32]*[.R$25]&lt;[.$D$7]);[.$A32]*[.R$25]*[.$D$8];[.$A32]*[.R$25]*[.$E$8]))))*[.$F$8]" office:value-type="float" office:value="66014.9703692143" calcext:value-type="float">
            <text:p>66.015 </text:p>
          </table:table-cell>
          <table:table-cell table:style-name="ce8" table:formula="of:=+[.S31]+0.5" office:value-type="float" office:value="5" calcext:value-type="float">
            <text:p>5,00 </text:p>
          </table:table-cell>
          <table:table-cell table:number-columns-repeated="1005"/>
        </table:table-row>
        <table:table-row table:style-name="ro2">
          <table:table-cell table:style-name="ce5" table:formula="of:=+[.A32]+0.5" office:value-type="float" office:value="5.5" calcext:value-type="float">
            <text:p>5,50 </text:p>
          </table:table-cell>
          <table:table-cell table:style-name="ce18" table:formula="of:=(IF([.$A33]*[.B$25]&lt;=[.$B$7];[.$A33]*[.B$25]*[.$B$8];IF(AND([.$A33]*[.B$25]&gt;[.$B$7];[.$A33]*[.B$25]&lt;=[.$C$7]);[.$A33]*[.B$25]*[.$C$8];IF(AND([.$A33]*[.B$25]&gt;[.$C$7];[.$A33]*[.B$25]&lt;[.$D$7]);[.$A33]*[.B$25]*[.$D$8];[.$A33]*[.B$25]*[.$E$8]))))*[.$F$8]" office:value-type="float" office:value="41214.75177105" calcext:value-type="float">
            <text:p>41.215 </text:p>
          </table:table-cell>
          <table:table-cell table:style-name="ce18" table:formula="of:=(IF([.$A33]*[.C$25]&lt;=[.$B$7];[.$A33]*[.C$25]*[.$B$8];IF(AND([.$A33]*[.C$25]&gt;[.$B$7];[.$A33]*[.C$25]&lt;=[.$C$7]);[.$A33]*[.C$25]*[.$C$8];IF(AND([.$A33]*[.C$25]&gt;[.$C$7];[.$A33]*[.C$25]&lt;[.$D$7]);[.$A33]*[.C$25]*[.$D$8];[.$A33]*[.C$25]*[.$E$8]))))*[.$F$8]" office:value-type="float" office:value="43177.3589982429" calcext:value-type="float">
            <text:p>43.177 </text:p>
          </table:table-cell>
          <table:table-cell table:style-name="ce18" table:formula="of:=(IF([.$A33]*[.D$25]&lt;=[.$B$7];[.$A33]*[.D$25]*[.$B$8];IF(AND([.$A33]*[.D$25]&gt;[.$B$7];[.$A33]*[.D$25]&lt;=[.$C$7]);[.$A33]*[.D$25]*[.$C$8];IF(AND([.$A33]*[.D$25]&gt;[.$C$7];[.$A33]*[.D$25]&lt;[.$D$7]);[.$A33]*[.D$25]*[.$D$8];[.$A33]*[.D$25]*[.$E$8]))))*[.$F$8]" office:value-type="float" office:value="45139.9662254357" calcext:value-type="float">
            <text:p>45.140 </text:p>
          </table:table-cell>
          <table:table-cell table:style-name="ce18" table:formula="of:=(IF([.$A33]*[.E$25]&lt;=[.$B$7];[.$A33]*[.E$25]*[.$B$8];IF(AND([.$A33]*[.E$25]&gt;[.$B$7];[.$A33]*[.E$25]&lt;=[.$C$7]);[.$A33]*[.E$25]*[.$C$8];IF(AND([.$A33]*[.E$25]&gt;[.$C$7];[.$A33]*[.E$25]&lt;[.$D$7]);[.$A33]*[.E$25]*[.$D$8];[.$A33]*[.E$25]*[.$E$8]))))*[.$F$8]" office:value-type="float" office:value="47102.5734526286" calcext:value-type="float">
            <text:p>47.103 </text:p>
          </table:table-cell>
          <table:table-cell table:style-name="ce18" table:formula="of:=(IF([.$A33]*[.F$25]&lt;=[.$B$7];[.$A33]*[.F$25]*[.$B$8];IF(AND([.$A33]*[.F$25]&gt;[.$B$7];[.$A33]*[.F$25]&lt;=[.$C$7]);[.$A33]*[.F$25]*[.$C$8];IF(AND([.$A33]*[.F$25]&gt;[.$C$7];[.$A33]*[.F$25]&lt;[.$D$7]);[.$A33]*[.F$25]*[.$D$8];[.$A33]*[.F$25]*[.$E$8]))))*[.$F$8]" office:value-type="float" office:value="49065.1806798215" calcext:value-type="float">
            <text:p>49.065 </text:p>
          </table:table-cell>
          <table:table-cell table:style-name="ce18" table:formula="of:=(IF([.$A33]*[.G$25]&lt;=[.$B$7];[.$A33]*[.G$25]*[.$B$8];IF(AND([.$A33]*[.G$25]&gt;[.$B$7];[.$A33]*[.G$25]&lt;=[.$C$7]);[.$A33]*[.G$25]*[.$C$8];IF(AND([.$A33]*[.G$25]&gt;[.$C$7];[.$A33]*[.G$25]&lt;[.$D$7]);[.$A33]*[.G$25]*[.$D$8];[.$A33]*[.G$25]*[.$E$8]))))*[.$F$8]" office:value-type="float" office:value="51027.7879070143" calcext:value-type="float">
            <text:p>51.028 </text:p>
          </table:table-cell>
          <table:table-cell table:style-name="ce18" table:formula="of:=(IF([.$A33]*[.H$25]&lt;=[.$B$7];[.$A33]*[.H$25]*[.$B$8];IF(AND([.$A33]*[.H$25]&gt;[.$B$7];[.$A33]*[.H$25]&lt;=[.$C$7]);[.$A33]*[.H$25]*[.$C$8];IF(AND([.$A33]*[.H$25]&gt;[.$C$7];[.$A33]*[.H$25]&lt;[.$D$7]);[.$A33]*[.H$25]*[.$D$8];[.$A33]*[.H$25]*[.$E$8]))))*[.$F$8]" office:value-type="float" office:value="52990.3951342072" calcext:value-type="float">
            <text:p>52.990 </text:p>
          </table:table-cell>
          <table:table-cell table:style-name="ce18" table:formula="of:=(IF([.$A33]*[.I$25]&lt;=[.$B$7];[.$A33]*[.I$25]*[.$B$8];IF(AND([.$A33]*[.I$25]&gt;[.$B$7];[.$A33]*[.I$25]&lt;=[.$C$7]);[.$A33]*[.I$25]*[.$C$8];IF(AND([.$A33]*[.I$25]&gt;[.$C$7];[.$A33]*[.I$25]&lt;[.$D$7]);[.$A33]*[.I$25]*[.$D$8];[.$A33]*[.I$25]*[.$E$8]))))*[.$F$8]" office:value-type="float" office:value="54953.0023614" calcext:value-type="float">
            <text:p>54.953 </text:p>
          </table:table-cell>
          <table:table-cell table:style-name="ce18" table:formula="of:=(IF([.$A33]*[.J$25]&lt;=[.$B$7];[.$A33]*[.J$25]*[.$B$8];IF(AND([.$A33]*[.J$25]&gt;[.$B$7];[.$A33]*[.J$25]&lt;=[.$C$7]);[.$A33]*[.J$25]*[.$C$8];IF(AND([.$A33]*[.J$25]&gt;[.$C$7];[.$A33]*[.J$25]&lt;[.$D$7]);[.$A33]*[.J$25]*[.$D$8];[.$A33]*[.J$25]*[.$E$8]))))*[.$F$8]" office:value-type="float" office:value="56915.6095885929" calcext:value-type="float">
            <text:p>56.916 </text:p>
          </table:table-cell>
          <table:table-cell table:style-name="ce18" table:formula="of:=(IF([.$A33]*[.K$25]&lt;=[.$B$7];[.$A33]*[.K$25]*[.$B$8];IF(AND([.$A33]*[.K$25]&gt;[.$B$7];[.$A33]*[.K$25]&lt;=[.$C$7]);[.$A33]*[.K$25]*[.$C$8];IF(AND([.$A33]*[.K$25]&gt;[.$C$7];[.$A33]*[.K$25]&lt;[.$D$7]);[.$A33]*[.K$25]*[.$D$8];[.$A33]*[.K$25]*[.$E$8]))))*[.$F$8]" office:value-type="float" office:value="58878.2168157858" calcext:value-type="float">
            <text:p>58.878 </text:p>
          </table:table-cell>
          <table:table-cell table:style-name="ce18" table:formula="of:=(IF([.$A33]*[.L$25]&lt;=[.$B$7];[.$A33]*[.L$25]*[.$B$8];IF(AND([.$A33]*[.L$25]&gt;[.$B$7];[.$A33]*[.L$25]&lt;=[.$C$7]);[.$A33]*[.L$25]*[.$C$8];IF(AND([.$A33]*[.L$25]&gt;[.$C$7];[.$A33]*[.L$25]&lt;[.$D$7]);[.$A33]*[.L$25]*[.$D$8];[.$A33]*[.L$25]*[.$E$8]))))*[.$F$8]" office:value-type="float" office:value="60840.8240429786" calcext:value-type="float">
            <text:p>60.841 </text:p>
          </table:table-cell>
          <table:table-cell table:style-name="ce18" table:formula="of:=(IF([.$A33]*[.M$25]&lt;=[.$B$7];[.$A33]*[.M$25]*[.$B$8];IF(AND([.$A33]*[.M$25]&gt;[.$B$7];[.$A33]*[.M$25]&lt;=[.$C$7]);[.$A33]*[.M$25]*[.$C$8];IF(AND([.$A33]*[.M$25]&gt;[.$C$7];[.$A33]*[.M$25]&lt;[.$D$7]);[.$A33]*[.M$25]*[.$D$8];[.$A33]*[.M$25]*[.$E$8]))))*[.$F$8]" office:value-type="float" office:value="62803.4312701715" calcext:value-type="float">
            <text:p>62.803 </text:p>
          </table:table-cell>
          <table:table-cell table:style-name="ce18" table:formula="of:=(IF([.$A33]*[.N$25]&lt;=[.$B$7];[.$A33]*[.N$25]*[.$B$8];IF(AND([.$A33]*[.N$25]&gt;[.$B$7];[.$A33]*[.N$25]&lt;=[.$C$7]);[.$A33]*[.N$25]*[.$C$8];IF(AND([.$A33]*[.N$25]&gt;[.$C$7];[.$A33]*[.N$25]&lt;[.$D$7]);[.$A33]*[.N$25]*[.$D$8];[.$A33]*[.N$25]*[.$E$8]))))*[.$F$8]" office:value-type="float" office:value="64766.0384973643" calcext:value-type="float">
            <text:p>64.766 </text:p>
          </table:table-cell>
          <table:table-cell table:style-name="ce18" table:formula="of:=(IF([.$A33]*[.O$25]&lt;=[.$B$7];[.$A33]*[.O$25]*[.$B$8];IF(AND([.$A33]*[.O$25]&gt;[.$B$7];[.$A33]*[.O$25]&lt;=[.$C$7]);[.$A33]*[.O$25]*[.$C$8];IF(AND([.$A33]*[.O$25]&gt;[.$C$7];[.$A33]*[.O$25]&lt;[.$D$7]);[.$A33]*[.O$25]*[.$D$8];[.$A33]*[.O$25]*[.$E$8]))))*[.$F$8]" office:value-type="float" office:value="66728.6457245572" calcext:value-type="float">
            <text:p>66.729 </text:p>
          </table:table-cell>
          <table:table-cell table:style-name="ce18" table:formula="of:=(IF([.$A33]*[.P$25]&lt;=[.$B$7];[.$A33]*[.P$25]*[.$B$8];IF(AND([.$A33]*[.P$25]&gt;[.$B$7];[.$A33]*[.P$25]&lt;=[.$C$7]);[.$A33]*[.P$25]*[.$C$8];IF(AND([.$A33]*[.P$25]&gt;[.$C$7];[.$A33]*[.P$25]&lt;[.$D$7]);[.$A33]*[.P$25]*[.$D$8];[.$A33]*[.P$25]*[.$E$8]))))*[.$F$8]" office:value-type="float" office:value="68691.2529517501" calcext:value-type="float">
            <text:p>68.691 </text:p>
          </table:table-cell>
          <table:table-cell table:style-name="ce18" table:formula="of:=(IF([.$A33]*[.Q$25]&lt;=[.$B$7];[.$A33]*[.Q$25]*[.$B$8];IF(AND([.$A33]*[.Q$25]&gt;[.$B$7];[.$A33]*[.Q$25]&lt;=[.$C$7]);[.$A33]*[.Q$25]*[.$C$8];IF(AND([.$A33]*[.Q$25]&gt;[.$C$7];[.$A33]*[.Q$25]&lt;[.$D$7]);[.$A33]*[.Q$25]*[.$D$8];[.$A33]*[.Q$25]*[.$E$8]))))*[.$F$8]" office:value-type="float" office:value="70653.8601789429" calcext:value-type="float">
            <text:p>70.654 </text:p>
          </table:table-cell>
          <table:table-cell table:style-name="ce18" table:formula="of:=(IF([.$A33]*[.R$25]&lt;=[.$B$7];[.$A33]*[.R$25]*[.$B$8];IF(AND([.$A33]*[.R$25]&gt;[.$B$7];[.$A33]*[.R$25]&lt;=[.$C$7]);[.$A33]*[.R$25]*[.$C$8];IF(AND([.$A33]*[.R$25]&gt;[.$C$7];[.$A33]*[.R$25]&lt;[.$D$7]);[.$A33]*[.R$25]*[.$D$8];[.$A33]*[.R$25]*[.$E$8]))))*[.$F$8]" office:value-type="float" office:value="72616.4674061358" calcext:value-type="float">
            <text:p>72.616 </text:p>
          </table:table-cell>
          <table:table-cell table:style-name="ce5" table:formula="of:=+[.S32]+0.5" office:value-type="float" office:value="5.5" calcext:value-type="float">
            <text:p>5,50 </text:p>
          </table:table-cell>
          <table:table-cell table:number-columns-repeated="1005"/>
        </table:table-row>
        <table:table-row table:style-name="ro2">
          <table:table-cell table:style-name="ce5" table:formula="of:=+[.A33]+0.5" office:value-type="float" office:value="6" calcext:value-type="float">
            <text:p>6,00 </text:p>
          </table:table-cell>
          <table:table-cell table:style-name="ce18" table:formula="of:=(IF([.$A34]*[.B$25]&lt;=[.$B$7];[.$A34]*[.B$25]*[.$B$8];IF(AND([.$A34]*[.B$25]&gt;[.$B$7];[.$A34]*[.B$25]&lt;=[.$C$7]);[.$A34]*[.B$25]*[.$C$8];IF(AND([.$A34]*[.B$25]&gt;[.$C$7];[.$A34]*[.B$25]&lt;[.$D$7]);[.$A34]*[.B$25]*[.$D$8];[.$A34]*[.B$25]*[.$E$8]))))*[.$F$8]" office:value-type="float" office:value="44961.5473866" calcext:value-type="float">
            <text:p>44.962 </text:p>
          </table:table-cell>
          <table:table-cell table:style-name="ce18" table:formula="of:=(IF([.$A34]*[.C$25]&lt;=[.$B$7];[.$A34]*[.C$25]*[.$B$8];IF(AND([.$A34]*[.C$25]&gt;[.$B$7];[.$A34]*[.C$25]&lt;=[.$C$7]);[.$A34]*[.C$25]*[.$C$8];IF(AND([.$A34]*[.C$25]&gt;[.$C$7];[.$A34]*[.C$25]&lt;[.$D$7]);[.$A34]*[.C$25]*[.$D$8];[.$A34]*[.C$25]*[.$E$8]))))*[.$F$8]" office:value-type="float" office:value="47102.5734526286" calcext:value-type="float">
            <text:p>47.103 </text:p>
          </table:table-cell>
          <table:table-cell table:style-name="ce18" table:formula="of:=(IF([.$A34]*[.D$25]&lt;=[.$B$7];[.$A34]*[.D$25]*[.$B$8];IF(AND([.$A34]*[.D$25]&gt;[.$B$7];[.$A34]*[.D$25]&lt;=[.$C$7]);[.$A34]*[.D$25]*[.$C$8];IF(AND([.$A34]*[.D$25]&gt;[.$C$7];[.$A34]*[.D$25]&lt;[.$D$7]);[.$A34]*[.D$25]*[.$D$8];[.$A34]*[.D$25]*[.$E$8]))))*[.$F$8]" office:value-type="float" office:value="49243.5995186572" calcext:value-type="float">
            <text:p>49.244 </text:p>
          </table:table-cell>
          <table:table-cell table:style-name="ce18" table:formula="of:=(IF([.$A34]*[.E$25]&lt;=[.$B$7];[.$A34]*[.E$25]*[.$B$8];IF(AND([.$A34]*[.E$25]&gt;[.$B$7];[.$A34]*[.E$25]&lt;=[.$C$7]);[.$A34]*[.E$25]*[.$C$8];IF(AND([.$A34]*[.E$25]&gt;[.$C$7];[.$A34]*[.E$25]&lt;[.$D$7]);[.$A34]*[.E$25]*[.$D$8];[.$A34]*[.E$25]*[.$E$8]))))*[.$F$8]" office:value-type="float" office:value="51384.6255846858" calcext:value-type="float">
            <text:p>51.385 </text:p>
          </table:table-cell>
          <table:table-cell table:style-name="ce18" table:formula="of:=(IF([.$A34]*[.F$25]&lt;=[.$B$7];[.$A34]*[.F$25]*[.$B$8];IF(AND([.$A34]*[.F$25]&gt;[.$B$7];[.$A34]*[.F$25]&lt;=[.$C$7]);[.$A34]*[.F$25]*[.$C$8];IF(AND([.$A34]*[.F$25]&gt;[.$C$7];[.$A34]*[.F$25]&lt;[.$D$7]);[.$A34]*[.F$25]*[.$D$8];[.$A34]*[.F$25]*[.$E$8]))))*[.$F$8]" office:value-type="float" office:value="53525.6516507143" calcext:value-type="float">
            <text:p>53.526 </text:p>
          </table:table-cell>
          <table:table-cell table:style-name="ce18" table:formula="of:=(IF([.$A34]*[.G$25]&lt;=[.$B$7];[.$A34]*[.G$25]*[.$B$8];IF(AND([.$A34]*[.G$25]&gt;[.$B$7];[.$A34]*[.G$25]&lt;=[.$C$7]);[.$A34]*[.G$25]*[.$C$8];IF(AND([.$A34]*[.G$25]&gt;[.$C$7];[.$A34]*[.G$25]&lt;[.$D$7]);[.$A34]*[.G$25]*[.$D$8];[.$A34]*[.G$25]*[.$E$8]))))*[.$F$8]" office:value-type="float" office:value="55666.6777167429" calcext:value-type="float">
            <text:p>55.667 </text:p>
          </table:table-cell>
          <table:table-cell table:style-name="ce18" table:formula="of:=(IF([.$A34]*[.H$25]&lt;=[.$B$7];[.$A34]*[.H$25]*[.$B$8];IF(AND([.$A34]*[.H$25]&gt;[.$B$7];[.$A34]*[.H$25]&lt;=[.$C$7]);[.$A34]*[.H$25]*[.$C$8];IF(AND([.$A34]*[.H$25]&gt;[.$C$7];[.$A34]*[.H$25]&lt;[.$D$7]);[.$A34]*[.H$25]*[.$D$8];[.$A34]*[.H$25]*[.$E$8]))))*[.$F$8]" office:value-type="float" office:value="57807.7037827715" calcext:value-type="float">
            <text:p>57.808 </text:p>
          </table:table-cell>
          <table:table-cell table:style-name="ce18" table:formula="of:=(IF([.$A34]*[.I$25]&lt;=[.$B$7];[.$A34]*[.I$25]*[.$B$8];IF(AND([.$A34]*[.I$25]&gt;[.$B$7];[.$A34]*[.I$25]&lt;=[.$C$7]);[.$A34]*[.I$25]*[.$C$8];IF(AND([.$A34]*[.I$25]&gt;[.$C$7];[.$A34]*[.I$25]&lt;[.$D$7]);[.$A34]*[.I$25]*[.$D$8];[.$A34]*[.I$25]*[.$E$8]))))*[.$F$8]" office:value-type="float" office:value="59948.7298488" calcext:value-type="float">
            <text:p>59.949 </text:p>
          </table:table-cell>
          <table:table-cell table:style-name="ce18" table:formula="of:=(IF([.$A34]*[.J$25]&lt;=[.$B$7];[.$A34]*[.J$25]*[.$B$8];IF(AND([.$A34]*[.J$25]&gt;[.$B$7];[.$A34]*[.J$25]&lt;=[.$C$7]);[.$A34]*[.J$25]*[.$C$8];IF(AND([.$A34]*[.J$25]&gt;[.$C$7];[.$A34]*[.J$25]&lt;[.$D$7]);[.$A34]*[.J$25]*[.$D$8];[.$A34]*[.J$25]*[.$E$8]))))*[.$F$8]" office:value-type="float" office:value="62089.7559148286" calcext:value-type="float">
            <text:p>62.090 </text:p>
          </table:table-cell>
          <table:table-cell table:style-name="ce18" table:formula="of:=(IF([.$A34]*[.K$25]&lt;=[.$B$7];[.$A34]*[.K$25]*[.$B$8];IF(AND([.$A34]*[.K$25]&gt;[.$B$7];[.$A34]*[.K$25]&lt;=[.$C$7]);[.$A34]*[.K$25]*[.$C$8];IF(AND([.$A34]*[.K$25]&gt;[.$C$7];[.$A34]*[.K$25]&lt;[.$D$7]);[.$A34]*[.K$25]*[.$D$8];[.$A34]*[.K$25]*[.$E$8]))))*[.$F$8]" office:value-type="float" office:value="64230.7819808572" calcext:value-type="float">
            <text:p>64.231 </text:p>
          </table:table-cell>
          <table:table-cell table:style-name="ce18" table:formula="of:=(IF([.$A34]*[.L$25]&lt;=[.$B$7];[.$A34]*[.L$25]*[.$B$8];IF(AND([.$A34]*[.L$25]&gt;[.$B$7];[.$A34]*[.L$25]&lt;=[.$C$7]);[.$A34]*[.L$25]*[.$C$8];IF(AND([.$A34]*[.L$25]&gt;[.$C$7];[.$A34]*[.L$25]&lt;[.$D$7]);[.$A34]*[.L$25]*[.$D$8];[.$A34]*[.L$25]*[.$E$8]))))*[.$F$8]" office:value-type="float" office:value="66371.8080468858" calcext:value-type="float">
            <text:p>66.372 </text:p>
          </table:table-cell>
          <table:table-cell table:style-name="ce18" table:formula="of:=(IF([.$A34]*[.M$25]&lt;=[.$B$7];[.$A34]*[.M$25]*[.$B$8];IF(AND([.$A34]*[.M$25]&gt;[.$B$7];[.$A34]*[.M$25]&lt;=[.$C$7]);[.$A34]*[.M$25]*[.$C$8];IF(AND([.$A34]*[.M$25]&gt;[.$C$7];[.$A34]*[.M$25]&lt;[.$D$7]);[.$A34]*[.M$25]*[.$D$8];[.$A34]*[.M$25]*[.$E$8]))))*[.$F$8]" office:value-type="float" office:value="68512.8341129143" calcext:value-type="float">
            <text:p>68.513 </text:p>
          </table:table-cell>
          <table:table-cell table:style-name="ce18" table:formula="of:=(IF([.$A34]*[.N$25]&lt;=[.$B$7];[.$A34]*[.N$25]*[.$B$8];IF(AND([.$A34]*[.N$25]&gt;[.$B$7];[.$A34]*[.N$25]&lt;=[.$C$7]);[.$A34]*[.N$25]*[.$C$8];IF(AND([.$A34]*[.N$25]&gt;[.$C$7];[.$A34]*[.N$25]&lt;[.$D$7]);[.$A34]*[.N$25]*[.$D$8];[.$A34]*[.N$25]*[.$E$8]))))*[.$F$8]" office:value-type="float" office:value="70653.8601789429" calcext:value-type="float">
            <text:p>70.654 </text:p>
          </table:table-cell>
          <table:table-cell table:style-name="ce18" table:formula="of:=(IF([.$A34]*[.O$25]&lt;=[.$B$7];[.$A34]*[.O$25]*[.$B$8];IF(AND([.$A34]*[.O$25]&gt;[.$B$7];[.$A34]*[.O$25]&lt;=[.$C$7]);[.$A34]*[.O$25]*[.$C$8];IF(AND([.$A34]*[.O$25]&gt;[.$C$7];[.$A34]*[.O$25]&lt;[.$D$7]);[.$A34]*[.O$25]*[.$D$8];[.$A34]*[.O$25]*[.$E$8]))))*[.$F$8]" office:value-type="float" office:value="72794.8862449715" calcext:value-type="float">
            <text:p>72.795 </text:p>
          </table:table-cell>
          <table:table-cell table:style-name="ce18" table:formula="of:=(IF([.$A34]*[.P$25]&lt;=[.$B$7];[.$A34]*[.P$25]*[.$B$8];IF(AND([.$A34]*[.P$25]&gt;[.$B$7];[.$A34]*[.P$25]&lt;=[.$C$7]);[.$A34]*[.P$25]*[.$C$8];IF(AND([.$A34]*[.P$25]&gt;[.$C$7];[.$A34]*[.P$25]&lt;[.$D$7]);[.$A34]*[.P$25]*[.$D$8];[.$A34]*[.P$25]*[.$E$8]))))*[.$F$8]" office:value-type="float" office:value="74935.9123110001" calcext:value-type="float">
            <text:p>74.936 </text:p>
          </table:table-cell>
          <table:table-cell table:style-name="ce18" table:formula="of:=(IF([.$A34]*[.Q$25]&lt;=[.$B$7];[.$A34]*[.Q$25]*[.$B$8];IF(AND([.$A34]*[.Q$25]&gt;[.$B$7];[.$A34]*[.Q$25]&lt;=[.$C$7]);[.$A34]*[.Q$25]*[.$C$8];IF(AND([.$A34]*[.Q$25]&gt;[.$C$7];[.$A34]*[.Q$25]&lt;[.$D$7]);[.$A34]*[.Q$25]*[.$D$8];[.$A34]*[.Q$25]*[.$E$8]))))*[.$F$8]" office:value-type="float" office:value="77076.9383770286" calcext:value-type="float">
            <text:p>77.077 </text:p>
          </table:table-cell>
          <table:table-cell table:style-name="ce18" table:formula="of:=(IF([.$A34]*[.R$25]&lt;=[.$B$7];[.$A34]*[.R$25]*[.$B$8];IF(AND([.$A34]*[.R$25]&gt;[.$B$7];[.$A34]*[.R$25]&lt;=[.$C$7]);[.$A34]*[.R$25]*[.$C$8];IF(AND([.$A34]*[.R$25]&gt;[.$C$7];[.$A34]*[.R$25]&lt;[.$D$7]);[.$A34]*[.R$25]*[.$D$8];[.$A34]*[.R$25]*[.$E$8]))))*[.$F$8]" office:value-type="float" office:value="79217.9644430572" calcext:value-type="float">
            <text:p>79.218 </text:p>
          </table:table-cell>
          <table:table-cell table:style-name="ce5" table:formula="of:=+[.S33]+0.5" office:value-type="float" office:value="6" calcext:value-type="float">
            <text:p>6,00 </text:p>
          </table:table-cell>
          <table:table-cell table:number-columns-repeated="1005"/>
        </table:table-row>
        <table:table-row table:style-name="ro2">
          <table:table-cell table:style-name="ce5" table:formula="of:=+[.A34]+0.5" office:value-type="float" office:value="6.5" calcext:value-type="float">
            <text:p>6,50 </text:p>
          </table:table-cell>
          <table:table-cell table:style-name="ce22" table:formula="of:=(IF([.$A35]*[.B$25]&lt;=[.$B$7];[.$A35]*[.B$25]*[.$B$8];IF(AND([.$A35]*[.B$25]&gt;[.$B$7];[.$A35]*[.B$25]&lt;=[.$C$7]);[.$A35]*[.B$25]*[.$C$8];IF(AND([.$A35]*[.B$25]&gt;[.$C$7];[.$A35]*[.B$25]&lt;[.$D$7]);[.$A35]*[.B$25]*[.$D$8];[.$A35]*[.B$25]*[.$E$8]))))*[.$F$8]" office:value-type="float" office:value="48708.34300215" calcext:value-type="float">
            <text:p>48.708 </text:p>
          </table:table-cell>
          <table:table-cell table:style-name="ce22" table:formula="of:=(IF([.$A35]*[.C$25]&lt;=[.$B$7];[.$A35]*[.C$25]*[.$B$8];IF(AND([.$A35]*[.C$25]&gt;[.$B$7];[.$A35]*[.C$25]&lt;=[.$C$7]);[.$A35]*[.C$25]*[.$C$8];IF(AND([.$A35]*[.C$25]&gt;[.$C$7];[.$A35]*[.C$25]&lt;[.$D$7]);[.$A35]*[.C$25]*[.$D$8];[.$A35]*[.C$25]*[.$E$8]))))*[.$F$8]" office:value-type="float" office:value="51027.7879070143" calcext:value-type="float">
            <text:p>51.028 </text:p>
          </table:table-cell>
          <table:table-cell table:style-name="ce22" table:formula="of:=(IF([.$A35]*[.D$25]&lt;=[.$B$7];[.$A35]*[.D$25]*[.$B$8];IF(AND([.$A35]*[.D$25]&gt;[.$B$7];[.$A35]*[.D$25]&lt;=[.$C$7]);[.$A35]*[.D$25]*[.$C$8];IF(AND([.$A35]*[.D$25]&gt;[.$C$7];[.$A35]*[.D$25]&lt;[.$D$7]);[.$A35]*[.D$25]*[.$D$8];[.$A35]*[.D$25]*[.$E$8]))))*[.$F$8]" office:value-type="float" office:value="53347.2328118786" calcext:value-type="float">
            <text:p>53.347 </text:p>
          </table:table-cell>
          <table:table-cell table:style-name="ce22" table:formula="of:=(IF([.$A35]*[.E$25]&lt;=[.$B$7];[.$A35]*[.E$25]*[.$B$8];IF(AND([.$A35]*[.E$25]&gt;[.$B$7];[.$A35]*[.E$25]&lt;=[.$C$7]);[.$A35]*[.E$25]*[.$C$8];IF(AND([.$A35]*[.E$25]&gt;[.$C$7];[.$A35]*[.E$25]&lt;[.$D$7]);[.$A35]*[.E$25]*[.$D$8];[.$A35]*[.E$25]*[.$E$8]))))*[.$F$8]" office:value-type="float" office:value="55666.6777167429" calcext:value-type="float">
            <text:p>55.667 </text:p>
          </table:table-cell>
          <table:table-cell table:style-name="ce22" table:formula="of:=(IF([.$A35]*[.F$25]&lt;=[.$B$7];[.$A35]*[.F$25]*[.$B$8];IF(AND([.$A35]*[.F$25]&gt;[.$B$7];[.$A35]*[.F$25]&lt;=[.$C$7]);[.$A35]*[.F$25]*[.$C$8];IF(AND([.$A35]*[.F$25]&gt;[.$C$7];[.$A35]*[.F$25]&lt;[.$D$7]);[.$A35]*[.F$25]*[.$D$8];[.$A35]*[.F$25]*[.$E$8]))))*[.$F$8]" office:value-type="float" office:value="57986.1226216072" calcext:value-type="float">
            <text:p>57.986 </text:p>
          </table:table-cell>
          <table:table-cell table:style-name="ce22" table:formula="of:=(IF([.$A35]*[.G$25]&lt;=[.$B$7];[.$A35]*[.G$25]*[.$B$8];IF(AND([.$A35]*[.G$25]&gt;[.$B$7];[.$A35]*[.G$25]&lt;=[.$C$7]);[.$A35]*[.G$25]*[.$C$8];IF(AND([.$A35]*[.G$25]&gt;[.$C$7];[.$A35]*[.G$25]&lt;[.$D$7]);[.$A35]*[.G$25]*[.$D$8];[.$A35]*[.G$25]*[.$E$8]))))*[.$F$8]" office:value-type="float" office:value="60305.5675264715" calcext:value-type="float">
            <text:p>60.306 </text:p>
          </table:table-cell>
          <table:table-cell table:style-name="ce22" table:formula="of:=(IF([.$A35]*[.H$25]&lt;=[.$B$7];[.$A35]*[.H$25]*[.$B$8];IF(AND([.$A35]*[.H$25]&gt;[.$B$7];[.$A35]*[.H$25]&lt;=[.$C$7]);[.$A35]*[.H$25]*[.$C$8];IF(AND([.$A35]*[.H$25]&gt;[.$C$7];[.$A35]*[.H$25]&lt;[.$D$7]);[.$A35]*[.H$25]*[.$D$8];[.$A35]*[.H$25]*[.$E$8]))))*[.$F$8]" office:value-type="float" office:value="62625.0124313358" calcext:value-type="float">
            <text:p>62.625 </text:p>
          </table:table-cell>
          <table:table-cell table:style-name="ce22" table:formula="of:=(IF([.$A35]*[.I$25]&lt;=[.$B$7];[.$A35]*[.I$25]*[.$B$8];IF(AND([.$A35]*[.I$25]&gt;[.$B$7];[.$A35]*[.I$25]&lt;=[.$C$7]);[.$A35]*[.I$25]*[.$C$8];IF(AND([.$A35]*[.I$25]&gt;[.$C$7];[.$A35]*[.I$25]&lt;[.$D$7]);[.$A35]*[.I$25]*[.$D$8];[.$A35]*[.I$25]*[.$E$8]))))*[.$F$8]" office:value-type="float" office:value="64944.4573362" calcext:value-type="float">
            <text:p>64.944 </text:p>
          </table:table-cell>
          <table:table-cell table:style-name="ce22" table:formula="of:=(IF([.$A35]*[.J$25]&lt;=[.$B$7];[.$A35]*[.J$25]*[.$B$8];IF(AND([.$A35]*[.J$25]&gt;[.$B$7];[.$A35]*[.J$25]&lt;=[.$C$7]);[.$A35]*[.J$25]*[.$C$8];IF(AND([.$A35]*[.J$25]&gt;[.$C$7];[.$A35]*[.J$25]&lt;[.$D$7]);[.$A35]*[.J$25]*[.$D$8];[.$A35]*[.J$25]*[.$E$8]))))*[.$F$8]" office:value-type="float" office:value="67263.9022410643" calcext:value-type="float">
            <text:p>67.264 </text:p>
          </table:table-cell>
          <table:table-cell table:style-name="ce22" table:formula="of:=(IF([.$A35]*[.K$25]&lt;=[.$B$7];[.$A35]*[.K$25]*[.$B$8];IF(AND([.$A35]*[.K$25]&gt;[.$B$7];[.$A35]*[.K$25]&lt;=[.$C$7]);[.$A35]*[.K$25]*[.$C$8];IF(AND([.$A35]*[.K$25]&gt;[.$C$7];[.$A35]*[.K$25]&lt;[.$D$7]);[.$A35]*[.K$25]*[.$D$8];[.$A35]*[.K$25]*[.$E$8]))))*[.$F$8]" office:value-type="float" office:value="69583.3471459286" calcext:value-type="float">
            <text:p>69.583 </text:p>
          </table:table-cell>
          <table:table-cell table:style-name="ce22" table:formula="of:=(IF([.$A35]*[.L$25]&lt;=[.$B$7];[.$A35]*[.L$25]*[.$B$8];IF(AND([.$A35]*[.L$25]&gt;[.$B$7];[.$A35]*[.L$25]&lt;=[.$C$7]);[.$A35]*[.L$25]*[.$C$8];IF(AND([.$A35]*[.L$25]&gt;[.$C$7];[.$A35]*[.L$25]&lt;[.$D$7]);[.$A35]*[.L$25]*[.$D$8];[.$A35]*[.L$25]*[.$E$8]))))*[.$F$8]" office:value-type="float" office:value="71902.7920507929" calcext:value-type="float">
            <text:p>71.903 </text:p>
          </table:table-cell>
          <table:table-cell table:style-name="ce22" table:formula="of:=(IF([.$A35]*[.M$25]&lt;=[.$B$7];[.$A35]*[.M$25]*[.$B$8];IF(AND([.$A35]*[.M$25]&gt;[.$B$7];[.$A35]*[.M$25]&lt;=[.$C$7]);[.$A35]*[.M$25]*[.$C$8];IF(AND([.$A35]*[.M$25]&gt;[.$C$7];[.$A35]*[.M$25]&lt;[.$D$7]);[.$A35]*[.M$25]*[.$D$8];[.$A35]*[.M$25]*[.$E$8]))))*[.$F$8]" office:value-type="float" office:value="74222.2369556572" calcext:value-type="float">
            <text:p>74.222 </text:p>
          </table:table-cell>
          <table:table-cell table:style-name="ce22" table:formula="of:=(IF([.$A35]*[.N$25]&lt;=[.$B$7];[.$A35]*[.N$25]*[.$B$8];IF(AND([.$A35]*[.N$25]&gt;[.$B$7];[.$A35]*[.N$25]&lt;=[.$C$7]);[.$A35]*[.N$25]*[.$C$8];IF(AND([.$A35]*[.N$25]&gt;[.$C$7];[.$A35]*[.N$25]&lt;[.$D$7]);[.$A35]*[.N$25]*[.$D$8];[.$A35]*[.N$25]*[.$E$8]))))*[.$F$8]" office:value-type="float" office:value="76541.6818605215" calcext:value-type="float">
            <text:p>76.542 </text:p>
          </table:table-cell>
          <table:table-cell table:style-name="ce22" table:formula="of:=(IF([.$A35]*[.O$25]&lt;=[.$B$7];[.$A35]*[.O$25]*[.$B$8];IF(AND([.$A35]*[.O$25]&gt;[.$B$7];[.$A35]*[.O$25]&lt;=[.$C$7]);[.$A35]*[.O$25]*[.$C$8];IF(AND([.$A35]*[.O$25]&gt;[.$C$7];[.$A35]*[.O$25]&lt;[.$D$7]);[.$A35]*[.O$25]*[.$D$8];[.$A35]*[.O$25]*[.$E$8]))))*[.$F$8]" office:value-type="float" office:value="78861.1267653858" calcext:value-type="float">
            <text:p>78.861 </text:p>
          </table:table-cell>
          <table:table-cell table:style-name="ce22" table:formula="of:=(IF([.$A35]*[.P$25]&lt;=[.$B$7];[.$A35]*[.P$25]*[.$B$8];IF(AND([.$A35]*[.P$25]&gt;[.$B$7];[.$A35]*[.P$25]&lt;=[.$C$7]);[.$A35]*[.P$25]*[.$C$8];IF(AND([.$A35]*[.P$25]&gt;[.$C$7];[.$A35]*[.P$25]&lt;[.$D$7]);[.$A35]*[.P$25]*[.$D$8];[.$A35]*[.P$25]*[.$E$8]))))*[.$F$8]" office:value-type="float" office:value="81180.5716702501" calcext:value-type="float">
            <text:p>81.181 </text:p>
          </table:table-cell>
          <table:table-cell table:style-name="ce22" table:formula="of:=(IF([.$A35]*[.Q$25]&lt;=[.$B$7];[.$A35]*[.Q$25]*[.$B$8];IF(AND([.$A35]*[.Q$25]&gt;[.$B$7];[.$A35]*[.Q$25]&lt;=[.$C$7]);[.$A35]*[.Q$25]*[.$C$8];IF(AND([.$A35]*[.Q$25]&gt;[.$C$7];[.$A35]*[.Q$25]&lt;[.$D$7]);[.$A35]*[.Q$25]*[.$D$8];[.$A35]*[.Q$25]*[.$E$8]))))*[.$F$8]" office:value-type="float" office:value="83500.0165751143" calcext:value-type="float">
            <text:p>83.500 </text:p>
          </table:table-cell>
          <table:table-cell table:style-name="ce22" table:formula="of:=(IF([.$A35]*[.R$25]&lt;=[.$B$7];[.$A35]*[.R$25]*[.$B$8];IF(AND([.$A35]*[.R$25]&gt;[.$B$7];[.$A35]*[.R$25]&lt;=[.$C$7]);[.$A35]*[.R$25]*[.$C$8];IF(AND([.$A35]*[.R$25]&gt;[.$C$7];[.$A35]*[.R$25]&lt;[.$D$7]);[.$A35]*[.R$25]*[.$D$8];[.$A35]*[.R$25]*[.$E$8]))))*[.$F$8]" office:value-type="float" office:value="85819.4614799786" calcext:value-type="float">
            <text:p>85.819 </text:p>
          </table:table-cell>
          <table:table-cell table:style-name="ce5" table:formula="of:=+[.S34]+0.5" office:value-type="float" office:value="6.5" calcext:value-type="float">
            <text:p>6,50 </text:p>
          </table:table-cell>
          <table:table-cell table:number-columns-repeated="1005"/>
        </table:table-row>
        <table:table-row table:style-name="ro2">
          <table:table-cell table:number-columns-repeated="13"/>
          <table:table-cell office:value-type="string" office:string-value="Importes con IVA incluído" calcext:value-type="string">
            <text:p>Importes con IVA incluído </text:p>
          </table:table-cell>
          <table:table-cell table:number-columns-repeated="1010"/>
        </table:table-row>
        <table:table-row table:style-name="ro2">
          <table:table-cell table:number-columns-repeated="1024"/>
        </table:table-row>
        <table:table-row table:style-name="ro9" table:number-rows-repeated="1048537">
          <table:table-cell table:number-columns-repeated="1024"/>
        </table:table-row>
        <table:table-row table:style-name="ro11">
          <table:table-cell table:number-columns-repeated="1024"/>
        </table:table-row>
        <table:table-row table:style-name="ro11">
          <table:table-cell table:number-columns-repeated="1024"/>
        </table:table-row>
      </table:table>
      <table:table table:name="ZONDA corona" table:style-name="ta5" table:print="false">
        <table:shapes>
          <draw:g draw:z-index="0" draw:name="Group 2">
            <draw:custom-shape draw:name="Freeform 3" draw:style-name="gr1" draw:text-style-name="P1" svg:width="47.61mm" svg:height="16.07mm" svg:x="86.3mm" svg:y="1.78m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2" draw:text-style-name="P2" svg:width="5.05mm" svg:height="3.46mm" svg:x="83.68mm" svg:y="16.17m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2" draw:text-style-name="P2" svg:width="5.05mm" svg:height="13.71mm" svg:x="83.68mm" svg:y="2.96m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2" draw:text-style-name="P2" svg:width="5.05mm" svg:height="3.43mm" svg:x="83.68mm" svg:y="0m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2" draw:text-style-name="P2" svg:width="44.39mm" svg:height="3.43mm" svg:x="87.92mm" svg:y="0m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2" draw:text-style-name="P2" svg:width="4.98mm" svg:height="3.43mm" svg:x="131.54mm" svg:y="0m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2" draw:text-style-name="P2" svg:width="4.98mm" svg:height="13.71mm" svg:x="131.54mm" svg:y="2.96m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2" draw:text-style-name="P2" svg:width="4.98mm" svg:height="3.46mm" svg:x="131.54mm" svg:y="16.17m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2" draw:text-style-name="P2" svg:width="44.39mm" svg:height="3.46mm" svg:x="87.92mm" svg:y="16.17m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 draw:text-style-name="P1" svg:width="50.27mm" svg:height="17.98mm" svg:x="85.06mm" svg:y="0.8m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3" draw:text-style-name="P3" svg:width="2.03mm" svg:height="1.37mm" svg:x="84.66mm" svg:y="17.77m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3" draw:text-style-name="P3" svg:width="0.7mm" svg:height="15.58mm" svg:x="84.66mm" svg:y="2m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3" draw:text-style-name="P3" svg:width="2.03mm" svg:height="1.32mm" svg:x="84.66mm" svg:y="0.5m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3" draw:text-style-name="P3" svg:width="46.81mm" svg:height="0.42mm" svg:x="86.81mm" svg:y="0.5m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3" draw:text-style-name="P3" svg:width="1.98mm" svg:height="1.32mm" svg:x="133.8mm" svg:y="0.5m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3" draw:text-style-name="P3" svg:width="0.67mm" svg:height="15.58mm" svg:x="135.11mm" svg:y="2m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3" draw:text-style-name="P3" svg:width="1.98mm" svg:height="1.37mm" svg:x="133.8mm" svg:y="17.77m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3" draw:text-style-name="P3" svg:width="46.81mm" svg:height="0.46mm" svg:x="86.81mm" svg:y="18.66m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2" draw:text-style-name="P2" svg:width="6.05mm" svg:height="3.42mm" svg:x="90.02mm" svg:y="4.14m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3" draw:text-style-name="P3" svg:width="1.77mm" svg:height="0.21mm" svg:x="93.15mm" svg:y="3.98m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3" draw:text-style-name="P3" svg:width="1.9mm" svg:height="0.73mm" svg:x="91.11mm" svg:y="3.98m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3" draw:text-style-name="P3" svg:width="1.51mm" svg:height="2.01mm" svg:x="89.92mm" svg:y="4.75m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3" draw:text-style-name="P3" svg:width="0.9mm" svg:height="1.03mm" svg:x="89.69mm" svg:y="6.72m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3" draw:text-style-name="P3" svg:width="2.39mm" svg:height="0.21mm" svg:x="90.76mm" svg:y="7.54m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3" draw:text-style-name="P3" svg:width="1.84mm" svg:height="1.03mm" svg:x="93.31mm" svg:y="6.72m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3" draw:text-style-name="P3" svg:width="1.47mm" svg:height="1.79mm" svg:x="94.78mm" svg:y="4.97m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3" draw:text-style-name="P3" svg:width="1.15mm" svg:height="1.01mm" svg:x="95.13mm" svg:y="3.98m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3" draw:text-style-name="P3" svg:width="1.96mm" svg:height="0.29mm" svg:x="91.33mm" svg:y="6.6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3" draw:text-style-name="P3" svg:width="1.66mm" svg:height="2.18mm" svg:x="91.44mm" svg:y="4.57m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3" draw:text-style-name="P3" svg:width="2.02mm" svg:height="0.29mm" svg:x="92.91mm" svg:y="4.57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3" draw:text-style-name="P3" svg:width="1.41mm" svg:height="2.19mm" svg:x="93.31mm" svg:y="4.75m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2" draw:text-style-name="P2" svg:width="5.97mm" svg:height="3.42mm" svg:x="105.14mm" svg:y="4.14m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3" draw:text-style-name="P3" svg:width="1.83mm" svg:height="2.7mm" svg:x="109.4mm" svg:y="4.97m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3" draw:text-style-name="P3" svg:width="1.08mm" svg:height="1.07mm" svg:x="110.31mm" svg:y="3.88m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3" draw:text-style-name="P3" svg:width="3.52mm" svg:height="0.3mm" svg:x="106.56mm" svg:y="3.88m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3" draw:text-style-name="P3" svg:width="0.98mm" svg:height="0.81mm" svg:x="105.98mm" svg:y="4.06m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3" draw:text-style-name="P3" svg:width="3.51mm" svg:height="0.29mm" svg:x="106.45mm" svg:y="4.57m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3" draw:text-style-name="P3" svg:width="0.8mm" svg:height="0.89mm" svg:x="108.99mm" svg:y="4.75m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3" draw:text-style-name="P3" svg:width="1.75mm" svg:height="0.29mm" svg:x="107.42mm" svg:y="5.35mm">
              <text:p/>
              <draw:enhanced-geometry svg:viewBox="0 0 18 6" draw:extrusion-allowed="true" draw:text-areas="0 0 18 6" draw:glue-points="0 5 0 5 18 6 18 0 0 0 0 0 0 5" draw:type="non-primitive" draw:enhanced-path="M 0 5 L 0 5 18 6 18 0 0 0 0 5 Z N"/>
            </draw:custom-shape>
            <draw:custom-shape draw:name="Freeform 42" draw:style-name="gr3" draw:text-style-name="P3" svg:width="1.9mm" svg:height="0.72mm" svg:x="105.32mm" svg:y="5.35m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3" draw:text-style-name="P3" svg:width="0.7mm" svg:height="0.63mm" svg:x="105.02mm" svg:y="6.13m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3" draw:text-style-name="P3" svg:width="0.85mm" svg:height="1.03mm" svg:x="104.86mm" svg:y="6.72m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3" draw:text-style-name="P3" svg:width="3.81mm" svg:height="0.21mm" svg:x="105.88mm" svg:y="7.54m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3" draw:text-style-name="P3" svg:width="1.96mm" svg:height="0.29mm" svg:x="106.45mm" svg:y="6.6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3" draw:text-style-name="P3" svg:width="0.68mm" svg:height="0.6mm" svg:x="106.56mm" svg:y="6.18m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3" draw:text-style-name="P3" svg:width="1.95mm" svg:height="0.2mm" svg:x="107.14mm" svg:y="6.18m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3" draw:text-style-name="P3" svg:width="0.42mm" svg:height="0.6mm" svg:x="108.38mm" svg:y="6.34m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 draw:text-style-name="P2" svg:width="6.17mm" svg:height="3.42mm" svg:x="125.2mm" svg:y="4.14m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3" draw:text-style-name="P3" svg:width="1.84mm" svg:height="0.21mm" svg:x="128.37mm" svg:y="3.98m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3" draw:text-style-name="P3" svg:width="1.92mm" svg:height="0.73mm" svg:x="126.27mm" svg:y="3.98m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3" draw:text-style-name="P3" svg:width="1.53mm" svg:height="2.01mm" svg:x="125.08mm" svg:y="4.75m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3" draw:text-style-name="P3" svg:width="0.94mm" svg:height="1.03mm" svg:x="124.86mm" svg:y="6.72m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3" draw:text-style-name="P3" svg:width="2.41mm" svg:height="0.21mm" svg:x="125.99mm" svg:y="7.54m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3" draw:text-style-name="P3" svg:width="1.76mm" svg:height="1.03mm" svg:x="128.55mm" svg:y="6.72m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3" draw:text-style-name="P3" svg:width="1.41mm" svg:height="1.79mm" svg:x="129.96mm" svg:y="4.97m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3" draw:text-style-name="P3" svg:width="1.1mm" svg:height="1.01mm" svg:x="130.4mm" svg:y="3.98m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3" draw:text-style-name="P3" svg:width="1.97mm" svg:height="0.29mm" svg:x="126.5mm" svg:y="6.65m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3" draw:text-style-name="P3" svg:width="1.53mm" svg:height="2.18mm" svg:x="126.73mm" svg:y="4.57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3" draw:text-style-name="P3" svg:width="1.87mm" svg:height="0.29mm" svg:x="128.25mm" svg:y="4.57m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3" draw:text-style-name="P3" svg:width="1.59mm" svg:height="2.19mm" svg:x="128.43mm" svg:y="4.75m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 draw:text-style-name="P2" svg:width="6.58mm" svg:height="3.42mm" svg:x="111.33mm" svg:y="4.14m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3" draw:text-style-name="P3" svg:width="1.53mm" svg:height="0.21mm" svg:x="113.31mm" svg:y="3.98m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3" draw:text-style-name="P3" svg:width="2.64mm" svg:height="3.69mm" svg:x="110.93mm" svg:y="4.06m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3" draw:text-style-name="P3" svg:width="1.67mm" svg:height="0.3mm" svg:x="111.33mm" svg:y="7.54m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3" draw:text-style-name="P3" svg:width="2.18mm" svg:height="3.09mm" svg:x="112.69mm" svg:y="4.57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3" draw:text-style-name="P3" svg:width="1.97mm" svg:height="0.29mm" svg:x="114.84mm" svg:y="4.57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3" draw:text-style-name="P3" svg:width="2.34mm" svg:height="3.09mm" svg:x="114.32mm" svg:y="4.75m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3" draw:text-style-name="P3" svg:width="1.67mm" svg:height="0.3mm" svg:x="114.72mm" svg:y="7.54m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3" draw:text-style-name="P3" svg:width="1.97mm" svg:height="2.7mm" svg:x="116.03mm" svg:y="4.97m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3" draw:text-style-name="P3" svg:width="1.21mm" svg:height="1.01mm" svg:x="117mm" svg:y="3.98m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3" draw:text-style-name="P3" svg:width="2.21mm" svg:height="0.51mm" svg:x="114.62mm" svg:y="3.88m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3" draw:text-style-name="P3" svg:width="0.67mm" svg:height="0.39mm" svg:x="114.62mm" svg:y="3.98m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 draw:text-style-name="P2" svg:width="5.81mm" svg:height="3.42mm" svg:x="96.32mm" svg:y="4.14m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3" draw:text-style-name="P3" svg:width="2.52mm" svg:height="0.51mm" svg:x="99.55mm" svg:y="3.88m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3" draw:text-style-name="P3" svg:width="0.67mm" svg:height="0.39mm" svg:x="99.55mm" svg:y="3.98m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3" draw:text-style-name="P3" svg:width="1.53mm" svg:height="0.21mm" svg:x="98.31mm" svg:y="3.98m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3" draw:text-style-name="P3" svg:width="2.78mm" svg:height="3.69mm" svg:x="95.87mm" svg:y="4.06m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3" draw:text-style-name="P3" svg:width="1.66mm" svg:height="0.3mm" svg:x="96.32mm" svg:y="7.54m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3" draw:text-style-name="P3" svg:width="2.22mm" svg:height="3.09mm" svg:x="97.63mm" svg:y="4.57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3" draw:text-style-name="P3" svg:width="2.23mm" svg:height="0.29mm" svg:x="99.78mm" svg:y="4.57m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3" draw:text-style-name="P3" svg:width="0.98mm" svg:height="0.73mm" svg:x="101.6mm" svg:y="3.98m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 draw:text-style-name="P2" svg:width="7.54mm" svg:height="5.18mm" svg:x="118.57mm" svg:y="2.38m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3" draw:text-style-name="P3" svg:width="1.51mm" svg:height="0.21mm" svg:x="124.58mm" svg:y="2.16m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3" draw:text-style-name="P3" svg:width="1.46mm" svg:height="1.91mm" svg:x="123.44mm" svg:y="2.27m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3" draw:text-style-name="P3" svg:width="1.64mm" svg:height="0.21mm" svg:x="121.86mm" svg:y="3.98m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3" draw:text-style-name="P3" svg:width="1.92mm" svg:height="0.73mm" svg:x="119.76mm" svg:y="3.98m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3" draw:text-style-name="P3" svg:width="1.51mm" svg:height="2.01mm" svg:x="118.47mm" svg:y="4.75m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3" draw:text-style-name="P3" svg:width="1.04mm" svg:height="1.03mm" svg:x="118.24mm" svg:y="6.72m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3" draw:text-style-name="P3" svg:width="2.27mm" svg:height="0.21mm" svg:x="119.43mm" svg:y="7.54m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3" draw:text-style-name="P3" svg:width="1.21mm" svg:height="0.3mm" svg:x="121.92mm" svg:y="7.54m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3" draw:text-style-name="P3" svg:width="3.67mm" svg:height="5.55mm" svg:x="122.82mm" svg:y="2.16m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3" draw:text-style-name="P3" svg:width="1.58mm" svg:height="2.18mm" svg:x="120.06mm" svg:y="4.57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3" draw:text-style-name="P3" svg:width="1.91mm" svg:height="0.29mm" svg:x="121.64mm" svg:y="4.57m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3" draw:text-style-name="P3" svg:width="1.52mm" svg:height="2.19mm" svg:x="121.86mm" svg:y="4.75m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3" draw:text-style-name="P3" svg:width="2.07mm" svg:height="0.29mm" svg:x="119.88mm" svg:y="6.65m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 draw:text-style-name="P2" svg:width="4.6mm" svg:height="5.18mm" svg:x="101.23mm" svg:y="2.38mm">
              <text:p/>
              <draw:enhanced-geometry svg:viewBox="0 0 44 71" draw:extrusion-allowed="true" draw:text-areas="0 0 44 71" draw:glue-points="44 0 30 0 0 71 14 71 44 0" draw:type="non-primitive" draw:enhanced-path="M 44 0 L 30 0 0 71 14 71 44 0 Z N"/>
            </draw:custom-shape>
            <draw:custom-shape draw:name="Freeform 99" draw:style-name="gr3" draw:text-style-name="P3" svg:width="1.65mm" svg:height="0.25mm" svg:x="104.18mm" svg:y="2.16m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3" draw:text-style-name="P3" svg:width="3.76mm" svg:height="5.44mm" svg:x="100.76mm" svg:y="2.32m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3" draw:text-style-name="P3" svg:width="1.58mm" svg:height="0.21mm" svg:x="101.23mm" svg:y="7.54m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3" draw:text-style-name="P3" svg:width="3.81mm" svg:height="5.55mm" svg:x="102.42mm" svg:y="2.16m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 draw:text-style-name="P2" svg:width="5.61mm" svg:height="3.98mm" svg:x="95.18mm" svg:y="8.93m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2" draw:text-style-name="P2" svg:width="16.2mm" svg:height="4.07mm" svg:x="101.45mm" svg:y="8.83m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2" draw:text-style-name="P2" svg:width="7.39mm" svg:height="3.98mm" svg:x="118.17mm" svg:y="8.93m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3" draw:text-style-name="P3" svg:width="0.85mm" svg:height="0.97mm" svg:x="86.79mm" svg:y="14.5m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3" draw:text-style-name="P3" svg:width="0.98mm" svg:height="0.97mm" svg:x="87.79mm" svg:y="14.5m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3" draw:text-style-name="P3" svg:width="0.7mm" svg:height="1.11mm" svg:x="90.02mm" svg:y="14.46m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3" draw:text-style-name="P3" svg:width="0.78mm" svg:height="1.11mm" svg:x="91.11mm" svg:y="14.46m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3" draw:text-style-name="P3" svg:width="0.66mm" svg:height="0.97mm" svg:x="92.3mm" svg:y="14.5m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3" draw:text-style-name="P3" svg:width="0.86mm" svg:height="1.11mm" svg:x="93.31mm" svg:y="14.46m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3" draw:text-style-name="P3" svg:width="0.8mm" svg:height="0.97mm" svg:x="94.56mm" svg:y="14.5m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3" draw:text-style-name="P3" svg:width="0.91mm" svg:height="0.97mm" svg:x="96.2mm" svg:y="14.5m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3" draw:text-style-name="P3" svg:width="0.87mm" svg:height="0.97mm" svg:x="97.85mm" svg:y="14.5m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3" draw:text-style-name="P3" svg:width="0.79mm" svg:height="1.07mm" svg:x="99.15mm" svg:y="14.5m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3" draw:text-style-name="P3" svg:width="0.78mm" svg:height="0.97mm" svg:x="100.17mm" svg:y="14.5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3" draw:text-style-name="P3" svg:width="0.85mm" svg:height="0.97mm" svg:x="101.12mm" svg:y="14.5m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3" draw:text-style-name="P3" svg:width="0.68mm" svg:height="1.07mm" svg:x="102.76mm" svg:y="14.5m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3" draw:text-style-name="P3" svg:width="0.24mm" svg:height="1.32mm" svg:x="104.29mm" svg:y="14.46m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3" draw:text-style-name="P3" svg:width="0.9mm" svg:height="0.97mm" svg:x="104.92mm" svg:y="14.5m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3" draw:text-style-name="P3" svg:width="0.78mm" svg:height="1.11mm" svg:x="106.17mm" svg:y="14.46m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3" draw:text-style-name="P3" svg:width="0.79mm" svg:height="0.97mm" svg:x="107.3mm" svg:y="14.5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3" draw:text-style-name="P3" svg:width="0.78mm" svg:height="1.11mm" svg:x="108.38mm" svg:y="14.46m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3" draw:text-style-name="P3" svg:width="0.78mm" svg:height="0.97mm" svg:x="109.57mm" svg:y="14.5m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3" draw:text-style-name="P3" svg:width="0.79mm" svg:height="0.97mm" svg:x="110.93mm" svg:y="14.5m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3" draw:text-style-name="P3" svg:width="0.92mm" svg:height="0.97mm" svg:x="112.01mm" svg:y="14.5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3" draw:text-style-name="P3" svg:width="0.25mm" svg:height="1.32mm" svg:x="113.2mm" svg:y="14.46m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3" draw:text-style-name="P3" svg:width="0.8mm" svg:height="0.97mm" svg:x="114.32mm" svg:y="14.5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3" draw:text-style-name="P3" svg:width="0.54mm" svg:height="0.97mm" svg:x="115.41mm" svg:y="14.5m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3" draw:text-style-name="P3" svg:width="0.73mm" svg:height="0.97mm" svg:x="116.37mm" svg:y="14.5m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3" draw:text-style-name="P3" svg:width="0.67mm" svg:height="0.97mm" svg:x="117.33mm" svg:y="14.5m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3" draw:text-style-name="P3" svg:width="0.54mm" svg:height="0.97mm" svg:x="118.47mm" svg:y="14.5m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3" draw:text-style-name="P3" svg:width="0.9mm" svg:height="0.97mm" svg:x="119.2mm" svg:y="14.5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3" draw:text-style-name="P3" svg:width="0.91mm" svg:height="0.97mm" svg:x="120.32mm" svg:y="14.5m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3" draw:text-style-name="P3" svg:width="0.62mm" svg:height="1.07mm" svg:x="122.02mm" svg:y="14.5m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3" draw:text-style-name="P3" svg:width="0.55mm" svg:height="0.97mm" svg:x="123.05mm" svg:y="14.5m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3" draw:text-style-name="P3" svg:width="0.67mm" svg:height="1.07mm" svg:x="124.01mm" svg:y="14.5m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3" draw:text-style-name="P3" svg:width="0.42mm" svg:height="0.97mm" svg:x="124.98mm" svg:y="14.5m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3" draw:text-style-name="P3" svg:width="0.66mm" svg:height="0.97mm" svg:x="126.62mm" svg:y="14.5m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3" draw:text-style-name="P3" svg:width="0.68mm" svg:height="1.07mm" svg:x="127.58mm" svg:y="14.5m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3" draw:text-style-name="P3" svg:width="0.78mm" svg:height="0.97mm" svg:x="128.55mm" svg:y="14.5m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3" draw:text-style-name="P3" svg:width="0.67mm" svg:height="1.07mm" svg:x="129.67mm" svg:y="14.5m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3" draw:text-style-name="P3" svg:width="0.68mm" svg:height="0.97mm" svg:x="130.63mm" svg:y="14.5m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3" draw:text-style-name="P3" svg:width="0.74mm" svg:height="1.07mm" svg:x="131.56mm" svg:y="14.5m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3" draw:text-style-name="P3" svg:width="0.36mm" svg:height="0.97mm" svg:x="132.73mm" svg:y="14.5m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3" draw:text-style-name="P3" svg:width="0.98mm" svg:height="1.36mm" svg:x="102.76mm" svg:y="17.08m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3" draw:text-style-name="P3" svg:width="1.07mm" svg:height="1.36mm" svg:x="104.02mm" svg:y="17.08m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3" draw:text-style-name="P3" svg:width="0.9mm" svg:height="1.36mm" svg:x="105.6mm" svg:y="17.08m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3" draw:text-style-name="P3" svg:width="0.24mm" svg:height="1.36mm" svg:x="107.02mm" svg:y="17.08mm">
              <text:p/>
              <draw:enhanced-geometry svg:viewBox="0 0 21600 21600" draw:type="rectangle" draw:enhanced-path="M 0 0 L 21600 0 21600 21600 0 21600 0 0 Z N"/>
            </draw:custom-shape>
            <draw:custom-shape draw:name="Freeform 152" draw:style-name="gr3" draw:text-style-name="P3" svg:width="1.1mm" svg:height="1.36mm" svg:x="107.52mm" svg:y="17.08m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3" draw:text-style-name="P3" svg:width="0.98mm" svg:height="1.36mm" svg:x="109.57mm" svg:y="17.08m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3" draw:text-style-name="P3" svg:width="0.78mm" svg:height="1.36mm" svg:x="111.05mm" svg:y="17.08m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3" draw:text-style-name="P3" svg:width="1.08mm" svg:height="1.36mm" svg:x="112.18mm" svg:y="17.08m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3" draw:text-style-name="P3" svg:width="1.04mm" svg:height="1.36mm" svg:x="113.65mm" svg:y="17.08m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3" draw:text-style-name="P3" svg:width="1.04mm" svg:height="1.44mm" svg:x="115.07mm" svg:y="17.02m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3" draw:text-style-name="P3" svg:width="1.16mm" svg:height="1.36mm" svg:x="116.37mm" svg:y="17.08m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3" draw:text-style-name="P3" svg:width="0.36mm" svg:height="0.5mm" svg:x="98.36mm" svg:y="16.17m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Rectangle 160" draw:style-name="gr3" draw:text-style-name="P3" svg:width="0.24mm" svg:height="0.03mm" svg:x="99.04mm" svg:y="16.38mm">
              <text:p/>
              <draw:enhanced-geometry svg:viewBox="0 0 21600 21600" draw:type="rectangle" draw:enhanced-path="M 0 0 L 21600 0 21600 21600 0 21600 0 0 Z N"/>
            </draw:custom-shape>
            <draw:custom-shape draw:name="Freeform 161" draw:style-name="gr3" draw:text-style-name="P3" svg:width="0.73mm" svg:height="0.5mm" svg:x="99.7mm" svg:y="16.17m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3" draw:text-style-name="P3" svg:width="0.48mm" svg:height="0.5mm" svg:x="100.86mm" svg:y="16.17m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3" draw:text-style-name="P3" svg:width="0.47mm" svg:height="0.5mm" svg:x="103.17mm" svg:y="16.17m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3" draw:text-style-name="P3" svg:width="0.23mm" svg:height="0.5mm" svg:x="104.02mm" svg:y="16.17m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3" draw:text-style-name="P3" svg:width="0.47mm" svg:height="0.5mm" svg:x="104.92mm" svg:y="16.17m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3" draw:text-style-name="P3" svg:width="0.29mm" svg:height="0.5mm" svg:x="105.7mm" svg:y="16.17m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3" draw:text-style-name="P3" svg:width="0.47mm" svg:height="0.7mm" svg:x="106.45mm" svg:y="15.96m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3" draw:text-style-name="P3" svg:width="0.48mm" svg:height="0.5mm" svg:x="107.3mm" svg:y="16.17m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3" draw:text-style-name="P3" svg:width="0.48mm" svg:height="0.5mm" svg:x="108.49mm" svg:y="16.17m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3" draw:text-style-name="P3" svg:width="0.29mm" svg:height="0.5mm" svg:x="109.4mm" svg:y="16.17m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3" draw:text-style-name="P3" svg:width="0.47mm" svg:height="0.5mm" svg:x="110.02mm" svg:y="16.17m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3" draw:text-style-name="P3" svg:width="0.44mm" svg:height="0.5mm" svg:x="110.87mm" svg:y="16.17m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3" draw:text-style-name="P3" svg:width="0.98mm" svg:height="0.7mm" svg:x="111.61mm" svg:y="15.96m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3" draw:text-style-name="P3" svg:width="0.35mm" svg:height="0.5mm" svg:x="113.31mm" svg:y="16.17m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3" draw:text-style-name="P3" svg:width="0.18mm" svg:height="0.7mm" svg:x="114.04mm" svg:y="15.96m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3" draw:text-style-name="P3" svg:width="0.42mm" svg:height="0.5mm" svg:x="114.55mm" svg:y="16.17m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3" draw:text-style-name="P3" svg:width="0.56mm" svg:height="0.5mm" svg:x="115.28mm" svg:y="16.17m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3" draw:text-style-name="P3" svg:width="0.36mm" svg:height="0.5mm" svg:x="116.47mm" svg:y="16.17m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3" draw:text-style-name="P3" svg:width="0.44mm" svg:height="0.5mm" svg:x="117.56mm" svg:y="16.17m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3" draw:text-style-name="P3" svg:width="0.48mm" svg:height="0.5mm" svg:x="118.29mm" svg:y="16.17m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3" draw:text-style-name="P3" svg:width="0.78mm" svg:height="0.5mm" svg:x="119.2mm" svg:y="16.17m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3" draw:text-style-name="P3" svg:width="0.42mm" svg:height="0.5mm" svg:x="120.85mm" svg:y="16.17m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3" draw:text-style-name="P3" svg:width="0.23mm" svg:height="0.5mm" svg:x="121.64mm" svg:y="16.17m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1" draw:text-style-name="P1" svg:width="41.58mm" svg:height="0.29mm" svg:x="90.2mm" svg:y="4.97mm">
              <text:p/>
              <draw:enhanced-geometry svg:viewBox="0 0 21600 21600" draw:type="rectangle" draw:enhanced-path="M 0 0 L 21600 0 21600 21600 0 21600 0 0 Z N"/>
            </draw:custom-shape>
          </draw:g>
        </table:shapes>
        <table:table-column table:style-name="co2" table:default-cell-style-name="ce1"/>
        <table:table-column table:style-name="co3" table:number-columns-repeated="12" table:default-cell-style-name="ce10"/>
        <table:table-column table:style-name="co4" table:default-cell-style-name="ce10"/>
        <table:table-column table:style-name="co3" table:default-cell-style-name="ce10"/>
        <table:table-column table:style-name="co10" table:default-cell-style-name="ce10"/>
        <table:table-column table:style-name="co3" table:number-columns-repeated="2" table:default-cell-style-name="ce10"/>
        <table:table-column table:style-name="co2" table:default-cell-style-name="ce1"/>
        <table:table-column table:style-name="co7" table:number-columns-repeated="238" table:default-cell-style-name="ce10"/>
        <table:table-column table:style-name="co7" table:number-columns-repeated="767" table:default-cell-style-name="Default"/>
        <table:table-row table:style-name="ro2">
          <table:table-cell table:number-columns-repeated="1024"/>
        </table:table-row>
        <table:table-row table:style-name="ro3">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1018"/>
        </table:table-row>
        <table:table-row table:style-name="ro2">
          <table:table-cell/>
          <table:table-cell table:style-name="ce11" office:value-type="float" office:value="3.56" calcext:value-type="float">
            <text:p>3,56 </text:p>
          </table:table-cell>
          <table:table-cell table:style-name="ce11" office:value-type="float" office:value="3.42" calcext:value-type="float">
            <text:p>3,42 </text:p>
          </table:table-cell>
          <table:table-cell table:style-name="ce11" office:value-type="float" office:value="3.37" calcext:value-type="float">
            <text:p>3,37 </text:p>
          </table:table-cell>
          <table:table-cell table:style-name="ce11" office:value-type="float" office:value="3.3" calcext:value-type="float">
            <text:p>3,30 </text:p>
          </table:table-cell>
          <table:table-cell table:style-name="ce11"/>
          <table:table-cell table:number-columns-repeated="1018"/>
        </table:table-row>
        <table:table-row table:style-name="ro6">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1018"/>
        </table:table-row>
        <table:table-row table:style-name="ro2">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1018"/>
        </table:table-row>
        <table:table-row table:style-name="ro8">
          <table:table-cell table:number-columns-repeated="1024"/>
        </table:table-row>
        <table:table-row table:style-name="ro2" table:visibility="collapse">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1018"/>
        </table:table-row>
        <table:table-row table:style-name="ro2" table:visibility="collapse">
          <table:table-cell/>
          <table:table-cell table:formula="of:=+[.C8]*1.0282*1.02" office:value-type="float" office:value="706.202204738688" calcext:value-type="float">
            <text:p>706,20 </text:p>
          </table:table-cell>
          <table:table-cell table:formula="of:=+[.D8]*1.0282" office:value-type="float" office:value="673.366176507477" calcext:value-type="float">
            <text:p>673,37 </text:p>
          </table:table-cell>
          <table:table-cell table:formula="of:=+[.E8]*1.0282" office:value-type="float" office:value="654.898051456406" calcext:value-type="float">
            <text:p>654,90 </text:p>
          </table:table-cell>
          <table:table-cell table:formula="of:=+['Cálculo costo'.K35]" office:value-type="float" office:value="636.936443742858" calcext:value-type="float">
            <text:p>636,94 </text:p>
          </table:table-cell>
          <table:table-cell office:value-type="float" office:value="1" calcext:value-type="float">
            <text:p>1,00 </text:p>
          </table:table-cell>
          <table:table-cell table:number-columns-repeated="1018"/>
        </table:table-row>
        <table:table-row table:style-name="ro2">
          <table:table-cell table:number-columns-repeated="16"/>
          <table:table-cell table:style-name="ce31" table:formula="of:=TODAY()" office:value-type="date" office:date-value="2021-01-12" calcext:value-type="date" table:number-columns-spanned="2" table:number-rows-spanned="1">
            <text:p>12-ene-2021</text:p>
          </table:table-cell>
          <table:covered-table-cell table:style-name="ce31"/>
          <table:table-cell table:number-columns-repeated="1006"/>
        </table:table-row>
        <table:table-row table:style-name="ro3">
          <table:table-cell table:style-name="ce2" office:value-type="string" office:string-value="Lonas confeccionadas - ojales dentados y refuerzos Corona" calcext:value-type="string" table:number-columns-spanned="16" table:number-rows-spanned="1">
            <text:p>Lonas confeccionadas - ojales dentados y refuerzos Corona </text:p>
          </table:table-cell>
          <table:covered-table-cell table:number-columns-repeated="15" table:style-name="ce2"/>
          <table:table-cell table:number-columns-repeated="2"/>
          <table:table-cell table:style-name="ce10"/>
          <table:table-cell table:number-columns-repeated="238"/>
          <table:table-cell table:style-name="ce10" table:number-columns-repeated="767"/>
        </table:table-row>
        <table:table-row table:style-name="ro14">
          <table:table-cell table:number-columns-repeated="2"/>
          <table:table-cell table:style-name="ce59" office:value-type="string" office:string-value="ZONDA" calcext:value-type="string" table:number-columns-spanned="13" table:number-rows-spanned="1">
            <text:p>ZONDA </text:p>
          </table:table-cell>
          <table:covered-table-cell table:number-columns-repeated="12"/>
          <table:table-cell table:number-columns-repeated="1009"/>
        </table:table-row>
        <table:table-row table:style-name="ro15">
          <table:table-cell table:number-columns-repeated="1024"/>
        </table:table-row>
        <table:table-row table:style-name="ro2">
          <table:table-cell table:style-name="ce41"/>
          <table:table-cell table:style-name="ce43" office:value-type="float" office:value="2" calcext:value-type="float">
            <text:p>2,00 </text:p>
          </table:table-cell>
          <table:table-cell table:style-name="ce43" table:formula="of:=+[.B13]+0.5" office:value-type="float" office:value="2.5" calcext:value-type="float">
            <text:p>2,50 </text:p>
          </table:table-cell>
          <table:table-cell table:style-name="ce43" table:formula="of:=+[.C13]+0.5" office:value-type="float" office:value="3" calcext:value-type="float">
            <text:p>3,00 </text:p>
          </table:table-cell>
          <table:table-cell table:style-name="ce43" table:formula="of:=+[.D13]+0.5" office:value-type="float" office:value="3.5" calcext:value-type="float">
            <text:p>3,50 </text:p>
          </table:table-cell>
          <table:table-cell table:style-name="ce43" table:formula="of:=+[.E13]+0.5" office:value-type="float" office:value="4" calcext:value-type="float">
            <text:p>4,00 </text:p>
          </table:table-cell>
          <table:table-cell table:style-name="ce43" table:formula="of:=+[.F13]+0.5" office:value-type="float" office:value="4.5" calcext:value-type="float">
            <text:p>4,50 </text:p>
          </table:table-cell>
          <table:table-cell table:style-name="ce43" table:formula="of:=+[.G13]+0.5" office:value-type="float" office:value="5" calcext:value-type="float">
            <text:p>5,00 </text:p>
          </table:table-cell>
          <table:table-cell table:style-name="ce43" table:formula="of:=+[.H13]+0.5" office:value-type="float" office:value="5.5" calcext:value-type="float">
            <text:p>5,50 </text:p>
          </table:table-cell>
          <table:table-cell table:style-name="ce43" table:formula="of:=+[.I13]+0.5" office:value-type="float" office:value="6" calcext:value-type="float">
            <text:p>6,00 </text:p>
          </table:table-cell>
          <table:table-cell table:style-name="ce43" table:formula="of:=+[.J13]+0.5" office:value-type="float" office:value="6.5" calcext:value-type="float">
            <text:p>6,50 </text:p>
          </table:table-cell>
          <table:table-cell table:style-name="ce43" table:formula="of:=+[.K13]+0.5" office:value-type="float" office:value="7" calcext:value-type="float">
            <text:p>7,00 </text:p>
          </table:table-cell>
          <table:table-cell table:style-name="ce43" table:formula="of:=+[.L13]+0.5" office:value-type="float" office:value="7.5" calcext:value-type="float">
            <text:p>7,50 </text:p>
          </table:table-cell>
          <table:table-cell table:style-name="ce43" table:formula="of:=+[.M13]+0.5" office:value-type="float" office:value="8" calcext:value-type="float">
            <text:p>8,00 </text:p>
          </table:table-cell>
          <table:table-cell table:style-name="ce43" table:formula="of:=+[.N13]+0.5" office:value-type="float" office:value="8.5" calcext:value-type="float">
            <text:p>8,50 </text:p>
          </table:table-cell>
          <table:table-cell table:style-name="ce43" table:formula="of:=+[.O13]+0.5" office:value-type="float" office:value="9" calcext:value-type="float">
            <text:p>9,00 </text:p>
          </table:table-cell>
          <table:table-cell table:style-name="ce43" table:formula="of:=+[.P13]+0.5" office:value-type="float" office:value="9.5" calcext:value-type="float">
            <text:p>9,50 </text:p>
          </table:table-cell>
          <table:table-cell table:style-name="ce43" table:formula="of:=+[.Q13]+0.5" office:value-type="float" office:value="10" calcext:value-type="float">
            <text:p>10,00 </text:p>
          </table:table-cell>
          <table:table-cell table:style-name="ce41"/>
          <table:table-cell table:style-name="ce1" table:number-columns-repeated="1005"/>
        </table:table-row>
        <table:table-row table:style-name="ro2">
          <table:table-cell table:style-name="ce42" office:value-type="float" office:value="2" calcext:value-type="float">
            <text:p>2,00 </text:p>
          </table:table-cell>
          <table:table-cell table:style-name="ce48" table:formula="of:=(IF([.$A14]*[.B$13]&lt;=[.$B$7];[.$A14]*[.B$13]*[.$B$8];IF(AND([.$A14]*[.B$13]&gt;[.$B$7];[.$A14]*[.B$13]&lt;=[.$C$7]);[.$A14]*[.B$13]*[.$C$8];IF(AND([.$A14]*[.B$13]&gt;[.$C$7];[.$A14]*[.B$13]&lt;[.$D$7]);[.$A14]*[.B$13]*[.$D$8];[.$A14]*[.B$13]*[.$E$8]))))*[.$F$8]" office:value-type="float" office:value="2824.80881895475" calcext:value-type="float">
            <text:p>2.825 </text:p>
          </table:table-cell>
          <table:table-cell table:style-name="ce60" table:formula="of:=(IF([.$A14]*[.C$13]&lt;=[.$B$7];[.$A14]*[.C$13]*[.$B$8];IF(AND([.$A14]*[.C$13]&gt;[.$B$7];[.$A14]*[.C$13]&lt;=[.$C$7]);[.$A14]*[.C$13]*[.$C$8];IF(AND([.$A14]*[.C$13]&gt;[.$C$7];[.$A14]*[.C$13]&lt;[.$D$7]);[.$A14]*[.C$13]*[.$D$8];[.$A14]*[.C$13]*[.$E$8]))))*[.$F$8]" office:value-type="float" office:value="3531.01102369344" calcext:value-type="float">
            <text:p>3.531 </text:p>
          </table:table-cell>
          <table:table-cell table:style-name="ce60" table:formula="of:=(IF([.$A14]*[.D$13]&lt;=[.$B$7];[.$A14]*[.D$13]*[.$B$8];IF(AND([.$A14]*[.D$13]&gt;[.$B$7];[.$A14]*[.D$13]&lt;=[.$C$7]);[.$A14]*[.D$13]*[.$C$8];IF(AND([.$A14]*[.D$13]&gt;[.$C$7];[.$A14]*[.D$13]&lt;[.$D$7]);[.$A14]*[.D$13]*[.$D$8];[.$A14]*[.D$13]*[.$E$8]))))*[.$F$8]" office:value-type="float" office:value="4237.21322843213" calcext:value-type="float">
            <text:p>4.237 </text:p>
          </table:table-cell>
          <table:table-cell table:style-name="ce60" table:formula="of:=(IF([.$A14]*[.E$13]&lt;=[.$B$7];[.$A14]*[.E$13]*[.$B$8];IF(AND([.$A14]*[.E$13]&gt;[.$B$7];[.$A14]*[.E$13]&lt;=[.$C$7]);[.$A14]*[.E$13]*[.$C$8];IF(AND([.$A14]*[.E$13]&gt;[.$C$7];[.$A14]*[.E$13]&lt;[.$D$7]);[.$A14]*[.E$13]*[.$D$8];[.$A14]*[.E$13]*[.$E$8]))))*[.$F$8]" office:value-type="float" office:value="4943.41543317081" calcext:value-type="float">
            <text:p>4.943 </text:p>
          </table:table-cell>
          <table:table-cell table:style-name="ce60" table:formula="of:=(IF([.$A14]*[.F$13]&lt;=[.$B$7];[.$A14]*[.F$13]*[.$B$8];IF(AND([.$A14]*[.F$13]&gt;[.$B$7];[.$A14]*[.F$13]&lt;=[.$C$7]);[.$A14]*[.F$13]*[.$C$8];IF(AND([.$A14]*[.F$13]&gt;[.$C$7];[.$A14]*[.F$13]&lt;[.$D$7]);[.$A14]*[.F$13]*[.$D$8];[.$A14]*[.F$13]*[.$E$8]))))*[.$F$8]" office:value-type="float" office:value="5649.6176379095" calcext:value-type="float">
            <text:p>5.650 </text:p>
          </table:table-cell>
          <table:table-cell table:style-name="ce60" table:formula="of:=(IF([.$A14]*[.G$13]&lt;=[.$B$7];[.$A14]*[.G$13]*[.$B$8];IF(AND([.$A14]*[.G$13]&gt;[.$B$7];[.$A14]*[.G$13]&lt;=[.$C$7]);[.$A14]*[.G$13]*[.$C$8];IF(AND([.$A14]*[.G$13]&gt;[.$C$7];[.$A14]*[.G$13]&lt;[.$D$7]);[.$A14]*[.G$13]*[.$D$8];[.$A14]*[.G$13]*[.$E$8]))))*[.$F$8]" office:value-type="float" office:value="6355.81984264819" calcext:value-type="float">
            <text:p>6.356 </text:p>
          </table:table-cell>
          <table:table-cell table:style-name="ce60" table:formula="of:=(IF([.$A14]*[.H$13]&lt;=[.$B$7];[.$A14]*[.H$13]*[.$B$8];IF(AND([.$A14]*[.H$13]&gt;[.$B$7];[.$A14]*[.H$13]&lt;=[.$C$7]);[.$A14]*[.H$13]*[.$C$8];IF(AND([.$A14]*[.H$13]&gt;[.$C$7];[.$A14]*[.H$13]&lt;[.$D$7]);[.$A14]*[.H$13]*[.$D$8];[.$A14]*[.H$13]*[.$E$8]))))*[.$F$8]" office:value-type="float" office:value="7062.02204738688" calcext:value-type="float">
            <text:p>7.062 </text:p>
          </table:table-cell>
          <table:table-cell table:style-name="ce60" table:formula="of:=(IF([.$A14]*[.I$13]&lt;=[.$B$7];[.$A14]*[.I$13]*[.$B$8];IF(AND([.$A14]*[.I$13]&gt;[.$B$7];[.$A14]*[.I$13]&lt;=[.$C$7]);[.$A14]*[.I$13]*[.$C$8];IF(AND([.$A14]*[.I$13]&gt;[.$C$7];[.$A14]*[.I$13]&lt;[.$D$7]);[.$A14]*[.I$13]*[.$D$8];[.$A14]*[.I$13]*[.$E$8]))))*[.$F$8]" office:value-type="float" office:value="7768.22425212556" calcext:value-type="float">
            <text:p>7.768 </text:p>
          </table:table-cell>
          <table:table-cell table:style-name="ce60" table:formula="of:=(IF([.$A14]*[.J$13]&lt;=[.$B$7];[.$A14]*[.J$13]*[.$B$8];IF(AND([.$A14]*[.J$13]&gt;[.$B$7];[.$A14]*[.J$13]&lt;=[.$C$7]);[.$A14]*[.J$13]*[.$C$8];IF(AND([.$A14]*[.J$13]&gt;[.$C$7];[.$A14]*[.J$13]&lt;[.$D$7]);[.$A14]*[.J$13]*[.$D$8];[.$A14]*[.J$13]*[.$E$8]))))*[.$F$8]" office:value-type="float" office:value="8474.42645686425" calcext:value-type="float">
            <text:p>8.474 </text:p>
          </table:table-cell>
          <table:table-cell table:style-name="ce60" table:formula="of:=(IF([.$A14]*[.K$13]&lt;=[.$B$7];[.$A14]*[.K$13]*[.$B$8];IF(AND([.$A14]*[.K$13]&gt;[.$B$7];[.$A14]*[.K$13]&lt;=[.$C$7]);[.$A14]*[.K$13]*[.$C$8];IF(AND([.$A14]*[.K$13]&gt;[.$C$7];[.$A14]*[.K$13]&lt;[.$D$7]);[.$A14]*[.K$13]*[.$D$8];[.$A14]*[.K$13]*[.$E$8]))))*[.$F$8]" office:value-type="float" office:value="8753.7602945972" calcext:value-type="float">
            <text:p>8.754 </text:p>
          </table:table-cell>
          <table:table-cell table:style-name="ce60" table:formula="of:=(IF([.$A14]*[.L$13]&lt;=[.$B$7];[.$A14]*[.L$13]*[.$B$8];IF(AND([.$A14]*[.L$13]&gt;[.$B$7];[.$A14]*[.L$13]&lt;=[.$C$7]);[.$A14]*[.L$13]*[.$C$8];IF(AND([.$A14]*[.L$13]&gt;[.$C$7];[.$A14]*[.L$13]&lt;[.$D$7]);[.$A14]*[.L$13]*[.$D$8];[.$A14]*[.L$13]*[.$E$8]))))*[.$F$8]" office:value-type="float" office:value="9427.12647110468" calcext:value-type="float">
            <text:p>9.427 </text:p>
          </table:table-cell>
          <table:table-cell table:style-name="ce60" table:formula="of:=(IF([.$A14]*[.M$13]&lt;=[.$B$7];[.$A14]*[.M$13]*[.$B$8];IF(AND([.$A14]*[.M$13]&gt;[.$B$7];[.$A14]*[.M$13]&lt;=[.$C$7]);[.$A14]*[.M$13]*[.$C$8];IF(AND([.$A14]*[.M$13]&gt;[.$C$7];[.$A14]*[.M$13]&lt;[.$D$7]);[.$A14]*[.M$13]*[.$D$8];[.$A14]*[.M$13]*[.$E$8]))))*[.$F$8]" office:value-type="float" office:value="10100.4926476122" calcext:value-type="float">
            <text:p>10.100 </text:p>
          </table:table-cell>
          <table:table-cell table:style-name="ce60" table:formula="of:=(IF([.$A14]*[.N$13]&lt;=[.$B$7];[.$A14]*[.N$13]*[.$B$8];IF(AND([.$A14]*[.N$13]&gt;[.$B$7];[.$A14]*[.N$13]&lt;=[.$C$7]);[.$A14]*[.N$13]*[.$C$8];IF(AND([.$A14]*[.N$13]&gt;[.$C$7];[.$A14]*[.N$13]&lt;[.$D$7]);[.$A14]*[.N$13]*[.$D$8];[.$A14]*[.N$13]*[.$E$8]))))*[.$F$8]" office:value-type="float" office:value="10773.8588241196" calcext:value-type="float">
            <text:p>10.774 </text:p>
          </table:table-cell>
          <table:table-cell table:style-name="ce60" table:formula="of:=(IF([.$A14]*[.O$13]&lt;=[.$B$7];[.$A14]*[.O$13]*[.$B$8];IF(AND([.$A14]*[.O$13]&gt;[.$B$7];[.$A14]*[.O$13]&lt;=[.$C$7]);[.$A14]*[.O$13]*[.$C$8];IF(AND([.$A14]*[.O$13]&gt;[.$C$7];[.$A14]*[.O$13]&lt;[.$D$7]);[.$A14]*[.O$13]*[.$D$8];[.$A14]*[.O$13]*[.$E$8]))))*[.$F$8]" office:value-type="float" office:value="11133.2668747589" calcext:value-type="float">
            <text:p>11.133 </text:p>
          </table:table-cell>
          <table:table-cell table:style-name="ce60" table:formula="of:=(IF([.$A14]*[.P$13]&lt;=[.$B$7];[.$A14]*[.P$13]*[.$B$8];IF(AND([.$A14]*[.P$13]&gt;[.$B$7];[.$A14]*[.P$13]&lt;=[.$C$7]);[.$A14]*[.P$13]*[.$C$8];IF(AND([.$A14]*[.P$13]&gt;[.$C$7];[.$A14]*[.P$13]&lt;[.$D$7]);[.$A14]*[.P$13]*[.$D$8];[.$A14]*[.P$13]*[.$E$8]))))*[.$F$8]" office:value-type="float" office:value="11788.1649262153" calcext:value-type="float">
            <text:p>11.788 </text:p>
          </table:table-cell>
          <table:table-cell table:style-name="ce60" table:formula="of:=(IF([.$A14]*[.Q$13]&lt;=[.$B$7];[.$A14]*[.Q$13]*[.$B$8];IF(AND([.$A14]*[.Q$13]&gt;[.$B$7];[.$A14]*[.Q$13]&lt;=[.$C$7]);[.$A14]*[.Q$13]*[.$C$8];IF(AND([.$A14]*[.Q$13]&gt;[.$C$7];[.$A14]*[.Q$13]&lt;[.$D$7]);[.$A14]*[.Q$13]*[.$D$8];[.$A14]*[.Q$13]*[.$E$8]))))*[.$F$8]" office:value-type="float" office:value="12443.0629776717" calcext:value-type="float">
            <text:p>12.443 </text:p>
          </table:table-cell>
          <table:table-cell table:style-name="ce60" table:formula="of:=(IF([.$A14]*[.R$13]&lt;=[.$B$7];[.$A14]*[.R$13]*[.$B$8];IF(AND([.$A14]*[.R$13]&gt;[.$B$7];[.$A14]*[.R$13]&lt;=[.$C$7]);[.$A14]*[.R$13]*[.$C$8];IF(AND([.$A14]*[.R$13]&gt;[.$C$7];[.$A14]*[.R$13]&lt;[.$D$7]);[.$A14]*[.R$13]*[.$D$8];[.$A14]*[.R$13]*[.$E$8]))))*[.$F$8]" office:value-type="float" office:value="13097.9610291281" calcext:value-type="float">
            <text:p>13.098 </text:p>
          </table:table-cell>
          <table:table-cell table:style-name="ce42" office:value-type="float" office:value="2" calcext:value-type="float">
            <text:p>2,00 </text:p>
          </table:table-cell>
          <table:table-cell/>
          <table:table-cell table:formula="of:=+[.B14]/4*1.62*1.5" office:value-type="float" office:value="1716.07135751501" calcext:value-type="float">
            <text:p>1.716,07 </text:p>
          </table:table-cell>
          <table:table-cell table:number-columns-repeated="1003"/>
        </table:table-row>
        <table:table-row table:style-name="ro2">
          <table:table-cell table:style-name="ce43" table:formula="of:=+[.A14]+0.5" office:value-type="float" office:value="2.5" calcext:value-type="float">
            <text:p>2,50 </text:p>
          </table:table-cell>
          <table:table-cell table:style-name="ce49" table:formula="of:=(IF([.$A15]*[.B$13]&lt;=[.$B$7];[.$A15]*[.B$13]*[.$B$8];IF(AND([.$A15]*[.B$13]&gt;[.$B$7];[.$A15]*[.B$13]&lt;=[.$C$7]);[.$A15]*[.B$13]*[.$C$8];IF(AND([.$A15]*[.B$13]&gt;[.$C$7];[.$A15]*[.B$13]&lt;[.$D$7]);[.$A15]*[.B$13]*[.$D$8];[.$A15]*[.B$13]*[.$E$8]))))*[.$F$8]" office:value-type="float" office:value="3531.01102369344" calcext:value-type="float">
            <text:p>3.531 </text:p>
          </table:table-cell>
          <table:table-cell table:style-name="ce61" table:formula="of:=(IF([.$A15]*[.C$13]&lt;=[.$B$7];[.$A15]*[.C$13]*[.$B$8];IF(AND([.$A15]*[.C$13]&gt;[.$B$7];[.$A15]*[.C$13]&lt;=[.$C$7]);[.$A15]*[.C$13]*[.$C$8];IF(AND([.$A15]*[.C$13]&gt;[.$C$7];[.$A15]*[.C$13]&lt;[.$D$7]);[.$A15]*[.C$13]*[.$D$8];[.$A15]*[.C$13]*[.$E$8]))))*[.$F$8]" office:value-type="float" office:value="4413.7637796168" calcext:value-type="float">
            <text:p>4.414 </text:p>
          </table:table-cell>
          <table:table-cell table:style-name="ce61" table:formula="of:=(IF([.$A15]*[.D$13]&lt;=[.$B$7];[.$A15]*[.D$13]*[.$B$8];IF(AND([.$A15]*[.D$13]&gt;[.$B$7];[.$A15]*[.D$13]&lt;=[.$C$7]);[.$A15]*[.D$13]*[.$C$8];IF(AND([.$A15]*[.D$13]&gt;[.$C$7];[.$A15]*[.D$13]&lt;[.$D$7]);[.$A15]*[.D$13]*[.$D$8];[.$A15]*[.D$13]*[.$E$8]))))*[.$F$8]" office:value-type="float" office:value="5296.51653554016" calcext:value-type="float">
            <text:p>5.297 </text:p>
          </table:table-cell>
          <table:table-cell table:style-name="ce61" table:formula="of:=(IF([.$A15]*[.E$13]&lt;=[.$B$7];[.$A15]*[.E$13]*[.$B$8];IF(AND([.$A15]*[.E$13]&gt;[.$B$7];[.$A15]*[.E$13]&lt;=[.$C$7]);[.$A15]*[.E$13]*[.$C$8];IF(AND([.$A15]*[.E$13]&gt;[.$C$7];[.$A15]*[.E$13]&lt;[.$D$7]);[.$A15]*[.E$13]*[.$D$8];[.$A15]*[.E$13]*[.$E$8]))))*[.$F$8]" office:value-type="float" office:value="6179.26929146352" calcext:value-type="float">
            <text:p>6.179 </text:p>
          </table:table-cell>
          <table:table-cell table:style-name="ce61" table:formula="of:=(IF([.$A15]*[.F$13]&lt;=[.$B$7];[.$A15]*[.F$13]*[.$B$8];IF(AND([.$A15]*[.F$13]&gt;[.$B$7];[.$A15]*[.F$13]&lt;=[.$C$7]);[.$A15]*[.F$13]*[.$C$8];IF(AND([.$A15]*[.F$13]&gt;[.$C$7];[.$A15]*[.F$13]&lt;[.$D$7]);[.$A15]*[.F$13]*[.$D$8];[.$A15]*[.F$13]*[.$E$8]))))*[.$F$8]" office:value-type="float" office:value="7062.02204738688" calcext:value-type="float">
            <text:p>7.062 </text:p>
          </table:table-cell>
          <table:table-cell table:style-name="ce61" table:formula="of:=(IF([.$A15]*[.G$13]&lt;=[.$B$7];[.$A15]*[.G$13]*[.$B$8];IF(AND([.$A15]*[.G$13]&gt;[.$B$7];[.$A15]*[.G$13]&lt;=[.$C$7]);[.$A15]*[.G$13]*[.$C$8];IF(AND([.$A15]*[.G$13]&gt;[.$C$7];[.$A15]*[.G$13]&lt;[.$D$7]);[.$A15]*[.G$13]*[.$D$8];[.$A15]*[.G$13]*[.$E$8]))))*[.$F$8]" office:value-type="float" office:value="7944.77480331024" calcext:value-type="float">
            <text:p>7.945 </text:p>
          </table:table-cell>
          <table:table-cell table:style-name="ce61" table:formula="of:=(IF([.$A15]*[.H$13]&lt;=[.$B$7];[.$A15]*[.H$13]*[.$B$8];IF(AND([.$A15]*[.H$13]&gt;[.$B$7];[.$A15]*[.H$13]&lt;=[.$C$7]);[.$A15]*[.H$13]*[.$C$8];IF(AND([.$A15]*[.H$13]&gt;[.$C$7];[.$A15]*[.H$13]&lt;[.$D$7]);[.$A15]*[.H$13]*[.$D$8];[.$A15]*[.H$13]*[.$E$8]))))*[.$F$8]" office:value-type="float" office:value="8417.07720634346" calcext:value-type="float">
            <text:p>8.417 </text:p>
          </table:table-cell>
          <table:table-cell table:style-name="ce61" table:formula="of:=(IF([.$A15]*[.I$13]&lt;=[.$B$7];[.$A15]*[.I$13]*[.$B$8];IF(AND([.$A15]*[.I$13]&gt;[.$B$7];[.$A15]*[.I$13]&lt;=[.$C$7]);[.$A15]*[.I$13]*[.$C$8];IF(AND([.$A15]*[.I$13]&gt;[.$C$7];[.$A15]*[.I$13]&lt;[.$D$7]);[.$A15]*[.I$13]*[.$D$8];[.$A15]*[.I$13]*[.$E$8]))))*[.$F$8]" office:value-type="float" office:value="9258.78492697781" calcext:value-type="float">
            <text:p>9.259 </text:p>
          </table:table-cell>
          <table:table-cell table:style-name="ce61" table:formula="of:=(IF([.$A15]*[.J$13]&lt;=[.$B$7];[.$A15]*[.J$13]*[.$B$8];IF(AND([.$A15]*[.J$13]&gt;[.$B$7];[.$A15]*[.J$13]&lt;=[.$C$7]);[.$A15]*[.J$13]*[.$C$8];IF(AND([.$A15]*[.J$13]&gt;[.$C$7];[.$A15]*[.J$13]&lt;[.$D$7]);[.$A15]*[.J$13]*[.$D$8];[.$A15]*[.J$13]*[.$E$8]))))*[.$F$8]" office:value-type="float" office:value="10100.4926476122" calcext:value-type="float">
            <text:p>10.100 </text:p>
          </table:table-cell>
          <table:table-cell table:style-name="ce61" table:formula="of:=(IF([.$A15]*[.K$13]&lt;=[.$B$7];[.$A15]*[.K$13]*[.$B$8];IF(AND([.$A15]*[.K$13]&gt;[.$B$7];[.$A15]*[.K$13]&lt;=[.$C$7]);[.$A15]*[.K$13]*[.$C$8];IF(AND([.$A15]*[.K$13]&gt;[.$C$7];[.$A15]*[.K$13]&lt;[.$D$7]);[.$A15]*[.K$13]*[.$D$8];[.$A15]*[.K$13]*[.$E$8]))))*[.$F$8]" office:value-type="float" office:value="10642.0933361666" calcext:value-type="float">
            <text:p>10.642 </text:p>
          </table:table-cell>
          <table:table-cell table:style-name="ce61" table:formula="of:=(IF([.$A15]*[.L$13]&lt;=[.$B$7];[.$A15]*[.L$13]*[.$B$8];IF(AND([.$A15]*[.L$13]&gt;[.$B$7];[.$A15]*[.L$13]&lt;=[.$C$7]);[.$A15]*[.L$13]*[.$C$8];IF(AND([.$A15]*[.L$13]&gt;[.$C$7];[.$A15]*[.L$13]&lt;[.$D$7]);[.$A15]*[.L$13]*[.$D$8];[.$A15]*[.L$13]*[.$E$8]))))*[.$F$8]" office:value-type="float" office:value="11460.7159004871" calcext:value-type="float">
            <text:p>11.461 </text:p>
          </table:table-cell>
          <table:table-cell table:style-name="ce61" table:formula="of:=(IF([.$A15]*[.M$13]&lt;=[.$B$7];[.$A15]*[.M$13]*[.$B$8];IF(AND([.$A15]*[.M$13]&gt;[.$B$7];[.$A15]*[.M$13]&lt;=[.$C$7]);[.$A15]*[.M$13]*[.$C$8];IF(AND([.$A15]*[.M$13]&gt;[.$C$7];[.$A15]*[.M$13]&lt;[.$D$7]);[.$A15]*[.M$13]*[.$D$8];[.$A15]*[.M$13]*[.$E$8]))))*[.$F$8]" office:value-type="float" office:value="12279.3384648076" calcext:value-type="float">
            <text:p>12.279 </text:p>
          </table:table-cell>
          <table:table-cell table:style-name="ce61" table:formula="of:=(IF([.$A15]*[.N$13]&lt;=[.$B$7];[.$A15]*[.N$13]*[.$B$8];IF(AND([.$A15]*[.N$13]&gt;[.$B$7];[.$A15]*[.N$13]&lt;=[.$C$7]);[.$A15]*[.N$13]*[.$C$8];IF(AND([.$A15]*[.N$13]&gt;[.$C$7];[.$A15]*[.N$13]&lt;[.$D$7]);[.$A15]*[.N$13]*[.$D$8];[.$A15]*[.N$13]*[.$E$8]))))*[.$F$8]" office:value-type="float" office:value="13097.9610291281" calcext:value-type="float">
            <text:p>13.098 </text:p>
          </table:table-cell>
          <table:table-cell table:style-name="ce61" table:formula="of:=(IF([.$A15]*[.O$13]&lt;=[.$B$7];[.$A15]*[.O$13]*[.$B$8];IF(AND([.$A15]*[.O$13]&gt;[.$B$7];[.$A15]*[.O$13]&lt;=[.$C$7]);[.$A15]*[.O$13]*[.$C$8];IF(AND([.$A15]*[.O$13]&gt;[.$C$7];[.$A15]*[.O$13]&lt;[.$D$7]);[.$A15]*[.O$13]*[.$D$8];[.$A15]*[.O$13]*[.$E$8]))))*[.$F$8]" office:value-type="float" office:value="13916.5835934486" calcext:value-type="float">
            <text:p>13.917 </text:p>
          </table:table-cell>
          <table:table-cell table:style-name="ce61" table:formula="of:=(IF([.$A15]*[.P$13]&lt;=[.$B$7];[.$A15]*[.P$13]*[.$B$8];IF(AND([.$A15]*[.P$13]&gt;[.$B$7];[.$A15]*[.P$13]&lt;=[.$C$7]);[.$A15]*[.P$13]*[.$C$8];IF(AND([.$A15]*[.P$13]&gt;[.$C$7];[.$A15]*[.P$13]&lt;[.$D$7]);[.$A15]*[.P$13]*[.$D$8];[.$A15]*[.P$13]*[.$E$8]))))*[.$F$8]" office:value-type="float" office:value="14331.0699842143" calcext:value-type="float">
            <text:p>14.331 </text:p>
          </table:table-cell>
          <table:table-cell table:style-name="ce61" table:formula="of:=(IF([.$A15]*[.Q$13]&lt;=[.$B$7];[.$A15]*[.Q$13]*[.$B$8];IF(AND([.$A15]*[.Q$13]&gt;[.$B$7];[.$A15]*[.Q$13]&lt;=[.$C$7]);[.$A15]*[.Q$13]*[.$C$8];IF(AND([.$A15]*[.Q$13]&gt;[.$C$7];[.$A15]*[.Q$13]&lt;[.$D$7]);[.$A15]*[.Q$13]*[.$D$8];[.$A15]*[.Q$13]*[.$E$8]))))*[.$F$8]" office:value-type="float" office:value="15127.2405388929" calcext:value-type="float">
            <text:p>15.127 </text:p>
          </table:table-cell>
          <table:table-cell table:style-name="ce61" table:formula="of:=(IF([.$A15]*[.R$13]&lt;=[.$B$7];[.$A15]*[.R$13]*[.$B$8];IF(AND([.$A15]*[.R$13]&gt;[.$B$7];[.$A15]*[.R$13]&lt;=[.$C$7]);[.$A15]*[.R$13]*[.$C$8];IF(AND([.$A15]*[.R$13]&gt;[.$C$7];[.$A15]*[.R$13]&lt;[.$D$7]);[.$A15]*[.R$13]*[.$D$8];[.$A15]*[.R$13]*[.$E$8]))))*[.$F$8]" office:value-type="float" office:value="15923.4110935714" calcext:value-type="float">
            <text:p>15.923 </text:p>
          </table:table-cell>
          <table:table-cell table:style-name="ce43" table:formula="of:=+[.S14]+0.5" office:value-type="float" office:value="2.5" calcext:value-type="float">
            <text:p>2,50 </text:p>
          </table:table-cell>
          <table:table-cell/>
          <table:table-cell table:formula="of:=+[.V17]/0.2*15/1.21" office:value-type="float" office:value="343.388429752066" calcext:value-type="float">
            <text:p>343,39 </text:p>
          </table:table-cell>
          <table:table-cell table:formula="of:=+1.62*2" office:value-type="float" office:value="3.24" calcext:value-type="float">
            <text:p>3,24 </text:p>
          </table:table-cell>
          <table:table-cell table:number-columns-repeated="1002"/>
        </table:table-row>
        <table:table-row table:style-name="ro2">
          <table:table-cell table:style-name="ce44" table:formula="of:=+[.A15]+0.5" office:value-type="float" office:value="3" calcext:value-type="float">
            <text:p>3,00 </text:p>
          </table:table-cell>
          <table:table-cell table:style-name="ce50" table:formula="of:=(IF([.$A16]*[.B$13]&lt;=[.$B$7];[.$A16]*[.B$13]*[.$B$8];IF(AND([.$A16]*[.B$13]&gt;[.$B$7];[.$A16]*[.B$13]&lt;=[.$C$7]);[.$A16]*[.B$13]*[.$C$8];IF(AND([.$A16]*[.B$13]&gt;[.$C$7];[.$A16]*[.B$13]&lt;[.$D$7]);[.$A16]*[.B$13]*[.$D$8];[.$A16]*[.B$13]*[.$E$8]))))*[.$F$8]" office:value-type="float" office:value="4237.21322843213" calcext:value-type="float">
            <text:p>4.237 </text:p>
          </table:table-cell>
          <table:table-cell table:style-name="ce62" table:formula="of:=(IF([.$A16]*[.C$13]&lt;=[.$B$7];[.$A16]*[.C$13]*[.$B$8];IF(AND([.$A16]*[.C$13]&gt;[.$B$7];[.$A16]*[.C$13]&lt;=[.$C$7]);[.$A16]*[.C$13]*[.$C$8];IF(AND([.$A16]*[.C$13]&gt;[.$C$7];[.$A16]*[.C$13]&lt;[.$D$7]);[.$A16]*[.C$13]*[.$D$8];[.$A16]*[.C$13]*[.$E$8]))))*[.$F$8]" office:value-type="float" office:value="5296.51653554016" calcext:value-type="float">
            <text:p>5.297 </text:p>
          </table:table-cell>
          <table:table-cell table:style-name="ce62" table:formula="of:=(IF([.$A16]*[.D$13]&lt;=[.$B$7];[.$A16]*[.D$13]*[.$B$8];IF(AND([.$A16]*[.D$13]&gt;[.$B$7];[.$A16]*[.D$13]&lt;=[.$C$7]);[.$A16]*[.D$13]*[.$C$8];IF(AND([.$A16]*[.D$13]&gt;[.$C$7];[.$A16]*[.D$13]&lt;[.$D$7]);[.$A16]*[.D$13]*[.$D$8];[.$A16]*[.D$13]*[.$E$8]))))*[.$F$8]" office:value-type="float" office:value="6355.81984264819" calcext:value-type="float">
            <text:p>6.356 </text:p>
          </table:table-cell>
          <table:table-cell table:style-name="ce62" table:formula="of:=(IF([.$A16]*[.E$13]&lt;=[.$B$7];[.$A16]*[.E$13]*[.$B$8];IF(AND([.$A16]*[.E$13]&gt;[.$B$7];[.$A16]*[.E$13]&lt;=[.$C$7]);[.$A16]*[.E$13]*[.$C$8];IF(AND([.$A16]*[.E$13]&gt;[.$C$7];[.$A16]*[.E$13]&lt;[.$D$7]);[.$A16]*[.E$13]*[.$D$8];[.$A16]*[.E$13]*[.$E$8]))))*[.$F$8]" office:value-type="float" office:value="7415.12314975622" calcext:value-type="float">
            <text:p>7.415 </text:p>
          </table:table-cell>
          <table:table-cell table:style-name="ce62" table:formula="of:=(IF([.$A16]*[.F$13]&lt;=[.$B$7];[.$A16]*[.F$13]*[.$B$8];IF(AND([.$A16]*[.F$13]&gt;[.$B$7];[.$A16]*[.F$13]&lt;=[.$C$7]);[.$A16]*[.F$13]*[.$C$8];IF(AND([.$A16]*[.F$13]&gt;[.$C$7];[.$A16]*[.F$13]&lt;[.$D$7]);[.$A16]*[.F$13]*[.$D$8];[.$A16]*[.F$13]*[.$E$8]))))*[.$F$8]" office:value-type="float" office:value="8474.42645686425" calcext:value-type="float">
            <text:p>8.474 </text:p>
          </table:table-cell>
          <table:table-cell table:style-name="ce62" table:formula="of:=(IF([.$A16]*[.G$13]&lt;=[.$B$7];[.$A16]*[.G$13]*[.$B$8];IF(AND([.$A16]*[.G$13]&gt;[.$B$7];[.$A16]*[.G$13]&lt;=[.$C$7]);[.$A16]*[.G$13]*[.$C$8];IF(AND([.$A16]*[.G$13]&gt;[.$C$7];[.$A16]*[.G$13]&lt;[.$D$7]);[.$A16]*[.G$13]*[.$D$8];[.$A16]*[.G$13]*[.$E$8]))))*[.$F$8]" office:value-type="float" office:value="9090.44338285094" calcext:value-type="float">
            <text:p>9.090 </text:p>
          </table:table-cell>
          <table:table-cell table:style-name="ce62" table:formula="of:=(IF([.$A16]*[.H$13]&lt;=[.$B$7];[.$A16]*[.H$13]*[.$B$8];IF(AND([.$A16]*[.H$13]&gt;[.$B$7];[.$A16]*[.H$13]&lt;=[.$C$7]);[.$A16]*[.H$13]*[.$C$8];IF(AND([.$A16]*[.H$13]&gt;[.$C$7];[.$A16]*[.H$13]&lt;[.$D$7]);[.$A16]*[.H$13]*[.$D$8];[.$A16]*[.H$13]*[.$E$8]))))*[.$F$8]" office:value-type="float" office:value="10100.4926476122" calcext:value-type="float">
            <text:p>10.100 </text:p>
          </table:table-cell>
          <table:table-cell table:style-name="ce62" table:formula="of:=(IF([.$A16]*[.I$13]&lt;=[.$B$7];[.$A16]*[.I$13]*[.$B$8];IF(AND([.$A16]*[.I$13]&gt;[.$B$7];[.$A16]*[.I$13]&lt;=[.$C$7]);[.$A16]*[.I$13]*[.$C$8];IF(AND([.$A16]*[.I$13]&gt;[.$C$7];[.$A16]*[.I$13]&lt;[.$D$7]);[.$A16]*[.I$13]*[.$D$8];[.$A16]*[.I$13]*[.$E$8]))))*[.$F$8]" office:value-type="float" office:value="10805.8178490307" calcext:value-type="float">
            <text:p>10.806 </text:p>
          </table:table-cell>
          <table:table-cell table:style-name="ce62" table:formula="of:=(IF([.$A16]*[.J$13]&lt;=[.$B$7];[.$A16]*[.J$13]*[.$B$8];IF(AND([.$A16]*[.J$13]&gt;[.$B$7];[.$A16]*[.J$13]&lt;=[.$C$7]);[.$A16]*[.J$13]*[.$C$8];IF(AND([.$A16]*[.J$13]&gt;[.$C$7];[.$A16]*[.J$13]&lt;[.$D$7]);[.$A16]*[.J$13]*[.$D$8];[.$A16]*[.J$13]*[.$E$8]))))*[.$F$8]" office:value-type="float" office:value="11788.1649262153" calcext:value-type="float">
            <text:p>11.788 </text:p>
          </table:table-cell>
          <table:table-cell table:style-name="ce62" table:formula="of:=(IF([.$A16]*[.K$13]&lt;=[.$B$7];[.$A16]*[.K$13]*[.$B$8];IF(AND([.$A16]*[.K$13]&gt;[.$B$7];[.$A16]*[.K$13]&lt;=[.$C$7]);[.$A16]*[.K$13]*[.$C$8];IF(AND([.$A16]*[.K$13]&gt;[.$C$7];[.$A16]*[.K$13]&lt;[.$D$7]);[.$A16]*[.K$13]*[.$D$8];[.$A16]*[.K$13]*[.$E$8]))))*[.$F$8]" office:value-type="float" office:value="12770.5120033999" calcext:value-type="float">
            <text:p>12.771 </text:p>
          </table:table-cell>
          <table:table-cell table:style-name="ce62" table:formula="of:=(IF([.$A16]*[.L$13]&lt;=[.$B$7];[.$A16]*[.L$13]*[.$B$8];IF(AND([.$A16]*[.L$13]&gt;[.$B$7];[.$A16]*[.L$13]&lt;=[.$C$7]);[.$A16]*[.L$13]*[.$C$8];IF(AND([.$A16]*[.L$13]&gt;[.$C$7];[.$A16]*[.L$13]&lt;[.$D$7]);[.$A16]*[.L$13]*[.$D$8];[.$A16]*[.L$13]*[.$E$8]))))*[.$F$8]" office:value-type="float" office:value="13752.8590805845" calcext:value-type="float">
            <text:p>13.753 </text:p>
          </table:table-cell>
          <table:table-cell table:style-name="ce62" table:formula="of:=(IF([.$A16]*[.M$13]&lt;=[.$B$7];[.$A16]*[.M$13]*[.$B$8];IF(AND([.$A16]*[.M$13]&gt;[.$B$7];[.$A16]*[.M$13]&lt;=[.$C$7]);[.$A16]*[.M$13]*[.$C$8];IF(AND([.$A16]*[.M$13]&gt;[.$C$7];[.$A16]*[.M$13]&lt;[.$D$7]);[.$A16]*[.M$13]*[.$D$8];[.$A16]*[.M$13]*[.$E$8]))))*[.$F$8]" office:value-type="float" office:value="14331.0699842143" calcext:value-type="float">
            <text:p>14.331 </text:p>
          </table:table-cell>
          <table:table-cell table:style-name="ce62" table:formula="of:=(IF([.$A16]*[.N$13]&lt;=[.$B$7];[.$A16]*[.N$13]*[.$B$8];IF(AND([.$A16]*[.N$13]&gt;[.$B$7];[.$A16]*[.N$13]&lt;=[.$C$7]);[.$A16]*[.N$13]*[.$C$8];IF(AND([.$A16]*[.N$13]&gt;[.$C$7];[.$A16]*[.N$13]&lt;[.$D$7]);[.$A16]*[.N$13]*[.$D$8];[.$A16]*[.N$13]*[.$E$8]))))*[.$F$8]" office:value-type="float" office:value="15286.4746498286" calcext:value-type="float">
            <text:p>15.286 </text:p>
          </table:table-cell>
          <table:table-cell table:style-name="ce62" table:formula="of:=(IF([.$A16]*[.O$13]&lt;=[.$B$7];[.$A16]*[.O$13]*[.$B$8];IF(AND([.$A16]*[.O$13]&gt;[.$B$7];[.$A16]*[.O$13]&lt;=[.$C$7]);[.$A16]*[.O$13]*[.$C$8];IF(AND([.$A16]*[.O$13]&gt;[.$C$7];[.$A16]*[.O$13]&lt;[.$D$7]);[.$A16]*[.O$13]*[.$D$8];[.$A16]*[.O$13]*[.$E$8]))))*[.$F$8]" office:value-type="float" office:value="16241.8793154429" calcext:value-type="float">
            <text:p>16.242 </text:p>
          </table:table-cell>
          <table:table-cell table:style-name="ce62" table:formula="of:=(IF([.$A16]*[.P$13]&lt;=[.$B$7];[.$A16]*[.P$13]*[.$B$8];IF(AND([.$A16]*[.P$13]&gt;[.$B$7];[.$A16]*[.P$13]&lt;=[.$C$7]);[.$A16]*[.P$13]*[.$C$8];IF(AND([.$A16]*[.P$13]&gt;[.$C$7];[.$A16]*[.P$13]&lt;[.$D$7]);[.$A16]*[.P$13]*[.$D$8];[.$A16]*[.P$13]*[.$E$8]))))*[.$F$8]" office:value-type="float" office:value="17197.2839810572" calcext:value-type="float">
            <text:p>17.197 </text:p>
          </table:table-cell>
          <table:table-cell table:style-name="ce62" table:formula="of:=(IF([.$A16]*[.Q$13]&lt;=[.$B$7];[.$A16]*[.Q$13]*[.$B$8];IF(AND([.$A16]*[.Q$13]&gt;[.$B$7];[.$A16]*[.Q$13]&lt;=[.$C$7]);[.$A16]*[.Q$13]*[.$C$8];IF(AND([.$A16]*[.Q$13]&gt;[.$C$7];[.$A16]*[.Q$13]&lt;[.$D$7]);[.$A16]*[.Q$13]*[.$D$8];[.$A16]*[.Q$13]*[.$E$8]))))*[.$F$8]" office:value-type="float" office:value="18152.6886466714" calcext:value-type="float">
            <text:p>18.153 </text:p>
          </table:table-cell>
          <table:table-cell table:style-name="ce62" table:formula="of:=(IF([.$A16]*[.R$13]&lt;=[.$B$7];[.$A16]*[.R$13]*[.$B$8];IF(AND([.$A16]*[.R$13]&gt;[.$B$7];[.$A16]*[.R$13]&lt;=[.$C$7]);[.$A16]*[.R$13]*[.$C$8];IF(AND([.$A16]*[.R$13]&gt;[.$C$7];[.$A16]*[.R$13]&lt;[.$D$7]);[.$A16]*[.R$13]*[.$D$8];[.$A16]*[.R$13]*[.$E$8]))))*[.$F$8]" office:value-type="float" office:value="19108.0933122857" calcext:value-type="float">
            <text:p>19.108 </text:p>
          </table:table-cell>
          <table:table-cell table:style-name="ce44" table:formula="of:=+[.S15]+0.5" office:value-type="float" office:value="3" calcext:value-type="float">
            <text:p>3,00 </text:p>
          </table:table-cell>
          <table:table-cell/>
          <table:table-cell table:formula="of:=+[.U15]+[.U14]" office:value-type="float" office:value="2059.45978726708" calcext:value-type="float">
            <text:p>2.059,46 </text:p>
          </table:table-cell>
          <table:table-cell table:formula="of:=+1.15*2" office:value-type="float" office:value="2.3" calcext:value-type="float">
            <text:p>2,30 </text:p>
          </table:table-cell>
          <table:table-cell table:number-columns-repeated="1002"/>
        </table:table-row>
        <table:table-row table:style-name="ro2">
          <table:table-cell table:style-name="ce43" table:formula="of:=+[.A16]+0.5" office:value-type="float" office:value="3.5" calcext:value-type="float">
            <text:p>3,50 </text:p>
          </table:table-cell>
          <table:table-cell table:style-name="ce49" table:formula="of:=(IF([.$A17]*[.B$13]&lt;=[.$B$7];[.$A17]*[.B$13]*[.$B$8];IF(AND([.$A17]*[.B$13]&gt;[.$B$7];[.$A17]*[.B$13]&lt;=[.$C$7]);[.$A17]*[.B$13]*[.$C$8];IF(AND([.$A17]*[.B$13]&gt;[.$C$7];[.$A17]*[.B$13]&lt;[.$D$7]);[.$A17]*[.B$13]*[.$D$8];[.$A17]*[.B$13]*[.$E$8]))))*[.$F$8]" office:value-type="float" office:value="4943.41543317081" calcext:value-type="float">
            <text:p>4.943 </text:p>
          </table:table-cell>
          <table:table-cell table:style-name="ce61" table:formula="of:=(IF([.$A17]*[.C$13]&lt;=[.$B$7];[.$A17]*[.C$13]*[.$B$8];IF(AND([.$A17]*[.C$13]&gt;[.$B$7];[.$A17]*[.C$13]&lt;=[.$C$7]);[.$A17]*[.C$13]*[.$C$8];IF(AND([.$A17]*[.C$13]&gt;[.$C$7];[.$A17]*[.C$13]&lt;[.$D$7]);[.$A17]*[.C$13]*[.$D$8];[.$A17]*[.C$13]*[.$E$8]))))*[.$F$8]" office:value-type="float" office:value="6179.26929146352" calcext:value-type="float">
            <text:p>6.179 </text:p>
          </table:table-cell>
          <table:table-cell table:style-name="ce61" table:formula="of:=(IF([.$A17]*[.D$13]&lt;=[.$B$7];[.$A17]*[.D$13]*[.$B$8];IF(AND([.$A17]*[.D$13]&gt;[.$B$7];[.$A17]*[.D$13]&lt;=[.$C$7]);[.$A17]*[.D$13]*[.$C$8];IF(AND([.$A17]*[.D$13]&gt;[.$C$7];[.$A17]*[.D$13]&lt;[.$D$7]);[.$A17]*[.D$13]*[.$D$8];[.$A17]*[.D$13]*[.$E$8]))))*[.$F$8]" office:value-type="float" office:value="7415.12314975622" calcext:value-type="float">
            <text:p>7.415 </text:p>
          </table:table-cell>
          <table:table-cell table:style-name="ce61" table:formula="of:=(IF([.$A17]*[.E$13]&lt;=[.$B$7];[.$A17]*[.E$13]*[.$B$8];IF(AND([.$A17]*[.E$13]&gt;[.$B$7];[.$A17]*[.E$13]&lt;=[.$C$7]);[.$A17]*[.E$13]*[.$C$8];IF(AND([.$A17]*[.E$13]&gt;[.$C$7];[.$A17]*[.E$13]&lt;[.$D$7]);[.$A17]*[.E$13]*[.$D$8];[.$A17]*[.E$13]*[.$E$8]))))*[.$F$8]" office:value-type="float" office:value="8248.73566221659" calcext:value-type="float">
            <text:p>8.249 </text:p>
          </table:table-cell>
          <table:table-cell table:style-name="ce61" table:formula="of:=(IF([.$A17]*[.F$13]&lt;=[.$B$7];[.$A17]*[.F$13]*[.$B$8];IF(AND([.$A17]*[.F$13]&gt;[.$B$7];[.$A17]*[.F$13]&lt;=[.$C$7]);[.$A17]*[.F$13]*[.$C$8];IF(AND([.$A17]*[.F$13]&gt;[.$C$7];[.$A17]*[.F$13]&lt;[.$D$7]);[.$A17]*[.F$13]*[.$D$8];[.$A17]*[.F$13]*[.$E$8]))))*[.$F$8]" office:value-type="float" office:value="9427.12647110468" calcext:value-type="float">
            <text:p>9.427 </text:p>
          </table:table-cell>
          <table:table-cell table:style-name="ce61" table:formula="of:=(IF([.$A17]*[.G$13]&lt;=[.$B$7];[.$A17]*[.G$13]*[.$B$8];IF(AND([.$A17]*[.G$13]&gt;[.$B$7];[.$A17]*[.G$13]&lt;=[.$C$7]);[.$A17]*[.G$13]*[.$C$8];IF(AND([.$A17]*[.G$13]&gt;[.$C$7];[.$A17]*[.G$13]&lt;[.$D$7]);[.$A17]*[.G$13]*[.$D$8];[.$A17]*[.G$13]*[.$E$8]))))*[.$F$8]" office:value-type="float" office:value="10605.5172799928" calcext:value-type="float">
            <text:p>10.606 </text:p>
          </table:table-cell>
          <table:table-cell table:style-name="ce61" table:formula="of:=(IF([.$A17]*[.H$13]&lt;=[.$B$7];[.$A17]*[.H$13]*[.$B$8];IF(AND([.$A17]*[.H$13]&gt;[.$B$7];[.$A17]*[.H$13]&lt;=[.$C$7]);[.$A17]*[.H$13]*[.$C$8];IF(AND([.$A17]*[.H$13]&gt;[.$C$7];[.$A17]*[.H$13]&lt;[.$D$7]);[.$A17]*[.H$13]*[.$D$8];[.$A17]*[.H$13]*[.$E$8]))))*[.$F$8]" office:value-type="float" office:value="11460.7159004871" calcext:value-type="float">
            <text:p>11.461 </text:p>
          </table:table-cell>
          <table:table-cell table:style-name="ce61" table:formula="of:=(IF([.$A17]*[.I$13]&lt;=[.$B$7];[.$A17]*[.I$13]*[.$B$8];IF(AND([.$A17]*[.I$13]&gt;[.$B$7];[.$A17]*[.I$13]&lt;=[.$C$7]);[.$A17]*[.I$13]*[.$C$8];IF(AND([.$A17]*[.I$13]&gt;[.$C$7];[.$A17]*[.I$13]&lt;[.$D$7]);[.$A17]*[.I$13]*[.$D$8];[.$A17]*[.I$13]*[.$E$8]))))*[.$F$8]" office:value-type="float" office:value="12606.7874905358" calcext:value-type="float">
            <text:p>12.607 </text:p>
          </table:table-cell>
          <table:table-cell table:style-name="ce61" table:formula="of:=(IF([.$A17]*[.J$13]&lt;=[.$B$7];[.$A17]*[.J$13]*[.$B$8];IF(AND([.$A17]*[.J$13]&gt;[.$B$7];[.$A17]*[.J$13]&lt;=[.$C$7]);[.$A17]*[.J$13]*[.$C$8];IF(AND([.$A17]*[.J$13]&gt;[.$C$7];[.$A17]*[.J$13]&lt;[.$D$7]);[.$A17]*[.J$13]*[.$D$8];[.$A17]*[.J$13]*[.$E$8]))))*[.$F$8]" office:value-type="float" office:value="13752.8590805845" calcext:value-type="float">
            <text:p>13.753 </text:p>
          </table:table-cell>
          <table:table-cell table:style-name="ce61" table:formula="of:=(IF([.$A17]*[.K$13]&lt;=[.$B$7];[.$A17]*[.K$13]*[.$B$8];IF(AND([.$A17]*[.K$13]&gt;[.$B$7];[.$A17]*[.K$13]&lt;=[.$C$7]);[.$A17]*[.K$13]*[.$C$8];IF(AND([.$A17]*[.K$13]&gt;[.$C$7];[.$A17]*[.K$13]&lt;[.$D$7]);[.$A17]*[.K$13]*[.$D$8];[.$A17]*[.K$13]*[.$E$8]))))*[.$F$8]" office:value-type="float" office:value="14490.30409515" calcext:value-type="float">
            <text:p>14.490 </text:p>
          </table:table-cell>
          <table:table-cell table:style-name="ce61" table:formula="of:=(IF([.$A17]*[.L$13]&lt;=[.$B$7];[.$A17]*[.L$13]*[.$B$8];IF(AND([.$A17]*[.L$13]&gt;[.$B$7];[.$A17]*[.L$13]&lt;=[.$C$7]);[.$A17]*[.L$13]*[.$C$8];IF(AND([.$A17]*[.L$13]&gt;[.$C$7];[.$A17]*[.L$13]&lt;[.$D$7]);[.$A17]*[.L$13]*[.$D$8];[.$A17]*[.L$13]*[.$E$8]))))*[.$F$8]" office:value-type="float" office:value="15604.9428717" calcext:value-type="float">
            <text:p>15.605 </text:p>
          </table:table-cell>
          <table:table-cell table:style-name="ce61" table:formula="of:=(IF([.$A17]*[.M$13]&lt;=[.$B$7];[.$A17]*[.M$13]*[.$B$8];IF(AND([.$A17]*[.M$13]&gt;[.$B$7];[.$A17]*[.M$13]&lt;=[.$C$7]);[.$A17]*[.M$13]*[.$C$8];IF(AND([.$A17]*[.M$13]&gt;[.$C$7];[.$A17]*[.M$13]&lt;[.$D$7]);[.$A17]*[.M$13]*[.$D$8];[.$A17]*[.M$13]*[.$E$8]))))*[.$F$8]" office:value-type="float" office:value="16719.58164825" calcext:value-type="float">
            <text:p>16.720 </text:p>
          </table:table-cell>
          <table:table-cell table:style-name="ce61" table:formula="of:=(IF([.$A17]*[.N$13]&lt;=[.$B$7];[.$A17]*[.N$13]*[.$B$8];IF(AND([.$A17]*[.N$13]&gt;[.$B$7];[.$A17]*[.N$13]&lt;=[.$C$7]);[.$A17]*[.N$13]*[.$C$8];IF(AND([.$A17]*[.N$13]&gt;[.$C$7];[.$A17]*[.N$13]&lt;[.$D$7]);[.$A17]*[.N$13]*[.$D$8];[.$A17]*[.N$13]*[.$E$8]))))*[.$F$8]" office:value-type="float" office:value="17834.2204248" calcext:value-type="float">
            <text:p>17.834 </text:p>
          </table:table-cell>
          <table:table-cell table:style-name="ce61" table:formula="of:=(IF([.$A17]*[.O$13]&lt;=[.$B$7];[.$A17]*[.O$13]*[.$B$8];IF(AND([.$A17]*[.O$13]&gt;[.$B$7];[.$A17]*[.O$13]&lt;=[.$C$7]);[.$A17]*[.O$13]*[.$C$8];IF(AND([.$A17]*[.O$13]&gt;[.$C$7];[.$A17]*[.O$13]&lt;[.$D$7]);[.$A17]*[.O$13]*[.$D$8];[.$A17]*[.O$13]*[.$E$8]))))*[.$F$8]" office:value-type="float" office:value="18948.85920135" calcext:value-type="float">
            <text:p>18.949 </text:p>
          </table:table-cell>
          <table:table-cell table:style-name="ce61" table:formula="of:=(IF([.$A17]*[.P$13]&lt;=[.$B$7];[.$A17]*[.P$13]*[.$B$8];IF(AND([.$A17]*[.P$13]&gt;[.$B$7];[.$A17]*[.P$13]&lt;=[.$C$7]);[.$A17]*[.P$13]*[.$C$8];IF(AND([.$A17]*[.P$13]&gt;[.$C$7];[.$A17]*[.P$13]&lt;[.$D$7]);[.$A17]*[.P$13]*[.$D$8];[.$A17]*[.P$13]*[.$E$8]))))*[.$F$8]" office:value-type="float" office:value="20063.4979779" calcext:value-type="float">
            <text:p>20.063 </text:p>
          </table:table-cell>
          <table:table-cell table:style-name="ce61" table:formula="of:=(IF([.$A17]*[.Q$13]&lt;=[.$B$7];[.$A17]*[.Q$13]*[.$B$8];IF(AND([.$A17]*[.Q$13]&gt;[.$B$7];[.$A17]*[.Q$13]&lt;=[.$C$7]);[.$A17]*[.Q$13]*[.$C$8];IF(AND([.$A17]*[.Q$13]&gt;[.$C$7];[.$A17]*[.Q$13]&lt;[.$D$7]);[.$A17]*[.Q$13]*[.$D$8];[.$A17]*[.Q$13]*[.$E$8]))))*[.$F$8]" office:value-type="float" office:value="21178.13675445" calcext:value-type="float">
            <text:p>21.178 </text:p>
          </table:table-cell>
          <table:table-cell table:style-name="ce61" table:formula="of:=(IF([.$A17]*[.R$13]&lt;=[.$B$7];[.$A17]*[.R$13]*[.$B$8];IF(AND([.$A17]*[.R$13]&gt;[.$B$7];[.$A17]*[.R$13]&lt;=[.$C$7]);[.$A17]*[.R$13]*[.$C$8];IF(AND([.$A17]*[.R$13]&gt;[.$C$7];[.$A17]*[.R$13]&lt;[.$D$7]);[.$A17]*[.R$13]*[.$D$8];[.$A17]*[.R$13]*[.$E$8]))))*[.$F$8]" office:value-type="float" office:value="22292.775531" calcext:value-type="float">
            <text:p>22.293 </text:p>
          </table:table-cell>
          <table:table-cell table:style-name="ce43" table:formula="of:=+[.S16]+0.5" office:value-type="float" office:value="3.5" calcext:value-type="float">
            <text:p>3,50 </text:p>
          </table:table-cell>
          <table:table-cell/>
          <table:table-cell table:formula="of:=+[.U16]/1.105" office:value-type="float" office:value="1863.76451336387" calcext:value-type="float">
            <text:p>1.863,76 </text:p>
          </table:table-cell>
          <table:table-cell table:formula="of:=+[.V16]+[.V15]" office:value-type="float" office:value="5.54" calcext:value-type="float">
            <text:p>5,54 </text:p>
          </table:table-cell>
          <table:table-cell table:number-columns-repeated="1002"/>
        </table:table-row>
        <table:table-row table:style-name="ro2">
          <table:table-cell table:style-name="ce45" table:formula="of:=+[.A17]+0.5" office:value-type="float" office:value="4" calcext:value-type="float">
            <text:p>4,00 </text:p>
          </table:table-cell>
          <table:table-cell table:style-name="ce51" table:formula="of:=(IF([.$A18]*[.B$13]&lt;=[.$B$7];[.$A18]*[.B$13]*[.$B$8];IF(AND([.$A18]*[.B$13]&gt;[.$B$7];[.$A18]*[.B$13]&lt;=[.$C$7]);[.$A18]*[.B$13]*[.$C$8];IF(AND([.$A18]*[.B$13]&gt;[.$C$7];[.$A18]*[.B$13]&lt;[.$D$7]);[.$A18]*[.B$13]*[.$D$8];[.$A18]*[.B$13]*[.$E$8]))))*[.$F$8]" office:value-type="float" office:value="5649.6176379095" calcext:value-type="float">
            <text:p>5.650 </text:p>
          </table:table-cell>
          <table:table-cell table:style-name="ce63" table:formula="of:=(IF([.$A18]*[.C$13]&lt;=[.$B$7];[.$A18]*[.C$13]*[.$B$8];IF(AND([.$A18]*[.C$13]&gt;[.$B$7];[.$A18]*[.C$13]&lt;=[.$C$7]);[.$A18]*[.C$13]*[.$C$8];IF(AND([.$A18]*[.C$13]&gt;[.$C$7];[.$A18]*[.C$13]&lt;[.$D$7]);[.$A18]*[.C$13]*[.$D$8];[.$A18]*[.C$13]*[.$E$8]))))*[.$F$8]" office:value-type="float" office:value="7062.02204738688" calcext:value-type="float">
            <text:p>7.062 </text:p>
          </table:table-cell>
          <table:table-cell table:style-name="ce63" table:formula="of:=(IF([.$A18]*[.D$13]&lt;=[.$B$7];[.$A18]*[.D$13]*[.$B$8];IF(AND([.$A18]*[.D$13]&gt;[.$B$7];[.$A18]*[.D$13]&lt;=[.$C$7]);[.$A18]*[.D$13]*[.$C$8];IF(AND([.$A18]*[.D$13]&gt;[.$C$7];[.$A18]*[.D$13]&lt;[.$D$7]);[.$A18]*[.D$13]*[.$D$8];[.$A18]*[.D$13]*[.$E$8]))))*[.$F$8]" office:value-type="float" office:value="8474.42645686425" calcext:value-type="float">
            <text:p>8.474 </text:p>
          </table:table-cell>
          <table:table-cell table:style-name="ce63" table:formula="of:=(IF([.$A18]*[.E$13]&lt;=[.$B$7];[.$A18]*[.E$13]*[.$B$8];IF(AND([.$A18]*[.E$13]&gt;[.$B$7];[.$A18]*[.E$13]&lt;=[.$C$7]);[.$A18]*[.E$13]*[.$C$8];IF(AND([.$A18]*[.E$13]&gt;[.$C$7];[.$A18]*[.E$13]&lt;[.$D$7]);[.$A18]*[.E$13]*[.$D$8];[.$A18]*[.E$13]*[.$E$8]))))*[.$F$8]" office:value-type="float" office:value="9427.12647110468" calcext:value-type="float">
            <text:p>9.427 </text:p>
          </table:table-cell>
          <table:table-cell table:style-name="ce63" table:formula="of:=(IF([.$A18]*[.F$13]&lt;=[.$B$7];[.$A18]*[.F$13]*[.$B$8];IF(AND([.$A18]*[.F$13]&gt;[.$B$7];[.$A18]*[.F$13]&lt;=[.$C$7]);[.$A18]*[.F$13]*[.$C$8];IF(AND([.$A18]*[.F$13]&gt;[.$C$7];[.$A18]*[.F$13]&lt;[.$D$7]);[.$A18]*[.F$13]*[.$D$8];[.$A18]*[.F$13]*[.$E$8]))))*[.$F$8]" office:value-type="float" office:value="10773.8588241196" calcext:value-type="float">
            <text:p>10.774 </text:p>
          </table:table-cell>
          <table:table-cell table:style-name="ce63" table:formula="of:=(IF([.$A18]*[.G$13]&lt;=[.$B$7];[.$A18]*[.G$13]*[.$B$8];IF(AND([.$A18]*[.G$13]&gt;[.$B$7];[.$A18]*[.G$13]&lt;=[.$C$7]);[.$A18]*[.G$13]*[.$C$8];IF(AND([.$A18]*[.G$13]&gt;[.$C$7];[.$A18]*[.G$13]&lt;[.$D$7]);[.$A18]*[.G$13]*[.$D$8];[.$A18]*[.G$13]*[.$E$8]))))*[.$F$8]" office:value-type="float" office:value="11788.1649262153" calcext:value-type="float">
            <text:p>11.788 </text:p>
          </table:table-cell>
          <table:table-cell table:style-name="ce63" table:formula="of:=(IF([.$A18]*[.H$13]&lt;=[.$B$7];[.$A18]*[.H$13]*[.$B$8];IF(AND([.$A18]*[.H$13]&gt;[.$B$7];[.$A18]*[.H$13]&lt;=[.$C$7]);[.$A18]*[.H$13]*[.$C$8];IF(AND([.$A18]*[.H$13]&gt;[.$C$7];[.$A18]*[.H$13]&lt;[.$D$7]);[.$A18]*[.H$13]*[.$D$8];[.$A18]*[.H$13]*[.$E$8]))))*[.$F$8]" office:value-type="float" office:value="13097.9610291281" calcext:value-type="float">
            <text:p>13.098 </text:p>
          </table:table-cell>
          <table:table-cell table:style-name="ce63" table:formula="of:=(IF([.$A18]*[.I$13]&lt;=[.$B$7];[.$A18]*[.I$13]*[.$B$8];IF(AND([.$A18]*[.I$13]&gt;[.$B$7];[.$A18]*[.I$13]&lt;=[.$C$7]);[.$A18]*[.I$13]*[.$C$8];IF(AND([.$A18]*[.I$13]&gt;[.$C$7];[.$A18]*[.I$13]&lt;[.$D$7]);[.$A18]*[.I$13]*[.$D$8];[.$A18]*[.I$13]*[.$E$8]))))*[.$F$8]" office:value-type="float" office:value="14012.6017623429" calcext:value-type="float">
            <text:p>14.013 </text:p>
          </table:table-cell>
          <table:table-cell table:style-name="ce63" table:formula="of:=(IF([.$A18]*[.J$13]&lt;=[.$B$7];[.$A18]*[.J$13]*[.$B$8];IF(AND([.$A18]*[.J$13]&gt;[.$B$7];[.$A18]*[.J$13]&lt;=[.$C$7]);[.$A18]*[.J$13]*[.$C$8];IF(AND([.$A18]*[.J$13]&gt;[.$C$7];[.$A18]*[.J$13]&lt;[.$D$7]);[.$A18]*[.J$13]*[.$D$8];[.$A18]*[.J$13]*[.$E$8]))))*[.$F$8]" office:value-type="float" office:value="15286.4746498286" calcext:value-type="float">
            <text:p>15.286 </text:p>
          </table:table-cell>
          <table:table-cell table:style-name="ce63" table:formula="of:=(IF([.$A18]*[.K$13]&lt;=[.$B$7];[.$A18]*[.K$13]*[.$B$8];IF(AND([.$A18]*[.K$13]&gt;[.$B$7];[.$A18]*[.K$13]&lt;=[.$C$7]);[.$A18]*[.K$13]*[.$C$8];IF(AND([.$A18]*[.K$13]&gt;[.$C$7];[.$A18]*[.K$13]&lt;[.$D$7]);[.$A18]*[.K$13]*[.$D$8];[.$A18]*[.K$13]*[.$E$8]))))*[.$F$8]" office:value-type="float" office:value="16560.3475373143" calcext:value-type="float">
            <text:p>16.560 </text:p>
          </table:table-cell>
          <table:table-cell table:style-name="ce63" table:formula="of:=(IF([.$A18]*[.L$13]&lt;=[.$B$7];[.$A18]*[.L$13]*[.$B$8];IF(AND([.$A18]*[.L$13]&gt;[.$B$7];[.$A18]*[.L$13]&lt;=[.$C$7]);[.$A18]*[.L$13]*[.$C$8];IF(AND([.$A18]*[.L$13]&gt;[.$C$7];[.$A18]*[.L$13]&lt;[.$D$7]);[.$A18]*[.L$13]*[.$D$8];[.$A18]*[.L$13]*[.$E$8]))))*[.$F$8]" office:value-type="float" office:value="17834.2204248" calcext:value-type="float">
            <text:p>17.834 </text:p>
          </table:table-cell>
          <table:table-cell table:style-name="ce63" table:formula="of:=(IF([.$A18]*[.M$13]&lt;=[.$B$7];[.$A18]*[.M$13]*[.$B$8];IF(AND([.$A18]*[.M$13]&gt;[.$B$7];[.$A18]*[.M$13]&lt;=[.$C$7]);[.$A18]*[.M$13]*[.$C$8];IF(AND([.$A18]*[.M$13]&gt;[.$C$7];[.$A18]*[.M$13]&lt;[.$D$7]);[.$A18]*[.M$13]*[.$D$8];[.$A18]*[.M$13]*[.$E$8]))))*[.$F$8]" office:value-type="float" office:value="19108.0933122857" calcext:value-type="float">
            <text:p>19.108 </text:p>
          </table:table-cell>
          <table:table-cell table:style-name="ce63" table:formula="of:=(IF([.$A18]*[.N$13]&lt;=[.$B$7];[.$A18]*[.N$13]*[.$B$8];IF(AND([.$A18]*[.N$13]&gt;[.$B$7];[.$A18]*[.N$13]&lt;=[.$C$7]);[.$A18]*[.N$13]*[.$C$8];IF(AND([.$A18]*[.N$13]&gt;[.$C$7];[.$A18]*[.N$13]&lt;[.$D$7]);[.$A18]*[.N$13]*[.$D$8];[.$A18]*[.N$13]*[.$E$8]))))*[.$F$8]" office:value-type="float" office:value="20381.9661997714" calcext:value-type="float">
            <text:p>20.382 </text:p>
          </table:table-cell>
          <table:table-cell table:style-name="ce63" table:formula="of:=(IF([.$A18]*[.O$13]&lt;=[.$B$7];[.$A18]*[.O$13]*[.$B$8];IF(AND([.$A18]*[.O$13]&gt;[.$B$7];[.$A18]*[.O$13]&lt;=[.$C$7]);[.$A18]*[.O$13]*[.$C$8];IF(AND([.$A18]*[.O$13]&gt;[.$C$7];[.$A18]*[.O$13]&lt;[.$D$7]);[.$A18]*[.O$13]*[.$D$8];[.$A18]*[.O$13]*[.$E$8]))))*[.$F$8]" office:value-type="float" office:value="21655.8390872572" calcext:value-type="float">
            <text:p>21.656 </text:p>
          </table:table-cell>
          <table:table-cell table:style-name="ce63" table:formula="of:=(IF([.$A18]*[.P$13]&lt;=[.$B$7];[.$A18]*[.P$13]*[.$B$8];IF(AND([.$A18]*[.P$13]&gt;[.$B$7];[.$A18]*[.P$13]&lt;=[.$C$7]);[.$A18]*[.P$13]*[.$C$8];IF(AND([.$A18]*[.P$13]&gt;[.$C$7];[.$A18]*[.P$13]&lt;[.$D$7]);[.$A18]*[.P$13]*[.$D$8];[.$A18]*[.P$13]*[.$E$8]))))*[.$F$8]" office:value-type="float" office:value="22929.7119747429" calcext:value-type="float">
            <text:p>22.930 </text:p>
          </table:table-cell>
          <table:table-cell table:style-name="ce63" table:formula="of:=(IF([.$A18]*[.Q$13]&lt;=[.$B$7];[.$A18]*[.Q$13]*[.$B$8];IF(AND([.$A18]*[.Q$13]&gt;[.$B$7];[.$A18]*[.Q$13]&lt;=[.$C$7]);[.$A18]*[.Q$13]*[.$C$8];IF(AND([.$A18]*[.Q$13]&gt;[.$C$7];[.$A18]*[.Q$13]&lt;[.$D$7]);[.$A18]*[.Q$13]*[.$D$8];[.$A18]*[.Q$13]*[.$E$8]))))*[.$F$8]" office:value-type="float" office:value="24203.5848622286" calcext:value-type="float">
            <text:p>24.204 </text:p>
          </table:table-cell>
          <table:table-cell table:style-name="ce63" table:formula="of:=(IF([.$A18]*[.R$13]&lt;=[.$B$7];[.$A18]*[.R$13]*[.$B$8];IF(AND([.$A18]*[.R$13]&gt;[.$B$7];[.$A18]*[.R$13]&lt;=[.$C$7]);[.$A18]*[.R$13]*[.$C$8];IF(AND([.$A18]*[.R$13]&gt;[.$C$7];[.$A18]*[.R$13]&lt;[.$D$7]);[.$A18]*[.R$13]*[.$D$8];[.$A18]*[.R$13]*[.$E$8]))))*[.$F$8]" office:value-type="float" office:value="25477.4577497143" calcext:value-type="float">
            <text:p>25.477 </text:p>
          </table:table-cell>
          <table:table-cell table:style-name="ce45" table:formula="of:=+[.S17]+0.5" office:value-type="float" office:value="4" calcext:value-type="float">
            <text:p>4,00 </text:p>
          </table:table-cell>
          <table:table-cell table:number-columns-repeated="1005"/>
        </table:table-row>
        <table:table-row table:style-name="ro2">
          <table:table-cell table:style-name="ce43" table:formula="of:=+[.A18]+0.5" office:value-type="float" office:value="4.5" calcext:value-type="float">
            <text:p>4,50 </text:p>
          </table:table-cell>
          <table:table-cell table:style-name="ce49" table:formula="of:=(IF([.$A19]*[.B$13]&lt;=[.$B$7];[.$A19]*[.B$13]*[.$B$8];IF(AND([.$A19]*[.B$13]&gt;[.$B$7];[.$A19]*[.B$13]&lt;=[.$C$7]);[.$A19]*[.B$13]*[.$C$8];IF(AND([.$A19]*[.B$13]&gt;[.$C$7];[.$A19]*[.B$13]&lt;[.$D$7]);[.$A19]*[.B$13]*[.$D$8];[.$A19]*[.B$13]*[.$E$8]))))*[.$F$8]" office:value-type="float" office:value="6355.81984264819" calcext:value-type="float">
            <text:p>6.356 </text:p>
          </table:table-cell>
          <table:table-cell table:style-name="ce61" table:formula="of:=(IF([.$A19]*[.C$13]&lt;=[.$B$7];[.$A19]*[.C$13]*[.$B$8];IF(AND([.$A19]*[.C$13]&gt;[.$B$7];[.$A19]*[.C$13]&lt;=[.$C$7]);[.$A19]*[.C$13]*[.$C$8];IF(AND([.$A19]*[.C$13]&gt;[.$C$7];[.$A19]*[.C$13]&lt;[.$D$7]);[.$A19]*[.C$13]*[.$D$8];[.$A19]*[.C$13]*[.$E$8]))))*[.$F$8]" office:value-type="float" office:value="7944.77480331024" calcext:value-type="float">
            <text:p>7.945 </text:p>
          </table:table-cell>
          <table:table-cell table:style-name="ce61" table:formula="of:=(IF([.$A19]*[.D$13]&lt;=[.$B$7];[.$A19]*[.D$13]*[.$B$8];IF(AND([.$A19]*[.D$13]&gt;[.$B$7];[.$A19]*[.D$13]&lt;=[.$C$7]);[.$A19]*[.D$13]*[.$C$8];IF(AND([.$A19]*[.D$13]&gt;[.$C$7];[.$A19]*[.D$13]&lt;[.$D$7]);[.$A19]*[.D$13]*[.$D$8];[.$A19]*[.D$13]*[.$E$8]))))*[.$F$8]" office:value-type="float" office:value="9090.44338285094" calcext:value-type="float">
            <text:p>9.090 </text:p>
          </table:table-cell>
          <table:table-cell table:style-name="ce61" table:formula="of:=(IF([.$A19]*[.E$13]&lt;=[.$B$7];[.$A19]*[.E$13]*[.$B$8];IF(AND([.$A19]*[.E$13]&gt;[.$B$7];[.$A19]*[.E$13]&lt;=[.$C$7]);[.$A19]*[.E$13]*[.$C$8];IF(AND([.$A19]*[.E$13]&gt;[.$C$7];[.$A19]*[.E$13]&lt;[.$D$7]);[.$A19]*[.E$13]*[.$D$8];[.$A19]*[.E$13]*[.$E$8]))))*[.$F$8]" office:value-type="float" office:value="10605.5172799928" calcext:value-type="float">
            <text:p>10.606 </text:p>
          </table:table-cell>
          <table:table-cell table:style-name="ce61" table:formula="of:=(IF([.$A19]*[.F$13]&lt;=[.$B$7];[.$A19]*[.F$13]*[.$B$8];IF(AND([.$A19]*[.F$13]&gt;[.$B$7];[.$A19]*[.F$13]&lt;=[.$C$7]);[.$A19]*[.F$13]*[.$C$8];IF(AND([.$A19]*[.F$13]&gt;[.$C$7];[.$A19]*[.F$13]&lt;[.$D$7]);[.$A19]*[.F$13]*[.$D$8];[.$A19]*[.F$13]*[.$E$8]))))*[.$F$8]" office:value-type="float" office:value="11788.1649262153" calcext:value-type="float">
            <text:p>11.788 </text:p>
          </table:table-cell>
          <table:table-cell table:style-name="ce61" table:formula="of:=(IF([.$A19]*[.G$13]&lt;=[.$B$7];[.$A19]*[.G$13]*[.$B$8];IF(AND([.$A19]*[.G$13]&gt;[.$B$7];[.$A19]*[.G$13]&lt;=[.$C$7]);[.$A19]*[.G$13]*[.$C$8];IF(AND([.$A19]*[.G$13]&gt;[.$C$7];[.$A19]*[.G$13]&lt;[.$D$7]);[.$A19]*[.G$13]*[.$D$8];[.$A19]*[.G$13]*[.$E$8]))))*[.$F$8]" office:value-type="float" office:value="13261.6855419922" calcext:value-type="float">
            <text:p>13.262 </text:p>
          </table:table-cell>
          <table:table-cell table:style-name="ce61" table:formula="of:=(IF([.$A19]*[.H$13]&lt;=[.$B$7];[.$A19]*[.H$13]*[.$B$8];IF(AND([.$A19]*[.H$13]&gt;[.$B$7];[.$A19]*[.H$13]&lt;=[.$C$7]);[.$A19]*[.H$13]*[.$C$8];IF(AND([.$A19]*[.H$13]&gt;[.$C$7];[.$A19]*[.H$13]&lt;[.$D$7]);[.$A19]*[.H$13]*[.$D$8];[.$A19]*[.H$13]*[.$E$8]))))*[.$F$8]" office:value-type="float" office:value="14331.0699842143" calcext:value-type="float">
            <text:p>14.331 </text:p>
          </table:table-cell>
          <table:table-cell table:style-name="ce61" table:formula="of:=(IF([.$A19]*[.I$13]&lt;=[.$B$7];[.$A19]*[.I$13]*[.$B$8];IF(AND([.$A19]*[.I$13]&gt;[.$B$7];[.$A19]*[.I$13]&lt;=[.$C$7]);[.$A19]*[.I$13]*[.$C$8];IF(AND([.$A19]*[.I$13]&gt;[.$C$7];[.$A19]*[.I$13]&lt;[.$D$7]);[.$A19]*[.I$13]*[.$D$8];[.$A19]*[.I$13]*[.$E$8]))))*[.$F$8]" office:value-type="float" office:value="15764.1769826357" calcext:value-type="float">
            <text:p>15.764 </text:p>
          </table:table-cell>
          <table:table-cell table:style-name="ce61" table:formula="of:=(IF([.$A19]*[.J$13]&lt;=[.$B$7];[.$A19]*[.J$13]*[.$B$8];IF(AND([.$A19]*[.J$13]&gt;[.$B$7];[.$A19]*[.J$13]&lt;=[.$C$7]);[.$A19]*[.J$13]*[.$C$8];IF(AND([.$A19]*[.J$13]&gt;[.$C$7];[.$A19]*[.J$13]&lt;[.$D$7]);[.$A19]*[.J$13]*[.$D$8];[.$A19]*[.J$13]*[.$E$8]))))*[.$F$8]" office:value-type="float" office:value="17197.2839810572" calcext:value-type="float">
            <text:p>17.197 </text:p>
          </table:table-cell>
          <table:table-cell table:style-name="ce61" table:formula="of:=(IF([.$A19]*[.K$13]&lt;=[.$B$7];[.$A19]*[.K$13]*[.$B$8];IF(AND([.$A19]*[.K$13]&gt;[.$B$7];[.$A19]*[.K$13]&lt;=[.$C$7]);[.$A19]*[.K$13]*[.$C$8];IF(AND([.$A19]*[.K$13]&gt;[.$C$7];[.$A19]*[.K$13]&lt;[.$D$7]);[.$A19]*[.K$13]*[.$D$8];[.$A19]*[.K$13]*[.$E$8]))))*[.$F$8]" office:value-type="float" office:value="18630.3909794786" calcext:value-type="float">
            <text:p>18.630 </text:p>
          </table:table-cell>
          <table:table-cell table:style-name="ce61" table:formula="of:=(IF([.$A19]*[.L$13]&lt;=[.$B$7];[.$A19]*[.L$13]*[.$B$8];IF(AND([.$A19]*[.L$13]&gt;[.$B$7];[.$A19]*[.L$13]&lt;=[.$C$7]);[.$A19]*[.L$13]*[.$C$8];IF(AND([.$A19]*[.L$13]&gt;[.$C$7];[.$A19]*[.L$13]&lt;[.$D$7]);[.$A19]*[.L$13]*[.$D$8];[.$A19]*[.L$13]*[.$E$8]))))*[.$F$8]" office:value-type="float" office:value="20063.4979779" calcext:value-type="float">
            <text:p>20.063 </text:p>
          </table:table-cell>
          <table:table-cell table:style-name="ce61" table:formula="of:=(IF([.$A19]*[.M$13]&lt;=[.$B$7];[.$A19]*[.M$13]*[.$B$8];IF(AND([.$A19]*[.M$13]&gt;[.$B$7];[.$A19]*[.M$13]&lt;=[.$C$7]);[.$A19]*[.M$13]*[.$C$8];IF(AND([.$A19]*[.M$13]&gt;[.$C$7];[.$A19]*[.M$13]&lt;[.$D$7]);[.$A19]*[.M$13]*[.$D$8];[.$A19]*[.M$13]*[.$E$8]))))*[.$F$8]" office:value-type="float" office:value="21496.6049763214" calcext:value-type="float">
            <text:p>21.497 </text:p>
          </table:table-cell>
          <table:table-cell table:style-name="ce61" table:formula="of:=(IF([.$A19]*[.N$13]&lt;=[.$B$7];[.$A19]*[.N$13]*[.$B$8];IF(AND([.$A19]*[.N$13]&gt;[.$B$7];[.$A19]*[.N$13]&lt;=[.$C$7]);[.$A19]*[.N$13]*[.$C$8];IF(AND([.$A19]*[.N$13]&gt;[.$C$7];[.$A19]*[.N$13]&lt;[.$D$7]);[.$A19]*[.N$13]*[.$D$8];[.$A19]*[.N$13]*[.$E$8]))))*[.$F$8]" office:value-type="float" office:value="22929.7119747429" calcext:value-type="float">
            <text:p>22.930 </text:p>
          </table:table-cell>
          <table:table-cell table:style-name="ce61" table:formula="of:=(IF([.$A19]*[.O$13]&lt;=[.$B$7];[.$A19]*[.O$13]*[.$B$8];IF(AND([.$A19]*[.O$13]&gt;[.$B$7];[.$A19]*[.O$13]&lt;=[.$C$7]);[.$A19]*[.O$13]*[.$C$8];IF(AND([.$A19]*[.O$13]&gt;[.$C$7];[.$A19]*[.O$13]&lt;[.$D$7]);[.$A19]*[.O$13]*[.$D$8];[.$A19]*[.O$13]*[.$E$8]))))*[.$F$8]" office:value-type="float" office:value="24362.8189731643" calcext:value-type="float">
            <text:p>24.363 </text:p>
          </table:table-cell>
          <table:table-cell table:style-name="ce61" table:formula="of:=(IF([.$A19]*[.P$13]&lt;=[.$B$7];[.$A19]*[.P$13]*[.$B$8];IF(AND([.$A19]*[.P$13]&gt;[.$B$7];[.$A19]*[.P$13]&lt;=[.$C$7]);[.$A19]*[.P$13]*[.$C$8];IF(AND([.$A19]*[.P$13]&gt;[.$C$7];[.$A19]*[.P$13]&lt;[.$D$7]);[.$A19]*[.P$13]*[.$D$8];[.$A19]*[.P$13]*[.$E$8]))))*[.$F$8]" office:value-type="float" office:value="25795.9259715857" calcext:value-type="float">
            <text:p>25.796 </text:p>
          </table:table-cell>
          <table:table-cell table:style-name="ce61" table:formula="of:=(IF([.$A19]*[.Q$13]&lt;=[.$B$7];[.$A19]*[.Q$13]*[.$B$8];IF(AND([.$A19]*[.Q$13]&gt;[.$B$7];[.$A19]*[.Q$13]&lt;=[.$C$7]);[.$A19]*[.Q$13]*[.$C$8];IF(AND([.$A19]*[.Q$13]&gt;[.$C$7];[.$A19]*[.Q$13]&lt;[.$D$7]);[.$A19]*[.Q$13]*[.$D$8];[.$A19]*[.Q$13]*[.$E$8]))))*[.$F$8]" office:value-type="float" office:value="27229.0329700072" calcext:value-type="float">
            <text:p>27.229 </text:p>
          </table:table-cell>
          <table:table-cell table:style-name="ce61" table:formula="of:=(IF([.$A19]*[.R$13]&lt;=[.$B$7];[.$A19]*[.R$13]*[.$B$8];IF(AND([.$A19]*[.R$13]&gt;[.$B$7];[.$A19]*[.R$13]&lt;=[.$C$7]);[.$A19]*[.R$13]*[.$C$8];IF(AND([.$A19]*[.R$13]&gt;[.$C$7];[.$A19]*[.R$13]&lt;[.$D$7]);[.$A19]*[.R$13]*[.$D$8];[.$A19]*[.R$13]*[.$E$8]))))*[.$F$8]" office:value-type="float" office:value="28662.1399684286" calcext:value-type="float">
            <text:p>28.662 </text:p>
          </table:table-cell>
          <table:table-cell table:style-name="ce43" table:formula="of:=+[.S18]+0.5" office:value-type="float" office:value="4.5" calcext:value-type="float">
            <text:p>4,50 </text:p>
          </table:table-cell>
          <table:table-cell table:number-columns-repeated="3"/>
          <table:table-cell table:style-name="ce32"/>
          <table:table-cell table:number-columns-repeated="1001"/>
        </table:table-row>
        <table:table-row table:style-name="ro2">
          <table:table-cell table:style-name="ce46" table:formula="of:=+[.A19]+0.5" office:value-type="float" office:value="5" calcext:value-type="float">
            <text:p>5,00 </text:p>
          </table:table-cell>
          <table:table-cell table:style-name="ce52" table:formula="of:=(IF([.$A20]*[.B$13]&lt;=[.$B$7];[.$A20]*[.B$13]*[.$B$8];IF(AND([.$A20]*[.B$13]&gt;[.$B$7];[.$A20]*[.B$13]&lt;=[.$C$7]);[.$A20]*[.B$13]*[.$C$8];IF(AND([.$A20]*[.B$13]&gt;[.$C$7];[.$A20]*[.B$13]&lt;[.$D$7]);[.$A20]*[.B$13]*[.$D$8];[.$A20]*[.B$13]*[.$E$8]))))*[.$F$8]" office:value-type="float" office:value="7062.02204738688" calcext:value-type="float">
            <text:p>7.062 </text:p>
          </table:table-cell>
          <table:table-cell table:style-name="ce64" table:formula="of:=(IF([.$A20]*[.C$13]&lt;=[.$B$7];[.$A20]*[.C$13]*[.$B$8];IF(AND([.$A20]*[.C$13]&gt;[.$B$7];[.$A20]*[.C$13]&lt;=[.$C$7]);[.$A20]*[.C$13]*[.$C$8];IF(AND([.$A20]*[.C$13]&gt;[.$C$7];[.$A20]*[.C$13]&lt;[.$D$7]);[.$A20]*[.C$13]*[.$D$8];[.$A20]*[.C$13]*[.$E$8]))))*[.$F$8]" office:value-type="float" office:value="8417.07720634346" calcext:value-type="float">
            <text:p>8.417 </text:p>
          </table:table-cell>
          <table:table-cell table:style-name="ce64" table:formula="of:=(IF([.$A20]*[.D$13]&lt;=[.$B$7];[.$A20]*[.D$13]*[.$B$8];IF(AND([.$A20]*[.D$13]&gt;[.$B$7];[.$A20]*[.D$13]&lt;=[.$C$7]);[.$A20]*[.D$13]*[.$C$8];IF(AND([.$A20]*[.D$13]&gt;[.$C$7];[.$A20]*[.D$13]&lt;[.$D$7]);[.$A20]*[.D$13]*[.$D$8];[.$A20]*[.D$13]*[.$E$8]))))*[.$F$8]" office:value-type="float" office:value="10100.4926476122" calcext:value-type="float">
            <text:p>10.100 </text:p>
          </table:table-cell>
          <table:table-cell table:style-name="ce64" table:formula="of:=(IF([.$A20]*[.E$13]&lt;=[.$B$7];[.$A20]*[.E$13]*[.$B$8];IF(AND([.$A20]*[.E$13]&gt;[.$B$7];[.$A20]*[.E$13]&lt;=[.$C$7]);[.$A20]*[.E$13]*[.$C$8];IF(AND([.$A20]*[.E$13]&gt;[.$C$7];[.$A20]*[.E$13]&lt;[.$D$7]);[.$A20]*[.E$13]*[.$D$8];[.$A20]*[.E$13]*[.$E$8]))))*[.$F$8]" office:value-type="float" office:value="11460.7159004871" calcext:value-type="float">
            <text:p>11.461 </text:p>
          </table:table-cell>
          <table:table-cell table:style-name="ce64" table:formula="of:=(IF([.$A20]*[.F$13]&lt;=[.$B$7];[.$A20]*[.F$13]*[.$B$8];IF(AND([.$A20]*[.F$13]&gt;[.$B$7];[.$A20]*[.F$13]&lt;=[.$C$7]);[.$A20]*[.F$13]*[.$C$8];IF(AND([.$A20]*[.F$13]&gt;[.$C$7];[.$A20]*[.F$13]&lt;[.$D$7]);[.$A20]*[.F$13]*[.$D$8];[.$A20]*[.F$13]*[.$E$8]))))*[.$F$8]" office:value-type="float" office:value="13097.9610291281" calcext:value-type="float">
            <text:p>13.098 </text:p>
          </table:table-cell>
          <table:table-cell table:style-name="ce64" table:formula="of:=(IF([.$A20]*[.G$13]&lt;=[.$B$7];[.$A20]*[.G$13]*[.$B$8];IF(AND([.$A20]*[.G$13]&gt;[.$B$7];[.$A20]*[.G$13]&lt;=[.$C$7]);[.$A20]*[.G$13]*[.$C$8];IF(AND([.$A20]*[.G$13]&gt;[.$C$7];[.$A20]*[.G$13]&lt;[.$D$7]);[.$A20]*[.G$13]*[.$D$8];[.$A20]*[.G$13]*[.$E$8]))))*[.$F$8]" office:value-type="float" office:value="14331.0699842143" calcext:value-type="float">
            <text:p>14.331 </text:p>
          </table:table-cell>
          <table:table-cell table:style-name="ce64" table:formula="of:=(IF([.$A20]*[.H$13]&lt;=[.$B$7];[.$A20]*[.H$13]*[.$B$8];IF(AND([.$A20]*[.H$13]&gt;[.$B$7];[.$A20]*[.H$13]&lt;=[.$C$7]);[.$A20]*[.H$13]*[.$C$8];IF(AND([.$A20]*[.H$13]&gt;[.$C$7];[.$A20]*[.H$13]&lt;[.$D$7]);[.$A20]*[.H$13]*[.$D$8];[.$A20]*[.H$13]*[.$E$8]))))*[.$F$8]" office:value-type="float" office:value="15923.4110935714" calcext:value-type="float">
            <text:p>15.923 </text:p>
          </table:table-cell>
          <table:table-cell table:style-name="ce64" table:formula="of:=(IF([.$A20]*[.I$13]&lt;=[.$B$7];[.$A20]*[.I$13]*[.$B$8];IF(AND([.$A20]*[.I$13]&gt;[.$B$7];[.$A20]*[.I$13]&lt;=[.$C$7]);[.$A20]*[.I$13]*[.$C$8];IF(AND([.$A20]*[.I$13]&gt;[.$C$7];[.$A20]*[.I$13]&lt;[.$D$7]);[.$A20]*[.I$13]*[.$D$8];[.$A20]*[.I$13]*[.$E$8]))))*[.$F$8]" office:value-type="float" office:value="17515.7522029286" calcext:value-type="float">
            <text:p>17.516 </text:p>
          </table:table-cell>
          <table:table-cell table:style-name="ce64" table:formula="of:=(IF([.$A20]*[.J$13]&lt;=[.$B$7];[.$A20]*[.J$13]*[.$B$8];IF(AND([.$A20]*[.J$13]&gt;[.$B$7];[.$A20]*[.J$13]&lt;=[.$C$7]);[.$A20]*[.J$13]*[.$C$8];IF(AND([.$A20]*[.J$13]&gt;[.$C$7];[.$A20]*[.J$13]&lt;[.$D$7]);[.$A20]*[.J$13]*[.$D$8];[.$A20]*[.J$13]*[.$E$8]))))*[.$F$8]" office:value-type="float" office:value="19108.0933122857" calcext:value-type="float">
            <text:p>19.108 </text:p>
          </table:table-cell>
          <table:table-cell table:style-name="ce64" table:formula="of:=(IF([.$A20]*[.K$13]&lt;=[.$B$7];[.$A20]*[.K$13]*[.$B$8];IF(AND([.$A20]*[.K$13]&gt;[.$B$7];[.$A20]*[.K$13]&lt;=[.$C$7]);[.$A20]*[.K$13]*[.$C$8];IF(AND([.$A20]*[.K$13]&gt;[.$C$7];[.$A20]*[.K$13]&lt;[.$D$7]);[.$A20]*[.K$13]*[.$D$8];[.$A20]*[.K$13]*[.$E$8]))))*[.$F$8]" office:value-type="float" office:value="20700.4344216429" calcext:value-type="float">
            <text:p>20.700 </text:p>
          </table:table-cell>
          <table:table-cell table:style-name="ce64" table:formula="of:=(IF([.$A20]*[.L$13]&lt;=[.$B$7];[.$A20]*[.L$13]*[.$B$8];IF(AND([.$A20]*[.L$13]&gt;[.$B$7];[.$A20]*[.L$13]&lt;=[.$C$7]);[.$A20]*[.L$13]*[.$C$8];IF(AND([.$A20]*[.L$13]&gt;[.$C$7];[.$A20]*[.L$13]&lt;[.$D$7]);[.$A20]*[.L$13]*[.$D$8];[.$A20]*[.L$13]*[.$E$8]))))*[.$F$8]" office:value-type="float" office:value="22292.775531" calcext:value-type="float">
            <text:p>22.293 </text:p>
          </table:table-cell>
          <table:table-cell table:style-name="ce64" table:formula="of:=(IF([.$A20]*[.M$13]&lt;=[.$B$7];[.$A20]*[.M$13]*[.$B$8];IF(AND([.$A20]*[.M$13]&gt;[.$B$7];[.$A20]*[.M$13]&lt;=[.$C$7]);[.$A20]*[.M$13]*[.$C$8];IF(AND([.$A20]*[.M$13]&gt;[.$C$7];[.$A20]*[.M$13]&lt;[.$D$7]);[.$A20]*[.M$13]*[.$D$8];[.$A20]*[.M$13]*[.$E$8]))))*[.$F$8]" office:value-type="float" office:value="23885.1166403572" calcext:value-type="float">
            <text:p>23.885 </text:p>
          </table:table-cell>
          <table:table-cell table:style-name="ce64" table:formula="of:=(IF([.$A20]*[.N$13]&lt;=[.$B$7];[.$A20]*[.N$13]*[.$B$8];IF(AND([.$A20]*[.N$13]&gt;[.$B$7];[.$A20]*[.N$13]&lt;=[.$C$7]);[.$A20]*[.N$13]*[.$C$8];IF(AND([.$A20]*[.N$13]&gt;[.$C$7];[.$A20]*[.N$13]&lt;[.$D$7]);[.$A20]*[.N$13]*[.$D$8];[.$A20]*[.N$13]*[.$E$8]))))*[.$F$8]" office:value-type="float" office:value="25477.4577497143" calcext:value-type="float">
            <text:p>25.477 </text:p>
          </table:table-cell>
          <table:table-cell table:style-name="ce64" table:formula="of:=(IF([.$A20]*[.O$13]&lt;=[.$B$7];[.$A20]*[.O$13]*[.$B$8];IF(AND([.$A20]*[.O$13]&gt;[.$B$7];[.$A20]*[.O$13]&lt;=[.$C$7]);[.$A20]*[.O$13]*[.$C$8];IF(AND([.$A20]*[.O$13]&gt;[.$C$7];[.$A20]*[.O$13]&lt;[.$D$7]);[.$A20]*[.O$13]*[.$D$8];[.$A20]*[.O$13]*[.$E$8]))))*[.$F$8]" office:value-type="float" office:value="27069.7988590714" calcext:value-type="float">
            <text:p>27.070 </text:p>
          </table:table-cell>
          <table:table-cell table:style-name="ce64" table:formula="of:=(IF([.$A20]*[.P$13]&lt;=[.$B$7];[.$A20]*[.P$13]*[.$B$8];IF(AND([.$A20]*[.P$13]&gt;[.$B$7];[.$A20]*[.P$13]&lt;=[.$C$7]);[.$A20]*[.P$13]*[.$C$8];IF(AND([.$A20]*[.P$13]&gt;[.$C$7];[.$A20]*[.P$13]&lt;[.$D$7]);[.$A20]*[.P$13]*[.$D$8];[.$A20]*[.P$13]*[.$E$8]))))*[.$F$8]" office:value-type="float" office:value="28662.1399684286" calcext:value-type="float">
            <text:p>28.662 </text:p>
          </table:table-cell>
          <table:table-cell table:style-name="ce64" table:formula="of:=(IF([.$A20]*[.Q$13]&lt;=[.$B$7];[.$A20]*[.Q$13]*[.$B$8];IF(AND([.$A20]*[.Q$13]&gt;[.$B$7];[.$A20]*[.Q$13]&lt;=[.$C$7]);[.$A20]*[.Q$13]*[.$C$8];IF(AND([.$A20]*[.Q$13]&gt;[.$C$7];[.$A20]*[.Q$13]&lt;[.$D$7]);[.$A20]*[.Q$13]*[.$D$8];[.$A20]*[.Q$13]*[.$E$8]))))*[.$F$8]" office:value-type="float" office:value="30254.4810777857" calcext:value-type="float">
            <text:p>30.254 </text:p>
          </table:table-cell>
          <table:table-cell table:style-name="ce64" table:formula="of:=(IF([.$A20]*[.R$13]&lt;=[.$B$7];[.$A20]*[.R$13]*[.$B$8];IF(AND([.$A20]*[.R$13]&gt;[.$B$7];[.$A20]*[.R$13]&lt;=[.$C$7]);[.$A20]*[.R$13]*[.$C$8];IF(AND([.$A20]*[.R$13]&gt;[.$C$7];[.$A20]*[.R$13]&lt;[.$D$7]);[.$A20]*[.R$13]*[.$D$8];[.$A20]*[.R$13]*[.$E$8]))))*[.$F$8]" office:value-type="float" office:value="31846.8221871429" calcext:value-type="float">
            <text:p>31.847 </text:p>
          </table:table-cell>
          <table:table-cell table:style-name="ce46" table:formula="of:=+[.S19]+0.5" office:value-type="float" office:value="5" calcext:value-type="float">
            <text:p>5,00 </text:p>
          </table:table-cell>
          <table:table-cell/>
          <table:table-cell office:value-type="string" office:string-value="6,2*2,75" calcext:value-type="string">
            <text:p>6,2*2,75 </text:p>
          </table:table-cell>
          <table:table-cell/>
          <table:table-cell table:style-name="ce33"/>
          <table:table-cell table:number-columns-repeated="1001"/>
        </table:table-row>
        <table:table-row table:style-name="ro2">
          <table:table-cell table:style-name="ce43" table:formula="of:=+[.A20]+0.5" office:value-type="float" office:value="5.5" calcext:value-type="float">
            <text:p>5,50 </text:p>
          </table:table-cell>
          <table:table-cell table:style-name="ce49" table:formula="of:=(IF([.$A21]*[.B$13]&lt;=[.$B$7];[.$A21]*[.B$13]*[.$B$8];IF(AND([.$A21]*[.B$13]&gt;[.$B$7];[.$A21]*[.B$13]&lt;=[.$C$7]);[.$A21]*[.B$13]*[.$C$8];IF(AND([.$A21]*[.B$13]&gt;[.$C$7];[.$A21]*[.B$13]&lt;[.$D$7]);[.$A21]*[.B$13]*[.$D$8];[.$A21]*[.B$13]*[.$E$8]))))*[.$F$8]" office:value-type="float" office:value="7768.22425212556" calcext:value-type="float">
            <text:p>7.768 </text:p>
          </table:table-cell>
          <table:table-cell table:style-name="ce61" table:formula="of:=(IF([.$A21]*[.C$13]&lt;=[.$B$7];[.$A21]*[.C$13]*[.$B$8];IF(AND([.$A21]*[.C$13]&gt;[.$B$7];[.$A21]*[.C$13]&lt;=[.$C$7]);[.$A21]*[.C$13]*[.$C$8];IF(AND([.$A21]*[.C$13]&gt;[.$C$7];[.$A21]*[.C$13]&lt;[.$D$7]);[.$A21]*[.C$13]*[.$D$8];[.$A21]*[.C$13]*[.$E$8]))))*[.$F$8]" office:value-type="float" office:value="9258.78492697781" calcext:value-type="float">
            <text:p>9.259 </text:p>
          </table:table-cell>
          <table:table-cell table:style-name="ce61" table:formula="of:=(IF([.$A21]*[.D$13]&lt;=[.$B$7];[.$A21]*[.D$13]*[.$B$8];IF(AND([.$A21]*[.D$13]&gt;[.$B$7];[.$A21]*[.D$13]&lt;=[.$C$7]);[.$A21]*[.D$13]*[.$C$8];IF(AND([.$A21]*[.D$13]&gt;[.$C$7];[.$A21]*[.D$13]&lt;[.$D$7]);[.$A21]*[.D$13]*[.$D$8];[.$A21]*[.D$13]*[.$E$8]))))*[.$F$8]" office:value-type="float" office:value="10805.8178490307" calcext:value-type="float">
            <text:p>10.806 </text:p>
          </table:table-cell>
          <table:table-cell table:style-name="ce61" table:formula="of:=(IF([.$A21]*[.E$13]&lt;=[.$B$7];[.$A21]*[.E$13]*[.$B$8];IF(AND([.$A21]*[.E$13]&gt;[.$B$7];[.$A21]*[.E$13]&lt;=[.$C$7]);[.$A21]*[.E$13]*[.$C$8];IF(AND([.$A21]*[.E$13]&gt;[.$C$7];[.$A21]*[.E$13]&lt;[.$D$7]);[.$A21]*[.E$13]*[.$D$8];[.$A21]*[.E$13]*[.$E$8]))))*[.$F$8]" office:value-type="float" office:value="12606.7874905358" calcext:value-type="float">
            <text:p>12.607 </text:p>
          </table:table-cell>
          <table:table-cell table:style-name="ce61" table:formula="of:=(IF([.$A21]*[.F$13]&lt;=[.$B$7];[.$A21]*[.F$13]*[.$B$8];IF(AND([.$A21]*[.F$13]&gt;[.$B$7];[.$A21]*[.F$13]&lt;=[.$C$7]);[.$A21]*[.F$13]*[.$C$8];IF(AND([.$A21]*[.F$13]&gt;[.$C$7];[.$A21]*[.F$13]&lt;[.$D$7]);[.$A21]*[.F$13]*[.$D$8];[.$A21]*[.F$13]*[.$E$8]))))*[.$F$8]" office:value-type="float" office:value="14012.6017623429" calcext:value-type="float">
            <text:p>14.013 </text:p>
          </table:table-cell>
          <table:table-cell table:style-name="ce61" table:formula="of:=(IF([.$A21]*[.G$13]&lt;=[.$B$7];[.$A21]*[.G$13]*[.$B$8];IF(AND([.$A21]*[.G$13]&gt;[.$B$7];[.$A21]*[.G$13]&lt;=[.$C$7]);[.$A21]*[.G$13]*[.$C$8];IF(AND([.$A21]*[.G$13]&gt;[.$C$7];[.$A21]*[.G$13]&lt;[.$D$7]);[.$A21]*[.G$13]*[.$D$8];[.$A21]*[.G$13]*[.$E$8]))))*[.$F$8]" office:value-type="float" office:value="15764.1769826357" calcext:value-type="float">
            <text:p>15.764 </text:p>
          </table:table-cell>
          <table:table-cell table:style-name="ce61" table:formula="of:=(IF([.$A21]*[.H$13]&lt;=[.$B$7];[.$A21]*[.H$13]*[.$B$8];IF(AND([.$A21]*[.H$13]&gt;[.$B$7];[.$A21]*[.H$13]&lt;=[.$C$7]);[.$A21]*[.H$13]*[.$C$8];IF(AND([.$A21]*[.H$13]&gt;[.$C$7];[.$A21]*[.H$13]&lt;[.$D$7]);[.$A21]*[.H$13]*[.$D$8];[.$A21]*[.H$13]*[.$E$8]))))*[.$F$8]" office:value-type="float" office:value="17515.7522029286" calcext:value-type="float">
            <text:p>17.516 </text:p>
          </table:table-cell>
          <table:table-cell table:style-name="ce61" table:formula="of:=(IF([.$A21]*[.I$13]&lt;=[.$B$7];[.$A21]*[.I$13]*[.$B$8];IF(AND([.$A21]*[.I$13]&gt;[.$B$7];[.$A21]*[.I$13]&lt;=[.$C$7]);[.$A21]*[.I$13]*[.$C$8];IF(AND([.$A21]*[.I$13]&gt;[.$C$7];[.$A21]*[.I$13]&lt;[.$D$7]);[.$A21]*[.I$13]*[.$D$8];[.$A21]*[.I$13]*[.$E$8]))))*[.$F$8]" office:value-type="float" office:value="19267.3274232214" calcext:value-type="float">
            <text:p>19.267 </text:p>
          </table:table-cell>
          <table:table-cell table:style-name="ce61" table:formula="of:=(IF([.$A21]*[.J$13]&lt;=[.$B$7];[.$A21]*[.J$13]*[.$B$8];IF(AND([.$A21]*[.J$13]&gt;[.$B$7];[.$A21]*[.J$13]&lt;=[.$C$7]);[.$A21]*[.J$13]*[.$C$8];IF(AND([.$A21]*[.J$13]&gt;[.$C$7];[.$A21]*[.J$13]&lt;[.$D$7]);[.$A21]*[.J$13]*[.$D$8];[.$A21]*[.J$13]*[.$E$8]))))*[.$F$8]" office:value-type="float" office:value="21018.9026435143" calcext:value-type="float">
            <text:p>21.019 </text:p>
          </table:table-cell>
          <table:table-cell table:style-name="ce61" table:formula="of:=(IF([.$A21]*[.K$13]&lt;=[.$B$7];[.$A21]*[.K$13]*[.$B$8];IF(AND([.$A21]*[.K$13]&gt;[.$B$7];[.$A21]*[.K$13]&lt;=[.$C$7]);[.$A21]*[.K$13]*[.$C$8];IF(AND([.$A21]*[.K$13]&gt;[.$C$7];[.$A21]*[.K$13]&lt;[.$D$7]);[.$A21]*[.K$13]*[.$D$8];[.$A21]*[.K$13]*[.$E$8]))))*[.$F$8]" office:value-type="float" office:value="22770.4778638072" calcext:value-type="float">
            <text:p>22.770 </text:p>
          </table:table-cell>
          <table:table-cell table:style-name="ce61" table:formula="of:=(IF([.$A21]*[.L$13]&lt;=[.$B$7];[.$A21]*[.L$13]*[.$B$8];IF(AND([.$A21]*[.L$13]&gt;[.$B$7];[.$A21]*[.L$13]&lt;=[.$C$7]);[.$A21]*[.L$13]*[.$C$8];IF(AND([.$A21]*[.L$13]&gt;[.$C$7];[.$A21]*[.L$13]&lt;[.$D$7]);[.$A21]*[.L$13]*[.$D$8];[.$A21]*[.L$13]*[.$E$8]))))*[.$F$8]" office:value-type="float" office:value="24522.0530841" calcext:value-type="float">
            <text:p>24.522 </text:p>
          </table:table-cell>
          <table:table-cell table:style-name="ce61" table:formula="of:=(IF([.$A21]*[.M$13]&lt;=[.$B$7];[.$A21]*[.M$13]*[.$B$8];IF(AND([.$A21]*[.M$13]&gt;[.$B$7];[.$A21]*[.M$13]&lt;=[.$C$7]);[.$A21]*[.M$13]*[.$C$8];IF(AND([.$A21]*[.M$13]&gt;[.$C$7];[.$A21]*[.M$13]&lt;[.$D$7]);[.$A21]*[.M$13]*[.$D$8];[.$A21]*[.M$13]*[.$E$8]))))*[.$F$8]" office:value-type="float" office:value="26273.6283043929" calcext:value-type="float">
            <text:p>26.274 </text:p>
          </table:table-cell>
          <table:table-cell table:style-name="ce61" table:formula="of:=(IF([.$A21]*[.N$13]&lt;=[.$B$7];[.$A21]*[.N$13]*[.$B$8];IF(AND([.$A21]*[.N$13]&gt;[.$B$7];[.$A21]*[.N$13]&lt;=[.$C$7]);[.$A21]*[.N$13]*[.$C$8];IF(AND([.$A21]*[.N$13]&gt;[.$C$7];[.$A21]*[.N$13]&lt;[.$D$7]);[.$A21]*[.N$13]*[.$D$8];[.$A21]*[.N$13]*[.$E$8]))))*[.$F$8]" office:value-type="float" office:value="28025.2035246857" calcext:value-type="float">
            <text:p>28.025 </text:p>
          </table:table-cell>
          <table:table-cell table:style-name="ce61" table:formula="of:=(IF([.$A21]*[.O$13]&lt;=[.$B$7];[.$A21]*[.O$13]*[.$B$8];IF(AND([.$A21]*[.O$13]&gt;[.$B$7];[.$A21]*[.O$13]&lt;=[.$C$7]);[.$A21]*[.O$13]*[.$C$8];IF(AND([.$A21]*[.O$13]&gt;[.$C$7];[.$A21]*[.O$13]&lt;[.$D$7]);[.$A21]*[.O$13]*[.$D$8];[.$A21]*[.O$13]*[.$E$8]))))*[.$F$8]" office:value-type="float" office:value="29776.7787449786" calcext:value-type="float">
            <text:p>29.777 </text:p>
          </table:table-cell>
          <table:table-cell table:style-name="ce61" table:formula="of:=(IF([.$A21]*[.P$13]&lt;=[.$B$7];[.$A21]*[.P$13]*[.$B$8];IF(AND([.$A21]*[.P$13]&gt;[.$B$7];[.$A21]*[.P$13]&lt;=[.$C$7]);[.$A21]*[.P$13]*[.$C$8];IF(AND([.$A21]*[.P$13]&gt;[.$C$7];[.$A21]*[.P$13]&lt;[.$D$7]);[.$A21]*[.P$13]*[.$D$8];[.$A21]*[.P$13]*[.$E$8]))))*[.$F$8]" office:value-type="float" office:value="31528.3539652715" calcext:value-type="float">
            <text:p>31.528 </text:p>
          </table:table-cell>
          <table:table-cell table:style-name="ce61" table:formula="of:=(IF([.$A21]*[.Q$13]&lt;=[.$B$7];[.$A21]*[.Q$13]*[.$B$8];IF(AND([.$A21]*[.Q$13]&gt;[.$B$7];[.$A21]*[.Q$13]&lt;=[.$C$7]);[.$A21]*[.Q$13]*[.$C$8];IF(AND([.$A21]*[.Q$13]&gt;[.$C$7];[.$A21]*[.Q$13]&lt;[.$D$7]);[.$A21]*[.Q$13]*[.$D$8];[.$A21]*[.Q$13]*[.$E$8]))))*[.$F$8]" office:value-type="float" office:value="33279.9291855643" calcext:value-type="float">
            <text:p>33.280 </text:p>
          </table:table-cell>
          <table:table-cell table:style-name="ce61" table:formula="of:=(IF([.$A21]*[.R$13]&lt;=[.$B$7];[.$A21]*[.R$13]*[.$B$8];IF(AND([.$A21]*[.R$13]&gt;[.$B$7];[.$A21]*[.R$13]&lt;=[.$C$7]);[.$A21]*[.R$13]*[.$C$8];IF(AND([.$A21]*[.R$13]&gt;[.$C$7];[.$A21]*[.R$13]&lt;[.$D$7]);[.$A21]*[.R$13]*[.$D$8];[.$A21]*[.R$13]*[.$E$8]))))*[.$F$8]" office:value-type="float" office:value="35031.5044058572" calcext:value-type="float">
            <text:p>35.032 </text:p>
          </table:table-cell>
          <table:table-cell table:style-name="ce43" table:formula="of:=+[.S20]+0.5" office:value-type="float" office:value="5.5" calcext:value-type="float">
            <text:p>5,50 </text:p>
          </table:table-cell>
          <table:table-cell/>
          <table:table-cell table:formula="of:=+6.2*2.75" office:value-type="float" office:value="17.05" calcext:value-type="float">
            <text:p>17,05 </text:p>
          </table:table-cell>
          <table:table-cell table:number-columns-repeated="1003"/>
        </table:table-row>
        <table:table-row table:style-name="ro2">
          <table:table-cell table:style-name="ce43" table:formula="of:=+[.A21]+0.5" office:value-type="float" office:value="6" calcext:value-type="float">
            <text:p>6,00 </text:p>
          </table:table-cell>
          <table:table-cell table:style-name="ce49" table:formula="of:=(IF([.$A22]*[.B$13]&lt;=[.$B$7];[.$A22]*[.B$13]*[.$B$8];IF(AND([.$A22]*[.B$13]&gt;[.$B$7];[.$A22]*[.B$13]&lt;=[.$C$7]);[.$A22]*[.B$13]*[.$C$8];IF(AND([.$A22]*[.B$13]&gt;[.$C$7];[.$A22]*[.B$13]&lt;[.$D$7]);[.$A22]*[.B$13]*[.$D$8];[.$A22]*[.B$13]*[.$E$8]))))*[.$F$8]" office:value-type="float" office:value="8474.42645686425" calcext:value-type="float">
            <text:p>8.474 </text:p>
          </table:table-cell>
          <table:table-cell table:style-name="ce61" table:formula="of:=(IF([.$A22]*[.C$13]&lt;=[.$B$7];[.$A22]*[.C$13]*[.$B$8];IF(AND([.$A22]*[.C$13]&gt;[.$B$7];[.$A22]*[.C$13]&lt;=[.$C$7]);[.$A22]*[.C$13]*[.$C$8];IF(AND([.$A22]*[.C$13]&gt;[.$C$7];[.$A22]*[.C$13]&lt;[.$D$7]);[.$A22]*[.C$13]*[.$D$8];[.$A22]*[.C$13]*[.$E$8]))))*[.$F$8]" office:value-type="float" office:value="10100.4926476122" calcext:value-type="float">
            <text:p>10.100 </text:p>
          </table:table-cell>
          <table:table-cell table:style-name="ce61" table:formula="of:=(IF([.$A22]*[.D$13]&lt;=[.$B$7];[.$A22]*[.D$13]*[.$B$8];IF(AND([.$A22]*[.D$13]&gt;[.$B$7];[.$A22]*[.D$13]&lt;=[.$C$7]);[.$A22]*[.D$13]*[.$C$8];IF(AND([.$A22]*[.D$13]&gt;[.$C$7];[.$A22]*[.D$13]&lt;[.$D$7]);[.$A22]*[.D$13]*[.$D$8];[.$A22]*[.D$13]*[.$E$8]))))*[.$F$8]" office:value-type="float" office:value="11788.1649262153" calcext:value-type="float">
            <text:p>11.788 </text:p>
          </table:table-cell>
          <table:table-cell table:style-name="ce61" table:formula="of:=(IF([.$A22]*[.E$13]&lt;=[.$B$7];[.$A22]*[.E$13]*[.$B$8];IF(AND([.$A22]*[.E$13]&gt;[.$B$7];[.$A22]*[.E$13]&lt;=[.$C$7]);[.$A22]*[.E$13]*[.$C$8];IF(AND([.$A22]*[.E$13]&gt;[.$C$7];[.$A22]*[.E$13]&lt;[.$D$7]);[.$A22]*[.E$13]*[.$D$8];[.$A22]*[.E$13]*[.$E$8]))))*[.$F$8]" office:value-type="float" office:value="13752.8590805845" calcext:value-type="float">
            <text:p>13.753 </text:p>
          </table:table-cell>
          <table:table-cell table:style-name="ce61" table:formula="of:=(IF([.$A22]*[.F$13]&lt;=[.$B$7];[.$A22]*[.F$13]*[.$B$8];IF(AND([.$A22]*[.F$13]&gt;[.$B$7];[.$A22]*[.F$13]&lt;=[.$C$7]);[.$A22]*[.F$13]*[.$C$8];IF(AND([.$A22]*[.F$13]&gt;[.$C$7];[.$A22]*[.F$13]&lt;[.$D$7]);[.$A22]*[.F$13]*[.$D$8];[.$A22]*[.F$13]*[.$E$8]))))*[.$F$8]" office:value-type="float" office:value="15286.4746498286" calcext:value-type="float">
            <text:p>15.286 </text:p>
          </table:table-cell>
          <table:table-cell table:style-name="ce61" table:formula="of:=(IF([.$A22]*[.G$13]&lt;=[.$B$7];[.$A22]*[.G$13]*[.$B$8];IF(AND([.$A22]*[.G$13]&gt;[.$B$7];[.$A22]*[.G$13]&lt;=[.$C$7]);[.$A22]*[.G$13]*[.$C$8];IF(AND([.$A22]*[.G$13]&gt;[.$C$7];[.$A22]*[.G$13]&lt;[.$D$7]);[.$A22]*[.G$13]*[.$D$8];[.$A22]*[.G$13]*[.$E$8]))))*[.$F$8]" office:value-type="float" office:value="17197.2839810572" calcext:value-type="float">
            <text:p>17.197 </text:p>
          </table:table-cell>
          <table:table-cell table:style-name="ce61" table:formula="of:=(IF([.$A22]*[.H$13]&lt;=[.$B$7];[.$A22]*[.H$13]*[.$B$8];IF(AND([.$A22]*[.H$13]&gt;[.$B$7];[.$A22]*[.H$13]&lt;=[.$C$7]);[.$A22]*[.H$13]*[.$C$8];IF(AND([.$A22]*[.H$13]&gt;[.$C$7];[.$A22]*[.H$13]&lt;[.$D$7]);[.$A22]*[.H$13]*[.$D$8];[.$A22]*[.H$13]*[.$E$8]))))*[.$F$8]" office:value-type="float" office:value="19108.0933122857" calcext:value-type="float">
            <text:p>19.108 </text:p>
          </table:table-cell>
          <table:table-cell table:style-name="ce61" table:formula="of:=(IF([.$A22]*[.I$13]&lt;=[.$B$7];[.$A22]*[.I$13]*[.$B$8];IF(AND([.$A22]*[.I$13]&gt;[.$B$7];[.$A22]*[.I$13]&lt;=[.$C$7]);[.$A22]*[.I$13]*[.$C$8];IF(AND([.$A22]*[.I$13]&gt;[.$C$7];[.$A22]*[.I$13]&lt;[.$D$7]);[.$A22]*[.I$13]*[.$D$8];[.$A22]*[.I$13]*[.$E$8]))))*[.$F$8]" office:value-type="float" office:value="21018.9026435143" calcext:value-type="float">
            <text:p>21.019 </text:p>
          </table:table-cell>
          <table:table-cell table:style-name="ce61" table:formula="of:=(IF([.$A22]*[.J$13]&lt;=[.$B$7];[.$A22]*[.J$13]*[.$B$8];IF(AND([.$A22]*[.J$13]&gt;[.$B$7];[.$A22]*[.J$13]&lt;=[.$C$7]);[.$A22]*[.J$13]*[.$C$8];IF(AND([.$A22]*[.J$13]&gt;[.$C$7];[.$A22]*[.J$13]&lt;[.$D$7]);[.$A22]*[.J$13]*[.$D$8];[.$A22]*[.J$13]*[.$E$8]))))*[.$F$8]" office:value-type="float" office:value="22929.7119747429" calcext:value-type="float">
            <text:p>22.930 </text:p>
          </table:table-cell>
          <table:table-cell table:style-name="ce61" table:formula="of:=(IF([.$A22]*[.K$13]&lt;=[.$B$7];[.$A22]*[.K$13]*[.$B$8];IF(AND([.$A22]*[.K$13]&gt;[.$B$7];[.$A22]*[.K$13]&lt;=[.$C$7]);[.$A22]*[.K$13]*[.$C$8];IF(AND([.$A22]*[.K$13]&gt;[.$C$7];[.$A22]*[.K$13]&lt;[.$D$7]);[.$A22]*[.K$13]*[.$D$8];[.$A22]*[.K$13]*[.$E$8]))))*[.$F$8]" office:value-type="float" office:value="24840.5213059715" calcext:value-type="float">
            <text:p>24.841 </text:p>
          </table:table-cell>
          <table:table-cell table:style-name="ce61" table:formula="of:=(IF([.$A22]*[.L$13]&lt;=[.$B$7];[.$A22]*[.L$13]*[.$B$8];IF(AND([.$A22]*[.L$13]&gt;[.$B$7];[.$A22]*[.L$13]&lt;=[.$C$7]);[.$A22]*[.L$13]*[.$C$8];IF(AND([.$A22]*[.L$13]&gt;[.$C$7];[.$A22]*[.L$13]&lt;[.$D$7]);[.$A22]*[.L$13]*[.$D$8];[.$A22]*[.L$13]*[.$E$8]))))*[.$F$8]" office:value-type="float" office:value="26751.3306372" calcext:value-type="float">
            <text:p>26.751 </text:p>
          </table:table-cell>
          <table:table-cell table:style-name="ce61" table:formula="of:=(IF([.$A22]*[.M$13]&lt;=[.$B$7];[.$A22]*[.M$13]*[.$B$8];IF(AND([.$A22]*[.M$13]&gt;[.$B$7];[.$A22]*[.M$13]&lt;=[.$C$7]);[.$A22]*[.M$13]*[.$C$8];IF(AND([.$A22]*[.M$13]&gt;[.$C$7];[.$A22]*[.M$13]&lt;[.$D$7]);[.$A22]*[.M$13]*[.$D$8];[.$A22]*[.M$13]*[.$E$8]))))*[.$F$8]" office:value-type="float" office:value="28662.1399684286" calcext:value-type="float">
            <text:p>28.662 </text:p>
          </table:table-cell>
          <table:table-cell table:style-name="ce61" table:formula="of:=(IF([.$A22]*[.N$13]&lt;=[.$B$7];[.$A22]*[.N$13]*[.$B$8];IF(AND([.$A22]*[.N$13]&gt;[.$B$7];[.$A22]*[.N$13]&lt;=[.$C$7]);[.$A22]*[.N$13]*[.$C$8];IF(AND([.$A22]*[.N$13]&gt;[.$C$7];[.$A22]*[.N$13]&lt;[.$D$7]);[.$A22]*[.N$13]*[.$D$8];[.$A22]*[.N$13]*[.$E$8]))))*[.$F$8]" office:value-type="float" office:value="30572.9492996572" calcext:value-type="float">
            <text:p>30.573 </text:p>
          </table:table-cell>
          <table:table-cell table:style-name="ce61" table:formula="of:=(IF([.$A22]*[.O$13]&lt;=[.$B$7];[.$A22]*[.O$13]*[.$B$8];IF(AND([.$A22]*[.O$13]&gt;[.$B$7];[.$A22]*[.O$13]&lt;=[.$C$7]);[.$A22]*[.O$13]*[.$C$8];IF(AND([.$A22]*[.O$13]&gt;[.$C$7];[.$A22]*[.O$13]&lt;[.$D$7]);[.$A22]*[.O$13]*[.$D$8];[.$A22]*[.O$13]*[.$E$8]))))*[.$F$8]" office:value-type="float" office:value="32483.7586308857" calcext:value-type="float">
            <text:p>32.484 </text:p>
          </table:table-cell>
          <table:table-cell table:style-name="ce61" table:formula="of:=(IF([.$A22]*[.P$13]&lt;=[.$B$7];[.$A22]*[.P$13]*[.$B$8];IF(AND([.$A22]*[.P$13]&gt;[.$B$7];[.$A22]*[.P$13]&lt;=[.$C$7]);[.$A22]*[.P$13]*[.$C$8];IF(AND([.$A22]*[.P$13]&gt;[.$C$7];[.$A22]*[.P$13]&lt;[.$D$7]);[.$A22]*[.P$13]*[.$D$8];[.$A22]*[.P$13]*[.$E$8]))))*[.$F$8]" office:value-type="float" office:value="34394.5679621143" calcext:value-type="float">
            <text:p>34.395 </text:p>
          </table:table-cell>
          <table:table-cell table:style-name="ce61" table:formula="of:=(IF([.$A22]*[.Q$13]&lt;=[.$B$7];[.$A22]*[.Q$13]*[.$B$8];IF(AND([.$A22]*[.Q$13]&gt;[.$B$7];[.$A22]*[.Q$13]&lt;=[.$C$7]);[.$A22]*[.Q$13]*[.$C$8];IF(AND([.$A22]*[.Q$13]&gt;[.$C$7];[.$A22]*[.Q$13]&lt;[.$D$7]);[.$A22]*[.Q$13]*[.$D$8];[.$A22]*[.Q$13]*[.$E$8]))))*[.$F$8]" office:value-type="float" office:value="36305.3772933429" calcext:value-type="float">
            <text:p>36.305 </text:p>
          </table:table-cell>
          <table:table-cell table:style-name="ce61" table:formula="of:=(IF([.$A22]*[.R$13]&lt;=[.$B$7];[.$A22]*[.R$13]*[.$B$8];IF(AND([.$A22]*[.R$13]&gt;[.$B$7];[.$A22]*[.R$13]&lt;=[.$C$7]);[.$A22]*[.R$13]*[.$C$8];IF(AND([.$A22]*[.R$13]&gt;[.$C$7];[.$A22]*[.R$13]&lt;[.$D$7]);[.$A22]*[.R$13]*[.$D$8];[.$A22]*[.R$13]*[.$E$8]))))*[.$F$8]" office:value-type="float" office:value="38216.1866245715" calcext:value-type="float">
            <text:p>38.216 </text:p>
          </table:table-cell>
          <table:table-cell table:style-name="ce43" table:formula="of:=+[.S21]+0.5" office:value-type="float" office:value="6" calcext:value-type="float">
            <text:p>6,00 </text:p>
          </table:table-cell>
          <table:table-cell/>
          <table:table-cell table:formula="of:=+8.3*3.5" office:value-type="float" office:value="29.05" calcext:value-type="float">
            <text:p>29,05 </text:p>
          </table:table-cell>
          <table:table-cell table:number-columns-repeated="1003"/>
        </table:table-row>
        <table:table-row table:style-name="ro2">
          <table:table-cell table:style-name="ce43" table:formula="of:=+[.A22]+0.5" office:value-type="float" office:value="6.5" calcext:value-type="float">
            <text:p>6,50 </text:p>
          </table:table-cell>
          <table:table-cell table:style-name="ce53" table:formula="of:=(IF([.$A23]*[.B$13]&lt;=[.$B$7];[.$A23]*[.B$13]*[.$B$8];IF(AND([.$A23]*[.B$13]&gt;[.$B$7];[.$A23]*[.B$13]&lt;=[.$C$7]);[.$A23]*[.B$13]*[.$C$8];IF(AND([.$A23]*[.B$13]&gt;[.$C$7];[.$A23]*[.B$13]&lt;[.$D$7]);[.$A23]*[.B$13]*[.$D$8];[.$A23]*[.B$13]*[.$E$8]))))*[.$F$8]" office:value-type="float" office:value="8753.7602945972" calcext:value-type="float">
            <text:p>8.754 </text:p>
          </table:table-cell>
          <table:table-cell table:style-name="ce65" table:formula="of:=(IF([.$A23]*[.C$13]&lt;=[.$B$7];[.$A23]*[.C$13]*[.$B$8];IF(AND([.$A23]*[.C$13]&gt;[.$B$7];[.$A23]*[.C$13]&lt;=[.$C$7]);[.$A23]*[.C$13]*[.$C$8];IF(AND([.$A23]*[.C$13]&gt;[.$C$7];[.$A23]*[.C$13]&lt;[.$D$7]);[.$A23]*[.C$13]*[.$D$8];[.$A23]*[.C$13]*[.$E$8]))))*[.$F$8]" office:value-type="float" office:value="10642.0933361666" calcext:value-type="float">
            <text:p>10.642 </text:p>
          </table:table-cell>
          <table:table-cell table:style-name="ce65" table:formula="of:=(IF([.$A23]*[.D$13]&lt;=[.$B$7];[.$A23]*[.D$13]*[.$B$8];IF(AND([.$A23]*[.D$13]&gt;[.$B$7];[.$A23]*[.D$13]&lt;=[.$C$7]);[.$A23]*[.D$13]*[.$C$8];IF(AND([.$A23]*[.D$13]&gt;[.$C$7];[.$A23]*[.D$13]&lt;[.$D$7]);[.$A23]*[.D$13]*[.$D$8];[.$A23]*[.D$13]*[.$E$8]))))*[.$F$8]" office:value-type="float" office:value="12770.5120033999" calcext:value-type="float">
            <text:p>12.771 </text:p>
          </table:table-cell>
          <table:table-cell table:style-name="ce65" table:formula="of:=(IF([.$A23]*[.E$13]&lt;=[.$B$7];[.$A23]*[.E$13]*[.$B$8];IF(AND([.$A23]*[.E$13]&gt;[.$B$7];[.$A23]*[.E$13]&lt;=[.$C$7]);[.$A23]*[.E$13]*[.$C$8];IF(AND([.$A23]*[.E$13]&gt;[.$C$7];[.$A23]*[.E$13]&lt;[.$D$7]);[.$A23]*[.E$13]*[.$D$8];[.$A23]*[.E$13]*[.$E$8]))))*[.$F$8]" office:value-type="float" office:value="14490.30409515" calcext:value-type="float">
            <text:p>14.490 </text:p>
          </table:table-cell>
          <table:table-cell table:style-name="ce65" table:formula="of:=(IF([.$A23]*[.F$13]&lt;=[.$B$7];[.$A23]*[.F$13]*[.$B$8];IF(AND([.$A23]*[.F$13]&gt;[.$B$7];[.$A23]*[.F$13]&lt;=[.$C$7]);[.$A23]*[.F$13]*[.$C$8];IF(AND([.$A23]*[.F$13]&gt;[.$C$7];[.$A23]*[.F$13]&lt;[.$D$7]);[.$A23]*[.F$13]*[.$D$8];[.$A23]*[.F$13]*[.$E$8]))))*[.$F$8]" office:value-type="float" office:value="16560.3475373143" calcext:value-type="float">
            <text:p>16.560 </text:p>
          </table:table-cell>
          <table:table-cell table:style-name="ce65" table:formula="of:=(IF([.$A23]*[.G$13]&lt;=[.$B$7];[.$A23]*[.G$13]*[.$B$8];IF(AND([.$A23]*[.G$13]&gt;[.$B$7];[.$A23]*[.G$13]&lt;=[.$C$7]);[.$A23]*[.G$13]*[.$C$8];IF(AND([.$A23]*[.G$13]&gt;[.$C$7];[.$A23]*[.G$13]&lt;[.$D$7]);[.$A23]*[.G$13]*[.$D$8];[.$A23]*[.G$13]*[.$E$8]))))*[.$F$8]" office:value-type="float" office:value="18630.3909794786" calcext:value-type="float">
            <text:p>18.630 </text:p>
          </table:table-cell>
          <table:table-cell table:style-name="ce65" table:formula="of:=(IF([.$A23]*[.H$13]&lt;=[.$B$7];[.$A23]*[.H$13]*[.$B$8];IF(AND([.$A23]*[.H$13]&gt;[.$B$7];[.$A23]*[.H$13]&lt;=[.$C$7]);[.$A23]*[.H$13]*[.$C$8];IF(AND([.$A23]*[.H$13]&gt;[.$C$7];[.$A23]*[.H$13]&lt;[.$D$7]);[.$A23]*[.H$13]*[.$D$8];[.$A23]*[.H$13]*[.$E$8]))))*[.$F$8]" office:value-type="float" office:value="20700.4344216429" calcext:value-type="float">
            <text:p>20.700 </text:p>
          </table:table-cell>
          <table:table-cell table:style-name="ce65" table:formula="of:=(IF([.$A23]*[.I$13]&lt;=[.$B$7];[.$A23]*[.I$13]*[.$B$8];IF(AND([.$A23]*[.I$13]&gt;[.$B$7];[.$A23]*[.I$13]&lt;=[.$C$7]);[.$A23]*[.I$13]*[.$C$8];IF(AND([.$A23]*[.I$13]&gt;[.$C$7];[.$A23]*[.I$13]&lt;[.$D$7]);[.$A23]*[.I$13]*[.$D$8];[.$A23]*[.I$13]*[.$E$8]))))*[.$F$8]" office:value-type="float" office:value="22770.4778638072" calcext:value-type="float">
            <text:p>22.770 </text:p>
          </table:table-cell>
          <table:table-cell table:style-name="ce65" table:formula="of:=(IF([.$A23]*[.J$13]&lt;=[.$B$7];[.$A23]*[.J$13]*[.$B$8];IF(AND([.$A23]*[.J$13]&gt;[.$B$7];[.$A23]*[.J$13]&lt;=[.$C$7]);[.$A23]*[.J$13]*[.$C$8];IF(AND([.$A23]*[.J$13]&gt;[.$C$7];[.$A23]*[.J$13]&lt;[.$D$7]);[.$A23]*[.J$13]*[.$D$8];[.$A23]*[.J$13]*[.$E$8]))))*[.$F$8]" office:value-type="float" office:value="24840.5213059715" calcext:value-type="float">
            <text:p>24.841 </text:p>
          </table:table-cell>
          <table:table-cell table:style-name="ce65" table:formula="of:=(IF([.$A23]*[.K$13]&lt;=[.$B$7];[.$A23]*[.K$13]*[.$B$8];IF(AND([.$A23]*[.K$13]&gt;[.$B$7];[.$A23]*[.K$13]&lt;=[.$C$7]);[.$A23]*[.K$13]*[.$C$8];IF(AND([.$A23]*[.K$13]&gt;[.$C$7];[.$A23]*[.K$13]&lt;[.$D$7]);[.$A23]*[.K$13]*[.$D$8];[.$A23]*[.K$13]*[.$E$8]))))*[.$F$8]" office:value-type="float" office:value="26910.5647481357" calcext:value-type="float">
            <text:p>26.911 </text:p>
          </table:table-cell>
          <table:table-cell table:style-name="ce65" table:formula="of:=(IF([.$A23]*[.L$13]&lt;=[.$B$7];[.$A23]*[.L$13]*[.$B$8];IF(AND([.$A23]*[.L$13]&gt;[.$B$7];[.$A23]*[.L$13]&lt;=[.$C$7]);[.$A23]*[.L$13]*[.$C$8];IF(AND([.$A23]*[.L$13]&gt;[.$C$7];[.$A23]*[.L$13]&lt;[.$D$7]);[.$A23]*[.L$13]*[.$D$8];[.$A23]*[.L$13]*[.$E$8]))))*[.$F$8]" office:value-type="float" office:value="28980.6081903" calcext:value-type="float">
            <text:p>28.981 </text:p>
          </table:table-cell>
          <table:table-cell table:style-name="ce65" table:formula="of:=(IF([.$A23]*[.M$13]&lt;=[.$B$7];[.$A23]*[.M$13]*[.$B$8];IF(AND([.$A23]*[.M$13]&gt;[.$B$7];[.$A23]*[.M$13]&lt;=[.$C$7]);[.$A23]*[.M$13]*[.$C$8];IF(AND([.$A23]*[.M$13]&gt;[.$C$7];[.$A23]*[.M$13]&lt;[.$D$7]);[.$A23]*[.M$13]*[.$D$8];[.$A23]*[.M$13]*[.$E$8]))))*[.$F$8]" office:value-type="float" office:value="31050.6516324643" calcext:value-type="float">
            <text:p>31.051 </text:p>
          </table:table-cell>
          <table:table-cell table:style-name="ce65" table:formula="of:=(IF([.$A23]*[.N$13]&lt;=[.$B$7];[.$A23]*[.N$13]*[.$B$8];IF(AND([.$A23]*[.N$13]&gt;[.$B$7];[.$A23]*[.N$13]&lt;=[.$C$7]);[.$A23]*[.N$13]*[.$C$8];IF(AND([.$A23]*[.N$13]&gt;[.$C$7];[.$A23]*[.N$13]&lt;[.$D$7]);[.$A23]*[.N$13]*[.$D$8];[.$A23]*[.N$13]*[.$E$8]))))*[.$F$8]" office:value-type="float" office:value="33120.6950746286" calcext:value-type="float">
            <text:p>33.121 </text:p>
          </table:table-cell>
          <table:table-cell table:style-name="ce65" table:formula="of:=(IF([.$A23]*[.O$13]&lt;=[.$B$7];[.$A23]*[.O$13]*[.$B$8];IF(AND([.$A23]*[.O$13]&gt;[.$B$7];[.$A23]*[.O$13]&lt;=[.$C$7]);[.$A23]*[.O$13]*[.$C$8];IF(AND([.$A23]*[.O$13]&gt;[.$C$7];[.$A23]*[.O$13]&lt;[.$D$7]);[.$A23]*[.O$13]*[.$D$8];[.$A23]*[.O$13]*[.$E$8]))))*[.$F$8]" office:value-type="float" office:value="35190.7385167929" calcext:value-type="float">
            <text:p>35.191 </text:p>
          </table:table-cell>
          <table:table-cell table:style-name="ce65" table:formula="of:=(IF([.$A23]*[.P$13]&lt;=[.$B$7];[.$A23]*[.P$13]*[.$B$8];IF(AND([.$A23]*[.P$13]&gt;[.$B$7];[.$A23]*[.P$13]&lt;=[.$C$7]);[.$A23]*[.P$13]*[.$C$8];IF(AND([.$A23]*[.P$13]&gt;[.$C$7];[.$A23]*[.P$13]&lt;[.$D$7]);[.$A23]*[.P$13]*[.$D$8];[.$A23]*[.P$13]*[.$E$8]))))*[.$F$8]" office:value-type="float" office:value="37260.7819589572" calcext:value-type="float">
            <text:p>37.261 </text:p>
          </table:table-cell>
          <table:table-cell table:style-name="ce65" table:formula="of:=(IF([.$A23]*[.Q$13]&lt;=[.$B$7];[.$A23]*[.Q$13]*[.$B$8];IF(AND([.$A23]*[.Q$13]&gt;[.$B$7];[.$A23]*[.Q$13]&lt;=[.$C$7]);[.$A23]*[.Q$13]*[.$C$8];IF(AND([.$A23]*[.Q$13]&gt;[.$C$7];[.$A23]*[.Q$13]&lt;[.$D$7]);[.$A23]*[.Q$13]*[.$D$8];[.$A23]*[.Q$13]*[.$E$8]))))*[.$F$8]" office:value-type="float" office:value="39330.8254011215" calcext:value-type="float">
            <text:p>39.331 </text:p>
          </table:table-cell>
          <table:table-cell table:style-name="ce65" table:formula="of:=(IF([.$A23]*[.R$13]&lt;=[.$B$7];[.$A23]*[.R$13]*[.$B$8];IF(AND([.$A23]*[.R$13]&gt;[.$B$7];[.$A23]*[.R$13]&lt;=[.$C$7]);[.$A23]*[.R$13]*[.$C$8];IF(AND([.$A23]*[.R$13]&gt;[.$C$7];[.$A23]*[.R$13]&lt;[.$D$7]);[.$A23]*[.R$13]*[.$D$8];[.$A23]*[.R$13]*[.$E$8]))))*[.$F$8]" office:value-type="float" office:value="41400.8688432858" calcext:value-type="float">
            <text:p>41.401 </text:p>
          </table:table-cell>
          <table:table-cell table:style-name="ce43" table:formula="of:=+[.S22]+0.5" office:value-type="float" office:value="6.5" calcext:value-type="float">
            <text:p>6,50 </text:p>
          </table:table-cell>
          <table:table-cell table:number-columns-repeated="1005"/>
        </table:table-row>
        <table:table-row table:style-name="ro2">
          <table:table-cell table:style-name="ce47" table:number-columns-spanned="18" table:number-rows-spanned="1"/>
          <table:covered-table-cell table:number-columns-repeated="17" table:style-name="ce47"/>
          <table:table-cell table:style-name="ce66"/>
          <table:table-cell/>
          <table:table-cell table:formula="of:=+[.J18]/24" office:value-type="float" office:value="636.936443742858" calcext:value-type="float">
            <text:p>636,94 </text:p>
          </table:table-cell>
          <table:table-cell table:number-columns-repeated="236"/>
          <table:table-cell table:style-name="ce10" table:number-columns-repeated="767"/>
        </table:table-row>
        <table:table-row table:style-name="ro2">
          <table:table-cell table:style-name="ce43"/>
          <table:table-cell table:style-name="ce43" office:value-type="float" office:value="10.5" calcext:value-type="float">
            <text:p>10,50 </text:p>
          </table:table-cell>
          <table:table-cell table:style-name="ce43" table:formula="of:=+[.B25]+0.5" office:value-type="float" office:value="11" calcext:value-type="float">
            <text:p>11,00 </text:p>
          </table:table-cell>
          <table:table-cell table:style-name="ce43" table:formula="of:=+[.C25]+0.5" office:value-type="float" office:value="11.5" calcext:value-type="float">
            <text:p>11,50 </text:p>
          </table:table-cell>
          <table:table-cell table:style-name="ce43" table:formula="of:=+[.D25]+0.5" office:value-type="float" office:value="12" calcext:value-type="float">
            <text:p>12,00 </text:p>
          </table:table-cell>
          <table:table-cell table:style-name="ce43" table:formula="of:=+[.E25]+0.5" office:value-type="float" office:value="12.5" calcext:value-type="float">
            <text:p>12,50 </text:p>
          </table:table-cell>
          <table:table-cell table:style-name="ce43" table:formula="of:=+[.F25]+0.5" office:value-type="float" office:value="13" calcext:value-type="float">
            <text:p>13,00 </text:p>
          </table:table-cell>
          <table:table-cell table:style-name="ce43" table:formula="of:=+[.G25]+0.5" office:value-type="float" office:value="13.5" calcext:value-type="float">
            <text:p>13,50 </text:p>
          </table:table-cell>
          <table:table-cell table:style-name="ce43" table:formula="of:=+[.H25]+0.5" office:value-type="float" office:value="14" calcext:value-type="float">
            <text:p>14,00 </text:p>
          </table:table-cell>
          <table:table-cell table:style-name="ce43" table:formula="of:=+[.I25]+0.5" office:value-type="float" office:value="14.5" calcext:value-type="float">
            <text:p>14,50 </text:p>
          </table:table-cell>
          <table:table-cell table:style-name="ce43" table:formula="of:=+[.J25]+0.5" office:value-type="float" office:value="15" calcext:value-type="float">
            <text:p>15,00 </text:p>
          </table:table-cell>
          <table:table-cell table:style-name="ce43" table:formula="of:=+[.K25]+0.5" office:value-type="float" office:value="15.5" calcext:value-type="float">
            <text:p>15,50 </text:p>
          </table:table-cell>
          <table:table-cell table:style-name="ce43" table:formula="of:=+[.L25]+0.5" office:value-type="float" office:value="16" calcext:value-type="float">
            <text:p>16,00 </text:p>
          </table:table-cell>
          <table:table-cell table:style-name="ce43" table:formula="of:=+[.M25]+0.5" office:value-type="float" office:value="16.5" calcext:value-type="float">
            <text:p>16,50 </text:p>
          </table:table-cell>
          <table:table-cell table:style-name="ce43" table:formula="of:=+[.N25]+0.5" office:value-type="float" office:value="17" calcext:value-type="float">
            <text:p>17,00 </text:p>
          </table:table-cell>
          <table:table-cell table:style-name="ce43" table:formula="of:=+[.O25]+0.5" office:value-type="float" office:value="17.5" calcext:value-type="float">
            <text:p>17,50 </text:p>
          </table:table-cell>
          <table:table-cell table:style-name="ce43" table:formula="of:=+[.P25]+0.5" office:value-type="float" office:value="18" calcext:value-type="float">
            <text:p>18,00 </text:p>
          </table:table-cell>
          <table:table-cell table:style-name="ce43" table:formula="of:=+[.Q25]+0.5" office:value-type="float" office:value="18.5" calcext:value-type="float">
            <text:p>18,50 </text:p>
          </table:table-cell>
          <table:table-cell table:style-name="ce43"/>
          <table:table-cell table:number-columns-repeated="1005"/>
        </table:table-row>
        <table:table-row table:style-name="ro2">
          <table:table-cell table:style-name="ce43" office:value-type="float" office:value="2" calcext:value-type="float">
            <text:p>2,00 </text:p>
          </table:table-cell>
          <table:table-cell table:style-name="ce48" table:formula="of:=(IF([.$A26]*[.B$25]&lt;=[.$B$7];[.$A26]*[.B$25]*[.$B$8];IF(AND([.$A26]*[.B$25]&gt;[.$B$7];[.$A26]*[.B$25]&lt;=[.$C$7]);[.$A26]*[.B$25]*[.$C$8];IF(AND([.$A26]*[.B$25]&gt;[.$C$7];[.$A26]*[.B$25]&lt;[.$D$7]);[.$A26]*[.B$25]*[.$D$8];[.$A26]*[.B$25]*[.$E$8]))))*[.$F$8]" office:value-type="float" office:value="13752.8590805845" calcext:value-type="float">
            <text:p>13.753 </text:p>
          </table:table-cell>
          <table:table-cell table:style-name="ce48" table:formula="of:=(IF([.$A26]*[.C$25]&lt;=[.$B$7];[.$A26]*[.C$25]*[.$B$8];IF(AND([.$A26]*[.C$25]&gt;[.$B$7];[.$A26]*[.C$25]&lt;=[.$C$7]);[.$A26]*[.C$25]*[.$C$8];IF(AND([.$A26]*[.C$25]&gt;[.$C$7];[.$A26]*[.C$25]&lt;[.$D$7]);[.$A26]*[.C$25]*[.$D$8];[.$A26]*[.C$25]*[.$E$8]))))*[.$F$8]" office:value-type="float" office:value="14012.6017623429" calcext:value-type="float">
            <text:p>14.013 </text:p>
          </table:table-cell>
          <table:table-cell table:style-name="ce48" table:formula="of:=(IF([.$A26]*[.D$25]&lt;=[.$B$7];[.$A26]*[.D$25]*[.$B$8];IF(AND([.$A26]*[.D$25]&gt;[.$B$7];[.$A26]*[.D$25]&lt;=[.$C$7]);[.$A26]*[.D$25]*[.$C$8];IF(AND([.$A26]*[.D$25]&gt;[.$C$7];[.$A26]*[.D$25]&lt;[.$D$7]);[.$A26]*[.D$25]*[.$D$8];[.$A26]*[.D$25]*[.$E$8]))))*[.$F$8]" office:value-type="float" office:value="14649.5382060857" calcext:value-type="float">
            <text:p>14.650 </text:p>
          </table:table-cell>
          <table:table-cell table:style-name="ce48" table:formula="of:=(IF([.$A26]*[.E$25]&lt;=[.$B$7];[.$A26]*[.E$25]*[.$B$8];IF(AND([.$A26]*[.E$25]&gt;[.$B$7];[.$A26]*[.E$25]&lt;=[.$C$7]);[.$A26]*[.E$25]*[.$C$8];IF(AND([.$A26]*[.E$25]&gt;[.$C$7];[.$A26]*[.E$25]&lt;[.$D$7]);[.$A26]*[.E$25]*[.$D$8];[.$A26]*[.E$25]*[.$E$8]))))*[.$F$8]" office:value-type="float" office:value="15286.4746498286" calcext:value-type="float">
            <text:p>15.286 </text:p>
          </table:table-cell>
          <table:table-cell table:style-name="ce48" table:formula="of:=(IF([.$A26]*[.F$25]&lt;=[.$B$7];[.$A26]*[.F$25]*[.$B$8];IF(AND([.$A26]*[.F$25]&gt;[.$B$7];[.$A26]*[.F$25]&lt;=[.$C$7]);[.$A26]*[.F$25]*[.$C$8];IF(AND([.$A26]*[.F$25]&gt;[.$C$7];[.$A26]*[.F$25]&lt;[.$D$7]);[.$A26]*[.F$25]*[.$D$8];[.$A26]*[.F$25]*[.$E$8]))))*[.$F$8]" office:value-type="float" office:value="15923.4110935714" calcext:value-type="float">
            <text:p>15.923 </text:p>
          </table:table-cell>
          <table:table-cell table:style-name="ce48" table:formula="of:=(IF([.$A26]*[.G$25]&lt;=[.$B$7];[.$A26]*[.G$25]*[.$B$8];IF(AND([.$A26]*[.G$25]&gt;[.$B$7];[.$A26]*[.G$25]&lt;=[.$C$7]);[.$A26]*[.G$25]*[.$C$8];IF(AND([.$A26]*[.G$25]&gt;[.$C$7];[.$A26]*[.G$25]&lt;[.$D$7]);[.$A26]*[.G$25]*[.$D$8];[.$A26]*[.G$25]*[.$E$8]))))*[.$F$8]" office:value-type="float" office:value="16560.3475373143" calcext:value-type="float">
            <text:p>16.560 </text:p>
          </table:table-cell>
          <table:table-cell table:style-name="ce48" table:formula="of:=(IF([.$A26]*[.H$25]&lt;=[.$B$7];[.$A26]*[.H$25]*[.$B$8];IF(AND([.$A26]*[.H$25]&gt;[.$B$7];[.$A26]*[.H$25]&lt;=[.$C$7]);[.$A26]*[.H$25]*[.$C$8];IF(AND([.$A26]*[.H$25]&gt;[.$C$7];[.$A26]*[.H$25]&lt;[.$D$7]);[.$A26]*[.H$25]*[.$D$8];[.$A26]*[.H$25]*[.$E$8]))))*[.$F$8]" office:value-type="float" office:value="17197.2839810572" calcext:value-type="float">
            <text:p>17.197 </text:p>
          </table:table-cell>
          <table:table-cell table:style-name="ce48" table:formula="of:=(IF([.$A26]*[.I$25]&lt;=[.$B$7];[.$A26]*[.I$25]*[.$B$8];IF(AND([.$A26]*[.I$25]&gt;[.$B$7];[.$A26]*[.I$25]&lt;=[.$C$7]);[.$A26]*[.I$25]*[.$C$8];IF(AND([.$A26]*[.I$25]&gt;[.$C$7];[.$A26]*[.I$25]&lt;[.$D$7]);[.$A26]*[.I$25]*[.$D$8];[.$A26]*[.I$25]*[.$E$8]))))*[.$F$8]" office:value-type="float" office:value="17834.2204248" calcext:value-type="float">
            <text:p>17.834 </text:p>
          </table:table-cell>
          <table:table-cell table:style-name="ce48" table:formula="of:=(IF([.$A26]*[.J$25]&lt;=[.$B$7];[.$A26]*[.J$25]*[.$B$8];IF(AND([.$A26]*[.J$25]&gt;[.$B$7];[.$A26]*[.J$25]&lt;=[.$C$7]);[.$A26]*[.J$25]*[.$C$8];IF(AND([.$A26]*[.J$25]&gt;[.$C$7];[.$A26]*[.J$25]&lt;[.$D$7]);[.$A26]*[.J$25]*[.$D$8];[.$A26]*[.J$25]*[.$E$8]))))*[.$F$8]" office:value-type="float" office:value="18471.1568685429" calcext:value-type="float">
            <text:p>18.471 </text:p>
          </table:table-cell>
          <table:table-cell table:style-name="ce48" table:formula="of:=(IF([.$A26]*[.K$25]&lt;=[.$B$7];[.$A26]*[.K$25]*[.$B$8];IF(AND([.$A26]*[.K$25]&gt;[.$B$7];[.$A26]*[.K$25]&lt;=[.$C$7]);[.$A26]*[.K$25]*[.$C$8];IF(AND([.$A26]*[.K$25]&gt;[.$C$7];[.$A26]*[.K$25]&lt;[.$D$7]);[.$A26]*[.K$25]*[.$D$8];[.$A26]*[.K$25]*[.$E$8]))))*[.$F$8]" office:value-type="float" office:value="19108.0933122857" calcext:value-type="float">
            <text:p>19.108 </text:p>
          </table:table-cell>
          <table:table-cell table:style-name="ce48" table:formula="of:=(IF([.$A26]*[.L$25]&lt;=[.$B$7];[.$A26]*[.L$25]*[.$B$8];IF(AND([.$A26]*[.L$25]&gt;[.$B$7];[.$A26]*[.L$25]&lt;=[.$C$7]);[.$A26]*[.L$25]*[.$C$8];IF(AND([.$A26]*[.L$25]&gt;[.$C$7];[.$A26]*[.L$25]&lt;[.$D$7]);[.$A26]*[.L$25]*[.$D$8];[.$A26]*[.L$25]*[.$E$8]))))*[.$F$8]" office:value-type="float" office:value="19745.0297560286" calcext:value-type="float">
            <text:p>19.745 </text:p>
          </table:table-cell>
          <table:table-cell table:style-name="ce48" table:formula="of:=(IF([.$A26]*[.M$25]&lt;=[.$B$7];[.$A26]*[.M$25]*[.$B$8];IF(AND([.$A26]*[.M$25]&gt;[.$B$7];[.$A26]*[.M$25]&lt;=[.$C$7]);[.$A26]*[.M$25]*[.$C$8];IF(AND([.$A26]*[.M$25]&gt;[.$C$7];[.$A26]*[.M$25]&lt;[.$D$7]);[.$A26]*[.M$25]*[.$D$8];[.$A26]*[.M$25]*[.$E$8]))))*[.$F$8]" office:value-type="float" office:value="20381.9661997714" calcext:value-type="float">
            <text:p>20.382 </text:p>
          </table:table-cell>
          <table:table-cell table:style-name="ce48" table:formula="of:=(IF([.$A26]*[.N$25]&lt;=[.$B$7];[.$A26]*[.N$25]*[.$B$8];IF(AND([.$A26]*[.N$25]&gt;[.$B$7];[.$A26]*[.N$25]&lt;=[.$C$7]);[.$A26]*[.N$25]*[.$C$8];IF(AND([.$A26]*[.N$25]&gt;[.$C$7];[.$A26]*[.N$25]&lt;[.$D$7]);[.$A26]*[.N$25]*[.$D$8];[.$A26]*[.N$25]*[.$E$8]))))*[.$F$8]" office:value-type="float" office:value="21018.9026435143" calcext:value-type="float">
            <text:p>21.019 </text:p>
          </table:table-cell>
          <table:table-cell table:style-name="ce48" table:formula="of:=(IF([.$A26]*[.O$25]&lt;=[.$B$7];[.$A26]*[.O$25]*[.$B$8];IF(AND([.$A26]*[.O$25]&gt;[.$B$7];[.$A26]*[.O$25]&lt;=[.$C$7]);[.$A26]*[.O$25]*[.$C$8];IF(AND([.$A26]*[.O$25]&gt;[.$C$7];[.$A26]*[.O$25]&lt;[.$D$7]);[.$A26]*[.O$25]*[.$D$8];[.$A26]*[.O$25]*[.$E$8]))))*[.$F$8]" office:value-type="float" office:value="21655.8390872572" calcext:value-type="float">
            <text:p>21.656 </text:p>
          </table:table-cell>
          <table:table-cell table:style-name="ce48" table:formula="of:=(IF([.$A26]*[.P$25]&lt;=[.$B$7];[.$A26]*[.P$25]*[.$B$8];IF(AND([.$A26]*[.P$25]&gt;[.$B$7];[.$A26]*[.P$25]&lt;=[.$C$7]);[.$A26]*[.P$25]*[.$C$8];IF(AND([.$A26]*[.P$25]&gt;[.$C$7];[.$A26]*[.P$25]&lt;[.$D$7]);[.$A26]*[.P$25]*[.$D$8];[.$A26]*[.P$25]*[.$E$8]))))*[.$F$8]" office:value-type="float" office:value="22292.775531" calcext:value-type="float">
            <text:p>22.293 </text:p>
          </table:table-cell>
          <table:table-cell table:style-name="ce48" table:formula="of:=(IF([.$A26]*[.Q$25]&lt;=[.$B$7];[.$A26]*[.Q$25]*[.$B$8];IF(AND([.$A26]*[.Q$25]&gt;[.$B$7];[.$A26]*[.Q$25]&lt;=[.$C$7]);[.$A26]*[.Q$25]*[.$C$8];IF(AND([.$A26]*[.Q$25]&gt;[.$C$7];[.$A26]*[.Q$25]&lt;[.$D$7]);[.$A26]*[.Q$25]*[.$D$8];[.$A26]*[.Q$25]*[.$E$8]))))*[.$F$8]" office:value-type="float" office:value="22929.7119747429" calcext:value-type="float">
            <text:p>22.930 </text:p>
          </table:table-cell>
          <table:table-cell table:style-name="ce48" table:formula="of:=(IF([.$A26]*[.R$25]&lt;=[.$B$7];[.$A26]*[.R$25]*[.$B$8];IF(AND([.$A26]*[.R$25]&gt;[.$B$7];[.$A26]*[.R$25]&lt;=[.$C$7]);[.$A26]*[.R$25]*[.$C$8];IF(AND([.$A26]*[.R$25]&gt;[.$C$7];[.$A26]*[.R$25]&lt;[.$D$7]);[.$A26]*[.R$25]*[.$D$8];[.$A26]*[.R$25]*[.$E$8]))))*[.$F$8]" office:value-type="float" office:value="23566.6484184857" calcext:value-type="float">
            <text:p>23.567 </text:p>
          </table:table-cell>
          <table:table-cell table:style-name="ce43" office:value-type="float" office:value="2" calcext:value-type="float">
            <text:p>2,00 </text:p>
          </table:table-cell>
          <table:table-cell table:number-columns-repeated="3"/>
          <table:table-cell table:formula="of:=+8123/1.21" office:value-type="float" office:value="6713.22314049587" calcext:value-type="float">
            <text:p>6.713,22 </text:p>
          </table:table-cell>
          <table:table-cell table:number-columns-repeated="1001"/>
        </table:table-row>
        <table:table-row table:style-name="ro2">
          <table:table-cell table:style-name="ce43" table:formula="of:=+[.A26]+0.5" office:value-type="float" office:value="2.5" calcext:value-type="float">
            <text:p>2,50 </text:p>
          </table:table-cell>
          <table:table-cell table:style-name="ce54" table:formula="of:=(IF([.$A27]*[.B$25]&lt;=[.$B$7];[.$A27]*[.B$25]*[.$B$8];IF(AND([.$A27]*[.B$25]&gt;[.$B$7];[.$A27]*[.B$25]&lt;=[.$C$7]);[.$A27]*[.B$25]*[.$C$8];IF(AND([.$A27]*[.B$25]&gt;[.$C$7];[.$A27]*[.B$25]&lt;[.$D$7]);[.$A27]*[.B$25]*[.$D$8];[.$A27]*[.B$25]*[.$E$8]))))*[.$F$8]" office:value-type="float" office:value="16719.58164825" calcext:value-type="float">
            <text:p>16.720 </text:p>
          </table:table-cell>
          <table:table-cell table:style-name="ce54" table:formula="of:=(IF([.$A27]*[.C$25]&lt;=[.$B$7];[.$A27]*[.C$25]*[.$B$8];IF(AND([.$A27]*[.C$25]&gt;[.$B$7];[.$A27]*[.C$25]&lt;=[.$C$7]);[.$A27]*[.C$25]*[.$C$8];IF(AND([.$A27]*[.C$25]&gt;[.$C$7];[.$A27]*[.C$25]&lt;[.$D$7]);[.$A27]*[.C$25]*[.$D$8];[.$A27]*[.C$25]*[.$E$8]))))*[.$F$8]" office:value-type="float" office:value="17515.7522029286" calcext:value-type="float">
            <text:p>17.516 </text:p>
          </table:table-cell>
          <table:table-cell table:style-name="ce54" table:formula="of:=(IF([.$A27]*[.D$25]&lt;=[.$B$7];[.$A27]*[.D$25]*[.$B$8];IF(AND([.$A27]*[.D$25]&gt;[.$B$7];[.$A27]*[.D$25]&lt;=[.$C$7]);[.$A27]*[.D$25]*[.$C$8];IF(AND([.$A27]*[.D$25]&gt;[.$C$7];[.$A27]*[.D$25]&lt;[.$D$7]);[.$A27]*[.D$25]*[.$D$8];[.$A27]*[.D$25]*[.$E$8]))))*[.$F$8]" office:value-type="float" office:value="18311.9227576072" calcext:value-type="float">
            <text:p>18.312 </text:p>
          </table:table-cell>
          <table:table-cell table:style-name="ce54" table:formula="of:=(IF([.$A27]*[.E$25]&lt;=[.$B$7];[.$A27]*[.E$25]*[.$B$8];IF(AND([.$A27]*[.E$25]&gt;[.$B$7];[.$A27]*[.E$25]&lt;=[.$C$7]);[.$A27]*[.E$25]*[.$C$8];IF(AND([.$A27]*[.E$25]&gt;[.$C$7];[.$A27]*[.E$25]&lt;[.$D$7]);[.$A27]*[.E$25]*[.$D$8];[.$A27]*[.E$25]*[.$E$8]))))*[.$F$8]" office:value-type="float" office:value="19108.0933122857" calcext:value-type="float">
            <text:p>19.108 </text:p>
          </table:table-cell>
          <table:table-cell table:style-name="ce54" table:formula="of:=(IF([.$A27]*[.F$25]&lt;=[.$B$7];[.$A27]*[.F$25]*[.$B$8];IF(AND([.$A27]*[.F$25]&gt;[.$B$7];[.$A27]*[.F$25]&lt;=[.$C$7]);[.$A27]*[.F$25]*[.$C$8];IF(AND([.$A27]*[.F$25]&gt;[.$C$7];[.$A27]*[.F$25]&lt;[.$D$7]);[.$A27]*[.F$25]*[.$D$8];[.$A27]*[.F$25]*[.$E$8]))))*[.$F$8]" office:value-type="float" office:value="19904.2638669643" calcext:value-type="float">
            <text:p>19.904 </text:p>
          </table:table-cell>
          <table:table-cell table:style-name="ce54" table:formula="of:=(IF([.$A27]*[.G$25]&lt;=[.$B$7];[.$A27]*[.G$25]*[.$B$8];IF(AND([.$A27]*[.G$25]&gt;[.$B$7];[.$A27]*[.G$25]&lt;=[.$C$7]);[.$A27]*[.G$25]*[.$C$8];IF(AND([.$A27]*[.G$25]&gt;[.$C$7];[.$A27]*[.G$25]&lt;[.$D$7]);[.$A27]*[.G$25]*[.$D$8];[.$A27]*[.G$25]*[.$E$8]))))*[.$F$8]" office:value-type="float" office:value="20700.4344216429" calcext:value-type="float">
            <text:p>20.700 </text:p>
          </table:table-cell>
          <table:table-cell table:style-name="ce54" table:formula="of:=(IF([.$A27]*[.H$25]&lt;=[.$B$7];[.$A27]*[.H$25]*[.$B$8];IF(AND([.$A27]*[.H$25]&gt;[.$B$7];[.$A27]*[.H$25]&lt;=[.$C$7]);[.$A27]*[.H$25]*[.$C$8];IF(AND([.$A27]*[.H$25]&gt;[.$C$7];[.$A27]*[.H$25]&lt;[.$D$7]);[.$A27]*[.H$25]*[.$D$8];[.$A27]*[.H$25]*[.$E$8]))))*[.$F$8]" office:value-type="float" office:value="21496.6049763214" calcext:value-type="float">
            <text:p>21.497 </text:p>
          </table:table-cell>
          <table:table-cell table:style-name="ce54" table:formula="of:=(IF([.$A27]*[.I$25]&lt;=[.$B$7];[.$A27]*[.I$25]*[.$B$8];IF(AND([.$A27]*[.I$25]&gt;[.$B$7];[.$A27]*[.I$25]&lt;=[.$C$7]);[.$A27]*[.I$25]*[.$C$8];IF(AND([.$A27]*[.I$25]&gt;[.$C$7];[.$A27]*[.I$25]&lt;[.$D$7]);[.$A27]*[.I$25]*[.$D$8];[.$A27]*[.I$25]*[.$E$8]))))*[.$F$8]" office:value-type="float" office:value="22292.775531" calcext:value-type="float">
            <text:p>22.293 </text:p>
          </table:table-cell>
          <table:table-cell table:style-name="ce54" table:formula="of:=(IF([.$A27]*[.J$25]&lt;=[.$B$7];[.$A27]*[.J$25]*[.$B$8];IF(AND([.$A27]*[.J$25]&gt;[.$B$7];[.$A27]*[.J$25]&lt;=[.$C$7]);[.$A27]*[.J$25]*[.$C$8];IF(AND([.$A27]*[.J$25]&gt;[.$C$7];[.$A27]*[.J$25]&lt;[.$D$7]);[.$A27]*[.J$25]*[.$D$8];[.$A27]*[.J$25]*[.$E$8]))))*[.$F$8]" office:value-type="float" office:value="23088.9460856786" calcext:value-type="float">
            <text:p>23.089 </text:p>
          </table:table-cell>
          <table:table-cell table:style-name="ce54" table:formula="of:=(IF([.$A27]*[.K$25]&lt;=[.$B$7];[.$A27]*[.K$25]*[.$B$8];IF(AND([.$A27]*[.K$25]&gt;[.$B$7];[.$A27]*[.K$25]&lt;=[.$C$7]);[.$A27]*[.K$25]*[.$C$8];IF(AND([.$A27]*[.K$25]&gt;[.$C$7];[.$A27]*[.K$25]&lt;[.$D$7]);[.$A27]*[.K$25]*[.$D$8];[.$A27]*[.K$25]*[.$E$8]))))*[.$F$8]" office:value-type="float" office:value="23885.1166403572" calcext:value-type="float">
            <text:p>23.885 </text:p>
          </table:table-cell>
          <table:table-cell table:style-name="ce54" table:formula="of:=(IF([.$A27]*[.L$25]&lt;=[.$B$7];[.$A27]*[.L$25]*[.$B$8];IF(AND([.$A27]*[.L$25]&gt;[.$B$7];[.$A27]*[.L$25]&lt;=[.$C$7]);[.$A27]*[.L$25]*[.$C$8];IF(AND([.$A27]*[.L$25]&gt;[.$C$7];[.$A27]*[.L$25]&lt;[.$D$7]);[.$A27]*[.L$25]*[.$D$8];[.$A27]*[.L$25]*[.$E$8]))))*[.$F$8]" office:value-type="float" office:value="24681.2871950357" calcext:value-type="float">
            <text:p>24.681 </text:p>
          </table:table-cell>
          <table:table-cell table:style-name="ce54" table:formula="of:=(IF([.$A27]*[.M$25]&lt;=[.$B$7];[.$A27]*[.M$25]*[.$B$8];IF(AND([.$A27]*[.M$25]&gt;[.$B$7];[.$A27]*[.M$25]&lt;=[.$C$7]);[.$A27]*[.M$25]*[.$C$8];IF(AND([.$A27]*[.M$25]&gt;[.$C$7];[.$A27]*[.M$25]&lt;[.$D$7]);[.$A27]*[.M$25]*[.$D$8];[.$A27]*[.M$25]*[.$E$8]))))*[.$F$8]" office:value-type="float" office:value="25477.4577497143" calcext:value-type="float">
            <text:p>25.477 </text:p>
          </table:table-cell>
          <table:table-cell table:style-name="ce54" table:formula="of:=(IF([.$A27]*[.N$25]&lt;=[.$B$7];[.$A27]*[.N$25]*[.$B$8];IF(AND([.$A27]*[.N$25]&gt;[.$B$7];[.$A27]*[.N$25]&lt;=[.$C$7]);[.$A27]*[.N$25]*[.$C$8];IF(AND([.$A27]*[.N$25]&gt;[.$C$7];[.$A27]*[.N$25]&lt;[.$D$7]);[.$A27]*[.N$25]*[.$D$8];[.$A27]*[.N$25]*[.$E$8]))))*[.$F$8]" office:value-type="float" office:value="26273.6283043929" calcext:value-type="float">
            <text:p>26.274 </text:p>
          </table:table-cell>
          <table:table-cell table:style-name="ce54" table:formula="of:=(IF([.$A27]*[.O$25]&lt;=[.$B$7];[.$A27]*[.O$25]*[.$B$8];IF(AND([.$A27]*[.O$25]&gt;[.$B$7];[.$A27]*[.O$25]&lt;=[.$C$7]);[.$A27]*[.O$25]*[.$C$8];IF(AND([.$A27]*[.O$25]&gt;[.$C$7];[.$A27]*[.O$25]&lt;[.$D$7]);[.$A27]*[.O$25]*[.$D$8];[.$A27]*[.O$25]*[.$E$8]))))*[.$F$8]" office:value-type="float" office:value="27069.7988590714" calcext:value-type="float">
            <text:p>27.070 </text:p>
          </table:table-cell>
          <table:table-cell table:style-name="ce54" table:formula="of:=(IF([.$A27]*[.P$25]&lt;=[.$B$7];[.$A27]*[.P$25]*[.$B$8];IF(AND([.$A27]*[.P$25]&gt;[.$B$7];[.$A27]*[.P$25]&lt;=[.$C$7]);[.$A27]*[.P$25]*[.$C$8];IF(AND([.$A27]*[.P$25]&gt;[.$C$7];[.$A27]*[.P$25]&lt;[.$D$7]);[.$A27]*[.P$25]*[.$D$8];[.$A27]*[.P$25]*[.$E$8]))))*[.$F$8]" office:value-type="float" office:value="27865.96941375" calcext:value-type="float">
            <text:p>27.866 </text:p>
          </table:table-cell>
          <table:table-cell table:style-name="ce54" table:formula="of:=(IF([.$A27]*[.Q$25]&lt;=[.$B$7];[.$A27]*[.Q$25]*[.$B$8];IF(AND([.$A27]*[.Q$25]&gt;[.$B$7];[.$A27]*[.Q$25]&lt;=[.$C$7]);[.$A27]*[.Q$25]*[.$C$8];IF(AND([.$A27]*[.Q$25]&gt;[.$C$7];[.$A27]*[.Q$25]&lt;[.$D$7]);[.$A27]*[.Q$25]*[.$D$8];[.$A27]*[.Q$25]*[.$E$8]))))*[.$F$8]" office:value-type="float" office:value="28662.1399684286" calcext:value-type="float">
            <text:p>28.662 </text:p>
          </table:table-cell>
          <table:table-cell table:style-name="ce54" table:formula="of:=(IF([.$A27]*[.R$25]&lt;=[.$B$7];[.$A27]*[.R$25]*[.$B$8];IF(AND([.$A27]*[.R$25]&gt;[.$B$7];[.$A27]*[.R$25]&lt;=[.$C$7]);[.$A27]*[.R$25]*[.$C$8];IF(AND([.$A27]*[.R$25]&gt;[.$C$7];[.$A27]*[.R$25]&lt;[.$D$7]);[.$A27]*[.R$25]*[.$D$8];[.$A27]*[.R$25]*[.$E$8]))))*[.$F$8]" office:value-type="float" office:value="29458.3105231072" calcext:value-type="float">
            <text:p>29.458 </text:p>
          </table:table-cell>
          <table:table-cell table:style-name="ce43" table:formula="of:=+[.S26]+0.5" office:value-type="float" office:value="2.5" calcext:value-type="float">
            <text:p>2,50 </text:p>
          </table:table-cell>
          <table:table-cell table:number-columns-repeated="1005"/>
        </table:table-row>
        <table:table-row table:style-name="ro2">
          <table:table-cell table:style-name="ce44" table:formula="of:=+[.A27]+0.5" office:value-type="float" office:value="3" calcext:value-type="float">
            <text:p>3,00 </text:p>
          </table:table-cell>
          <table:table-cell table:style-name="ce55" table:formula="of:=(IF([.$A28]*[.B$25]&lt;=[.$B$7];[.$A28]*[.B$25]*[.$B$8];IF(AND([.$A28]*[.B$25]&gt;[.$B$7];[.$A28]*[.B$25]&lt;=[.$C$7]);[.$A28]*[.B$25]*[.$C$8];IF(AND([.$A28]*[.B$25]&gt;[.$C$7];[.$A28]*[.B$25]&lt;[.$D$7]);[.$A28]*[.B$25]*[.$D$8];[.$A28]*[.B$25]*[.$E$8]))))*[.$F$8]" office:value-type="float" office:value="20063.4979779" calcext:value-type="float">
            <text:p>20.063 </text:p>
          </table:table-cell>
          <table:table-cell table:style-name="ce55" table:formula="of:=(IF([.$A28]*[.C$25]&lt;=[.$B$7];[.$A28]*[.C$25]*[.$B$8];IF(AND([.$A28]*[.C$25]&gt;[.$B$7];[.$A28]*[.C$25]&lt;=[.$C$7]);[.$A28]*[.C$25]*[.$C$8];IF(AND([.$A28]*[.C$25]&gt;[.$C$7];[.$A28]*[.C$25]&lt;[.$D$7]);[.$A28]*[.C$25]*[.$D$8];[.$A28]*[.C$25]*[.$E$8]))))*[.$F$8]" office:value-type="float" office:value="21018.9026435143" calcext:value-type="float">
            <text:p>21.019 </text:p>
          </table:table-cell>
          <table:table-cell table:style-name="ce55" table:formula="of:=(IF([.$A28]*[.D$25]&lt;=[.$B$7];[.$A28]*[.D$25]*[.$B$8];IF(AND([.$A28]*[.D$25]&gt;[.$B$7];[.$A28]*[.D$25]&lt;=[.$C$7]);[.$A28]*[.D$25]*[.$C$8];IF(AND([.$A28]*[.D$25]&gt;[.$C$7];[.$A28]*[.D$25]&lt;[.$D$7]);[.$A28]*[.D$25]*[.$D$8];[.$A28]*[.D$25]*[.$E$8]))))*[.$F$8]" office:value-type="float" office:value="21974.3073091286" calcext:value-type="float">
            <text:p>21.974 </text:p>
          </table:table-cell>
          <table:table-cell table:style-name="ce55" table:formula="of:=(IF([.$A28]*[.E$25]&lt;=[.$B$7];[.$A28]*[.E$25]*[.$B$8];IF(AND([.$A28]*[.E$25]&gt;[.$B$7];[.$A28]*[.E$25]&lt;=[.$C$7]);[.$A28]*[.E$25]*[.$C$8];IF(AND([.$A28]*[.E$25]&gt;[.$C$7];[.$A28]*[.E$25]&lt;[.$D$7]);[.$A28]*[.E$25]*[.$D$8];[.$A28]*[.E$25]*[.$E$8]))))*[.$F$8]" office:value-type="float" office:value="22929.7119747429" calcext:value-type="float">
            <text:p>22.930 </text:p>
          </table:table-cell>
          <table:table-cell table:style-name="ce55" table:formula="of:=(IF([.$A28]*[.F$25]&lt;=[.$B$7];[.$A28]*[.F$25]*[.$B$8];IF(AND([.$A28]*[.F$25]&gt;[.$B$7];[.$A28]*[.F$25]&lt;=[.$C$7]);[.$A28]*[.F$25]*[.$C$8];IF(AND([.$A28]*[.F$25]&gt;[.$C$7];[.$A28]*[.F$25]&lt;[.$D$7]);[.$A28]*[.F$25]*[.$D$8];[.$A28]*[.F$25]*[.$E$8]))))*[.$F$8]" office:value-type="float" office:value="23885.1166403572" calcext:value-type="float">
            <text:p>23.885 </text:p>
          </table:table-cell>
          <table:table-cell table:style-name="ce55" table:formula="of:=(IF([.$A28]*[.G$25]&lt;=[.$B$7];[.$A28]*[.G$25]*[.$B$8];IF(AND([.$A28]*[.G$25]&gt;[.$B$7];[.$A28]*[.G$25]&lt;=[.$C$7]);[.$A28]*[.G$25]*[.$C$8];IF(AND([.$A28]*[.G$25]&gt;[.$C$7];[.$A28]*[.G$25]&lt;[.$D$7]);[.$A28]*[.G$25]*[.$D$8];[.$A28]*[.G$25]*[.$E$8]))))*[.$F$8]" office:value-type="float" office:value="24840.5213059715" calcext:value-type="float">
            <text:p>24.841 </text:p>
          </table:table-cell>
          <table:table-cell table:style-name="ce55" table:formula="of:=(IF([.$A28]*[.H$25]&lt;=[.$B$7];[.$A28]*[.H$25]*[.$B$8];IF(AND([.$A28]*[.H$25]&gt;[.$B$7];[.$A28]*[.H$25]&lt;=[.$C$7]);[.$A28]*[.H$25]*[.$C$8];IF(AND([.$A28]*[.H$25]&gt;[.$C$7];[.$A28]*[.H$25]&lt;[.$D$7]);[.$A28]*[.H$25]*[.$D$8];[.$A28]*[.H$25]*[.$E$8]))))*[.$F$8]" office:value-type="float" office:value="25795.9259715857" calcext:value-type="float">
            <text:p>25.796 </text:p>
          </table:table-cell>
          <table:table-cell table:style-name="ce55" table:formula="of:=(IF([.$A28]*[.I$25]&lt;=[.$B$7];[.$A28]*[.I$25]*[.$B$8];IF(AND([.$A28]*[.I$25]&gt;[.$B$7];[.$A28]*[.I$25]&lt;=[.$C$7]);[.$A28]*[.I$25]*[.$C$8];IF(AND([.$A28]*[.I$25]&gt;[.$C$7];[.$A28]*[.I$25]&lt;[.$D$7]);[.$A28]*[.I$25]*[.$D$8];[.$A28]*[.I$25]*[.$E$8]))))*[.$F$8]" office:value-type="float" office:value="26751.3306372" calcext:value-type="float">
            <text:p>26.751 </text:p>
          </table:table-cell>
          <table:table-cell table:style-name="ce55" table:formula="of:=(IF([.$A28]*[.J$25]&lt;=[.$B$7];[.$A28]*[.J$25]*[.$B$8];IF(AND([.$A28]*[.J$25]&gt;[.$B$7];[.$A28]*[.J$25]&lt;=[.$C$7]);[.$A28]*[.J$25]*[.$C$8];IF(AND([.$A28]*[.J$25]&gt;[.$C$7];[.$A28]*[.J$25]&lt;[.$D$7]);[.$A28]*[.J$25]*[.$D$8];[.$A28]*[.J$25]*[.$E$8]))))*[.$F$8]" office:value-type="float" office:value="27706.7353028143" calcext:value-type="float">
            <text:p>27.707 </text:p>
          </table:table-cell>
          <table:table-cell table:style-name="ce55" table:formula="of:=(IF([.$A28]*[.K$25]&lt;=[.$B$7];[.$A28]*[.K$25]*[.$B$8];IF(AND([.$A28]*[.K$25]&gt;[.$B$7];[.$A28]*[.K$25]&lt;=[.$C$7]);[.$A28]*[.K$25]*[.$C$8];IF(AND([.$A28]*[.K$25]&gt;[.$C$7];[.$A28]*[.K$25]&lt;[.$D$7]);[.$A28]*[.K$25]*[.$D$8];[.$A28]*[.K$25]*[.$E$8]))))*[.$F$8]" office:value-type="float" office:value="28662.1399684286" calcext:value-type="float">
            <text:p>28.662 </text:p>
          </table:table-cell>
          <table:table-cell table:style-name="ce55" table:formula="of:=(IF([.$A28]*[.L$25]&lt;=[.$B$7];[.$A28]*[.L$25]*[.$B$8];IF(AND([.$A28]*[.L$25]&gt;[.$B$7];[.$A28]*[.L$25]&lt;=[.$C$7]);[.$A28]*[.L$25]*[.$C$8];IF(AND([.$A28]*[.L$25]&gt;[.$C$7];[.$A28]*[.L$25]&lt;[.$D$7]);[.$A28]*[.L$25]*[.$D$8];[.$A28]*[.L$25]*[.$E$8]))))*[.$F$8]" office:value-type="float" office:value="29617.5446340429" calcext:value-type="float">
            <text:p>29.618 </text:p>
          </table:table-cell>
          <table:table-cell table:style-name="ce55" table:formula="of:=(IF([.$A28]*[.M$25]&lt;=[.$B$7];[.$A28]*[.M$25]*[.$B$8];IF(AND([.$A28]*[.M$25]&gt;[.$B$7];[.$A28]*[.M$25]&lt;=[.$C$7]);[.$A28]*[.M$25]*[.$C$8];IF(AND([.$A28]*[.M$25]&gt;[.$C$7];[.$A28]*[.M$25]&lt;[.$D$7]);[.$A28]*[.M$25]*[.$D$8];[.$A28]*[.M$25]*[.$E$8]))))*[.$F$8]" office:value-type="float" office:value="30572.9492996572" calcext:value-type="float">
            <text:p>30.573 </text:p>
          </table:table-cell>
          <table:table-cell table:style-name="ce55" table:formula="of:=(IF([.$A28]*[.N$25]&lt;=[.$B$7];[.$A28]*[.N$25]*[.$B$8];IF(AND([.$A28]*[.N$25]&gt;[.$B$7];[.$A28]*[.N$25]&lt;=[.$C$7]);[.$A28]*[.N$25]*[.$C$8];IF(AND([.$A28]*[.N$25]&gt;[.$C$7];[.$A28]*[.N$25]&lt;[.$D$7]);[.$A28]*[.N$25]*[.$D$8];[.$A28]*[.N$25]*[.$E$8]))))*[.$F$8]" office:value-type="float" office:value="31528.3539652715" calcext:value-type="float">
            <text:p>31.528 </text:p>
          </table:table-cell>
          <table:table-cell table:style-name="ce55" table:formula="of:=(IF([.$A28]*[.O$25]&lt;=[.$B$7];[.$A28]*[.O$25]*[.$B$8];IF(AND([.$A28]*[.O$25]&gt;[.$B$7];[.$A28]*[.O$25]&lt;=[.$C$7]);[.$A28]*[.O$25]*[.$C$8];IF(AND([.$A28]*[.O$25]&gt;[.$C$7];[.$A28]*[.O$25]&lt;[.$D$7]);[.$A28]*[.O$25]*[.$D$8];[.$A28]*[.O$25]*[.$E$8]))))*[.$F$8]" office:value-type="float" office:value="32483.7586308857" calcext:value-type="float">
            <text:p>32.484 </text:p>
          </table:table-cell>
          <table:table-cell table:style-name="ce55" table:formula="of:=(IF([.$A28]*[.P$25]&lt;=[.$B$7];[.$A28]*[.P$25]*[.$B$8];IF(AND([.$A28]*[.P$25]&gt;[.$B$7];[.$A28]*[.P$25]&lt;=[.$C$7]);[.$A28]*[.P$25]*[.$C$8];IF(AND([.$A28]*[.P$25]&gt;[.$C$7];[.$A28]*[.P$25]&lt;[.$D$7]);[.$A28]*[.P$25]*[.$D$8];[.$A28]*[.P$25]*[.$E$8]))))*[.$F$8]" office:value-type="float" office:value="33439.1632965" calcext:value-type="float">
            <text:p>33.439 </text:p>
          </table:table-cell>
          <table:table-cell table:style-name="ce55" table:formula="of:=(IF([.$A28]*[.Q$25]&lt;=[.$B$7];[.$A28]*[.Q$25]*[.$B$8];IF(AND([.$A28]*[.Q$25]&gt;[.$B$7];[.$A28]*[.Q$25]&lt;=[.$C$7]);[.$A28]*[.Q$25]*[.$C$8];IF(AND([.$A28]*[.Q$25]&gt;[.$C$7];[.$A28]*[.Q$25]&lt;[.$D$7]);[.$A28]*[.Q$25]*[.$D$8];[.$A28]*[.Q$25]*[.$E$8]))))*[.$F$8]" office:value-type="float" office:value="34394.5679621143" calcext:value-type="float">
            <text:p>34.395 </text:p>
          </table:table-cell>
          <table:table-cell table:style-name="ce55" table:formula="of:=(IF([.$A28]*[.R$25]&lt;=[.$B$7];[.$A28]*[.R$25]*[.$B$8];IF(AND([.$A28]*[.R$25]&gt;[.$B$7];[.$A28]*[.R$25]&lt;=[.$C$7]);[.$A28]*[.R$25]*[.$C$8];IF(AND([.$A28]*[.R$25]&gt;[.$C$7];[.$A28]*[.R$25]&lt;[.$D$7]);[.$A28]*[.R$25]*[.$D$8];[.$A28]*[.R$25]*[.$E$8]))))*[.$F$8]" office:value-type="float" office:value="35349.9726277286" calcext:value-type="float">
            <text:p>35.350 </text:p>
          </table:table-cell>
          <table:table-cell table:style-name="ce44" table:formula="of:=+[.S27]+0.5" office:value-type="float" office:value="3" calcext:value-type="float">
            <text:p>3,00 </text:p>
          </table:table-cell>
          <table:table-cell table:number-columns-repeated="1005"/>
        </table:table-row>
        <table:table-row table:style-name="ro2">
          <table:table-cell table:style-name="ce43" table:formula="of:=+[.A28]+0.5" office:value-type="float" office:value="3.5" calcext:value-type="float">
            <text:p>3,50 </text:p>
          </table:table-cell>
          <table:table-cell table:style-name="ce54" table:formula="of:=(IF([.$A29]*[.B$25]&lt;=[.$B$7];[.$A29]*[.B$25]*[.$B$8];IF(AND([.$A29]*[.B$25]&gt;[.$B$7];[.$A29]*[.B$25]&lt;=[.$C$7]);[.$A29]*[.B$25]*[.$C$8];IF(AND([.$A29]*[.B$25]&gt;[.$C$7];[.$A29]*[.B$25]&lt;[.$D$7]);[.$A29]*[.B$25]*[.$D$8];[.$A29]*[.B$25]*[.$E$8]))))*[.$F$8]" office:value-type="float" office:value="23407.41430755" calcext:value-type="float">
            <text:p>23.407 </text:p>
          </table:table-cell>
          <table:table-cell table:style-name="ce54" table:formula="of:=(IF([.$A29]*[.C$25]&lt;=[.$B$7];[.$A29]*[.C$25]*[.$B$8];IF(AND([.$A29]*[.C$25]&gt;[.$B$7];[.$A29]*[.C$25]&lt;=[.$C$7]);[.$A29]*[.C$25]*[.$C$8];IF(AND([.$A29]*[.C$25]&gt;[.$C$7];[.$A29]*[.C$25]&lt;[.$D$7]);[.$A29]*[.C$25]*[.$D$8];[.$A29]*[.C$25]*[.$E$8]))))*[.$F$8]" office:value-type="float" office:value="24522.0530841" calcext:value-type="float">
            <text:p>24.522 </text:p>
          </table:table-cell>
          <table:table-cell table:style-name="ce54" table:formula="of:=(IF([.$A29]*[.D$25]&lt;=[.$B$7];[.$A29]*[.D$25]*[.$B$8];IF(AND([.$A29]*[.D$25]&gt;[.$B$7];[.$A29]*[.D$25]&lt;=[.$C$7]);[.$A29]*[.D$25]*[.$C$8];IF(AND([.$A29]*[.D$25]&gt;[.$C$7];[.$A29]*[.D$25]&lt;[.$D$7]);[.$A29]*[.D$25]*[.$D$8];[.$A29]*[.D$25]*[.$E$8]))))*[.$F$8]" office:value-type="float" office:value="25636.69186065" calcext:value-type="float">
            <text:p>25.637 </text:p>
          </table:table-cell>
          <table:table-cell table:style-name="ce54" table:formula="of:=(IF([.$A29]*[.E$25]&lt;=[.$B$7];[.$A29]*[.E$25]*[.$B$8];IF(AND([.$A29]*[.E$25]&gt;[.$B$7];[.$A29]*[.E$25]&lt;=[.$C$7]);[.$A29]*[.E$25]*[.$C$8];IF(AND([.$A29]*[.E$25]&gt;[.$C$7];[.$A29]*[.E$25]&lt;[.$D$7]);[.$A29]*[.E$25]*[.$D$8];[.$A29]*[.E$25]*[.$E$8]))))*[.$F$8]" office:value-type="float" office:value="26751.3306372" calcext:value-type="float">
            <text:p>26.751 </text:p>
          </table:table-cell>
          <table:table-cell table:style-name="ce54" table:formula="of:=(IF([.$A29]*[.F$25]&lt;=[.$B$7];[.$A29]*[.F$25]*[.$B$8];IF(AND([.$A29]*[.F$25]&gt;[.$B$7];[.$A29]*[.F$25]&lt;=[.$C$7]);[.$A29]*[.F$25]*[.$C$8];IF(AND([.$A29]*[.F$25]&gt;[.$C$7];[.$A29]*[.F$25]&lt;[.$D$7]);[.$A29]*[.F$25]*[.$D$8];[.$A29]*[.F$25]*[.$E$8]))))*[.$F$8]" office:value-type="float" office:value="27865.96941375" calcext:value-type="float">
            <text:p>27.866 </text:p>
          </table:table-cell>
          <table:table-cell table:style-name="ce54" table:formula="of:=(IF([.$A29]*[.G$25]&lt;=[.$B$7];[.$A29]*[.G$25]*[.$B$8];IF(AND([.$A29]*[.G$25]&gt;[.$B$7];[.$A29]*[.G$25]&lt;=[.$C$7]);[.$A29]*[.G$25]*[.$C$8];IF(AND([.$A29]*[.G$25]&gt;[.$C$7];[.$A29]*[.G$25]&lt;[.$D$7]);[.$A29]*[.G$25]*[.$D$8];[.$A29]*[.G$25]*[.$E$8]))))*[.$F$8]" office:value-type="float" office:value="28980.6081903" calcext:value-type="float">
            <text:p>28.981 </text:p>
          </table:table-cell>
          <table:table-cell table:style-name="ce54" table:formula="of:=(IF([.$A29]*[.H$25]&lt;=[.$B$7];[.$A29]*[.H$25]*[.$B$8];IF(AND([.$A29]*[.H$25]&gt;[.$B$7];[.$A29]*[.H$25]&lt;=[.$C$7]);[.$A29]*[.H$25]*[.$C$8];IF(AND([.$A29]*[.H$25]&gt;[.$C$7];[.$A29]*[.H$25]&lt;[.$D$7]);[.$A29]*[.H$25]*[.$D$8];[.$A29]*[.H$25]*[.$E$8]))))*[.$F$8]" office:value-type="float" office:value="30095.24696685" calcext:value-type="float">
            <text:p>30.095 </text:p>
          </table:table-cell>
          <table:table-cell table:style-name="ce54" table:formula="of:=(IF([.$A29]*[.I$25]&lt;=[.$B$7];[.$A29]*[.I$25]*[.$B$8];IF(AND([.$A29]*[.I$25]&gt;[.$B$7];[.$A29]*[.I$25]&lt;=[.$C$7]);[.$A29]*[.I$25]*[.$C$8];IF(AND([.$A29]*[.I$25]&gt;[.$C$7];[.$A29]*[.I$25]&lt;[.$D$7]);[.$A29]*[.I$25]*[.$D$8];[.$A29]*[.I$25]*[.$E$8]))))*[.$F$8]" office:value-type="float" office:value="31209.8857434" calcext:value-type="float">
            <text:p>31.210 </text:p>
          </table:table-cell>
          <table:table-cell table:style-name="ce54" table:formula="of:=(IF([.$A29]*[.J$25]&lt;=[.$B$7];[.$A29]*[.J$25]*[.$B$8];IF(AND([.$A29]*[.J$25]&gt;[.$B$7];[.$A29]*[.J$25]&lt;=[.$C$7]);[.$A29]*[.J$25]*[.$C$8];IF(AND([.$A29]*[.J$25]&gt;[.$C$7];[.$A29]*[.J$25]&lt;[.$D$7]);[.$A29]*[.J$25]*[.$D$8];[.$A29]*[.J$25]*[.$E$8]))))*[.$F$8]" office:value-type="float" office:value="32324.52451995" calcext:value-type="float">
            <text:p>32.325 </text:p>
          </table:table-cell>
          <table:table-cell table:style-name="ce54" table:formula="of:=(IF([.$A29]*[.K$25]&lt;=[.$B$7];[.$A29]*[.K$25]*[.$B$8];IF(AND([.$A29]*[.K$25]&gt;[.$B$7];[.$A29]*[.K$25]&lt;=[.$C$7]);[.$A29]*[.K$25]*[.$C$8];IF(AND([.$A29]*[.K$25]&gt;[.$C$7];[.$A29]*[.K$25]&lt;[.$D$7]);[.$A29]*[.K$25]*[.$D$8];[.$A29]*[.K$25]*[.$E$8]))))*[.$F$8]" office:value-type="float" office:value="33439.1632965" calcext:value-type="float">
            <text:p>33.439 </text:p>
          </table:table-cell>
          <table:table-cell table:style-name="ce54" table:formula="of:=(IF([.$A29]*[.L$25]&lt;=[.$B$7];[.$A29]*[.L$25]*[.$B$8];IF(AND([.$A29]*[.L$25]&gt;[.$B$7];[.$A29]*[.L$25]&lt;=[.$C$7]);[.$A29]*[.L$25]*[.$C$8];IF(AND([.$A29]*[.L$25]&gt;[.$C$7];[.$A29]*[.L$25]&lt;[.$D$7]);[.$A29]*[.L$25]*[.$D$8];[.$A29]*[.L$25]*[.$E$8]))))*[.$F$8]" office:value-type="float" office:value="34553.80207305" calcext:value-type="float">
            <text:p>34.554 </text:p>
          </table:table-cell>
          <table:table-cell table:style-name="ce54" table:formula="of:=(IF([.$A29]*[.M$25]&lt;=[.$B$7];[.$A29]*[.M$25]*[.$B$8];IF(AND([.$A29]*[.M$25]&gt;[.$B$7];[.$A29]*[.M$25]&lt;=[.$C$7]);[.$A29]*[.M$25]*[.$C$8];IF(AND([.$A29]*[.M$25]&gt;[.$C$7];[.$A29]*[.M$25]&lt;[.$D$7]);[.$A29]*[.M$25]*[.$D$8];[.$A29]*[.M$25]*[.$E$8]))))*[.$F$8]" office:value-type="float" office:value="35668.4408496" calcext:value-type="float">
            <text:p>35.668 </text:p>
          </table:table-cell>
          <table:table-cell table:style-name="ce54" table:formula="of:=(IF([.$A29]*[.N$25]&lt;=[.$B$7];[.$A29]*[.N$25]*[.$B$8];IF(AND([.$A29]*[.N$25]&gt;[.$B$7];[.$A29]*[.N$25]&lt;=[.$C$7]);[.$A29]*[.N$25]*[.$C$8];IF(AND([.$A29]*[.N$25]&gt;[.$C$7];[.$A29]*[.N$25]&lt;[.$D$7]);[.$A29]*[.N$25]*[.$D$8];[.$A29]*[.N$25]*[.$E$8]))))*[.$F$8]" office:value-type="float" office:value="36783.07962615" calcext:value-type="float">
            <text:p>36.783 </text:p>
          </table:table-cell>
          <table:table-cell table:style-name="ce54" table:formula="of:=(IF([.$A29]*[.O$25]&lt;=[.$B$7];[.$A29]*[.O$25]*[.$B$8];IF(AND([.$A29]*[.O$25]&gt;[.$B$7];[.$A29]*[.O$25]&lt;=[.$C$7]);[.$A29]*[.O$25]*[.$C$8];IF(AND([.$A29]*[.O$25]&gt;[.$C$7];[.$A29]*[.O$25]&lt;[.$D$7]);[.$A29]*[.O$25]*[.$D$8];[.$A29]*[.O$25]*[.$E$8]))))*[.$F$8]" office:value-type="float" office:value="37897.7184027" calcext:value-type="float">
            <text:p>37.898 </text:p>
          </table:table-cell>
          <table:table-cell table:style-name="ce54" table:formula="of:=(IF([.$A29]*[.P$25]&lt;=[.$B$7];[.$A29]*[.P$25]*[.$B$8];IF(AND([.$A29]*[.P$25]&gt;[.$B$7];[.$A29]*[.P$25]&lt;=[.$C$7]);[.$A29]*[.P$25]*[.$C$8];IF(AND([.$A29]*[.P$25]&gt;[.$C$7];[.$A29]*[.P$25]&lt;[.$D$7]);[.$A29]*[.P$25]*[.$D$8];[.$A29]*[.P$25]*[.$E$8]))))*[.$F$8]" office:value-type="float" office:value="39012.35717925" calcext:value-type="float">
            <text:p>39.012 </text:p>
          </table:table-cell>
          <table:table-cell table:style-name="ce54" table:formula="of:=(IF([.$A29]*[.Q$25]&lt;=[.$B$7];[.$A29]*[.Q$25]*[.$B$8];IF(AND([.$A29]*[.Q$25]&gt;[.$B$7];[.$A29]*[.Q$25]&lt;=[.$C$7]);[.$A29]*[.Q$25]*[.$C$8];IF(AND([.$A29]*[.Q$25]&gt;[.$C$7];[.$A29]*[.Q$25]&lt;[.$D$7]);[.$A29]*[.Q$25]*[.$D$8];[.$A29]*[.Q$25]*[.$E$8]))))*[.$F$8]" office:value-type="float" office:value="40126.9959558" calcext:value-type="float">
            <text:p>40.127 </text:p>
          </table:table-cell>
          <table:table-cell table:style-name="ce54" table:formula="of:=(IF([.$A29]*[.R$25]&lt;=[.$B$7];[.$A29]*[.R$25]*[.$B$8];IF(AND([.$A29]*[.R$25]&gt;[.$B$7];[.$A29]*[.R$25]&lt;=[.$C$7]);[.$A29]*[.R$25]*[.$C$8];IF(AND([.$A29]*[.R$25]&gt;[.$C$7];[.$A29]*[.R$25]&lt;[.$D$7]);[.$A29]*[.R$25]*[.$D$8];[.$A29]*[.R$25]*[.$E$8]))))*[.$F$8]" office:value-type="float" office:value="41241.63473235" calcext:value-type="float">
            <text:p>41.242 </text:p>
          </table:table-cell>
          <table:table-cell table:style-name="ce43" table:formula="of:=+[.S28]+0.5" office:value-type="float" office:value="3.5" calcext:value-type="float">
            <text:p>3,50 </text:p>
          </table:table-cell>
          <table:table-cell table:number-columns-repeated="1005"/>
        </table:table-row>
        <table:table-row table:style-name="ro2">
          <table:table-cell table:style-name="ce45" table:formula="of:=+[.A29]+0.5" office:value-type="float" office:value="4" calcext:value-type="float">
            <text:p>4,00 </text:p>
          </table:table-cell>
          <table:table-cell table:style-name="ce56" table:formula="of:=(IF([.$A30]*[.B$25]&lt;=[.$B$7];[.$A30]*[.B$25]*[.$B$8];IF(AND([.$A30]*[.B$25]&gt;[.$B$7];[.$A30]*[.B$25]&lt;=[.$C$7]);[.$A30]*[.B$25]*[.$C$8];IF(AND([.$A30]*[.B$25]&gt;[.$C$7];[.$A30]*[.B$25]&lt;[.$D$7]);[.$A30]*[.B$25]*[.$D$8];[.$A30]*[.B$25]*[.$E$8]))))*[.$F$8]" office:value-type="float" office:value="26751.3306372" calcext:value-type="float">
            <text:p>26.751 </text:p>
          </table:table-cell>
          <table:table-cell table:style-name="ce56" table:formula="of:=(IF([.$A30]*[.C$25]&lt;=[.$B$7];[.$A30]*[.C$25]*[.$B$8];IF(AND([.$A30]*[.C$25]&gt;[.$B$7];[.$A30]*[.C$25]&lt;=[.$C$7]);[.$A30]*[.C$25]*[.$C$8];IF(AND([.$A30]*[.C$25]&gt;[.$C$7];[.$A30]*[.C$25]&lt;[.$D$7]);[.$A30]*[.C$25]*[.$D$8];[.$A30]*[.C$25]*[.$E$8]))))*[.$F$8]" office:value-type="float" office:value="28025.2035246857" calcext:value-type="float">
            <text:p>28.025 </text:p>
          </table:table-cell>
          <table:table-cell table:style-name="ce56" table:formula="of:=(IF([.$A30]*[.D$25]&lt;=[.$B$7];[.$A30]*[.D$25]*[.$B$8];IF(AND([.$A30]*[.D$25]&gt;[.$B$7];[.$A30]*[.D$25]&lt;=[.$C$7]);[.$A30]*[.D$25]*[.$C$8];IF(AND([.$A30]*[.D$25]&gt;[.$C$7];[.$A30]*[.D$25]&lt;[.$D$7]);[.$A30]*[.D$25]*[.$D$8];[.$A30]*[.D$25]*[.$E$8]))))*[.$F$8]" office:value-type="float" office:value="29299.0764121715" calcext:value-type="float">
            <text:p>29.299 </text:p>
          </table:table-cell>
          <table:table-cell table:style-name="ce56" table:formula="of:=(IF([.$A30]*[.E$25]&lt;=[.$B$7];[.$A30]*[.E$25]*[.$B$8];IF(AND([.$A30]*[.E$25]&gt;[.$B$7];[.$A30]*[.E$25]&lt;=[.$C$7]);[.$A30]*[.E$25]*[.$C$8];IF(AND([.$A30]*[.E$25]&gt;[.$C$7];[.$A30]*[.E$25]&lt;[.$D$7]);[.$A30]*[.E$25]*[.$D$8];[.$A30]*[.E$25]*[.$E$8]))))*[.$F$8]" office:value-type="float" office:value="30572.9492996572" calcext:value-type="float">
            <text:p>30.573 </text:p>
          </table:table-cell>
          <table:table-cell table:style-name="ce56" table:formula="of:=(IF([.$A30]*[.F$25]&lt;=[.$B$7];[.$A30]*[.F$25]*[.$B$8];IF(AND([.$A30]*[.F$25]&gt;[.$B$7];[.$A30]*[.F$25]&lt;=[.$C$7]);[.$A30]*[.F$25]*[.$C$8];IF(AND([.$A30]*[.F$25]&gt;[.$C$7];[.$A30]*[.F$25]&lt;[.$D$7]);[.$A30]*[.F$25]*[.$D$8];[.$A30]*[.F$25]*[.$E$8]))))*[.$F$8]" office:value-type="float" office:value="31846.8221871429" calcext:value-type="float">
            <text:p>31.847 </text:p>
          </table:table-cell>
          <table:table-cell table:style-name="ce56" table:formula="of:=(IF([.$A30]*[.G$25]&lt;=[.$B$7];[.$A30]*[.G$25]*[.$B$8];IF(AND([.$A30]*[.G$25]&gt;[.$B$7];[.$A30]*[.G$25]&lt;=[.$C$7]);[.$A30]*[.G$25]*[.$C$8];IF(AND([.$A30]*[.G$25]&gt;[.$C$7];[.$A30]*[.G$25]&lt;[.$D$7]);[.$A30]*[.G$25]*[.$D$8];[.$A30]*[.G$25]*[.$E$8]))))*[.$F$8]" office:value-type="float" office:value="33120.6950746286" calcext:value-type="float">
            <text:p>33.121 </text:p>
          </table:table-cell>
          <table:table-cell table:style-name="ce56" table:formula="of:=(IF([.$A30]*[.H$25]&lt;=[.$B$7];[.$A30]*[.H$25]*[.$B$8];IF(AND([.$A30]*[.H$25]&gt;[.$B$7];[.$A30]*[.H$25]&lt;=[.$C$7]);[.$A30]*[.H$25]*[.$C$8];IF(AND([.$A30]*[.H$25]&gt;[.$C$7];[.$A30]*[.H$25]&lt;[.$D$7]);[.$A30]*[.H$25]*[.$D$8];[.$A30]*[.H$25]*[.$E$8]))))*[.$F$8]" office:value-type="float" office:value="34394.5679621143" calcext:value-type="float">
            <text:p>34.395 </text:p>
          </table:table-cell>
          <table:table-cell table:style-name="ce56" table:formula="of:=(IF([.$A30]*[.I$25]&lt;=[.$B$7];[.$A30]*[.I$25]*[.$B$8];IF(AND([.$A30]*[.I$25]&gt;[.$B$7];[.$A30]*[.I$25]&lt;=[.$C$7]);[.$A30]*[.I$25]*[.$C$8];IF(AND([.$A30]*[.I$25]&gt;[.$C$7];[.$A30]*[.I$25]&lt;[.$D$7]);[.$A30]*[.I$25]*[.$D$8];[.$A30]*[.I$25]*[.$E$8]))))*[.$F$8]" office:value-type="float" office:value="35668.4408496" calcext:value-type="float">
            <text:p>35.668 </text:p>
          </table:table-cell>
          <table:table-cell table:style-name="ce56" table:formula="of:=(IF([.$A30]*[.J$25]&lt;=[.$B$7];[.$A30]*[.J$25]*[.$B$8];IF(AND([.$A30]*[.J$25]&gt;[.$B$7];[.$A30]*[.J$25]&lt;=[.$C$7]);[.$A30]*[.J$25]*[.$C$8];IF(AND([.$A30]*[.J$25]&gt;[.$C$7];[.$A30]*[.J$25]&lt;[.$D$7]);[.$A30]*[.J$25]*[.$D$8];[.$A30]*[.J$25]*[.$E$8]))))*[.$F$8]" office:value-type="float" office:value="36942.3137370857" calcext:value-type="float">
            <text:p>36.942 </text:p>
          </table:table-cell>
          <table:table-cell table:style-name="ce56" table:formula="of:=(IF([.$A30]*[.K$25]&lt;=[.$B$7];[.$A30]*[.K$25]*[.$B$8];IF(AND([.$A30]*[.K$25]&gt;[.$B$7];[.$A30]*[.K$25]&lt;=[.$C$7]);[.$A30]*[.K$25]*[.$C$8];IF(AND([.$A30]*[.K$25]&gt;[.$C$7];[.$A30]*[.K$25]&lt;[.$D$7]);[.$A30]*[.K$25]*[.$D$8];[.$A30]*[.K$25]*[.$E$8]))))*[.$F$8]" office:value-type="float" office:value="38216.1866245715" calcext:value-type="float">
            <text:p>38.216 </text:p>
          </table:table-cell>
          <table:table-cell table:style-name="ce56" table:formula="of:=(IF([.$A30]*[.L$25]&lt;=[.$B$7];[.$A30]*[.L$25]*[.$B$8];IF(AND([.$A30]*[.L$25]&gt;[.$B$7];[.$A30]*[.L$25]&lt;=[.$C$7]);[.$A30]*[.L$25]*[.$C$8];IF(AND([.$A30]*[.L$25]&gt;[.$C$7];[.$A30]*[.L$25]&lt;[.$D$7]);[.$A30]*[.L$25]*[.$D$8];[.$A30]*[.L$25]*[.$E$8]))))*[.$F$8]" office:value-type="float" office:value="39490.0595120572" calcext:value-type="float">
            <text:p>39.490 </text:p>
          </table:table-cell>
          <table:table-cell table:style-name="ce56" table:formula="of:=(IF([.$A30]*[.M$25]&lt;=[.$B$7];[.$A30]*[.M$25]*[.$B$8];IF(AND([.$A30]*[.M$25]&gt;[.$B$7];[.$A30]*[.M$25]&lt;=[.$C$7]);[.$A30]*[.M$25]*[.$C$8];IF(AND([.$A30]*[.M$25]&gt;[.$C$7];[.$A30]*[.M$25]&lt;[.$D$7]);[.$A30]*[.M$25]*[.$D$8];[.$A30]*[.M$25]*[.$E$8]))))*[.$F$8]" office:value-type="float" office:value="40763.9323995429" calcext:value-type="float">
            <text:p>40.764 </text:p>
          </table:table-cell>
          <table:table-cell table:style-name="ce56" table:formula="of:=(IF([.$A30]*[.N$25]&lt;=[.$B$7];[.$A30]*[.N$25]*[.$B$8];IF(AND([.$A30]*[.N$25]&gt;[.$B$7];[.$A30]*[.N$25]&lt;=[.$C$7]);[.$A30]*[.N$25]*[.$C$8];IF(AND([.$A30]*[.N$25]&gt;[.$C$7];[.$A30]*[.N$25]&lt;[.$D$7]);[.$A30]*[.N$25]*[.$D$8];[.$A30]*[.N$25]*[.$E$8]))))*[.$F$8]" office:value-type="float" office:value="42037.8052870286" calcext:value-type="float">
            <text:p>42.038 </text:p>
          </table:table-cell>
          <table:table-cell table:style-name="ce56" table:formula="of:=(IF([.$A30]*[.O$25]&lt;=[.$B$7];[.$A30]*[.O$25]*[.$B$8];IF(AND([.$A30]*[.O$25]&gt;[.$B$7];[.$A30]*[.O$25]&lt;=[.$C$7]);[.$A30]*[.O$25]*[.$C$8];IF(AND([.$A30]*[.O$25]&gt;[.$C$7];[.$A30]*[.O$25]&lt;[.$D$7]);[.$A30]*[.O$25]*[.$D$8];[.$A30]*[.O$25]*[.$E$8]))))*[.$F$8]" office:value-type="float" office:value="43311.6781745143" calcext:value-type="float">
            <text:p>43.312 </text:p>
          </table:table-cell>
          <table:table-cell table:style-name="ce56" table:formula="of:=(IF([.$A30]*[.P$25]&lt;=[.$B$7];[.$A30]*[.P$25]*[.$B$8];IF(AND([.$A30]*[.P$25]&gt;[.$B$7];[.$A30]*[.P$25]&lt;=[.$C$7]);[.$A30]*[.P$25]*[.$C$8];IF(AND([.$A30]*[.P$25]&gt;[.$C$7];[.$A30]*[.P$25]&lt;[.$D$7]);[.$A30]*[.P$25]*[.$D$8];[.$A30]*[.P$25]*[.$E$8]))))*[.$F$8]" office:value-type="float" office:value="44585.551062" calcext:value-type="float">
            <text:p>44.586 </text:p>
          </table:table-cell>
          <table:table-cell table:style-name="ce56" table:formula="of:=(IF([.$A30]*[.Q$25]&lt;=[.$B$7];[.$A30]*[.Q$25]*[.$B$8];IF(AND([.$A30]*[.Q$25]&gt;[.$B$7];[.$A30]*[.Q$25]&lt;=[.$C$7]);[.$A30]*[.Q$25]*[.$C$8];IF(AND([.$A30]*[.Q$25]&gt;[.$C$7];[.$A30]*[.Q$25]&lt;[.$D$7]);[.$A30]*[.Q$25]*[.$D$8];[.$A30]*[.Q$25]*[.$E$8]))))*[.$F$8]" office:value-type="float" office:value="45859.4239494858" calcext:value-type="float">
            <text:p>45.859 </text:p>
          </table:table-cell>
          <table:table-cell table:style-name="ce56" table:formula="of:=(IF([.$A30]*[.R$25]&lt;=[.$B$7];[.$A30]*[.R$25]*[.$B$8];IF(AND([.$A30]*[.R$25]&gt;[.$B$7];[.$A30]*[.R$25]&lt;=[.$C$7]);[.$A30]*[.R$25]*[.$C$8];IF(AND([.$A30]*[.R$25]&gt;[.$C$7];[.$A30]*[.R$25]&lt;[.$D$7]);[.$A30]*[.R$25]*[.$D$8];[.$A30]*[.R$25]*[.$E$8]))))*[.$F$8]" office:value-type="float" office:value="47133.2968369715" calcext:value-type="float">
            <text:p>47.133 </text:p>
          </table:table-cell>
          <table:table-cell table:style-name="ce45" table:formula="of:=+[.S29]+0.5" office:value-type="float" office:value="4" calcext:value-type="float">
            <text:p>4,00 </text:p>
          </table:table-cell>
          <table:table-cell table:number-columns-repeated="1005"/>
        </table:table-row>
        <table:table-row table:style-name="ro2">
          <table:table-cell table:style-name="ce43" table:formula="of:=+[.A30]+0.5" office:value-type="float" office:value="4.5" calcext:value-type="float">
            <text:p>4,50 </text:p>
          </table:table-cell>
          <table:table-cell table:style-name="ce54" table:formula="of:=(IF([.$A31]*[.B$25]&lt;=[.$B$7];[.$A31]*[.B$25]*[.$B$8];IF(AND([.$A31]*[.B$25]&gt;[.$B$7];[.$A31]*[.B$25]&lt;=[.$C$7]);[.$A31]*[.B$25]*[.$C$8];IF(AND([.$A31]*[.B$25]&gt;[.$C$7];[.$A31]*[.B$25]&lt;[.$D$7]);[.$A31]*[.B$25]*[.$D$8];[.$A31]*[.B$25]*[.$E$8]))))*[.$F$8]" office:value-type="float" office:value="30095.24696685" calcext:value-type="float">
            <text:p>30.095 </text:p>
          </table:table-cell>
          <table:table-cell table:style-name="ce54" table:formula="of:=(IF([.$A31]*[.C$25]&lt;=[.$B$7];[.$A31]*[.C$25]*[.$B$8];IF(AND([.$A31]*[.C$25]&gt;[.$B$7];[.$A31]*[.C$25]&lt;=[.$C$7]);[.$A31]*[.C$25]*[.$C$8];IF(AND([.$A31]*[.C$25]&gt;[.$C$7];[.$A31]*[.C$25]&lt;[.$D$7]);[.$A31]*[.C$25]*[.$D$8];[.$A31]*[.C$25]*[.$E$8]))))*[.$F$8]" office:value-type="float" office:value="31528.3539652715" calcext:value-type="float">
            <text:p>31.528 </text:p>
          </table:table-cell>
          <table:table-cell table:style-name="ce54" table:formula="of:=(IF([.$A31]*[.D$25]&lt;=[.$B$7];[.$A31]*[.D$25]*[.$B$8];IF(AND([.$A31]*[.D$25]&gt;[.$B$7];[.$A31]*[.D$25]&lt;=[.$C$7]);[.$A31]*[.D$25]*[.$C$8];IF(AND([.$A31]*[.D$25]&gt;[.$C$7];[.$A31]*[.D$25]&lt;[.$D$7]);[.$A31]*[.D$25]*[.$D$8];[.$A31]*[.D$25]*[.$E$8]))))*[.$F$8]" office:value-type="float" office:value="32961.4609636929" calcext:value-type="float">
            <text:p>32.961 </text:p>
          </table:table-cell>
          <table:table-cell table:style-name="ce54" table:formula="of:=(IF([.$A31]*[.E$25]&lt;=[.$B$7];[.$A31]*[.E$25]*[.$B$8];IF(AND([.$A31]*[.E$25]&gt;[.$B$7];[.$A31]*[.E$25]&lt;=[.$C$7]);[.$A31]*[.E$25]*[.$C$8];IF(AND([.$A31]*[.E$25]&gt;[.$C$7];[.$A31]*[.E$25]&lt;[.$D$7]);[.$A31]*[.E$25]*[.$D$8];[.$A31]*[.E$25]*[.$E$8]))))*[.$F$8]" office:value-type="float" office:value="34394.5679621143" calcext:value-type="float">
            <text:p>34.395 </text:p>
          </table:table-cell>
          <table:table-cell table:style-name="ce54" table:formula="of:=(IF([.$A31]*[.F$25]&lt;=[.$B$7];[.$A31]*[.F$25]*[.$B$8];IF(AND([.$A31]*[.F$25]&gt;[.$B$7];[.$A31]*[.F$25]&lt;=[.$C$7]);[.$A31]*[.F$25]*[.$C$8];IF(AND([.$A31]*[.F$25]&gt;[.$C$7];[.$A31]*[.F$25]&lt;[.$D$7]);[.$A31]*[.F$25]*[.$D$8];[.$A31]*[.F$25]*[.$E$8]))))*[.$F$8]" office:value-type="float" office:value="35827.6749605357" calcext:value-type="float">
            <text:p>35.828 </text:p>
          </table:table-cell>
          <table:table-cell table:style-name="ce54" table:formula="of:=(IF([.$A31]*[.G$25]&lt;=[.$B$7];[.$A31]*[.G$25]*[.$B$8];IF(AND([.$A31]*[.G$25]&gt;[.$B$7];[.$A31]*[.G$25]&lt;=[.$C$7]);[.$A31]*[.G$25]*[.$C$8];IF(AND([.$A31]*[.G$25]&gt;[.$C$7];[.$A31]*[.G$25]&lt;[.$D$7]);[.$A31]*[.G$25]*[.$D$8];[.$A31]*[.G$25]*[.$E$8]))))*[.$F$8]" office:value-type="float" office:value="37260.7819589572" calcext:value-type="float">
            <text:p>37.261 </text:p>
          </table:table-cell>
          <table:table-cell table:style-name="ce54" table:formula="of:=(IF([.$A31]*[.H$25]&lt;=[.$B$7];[.$A31]*[.H$25]*[.$B$8];IF(AND([.$A31]*[.H$25]&gt;[.$B$7];[.$A31]*[.H$25]&lt;=[.$C$7]);[.$A31]*[.H$25]*[.$C$8];IF(AND([.$A31]*[.H$25]&gt;[.$C$7];[.$A31]*[.H$25]&lt;[.$D$7]);[.$A31]*[.H$25]*[.$D$8];[.$A31]*[.H$25]*[.$E$8]))))*[.$F$8]" office:value-type="float" office:value="38693.8889573786" calcext:value-type="float">
            <text:p>38.694 </text:p>
          </table:table-cell>
          <table:table-cell table:style-name="ce54" table:formula="of:=(IF([.$A31]*[.I$25]&lt;=[.$B$7];[.$A31]*[.I$25]*[.$B$8];IF(AND([.$A31]*[.I$25]&gt;[.$B$7];[.$A31]*[.I$25]&lt;=[.$C$7]);[.$A31]*[.I$25]*[.$C$8];IF(AND([.$A31]*[.I$25]&gt;[.$C$7];[.$A31]*[.I$25]&lt;[.$D$7]);[.$A31]*[.I$25]*[.$D$8];[.$A31]*[.I$25]*[.$E$8]))))*[.$F$8]" office:value-type="float" office:value="40126.9959558" calcext:value-type="float">
            <text:p>40.127 </text:p>
          </table:table-cell>
          <table:table-cell table:style-name="ce54" table:formula="of:=(IF([.$A31]*[.J$25]&lt;=[.$B$7];[.$A31]*[.J$25]*[.$B$8];IF(AND([.$A31]*[.J$25]&gt;[.$B$7];[.$A31]*[.J$25]&lt;=[.$C$7]);[.$A31]*[.J$25]*[.$C$8];IF(AND([.$A31]*[.J$25]&gt;[.$C$7];[.$A31]*[.J$25]&lt;[.$D$7]);[.$A31]*[.J$25]*[.$D$8];[.$A31]*[.J$25]*[.$E$8]))))*[.$F$8]" office:value-type="float" office:value="41560.1029542215" calcext:value-type="float">
            <text:p>41.560 </text:p>
          </table:table-cell>
          <table:table-cell table:style-name="ce54" table:formula="of:=(IF([.$A31]*[.K$25]&lt;=[.$B$7];[.$A31]*[.K$25]*[.$B$8];IF(AND([.$A31]*[.K$25]&gt;[.$B$7];[.$A31]*[.K$25]&lt;=[.$C$7]);[.$A31]*[.K$25]*[.$C$8];IF(AND([.$A31]*[.K$25]&gt;[.$C$7];[.$A31]*[.K$25]&lt;[.$D$7]);[.$A31]*[.K$25]*[.$D$8];[.$A31]*[.K$25]*[.$E$8]))))*[.$F$8]" office:value-type="float" office:value="42993.2099526429" calcext:value-type="float">
            <text:p>42.993 </text:p>
          </table:table-cell>
          <table:table-cell table:style-name="ce54" table:formula="of:=(IF([.$A31]*[.L$25]&lt;=[.$B$7];[.$A31]*[.L$25]*[.$B$8];IF(AND([.$A31]*[.L$25]&gt;[.$B$7];[.$A31]*[.L$25]&lt;=[.$C$7]);[.$A31]*[.L$25]*[.$C$8];IF(AND([.$A31]*[.L$25]&gt;[.$C$7];[.$A31]*[.L$25]&lt;[.$D$7]);[.$A31]*[.L$25]*[.$D$8];[.$A31]*[.L$25]*[.$E$8]))))*[.$F$8]" office:value-type="float" office:value="44426.3169510643" calcext:value-type="float">
            <text:p>44.426 </text:p>
          </table:table-cell>
          <table:table-cell table:style-name="ce54" table:formula="of:=(IF([.$A31]*[.M$25]&lt;=[.$B$7];[.$A31]*[.M$25]*[.$B$8];IF(AND([.$A31]*[.M$25]&gt;[.$B$7];[.$A31]*[.M$25]&lt;=[.$C$7]);[.$A31]*[.M$25]*[.$C$8];IF(AND([.$A31]*[.M$25]&gt;[.$C$7];[.$A31]*[.M$25]&lt;[.$D$7]);[.$A31]*[.M$25]*[.$D$8];[.$A31]*[.M$25]*[.$E$8]))))*[.$F$8]" office:value-type="float" office:value="45859.4239494858" calcext:value-type="float">
            <text:p>45.859 </text:p>
          </table:table-cell>
          <table:table-cell table:style-name="ce54" table:formula="of:=(IF([.$A31]*[.N$25]&lt;=[.$B$7];[.$A31]*[.N$25]*[.$B$8];IF(AND([.$A31]*[.N$25]&gt;[.$B$7];[.$A31]*[.N$25]&lt;=[.$C$7]);[.$A31]*[.N$25]*[.$C$8];IF(AND([.$A31]*[.N$25]&gt;[.$C$7];[.$A31]*[.N$25]&lt;[.$D$7]);[.$A31]*[.N$25]*[.$D$8];[.$A31]*[.N$25]*[.$E$8]))))*[.$F$8]" office:value-type="float" office:value="47292.5309479072" calcext:value-type="float">
            <text:p>47.293 </text:p>
          </table:table-cell>
          <table:table-cell table:style-name="ce54" table:formula="of:=(IF([.$A31]*[.O$25]&lt;=[.$B$7];[.$A31]*[.O$25]*[.$B$8];IF(AND([.$A31]*[.O$25]&gt;[.$B$7];[.$A31]*[.O$25]&lt;=[.$C$7]);[.$A31]*[.O$25]*[.$C$8];IF(AND([.$A31]*[.O$25]&gt;[.$C$7];[.$A31]*[.O$25]&lt;[.$D$7]);[.$A31]*[.O$25]*[.$D$8];[.$A31]*[.O$25]*[.$E$8]))))*[.$F$8]" office:value-type="float" office:value="48725.6379463286" calcext:value-type="float">
            <text:p>48.726 </text:p>
          </table:table-cell>
          <table:table-cell table:style-name="ce54" table:formula="of:=(IF([.$A31]*[.P$25]&lt;=[.$B$7];[.$A31]*[.P$25]*[.$B$8];IF(AND([.$A31]*[.P$25]&gt;[.$B$7];[.$A31]*[.P$25]&lt;=[.$C$7]);[.$A31]*[.P$25]*[.$C$8];IF(AND([.$A31]*[.P$25]&gt;[.$C$7];[.$A31]*[.P$25]&lt;[.$D$7]);[.$A31]*[.P$25]*[.$D$8];[.$A31]*[.P$25]*[.$E$8]))))*[.$F$8]" office:value-type="float" office:value="50158.7449447501" calcext:value-type="float">
            <text:p>50.159 </text:p>
          </table:table-cell>
          <table:table-cell table:style-name="ce54" table:formula="of:=(IF([.$A31]*[.Q$25]&lt;=[.$B$7];[.$A31]*[.Q$25]*[.$B$8];IF(AND([.$A31]*[.Q$25]&gt;[.$B$7];[.$A31]*[.Q$25]&lt;=[.$C$7]);[.$A31]*[.Q$25]*[.$C$8];IF(AND([.$A31]*[.Q$25]&gt;[.$C$7];[.$A31]*[.Q$25]&lt;[.$D$7]);[.$A31]*[.Q$25]*[.$D$8];[.$A31]*[.Q$25]*[.$E$8]))))*[.$F$8]" office:value-type="float" office:value="51591.8519431715" calcext:value-type="float">
            <text:p>51.592 </text:p>
          </table:table-cell>
          <table:table-cell table:style-name="ce54" table:formula="of:=(IF([.$A31]*[.R$25]&lt;=[.$B$7];[.$A31]*[.R$25]*[.$B$8];IF(AND([.$A31]*[.R$25]&gt;[.$B$7];[.$A31]*[.R$25]&lt;=[.$C$7]);[.$A31]*[.R$25]*[.$C$8];IF(AND([.$A31]*[.R$25]&gt;[.$C$7];[.$A31]*[.R$25]&lt;[.$D$7]);[.$A31]*[.R$25]*[.$D$8];[.$A31]*[.R$25]*[.$E$8]))))*[.$F$8]" office:value-type="float" office:value="53024.9589415929" calcext:value-type="float">
            <text:p>53.025 </text:p>
          </table:table-cell>
          <table:table-cell table:style-name="ce43" table:formula="of:=+[.S30]+0.5" office:value-type="float" office:value="4.5" calcext:value-type="float">
            <text:p>4,50 </text:p>
          </table:table-cell>
          <table:table-cell table:number-columns-repeated="1005"/>
        </table:table-row>
        <table:table-row table:style-name="ro2">
          <table:table-cell table:style-name="ce46" table:formula="of:=+[.A31]+0.5" office:value-type="float" office:value="5" calcext:value-type="float">
            <text:p>5,00 </text:p>
          </table:table-cell>
          <table:table-cell table:style-name="ce57" table:formula="of:=(IF([.$A32]*[.B$25]&lt;=[.$B$7];[.$A32]*[.B$25]*[.$B$8];IF(AND([.$A32]*[.B$25]&gt;[.$B$7];[.$A32]*[.B$25]&lt;=[.$C$7]);[.$A32]*[.B$25]*[.$C$8];IF(AND([.$A32]*[.B$25]&gt;[.$C$7];[.$A32]*[.B$25]&lt;[.$D$7]);[.$A32]*[.B$25]*[.$D$8];[.$A32]*[.B$25]*[.$E$8]))))*[.$F$8]" office:value-type="float" office:value="33439.1632965" calcext:value-type="float">
            <text:p>33.439 </text:p>
          </table:table-cell>
          <table:table-cell table:style-name="ce57" table:formula="of:=(IF([.$A32]*[.C$25]&lt;=[.$B$7];[.$A32]*[.C$25]*[.$B$8];IF(AND([.$A32]*[.C$25]&gt;[.$B$7];[.$A32]*[.C$25]&lt;=[.$C$7]);[.$A32]*[.C$25]*[.$C$8];IF(AND([.$A32]*[.C$25]&gt;[.$C$7];[.$A32]*[.C$25]&lt;[.$D$7]);[.$A32]*[.C$25]*[.$D$8];[.$A32]*[.C$25]*[.$E$8]))))*[.$F$8]" office:value-type="float" office:value="35031.5044058572" calcext:value-type="float">
            <text:p>35.032 </text:p>
          </table:table-cell>
          <table:table-cell table:style-name="ce57" table:formula="of:=(IF([.$A32]*[.D$25]&lt;=[.$B$7];[.$A32]*[.D$25]*[.$B$8];IF(AND([.$A32]*[.D$25]&gt;[.$B$7];[.$A32]*[.D$25]&lt;=[.$C$7]);[.$A32]*[.D$25]*[.$C$8];IF(AND([.$A32]*[.D$25]&gt;[.$C$7];[.$A32]*[.D$25]&lt;[.$D$7]);[.$A32]*[.D$25]*[.$D$8];[.$A32]*[.D$25]*[.$E$8]))))*[.$F$8]" office:value-type="float" office:value="36623.8455152143" calcext:value-type="float">
            <text:p>36.624 </text:p>
          </table:table-cell>
          <table:table-cell table:style-name="ce57" table:formula="of:=(IF([.$A32]*[.E$25]&lt;=[.$B$7];[.$A32]*[.E$25]*[.$B$8];IF(AND([.$A32]*[.E$25]&gt;[.$B$7];[.$A32]*[.E$25]&lt;=[.$C$7]);[.$A32]*[.E$25]*[.$C$8];IF(AND([.$A32]*[.E$25]&gt;[.$C$7];[.$A32]*[.E$25]&lt;[.$D$7]);[.$A32]*[.E$25]*[.$D$8];[.$A32]*[.E$25]*[.$E$8]))))*[.$F$8]" office:value-type="float" office:value="38216.1866245715" calcext:value-type="float">
            <text:p>38.216 </text:p>
          </table:table-cell>
          <table:table-cell table:style-name="ce57" table:formula="of:=(IF([.$A32]*[.F$25]&lt;=[.$B$7];[.$A32]*[.F$25]*[.$B$8];IF(AND([.$A32]*[.F$25]&gt;[.$B$7];[.$A32]*[.F$25]&lt;=[.$C$7]);[.$A32]*[.F$25]*[.$C$8];IF(AND([.$A32]*[.F$25]&gt;[.$C$7];[.$A32]*[.F$25]&lt;[.$D$7]);[.$A32]*[.F$25]*[.$D$8];[.$A32]*[.F$25]*[.$E$8]))))*[.$F$8]" office:value-type="float" office:value="39808.5277339286" calcext:value-type="float">
            <text:p>39.809 </text:p>
          </table:table-cell>
          <table:table-cell table:style-name="ce57" table:formula="of:=(IF([.$A32]*[.G$25]&lt;=[.$B$7];[.$A32]*[.G$25]*[.$B$8];IF(AND([.$A32]*[.G$25]&gt;[.$B$7];[.$A32]*[.G$25]&lt;=[.$C$7]);[.$A32]*[.G$25]*[.$C$8];IF(AND([.$A32]*[.G$25]&gt;[.$C$7];[.$A32]*[.G$25]&lt;[.$D$7]);[.$A32]*[.G$25]*[.$D$8];[.$A32]*[.G$25]*[.$E$8]))))*[.$F$8]" office:value-type="float" office:value="41400.8688432858" calcext:value-type="float">
            <text:p>41.401 </text:p>
          </table:table-cell>
          <table:table-cell table:style-name="ce57" table:formula="of:=(IF([.$A32]*[.H$25]&lt;=[.$B$7];[.$A32]*[.H$25]*[.$B$8];IF(AND([.$A32]*[.H$25]&gt;[.$B$7];[.$A32]*[.H$25]&lt;=[.$C$7]);[.$A32]*[.H$25]*[.$C$8];IF(AND([.$A32]*[.H$25]&gt;[.$C$7];[.$A32]*[.H$25]&lt;[.$D$7]);[.$A32]*[.H$25]*[.$D$8];[.$A32]*[.H$25]*[.$E$8]))))*[.$F$8]" office:value-type="float" office:value="42993.2099526429" calcext:value-type="float">
            <text:p>42.993 </text:p>
          </table:table-cell>
          <table:table-cell table:style-name="ce57" table:formula="of:=(IF([.$A32]*[.I$25]&lt;=[.$B$7];[.$A32]*[.I$25]*[.$B$8];IF(AND([.$A32]*[.I$25]&gt;[.$B$7];[.$A32]*[.I$25]&lt;=[.$C$7]);[.$A32]*[.I$25]*[.$C$8];IF(AND([.$A32]*[.I$25]&gt;[.$C$7];[.$A32]*[.I$25]&lt;[.$D$7]);[.$A32]*[.I$25]*[.$D$8];[.$A32]*[.I$25]*[.$E$8]))))*[.$F$8]" office:value-type="float" office:value="44585.551062" calcext:value-type="float">
            <text:p>44.586 </text:p>
          </table:table-cell>
          <table:table-cell table:style-name="ce57" table:formula="of:=(IF([.$A32]*[.J$25]&lt;=[.$B$7];[.$A32]*[.J$25]*[.$B$8];IF(AND([.$A32]*[.J$25]&gt;[.$B$7];[.$A32]*[.J$25]&lt;=[.$C$7]);[.$A32]*[.J$25]*[.$C$8];IF(AND([.$A32]*[.J$25]&gt;[.$C$7];[.$A32]*[.J$25]&lt;[.$D$7]);[.$A32]*[.J$25]*[.$D$8];[.$A32]*[.J$25]*[.$E$8]))))*[.$F$8]" office:value-type="float" office:value="46177.8921713572" calcext:value-type="float">
            <text:p>46.178 </text:p>
          </table:table-cell>
          <table:table-cell table:style-name="ce57" table:formula="of:=(IF([.$A32]*[.K$25]&lt;=[.$B$7];[.$A32]*[.K$25]*[.$B$8];IF(AND([.$A32]*[.K$25]&gt;[.$B$7];[.$A32]*[.K$25]&lt;=[.$C$7]);[.$A32]*[.K$25]*[.$C$8];IF(AND([.$A32]*[.K$25]&gt;[.$C$7];[.$A32]*[.K$25]&lt;[.$D$7]);[.$A32]*[.K$25]*[.$D$8];[.$A32]*[.K$25]*[.$E$8]))))*[.$F$8]" office:value-type="float" office:value="47770.2332807143" calcext:value-type="float">
            <text:p>47.770 </text:p>
          </table:table-cell>
          <table:table-cell table:style-name="ce57" table:formula="of:=(IF([.$A32]*[.L$25]&lt;=[.$B$7];[.$A32]*[.L$25]*[.$B$8];IF(AND([.$A32]*[.L$25]&gt;[.$B$7];[.$A32]*[.L$25]&lt;=[.$C$7]);[.$A32]*[.L$25]*[.$C$8];IF(AND([.$A32]*[.L$25]&gt;[.$C$7];[.$A32]*[.L$25]&lt;[.$D$7]);[.$A32]*[.L$25]*[.$D$8];[.$A32]*[.L$25]*[.$E$8]))))*[.$F$8]" office:value-type="float" office:value="49362.5743900715" calcext:value-type="float">
            <text:p>49.363 </text:p>
          </table:table-cell>
          <table:table-cell table:style-name="ce57" table:formula="of:=(IF([.$A32]*[.M$25]&lt;=[.$B$7];[.$A32]*[.M$25]*[.$B$8];IF(AND([.$A32]*[.M$25]&gt;[.$B$7];[.$A32]*[.M$25]&lt;=[.$C$7]);[.$A32]*[.M$25]*[.$C$8];IF(AND([.$A32]*[.M$25]&gt;[.$C$7];[.$A32]*[.M$25]&lt;[.$D$7]);[.$A32]*[.M$25]*[.$D$8];[.$A32]*[.M$25]*[.$E$8]))))*[.$F$8]" office:value-type="float" office:value="50954.9154994286" calcext:value-type="float">
            <text:p>50.955 </text:p>
          </table:table-cell>
          <table:table-cell table:style-name="ce57" table:formula="of:=(IF([.$A32]*[.N$25]&lt;=[.$B$7];[.$A32]*[.N$25]*[.$B$8];IF(AND([.$A32]*[.N$25]&gt;[.$B$7];[.$A32]*[.N$25]&lt;=[.$C$7]);[.$A32]*[.N$25]*[.$C$8];IF(AND([.$A32]*[.N$25]&gt;[.$C$7];[.$A32]*[.N$25]&lt;[.$D$7]);[.$A32]*[.N$25]*[.$D$8];[.$A32]*[.N$25]*[.$E$8]))))*[.$F$8]" office:value-type="float" office:value="52547.2566087858" calcext:value-type="float">
            <text:p>52.547 </text:p>
          </table:table-cell>
          <table:table-cell table:style-name="ce57" table:formula="of:=(IF([.$A32]*[.O$25]&lt;=[.$B$7];[.$A32]*[.O$25]*[.$B$8];IF(AND([.$A32]*[.O$25]&gt;[.$B$7];[.$A32]*[.O$25]&lt;=[.$C$7]);[.$A32]*[.O$25]*[.$C$8];IF(AND([.$A32]*[.O$25]&gt;[.$C$7];[.$A32]*[.O$25]&lt;[.$D$7]);[.$A32]*[.O$25]*[.$D$8];[.$A32]*[.O$25]*[.$E$8]))))*[.$F$8]" office:value-type="float" office:value="54139.5977181429" calcext:value-type="float">
            <text:p>54.140 </text:p>
          </table:table-cell>
          <table:table-cell table:style-name="ce57" table:formula="of:=(IF([.$A32]*[.P$25]&lt;=[.$B$7];[.$A32]*[.P$25]*[.$B$8];IF(AND([.$A32]*[.P$25]&gt;[.$B$7];[.$A32]*[.P$25]&lt;=[.$C$7]);[.$A32]*[.P$25]*[.$C$8];IF(AND([.$A32]*[.P$25]&gt;[.$C$7];[.$A32]*[.P$25]&lt;[.$D$7]);[.$A32]*[.P$25]*[.$D$8];[.$A32]*[.P$25]*[.$E$8]))))*[.$F$8]" office:value-type="float" office:value="55731.9388275" calcext:value-type="float">
            <text:p>55.732 </text:p>
          </table:table-cell>
          <table:table-cell table:style-name="ce57" table:formula="of:=(IF([.$A32]*[.Q$25]&lt;=[.$B$7];[.$A32]*[.Q$25]*[.$B$8];IF(AND([.$A32]*[.Q$25]&gt;[.$B$7];[.$A32]*[.Q$25]&lt;=[.$C$7]);[.$A32]*[.Q$25]*[.$C$8];IF(AND([.$A32]*[.Q$25]&gt;[.$C$7];[.$A32]*[.Q$25]&lt;[.$D$7]);[.$A32]*[.Q$25]*[.$D$8];[.$A32]*[.Q$25]*[.$E$8]))))*[.$F$8]" office:value-type="float" office:value="57324.2799368572" calcext:value-type="float">
            <text:p>57.324 </text:p>
          </table:table-cell>
          <table:table-cell table:style-name="ce57" table:formula="of:=(IF([.$A32]*[.R$25]&lt;=[.$B$7];[.$A32]*[.R$25]*[.$B$8];IF(AND([.$A32]*[.R$25]&gt;[.$B$7];[.$A32]*[.R$25]&lt;=[.$C$7]);[.$A32]*[.R$25]*[.$C$8];IF(AND([.$A32]*[.R$25]&gt;[.$C$7];[.$A32]*[.R$25]&lt;[.$D$7]);[.$A32]*[.R$25]*[.$D$8];[.$A32]*[.R$25]*[.$E$8]))))*[.$F$8]" office:value-type="float" office:value="58916.6210462143" calcext:value-type="float">
            <text:p>58.917 </text:p>
          </table:table-cell>
          <table:table-cell table:style-name="ce46" table:formula="of:=+[.S31]+0.5" office:value-type="float" office:value="5" calcext:value-type="float">
            <text:p>5,00 </text:p>
          </table:table-cell>
          <table:table-cell table:number-columns-repeated="1005"/>
        </table:table-row>
        <table:table-row table:style-name="ro2">
          <table:table-cell table:style-name="ce43" table:formula="of:=+[.A32]+0.5" office:value-type="float" office:value="5.5" calcext:value-type="float">
            <text:p>5,50 </text:p>
          </table:table-cell>
          <table:table-cell table:style-name="ce54" table:formula="of:=(IF([.$A33]*[.B$25]&lt;=[.$B$7];[.$A33]*[.B$25]*[.$B$8];IF(AND([.$A33]*[.B$25]&gt;[.$B$7];[.$A33]*[.B$25]&lt;=[.$C$7]);[.$A33]*[.B$25]*[.$C$8];IF(AND([.$A33]*[.B$25]&gt;[.$C$7];[.$A33]*[.B$25]&lt;[.$D$7]);[.$A33]*[.B$25]*[.$D$8];[.$A33]*[.B$25]*[.$E$8]))))*[.$F$8]" office:value-type="float" office:value="36783.07962615" calcext:value-type="float">
            <text:p>36.783 </text:p>
          </table:table-cell>
          <table:table-cell table:style-name="ce54" table:formula="of:=(IF([.$A33]*[.C$25]&lt;=[.$B$7];[.$A33]*[.C$25]*[.$B$8];IF(AND([.$A33]*[.C$25]&gt;[.$B$7];[.$A33]*[.C$25]&lt;=[.$C$7]);[.$A33]*[.C$25]*[.$C$8];IF(AND([.$A33]*[.C$25]&gt;[.$C$7];[.$A33]*[.C$25]&lt;[.$D$7]);[.$A33]*[.C$25]*[.$D$8];[.$A33]*[.C$25]*[.$E$8]))))*[.$F$8]" office:value-type="float" office:value="38534.6548464429" calcext:value-type="float">
            <text:p>38.535 </text:p>
          </table:table-cell>
          <table:table-cell table:style-name="ce54" table:formula="of:=(IF([.$A33]*[.D$25]&lt;=[.$B$7];[.$A33]*[.D$25]*[.$B$8];IF(AND([.$A33]*[.D$25]&gt;[.$B$7];[.$A33]*[.D$25]&lt;=[.$C$7]);[.$A33]*[.D$25]*[.$C$8];IF(AND([.$A33]*[.D$25]&gt;[.$C$7];[.$A33]*[.D$25]&lt;[.$D$7]);[.$A33]*[.D$25]*[.$D$8];[.$A33]*[.D$25]*[.$E$8]))))*[.$F$8]" office:value-type="float" office:value="40286.2300667358" calcext:value-type="float">
            <text:p>40.286 </text:p>
          </table:table-cell>
          <table:table-cell table:style-name="ce54" table:formula="of:=(IF([.$A33]*[.E$25]&lt;=[.$B$7];[.$A33]*[.E$25]*[.$B$8];IF(AND([.$A33]*[.E$25]&gt;[.$B$7];[.$A33]*[.E$25]&lt;=[.$C$7]);[.$A33]*[.E$25]*[.$C$8];IF(AND([.$A33]*[.E$25]&gt;[.$C$7];[.$A33]*[.E$25]&lt;[.$D$7]);[.$A33]*[.E$25]*[.$D$8];[.$A33]*[.E$25]*[.$E$8]))))*[.$F$8]" office:value-type="float" office:value="42037.8052870286" calcext:value-type="float">
            <text:p>42.038 </text:p>
          </table:table-cell>
          <table:table-cell table:style-name="ce54" table:formula="of:=(IF([.$A33]*[.F$25]&lt;=[.$B$7];[.$A33]*[.F$25]*[.$B$8];IF(AND([.$A33]*[.F$25]&gt;[.$B$7];[.$A33]*[.F$25]&lt;=[.$C$7]);[.$A33]*[.F$25]*[.$C$8];IF(AND([.$A33]*[.F$25]&gt;[.$C$7];[.$A33]*[.F$25]&lt;[.$D$7]);[.$A33]*[.F$25]*[.$D$8];[.$A33]*[.F$25]*[.$E$8]))))*[.$F$8]" office:value-type="float" office:value="43789.3805073215" calcext:value-type="float">
            <text:p>43.789 </text:p>
          </table:table-cell>
          <table:table-cell table:style-name="ce54" table:formula="of:=(IF([.$A33]*[.G$25]&lt;=[.$B$7];[.$A33]*[.G$25]*[.$B$8];IF(AND([.$A33]*[.G$25]&gt;[.$B$7];[.$A33]*[.G$25]&lt;=[.$C$7]);[.$A33]*[.G$25]*[.$C$8];IF(AND([.$A33]*[.G$25]&gt;[.$C$7];[.$A33]*[.G$25]&lt;[.$D$7]);[.$A33]*[.G$25]*[.$D$8];[.$A33]*[.G$25]*[.$E$8]))))*[.$F$8]" office:value-type="float" office:value="45540.9557276143" calcext:value-type="float">
            <text:p>45.541 </text:p>
          </table:table-cell>
          <table:table-cell table:style-name="ce54" table:formula="of:=(IF([.$A33]*[.H$25]&lt;=[.$B$7];[.$A33]*[.H$25]*[.$B$8];IF(AND([.$A33]*[.H$25]&gt;[.$B$7];[.$A33]*[.H$25]&lt;=[.$C$7]);[.$A33]*[.H$25]*[.$C$8];IF(AND([.$A33]*[.H$25]&gt;[.$C$7];[.$A33]*[.H$25]&lt;[.$D$7]);[.$A33]*[.H$25]*[.$D$8];[.$A33]*[.H$25]*[.$E$8]))))*[.$F$8]" office:value-type="float" office:value="47292.5309479072" calcext:value-type="float">
            <text:p>47.293 </text:p>
          </table:table-cell>
          <table:table-cell table:style-name="ce54" table:formula="of:=(IF([.$A33]*[.I$25]&lt;=[.$B$7];[.$A33]*[.I$25]*[.$B$8];IF(AND([.$A33]*[.I$25]&gt;[.$B$7];[.$A33]*[.I$25]&lt;=[.$C$7]);[.$A33]*[.I$25]*[.$C$8];IF(AND([.$A33]*[.I$25]&gt;[.$C$7];[.$A33]*[.I$25]&lt;[.$D$7]);[.$A33]*[.I$25]*[.$D$8];[.$A33]*[.I$25]*[.$E$8]))))*[.$F$8]" office:value-type="float" office:value="49044.1061682" calcext:value-type="float">
            <text:p>49.044 </text:p>
          </table:table-cell>
          <table:table-cell table:style-name="ce54" table:formula="of:=(IF([.$A33]*[.J$25]&lt;=[.$B$7];[.$A33]*[.J$25]*[.$B$8];IF(AND([.$A33]*[.J$25]&gt;[.$B$7];[.$A33]*[.J$25]&lt;=[.$C$7]);[.$A33]*[.J$25]*[.$C$8];IF(AND([.$A33]*[.J$25]&gt;[.$C$7];[.$A33]*[.J$25]&lt;[.$D$7]);[.$A33]*[.J$25]*[.$D$8];[.$A33]*[.J$25]*[.$E$8]))))*[.$F$8]" office:value-type="float" office:value="50795.6813884929" calcext:value-type="float">
            <text:p>50.796 </text:p>
          </table:table-cell>
          <table:table-cell table:style-name="ce54" table:formula="of:=(IF([.$A33]*[.K$25]&lt;=[.$B$7];[.$A33]*[.K$25]*[.$B$8];IF(AND([.$A33]*[.K$25]&gt;[.$B$7];[.$A33]*[.K$25]&lt;=[.$C$7]);[.$A33]*[.K$25]*[.$C$8];IF(AND([.$A33]*[.K$25]&gt;[.$C$7];[.$A33]*[.K$25]&lt;[.$D$7]);[.$A33]*[.K$25]*[.$D$8];[.$A33]*[.K$25]*[.$E$8]))))*[.$F$8]" office:value-type="float" office:value="52547.2566087858" calcext:value-type="float">
            <text:p>52.547 </text:p>
          </table:table-cell>
          <table:table-cell table:style-name="ce54" table:formula="of:=(IF([.$A33]*[.L$25]&lt;=[.$B$7];[.$A33]*[.L$25]*[.$B$8];IF(AND([.$A33]*[.L$25]&gt;[.$B$7];[.$A33]*[.L$25]&lt;=[.$C$7]);[.$A33]*[.L$25]*[.$C$8];IF(AND([.$A33]*[.L$25]&gt;[.$C$7];[.$A33]*[.L$25]&lt;[.$D$7]);[.$A33]*[.L$25]*[.$D$8];[.$A33]*[.L$25]*[.$E$8]))))*[.$F$8]" office:value-type="float" office:value="54298.8318290786" calcext:value-type="float">
            <text:p>54.299 </text:p>
          </table:table-cell>
          <table:table-cell table:style-name="ce54" table:formula="of:=(IF([.$A33]*[.M$25]&lt;=[.$B$7];[.$A33]*[.M$25]*[.$B$8];IF(AND([.$A33]*[.M$25]&gt;[.$B$7];[.$A33]*[.M$25]&lt;=[.$C$7]);[.$A33]*[.M$25]*[.$C$8];IF(AND([.$A33]*[.M$25]&gt;[.$C$7];[.$A33]*[.M$25]&lt;[.$D$7]);[.$A33]*[.M$25]*[.$D$8];[.$A33]*[.M$25]*[.$E$8]))))*[.$F$8]" office:value-type="float" office:value="56050.4070493715" calcext:value-type="float">
            <text:p>56.050 </text:p>
          </table:table-cell>
          <table:table-cell table:style-name="ce54" table:formula="of:=(IF([.$A33]*[.N$25]&lt;=[.$B$7];[.$A33]*[.N$25]*[.$B$8];IF(AND([.$A33]*[.N$25]&gt;[.$B$7];[.$A33]*[.N$25]&lt;=[.$C$7]);[.$A33]*[.N$25]*[.$C$8];IF(AND([.$A33]*[.N$25]&gt;[.$C$7];[.$A33]*[.N$25]&lt;[.$D$7]);[.$A33]*[.N$25]*[.$D$8];[.$A33]*[.N$25]*[.$E$8]))))*[.$F$8]" office:value-type="float" office:value="57801.9822696643" calcext:value-type="float">
            <text:p>57.802 </text:p>
          </table:table-cell>
          <table:table-cell table:style-name="ce54" table:formula="of:=(IF([.$A33]*[.O$25]&lt;=[.$B$7];[.$A33]*[.O$25]*[.$B$8];IF(AND([.$A33]*[.O$25]&gt;[.$B$7];[.$A33]*[.O$25]&lt;=[.$C$7]);[.$A33]*[.O$25]*[.$C$8];IF(AND([.$A33]*[.O$25]&gt;[.$C$7];[.$A33]*[.O$25]&lt;[.$D$7]);[.$A33]*[.O$25]*[.$D$8];[.$A33]*[.O$25]*[.$E$8]))))*[.$F$8]" office:value-type="float" office:value="59553.5574899572" calcext:value-type="float">
            <text:p>59.554 </text:p>
          </table:table-cell>
          <table:table-cell table:style-name="ce54" table:formula="of:=(IF([.$A33]*[.P$25]&lt;=[.$B$7];[.$A33]*[.P$25]*[.$B$8];IF(AND([.$A33]*[.P$25]&gt;[.$B$7];[.$A33]*[.P$25]&lt;=[.$C$7]);[.$A33]*[.P$25]*[.$C$8];IF(AND([.$A33]*[.P$25]&gt;[.$C$7];[.$A33]*[.P$25]&lt;[.$D$7]);[.$A33]*[.P$25]*[.$D$8];[.$A33]*[.P$25]*[.$E$8]))))*[.$F$8]" office:value-type="float" office:value="61305.1327102501" calcext:value-type="float">
            <text:p>61.305 </text:p>
          </table:table-cell>
          <table:table-cell table:style-name="ce54" table:formula="of:=(IF([.$A33]*[.Q$25]&lt;=[.$B$7];[.$A33]*[.Q$25]*[.$B$8];IF(AND([.$A33]*[.Q$25]&gt;[.$B$7];[.$A33]*[.Q$25]&lt;=[.$C$7]);[.$A33]*[.Q$25]*[.$C$8];IF(AND([.$A33]*[.Q$25]&gt;[.$C$7];[.$A33]*[.Q$25]&lt;[.$D$7]);[.$A33]*[.Q$25]*[.$D$8];[.$A33]*[.Q$25]*[.$E$8]))))*[.$F$8]" office:value-type="float" office:value="63056.7079305429" calcext:value-type="float">
            <text:p>63.057 </text:p>
          </table:table-cell>
          <table:table-cell table:style-name="ce54" table:formula="of:=(IF([.$A33]*[.R$25]&lt;=[.$B$7];[.$A33]*[.R$25]*[.$B$8];IF(AND([.$A33]*[.R$25]&gt;[.$B$7];[.$A33]*[.R$25]&lt;=[.$C$7]);[.$A33]*[.R$25]*[.$C$8];IF(AND([.$A33]*[.R$25]&gt;[.$C$7];[.$A33]*[.R$25]&lt;[.$D$7]);[.$A33]*[.R$25]*[.$D$8];[.$A33]*[.R$25]*[.$E$8]))))*[.$F$8]" office:value-type="float" office:value="64808.2831508358" calcext:value-type="float">
            <text:p>64.808 </text:p>
          </table:table-cell>
          <table:table-cell table:style-name="ce43" table:formula="of:=+[.S32]+0.5" office:value-type="float" office:value="5.5" calcext:value-type="float">
            <text:p>5,50 </text:p>
          </table:table-cell>
          <table:table-cell table:number-columns-repeated="1005"/>
        </table:table-row>
        <table:table-row table:style-name="ro2">
          <table:table-cell table:style-name="ce43" table:formula="of:=+[.A33]+0.5" office:value-type="float" office:value="6" calcext:value-type="float">
            <text:p>6,00 </text:p>
          </table:table-cell>
          <table:table-cell table:style-name="ce54" table:formula="of:=(IF([.$A34]*[.B$25]&lt;=[.$B$7];[.$A34]*[.B$25]*[.$B$8];IF(AND([.$A34]*[.B$25]&gt;[.$B$7];[.$A34]*[.B$25]&lt;=[.$C$7]);[.$A34]*[.B$25]*[.$C$8];IF(AND([.$A34]*[.B$25]&gt;[.$C$7];[.$A34]*[.B$25]&lt;[.$D$7]);[.$A34]*[.B$25]*[.$D$8];[.$A34]*[.B$25]*[.$E$8]))))*[.$F$8]" office:value-type="float" office:value="40126.9959558" calcext:value-type="float">
            <text:p>40.127 </text:p>
          </table:table-cell>
          <table:table-cell table:style-name="ce54" table:formula="of:=(IF([.$A34]*[.C$25]&lt;=[.$B$7];[.$A34]*[.C$25]*[.$B$8];IF(AND([.$A34]*[.C$25]&gt;[.$B$7];[.$A34]*[.C$25]&lt;=[.$C$7]);[.$A34]*[.C$25]*[.$C$8];IF(AND([.$A34]*[.C$25]&gt;[.$C$7];[.$A34]*[.C$25]&lt;[.$D$7]);[.$A34]*[.C$25]*[.$D$8];[.$A34]*[.C$25]*[.$E$8]))))*[.$F$8]" office:value-type="float" office:value="42037.8052870286" calcext:value-type="float">
            <text:p>42.038 </text:p>
          </table:table-cell>
          <table:table-cell table:style-name="ce54" table:formula="of:=(IF([.$A34]*[.D$25]&lt;=[.$B$7];[.$A34]*[.D$25]*[.$B$8];IF(AND([.$A34]*[.D$25]&gt;[.$B$7];[.$A34]*[.D$25]&lt;=[.$C$7]);[.$A34]*[.D$25]*[.$C$8];IF(AND([.$A34]*[.D$25]&gt;[.$C$7];[.$A34]*[.D$25]&lt;[.$D$7]);[.$A34]*[.D$25]*[.$D$8];[.$A34]*[.D$25]*[.$E$8]))))*[.$F$8]" office:value-type="float" office:value="43948.6146182572" calcext:value-type="float">
            <text:p>43.949 </text:p>
          </table:table-cell>
          <table:table-cell table:style-name="ce54" table:formula="of:=(IF([.$A34]*[.E$25]&lt;=[.$B$7];[.$A34]*[.E$25]*[.$B$8];IF(AND([.$A34]*[.E$25]&gt;[.$B$7];[.$A34]*[.E$25]&lt;=[.$C$7]);[.$A34]*[.E$25]*[.$C$8];IF(AND([.$A34]*[.E$25]&gt;[.$C$7];[.$A34]*[.E$25]&lt;[.$D$7]);[.$A34]*[.E$25]*[.$D$8];[.$A34]*[.E$25]*[.$E$8]))))*[.$F$8]" office:value-type="float" office:value="45859.4239494858" calcext:value-type="float">
            <text:p>45.859 </text:p>
          </table:table-cell>
          <table:table-cell table:style-name="ce54" table:formula="of:=(IF([.$A34]*[.F$25]&lt;=[.$B$7];[.$A34]*[.F$25]*[.$B$8];IF(AND([.$A34]*[.F$25]&gt;[.$B$7];[.$A34]*[.F$25]&lt;=[.$C$7]);[.$A34]*[.F$25]*[.$C$8];IF(AND([.$A34]*[.F$25]&gt;[.$C$7];[.$A34]*[.F$25]&lt;[.$D$7]);[.$A34]*[.F$25]*[.$D$8];[.$A34]*[.F$25]*[.$E$8]))))*[.$F$8]" office:value-type="float" office:value="47770.2332807143" calcext:value-type="float">
            <text:p>47.770 </text:p>
          </table:table-cell>
          <table:table-cell table:style-name="ce54" table:formula="of:=(IF([.$A34]*[.G$25]&lt;=[.$B$7];[.$A34]*[.G$25]*[.$B$8];IF(AND([.$A34]*[.G$25]&gt;[.$B$7];[.$A34]*[.G$25]&lt;=[.$C$7]);[.$A34]*[.G$25]*[.$C$8];IF(AND([.$A34]*[.G$25]&gt;[.$C$7];[.$A34]*[.G$25]&lt;[.$D$7]);[.$A34]*[.G$25]*[.$D$8];[.$A34]*[.G$25]*[.$E$8]))))*[.$F$8]" office:value-type="float" office:value="49681.0426119429" calcext:value-type="float">
            <text:p>49.681 </text:p>
          </table:table-cell>
          <table:table-cell table:style-name="ce54" table:formula="of:=(IF([.$A34]*[.H$25]&lt;=[.$B$7];[.$A34]*[.H$25]*[.$B$8];IF(AND([.$A34]*[.H$25]&gt;[.$B$7];[.$A34]*[.H$25]&lt;=[.$C$7]);[.$A34]*[.H$25]*[.$C$8];IF(AND([.$A34]*[.H$25]&gt;[.$C$7];[.$A34]*[.H$25]&lt;[.$D$7]);[.$A34]*[.H$25]*[.$D$8];[.$A34]*[.H$25]*[.$E$8]))))*[.$F$8]" office:value-type="float" office:value="51591.8519431715" calcext:value-type="float">
            <text:p>51.592 </text:p>
          </table:table-cell>
          <table:table-cell table:style-name="ce54" table:formula="of:=(IF([.$A34]*[.I$25]&lt;=[.$B$7];[.$A34]*[.I$25]*[.$B$8];IF(AND([.$A34]*[.I$25]&gt;[.$B$7];[.$A34]*[.I$25]&lt;=[.$C$7]);[.$A34]*[.I$25]*[.$C$8];IF(AND([.$A34]*[.I$25]&gt;[.$C$7];[.$A34]*[.I$25]&lt;[.$D$7]);[.$A34]*[.I$25]*[.$D$8];[.$A34]*[.I$25]*[.$E$8]))))*[.$F$8]" office:value-type="float" office:value="53502.6612744001" calcext:value-type="float">
            <text:p>53.503 </text:p>
          </table:table-cell>
          <table:table-cell table:style-name="ce54" table:formula="of:=(IF([.$A34]*[.J$25]&lt;=[.$B$7];[.$A34]*[.J$25]*[.$B$8];IF(AND([.$A34]*[.J$25]&gt;[.$B$7];[.$A34]*[.J$25]&lt;=[.$C$7]);[.$A34]*[.J$25]*[.$C$8];IF(AND([.$A34]*[.J$25]&gt;[.$C$7];[.$A34]*[.J$25]&lt;[.$D$7]);[.$A34]*[.J$25]*[.$D$8];[.$A34]*[.J$25]*[.$E$8]))))*[.$F$8]" office:value-type="float" office:value="55413.4706056286" calcext:value-type="float">
            <text:p>55.413 </text:p>
          </table:table-cell>
          <table:table-cell table:style-name="ce54" table:formula="of:=(IF([.$A34]*[.K$25]&lt;=[.$B$7];[.$A34]*[.K$25]*[.$B$8];IF(AND([.$A34]*[.K$25]&gt;[.$B$7];[.$A34]*[.K$25]&lt;=[.$C$7]);[.$A34]*[.K$25]*[.$C$8];IF(AND([.$A34]*[.K$25]&gt;[.$C$7];[.$A34]*[.K$25]&lt;[.$D$7]);[.$A34]*[.K$25]*[.$D$8];[.$A34]*[.K$25]*[.$E$8]))))*[.$F$8]" office:value-type="float" office:value="57324.2799368572" calcext:value-type="float">
            <text:p>57.324 </text:p>
          </table:table-cell>
          <table:table-cell table:style-name="ce54" table:formula="of:=(IF([.$A34]*[.L$25]&lt;=[.$B$7];[.$A34]*[.L$25]*[.$B$8];IF(AND([.$A34]*[.L$25]&gt;[.$B$7];[.$A34]*[.L$25]&lt;=[.$C$7]);[.$A34]*[.L$25]*[.$C$8];IF(AND([.$A34]*[.L$25]&gt;[.$C$7];[.$A34]*[.L$25]&lt;[.$D$7]);[.$A34]*[.L$25]*[.$D$8];[.$A34]*[.L$25]*[.$E$8]))))*[.$F$8]" office:value-type="float" office:value="59235.0892680858" calcext:value-type="float">
            <text:p>59.235 </text:p>
          </table:table-cell>
          <table:table-cell table:style-name="ce54" table:formula="of:=(IF([.$A34]*[.M$25]&lt;=[.$B$7];[.$A34]*[.M$25]*[.$B$8];IF(AND([.$A34]*[.M$25]&gt;[.$B$7];[.$A34]*[.M$25]&lt;=[.$C$7]);[.$A34]*[.M$25]*[.$C$8];IF(AND([.$A34]*[.M$25]&gt;[.$C$7];[.$A34]*[.M$25]&lt;[.$D$7]);[.$A34]*[.M$25]*[.$D$8];[.$A34]*[.M$25]*[.$E$8]))))*[.$F$8]" office:value-type="float" office:value="61145.8985993143" calcext:value-type="float">
            <text:p>61.146 </text:p>
          </table:table-cell>
          <table:table-cell table:style-name="ce54" table:formula="of:=(IF([.$A34]*[.N$25]&lt;=[.$B$7];[.$A34]*[.N$25]*[.$B$8];IF(AND([.$A34]*[.N$25]&gt;[.$B$7];[.$A34]*[.N$25]&lt;=[.$C$7]);[.$A34]*[.N$25]*[.$C$8];IF(AND([.$A34]*[.N$25]&gt;[.$C$7];[.$A34]*[.N$25]&lt;[.$D$7]);[.$A34]*[.N$25]*[.$D$8];[.$A34]*[.N$25]*[.$E$8]))))*[.$F$8]" office:value-type="float" office:value="63056.7079305429" calcext:value-type="float">
            <text:p>63.057 </text:p>
          </table:table-cell>
          <table:table-cell table:style-name="ce54" table:formula="of:=(IF([.$A34]*[.O$25]&lt;=[.$B$7];[.$A34]*[.O$25]*[.$B$8];IF(AND([.$A34]*[.O$25]&gt;[.$B$7];[.$A34]*[.O$25]&lt;=[.$C$7]);[.$A34]*[.O$25]*[.$C$8];IF(AND([.$A34]*[.O$25]&gt;[.$C$7];[.$A34]*[.O$25]&lt;[.$D$7]);[.$A34]*[.O$25]*[.$D$8];[.$A34]*[.O$25]*[.$E$8]))))*[.$F$8]" office:value-type="float" office:value="64967.5172617715" calcext:value-type="float">
            <text:p>64.968 </text:p>
          </table:table-cell>
          <table:table-cell table:style-name="ce54" table:formula="of:=(IF([.$A34]*[.P$25]&lt;=[.$B$7];[.$A34]*[.P$25]*[.$B$8];IF(AND([.$A34]*[.P$25]&gt;[.$B$7];[.$A34]*[.P$25]&lt;=[.$C$7]);[.$A34]*[.P$25]*[.$C$8];IF(AND([.$A34]*[.P$25]&gt;[.$C$7];[.$A34]*[.P$25]&lt;[.$D$7]);[.$A34]*[.P$25]*[.$D$8];[.$A34]*[.P$25]*[.$E$8]))))*[.$F$8]" office:value-type="float" office:value="66878.3265930001" calcext:value-type="float">
            <text:p>66.878 </text:p>
          </table:table-cell>
          <table:table-cell table:style-name="ce54" table:formula="of:=(IF([.$A34]*[.Q$25]&lt;=[.$B$7];[.$A34]*[.Q$25]*[.$B$8];IF(AND([.$A34]*[.Q$25]&gt;[.$B$7];[.$A34]*[.Q$25]&lt;=[.$C$7]);[.$A34]*[.Q$25]*[.$C$8];IF(AND([.$A34]*[.Q$25]&gt;[.$C$7];[.$A34]*[.Q$25]&lt;[.$D$7]);[.$A34]*[.Q$25]*[.$D$8];[.$A34]*[.Q$25]*[.$E$8]))))*[.$F$8]" office:value-type="float" office:value="68789.1359242286" calcext:value-type="float">
            <text:p>68.789 </text:p>
          </table:table-cell>
          <table:table-cell table:style-name="ce54" table:formula="of:=(IF([.$A34]*[.R$25]&lt;=[.$B$7];[.$A34]*[.R$25]*[.$B$8];IF(AND([.$A34]*[.R$25]&gt;[.$B$7];[.$A34]*[.R$25]&lt;=[.$C$7]);[.$A34]*[.R$25]*[.$C$8];IF(AND([.$A34]*[.R$25]&gt;[.$C$7];[.$A34]*[.R$25]&lt;[.$D$7]);[.$A34]*[.R$25]*[.$D$8];[.$A34]*[.R$25]*[.$E$8]))))*[.$F$8]" office:value-type="float" office:value="70699.9452554572" calcext:value-type="float">
            <text:p>70.700 </text:p>
          </table:table-cell>
          <table:table-cell table:style-name="ce43" table:formula="of:=+[.S33]+0.5" office:value-type="float" office:value="6" calcext:value-type="float">
            <text:p>6,00 </text:p>
          </table:table-cell>
          <table:table-cell table:number-columns-repeated="1005"/>
        </table:table-row>
        <table:table-row table:style-name="ro2">
          <table:table-cell table:style-name="ce43" table:formula="of:=+[.A34]+0.5" office:value-type="float" office:value="6.5" calcext:value-type="float">
            <text:p>6,50 </text:p>
          </table:table-cell>
          <table:table-cell table:style-name="ce58" table:formula="of:=(IF([.$A35]*[.B$25]&lt;=[.$B$7];[.$A35]*[.B$25]*[.$B$8];IF(AND([.$A35]*[.B$25]&gt;[.$B$7];[.$A35]*[.B$25]&lt;=[.$C$7]);[.$A35]*[.B$25]*[.$C$8];IF(AND([.$A35]*[.B$25]&gt;[.$C$7];[.$A35]*[.B$25]&lt;[.$D$7]);[.$A35]*[.B$25]*[.$D$8];[.$A35]*[.B$25]*[.$E$8]))))*[.$F$8]" office:value-type="float" office:value="43470.91228545" calcext:value-type="float">
            <text:p>43.471 </text:p>
          </table:table-cell>
          <table:table-cell table:style-name="ce58" table:formula="of:=(IF([.$A35]*[.C$25]&lt;=[.$B$7];[.$A35]*[.C$25]*[.$B$8];IF(AND([.$A35]*[.C$25]&gt;[.$B$7];[.$A35]*[.C$25]&lt;=[.$C$7]);[.$A35]*[.C$25]*[.$C$8];IF(AND([.$A35]*[.C$25]&gt;[.$C$7];[.$A35]*[.C$25]&lt;[.$D$7]);[.$A35]*[.C$25]*[.$D$8];[.$A35]*[.C$25]*[.$E$8]))))*[.$F$8]" office:value-type="float" office:value="45540.9557276143" calcext:value-type="float">
            <text:p>45.541 </text:p>
          </table:table-cell>
          <table:table-cell table:style-name="ce58" table:formula="of:=(IF([.$A35]*[.D$25]&lt;=[.$B$7];[.$A35]*[.D$25]*[.$B$8];IF(AND([.$A35]*[.D$25]&gt;[.$B$7];[.$A35]*[.D$25]&lt;=[.$C$7]);[.$A35]*[.D$25]*[.$C$8];IF(AND([.$A35]*[.D$25]&gt;[.$C$7];[.$A35]*[.D$25]&lt;[.$D$7]);[.$A35]*[.D$25]*[.$D$8];[.$A35]*[.D$25]*[.$E$8]))))*[.$F$8]" office:value-type="float" office:value="47610.9991697786" calcext:value-type="float">
            <text:p>47.611 </text:p>
          </table:table-cell>
          <table:table-cell table:style-name="ce58" table:formula="of:=(IF([.$A35]*[.E$25]&lt;=[.$B$7];[.$A35]*[.E$25]*[.$B$8];IF(AND([.$A35]*[.E$25]&gt;[.$B$7];[.$A35]*[.E$25]&lt;=[.$C$7]);[.$A35]*[.E$25]*[.$C$8];IF(AND([.$A35]*[.E$25]&gt;[.$C$7];[.$A35]*[.E$25]&lt;[.$D$7]);[.$A35]*[.E$25]*[.$D$8];[.$A35]*[.E$25]*[.$E$8]))))*[.$F$8]" office:value-type="float" office:value="49681.0426119429" calcext:value-type="float">
            <text:p>49.681 </text:p>
          </table:table-cell>
          <table:table-cell table:style-name="ce58" table:formula="of:=(IF([.$A35]*[.F$25]&lt;=[.$B$7];[.$A35]*[.F$25]*[.$B$8];IF(AND([.$A35]*[.F$25]&gt;[.$B$7];[.$A35]*[.F$25]&lt;=[.$C$7]);[.$A35]*[.F$25]*[.$C$8];IF(AND([.$A35]*[.F$25]&gt;[.$C$7];[.$A35]*[.F$25]&lt;[.$D$7]);[.$A35]*[.F$25]*[.$D$8];[.$A35]*[.F$25]*[.$E$8]))))*[.$F$8]" office:value-type="float" office:value="51751.0860541072" calcext:value-type="float">
            <text:p>51.751 </text:p>
          </table:table-cell>
          <table:table-cell table:style-name="ce58" table:formula="of:=(IF([.$A35]*[.G$25]&lt;=[.$B$7];[.$A35]*[.G$25]*[.$B$8];IF(AND([.$A35]*[.G$25]&gt;[.$B$7];[.$A35]*[.G$25]&lt;=[.$C$7]);[.$A35]*[.G$25]*[.$C$8];IF(AND([.$A35]*[.G$25]&gt;[.$C$7];[.$A35]*[.G$25]&lt;[.$D$7]);[.$A35]*[.G$25]*[.$D$8];[.$A35]*[.G$25]*[.$E$8]))))*[.$F$8]" office:value-type="float" office:value="53821.1294962715" calcext:value-type="float">
            <text:p>53.821 </text:p>
          </table:table-cell>
          <table:table-cell table:style-name="ce58" table:formula="of:=(IF([.$A35]*[.H$25]&lt;=[.$B$7];[.$A35]*[.H$25]*[.$B$8];IF(AND([.$A35]*[.H$25]&gt;[.$B$7];[.$A35]*[.H$25]&lt;=[.$C$7]);[.$A35]*[.H$25]*[.$C$8];IF(AND([.$A35]*[.H$25]&gt;[.$C$7];[.$A35]*[.H$25]&lt;[.$D$7]);[.$A35]*[.H$25]*[.$D$8];[.$A35]*[.H$25]*[.$E$8]))))*[.$F$8]" office:value-type="float" office:value="55891.1729384358" calcext:value-type="float">
            <text:p>55.891 </text:p>
          </table:table-cell>
          <table:table-cell table:style-name="ce58" table:formula="of:=(IF([.$A35]*[.I$25]&lt;=[.$B$7];[.$A35]*[.I$25]*[.$B$8];IF(AND([.$A35]*[.I$25]&gt;[.$B$7];[.$A35]*[.I$25]&lt;=[.$C$7]);[.$A35]*[.I$25]*[.$C$8];IF(AND([.$A35]*[.I$25]&gt;[.$C$7];[.$A35]*[.I$25]&lt;[.$D$7]);[.$A35]*[.I$25]*[.$D$8];[.$A35]*[.I$25]*[.$E$8]))))*[.$F$8]" office:value-type="float" office:value="57961.2163806001" calcext:value-type="float">
            <text:p>57.961 </text:p>
          </table:table-cell>
          <table:table-cell table:style-name="ce58" table:formula="of:=(IF([.$A35]*[.J$25]&lt;=[.$B$7];[.$A35]*[.J$25]*[.$B$8];IF(AND([.$A35]*[.J$25]&gt;[.$B$7];[.$A35]*[.J$25]&lt;=[.$C$7]);[.$A35]*[.J$25]*[.$C$8];IF(AND([.$A35]*[.J$25]&gt;[.$C$7];[.$A35]*[.J$25]&lt;[.$D$7]);[.$A35]*[.J$25]*[.$D$8];[.$A35]*[.J$25]*[.$E$8]))))*[.$F$8]" office:value-type="float" office:value="60031.2598227643" calcext:value-type="float">
            <text:p>60.031 </text:p>
          </table:table-cell>
          <table:table-cell table:style-name="ce58" table:formula="of:=(IF([.$A35]*[.K$25]&lt;=[.$B$7];[.$A35]*[.K$25]*[.$B$8];IF(AND([.$A35]*[.K$25]&gt;[.$B$7];[.$A35]*[.K$25]&lt;=[.$C$7]);[.$A35]*[.K$25]*[.$C$8];IF(AND([.$A35]*[.K$25]&gt;[.$C$7];[.$A35]*[.K$25]&lt;[.$D$7]);[.$A35]*[.K$25]*[.$D$8];[.$A35]*[.K$25]*[.$E$8]))))*[.$F$8]" office:value-type="float" office:value="62101.3032649286" calcext:value-type="float">
            <text:p>62.101 </text:p>
          </table:table-cell>
          <table:table-cell table:style-name="ce58" table:formula="of:=(IF([.$A35]*[.L$25]&lt;=[.$B$7];[.$A35]*[.L$25]*[.$B$8];IF(AND([.$A35]*[.L$25]&gt;[.$B$7];[.$A35]*[.L$25]&lt;=[.$C$7]);[.$A35]*[.L$25]*[.$C$8];IF(AND([.$A35]*[.L$25]&gt;[.$C$7];[.$A35]*[.L$25]&lt;[.$D$7]);[.$A35]*[.L$25]*[.$D$8];[.$A35]*[.L$25]*[.$E$8]))))*[.$F$8]" office:value-type="float" office:value="64171.3467070929" calcext:value-type="float">
            <text:p>64.171 </text:p>
          </table:table-cell>
          <table:table-cell table:style-name="ce58" table:formula="of:=(IF([.$A35]*[.M$25]&lt;=[.$B$7];[.$A35]*[.M$25]*[.$B$8];IF(AND([.$A35]*[.M$25]&gt;[.$B$7];[.$A35]*[.M$25]&lt;=[.$C$7]);[.$A35]*[.M$25]*[.$C$8];IF(AND([.$A35]*[.M$25]&gt;[.$C$7];[.$A35]*[.M$25]&lt;[.$D$7]);[.$A35]*[.M$25]*[.$D$8];[.$A35]*[.M$25]*[.$E$8]))))*[.$F$8]" office:value-type="float" office:value="66241.3901492572" calcext:value-type="float">
            <text:p>66.241 </text:p>
          </table:table-cell>
          <table:table-cell table:style-name="ce58" table:formula="of:=(IF([.$A35]*[.N$25]&lt;=[.$B$7];[.$A35]*[.N$25]*[.$B$8];IF(AND([.$A35]*[.N$25]&gt;[.$B$7];[.$A35]*[.N$25]&lt;=[.$C$7]);[.$A35]*[.N$25]*[.$C$8];IF(AND([.$A35]*[.N$25]&gt;[.$C$7];[.$A35]*[.N$25]&lt;[.$D$7]);[.$A35]*[.N$25]*[.$D$8];[.$A35]*[.N$25]*[.$E$8]))))*[.$F$8]" office:value-type="float" office:value="68311.4335914215" calcext:value-type="float">
            <text:p>68.311 </text:p>
          </table:table-cell>
          <table:table-cell table:style-name="ce58" table:formula="of:=(IF([.$A35]*[.O$25]&lt;=[.$B$7];[.$A35]*[.O$25]*[.$B$8];IF(AND([.$A35]*[.O$25]&gt;[.$B$7];[.$A35]*[.O$25]&lt;=[.$C$7]);[.$A35]*[.O$25]*[.$C$8];IF(AND([.$A35]*[.O$25]&gt;[.$C$7];[.$A35]*[.O$25]&lt;[.$D$7]);[.$A35]*[.O$25]*[.$D$8];[.$A35]*[.O$25]*[.$E$8]))))*[.$F$8]" office:value-type="float" office:value="70381.4770335858" calcext:value-type="float">
            <text:p>70.381 </text:p>
          </table:table-cell>
          <table:table-cell table:style-name="ce58" table:formula="of:=(IF([.$A35]*[.P$25]&lt;=[.$B$7];[.$A35]*[.P$25]*[.$B$8];IF(AND([.$A35]*[.P$25]&gt;[.$B$7];[.$A35]*[.P$25]&lt;=[.$C$7]);[.$A35]*[.P$25]*[.$C$8];IF(AND([.$A35]*[.P$25]&gt;[.$C$7];[.$A35]*[.P$25]&lt;[.$D$7]);[.$A35]*[.P$25]*[.$D$8];[.$A35]*[.P$25]*[.$E$8]))))*[.$F$8]" office:value-type="float" office:value="72451.5204757501" calcext:value-type="float">
            <text:p>72.452 </text:p>
          </table:table-cell>
          <table:table-cell table:style-name="ce58" table:formula="of:=(IF([.$A35]*[.Q$25]&lt;=[.$B$7];[.$A35]*[.Q$25]*[.$B$8];IF(AND([.$A35]*[.Q$25]&gt;[.$B$7];[.$A35]*[.Q$25]&lt;=[.$C$7]);[.$A35]*[.Q$25]*[.$C$8];IF(AND([.$A35]*[.Q$25]&gt;[.$C$7];[.$A35]*[.Q$25]&lt;[.$D$7]);[.$A35]*[.Q$25]*[.$D$8];[.$A35]*[.Q$25]*[.$E$8]))))*[.$F$8]" office:value-type="float" office:value="74521.5639179143" calcext:value-type="float">
            <text:p>74.522 </text:p>
          </table:table-cell>
          <table:table-cell table:style-name="ce58" table:formula="of:=(IF([.$A35]*[.R$25]&lt;=[.$B$7];[.$A35]*[.R$25]*[.$B$8];IF(AND([.$A35]*[.R$25]&gt;[.$B$7];[.$A35]*[.R$25]&lt;=[.$C$7]);[.$A35]*[.R$25]*[.$C$8];IF(AND([.$A35]*[.R$25]&gt;[.$C$7];[.$A35]*[.R$25]&lt;[.$D$7]);[.$A35]*[.R$25]*[.$D$8];[.$A35]*[.R$25]*[.$E$8]))))*[.$F$8]" office:value-type="float" office:value="76591.6073600786" calcext:value-type="float">
            <text:p>76.592 </text:p>
          </table:table-cell>
          <table:table-cell table:style-name="ce43" table:formula="of:=+[.S34]+0.5" office:value-type="float" office:value="6.5" calcext:value-type="float">
            <text:p>6,50 </text:p>
          </table:table-cell>
          <table:table-cell table:number-columns-repeated="1005"/>
        </table:table-row>
        <table:table-row table:style-name="ro19">
          <table:table-cell table:number-columns-repeated="13"/>
          <table:table-cell office:value-type="string" office:string-value="Importes con IVA incluído" calcext:value-type="string">
            <text:p>Importes con IVA incluído </text:p>
          </table:table-cell>
          <table:table-cell table:number-columns-repeated="1010"/>
        </table:table-row>
        <table:table-row table:style-name="ro3" table:number-rows-repeated="2">
          <table:table-cell table:number-columns-repeated="1024"/>
        </table:table-row>
        <table:table-row table:style-name="ro9" table:number-rows-repeated="2">
          <table:table-cell table:number-columns-repeated="1024"/>
        </table:table-row>
        <table:table-row table:style-name="ro3" table:number-rows-repeated="1048532">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table:table table:name="VORTEX triang" table:style-name="ta6" table:print="false">
        <table:shapes>
          <draw:g draw:z-index="0" draw:name="Group 2">
            <draw:custom-shape draw:name="Freeform 3" draw:style-name="gr4" draw:text-style-name="P1" svg:width="47.61mm" svg:height="16.07mm" svg:x="86.3mm" svg:y="1.78m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5" draw:text-style-name="P2" svg:width="5.05mm" svg:height="3.46mm" svg:x="83.68mm" svg:y="16.17m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6" draw:text-style-name="P2" svg:width="5.05mm" svg:height="13.71mm" svg:x="83.68mm" svg:y="2.96m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7" draw:text-style-name="P2" svg:width="5.05mm" svg:height="3.43mm" svg:x="83.68mm" svg:y="0m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8" draw:text-style-name="P2" svg:width="44.39mm" svg:height="3.43mm" svg:x="87.92mm" svg:y="0m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9" draw:text-style-name="P2" svg:width="4.98mm" svg:height="3.43mm" svg:x="131.54mm" svg:y="0m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10" draw:text-style-name="P2" svg:width="4.98mm" svg:height="13.71mm" svg:x="131.54mm" svg:y="2.96m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11" draw:text-style-name="P2" svg:width="4.98mm" svg:height="3.46mm" svg:x="131.54mm" svg:y="16.17m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12" draw:text-style-name="P2" svg:width="44.39mm" svg:height="3.46mm" svg:x="87.92mm" svg:y="16.17m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13" draw:text-style-name="P1" svg:width="50.27mm" svg:height="17.98mm" svg:x="85.06mm" svg:y="0.8m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14" draw:text-style-name="P3" svg:width="2.03mm" svg:height="1.37mm" svg:x="84.66mm" svg:y="17.77m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15" draw:text-style-name="P3" svg:width="0.7mm" svg:height="15.58mm" svg:x="84.66mm" svg:y="2m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14" draw:text-style-name="P3" svg:width="2.03mm" svg:height="1.32mm" svg:x="84.66mm" svg:y="0.5m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16" draw:text-style-name="P3" svg:width="46.81mm" svg:height="0.42mm" svg:x="86.81mm" svg:y="0.5m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14" draw:text-style-name="P3" svg:width="1.98mm" svg:height="1.32mm" svg:x="133.8mm" svg:y="0.5m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15" draw:text-style-name="P3" svg:width="0.67mm" svg:height="15.58mm" svg:x="135.11mm" svg:y="2m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14" draw:text-style-name="P3" svg:width="1.98mm" svg:height="1.37mm" svg:x="133.8mm" svg:y="17.77m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16" draw:text-style-name="P3" svg:width="46.81mm" svg:height="0.46mm" svg:x="86.81mm" svg:y="18.66m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17" draw:text-style-name="P2" svg:width="6.05mm" svg:height="3.42mm" svg:x="90.02mm" svg:y="4.14m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14" draw:text-style-name="P3" svg:width="1.77mm" svg:height="0.21mm" svg:x="93.15mm" svg:y="3.98m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14" draw:text-style-name="P3" svg:width="1.9mm" svg:height="0.73mm" svg:x="91.11mm" svg:y="3.98m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14" draw:text-style-name="P3" svg:width="1.51mm" svg:height="2.01mm" svg:x="89.92mm" svg:y="4.75m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14" draw:text-style-name="P3" svg:width="0.9mm" svg:height="1.03mm" svg:x="89.69mm" svg:y="6.72m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14" draw:text-style-name="P3" svg:width="2.39mm" svg:height="0.21mm" svg:x="90.76mm" svg:y="7.54m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14" draw:text-style-name="P3" svg:width="1.84mm" svg:height="1.03mm" svg:x="93.31mm" svg:y="6.72m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14" draw:text-style-name="P3" svg:width="1.47mm" svg:height="1.79mm" svg:x="94.78mm" svg:y="4.97m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14" draw:text-style-name="P3" svg:width="1.15mm" svg:height="1.01mm" svg:x="95.13mm" svg:y="3.98m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14" draw:text-style-name="P3" svg:width="1.96mm" svg:height="0.29mm" svg:x="91.33mm" svg:y="6.6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14" draw:text-style-name="P3" svg:width="1.66mm" svg:height="2.18mm" svg:x="91.44mm" svg:y="4.57m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14" draw:text-style-name="P3" svg:width="2.02mm" svg:height="0.29mm" svg:x="92.91mm" svg:y="4.57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14" draw:text-style-name="P3" svg:width="1.41mm" svg:height="2.19mm" svg:x="93.31mm" svg:y="4.75m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18" draw:text-style-name="P2" svg:width="5.97mm" svg:height="3.42mm" svg:x="105.14mm" svg:y="4.14m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19" draw:text-style-name="P3" svg:width="1.83mm" svg:height="2.7mm" svg:x="109.4mm" svg:y="4.97m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14" draw:text-style-name="P3" svg:width="1.08mm" svg:height="1.07mm" svg:x="110.31mm" svg:y="3.88m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14" draw:text-style-name="P3" svg:width="3.52mm" svg:height="0.3mm" svg:x="106.56mm" svg:y="3.88m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14" draw:text-style-name="P3" svg:width="0.98mm" svg:height="0.81mm" svg:x="105.98mm" svg:y="4.06m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14" draw:text-style-name="P3" svg:width="3.51mm" svg:height="0.29mm" svg:x="106.45mm" svg:y="4.57m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14" draw:text-style-name="P3" svg:width="0.8mm" svg:height="0.89mm" svg:x="108.99mm" svg:y="4.75m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14" draw:text-style-name="P3" svg:width="1.75mm" svg:height="0.29mm" svg:x="107.42mm" svg:y="5.35mm">
              <text:p/>
              <draw:enhanced-geometry svg:viewBox="0 0 18 6" draw:extrusion-allowed="true" draw:text-areas="0 0 18 6" draw:glue-points="0 5 0 5 18 6 18 0 0 0 0 0 0 5" draw:type="non-primitive" draw:enhanced-path="M 0 5 L 0 5 18 6 18 0 0 0 0 5 Z N"/>
            </draw:custom-shape>
            <draw:custom-shape draw:name="Freeform 42" draw:style-name="gr14" draw:text-style-name="P3" svg:width="1.9mm" svg:height="0.72mm" svg:x="105.32mm" svg:y="5.35m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14" draw:text-style-name="P3" svg:width="0.7mm" svg:height="0.63mm" svg:x="105.02mm" svg:y="6.13m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14" draw:text-style-name="P3" svg:width="0.85mm" svg:height="1.03mm" svg:x="104.86mm" svg:y="6.72m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14" draw:text-style-name="P3" svg:width="3.81mm" svg:height="0.21mm" svg:x="105.88mm" svg:y="7.54m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14" draw:text-style-name="P3" svg:width="1.96mm" svg:height="0.29mm" svg:x="106.45mm" svg:y="6.6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14" draw:text-style-name="P3" svg:width="0.68mm" svg:height="0.6mm" svg:x="106.56mm" svg:y="6.18m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14" draw:text-style-name="P3" svg:width="1.95mm" svg:height="0.2mm" svg:x="107.14mm" svg:y="6.18m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14" draw:text-style-name="P3" svg:width="0.42mm" svg:height="0.6mm" svg:x="108.38mm" svg:y="6.34m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20" draw:text-style-name="P2" svg:width="6.17mm" svg:height="3.42mm" svg:x="125.2mm" svg:y="4.14m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14" draw:text-style-name="P3" svg:width="1.84mm" svg:height="0.21mm" svg:x="128.37mm" svg:y="3.98m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14" draw:text-style-name="P3" svg:width="1.92mm" svg:height="0.73mm" svg:x="126.27mm" svg:y="3.98m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14" draw:text-style-name="P3" svg:width="1.53mm" svg:height="2.01mm" svg:x="125.08mm" svg:y="4.75m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14" draw:text-style-name="P3" svg:width="0.94mm" svg:height="1.03mm" svg:x="124.86mm" svg:y="6.72m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14" draw:text-style-name="P3" svg:width="2.41mm" svg:height="0.21mm" svg:x="125.99mm" svg:y="7.54m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14" draw:text-style-name="P3" svg:width="1.76mm" svg:height="1.03mm" svg:x="128.55mm" svg:y="6.72m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14" draw:text-style-name="P3" svg:width="1.41mm" svg:height="1.79mm" svg:x="129.96mm" svg:y="4.97m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14" draw:text-style-name="P3" svg:width="1.1mm" svg:height="1.01mm" svg:x="130.4mm" svg:y="3.98m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14" draw:text-style-name="P3" svg:width="1.97mm" svg:height="0.29mm" svg:x="126.5mm" svg:y="6.65m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14" draw:text-style-name="P3" svg:width="1.53mm" svg:height="2.18mm" svg:x="126.73mm" svg:y="4.57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14" draw:text-style-name="P3" svg:width="1.87mm" svg:height="0.29mm" svg:x="128.25mm" svg:y="4.57m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14" draw:text-style-name="P3" svg:width="1.59mm" svg:height="2.19mm" svg:x="128.43mm" svg:y="4.75m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21" draw:text-style-name="P2" svg:width="6.58mm" svg:height="3.42mm" svg:x="111.33mm" svg:y="4.14m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14" draw:text-style-name="P3" svg:width="1.53mm" svg:height="0.21mm" svg:x="113.31mm" svg:y="3.98m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22" draw:text-style-name="P3" svg:width="2.64mm" svg:height="3.69mm" svg:x="110.93mm" svg:y="4.06m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14" draw:text-style-name="P3" svg:width="1.67mm" svg:height="0.3mm" svg:x="111.33mm" svg:y="7.54m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23" draw:text-style-name="P3" svg:width="2.18mm" svg:height="3.09mm" svg:x="112.69mm" svg:y="4.57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14" draw:text-style-name="P3" svg:width="1.97mm" svg:height="0.29mm" svg:x="114.84mm" svg:y="4.57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23" draw:text-style-name="P3" svg:width="2.34mm" svg:height="3.09mm" svg:x="114.32mm" svg:y="4.75m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14" draw:text-style-name="P3" svg:width="1.67mm" svg:height="0.3mm" svg:x="114.72mm" svg:y="7.54m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19" draw:text-style-name="P3" svg:width="1.97mm" svg:height="2.7mm" svg:x="116.03mm" svg:y="4.97m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14" draw:text-style-name="P3" svg:width="1.21mm" svg:height="1.01mm" svg:x="117mm" svg:y="3.98m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14" draw:text-style-name="P3" svg:width="2.21mm" svg:height="0.51mm" svg:x="114.62mm" svg:y="3.88m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14" draw:text-style-name="P3" svg:width="0.67mm" svg:height="0.39mm" svg:x="114.62mm" svg:y="3.98m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24" draw:text-style-name="P2" svg:width="5.81mm" svg:height="3.42mm" svg:x="96.32mm" svg:y="4.14m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14" draw:text-style-name="P3" svg:width="2.52mm" svg:height="0.51mm" svg:x="99.55mm" svg:y="3.88m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14" draw:text-style-name="P3" svg:width="0.67mm" svg:height="0.39mm" svg:x="99.55mm" svg:y="3.98m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14" draw:text-style-name="P3" svg:width="1.53mm" svg:height="0.21mm" svg:x="98.31mm" svg:y="3.98m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22" draw:text-style-name="P3" svg:width="2.78mm" svg:height="3.69mm" svg:x="95.87mm" svg:y="4.06m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14" draw:text-style-name="P3" svg:width="1.66mm" svg:height="0.3mm" svg:x="96.32mm" svg:y="7.54m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23" draw:text-style-name="P3" svg:width="2.22mm" svg:height="3.09mm" svg:x="97.63mm" svg:y="4.57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14" draw:text-style-name="P3" svg:width="2.23mm" svg:height="0.29mm" svg:x="99.78mm" svg:y="4.57m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14" draw:text-style-name="P3" svg:width="0.98mm" svg:height="0.73mm" svg:x="101.6mm" svg:y="3.98m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25" draw:text-style-name="P2" svg:width="7.54mm" svg:height="5.18mm" svg:x="118.57mm" svg:y="2.38m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14" draw:text-style-name="P3" svg:width="1.51mm" svg:height="0.21mm" svg:x="124.58mm" svg:y="2.16m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14" draw:text-style-name="P3" svg:width="1.46mm" svg:height="1.91mm" svg:x="123.44mm" svg:y="2.27m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14" draw:text-style-name="P3" svg:width="1.64mm" svg:height="0.21mm" svg:x="121.86mm" svg:y="3.98m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14" draw:text-style-name="P3" svg:width="1.92mm" svg:height="0.73mm" svg:x="119.76mm" svg:y="3.98m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14" draw:text-style-name="P3" svg:width="1.51mm" svg:height="2.01mm" svg:x="118.47mm" svg:y="4.75m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14" draw:text-style-name="P3" svg:width="1.04mm" svg:height="1.03mm" svg:x="118.24mm" svg:y="6.72m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14" draw:text-style-name="P3" svg:width="2.27mm" svg:height="0.21mm" svg:x="119.43mm" svg:y="7.54m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14" draw:text-style-name="P3" svg:width="1.21mm" svg:height="0.3mm" svg:x="121.92mm" svg:y="7.54m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26" draw:text-style-name="P3" svg:width="3.67mm" svg:height="5.55mm" svg:x="122.82mm" svg:y="2.16m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14" draw:text-style-name="P3" svg:width="1.58mm" svg:height="2.18mm" svg:x="120.06mm" svg:y="4.57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14" draw:text-style-name="P3" svg:width="1.91mm" svg:height="0.29mm" svg:x="121.64mm" svg:y="4.57m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14" draw:text-style-name="P3" svg:width="1.52mm" svg:height="2.19mm" svg:x="121.86mm" svg:y="4.75m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14" draw:text-style-name="P3" svg:width="2.07mm" svg:height="0.29mm" svg:x="119.88mm" svg:y="6.65m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27" draw:text-style-name="P2" svg:width="4.6mm" svg:height="5.18mm" svg:x="101.23mm" svg:y="2.38mm">
              <text:p/>
              <draw:enhanced-geometry svg:viewBox="0 0 44 71" draw:extrusion-allowed="true" draw:text-areas="0 0 44 71" draw:glue-points="44 0 30 0 0 71 14 71 44 0" draw:type="non-primitive" draw:enhanced-path="M 44 0 L 30 0 0 71 14 71 44 0 Z N"/>
            </draw:custom-shape>
            <draw:custom-shape draw:name="Freeform 99" draw:style-name="gr14" draw:text-style-name="P3" svg:width="1.65mm" svg:height="0.25mm" svg:x="104.18mm" svg:y="2.16m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28" draw:text-style-name="P3" svg:width="3.76mm" svg:height="5.44mm" svg:x="100.76mm" svg:y="2.32m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14" draw:text-style-name="P3" svg:width="1.58mm" svg:height="0.21mm" svg:x="101.23mm" svg:y="7.54m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26" draw:text-style-name="P3" svg:width="3.81mm" svg:height="5.55mm" svg:x="102.42mm" svg:y="2.16m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29" draw:text-style-name="P2" svg:width="5.61mm" svg:height="3.98mm" svg:x="95.18mm" svg:y="8.93m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30" draw:text-style-name="P2" svg:width="16.2mm" svg:height="4.07mm" svg:x="101.45mm" svg:y="8.83m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31" draw:text-style-name="P2" svg:width="7.39mm" svg:height="3.98mm" svg:x="118.17mm" svg:y="8.93m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14" draw:text-style-name="P3" svg:width="0.85mm" svg:height="0.97mm" svg:x="86.79mm" svg:y="14.5m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14" draw:text-style-name="P3" svg:width="0.98mm" svg:height="0.97mm" svg:x="87.79mm" svg:y="14.5m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14" draw:text-style-name="P3" svg:width="0.7mm" svg:height="1.11mm" svg:x="90.02mm" svg:y="14.46m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14" draw:text-style-name="P3" svg:width="0.78mm" svg:height="1.11mm" svg:x="91.11mm" svg:y="14.46m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14" draw:text-style-name="P3" svg:width="0.66mm" svg:height="0.97mm" svg:x="92.3mm" svg:y="14.5m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14" draw:text-style-name="P3" svg:width="0.86mm" svg:height="1.11mm" svg:x="93.31mm" svg:y="14.46m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14" draw:text-style-name="P3" svg:width="0.8mm" svg:height="0.97mm" svg:x="94.56mm" svg:y="14.5m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14" draw:text-style-name="P3" svg:width="0.91mm" svg:height="0.97mm" svg:x="96.2mm" svg:y="14.5m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14" draw:text-style-name="P3" svg:width="0.87mm" svg:height="0.97mm" svg:x="97.85mm" svg:y="14.5m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14" draw:text-style-name="P3" svg:width="0.79mm" svg:height="1.07mm" svg:x="99.15mm" svg:y="14.5m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14" draw:text-style-name="P3" svg:width="0.78mm" svg:height="0.97mm" svg:x="100.17mm" svg:y="14.5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14" draw:text-style-name="P3" svg:width="0.85mm" svg:height="0.97mm" svg:x="101.12mm" svg:y="14.5m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14" draw:text-style-name="P3" svg:width="0.68mm" svg:height="1.07mm" svg:x="102.76mm" svg:y="14.5m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14" draw:text-style-name="P3" svg:width="0.24mm" svg:height="1.32mm" svg:x="104.29mm" svg:y="14.46m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14" draw:text-style-name="P3" svg:width="0.9mm" svg:height="0.97mm" svg:x="104.92mm" svg:y="14.5m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14" draw:text-style-name="P3" svg:width="0.78mm" svg:height="1.11mm" svg:x="106.17mm" svg:y="14.46m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14" draw:text-style-name="P3" svg:width="0.79mm" svg:height="0.97mm" svg:x="107.3mm" svg:y="14.5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14" draw:text-style-name="P3" svg:width="0.78mm" svg:height="1.11mm" svg:x="108.38mm" svg:y="14.46m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14" draw:text-style-name="P3" svg:width="0.78mm" svg:height="0.97mm" svg:x="109.57mm" svg:y="14.5m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14" draw:text-style-name="P3" svg:width="0.79mm" svg:height="0.97mm" svg:x="110.93mm" svg:y="14.5m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14" draw:text-style-name="P3" svg:width="0.92mm" svg:height="0.97mm" svg:x="112.01mm" svg:y="14.5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14" draw:text-style-name="P3" svg:width="0.25mm" svg:height="1.32mm" svg:x="113.2mm" svg:y="14.46m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14" draw:text-style-name="P3" svg:width="0.8mm" svg:height="0.97mm" svg:x="114.32mm" svg:y="14.5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14" draw:text-style-name="P3" svg:width="0.54mm" svg:height="0.97mm" svg:x="115.41mm" svg:y="14.5m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14" draw:text-style-name="P3" svg:width="0.73mm" svg:height="0.97mm" svg:x="116.37mm" svg:y="14.5m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14" draw:text-style-name="P3" svg:width="0.67mm" svg:height="0.97mm" svg:x="117.33mm" svg:y="14.5m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14" draw:text-style-name="P3" svg:width="0.54mm" svg:height="0.97mm" svg:x="118.47mm" svg:y="14.5m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14" draw:text-style-name="P3" svg:width="0.9mm" svg:height="0.97mm" svg:x="119.2mm" svg:y="14.5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14" draw:text-style-name="P3" svg:width="0.91mm" svg:height="0.97mm" svg:x="120.32mm" svg:y="14.5m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14" draw:text-style-name="P3" svg:width="0.62mm" svg:height="1.07mm" svg:x="122.02mm" svg:y="14.5m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14" draw:text-style-name="P3" svg:width="0.55mm" svg:height="0.97mm" svg:x="123.05mm" svg:y="14.5m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14" draw:text-style-name="P3" svg:width="0.67mm" svg:height="1.07mm" svg:x="124.01mm" svg:y="14.5m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14" draw:text-style-name="P3" svg:width="0.42mm" svg:height="0.97mm" svg:x="124.98mm" svg:y="14.5m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14" draw:text-style-name="P3" svg:width="0.66mm" svg:height="0.97mm" svg:x="126.62mm" svg:y="14.5m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14" draw:text-style-name="P3" svg:width="0.68mm" svg:height="1.07mm" svg:x="127.58mm" svg:y="14.5m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14" draw:text-style-name="P3" svg:width="0.78mm" svg:height="0.97mm" svg:x="128.55mm" svg:y="14.5m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14" draw:text-style-name="P3" svg:width="0.67mm" svg:height="1.07mm" svg:x="129.67mm" svg:y="14.5m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14" draw:text-style-name="P3" svg:width="0.68mm" svg:height="0.97mm" svg:x="130.63mm" svg:y="14.5m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14" draw:text-style-name="P3" svg:width="0.74mm" svg:height="1.07mm" svg:x="131.56mm" svg:y="14.5m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14" draw:text-style-name="P3" svg:width="0.36mm" svg:height="0.97mm" svg:x="132.73mm" svg:y="14.5m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14" draw:text-style-name="P3" svg:width="0.98mm" svg:height="1.36mm" svg:x="102.76mm" svg:y="17.08m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14" draw:text-style-name="P3" svg:width="1.07mm" svg:height="1.36mm" svg:x="104.02mm" svg:y="17.08m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14" draw:text-style-name="P3" svg:width="0.9mm" svg:height="1.36mm" svg:x="105.6mm" svg:y="17.08m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14" draw:text-style-name="P3" svg:width="0.24mm" svg:height="1.36mm" svg:x="107.02mm" svg:y="17.08mm">
              <text:p/>
              <draw:enhanced-geometry svg:viewBox="0 0 21600 21600" draw:type="rectangle" draw:enhanced-path="M 0 0 L 21600 0 21600 21600 0 21600 0 0 Z N"/>
            </draw:custom-shape>
            <draw:custom-shape draw:name="Freeform 152" draw:style-name="gr14" draw:text-style-name="P3" svg:width="1.1mm" svg:height="1.36mm" svg:x="107.52mm" svg:y="17.08m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14" draw:text-style-name="P3" svg:width="0.98mm" svg:height="1.36mm" svg:x="109.57mm" svg:y="17.08m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14" draw:text-style-name="P3" svg:width="0.78mm" svg:height="1.36mm" svg:x="111.05mm" svg:y="17.08m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14" draw:text-style-name="P3" svg:width="1.08mm" svg:height="1.36mm" svg:x="112.18mm" svg:y="17.08m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14" draw:text-style-name="P3" svg:width="1.04mm" svg:height="1.36mm" svg:x="113.65mm" svg:y="17.08m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14" draw:text-style-name="P3" svg:width="1.04mm" svg:height="1.44mm" svg:x="115.07mm" svg:y="17.02m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14" draw:text-style-name="P3" svg:width="1.16mm" svg:height="1.36mm" svg:x="116.37mm" svg:y="17.08m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14" draw:text-style-name="P3" svg:width="0.36mm" svg:height="0.5mm" svg:x="98.36mm" svg:y="16.17m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Rectangle 160" draw:style-name="gr14" draw:text-style-name="P3" svg:width="0.24mm" svg:height="0.03mm" svg:x="99.04mm" svg:y="16.38mm">
              <text:p/>
              <draw:enhanced-geometry svg:viewBox="0 0 21600 21600" draw:type="rectangle" draw:enhanced-path="M 0 0 L 21600 0 21600 21600 0 21600 0 0 Z N"/>
            </draw:custom-shape>
            <draw:custom-shape draw:name="Freeform 161" draw:style-name="gr14" draw:text-style-name="P3" svg:width="0.73mm" svg:height="0.5mm" svg:x="99.7mm" svg:y="16.17m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14" draw:text-style-name="P3" svg:width="0.48mm" svg:height="0.5mm" svg:x="100.86mm" svg:y="16.17m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14" draw:text-style-name="P3" svg:width="0.47mm" svg:height="0.5mm" svg:x="103.17mm" svg:y="16.17m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14" draw:text-style-name="P3" svg:width="0.23mm" svg:height="0.5mm" svg:x="104.02mm" svg:y="16.17m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14" draw:text-style-name="P3" svg:width="0.47mm" svg:height="0.5mm" svg:x="104.92mm" svg:y="16.17m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14" draw:text-style-name="P3" svg:width="0.29mm" svg:height="0.5mm" svg:x="105.7mm" svg:y="16.17m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14" draw:text-style-name="P3" svg:width="0.47mm" svg:height="0.7mm" svg:x="106.45mm" svg:y="15.96m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14" draw:text-style-name="P3" svg:width="0.48mm" svg:height="0.5mm" svg:x="107.3mm" svg:y="16.17m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14" draw:text-style-name="P3" svg:width="0.48mm" svg:height="0.5mm" svg:x="108.49mm" svg:y="16.17m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14" draw:text-style-name="P3" svg:width="0.29mm" svg:height="0.5mm" svg:x="109.4mm" svg:y="16.17m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14" draw:text-style-name="P3" svg:width="0.47mm" svg:height="0.5mm" svg:x="110.02mm" svg:y="16.17m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14" draw:text-style-name="P3" svg:width="0.44mm" svg:height="0.5mm" svg:x="110.87mm" svg:y="16.17m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14" draw:text-style-name="P3" svg:width="0.98mm" svg:height="0.7mm" svg:x="111.61mm" svg:y="15.96m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14" draw:text-style-name="P3" svg:width="0.35mm" svg:height="0.5mm" svg:x="113.31mm" svg:y="16.17m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14" draw:text-style-name="P3" svg:width="0.18mm" svg:height="0.7mm" svg:x="114.04mm" svg:y="15.96m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14" draw:text-style-name="P3" svg:width="0.42mm" svg:height="0.5mm" svg:x="114.55mm" svg:y="16.17m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14" draw:text-style-name="P3" svg:width="0.56mm" svg:height="0.5mm" svg:x="115.28mm" svg:y="16.17m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14" draw:text-style-name="P3" svg:width="0.36mm" svg:height="0.5mm" svg:x="116.47mm" svg:y="16.17m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14" draw:text-style-name="P3" svg:width="0.44mm" svg:height="0.5mm" svg:x="117.56mm" svg:y="16.17m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14" draw:text-style-name="P3" svg:width="0.48mm" svg:height="0.5mm" svg:x="118.29mm" svg:y="16.17m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14" draw:text-style-name="P3" svg:width="0.78mm" svg:height="0.5mm" svg:x="119.2mm" svg:y="16.17m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14" draw:text-style-name="P3" svg:width="0.42mm" svg:height="0.5mm" svg:x="120.85mm" svg:y="16.17m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14" draw:text-style-name="P3" svg:width="0.23mm" svg:height="0.5mm" svg:x="121.64mm" svg:y="16.17m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32" draw:text-style-name="P1" svg:width="41.58mm" svg:height="0.29mm" svg:x="90.2mm" svg:y="4.97mm">
              <text:p/>
              <draw:enhanced-geometry svg:viewBox="0 0 21600 21600" draw:type="rectangle" draw:enhanced-path="M 0 0 L 21600 0 21600 21600 0 21600 0 0 Z N"/>
            </draw:custom-shape>
          </draw:g>
        </table:shapes>
        <table:table-column table:style-name="co2" table:default-cell-style-name="ce1"/>
        <table:table-column table:style-name="co3" table:number-columns-repeated="12" table:default-cell-style-name="ce10"/>
        <table:table-column table:style-name="co4" table:default-cell-style-name="ce10"/>
        <table:table-column table:style-name="co3" table:default-cell-style-name="ce10"/>
        <table:table-column table:style-name="co10" table:default-cell-style-name="ce10"/>
        <table:table-column table:style-name="co3" table:number-columns-repeated="2" table:default-cell-style-name="ce10"/>
        <table:table-column table:style-name="co2" table:default-cell-style-name="ce1"/>
        <table:table-column table:style-name="co7" table:number-columns-repeated="238" table:default-cell-style-name="ce10"/>
        <table:table-column table:style-name="co7" table:number-columns-repeated="767" table:default-cell-style-name="Default"/>
        <table:table-row table:style-name="ro3">
          <table:table-cell table:number-columns-repeated="1024"/>
        </table:table-row>
        <table:table-row table:style-name="ro3">
          <table:table-cell/>
          <table:table-cell table:style-name="ce11" office:value-type="float" office:value="3.74" calcext:value-type="float">
            <text:p>3,74 </text:p>
          </table:table-cell>
          <table:table-cell table:style-name="ce11" office:value-type="float" office:value="3.68" calcext:value-type="float">
            <text:p>3,68 </text:p>
          </table:table-cell>
          <table:table-cell table:style-name="ce11" office:value-type="float" office:value="3.62" calcext:value-type="float">
            <text:p>3,62 </text:p>
          </table:table-cell>
          <table:table-cell table:style-name="ce11" office:value-type="float" office:value="3.55" calcext:value-type="float">
            <text:p>3,55 </text:p>
          </table:table-cell>
          <table:table-cell table:style-name="ce11"/>
          <table:table-cell table:number-columns-repeated="1018"/>
        </table:table-row>
        <table:table-row table:style-name="ro3">
          <table:table-cell/>
          <table:table-cell table:style-name="ce11" office:value-type="float" office:value="3.56" calcext:value-type="float">
            <text:p>3,56 </text:p>
          </table:table-cell>
          <table:table-cell table:style-name="ce11" office:value-type="float" office:value="3.42" calcext:value-type="float">
            <text:p>3,42 </text:p>
          </table:table-cell>
          <table:table-cell table:style-name="ce11" office:value-type="float" office:value="3.37" calcext:value-type="float">
            <text:p>3,37 </text:p>
          </table:table-cell>
          <table:table-cell table:style-name="ce11" office:value-type="float" office:value="3.3" calcext:value-type="float">
            <text:p>3,30 </text:p>
          </table:table-cell>
          <table:table-cell table:style-name="ce11"/>
          <table:table-cell table:number-columns-repeated="1018"/>
        </table:table-row>
        <table:table-row table:style-name="ro6">
          <table:table-cell/>
          <table:table-cell table:style-name="ce11" office:value-type="float" office:value="3.81" calcext:value-type="float">
            <text:p>3,81 </text:p>
          </table:table-cell>
          <table:table-cell table:style-name="ce11" office:value-type="float" office:value="3.74" calcext:value-type="float">
            <text:p>3,74 </text:p>
          </table:table-cell>
          <table:table-cell table:style-name="ce11" office:value-type="float" office:value="3.66" calcext:value-type="float">
            <text:p>3,66 </text:p>
          </table:table-cell>
          <table:table-cell table:style-name="ce11" office:value-type="float" office:value="3.59" calcext:value-type="float">
            <text:p>3,59 </text:p>
          </table:table-cell>
          <table:table-cell table:style-name="ce11"/>
          <table:table-cell table:number-columns-repeated="1018"/>
        </table:table-row>
        <table:table-row table:style-name="ro3">
          <table:table-cell/>
          <table:table-cell table:style-name="ce11" office:value-type="float" office:value="4.1" calcext:value-type="float">
            <text:p>4,10 </text:p>
          </table:table-cell>
          <table:table-cell table:style-name="ce11" office:value-type="float" office:value="3.98" calcext:value-type="float">
            <text:p>3,98 </text:p>
          </table:table-cell>
          <table:table-cell table:style-name="ce11" office:value-type="float" office:value="3.93" calcext:value-type="float">
            <text:p>3,93 </text:p>
          </table:table-cell>
          <table:table-cell table:style-name="ce11" office:value-type="float" office:value="3.87" calcext:value-type="float">
            <text:p>3,87 </text:p>
          </table:table-cell>
          <table:table-cell table:style-name="ce11"/>
          <table:table-cell table:number-columns-repeated="1018"/>
        </table:table-row>
        <table:table-row table:style-name="ro8">
          <table:table-cell table:number-columns-repeated="1024"/>
        </table:table-row>
        <table:table-row table:style-name="ro3" table:visibility="collapse">
          <table:table-cell/>
          <table:table-cell office:value-type="float" office:value="12" calcext:value-type="float">
            <text:p>12,00 </text:p>
          </table:table-cell>
          <table:table-cell office:value-type="float" office:value="16" calcext:value-type="float">
            <text:p>16,00 </text:p>
          </table:table-cell>
          <table:table-cell table:number-columns-repeated="2" office:value-type="float" office:value="22" calcext:value-type="float">
            <text:p>22,00 </text:p>
          </table:table-cell>
          <table:table-cell office:value-type="string" office:string-value="IVA" calcext:value-type="string">
            <text:p>IVA </text:p>
          </table:table-cell>
          <table:table-cell table:number-columns-repeated="1018"/>
        </table:table-row>
        <table:table-row table:style-name="ro9" table:visibility="collapse">
          <table:table-cell/>
          <table:table-cell table:formula="of:=+[.C8]*1.0282*1.02" office:value-type="float" office:value="859.229189352551" calcext:value-type="float">
            <text:p>859,23 </text:p>
          </table:table-cell>
          <table:table-cell table:formula="of:=+[.D8]*1.0282" office:value-type="float" office:value="819.277920821606" calcext:value-type="float">
            <text:p>819,28 </text:p>
          </table:table-cell>
          <table:table-cell table:formula="of:=+[.E8]*1.0282" office:value-type="float" office:value="796.807936998255" calcext:value-type="float">
            <text:p>796,81 </text:p>
          </table:table-cell>
          <table:table-cell table:formula="of:=+['Cálculo costo'.N35]" office:value-type="float" office:value="774.954227775" calcext:value-type="float">
            <text:p>774,95 </text:p>
          </table:table-cell>
          <table:table-cell office:value-type="float" office:value="1" calcext:value-type="float">
            <text:p>1,00 </text:p>
          </table:table-cell>
          <table:table-cell table:number-columns-repeated="1018"/>
        </table:table-row>
        <table:table-row table:style-name="ro9">
          <table:table-cell table:number-columns-repeated="16"/>
          <table:table-cell table:style-name="ce31" table:formula="of:=TODAY()" office:value-type="date" office:date-value="2021-01-12" calcext:value-type="date" table:number-columns-spanned="2" table:number-rows-spanned="1">
            <text:p>12-ene-2021</text:p>
          </table:table-cell>
          <table:covered-table-cell table:style-name="ce31"/>
          <table:table-cell table:number-columns-repeated="1006"/>
        </table:table-row>
        <table:table-row table:style-name="ro3">
          <table:table-cell table:style-name="ce2" office:value-type="string" office:string-value="Lonas confeccionadas – Sin soga, ojales dentados y refuerzos triangulares" calcext:value-type="string" table:number-columns-spanned="16" table:number-rows-spanned="1">
            <text:p>Lonas confeccionadas – Sin soga, ojales dentados y refuerzos triangulares </text:p>
          </table:table-cell>
          <table:covered-table-cell table:number-columns-repeated="15" table:style-name="ce2"/>
          <table:table-cell table:number-columns-repeated="2"/>
          <table:table-cell table:style-name="ce10"/>
          <table:table-cell table:number-columns-repeated="238"/>
          <table:table-cell table:style-name="ce10" table:number-columns-repeated="767"/>
        </table:table-row>
        <table:table-row table:style-name="ro20">
          <table:table-cell table:number-columns-repeated="2"/>
          <table:table-cell table:style-name="ce94" office:value-type="string" office:string-value="VORTEX" calcext:value-type="string" table:number-columns-spanned="13" table:number-rows-spanned="1">
            <text:p>VORTEX </text:p>
          </table:table-cell>
          <table:covered-table-cell table:number-columns-repeated="12"/>
          <table:table-cell table:number-columns-repeated="1009"/>
        </table:table-row>
        <table:table-row table:style-name="ro15">
          <table:table-cell table:number-columns-repeated="1024"/>
        </table:table-row>
        <table:table-row table:style-name="ro2">
          <table:table-cell table:style-name="ce76"/>
          <table:table-cell table:style-name="ce78" office:value-type="float" office:value="2" calcext:value-type="float">
            <text:p>2,00 </text:p>
          </table:table-cell>
          <table:table-cell table:style-name="ce78" table:formula="of:=+[.B13]+0.5" office:value-type="float" office:value="2.5" calcext:value-type="float">
            <text:p>2,50 </text:p>
          </table:table-cell>
          <table:table-cell table:style-name="ce78" table:formula="of:=+[.C13]+0.5" office:value-type="float" office:value="3" calcext:value-type="float">
            <text:p>3,00 </text:p>
          </table:table-cell>
          <table:table-cell table:style-name="ce78" table:formula="of:=+[.D13]+0.5" office:value-type="float" office:value="3.5" calcext:value-type="float">
            <text:p>3,50 </text:p>
          </table:table-cell>
          <table:table-cell table:style-name="ce78" table:formula="of:=+[.E13]+0.5" office:value-type="float" office:value="4" calcext:value-type="float">
            <text:p>4,00 </text:p>
          </table:table-cell>
          <table:table-cell table:style-name="ce78" table:formula="of:=+[.F13]+0.5" office:value-type="float" office:value="4.5" calcext:value-type="float">
            <text:p>4,50 </text:p>
          </table:table-cell>
          <table:table-cell table:style-name="ce78" table:formula="of:=+[.G13]+0.5" office:value-type="float" office:value="5" calcext:value-type="float">
            <text:p>5,00 </text:p>
          </table:table-cell>
          <table:table-cell table:style-name="ce78" table:formula="of:=+[.H13]+0.5" office:value-type="float" office:value="5.5" calcext:value-type="float">
            <text:p>5,50 </text:p>
          </table:table-cell>
          <table:table-cell table:style-name="ce78" table:formula="of:=+[.I13]+0.5" office:value-type="float" office:value="6" calcext:value-type="float">
            <text:p>6,00 </text:p>
          </table:table-cell>
          <table:table-cell table:style-name="ce78" table:formula="of:=+[.J13]+0.5" office:value-type="float" office:value="6.5" calcext:value-type="float">
            <text:p>6,50 </text:p>
          </table:table-cell>
          <table:table-cell table:style-name="ce78" table:formula="of:=+[.K13]+0.5" office:value-type="float" office:value="7" calcext:value-type="float">
            <text:p>7,00 </text:p>
          </table:table-cell>
          <table:table-cell table:style-name="ce78" table:formula="of:=+[.L13]+0.5" office:value-type="float" office:value="7.5" calcext:value-type="float">
            <text:p>7,50 </text:p>
          </table:table-cell>
          <table:table-cell table:style-name="ce78" table:formula="of:=+[.M13]+0.5" office:value-type="float" office:value="8" calcext:value-type="float">
            <text:p>8,00 </text:p>
          </table:table-cell>
          <table:table-cell table:style-name="ce78" table:formula="of:=+[.N13]+0.5" office:value-type="float" office:value="8.5" calcext:value-type="float">
            <text:p>8,50 </text:p>
          </table:table-cell>
          <table:table-cell table:style-name="ce78" table:formula="of:=+[.O13]+0.5" office:value-type="float" office:value="9" calcext:value-type="float">
            <text:p>9,00 </text:p>
          </table:table-cell>
          <table:table-cell table:style-name="ce78" table:formula="of:=+[.P13]+0.5" office:value-type="float" office:value="9.5" calcext:value-type="float">
            <text:p>9,50 </text:p>
          </table:table-cell>
          <table:table-cell table:style-name="ce78" table:formula="of:=+[.Q13]+0.5" office:value-type="float" office:value="10" calcext:value-type="float">
            <text:p>10,00 </text:p>
          </table:table-cell>
          <table:table-cell table:style-name="ce76"/>
          <table:table-cell table:style-name="ce1" table:number-columns-repeated="1005"/>
        </table:table-row>
        <table:table-row table:style-name="ro2">
          <table:table-cell table:style-name="ce77" office:value-type="float" office:value="2" calcext:value-type="float">
            <text:p>2,00 </text:p>
          </table:table-cell>
          <table:table-cell table:style-name="ce83" table:formula="of:=(IF([.$A14]*[.B$13]&lt;=[.$B$7];[.$A14]*[.B$13]*[.$B$8];IF(AND([.$A14]*[.B$13]&gt;[.$B$7];[.$A14]*[.B$13]&lt;=[.$C$7]);[.$A14]*[.B$13]*[.$C$8];IF(AND([.$A14]*[.B$13]&gt;[.$C$7];[.$A14]*[.B$13]&lt;[.$D$7]);[.$A14]*[.B$13]*[.$D$8];[.$A14]*[.B$13]*[.$E$8]))))*[.$F$8]" office:value-type="float" office:value="3436.9167574102" calcext:value-type="float">
            <text:p>3.437 </text:p>
          </table:table-cell>
          <table:table-cell table:style-name="ce95" table:formula="of:=(IF([.$A14]*[.C$13]&lt;=[.$B$7];[.$A14]*[.C$13]*[.$B$8];IF(AND([.$A14]*[.C$13]&gt;[.$B$7];[.$A14]*[.C$13]&lt;=[.$C$7]);[.$A14]*[.C$13]*[.$C$8];IF(AND([.$A14]*[.C$13]&gt;[.$C$7];[.$A14]*[.C$13]&lt;[.$D$7]);[.$A14]*[.C$13]*[.$D$8];[.$A14]*[.C$13]*[.$E$8]))))*[.$F$8]" office:value-type="float" office:value="4296.14594676275" calcext:value-type="float">
            <text:p>4.296 </text:p>
          </table:table-cell>
          <table:table-cell table:style-name="ce95" table:formula="of:=(IF([.$A14]*[.D$13]&lt;=[.$B$7];[.$A14]*[.D$13]*[.$B$8];IF(AND([.$A14]*[.D$13]&gt;[.$B$7];[.$A14]*[.D$13]&lt;=[.$C$7]);[.$A14]*[.D$13]*[.$C$8];IF(AND([.$A14]*[.D$13]&gt;[.$C$7];[.$A14]*[.D$13]&lt;[.$D$7]);[.$A14]*[.D$13]*[.$D$8];[.$A14]*[.D$13]*[.$E$8]))))*[.$F$8]" office:value-type="float" office:value="5155.3751361153" calcext:value-type="float">
            <text:p>5.155 </text:p>
          </table:table-cell>
          <table:table-cell table:style-name="ce95" table:formula="of:=(IF([.$A14]*[.E$13]&lt;=[.$B$7];[.$A14]*[.E$13]*[.$B$8];IF(AND([.$A14]*[.E$13]&gt;[.$B$7];[.$A14]*[.E$13]&lt;=[.$C$7]);[.$A14]*[.E$13]*[.$C$8];IF(AND([.$A14]*[.E$13]&gt;[.$C$7];[.$A14]*[.E$13]&lt;[.$D$7]);[.$A14]*[.E$13]*[.$D$8];[.$A14]*[.E$13]*[.$E$8]))))*[.$F$8]" office:value-type="float" office:value="6014.60432546786" calcext:value-type="float">
            <text:p>6.015 </text:p>
          </table:table-cell>
          <table:table-cell table:style-name="ce95" table:formula="of:=(IF([.$A14]*[.F$13]&lt;=[.$B$7];[.$A14]*[.F$13]*[.$B$8];IF(AND([.$A14]*[.F$13]&gt;[.$B$7];[.$A14]*[.F$13]&lt;=[.$C$7]);[.$A14]*[.F$13]*[.$C$8];IF(AND([.$A14]*[.F$13]&gt;[.$C$7];[.$A14]*[.F$13]&lt;[.$D$7]);[.$A14]*[.F$13]*[.$D$8];[.$A14]*[.F$13]*[.$E$8]))))*[.$F$8]" office:value-type="float" office:value="6873.83351482041" calcext:value-type="float">
            <text:p>6.874 </text:p>
          </table:table-cell>
          <table:table-cell table:style-name="ce95" table:formula="of:=(IF([.$A14]*[.G$13]&lt;=[.$B$7];[.$A14]*[.G$13]*[.$B$8];IF(AND([.$A14]*[.G$13]&gt;[.$B$7];[.$A14]*[.G$13]&lt;=[.$C$7]);[.$A14]*[.G$13]*[.$C$8];IF(AND([.$A14]*[.G$13]&gt;[.$C$7];[.$A14]*[.G$13]&lt;[.$D$7]);[.$A14]*[.G$13]*[.$D$8];[.$A14]*[.G$13]*[.$E$8]))))*[.$F$8]" office:value-type="float" office:value="7733.06270417296" calcext:value-type="float">
            <text:p>7.733 </text:p>
          </table:table-cell>
          <table:table-cell table:style-name="ce95" table:formula="of:=(IF([.$A14]*[.H$13]&lt;=[.$B$7];[.$A14]*[.H$13]*[.$B$8];IF(AND([.$A14]*[.H$13]&gt;[.$B$7];[.$A14]*[.H$13]&lt;=[.$C$7]);[.$A14]*[.H$13]*[.$C$8];IF(AND([.$A14]*[.H$13]&gt;[.$C$7];[.$A14]*[.H$13]&lt;[.$D$7]);[.$A14]*[.H$13]*[.$D$8];[.$A14]*[.H$13]*[.$E$8]))))*[.$F$8]" office:value-type="float" office:value="8592.29189352551" calcext:value-type="float">
            <text:p>8.592 </text:p>
          </table:table-cell>
          <table:table-cell table:style-name="ce95" table:formula="of:=(IF([.$A14]*[.I$13]&lt;=[.$B$7];[.$A14]*[.I$13]*[.$B$8];IF(AND([.$A14]*[.I$13]&gt;[.$B$7];[.$A14]*[.I$13]&lt;=[.$C$7]);[.$A14]*[.I$13]*[.$C$8];IF(AND([.$A14]*[.I$13]&gt;[.$C$7];[.$A14]*[.I$13]&lt;[.$D$7]);[.$A14]*[.I$13]*[.$D$8];[.$A14]*[.I$13]*[.$E$8]))))*[.$F$8]" office:value-type="float" office:value="9451.52108287806" calcext:value-type="float">
            <text:p>9.452 </text:p>
          </table:table-cell>
          <table:table-cell table:style-name="ce95" table:formula="of:=(IF([.$A14]*[.J$13]&lt;=[.$B$7];[.$A14]*[.J$13]*[.$B$8];IF(AND([.$A14]*[.J$13]&gt;[.$B$7];[.$A14]*[.J$13]&lt;=[.$C$7]);[.$A14]*[.J$13]*[.$C$8];IF(AND([.$A14]*[.J$13]&gt;[.$C$7];[.$A14]*[.J$13]&lt;[.$D$7]);[.$A14]*[.J$13]*[.$D$8];[.$A14]*[.J$13]*[.$E$8]))))*[.$F$8]" office:value-type="float" office:value="10310.7502722306" calcext:value-type="float">
            <text:p>10.311 </text:p>
          </table:table-cell>
          <table:table-cell table:style-name="ce95" table:formula="of:=(IF([.$A14]*[.K$13]&lt;=[.$B$7];[.$A14]*[.K$13]*[.$B$8];IF(AND([.$A14]*[.K$13]&gt;[.$B$7];[.$A14]*[.K$13]&lt;=[.$C$7]);[.$A14]*[.K$13]*[.$C$8];IF(AND([.$A14]*[.K$13]&gt;[.$C$7];[.$A14]*[.K$13]&lt;[.$D$7]);[.$A14]*[.K$13]*[.$D$8];[.$A14]*[.K$13]*[.$E$8]))))*[.$F$8]" office:value-type="float" office:value="10650.6129706809" calcext:value-type="float">
            <text:p>10.651 </text:p>
          </table:table-cell>
          <table:table-cell table:style-name="ce95" table:formula="of:=(IF([.$A14]*[.L$13]&lt;=[.$B$7];[.$A14]*[.L$13]*[.$B$8];IF(AND([.$A14]*[.L$13]&gt;[.$B$7];[.$A14]*[.L$13]&lt;=[.$C$7]);[.$A14]*[.L$13]*[.$C$8];IF(AND([.$A14]*[.L$13]&gt;[.$C$7];[.$A14]*[.L$13]&lt;[.$D$7]);[.$A14]*[.L$13]*[.$D$8];[.$A14]*[.L$13]*[.$E$8]))))*[.$F$8]" office:value-type="float" office:value="11469.8908915025" calcext:value-type="float">
            <text:p>11.470 </text:p>
          </table:table-cell>
          <table:table-cell table:style-name="ce95" table:formula="of:=(IF([.$A14]*[.M$13]&lt;=[.$B$7];[.$A14]*[.M$13]*[.$B$8];IF(AND([.$A14]*[.M$13]&gt;[.$B$7];[.$A14]*[.M$13]&lt;=[.$C$7]);[.$A14]*[.M$13]*[.$C$8];IF(AND([.$A14]*[.M$13]&gt;[.$C$7];[.$A14]*[.M$13]&lt;[.$D$7]);[.$A14]*[.M$13]*[.$D$8];[.$A14]*[.M$13]*[.$E$8]))))*[.$F$8]" office:value-type="float" office:value="12289.1688123241" calcext:value-type="float">
            <text:p>12.289 </text:p>
          </table:table-cell>
          <table:table-cell table:style-name="ce95" table:formula="of:=(IF([.$A14]*[.N$13]&lt;=[.$B$7];[.$A14]*[.N$13]*[.$B$8];IF(AND([.$A14]*[.N$13]&gt;[.$B$7];[.$A14]*[.N$13]&lt;=[.$C$7]);[.$A14]*[.N$13]*[.$C$8];IF(AND([.$A14]*[.N$13]&gt;[.$C$7];[.$A14]*[.N$13]&lt;[.$D$7]);[.$A14]*[.N$13]*[.$D$8];[.$A14]*[.N$13]*[.$E$8]))))*[.$F$8]" office:value-type="float" office:value="13108.4467331457" calcext:value-type="float">
            <text:p>13.108 </text:p>
          </table:table-cell>
          <table:table-cell table:style-name="ce95" table:formula="of:=(IF([.$A14]*[.O$13]&lt;=[.$B$7];[.$A14]*[.O$13]*[.$B$8];IF(AND([.$A14]*[.O$13]&gt;[.$B$7];[.$A14]*[.O$13]&lt;=[.$C$7]);[.$A14]*[.O$13]*[.$C$8];IF(AND([.$A14]*[.O$13]&gt;[.$C$7];[.$A14]*[.O$13]&lt;[.$D$7]);[.$A14]*[.O$13]*[.$D$8];[.$A14]*[.O$13]*[.$E$8]))))*[.$F$8]" office:value-type="float" office:value="13545.7349289703" calcext:value-type="float">
            <text:p>13.546 </text:p>
          </table:table-cell>
          <table:table-cell table:style-name="ce95" table:formula="of:=(IF([.$A14]*[.P$13]&lt;=[.$B$7];[.$A14]*[.P$13]*[.$B$8];IF(AND([.$A14]*[.P$13]&gt;[.$B$7];[.$A14]*[.P$13]&lt;=[.$C$7]);[.$A14]*[.P$13]*[.$C$8];IF(AND([.$A14]*[.P$13]&gt;[.$C$7];[.$A14]*[.P$13]&lt;[.$D$7]);[.$A14]*[.P$13]*[.$D$8];[.$A14]*[.P$13]*[.$E$8]))))*[.$F$8]" office:value-type="float" office:value="14342.5428659686" calcext:value-type="float">
            <text:p>14.343 </text:p>
          </table:table-cell>
          <table:table-cell table:style-name="ce95" table:formula="of:=(IF([.$A14]*[.Q$13]&lt;=[.$B$7];[.$A14]*[.Q$13]*[.$B$8];IF(AND([.$A14]*[.Q$13]&gt;[.$B$7];[.$A14]*[.Q$13]&lt;=[.$C$7]);[.$A14]*[.Q$13]*[.$C$8];IF(AND([.$A14]*[.Q$13]&gt;[.$C$7];[.$A14]*[.Q$13]&lt;[.$D$7]);[.$A14]*[.Q$13]*[.$D$8];[.$A14]*[.Q$13]*[.$E$8]))))*[.$F$8]" office:value-type="float" office:value="15139.3508029668" calcext:value-type="float">
            <text:p>15.139 </text:p>
          </table:table-cell>
          <table:table-cell table:style-name="ce95" table:formula="of:=(IF([.$A14]*[.R$13]&lt;=[.$B$7];[.$A14]*[.R$13]*[.$B$8];IF(AND([.$A14]*[.R$13]&gt;[.$B$7];[.$A14]*[.R$13]&lt;=[.$C$7]);[.$A14]*[.R$13]*[.$C$8];IF(AND([.$A14]*[.R$13]&gt;[.$C$7];[.$A14]*[.R$13]&lt;[.$D$7]);[.$A14]*[.R$13]*[.$D$8];[.$A14]*[.R$13]*[.$E$8]))))*[.$F$8]" office:value-type="float" office:value="15936.1587399651" calcext:value-type="float">
            <text:p>15.936 </text:p>
          </table:table-cell>
          <table:table-cell table:style-name="ce77" office:value-type="float" office:value="2" calcext:value-type="float">
            <text:p>2,00 </text:p>
          </table:table-cell>
          <table:table-cell table:number-columns-repeated="1005"/>
        </table:table-row>
        <table:table-row table:style-name="ro2">
          <table:table-cell table:style-name="ce78" table:formula="of:=+[.A14]+0.5" office:value-type="float" office:value="2.5" calcext:value-type="float">
            <text:p>2,50 </text:p>
          </table:table-cell>
          <table:table-cell table:style-name="ce84" table:formula="of:=(IF([.$A15]*[.B$13]&lt;=[.$B$7];[.$A15]*[.B$13]*[.$B$8];IF(AND([.$A15]*[.B$13]&gt;[.$B$7];[.$A15]*[.B$13]&lt;=[.$C$7]);[.$A15]*[.B$13]*[.$C$8];IF(AND([.$A15]*[.B$13]&gt;[.$C$7];[.$A15]*[.B$13]&lt;[.$D$7]);[.$A15]*[.B$13]*[.$D$8];[.$A15]*[.B$13]*[.$E$8]))))*[.$F$8]" office:value-type="float" office:value="4296.14594676275" calcext:value-type="float">
            <text:p>4.296 </text:p>
          </table:table-cell>
          <table:table-cell table:style-name="ce96" table:formula="of:=(IF([.$A15]*[.C$13]&lt;=[.$B$7];[.$A15]*[.C$13]*[.$B$8];IF(AND([.$A15]*[.C$13]&gt;[.$B$7];[.$A15]*[.C$13]&lt;=[.$C$7]);[.$A15]*[.C$13]*[.$C$8];IF(AND([.$A15]*[.C$13]&gt;[.$C$7];[.$A15]*[.C$13]&lt;[.$D$7]);[.$A15]*[.C$13]*[.$D$8];[.$A15]*[.C$13]*[.$E$8]))))*[.$F$8]" office:value-type="float" office:value="5370.18243345344" calcext:value-type="float">
            <text:p>5.370 </text:p>
          </table:table-cell>
          <table:table-cell table:style-name="ce96" table:formula="of:=(IF([.$A15]*[.D$13]&lt;=[.$B$7];[.$A15]*[.D$13]*[.$B$8];IF(AND([.$A15]*[.D$13]&gt;[.$B$7];[.$A15]*[.D$13]&lt;=[.$C$7]);[.$A15]*[.D$13]*[.$C$8];IF(AND([.$A15]*[.D$13]&gt;[.$C$7];[.$A15]*[.D$13]&lt;[.$D$7]);[.$A15]*[.D$13]*[.$D$8];[.$A15]*[.D$13]*[.$E$8]))))*[.$F$8]" office:value-type="float" office:value="6444.21892014413" calcext:value-type="float">
            <text:p>6.444 </text:p>
          </table:table-cell>
          <table:table-cell table:style-name="ce96" table:formula="of:=(IF([.$A15]*[.E$13]&lt;=[.$B$7];[.$A15]*[.E$13]*[.$B$8];IF(AND([.$A15]*[.E$13]&gt;[.$B$7];[.$A15]*[.E$13]&lt;=[.$C$7]);[.$A15]*[.E$13]*[.$C$8];IF(AND([.$A15]*[.E$13]&gt;[.$C$7];[.$A15]*[.E$13]&lt;[.$D$7]);[.$A15]*[.E$13]*[.$D$8];[.$A15]*[.E$13]*[.$E$8]))))*[.$F$8]" office:value-type="float" office:value="7518.25540683482" calcext:value-type="float">
            <text:p>7.518 </text:p>
          </table:table-cell>
          <table:table-cell table:style-name="ce96" table:formula="of:=(IF([.$A15]*[.F$13]&lt;=[.$B$7];[.$A15]*[.F$13]*[.$B$8];IF(AND([.$A15]*[.F$13]&gt;[.$B$7];[.$A15]*[.F$13]&lt;=[.$C$7]);[.$A15]*[.F$13]*[.$C$8];IF(AND([.$A15]*[.F$13]&gt;[.$C$7];[.$A15]*[.F$13]&lt;[.$D$7]);[.$A15]*[.F$13]*[.$D$8];[.$A15]*[.F$13]*[.$E$8]))))*[.$F$8]" office:value-type="float" office:value="8592.29189352551" calcext:value-type="float">
            <text:p>8.592 </text:p>
          </table:table-cell>
          <table:table-cell table:style-name="ce96" table:formula="of:=(IF([.$A15]*[.G$13]&lt;=[.$B$7];[.$A15]*[.G$13]*[.$B$8];IF(AND([.$A15]*[.G$13]&gt;[.$B$7];[.$A15]*[.G$13]&lt;=[.$C$7]);[.$A15]*[.G$13]*[.$C$8];IF(AND([.$A15]*[.G$13]&gt;[.$C$7];[.$A15]*[.G$13]&lt;[.$D$7]);[.$A15]*[.G$13]*[.$D$8];[.$A15]*[.G$13]*[.$E$8]))))*[.$F$8]" office:value-type="float" office:value="9666.3283802162" calcext:value-type="float">
            <text:p>9.666 </text:p>
          </table:table-cell>
          <table:table-cell table:style-name="ce96" table:formula="of:=(IF([.$A15]*[.H$13]&lt;=[.$B$7];[.$A15]*[.H$13]*[.$B$8];IF(AND([.$A15]*[.H$13]&gt;[.$B$7];[.$A15]*[.H$13]&lt;=[.$C$7]);[.$A15]*[.H$13]*[.$C$8];IF(AND([.$A15]*[.H$13]&gt;[.$C$7];[.$A15]*[.H$13]&lt;[.$D$7]);[.$A15]*[.H$13]*[.$D$8];[.$A15]*[.H$13]*[.$E$8]))))*[.$F$8]" office:value-type="float" office:value="10240.9740102701" calcext:value-type="float">
            <text:p>10.241 </text:p>
          </table:table-cell>
          <table:table-cell table:style-name="ce96" table:formula="of:=(IF([.$A15]*[.I$13]&lt;=[.$B$7];[.$A15]*[.I$13]*[.$B$8];IF(AND([.$A15]*[.I$13]&gt;[.$B$7];[.$A15]*[.I$13]&lt;=[.$C$7]);[.$A15]*[.I$13]*[.$C$8];IF(AND([.$A15]*[.I$13]&gt;[.$C$7];[.$A15]*[.I$13]&lt;[.$D$7]);[.$A15]*[.I$13]*[.$D$8];[.$A15]*[.I$13]*[.$E$8]))))*[.$F$8]" office:value-type="float" office:value="11265.0714112971" calcext:value-type="float">
            <text:p>11.265 </text:p>
          </table:table-cell>
          <table:table-cell table:style-name="ce96" table:formula="of:=(IF([.$A15]*[.J$13]&lt;=[.$B$7];[.$A15]*[.J$13]*[.$B$8];IF(AND([.$A15]*[.J$13]&gt;[.$B$7];[.$A15]*[.J$13]&lt;=[.$C$7]);[.$A15]*[.J$13]*[.$C$8];IF(AND([.$A15]*[.J$13]&gt;[.$C$7];[.$A15]*[.J$13]&lt;[.$D$7]);[.$A15]*[.J$13]*[.$D$8];[.$A15]*[.J$13]*[.$E$8]))))*[.$F$8]" office:value-type="float" office:value="12289.1688123241" calcext:value-type="float">
            <text:p>12.289 </text:p>
          </table:table-cell>
          <table:table-cell table:style-name="ce96" table:formula="of:=(IF([.$A15]*[.K$13]&lt;=[.$B$7];[.$A15]*[.K$13]*[.$B$8];IF(AND([.$A15]*[.K$13]&gt;[.$B$7];[.$A15]*[.K$13]&lt;=[.$C$7]);[.$A15]*[.K$13]*[.$C$8];IF(AND([.$A15]*[.K$13]&gt;[.$C$7];[.$A15]*[.K$13]&lt;[.$D$7]);[.$A15]*[.K$13]*[.$D$8];[.$A15]*[.K$13]*[.$E$8]))))*[.$F$8]" office:value-type="float" office:value="12948.1289762216" calcext:value-type="float">
            <text:p>12.948 </text:p>
          </table:table-cell>
          <table:table-cell table:style-name="ce96" table:formula="of:=(IF([.$A15]*[.L$13]&lt;=[.$B$7];[.$A15]*[.L$13]*[.$B$8];IF(AND([.$A15]*[.L$13]&gt;[.$B$7];[.$A15]*[.L$13]&lt;=[.$C$7]);[.$A15]*[.L$13]*[.$C$8];IF(AND([.$A15]*[.L$13]&gt;[.$C$7];[.$A15]*[.L$13]&lt;[.$D$7]);[.$A15]*[.L$13]*[.$D$8];[.$A15]*[.L$13]*[.$E$8]))))*[.$F$8]" office:value-type="float" office:value="13944.1388974695" calcext:value-type="float">
            <text:p>13.944 </text:p>
          </table:table-cell>
          <table:table-cell table:style-name="ce96" table:formula="of:=(IF([.$A15]*[.M$13]&lt;=[.$B$7];[.$A15]*[.M$13]*[.$B$8];IF(AND([.$A15]*[.M$13]&gt;[.$B$7];[.$A15]*[.M$13]&lt;=[.$C$7]);[.$A15]*[.M$13]*[.$C$8];IF(AND([.$A15]*[.M$13]&gt;[.$C$7];[.$A15]*[.M$13]&lt;[.$D$7]);[.$A15]*[.M$13]*[.$D$8];[.$A15]*[.M$13]*[.$E$8]))))*[.$F$8]" office:value-type="float" office:value="14940.1488187173" calcext:value-type="float">
            <text:p>14.940 </text:p>
          </table:table-cell>
          <table:table-cell table:style-name="ce96" table:formula="of:=(IF([.$A15]*[.N$13]&lt;=[.$B$7];[.$A15]*[.N$13]*[.$B$8];IF(AND([.$A15]*[.N$13]&gt;[.$B$7];[.$A15]*[.N$13]&lt;=[.$C$7]);[.$A15]*[.N$13]*[.$C$8];IF(AND([.$A15]*[.N$13]&gt;[.$C$7];[.$A15]*[.N$13]&lt;[.$D$7]);[.$A15]*[.N$13]*[.$D$8];[.$A15]*[.N$13]*[.$E$8]))))*[.$F$8]" office:value-type="float" office:value="15936.1587399651" calcext:value-type="float">
            <text:p>15.936 </text:p>
          </table:table-cell>
          <table:table-cell table:style-name="ce96" table:formula="of:=(IF([.$A15]*[.O$13]&lt;=[.$B$7];[.$A15]*[.O$13]*[.$B$8];IF(AND([.$A15]*[.O$13]&gt;[.$B$7];[.$A15]*[.O$13]&lt;=[.$C$7]);[.$A15]*[.O$13]*[.$C$8];IF(AND([.$A15]*[.O$13]&gt;[.$C$7];[.$A15]*[.O$13]&lt;[.$D$7]);[.$A15]*[.O$13]*[.$D$8];[.$A15]*[.O$13]*[.$E$8]))))*[.$F$8]" office:value-type="float" office:value="16932.1686612129" calcext:value-type="float">
            <text:p>16.932 </text:p>
          </table:table-cell>
          <table:table-cell table:style-name="ce96" table:formula="of:=(IF([.$A15]*[.P$13]&lt;=[.$B$7];[.$A15]*[.P$13]*[.$B$8];IF(AND([.$A15]*[.P$13]&gt;[.$B$7];[.$A15]*[.P$13]&lt;=[.$C$7]);[.$A15]*[.P$13]*[.$C$8];IF(AND([.$A15]*[.P$13]&gt;[.$C$7];[.$A15]*[.P$13]&lt;[.$D$7]);[.$A15]*[.P$13]*[.$D$8];[.$A15]*[.P$13]*[.$E$8]))))*[.$F$8]" office:value-type="float" office:value="17436.4701249375" calcext:value-type="float">
            <text:p>17.436 </text:p>
          </table:table-cell>
          <table:table-cell table:style-name="ce96" table:formula="of:=(IF([.$A15]*[.Q$13]&lt;=[.$B$7];[.$A15]*[.Q$13]*[.$B$8];IF(AND([.$A15]*[.Q$13]&gt;[.$B$7];[.$A15]*[.Q$13]&lt;=[.$C$7]);[.$A15]*[.Q$13]*[.$C$8];IF(AND([.$A15]*[.Q$13]&gt;[.$C$7];[.$A15]*[.Q$13]&lt;[.$D$7]);[.$A15]*[.Q$13]*[.$D$8];[.$A15]*[.Q$13]*[.$E$8]))))*[.$F$8]" office:value-type="float" office:value="18405.1629096563" calcext:value-type="float">
            <text:p>18.405 </text:p>
          </table:table-cell>
          <table:table-cell table:style-name="ce96" table:formula="of:=(IF([.$A15]*[.R$13]&lt;=[.$B$7];[.$A15]*[.R$13]*[.$B$8];IF(AND([.$A15]*[.R$13]&gt;[.$B$7];[.$A15]*[.R$13]&lt;=[.$C$7]);[.$A15]*[.R$13]*[.$C$8];IF(AND([.$A15]*[.R$13]&gt;[.$C$7];[.$A15]*[.R$13]&lt;[.$D$7]);[.$A15]*[.R$13]*[.$D$8];[.$A15]*[.R$13]*[.$E$8]))))*[.$F$8]" office:value-type="float" office:value="19373.855694375" calcext:value-type="float">
            <text:p>19.374 </text:p>
          </table:table-cell>
          <table:table-cell table:style-name="ce78" table:formula="of:=+[.S14]+0.5" office:value-type="float" office:value="2.5" calcext:value-type="float">
            <text:p>2,50 </text:p>
          </table:table-cell>
          <table:table-cell table:number-columns-repeated="1005"/>
        </table:table-row>
        <table:table-row table:style-name="ro2">
          <table:table-cell table:style-name="ce79" table:formula="of:=+[.A15]+0.5" office:value-type="float" office:value="3" calcext:value-type="float">
            <text:p>3,00 </text:p>
          </table:table-cell>
          <table:table-cell table:style-name="ce85" table:formula="of:=(IF([.$A16]*[.B$13]&lt;=[.$B$7];[.$A16]*[.B$13]*[.$B$8];IF(AND([.$A16]*[.B$13]&gt;[.$B$7];[.$A16]*[.B$13]&lt;=[.$C$7]);[.$A16]*[.B$13]*[.$C$8];IF(AND([.$A16]*[.B$13]&gt;[.$C$7];[.$A16]*[.B$13]&lt;[.$D$7]);[.$A16]*[.B$13]*[.$D$8];[.$A16]*[.B$13]*[.$E$8]))))*[.$F$8]" office:value-type="float" office:value="5155.3751361153" calcext:value-type="float">
            <text:p>5.155 </text:p>
          </table:table-cell>
          <table:table-cell table:style-name="ce97" table:formula="of:=(IF([.$A16]*[.C$13]&lt;=[.$B$7];[.$A16]*[.C$13]*[.$B$8];IF(AND([.$A16]*[.C$13]&gt;[.$B$7];[.$A16]*[.C$13]&lt;=[.$C$7]);[.$A16]*[.C$13]*[.$C$8];IF(AND([.$A16]*[.C$13]&gt;[.$C$7];[.$A16]*[.C$13]&lt;[.$D$7]);[.$A16]*[.C$13]*[.$D$8];[.$A16]*[.C$13]*[.$E$8]))))*[.$F$8]" office:value-type="float" office:value="6444.21892014413" calcext:value-type="float">
            <text:p>6.444 </text:p>
          </table:table-cell>
          <table:table-cell table:style-name="ce97" table:formula="of:=(IF([.$A16]*[.D$13]&lt;=[.$B$7];[.$A16]*[.D$13]*[.$B$8];IF(AND([.$A16]*[.D$13]&gt;[.$B$7];[.$A16]*[.D$13]&lt;=[.$C$7]);[.$A16]*[.D$13]*[.$C$8];IF(AND([.$A16]*[.D$13]&gt;[.$C$7];[.$A16]*[.D$13]&lt;[.$D$7]);[.$A16]*[.D$13]*[.$D$8];[.$A16]*[.D$13]*[.$E$8]))))*[.$F$8]" office:value-type="float" office:value="7733.06270417296" calcext:value-type="float">
            <text:p>7.733 </text:p>
          </table:table-cell>
          <table:table-cell table:style-name="ce97" table:formula="of:=(IF([.$A16]*[.E$13]&lt;=[.$B$7];[.$A16]*[.E$13]*[.$B$8];IF(AND([.$A16]*[.E$13]&gt;[.$B$7];[.$A16]*[.E$13]&lt;=[.$C$7]);[.$A16]*[.E$13]*[.$C$8];IF(AND([.$A16]*[.E$13]&gt;[.$C$7];[.$A16]*[.E$13]&lt;[.$D$7]);[.$A16]*[.E$13]*[.$D$8];[.$A16]*[.E$13]*[.$E$8]))))*[.$F$8]" office:value-type="float" office:value="9021.90648820178" calcext:value-type="float">
            <text:p>9.022 </text:p>
          </table:table-cell>
          <table:table-cell table:style-name="ce97" table:formula="of:=(IF([.$A16]*[.F$13]&lt;=[.$B$7];[.$A16]*[.F$13]*[.$B$8];IF(AND([.$A16]*[.F$13]&gt;[.$B$7];[.$A16]*[.F$13]&lt;=[.$C$7]);[.$A16]*[.F$13]*[.$C$8];IF(AND([.$A16]*[.F$13]&gt;[.$C$7];[.$A16]*[.F$13]&lt;[.$D$7]);[.$A16]*[.F$13]*[.$D$8];[.$A16]*[.F$13]*[.$E$8]))))*[.$F$8]" office:value-type="float" office:value="10310.7502722306" calcext:value-type="float">
            <text:p>10.311 </text:p>
          </table:table-cell>
          <table:table-cell table:style-name="ce97" table:formula="of:=(IF([.$A16]*[.G$13]&lt;=[.$B$7];[.$A16]*[.G$13]*[.$B$8];IF(AND([.$A16]*[.G$13]&gt;[.$B$7];[.$A16]*[.G$13]&lt;=[.$C$7]);[.$A16]*[.G$13]*[.$C$8];IF(AND([.$A16]*[.G$13]&gt;[.$C$7];[.$A16]*[.G$13]&lt;[.$D$7]);[.$A16]*[.G$13]*[.$D$8];[.$A16]*[.G$13]*[.$E$8]))))*[.$F$8]" office:value-type="float" office:value="11060.2519310917" calcext:value-type="float">
            <text:p>11.060 </text:p>
          </table:table-cell>
          <table:table-cell table:style-name="ce97" table:formula="of:=(IF([.$A16]*[.H$13]&lt;=[.$B$7];[.$A16]*[.H$13]*[.$B$8];IF(AND([.$A16]*[.H$13]&gt;[.$B$7];[.$A16]*[.H$13]&lt;=[.$C$7]);[.$A16]*[.H$13]*[.$C$8];IF(AND([.$A16]*[.H$13]&gt;[.$C$7];[.$A16]*[.H$13]&lt;[.$D$7]);[.$A16]*[.H$13]*[.$D$8];[.$A16]*[.H$13]*[.$E$8]))))*[.$F$8]" office:value-type="float" office:value="12289.1688123241" calcext:value-type="float">
            <text:p>12.289 </text:p>
          </table:table-cell>
          <table:table-cell table:style-name="ce97" table:formula="of:=(IF([.$A16]*[.I$13]&lt;=[.$B$7];[.$A16]*[.I$13]*[.$B$8];IF(AND([.$A16]*[.I$13]&gt;[.$B$7];[.$A16]*[.I$13]&lt;=[.$C$7]);[.$A16]*[.I$13]*[.$C$8];IF(AND([.$A16]*[.I$13]&gt;[.$C$7];[.$A16]*[.I$13]&lt;[.$D$7]);[.$A16]*[.I$13]*[.$D$8];[.$A16]*[.I$13]*[.$E$8]))))*[.$F$8]" office:value-type="float" office:value="13147.3309604712" calcext:value-type="float">
            <text:p>13.147 </text:p>
          </table:table-cell>
          <table:table-cell table:style-name="ce97" table:formula="of:=(IF([.$A16]*[.J$13]&lt;=[.$B$7];[.$A16]*[.J$13]*[.$B$8];IF(AND([.$A16]*[.J$13]&gt;[.$B$7];[.$A16]*[.J$13]&lt;=[.$C$7]);[.$A16]*[.J$13]*[.$C$8];IF(AND([.$A16]*[.J$13]&gt;[.$C$7];[.$A16]*[.J$13]&lt;[.$D$7]);[.$A16]*[.J$13]*[.$D$8];[.$A16]*[.J$13]*[.$E$8]))))*[.$F$8]" office:value-type="float" office:value="14342.5428659686" calcext:value-type="float">
            <text:p>14.343 </text:p>
          </table:table-cell>
          <table:table-cell table:style-name="ce97" table:formula="of:=(IF([.$A16]*[.K$13]&lt;=[.$B$7];[.$A16]*[.K$13]*[.$B$8];IF(AND([.$A16]*[.K$13]&gt;[.$B$7];[.$A16]*[.K$13]&lt;=[.$C$7]);[.$A16]*[.K$13]*[.$C$8];IF(AND([.$A16]*[.K$13]&gt;[.$C$7];[.$A16]*[.K$13]&lt;[.$D$7]);[.$A16]*[.K$13]*[.$D$8];[.$A16]*[.K$13]*[.$E$8]))))*[.$F$8]" office:value-type="float" office:value="15537.754771466" calcext:value-type="float">
            <text:p>15.538 </text:p>
          </table:table-cell>
          <table:table-cell table:style-name="ce97" table:formula="of:=(IF([.$A16]*[.L$13]&lt;=[.$B$7];[.$A16]*[.L$13]*[.$B$8];IF(AND([.$A16]*[.L$13]&gt;[.$B$7];[.$A16]*[.L$13]&lt;=[.$C$7]);[.$A16]*[.L$13]*[.$C$8];IF(AND([.$A16]*[.L$13]&gt;[.$C$7];[.$A16]*[.L$13]&lt;[.$D$7]);[.$A16]*[.L$13]*[.$D$8];[.$A16]*[.L$13]*[.$E$8]))))*[.$F$8]" office:value-type="float" office:value="16732.9666769634" calcext:value-type="float">
            <text:p>16.733 </text:p>
          </table:table-cell>
          <table:table-cell table:style-name="ce97" table:formula="of:=(IF([.$A16]*[.M$13]&lt;=[.$B$7];[.$A16]*[.M$13]*[.$B$8];IF(AND([.$A16]*[.M$13]&gt;[.$B$7];[.$A16]*[.M$13]&lt;=[.$C$7]);[.$A16]*[.M$13]*[.$C$8];IF(AND([.$A16]*[.M$13]&gt;[.$C$7];[.$A16]*[.M$13]&lt;[.$D$7]);[.$A16]*[.M$13]*[.$D$8];[.$A16]*[.M$13]*[.$E$8]))))*[.$F$8]" office:value-type="float" office:value="17436.4701249375" calcext:value-type="float">
            <text:p>17.436 </text:p>
          </table:table-cell>
          <table:table-cell table:style-name="ce97" table:formula="of:=(IF([.$A16]*[.N$13]&lt;=[.$B$7];[.$A16]*[.N$13]*[.$B$8];IF(AND([.$A16]*[.N$13]&gt;[.$B$7];[.$A16]*[.N$13]&lt;=[.$C$7]);[.$A16]*[.N$13]*[.$C$8];IF(AND([.$A16]*[.N$13]&gt;[.$C$7];[.$A16]*[.N$13]&lt;[.$D$7]);[.$A16]*[.N$13]*[.$D$8];[.$A16]*[.N$13]*[.$E$8]))))*[.$F$8]" office:value-type="float" office:value="18598.9014666" calcext:value-type="float">
            <text:p>18.599 </text:p>
          </table:table-cell>
          <table:table-cell table:style-name="ce97" table:formula="of:=(IF([.$A16]*[.O$13]&lt;=[.$B$7];[.$A16]*[.O$13]*[.$B$8];IF(AND([.$A16]*[.O$13]&gt;[.$B$7];[.$A16]*[.O$13]&lt;=[.$C$7]);[.$A16]*[.O$13]*[.$C$8];IF(AND([.$A16]*[.O$13]&gt;[.$C$7];[.$A16]*[.O$13]&lt;[.$D$7]);[.$A16]*[.O$13]*[.$D$8];[.$A16]*[.O$13]*[.$E$8]))))*[.$F$8]" office:value-type="float" office:value="19761.3328082625" calcext:value-type="float">
            <text:p>19.761 </text:p>
          </table:table-cell>
          <table:table-cell table:style-name="ce97" table:formula="of:=(IF([.$A16]*[.P$13]&lt;=[.$B$7];[.$A16]*[.P$13]*[.$B$8];IF(AND([.$A16]*[.P$13]&gt;[.$B$7];[.$A16]*[.P$13]&lt;=[.$C$7]);[.$A16]*[.P$13]*[.$C$8];IF(AND([.$A16]*[.P$13]&gt;[.$C$7];[.$A16]*[.P$13]&lt;[.$D$7]);[.$A16]*[.P$13]*[.$D$8];[.$A16]*[.P$13]*[.$E$8]))))*[.$F$8]" office:value-type="float" office:value="20923.764149925" calcext:value-type="float">
            <text:p>20.924 </text:p>
          </table:table-cell>
          <table:table-cell table:style-name="ce97" table:formula="of:=(IF([.$A16]*[.Q$13]&lt;=[.$B$7];[.$A16]*[.Q$13]*[.$B$8];IF(AND([.$A16]*[.Q$13]&gt;[.$B$7];[.$A16]*[.Q$13]&lt;=[.$C$7]);[.$A16]*[.Q$13]*[.$C$8];IF(AND([.$A16]*[.Q$13]&gt;[.$C$7];[.$A16]*[.Q$13]&lt;[.$D$7]);[.$A16]*[.Q$13]*[.$D$8];[.$A16]*[.Q$13]*[.$E$8]))))*[.$F$8]" office:value-type="float" office:value="22086.1954915875" calcext:value-type="float">
            <text:p>22.086 </text:p>
          </table:table-cell>
          <table:table-cell table:style-name="ce97" table:formula="of:=(IF([.$A16]*[.R$13]&lt;=[.$B$7];[.$A16]*[.R$13]*[.$B$8];IF(AND([.$A16]*[.R$13]&gt;[.$B$7];[.$A16]*[.R$13]&lt;=[.$C$7]);[.$A16]*[.R$13]*[.$C$8];IF(AND([.$A16]*[.R$13]&gt;[.$C$7];[.$A16]*[.R$13]&lt;[.$D$7]);[.$A16]*[.R$13]*[.$D$8];[.$A16]*[.R$13]*[.$E$8]))))*[.$F$8]" office:value-type="float" office:value="23248.62683325" calcext:value-type="float">
            <text:p>23.249 </text:p>
          </table:table-cell>
          <table:table-cell table:style-name="ce79" table:formula="of:=+[.S15]+0.5" office:value-type="float" office:value="3" calcext:value-type="float">
            <text:p>3,00 </text:p>
          </table:table-cell>
          <table:table-cell table:number-columns-repeated="1005"/>
        </table:table-row>
        <table:table-row table:style-name="ro2">
          <table:table-cell table:style-name="ce78" table:formula="of:=+[.A16]+0.5" office:value-type="float" office:value="3.5" calcext:value-type="float">
            <text:p>3,50 </text:p>
          </table:table-cell>
          <table:table-cell table:style-name="ce84" table:formula="of:=(IF([.$A17]*[.B$13]&lt;=[.$B$7];[.$A17]*[.B$13]*[.$B$8];IF(AND([.$A17]*[.B$13]&gt;[.$B$7];[.$A17]*[.B$13]&lt;=[.$C$7]);[.$A17]*[.B$13]*[.$C$8];IF(AND([.$A17]*[.B$13]&gt;[.$C$7];[.$A17]*[.B$13]&lt;[.$D$7]);[.$A17]*[.B$13]*[.$D$8];[.$A17]*[.B$13]*[.$E$8]))))*[.$F$8]" office:value-type="float" office:value="6014.60432546786" calcext:value-type="float">
            <text:p>6.015 </text:p>
          </table:table-cell>
          <table:table-cell table:style-name="ce96" table:formula="of:=(IF([.$A17]*[.C$13]&lt;=[.$B$7];[.$A17]*[.C$13]*[.$B$8];IF(AND([.$A17]*[.C$13]&gt;[.$B$7];[.$A17]*[.C$13]&lt;=[.$C$7]);[.$A17]*[.C$13]*[.$C$8];IF(AND([.$A17]*[.C$13]&gt;[.$C$7];[.$A17]*[.C$13]&lt;[.$D$7]);[.$A17]*[.C$13]*[.$D$8];[.$A17]*[.C$13]*[.$E$8]))))*[.$F$8]" office:value-type="float" office:value="7518.25540683482" calcext:value-type="float">
            <text:p>7.518 </text:p>
          </table:table-cell>
          <table:table-cell table:style-name="ce96" table:formula="of:=(IF([.$A17]*[.D$13]&lt;=[.$B$7];[.$A17]*[.D$13]*[.$B$8];IF(AND([.$A17]*[.D$13]&gt;[.$B$7];[.$A17]*[.D$13]&lt;=[.$C$7]);[.$A17]*[.D$13]*[.$C$8];IF(AND([.$A17]*[.D$13]&gt;[.$C$7];[.$A17]*[.D$13]&lt;[.$D$7]);[.$A17]*[.D$13]*[.$D$8];[.$A17]*[.D$13]*[.$E$8]))))*[.$F$8]" office:value-type="float" office:value="9021.90648820178" calcext:value-type="float">
            <text:p>9.022 </text:p>
          </table:table-cell>
          <table:table-cell table:style-name="ce96" table:formula="of:=(IF([.$A17]*[.E$13]&lt;=[.$B$7];[.$A17]*[.E$13]*[.$B$8];IF(AND([.$A17]*[.E$13]&gt;[.$B$7];[.$A17]*[.E$13]&lt;=[.$C$7]);[.$A17]*[.E$13]*[.$C$8];IF(AND([.$A17]*[.E$13]&gt;[.$C$7];[.$A17]*[.E$13]&lt;[.$D$7]);[.$A17]*[.E$13]*[.$D$8];[.$A17]*[.E$13]*[.$E$8]))))*[.$F$8]" office:value-type="float" office:value="10036.1545300647" calcext:value-type="float">
            <text:p>10.036 </text:p>
          </table:table-cell>
          <table:table-cell table:style-name="ce96" table:formula="of:=(IF([.$A17]*[.F$13]&lt;=[.$B$7];[.$A17]*[.F$13]*[.$B$8];IF(AND([.$A17]*[.F$13]&gt;[.$B$7];[.$A17]*[.F$13]&lt;=[.$C$7]);[.$A17]*[.F$13]*[.$C$8];IF(AND([.$A17]*[.F$13]&gt;[.$C$7];[.$A17]*[.F$13]&lt;[.$D$7]);[.$A17]*[.F$13]*[.$D$8];[.$A17]*[.F$13]*[.$E$8]))))*[.$F$8]" office:value-type="float" office:value="11469.8908915025" calcext:value-type="float">
            <text:p>11.470 </text:p>
          </table:table-cell>
          <table:table-cell table:style-name="ce96" table:formula="of:=(IF([.$A17]*[.G$13]&lt;=[.$B$7];[.$A17]*[.G$13]*[.$B$8];IF(AND([.$A17]*[.G$13]&gt;[.$B$7];[.$A17]*[.G$13]&lt;=[.$C$7]);[.$A17]*[.G$13]*[.$C$8];IF(AND([.$A17]*[.G$13]&gt;[.$C$7];[.$A17]*[.G$13]&lt;[.$D$7]);[.$A17]*[.G$13]*[.$D$8];[.$A17]*[.G$13]*[.$E$8]))))*[.$F$8]" office:value-type="float" office:value="12903.6272529403" calcext:value-type="float">
            <text:p>12.904 </text:p>
          </table:table-cell>
          <table:table-cell table:style-name="ce96" table:formula="of:=(IF([.$A17]*[.H$13]&lt;=[.$B$7];[.$A17]*[.H$13]*[.$B$8];IF(AND([.$A17]*[.H$13]&gt;[.$B$7];[.$A17]*[.H$13]&lt;=[.$C$7]);[.$A17]*[.H$13]*[.$C$8];IF(AND([.$A17]*[.H$13]&gt;[.$C$7];[.$A17]*[.H$13]&lt;[.$D$7]);[.$A17]*[.H$13]*[.$D$8];[.$A17]*[.H$13]*[.$E$8]))))*[.$F$8]" office:value-type="float" office:value="13944.1388974695" calcext:value-type="float">
            <text:p>13.944 </text:p>
          </table:table-cell>
          <table:table-cell table:style-name="ce96" table:formula="of:=(IF([.$A17]*[.I$13]&lt;=[.$B$7];[.$A17]*[.I$13]*[.$B$8];IF(AND([.$A17]*[.I$13]&gt;[.$B$7];[.$A17]*[.I$13]&lt;=[.$C$7]);[.$A17]*[.I$13]*[.$C$8];IF(AND([.$A17]*[.I$13]&gt;[.$C$7];[.$A17]*[.I$13]&lt;[.$D$7]);[.$A17]*[.I$13]*[.$D$8];[.$A17]*[.I$13]*[.$E$8]))))*[.$F$8]" office:value-type="float" office:value="15338.5527872164" calcext:value-type="float">
            <text:p>15.339 </text:p>
          </table:table-cell>
          <table:table-cell table:style-name="ce96" table:formula="of:=(IF([.$A17]*[.J$13]&lt;=[.$B$7];[.$A17]*[.J$13]*[.$B$8];IF(AND([.$A17]*[.J$13]&gt;[.$B$7];[.$A17]*[.J$13]&lt;=[.$C$7]);[.$A17]*[.J$13]*[.$C$8];IF(AND([.$A17]*[.J$13]&gt;[.$C$7];[.$A17]*[.J$13]&lt;[.$D$7]);[.$A17]*[.J$13]*[.$D$8];[.$A17]*[.J$13]*[.$E$8]))))*[.$F$8]" office:value-type="float" office:value="16732.9666769634" calcext:value-type="float">
            <text:p>16.733 </text:p>
          </table:table-cell>
          <table:table-cell table:style-name="ce96" table:formula="of:=(IF([.$A17]*[.K$13]&lt;=[.$B$7];[.$A17]*[.K$13]*[.$B$8];IF(AND([.$A17]*[.K$13]&gt;[.$B$7];[.$A17]*[.K$13]&lt;=[.$C$7]);[.$A17]*[.K$13]*[.$C$8];IF(AND([.$A17]*[.K$13]&gt;[.$C$7];[.$A17]*[.K$13]&lt;[.$D$7]);[.$A17]*[.K$13]*[.$D$8];[.$A17]*[.K$13]*[.$E$8]))))*[.$F$8]" office:value-type="float" office:value="17630.2086818813" calcext:value-type="float">
            <text:p>17.630 </text:p>
          </table:table-cell>
          <table:table-cell table:style-name="ce96" table:formula="of:=(IF([.$A17]*[.L$13]&lt;=[.$B$7];[.$A17]*[.L$13]*[.$B$8];IF(AND([.$A17]*[.L$13]&gt;[.$B$7];[.$A17]*[.L$13]&lt;=[.$C$7]);[.$A17]*[.L$13]*[.$C$8];IF(AND([.$A17]*[.L$13]&gt;[.$C$7];[.$A17]*[.L$13]&lt;[.$D$7]);[.$A17]*[.L$13]*[.$D$8];[.$A17]*[.L$13]*[.$E$8]))))*[.$F$8]" office:value-type="float" office:value="18986.3785804875" calcext:value-type="float">
            <text:p>18.986 </text:p>
          </table:table-cell>
          <table:table-cell table:style-name="ce96" table:formula="of:=(IF([.$A17]*[.M$13]&lt;=[.$B$7];[.$A17]*[.M$13]*[.$B$8];IF(AND([.$A17]*[.M$13]&gt;[.$B$7];[.$A17]*[.M$13]&lt;=[.$C$7]);[.$A17]*[.M$13]*[.$C$8];IF(AND([.$A17]*[.M$13]&gt;[.$C$7];[.$A17]*[.M$13]&lt;[.$D$7]);[.$A17]*[.M$13]*[.$D$8];[.$A17]*[.M$13]*[.$E$8]))))*[.$F$8]" office:value-type="float" office:value="20342.5484790938" calcext:value-type="float">
            <text:p>20.343 </text:p>
          </table:table-cell>
          <table:table-cell table:style-name="ce96" table:formula="of:=(IF([.$A17]*[.N$13]&lt;=[.$B$7];[.$A17]*[.N$13]*[.$B$8];IF(AND([.$A17]*[.N$13]&gt;[.$B$7];[.$A17]*[.N$13]&lt;=[.$C$7]);[.$A17]*[.N$13]*[.$C$8];IF(AND([.$A17]*[.N$13]&gt;[.$C$7];[.$A17]*[.N$13]&lt;[.$D$7]);[.$A17]*[.N$13]*[.$D$8];[.$A17]*[.N$13]*[.$E$8]))))*[.$F$8]" office:value-type="float" office:value="21698.7183777" calcext:value-type="float">
            <text:p>21.699 </text:p>
          </table:table-cell>
          <table:table-cell table:style-name="ce96" table:formula="of:=(IF([.$A17]*[.O$13]&lt;=[.$B$7];[.$A17]*[.O$13]*[.$B$8];IF(AND([.$A17]*[.O$13]&gt;[.$B$7];[.$A17]*[.O$13]&lt;=[.$C$7]);[.$A17]*[.O$13]*[.$C$8];IF(AND([.$A17]*[.O$13]&gt;[.$C$7];[.$A17]*[.O$13]&lt;[.$D$7]);[.$A17]*[.O$13]*[.$D$8];[.$A17]*[.O$13]*[.$E$8]))))*[.$F$8]" office:value-type="float" office:value="23054.8882763062" calcext:value-type="float">
            <text:p>23.055 </text:p>
          </table:table-cell>
          <table:table-cell table:style-name="ce96" table:formula="of:=(IF([.$A17]*[.P$13]&lt;=[.$B$7];[.$A17]*[.P$13]*[.$B$8];IF(AND([.$A17]*[.P$13]&gt;[.$B$7];[.$A17]*[.P$13]&lt;=[.$C$7]);[.$A17]*[.P$13]*[.$C$8];IF(AND([.$A17]*[.P$13]&gt;[.$C$7];[.$A17]*[.P$13]&lt;[.$D$7]);[.$A17]*[.P$13]*[.$D$8];[.$A17]*[.P$13]*[.$E$8]))))*[.$F$8]" office:value-type="float" office:value="24411.0581749125" calcext:value-type="float">
            <text:p>24.411 </text:p>
          </table:table-cell>
          <table:table-cell table:style-name="ce96" table:formula="of:=(IF([.$A17]*[.Q$13]&lt;=[.$B$7];[.$A17]*[.Q$13]*[.$B$8];IF(AND([.$A17]*[.Q$13]&gt;[.$B$7];[.$A17]*[.Q$13]&lt;=[.$C$7]);[.$A17]*[.Q$13]*[.$C$8];IF(AND([.$A17]*[.Q$13]&gt;[.$C$7];[.$A17]*[.Q$13]&lt;[.$D$7]);[.$A17]*[.Q$13]*[.$D$8];[.$A17]*[.Q$13]*[.$E$8]))))*[.$F$8]" office:value-type="float" office:value="25767.2280735188" calcext:value-type="float">
            <text:p>25.767 </text:p>
          </table:table-cell>
          <table:table-cell table:style-name="ce96" table:formula="of:=(IF([.$A17]*[.R$13]&lt;=[.$B$7];[.$A17]*[.R$13]*[.$B$8];IF(AND([.$A17]*[.R$13]&gt;[.$B$7];[.$A17]*[.R$13]&lt;=[.$C$7]);[.$A17]*[.R$13]*[.$C$8];IF(AND([.$A17]*[.R$13]&gt;[.$C$7];[.$A17]*[.R$13]&lt;[.$D$7]);[.$A17]*[.R$13]*[.$D$8];[.$A17]*[.R$13]*[.$E$8]))))*[.$F$8]" office:value-type="float" office:value="27123.397972125" calcext:value-type="float">
            <text:p>27.123 </text:p>
          </table:table-cell>
          <table:table-cell table:style-name="ce78" table:formula="of:=+[.S16]+0.5" office:value-type="float" office:value="3.5" calcext:value-type="float">
            <text:p>3,50 </text:p>
          </table:table-cell>
          <table:table-cell table:number-columns-repeated="1005"/>
        </table:table-row>
        <table:table-row table:style-name="ro2">
          <table:table-cell table:style-name="ce80" table:formula="of:=+[.A17]+0.5" office:value-type="float" office:value="4" calcext:value-type="float">
            <text:p>4,00 </text:p>
          </table:table-cell>
          <table:table-cell table:style-name="ce86" table:formula="of:=(IF([.$A18]*[.B$13]&lt;=[.$B$7];[.$A18]*[.B$13]*[.$B$8];IF(AND([.$A18]*[.B$13]&gt;[.$B$7];[.$A18]*[.B$13]&lt;=[.$C$7]);[.$A18]*[.B$13]*[.$C$8];IF(AND([.$A18]*[.B$13]&gt;[.$C$7];[.$A18]*[.B$13]&lt;[.$D$7]);[.$A18]*[.B$13]*[.$D$8];[.$A18]*[.B$13]*[.$E$8]))))*[.$F$8]" office:value-type="float" office:value="6873.83351482041" calcext:value-type="float">
            <text:p>6.874 </text:p>
          </table:table-cell>
          <table:table-cell table:style-name="ce98" table:formula="of:=(IF([.$A18]*[.C$13]&lt;=[.$B$7];[.$A18]*[.C$13]*[.$B$8];IF(AND([.$A18]*[.C$13]&gt;[.$B$7];[.$A18]*[.C$13]&lt;=[.$C$7]);[.$A18]*[.C$13]*[.$C$8];IF(AND([.$A18]*[.C$13]&gt;[.$C$7];[.$A18]*[.C$13]&lt;[.$D$7]);[.$A18]*[.C$13]*[.$D$8];[.$A18]*[.C$13]*[.$E$8]))))*[.$F$8]" office:value-type="float" office:value="8592.29189352551" calcext:value-type="float">
            <text:p>8.592 </text:p>
          </table:table-cell>
          <table:table-cell table:style-name="ce98" table:formula="of:=(IF([.$A18]*[.D$13]&lt;=[.$B$7];[.$A18]*[.D$13]*[.$B$8];IF(AND([.$A18]*[.D$13]&gt;[.$B$7];[.$A18]*[.D$13]&lt;=[.$C$7]);[.$A18]*[.D$13]*[.$C$8];IF(AND([.$A18]*[.D$13]&gt;[.$C$7];[.$A18]*[.D$13]&lt;[.$D$7]);[.$A18]*[.D$13]*[.$D$8];[.$A18]*[.D$13]*[.$E$8]))))*[.$F$8]" office:value-type="float" office:value="10310.7502722306" calcext:value-type="float">
            <text:p>10.311 </text:p>
          </table:table-cell>
          <table:table-cell table:style-name="ce98" table:formula="of:=(IF([.$A18]*[.E$13]&lt;=[.$B$7];[.$A18]*[.E$13]*[.$B$8];IF(AND([.$A18]*[.E$13]&gt;[.$B$7];[.$A18]*[.E$13]&lt;=[.$C$7]);[.$A18]*[.E$13]*[.$C$8];IF(AND([.$A18]*[.E$13]&gt;[.$C$7];[.$A18]*[.E$13]&lt;[.$D$7]);[.$A18]*[.E$13]*[.$D$8];[.$A18]*[.E$13]*[.$E$8]))))*[.$F$8]" office:value-type="float" office:value="11469.8908915025" calcext:value-type="float">
            <text:p>11.470 </text:p>
          </table:table-cell>
          <table:table-cell table:style-name="ce98" table:formula="of:=(IF([.$A18]*[.F$13]&lt;=[.$B$7];[.$A18]*[.F$13]*[.$B$8];IF(AND([.$A18]*[.F$13]&gt;[.$B$7];[.$A18]*[.F$13]&lt;=[.$C$7]);[.$A18]*[.F$13]*[.$C$8];IF(AND([.$A18]*[.F$13]&gt;[.$C$7];[.$A18]*[.F$13]&lt;[.$D$7]);[.$A18]*[.F$13]*[.$D$8];[.$A18]*[.F$13]*[.$E$8]))))*[.$F$8]" office:value-type="float" office:value="13108.4467331457" calcext:value-type="float">
            <text:p>13.108 </text:p>
          </table:table-cell>
          <table:table-cell table:style-name="ce98" table:formula="of:=(IF([.$A18]*[.G$13]&lt;=[.$B$7];[.$A18]*[.G$13]*[.$B$8];IF(AND([.$A18]*[.G$13]&gt;[.$B$7];[.$A18]*[.G$13]&lt;=[.$C$7]);[.$A18]*[.G$13]*[.$C$8];IF(AND([.$A18]*[.G$13]&gt;[.$C$7];[.$A18]*[.G$13]&lt;[.$D$7]);[.$A18]*[.G$13]*[.$D$8];[.$A18]*[.G$13]*[.$E$8]))))*[.$F$8]" office:value-type="float" office:value="14342.5428659686" calcext:value-type="float">
            <text:p>14.343 </text:p>
          </table:table-cell>
          <table:table-cell table:style-name="ce98" table:formula="of:=(IF([.$A18]*[.H$13]&lt;=[.$B$7];[.$A18]*[.H$13]*[.$B$8];IF(AND([.$A18]*[.H$13]&gt;[.$B$7];[.$A18]*[.H$13]&lt;=[.$C$7]);[.$A18]*[.H$13]*[.$C$8];IF(AND([.$A18]*[.H$13]&gt;[.$C$7];[.$A18]*[.H$13]&lt;[.$D$7]);[.$A18]*[.H$13]*[.$D$8];[.$A18]*[.H$13]*[.$E$8]))))*[.$F$8]" office:value-type="float" office:value="15936.1587399651" calcext:value-type="float">
            <text:p>15.936 </text:p>
          </table:table-cell>
          <table:table-cell table:style-name="ce98" table:formula="of:=(IF([.$A18]*[.I$13]&lt;=[.$B$7];[.$A18]*[.I$13]*[.$B$8];IF(AND([.$A18]*[.I$13]&gt;[.$B$7];[.$A18]*[.I$13]&lt;=[.$C$7]);[.$A18]*[.I$13]*[.$C$8];IF(AND([.$A18]*[.I$13]&gt;[.$C$7];[.$A18]*[.I$13]&lt;[.$D$7]);[.$A18]*[.I$13]*[.$D$8];[.$A18]*[.I$13]*[.$E$8]))))*[.$F$8]" office:value-type="float" office:value="17048.99301105" calcext:value-type="float">
            <text:p>17.049 </text:p>
          </table:table-cell>
          <table:table-cell table:style-name="ce98" table:formula="of:=(IF([.$A18]*[.J$13]&lt;=[.$B$7];[.$A18]*[.J$13]*[.$B$8];IF(AND([.$A18]*[.J$13]&gt;[.$B$7];[.$A18]*[.J$13]&lt;=[.$C$7]);[.$A18]*[.J$13]*[.$C$8];IF(AND([.$A18]*[.J$13]&gt;[.$C$7];[.$A18]*[.J$13]&lt;[.$D$7]);[.$A18]*[.J$13]*[.$D$8];[.$A18]*[.J$13]*[.$E$8]))))*[.$F$8]" office:value-type="float" office:value="18598.9014666" calcext:value-type="float">
            <text:p>18.599 </text:p>
          </table:table-cell>
          <table:table-cell table:style-name="ce98" table:formula="of:=(IF([.$A18]*[.K$13]&lt;=[.$B$7];[.$A18]*[.K$13]*[.$B$8];IF(AND([.$A18]*[.K$13]&gt;[.$B$7];[.$A18]*[.K$13]&lt;=[.$C$7]);[.$A18]*[.K$13]*[.$C$8];IF(AND([.$A18]*[.K$13]&gt;[.$C$7];[.$A18]*[.K$13]&lt;[.$D$7]);[.$A18]*[.K$13]*[.$D$8];[.$A18]*[.K$13]*[.$E$8]))))*[.$F$8]" office:value-type="float" office:value="20148.80992215" calcext:value-type="float">
            <text:p>20.149 </text:p>
          </table:table-cell>
          <table:table-cell table:style-name="ce98" table:formula="of:=(IF([.$A18]*[.L$13]&lt;=[.$B$7];[.$A18]*[.L$13]*[.$B$8];IF(AND([.$A18]*[.L$13]&gt;[.$B$7];[.$A18]*[.L$13]&lt;=[.$C$7]);[.$A18]*[.L$13]*[.$C$8];IF(AND([.$A18]*[.L$13]&gt;[.$C$7];[.$A18]*[.L$13]&lt;[.$D$7]);[.$A18]*[.L$13]*[.$D$8];[.$A18]*[.L$13]*[.$E$8]))))*[.$F$8]" office:value-type="float" office:value="21698.7183777" calcext:value-type="float">
            <text:p>21.699 </text:p>
          </table:table-cell>
          <table:table-cell table:style-name="ce98" table:formula="of:=(IF([.$A18]*[.M$13]&lt;=[.$B$7];[.$A18]*[.M$13]*[.$B$8];IF(AND([.$A18]*[.M$13]&gt;[.$B$7];[.$A18]*[.M$13]&lt;=[.$C$7]);[.$A18]*[.M$13]*[.$C$8];IF(AND([.$A18]*[.M$13]&gt;[.$C$7];[.$A18]*[.M$13]&lt;[.$D$7]);[.$A18]*[.M$13]*[.$D$8];[.$A18]*[.M$13]*[.$E$8]))))*[.$F$8]" office:value-type="float" office:value="23248.62683325" calcext:value-type="float">
            <text:p>23.249 </text:p>
          </table:table-cell>
          <table:table-cell table:style-name="ce98" table:formula="of:=(IF([.$A18]*[.N$13]&lt;=[.$B$7];[.$A18]*[.N$13]*[.$B$8];IF(AND([.$A18]*[.N$13]&gt;[.$B$7];[.$A18]*[.N$13]&lt;=[.$C$7]);[.$A18]*[.N$13]*[.$C$8];IF(AND([.$A18]*[.N$13]&gt;[.$C$7];[.$A18]*[.N$13]&lt;[.$D$7]);[.$A18]*[.N$13]*[.$D$8];[.$A18]*[.N$13]*[.$E$8]))))*[.$F$8]" office:value-type="float" office:value="24798.5352888" calcext:value-type="float">
            <text:p>24.799 </text:p>
          </table:table-cell>
          <table:table-cell table:style-name="ce98" table:formula="of:=(IF([.$A18]*[.O$13]&lt;=[.$B$7];[.$A18]*[.O$13]*[.$B$8];IF(AND([.$A18]*[.O$13]&gt;[.$B$7];[.$A18]*[.O$13]&lt;=[.$C$7]);[.$A18]*[.O$13]*[.$C$8];IF(AND([.$A18]*[.O$13]&gt;[.$C$7];[.$A18]*[.O$13]&lt;[.$D$7]);[.$A18]*[.O$13]*[.$D$8];[.$A18]*[.O$13]*[.$E$8]))))*[.$F$8]" office:value-type="float" office:value="26348.44374435" calcext:value-type="float">
            <text:p>26.348 </text:p>
          </table:table-cell>
          <table:table-cell table:style-name="ce98" table:formula="of:=(IF([.$A18]*[.P$13]&lt;=[.$B$7];[.$A18]*[.P$13]*[.$B$8];IF(AND([.$A18]*[.P$13]&gt;[.$B$7];[.$A18]*[.P$13]&lt;=[.$C$7]);[.$A18]*[.P$13]*[.$C$8];IF(AND([.$A18]*[.P$13]&gt;[.$C$7];[.$A18]*[.P$13]&lt;[.$D$7]);[.$A18]*[.P$13]*[.$D$8];[.$A18]*[.P$13]*[.$E$8]))))*[.$F$8]" office:value-type="float" office:value="27898.3521999" calcext:value-type="float">
            <text:p>27.898 </text:p>
          </table:table-cell>
          <table:table-cell table:style-name="ce98" table:formula="of:=(IF([.$A18]*[.Q$13]&lt;=[.$B$7];[.$A18]*[.Q$13]*[.$B$8];IF(AND([.$A18]*[.Q$13]&gt;[.$B$7];[.$A18]*[.Q$13]&lt;=[.$C$7]);[.$A18]*[.Q$13]*[.$C$8];IF(AND([.$A18]*[.Q$13]&gt;[.$C$7];[.$A18]*[.Q$13]&lt;[.$D$7]);[.$A18]*[.Q$13]*[.$D$8];[.$A18]*[.Q$13]*[.$E$8]))))*[.$F$8]" office:value-type="float" office:value="29448.26065545" calcext:value-type="float">
            <text:p>29.448 </text:p>
          </table:table-cell>
          <table:table-cell table:style-name="ce98" table:formula="of:=(IF([.$A18]*[.R$13]&lt;=[.$B$7];[.$A18]*[.R$13]*[.$B$8];IF(AND([.$A18]*[.R$13]&gt;[.$B$7];[.$A18]*[.R$13]&lt;=[.$C$7]);[.$A18]*[.R$13]*[.$C$8];IF(AND([.$A18]*[.R$13]&gt;[.$C$7];[.$A18]*[.R$13]&lt;[.$D$7]);[.$A18]*[.R$13]*[.$D$8];[.$A18]*[.R$13]*[.$E$8]))))*[.$F$8]" office:value-type="float" office:value="30998.169111" calcext:value-type="float">
            <text:p>30.998 </text:p>
          </table:table-cell>
          <table:table-cell table:style-name="ce80" table:formula="of:=+[.S17]+0.5" office:value-type="float" office:value="4" calcext:value-type="float">
            <text:p>4,00 </text:p>
          </table:table-cell>
          <table:table-cell table:number-columns-repeated="1005"/>
        </table:table-row>
        <table:table-row table:style-name="ro2">
          <table:table-cell table:style-name="ce78" table:formula="of:=+[.A18]+0.5" office:value-type="float" office:value="4.5" calcext:value-type="float">
            <text:p>4,50 </text:p>
          </table:table-cell>
          <table:table-cell table:style-name="ce84" table:formula="of:=(IF([.$A19]*[.B$13]&lt;=[.$B$7];[.$A19]*[.B$13]*[.$B$8];IF(AND([.$A19]*[.B$13]&gt;[.$B$7];[.$A19]*[.B$13]&lt;=[.$C$7]);[.$A19]*[.B$13]*[.$C$8];IF(AND([.$A19]*[.B$13]&gt;[.$C$7];[.$A19]*[.B$13]&lt;[.$D$7]);[.$A19]*[.B$13]*[.$D$8];[.$A19]*[.B$13]*[.$E$8]))))*[.$F$8]" office:value-type="float" office:value="7733.06270417296" calcext:value-type="float">
            <text:p>7.733 </text:p>
          </table:table-cell>
          <table:table-cell table:style-name="ce96" table:formula="of:=(IF([.$A19]*[.C$13]&lt;=[.$B$7];[.$A19]*[.C$13]*[.$B$8];IF(AND([.$A19]*[.C$13]&gt;[.$B$7];[.$A19]*[.C$13]&lt;=[.$C$7]);[.$A19]*[.C$13]*[.$C$8];IF(AND([.$A19]*[.C$13]&gt;[.$C$7];[.$A19]*[.C$13]&lt;[.$D$7]);[.$A19]*[.C$13]*[.$D$8];[.$A19]*[.C$13]*[.$E$8]))))*[.$F$8]" office:value-type="float" office:value="9666.3283802162" calcext:value-type="float">
            <text:p>9.666 </text:p>
          </table:table-cell>
          <table:table-cell table:style-name="ce96" table:formula="of:=(IF([.$A19]*[.D$13]&lt;=[.$B$7];[.$A19]*[.D$13]*[.$B$8];IF(AND([.$A19]*[.D$13]&gt;[.$B$7];[.$A19]*[.D$13]&lt;=[.$C$7]);[.$A19]*[.D$13]*[.$C$8];IF(AND([.$A19]*[.D$13]&gt;[.$C$7];[.$A19]*[.D$13]&lt;[.$D$7]);[.$A19]*[.D$13]*[.$D$8];[.$A19]*[.D$13]*[.$E$8]))))*[.$F$8]" office:value-type="float" office:value="11060.2519310917" calcext:value-type="float">
            <text:p>11.060 </text:p>
          </table:table-cell>
          <table:table-cell table:style-name="ce96" table:formula="of:=(IF([.$A19]*[.E$13]&lt;=[.$B$7];[.$A19]*[.E$13]*[.$B$8];IF(AND([.$A19]*[.E$13]&gt;[.$B$7];[.$A19]*[.E$13]&lt;=[.$C$7]);[.$A19]*[.E$13]*[.$C$8];IF(AND([.$A19]*[.E$13]&gt;[.$C$7];[.$A19]*[.E$13]&lt;[.$D$7]);[.$A19]*[.E$13]*[.$D$8];[.$A19]*[.E$13]*[.$E$8]))))*[.$F$8]" office:value-type="float" office:value="12903.6272529403" calcext:value-type="float">
            <text:p>12.904 </text:p>
          </table:table-cell>
          <table:table-cell table:style-name="ce96" table:formula="of:=(IF([.$A19]*[.F$13]&lt;=[.$B$7];[.$A19]*[.F$13]*[.$B$8];IF(AND([.$A19]*[.F$13]&gt;[.$B$7];[.$A19]*[.F$13]&lt;=[.$C$7]);[.$A19]*[.F$13]*[.$C$8];IF(AND([.$A19]*[.F$13]&gt;[.$C$7];[.$A19]*[.F$13]&lt;[.$D$7]);[.$A19]*[.F$13]*[.$D$8];[.$A19]*[.F$13]*[.$E$8]))))*[.$F$8]" office:value-type="float" office:value="14342.5428659686" calcext:value-type="float">
            <text:p>14.343 </text:p>
          </table:table-cell>
          <table:table-cell table:style-name="ce96" table:formula="of:=(IF([.$A19]*[.G$13]&lt;=[.$B$7];[.$A19]*[.G$13]*[.$B$8];IF(AND([.$A19]*[.G$13]&gt;[.$B$7];[.$A19]*[.G$13]&lt;=[.$C$7]);[.$A19]*[.G$13]*[.$C$8];IF(AND([.$A19]*[.G$13]&gt;[.$C$7];[.$A19]*[.G$13]&lt;[.$D$7]);[.$A19]*[.G$13]*[.$D$8];[.$A19]*[.G$13]*[.$E$8]))))*[.$F$8]" office:value-type="float" office:value="16135.3607242147" calcext:value-type="float">
            <text:p>16.135 </text:p>
          </table:table-cell>
          <table:table-cell table:style-name="ce96" table:formula="of:=(IF([.$A19]*[.H$13]&lt;=[.$B$7];[.$A19]*[.H$13]*[.$B$8];IF(AND([.$A19]*[.H$13]&gt;[.$B$7];[.$A19]*[.H$13]&lt;=[.$C$7]);[.$A19]*[.H$13]*[.$C$8];IF(AND([.$A19]*[.H$13]&gt;[.$C$7];[.$A19]*[.H$13]&lt;[.$D$7]);[.$A19]*[.H$13]*[.$D$8];[.$A19]*[.H$13]*[.$E$8]))))*[.$F$8]" office:value-type="float" office:value="17436.4701249375" calcext:value-type="float">
            <text:p>17.436 </text:p>
          </table:table-cell>
          <table:table-cell table:style-name="ce96" table:formula="of:=(IF([.$A19]*[.I$13]&lt;=[.$B$7];[.$A19]*[.I$13]*[.$B$8];IF(AND([.$A19]*[.I$13]&gt;[.$B$7];[.$A19]*[.I$13]&lt;=[.$C$7]);[.$A19]*[.I$13]*[.$C$8];IF(AND([.$A19]*[.I$13]&gt;[.$C$7];[.$A19]*[.I$13]&lt;[.$D$7]);[.$A19]*[.I$13]*[.$D$8];[.$A19]*[.I$13]*[.$E$8]))))*[.$F$8]" office:value-type="float" office:value="19180.1171374313" calcext:value-type="float">
            <text:p>19.180 </text:p>
          </table:table-cell>
          <table:table-cell table:style-name="ce96" table:formula="of:=(IF([.$A19]*[.J$13]&lt;=[.$B$7];[.$A19]*[.J$13]*[.$B$8];IF(AND([.$A19]*[.J$13]&gt;[.$B$7];[.$A19]*[.J$13]&lt;=[.$C$7]);[.$A19]*[.J$13]*[.$C$8];IF(AND([.$A19]*[.J$13]&gt;[.$C$7];[.$A19]*[.J$13]&lt;[.$D$7]);[.$A19]*[.J$13]*[.$D$8];[.$A19]*[.J$13]*[.$E$8]))))*[.$F$8]" office:value-type="float" office:value="20923.764149925" calcext:value-type="float">
            <text:p>20.924 </text:p>
          </table:table-cell>
          <table:table-cell table:style-name="ce96" table:formula="of:=(IF([.$A19]*[.K$13]&lt;=[.$B$7];[.$A19]*[.K$13]*[.$B$8];IF(AND([.$A19]*[.K$13]&gt;[.$B$7];[.$A19]*[.K$13]&lt;=[.$C$7]);[.$A19]*[.K$13]*[.$C$8];IF(AND([.$A19]*[.K$13]&gt;[.$C$7];[.$A19]*[.K$13]&lt;[.$D$7]);[.$A19]*[.K$13]*[.$D$8];[.$A19]*[.K$13]*[.$E$8]))))*[.$F$8]" office:value-type="float" office:value="22667.4111624187" calcext:value-type="float">
            <text:p>22.667 </text:p>
          </table:table-cell>
          <table:table-cell table:style-name="ce96" table:formula="of:=(IF([.$A19]*[.L$13]&lt;=[.$B$7];[.$A19]*[.L$13]*[.$B$8];IF(AND([.$A19]*[.L$13]&gt;[.$B$7];[.$A19]*[.L$13]&lt;=[.$C$7]);[.$A19]*[.L$13]*[.$C$8];IF(AND([.$A19]*[.L$13]&gt;[.$C$7];[.$A19]*[.L$13]&lt;[.$D$7]);[.$A19]*[.L$13]*[.$D$8];[.$A19]*[.L$13]*[.$E$8]))))*[.$F$8]" office:value-type="float" office:value="24411.0581749125" calcext:value-type="float">
            <text:p>24.411 </text:p>
          </table:table-cell>
          <table:table-cell table:style-name="ce96" table:formula="of:=(IF([.$A19]*[.M$13]&lt;=[.$B$7];[.$A19]*[.M$13]*[.$B$8];IF(AND([.$A19]*[.M$13]&gt;[.$B$7];[.$A19]*[.M$13]&lt;=[.$C$7]);[.$A19]*[.M$13]*[.$C$8];IF(AND([.$A19]*[.M$13]&gt;[.$C$7];[.$A19]*[.M$13]&lt;[.$D$7]);[.$A19]*[.M$13]*[.$D$8];[.$A19]*[.M$13]*[.$E$8]))))*[.$F$8]" office:value-type="float" office:value="26154.7051874063" calcext:value-type="float">
            <text:p>26.155 </text:p>
          </table:table-cell>
          <table:table-cell table:style-name="ce96" table:formula="of:=(IF([.$A19]*[.N$13]&lt;=[.$B$7];[.$A19]*[.N$13]*[.$B$8];IF(AND([.$A19]*[.N$13]&gt;[.$B$7];[.$A19]*[.N$13]&lt;=[.$C$7]);[.$A19]*[.N$13]*[.$C$8];IF(AND([.$A19]*[.N$13]&gt;[.$C$7];[.$A19]*[.N$13]&lt;[.$D$7]);[.$A19]*[.N$13]*[.$D$8];[.$A19]*[.N$13]*[.$E$8]))))*[.$F$8]" office:value-type="float" office:value="27898.3521999" calcext:value-type="float">
            <text:p>27.898 </text:p>
          </table:table-cell>
          <table:table-cell table:style-name="ce96" table:formula="of:=(IF([.$A19]*[.O$13]&lt;=[.$B$7];[.$A19]*[.O$13]*[.$B$8];IF(AND([.$A19]*[.O$13]&gt;[.$B$7];[.$A19]*[.O$13]&lt;=[.$C$7]);[.$A19]*[.O$13]*[.$C$8];IF(AND([.$A19]*[.O$13]&gt;[.$C$7];[.$A19]*[.O$13]&lt;[.$D$7]);[.$A19]*[.O$13]*[.$D$8];[.$A19]*[.O$13]*[.$E$8]))))*[.$F$8]" office:value-type="float" office:value="29641.9992123938" calcext:value-type="float">
            <text:p>29.642 </text:p>
          </table:table-cell>
          <table:table-cell table:style-name="ce96" table:formula="of:=(IF([.$A19]*[.P$13]&lt;=[.$B$7];[.$A19]*[.P$13]*[.$B$8];IF(AND([.$A19]*[.P$13]&gt;[.$B$7];[.$A19]*[.P$13]&lt;=[.$C$7]);[.$A19]*[.P$13]*[.$C$8];IF(AND([.$A19]*[.P$13]&gt;[.$C$7];[.$A19]*[.P$13]&lt;[.$D$7]);[.$A19]*[.P$13]*[.$D$8];[.$A19]*[.P$13]*[.$E$8]))))*[.$F$8]" office:value-type="float" office:value="31385.6462248875" calcext:value-type="float">
            <text:p>31.386 </text:p>
          </table:table-cell>
          <table:table-cell table:style-name="ce96" table:formula="of:=(IF([.$A19]*[.Q$13]&lt;=[.$B$7];[.$A19]*[.Q$13]*[.$B$8];IF(AND([.$A19]*[.Q$13]&gt;[.$B$7];[.$A19]*[.Q$13]&lt;=[.$C$7]);[.$A19]*[.Q$13]*[.$C$8];IF(AND([.$A19]*[.Q$13]&gt;[.$C$7];[.$A19]*[.Q$13]&lt;[.$D$7]);[.$A19]*[.Q$13]*[.$D$8];[.$A19]*[.Q$13]*[.$E$8]))))*[.$F$8]" office:value-type="float" office:value="33129.2932373813" calcext:value-type="float">
            <text:p>33.129 </text:p>
          </table:table-cell>
          <table:table-cell table:style-name="ce96" table:formula="of:=(IF([.$A19]*[.R$13]&lt;=[.$B$7];[.$A19]*[.R$13]*[.$B$8];IF(AND([.$A19]*[.R$13]&gt;[.$B$7];[.$A19]*[.R$13]&lt;=[.$C$7]);[.$A19]*[.R$13]*[.$C$8];IF(AND([.$A19]*[.R$13]&gt;[.$C$7];[.$A19]*[.R$13]&lt;[.$D$7]);[.$A19]*[.R$13]*[.$D$8];[.$A19]*[.R$13]*[.$E$8]))))*[.$F$8]" office:value-type="float" office:value="34872.940249875" calcext:value-type="float">
            <text:p>34.873 </text:p>
          </table:table-cell>
          <table:table-cell table:style-name="ce78" table:formula="of:=+[.S18]+0.5" office:value-type="float" office:value="4.5" calcext:value-type="float">
            <text:p>4,50 </text:p>
          </table:table-cell>
          <table:table-cell table:number-columns-repeated="3"/>
          <table:table-cell table:style-name="ce32"/>
          <table:table-cell table:number-columns-repeated="1001"/>
        </table:table-row>
        <table:table-row table:style-name="ro2">
          <table:table-cell table:style-name="ce81" table:formula="of:=+[.A19]+0.5" office:value-type="float" office:value="5" calcext:value-type="float">
            <text:p>5,00 </text:p>
          </table:table-cell>
          <table:table-cell table:style-name="ce87" table:formula="of:=(IF([.$A20]*[.B$13]&lt;=[.$B$7];[.$A20]*[.B$13]*[.$B$8];IF(AND([.$A20]*[.B$13]&gt;[.$B$7];[.$A20]*[.B$13]&lt;=[.$C$7]);[.$A20]*[.B$13]*[.$C$8];IF(AND([.$A20]*[.B$13]&gt;[.$C$7];[.$A20]*[.B$13]&lt;[.$D$7]);[.$A20]*[.B$13]*[.$D$8];[.$A20]*[.B$13]*[.$E$8]))))*[.$F$8]" office:value-type="float" office:value="8592.29189352551" calcext:value-type="float">
            <text:p>8.592 </text:p>
          </table:table-cell>
          <table:table-cell table:style-name="ce99" table:formula="of:=(IF([.$A20]*[.C$13]&lt;=[.$B$7];[.$A20]*[.C$13]*[.$B$8];IF(AND([.$A20]*[.C$13]&gt;[.$B$7];[.$A20]*[.C$13]&lt;=[.$C$7]);[.$A20]*[.C$13]*[.$C$8];IF(AND([.$A20]*[.C$13]&gt;[.$C$7];[.$A20]*[.C$13]&lt;[.$D$7]);[.$A20]*[.C$13]*[.$D$8];[.$A20]*[.C$13]*[.$E$8]))))*[.$F$8]" office:value-type="float" office:value="10240.9740102701" calcext:value-type="float">
            <text:p>10.241 </text:p>
          </table:table-cell>
          <table:table-cell table:style-name="ce99" table:formula="of:=(IF([.$A20]*[.D$13]&lt;=[.$B$7];[.$A20]*[.D$13]*[.$B$8];IF(AND([.$A20]*[.D$13]&gt;[.$B$7];[.$A20]*[.D$13]&lt;=[.$C$7]);[.$A20]*[.D$13]*[.$C$8];IF(AND([.$A20]*[.D$13]&gt;[.$C$7];[.$A20]*[.D$13]&lt;[.$D$7]);[.$A20]*[.D$13]*[.$D$8];[.$A20]*[.D$13]*[.$E$8]))))*[.$F$8]" office:value-type="float" office:value="12289.1688123241" calcext:value-type="float">
            <text:p>12.289 </text:p>
          </table:table-cell>
          <table:table-cell table:style-name="ce99" table:formula="of:=(IF([.$A20]*[.E$13]&lt;=[.$B$7];[.$A20]*[.E$13]*[.$B$8];IF(AND([.$A20]*[.E$13]&gt;[.$B$7];[.$A20]*[.E$13]&lt;=[.$C$7]);[.$A20]*[.E$13]*[.$C$8];IF(AND([.$A20]*[.E$13]&gt;[.$C$7];[.$A20]*[.E$13]&lt;[.$D$7]);[.$A20]*[.E$13]*[.$D$8];[.$A20]*[.E$13]*[.$E$8]))))*[.$F$8]" office:value-type="float" office:value="13944.1388974695" calcext:value-type="float">
            <text:p>13.944 </text:p>
          </table:table-cell>
          <table:table-cell table:style-name="ce99" table:formula="of:=(IF([.$A20]*[.F$13]&lt;=[.$B$7];[.$A20]*[.F$13]*[.$B$8];IF(AND([.$A20]*[.F$13]&gt;[.$B$7];[.$A20]*[.F$13]&lt;=[.$C$7]);[.$A20]*[.F$13]*[.$C$8];IF(AND([.$A20]*[.F$13]&gt;[.$C$7];[.$A20]*[.F$13]&lt;[.$D$7]);[.$A20]*[.F$13]*[.$D$8];[.$A20]*[.F$13]*[.$E$8]))))*[.$F$8]" office:value-type="float" office:value="15936.1587399651" calcext:value-type="float">
            <text:p>15.936 </text:p>
          </table:table-cell>
          <table:table-cell table:style-name="ce99" table:formula="of:=(IF([.$A20]*[.G$13]&lt;=[.$B$7];[.$A20]*[.G$13]*[.$B$8];IF(AND([.$A20]*[.G$13]&gt;[.$B$7];[.$A20]*[.G$13]&lt;=[.$C$7]);[.$A20]*[.G$13]*[.$C$8];IF(AND([.$A20]*[.G$13]&gt;[.$C$7];[.$A20]*[.G$13]&lt;[.$D$7]);[.$A20]*[.G$13]*[.$D$8];[.$A20]*[.G$13]*[.$E$8]))))*[.$F$8]" office:value-type="float" office:value="17436.4701249375" calcext:value-type="float">
            <text:p>17.436 </text:p>
          </table:table-cell>
          <table:table-cell table:style-name="ce99" table:formula="of:=(IF([.$A20]*[.H$13]&lt;=[.$B$7];[.$A20]*[.H$13]*[.$B$8];IF(AND([.$A20]*[.H$13]&gt;[.$B$7];[.$A20]*[.H$13]&lt;=[.$C$7]);[.$A20]*[.H$13]*[.$C$8];IF(AND([.$A20]*[.H$13]&gt;[.$C$7];[.$A20]*[.H$13]&lt;[.$D$7]);[.$A20]*[.H$13]*[.$D$8];[.$A20]*[.H$13]*[.$E$8]))))*[.$F$8]" office:value-type="float" office:value="19373.855694375" calcext:value-type="float">
            <text:p>19.374 </text:p>
          </table:table-cell>
          <table:table-cell table:style-name="ce99" table:formula="of:=(IF([.$A20]*[.I$13]&lt;=[.$B$7];[.$A20]*[.I$13]*[.$B$8];IF(AND([.$A20]*[.I$13]&gt;[.$B$7];[.$A20]*[.I$13]&lt;=[.$C$7]);[.$A20]*[.I$13]*[.$C$8];IF(AND([.$A20]*[.I$13]&gt;[.$C$7];[.$A20]*[.I$13]&lt;[.$D$7]);[.$A20]*[.I$13]*[.$D$8];[.$A20]*[.I$13]*[.$E$8]))))*[.$F$8]" office:value-type="float" office:value="21311.2412638125" calcext:value-type="float">
            <text:p>21.311 </text:p>
          </table:table-cell>
          <table:table-cell table:style-name="ce99" table:formula="of:=(IF([.$A20]*[.J$13]&lt;=[.$B$7];[.$A20]*[.J$13]*[.$B$8];IF(AND([.$A20]*[.J$13]&gt;[.$B$7];[.$A20]*[.J$13]&lt;=[.$C$7]);[.$A20]*[.J$13]*[.$C$8];IF(AND([.$A20]*[.J$13]&gt;[.$C$7];[.$A20]*[.J$13]&lt;[.$D$7]);[.$A20]*[.J$13]*[.$D$8];[.$A20]*[.J$13]*[.$E$8]))))*[.$F$8]" office:value-type="float" office:value="23248.62683325" calcext:value-type="float">
            <text:p>23.249 </text:p>
          </table:table-cell>
          <table:table-cell table:style-name="ce99" table:formula="of:=(IF([.$A20]*[.K$13]&lt;=[.$B$7];[.$A20]*[.K$13]*[.$B$8];IF(AND([.$A20]*[.K$13]&gt;[.$B$7];[.$A20]*[.K$13]&lt;=[.$C$7]);[.$A20]*[.K$13]*[.$C$8];IF(AND([.$A20]*[.K$13]&gt;[.$C$7];[.$A20]*[.K$13]&lt;[.$D$7]);[.$A20]*[.K$13]*[.$D$8];[.$A20]*[.K$13]*[.$E$8]))))*[.$F$8]" office:value-type="float" office:value="25186.0124026875" calcext:value-type="float">
            <text:p>25.186 </text:p>
          </table:table-cell>
          <table:table-cell table:style-name="ce99" table:formula="of:=(IF([.$A20]*[.L$13]&lt;=[.$B$7];[.$A20]*[.L$13]*[.$B$8];IF(AND([.$A20]*[.L$13]&gt;[.$B$7];[.$A20]*[.L$13]&lt;=[.$C$7]);[.$A20]*[.L$13]*[.$C$8];IF(AND([.$A20]*[.L$13]&gt;[.$C$7];[.$A20]*[.L$13]&lt;[.$D$7]);[.$A20]*[.L$13]*[.$D$8];[.$A20]*[.L$13]*[.$E$8]))))*[.$F$8]" office:value-type="float" office:value="27123.397972125" calcext:value-type="float">
            <text:p>27.123 </text:p>
          </table:table-cell>
          <table:table-cell table:style-name="ce99" table:formula="of:=(IF([.$A20]*[.M$13]&lt;=[.$B$7];[.$A20]*[.M$13]*[.$B$8];IF(AND([.$A20]*[.M$13]&gt;[.$B$7];[.$A20]*[.M$13]&lt;=[.$C$7]);[.$A20]*[.M$13]*[.$C$8];IF(AND([.$A20]*[.M$13]&gt;[.$C$7];[.$A20]*[.M$13]&lt;[.$D$7]);[.$A20]*[.M$13]*[.$D$8];[.$A20]*[.M$13]*[.$E$8]))))*[.$F$8]" office:value-type="float" office:value="29060.7835415625" calcext:value-type="float">
            <text:p>29.061 </text:p>
          </table:table-cell>
          <table:table-cell table:style-name="ce99" table:formula="of:=(IF([.$A20]*[.N$13]&lt;=[.$B$7];[.$A20]*[.N$13]*[.$B$8];IF(AND([.$A20]*[.N$13]&gt;[.$B$7];[.$A20]*[.N$13]&lt;=[.$C$7]);[.$A20]*[.N$13]*[.$C$8];IF(AND([.$A20]*[.N$13]&gt;[.$C$7];[.$A20]*[.N$13]&lt;[.$D$7]);[.$A20]*[.N$13]*[.$D$8];[.$A20]*[.N$13]*[.$E$8]))))*[.$F$8]" office:value-type="float" office:value="30998.169111" calcext:value-type="float">
            <text:p>30.998 </text:p>
          </table:table-cell>
          <table:table-cell table:style-name="ce99" table:formula="of:=(IF([.$A20]*[.O$13]&lt;=[.$B$7];[.$A20]*[.O$13]*[.$B$8];IF(AND([.$A20]*[.O$13]&gt;[.$B$7];[.$A20]*[.O$13]&lt;=[.$C$7]);[.$A20]*[.O$13]*[.$C$8];IF(AND([.$A20]*[.O$13]&gt;[.$C$7];[.$A20]*[.O$13]&lt;[.$D$7]);[.$A20]*[.O$13]*[.$D$8];[.$A20]*[.O$13]*[.$E$8]))))*[.$F$8]" office:value-type="float" office:value="32935.5546804375" calcext:value-type="float">
            <text:p>32.936 </text:p>
          </table:table-cell>
          <table:table-cell table:style-name="ce99" table:formula="of:=(IF([.$A20]*[.P$13]&lt;=[.$B$7];[.$A20]*[.P$13]*[.$B$8];IF(AND([.$A20]*[.P$13]&gt;[.$B$7];[.$A20]*[.P$13]&lt;=[.$C$7]);[.$A20]*[.P$13]*[.$C$8];IF(AND([.$A20]*[.P$13]&gt;[.$C$7];[.$A20]*[.P$13]&lt;[.$D$7]);[.$A20]*[.P$13]*[.$D$8];[.$A20]*[.P$13]*[.$E$8]))))*[.$F$8]" office:value-type="float" office:value="34872.940249875" calcext:value-type="float">
            <text:p>34.873 </text:p>
          </table:table-cell>
          <table:table-cell table:style-name="ce99" table:formula="of:=(IF([.$A20]*[.Q$13]&lt;=[.$B$7];[.$A20]*[.Q$13]*[.$B$8];IF(AND([.$A20]*[.Q$13]&gt;[.$B$7];[.$A20]*[.Q$13]&lt;=[.$C$7]);[.$A20]*[.Q$13]*[.$C$8];IF(AND([.$A20]*[.Q$13]&gt;[.$C$7];[.$A20]*[.Q$13]&lt;[.$D$7]);[.$A20]*[.Q$13]*[.$D$8];[.$A20]*[.Q$13]*[.$E$8]))))*[.$F$8]" office:value-type="float" office:value="36810.3258193125" calcext:value-type="float">
            <text:p>36.810 </text:p>
          </table:table-cell>
          <table:table-cell table:style-name="ce99" table:formula="of:=(IF([.$A20]*[.R$13]&lt;=[.$B$7];[.$A20]*[.R$13]*[.$B$8];IF(AND([.$A20]*[.R$13]&gt;[.$B$7];[.$A20]*[.R$13]&lt;=[.$C$7]);[.$A20]*[.R$13]*[.$C$8];IF(AND([.$A20]*[.R$13]&gt;[.$C$7];[.$A20]*[.R$13]&lt;[.$D$7]);[.$A20]*[.R$13]*[.$D$8];[.$A20]*[.R$13]*[.$E$8]))))*[.$F$8]" office:value-type="float" office:value="38747.71138875" calcext:value-type="float">
            <text:p>38.748 </text:p>
          </table:table-cell>
          <table:table-cell table:style-name="ce81" table:formula="of:=+[.S19]+0.5" office:value-type="float" office:value="5" calcext:value-type="float">
            <text:p>5,00 </text:p>
          </table:table-cell>
          <table:table-cell table:number-columns-repeated="3"/>
          <table:table-cell table:style-name="ce33"/>
          <table:table-cell table:number-columns-repeated="1001"/>
        </table:table-row>
        <table:table-row table:style-name="ro2">
          <table:table-cell table:style-name="ce78" table:formula="of:=+[.A20]+0.5" office:value-type="float" office:value="5.5" calcext:value-type="float">
            <text:p>5,50 </text:p>
          </table:table-cell>
          <table:table-cell table:style-name="ce84" table:formula="of:=(IF([.$A21]*[.B$13]&lt;=[.$B$7];[.$A21]*[.B$13]*[.$B$8];IF(AND([.$A21]*[.B$13]&gt;[.$B$7];[.$A21]*[.B$13]&lt;=[.$C$7]);[.$A21]*[.B$13]*[.$C$8];IF(AND([.$A21]*[.B$13]&gt;[.$C$7];[.$A21]*[.B$13]&lt;[.$D$7]);[.$A21]*[.B$13]*[.$D$8];[.$A21]*[.B$13]*[.$E$8]))))*[.$F$8]" office:value-type="float" office:value="9451.52108287806" calcext:value-type="float">
            <text:p>9.452 </text:p>
          </table:table-cell>
          <table:table-cell table:style-name="ce96" table:formula="of:=(IF([.$A21]*[.C$13]&lt;=[.$B$7];[.$A21]*[.C$13]*[.$B$8];IF(AND([.$A21]*[.C$13]&gt;[.$B$7];[.$A21]*[.C$13]&lt;=[.$C$7]);[.$A21]*[.C$13]*[.$C$8];IF(AND([.$A21]*[.C$13]&gt;[.$C$7];[.$A21]*[.C$13]&lt;[.$D$7]);[.$A21]*[.C$13]*[.$D$8];[.$A21]*[.C$13]*[.$E$8]))))*[.$F$8]" office:value-type="float" office:value="11265.0714112971" calcext:value-type="float">
            <text:p>11.265 </text:p>
          </table:table-cell>
          <table:table-cell table:style-name="ce96" table:formula="of:=(IF([.$A21]*[.D$13]&lt;=[.$B$7];[.$A21]*[.D$13]*[.$B$8];IF(AND([.$A21]*[.D$13]&gt;[.$B$7];[.$A21]*[.D$13]&lt;=[.$C$7]);[.$A21]*[.D$13]*[.$C$8];IF(AND([.$A21]*[.D$13]&gt;[.$C$7];[.$A21]*[.D$13]&lt;[.$D$7]);[.$A21]*[.D$13]*[.$D$8];[.$A21]*[.D$13]*[.$E$8]))))*[.$F$8]" office:value-type="float" office:value="13147.3309604712" calcext:value-type="float">
            <text:p>13.147 </text:p>
          </table:table-cell>
          <table:table-cell table:style-name="ce96" table:formula="of:=(IF([.$A21]*[.E$13]&lt;=[.$B$7];[.$A21]*[.E$13]*[.$B$8];IF(AND([.$A21]*[.E$13]&gt;[.$B$7];[.$A21]*[.E$13]&lt;=[.$C$7]);[.$A21]*[.E$13]*[.$C$8];IF(AND([.$A21]*[.E$13]&gt;[.$C$7];[.$A21]*[.E$13]&lt;[.$D$7]);[.$A21]*[.E$13]*[.$D$8];[.$A21]*[.E$13]*[.$E$8]))))*[.$F$8]" office:value-type="float" office:value="15338.5527872164" calcext:value-type="float">
            <text:p>15.339 </text:p>
          </table:table-cell>
          <table:table-cell table:style-name="ce96" table:formula="of:=(IF([.$A21]*[.F$13]&lt;=[.$B$7];[.$A21]*[.F$13]*[.$B$8];IF(AND([.$A21]*[.F$13]&gt;[.$B$7];[.$A21]*[.F$13]&lt;=[.$C$7]);[.$A21]*[.F$13]*[.$C$8];IF(AND([.$A21]*[.F$13]&gt;[.$C$7];[.$A21]*[.F$13]&lt;[.$D$7]);[.$A21]*[.F$13]*[.$D$8];[.$A21]*[.F$13]*[.$E$8]))))*[.$F$8]" office:value-type="float" office:value="17048.99301105" calcext:value-type="float">
            <text:p>17.049 </text:p>
          </table:table-cell>
          <table:table-cell table:style-name="ce96" table:formula="of:=(IF([.$A21]*[.G$13]&lt;=[.$B$7];[.$A21]*[.G$13]*[.$B$8];IF(AND([.$A21]*[.G$13]&gt;[.$B$7];[.$A21]*[.G$13]&lt;=[.$C$7]);[.$A21]*[.G$13]*[.$C$8];IF(AND([.$A21]*[.G$13]&gt;[.$C$7];[.$A21]*[.G$13]&lt;[.$D$7]);[.$A21]*[.G$13]*[.$D$8];[.$A21]*[.G$13]*[.$E$8]))))*[.$F$8]" office:value-type="float" office:value="19180.1171374313" calcext:value-type="float">
            <text:p>19.180 </text:p>
          </table:table-cell>
          <table:table-cell table:style-name="ce96" table:formula="of:=(IF([.$A21]*[.H$13]&lt;=[.$B$7];[.$A21]*[.H$13]*[.$B$8];IF(AND([.$A21]*[.H$13]&gt;[.$B$7];[.$A21]*[.H$13]&lt;=[.$C$7]);[.$A21]*[.H$13]*[.$C$8];IF(AND([.$A21]*[.H$13]&gt;[.$C$7];[.$A21]*[.H$13]&lt;[.$D$7]);[.$A21]*[.H$13]*[.$D$8];[.$A21]*[.H$13]*[.$E$8]))))*[.$F$8]" office:value-type="float" office:value="21311.2412638125" calcext:value-type="float">
            <text:p>21.311 </text:p>
          </table:table-cell>
          <table:table-cell table:style-name="ce96" table:formula="of:=(IF([.$A21]*[.I$13]&lt;=[.$B$7];[.$A21]*[.I$13]*[.$B$8];IF(AND([.$A21]*[.I$13]&gt;[.$B$7];[.$A21]*[.I$13]&lt;=[.$C$7]);[.$A21]*[.I$13]*[.$C$8];IF(AND([.$A21]*[.I$13]&gt;[.$C$7];[.$A21]*[.I$13]&lt;[.$D$7]);[.$A21]*[.I$13]*[.$D$8];[.$A21]*[.I$13]*[.$E$8]))))*[.$F$8]" office:value-type="float" office:value="23442.3653901937" calcext:value-type="float">
            <text:p>23.442 </text:p>
          </table:table-cell>
          <table:table-cell table:style-name="ce96" table:formula="of:=(IF([.$A21]*[.J$13]&lt;=[.$B$7];[.$A21]*[.J$13]*[.$B$8];IF(AND([.$A21]*[.J$13]&gt;[.$B$7];[.$A21]*[.J$13]&lt;=[.$C$7]);[.$A21]*[.J$13]*[.$C$8];IF(AND([.$A21]*[.J$13]&gt;[.$C$7];[.$A21]*[.J$13]&lt;[.$D$7]);[.$A21]*[.J$13]*[.$D$8];[.$A21]*[.J$13]*[.$E$8]))))*[.$F$8]" office:value-type="float" office:value="25573.489516575" calcext:value-type="float">
            <text:p>25.573 </text:p>
          </table:table-cell>
          <table:table-cell table:style-name="ce96" table:formula="of:=(IF([.$A21]*[.K$13]&lt;=[.$B$7];[.$A21]*[.K$13]*[.$B$8];IF(AND([.$A21]*[.K$13]&gt;[.$B$7];[.$A21]*[.K$13]&lt;=[.$C$7]);[.$A21]*[.K$13]*[.$C$8];IF(AND([.$A21]*[.K$13]&gt;[.$C$7];[.$A21]*[.K$13]&lt;[.$D$7]);[.$A21]*[.K$13]*[.$D$8];[.$A21]*[.K$13]*[.$E$8]))))*[.$F$8]" office:value-type="float" office:value="27704.6136429562" calcext:value-type="float">
            <text:p>27.705 </text:p>
          </table:table-cell>
          <table:table-cell table:style-name="ce96" table:formula="of:=(IF([.$A21]*[.L$13]&lt;=[.$B$7];[.$A21]*[.L$13]*[.$B$8];IF(AND([.$A21]*[.L$13]&gt;[.$B$7];[.$A21]*[.L$13]&lt;=[.$C$7]);[.$A21]*[.L$13]*[.$C$8];IF(AND([.$A21]*[.L$13]&gt;[.$C$7];[.$A21]*[.L$13]&lt;[.$D$7]);[.$A21]*[.L$13]*[.$D$8];[.$A21]*[.L$13]*[.$E$8]))))*[.$F$8]" office:value-type="float" office:value="29835.7377693375" calcext:value-type="float">
            <text:p>29.836 </text:p>
          </table:table-cell>
          <table:table-cell table:style-name="ce96" table:formula="of:=(IF([.$A21]*[.M$13]&lt;=[.$B$7];[.$A21]*[.M$13]*[.$B$8];IF(AND([.$A21]*[.M$13]&gt;[.$B$7];[.$A21]*[.M$13]&lt;=[.$C$7]);[.$A21]*[.M$13]*[.$C$8];IF(AND([.$A21]*[.M$13]&gt;[.$C$7];[.$A21]*[.M$13]&lt;[.$D$7]);[.$A21]*[.M$13]*[.$D$8];[.$A21]*[.M$13]*[.$E$8]))))*[.$F$8]" office:value-type="float" office:value="31966.8618957188" calcext:value-type="float">
            <text:p>31.967 </text:p>
          </table:table-cell>
          <table:table-cell table:style-name="ce96" table:formula="of:=(IF([.$A21]*[.N$13]&lt;=[.$B$7];[.$A21]*[.N$13]*[.$B$8];IF(AND([.$A21]*[.N$13]&gt;[.$B$7];[.$A21]*[.N$13]&lt;=[.$C$7]);[.$A21]*[.N$13]*[.$C$8];IF(AND([.$A21]*[.N$13]&gt;[.$C$7];[.$A21]*[.N$13]&lt;[.$D$7]);[.$A21]*[.N$13]*[.$D$8];[.$A21]*[.N$13]*[.$E$8]))))*[.$F$8]" office:value-type="float" office:value="34097.9860221" calcext:value-type="float">
            <text:p>34.098 </text:p>
          </table:table-cell>
          <table:table-cell table:style-name="ce96" table:formula="of:=(IF([.$A21]*[.O$13]&lt;=[.$B$7];[.$A21]*[.O$13]*[.$B$8];IF(AND([.$A21]*[.O$13]&gt;[.$B$7];[.$A21]*[.O$13]&lt;=[.$C$7]);[.$A21]*[.O$13]*[.$C$8];IF(AND([.$A21]*[.O$13]&gt;[.$C$7];[.$A21]*[.O$13]&lt;[.$D$7]);[.$A21]*[.O$13]*[.$D$8];[.$A21]*[.O$13]*[.$E$8]))))*[.$F$8]" office:value-type="float" office:value="36229.1101484813" calcext:value-type="float">
            <text:p>36.229 </text:p>
          </table:table-cell>
          <table:table-cell table:style-name="ce96" table:formula="of:=(IF([.$A21]*[.P$13]&lt;=[.$B$7];[.$A21]*[.P$13]*[.$B$8];IF(AND([.$A21]*[.P$13]&gt;[.$B$7];[.$A21]*[.P$13]&lt;=[.$C$7]);[.$A21]*[.P$13]*[.$C$8];IF(AND([.$A21]*[.P$13]&gt;[.$C$7];[.$A21]*[.P$13]&lt;[.$D$7]);[.$A21]*[.P$13]*[.$D$8];[.$A21]*[.P$13]*[.$E$8]))))*[.$F$8]" office:value-type="float" office:value="38360.2342748625" calcext:value-type="float">
            <text:p>38.360 </text:p>
          </table:table-cell>
          <table:table-cell table:style-name="ce96" table:formula="of:=(IF([.$A21]*[.Q$13]&lt;=[.$B$7];[.$A21]*[.Q$13]*[.$B$8];IF(AND([.$A21]*[.Q$13]&gt;[.$B$7];[.$A21]*[.Q$13]&lt;=[.$C$7]);[.$A21]*[.Q$13]*[.$C$8];IF(AND([.$A21]*[.Q$13]&gt;[.$C$7];[.$A21]*[.Q$13]&lt;[.$D$7]);[.$A21]*[.Q$13]*[.$D$8];[.$A21]*[.Q$13]*[.$E$8]))))*[.$F$8]" office:value-type="float" office:value="40491.3584012438" calcext:value-type="float">
            <text:p>40.491 </text:p>
          </table:table-cell>
          <table:table-cell table:style-name="ce96" table:formula="of:=(IF([.$A21]*[.R$13]&lt;=[.$B$7];[.$A21]*[.R$13]*[.$B$8];IF(AND([.$A21]*[.R$13]&gt;[.$B$7];[.$A21]*[.R$13]&lt;=[.$C$7]);[.$A21]*[.R$13]*[.$C$8];IF(AND([.$A21]*[.R$13]&gt;[.$C$7];[.$A21]*[.R$13]&lt;[.$D$7]);[.$A21]*[.R$13]*[.$D$8];[.$A21]*[.R$13]*[.$E$8]))))*[.$F$8]" office:value-type="float" office:value="42622.482527625" calcext:value-type="float">
            <text:p>42.622 </text:p>
          </table:table-cell>
          <table:table-cell table:style-name="ce78" table:formula="of:=+[.S20]+0.5" office:value-type="float" office:value="5.5" calcext:value-type="float">
            <text:p>5,50 </text:p>
          </table:table-cell>
          <table:table-cell table:number-columns-repeated="1005"/>
        </table:table-row>
        <table:table-row table:style-name="ro2">
          <table:table-cell table:style-name="ce78" table:formula="of:=+[.A21]+0.5" office:value-type="float" office:value="6" calcext:value-type="float">
            <text:p>6,00 </text:p>
          </table:table-cell>
          <table:table-cell table:style-name="ce84" table:formula="of:=(IF([.$A22]*[.B$13]&lt;=[.$B$7];[.$A22]*[.B$13]*[.$B$8];IF(AND([.$A22]*[.B$13]&gt;[.$B$7];[.$A22]*[.B$13]&lt;=[.$C$7]);[.$A22]*[.B$13]*[.$C$8];IF(AND([.$A22]*[.B$13]&gt;[.$C$7];[.$A22]*[.B$13]&lt;[.$D$7]);[.$A22]*[.B$13]*[.$D$8];[.$A22]*[.B$13]*[.$E$8]))))*[.$F$8]" office:value-type="float" office:value="10310.7502722306" calcext:value-type="float">
            <text:p>10.311 </text:p>
          </table:table-cell>
          <table:table-cell table:style-name="ce96" table:formula="of:=(IF([.$A22]*[.C$13]&lt;=[.$B$7];[.$A22]*[.C$13]*[.$B$8];IF(AND([.$A22]*[.C$13]&gt;[.$B$7];[.$A22]*[.C$13]&lt;=[.$C$7]);[.$A22]*[.C$13]*[.$C$8];IF(AND([.$A22]*[.C$13]&gt;[.$C$7];[.$A22]*[.C$13]&lt;[.$D$7]);[.$A22]*[.C$13]*[.$D$8];[.$A22]*[.C$13]*[.$E$8]))))*[.$F$8]" office:value-type="float" office:value="12289.1688123241" calcext:value-type="float">
            <text:p>12.289 </text:p>
          </table:table-cell>
          <table:table-cell table:style-name="ce96" table:formula="of:=(IF([.$A22]*[.D$13]&lt;=[.$B$7];[.$A22]*[.D$13]*[.$B$8];IF(AND([.$A22]*[.D$13]&gt;[.$B$7];[.$A22]*[.D$13]&lt;=[.$C$7]);[.$A22]*[.D$13]*[.$C$8];IF(AND([.$A22]*[.D$13]&gt;[.$C$7];[.$A22]*[.D$13]&lt;[.$D$7]);[.$A22]*[.D$13]*[.$D$8];[.$A22]*[.D$13]*[.$E$8]))))*[.$F$8]" office:value-type="float" office:value="14342.5428659686" calcext:value-type="float">
            <text:p>14.343 </text:p>
          </table:table-cell>
          <table:table-cell table:style-name="ce96" table:formula="of:=(IF([.$A22]*[.E$13]&lt;=[.$B$7];[.$A22]*[.E$13]*[.$B$8];IF(AND([.$A22]*[.E$13]&gt;[.$B$7];[.$A22]*[.E$13]&lt;=[.$C$7]);[.$A22]*[.E$13]*[.$C$8];IF(AND([.$A22]*[.E$13]&gt;[.$C$7];[.$A22]*[.E$13]&lt;[.$D$7]);[.$A22]*[.E$13]*[.$D$8];[.$A22]*[.E$13]*[.$E$8]))))*[.$F$8]" office:value-type="float" office:value="16732.9666769634" calcext:value-type="float">
            <text:p>16.733 </text:p>
          </table:table-cell>
          <table:table-cell table:style-name="ce96" table:formula="of:=(IF([.$A22]*[.F$13]&lt;=[.$B$7];[.$A22]*[.F$13]*[.$B$8];IF(AND([.$A22]*[.F$13]&gt;[.$B$7];[.$A22]*[.F$13]&lt;=[.$C$7]);[.$A22]*[.F$13]*[.$C$8];IF(AND([.$A22]*[.F$13]&gt;[.$C$7];[.$A22]*[.F$13]&lt;[.$D$7]);[.$A22]*[.F$13]*[.$D$8];[.$A22]*[.F$13]*[.$E$8]))))*[.$F$8]" office:value-type="float" office:value="18598.9014666" calcext:value-type="float">
            <text:p>18.599 </text:p>
          </table:table-cell>
          <table:table-cell table:style-name="ce96" table:formula="of:=(IF([.$A22]*[.G$13]&lt;=[.$B$7];[.$A22]*[.G$13]*[.$B$8];IF(AND([.$A22]*[.G$13]&gt;[.$B$7];[.$A22]*[.G$13]&lt;=[.$C$7]);[.$A22]*[.G$13]*[.$C$8];IF(AND([.$A22]*[.G$13]&gt;[.$C$7];[.$A22]*[.G$13]&lt;[.$D$7]);[.$A22]*[.G$13]*[.$D$8];[.$A22]*[.G$13]*[.$E$8]))))*[.$F$8]" office:value-type="float" office:value="20923.764149925" calcext:value-type="float">
            <text:p>20.924 </text:p>
          </table:table-cell>
          <table:table-cell table:style-name="ce96" table:formula="of:=(IF([.$A22]*[.H$13]&lt;=[.$B$7];[.$A22]*[.H$13]*[.$B$8];IF(AND([.$A22]*[.H$13]&gt;[.$B$7];[.$A22]*[.H$13]&lt;=[.$C$7]);[.$A22]*[.H$13]*[.$C$8];IF(AND([.$A22]*[.H$13]&gt;[.$C$7];[.$A22]*[.H$13]&lt;[.$D$7]);[.$A22]*[.H$13]*[.$D$8];[.$A22]*[.H$13]*[.$E$8]))))*[.$F$8]" office:value-type="float" office:value="23248.62683325" calcext:value-type="float">
            <text:p>23.249 </text:p>
          </table:table-cell>
          <table:table-cell table:style-name="ce96" table:formula="of:=(IF([.$A22]*[.I$13]&lt;=[.$B$7];[.$A22]*[.I$13]*[.$B$8];IF(AND([.$A22]*[.I$13]&gt;[.$B$7];[.$A22]*[.I$13]&lt;=[.$C$7]);[.$A22]*[.I$13]*[.$C$8];IF(AND([.$A22]*[.I$13]&gt;[.$C$7];[.$A22]*[.I$13]&lt;[.$D$7]);[.$A22]*[.I$13]*[.$D$8];[.$A22]*[.I$13]*[.$E$8]))))*[.$F$8]" office:value-type="float" office:value="25573.489516575" calcext:value-type="float">
            <text:p>25.573 </text:p>
          </table:table-cell>
          <table:table-cell table:style-name="ce96" table:formula="of:=(IF([.$A22]*[.J$13]&lt;=[.$B$7];[.$A22]*[.J$13]*[.$B$8];IF(AND([.$A22]*[.J$13]&gt;[.$B$7];[.$A22]*[.J$13]&lt;=[.$C$7]);[.$A22]*[.J$13]*[.$C$8];IF(AND([.$A22]*[.J$13]&gt;[.$C$7];[.$A22]*[.J$13]&lt;[.$D$7]);[.$A22]*[.J$13]*[.$D$8];[.$A22]*[.J$13]*[.$E$8]))))*[.$F$8]" office:value-type="float" office:value="27898.3521999" calcext:value-type="float">
            <text:p>27.898 </text:p>
          </table:table-cell>
          <table:table-cell table:style-name="ce96" table:formula="of:=(IF([.$A22]*[.K$13]&lt;=[.$B$7];[.$A22]*[.K$13]*[.$B$8];IF(AND([.$A22]*[.K$13]&gt;[.$B$7];[.$A22]*[.K$13]&lt;=[.$C$7]);[.$A22]*[.K$13]*[.$C$8];IF(AND([.$A22]*[.K$13]&gt;[.$C$7];[.$A22]*[.K$13]&lt;[.$D$7]);[.$A22]*[.K$13]*[.$D$8];[.$A22]*[.K$13]*[.$E$8]))))*[.$F$8]" office:value-type="float" office:value="30223.214883225" calcext:value-type="float">
            <text:p>30.223 </text:p>
          </table:table-cell>
          <table:table-cell table:style-name="ce96" table:formula="of:=(IF([.$A22]*[.L$13]&lt;=[.$B$7];[.$A22]*[.L$13]*[.$B$8];IF(AND([.$A22]*[.L$13]&gt;[.$B$7];[.$A22]*[.L$13]&lt;=[.$C$7]);[.$A22]*[.L$13]*[.$C$8];IF(AND([.$A22]*[.L$13]&gt;[.$C$7];[.$A22]*[.L$13]&lt;[.$D$7]);[.$A22]*[.L$13]*[.$D$8];[.$A22]*[.L$13]*[.$E$8]))))*[.$F$8]" office:value-type="float" office:value="32548.07756655" calcext:value-type="float">
            <text:p>32.548 </text:p>
          </table:table-cell>
          <table:table-cell table:style-name="ce96" table:formula="of:=(IF([.$A22]*[.M$13]&lt;=[.$B$7];[.$A22]*[.M$13]*[.$B$8];IF(AND([.$A22]*[.M$13]&gt;[.$B$7];[.$A22]*[.M$13]&lt;=[.$C$7]);[.$A22]*[.M$13]*[.$C$8];IF(AND([.$A22]*[.M$13]&gt;[.$C$7];[.$A22]*[.M$13]&lt;[.$D$7]);[.$A22]*[.M$13]*[.$D$8];[.$A22]*[.M$13]*[.$E$8]))))*[.$F$8]" office:value-type="float" office:value="34872.940249875" calcext:value-type="float">
            <text:p>34.873 </text:p>
          </table:table-cell>
          <table:table-cell table:style-name="ce96" table:formula="of:=(IF([.$A22]*[.N$13]&lt;=[.$B$7];[.$A22]*[.N$13]*[.$B$8];IF(AND([.$A22]*[.N$13]&gt;[.$B$7];[.$A22]*[.N$13]&lt;=[.$C$7]);[.$A22]*[.N$13]*[.$C$8];IF(AND([.$A22]*[.N$13]&gt;[.$C$7];[.$A22]*[.N$13]&lt;[.$D$7]);[.$A22]*[.N$13]*[.$D$8];[.$A22]*[.N$13]*[.$E$8]))))*[.$F$8]" office:value-type="float" office:value="37197.8029332" calcext:value-type="float">
            <text:p>37.198 </text:p>
          </table:table-cell>
          <table:table-cell table:style-name="ce96" table:formula="of:=(IF([.$A22]*[.O$13]&lt;=[.$B$7];[.$A22]*[.O$13]*[.$B$8];IF(AND([.$A22]*[.O$13]&gt;[.$B$7];[.$A22]*[.O$13]&lt;=[.$C$7]);[.$A22]*[.O$13]*[.$C$8];IF(AND([.$A22]*[.O$13]&gt;[.$C$7];[.$A22]*[.O$13]&lt;[.$D$7]);[.$A22]*[.O$13]*[.$D$8];[.$A22]*[.O$13]*[.$E$8]))))*[.$F$8]" office:value-type="float" office:value="39522.665616525" calcext:value-type="float">
            <text:p>39.523 </text:p>
          </table:table-cell>
          <table:table-cell table:style-name="ce96" table:formula="of:=(IF([.$A22]*[.P$13]&lt;=[.$B$7];[.$A22]*[.P$13]*[.$B$8];IF(AND([.$A22]*[.P$13]&gt;[.$B$7];[.$A22]*[.P$13]&lt;=[.$C$7]);[.$A22]*[.P$13]*[.$C$8];IF(AND([.$A22]*[.P$13]&gt;[.$C$7];[.$A22]*[.P$13]&lt;[.$D$7]);[.$A22]*[.P$13]*[.$D$8];[.$A22]*[.P$13]*[.$E$8]))))*[.$F$8]" office:value-type="float" office:value="41847.52829985" calcext:value-type="float">
            <text:p>41.848 </text:p>
          </table:table-cell>
          <table:table-cell table:style-name="ce96" table:formula="of:=(IF([.$A22]*[.Q$13]&lt;=[.$B$7];[.$A22]*[.Q$13]*[.$B$8];IF(AND([.$A22]*[.Q$13]&gt;[.$B$7];[.$A22]*[.Q$13]&lt;=[.$C$7]);[.$A22]*[.Q$13]*[.$C$8];IF(AND([.$A22]*[.Q$13]&gt;[.$C$7];[.$A22]*[.Q$13]&lt;[.$D$7]);[.$A22]*[.Q$13]*[.$D$8];[.$A22]*[.Q$13]*[.$E$8]))))*[.$F$8]" office:value-type="float" office:value="44172.390983175" calcext:value-type="float">
            <text:p>44.172 </text:p>
          </table:table-cell>
          <table:table-cell table:style-name="ce96" table:formula="of:=(IF([.$A22]*[.R$13]&lt;=[.$B$7];[.$A22]*[.R$13]*[.$B$8];IF(AND([.$A22]*[.R$13]&gt;[.$B$7];[.$A22]*[.R$13]&lt;=[.$C$7]);[.$A22]*[.R$13]*[.$C$8];IF(AND([.$A22]*[.R$13]&gt;[.$C$7];[.$A22]*[.R$13]&lt;[.$D$7]);[.$A22]*[.R$13]*[.$D$8];[.$A22]*[.R$13]*[.$E$8]))))*[.$F$8]" office:value-type="float" office:value="46497.2536665" calcext:value-type="float">
            <text:p>46.497 </text:p>
          </table:table-cell>
          <table:table-cell table:style-name="ce78" table:formula="of:=+[.S21]+0.5" office:value-type="float" office:value="6" calcext:value-type="float">
            <text:p>6,00 </text:p>
          </table:table-cell>
          <table:table-cell table:number-columns-repeated="1005"/>
        </table:table-row>
        <table:table-row table:style-name="ro2">
          <table:table-cell table:style-name="ce78" table:formula="of:=+[.A22]+0.5" office:value-type="float" office:value="6.5" calcext:value-type="float">
            <text:p>6,50 </text:p>
          </table:table-cell>
          <table:table-cell table:style-name="ce88" table:formula="of:=(IF([.$A23]*[.B$13]&lt;=[.$B$7];[.$A23]*[.B$13]*[.$B$8];IF(AND([.$A23]*[.B$13]&gt;[.$B$7];[.$A23]*[.B$13]&lt;=[.$C$7]);[.$A23]*[.B$13]*[.$C$8];IF(AND([.$A23]*[.B$13]&gt;[.$C$7];[.$A23]*[.B$13]&lt;[.$D$7]);[.$A23]*[.B$13]*[.$D$8];[.$A23]*[.B$13]*[.$E$8]))))*[.$F$8]" office:value-type="float" office:value="10650.6129706809" calcext:value-type="float">
            <text:p>10.651 </text:p>
          </table:table-cell>
          <table:table-cell table:style-name="ce100" table:formula="of:=(IF([.$A23]*[.C$13]&lt;=[.$B$7];[.$A23]*[.C$13]*[.$B$8];IF(AND([.$A23]*[.C$13]&gt;[.$B$7];[.$A23]*[.C$13]&lt;=[.$C$7]);[.$A23]*[.C$13]*[.$C$8];IF(AND([.$A23]*[.C$13]&gt;[.$C$7];[.$A23]*[.C$13]&lt;[.$D$7]);[.$A23]*[.C$13]*[.$D$8];[.$A23]*[.C$13]*[.$E$8]))))*[.$F$8]" office:value-type="float" office:value="12948.1289762216" calcext:value-type="float">
            <text:p>12.948 </text:p>
          </table:table-cell>
          <table:table-cell table:style-name="ce100" table:formula="of:=(IF([.$A23]*[.D$13]&lt;=[.$B$7];[.$A23]*[.D$13]*[.$B$8];IF(AND([.$A23]*[.D$13]&gt;[.$B$7];[.$A23]*[.D$13]&lt;=[.$C$7]);[.$A23]*[.D$13]*[.$C$8];IF(AND([.$A23]*[.D$13]&gt;[.$C$7];[.$A23]*[.D$13]&lt;[.$D$7]);[.$A23]*[.D$13]*[.$D$8];[.$A23]*[.D$13]*[.$E$8]))))*[.$F$8]" office:value-type="float" office:value="15537.754771466" calcext:value-type="float">
            <text:p>15.538 </text:p>
          </table:table-cell>
          <table:table-cell table:style-name="ce100" table:formula="of:=(IF([.$A23]*[.E$13]&lt;=[.$B$7];[.$A23]*[.E$13]*[.$B$8];IF(AND([.$A23]*[.E$13]&gt;[.$B$7];[.$A23]*[.E$13]&lt;=[.$C$7]);[.$A23]*[.E$13]*[.$C$8];IF(AND([.$A23]*[.E$13]&gt;[.$C$7];[.$A23]*[.E$13]&lt;[.$D$7]);[.$A23]*[.E$13]*[.$D$8];[.$A23]*[.E$13]*[.$E$8]))))*[.$F$8]" office:value-type="float" office:value="17630.2086818813" calcext:value-type="float">
            <text:p>17.630 </text:p>
          </table:table-cell>
          <table:table-cell table:style-name="ce100" table:formula="of:=(IF([.$A23]*[.F$13]&lt;=[.$B$7];[.$A23]*[.F$13]*[.$B$8];IF(AND([.$A23]*[.F$13]&gt;[.$B$7];[.$A23]*[.F$13]&lt;=[.$C$7]);[.$A23]*[.F$13]*[.$C$8];IF(AND([.$A23]*[.F$13]&gt;[.$C$7];[.$A23]*[.F$13]&lt;[.$D$7]);[.$A23]*[.F$13]*[.$D$8];[.$A23]*[.F$13]*[.$E$8]))))*[.$F$8]" office:value-type="float" office:value="20148.80992215" calcext:value-type="float">
            <text:p>20.149 </text:p>
          </table:table-cell>
          <table:table-cell table:style-name="ce100" table:formula="of:=(IF([.$A23]*[.G$13]&lt;=[.$B$7];[.$A23]*[.G$13]*[.$B$8];IF(AND([.$A23]*[.G$13]&gt;[.$B$7];[.$A23]*[.G$13]&lt;=[.$C$7]);[.$A23]*[.G$13]*[.$C$8];IF(AND([.$A23]*[.G$13]&gt;[.$C$7];[.$A23]*[.G$13]&lt;[.$D$7]);[.$A23]*[.G$13]*[.$D$8];[.$A23]*[.G$13]*[.$E$8]))))*[.$F$8]" office:value-type="float" office:value="22667.4111624187" calcext:value-type="float">
            <text:p>22.667 </text:p>
          </table:table-cell>
          <table:table-cell table:style-name="ce100" table:formula="of:=(IF([.$A23]*[.H$13]&lt;=[.$B$7];[.$A23]*[.H$13]*[.$B$8];IF(AND([.$A23]*[.H$13]&gt;[.$B$7];[.$A23]*[.H$13]&lt;=[.$C$7]);[.$A23]*[.H$13]*[.$C$8];IF(AND([.$A23]*[.H$13]&gt;[.$C$7];[.$A23]*[.H$13]&lt;[.$D$7]);[.$A23]*[.H$13]*[.$D$8];[.$A23]*[.H$13]*[.$E$8]))))*[.$F$8]" office:value-type="float" office:value="25186.0124026875" calcext:value-type="float">
            <text:p>25.186 </text:p>
          </table:table-cell>
          <table:table-cell table:style-name="ce100" table:formula="of:=(IF([.$A23]*[.I$13]&lt;=[.$B$7];[.$A23]*[.I$13]*[.$B$8];IF(AND([.$A23]*[.I$13]&gt;[.$B$7];[.$A23]*[.I$13]&lt;=[.$C$7]);[.$A23]*[.I$13]*[.$C$8];IF(AND([.$A23]*[.I$13]&gt;[.$C$7];[.$A23]*[.I$13]&lt;[.$D$7]);[.$A23]*[.I$13]*[.$D$8];[.$A23]*[.I$13]*[.$E$8]))))*[.$F$8]" office:value-type="float" office:value="27704.6136429562" calcext:value-type="float">
            <text:p>27.705 </text:p>
          </table:table-cell>
          <table:table-cell table:style-name="ce100" table:formula="of:=(IF([.$A23]*[.J$13]&lt;=[.$B$7];[.$A23]*[.J$13]*[.$B$8];IF(AND([.$A23]*[.J$13]&gt;[.$B$7];[.$A23]*[.J$13]&lt;=[.$C$7]);[.$A23]*[.J$13]*[.$C$8];IF(AND([.$A23]*[.J$13]&gt;[.$C$7];[.$A23]*[.J$13]&lt;[.$D$7]);[.$A23]*[.J$13]*[.$D$8];[.$A23]*[.J$13]*[.$E$8]))))*[.$F$8]" office:value-type="float" office:value="30223.214883225" calcext:value-type="float">
            <text:p>30.223 </text:p>
          </table:table-cell>
          <table:table-cell table:style-name="ce100" table:formula="of:=(IF([.$A23]*[.K$13]&lt;=[.$B$7];[.$A23]*[.K$13]*[.$B$8];IF(AND([.$A23]*[.K$13]&gt;[.$B$7];[.$A23]*[.K$13]&lt;=[.$C$7]);[.$A23]*[.K$13]*[.$C$8];IF(AND([.$A23]*[.K$13]&gt;[.$C$7];[.$A23]*[.K$13]&lt;[.$D$7]);[.$A23]*[.K$13]*[.$D$8];[.$A23]*[.K$13]*[.$E$8]))))*[.$F$8]" office:value-type="float" office:value="32741.8161234938" calcext:value-type="float">
            <text:p>32.742 </text:p>
          </table:table-cell>
          <table:table-cell table:style-name="ce100" table:formula="of:=(IF([.$A23]*[.L$13]&lt;=[.$B$7];[.$A23]*[.L$13]*[.$B$8];IF(AND([.$A23]*[.L$13]&gt;[.$B$7];[.$A23]*[.L$13]&lt;=[.$C$7]);[.$A23]*[.L$13]*[.$C$8];IF(AND([.$A23]*[.L$13]&gt;[.$C$7];[.$A23]*[.L$13]&lt;[.$D$7]);[.$A23]*[.L$13]*[.$D$8];[.$A23]*[.L$13]*[.$E$8]))))*[.$F$8]" office:value-type="float" office:value="35260.4173637625" calcext:value-type="float">
            <text:p>35.260 </text:p>
          </table:table-cell>
          <table:table-cell table:style-name="ce100" table:formula="of:=(IF([.$A23]*[.M$13]&lt;=[.$B$7];[.$A23]*[.M$13]*[.$B$8];IF(AND([.$A23]*[.M$13]&gt;[.$B$7];[.$A23]*[.M$13]&lt;=[.$C$7]);[.$A23]*[.M$13]*[.$C$8];IF(AND([.$A23]*[.M$13]&gt;[.$C$7];[.$A23]*[.M$13]&lt;[.$D$7]);[.$A23]*[.M$13]*[.$D$8];[.$A23]*[.M$13]*[.$E$8]))))*[.$F$8]" office:value-type="float" office:value="37779.0186040313" calcext:value-type="float">
            <text:p>37.779 </text:p>
          </table:table-cell>
          <table:table-cell table:style-name="ce100" table:formula="of:=(IF([.$A23]*[.N$13]&lt;=[.$B$7];[.$A23]*[.N$13]*[.$B$8];IF(AND([.$A23]*[.N$13]&gt;[.$B$7];[.$A23]*[.N$13]&lt;=[.$C$7]);[.$A23]*[.N$13]*[.$C$8];IF(AND([.$A23]*[.N$13]&gt;[.$C$7];[.$A23]*[.N$13]&lt;[.$D$7]);[.$A23]*[.N$13]*[.$D$8];[.$A23]*[.N$13]*[.$E$8]))))*[.$F$8]" office:value-type="float" office:value="40297.6198443" calcext:value-type="float">
            <text:p>40.298 </text:p>
          </table:table-cell>
          <table:table-cell table:style-name="ce100" table:formula="of:=(IF([.$A23]*[.O$13]&lt;=[.$B$7];[.$A23]*[.O$13]*[.$B$8];IF(AND([.$A23]*[.O$13]&gt;[.$B$7];[.$A23]*[.O$13]&lt;=[.$C$7]);[.$A23]*[.O$13]*[.$C$8];IF(AND([.$A23]*[.O$13]&gt;[.$C$7];[.$A23]*[.O$13]&lt;[.$D$7]);[.$A23]*[.O$13]*[.$D$8];[.$A23]*[.O$13]*[.$E$8]))))*[.$F$8]" office:value-type="float" office:value="42816.2210845688" calcext:value-type="float">
            <text:p>42.816 </text:p>
          </table:table-cell>
          <table:table-cell table:style-name="ce100" table:formula="of:=(IF([.$A23]*[.P$13]&lt;=[.$B$7];[.$A23]*[.P$13]*[.$B$8];IF(AND([.$A23]*[.P$13]&gt;[.$B$7];[.$A23]*[.P$13]&lt;=[.$C$7]);[.$A23]*[.P$13]*[.$C$8];IF(AND([.$A23]*[.P$13]&gt;[.$C$7];[.$A23]*[.P$13]&lt;[.$D$7]);[.$A23]*[.P$13]*[.$D$8];[.$A23]*[.P$13]*[.$E$8]))))*[.$F$8]" office:value-type="float" office:value="45334.8223248375" calcext:value-type="float">
            <text:p>45.335 </text:p>
          </table:table-cell>
          <table:table-cell table:style-name="ce100" table:formula="of:=(IF([.$A23]*[.Q$13]&lt;=[.$B$7];[.$A23]*[.Q$13]*[.$B$8];IF(AND([.$A23]*[.Q$13]&gt;[.$B$7];[.$A23]*[.Q$13]&lt;=[.$C$7]);[.$A23]*[.Q$13]*[.$C$8];IF(AND([.$A23]*[.Q$13]&gt;[.$C$7];[.$A23]*[.Q$13]&lt;[.$D$7]);[.$A23]*[.Q$13]*[.$D$8];[.$A23]*[.Q$13]*[.$E$8]))))*[.$F$8]" office:value-type="float" office:value="47853.4235651063" calcext:value-type="float">
            <text:p>47.853 </text:p>
          </table:table-cell>
          <table:table-cell table:style-name="ce100" table:formula="of:=(IF([.$A23]*[.R$13]&lt;=[.$B$7];[.$A23]*[.R$13]*[.$B$8];IF(AND([.$A23]*[.R$13]&gt;[.$B$7];[.$A23]*[.R$13]&lt;=[.$C$7]);[.$A23]*[.R$13]*[.$C$8];IF(AND([.$A23]*[.R$13]&gt;[.$C$7];[.$A23]*[.R$13]&lt;[.$D$7]);[.$A23]*[.R$13]*[.$D$8];[.$A23]*[.R$13]*[.$E$8]))))*[.$F$8]" office:value-type="float" office:value="50372.024805375" calcext:value-type="float">
            <text:p>50.372 </text:p>
          </table:table-cell>
          <table:table-cell table:style-name="ce78" table:formula="of:=+[.S22]+0.5" office:value-type="float" office:value="6.5" calcext:value-type="float">
            <text:p>6,50 </text:p>
          </table:table-cell>
          <table:table-cell table:number-columns-repeated="1005"/>
        </table:table-row>
        <table:table-row table:style-name="ro2">
          <table:table-cell table:style-name="ce82" table:number-columns-spanned="18" table:number-rows-spanned="1"/>
          <table:covered-table-cell table:number-columns-repeated="17" table:style-name="ce82"/>
          <table:table-cell table:style-name="ce101"/>
          <table:table-cell table:number-columns-repeated="238"/>
          <table:table-cell table:style-name="ce10" table:number-columns-repeated="767"/>
        </table:table-row>
        <table:table-row table:style-name="ro2">
          <table:table-cell table:style-name="ce78"/>
          <table:table-cell table:style-name="ce78" office:value-type="float" office:value="10.5" calcext:value-type="float">
            <text:p>10,50 </text:p>
          </table:table-cell>
          <table:table-cell table:style-name="ce78" table:formula="of:=+[.B25]+0.5" office:value-type="float" office:value="11" calcext:value-type="float">
            <text:p>11,00 </text:p>
          </table:table-cell>
          <table:table-cell table:style-name="ce78" table:formula="of:=+[.C25]+0.5" office:value-type="float" office:value="11.5" calcext:value-type="float">
            <text:p>11,50 </text:p>
          </table:table-cell>
          <table:table-cell table:style-name="ce78" table:formula="of:=+[.D25]+0.5" office:value-type="float" office:value="12" calcext:value-type="float">
            <text:p>12,00 </text:p>
          </table:table-cell>
          <table:table-cell table:style-name="ce78" table:formula="of:=+[.E25]+0.5" office:value-type="float" office:value="12.5" calcext:value-type="float">
            <text:p>12,50 </text:p>
          </table:table-cell>
          <table:table-cell table:style-name="ce78" table:formula="of:=+[.F25]+0.5" office:value-type="float" office:value="13" calcext:value-type="float">
            <text:p>13,00 </text:p>
          </table:table-cell>
          <table:table-cell table:style-name="ce78" table:formula="of:=+[.G25]+0.5" office:value-type="float" office:value="13.5" calcext:value-type="float">
            <text:p>13,50 </text:p>
          </table:table-cell>
          <table:table-cell table:style-name="ce78" table:formula="of:=+[.H25]+0.5" office:value-type="float" office:value="14" calcext:value-type="float">
            <text:p>14,00 </text:p>
          </table:table-cell>
          <table:table-cell table:style-name="ce78" table:formula="of:=+[.I25]+0.5" office:value-type="float" office:value="14.5" calcext:value-type="float">
            <text:p>14,50 </text:p>
          </table:table-cell>
          <table:table-cell table:style-name="ce78" table:formula="of:=+[.J25]+0.5" office:value-type="float" office:value="15" calcext:value-type="float">
            <text:p>15,00 </text:p>
          </table:table-cell>
          <table:table-cell table:style-name="ce78" table:formula="of:=+[.K25]+0.5" office:value-type="float" office:value="15.5" calcext:value-type="float">
            <text:p>15,50 </text:p>
          </table:table-cell>
          <table:table-cell table:style-name="ce78" table:formula="of:=+[.L25]+0.5" office:value-type="float" office:value="16" calcext:value-type="float">
            <text:p>16,00 </text:p>
          </table:table-cell>
          <table:table-cell table:style-name="ce78" table:formula="of:=+[.M25]+0.5" office:value-type="float" office:value="16.5" calcext:value-type="float">
            <text:p>16,50 </text:p>
          </table:table-cell>
          <table:table-cell table:style-name="ce78" table:formula="of:=+[.N25]+0.5" office:value-type="float" office:value="17" calcext:value-type="float">
            <text:p>17,00 </text:p>
          </table:table-cell>
          <table:table-cell table:style-name="ce78" table:formula="of:=+[.O25]+0.5" office:value-type="float" office:value="17.5" calcext:value-type="float">
            <text:p>17,50 </text:p>
          </table:table-cell>
          <table:table-cell table:style-name="ce78" table:formula="of:=+[.P25]+0.5" office:value-type="float" office:value="18" calcext:value-type="float">
            <text:p>18,00 </text:p>
          </table:table-cell>
          <table:table-cell table:style-name="ce78" table:formula="of:=+[.Q25]+0.5" office:value-type="float" office:value="18.5" calcext:value-type="float">
            <text:p>18,50 </text:p>
          </table:table-cell>
          <table:table-cell table:style-name="ce78"/>
          <table:table-cell table:number-columns-repeated="1005"/>
        </table:table-row>
        <table:table-row table:style-name="ro2">
          <table:table-cell table:style-name="ce78" office:value-type="float" office:value="2" calcext:value-type="float">
            <text:p>2,00 </text:p>
          </table:table-cell>
          <table:table-cell table:style-name="ce83" table:formula="of:=(IF([.$A26]*[.B$25]&lt;=[.$B$7];[.$A26]*[.B$25]*[.$B$8];IF(AND([.$A26]*[.B$25]&gt;[.$B$7];[.$A26]*[.B$25]&lt;=[.$C$7]);[.$A26]*[.B$25]*[.$C$8];IF(AND([.$A26]*[.B$25]&gt;[.$C$7];[.$A26]*[.B$25]&lt;[.$D$7]);[.$A26]*[.B$25]*[.$D$8];[.$A26]*[.B$25]*[.$E$8]))))*[.$F$8]" office:value-type="float" office:value="16732.9666769634" calcext:value-type="float">
            <text:p>16.733 </text:p>
          </table:table-cell>
          <table:table-cell table:style-name="ce83" table:formula="of:=(IF([.$A26]*[.C$25]&lt;=[.$B$7];[.$A26]*[.C$25]*[.$B$8];IF(AND([.$A26]*[.C$25]&gt;[.$B$7];[.$A26]*[.C$25]&lt;=[.$C$7]);[.$A26]*[.C$25]*[.$C$8];IF(AND([.$A26]*[.C$25]&gt;[.$C$7];[.$A26]*[.C$25]&lt;[.$D$7]);[.$A26]*[.C$25]*[.$D$8];[.$A26]*[.C$25]*[.$E$8]))))*[.$F$8]" office:value-type="float" office:value="17048.99301105" calcext:value-type="float">
            <text:p>17.049 </text:p>
          </table:table-cell>
          <table:table-cell table:style-name="ce83" table:formula="of:=(IF([.$A26]*[.D$25]&lt;=[.$B$7];[.$A26]*[.D$25]*[.$B$8];IF(AND([.$A26]*[.D$25]&gt;[.$B$7];[.$A26]*[.D$25]&lt;=[.$C$7]);[.$A26]*[.D$25]*[.$C$8];IF(AND([.$A26]*[.D$25]&gt;[.$C$7];[.$A26]*[.D$25]&lt;[.$D$7]);[.$A26]*[.D$25]*[.$D$8];[.$A26]*[.D$25]*[.$E$8]))))*[.$F$8]" office:value-type="float" office:value="17823.947238825" calcext:value-type="float">
            <text:p>17.824 </text:p>
          </table:table-cell>
          <table:table-cell table:style-name="ce83" table:formula="of:=(IF([.$A26]*[.E$25]&lt;=[.$B$7];[.$A26]*[.E$25]*[.$B$8];IF(AND([.$A26]*[.E$25]&gt;[.$B$7];[.$A26]*[.E$25]&lt;=[.$C$7]);[.$A26]*[.E$25]*[.$C$8];IF(AND([.$A26]*[.E$25]&gt;[.$C$7];[.$A26]*[.E$25]&lt;[.$D$7]);[.$A26]*[.E$25]*[.$D$8];[.$A26]*[.E$25]*[.$E$8]))))*[.$F$8]" office:value-type="float" office:value="18598.9014666" calcext:value-type="float">
            <text:p>18.599 </text:p>
          </table:table-cell>
          <table:table-cell table:style-name="ce83" table:formula="of:=(IF([.$A26]*[.F$25]&lt;=[.$B$7];[.$A26]*[.F$25]*[.$B$8];IF(AND([.$A26]*[.F$25]&gt;[.$B$7];[.$A26]*[.F$25]&lt;=[.$C$7]);[.$A26]*[.F$25]*[.$C$8];IF(AND([.$A26]*[.F$25]&gt;[.$C$7];[.$A26]*[.F$25]&lt;[.$D$7]);[.$A26]*[.F$25]*[.$D$8];[.$A26]*[.F$25]*[.$E$8]))))*[.$F$8]" office:value-type="float" office:value="19373.855694375" calcext:value-type="float">
            <text:p>19.374 </text:p>
          </table:table-cell>
          <table:table-cell table:style-name="ce83" table:formula="of:=(IF([.$A26]*[.G$25]&lt;=[.$B$7];[.$A26]*[.G$25]*[.$B$8];IF(AND([.$A26]*[.G$25]&gt;[.$B$7];[.$A26]*[.G$25]&lt;=[.$C$7]);[.$A26]*[.G$25]*[.$C$8];IF(AND([.$A26]*[.G$25]&gt;[.$C$7];[.$A26]*[.G$25]&lt;[.$D$7]);[.$A26]*[.G$25]*[.$D$8];[.$A26]*[.G$25]*[.$E$8]))))*[.$F$8]" office:value-type="float" office:value="20148.80992215" calcext:value-type="float">
            <text:p>20.149 </text:p>
          </table:table-cell>
          <table:table-cell table:style-name="ce83" table:formula="of:=(IF([.$A26]*[.H$25]&lt;=[.$B$7];[.$A26]*[.H$25]*[.$B$8];IF(AND([.$A26]*[.H$25]&gt;[.$B$7];[.$A26]*[.H$25]&lt;=[.$C$7]);[.$A26]*[.H$25]*[.$C$8];IF(AND([.$A26]*[.H$25]&gt;[.$C$7];[.$A26]*[.H$25]&lt;[.$D$7]);[.$A26]*[.H$25]*[.$D$8];[.$A26]*[.H$25]*[.$E$8]))))*[.$F$8]" office:value-type="float" office:value="20923.764149925" calcext:value-type="float">
            <text:p>20.924 </text:p>
          </table:table-cell>
          <table:table-cell table:style-name="ce83" table:formula="of:=(IF([.$A26]*[.I$25]&lt;=[.$B$7];[.$A26]*[.I$25]*[.$B$8];IF(AND([.$A26]*[.I$25]&gt;[.$B$7];[.$A26]*[.I$25]&lt;=[.$C$7]);[.$A26]*[.I$25]*[.$C$8];IF(AND([.$A26]*[.I$25]&gt;[.$C$7];[.$A26]*[.I$25]&lt;[.$D$7]);[.$A26]*[.I$25]*[.$D$8];[.$A26]*[.I$25]*[.$E$8]))))*[.$F$8]" office:value-type="float" office:value="21698.7183777" calcext:value-type="float">
            <text:p>21.699 </text:p>
          </table:table-cell>
          <table:table-cell table:style-name="ce83" table:formula="of:=(IF([.$A26]*[.J$25]&lt;=[.$B$7];[.$A26]*[.J$25]*[.$B$8];IF(AND([.$A26]*[.J$25]&gt;[.$B$7];[.$A26]*[.J$25]&lt;=[.$C$7]);[.$A26]*[.J$25]*[.$C$8];IF(AND([.$A26]*[.J$25]&gt;[.$C$7];[.$A26]*[.J$25]&lt;[.$D$7]);[.$A26]*[.J$25]*[.$D$8];[.$A26]*[.J$25]*[.$E$8]))))*[.$F$8]" office:value-type="float" office:value="22473.672605475" calcext:value-type="float">
            <text:p>22.474 </text:p>
          </table:table-cell>
          <table:table-cell table:style-name="ce83" table:formula="of:=(IF([.$A26]*[.K$25]&lt;=[.$B$7];[.$A26]*[.K$25]*[.$B$8];IF(AND([.$A26]*[.K$25]&gt;[.$B$7];[.$A26]*[.K$25]&lt;=[.$C$7]);[.$A26]*[.K$25]*[.$C$8];IF(AND([.$A26]*[.K$25]&gt;[.$C$7];[.$A26]*[.K$25]&lt;[.$D$7]);[.$A26]*[.K$25]*[.$D$8];[.$A26]*[.K$25]*[.$E$8]))))*[.$F$8]" office:value-type="float" office:value="23248.62683325" calcext:value-type="float">
            <text:p>23.249 </text:p>
          </table:table-cell>
          <table:table-cell table:style-name="ce83" table:formula="of:=(IF([.$A26]*[.L$25]&lt;=[.$B$7];[.$A26]*[.L$25]*[.$B$8];IF(AND([.$A26]*[.L$25]&gt;[.$B$7];[.$A26]*[.L$25]&lt;=[.$C$7]);[.$A26]*[.L$25]*[.$C$8];IF(AND([.$A26]*[.L$25]&gt;[.$C$7];[.$A26]*[.L$25]&lt;[.$D$7]);[.$A26]*[.L$25]*[.$D$8];[.$A26]*[.L$25]*[.$E$8]))))*[.$F$8]" office:value-type="float" office:value="24023.581061025" calcext:value-type="float">
            <text:p>24.024 </text:p>
          </table:table-cell>
          <table:table-cell table:style-name="ce83" table:formula="of:=(IF([.$A26]*[.M$25]&lt;=[.$B$7];[.$A26]*[.M$25]*[.$B$8];IF(AND([.$A26]*[.M$25]&gt;[.$B$7];[.$A26]*[.M$25]&lt;=[.$C$7]);[.$A26]*[.M$25]*[.$C$8];IF(AND([.$A26]*[.M$25]&gt;[.$C$7];[.$A26]*[.M$25]&lt;[.$D$7]);[.$A26]*[.M$25]*[.$D$8];[.$A26]*[.M$25]*[.$E$8]))))*[.$F$8]" office:value-type="float" office:value="24798.5352888" calcext:value-type="float">
            <text:p>24.799 </text:p>
          </table:table-cell>
          <table:table-cell table:style-name="ce83" table:formula="of:=(IF([.$A26]*[.N$25]&lt;=[.$B$7];[.$A26]*[.N$25]*[.$B$8];IF(AND([.$A26]*[.N$25]&gt;[.$B$7];[.$A26]*[.N$25]&lt;=[.$C$7]);[.$A26]*[.N$25]*[.$C$8];IF(AND([.$A26]*[.N$25]&gt;[.$C$7];[.$A26]*[.N$25]&lt;[.$D$7]);[.$A26]*[.N$25]*[.$D$8];[.$A26]*[.N$25]*[.$E$8]))))*[.$F$8]" office:value-type="float" office:value="25573.489516575" calcext:value-type="float">
            <text:p>25.573 </text:p>
          </table:table-cell>
          <table:table-cell table:style-name="ce83" table:formula="of:=(IF([.$A26]*[.O$25]&lt;=[.$B$7];[.$A26]*[.O$25]*[.$B$8];IF(AND([.$A26]*[.O$25]&gt;[.$B$7];[.$A26]*[.O$25]&lt;=[.$C$7]);[.$A26]*[.O$25]*[.$C$8];IF(AND([.$A26]*[.O$25]&gt;[.$C$7];[.$A26]*[.O$25]&lt;[.$D$7]);[.$A26]*[.O$25]*[.$D$8];[.$A26]*[.O$25]*[.$E$8]))))*[.$F$8]" office:value-type="float" office:value="26348.44374435" calcext:value-type="float">
            <text:p>26.348 </text:p>
          </table:table-cell>
          <table:table-cell table:style-name="ce83" table:formula="of:=(IF([.$A26]*[.P$25]&lt;=[.$B$7];[.$A26]*[.P$25]*[.$B$8];IF(AND([.$A26]*[.P$25]&gt;[.$B$7];[.$A26]*[.P$25]&lt;=[.$C$7]);[.$A26]*[.P$25]*[.$C$8];IF(AND([.$A26]*[.P$25]&gt;[.$C$7];[.$A26]*[.P$25]&lt;[.$D$7]);[.$A26]*[.P$25]*[.$D$8];[.$A26]*[.P$25]*[.$E$8]))))*[.$F$8]" office:value-type="float" office:value="27123.397972125" calcext:value-type="float">
            <text:p>27.123 </text:p>
          </table:table-cell>
          <table:table-cell table:style-name="ce83" table:formula="of:=(IF([.$A26]*[.Q$25]&lt;=[.$B$7];[.$A26]*[.Q$25]*[.$B$8];IF(AND([.$A26]*[.Q$25]&gt;[.$B$7];[.$A26]*[.Q$25]&lt;=[.$C$7]);[.$A26]*[.Q$25]*[.$C$8];IF(AND([.$A26]*[.Q$25]&gt;[.$C$7];[.$A26]*[.Q$25]&lt;[.$D$7]);[.$A26]*[.Q$25]*[.$D$8];[.$A26]*[.Q$25]*[.$E$8]))))*[.$F$8]" office:value-type="float" office:value="27898.3521999" calcext:value-type="float">
            <text:p>27.898 </text:p>
          </table:table-cell>
          <table:table-cell table:style-name="ce83" table:formula="of:=(IF([.$A26]*[.R$25]&lt;=[.$B$7];[.$A26]*[.R$25]*[.$B$8];IF(AND([.$A26]*[.R$25]&gt;[.$B$7];[.$A26]*[.R$25]&lt;=[.$C$7]);[.$A26]*[.R$25]*[.$C$8];IF(AND([.$A26]*[.R$25]&gt;[.$C$7];[.$A26]*[.R$25]&lt;[.$D$7]);[.$A26]*[.R$25]*[.$D$8];[.$A26]*[.R$25]*[.$E$8]))))*[.$F$8]" office:value-type="float" office:value="28673.306427675" calcext:value-type="float">
            <text:p>28.673 </text:p>
          </table:table-cell>
          <table:table-cell table:style-name="ce78" office:value-type="float" office:value="2" calcext:value-type="float">
            <text:p>2,00 </text:p>
          </table:table-cell>
          <table:table-cell table:number-columns-repeated="1005"/>
        </table:table-row>
        <table:table-row table:style-name="ro2">
          <table:table-cell table:style-name="ce78" table:formula="of:=+[.A26]+0.5" office:value-type="float" office:value="2.5" calcext:value-type="float">
            <text:p>2,50 </text:p>
          </table:table-cell>
          <table:table-cell table:style-name="ce89" table:formula="of:=(IF([.$A27]*[.B$25]&lt;=[.$B$7];[.$A27]*[.B$25]*[.$B$8];IF(AND([.$A27]*[.B$25]&gt;[.$B$7];[.$A27]*[.B$25]&lt;=[.$C$7]);[.$A27]*[.B$25]*[.$C$8];IF(AND([.$A27]*[.B$25]&gt;[.$C$7];[.$A27]*[.B$25]&lt;[.$D$7]);[.$A27]*[.B$25]*[.$D$8];[.$A27]*[.B$25]*[.$E$8]))))*[.$F$8]" office:value-type="float" office:value="20342.5484790938" calcext:value-type="float">
            <text:p>20.343 </text:p>
          </table:table-cell>
          <table:table-cell table:style-name="ce89" table:formula="of:=(IF([.$A27]*[.C$25]&lt;=[.$B$7];[.$A27]*[.C$25]*[.$B$8];IF(AND([.$A27]*[.C$25]&gt;[.$B$7];[.$A27]*[.C$25]&lt;=[.$C$7]);[.$A27]*[.C$25]*[.$C$8];IF(AND([.$A27]*[.C$25]&gt;[.$C$7];[.$A27]*[.C$25]&lt;[.$D$7]);[.$A27]*[.C$25]*[.$D$8];[.$A27]*[.C$25]*[.$E$8]))))*[.$F$8]" office:value-type="float" office:value="21311.2412638125" calcext:value-type="float">
            <text:p>21.311 </text:p>
          </table:table-cell>
          <table:table-cell table:style-name="ce89" table:formula="of:=(IF([.$A27]*[.D$25]&lt;=[.$B$7];[.$A27]*[.D$25]*[.$B$8];IF(AND([.$A27]*[.D$25]&gt;[.$B$7];[.$A27]*[.D$25]&lt;=[.$C$7]);[.$A27]*[.D$25]*[.$C$8];IF(AND([.$A27]*[.D$25]&gt;[.$C$7];[.$A27]*[.D$25]&lt;[.$D$7]);[.$A27]*[.D$25]*[.$D$8];[.$A27]*[.D$25]*[.$E$8]))))*[.$F$8]" office:value-type="float" office:value="22279.9340485313" calcext:value-type="float">
            <text:p>22.280 </text:p>
          </table:table-cell>
          <table:table-cell table:style-name="ce89" table:formula="of:=(IF([.$A27]*[.E$25]&lt;=[.$B$7];[.$A27]*[.E$25]*[.$B$8];IF(AND([.$A27]*[.E$25]&gt;[.$B$7];[.$A27]*[.E$25]&lt;=[.$C$7]);[.$A27]*[.E$25]*[.$C$8];IF(AND([.$A27]*[.E$25]&gt;[.$C$7];[.$A27]*[.E$25]&lt;[.$D$7]);[.$A27]*[.E$25]*[.$D$8];[.$A27]*[.E$25]*[.$E$8]))))*[.$F$8]" office:value-type="float" office:value="23248.62683325" calcext:value-type="float">
            <text:p>23.249 </text:p>
          </table:table-cell>
          <table:table-cell table:style-name="ce89" table:formula="of:=(IF([.$A27]*[.F$25]&lt;=[.$B$7];[.$A27]*[.F$25]*[.$B$8];IF(AND([.$A27]*[.F$25]&gt;[.$B$7];[.$A27]*[.F$25]&lt;=[.$C$7]);[.$A27]*[.F$25]*[.$C$8];IF(AND([.$A27]*[.F$25]&gt;[.$C$7];[.$A27]*[.F$25]&lt;[.$D$7]);[.$A27]*[.F$25]*[.$D$8];[.$A27]*[.F$25]*[.$E$8]))))*[.$F$8]" office:value-type="float" office:value="24217.3196179688" calcext:value-type="float">
            <text:p>24.217 </text:p>
          </table:table-cell>
          <table:table-cell table:style-name="ce89" table:formula="of:=(IF([.$A27]*[.G$25]&lt;=[.$B$7];[.$A27]*[.G$25]*[.$B$8];IF(AND([.$A27]*[.G$25]&gt;[.$B$7];[.$A27]*[.G$25]&lt;=[.$C$7]);[.$A27]*[.G$25]*[.$C$8];IF(AND([.$A27]*[.G$25]&gt;[.$C$7];[.$A27]*[.G$25]&lt;[.$D$7]);[.$A27]*[.G$25]*[.$D$8];[.$A27]*[.G$25]*[.$E$8]))))*[.$F$8]" office:value-type="float" office:value="25186.0124026875" calcext:value-type="float">
            <text:p>25.186 </text:p>
          </table:table-cell>
          <table:table-cell table:style-name="ce89" table:formula="of:=(IF([.$A27]*[.H$25]&lt;=[.$B$7];[.$A27]*[.H$25]*[.$B$8];IF(AND([.$A27]*[.H$25]&gt;[.$B$7];[.$A27]*[.H$25]&lt;=[.$C$7]);[.$A27]*[.H$25]*[.$C$8];IF(AND([.$A27]*[.H$25]&gt;[.$C$7];[.$A27]*[.H$25]&lt;[.$D$7]);[.$A27]*[.H$25]*[.$D$8];[.$A27]*[.H$25]*[.$E$8]))))*[.$F$8]" office:value-type="float" office:value="26154.7051874063" calcext:value-type="float">
            <text:p>26.155 </text:p>
          </table:table-cell>
          <table:table-cell table:style-name="ce89" table:formula="of:=(IF([.$A27]*[.I$25]&lt;=[.$B$7];[.$A27]*[.I$25]*[.$B$8];IF(AND([.$A27]*[.I$25]&gt;[.$B$7];[.$A27]*[.I$25]&lt;=[.$C$7]);[.$A27]*[.I$25]*[.$C$8];IF(AND([.$A27]*[.I$25]&gt;[.$C$7];[.$A27]*[.I$25]&lt;[.$D$7]);[.$A27]*[.I$25]*[.$D$8];[.$A27]*[.I$25]*[.$E$8]))))*[.$F$8]" office:value-type="float" office:value="27123.397972125" calcext:value-type="float">
            <text:p>27.123 </text:p>
          </table:table-cell>
          <table:table-cell table:style-name="ce89" table:formula="of:=(IF([.$A27]*[.J$25]&lt;=[.$B$7];[.$A27]*[.J$25]*[.$B$8];IF(AND([.$A27]*[.J$25]&gt;[.$B$7];[.$A27]*[.J$25]&lt;=[.$C$7]);[.$A27]*[.J$25]*[.$C$8];IF(AND([.$A27]*[.J$25]&gt;[.$C$7];[.$A27]*[.J$25]&lt;[.$D$7]);[.$A27]*[.J$25]*[.$D$8];[.$A27]*[.J$25]*[.$E$8]))))*[.$F$8]" office:value-type="float" office:value="28092.0907568438" calcext:value-type="float">
            <text:p>28.092 </text:p>
          </table:table-cell>
          <table:table-cell table:style-name="ce89" table:formula="of:=(IF([.$A27]*[.K$25]&lt;=[.$B$7];[.$A27]*[.K$25]*[.$B$8];IF(AND([.$A27]*[.K$25]&gt;[.$B$7];[.$A27]*[.K$25]&lt;=[.$C$7]);[.$A27]*[.K$25]*[.$C$8];IF(AND([.$A27]*[.K$25]&gt;[.$C$7];[.$A27]*[.K$25]&lt;[.$D$7]);[.$A27]*[.K$25]*[.$D$8];[.$A27]*[.K$25]*[.$E$8]))))*[.$F$8]" office:value-type="float" office:value="29060.7835415625" calcext:value-type="float">
            <text:p>29.061 </text:p>
          </table:table-cell>
          <table:table-cell table:style-name="ce89" table:formula="of:=(IF([.$A27]*[.L$25]&lt;=[.$B$7];[.$A27]*[.L$25]*[.$B$8];IF(AND([.$A27]*[.L$25]&gt;[.$B$7];[.$A27]*[.L$25]&lt;=[.$C$7]);[.$A27]*[.L$25]*[.$C$8];IF(AND([.$A27]*[.L$25]&gt;[.$C$7];[.$A27]*[.L$25]&lt;[.$D$7]);[.$A27]*[.L$25]*[.$D$8];[.$A27]*[.L$25]*[.$E$8]))))*[.$F$8]" office:value-type="float" office:value="30029.4763262813" calcext:value-type="float">
            <text:p>30.029 </text:p>
          </table:table-cell>
          <table:table-cell table:style-name="ce89" table:formula="of:=(IF([.$A27]*[.M$25]&lt;=[.$B$7];[.$A27]*[.M$25]*[.$B$8];IF(AND([.$A27]*[.M$25]&gt;[.$B$7];[.$A27]*[.M$25]&lt;=[.$C$7]);[.$A27]*[.M$25]*[.$C$8];IF(AND([.$A27]*[.M$25]&gt;[.$C$7];[.$A27]*[.M$25]&lt;[.$D$7]);[.$A27]*[.M$25]*[.$D$8];[.$A27]*[.M$25]*[.$E$8]))))*[.$F$8]" office:value-type="float" office:value="30998.169111" calcext:value-type="float">
            <text:p>30.998 </text:p>
          </table:table-cell>
          <table:table-cell table:style-name="ce89" table:formula="of:=(IF([.$A27]*[.N$25]&lt;=[.$B$7];[.$A27]*[.N$25]*[.$B$8];IF(AND([.$A27]*[.N$25]&gt;[.$B$7];[.$A27]*[.N$25]&lt;=[.$C$7]);[.$A27]*[.N$25]*[.$C$8];IF(AND([.$A27]*[.N$25]&gt;[.$C$7];[.$A27]*[.N$25]&lt;[.$D$7]);[.$A27]*[.N$25]*[.$D$8];[.$A27]*[.N$25]*[.$E$8]))))*[.$F$8]" office:value-type="float" office:value="31966.8618957188" calcext:value-type="float">
            <text:p>31.967 </text:p>
          </table:table-cell>
          <table:table-cell table:style-name="ce89" table:formula="of:=(IF([.$A27]*[.O$25]&lt;=[.$B$7];[.$A27]*[.O$25]*[.$B$8];IF(AND([.$A27]*[.O$25]&gt;[.$B$7];[.$A27]*[.O$25]&lt;=[.$C$7]);[.$A27]*[.O$25]*[.$C$8];IF(AND([.$A27]*[.O$25]&gt;[.$C$7];[.$A27]*[.O$25]&lt;[.$D$7]);[.$A27]*[.O$25]*[.$D$8];[.$A27]*[.O$25]*[.$E$8]))))*[.$F$8]" office:value-type="float" office:value="32935.5546804375" calcext:value-type="float">
            <text:p>32.936 </text:p>
          </table:table-cell>
          <table:table-cell table:style-name="ce89" table:formula="of:=(IF([.$A27]*[.P$25]&lt;=[.$B$7];[.$A27]*[.P$25]*[.$B$8];IF(AND([.$A27]*[.P$25]&gt;[.$B$7];[.$A27]*[.P$25]&lt;=[.$C$7]);[.$A27]*[.P$25]*[.$C$8];IF(AND([.$A27]*[.P$25]&gt;[.$C$7];[.$A27]*[.P$25]&lt;[.$D$7]);[.$A27]*[.P$25]*[.$D$8];[.$A27]*[.P$25]*[.$E$8]))))*[.$F$8]" office:value-type="float" office:value="33904.2474651563" calcext:value-type="float">
            <text:p>33.904 </text:p>
          </table:table-cell>
          <table:table-cell table:style-name="ce89" table:formula="of:=(IF([.$A27]*[.Q$25]&lt;=[.$B$7];[.$A27]*[.Q$25]*[.$B$8];IF(AND([.$A27]*[.Q$25]&gt;[.$B$7];[.$A27]*[.Q$25]&lt;=[.$C$7]);[.$A27]*[.Q$25]*[.$C$8];IF(AND([.$A27]*[.Q$25]&gt;[.$C$7];[.$A27]*[.Q$25]&lt;[.$D$7]);[.$A27]*[.Q$25]*[.$D$8];[.$A27]*[.Q$25]*[.$E$8]))))*[.$F$8]" office:value-type="float" office:value="34872.940249875" calcext:value-type="float">
            <text:p>34.873 </text:p>
          </table:table-cell>
          <table:table-cell table:style-name="ce89" table:formula="of:=(IF([.$A27]*[.R$25]&lt;=[.$B$7];[.$A27]*[.R$25]*[.$B$8];IF(AND([.$A27]*[.R$25]&gt;[.$B$7];[.$A27]*[.R$25]&lt;=[.$C$7]);[.$A27]*[.R$25]*[.$C$8];IF(AND([.$A27]*[.R$25]&gt;[.$C$7];[.$A27]*[.R$25]&lt;[.$D$7]);[.$A27]*[.R$25]*[.$D$8];[.$A27]*[.R$25]*[.$E$8]))))*[.$F$8]" office:value-type="float" office:value="35841.6330345938" calcext:value-type="float">
            <text:p>35.842 </text:p>
          </table:table-cell>
          <table:table-cell table:style-name="ce78" table:formula="of:=+[.S26]+0.5" office:value-type="float" office:value="2.5" calcext:value-type="float">
            <text:p>2,50 </text:p>
          </table:table-cell>
          <table:table-cell table:number-columns-repeated="1005"/>
        </table:table-row>
        <table:table-row table:style-name="ro2">
          <table:table-cell table:style-name="ce79" table:formula="of:=+[.A27]+0.5" office:value-type="float" office:value="3" calcext:value-type="float">
            <text:p>3,00 </text:p>
          </table:table-cell>
          <table:table-cell table:style-name="ce90" table:formula="of:=(IF([.$A28]*[.B$25]&lt;=[.$B$7];[.$A28]*[.B$25]*[.$B$8];IF(AND([.$A28]*[.B$25]&gt;[.$B$7];[.$A28]*[.B$25]&lt;=[.$C$7]);[.$A28]*[.B$25]*[.$C$8];IF(AND([.$A28]*[.B$25]&gt;[.$C$7];[.$A28]*[.B$25]&lt;[.$D$7]);[.$A28]*[.B$25]*[.$D$8];[.$A28]*[.B$25]*[.$E$8]))))*[.$F$8]" office:value-type="float" office:value="24411.0581749125" calcext:value-type="float">
            <text:p>24.411 </text:p>
          </table:table-cell>
          <table:table-cell table:style-name="ce90" table:formula="of:=(IF([.$A28]*[.C$25]&lt;=[.$B$7];[.$A28]*[.C$25]*[.$B$8];IF(AND([.$A28]*[.C$25]&gt;[.$B$7];[.$A28]*[.C$25]&lt;=[.$C$7]);[.$A28]*[.C$25]*[.$C$8];IF(AND([.$A28]*[.C$25]&gt;[.$C$7];[.$A28]*[.C$25]&lt;[.$D$7]);[.$A28]*[.C$25]*[.$D$8];[.$A28]*[.C$25]*[.$E$8]))))*[.$F$8]" office:value-type="float" office:value="25573.489516575" calcext:value-type="float">
            <text:p>25.573 </text:p>
          </table:table-cell>
          <table:table-cell table:style-name="ce90" table:formula="of:=(IF([.$A28]*[.D$25]&lt;=[.$B$7];[.$A28]*[.D$25]*[.$B$8];IF(AND([.$A28]*[.D$25]&gt;[.$B$7];[.$A28]*[.D$25]&lt;=[.$C$7]);[.$A28]*[.D$25]*[.$C$8];IF(AND([.$A28]*[.D$25]&gt;[.$C$7];[.$A28]*[.D$25]&lt;[.$D$7]);[.$A28]*[.D$25]*[.$D$8];[.$A28]*[.D$25]*[.$E$8]))))*[.$F$8]" office:value-type="float" office:value="26735.9208582375" calcext:value-type="float">
            <text:p>26.736 </text:p>
          </table:table-cell>
          <table:table-cell table:style-name="ce90" table:formula="of:=(IF([.$A28]*[.E$25]&lt;=[.$B$7];[.$A28]*[.E$25]*[.$B$8];IF(AND([.$A28]*[.E$25]&gt;[.$B$7];[.$A28]*[.E$25]&lt;=[.$C$7]);[.$A28]*[.E$25]*[.$C$8];IF(AND([.$A28]*[.E$25]&gt;[.$C$7];[.$A28]*[.E$25]&lt;[.$D$7]);[.$A28]*[.E$25]*[.$D$8];[.$A28]*[.E$25]*[.$E$8]))))*[.$F$8]" office:value-type="float" office:value="27898.3521999" calcext:value-type="float">
            <text:p>27.898 </text:p>
          </table:table-cell>
          <table:table-cell table:style-name="ce90" table:formula="of:=(IF([.$A28]*[.F$25]&lt;=[.$B$7];[.$A28]*[.F$25]*[.$B$8];IF(AND([.$A28]*[.F$25]&gt;[.$B$7];[.$A28]*[.F$25]&lt;=[.$C$7]);[.$A28]*[.F$25]*[.$C$8];IF(AND([.$A28]*[.F$25]&gt;[.$C$7];[.$A28]*[.F$25]&lt;[.$D$7]);[.$A28]*[.F$25]*[.$D$8];[.$A28]*[.F$25]*[.$E$8]))))*[.$F$8]" office:value-type="float" office:value="29060.7835415625" calcext:value-type="float">
            <text:p>29.061 </text:p>
          </table:table-cell>
          <table:table-cell table:style-name="ce90" table:formula="of:=(IF([.$A28]*[.G$25]&lt;=[.$B$7];[.$A28]*[.G$25]*[.$B$8];IF(AND([.$A28]*[.G$25]&gt;[.$B$7];[.$A28]*[.G$25]&lt;=[.$C$7]);[.$A28]*[.G$25]*[.$C$8];IF(AND([.$A28]*[.G$25]&gt;[.$C$7];[.$A28]*[.G$25]&lt;[.$D$7]);[.$A28]*[.G$25]*[.$D$8];[.$A28]*[.G$25]*[.$E$8]))))*[.$F$8]" office:value-type="float" office:value="30223.214883225" calcext:value-type="float">
            <text:p>30.223 </text:p>
          </table:table-cell>
          <table:table-cell table:style-name="ce90" table:formula="of:=(IF([.$A28]*[.H$25]&lt;=[.$B$7];[.$A28]*[.H$25]*[.$B$8];IF(AND([.$A28]*[.H$25]&gt;[.$B$7];[.$A28]*[.H$25]&lt;=[.$C$7]);[.$A28]*[.H$25]*[.$C$8];IF(AND([.$A28]*[.H$25]&gt;[.$C$7];[.$A28]*[.H$25]&lt;[.$D$7]);[.$A28]*[.H$25]*[.$D$8];[.$A28]*[.H$25]*[.$E$8]))))*[.$F$8]" office:value-type="float" office:value="31385.6462248875" calcext:value-type="float">
            <text:p>31.386 </text:p>
          </table:table-cell>
          <table:table-cell table:style-name="ce90" table:formula="of:=(IF([.$A28]*[.I$25]&lt;=[.$B$7];[.$A28]*[.I$25]*[.$B$8];IF(AND([.$A28]*[.I$25]&gt;[.$B$7];[.$A28]*[.I$25]&lt;=[.$C$7]);[.$A28]*[.I$25]*[.$C$8];IF(AND([.$A28]*[.I$25]&gt;[.$C$7];[.$A28]*[.I$25]&lt;[.$D$7]);[.$A28]*[.I$25]*[.$D$8];[.$A28]*[.I$25]*[.$E$8]))))*[.$F$8]" office:value-type="float" office:value="32548.07756655" calcext:value-type="float">
            <text:p>32.548 </text:p>
          </table:table-cell>
          <table:table-cell table:style-name="ce90" table:formula="of:=(IF([.$A28]*[.J$25]&lt;=[.$B$7];[.$A28]*[.J$25]*[.$B$8];IF(AND([.$A28]*[.J$25]&gt;[.$B$7];[.$A28]*[.J$25]&lt;=[.$C$7]);[.$A28]*[.J$25]*[.$C$8];IF(AND([.$A28]*[.J$25]&gt;[.$C$7];[.$A28]*[.J$25]&lt;[.$D$7]);[.$A28]*[.J$25]*[.$D$8];[.$A28]*[.J$25]*[.$E$8]))))*[.$F$8]" office:value-type="float" office:value="33710.5089082125" calcext:value-type="float">
            <text:p>33.711 </text:p>
          </table:table-cell>
          <table:table-cell table:style-name="ce90" table:formula="of:=(IF([.$A28]*[.K$25]&lt;=[.$B$7];[.$A28]*[.K$25]*[.$B$8];IF(AND([.$A28]*[.K$25]&gt;[.$B$7];[.$A28]*[.K$25]&lt;=[.$C$7]);[.$A28]*[.K$25]*[.$C$8];IF(AND([.$A28]*[.K$25]&gt;[.$C$7];[.$A28]*[.K$25]&lt;[.$D$7]);[.$A28]*[.K$25]*[.$D$8];[.$A28]*[.K$25]*[.$E$8]))))*[.$F$8]" office:value-type="float" office:value="34872.940249875" calcext:value-type="float">
            <text:p>34.873 </text:p>
          </table:table-cell>
          <table:table-cell table:style-name="ce90" table:formula="of:=(IF([.$A28]*[.L$25]&lt;=[.$B$7];[.$A28]*[.L$25]*[.$B$8];IF(AND([.$A28]*[.L$25]&gt;[.$B$7];[.$A28]*[.L$25]&lt;=[.$C$7]);[.$A28]*[.L$25]*[.$C$8];IF(AND([.$A28]*[.L$25]&gt;[.$C$7];[.$A28]*[.L$25]&lt;[.$D$7]);[.$A28]*[.L$25]*[.$D$8];[.$A28]*[.L$25]*[.$E$8]))))*[.$F$8]" office:value-type="float" office:value="36035.3715915375" calcext:value-type="float">
            <text:p>36.035 </text:p>
          </table:table-cell>
          <table:table-cell table:style-name="ce90" table:formula="of:=(IF([.$A28]*[.M$25]&lt;=[.$B$7];[.$A28]*[.M$25]*[.$B$8];IF(AND([.$A28]*[.M$25]&gt;[.$B$7];[.$A28]*[.M$25]&lt;=[.$C$7]);[.$A28]*[.M$25]*[.$C$8];IF(AND([.$A28]*[.M$25]&gt;[.$C$7];[.$A28]*[.M$25]&lt;[.$D$7]);[.$A28]*[.M$25]*[.$D$8];[.$A28]*[.M$25]*[.$E$8]))))*[.$F$8]" office:value-type="float" office:value="37197.8029332" calcext:value-type="float">
            <text:p>37.198 </text:p>
          </table:table-cell>
          <table:table-cell table:style-name="ce90" table:formula="of:=(IF([.$A28]*[.N$25]&lt;=[.$B$7];[.$A28]*[.N$25]*[.$B$8];IF(AND([.$A28]*[.N$25]&gt;[.$B$7];[.$A28]*[.N$25]&lt;=[.$C$7]);[.$A28]*[.N$25]*[.$C$8];IF(AND([.$A28]*[.N$25]&gt;[.$C$7];[.$A28]*[.N$25]&lt;[.$D$7]);[.$A28]*[.N$25]*[.$D$8];[.$A28]*[.N$25]*[.$E$8]))))*[.$F$8]" office:value-type="float" office:value="38360.2342748625" calcext:value-type="float">
            <text:p>38.360 </text:p>
          </table:table-cell>
          <table:table-cell table:style-name="ce90" table:formula="of:=(IF([.$A28]*[.O$25]&lt;=[.$B$7];[.$A28]*[.O$25]*[.$B$8];IF(AND([.$A28]*[.O$25]&gt;[.$B$7];[.$A28]*[.O$25]&lt;=[.$C$7]);[.$A28]*[.O$25]*[.$C$8];IF(AND([.$A28]*[.O$25]&gt;[.$C$7];[.$A28]*[.O$25]&lt;[.$D$7]);[.$A28]*[.O$25]*[.$D$8];[.$A28]*[.O$25]*[.$E$8]))))*[.$F$8]" office:value-type="float" office:value="39522.665616525" calcext:value-type="float">
            <text:p>39.523 </text:p>
          </table:table-cell>
          <table:table-cell table:style-name="ce90" table:formula="of:=(IF([.$A28]*[.P$25]&lt;=[.$B$7];[.$A28]*[.P$25]*[.$B$8];IF(AND([.$A28]*[.P$25]&gt;[.$B$7];[.$A28]*[.P$25]&lt;=[.$C$7]);[.$A28]*[.P$25]*[.$C$8];IF(AND([.$A28]*[.P$25]&gt;[.$C$7];[.$A28]*[.P$25]&lt;[.$D$7]);[.$A28]*[.P$25]*[.$D$8];[.$A28]*[.P$25]*[.$E$8]))))*[.$F$8]" office:value-type="float" office:value="40685.0969581875" calcext:value-type="float">
            <text:p>40.685 </text:p>
          </table:table-cell>
          <table:table-cell table:style-name="ce90" table:formula="of:=(IF([.$A28]*[.Q$25]&lt;=[.$B$7];[.$A28]*[.Q$25]*[.$B$8];IF(AND([.$A28]*[.Q$25]&gt;[.$B$7];[.$A28]*[.Q$25]&lt;=[.$C$7]);[.$A28]*[.Q$25]*[.$C$8];IF(AND([.$A28]*[.Q$25]&gt;[.$C$7];[.$A28]*[.Q$25]&lt;[.$D$7]);[.$A28]*[.Q$25]*[.$D$8];[.$A28]*[.Q$25]*[.$E$8]))))*[.$F$8]" office:value-type="float" office:value="41847.52829985" calcext:value-type="float">
            <text:p>41.848 </text:p>
          </table:table-cell>
          <table:table-cell table:style-name="ce90" table:formula="of:=(IF([.$A28]*[.R$25]&lt;=[.$B$7];[.$A28]*[.R$25]*[.$B$8];IF(AND([.$A28]*[.R$25]&gt;[.$B$7];[.$A28]*[.R$25]&lt;=[.$C$7]);[.$A28]*[.R$25]*[.$C$8];IF(AND([.$A28]*[.R$25]&gt;[.$C$7];[.$A28]*[.R$25]&lt;[.$D$7]);[.$A28]*[.R$25]*[.$D$8];[.$A28]*[.R$25]*[.$E$8]))))*[.$F$8]" office:value-type="float" office:value="43009.9596415125" calcext:value-type="float">
            <text:p>43.010 </text:p>
          </table:table-cell>
          <table:table-cell table:style-name="ce79" table:formula="of:=+[.S27]+0.5" office:value-type="float" office:value="3" calcext:value-type="float">
            <text:p>3,00 </text:p>
          </table:table-cell>
          <table:table-cell table:number-columns-repeated="1005"/>
        </table:table-row>
        <table:table-row table:style-name="ro2">
          <table:table-cell table:style-name="ce78" table:formula="of:=+[.A28]+0.5" office:value-type="float" office:value="3.5" calcext:value-type="float">
            <text:p>3,50 </text:p>
          </table:table-cell>
          <table:table-cell table:style-name="ce89" table:formula="of:=(IF([.$A29]*[.B$25]&lt;=[.$B$7];[.$A29]*[.B$25]*[.$B$8];IF(AND([.$A29]*[.B$25]&gt;[.$B$7];[.$A29]*[.B$25]&lt;=[.$C$7]);[.$A29]*[.B$25]*[.$C$8];IF(AND([.$A29]*[.B$25]&gt;[.$C$7];[.$A29]*[.B$25]&lt;[.$D$7]);[.$A29]*[.B$25]*[.$D$8];[.$A29]*[.B$25]*[.$E$8]))))*[.$F$8]" office:value-type="float" office:value="28479.5678707313" calcext:value-type="float">
            <text:p>28.480 </text:p>
          </table:table-cell>
          <table:table-cell table:style-name="ce89" table:formula="of:=(IF([.$A29]*[.C$25]&lt;=[.$B$7];[.$A29]*[.C$25]*[.$B$8];IF(AND([.$A29]*[.C$25]&gt;[.$B$7];[.$A29]*[.C$25]&lt;=[.$C$7]);[.$A29]*[.C$25]*[.$C$8];IF(AND([.$A29]*[.C$25]&gt;[.$C$7];[.$A29]*[.C$25]&lt;[.$D$7]);[.$A29]*[.C$25]*[.$D$8];[.$A29]*[.C$25]*[.$E$8]))))*[.$F$8]" office:value-type="float" office:value="29835.7377693375" calcext:value-type="float">
            <text:p>29.836 </text:p>
          </table:table-cell>
          <table:table-cell table:style-name="ce89" table:formula="of:=(IF([.$A29]*[.D$25]&lt;=[.$B$7];[.$A29]*[.D$25]*[.$B$8];IF(AND([.$A29]*[.D$25]&gt;[.$B$7];[.$A29]*[.D$25]&lt;=[.$C$7]);[.$A29]*[.D$25]*[.$C$8];IF(AND([.$A29]*[.D$25]&gt;[.$C$7];[.$A29]*[.D$25]&lt;[.$D$7]);[.$A29]*[.D$25]*[.$D$8];[.$A29]*[.D$25]*[.$E$8]))))*[.$F$8]" office:value-type="float" office:value="31191.9076679438" calcext:value-type="float">
            <text:p>31.192 </text:p>
          </table:table-cell>
          <table:table-cell table:style-name="ce89" table:formula="of:=(IF([.$A29]*[.E$25]&lt;=[.$B$7];[.$A29]*[.E$25]*[.$B$8];IF(AND([.$A29]*[.E$25]&gt;[.$B$7];[.$A29]*[.E$25]&lt;=[.$C$7]);[.$A29]*[.E$25]*[.$C$8];IF(AND([.$A29]*[.E$25]&gt;[.$C$7];[.$A29]*[.E$25]&lt;[.$D$7]);[.$A29]*[.E$25]*[.$D$8];[.$A29]*[.E$25]*[.$E$8]))))*[.$F$8]" office:value-type="float" office:value="32548.07756655" calcext:value-type="float">
            <text:p>32.548 </text:p>
          </table:table-cell>
          <table:table-cell table:style-name="ce89" table:formula="of:=(IF([.$A29]*[.F$25]&lt;=[.$B$7];[.$A29]*[.F$25]*[.$B$8];IF(AND([.$A29]*[.F$25]&gt;[.$B$7];[.$A29]*[.F$25]&lt;=[.$C$7]);[.$A29]*[.F$25]*[.$C$8];IF(AND([.$A29]*[.F$25]&gt;[.$C$7];[.$A29]*[.F$25]&lt;[.$D$7]);[.$A29]*[.F$25]*[.$D$8];[.$A29]*[.F$25]*[.$E$8]))))*[.$F$8]" office:value-type="float" office:value="33904.2474651563" calcext:value-type="float">
            <text:p>33.904 </text:p>
          </table:table-cell>
          <table:table-cell table:style-name="ce89" table:formula="of:=(IF([.$A29]*[.G$25]&lt;=[.$B$7];[.$A29]*[.G$25]*[.$B$8];IF(AND([.$A29]*[.G$25]&gt;[.$B$7];[.$A29]*[.G$25]&lt;=[.$C$7]);[.$A29]*[.G$25]*[.$C$8];IF(AND([.$A29]*[.G$25]&gt;[.$C$7];[.$A29]*[.G$25]&lt;[.$D$7]);[.$A29]*[.G$25]*[.$D$8];[.$A29]*[.G$25]*[.$E$8]))))*[.$F$8]" office:value-type="float" office:value="35260.4173637625" calcext:value-type="float">
            <text:p>35.260 </text:p>
          </table:table-cell>
          <table:table-cell table:style-name="ce89" table:formula="of:=(IF([.$A29]*[.H$25]&lt;=[.$B$7];[.$A29]*[.H$25]*[.$B$8];IF(AND([.$A29]*[.H$25]&gt;[.$B$7];[.$A29]*[.H$25]&lt;=[.$C$7]);[.$A29]*[.H$25]*[.$C$8];IF(AND([.$A29]*[.H$25]&gt;[.$C$7];[.$A29]*[.H$25]&lt;[.$D$7]);[.$A29]*[.H$25]*[.$D$8];[.$A29]*[.H$25]*[.$E$8]))))*[.$F$8]" office:value-type="float" office:value="36616.5872623688" calcext:value-type="float">
            <text:p>36.617 </text:p>
          </table:table-cell>
          <table:table-cell table:style-name="ce89" table:formula="of:=(IF([.$A29]*[.I$25]&lt;=[.$B$7];[.$A29]*[.I$25]*[.$B$8];IF(AND([.$A29]*[.I$25]&gt;[.$B$7];[.$A29]*[.I$25]&lt;=[.$C$7]);[.$A29]*[.I$25]*[.$C$8];IF(AND([.$A29]*[.I$25]&gt;[.$C$7];[.$A29]*[.I$25]&lt;[.$D$7]);[.$A29]*[.I$25]*[.$D$8];[.$A29]*[.I$25]*[.$E$8]))))*[.$F$8]" office:value-type="float" office:value="37972.757160975" calcext:value-type="float">
            <text:p>37.973 </text:p>
          </table:table-cell>
          <table:table-cell table:style-name="ce89" table:formula="of:=(IF([.$A29]*[.J$25]&lt;=[.$B$7];[.$A29]*[.J$25]*[.$B$8];IF(AND([.$A29]*[.J$25]&gt;[.$B$7];[.$A29]*[.J$25]&lt;=[.$C$7]);[.$A29]*[.J$25]*[.$C$8];IF(AND([.$A29]*[.J$25]&gt;[.$C$7];[.$A29]*[.J$25]&lt;[.$D$7]);[.$A29]*[.J$25]*[.$D$8];[.$A29]*[.J$25]*[.$E$8]))))*[.$F$8]" office:value-type="float" office:value="39328.9270595813" calcext:value-type="float">
            <text:p>39.329 </text:p>
          </table:table-cell>
          <table:table-cell table:style-name="ce89" table:formula="of:=(IF([.$A29]*[.K$25]&lt;=[.$B$7];[.$A29]*[.K$25]*[.$B$8];IF(AND([.$A29]*[.K$25]&gt;[.$B$7];[.$A29]*[.K$25]&lt;=[.$C$7]);[.$A29]*[.K$25]*[.$C$8];IF(AND([.$A29]*[.K$25]&gt;[.$C$7];[.$A29]*[.K$25]&lt;[.$D$7]);[.$A29]*[.K$25]*[.$D$8];[.$A29]*[.K$25]*[.$E$8]))))*[.$F$8]" office:value-type="float" office:value="40685.0969581875" calcext:value-type="float">
            <text:p>40.685 </text:p>
          </table:table-cell>
          <table:table-cell table:style-name="ce89" table:formula="of:=(IF([.$A29]*[.L$25]&lt;=[.$B$7];[.$A29]*[.L$25]*[.$B$8];IF(AND([.$A29]*[.L$25]&gt;[.$B$7];[.$A29]*[.L$25]&lt;=[.$C$7]);[.$A29]*[.L$25]*[.$C$8];IF(AND([.$A29]*[.L$25]&gt;[.$C$7];[.$A29]*[.L$25]&lt;[.$D$7]);[.$A29]*[.L$25]*[.$D$8];[.$A29]*[.L$25]*[.$E$8]))))*[.$F$8]" office:value-type="float" office:value="42041.2668567938" calcext:value-type="float">
            <text:p>42.041 </text:p>
          </table:table-cell>
          <table:table-cell table:style-name="ce89" table:formula="of:=(IF([.$A29]*[.M$25]&lt;=[.$B$7];[.$A29]*[.M$25]*[.$B$8];IF(AND([.$A29]*[.M$25]&gt;[.$B$7];[.$A29]*[.M$25]&lt;=[.$C$7]);[.$A29]*[.M$25]*[.$C$8];IF(AND([.$A29]*[.M$25]&gt;[.$C$7];[.$A29]*[.M$25]&lt;[.$D$7]);[.$A29]*[.M$25]*[.$D$8];[.$A29]*[.M$25]*[.$E$8]))))*[.$F$8]" office:value-type="float" office:value="43397.4367554" calcext:value-type="float">
            <text:p>43.397 </text:p>
          </table:table-cell>
          <table:table-cell table:style-name="ce89" table:formula="of:=(IF([.$A29]*[.N$25]&lt;=[.$B$7];[.$A29]*[.N$25]*[.$B$8];IF(AND([.$A29]*[.N$25]&gt;[.$B$7];[.$A29]*[.N$25]&lt;=[.$C$7]);[.$A29]*[.N$25]*[.$C$8];IF(AND([.$A29]*[.N$25]&gt;[.$C$7];[.$A29]*[.N$25]&lt;[.$D$7]);[.$A29]*[.N$25]*[.$D$8];[.$A29]*[.N$25]*[.$E$8]))))*[.$F$8]" office:value-type="float" office:value="44753.6066540063" calcext:value-type="float">
            <text:p>44.754 </text:p>
          </table:table-cell>
          <table:table-cell table:style-name="ce89" table:formula="of:=(IF([.$A29]*[.O$25]&lt;=[.$B$7];[.$A29]*[.O$25]*[.$B$8];IF(AND([.$A29]*[.O$25]&gt;[.$B$7];[.$A29]*[.O$25]&lt;=[.$C$7]);[.$A29]*[.O$25]*[.$C$8];IF(AND([.$A29]*[.O$25]&gt;[.$C$7];[.$A29]*[.O$25]&lt;[.$D$7]);[.$A29]*[.O$25]*[.$D$8];[.$A29]*[.O$25]*[.$E$8]))))*[.$F$8]" office:value-type="float" office:value="46109.7765526125" calcext:value-type="float">
            <text:p>46.110 </text:p>
          </table:table-cell>
          <table:table-cell table:style-name="ce89" table:formula="of:=(IF([.$A29]*[.P$25]&lt;=[.$B$7];[.$A29]*[.P$25]*[.$B$8];IF(AND([.$A29]*[.P$25]&gt;[.$B$7];[.$A29]*[.P$25]&lt;=[.$C$7]);[.$A29]*[.P$25]*[.$C$8];IF(AND([.$A29]*[.P$25]&gt;[.$C$7];[.$A29]*[.P$25]&lt;[.$D$7]);[.$A29]*[.P$25]*[.$D$8];[.$A29]*[.P$25]*[.$E$8]))))*[.$F$8]" office:value-type="float" office:value="47465.9464512188" calcext:value-type="float">
            <text:p>47.466 </text:p>
          </table:table-cell>
          <table:table-cell table:style-name="ce89" table:formula="of:=(IF([.$A29]*[.Q$25]&lt;=[.$B$7];[.$A29]*[.Q$25]*[.$B$8];IF(AND([.$A29]*[.Q$25]&gt;[.$B$7];[.$A29]*[.Q$25]&lt;=[.$C$7]);[.$A29]*[.Q$25]*[.$C$8];IF(AND([.$A29]*[.Q$25]&gt;[.$C$7];[.$A29]*[.Q$25]&lt;[.$D$7]);[.$A29]*[.Q$25]*[.$D$8];[.$A29]*[.Q$25]*[.$E$8]))))*[.$F$8]" office:value-type="float" office:value="48822.116349825" calcext:value-type="float">
            <text:p>48.822 </text:p>
          </table:table-cell>
          <table:table-cell table:style-name="ce89" table:formula="of:=(IF([.$A29]*[.R$25]&lt;=[.$B$7];[.$A29]*[.R$25]*[.$B$8];IF(AND([.$A29]*[.R$25]&gt;[.$B$7];[.$A29]*[.R$25]&lt;=[.$C$7]);[.$A29]*[.R$25]*[.$C$8];IF(AND([.$A29]*[.R$25]&gt;[.$C$7];[.$A29]*[.R$25]&lt;[.$D$7]);[.$A29]*[.R$25]*[.$D$8];[.$A29]*[.R$25]*[.$E$8]))))*[.$F$8]" office:value-type="float" office:value="50178.2862484313" calcext:value-type="float">
            <text:p>50.178 </text:p>
          </table:table-cell>
          <table:table-cell table:style-name="ce78" table:formula="of:=+[.S28]+0.5" office:value-type="float" office:value="3.5" calcext:value-type="float">
            <text:p>3,50 </text:p>
          </table:table-cell>
          <table:table-cell table:number-columns-repeated="1005"/>
        </table:table-row>
        <table:table-row table:style-name="ro2">
          <table:table-cell table:style-name="ce80" table:formula="of:=+[.A29]+0.5" office:value-type="float" office:value="4" calcext:value-type="float">
            <text:p>4,00 </text:p>
          </table:table-cell>
          <table:table-cell table:style-name="ce91" table:formula="of:=(IF([.$A30]*[.B$25]&lt;=[.$B$7];[.$A30]*[.B$25]*[.$B$8];IF(AND([.$A30]*[.B$25]&gt;[.$B$7];[.$A30]*[.B$25]&lt;=[.$C$7]);[.$A30]*[.B$25]*[.$C$8];IF(AND([.$A30]*[.B$25]&gt;[.$C$7];[.$A30]*[.B$25]&lt;[.$D$7]);[.$A30]*[.B$25]*[.$D$8];[.$A30]*[.B$25]*[.$E$8]))))*[.$F$8]" office:value-type="float" office:value="32548.07756655" calcext:value-type="float">
            <text:p>32.548 </text:p>
          </table:table-cell>
          <table:table-cell table:style-name="ce91" table:formula="of:=(IF([.$A30]*[.C$25]&lt;=[.$B$7];[.$A30]*[.C$25]*[.$B$8];IF(AND([.$A30]*[.C$25]&gt;[.$B$7];[.$A30]*[.C$25]&lt;=[.$C$7]);[.$A30]*[.C$25]*[.$C$8];IF(AND([.$A30]*[.C$25]&gt;[.$C$7];[.$A30]*[.C$25]&lt;[.$D$7]);[.$A30]*[.C$25]*[.$D$8];[.$A30]*[.C$25]*[.$E$8]))))*[.$F$8]" office:value-type="float" office:value="34097.9860221" calcext:value-type="float">
            <text:p>34.098 </text:p>
          </table:table-cell>
          <table:table-cell table:style-name="ce91" table:formula="of:=(IF([.$A30]*[.D$25]&lt;=[.$B$7];[.$A30]*[.D$25]*[.$B$8];IF(AND([.$A30]*[.D$25]&gt;[.$B$7];[.$A30]*[.D$25]&lt;=[.$C$7]);[.$A30]*[.D$25]*[.$C$8];IF(AND([.$A30]*[.D$25]&gt;[.$C$7];[.$A30]*[.D$25]&lt;[.$D$7]);[.$A30]*[.D$25]*[.$D$8];[.$A30]*[.D$25]*[.$E$8]))))*[.$F$8]" office:value-type="float" office:value="35647.89447765" calcext:value-type="float">
            <text:p>35.648 </text:p>
          </table:table-cell>
          <table:table-cell table:style-name="ce91" table:formula="of:=(IF([.$A30]*[.E$25]&lt;=[.$B$7];[.$A30]*[.E$25]*[.$B$8];IF(AND([.$A30]*[.E$25]&gt;[.$B$7];[.$A30]*[.E$25]&lt;=[.$C$7]);[.$A30]*[.E$25]*[.$C$8];IF(AND([.$A30]*[.E$25]&gt;[.$C$7];[.$A30]*[.E$25]&lt;[.$D$7]);[.$A30]*[.E$25]*[.$D$8];[.$A30]*[.E$25]*[.$E$8]))))*[.$F$8]" office:value-type="float" office:value="37197.8029332" calcext:value-type="float">
            <text:p>37.198 </text:p>
          </table:table-cell>
          <table:table-cell table:style-name="ce91" table:formula="of:=(IF([.$A30]*[.F$25]&lt;=[.$B$7];[.$A30]*[.F$25]*[.$B$8];IF(AND([.$A30]*[.F$25]&gt;[.$B$7];[.$A30]*[.F$25]&lt;=[.$C$7]);[.$A30]*[.F$25]*[.$C$8];IF(AND([.$A30]*[.F$25]&gt;[.$C$7];[.$A30]*[.F$25]&lt;[.$D$7]);[.$A30]*[.F$25]*[.$D$8];[.$A30]*[.F$25]*[.$E$8]))))*[.$F$8]" office:value-type="float" office:value="38747.71138875" calcext:value-type="float">
            <text:p>38.748 </text:p>
          </table:table-cell>
          <table:table-cell table:style-name="ce91" table:formula="of:=(IF([.$A30]*[.G$25]&lt;=[.$B$7];[.$A30]*[.G$25]*[.$B$8];IF(AND([.$A30]*[.G$25]&gt;[.$B$7];[.$A30]*[.G$25]&lt;=[.$C$7]);[.$A30]*[.G$25]*[.$C$8];IF(AND([.$A30]*[.G$25]&gt;[.$C$7];[.$A30]*[.G$25]&lt;[.$D$7]);[.$A30]*[.G$25]*[.$D$8];[.$A30]*[.G$25]*[.$E$8]))))*[.$F$8]" office:value-type="float" office:value="40297.6198443" calcext:value-type="float">
            <text:p>40.298 </text:p>
          </table:table-cell>
          <table:table-cell table:style-name="ce91" table:formula="of:=(IF([.$A30]*[.H$25]&lt;=[.$B$7];[.$A30]*[.H$25]*[.$B$8];IF(AND([.$A30]*[.H$25]&gt;[.$B$7];[.$A30]*[.H$25]&lt;=[.$C$7]);[.$A30]*[.H$25]*[.$C$8];IF(AND([.$A30]*[.H$25]&gt;[.$C$7];[.$A30]*[.H$25]&lt;[.$D$7]);[.$A30]*[.H$25]*[.$D$8];[.$A30]*[.H$25]*[.$E$8]))))*[.$F$8]" office:value-type="float" office:value="41847.52829985" calcext:value-type="float">
            <text:p>41.848 </text:p>
          </table:table-cell>
          <table:table-cell table:style-name="ce91" table:formula="of:=(IF([.$A30]*[.I$25]&lt;=[.$B$7];[.$A30]*[.I$25]*[.$B$8];IF(AND([.$A30]*[.I$25]&gt;[.$B$7];[.$A30]*[.I$25]&lt;=[.$C$7]);[.$A30]*[.I$25]*[.$C$8];IF(AND([.$A30]*[.I$25]&gt;[.$C$7];[.$A30]*[.I$25]&lt;[.$D$7]);[.$A30]*[.I$25]*[.$D$8];[.$A30]*[.I$25]*[.$E$8]))))*[.$F$8]" office:value-type="float" office:value="43397.4367554" calcext:value-type="float">
            <text:p>43.397 </text:p>
          </table:table-cell>
          <table:table-cell table:style-name="ce91" table:formula="of:=(IF([.$A30]*[.J$25]&lt;=[.$B$7];[.$A30]*[.J$25]*[.$B$8];IF(AND([.$A30]*[.J$25]&gt;[.$B$7];[.$A30]*[.J$25]&lt;=[.$C$7]);[.$A30]*[.J$25]*[.$C$8];IF(AND([.$A30]*[.J$25]&gt;[.$C$7];[.$A30]*[.J$25]&lt;[.$D$7]);[.$A30]*[.J$25]*[.$D$8];[.$A30]*[.J$25]*[.$E$8]))))*[.$F$8]" office:value-type="float" office:value="44947.34521095" calcext:value-type="float">
            <text:p>44.947 </text:p>
          </table:table-cell>
          <table:table-cell table:style-name="ce91" table:formula="of:=(IF([.$A30]*[.K$25]&lt;=[.$B$7];[.$A30]*[.K$25]*[.$B$8];IF(AND([.$A30]*[.K$25]&gt;[.$B$7];[.$A30]*[.K$25]&lt;=[.$C$7]);[.$A30]*[.K$25]*[.$C$8];IF(AND([.$A30]*[.K$25]&gt;[.$C$7];[.$A30]*[.K$25]&lt;[.$D$7]);[.$A30]*[.K$25]*[.$D$8];[.$A30]*[.K$25]*[.$E$8]))))*[.$F$8]" office:value-type="float" office:value="46497.2536665" calcext:value-type="float">
            <text:p>46.497 </text:p>
          </table:table-cell>
          <table:table-cell table:style-name="ce91" table:formula="of:=(IF([.$A30]*[.L$25]&lt;=[.$B$7];[.$A30]*[.L$25]*[.$B$8];IF(AND([.$A30]*[.L$25]&gt;[.$B$7];[.$A30]*[.L$25]&lt;=[.$C$7]);[.$A30]*[.L$25]*[.$C$8];IF(AND([.$A30]*[.L$25]&gt;[.$C$7];[.$A30]*[.L$25]&lt;[.$D$7]);[.$A30]*[.L$25]*[.$D$8];[.$A30]*[.L$25]*[.$E$8]))))*[.$F$8]" office:value-type="float" office:value="48047.16212205" calcext:value-type="float">
            <text:p>48.047 </text:p>
          </table:table-cell>
          <table:table-cell table:style-name="ce91" table:formula="of:=(IF([.$A30]*[.M$25]&lt;=[.$B$7];[.$A30]*[.M$25]*[.$B$8];IF(AND([.$A30]*[.M$25]&gt;[.$B$7];[.$A30]*[.M$25]&lt;=[.$C$7]);[.$A30]*[.M$25]*[.$C$8];IF(AND([.$A30]*[.M$25]&gt;[.$C$7];[.$A30]*[.M$25]&lt;[.$D$7]);[.$A30]*[.M$25]*[.$D$8];[.$A30]*[.M$25]*[.$E$8]))))*[.$F$8]" office:value-type="float" office:value="49597.0705776" calcext:value-type="float">
            <text:p>49.597 </text:p>
          </table:table-cell>
          <table:table-cell table:style-name="ce91" table:formula="of:=(IF([.$A30]*[.N$25]&lt;=[.$B$7];[.$A30]*[.N$25]*[.$B$8];IF(AND([.$A30]*[.N$25]&gt;[.$B$7];[.$A30]*[.N$25]&lt;=[.$C$7]);[.$A30]*[.N$25]*[.$C$8];IF(AND([.$A30]*[.N$25]&gt;[.$C$7];[.$A30]*[.N$25]&lt;[.$D$7]);[.$A30]*[.N$25]*[.$D$8];[.$A30]*[.N$25]*[.$E$8]))))*[.$F$8]" office:value-type="float" office:value="51146.97903315" calcext:value-type="float">
            <text:p>51.147 </text:p>
          </table:table-cell>
          <table:table-cell table:style-name="ce91" table:formula="of:=(IF([.$A30]*[.O$25]&lt;=[.$B$7];[.$A30]*[.O$25]*[.$B$8];IF(AND([.$A30]*[.O$25]&gt;[.$B$7];[.$A30]*[.O$25]&lt;=[.$C$7]);[.$A30]*[.O$25]*[.$C$8];IF(AND([.$A30]*[.O$25]&gt;[.$C$7];[.$A30]*[.O$25]&lt;[.$D$7]);[.$A30]*[.O$25]*[.$D$8];[.$A30]*[.O$25]*[.$E$8]))))*[.$F$8]" office:value-type="float" office:value="52696.8874887" calcext:value-type="float">
            <text:p>52.697 </text:p>
          </table:table-cell>
          <table:table-cell table:style-name="ce91" table:formula="of:=(IF([.$A30]*[.P$25]&lt;=[.$B$7];[.$A30]*[.P$25]*[.$B$8];IF(AND([.$A30]*[.P$25]&gt;[.$B$7];[.$A30]*[.P$25]&lt;=[.$C$7]);[.$A30]*[.P$25]*[.$C$8];IF(AND([.$A30]*[.P$25]&gt;[.$C$7];[.$A30]*[.P$25]&lt;[.$D$7]);[.$A30]*[.P$25]*[.$D$8];[.$A30]*[.P$25]*[.$E$8]))))*[.$F$8]" office:value-type="float" office:value="54246.79594425" calcext:value-type="float">
            <text:p>54.247 </text:p>
          </table:table-cell>
          <table:table-cell table:style-name="ce91" table:formula="of:=(IF([.$A30]*[.Q$25]&lt;=[.$B$7];[.$A30]*[.Q$25]*[.$B$8];IF(AND([.$A30]*[.Q$25]&gt;[.$B$7];[.$A30]*[.Q$25]&lt;=[.$C$7]);[.$A30]*[.Q$25]*[.$C$8];IF(AND([.$A30]*[.Q$25]&gt;[.$C$7];[.$A30]*[.Q$25]&lt;[.$D$7]);[.$A30]*[.Q$25]*[.$D$8];[.$A30]*[.Q$25]*[.$E$8]))))*[.$F$8]" office:value-type="float" office:value="55796.7043998" calcext:value-type="float">
            <text:p>55.797 </text:p>
          </table:table-cell>
          <table:table-cell table:style-name="ce91" table:formula="of:=(IF([.$A30]*[.R$25]&lt;=[.$B$7];[.$A30]*[.R$25]*[.$B$8];IF(AND([.$A30]*[.R$25]&gt;[.$B$7];[.$A30]*[.R$25]&lt;=[.$C$7]);[.$A30]*[.R$25]*[.$C$8];IF(AND([.$A30]*[.R$25]&gt;[.$C$7];[.$A30]*[.R$25]&lt;[.$D$7]);[.$A30]*[.R$25]*[.$D$8];[.$A30]*[.R$25]*[.$E$8]))))*[.$F$8]" office:value-type="float" office:value="57346.61285535" calcext:value-type="float">
            <text:p>57.347 </text:p>
          </table:table-cell>
          <table:table-cell table:style-name="ce80" table:formula="of:=+[.S29]+0.5" office:value-type="float" office:value="4" calcext:value-type="float">
            <text:p>4,00 </text:p>
          </table:table-cell>
          <table:table-cell table:number-columns-repeated="1005"/>
        </table:table-row>
        <table:table-row table:style-name="ro2">
          <table:table-cell table:style-name="ce78" table:formula="of:=+[.A30]+0.5" office:value-type="float" office:value="4.5" calcext:value-type="float">
            <text:p>4,50 </text:p>
          </table:table-cell>
          <table:table-cell table:style-name="ce89" table:formula="of:=(IF([.$A31]*[.B$25]&lt;=[.$B$7];[.$A31]*[.B$25]*[.$B$8];IF(AND([.$A31]*[.B$25]&gt;[.$B$7];[.$A31]*[.B$25]&lt;=[.$C$7]);[.$A31]*[.B$25]*[.$C$8];IF(AND([.$A31]*[.B$25]&gt;[.$C$7];[.$A31]*[.B$25]&lt;[.$D$7]);[.$A31]*[.B$25]*[.$D$8];[.$A31]*[.B$25]*[.$E$8]))))*[.$F$8]" office:value-type="float" office:value="36616.5872623688" calcext:value-type="float">
            <text:p>36.617 </text:p>
          </table:table-cell>
          <table:table-cell table:style-name="ce89" table:formula="of:=(IF([.$A31]*[.C$25]&lt;=[.$B$7];[.$A31]*[.C$25]*[.$B$8];IF(AND([.$A31]*[.C$25]&gt;[.$B$7];[.$A31]*[.C$25]&lt;=[.$C$7]);[.$A31]*[.C$25]*[.$C$8];IF(AND([.$A31]*[.C$25]&gt;[.$C$7];[.$A31]*[.C$25]&lt;[.$D$7]);[.$A31]*[.C$25]*[.$D$8];[.$A31]*[.C$25]*[.$E$8]))))*[.$F$8]" office:value-type="float" office:value="38360.2342748625" calcext:value-type="float">
            <text:p>38.360 </text:p>
          </table:table-cell>
          <table:table-cell table:style-name="ce89" table:formula="of:=(IF([.$A31]*[.D$25]&lt;=[.$B$7];[.$A31]*[.D$25]*[.$B$8];IF(AND([.$A31]*[.D$25]&gt;[.$B$7];[.$A31]*[.D$25]&lt;=[.$C$7]);[.$A31]*[.D$25]*[.$C$8];IF(AND([.$A31]*[.D$25]&gt;[.$C$7];[.$A31]*[.D$25]&lt;[.$D$7]);[.$A31]*[.D$25]*[.$D$8];[.$A31]*[.D$25]*[.$E$8]))))*[.$F$8]" office:value-type="float" office:value="40103.8812873562" calcext:value-type="float">
            <text:p>40.104 </text:p>
          </table:table-cell>
          <table:table-cell table:style-name="ce89" table:formula="of:=(IF([.$A31]*[.E$25]&lt;=[.$B$7];[.$A31]*[.E$25]*[.$B$8];IF(AND([.$A31]*[.E$25]&gt;[.$B$7];[.$A31]*[.E$25]&lt;=[.$C$7]);[.$A31]*[.E$25]*[.$C$8];IF(AND([.$A31]*[.E$25]&gt;[.$C$7];[.$A31]*[.E$25]&lt;[.$D$7]);[.$A31]*[.E$25]*[.$D$8];[.$A31]*[.E$25]*[.$E$8]))))*[.$F$8]" office:value-type="float" office:value="41847.52829985" calcext:value-type="float">
            <text:p>41.848 </text:p>
          </table:table-cell>
          <table:table-cell table:style-name="ce89" table:formula="of:=(IF([.$A31]*[.F$25]&lt;=[.$B$7];[.$A31]*[.F$25]*[.$B$8];IF(AND([.$A31]*[.F$25]&gt;[.$B$7];[.$A31]*[.F$25]&lt;=[.$C$7]);[.$A31]*[.F$25]*[.$C$8];IF(AND([.$A31]*[.F$25]&gt;[.$C$7];[.$A31]*[.F$25]&lt;[.$D$7]);[.$A31]*[.F$25]*[.$D$8];[.$A31]*[.F$25]*[.$E$8]))))*[.$F$8]" office:value-type="float" office:value="43591.1753123438" calcext:value-type="float">
            <text:p>43.591 </text:p>
          </table:table-cell>
          <table:table-cell table:style-name="ce89" table:formula="of:=(IF([.$A31]*[.G$25]&lt;=[.$B$7];[.$A31]*[.G$25]*[.$B$8];IF(AND([.$A31]*[.G$25]&gt;[.$B$7];[.$A31]*[.G$25]&lt;=[.$C$7]);[.$A31]*[.G$25]*[.$C$8];IF(AND([.$A31]*[.G$25]&gt;[.$C$7];[.$A31]*[.G$25]&lt;[.$D$7]);[.$A31]*[.G$25]*[.$D$8];[.$A31]*[.G$25]*[.$E$8]))))*[.$F$8]" office:value-type="float" office:value="45334.8223248375" calcext:value-type="float">
            <text:p>45.335 </text:p>
          </table:table-cell>
          <table:table-cell table:style-name="ce89" table:formula="of:=(IF([.$A31]*[.H$25]&lt;=[.$B$7];[.$A31]*[.H$25]*[.$B$8];IF(AND([.$A31]*[.H$25]&gt;[.$B$7];[.$A31]*[.H$25]&lt;=[.$C$7]);[.$A31]*[.H$25]*[.$C$8];IF(AND([.$A31]*[.H$25]&gt;[.$C$7];[.$A31]*[.H$25]&lt;[.$D$7]);[.$A31]*[.H$25]*[.$D$8];[.$A31]*[.H$25]*[.$E$8]))))*[.$F$8]" office:value-type="float" office:value="47078.4693373313" calcext:value-type="float">
            <text:p>47.078 </text:p>
          </table:table-cell>
          <table:table-cell table:style-name="ce89" table:formula="of:=(IF([.$A31]*[.I$25]&lt;=[.$B$7];[.$A31]*[.I$25]*[.$B$8];IF(AND([.$A31]*[.I$25]&gt;[.$B$7];[.$A31]*[.I$25]&lt;=[.$C$7]);[.$A31]*[.I$25]*[.$C$8];IF(AND([.$A31]*[.I$25]&gt;[.$C$7];[.$A31]*[.I$25]&lt;[.$D$7]);[.$A31]*[.I$25]*[.$D$8];[.$A31]*[.I$25]*[.$E$8]))))*[.$F$8]" office:value-type="float" office:value="48822.116349825" calcext:value-type="float">
            <text:p>48.822 </text:p>
          </table:table-cell>
          <table:table-cell table:style-name="ce89" table:formula="of:=(IF([.$A31]*[.J$25]&lt;=[.$B$7];[.$A31]*[.J$25]*[.$B$8];IF(AND([.$A31]*[.J$25]&gt;[.$B$7];[.$A31]*[.J$25]&lt;=[.$C$7]);[.$A31]*[.J$25]*[.$C$8];IF(AND([.$A31]*[.J$25]&gt;[.$C$7];[.$A31]*[.J$25]&lt;[.$D$7]);[.$A31]*[.J$25]*[.$D$8];[.$A31]*[.J$25]*[.$E$8]))))*[.$F$8]" office:value-type="float" office:value="50565.7633623188" calcext:value-type="float">
            <text:p>50.566 </text:p>
          </table:table-cell>
          <table:table-cell table:style-name="ce89" table:formula="of:=(IF([.$A31]*[.K$25]&lt;=[.$B$7];[.$A31]*[.K$25]*[.$B$8];IF(AND([.$A31]*[.K$25]&gt;[.$B$7];[.$A31]*[.K$25]&lt;=[.$C$7]);[.$A31]*[.K$25]*[.$C$8];IF(AND([.$A31]*[.K$25]&gt;[.$C$7];[.$A31]*[.K$25]&lt;[.$D$7]);[.$A31]*[.K$25]*[.$D$8];[.$A31]*[.K$25]*[.$E$8]))))*[.$F$8]" office:value-type="float" office:value="52309.4103748125" calcext:value-type="float">
            <text:p>52.309 </text:p>
          </table:table-cell>
          <table:table-cell table:style-name="ce89" table:formula="of:=(IF([.$A31]*[.L$25]&lt;=[.$B$7];[.$A31]*[.L$25]*[.$B$8];IF(AND([.$A31]*[.L$25]&gt;[.$B$7];[.$A31]*[.L$25]&lt;=[.$C$7]);[.$A31]*[.L$25]*[.$C$8];IF(AND([.$A31]*[.L$25]&gt;[.$C$7];[.$A31]*[.L$25]&lt;[.$D$7]);[.$A31]*[.L$25]*[.$D$8];[.$A31]*[.L$25]*[.$E$8]))))*[.$F$8]" office:value-type="float" office:value="54053.0573873063" calcext:value-type="float">
            <text:p>54.053 </text:p>
          </table:table-cell>
          <table:table-cell table:style-name="ce89" table:formula="of:=(IF([.$A31]*[.M$25]&lt;=[.$B$7];[.$A31]*[.M$25]*[.$B$8];IF(AND([.$A31]*[.M$25]&gt;[.$B$7];[.$A31]*[.M$25]&lt;=[.$C$7]);[.$A31]*[.M$25]*[.$C$8];IF(AND([.$A31]*[.M$25]&gt;[.$C$7];[.$A31]*[.M$25]&lt;[.$D$7]);[.$A31]*[.M$25]*[.$D$8];[.$A31]*[.M$25]*[.$E$8]))))*[.$F$8]" office:value-type="float" office:value="55796.7043998" calcext:value-type="float">
            <text:p>55.797 </text:p>
          </table:table-cell>
          <table:table-cell table:style-name="ce89" table:formula="of:=(IF([.$A31]*[.N$25]&lt;=[.$B$7];[.$A31]*[.N$25]*[.$B$8];IF(AND([.$A31]*[.N$25]&gt;[.$B$7];[.$A31]*[.N$25]&lt;=[.$C$7]);[.$A31]*[.N$25]*[.$C$8];IF(AND([.$A31]*[.N$25]&gt;[.$C$7];[.$A31]*[.N$25]&lt;[.$D$7]);[.$A31]*[.N$25]*[.$D$8];[.$A31]*[.N$25]*[.$E$8]))))*[.$F$8]" office:value-type="float" office:value="57540.3514122938" calcext:value-type="float">
            <text:p>57.540 </text:p>
          </table:table-cell>
          <table:table-cell table:style-name="ce89" table:formula="of:=(IF([.$A31]*[.O$25]&lt;=[.$B$7];[.$A31]*[.O$25]*[.$B$8];IF(AND([.$A31]*[.O$25]&gt;[.$B$7];[.$A31]*[.O$25]&lt;=[.$C$7]);[.$A31]*[.O$25]*[.$C$8];IF(AND([.$A31]*[.O$25]&gt;[.$C$7];[.$A31]*[.O$25]&lt;[.$D$7]);[.$A31]*[.O$25]*[.$D$8];[.$A31]*[.O$25]*[.$E$8]))))*[.$F$8]" office:value-type="float" office:value="59283.9984247875" calcext:value-type="float">
            <text:p>59.284 </text:p>
          </table:table-cell>
          <table:table-cell table:style-name="ce89" table:formula="of:=(IF([.$A31]*[.P$25]&lt;=[.$B$7];[.$A31]*[.P$25]*[.$B$8];IF(AND([.$A31]*[.P$25]&gt;[.$B$7];[.$A31]*[.P$25]&lt;=[.$C$7]);[.$A31]*[.P$25]*[.$C$8];IF(AND([.$A31]*[.P$25]&gt;[.$C$7];[.$A31]*[.P$25]&lt;[.$D$7]);[.$A31]*[.P$25]*[.$D$8];[.$A31]*[.P$25]*[.$E$8]))))*[.$F$8]" office:value-type="float" office:value="61027.6454372813" calcext:value-type="float">
            <text:p>61.028 </text:p>
          </table:table-cell>
          <table:table-cell table:style-name="ce89" table:formula="of:=(IF([.$A31]*[.Q$25]&lt;=[.$B$7];[.$A31]*[.Q$25]*[.$B$8];IF(AND([.$A31]*[.Q$25]&gt;[.$B$7];[.$A31]*[.Q$25]&lt;=[.$C$7]);[.$A31]*[.Q$25]*[.$C$8];IF(AND([.$A31]*[.Q$25]&gt;[.$C$7];[.$A31]*[.Q$25]&lt;[.$D$7]);[.$A31]*[.Q$25]*[.$D$8];[.$A31]*[.Q$25]*[.$E$8]))))*[.$F$8]" office:value-type="float" office:value="62771.292449775" calcext:value-type="float">
            <text:p>62.771 </text:p>
          </table:table-cell>
          <table:table-cell table:style-name="ce89" table:formula="of:=(IF([.$A31]*[.R$25]&lt;=[.$B$7];[.$A31]*[.R$25]*[.$B$8];IF(AND([.$A31]*[.R$25]&gt;[.$B$7];[.$A31]*[.R$25]&lt;=[.$C$7]);[.$A31]*[.R$25]*[.$C$8];IF(AND([.$A31]*[.R$25]&gt;[.$C$7];[.$A31]*[.R$25]&lt;[.$D$7]);[.$A31]*[.R$25]*[.$D$8];[.$A31]*[.R$25]*[.$E$8]))))*[.$F$8]" office:value-type="float" office:value="64514.9394622688" calcext:value-type="float">
            <text:p>64.515 </text:p>
          </table:table-cell>
          <table:table-cell table:style-name="ce78" table:formula="of:=+[.S30]+0.5" office:value-type="float" office:value="4.5" calcext:value-type="float">
            <text:p>4,50 </text:p>
          </table:table-cell>
          <table:table-cell table:number-columns-repeated="1005"/>
        </table:table-row>
        <table:table-row table:style-name="ro2">
          <table:table-cell table:style-name="ce81" table:formula="of:=+[.A31]+0.5" office:value-type="float" office:value="5" calcext:value-type="float">
            <text:p>5,00 </text:p>
          </table:table-cell>
          <table:table-cell table:style-name="ce92" table:formula="of:=(IF([.$A32]*[.B$25]&lt;=[.$B$7];[.$A32]*[.B$25]*[.$B$8];IF(AND([.$A32]*[.B$25]&gt;[.$B$7];[.$A32]*[.B$25]&lt;=[.$C$7]);[.$A32]*[.B$25]*[.$C$8];IF(AND([.$A32]*[.B$25]&gt;[.$C$7];[.$A32]*[.B$25]&lt;[.$D$7]);[.$A32]*[.B$25]*[.$D$8];[.$A32]*[.B$25]*[.$E$8]))))*[.$F$8]" office:value-type="float" office:value="40685.0969581875" calcext:value-type="float">
            <text:p>40.685 </text:p>
          </table:table-cell>
          <table:table-cell table:style-name="ce92" table:formula="of:=(IF([.$A32]*[.C$25]&lt;=[.$B$7];[.$A32]*[.C$25]*[.$B$8];IF(AND([.$A32]*[.C$25]&gt;[.$B$7];[.$A32]*[.C$25]&lt;=[.$C$7]);[.$A32]*[.C$25]*[.$C$8];IF(AND([.$A32]*[.C$25]&gt;[.$C$7];[.$A32]*[.C$25]&lt;[.$D$7]);[.$A32]*[.C$25]*[.$D$8];[.$A32]*[.C$25]*[.$E$8]))))*[.$F$8]" office:value-type="float" office:value="42622.482527625" calcext:value-type="float">
            <text:p>42.622 </text:p>
          </table:table-cell>
          <table:table-cell table:style-name="ce92" table:formula="of:=(IF([.$A32]*[.D$25]&lt;=[.$B$7];[.$A32]*[.D$25]*[.$B$8];IF(AND([.$A32]*[.D$25]&gt;[.$B$7];[.$A32]*[.D$25]&lt;=[.$C$7]);[.$A32]*[.D$25]*[.$C$8];IF(AND([.$A32]*[.D$25]&gt;[.$C$7];[.$A32]*[.D$25]&lt;[.$D$7]);[.$A32]*[.D$25]*[.$D$8];[.$A32]*[.D$25]*[.$E$8]))))*[.$F$8]" office:value-type="float" office:value="44559.8680970625" calcext:value-type="float">
            <text:p>44.560 </text:p>
          </table:table-cell>
          <table:table-cell table:style-name="ce92" table:formula="of:=(IF([.$A32]*[.E$25]&lt;=[.$B$7];[.$A32]*[.E$25]*[.$B$8];IF(AND([.$A32]*[.E$25]&gt;[.$B$7];[.$A32]*[.E$25]&lt;=[.$C$7]);[.$A32]*[.E$25]*[.$C$8];IF(AND([.$A32]*[.E$25]&gt;[.$C$7];[.$A32]*[.E$25]&lt;[.$D$7]);[.$A32]*[.E$25]*[.$D$8];[.$A32]*[.E$25]*[.$E$8]))))*[.$F$8]" office:value-type="float" office:value="46497.2536665" calcext:value-type="float">
            <text:p>46.497 </text:p>
          </table:table-cell>
          <table:table-cell table:style-name="ce92" table:formula="of:=(IF([.$A32]*[.F$25]&lt;=[.$B$7];[.$A32]*[.F$25]*[.$B$8];IF(AND([.$A32]*[.F$25]&gt;[.$B$7];[.$A32]*[.F$25]&lt;=[.$C$7]);[.$A32]*[.F$25]*[.$C$8];IF(AND([.$A32]*[.F$25]&gt;[.$C$7];[.$A32]*[.F$25]&lt;[.$D$7]);[.$A32]*[.F$25]*[.$D$8];[.$A32]*[.F$25]*[.$E$8]))))*[.$F$8]" office:value-type="float" office:value="48434.6392359375" calcext:value-type="float">
            <text:p>48.435 </text:p>
          </table:table-cell>
          <table:table-cell table:style-name="ce92" table:formula="of:=(IF([.$A32]*[.G$25]&lt;=[.$B$7];[.$A32]*[.G$25]*[.$B$8];IF(AND([.$A32]*[.G$25]&gt;[.$B$7];[.$A32]*[.G$25]&lt;=[.$C$7]);[.$A32]*[.G$25]*[.$C$8];IF(AND([.$A32]*[.G$25]&gt;[.$C$7];[.$A32]*[.G$25]&lt;[.$D$7]);[.$A32]*[.G$25]*[.$D$8];[.$A32]*[.G$25]*[.$E$8]))))*[.$F$8]" office:value-type="float" office:value="50372.024805375" calcext:value-type="float">
            <text:p>50.372 </text:p>
          </table:table-cell>
          <table:table-cell table:style-name="ce92" table:formula="of:=(IF([.$A32]*[.H$25]&lt;=[.$B$7];[.$A32]*[.H$25]*[.$B$8];IF(AND([.$A32]*[.H$25]&gt;[.$B$7];[.$A32]*[.H$25]&lt;=[.$C$7]);[.$A32]*[.H$25]*[.$C$8];IF(AND([.$A32]*[.H$25]&gt;[.$C$7];[.$A32]*[.H$25]&lt;[.$D$7]);[.$A32]*[.H$25]*[.$D$8];[.$A32]*[.H$25]*[.$E$8]))))*[.$F$8]" office:value-type="float" office:value="52309.4103748125" calcext:value-type="float">
            <text:p>52.309 </text:p>
          </table:table-cell>
          <table:table-cell table:style-name="ce92" table:formula="of:=(IF([.$A32]*[.I$25]&lt;=[.$B$7];[.$A32]*[.I$25]*[.$B$8];IF(AND([.$A32]*[.I$25]&gt;[.$B$7];[.$A32]*[.I$25]&lt;=[.$C$7]);[.$A32]*[.I$25]*[.$C$8];IF(AND([.$A32]*[.I$25]&gt;[.$C$7];[.$A32]*[.I$25]&lt;[.$D$7]);[.$A32]*[.I$25]*[.$D$8];[.$A32]*[.I$25]*[.$E$8]))))*[.$F$8]" office:value-type="float" office:value="54246.79594425" calcext:value-type="float">
            <text:p>54.247 </text:p>
          </table:table-cell>
          <table:table-cell table:style-name="ce92" table:formula="of:=(IF([.$A32]*[.J$25]&lt;=[.$B$7];[.$A32]*[.J$25]*[.$B$8];IF(AND([.$A32]*[.J$25]&gt;[.$B$7];[.$A32]*[.J$25]&lt;=[.$C$7]);[.$A32]*[.J$25]*[.$C$8];IF(AND([.$A32]*[.J$25]&gt;[.$C$7];[.$A32]*[.J$25]&lt;[.$D$7]);[.$A32]*[.J$25]*[.$D$8];[.$A32]*[.J$25]*[.$E$8]))))*[.$F$8]" office:value-type="float" office:value="56184.1815136875" calcext:value-type="float">
            <text:p>56.184 </text:p>
          </table:table-cell>
          <table:table-cell table:style-name="ce92" table:formula="of:=(IF([.$A32]*[.K$25]&lt;=[.$B$7];[.$A32]*[.K$25]*[.$B$8];IF(AND([.$A32]*[.K$25]&gt;[.$B$7];[.$A32]*[.K$25]&lt;=[.$C$7]);[.$A32]*[.K$25]*[.$C$8];IF(AND([.$A32]*[.K$25]&gt;[.$C$7];[.$A32]*[.K$25]&lt;[.$D$7]);[.$A32]*[.K$25]*[.$D$8];[.$A32]*[.K$25]*[.$E$8]))))*[.$F$8]" office:value-type="float" office:value="58121.567083125" calcext:value-type="float">
            <text:p>58.122 </text:p>
          </table:table-cell>
          <table:table-cell table:style-name="ce92" table:formula="of:=(IF([.$A32]*[.L$25]&lt;=[.$B$7];[.$A32]*[.L$25]*[.$B$8];IF(AND([.$A32]*[.L$25]&gt;[.$B$7];[.$A32]*[.L$25]&lt;=[.$C$7]);[.$A32]*[.L$25]*[.$C$8];IF(AND([.$A32]*[.L$25]&gt;[.$C$7];[.$A32]*[.L$25]&lt;[.$D$7]);[.$A32]*[.L$25]*[.$D$8];[.$A32]*[.L$25]*[.$E$8]))))*[.$F$8]" office:value-type="float" office:value="60058.9526525625" calcext:value-type="float">
            <text:p>60.059 </text:p>
          </table:table-cell>
          <table:table-cell table:style-name="ce92" table:formula="of:=(IF([.$A32]*[.M$25]&lt;=[.$B$7];[.$A32]*[.M$25]*[.$B$8];IF(AND([.$A32]*[.M$25]&gt;[.$B$7];[.$A32]*[.M$25]&lt;=[.$C$7]);[.$A32]*[.M$25]*[.$C$8];IF(AND([.$A32]*[.M$25]&gt;[.$C$7];[.$A32]*[.M$25]&lt;[.$D$7]);[.$A32]*[.M$25]*[.$D$8];[.$A32]*[.M$25]*[.$E$8]))))*[.$F$8]" office:value-type="float" office:value="61996.338222" calcext:value-type="float">
            <text:p>61.996 </text:p>
          </table:table-cell>
          <table:table-cell table:style-name="ce92" table:formula="of:=(IF([.$A32]*[.N$25]&lt;=[.$B$7];[.$A32]*[.N$25]*[.$B$8];IF(AND([.$A32]*[.N$25]&gt;[.$B$7];[.$A32]*[.N$25]&lt;=[.$C$7]);[.$A32]*[.N$25]*[.$C$8];IF(AND([.$A32]*[.N$25]&gt;[.$C$7];[.$A32]*[.N$25]&lt;[.$D$7]);[.$A32]*[.N$25]*[.$D$8];[.$A32]*[.N$25]*[.$E$8]))))*[.$F$8]" office:value-type="float" office:value="63933.7237914375" calcext:value-type="float">
            <text:p>63.934 </text:p>
          </table:table-cell>
          <table:table-cell table:style-name="ce92" table:formula="of:=(IF([.$A32]*[.O$25]&lt;=[.$B$7];[.$A32]*[.O$25]*[.$B$8];IF(AND([.$A32]*[.O$25]&gt;[.$B$7];[.$A32]*[.O$25]&lt;=[.$C$7]);[.$A32]*[.O$25]*[.$C$8];IF(AND([.$A32]*[.O$25]&gt;[.$C$7];[.$A32]*[.O$25]&lt;[.$D$7]);[.$A32]*[.O$25]*[.$D$8];[.$A32]*[.O$25]*[.$E$8]))))*[.$F$8]" office:value-type="float" office:value="65871.109360875" calcext:value-type="float">
            <text:p>65.871 </text:p>
          </table:table-cell>
          <table:table-cell table:style-name="ce92" table:formula="of:=(IF([.$A32]*[.P$25]&lt;=[.$B$7];[.$A32]*[.P$25]*[.$B$8];IF(AND([.$A32]*[.P$25]&gt;[.$B$7];[.$A32]*[.P$25]&lt;=[.$C$7]);[.$A32]*[.P$25]*[.$C$8];IF(AND([.$A32]*[.P$25]&gt;[.$C$7];[.$A32]*[.P$25]&lt;[.$D$7]);[.$A32]*[.P$25]*[.$D$8];[.$A32]*[.P$25]*[.$E$8]))))*[.$F$8]" office:value-type="float" office:value="67808.4949303125" calcext:value-type="float">
            <text:p>67.808 </text:p>
          </table:table-cell>
          <table:table-cell table:style-name="ce92" table:formula="of:=(IF([.$A32]*[.Q$25]&lt;=[.$B$7];[.$A32]*[.Q$25]*[.$B$8];IF(AND([.$A32]*[.Q$25]&gt;[.$B$7];[.$A32]*[.Q$25]&lt;=[.$C$7]);[.$A32]*[.Q$25]*[.$C$8];IF(AND([.$A32]*[.Q$25]&gt;[.$C$7];[.$A32]*[.Q$25]&lt;[.$D$7]);[.$A32]*[.Q$25]*[.$D$8];[.$A32]*[.Q$25]*[.$E$8]))))*[.$F$8]" office:value-type="float" office:value="69745.88049975" calcext:value-type="float">
            <text:p>69.746 </text:p>
          </table:table-cell>
          <table:table-cell table:style-name="ce92" table:formula="of:=(IF([.$A32]*[.R$25]&lt;=[.$B$7];[.$A32]*[.R$25]*[.$B$8];IF(AND([.$A32]*[.R$25]&gt;[.$B$7];[.$A32]*[.R$25]&lt;=[.$C$7]);[.$A32]*[.R$25]*[.$C$8];IF(AND([.$A32]*[.R$25]&gt;[.$C$7];[.$A32]*[.R$25]&lt;[.$D$7]);[.$A32]*[.R$25]*[.$D$8];[.$A32]*[.R$25]*[.$E$8]))))*[.$F$8]" office:value-type="float" office:value="71683.2660691875" calcext:value-type="float">
            <text:p>71.683 </text:p>
          </table:table-cell>
          <table:table-cell table:style-name="ce81" table:formula="of:=+[.S31]+0.5" office:value-type="float" office:value="5" calcext:value-type="float">
            <text:p>5,00 </text:p>
          </table:table-cell>
          <table:table-cell table:number-columns-repeated="1005"/>
        </table:table-row>
        <table:table-row table:style-name="ro2">
          <table:table-cell table:style-name="ce78" table:formula="of:=+[.A32]+0.5" office:value-type="float" office:value="5.5" calcext:value-type="float">
            <text:p>5,50 </text:p>
          </table:table-cell>
          <table:table-cell table:style-name="ce89" table:formula="of:=(IF([.$A33]*[.B$25]&lt;=[.$B$7];[.$A33]*[.B$25]*[.$B$8];IF(AND([.$A33]*[.B$25]&gt;[.$B$7];[.$A33]*[.B$25]&lt;=[.$C$7]);[.$A33]*[.B$25]*[.$C$8];IF(AND([.$A33]*[.B$25]&gt;[.$C$7];[.$A33]*[.B$25]&lt;[.$D$7]);[.$A33]*[.B$25]*[.$D$8];[.$A33]*[.B$25]*[.$E$8]))))*[.$F$8]" office:value-type="float" office:value="44753.6066540063" calcext:value-type="float">
            <text:p>44.754 </text:p>
          </table:table-cell>
          <table:table-cell table:style-name="ce89" table:formula="of:=(IF([.$A33]*[.C$25]&lt;=[.$B$7];[.$A33]*[.C$25]*[.$B$8];IF(AND([.$A33]*[.C$25]&gt;[.$B$7];[.$A33]*[.C$25]&lt;=[.$C$7]);[.$A33]*[.C$25]*[.$C$8];IF(AND([.$A33]*[.C$25]&gt;[.$C$7];[.$A33]*[.C$25]&lt;[.$D$7]);[.$A33]*[.C$25]*[.$D$8];[.$A33]*[.C$25]*[.$E$8]))))*[.$F$8]" office:value-type="float" office:value="46884.7307803875" calcext:value-type="float">
            <text:p>46.885 </text:p>
          </table:table-cell>
          <table:table-cell table:style-name="ce89" table:formula="of:=(IF([.$A33]*[.D$25]&lt;=[.$B$7];[.$A33]*[.D$25]*[.$B$8];IF(AND([.$A33]*[.D$25]&gt;[.$B$7];[.$A33]*[.D$25]&lt;=[.$C$7]);[.$A33]*[.D$25]*[.$C$8];IF(AND([.$A33]*[.D$25]&gt;[.$C$7];[.$A33]*[.D$25]&lt;[.$D$7]);[.$A33]*[.D$25]*[.$D$8];[.$A33]*[.D$25]*[.$E$8]))))*[.$F$8]" office:value-type="float" office:value="49015.8549067688" calcext:value-type="float">
            <text:p>49.016 </text:p>
          </table:table-cell>
          <table:table-cell table:style-name="ce89" table:formula="of:=(IF([.$A33]*[.E$25]&lt;=[.$B$7];[.$A33]*[.E$25]*[.$B$8];IF(AND([.$A33]*[.E$25]&gt;[.$B$7];[.$A33]*[.E$25]&lt;=[.$C$7]);[.$A33]*[.E$25]*[.$C$8];IF(AND([.$A33]*[.E$25]&gt;[.$C$7];[.$A33]*[.E$25]&lt;[.$D$7]);[.$A33]*[.E$25]*[.$D$8];[.$A33]*[.E$25]*[.$E$8]))))*[.$F$8]" office:value-type="float" office:value="51146.97903315" calcext:value-type="float">
            <text:p>51.147 </text:p>
          </table:table-cell>
          <table:table-cell table:style-name="ce89" table:formula="of:=(IF([.$A33]*[.F$25]&lt;=[.$B$7];[.$A33]*[.F$25]*[.$B$8];IF(AND([.$A33]*[.F$25]&gt;[.$B$7];[.$A33]*[.F$25]&lt;=[.$C$7]);[.$A33]*[.F$25]*[.$C$8];IF(AND([.$A33]*[.F$25]&gt;[.$C$7];[.$A33]*[.F$25]&lt;[.$D$7]);[.$A33]*[.F$25]*[.$D$8];[.$A33]*[.F$25]*[.$E$8]))))*[.$F$8]" office:value-type="float" office:value="53278.1031595313" calcext:value-type="float">
            <text:p>53.278 </text:p>
          </table:table-cell>
          <table:table-cell table:style-name="ce89" table:formula="of:=(IF([.$A33]*[.G$25]&lt;=[.$B$7];[.$A33]*[.G$25]*[.$B$8];IF(AND([.$A33]*[.G$25]&gt;[.$B$7];[.$A33]*[.G$25]&lt;=[.$C$7]);[.$A33]*[.G$25]*[.$C$8];IF(AND([.$A33]*[.G$25]&gt;[.$C$7];[.$A33]*[.G$25]&lt;[.$D$7]);[.$A33]*[.G$25]*[.$D$8];[.$A33]*[.G$25]*[.$E$8]))))*[.$F$8]" office:value-type="float" office:value="55409.2272859125" calcext:value-type="float">
            <text:p>55.409 </text:p>
          </table:table-cell>
          <table:table-cell table:style-name="ce89" table:formula="of:=(IF([.$A33]*[.H$25]&lt;=[.$B$7];[.$A33]*[.H$25]*[.$B$8];IF(AND([.$A33]*[.H$25]&gt;[.$B$7];[.$A33]*[.H$25]&lt;=[.$C$7]);[.$A33]*[.H$25]*[.$C$8];IF(AND([.$A33]*[.H$25]&gt;[.$C$7];[.$A33]*[.H$25]&lt;[.$D$7]);[.$A33]*[.H$25]*[.$D$8];[.$A33]*[.H$25]*[.$E$8]))))*[.$F$8]" office:value-type="float" office:value="57540.3514122938" calcext:value-type="float">
            <text:p>57.540 </text:p>
          </table:table-cell>
          <table:table-cell table:style-name="ce89" table:formula="of:=(IF([.$A33]*[.I$25]&lt;=[.$B$7];[.$A33]*[.I$25]*[.$B$8];IF(AND([.$A33]*[.I$25]&gt;[.$B$7];[.$A33]*[.I$25]&lt;=[.$C$7]);[.$A33]*[.I$25]*[.$C$8];IF(AND([.$A33]*[.I$25]&gt;[.$C$7];[.$A33]*[.I$25]&lt;[.$D$7]);[.$A33]*[.I$25]*[.$D$8];[.$A33]*[.I$25]*[.$E$8]))))*[.$F$8]" office:value-type="float" office:value="59671.475538675" calcext:value-type="float">
            <text:p>59.671 </text:p>
          </table:table-cell>
          <table:table-cell table:style-name="ce89" table:formula="of:=(IF([.$A33]*[.J$25]&lt;=[.$B$7];[.$A33]*[.J$25]*[.$B$8];IF(AND([.$A33]*[.J$25]&gt;[.$B$7];[.$A33]*[.J$25]&lt;=[.$C$7]);[.$A33]*[.J$25]*[.$C$8];IF(AND([.$A33]*[.J$25]&gt;[.$C$7];[.$A33]*[.J$25]&lt;[.$D$7]);[.$A33]*[.J$25]*[.$D$8];[.$A33]*[.J$25]*[.$E$8]))))*[.$F$8]" office:value-type="float" office:value="61802.5996650563" calcext:value-type="float">
            <text:p>61.803 </text:p>
          </table:table-cell>
          <table:table-cell table:style-name="ce89" table:formula="of:=(IF([.$A33]*[.K$25]&lt;=[.$B$7];[.$A33]*[.K$25]*[.$B$8];IF(AND([.$A33]*[.K$25]&gt;[.$B$7];[.$A33]*[.K$25]&lt;=[.$C$7]);[.$A33]*[.K$25]*[.$C$8];IF(AND([.$A33]*[.K$25]&gt;[.$C$7];[.$A33]*[.K$25]&lt;[.$D$7]);[.$A33]*[.K$25]*[.$D$8];[.$A33]*[.K$25]*[.$E$8]))))*[.$F$8]" office:value-type="float" office:value="63933.7237914375" calcext:value-type="float">
            <text:p>63.934 </text:p>
          </table:table-cell>
          <table:table-cell table:style-name="ce89" table:formula="of:=(IF([.$A33]*[.L$25]&lt;=[.$B$7];[.$A33]*[.L$25]*[.$B$8];IF(AND([.$A33]*[.L$25]&gt;[.$B$7];[.$A33]*[.L$25]&lt;=[.$C$7]);[.$A33]*[.L$25]*[.$C$8];IF(AND([.$A33]*[.L$25]&gt;[.$C$7];[.$A33]*[.L$25]&lt;[.$D$7]);[.$A33]*[.L$25]*[.$D$8];[.$A33]*[.L$25]*[.$E$8]))))*[.$F$8]" office:value-type="float" office:value="66064.8479178188" calcext:value-type="float">
            <text:p>66.065 </text:p>
          </table:table-cell>
          <table:table-cell table:style-name="ce89" table:formula="of:=(IF([.$A33]*[.M$25]&lt;=[.$B$7];[.$A33]*[.M$25]*[.$B$8];IF(AND([.$A33]*[.M$25]&gt;[.$B$7];[.$A33]*[.M$25]&lt;=[.$C$7]);[.$A33]*[.M$25]*[.$C$8];IF(AND([.$A33]*[.M$25]&gt;[.$C$7];[.$A33]*[.M$25]&lt;[.$D$7]);[.$A33]*[.M$25]*[.$D$8];[.$A33]*[.M$25]*[.$E$8]))))*[.$F$8]" office:value-type="float" office:value="68195.9720442" calcext:value-type="float">
            <text:p>68.196 </text:p>
          </table:table-cell>
          <table:table-cell table:style-name="ce89" table:formula="of:=(IF([.$A33]*[.N$25]&lt;=[.$B$7];[.$A33]*[.N$25]*[.$B$8];IF(AND([.$A33]*[.N$25]&gt;[.$B$7];[.$A33]*[.N$25]&lt;=[.$C$7]);[.$A33]*[.N$25]*[.$C$8];IF(AND([.$A33]*[.N$25]&gt;[.$C$7];[.$A33]*[.N$25]&lt;[.$D$7]);[.$A33]*[.N$25]*[.$D$8];[.$A33]*[.N$25]*[.$E$8]))))*[.$F$8]" office:value-type="float" office:value="70327.0961705813" calcext:value-type="float">
            <text:p>70.327 </text:p>
          </table:table-cell>
          <table:table-cell table:style-name="ce89" table:formula="of:=(IF([.$A33]*[.O$25]&lt;=[.$B$7];[.$A33]*[.O$25]*[.$B$8];IF(AND([.$A33]*[.O$25]&gt;[.$B$7];[.$A33]*[.O$25]&lt;=[.$C$7]);[.$A33]*[.O$25]*[.$C$8];IF(AND([.$A33]*[.O$25]&gt;[.$C$7];[.$A33]*[.O$25]&lt;[.$D$7]);[.$A33]*[.O$25]*[.$D$8];[.$A33]*[.O$25]*[.$E$8]))))*[.$F$8]" office:value-type="float" office:value="72458.2202969625" calcext:value-type="float">
            <text:p>72.458 </text:p>
          </table:table-cell>
          <table:table-cell table:style-name="ce89" table:formula="of:=(IF([.$A33]*[.P$25]&lt;=[.$B$7];[.$A33]*[.P$25]*[.$B$8];IF(AND([.$A33]*[.P$25]&gt;[.$B$7];[.$A33]*[.P$25]&lt;=[.$C$7]);[.$A33]*[.P$25]*[.$C$8];IF(AND([.$A33]*[.P$25]&gt;[.$C$7];[.$A33]*[.P$25]&lt;[.$D$7]);[.$A33]*[.P$25]*[.$D$8];[.$A33]*[.P$25]*[.$E$8]))))*[.$F$8]" office:value-type="float" office:value="74589.3444233437" calcext:value-type="float">
            <text:p>74.589 </text:p>
          </table:table-cell>
          <table:table-cell table:style-name="ce89" table:formula="of:=(IF([.$A33]*[.Q$25]&lt;=[.$B$7];[.$A33]*[.Q$25]*[.$B$8];IF(AND([.$A33]*[.Q$25]&gt;[.$B$7];[.$A33]*[.Q$25]&lt;=[.$C$7]);[.$A33]*[.Q$25]*[.$C$8];IF(AND([.$A33]*[.Q$25]&gt;[.$C$7];[.$A33]*[.Q$25]&lt;[.$D$7]);[.$A33]*[.Q$25]*[.$D$8];[.$A33]*[.Q$25]*[.$E$8]))))*[.$F$8]" office:value-type="float" office:value="76720.468549725" calcext:value-type="float">
            <text:p>76.720 </text:p>
          </table:table-cell>
          <table:table-cell table:style-name="ce89" table:formula="of:=(IF([.$A33]*[.R$25]&lt;=[.$B$7];[.$A33]*[.R$25]*[.$B$8];IF(AND([.$A33]*[.R$25]&gt;[.$B$7];[.$A33]*[.R$25]&lt;=[.$C$7]);[.$A33]*[.R$25]*[.$C$8];IF(AND([.$A33]*[.R$25]&gt;[.$C$7];[.$A33]*[.R$25]&lt;[.$D$7]);[.$A33]*[.R$25]*[.$D$8];[.$A33]*[.R$25]*[.$E$8]))))*[.$F$8]" office:value-type="float" office:value="78851.5926761063" calcext:value-type="float">
            <text:p>78.852 </text:p>
          </table:table-cell>
          <table:table-cell table:style-name="ce78" table:formula="of:=+[.S32]+0.5" office:value-type="float" office:value="5.5" calcext:value-type="float">
            <text:p>5,50 </text:p>
          </table:table-cell>
          <table:table-cell table:number-columns-repeated="1005"/>
        </table:table-row>
        <table:table-row table:style-name="ro2">
          <table:table-cell table:style-name="ce78" table:formula="of:=+[.A33]+0.5" office:value-type="float" office:value="6" calcext:value-type="float">
            <text:p>6,00 </text:p>
          </table:table-cell>
          <table:table-cell table:style-name="ce89" table:formula="of:=(IF([.$A34]*[.B$25]&lt;=[.$B$7];[.$A34]*[.B$25]*[.$B$8];IF(AND([.$A34]*[.B$25]&gt;[.$B$7];[.$A34]*[.B$25]&lt;=[.$C$7]);[.$A34]*[.B$25]*[.$C$8];IF(AND([.$A34]*[.B$25]&gt;[.$C$7];[.$A34]*[.B$25]&lt;[.$D$7]);[.$A34]*[.B$25]*[.$D$8];[.$A34]*[.B$25]*[.$E$8]))))*[.$F$8]" office:value-type="float" office:value="48822.116349825" calcext:value-type="float">
            <text:p>48.822 </text:p>
          </table:table-cell>
          <table:table-cell table:style-name="ce89" table:formula="of:=(IF([.$A34]*[.C$25]&lt;=[.$B$7];[.$A34]*[.C$25]*[.$B$8];IF(AND([.$A34]*[.C$25]&gt;[.$B$7];[.$A34]*[.C$25]&lt;=[.$C$7]);[.$A34]*[.C$25]*[.$C$8];IF(AND([.$A34]*[.C$25]&gt;[.$C$7];[.$A34]*[.C$25]&lt;[.$D$7]);[.$A34]*[.C$25]*[.$D$8];[.$A34]*[.C$25]*[.$E$8]))))*[.$F$8]" office:value-type="float" office:value="51146.97903315" calcext:value-type="float">
            <text:p>51.147 </text:p>
          </table:table-cell>
          <table:table-cell table:style-name="ce89" table:formula="of:=(IF([.$A34]*[.D$25]&lt;=[.$B$7];[.$A34]*[.D$25]*[.$B$8];IF(AND([.$A34]*[.D$25]&gt;[.$B$7];[.$A34]*[.D$25]&lt;=[.$C$7]);[.$A34]*[.D$25]*[.$C$8];IF(AND([.$A34]*[.D$25]&gt;[.$C$7];[.$A34]*[.D$25]&lt;[.$D$7]);[.$A34]*[.D$25]*[.$D$8];[.$A34]*[.D$25]*[.$E$8]))))*[.$F$8]" office:value-type="float" office:value="53471.841716475" calcext:value-type="float">
            <text:p>53.472 </text:p>
          </table:table-cell>
          <table:table-cell table:style-name="ce89" table:formula="of:=(IF([.$A34]*[.E$25]&lt;=[.$B$7];[.$A34]*[.E$25]*[.$B$8];IF(AND([.$A34]*[.E$25]&gt;[.$B$7];[.$A34]*[.E$25]&lt;=[.$C$7]);[.$A34]*[.E$25]*[.$C$8];IF(AND([.$A34]*[.E$25]&gt;[.$C$7];[.$A34]*[.E$25]&lt;[.$D$7]);[.$A34]*[.E$25]*[.$D$8];[.$A34]*[.E$25]*[.$E$8]))))*[.$F$8]" office:value-type="float" office:value="55796.7043998" calcext:value-type="float">
            <text:p>55.797 </text:p>
          </table:table-cell>
          <table:table-cell table:style-name="ce89" table:formula="of:=(IF([.$A34]*[.F$25]&lt;=[.$B$7];[.$A34]*[.F$25]*[.$B$8];IF(AND([.$A34]*[.F$25]&gt;[.$B$7];[.$A34]*[.F$25]&lt;=[.$C$7]);[.$A34]*[.F$25]*[.$C$8];IF(AND([.$A34]*[.F$25]&gt;[.$C$7];[.$A34]*[.F$25]&lt;[.$D$7]);[.$A34]*[.F$25]*[.$D$8];[.$A34]*[.F$25]*[.$E$8]))))*[.$F$8]" office:value-type="float" office:value="58121.567083125" calcext:value-type="float">
            <text:p>58.122 </text:p>
          </table:table-cell>
          <table:table-cell table:style-name="ce89" table:formula="of:=(IF([.$A34]*[.G$25]&lt;=[.$B$7];[.$A34]*[.G$25]*[.$B$8];IF(AND([.$A34]*[.G$25]&gt;[.$B$7];[.$A34]*[.G$25]&lt;=[.$C$7]);[.$A34]*[.G$25]*[.$C$8];IF(AND([.$A34]*[.G$25]&gt;[.$C$7];[.$A34]*[.G$25]&lt;[.$D$7]);[.$A34]*[.G$25]*[.$D$8];[.$A34]*[.G$25]*[.$E$8]))))*[.$F$8]" office:value-type="float" office:value="60446.42976645" calcext:value-type="float">
            <text:p>60.446 </text:p>
          </table:table-cell>
          <table:table-cell table:style-name="ce89" table:formula="of:=(IF([.$A34]*[.H$25]&lt;=[.$B$7];[.$A34]*[.H$25]*[.$B$8];IF(AND([.$A34]*[.H$25]&gt;[.$B$7];[.$A34]*[.H$25]&lt;=[.$C$7]);[.$A34]*[.H$25]*[.$C$8];IF(AND([.$A34]*[.H$25]&gt;[.$C$7];[.$A34]*[.H$25]&lt;[.$D$7]);[.$A34]*[.H$25]*[.$D$8];[.$A34]*[.H$25]*[.$E$8]))))*[.$F$8]" office:value-type="float" office:value="62771.292449775" calcext:value-type="float">
            <text:p>62.771 </text:p>
          </table:table-cell>
          <table:table-cell table:style-name="ce89" table:formula="of:=(IF([.$A34]*[.I$25]&lt;=[.$B$7];[.$A34]*[.I$25]*[.$B$8];IF(AND([.$A34]*[.I$25]&gt;[.$B$7];[.$A34]*[.I$25]&lt;=[.$C$7]);[.$A34]*[.I$25]*[.$C$8];IF(AND([.$A34]*[.I$25]&gt;[.$C$7];[.$A34]*[.I$25]&lt;[.$D$7]);[.$A34]*[.I$25]*[.$D$8];[.$A34]*[.I$25]*[.$E$8]))))*[.$F$8]" office:value-type="float" office:value="65096.1551331" calcext:value-type="float">
            <text:p>65.096 </text:p>
          </table:table-cell>
          <table:table-cell table:style-name="ce89" table:formula="of:=(IF([.$A34]*[.J$25]&lt;=[.$B$7];[.$A34]*[.J$25]*[.$B$8];IF(AND([.$A34]*[.J$25]&gt;[.$B$7];[.$A34]*[.J$25]&lt;=[.$C$7]);[.$A34]*[.J$25]*[.$C$8];IF(AND([.$A34]*[.J$25]&gt;[.$C$7];[.$A34]*[.J$25]&lt;[.$D$7]);[.$A34]*[.J$25]*[.$D$8];[.$A34]*[.J$25]*[.$E$8]))))*[.$F$8]" office:value-type="float" office:value="67421.017816425" calcext:value-type="float">
            <text:p>67.421 </text:p>
          </table:table-cell>
          <table:table-cell table:style-name="ce89" table:formula="of:=(IF([.$A34]*[.K$25]&lt;=[.$B$7];[.$A34]*[.K$25]*[.$B$8];IF(AND([.$A34]*[.K$25]&gt;[.$B$7];[.$A34]*[.K$25]&lt;=[.$C$7]);[.$A34]*[.K$25]*[.$C$8];IF(AND([.$A34]*[.K$25]&gt;[.$C$7];[.$A34]*[.K$25]&lt;[.$D$7]);[.$A34]*[.K$25]*[.$D$8];[.$A34]*[.K$25]*[.$E$8]))))*[.$F$8]" office:value-type="float" office:value="69745.88049975" calcext:value-type="float">
            <text:p>69.746 </text:p>
          </table:table-cell>
          <table:table-cell table:style-name="ce89" table:formula="of:=(IF([.$A34]*[.L$25]&lt;=[.$B$7];[.$A34]*[.L$25]*[.$B$8];IF(AND([.$A34]*[.L$25]&gt;[.$B$7];[.$A34]*[.L$25]&lt;=[.$C$7]);[.$A34]*[.L$25]*[.$C$8];IF(AND([.$A34]*[.L$25]&gt;[.$C$7];[.$A34]*[.L$25]&lt;[.$D$7]);[.$A34]*[.L$25]*[.$D$8];[.$A34]*[.L$25]*[.$E$8]))))*[.$F$8]" office:value-type="float" office:value="72070.743183075" calcext:value-type="float">
            <text:p>72.071 </text:p>
          </table:table-cell>
          <table:table-cell table:style-name="ce89" table:formula="of:=(IF([.$A34]*[.M$25]&lt;=[.$B$7];[.$A34]*[.M$25]*[.$B$8];IF(AND([.$A34]*[.M$25]&gt;[.$B$7];[.$A34]*[.M$25]&lt;=[.$C$7]);[.$A34]*[.M$25]*[.$C$8];IF(AND([.$A34]*[.M$25]&gt;[.$C$7];[.$A34]*[.M$25]&lt;[.$D$7]);[.$A34]*[.M$25]*[.$D$8];[.$A34]*[.M$25]*[.$E$8]))))*[.$F$8]" office:value-type="float" office:value="74395.6058664" calcext:value-type="float">
            <text:p>74.396 </text:p>
          </table:table-cell>
          <table:table-cell table:style-name="ce89" table:formula="of:=(IF([.$A34]*[.N$25]&lt;=[.$B$7];[.$A34]*[.N$25]*[.$B$8];IF(AND([.$A34]*[.N$25]&gt;[.$B$7];[.$A34]*[.N$25]&lt;=[.$C$7]);[.$A34]*[.N$25]*[.$C$8];IF(AND([.$A34]*[.N$25]&gt;[.$C$7];[.$A34]*[.N$25]&lt;[.$D$7]);[.$A34]*[.N$25]*[.$D$8];[.$A34]*[.N$25]*[.$E$8]))))*[.$F$8]" office:value-type="float" office:value="76720.468549725" calcext:value-type="float">
            <text:p>76.720 </text:p>
          </table:table-cell>
          <table:table-cell table:style-name="ce89" table:formula="of:=(IF([.$A34]*[.O$25]&lt;=[.$B$7];[.$A34]*[.O$25]*[.$B$8];IF(AND([.$A34]*[.O$25]&gt;[.$B$7];[.$A34]*[.O$25]&lt;=[.$C$7]);[.$A34]*[.O$25]*[.$C$8];IF(AND([.$A34]*[.O$25]&gt;[.$C$7];[.$A34]*[.O$25]&lt;[.$D$7]);[.$A34]*[.O$25]*[.$D$8];[.$A34]*[.O$25]*[.$E$8]))))*[.$F$8]" office:value-type="float" office:value="79045.33123305" calcext:value-type="float">
            <text:p>79.045 </text:p>
          </table:table-cell>
          <table:table-cell table:style-name="ce89" table:formula="of:=(IF([.$A34]*[.P$25]&lt;=[.$B$7];[.$A34]*[.P$25]*[.$B$8];IF(AND([.$A34]*[.P$25]&gt;[.$B$7];[.$A34]*[.P$25]&lt;=[.$C$7]);[.$A34]*[.P$25]*[.$C$8];IF(AND([.$A34]*[.P$25]&gt;[.$C$7];[.$A34]*[.P$25]&lt;[.$D$7]);[.$A34]*[.P$25]*[.$D$8];[.$A34]*[.P$25]*[.$E$8]))))*[.$F$8]" office:value-type="float" office:value="81370.193916375" calcext:value-type="float">
            <text:p>81.370 </text:p>
          </table:table-cell>
          <table:table-cell table:style-name="ce89" table:formula="of:=(IF([.$A34]*[.Q$25]&lt;=[.$B$7];[.$A34]*[.Q$25]*[.$B$8];IF(AND([.$A34]*[.Q$25]&gt;[.$B$7];[.$A34]*[.Q$25]&lt;=[.$C$7]);[.$A34]*[.Q$25]*[.$C$8];IF(AND([.$A34]*[.Q$25]&gt;[.$C$7];[.$A34]*[.Q$25]&lt;[.$D$7]);[.$A34]*[.Q$25]*[.$D$8];[.$A34]*[.Q$25]*[.$E$8]))))*[.$F$8]" office:value-type="float" office:value="83695.0565997" calcext:value-type="float">
            <text:p>83.695 </text:p>
          </table:table-cell>
          <table:table-cell table:style-name="ce89" table:formula="of:=(IF([.$A34]*[.R$25]&lt;=[.$B$7];[.$A34]*[.R$25]*[.$B$8];IF(AND([.$A34]*[.R$25]&gt;[.$B$7];[.$A34]*[.R$25]&lt;=[.$C$7]);[.$A34]*[.R$25]*[.$C$8];IF(AND([.$A34]*[.R$25]&gt;[.$C$7];[.$A34]*[.R$25]&lt;[.$D$7]);[.$A34]*[.R$25]*[.$D$8];[.$A34]*[.R$25]*[.$E$8]))))*[.$F$8]" office:value-type="float" office:value="86019.919283025" calcext:value-type="float">
            <text:p>86.020 </text:p>
          </table:table-cell>
          <table:table-cell table:style-name="ce78" table:formula="of:=+[.S33]+0.5" office:value-type="float" office:value="6" calcext:value-type="float">
            <text:p>6,00 </text:p>
          </table:table-cell>
          <table:table-cell table:number-columns-repeated="1005"/>
        </table:table-row>
        <table:table-row table:style-name="ro2">
          <table:table-cell table:style-name="ce78" table:formula="of:=+[.A34]+0.5" office:value-type="float" office:value="6.5" calcext:value-type="float">
            <text:p>6,50 </text:p>
          </table:table-cell>
          <table:table-cell table:style-name="ce93" table:formula="of:=(IF([.$A35]*[.B$25]&lt;=[.$B$7];[.$A35]*[.B$25]*[.$B$8];IF(AND([.$A35]*[.B$25]&gt;[.$B$7];[.$A35]*[.B$25]&lt;=[.$C$7]);[.$A35]*[.B$25]*[.$C$8];IF(AND([.$A35]*[.B$25]&gt;[.$C$7];[.$A35]*[.B$25]&lt;[.$D$7]);[.$A35]*[.B$25]*[.$D$8];[.$A35]*[.B$25]*[.$E$8]))))*[.$F$8]" office:value-type="float" office:value="52890.6260456438" calcext:value-type="float">
            <text:p>52.891 </text:p>
          </table:table-cell>
          <table:table-cell table:style-name="ce93" table:formula="of:=(IF([.$A35]*[.C$25]&lt;=[.$B$7];[.$A35]*[.C$25]*[.$B$8];IF(AND([.$A35]*[.C$25]&gt;[.$B$7];[.$A35]*[.C$25]&lt;=[.$C$7]);[.$A35]*[.C$25]*[.$C$8];IF(AND([.$A35]*[.C$25]&gt;[.$C$7];[.$A35]*[.C$25]&lt;[.$D$7]);[.$A35]*[.C$25]*[.$D$8];[.$A35]*[.C$25]*[.$E$8]))))*[.$F$8]" office:value-type="float" office:value="55409.2272859125" calcext:value-type="float">
            <text:p>55.409 </text:p>
          </table:table-cell>
          <table:table-cell table:style-name="ce93" table:formula="of:=(IF([.$A35]*[.D$25]&lt;=[.$B$7];[.$A35]*[.D$25]*[.$B$8];IF(AND([.$A35]*[.D$25]&gt;[.$B$7];[.$A35]*[.D$25]&lt;=[.$C$7]);[.$A35]*[.D$25]*[.$C$8];IF(AND([.$A35]*[.D$25]&gt;[.$C$7];[.$A35]*[.D$25]&lt;[.$D$7]);[.$A35]*[.D$25]*[.$D$8];[.$A35]*[.D$25]*[.$E$8]))))*[.$F$8]" office:value-type="float" office:value="57927.8285261813" calcext:value-type="float">
            <text:p>57.928 </text:p>
          </table:table-cell>
          <table:table-cell table:style-name="ce93" table:formula="of:=(IF([.$A35]*[.E$25]&lt;=[.$B$7];[.$A35]*[.E$25]*[.$B$8];IF(AND([.$A35]*[.E$25]&gt;[.$B$7];[.$A35]*[.E$25]&lt;=[.$C$7]);[.$A35]*[.E$25]*[.$C$8];IF(AND([.$A35]*[.E$25]&gt;[.$C$7];[.$A35]*[.E$25]&lt;[.$D$7]);[.$A35]*[.E$25]*[.$D$8];[.$A35]*[.E$25]*[.$E$8]))))*[.$F$8]" office:value-type="float" office:value="60446.42976645" calcext:value-type="float">
            <text:p>60.446 </text:p>
          </table:table-cell>
          <table:table-cell table:style-name="ce93" table:formula="of:=(IF([.$A35]*[.F$25]&lt;=[.$B$7];[.$A35]*[.F$25]*[.$B$8];IF(AND([.$A35]*[.F$25]&gt;[.$B$7];[.$A35]*[.F$25]&lt;=[.$C$7]);[.$A35]*[.F$25]*[.$C$8];IF(AND([.$A35]*[.F$25]&gt;[.$C$7];[.$A35]*[.F$25]&lt;[.$D$7]);[.$A35]*[.F$25]*[.$D$8];[.$A35]*[.F$25]*[.$E$8]))))*[.$F$8]" office:value-type="float" office:value="62965.0310067188" calcext:value-type="float">
            <text:p>62.965 </text:p>
          </table:table-cell>
          <table:table-cell table:style-name="ce93" table:formula="of:=(IF([.$A35]*[.G$25]&lt;=[.$B$7];[.$A35]*[.G$25]*[.$B$8];IF(AND([.$A35]*[.G$25]&gt;[.$B$7];[.$A35]*[.G$25]&lt;=[.$C$7]);[.$A35]*[.G$25]*[.$C$8];IF(AND([.$A35]*[.G$25]&gt;[.$C$7];[.$A35]*[.G$25]&lt;[.$D$7]);[.$A35]*[.G$25]*[.$D$8];[.$A35]*[.G$25]*[.$E$8]))))*[.$F$8]" office:value-type="float" office:value="65483.6322469875" calcext:value-type="float">
            <text:p>65.484 </text:p>
          </table:table-cell>
          <table:table-cell table:style-name="ce93" table:formula="of:=(IF([.$A35]*[.H$25]&lt;=[.$B$7];[.$A35]*[.H$25]*[.$B$8];IF(AND([.$A35]*[.H$25]&gt;[.$B$7];[.$A35]*[.H$25]&lt;=[.$C$7]);[.$A35]*[.H$25]*[.$C$8];IF(AND([.$A35]*[.H$25]&gt;[.$C$7];[.$A35]*[.H$25]&lt;[.$D$7]);[.$A35]*[.H$25]*[.$D$8];[.$A35]*[.H$25]*[.$E$8]))))*[.$F$8]" office:value-type="float" office:value="68002.2334872563" calcext:value-type="float">
            <text:p>68.002 </text:p>
          </table:table-cell>
          <table:table-cell table:style-name="ce93" table:formula="of:=(IF([.$A35]*[.I$25]&lt;=[.$B$7];[.$A35]*[.I$25]*[.$B$8];IF(AND([.$A35]*[.I$25]&gt;[.$B$7];[.$A35]*[.I$25]&lt;=[.$C$7]);[.$A35]*[.I$25]*[.$C$8];IF(AND([.$A35]*[.I$25]&gt;[.$C$7];[.$A35]*[.I$25]&lt;[.$D$7]);[.$A35]*[.I$25]*[.$D$8];[.$A35]*[.I$25]*[.$E$8]))))*[.$F$8]" office:value-type="float" office:value="70520.834727525" calcext:value-type="float">
            <text:p>70.521 </text:p>
          </table:table-cell>
          <table:table-cell table:style-name="ce93" table:formula="of:=(IF([.$A35]*[.J$25]&lt;=[.$B$7];[.$A35]*[.J$25]*[.$B$8];IF(AND([.$A35]*[.J$25]&gt;[.$B$7];[.$A35]*[.J$25]&lt;=[.$C$7]);[.$A35]*[.J$25]*[.$C$8];IF(AND([.$A35]*[.J$25]&gt;[.$C$7];[.$A35]*[.J$25]&lt;[.$D$7]);[.$A35]*[.J$25]*[.$D$8];[.$A35]*[.J$25]*[.$E$8]))))*[.$F$8]" office:value-type="float" office:value="73039.4359677938" calcext:value-type="float">
            <text:p>73.039 </text:p>
          </table:table-cell>
          <table:table-cell table:style-name="ce93" table:formula="of:=(IF([.$A35]*[.K$25]&lt;=[.$B$7];[.$A35]*[.K$25]*[.$B$8];IF(AND([.$A35]*[.K$25]&gt;[.$B$7];[.$A35]*[.K$25]&lt;=[.$C$7]);[.$A35]*[.K$25]*[.$C$8];IF(AND([.$A35]*[.K$25]&gt;[.$C$7];[.$A35]*[.K$25]&lt;[.$D$7]);[.$A35]*[.K$25]*[.$D$8];[.$A35]*[.K$25]*[.$E$8]))))*[.$F$8]" office:value-type="float" office:value="75558.0372080625" calcext:value-type="float">
            <text:p>75.558 </text:p>
          </table:table-cell>
          <table:table-cell table:style-name="ce93" table:formula="of:=(IF([.$A35]*[.L$25]&lt;=[.$B$7];[.$A35]*[.L$25]*[.$B$8];IF(AND([.$A35]*[.L$25]&gt;[.$B$7];[.$A35]*[.L$25]&lt;=[.$C$7]);[.$A35]*[.L$25]*[.$C$8];IF(AND([.$A35]*[.L$25]&gt;[.$C$7];[.$A35]*[.L$25]&lt;[.$D$7]);[.$A35]*[.L$25]*[.$D$8];[.$A35]*[.L$25]*[.$E$8]))))*[.$F$8]" office:value-type="float" office:value="78076.6384483313" calcext:value-type="float">
            <text:p>78.077 </text:p>
          </table:table-cell>
          <table:table-cell table:style-name="ce93" table:formula="of:=(IF([.$A35]*[.M$25]&lt;=[.$B$7];[.$A35]*[.M$25]*[.$B$8];IF(AND([.$A35]*[.M$25]&gt;[.$B$7];[.$A35]*[.M$25]&lt;=[.$C$7]);[.$A35]*[.M$25]*[.$C$8];IF(AND([.$A35]*[.M$25]&gt;[.$C$7];[.$A35]*[.M$25]&lt;[.$D$7]);[.$A35]*[.M$25]*[.$D$8];[.$A35]*[.M$25]*[.$E$8]))))*[.$F$8]" office:value-type="float" office:value="80595.2396886" calcext:value-type="float">
            <text:p>80.595 </text:p>
          </table:table-cell>
          <table:table-cell table:style-name="ce93" table:formula="of:=(IF([.$A35]*[.N$25]&lt;=[.$B$7];[.$A35]*[.N$25]*[.$B$8];IF(AND([.$A35]*[.N$25]&gt;[.$B$7];[.$A35]*[.N$25]&lt;=[.$C$7]);[.$A35]*[.N$25]*[.$C$8];IF(AND([.$A35]*[.N$25]&gt;[.$C$7];[.$A35]*[.N$25]&lt;[.$D$7]);[.$A35]*[.N$25]*[.$D$8];[.$A35]*[.N$25]*[.$E$8]))))*[.$F$8]" office:value-type="float" office:value="83113.8409288688" calcext:value-type="float">
            <text:p>83.114 </text:p>
          </table:table-cell>
          <table:table-cell table:style-name="ce93" table:formula="of:=(IF([.$A35]*[.O$25]&lt;=[.$B$7];[.$A35]*[.O$25]*[.$B$8];IF(AND([.$A35]*[.O$25]&gt;[.$B$7];[.$A35]*[.O$25]&lt;=[.$C$7]);[.$A35]*[.O$25]*[.$C$8];IF(AND([.$A35]*[.O$25]&gt;[.$C$7];[.$A35]*[.O$25]&lt;[.$D$7]);[.$A35]*[.O$25]*[.$D$8];[.$A35]*[.O$25]*[.$E$8]))))*[.$F$8]" office:value-type="float" office:value="85632.4421691375" calcext:value-type="float">
            <text:p>85.632 </text:p>
          </table:table-cell>
          <table:table-cell table:style-name="ce93" table:formula="of:=(IF([.$A35]*[.P$25]&lt;=[.$B$7];[.$A35]*[.P$25]*[.$B$8];IF(AND([.$A35]*[.P$25]&gt;[.$B$7];[.$A35]*[.P$25]&lt;=[.$C$7]);[.$A35]*[.P$25]*[.$C$8];IF(AND([.$A35]*[.P$25]&gt;[.$C$7];[.$A35]*[.P$25]&lt;[.$D$7]);[.$A35]*[.P$25]*[.$D$8];[.$A35]*[.P$25]*[.$E$8]))))*[.$F$8]" office:value-type="float" office:value="88151.0434094063" calcext:value-type="float">
            <text:p>88.151 </text:p>
          </table:table-cell>
          <table:table-cell table:style-name="ce93" table:formula="of:=(IF([.$A35]*[.Q$25]&lt;=[.$B$7];[.$A35]*[.Q$25]*[.$B$8];IF(AND([.$A35]*[.Q$25]&gt;[.$B$7];[.$A35]*[.Q$25]&lt;=[.$C$7]);[.$A35]*[.Q$25]*[.$C$8];IF(AND([.$A35]*[.Q$25]&gt;[.$C$7];[.$A35]*[.Q$25]&lt;[.$D$7]);[.$A35]*[.Q$25]*[.$D$8];[.$A35]*[.Q$25]*[.$E$8]))))*[.$F$8]" office:value-type="float" office:value="90669.644649675" calcext:value-type="float">
            <text:p>90.670 </text:p>
          </table:table-cell>
          <table:table-cell table:style-name="ce93" table:formula="of:=(IF([.$A35]*[.R$25]&lt;=[.$B$7];[.$A35]*[.R$25]*[.$B$8];IF(AND([.$A35]*[.R$25]&gt;[.$B$7];[.$A35]*[.R$25]&lt;=[.$C$7]);[.$A35]*[.R$25]*[.$C$8];IF(AND([.$A35]*[.R$25]&gt;[.$C$7];[.$A35]*[.R$25]&lt;[.$D$7]);[.$A35]*[.R$25]*[.$D$8];[.$A35]*[.R$25]*[.$E$8]))))*[.$F$8]" office:value-type="float" office:value="93188.2458899438" calcext:value-type="float">
            <text:p>93.188 </text:p>
          </table:table-cell>
          <table:table-cell table:style-name="ce78" table:formula="of:=+[.S34]+0.5" office:value-type="float" office:value="6.5" calcext:value-type="float">
            <text:p>6,50 </text:p>
          </table:table-cell>
          <table:table-cell table:number-columns-repeated="1005"/>
        </table:table-row>
        <table:table-row table:style-name="ro2">
          <table:table-cell table:number-columns-repeated="13"/>
          <table:table-cell office:value-type="string" office:string-value="Importes con IVA incluído" calcext:value-type="string">
            <text:p>Importes con IVA incluído </text:p>
          </table:table-cell>
          <table:table-cell table:number-columns-repeated="1010"/>
        </table:table-row>
        <table:table-row table:style-name="ro2" table:number-rows-repeated="6">
          <table:table-cell table:number-columns-repeated="1024"/>
        </table:table-row>
        <table:table-row table:style-name="ro3" table:number-rows-repeated="4">
          <table:table-cell table:number-columns-repeated="1024"/>
        </table:table-row>
        <table:table-row table:style-name="ro2">
          <table:table-cell table:number-columns-repeated="1024"/>
        </table:table-row>
        <table:table-row table:style-name="ro3" table:number-rows-repeated="1048525">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table:table table:name="VORTEX soga" table:style-name="ta8" table:print="false">
        <table:shapes>
          <draw:g draw:z-index="0" draw:name="Group 2">
            <draw:custom-shape draw:name="Freeform 3" draw:style-name="gr33" draw:text-style-name="P1" svg:width="58.01mm" svg:height="20.41mm" svg:x="93.22mm" svg:y="2.18mm">
              <text:p/>
              <draw:enhanced-geometry svg:viewBox="0 0 439 214" draw:extrusion-allowed="true" draw:text-areas="0 0 439 214" draw:glue-points="15 214 12 213 10 212 7 211 5 209 3 207 2 205 1 202 0 199 0 15 1 12 2 9 3 7 5 5 7 3 10 2 12 1 15 0 424 0 427 1 429 2 432 3 434 5 436 7 437 9 438 12 439 15 439 199 438 202 437 205 436 207 434 209 432 211 429 212 427 213 424 214 15 214" draw:type="non-primitive" draw:enhanced-path="M 15 214 L 12 213 10 212 7 211 5 209 3 207 2 205 1 202 0 199 0 15 1 12 2 9 3 7 5 5 7 3 10 2 12 1 15 0 424 0 427 1 429 2 432 3 434 5 436 7 437 9 438 12 439 15 439 199 438 202 437 205 436 207 434 209 432 211 429 212 427 213 424 214 15 214 Z N"/>
            </draw:custom-shape>
            <draw:custom-shape draw:name="Freeform 4" draw:style-name="gr34" draw:text-style-name="P2" svg:width="6.14mm" svg:height="4.35mm" svg:x="90.01mm" svg:y="20.55mm">
              <text:p/>
              <draw:enhanced-geometry svg:viewBox="0 0 48 48" draw:extrusion-allowed="true" draw:text-areas="0 0 48 48" draw:glue-points="0 9 0 9 1 17 4 25 8 31 12 37 18 41 25 45 32 47 39 48 39 0 41 0 42 0 44 1 45 2 47 3 48 5 48 7 48 9 48 9 0 9" draw:type="non-primitive" draw:enhanced-path="M 0 9 L 0 9 1 17 4 25 8 31 12 37 18 41 25 45 32 47 39 48 39 0 41 0 42 0 44 1 45 2 47 3 48 5 48 7 48 9 0 9 Z N"/>
            </draw:custom-shape>
            <draw:custom-shape draw:name="Freeform 5" draw:style-name="gr35" draw:text-style-name="P2" svg:width="6.14mm" svg:height="17.46mm" svg:x="90.01mm" svg:y="3.72mm">
              <text:p/>
              <draw:enhanced-geometry svg:viewBox="0 0 48 184" draw:extrusion-allowed="true" draw:text-areas="0 0 48 184" draw:glue-points="0 0 0 0 0 184 48 184 48 0 48 0 0 0" draw:type="non-primitive" draw:enhanced-path="M 0 0 L 0 0 0 184 48 184 48 0 0 0 Z N"/>
            </draw:custom-shape>
            <draw:custom-shape draw:name="Freeform 6" draw:style-name="gr36" draw:text-style-name="P2" svg:width="6.14mm" svg:height="4.34mm" svg:x="90.01mm" svg:y="0mm">
              <text:p/>
              <draw:enhanced-geometry svg:viewBox="0 0 48 48" draw:extrusion-allowed="true" draw:text-areas="0 0 48 48" draw:glue-points="39 0 39 0 32 1 25 3 18 7 12 11 8 17 4 23 1 31 0 39 48 39 48 41 48 43 47 45 45 46 44 47 42 48 41 48 39 48 39 48 39 0" draw:type="non-primitive" draw:enhanced-path="M 39 0 L 39 0 32 1 25 3 18 7 12 11 8 17 4 23 1 31 0 39 48 39 48 41 48 43 47 45 45 46 44 47 42 48 41 48 39 48 39 0 Z N"/>
            </draw:custom-shape>
            <draw:custom-shape draw:name="Freeform 7" draw:style-name="gr37" draw:text-style-name="P2" svg:width="54.1mm" svg:height="4.34mm" svg:x="95.18mm" svg:y="0mm">
              <text:p/>
              <draw:enhanced-geometry svg:viewBox="0 0 409 48" draw:extrusion-allowed="true" draw:text-areas="0 0 409 48" draw:glue-points="409 0 409 0 0 0 0 48 409 48 409 48 409 0" draw:type="non-primitive" draw:enhanced-path="M 409 0 L 409 0 0 0 0 48 409 48 409 0 Z N"/>
            </draw:custom-shape>
            <draw:custom-shape draw:name="Freeform 8" draw:style-name="gr38" draw:text-style-name="P2" svg:width="6.05mm" svg:height="4.34mm" svg:x="148.4mm" svg:y="0mm">
              <text:p/>
              <draw:enhanced-geometry svg:viewBox="0 0 48 48" draw:extrusion-allowed="true" draw:text-areas="0 0 48 48" draw:glue-points="48 39 48 39 47 31 44 23 40 17 36 11 30 7 23 3 16 1 9 0 9 48 7 48 6 48 4 47 3 46 1 45 0 43 0 41 0 39 0 39 48 39" draw:type="non-primitive" draw:enhanced-path="M 48 39 L 48 39 47 31 44 23 40 17 36 11 30 7 23 3 16 1 9 0 9 48 7 48 6 48 4 47 3 46 1 45 0 43 0 41 0 39 48 39 Z N"/>
            </draw:custom-shape>
            <draw:custom-shape draw:name="Freeform 9" draw:style-name="gr39" draw:text-style-name="P2" svg:width="6.05mm" svg:height="17.46mm" svg:x="148.4mm" svg:y="3.72mm">
              <text:p/>
              <draw:enhanced-geometry svg:viewBox="0 0 48 184" draw:extrusion-allowed="true" draw:text-areas="0 0 48 184" draw:glue-points="48 184 48 184 48 0 0 0 0 184 0 184 48 184" draw:type="non-primitive" draw:enhanced-path="M 48 184 L 48 184 48 0 0 0 0 184 48 184 Z N"/>
            </draw:custom-shape>
            <draw:custom-shape draw:name="Freeform 10" draw:style-name="gr40" draw:text-style-name="P2" svg:width="6.05mm" svg:height="4.35mm" svg:x="148.4mm" svg:y="20.55mm">
              <text:p/>
              <draw:enhanced-geometry svg:viewBox="0 0 48 48" draw:extrusion-allowed="true" draw:text-areas="0 0 48 48" draw:glue-points="9 48 9 48 16 47 23 45 30 41 36 37 40 31 44 25 47 17 48 9 0 9 0 7 0 5 1 3 3 2 4 1 6 0 7 0 9 0 9 0 9 48" draw:type="non-primitive" draw:enhanced-path="M 9 48 L 9 48 16 47 23 45 30 41 36 37 40 31 44 25 47 17 48 9 0 9 0 7 0 5 1 3 3 2 4 1 6 0 7 0 9 0 9 48 Z N"/>
            </draw:custom-shape>
            <draw:custom-shape draw:name="Freeform 11" draw:style-name="gr41" draw:text-style-name="P2" svg:width="54.1mm" svg:height="4.35mm" svg:x="95.18mm" svg:y="20.55mm">
              <text:p/>
              <draw:enhanced-geometry svg:viewBox="0 0 409 48" draw:extrusion-allowed="true" draw:text-areas="0 0 409 48" draw:glue-points="0 48 0 48 409 48 409 0 0 0 0 0 0 48" draw:type="non-primitive" draw:enhanced-path="M 0 48 L 0 48 409 48 409 0 0 0 0 48 Z N"/>
            </draw:custom-shape>
            <draw:custom-shape draw:name="Freeform 12" draw:style-name="gr42" draw:text-style-name="P1" svg:width="61.31mm" svg:height="22.93mm" svg:x="91.68mm" svg:y="0.91mm">
              <text:p/>
              <draw:enhanced-geometry svg:viewBox="0 0 463 240" draw:extrusion-allowed="true" draw:text-areas="0 0 463 240" draw:glue-points="16 240 12 240 9 239 7 237 4 235 2 233 1 230 0 227 0 224 0 16 0 13 1 10 2 7 4 5 7 3 9 1 12 0 16 0 447 0 451 0 454 1 456 3 459 5 461 7 462 10 463 13 463 16 463 224 463 227 462 230 461 233 459 235 456 237 454 239 451 240 447 240 16 240" draw:type="non-primitive" draw:enhanced-path="M 16 240 L 12 240 9 239 7 237 4 235 2 233 1 230 0 227 0 224 0 16 0 13 1 10 2 7 4 5 7 3 9 1 12 0 16 0 447 0 451 0 454 1 456 3 459 5 461 7 462 10 463 13 463 16 463 224 463 227 462 230 461 233 459 235 456 237 454 239 451 240 447 240 16 240 Z N"/>
            </draw:custom-shape>
            <draw:custom-shape draw:name="Freeform 13" draw:style-name="gr14" draw:text-style-name="P3" svg:width="2.39mm" svg:height="1.72mm" svg:x="91.15mm" svg:y="22.57mm">
              <text:p/>
              <draw:enhanced-geometry svg:viewBox="0 0 20 20" draw:extrusion-allowed="true" draw:text-areas="0 0 20 20" draw:glue-points="0 0 0 0 0 4 1 8 3 11 6 14 8 16 12 18 16 19 20 20 20 12 17 12 15 11 13 10 11 8 10 7 9 5 8 2 8 0 8 0 0 0" draw:type="non-primitive" draw:enhanced-path="M 0 0 L 0 0 0 4 1 8 3 11 6 14 8 16 12 18 16 19 20 20 20 12 17 12 15 11 13 10 11 8 10 7 9 5 8 2 8 0 0 0 Z N"/>
            </draw:custom-shape>
            <draw:custom-shape draw:name="Freeform 14" draw:style-name="gr43" draw:text-style-name="P3" svg:width="0.8mm" svg:height="19.83mm" svg:x="91.15mm" svg:y="2.48mm">
              <text:p/>
              <draw:enhanced-geometry svg:viewBox="0 0 8 208" draw:extrusion-allowed="true" draw:text-areas="0 0 8 208" draw:glue-points="0 0 0 0 0 208 8 208 8 0 8 0 0 0" draw:type="non-primitive" draw:enhanced-path="M 0 0 L 0 0 0 208 8 208 8 0 0 0 Z N"/>
            </draw:custom-shape>
            <draw:custom-shape draw:name="Freeform 15" draw:style-name="gr14" draw:text-style-name="P3" svg:width="2.39mm" svg:height="1.64mm" svg:x="91.15mm" svg:y="0.54mm">
              <text:p/>
              <draw:enhanced-geometry svg:viewBox="0 0 20 20" draw:extrusion-allowed="true" draw:text-areas="0 0 20 20" draw:glue-points="20 0 20 0 16 1 12 2 8 4 6 6 3 9 1 12 0 16 0 20 8 20 8 18 9 15 10 13 11 12 13 10 15 9 17 8 20 8 20 8 20 0" draw:type="non-primitive" draw:enhanced-path="M 20 0 L 20 0 16 1 12 2 8 4 6 6 3 9 1 12 0 16 0 20 8 20 8 18 9 15 10 13 11 12 13 10 15 9 17 8 20 8 20 0 Z N"/>
            </draw:custom-shape>
            <draw:custom-shape draw:name="Freeform 16" draw:style-name="gr44" draw:text-style-name="P3" svg:width="57.03mm" svg:height="0.48mm" svg:x="93.82mm" svg:y="0.54mm">
              <text:p/>
              <draw:enhanced-geometry svg:viewBox="0 0 431 8" draw:extrusion-allowed="true" draw:text-areas="0 0 431 8" draw:glue-points="431 0 431 0 0 0 0 8 431 8 431 8 431 0" draw:type="non-primitive" draw:enhanced-path="M 431 0 L 431 0 0 0 0 8 431 8 431 0 Z N"/>
            </draw:custom-shape>
            <draw:custom-shape draw:name="Freeform 17" draw:style-name="gr14" draw:text-style-name="P3" svg:width="2.46mm" svg:height="1.64mm" svg:x="151.15mm" svg:y="0.54mm">
              <text:p/>
              <draw:enhanced-geometry svg:viewBox="0 0 20 20" draw:extrusion-allowed="true" draw:text-areas="0 0 20 20" draw:glue-points="20 20 20 20 20 16 19 12 17 9 15 6 12 4 8 2 4 1 0 0 0 8 3 8 5 9 7 10 9 12 10 13 11 15 12 18 12 20 12 20 20 20" draw:type="non-primitive" draw:enhanced-path="M 20 20 L 20 20 20 16 19 12 17 9 15 6 12 4 8 2 4 1 0 0 0 8 3 8 5 9 7 10 9 12 10 13 11 15 12 18 12 20 20 20 Z N"/>
            </draw:custom-shape>
            <draw:custom-shape draw:name="Freeform 18" draw:style-name="gr43" draw:text-style-name="P3" svg:width="0.82mm" svg:height="19.83mm" svg:x="152.72mm" svg:y="2.48mm">
              <text:p/>
              <draw:enhanced-geometry svg:viewBox="0 0 8 208" draw:extrusion-allowed="true" draw:text-areas="0 0 8 208" draw:glue-points="8 208 8 208 8 0 0 0 0 208 0 208 8 208" draw:type="non-primitive" draw:enhanced-path="M 8 208 L 8 208 8 0 0 0 0 208 8 208 Z N"/>
            </draw:custom-shape>
            <draw:custom-shape draw:name="Freeform 19" draw:style-name="gr14" draw:text-style-name="P3" svg:width="2.46mm" svg:height="1.72mm" svg:x="151.15mm" svg:y="22.57mm">
              <text:p/>
              <draw:enhanced-geometry svg:viewBox="0 0 20 20" draw:extrusion-allowed="true" draw:text-areas="0 0 20 20" draw:glue-points="0 20 0 20 4 19 8 18 12 16 15 14 17 11 19 8 20 4 20 0 12 0 12 2 11 5 10 7 9 8 7 10 5 11 3 12 0 12 0 12 0 20" draw:type="non-primitive" draw:enhanced-path="M 0 20 L 0 20 4 19 8 18 12 16 15 14 17 11 19 8 20 4 20 0 12 0 12 2 11 5 10 7 9 8 7 10 5 11 3 12 0 12 0 20 Z N"/>
            </draw:custom-shape>
            <draw:custom-shape draw:name="Freeform 20" draw:style-name="gr44" draw:text-style-name="P3" svg:width="57.03mm" svg:height="0.53mm" svg:x="93.82mm" svg:y="23.7mm">
              <text:p/>
              <draw:enhanced-geometry svg:viewBox="0 0 431 8" draw:extrusion-allowed="true" draw:text-areas="0 0 431 8" draw:glue-points="0 8 0 8 431 8 431 0 0 0 0 0 0 8" draw:type="non-primitive" draw:enhanced-path="M 0 8 L 0 8 431 8 431 0 0 0 0 8 Z N"/>
            </draw:custom-shape>
            <draw:custom-shape draw:name="Freeform 21" draw:style-name="gr45" draw:text-style-name="P2" svg:width="7.3mm" svg:height="4.34mm" svg:x="97.72mm" svg:y="5.22mm">
              <text:p/>
              <draw:enhanced-geometry svg:viewBox="0 0 57 48" draw:extrusion-allowed="true" draw:text-areas="0 0 57 48" draw:glue-points="47 0 45 0 42 0 40 0 37 0 35 0 33 0 31 0 29 0 27 0 24 1 22 1 20 2 18 3 16 4 14 6 12 9 1 35 0 38 0 40 0 42 0 44 1 45 2 46 4 47 7 48 10 48 14 48 17 48 20 48 23 48 25 48 28 48 30 48 32 48 34 47 36 47 39 46 41 44 43 42 44 39 46 35 56 12 57 9 57 7 57 5 56 4 55 2 53 1 50 1 47 0 32 36 16 36 27 9 43 9 32 36" draw:type="non-primitive" draw:enhanced-path="M 47 0 L 45 0 42 0 40 0 37 0 35 0 33 0 31 0 29 0 27 0 24 1 22 1 20 2 18 3 16 4 14 6 12 9 1 35 0 38 0 40 0 42 0 44 1 45 2 46 4 47 7 48 10 48 14 48 17 48 20 48 23 48 25 48 28 48 30 48 32 48 34 47 36 47 39 46 41 44 43 42 44 39 46 35 56 12 57 9 57 7 57 5 56 4 55 2 53 1 50 1 47 0 Z M 32 36 L 16 36 27 9 43 9 32 36 Z N"/>
            </draw:custom-shape>
            <draw:custom-shape draw:name="Freeform 22" draw:style-name="gr14" draw:text-style-name="P3" svg:width="2.15mm" svg:height="0.21mm" svg:x="101.53mm" svg:y="4.99mm">
              <text:p/>
              <draw:enhanced-geometry svg:viewBox="0 0 18 5" draw:extrusion-allowed="true" draw:text-areas="0 0 18 5" draw:glue-points="0 5 0 5 2 5 4 5 6 5 8 5 11 5 13 5 16 5 18 5 18 0 16 0 13 0 11 0 8 0 6 0 4 0 2 0 0 0 0 0 0 5" draw:type="non-primitive" draw:enhanced-path="M 0 5 L 0 5 2 5 4 5 6 5 8 5 11 5 13 5 16 5 18 5 18 0 16 0 13 0 11 0 8 0 6 0 4 0 2 0 0 0 0 5 Z N"/>
            </draw:custom-shape>
            <draw:custom-shape draw:name="Freeform 23" draw:style-name="gr14" draw:text-style-name="P3" svg:width="2.31mm" svg:height="0.88mm" svg:x="98.99mm" svg:y="4.99mm">
              <text:p/>
              <draw:enhanced-geometry svg:viewBox="0 0 19 12" draw:extrusion-allowed="true" draw:text-areas="0 0 19 12" draw:glue-points="5 12 5 12 6 10 7 8 9 7 11 6 13 6 15 5 17 5 19 5 19 0 17 0 14 0 11 0 9 1 6 2 4 4 2 7 0 10 0 10 5 12" draw:type="non-primitive" draw:enhanced-path="M 5 12 L 5 12 6 10 7 8 9 7 11 6 13 6 15 5 17 5 19 5 19 0 17 0 14 0 11 0 9 1 6 2 4 4 2 7 0 10 5 12 Z N"/>
            </draw:custom-shape>
            <draw:custom-shape draw:name="Freeform 24" draw:style-name="gr14" draw:text-style-name="P3" svg:width="1.81mm" svg:height="2.52mm" svg:x="97.58mm" svg:y="5.94mm">
              <text:p/>
              <draw:enhanced-geometry svg:viewBox="0 0 16 29" draw:extrusion-allowed="true" draw:text-areas="0 0 16 29" draw:glue-points="4 29 4 29 16 2 11 0 0 26 0 26 4 29" draw:type="non-primitive" draw:enhanced-path="M 4 29 L 4 29 16 2 11 0 0 26 4 29 Z N"/>
            </draw:custom-shape>
            <draw:custom-shape draw:name="Freeform 25" draw:style-name="gr14" draw:text-style-name="P3" svg:width="1.05mm" svg:height="1.25mm" svg:x="97.28mm" svg:y="8.52mm">
              <text:p/>
              <draw:enhanced-geometry svg:viewBox="0 0 10 16" draw:extrusion-allowed="true" draw:text-areas="0 0 10 16" draw:glue-points="10 11 10 11 8 11 6 10 6 10 5 9 5 8 5 6 6 4 6 3 2 0 1 3 0 5 0 8 0 10 1 13 4 15 7 16 10 16 10 16 10 11" draw:type="non-primitive" draw:enhanced-path="M 10 11 L 10 11 8 11 6 10 5 9 5 8 5 6 6 4 6 3 2 0 1 3 0 5 0 8 0 10 1 13 4 15 7 16 10 16 10 11 Z N"/>
            </draw:custom-shape>
            <draw:custom-shape draw:name="Freeform 26" draw:style-name="gr14" draw:text-style-name="P3" svg:width="2.85mm" svg:height="0.21mm" svg:x="98.62mm" svg:y="9.56mm">
              <text:p/>
              <draw:enhanced-geometry svg:viewBox="0 0 23 5" draw:extrusion-allowed="true" draw:text-areas="0 0 23 5" draw:glue-points="23 0 23 0 21 0 18 0 16 0 13 0 10 0 7 0 3 0 0 0 0 5 3 5 7 5 10 5 13 5 16 5 18 5 21 5 23 5 23 5 23 0" draw:type="non-primitive" draw:enhanced-path="M 23 0 L 23 0 21 0 18 0 16 0 13 0 10 0 7 0 3 0 0 0 0 5 3 5 7 5 10 5 13 5 16 5 18 5 21 5 23 5 23 0 Z N"/>
            </draw:custom-shape>
            <draw:custom-shape draw:name="Freeform 27" draw:style-name="gr14" draw:text-style-name="P3" svg:width="2.22mm" svg:height="1.25mm" svg:x="101.69mm" svg:y="8.52mm">
              <text:p/>
              <draw:enhanced-geometry svg:viewBox="0 0 19 16" draw:extrusion-allowed="true" draw:text-areas="0 0 19 16" draw:glue-points="14 0 14 0 12 4 10 7 9 8 7 10 6 10 4 11 2 11 0 11 0 16 2 16 5 16 7 15 10 14 12 12 15 10 17 7 19 3 19 3 14 0" draw:type="non-primitive" draw:enhanced-path="M 14 0 L 14 0 12 4 10 7 9 8 7 10 6 10 4 11 2 11 0 11 0 16 2 16 5 16 7 15 10 14 12 12 15 10 17 7 19 3 14 0 Z N"/>
            </draw:custom-shape>
            <draw:custom-shape draw:name="Freeform 28" draw:style-name="gr14" draw:text-style-name="P3" svg:width="1.78mm" svg:height="2.22mm" svg:x="103.5mm" svg:y="6.26mm">
              <text:p/>
              <draw:enhanced-geometry svg:viewBox="0 0 15 26" draw:extrusion-allowed="true" draw:text-areas="0 0 15 26" draw:glue-points="10 0 10 0 0 23 5 26 15 2 15 2 10 0" draw:type="non-primitive" draw:enhanced-path="M 10 0 L 10 0 0 23 5 26 15 2 10 0 Z N"/>
            </draw:custom-shape>
            <draw:custom-shape draw:name="Freeform 29" draw:style-name="gr14" draw:text-style-name="P3" svg:width="1.4mm" svg:height="1.18mm" svg:x="103.94mm" svg:y="4.99mm">
              <text:p/>
              <draw:enhanced-geometry svg:viewBox="0 0 13 15" draw:extrusion-allowed="true" draw:text-areas="0 0 13 15" draw:glue-points="0 5 0 5 3 5 5 6 6 6 7 7 7 8 8 9 7 11 7 13 12 15 13 12 13 9 12 6 11 4 9 2 7 1 4 0 0 0 0 0 0 5" draw:type="non-primitive" draw:enhanced-path="M 0 5 L 0 5 3 5 5 6 6 6 7 7 7 8 8 9 7 11 7 13 12 15 13 12 13 9 12 6 11 4 9 2 7 1 4 0 0 0 0 5 Z N"/>
            </draw:custom-shape>
            <draw:custom-shape draw:name="Freeform 30" draw:style-name="gr14" draw:text-style-name="P3" svg:width="2.41mm" svg:height="0.28mm" svg:x="99.29mm" svg:y="8.4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31" draw:style-name="gr46" draw:text-style-name="P3" svg:width="1.97mm" svg:height="2.73mm" svg:x="99.43mm" svg:y="5.75mm">
              <text:p/>
              <draw:enhanced-geometry svg:viewBox="0 0 17 31" draw:extrusion-allowed="true" draw:text-areas="0 0 17 31" draw:glue-points="14 0 12 2 0 29 5 31 17 4 14 6 14 0 12 0 12 2 14 0" draw:type="non-primitive" draw:enhanced-path="M 14 0 L 12 2 0 29 5 31 17 4 14 6 14 0 12 0 12 2 14 0 Z N"/>
            </draw:custom-shape>
            <draw:custom-shape draw:name="Freeform 32" draw:style-name="gr14" draw:text-style-name="P3" svg:width="2.61mm" svg:height="0.35mm" svg:x="101.23mm" svg:y="5.75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33" draw:style-name="gr47" draw:text-style-name="P3" svg:width="1.69mm" svg:height="2.72mm" svg:x="101.69mm" svg:y="5.94mm">
              <text:p/>
              <draw:enhanced-geometry svg:viewBox="0 0 15 31" draw:extrusion-allowed="true" draw:text-areas="0 0 15 31" draw:glue-points="2 31 4 29 15 2 10 0 0 27 2 25 2 31 4 31 4 29 2 31" draw:type="non-primitive" draw:enhanced-path="M 2 31 L 4 29 15 2 10 0 0 27 2 25 2 31 4 31 4 29 2 31 Z N"/>
            </draw:custom-shape>
            <draw:custom-shape draw:name="Freeform 34" draw:style-name="gr45" draw:text-style-name="P2" svg:width="7.3mm" svg:height="4.34mm" svg:x="116.17mm" svg:y="5.22mm">
              <text:p/>
              <draw:enhanced-geometry svg:viewBox="0 0 57 48" draw:extrusion-allowed="true" draw:text-areas="0 0 57 48" draw:glue-points="41 48 55 12 56 9 57 7 56 5 55 3 54 2 52 1 50 0 47 0 16 0 12 9 43 9 39 19 21 18 18 19 16 19 14 19 11 20 9 21 7 22 6 24 4 27 1 35 0 38 0 40 0 42 0 44 1 45 2 46 4 47 7 48 41 48 32 36 16 36 18 30 34 30 32 36" draw:type="non-primitive" draw:enhanced-path="M 41 48 L 55 12 56 9 57 7 56 5 55 3 54 2 52 1 50 0 47 0 16 0 12 9 43 9 39 19 21 18 18 19 16 19 14 19 11 20 9 21 7 22 6 24 4 27 1 35 0 38 0 40 0 42 0 44 1 45 2 46 4 47 7 48 41 48 Z M 32 36 L 16 36 18 30 34 30 32 36 Z N"/>
            </draw:custom-shape>
            <draw:custom-shape draw:name="Freeform 35" draw:style-name="gr48" draw:text-style-name="P3" svg:width="2.23mm" svg:height="3.35mm" svg:x="121.33mm" svg:y="6.26mm">
              <text:p/>
              <draw:enhanced-geometry svg:viewBox="0 0 19 38" draw:extrusion-allowed="true" draw:text-areas="0 0 19 38" draw:glue-points="14 0 14 0 0 36 5 38 19 2 19 2 14 0" draw:type="non-primitive" draw:enhanced-path="M 14 0 L 14 0 0 36 5 38 19 2 14 0 Z N"/>
            </draw:custom-shape>
            <draw:custom-shape draw:name="Freeform 36" draw:style-name="gr14" draw:text-style-name="P3" svg:width="1.33mm" svg:height="1.29mm" svg:x="122.47mm" svg:y="4.92mm">
              <text:p/>
              <draw:enhanced-geometry svg:viewBox="0 0 12 16" draw:extrusion-allowed="true" draw:text-areas="0 0 12 16" draw:glue-points="0 6 0 6 2 6 4 6 5 7 6 8 7 9 7 10 7 12 6 14 11 16 12 13 12 10 12 7 11 5 9 3 6 1 3 1 0 0 0 0 0 6" draw:type="non-primitive" draw:enhanced-path="M 0 6 L 0 6 2 6 4 6 5 7 6 8 7 9 7 10 7 12 6 14 11 16 12 13 12 10 12 7 11 5 9 3 6 1 3 1 0 0 0 6 Z N"/>
            </draw:custom-shape>
            <draw:custom-shape draw:name="Freeform 37" draw:style-name="gr14" draw:text-style-name="P3" svg:width="4.26mm" svg:height="0.28mm" svg:x="117.9mm" svg:y="4.92mm">
              <text:p/>
              <draw:enhanced-geometry svg:viewBox="0 0 34 6" draw:extrusion-allowed="true" draw:text-areas="0 0 34 6" draw:glue-points="5 4 3 6 34 6 34 0 3 0 0 2 3 0 1 0 0 2 5 4" draw:type="non-primitive" draw:enhanced-path="M 5 4 L 3 6 34 6 34 0 3 0 0 2 3 0 1 0 0 2 5 4 Z N"/>
            </draw:custom-shape>
            <draw:custom-shape draw:name="Freeform 38" draw:style-name="gr14" draw:text-style-name="P3" svg:width="1.11mm" svg:height="0.97mm" svg:x="117.21mm" svg:y="5.11mm">
              <text:p/>
              <draw:enhanced-geometry svg:viewBox="0 0 10 13" draw:extrusion-allowed="true" draw:text-areas="0 0 10 13" draw:glue-points="4 7 6 11 10 2 5 0 1 9 4 13 1 9 0 13 4 13 4 7" draw:type="non-primitive" draw:enhanced-path="M 4 7 L 6 11 10 2 5 0 1 9 4 13 1 9 0 13 4 13 4 7 Z N"/>
            </draw:custom-shape>
            <draw:custom-shape draw:name="Freeform 39" draw:style-name="gr14" draw:text-style-name="P3" svg:width="4.28mm" svg:height="0.35mm" svg:x="117.74mm" svg:y="5.75mm">
              <text:p/>
              <draw:enhanced-geometry svg:viewBox="0 0 34 6" draw:extrusion-allowed="true" draw:text-areas="0 0 34 6" draw:glue-points="33 4 31 0 0 0 0 6 31 6 28 2 33 4 34 0 31 0 33 4" draw:type="non-primitive" draw:enhanced-path="M 33 4 L 31 0 0 0 0 6 31 6 28 2 33 4 34 0 31 0 33 4 Z N"/>
            </draw:custom-shape>
            <draw:custom-shape draw:name="Freeform 40" draw:style-name="gr14" draw:text-style-name="P3" svg:width="0.94mm" svg:height="1.08mm" svg:x="120.89mm" svg:y="5.94mm">
              <text:p/>
              <draw:enhanced-geometry svg:viewBox="0 0 9 14" draw:extrusion-allowed="true" draw:text-areas="0 0 9 14" draw:glue-points="3 14 5 12 9 2 4 0 0 10 3 8 3 14 5 14 5 12 3 14" draw:type="non-primitive" draw:enhanced-path="M 3 14 L 5 12 9 2 4 0 0 10 3 8 3 14 5 14 5 12 3 14 Z N"/>
            </draw:custom-shape>
            <draw:custom-shape draw:name="Freeform 41" draw:style-name="gr14" draw:text-style-name="P3" svg:width="2.15mm" svg:height="0.28mm" svg:x="118.94mm" svg:y="6.79mm">
              <text:p/>
              <draw:enhanced-geometry svg:viewBox="0 0 18 6" draw:extrusion-allowed="true" draw:text-areas="0 0 18 6" draw:glue-points="0 5 0 5 18 6 18 0 0 0 0 0 0 5" draw:type="non-primitive" draw:enhanced-path="M 0 5 L 0 5 18 6 18 0 0 0 0 5 Z N"/>
            </draw:custom-shape>
            <draw:custom-shape draw:name="Freeform 42" draw:style-name="gr14" draw:text-style-name="P3" svg:width="2.29mm" svg:height="0.88mm" svg:x="116.4mm" svg:y="6.79mm">
              <text:p/>
              <draw:enhanced-geometry svg:viewBox="0 0 19 12" draw:extrusion-allowed="true" draw:text-areas="0 0 19 12" draw:glue-points="5 12 5 12 6 10 7 8 9 7 10 6 12 6 14 5 17 5 19 5 19 0 16 0 14 0 11 1 8 1 6 3 3 4 1 7 0 10 0 10 5 12" draw:type="non-primitive" draw:enhanced-path="M 5 12 L 5 12 6 10 7 8 9 7 10 6 12 6 14 5 17 5 19 5 19 0 16 0 14 0 11 1 8 1 6 3 3 4 1 7 0 10 5 12 Z N"/>
            </draw:custom-shape>
            <draw:custom-shape draw:name="Freeform 43" draw:style-name="gr14" draw:text-style-name="P3" svg:width="0.79mm" svg:height="0.7mm" svg:x="116.03mm" svg:y="7.78mm">
              <text:p/>
              <draw:enhanced-geometry svg:viewBox="0 0 8 11" draw:extrusion-allowed="true" draw:text-areas="0 0 8 11" draw:glue-points="5 11 5 10 8 2 3 0 0 9 0 8 5 11" draw:type="non-primitive" draw:enhanced-path="M 5 11 L 5 10 8 2 3 0 0 9 0 8 5 11 Z N"/>
            </draw:custom-shape>
            <draw:custom-shape draw:name="Freeform 44" draw:style-name="gr14" draw:text-style-name="P3" svg:width="1.04mm" svg:height="1.25mm" svg:x="115.8mm" svg:y="8.52mm">
              <text:p/>
              <draw:enhanced-geometry svg:viewBox="0 0 10 16" draw:extrusion-allowed="true" draw:text-areas="0 0 10 16" draw:glue-points="10 11 10 11 8 11 6 10 6 10 5 9 5 8 5 6 6 4 7 3 2 0 1 3 0 5 0 8 0 10 1 13 4 15 7 16 10 16 10 16 10 11" draw:type="non-primitive" draw:enhanced-path="M 10 11 L 10 11 8 11 6 10 5 9 5 8 5 6 6 4 7 3 2 0 1 3 0 5 0 8 0 10 1 13 4 15 7 16 10 16 10 11 Z N"/>
            </draw:custom-shape>
            <draw:custom-shape draw:name="Freeform 45" draw:style-name="gr14" draw:text-style-name="P3" svg:width="4.65mm" svg:height="0.21mm" svg:x="117.07mm" svg:y="9.56mm">
              <text:p/>
              <draw:enhanced-geometry svg:viewBox="0 0 37 5" draw:extrusion-allowed="true" draw:text-areas="0 0 37 5" draw:glue-points="32 2 34 0 0 0 0 5 34 5 37 4 34 5 36 5 37 4 32 2" draw:type="non-primitive" draw:enhanced-path="M 32 2 L 34 0 0 0 0 5 34 5 37 4 34 5 36 5 37 4 32 2 Z N"/>
            </draw:custom-shape>
            <draw:custom-shape draw:name="Freeform 46" draw:style-name="gr14" draw:text-style-name="P3" svg:width="2.41mm" svg:height="0.28mm" svg:x="117.74mm" svg:y="8.45mm">
              <text:p/>
              <draw:enhanced-geometry svg:viewBox="0 0 20 6" draw:extrusion-allowed="true" draw:text-areas="0 0 20 6" draw:glue-points="1 2 4 6 20 6 20 0 4 0 6 4 1 2 0 6 4 6 1 2" draw:type="non-primitive" draw:enhanced-path="M 1 2 L 4 6 20 6 20 0 4 0 6 4 1 2 0 6 4 6 1 2 Z N"/>
            </draw:custom-shape>
            <draw:custom-shape draw:name="Freeform 47" draw:style-name="gr14" draw:text-style-name="P3" svg:width="0.75mm" svg:height="0.68mm" svg:x="117.9mm" svg:y="7.85mm">
              <text:p/>
              <draw:enhanced-geometry svg:viewBox="0 0 8 10" draw:extrusion-allowed="true" draw:text-areas="0 0 8 10" draw:glue-points="5 0 3 2 0 8 5 10 8 4 5 5 5 0 3 0 3 2 5 0" draw:type="non-primitive" draw:enhanced-path="M 5 0 L 3 2 0 8 5 10 8 4 5 5 5 0 3 0 3 2 5 0 Z N"/>
            </draw:custom-shape>
            <draw:custom-shape draw:name="Freeform 48" draw:style-name="gr14" draw:text-style-name="P3" svg:width="2.39mm" svg:height="0.19mm" svg:x="118.57mm" svg:y="7.85mm">
              <text:p/>
              <draw:enhanced-geometry svg:viewBox="0 0 20 5" draw:extrusion-allowed="true" draw:text-areas="0 0 20 5" draw:glue-points="18 4 16 0 0 0 0 5 16 5 13 2 18 4 20 0 16 0 18 4" draw:type="non-primitive" draw:enhanced-path="M 18 4 L 16 0 0 0 0 5 16 5 13 2 18 4 20 0 16 0 18 4 Z N"/>
            </draw:custom-shape>
            <draw:custom-shape draw:name="Freeform 49" draw:style-name="gr14" draw:text-style-name="P3" svg:width="0.49mm" svg:height="0.7mm" svg:x="120.14mm" svg:y="8.01mm">
              <text:p/>
              <draw:enhanced-geometry svg:viewBox="0 0 6 10" draw:extrusion-allowed="true" draw:text-areas="0 0 6 10" draw:glue-points="2 10 5 8 6 2 1 0 0 6 2 4 2 10 4 10 5 8 2 10" draw:type="non-primitive" draw:enhanced-path="M 2 10 L 5 8 6 2 1 0 0 6 2 4 2 10 4 10 5 8 2 10 Z N"/>
            </draw:custom-shape>
            <draw:custom-shape draw:name="Freeform 50" draw:style-name="gr49" draw:text-style-name="P2" svg:width="7.5mm" svg:height="4.34mm" svg:x="140.62mm" svg:y="5.22mm">
              <text:p/>
              <draw:enhanced-geometry svg:viewBox="0 0 58 48" draw:extrusion-allowed="true" draw:text-areas="0 0 58 48" draw:glue-points="48 0 45 0 42 0 40 0 38 0 36 0 34 0 32 0 29 0 27 0 25 1 22 1 20 2 18 3 16 4 14 6 13 9 1 35 1 38 0 40 0 42 0 44 1 45 2 46 5 47 7 48 11 48 14 48 17 48 20 48 23 48 26 48 28 48 31 48 33 48 35 47 37 47 39 46 41 44 43 42 45 39 47 35 57 12 57 9 58 7 57 5 57 4 55 2 53 1 51 1 48 0 32 36 16 36 28 9 43 9 32 36" draw:type="non-primitive" draw:enhanced-path="M 48 0 L 45 0 42 0 40 0 38 0 36 0 34 0 32 0 29 0 27 0 25 1 22 1 20 2 18 3 16 4 14 6 13 9 1 35 1 38 0 40 0 42 0 44 1 45 2 46 5 47 7 48 11 48 14 48 17 48 20 48 23 48 26 48 28 48 31 48 33 48 35 47 37 47 39 46 41 44 43 42 45 39 47 35 57 12 57 9 58 7 57 5 57 4 55 2 53 1 51 1 48 0 Z M 32 36 L 16 36 28 9 43 9 32 36 Z N"/>
            </draw:custom-shape>
            <draw:custom-shape draw:name="Freeform 51" draw:style-name="gr14" draw:text-style-name="P3" svg:width="2.23mm" svg:height="0.21mm" svg:x="144.5mm" svg:y="4.99mm">
              <text:p/>
              <draw:enhanced-geometry svg:viewBox="0 0 19 5" draw:extrusion-allowed="true" draw:text-areas="0 0 19 5" draw:glue-points="0 5 0 5 3 5 5 5 7 5 9 5 11 5 13 5 16 5 19 5 19 0 16 0 13 0 11 0 9 0 7 0 5 0 3 0 0 0 0 0 0 5" draw:type="non-primitive" draw:enhanced-path="M 0 5 L 0 5 3 5 5 5 7 5 9 5 11 5 13 5 16 5 19 5 19 0 16 0 13 0 11 0 9 0 7 0 5 0 3 0 0 0 0 5 Z N"/>
            </draw:custom-shape>
            <draw:custom-shape draw:name="Freeform 52" draw:style-name="gr14" draw:text-style-name="P3" svg:width="2.32mm" svg:height="0.88mm" svg:x="141.96mm" svg:y="4.99mm">
              <text:p/>
              <draw:enhanced-geometry svg:viewBox="0 0 19 12" draw:extrusion-allowed="true" draw:text-areas="0 0 19 12" draw:glue-points="5 12 5 12 6 10 8 8 9 7 11 6 13 6 15 5 17 5 19 5 19 0 17 0 14 0 12 0 9 1 7 2 4 4 2 7 0 10 0 10 5 12" draw:type="non-primitive" draw:enhanced-path="M 5 12 L 5 12 6 10 8 8 9 7 11 6 13 6 15 5 17 5 19 5 19 0 17 0 14 0 12 0 9 1 7 2 4 4 2 7 0 10 5 12 Z N"/>
            </draw:custom-shape>
            <draw:custom-shape draw:name="Freeform 53" draw:style-name="gr14" draw:text-style-name="P3" svg:width="1.86mm" svg:height="2.52mm" svg:x="140.55mm" svg:y="5.94mm">
              <text:p/>
              <draw:enhanced-geometry svg:viewBox="0 0 16 29" draw:extrusion-allowed="true" draw:text-areas="0 0 16 29" draw:glue-points="5 29 5 29 16 2 11 0 0 26 0 26 5 29" draw:type="non-primitive" draw:enhanced-path="M 5 29 L 5 29 16 2 11 0 0 26 5 29 Z N"/>
            </draw:custom-shape>
            <draw:custom-shape draw:name="Freeform 54" draw:style-name="gr14" draw:text-style-name="P3" svg:width="1.11mm" svg:height="1.25mm" svg:x="140.25mm" svg:y="8.52mm">
              <text:p/>
              <draw:enhanced-geometry svg:viewBox="0 0 10 16" draw:extrusion-allowed="true" draw:text-areas="0 0 10 16" draw:glue-points="10 11 10 11 8 11 7 10 6 10 6 9 6 8 6 6 6 4 7 3 2 0 1 3 1 5 0 8 1 10 2 13 4 15 7 16 10 16 10 16 10 11" draw:type="non-primitive" draw:enhanced-path="M 10 11 L 10 11 8 11 7 10 6 10 6 9 6 8 6 6 6 4 7 3 2 0 1 3 1 5 0 8 1 10 2 13 4 15 7 16 10 16 10 11 Z N"/>
            </draw:custom-shape>
            <draw:custom-shape draw:name="Freeform 55" draw:style-name="gr14" draw:text-style-name="P3" svg:width="2.9mm" svg:height="0.21mm" svg:x="141.59mm" svg:y="9.56mm">
              <text:p/>
              <draw:enhanced-geometry svg:viewBox="0 0 24 5" draw:extrusion-allowed="true" draw:text-areas="0 0 24 5" draw:glue-points="24 0 24 0 21 0 19 0 16 0 13 0 10 0 7 0 4 0 0 0 0 5 4 5 7 5 10 5 13 5 16 5 19 5 21 5 24 5 24 5 24 0" draw:type="non-primitive" draw:enhanced-path="M 24 0 L 24 0 21 0 19 0 16 0 13 0 10 0 7 0 4 0 0 0 0 5 4 5 7 5 10 5 13 5 16 5 19 5 21 5 24 5 24 0 Z N"/>
            </draw:custom-shape>
            <draw:custom-shape draw:name="Freeform 56" draw:style-name="gr14" draw:text-style-name="P3" svg:width="2.16mm" svg:height="1.25mm" svg:x="144.73mm" svg:y="8.52mm">
              <text:p/>
              <draw:enhanced-geometry svg:viewBox="0 0 18 16" draw:extrusion-allowed="true" draw:text-areas="0 0 18 16" draw:glue-points="13 0 13 0 12 4 10 7 8 8 7 10 5 10 3 11 2 11 0 11 0 16 2 16 4 16 7 15 9 14 12 12 14 10 16 7 18 3 18 3 13 0" draw:type="non-primitive" draw:enhanced-path="M 13 0 L 13 0 12 4 10 7 8 8 7 10 5 10 3 11 2 11 0 11 0 16 2 16 4 16 7 15 9 14 12 12 14 10 16 7 18 3 13 0 Z N"/>
            </draw:custom-shape>
            <draw:custom-shape draw:name="Freeform 57" draw:style-name="gr14" draw:text-style-name="P3" svg:width="1.69mm" svg:height="2.22mm" svg:x="146.52mm" svg:y="6.26mm">
              <text:p/>
              <draw:enhanced-geometry svg:viewBox="0 0 15 26" draw:extrusion-allowed="true" draw:text-areas="0 0 15 26" draw:glue-points="10 0 10 0 0 23 5 26 15 2 15 2 10 0" draw:type="non-primitive" draw:enhanced-path="M 10 0 L 10 0 0 23 5 26 15 2 10 0 Z N"/>
            </draw:custom-shape>
            <draw:custom-shape draw:name="Freeform 58" draw:style-name="gr14" draw:text-style-name="P3" svg:width="1.33mm" svg:height="1.18mm" svg:x="146.97mm" svg:y="4.99mm">
              <text:p/>
              <draw:enhanced-geometry svg:viewBox="0 0 12 15" draw:extrusion-allowed="true" draw:text-areas="0 0 12 15" draw:glue-points="0 5 0 5 2 5 4 6 6 6 6 7 7 8 7 9 7 11 6 13 11 15 12 12 12 9 12 6 11 4 9 2 6 1 3 0 0 0 0 0 0 5" draw:type="non-primitive" draw:enhanced-path="M 0 5 L 0 5 2 5 4 6 6 6 6 7 7 8 7 9 7 11 6 13 11 15 12 12 12 9 12 6 11 4 9 2 6 1 3 0 0 0 0 5 Z N"/>
            </draw:custom-shape>
            <draw:custom-shape draw:name="Freeform 59" draw:style-name="gr14" draw:text-style-name="P3" svg:width="2.39mm" svg:height="0.28mm" svg:x="142.26mm" svg:y="8.45mm">
              <text:p/>
              <draw:enhanced-geometry svg:viewBox="0 0 20 6" draw:extrusion-allowed="true" draw:text-areas="0 0 20 6" draw:glue-points="2 2 4 6 20 6 20 0 4 0 7 4 2 2 0 6 4 6 2 2" draw:type="non-primitive" draw:enhanced-path="M 2 2 L 4 6 20 6 20 0 4 0 7 4 2 2 0 6 4 6 2 2 Z N"/>
            </draw:custom-shape>
            <draw:custom-shape draw:name="Freeform 60" draw:style-name="gr46" draw:text-style-name="P3" svg:width="1.86mm" svg:height="2.73mm" svg:x="142.49mm" svg:y="5.75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61" draw:style-name="gr14" draw:text-style-name="P3" svg:width="2.23mm" svg:height="0.35mm" svg:x="144.36mm" svg:y="5.75mm">
              <text:p/>
              <draw:enhanced-geometry svg:viewBox="0 0 19 6" draw:extrusion-allowed="true" draw:text-areas="0 0 19 6" draw:glue-points="18 4 15 0 0 0 0 6 15 6 13 2 18 4 19 0 15 0 18 4" draw:type="non-primitive" draw:enhanced-path="M 18 4 L 15 0 0 0 0 6 15 6 13 2 18 4 19 0 15 0 18 4 Z N"/>
            </draw:custom-shape>
            <draw:custom-shape draw:name="Freeform 62" draw:style-name="gr47" draw:text-style-name="P3" svg:width="1.93mm" svg:height="2.72mm" svg:x="144.59mm" svg:y="5.94mm">
              <text:p/>
              <draw:enhanced-geometry svg:viewBox="0 0 16 31" draw:extrusion-allowed="true" draw:text-areas="0 0 16 31" draw:glue-points="2 31 5 29 16 2 11 0 0 27 2 25 2 31 4 31 5 29 2 31" draw:type="non-primitive" draw:enhanced-path="M 2 31 L 5 29 16 2 11 0 0 27 2 25 2 31 4 31 5 29 2 31 Z N"/>
            </draw:custom-shape>
            <draw:custom-shape draw:name="Freeform 63" draw:style-name="gr50" draw:text-style-name="P2" svg:width="8.01mm" svg:height="4.34mm" svg:x="123.74mm" svg:y="5.22mm">
              <text:p/>
              <draw:enhanced-geometry svg:viewBox="0 0 62 48" draw:extrusion-allowed="true" draw:text-areas="0 0 62 48" draw:glue-points="34 0 20 0 0 48 15 48 32 9 48 9 31 48 45 48 61 12 62 9 62 7 62 5 61 4 59 2 57 1 55 1 52 0 50 0 48 0 46 0 43 0 41 1 38 1 35 2 33 4 34 0" draw:type="non-primitive" draw:enhanced-path="M 34 0 L 20 0 0 48 15 48 32 9 48 9 31 48 45 48 61 12 62 9 62 7 62 5 61 4 59 2 57 1 55 1 52 0 50 0 48 0 46 0 43 0 41 1 38 1 35 2 33 4 34 0 Z N"/>
            </draw:custom-shape>
            <draw:custom-shape draw:name="Freeform 64" draw:style-name="gr14" draw:text-style-name="P3" svg:width="1.84mm" svg:height="0.21mm" svg:x="126.12mm" svg:y="4.99mm">
              <text:p/>
              <draw:enhanced-geometry svg:viewBox="0 0 16 5" draw:extrusion-allowed="true" draw:text-areas="0 0 16 5" draw:glue-points="4 3 2 5 16 5 16 0 2 0 0 1 2 0 0 0 0 1 4 3" draw:type="non-primitive" draw:enhanced-path="M 4 3 L 2 5 16 5 16 0 2 0 0 1 2 0 0 0 0 1 4 3 Z N"/>
            </draw:custom-shape>
            <draw:custom-shape draw:name="Freeform 65" draw:style-name="gr51" draw:text-style-name="P3" svg:width="3.23mm" svg:height="4.64mm" svg:x="123.14mm" svg:y="5.11mm">
              <text:p/>
              <draw:enhanced-geometry svg:viewBox="0 0 26 51" draw:extrusion-allowed="true" draw:text-areas="0 0 26 51" draw:glue-points="4 46 6 50 26 2 22 0 2 48 4 51 2 48 0 51 4 51 4 46" draw:type="non-primitive" draw:enhanced-path="M 4 46 L 6 50 26 2 22 0 2 48 4 51 2 48 0 51 4 51 4 46 Z N"/>
            </draw:custom-shape>
            <draw:custom-shape draw:name="Freeform 66" draw:style-name="gr14" draw:text-style-name="P3" svg:width="2mm" svg:height="0.35mm" svg:x="123.74mm" svg:y="9.56mm">
              <text:p/>
              <draw:enhanced-geometry svg:viewBox="0 0 17 6" draw:extrusion-allowed="true" draw:text-areas="0 0 17 6" draw:glue-points="12 2 15 0 0 0 0 5 15 6 17 4 15 6 16 6 17 4 12 2" draw:type="non-primitive" draw:enhanced-path="M 12 2 L 15 0 0 0 0 5 15 6 17 4 15 6 16 6 17 4 12 2 Z N"/>
            </draw:custom-shape>
            <draw:custom-shape draw:name="Freeform 67" draw:style-name="gr52" draw:text-style-name="P3" svg:width="2.63mm" svg:height="3.88mm" svg:x="125.38mm" svg:y="5.75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68" draw:style-name="gr14" draw:text-style-name="P3" svg:width="2.42mm" svg:height="0.35mm" svg:x="127.99mm" svg:y="5.75mm">
              <text:p/>
              <draw:enhanced-geometry svg:viewBox="0 0 20 6" draw:extrusion-allowed="true" draw:text-areas="0 0 20 6" draw:glue-points="18 4 16 0 0 0 0 6 16 6 13 2 18 4 20 0 16 0 18 4" draw:type="non-primitive" draw:enhanced-path="M 18 4 L 16 0 0 0 0 6 16 6 13 2 18 4 20 0 16 0 18 4 Z N"/>
            </draw:custom-shape>
            <draw:custom-shape draw:name="Freeform 69" draw:style-name="gr53" draw:text-style-name="P3" svg:width="2.86mm" svg:height="3.9mm" svg:x="127.32mm" svg:y="5.94mm">
              <text:p/>
              <draw:enhanced-geometry svg:viewBox="0 0 23 43" draw:extrusion-allowed="true" draw:text-areas="0 0 23 43" draw:glue-points="4 37 6 41 23 2 18 0 2 39 4 43 2 39 0 43 4 43 4 37" draw:type="non-primitive" draw:enhanced-path="M 4 37 L 6 41 23 2 18 0 2 39 4 43 2 39 0 43 4 43 4 37 Z N"/>
            </draw:custom-shape>
            <draw:custom-shape draw:name="Freeform 70" draw:style-name="gr14" draw:text-style-name="P3" svg:width="2mm" svg:height="0.35mm" svg:x="127.85mm" svg:y="9.56mm">
              <text:p/>
              <draw:enhanced-geometry svg:viewBox="0 0 17 6" draw:extrusion-allowed="true" draw:text-areas="0 0 17 6" draw:glue-points="12 2 14 0 0 0 0 6 14 5 17 4 14 5 16 5 17 4 12 2" draw:type="non-primitive" draw:enhanced-path="M 12 2 L 14 0 0 0 0 6 14 5 17 4 14 5 16 5 17 4 12 2 Z N"/>
            </draw:custom-shape>
            <draw:custom-shape draw:name="Freeform 71" draw:style-name="gr48" draw:text-style-name="P3" svg:width="2.42mm" svg:height="3.35mm" svg:x="129.42mm" svg:y="6.26mm">
              <text:p/>
              <draw:enhanced-geometry svg:viewBox="0 0 20 38" draw:extrusion-allowed="true" draw:text-areas="0 0 20 38" draw:glue-points="15 0 15 0 0 36 5 38 20 2 20 2 15 0" draw:type="non-primitive" draw:enhanced-path="M 15 0 L 15 0 0 36 5 38 20 2 15 0 Z N"/>
            </draw:custom-shape>
            <draw:custom-shape draw:name="Freeform 72" draw:style-name="gr14" draw:text-style-name="P3" svg:width="1.61mm" svg:height="1.18mm" svg:x="130.62mm" svg:y="4.99mm">
              <text:p/>
              <draw:enhanced-geometry svg:viewBox="0 0 13 15" draw:extrusion-allowed="true" draw:text-areas="0 0 13 15" draw:glue-points="0 5 0 5 3 5 4 6 6 6 7 7 7 8 7 9 7 11 6 13 11 15 12 12 13 9 12 6 11 4 9 2 6 1 3 0 0 0 0 0 0 5" draw:type="non-primitive" draw:enhanced-path="M 0 5 L 0 5 3 5 4 6 6 6 7 7 7 8 7 9 7 11 6 13 11 15 12 12 13 9 12 6 11 4 9 2 6 1 3 0 0 0 0 5 Z N"/>
            </draw:custom-shape>
            <draw:custom-shape draw:name="Freeform 73" draw:style-name="gr14" draw:text-style-name="P3" svg:width="2.72mm" svg:height="0.58mm" svg:x="127.69mm" svg:y="4.92mm">
              <text:p/>
              <draw:enhanced-geometry svg:viewBox="0 0 22 9" draw:extrusion-allowed="true" draw:text-areas="0 0 22 9" draw:glue-points="0 6 5 9 7 8 9 7 11 6 14 6 16 6 18 6 20 6 22 6 22 1 21 1 18 1 16 0 13 1 10 1 7 2 4 3 1 5 5 8 0 6" draw:type="non-primitive" draw:enhanced-path="M 0 6 L 5 9 7 8 9 7 11 6 14 6 16 6 18 6 20 6 22 6 22 1 21 1 18 1 16 0 13 1 10 1 7 2 4 3 1 5 5 8 0 6 Z N"/>
            </draw:custom-shape>
            <draw:custom-shape draw:name="Freeform 74" draw:style-name="gr14" draw:text-style-name="P3" svg:width="0.82mm" svg:height="0.44mm" svg:x="127.69mm" svg:y="4.99mm">
              <text:p/>
              <draw:enhanced-geometry svg:viewBox="0 0 8 7" draw:extrusion-allowed="true" draw:text-areas="0 0 8 7" draw:glue-points="4 5 1 2 0 5 5 7 7 3 4 0 7 3 8 0 4 0 4 5" draw:type="non-primitive" draw:enhanced-path="M 4 5 L 1 2 0 5 5 7 7 3 4 0 7 3 8 0 4 0 4 5 Z N"/>
            </draw:custom-shape>
            <draw:custom-shape draw:name="Freeform 75" draw:style-name="gr54" draw:text-style-name="P2" svg:width="7.03mm" svg:height="4.34mm" svg:x="105.41mm" svg:y="5.22mm">
              <text:p/>
              <draw:enhanced-geometry svg:viewBox="0 0 55 48" draw:extrusion-allowed="true" draw:text-areas="0 0 55 48" draw:glue-points="55 0 52 0 49 0 46 0 43 0 41 1 38 1 35 2 33 4 34 0 20 0 0 48 15 48 32 9 52 9 55 0" draw:type="non-primitive" draw:enhanced-path="M 55 0 L 52 0 49 0 46 0 43 0 41 1 38 1 35 2 33 4 34 0 20 0 0 48 15 48 32 9 52 9 55 0 Z N"/>
            </draw:custom-shape>
            <draw:custom-shape draw:name="Freeform 76" draw:style-name="gr14" draw:text-style-name="P3" svg:width="3.06mm" svg:height="0.58mm" svg:x="109.38mm" svg:y="4.92mm">
              <text:p/>
              <draw:enhanced-geometry svg:viewBox="0 0 25 9" draw:extrusion-allowed="true" draw:text-areas="0 0 25 9" draw:glue-points="0 6 5 9 7 8 9 7 11 6 14 6 16 6 19 6 22 6 25 6 25 1 22 1 19 1 16 0 13 1 10 1 7 2 4 3 1 5 6 8 0 6" draw:type="non-primitive" draw:enhanced-path="M 0 6 L 5 9 7 8 9 7 11 6 14 6 16 6 19 6 22 6 25 6 25 1 22 1 19 1 16 0 13 1 10 1 7 2 4 3 1 5 6 8 0 6 Z N"/>
            </draw:custom-shape>
            <draw:custom-shape draw:name="Freeform 77" draw:style-name="gr14" draw:text-style-name="P3" svg:width="0.77mm" svg:height="0.44mm" svg:x="109.38mm" svg:y="4.99mm">
              <text:p/>
              <draw:enhanced-geometry svg:viewBox="0 0 8 7" draw:extrusion-allowed="true" draw:text-areas="0 0 8 7" draw:glue-points="4 5 2 2 0 5 6 7 7 3 4 0 7 3 8 0 4 0 4 5" draw:type="non-primitive" draw:enhanced-path="M 4 5 L 2 2 0 5 6 7 7 3 4 0 7 3 8 0 4 0 4 5 Z N"/>
            </draw:custom-shape>
            <draw:custom-shape draw:name="Freeform 78" draw:style-name="gr14" draw:text-style-name="P3" svg:width="1.83mm" svg:height="0.21mm" svg:x="107.81mm" svg:y="4.99mm">
              <text:p/>
              <draw:enhanced-geometry svg:viewBox="0 0 16 5" draw:extrusion-allowed="true" draw:text-areas="0 0 16 5" draw:glue-points="5 3 2 5 16 5 16 0 2 0 0 1 2 0 0 0 0 1 5 3" draw:type="non-primitive" draw:enhanced-path="M 5 3 L 2 5 16 5 16 0 2 0 0 1 2 0 0 0 0 1 5 3 Z N"/>
            </draw:custom-shape>
            <draw:custom-shape draw:name="Freeform 79" draw:style-name="gr51" draw:text-style-name="P3" svg:width="3.39mm" svg:height="4.64mm" svg:x="104.84mm" svg:y="5.11mm">
              <text:p/>
              <draw:enhanced-geometry svg:viewBox="0 0 27 51" draw:extrusion-allowed="true" draw:text-areas="0 0 27 51" draw:glue-points="4 46 7 50 27 2 22 0 2 48 4 51 2 48 0 51 4 51 4 46" draw:type="non-primitive" draw:enhanced-path="M 4 46 L 7 50 27 2 22 0 2 48 4 51 2 48 0 51 4 51 4 46 Z N"/>
            </draw:custom-shape>
            <draw:custom-shape draw:name="Freeform 80" draw:style-name="gr14" draw:text-style-name="P3" svg:width="1.99mm" svg:height="0.35mm" svg:x="105.41mm" svg:y="9.56mm">
              <text:p/>
              <draw:enhanced-geometry svg:viewBox="0 0 17 6" draw:extrusion-allowed="true" draw:text-areas="0 0 17 6" draw:glue-points="12 2 15 0 0 0 0 5 15 6 17 4 15 6 17 6 17 4 12 2" draw:type="non-primitive" draw:enhanced-path="M 12 2 L 15 0 0 0 0 5 15 6 17 4 15 6 17 6 17 4 12 2 Z N"/>
            </draw:custom-shape>
            <draw:custom-shape draw:name="Freeform 81" draw:style-name="gr52" draw:text-style-name="P3" svg:width="2.7mm" svg:height="3.88mm" svg:x="106.98mm" svg:y="5.75mm">
              <text:p/>
              <draw:enhanced-geometry svg:viewBox="0 0 22 43" draw:extrusion-allowed="true" draw:text-areas="0 0 22 43" draw:glue-points="20 0 17 2 0 41 5 43 22 4 20 6 20 0 18 0 17 2 20 0" draw:type="non-primitive" draw:enhanced-path="M 20 0 L 17 2 0 41 5 43 22 4 20 6 20 0 18 0 17 2 20 0 Z N"/>
            </draw:custom-shape>
            <draw:custom-shape draw:name="Freeform 82" draw:style-name="gr14" draw:text-style-name="P3" svg:width="2.68mm" svg:height="0.35mm" svg:x="109.59mm" svg:y="5.75mm">
              <text:p/>
              <draw:enhanced-geometry svg:viewBox="0 0 22 6" draw:extrusion-allowed="true" draw:text-areas="0 0 22 6" draw:glue-points="17 2 20 0 0 0 0 6 20 6 22 4 20 6 22 6 22 4 17 2" draw:type="non-primitive" draw:enhanced-path="M 17 2 L 20 0 0 0 0 6 20 6 22 4 20 6 22 6 22 4 17 2 Z N"/>
            </draw:custom-shape>
            <draw:custom-shape draw:name="Freeform 83" draw:style-name="gr14" draw:text-style-name="P3" svg:width="1.07mm" svg:height="0.88mm" svg:x="111.92mm" svg:y="4.99mm">
              <text:p/>
              <draw:enhanced-geometry svg:viewBox="0 0 10 12" draw:extrusion-allowed="true" draw:text-areas="0 0 10 12" draw:glue-points="6 5 4 1 0 10 5 12 9 3 6 0 9 3 10 0 6 0 6 5" draw:type="non-primitive" draw:enhanced-path="M 6 5 L 4 1 0 10 5 12 9 3 6 0 9 3 10 0 6 0 6 5 Z N"/>
            </draw:custom-shape>
            <draw:custom-shape draw:name="Freeform 84" draw:style-name="gr55" draw:text-style-name="P2" svg:width="9.18mm" svg:height="6.58mm" svg:x="132.47mm" svg:y="2.98mm">
              <text:p/>
              <draw:enhanced-geometry svg:viewBox="0 0 71 71" draw:extrusion-allowed="true" draw:text-areas="0 0 71 71" draw:glue-points="71 0 58 0 47 23 44 23 42 23 40 23 38 23 36 23 34 23 32 23 30 23 27 23 25 24 23 24 20 25 18 26 16 27 14 29 13 32 2 58 1 61 0 63 0 65 0 67 1 68 3 69 5 70 8 71 11 71 14 71 17 71 20 71 23 71 26 71 28 71 31 71 41 71 71 0 16 59 28 32 44 32 33 59 16 59" draw:type="non-primitive" draw:enhanced-path="M 71 0 L 58 0 47 23 44 23 42 23 40 23 38 23 36 23 34 23 32 23 30 23 27 23 25 24 23 24 20 25 18 26 16 27 14 29 13 32 2 58 1 61 0 63 0 65 0 67 1 68 3 69 5 70 8 71 11 71 14 71 17 71 20 71 23 71 26 71 28 71 31 71 41 71 71 0 Z M 16 59 L 28 32 44 32 33 59 16 59 Z N"/>
            </draw:custom-shape>
            <draw:custom-shape draw:name="Freeform 85" draw:style-name="gr14" draw:text-style-name="P3" svg:width="1.86mm" svg:height="0.21mm" svg:x="139.88mm" svg:y="2.68mm">
              <text:p/>
              <draw:enhanced-geometry svg:viewBox="0 0 16 5" draw:extrusion-allowed="true" draw:text-areas="0 0 16 5" draw:glue-points="5 4 3 5 16 5 16 0 3 0 0 1 3 0 1 0 0 1 5 4" draw:type="non-primitive" draw:enhanced-path="M 5 4 L 3 5 16 5 16 0 3 0 0 1 3 0 1 0 0 1 5 4 Z N"/>
            </draw:custom-shape>
            <draw:custom-shape draw:name="Freeform 86" draw:style-name="gr14" draw:text-style-name="P3" svg:width="1.78mm" svg:height="2.4mm" svg:x="138.54mm" svg:y="2.78mm">
              <text:p/>
              <draw:enhanced-geometry svg:viewBox="0 0 15 28" draw:extrusion-allowed="true" draw:text-areas="0 0 15 28" draw:glue-points="2 28 4 26 15 3 10 0 0 24 2 23 2 28 4 28 4 26 2 28" draw:type="non-primitive" draw:enhanced-path="M 2 28 L 4 26 15 3 10 0 0 24 2 23 2 28 4 28 4 26 2 28 Z N"/>
            </draw:custom-shape>
            <draw:custom-shape draw:name="Freeform 87" draw:style-name="gr14" draw:text-style-name="P3" svg:width="2.02mm" svg:height="0.21mm" svg:x="136.58mm" svg:y="4.99mm">
              <text:p/>
              <draw:enhanced-geometry svg:viewBox="0 0 17 5" draw:extrusion-allowed="true" draw:text-areas="0 0 17 5" draw:glue-points="0 5 0 5 2 5 4 5 6 5 8 5 10 5 12 5 14 5 17 5 17 0 14 0 12 0 10 0 8 0 6 0 4 0 2 0 0 0 0 0 0 5" draw:type="non-primitive" draw:enhanced-path="M 0 5 L 0 5 2 5 4 5 6 5 8 5 10 5 12 5 14 5 17 5 17 0 14 0 12 0 10 0 8 0 6 0 4 0 2 0 0 0 0 5 Z N"/>
            </draw:custom-shape>
            <draw:custom-shape draw:name="Freeform 88" draw:style-name="gr14" draw:text-style-name="P3" svg:width="2.31mm" svg:height="0.88mm" svg:x="133.97mm" svg:y="4.99mm">
              <text:p/>
              <draw:enhanced-geometry svg:viewBox="0 0 19 12" draw:extrusion-allowed="true" draw:text-areas="0 0 19 12" draw:glue-points="4 12 4 12 6 10 7 8 8 7 10 6 12 6 14 5 16 5 19 5 19 0 16 0 14 0 11 0 8 1 6 2 3 4 1 7 0 10 0 10 4 12" draw:type="non-primitive" draw:enhanced-path="M 4 12 L 4 12 6 10 7 8 8 7 10 6 12 6 14 5 16 5 19 5 19 0 16 0 14 0 11 0 8 1 6 2 3 4 1 7 0 10 4 12 Z N"/>
            </draw:custom-shape>
            <draw:custom-shape draw:name="Freeform 89" draw:style-name="gr14" draw:text-style-name="P3" svg:width="1.86mm" svg:height="2.52mm" svg:x="132.33mm" svg:y="5.94mm">
              <text:p/>
              <draw:enhanced-geometry svg:viewBox="0 0 16 29" draw:extrusion-allowed="true" draw:text-areas="0 0 16 29" draw:glue-points="5 29 5 29 16 2 12 0 0 26 0 26 5 29" draw:type="non-primitive" draw:enhanced-path="M 5 29 L 5 29 16 2 12 0 0 26 5 29 Z N"/>
            </draw:custom-shape>
            <draw:custom-shape draw:name="Freeform 90" draw:style-name="gr14" draw:text-style-name="P3" svg:width="1.26mm" svg:height="1.25mm" svg:x="132.03mm" svg:y="8.52mm">
              <text:p/>
              <draw:enhanced-geometry svg:viewBox="0 0 11 16" draw:extrusion-allowed="true" draw:text-areas="0 0 11 16" draw:glue-points="11 11 11 11 8 11 7 10 6 10 6 9 6 8 6 6 6 4 7 3 2 0 1 3 1 5 0 8 1 10 2 13 4 15 7 16 11 16 11 16 11 11" draw:type="non-primitive" draw:enhanced-path="M 11 11 L 11 11 8 11 7 10 6 10 6 9 6 8 6 6 6 4 7 3 2 0 1 3 1 5 0 8 1 10 2 13 4 15 7 16 11 16 11 11 Z N"/>
            </draw:custom-shape>
            <draw:custom-shape draw:name="Freeform 91" draw:style-name="gr14" draw:text-style-name="P3" svg:width="2.76mm" svg:height="0.21mm" svg:x="133.6mm" svg:y="9.56mm">
              <text:p/>
              <draw:enhanced-geometry svg:viewBox="0 0 23 5" draw:extrusion-allowed="true" draw:text-areas="0 0 23 5" draw:glue-points="23 0 23 0 20 0 18 0 15 0 12 0 9 0 6 0 3 0 0 0 0 5 3 5 6 5 9 5 12 5 15 5 18 5 20 5 23 5 23 5 23 0" draw:type="non-primitive" draw:enhanced-path="M 23 0 L 23 0 20 0 18 0 15 0 12 0 9 0 6 0 3 0 0 0 0 5 3 5 6 5 9 5 12 5 15 5 18 5 20 5 23 5 23 0 Z N"/>
            </draw:custom-shape>
            <draw:custom-shape draw:name="Freeform 92" draw:style-name="gr14" draw:text-style-name="P3" svg:width="1.48mm" svg:height="0.35mm" svg:x="136.67mm" svg:y="9.56mm">
              <text:p/>
              <draw:enhanced-geometry svg:viewBox="0 0 13 6" draw:extrusion-allowed="true" draw:text-areas="0 0 13 6" draw:glue-points="8 2 10 0 0 0 0 5 10 6 13 4 10 6 12 6 13 4 8 2" draw:type="non-primitive" draw:enhanced-path="M 8 2 L 10 0 0 0 0 5 10 6 13 4 10 6 12 6 13 4 8 2 Z N"/>
            </draw:custom-shape>
            <draw:custom-shape draw:name="Freeform 93" draw:style-name="gr56" draw:text-style-name="P3" svg:width="4.48mm" svg:height="6.95mm" svg:x="137.78mm" svg:y="2.68mm">
              <text:p/>
              <draw:enhanced-geometry svg:viewBox="0 0 36 75" draw:extrusion-allowed="true" draw:text-areas="0 0 36 75" draw:glue-points="32 5 29 2 0 73 5 75 34 4 32 0 34 4 36 0 32 0 32 5" draw:type="non-primitive" draw:enhanced-path="M 32 5 L 29 2 0 73 5 75 34 4 32 0 34 4 36 0 32 0 32 5 Z N"/>
            </draw:custom-shape>
            <draw:custom-shape draw:name="Freeform 94" draw:style-name="gr46" draw:text-style-name="P3" svg:width="1.93mm" svg:height="2.73mm" svg:x="134.43mm" svg:y="5.75mm">
              <text:p/>
              <draw:enhanced-geometry svg:viewBox="0 0 16 31" draw:extrusion-allowed="true" draw:text-areas="0 0 16 31" draw:glue-points="14 0 11 2 0 29 5 31 16 4 14 6 14 0 12 0 11 2 14 0" draw:type="non-primitive" draw:enhanced-path="M 14 0 L 11 2 0 29 5 31 16 4 14 6 14 0 12 0 11 2 14 0 Z N"/>
            </draw:custom-shape>
            <draw:custom-shape draw:name="Freeform 95" draw:style-name="gr14" draw:text-style-name="P3" svg:width="2.32mm" svg:height="0.35mm" svg:x="136.28mm" svg:y="5.75mm">
              <text:p/>
              <draw:enhanced-geometry svg:viewBox="0 0 19 6" draw:extrusion-allowed="true" draw:text-areas="0 0 19 6" draw:glue-points="18 4 16 0 0 0 0 6 16 6 13 2 18 4 19 0 16 0 18 4" draw:type="non-primitive" draw:enhanced-path="M 18 4 L 16 0 0 0 0 6 16 6 13 2 18 4 19 0 16 0 18 4 Z N"/>
            </draw:custom-shape>
            <draw:custom-shape draw:name="Freeform 96" draw:style-name="gr47" draw:text-style-name="P3" svg:width="1.87mm" svg:height="2.72mm" svg:x="136.58mm" svg:y="5.94mm">
              <text:p/>
              <draw:enhanced-geometry svg:viewBox="0 0 16 31" draw:extrusion-allowed="true" draw:text-areas="0 0 16 31" draw:glue-points="3 31 5 29 16 2 11 0 0 27 3 25 3 31 4 31 5 29 3 31" draw:type="non-primitive" draw:enhanced-path="M 3 31 L 5 29 16 2 11 0 0 27 3 25 3 31 4 31 5 29 3 31 Z N"/>
            </draw:custom-shape>
            <draw:custom-shape draw:name="Freeform 97" draw:style-name="gr14" draw:text-style-name="P3" svg:width="2.56mm" svg:height="0.28mm" svg:x="134.13mm" svg:y="8.45mm">
              <text:p/>
              <draw:enhanced-geometry svg:viewBox="0 0 21 6" draw:extrusion-allowed="true" draw:text-areas="0 0 21 6" draw:glue-points="2 2 4 6 21 6 21 0 4 0 7 4 2 2 0 6 4 6 2 2" draw:type="non-primitive" draw:enhanced-path="M 2 2 L 4 6 21 6 21 0 4 0 7 4 2 2 0 6 4 6 2 2 Z N"/>
            </draw:custom-shape>
            <draw:custom-shape draw:name="Freeform 98" draw:style-name="gr57" draw:text-style-name="P2" svg:width="5.63mm" svg:height="6.58mm" svg:x="111.33mm" svg:y="2.98mm">
              <text:p/>
              <draw:enhanced-geometry svg:viewBox="0 0 44 71" draw:extrusion-allowed="true" draw:text-areas="0 0 44 71" draw:glue-points="44 0 30 0 0 71 14 71 44 0" draw:type="non-primitive" draw:enhanced-path="M 44 0 L 30 0 0 71 14 71 44 0 Z N"/>
            </draw:custom-shape>
            <draw:custom-shape draw:name="Freeform 99" draw:style-name="gr14" draw:text-style-name="P3" svg:width="2.01mm" svg:height="0.28mm" svg:x="114.97mm" svg:y="2.68mm">
              <text:p/>
              <draw:enhanced-geometry svg:viewBox="0 0 17 6" draw:extrusion-allowed="true" draw:text-areas="0 0 17 6" draw:glue-points="5 4 3 6 17 6 17 0 3 0 0 2 3 0 1 0 0 2 5 4" draw:type="non-primitive" draw:enhanced-path="M 5 4 L 3 6 17 6 17 0 3 0 0 2 3 0 1 0 0 2 5 4 Z N"/>
            </draw:custom-shape>
            <draw:custom-shape draw:name="Freeform 100" draw:style-name="gr58" draw:text-style-name="P3" svg:width="4.58mm" svg:height="6.94mm" svg:x="110.79mm" svg:y="2.85mm">
              <text:p/>
              <draw:enhanced-geometry svg:viewBox="0 0 36 74" draw:extrusion-allowed="true" draw:text-areas="0 0 36 74" draw:glue-points="4 69 6 73 36 2 31 0 1 71 4 74 1 71 0 74 4 74 4 69" draw:type="non-primitive" draw:enhanced-path="M 4 69 L 6 73 36 2 31 0 1 71 4 74 1 71 0 74 4 74 4 69 Z N"/>
            </draw:custom-shape>
            <draw:custom-shape draw:name="Freeform 101" draw:style-name="gr14" draw:text-style-name="P3" svg:width="1.93mm" svg:height="0.21mm" svg:x="111.33mm" svg:y="9.56mm">
              <text:p/>
              <draw:enhanced-geometry svg:viewBox="0 0 16 5" draw:extrusion-allowed="true" draw:text-areas="0 0 16 5" draw:glue-points="11 2 14 0 0 0 0 5 14 5 16 4 14 5 15 5 16 4 11 2" draw:type="non-primitive" draw:enhanced-path="M 11 2 L 14 0 0 0 0 5 14 5 16 4 14 5 15 5 16 4 11 2 Z N"/>
            </draw:custom-shape>
            <draw:custom-shape draw:name="Freeform 102" draw:style-name="gr56" draw:text-style-name="P3" svg:width="4.63mm" svg:height="6.95mm" svg:x="112.89mm" svg:y="2.68mm">
              <text:p/>
              <draw:enhanced-geometry svg:viewBox="0 0 37 75" draw:extrusion-allowed="true" draw:text-areas="0 0 37 75" draw:glue-points="33 6 30 2 0 73 5 75 35 4 33 0 35 4 37 0 33 0 33 6" draw:type="non-primitive" draw:enhanced-path="M 33 6 L 30 2 0 73 5 75 35 4 33 0 35 4 37 0 33 0 33 6 Z N"/>
            </draw:custom-shape>
            <draw:custom-shape draw:name="Freeform 103" draw:style-name="gr59" draw:text-style-name="P2" svg:width="6.83mm" svg:height="5.01mm" svg:x="104.01mm" svg:y="11.29mm">
              <text:p/>
              <draw:enhanced-geometry svg:viewBox="0 0 53 55" draw:extrusion-allowed="true" draw:text-areas="0 0 53 55" draw:glue-points="22 0 0 55 46 55 53 39 29 39 43 0 22 0" draw:type="non-primitive" draw:enhanced-path="M 22 0 L 0 55 46 55 53 39 29 39 43 0 22 0 Z N"/>
            </draw:custom-shape>
            <draw:custom-shape draw:name="Freeform 104" draw:style-name="gr60" draw:text-style-name="P2" svg:width="19.73mm" svg:height="5.17mm" svg:x="111.69mm" svg:y="11.2mm">
              <text:p/>
              <draw:enhanced-geometry svg:viewBox="0 0 151 56" draw:extrusion-allowed="true" draw:text-areas="0 0 151 56" draw:glue-points="151 56 105 0 88 1 71 2 70 1 68 1 66 0 64 0 57 0 49 0 43 0 37 0 31 1 25 2 20 5 16 10 1 44 0 49 1 53 6 55 13 56 21 56 29 56 35 56 41 56 46 55 51 52 56 46 70 16 102 56 127 40 108 55 41 34 39 38 37 40 35 41 33 41 32 41 31 41 30 41 27 41 26 40 25 39 25 36 26 34 33 18 35 17 37 16 39 15 40 15 41 15 42 15 43 15 45 15 46 16 46 18 46 20" draw:type="non-primitive" draw:enhanced-path="M 108 55 L 151 56 136 1 105 0 92 31 88 1 72 0 71 2 70 1 69 1 68 1 67 1 66 0 65 0 64 0 60 0 57 0 53 0 49 0 46 0 43 0 39 0 37 0 34 0 31 1 28 1 25 2 22 3 20 5 18 7 16 10 2 42 1 44 0 46 0 49 0 51 1 53 3 54 6 55 9 56 13 56 17 56 21 56 25 56 29 56 32 56 35 56 38 56 41 56 43 56 46 55 48 54 51 52 53 50 56 46 58 42 70 16 77 56 102 56 119 14 127 40 114 40 108 55 Z M 45 22 L 41 34 40 36 39 38 38 39 37 40 36 40 35 41 34 41 33 41 32 41 31 41 30 41 29 41 27 41 26 41 26 40 25 39 25 38 25 36 26 35 26 34 33 20 33 18 34 17 35 17 36 16 37 16 38 15 39 15 40 15 41 15 42 15 43 15 44 15 45 15 46 16 46 17 46 18 46 19 46 20 45 22 Z N"/>
            </draw:custom-shape>
            <draw:custom-shape draw:name="Freeform 105" draw:style-name="gr61" draw:text-style-name="P2" svg:width="9.02mm" svg:height="5.01mm" svg:x="131.96mm" svg:y="11.29mm">
              <text:p/>
              <draw:enhanced-geometry svg:viewBox="0 0 70 55" draw:extrusion-allowed="true" draw:text-areas="0 0 70 55" draw:glue-points="69 0 58 0 44 0 33 0 28 0 26 0 23 1 20 4 19 6 17 11 15 18 12 23 11 26 11 29 12 32 15 34 20 34 26 34 31 34 35 34 37 34 38 36 38 37 37 39 32 39 24 39 15 39 8 39 0 55 41 55 46 54 51 51 55 46 62 30 63 25 62 21 60 19 55 18 52 18 44 18 36 18 32 18 30 18 30 16 31 15 33 14 40 14 51 14 61 14 65 14" draw:type="non-primitive" draw:enhanced-path="M 70 0 L 69 0 64 0 58 0 51 0 44 0 38 0 33 0 30 0 28 0 27 0 26 0 24 1 23 1 22 2 20 4 19 6 18 8 17 11 16 14 15 18 13 21 12 23 12 25 11 26 11 28 11 29 11 31 12 32 13 33 15 34 17 34 20 34 23 34 26 34 28 34 31 34 33 34 35 34 36 34 37 34 38 35 38 36 38 37 38 38 37 39 35 39 32 39 29 39 24 39 19 39 15 39 11 39 8 39 7 39 0 55 38 55 41 55 44 54 46 54 49 53 51 51 53 49 55 46 56 43 62 30 62 27 63 25 63 23 62 21 61 20 60 19 58 18 55 18 54 18 52 18 48 18 44 18 40 18 36 18 33 18 32 18 31 18 30 18 30 17 30 16 30 15 31 15 32 14 33 14 36 14 40 14 45 14 51 14 56 14 61 14 64 14 65 14 70 0 Z N"/>
            </draw:custom-shape>
            <draw:custom-shape draw:name="Freeform 106" draw:style-name="gr14" draw:text-style-name="P3" svg:width="0.99mm" svg:height="1.2mm" svg:x="93.75mm" svg:y="18.39mm">
              <text:p/>
              <draw:enhanced-geometry svg:viewBox="0 0 10 15" draw:extrusion-allowed="true" draw:text-areas="0 0 10 15" draw:glue-points="5 5 5 4 5 4 5 4 5 4 5 3 5 3 5 3 5 2 5 2 5 2 5 2 5 2 5 2 5 2 5 2 5 1 5 1 5 2 5 2 5 2 5 2 5 2 5 2 5 2 5 2 5 3 5 3 5 3 5 4 5 4 5 4 6 4 6 5 6 9 4 9 5 5 3 15 4 11 7 11 7 15 10 15 7 0 3 0 0 15 3 15" draw:type="non-primitive" draw:enhanced-path="M 5 5 L 5 4 5 3 5 2 5 1 5 2 5 3 5 4 6 4 6 5 6 9 4 9 5 5 Z M 3 15 L 4 11 7 11 7 15 10 15 7 0 3 0 0 15 3 15 Z N"/>
            </draw:custom-shape>
            <draw:custom-shape draw:name="Freeform 107" draw:style-name="gr14" draw:text-style-name="P3" svg:width="1.05mm" svg:height="1.2mm" svg:x="95.04mm" svg:y="18.39mm">
              <text:p/>
              <draw:enhanced-geometry svg:viewBox="0 0 10 15" draw:extrusion-allowed="true" draw:text-areas="0 0 10 15" draw:glue-points="7 0 10 0 7 15 3 15 0 0 3 0 4 10 4 10 4 10 5 11 5 11 5 11 5 12 5 12 5 12 5 12 5 13 5 13 5 13 5 13 5 13 5 13 5 14 5 14 5 13 5 13 5 13 5 13 5 13 5 13 5 12 5 12 5 12 5 12 5 11 5 11 5 11 5 10 5 10 5 10 7 0" draw:type="non-primitive" draw:enhanced-path="M 7 0 L 10 0 7 15 3 15 0 0 3 0 4 10 5 11 5 12 5 13 5 14 5 13 5 12 5 11 5 10 7 0 Z N"/>
            </draw:custom-shape>
            <draw:custom-shape draw:name="Freeform 109" draw:style-name="gr14" draw:text-style-name="P3" svg:width="0.81mm" svg:height="1.37mm" svg:x="97.72mm" svg:y="18.38mm">
              <text:p/>
              <draw:enhanced-geometry svg:viewBox="0 0 8 17" draw:extrusion-allowed="true" draw:text-areas="0 0 8 17" draw:glue-points="8 11 8 11 8 11 8 12 8 13 8 14 7 16 5 17 3 16 1 15 0 14 0 11 0 7 0 5 0 2 2 1 4 0 6 1 7 1 8 3 8 4 8 5 8 5 8 5 8 6 5 5 5 4 5 3 5 3 4 3 3 4 2 5 2 6 2 11 2 12 3 13 3 14 4 14 5 14 5 13 6 12 6 11" draw:type="non-primitive" draw:enhanced-path="M 8 11 L 8 11 8 12 8 13 8 14 7 15 7 16 6 16 5 17 4 17 3 16 2 16 1 15 0 15 0 14 0 12 0 11 0 9 0 7 0 6 0 5 0 3 0 2 1 2 2 1 3 1 4 0 5 0 6 1 7 1 7 2 8 3 8 4 8 5 8 6 6 6 5 5 5 4 5 3 4 3 3 3 3 4 2 4 2 5 2 6 2 7 2 11 2 12 2 13 3 13 3 14 4 14 5 14 5 13 5 12 6 12 6 11 8 11 Z N"/>
            </draw:custom-shape>
            <draw:custom-shape draw:name="Freeform 110" draw:style-name="gr14" draw:text-style-name="P3" svg:width="0.95mm" svg:height="1.37mm" svg:x="98.99mm" svg:y="18.38mm">
              <text:p/>
              <draw:enhanced-geometry svg:viewBox="0 0 9 17" draw:extrusion-allowed="true" draw:text-areas="0 0 9 17" draw:glue-points="3 6 3 5 3 4 4 3 5 3 6 4 6 5 6 6 6 11 6 12 6 13 6 14 5 14 3 14 3 13 3 12 3 11 0 9 0 12 1 15 2 16 5 17 7 16 8 15 9 12 9 9 9 6 9 3 8 2 6 1 3 1 1 2 0 3 0 6 0 9" draw:type="non-primitive" draw:enhanced-path="M 3 7 L 3 6 3 5 3 4 3 3 4 3 5 3 6 3 6 4 6 5 6 6 6 7 6 11 6 12 6 13 6 14 5 14 4 14 3 14 3 13 3 12 3 11 3 7 Z M 0 9 L 0 11 0 12 0 14 1 15 2 16 3 16 5 17 6 16 7 16 8 15 9 14 9 12 9 11 9 9 9 7 9 6 9 5 9 3 8 2 7 1 6 1 5 0 3 1 2 1 1 2 0 3 0 5 0 6 0 7 0 9 Z N"/>
            </draw:custom-shape>
            <draw:custom-shape draw:name="Freeform 111" draw:style-name="gr14" draw:text-style-name="P3" svg:width="0.79mm" svg:height="1.2mm" svg:x="100.49mm" svg:y="18.39mm">
              <text:p/>
              <draw:enhanced-geometry svg:viewBox="0 0 8 15" draw:extrusion-allowed="true" draw:text-areas="0 0 8 15" draw:glue-points="0 15 0 0 3 0 3 13 8 13 8 15 0 15" draw:type="non-primitive" draw:enhanced-path="M 0 15 L 0 0 3 0 3 13 8 13 8 15 0 15 Z N"/>
            </draw:custom-shape>
            <draw:custom-shape draw:name="Freeform 112" draw:style-name="gr14" draw:text-style-name="P3" svg:width="1.02mm" svg:height="1.37mm" svg:x="101.69mm" svg:y="18.38mm">
              <text:p/>
              <draw:enhanced-geometry svg:viewBox="0 0 10 17" draw:extrusion-allowed="true" draw:text-areas="0 0 10 17" draw:glue-points="3 6 3 5 3 4 4 3 6 3 6 4 7 5 7 6 7 11 7 12 7 13 6 14 5 14 4 14 3 13 3 12 3 11 0 9 1 12 1 15 2 16 5 17 8 16 9 15 9 12 10 9 10 6 9 3 8 2 6 1 4 1 2 2 1 3 0 6 0 9" draw:type="non-primitive" draw:enhanced-path="M 3 7 L 3 6 3 5 3 4 4 3 5 3 6 3 6 4 7 4 7 5 7 6 7 7 7 11 7 12 7 13 6 14 5 14 4 14 3 13 3 12 3 11 3 7 Z M 0 9 L 0 11 1 12 1 14 1 15 2 15 2 16 4 16 5 17 6 16 8 16 8 15 9 15 9 14 9 12 10 11 10 9 10 7 10 6 9 5 9 3 9 2 8 2 7 1 6 1 5 0 4 1 3 1 2 2 1 2 1 3 1 5 0 6 0 7 0 9 Z N"/>
            </draw:custom-shape>
            <draw:custom-shape draw:name="Freeform 113" draw:style-name="gr14" draw:text-style-name="P3" svg:width="0.94mm" svg:height="1.2mm" svg:x="103.27mm" svg:y="18.39mm">
              <text:p/>
              <draw:enhanced-geometry svg:viewBox="0 0 9 15" draw:extrusion-allowed="true" draw:text-areas="0 0 9 15" draw:glue-points="6 0 9 0 9 15 6 15 4 10 4 9 3 8 3 8 3 7 3 6 3 5 2 4 2 4 2 4 2 4 2 5 2 5 2 6 2 6 2 7 2 7 2 8 2 9 2 9 2 10 2 10 2 11 2 11 2 12 2 12 2 15 0 15 0 0 3 0 5 5 5 6 5 7 5 7 6 8 6 9 6 10 6 11 6 12 6 12 6 11 6 10 6 10 6 9 6 9 6 8 6 8 6 7 6 7 6 6 6 5 6 5 6 4 6 4 6 3 6 3 6 0" draw:type="non-primitive" draw:enhanced-path="M 6 0 L 9 0 9 15 6 15 4 10 4 9 3 8 3 7 3 6 3 5 2 4 2 5 2 6 2 7 2 8 2 9 2 10 2 11 2 12 2 15 0 15 0 0 3 0 5 5 5 6 5 7 6 8 6 9 6 10 6 11 6 12 6 11 6 10 6 9 6 8 6 7 6 6 6 5 6 4 6 3 6 0 Z N"/>
            </draw:custom-shape>
            <draw:custom-shape draw:name="Freeform 114" draw:style-name="gr14" draw:text-style-name="P3" svg:width="1.09mm" svg:height="1.2mm" svg:x="105.25mm" svg:y="18.39mm">
              <text:p/>
              <draw:enhanced-geometry svg:viewBox="0 0 10 15" draw:extrusion-allowed="true" draw:text-areas="0 0 10 15" draw:glue-points="4 4 4 4 4 4 4 5 4 5 4 5 4 6 4 6 4 6 5 6 5 6 5 5 5 5 5 5 5 4 5 4 5 4 5 3 7 0 10 0 6 9 6 15 3 15 3 9 0 0 2 0 4 4" draw:type="non-primitive" draw:enhanced-path="M 4 4 L 4 4 4 5 4 6 5 6 5 5 5 4 5 3 7 0 10 0 6 9 6 15 3 15 3 9 0 0 2 0 4 4 Z N"/>
            </draw:custom-shape>
            <draw:custom-shape draw:name="Freeform 115" draw:style-name="gr14" draw:text-style-name="P3" svg:width="1.02mm" svg:height="1.2mm" svg:x="107.28mm" svg:y="18.39mm">
              <text:p/>
              <draw:enhanced-geometry svg:viewBox="0 0 10 15" draw:extrusion-allowed="true" draw:text-areas="0 0 10 15" draw:glue-points="5 2 6 2 6 2 6 3 7 4 6 5 6 6 6 6 5 6 3 2 4 9 4 9 5 9 5 9 6 9 6 9 6 10 6 11 7 12 7 13 7 14 7 15 10 15 9 15 9 13 9 12 9 10 9 10 9 9 8 8 8 7 7 7 8 7 9 6 9 5 9 3 9 2 8 1 7 0 5 0 0 15 3 9" draw:type="non-primitive" draw:enhanced-path="M 3 2 L 5 2 6 2 6 3 7 4 6 5 6 6 5 6 3 6 3 2 Z M 3 9 L 4 9 5 9 6 9 6 10 6 11 7 11 7 12 7 13 7 14 7 15 10 15 9 15 9 14 9 13 9 12 9 11 9 10 9 9 9 8 8 8 8 7 7 7 8 7 9 6 9 5 9 4 9 3 9 2 9 1 8 1 8 0 7 0 6 0 5 0 0 0 0 15 3 15 3 9 Z N"/>
            </draw:custom-shape>
            <draw:custom-shape draw:name="Freeform 116" draw:style-name="gr14" draw:text-style-name="P3" svg:width="0.93mm" svg:height="1.33mm" svg:x="108.85mm" svg:y="18.39mm">
              <text:p/>
              <draw:enhanced-geometry svg:viewBox="0 0 9 16" draw:extrusion-allowed="true" draw:text-areas="0 0 9 16" draw:glue-points="6 0 9 0 9 11 8 12 8 13 8 14 8 14 7 15 6 15 5 16 4 16 3 16 2 15 1 15 1 14 0 14 0 13 0 12 0 11 0 0 2 0 2 10 2 11 2 11 2 12 2 12 3 13 3 13 3 13 4 13 5 13 5 13 5 13 6 12 6 12 6 11 6 11 6 10 6 0" draw:type="non-primitive" draw:enhanced-path="M 6 0 L 9 0 9 11 8 12 8 13 8 14 7 15 6 15 5 16 4 16 3 16 2 15 1 15 1 14 0 14 0 13 0 12 0 11 0 0 2 0 2 10 2 11 2 12 3 13 4 13 5 13 6 12 6 11 6 10 6 0 Z N"/>
            </draw:custom-shape>
            <draw:custom-shape draw:name="Freeform 117" draw:style-name="gr14" draw:text-style-name="P3" svg:width="0.95mm" svg:height="1.2mm" svg:x="110.12mm" svg:y="18.39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18" draw:style-name="gr14" draw:text-style-name="P3" svg:width="1.02mm" svg:height="1.2mm" svg:x="111.25mm" svg:y="18.39mm">
              <text:p/>
              <draw:enhanced-geometry svg:viewBox="0 0 10 15" draw:extrusion-allowed="true" draw:text-areas="0 0 10 15" draw:glue-points="5 5 5 4 5 4 5 4 5 4 5 3 5 3 5 3 5 2 5 2 5 2 5 2 5 2 5 2 5 2 5 2 5 1 5 1 5 2 5 2 5 2 5 2 5 2 5 2 5 2 5 2 5 3 5 3 5 3 5 4 5 4 5 4 5 4 5 5 6 9 4 9 5 5 3 15 3 11 6 11 7 15 10 15 7 0 3 0 0 15 3 15" draw:type="non-primitive" draw:enhanced-path="M 5 5 L 5 4 5 3 5 2 5 1 5 2 5 3 5 4 5 5 6 9 4 9 5 5 Z M 3 15 L 3 11 6 11 7 15 10 15 7 0 3 0 0 15 3 15 Z N"/>
            </draw:custom-shape>
            <draw:custom-shape draw:name="Freeform 119" draw:style-name="gr14" draw:text-style-name="P3" svg:width="0.79mm" svg:height="1.33mm" svg:x="113.26mm" svg:y="18.39mm">
              <text:p/>
              <draw:enhanced-geometry svg:viewBox="0 0 8 16" draw:extrusion-allowed="true" draw:text-areas="0 0 8 16" draw:glue-points="3 6 3 6 4 6 4 6 5 5 5 5 5 5 5 4 5 3 5 3 5 2 4 2 4 2 3 2 3 2 3 3 3 4 0 3 1 2 1 0 3 0 5 0 6 0 7 1 8 3 8 4 7 5 7 6 6 7 6 7 7 7 7 8 8 9 8 11 8 13 7 14 6 15 4 16 2 15 1 14 0 12 0 11 2 10 2 11 3 12 3 13 4 13 5 13 5 12 5 11 5 10 5 10 5 9 5 9 5 9 5 8 4 8 3 8 3 8" draw:type="non-primitive" draw:enhanced-path="M 3 6 L 3 6 4 6 5 5 5 4 5 3 5 2 4 2 3 2 3 3 3 4 0 4 0 3 0 2 1 2 1 1 1 0 2 0 3 0 4 0 5 0 6 0 7 1 7 2 8 3 8 4 8 5 7 5 7 6 6 7 7 7 7 8 8 8 8 9 8 10 8 11 8 12 8 13 7 14 6 15 5 15 4 16 3 15 2 15 1 15 1 14 0 13 0 12 0 11 0 10 2 10 2 11 3 12 3 13 4 13 5 13 5 12 5 11 5 10 5 9 5 8 4 8 3 8 3 6 Z N"/>
            </draw:custom-shape>
            <draw:custom-shape draw:name="Freeform 120" draw:style-name="gr14" draw:text-style-name="P3" svg:width="0.28mm" svg:height="1.67mm" svg:x="115.13mm" svg:y="18.38mm">
              <text:p/>
              <draw:enhanced-geometry svg:viewBox="0 0 4 20" draw:extrusion-allowed="true" draw:text-areas="0 0 4 20" draw:glue-points="4 0 4 1 4 2 3 3 3 4 3 6 3 7 3 9 3 11 3 12 3 13 3 15 3 16 3 17 4 18 4 19 4 20 3 20 2 19 2 18 1 17 1 15 0 14 0 13 0 12 0 10 0 9 0 7 0 6 1 5 1 4 2 3 2 1 3 0 4 0" draw:type="non-primitive" draw:enhanced-path="M 4 0 L 4 1 4 2 3 3 3 4 3 6 3 7 3 9 3 11 3 12 3 13 3 15 3 16 3 17 4 18 4 19 4 20 3 20 2 19 2 18 1 17 1 15 0 14 0 13 0 12 0 10 0 9 0 7 0 6 1 5 1 4 2 3 2 1 3 0 4 0 Z N"/>
            </draw:custom-shape>
            <draw:custom-shape draw:name="Freeform 121" draw:style-name="gr14" draw:text-style-name="P3" svg:width="1.11mm" svg:height="1.2mm" svg:x="115.87mm" svg:y="18.39mm">
              <text:p/>
              <draw:enhanced-geometry svg:viewBox="0 0 10 15" draw:extrusion-allowed="true" draw:text-areas="0 0 10 15" draw:glue-points="5 2 6 2 6 2 7 3 7 4 7 5 6 6 6 6 5 6 3 2 4 9 4 9 5 9 6 9 6 9 6 9 7 10 7 11 7 12 7 13 7 14 7 15 10 15 10 15 9 13 9 12 9 10 9 10 9 9 9 8 8 7 7 7 8 7 9 6 9 5 9 3 9 2 8 1 7 0 5 0 0 15 3 9" draw:type="non-primitive" draw:enhanced-path="M 3 2 L 5 2 6 2 6 3 7 3 7 4 7 5 6 5 6 6 5 6 3 6 3 2 Z M 4 9 L 4 9 5 9 6 9 7 10 7 11 7 12 7 13 7 14 7 15 10 15 9 14 9 13 9 12 9 11 9 10 9 9 9 8 8 8 8 7 7 7 8 7 9 6 9 5 9 4 9 3 9 2 9 1 8 1 8 0 7 0 6 0 5 0 0 0 0 15 3 15 3 9 4 9 Z N"/>
            </draw:custom-shape>
            <draw:custom-shape draw:name="Freeform 122" draw:style-name="gr14" draw:text-style-name="P3" svg:width="0.95mm" svg:height="1.37mm" svg:x="117.44mm" svg:y="18.38mm">
              <text:p/>
              <draw:enhanced-geometry svg:viewBox="0 0 9 17" draw:extrusion-allowed="true" draw:text-areas="0 0 9 17" draw:glue-points="2 6 2 5 3 4 4 3 5 3 6 4 6 5 6 6 6 11 6 12 6 13 5 14 4 14 3 14 3 13 2 12 2 11 0 9 0 12 0 15 2 16 4 17 7 16 8 15 9 12 9 9 9 6 8 3 7 2 6 1 3 1 1 2 0 3 0 6 0 9" draw:type="non-primitive" draw:enhanced-path="M 2 7 L 2 6 2 5 3 4 3 3 4 3 5 3 6 4 6 5 6 6 6 7 6 11 6 12 6 13 6 14 5 14 4 14 3 14 3 13 2 13 2 12 2 11 2 7 Z M 0 9 L 0 11 0 12 0 14 0 15 1 15 2 16 3 16 4 17 6 16 7 16 8 15 9 14 9 12 9 11 9 9 9 7 9 6 9 5 8 3 8 2 7 2 7 1 6 1 4 0 3 1 2 1 1 2 0 2 0 3 0 5 0 6 0 7 0 9 Z N"/>
            </draw:custom-shape>
            <draw:custom-shape draw:name="Freeform 123" draw:style-name="gr14" draw:text-style-name="P3" svg:width="0.97mm" svg:height="1.2mm" svg:x="118.78mm" svg:y="18.39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24" draw:style-name="gr14" draw:text-style-name="P3" svg:width="0.95mm" svg:height="1.37mm" svg:x="120.14mm" svg:y="18.38mm">
              <text:p/>
              <draw:enhanced-geometry svg:viewBox="0 0 9 17" draw:extrusion-allowed="true" draw:text-areas="0 0 9 17" draw:glue-points="3 6 3 5 3 4 4 3 5 3 6 4 6 5 7 6 7 11 7 12 6 13 6 14 5 14 4 14 3 13 3 12 3 11 0 9 0 12 1 15 2 16 5 17 7 16 9 15 9 12 9 9 9 6 9 3 8 2 6 1 3 1 1 2 0 3 0 6 0 9" draw:type="non-primitive" draw:enhanced-path="M 3 7 L 3 6 3 5 3 4 4 3 5 3 6 3 6 4 6 5 7 6 7 7 7 11 7 12 6 12 6 13 6 14 5 14 4 14 3 14 3 13 3 12 3 11 3 7 Z M 0 9 L 0 11 0 12 0 14 1 15 2 16 3 16 5 17 6 16 7 16 8 15 9 15 9 14 9 12 9 11 9 9 9 7 9 6 9 5 9 3 9 2 8 2 7 1 6 1 5 0 3 1 2 1 1 2 0 3 0 5 0 6 0 7 0 9 Z N"/>
            </draw:custom-shape>
            <draw:custom-shape draw:name="Freeform 125" draw:style-name="gr14" draw:text-style-name="P3" svg:width="0.94mm" svg:height="1.2mm" svg:x="121.56mm" svg:y="18.39mm">
              <text:p/>
              <draw:enhanced-geometry svg:viewBox="0 0 9 15" draw:extrusion-allowed="true" draw:text-areas="0 0 9 15" draw:glue-points="7 0 9 0 9 15 7 15 5 10 4 9 4 8 4 8 4 7 3 6 3 5 3 4 3 4 3 4 3 4 3 5 3 5 3 6 3 6 3 7 3 7 3 8 3 9 3 9 3 10 3 10 3 11 3 11 3 12 3 12 3 15 0 15 0 0 3 0 5 5 6 6 6 7 6 7 6 8 6 9 7 10 7 11 7 12 7 12 7 11 7 10 7 10 7 9 7 9 7 8 7 8 7 7 7 7 7 6 7 5 7 5 7 4 7 4 7 3 7 3 7 0" draw:type="non-primitive" draw:enhanced-path="M 7 0 L 9 0 9 15 7 15 5 10 4 9 4 8 4 7 3 6 3 5 3 4 3 5 3 6 3 7 3 8 3 9 3 10 3 11 3 12 3 15 0 15 0 0 3 0 5 5 6 6 6 7 6 8 6 9 7 10 7 11 7 12 7 11 7 10 7 9 7 8 7 7 7 6 7 5 7 4 7 3 7 0 Z N"/>
            </draw:custom-shape>
            <draw:custom-shape draw:name="Freeform 126" draw:style-name="gr14" draw:text-style-name="P3" svg:width="0.94mm" svg:height="1.2mm" svg:x="123.14mm" svg:y="18.39mm">
              <text:p/>
              <draw:enhanced-geometry svg:viewBox="0 0 9 15" draw:extrusion-allowed="true" draw:text-areas="0 0 9 15" draw:glue-points="2 13 2 2 4 2 5 2 5 2 5 3 6 3 6 4 6 5 6 6 6 7 6 9 6 10 6 11 6 12 5 12 5 13 4 13 4 13 2 13 5 15 5 15 5 15 5 15 6 15 6 15 6 15 6 15 7 15 7 14 8 13 8 12 9 11 9 10 9 9 9 8 9 7 9 6 9 5 9 4 9 4 9 3 8 2 8 2 8 1 8 1 7 1 7 0 7 0 6 0 6 0 6 0 5 0 0 0 0 15 5 15" draw:type="non-primitive" draw:enhanced-path="M 2 13 L 2 2 4 2 5 2 5 3 6 3 6 4 6 5 6 6 6 7 6 9 6 10 6 11 6 12 5 12 5 13 4 13 2 13 Z M 5 15 L 5 15 6 15 7 15 7 14 8 13 8 12 9 11 9 10 9 9 9 8 9 7 9 6 9 5 9 4 9 3 8 2 8 1 7 1 7 0 6 0 5 0 0 0 0 15 5 15 Z N"/>
            </draw:custom-shape>
            <draw:custom-shape draw:name="Freeform 127" draw:style-name="gr14" draw:text-style-name="P3" svg:width="1.1mm" svg:height="1.2mm" svg:x="124.48mm" svg:y="18.39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28" draw:style-name="gr14" draw:text-style-name="P3" svg:width="0.27mm" svg:height="1.67mm" svg:x="125.98mm" svg:y="18.38mm">
              <text:p/>
              <draw:enhanced-geometry svg:viewBox="0 0 4 20" draw:extrusion-allowed="true" draw:text-areas="0 0 4 20" draw:glue-points="0 20 0 19 1 18 1 17 1 16 2 15 2 14 2 12 2 10 2 9 2 7 2 6 1 5 1 4 1 3 0 2 0 0 2 0 2 2 3 3 3 4 4 5 4 7 4 8 4 9 4 11 4 12 4 13 4 15 4 16 3 17 3 18 2 19 2 20 0 20" draw:type="non-primitive" draw:enhanced-path="M 0 20 L 0 19 1 18 1 17 1 16 2 15 2 14 2 12 2 10 2 9 2 7 2 6 1 5 1 4 1 3 0 2 0 0 2 0 2 2 3 3 3 4 4 5 4 7 4 8 4 9 4 11 4 12 4 13 4 15 4 16 3 17 3 18 2 19 2 20 0 20 Z N"/>
            </draw:custom-shape>
            <draw:custom-shape draw:name="Freeform 129" draw:style-name="gr14" draw:text-style-name="P3" svg:width="0.96mm" svg:height="1.2mm" svg:x="127.32mm" svg:y="18.39mm">
              <text:p/>
              <draw:enhanced-geometry svg:viewBox="0 0 9 15" draw:extrusion-allowed="true" draw:text-areas="0 0 9 15" draw:glue-points="0 0 9 0 9 2 6 2 6 15 3 15 3 2 0 2 0 0" draw:type="non-primitive" draw:enhanced-path="M 0 0 L 9 0 9 2 6 2 6 15 3 15 3 2 0 2 0 0 Z N"/>
            </draw:custom-shape>
            <draw:custom-shape draw:name="Freeform 130" draw:style-name="gr14" draw:text-style-name="P3" svg:width="0.68mm" svg:height="1.2mm" svg:x="128.66mm" svg:y="18.39mm">
              <text:p/>
              <draw:enhanced-geometry svg:viewBox="0 0 7 15" draw:extrusion-allowed="true" draw:text-areas="0 0 7 15" draw:glue-points="0 15 0 0 7 0 7 2 3 2 3 6 7 6 7 8 3 8 3 13 7 13 7 15 0 15" draw:type="non-primitive" draw:enhanced-path="M 0 15 L 0 0 7 0 7 2 3 2 3 6 7 6 7 8 3 8 3 13 7 13 7 15 0 15 Z N"/>
            </draw:custom-shape>
            <draw:custom-shape draw:name="Freeform 131" draw:style-name="gr14" draw:text-style-name="P3" svg:width="0.89mm" svg:height="1.2mm" svg:x="129.79mm" svg:y="18.39mm">
              <text:p/>
              <draw:enhanced-geometry svg:viewBox="0 0 8 15" draw:extrusion-allowed="true" draw:text-areas="0 0 8 15" draw:glue-points="0 15 0 0 3 0 3 13 8 13 8 15 0 15" draw:type="non-primitive" draw:enhanced-path="M 0 15 L 0 0 3 0 3 13 8 13 8 15 0 15 Z N"/>
            </draw:custom-shape>
            <draw:custom-shape draw:name="Freeform 132" draw:style-name="gr14" draw:text-style-name="P3" svg:width="0.81mm" svg:height="1.2mm" svg:x="130.99mm" svg:y="18.39mm">
              <text:p/>
              <draw:enhanced-geometry svg:viewBox="0 0 8 15" draw:extrusion-allowed="true" draw:text-areas="0 0 8 15" draw:glue-points="0 15 0 0 8 0 8 2 3 2 3 6 7 6 7 8 3 8 3 13 8 13 8 15 0 15" draw:type="non-primitive" draw:enhanced-path="M 0 15 L 0 0 8 0 8 2 3 2 3 6 7 6 7 8 3 8 3 13 8 13 8 15 0 15 Z N"/>
            </draw:custom-shape>
            <draw:custom-shape draw:name="Freeform 133" draw:style-name="gr14" draw:text-style-name="P3" svg:width="0.66mm" svg:height="1.2mm" svg:x="132.33mm" svg:y="18.39mm">
              <text:p/>
              <draw:enhanced-geometry svg:viewBox="0 0 7 15" draw:extrusion-allowed="true" draw:text-areas="0 0 7 15" draw:glue-points="0 15 0 0 7 0 7 2 2 2 2 6 7 6 7 8 2 8 2 15 0 15" draw:type="non-primitive" draw:enhanced-path="M 0 15 L 0 0 7 0 7 2 2 2 2 6 7 6 7 8 2 8 2 15 0 15 Z N"/>
            </draw:custom-shape>
            <draw:custom-shape draw:name="Freeform 134" draw:style-name="gr14" draw:text-style-name="P3" svg:width="1.12mm" svg:height="1.2mm" svg:x="133.3mm" svg:y="18.39mm">
              <text:p/>
              <draw:enhanced-geometry svg:viewBox="0 0 10 15" draw:extrusion-allowed="true" draw:text-areas="0 0 10 15" draw:glue-points="5 5 5 4 5 4 5 4 5 4 5 3 5 3 5 3 5 2 5 2 5 2 5 2 5 2 5 2 5 2 5 2 5 1 5 1 5 2 5 2 5 2 5 2 5 2 5 2 5 2 5 2 5 3 5 3 5 3 5 4 5 4 5 4 5 4 5 5 6 9 4 9 5 5 3 15 3 11 7 11 7 15 10 15 7 0 3 0 0 15 3 15" draw:type="non-primitive" draw:enhanced-path="M 5 5 L 5 4 5 3 5 2 5 1 5 2 5 3 5 4 5 5 6 9 4 9 5 5 Z M 3 15 L 3 11 7 11 7 15 10 15 7 0 3 0 0 15 3 15 Z N"/>
            </draw:custom-shape>
            <draw:custom-shape draw:name="Freeform 135" draw:style-name="gr14" draw:text-style-name="P3" svg:width="1.12mm" svg:height="1.2mm" svg:x="134.64mm" svg:y="18.39mm">
              <text:p/>
              <draw:enhanced-geometry svg:viewBox="0 0 10 15" draw:extrusion-allowed="true" draw:text-areas="0 0 10 15" draw:glue-points="10 15 7 15 6 11 6 11 6 11 6 11 5 10 5 10 5 10 5 10 5 9 5 9 5 10 5 10 5 11 5 11 5 11 5 12 4 12 4 12 3 15 0 15 4 7 0 0 3 0 5 3 5 3 5 4 5 4 5 4 5 4 5 5 5 5 5 5 5 5 5 5 5 4 6 4 6 4 6 3 6 3 6 3 6 2 7 0 10 0 7 7 10 15" draw:type="non-primitive" draw:enhanced-path="M 10 15 L 7 15 6 11 5 10 5 9 5 10 5 11 5 12 4 12 3 15 0 15 4 7 0 0 3 0 5 3 5 4 5 5 5 4 6 4 6 3 6 2 7 0 10 0 7 7 10 15 Z N"/>
            </draw:custom-shape>
            <draw:custom-shape draw:name="Freeform 136" draw:style-name="gr14" draw:text-style-name="P3" svg:width="0.73mm" svg:height="1.33mm" svg:x="136.74mm" svg:y="18.39mm">
              <text:p/>
              <draw:enhanced-geometry svg:viewBox="0 0 7 16" draw:extrusion-allowed="true" draw:text-areas="0 0 7 16" draw:glue-points="2 4 2 3 3 2 3 2 4 2 4 2 4 3 5 4 5 11 5 12 4 13 4 13 3 13 3 13 3 13 2 12 2 11 0 11 0 13 1 15 2 15 3 16 5 15 6 15 7 13 7 11 7 3 7 1 6 0 4 0 3 0 1 0 0 1 0 3 0 11" draw:type="non-primitive" draw:enhanced-path="M 2 4 L 2 4 2 3 3 2 4 2 4 3 5 3 5 4 5 11 5 12 4 13 3 13 2 13 2 12 2 11 2 4 Z M 0 11 L 0 12 0 13 0 14 1 15 2 15 3 15 3 16 4 15 5 15 6 15 7 14 7 13 7 12 7 11 7 4 7 3 7 2 7 1 6 1 6 0 5 0 4 0 3 0 2 0 1 0 1 1 0 1 0 2 0 3 0 4 0 11 Z N"/>
            </draw:custom-shape>
            <draw:custom-shape draw:name="Freeform 137" draw:style-name="gr14" draw:text-style-name="P3" svg:width="0.66mm" svg:height="1.2mm" svg:x="137.94mm" svg:y="18.39mm">
              <text:p/>
              <draw:enhanced-geometry svg:viewBox="0 0 7 15" draw:extrusion-allowed="true" draw:text-areas="0 0 7 15" draw:glue-points="0 15 0 14 0 14 0 13 0 12 0 11 1 10 2 9 4 7 4 6 4 5 5 5 5 4 5 3 4 2 4 2 4 2 3 2 3 2 3 2 2 3 2 3 2 4 2 4 2 5 0 4 0 3 0 2 1 0 4 0 5 0 6 1 7 2 7 4 7 5 7 6 7 7 6 8 4 11 3 11 3 12 2 13 7 13 0 15" draw:type="non-primitive" draw:enhanced-path="M 0 15 L 0 15 0 14 0 13 0 12 0 11 1 10 2 9 2 8 4 7 4 6 4 5 5 5 5 4 5 3 4 2 3 2 2 3 2 4 2 5 0 5 0 4 0 3 0 2 1 1 1 0 2 0 4 0 5 0 6 0 6 1 7 1 7 2 7 3 7 4 7 5 7 6 7 7 6 7 6 8 4 10 4 11 3 11 3 12 2 12 2 13 7 13 7 15 0 15 Z N"/>
            </draw:custom-shape>
            <draw:custom-shape draw:name="Freeform 138" draw:style-name="gr14" draw:text-style-name="P3" svg:width="0.78mm" svg:height="1.33mm" svg:x="139.21mm" svg:y="18.39mm">
              <text:p/>
              <draw:enhanced-geometry svg:viewBox="0 0 8 16" draw:extrusion-allowed="true" draw:text-areas="0 0 8 16" draw:glue-points="5 6 5 7 5 8 4 8 3 8 3 8 3 7 3 6 3 5 3 3 3 3 3 2 4 2 5 2 5 3 5 5 8 6 8 3 7 1 6 0 4 0 2 0 1 1 0 3 0 6 0 8 1 9 2 10 3 10 4 10 4 10 5 10 5 9 5 11 5 12 5 13 4 13 3 13 3 13 3 13 3 12 0 12 0 14 1 15 2 15 4 16 6 15 7 14 8 12 8 9" draw:type="non-primitive" draw:enhanced-path="M 5 5 L 5 6 5 7 5 8 4 8 3 8 3 7 3 6 3 5 3 4 3 3 3 2 4 2 5 2 5 3 5 4 5 5 Z M 8 6 L 8 4 8 3 7 2 7 1 6 1 6 0 5 0 4 0 3 0 2 0 1 1 0 2 0 3 0 4 0 6 0 7 0 8 0 9 1 9 1 10 2 10 3 10 4 10 5 10 5 9 5 10 5 11 5 12 5 13 4 13 3 13 3 12 0 12 0 13 0 14 1 14 1 15 2 15 3 15 4 16 5 15 6 15 7 14 7 13 8 12 8 11 8 9 8 6 Z N"/>
            </draw:custom-shape>
            <draw:custom-shape draw:name="Freeform 139" draw:style-name="gr14" draw:text-style-name="P3" svg:width="0.5mm" svg:height="1.2mm" svg:x="140.39mm" svg:y="18.39mm">
              <text:p/>
              <draw:enhanced-geometry svg:viewBox="0 0 6 15" draw:extrusion-allowed="true" draw:text-areas="0 0 6 15" draw:glue-points="3 4 0 4 0 2 1 2 1 2 2 2 3 2 3 2 3 1 4 0 4 0 6 0 6 15 3 15 3 4" draw:type="non-primitive" draw:enhanced-path="M 3 4 L 0 4 0 2 1 2 2 2 3 2 3 1 4 0 6 0 6 15 3 15 3 4 Z N"/>
            </draw:custom-shape>
            <draw:custom-shape draw:name="Freeform 141" draw:style-name="gr14" draw:text-style-name="P3" svg:width="0.78mm" svg:height="1.2mm" svg:x="142.35mm" svg:y="18.39mm">
              <text:p/>
              <draw:enhanced-geometry svg:viewBox="0 0 8 15" draw:extrusion-allowed="true" draw:text-areas="0 0 8 15" draw:glue-points="2 10 5 4 5 4 5 10 2 10 4 0 0 10 0 12 5 12 5 15 7 15 7 12 8 12 8 10 7 10 7 0 4 0" draw:type="non-primitive" draw:enhanced-path="M 2 10 L 5 4 5 10 2 10 Z M 4 0 L 0 10 0 12 5 12 5 15 7 15 7 12 8 12 8 10 7 10 7 0 4 0 Z N"/>
            </draw:custom-shape>
            <draw:custom-shape draw:name="Freeform 142" draw:style-name="gr14" draw:text-style-name="P3" svg:width="0.8mm" svg:height="1.33mm" svg:x="143.53mm" svg:y="18.39mm">
              <text:p/>
              <draw:enhanced-geometry svg:viewBox="0 0 8 16" draw:extrusion-allowed="true" draw:text-areas="0 0 8 16" draw:glue-points="1 0 8 2 3 6 3 5 4 5 4 5 5 5 7 5 8 6 8 8 8 10 8 12 8 14 6 15 4 16 2 15 1 14 1 13 0 10 3 11 3 12 3 13 4 13 5 13 5 13 6 12 6 11 6 9 6 8 5 7 5 7 4 7 4 7 3 7 3 8 1 8" draw:type="non-primitive" draw:enhanced-path="M 1 8 L 1 0 8 0 8 2 3 2 3 6 3 5 4 5 5 5 6 5 7 5 7 6 8 6 8 7 8 8 8 9 8 10 8 11 8 12 8 13 8 14 7 15 6 15 5 15 4 16 3 15 2 15 1 14 1 13 0 12 0 10 3 10 3 11 3 12 3 13 4 13 5 13 6 12 6 11 6 10 6 9 6 8 5 8 5 7 4 7 3 7 3 8 1 8 Z N"/>
            </draw:custom-shape>
            <draw:custom-shape draw:name="Freeform 143" draw:style-name="gr14" draw:text-style-name="P3" svg:width="0.94mm" svg:height="1.2mm" svg:x="144.73mm" svg:y="18.39mm">
              <text:p/>
              <draw:enhanced-geometry svg:viewBox="0 0 9 15" draw:extrusion-allowed="true" draw:text-areas="0 0 9 15" draw:glue-points="2 10 5 4 5 4 5 10 2 10 5 0 0 10 0 12 5 12 5 15 8 15 8 12 9 12 9 10 8 10 8 0 5 0" draw:type="non-primitive" draw:enhanced-path="M 2 10 L 5 4 5 10 2 10 Z M 5 0 L 0 10 0 12 5 12 5 15 8 15 8 12 9 12 9 10 8 10 8 0 5 0 Z N"/>
            </draw:custom-shape>
            <draw:custom-shape draw:name="Freeform 144" draw:style-name="gr14" draw:text-style-name="P3" svg:width="0.79mm" svg:height="1.33mm" svg:x="146.15mm" svg:y="18.39mm">
              <text:p/>
              <draw:enhanced-geometry svg:viewBox="0 0 8 16" draw:extrusion-allowed="true" draw:text-areas="0 0 8 16" draw:glue-points="3 9 3 8 3 8 3 7 4 7 5 8 5 8 5 9 5 11 5 12 5 13 4 13 3 13 3 13 3 12 3 11 0 10 0 12 1 14 2 15 4 16 6 15 7 14 8 12 8 10 8 8 7 6 6 5 5 5 4 5 3 5 3 5 3 6 3 4 3 4 3 3 3 2 4 2 5 2 5 3 5 3 7 3 7 2 7 1 5 0 4 0 2 0 1 1 0 3 0 6" draw:type="non-primitive" draw:enhanced-path="M 3 10 L 3 9 3 8 3 7 4 7 5 7 5 8 5 9 5 10 5 11 5 12 5 13 4 13 3 13 3 12 3 11 3 10 Z M 0 10 L 0 11 0 12 0 13 1 14 1 15 2 15 3 15 4 16 5 15 6 15 7 14 7 13 8 12 8 11 8 10 8 9 8 8 7 7 7 6 7 5 6 5 5 5 4 5 3 5 3 6 3 5 3 4 3 3 3 2 4 2 5 2 5 3 7 3 7 2 7 1 6 0 5 0 4 0 3 0 2 0 1 0 1 1 0 2 0 3 0 4 0 6 0 10 Z N"/>
            </draw:custom-shape>
            <draw:custom-shape draw:name="Freeform 145" draw:style-name="gr14" draw:text-style-name="P3" svg:width="0.8mm" svg:height="1.2mm" svg:x="147.27mm" svg:y="18.39mm">
              <text:p/>
              <draw:enhanced-geometry svg:viewBox="0 0 8 15" draw:extrusion-allowed="true" draw:text-areas="0 0 8 15" draw:glue-points="0 0 8 0 8 2 7 3 7 4 7 5 6 6 6 7 6 8 5 9 5 10 5 10 5 11 5 12 5 12 5 13 4 14 4 15 4 15 2 15 2 14 2 13 2 12 2 10 3 9 3 8 4 7 4 6 4 5 4 5 4 5 5 4 5 4 5 3 5 3 6 2 0 2 0 0" draw:type="non-primitive" draw:enhanced-path="M 0 0 L 8 0 8 2 7 3 7 4 7 5 6 6 6 7 6 8 5 9 5 10 5 11 5 12 5 13 4 14 4 15 2 15 2 14 2 13 2 12 2 10 3 9 3 8 4 7 4 6 4 5 5 4 5 3 6 2 0 2 0 0 Z N"/>
            </draw:custom-shape>
            <draw:custom-shape draw:name="Freeform 146" draw:style-name="gr14" draw:text-style-name="P3" svg:width="0.87mm" svg:height="1.33mm" svg:x="148.47mm" svg:y="18.39mm">
              <text:p/>
              <draw:enhanced-geometry svg:viewBox="0 0 8 16" draw:extrusion-allowed="true" draw:text-areas="0 0 8 16" draw:glue-points="3 6 3 6 4 6 4 6 5 5 5 5 5 5 5 4 5 3 5 3 5 2 4 2 4 2 3 2 3 2 3 3 3 4 0 3 1 2 2 0 3 0 5 0 6 0 7 1 8 3 8 4 8 5 7 6 6 7 6 7 7 7 7 8 8 9 8 11 8 13 7 14 6 15 4 16 2 15 1 14 0 12 0 11 2 10 3 11 3 12 3 13 4 13 5 13 5 12 5 11 5 10 5 10 5 9 5 9 5 9 5 8 4 8 3 8 3 8" draw:type="non-primitive" draw:enhanced-path="M 3 6 L 3 6 4 6 5 5 5 4 5 3 5 2 4 2 3 2 3 3 3 4 0 4 0 3 0 2 1 2 1 1 2 0 3 0 4 0 5 0 6 0 7 1 8 2 8 3 8 4 8 5 7 6 6 7 7 7 7 8 8 8 8 9 8 10 8 11 8 12 8 13 7 14 6 15 5 15 4 16 3 15 2 15 1 15 1 14 0 13 0 12 0 11 0 10 2 10 3 11 3 12 3 13 4 13 5 13 5 12 5 11 5 10 5 9 5 8 4 8 3 8 3 6 Z N"/>
            </draw:custom-shape>
            <draw:custom-shape draw:name="Freeform 147" draw:style-name="gr14" draw:text-style-name="P3" svg:width="0.43mm" svg:height="1.2mm" svg:x="149.81mm" svg:y="18.39mm">
              <text:p/>
              <draw:enhanced-geometry svg:viewBox="0 0 5 15" draw:extrusion-allowed="true" draw:text-areas="0 0 5 15" draw:glue-points="3 4 0 4 0 2 0 2 1 2 1 2 2 2 2 2 3 1 3 0 3 0 5 0 5 15 3 15 3 4" draw:type="non-primitive" draw:enhanced-path="M 3 4 L 0 4 0 2 1 2 2 2 3 1 3 0 5 0 5 15 3 15 3 4 Z N"/>
            </draw:custom-shape>
            <draw:custom-shape draw:name="Freeform 148" draw:style-name="gr14" draw:text-style-name="P3" svg:width="1.18mm" svg:height="1.59mm" svg:x="113.26mm" svg:y="21.69mm">
              <text:p/>
              <draw:enhanced-geometry svg:viewBox="0 0 11 19" draw:extrusion-allowed="true" draw:text-areas="0 0 11 19" draw:glue-points="4 10 6 10 7 11 7 11 7 12 7 13 7 14 7 15 7 15 6 16 6 16 5 16 5 16 4 16 4 2 6 3 6 3 7 3 7 4 7 5 7 6 7 6 7 7 6 7 6 7 5 7 5 7 4 7 7 19 8 18 9 17 10 16 10 15 11 14 11 14 11 13 11 12 10 11 10 9 9 9 8 8 9 8 10 7 10 6 10 5 10 4 10 3 10 2 9 1 9 0 8 0 7 0 6 0 0 19" draw:type="non-primitive" draw:enhanced-path="M 4 16 L 4 10 5 10 6 10 7 11 7 12 7 13 7 14 7 15 6 16 5 16 4 16 Z M 4 7 L 4 2 5 2 6 3 7 3 7 4 7 5 7 6 7 7 6 7 5 7 4 7 Z M 6 19 L 7 19 8 18 9 18 9 17 10 17 10 16 10 15 11 14 11 13 11 12 10 11 10 10 10 9 9 9 8 9 8 8 9 8 10 7 10 6 10 5 10 4 10 3 10 2 10 1 9 1 9 0 8 0 7 0 6 0 0 0 0 19 6 19 Z N"/>
            </draw:custom-shape>
            <draw:custom-shape draw:name="Freeform 149" draw:style-name="gr14" draw:text-style-name="P3" svg:width="1.32mm" svg:height="1.59mm" svg:x="114.83mm" svg:y="21.69mm">
              <text:p/>
              <draw:enhanced-geometry svg:viewBox="0 0 12 19" draw:extrusion-allowed="true" draw:text-areas="0 0 12 19" draw:glue-points="5 6 6 5 6 5 6 5 6 4 6 4 6 4 6 3 6 3 6 3 6 3 6 3 6 2 6 2 6 2 6 2 6 2 6 2 6 2 6 2 6 2 6 2 6 3 6 3 6 3 6 3 6 3 6 4 6 4 6 4 6 5 6 5 6 5 6 6 7 11 4 11 5 6 3 19 4 14 8 14 9 19 12 19 8 0 4 0 0 19 3 19" draw:type="non-primitive" draw:enhanced-path="M 5 6 L 6 5 6 4 6 3 6 2 6 3 6 4 6 5 6 6 7 11 4 11 5 6 Z M 3 19 L 4 14 8 14 9 19 12 19 8 0 4 0 0 19 3 19 Z N"/>
            </draw:custom-shape>
            <draw:custom-shape draw:name="Freeform 150" draw:style-name="gr14" draw:text-style-name="P3" svg:width="1.09mm" svg:height="1.59mm" svg:x="116.7mm" svg:y="21.69mm">
              <text:p/>
              <draw:enhanced-geometry svg:viewBox="0 0 10 19" draw:extrusion-allowed="true" draw:text-areas="0 0 10 19" draw:glue-points="0 19 0 0 3 0 3 7 7 7 7 0 10 0 10 19 7 19 7 10 3 10 3 19 0 19" draw:type="non-primitive" draw:enhanced-path="M 0 19 L 0 0 3 0 3 7 7 7 7 0 10 0 10 19 7 19 7 10 3 10 3 19 0 19 Z N"/>
            </draw:custom-shape>
            <draw:custom-shape draw:name="Rectangle 151" draw:style-name="gr14" draw:text-style-name="P3" svg:width="0.28mm" svg:height="1.59mm" svg:x="118.41mm" svg:y="21.69mm">
              <text:p/>
              <draw:enhanced-geometry svg:viewBox="0 0 21600 21600" draw:type="rectangle" draw:enhanced-path="M 0 0 L 21600 0 21600 21600 0 21600 0 0 Z N"/>
            </draw:custom-shape>
            <draw:custom-shape draw:name="Freeform 152" draw:style-name="gr14" draw:text-style-name="P3" svg:width="1.34mm" svg:height="1.59mm" svg:x="119.08mm" svg:y="21.69mm">
              <text:p/>
              <draw:enhanced-geometry svg:viewBox="0 0 12 19" draw:extrusion-allowed="true" draw:text-areas="0 0 12 19" draw:glue-points="6 6 6 5 6 5 6 5 6 4 6 4 6 4 6 3 6 3 6 3 6 3 6 3 6 2 6 2 6 2 6 2 6 2 6 2 6 2 6 2 6 2 6 2 6 3 6 3 6 3 6 3 6 3 6 4 7 4 7 4 7 5 7 5 7 5 7 6 8 11 5 11 6 6 4 19 4 14 8 14 9 19 12 19 9 0 4 0 0 19 4 19" draw:type="non-primitive" draw:enhanced-path="M 6 6 L 6 5 6 4 6 3 6 2 6 3 6 4 7 4 7 5 7 6 8 11 5 11 6 6 Z M 4 19 L 4 14 8 14 9 19 12 19 9 0 4 0 0 19 4 19 Z N"/>
            </draw:custom-shape>
            <draw:custom-shape draw:name="Freeform 153" draw:style-name="gr14" draw:text-style-name="P3" svg:width="1.1mm" svg:height="1.59mm" svg:x="121.56mm" svg:y="21.69mm">
              <text:p/>
              <draw:enhanced-geometry svg:viewBox="0 0 10 19" draw:extrusion-allowed="true" draw:text-areas="0 0 10 19" draw:glue-points="4 10 5 10 6 11 7 11 7 12 7 13 7 14 7 15 6 15 6 16 5 16 5 16 5 16 4 16 4 2 6 3 6 3 7 3 7 4 7 5 7 6 7 6 7 7 6 7 6 7 5 7 4 7 4 7 7 19 8 18 9 17 10 16 10 15 10 14 10 14 10 13 10 12 10 11 10 9 9 9 8 8 9 8 10 7 10 6 10 5 10 4 10 3 10 2 9 1 8 0 8 0 7 0 6 0 0 19" draw:type="non-primitive" draw:enhanced-path="M 4 16 L 4 10 5 10 6 10 6 11 7 11 7 12 7 13 7 14 7 15 6 15 6 16 5 16 4 16 Z M 4 7 L 4 2 5 2 6 3 7 3 7 4 7 5 7 6 7 7 6 7 5 7 4 7 Z M 6 19 L 7 19 8 18 9 18 9 17 10 17 10 16 10 15 10 14 10 13 10 12 10 11 10 10 10 9 9 9 8 9 8 8 9 8 9 7 10 7 10 6 10 5 10 4 10 3 10 2 9 1 8 0 7 0 6 0 0 0 0 19 6 19 Z N"/>
            </draw:custom-shape>
            <draw:custom-shape draw:name="Freeform 154" draw:style-name="gr14" draw:text-style-name="P3" svg:width="0.96mm" svg:height="1.59mm" svg:x="123.3mm" svg:y="21.69mm">
              <text:p/>
              <draw:enhanced-geometry svg:viewBox="0 0 9 19" draw:extrusion-allowed="true" draw:text-areas="0 0 9 19" draw:glue-points="0 19 0 0 3 0 3 16 9 16 9 19 0 19" draw:type="non-primitive" draw:enhanced-path="M 0 19 L 0 0 3 0 3 16 9 16 9 19 0 19 Z N"/>
            </draw:custom-shape>
            <draw:custom-shape draw:name="Freeform 155" draw:style-name="gr14" draw:text-style-name="P3" svg:width="1.33mm" svg:height="1.59mm" svg:x="124.71mm" svg:y="21.69mm">
              <text:p/>
              <draw:enhanced-geometry svg:viewBox="0 0 12 19" draw:extrusion-allowed="true" draw:text-areas="0 0 12 19" draw:glue-points="6 6 6 5 6 5 6 5 6 4 6 4 6 4 6 3 6 3 6 3 6 3 6 3 6 2 6 2 6 2 6 2 6 2 6 2 6 2 6 2 6 2 6 2 6 3 6 3 6 3 6 3 6 3 6 4 6 4 6 4 6 5 6 5 6 5 6 6 7 11 5 11 6 6 3 19 4 14 8 14 9 19 12 19 8 0 4 0 0 19 3 19" draw:type="non-primitive" draw:enhanced-path="M 6 6 L 6 5 6 4 6 3 6 2 6 3 6 4 6 5 6 6 7 11 5 11 6 6 Z M 3 19 L 4 14 8 14 9 19 12 19 8 0 4 0 0 19 3 19 Z N"/>
            </draw:custom-shape>
            <draw:custom-shape draw:name="Freeform 156" draw:style-name="gr14" draw:text-style-name="P3" svg:width="1.3mm" svg:height="1.59mm" svg:x="126.5mm" svg:y="21.69mm">
              <text:p/>
              <draw:enhanced-geometry svg:viewBox="0 0 11 19" draw:extrusion-allowed="true" draw:text-areas="0 0 11 19" draw:glue-points="7 0 11 0 11 19 7 19 5 12 4 11 4 10 4 9 4 8 3 7 3 6 3 5 2 4 2 4 2 5 2 6 2 6 3 7 3 8 3 8 3 9 3 10 3 10 3 11 3 12 3 13 3 13 3 14 3 14 3 15 3 19 0 19 0 0 3 0 5 7 6 7 6 8 6 9 7 10 7 11 7 12 7 13 8 14 8 14 8 13 8 13 8 12 8 11 8 11 8 10 8 9 7 9 7 8 7 7 7 7 7 6 7 5 7 5 7 4 7 3 7 0" draw:type="non-primitive" draw:enhanced-path="M 7 0 L 11 0 11 19 7 19 5 12 4 11 4 10 4 9 4 8 3 7 3 6 3 5 2 4 2 5 2 6 3 7 3 8 3 9 3 10 3 11 3 12 3 13 3 14 3 15 3 19 0 19 0 0 3 0 5 7 6 7 6 8 6 9 7 10 7 11 7 12 7 13 8 14 8 13 8 12 8 11 8 10 8 9 7 9 7 8 7 7 7 6 7 5 7 4 7 3 7 0 Z N"/>
            </draw:custom-shape>
            <draw:custom-shape draw:name="Freeform 157" draw:style-name="gr14" draw:text-style-name="P3" svg:width="1.26mm" svg:height="1.62mm" svg:x="128.22mm" svg:y="21.68mm">
              <text:p/>
              <draw:enhanced-geometry svg:viewBox="0 0 11 20" draw:extrusion-allowed="true" draw:text-areas="0 0 11 20" draw:glue-points="11 13 11 13 11 14 11 14 10 15 10 17 9 19 7 20 4 20 2 19 0 16 0 13 0 9 0 5 1 3 3 1 6 0 8 1 9 2 10 3 10 5 10 6 10 6 10 6 10 7 7 6 7 5 7 4 6 3 5 3 4 4 3 6 3 7 3 13 3 14 4 16 4 17 6 17 7 17 7 16 7 14 7 13" draw:type="non-primitive" draw:enhanced-path="M 11 13 L 11 13 11 14 10 15 10 16 10 17 9 18 9 19 8 20 7 20 6 20 4 20 3 19 2 19 1 18 0 16 0 15 0 13 0 11 0 9 0 7 0 5 1 4 1 3 2 2 3 1 4 0 6 0 7 0 8 1 9 2 10 2 10 3 10 4 10 5 10 6 10 7 7 7 7 6 7 5 7 4 7 3 6 3 5 3 4 4 4 5 3 6 3 7 3 8 3 13 3 14 4 15 4 16 4 17 5 17 6 17 7 17 7 16 7 15 7 14 7 13 11 13 Z N"/>
            </draw:custom-shape>
            <draw:custom-shape draw:name="Freeform 158" draw:style-name="gr14" draw:text-style-name="P3" svg:width="1.41mm" svg:height="1.59mm" svg:x="129.79mm" svg:y="21.69mm">
              <text:p/>
              <draw:enhanced-geometry svg:viewBox="0 0 12 19" draw:extrusion-allowed="true" draw:text-areas="0 0 12 19" draw:glue-points="5 6 5 5 5 5 5 5 5 4 6 4 6 4 6 3 6 3 6 3 6 3 6 3 6 2 6 2 6 2 6 2 6 2 6 2 6 2 6 2 6 2 6 2 6 3 6 3 6 3 6 3 6 3 6 4 6 4 6 4 6 5 6 5 6 5 6 6 7 11 4 11 5 6 3 19 4 14 8 14 8 19 12 19 8 0 4 0 0 19 3 19" draw:type="non-primitive" draw:enhanced-path="M 5 6 L 5 5 5 4 6 4 6 3 6 2 6 3 6 4 6 5 6 6 7 11 4 11 5 6 Z M 3 19 L 4 14 8 14 8 19 12 19 8 0 4 0 0 19 3 19 Z N"/>
            </draw:custom-shape>
            <draw:custom-shape draw:name="Freeform 159" draw:style-name="gr14" draw:text-style-name="P3" svg:width="0.42mm" svg:height="0.58mm" svg:x="107.88mm" svg:y="20.55mm">
              <text:p/>
              <draw:enhanced-geometry svg:viewBox="0 0 5 9" draw:extrusion-allowed="true" draw:text-areas="0 0 5 9" draw:glue-points="1 3 1 2 1 2 2 1 3 1 3 2 4 2 4 3 1 4 4 7 4 7 3 8 3 8 2 8 1 7 1 6 1 5 5 5 5 3 5 2 4 0 2 0 1 1 0 2 0 3 0 5 0 7 0 8 1 9 2 9 4 9 4 8 5 7 5 6" draw:type="non-primitive" draw:enhanced-path="M 1 4 L 1 3 1 2 2 1 3 1 3 2 4 2 4 3 4 4 1 4 Z M 4 6 L 4 7 4 8 3 8 2 8 1 8 1 7 1 6 1 5 5 5 5 4 5 3 5 2 4 1 4 0 3 0 2 0 1 1 0 2 0 3 0 4 0 5 0 6 0 7 0 8 1 9 2 9 3 9 4 9 4 8 5 8 5 7 5 6 4 6 Z N"/>
            </draw:custom-shape>
            <draw:custom-shape draw:name="Freeform 161" draw:style-name="gr14" draw:text-style-name="P3" svg:width="0.86mm" svg:height="0.58mm" svg:x="109.52mm" svg:y="20.55mm">
              <text:p/>
              <draw:enhanced-geometry svg:viewBox="0 0 9 9" draw:extrusion-allowed="true" draw:text-areas="0 0 9 9" draw:glue-points="0 9 1 0 1 1 2 1 2 0 3 0 3 0 4 0 4 1 5 1 5 1 6 1 6 0 7 0 7 0 8 0 8 0 9 1 9 1 9 1 9 2 9 2 9 9 8 3 8 2 8 2 7 1 7 1 7 1 6 1 6 1 6 2 5 2 5 2 5 3 5 3 4 9 4 2 4 2 4 1 3 1 3 1 2 1 2 1 2 1 1 2 1 2 1 3 1 3 1 9" draw:type="non-primitive" draw:enhanced-path="M 1 9 L 0 9 0 0 1 0 1 1 2 1 2 0 3 0 4 0 4 1 5 1 6 1 6 0 7 0 8 0 9 1 9 2 9 3 9 9 8 9 8 3 8 2 8 1 7 1 6 1 6 2 5 2 5 3 5 9 4 9 4 3 4 2 4 1 3 1 2 1 2 2 1 2 1 3 1 9 Z N"/>
            </draw:custom-shape>
            <draw:custom-shape draw:name="Freeform 162" draw:style-name="gr14" draw:text-style-name="P3" svg:width="0.58mm" svg:height="0.58mm" svg:x="110.95mm" svg:y="20.55mm">
              <text:p/>
              <draw:enhanced-geometry svg:viewBox="0 0 6 9" draw:extrusion-allowed="true" draw:text-areas="0 0 6 9" draw:glue-points="4 7 3 8 2 8 2 8 1 7 1 7 1 6 2 5 2 5 3 5 4 4 6 8 5 8 5 8 5 8 5 8 5 8 5 2 5 1 3 0 1 0 0 1 1 3 1 2 2 1 3 1 4 1 4 2 4 3 4 3 4 4 3 4 2 4 1 5 0 6 0 7 0 8 1 9 2 9 3 9 4 8 4 8 4 9 5 9 6 9 6 9 6 9" draw:type="non-primitive" draw:enhanced-path="M 4 6 L 4 7 3 8 2 8 1 8 1 7 1 6 2 6 2 5 3 5 4 4 4 6 Z M 6 8 L 6 8 5 8 5 2 5 1 4 0 3 0 2 0 1 0 1 1 0 1 0 2 0 3 1 3 1 2 2 1 3 1 4 1 4 2 4 3 4 4 3 4 2 4 1 4 1 5 0 5 0 6 0 7 0 8 0 9 1 9 2 9 3 9 4 8 4 9 5 9 6 9 6 8 Z N"/>
            </draw:custom-shape>
            <draw:custom-shape draw:name="Freeform 166" draw:style-name="gr14" draw:text-style-name="P3" svg:width="0.56mm" svg:height="0.58mm" svg:x="113.77mm" svg:y="20.55mm">
              <text:p/>
              <draw:enhanced-geometry svg:viewBox="0 0 6 9" draw:extrusion-allowed="true" draw:text-areas="0 0 6 9" draw:glue-points="5 6 5 7 4 8 4 8 3 8 2 8 2 7 1 6 1 4 2 2 2 2 3 1 4 1 4 2 5 2 5 4 6 4 6 3 5 1 4 0 3 0 2 0 1 1 0 3 0 4 0 7 1 8 2 9 3 9 4 9 5 8 6 7 6 4" draw:type="non-primitive" draw:enhanced-path="M 5 5 L 5 6 5 7 4 8 3 8 2 8 2 7 1 6 1 5 1 4 1 3 2 2 2 1 3 1 4 1 4 2 5 2 5 3 5 4 5 5 Z M 6 4 L 6 3 6 2 5 1 4 0 3 0 2 0 1 1 1 2 0 3 0 4 0 6 0 7 1 8 1 9 2 9 3 9 4 9 5 9 5 8 6 8 6 7 6 6 6 4 Z N"/>
            </draw:custom-shape>
            <draw:custom-shape draw:name="Freeform 167" draw:style-name="gr14" draw:text-style-name="P3" svg:width="0.28mm" svg:height="0.58mm" svg:x="114.83mm" svg:y="20.55mm">
              <text:p/>
              <draw:enhanced-geometry svg:viewBox="0 0 4 9" draw:extrusion-allowed="true" draw:text-areas="0 0 4 9" draw:glue-points="1 2 1 2 2 1 2 1 2 1 2 0 3 0 3 0 3 0 4 0 4 1 3 1 3 1 2 2 2 2 2 2 1 3 1 3 1 4 1 9 0 9 0 0 1 0 1 2" draw:type="non-primitive" draw:enhanced-path="M 1 2 L 1 2 2 1 2 0 3 0 4 0 4 1 3 1 2 2 1 3 1 4 1 9 0 9 0 0 1 0 1 2 Z N"/>
            </draw:custom-shape>
            <draw:custom-shape draw:name="Freeform 169" draw:style-name="gr14" draw:text-style-name="P3" svg:width="0.58mm" svg:height="0.58mm" svg:x="115.87mm" svg:y="20.55mm">
              <text:p/>
              <draw:enhanced-geometry svg:viewBox="0 0 6 9" draw:extrusion-allowed="true" draw:text-areas="0 0 6 9" draw:glue-points="3 7 3 8 2 8 1 8 1 7 1 7 1 6 2 5 2 5 3 5 4 4 6 8 5 8 5 8 5 8 5 8 5 8 5 2 4 1 3 0 1 0 0 1 1 3 1 2 2 1 3 1 3 1 4 2 4 3 4 3 3 4 3 4 2 4 1 5 0 6 0 7 0 8 0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70" draw:style-name="gr14" draw:text-style-name="P3" svg:width="0.37mm" svg:height="0.58mm" svg:x="116.84mm" svg:y="20.55mm">
              <text:p/>
              <draw:enhanced-geometry svg:viewBox="0 0 5 9" draw:extrusion-allowed="true" draw:text-areas="0 0 5 9" draw:glue-points="1 1 1 1 2 1 2 1 2 0 2 0 3 0 3 0 3 0 4 0 4 0 5 0 5 1 5 1 5 1 5 2 5 2 5 9 4 9 4 3 4 2 4 2 4 2 4 2 4 1 4 1 3 1 3 1 3 1 3 1 3 1 2 1 2 1 2 1 2 1 2 2 2 2 2 2 1 2 1 2 1 3 1 3 1 3 1 3 1 9 0 9 0 0 1 0 1 1" draw:type="non-primitive" draw:enhanced-path="M 1 1 L 1 1 2 1 2 0 3 0 4 0 5 0 5 1 5 2 5 9 4 9 4 3 4 2 4 1 3 1 2 1 2 2 1 2 1 3 1 9 0 9 0 0 1 0 1 1 Z N"/>
            </draw:custom-shape>
            <draw:custom-shape draw:name="Freeform 171" draw:style-name="gr14" draw:text-style-name="P3" svg:width="0.58mm" svg:height="0.9mm" svg:x="117.74mm" svg:y="20.25mm">
              <text:p/>
              <draw:enhanced-geometry svg:viewBox="0 0 6 12" draw:extrusion-allowed="true" draw:text-areas="0 0 6 12" draw:glue-points="5 9 5 10 4 11 4 11 3 11 2 11 2 10 1 8 1 7 2 5 2 5 3 4 4 4 4 5 5 6 5 7 5 9 5 4 4 4 4 3 3 3 3 3 2 3 1 4 0 6 0 8 0 9 0 10 1 12 3 12 3 12 4 12 4 12 5 11 5 12 6 0 5 4" draw:type="non-primitive" draw:enhanced-path="M 5 9 L 5 9 5 10 4 10 4 11 3 11 2 11 2 10 1 9 1 8 1 7 2 6 2 5 2 4 3 4 4 4 4 5 5 5 5 6 5 7 5 8 5 9 Z M 5 4 L 5 4 4 4 4 3 3 3 2 3 1 4 1 5 0 6 0 7 0 8 0 9 0 10 1 11 1 12 2 12 3 12 4 12 5 11 5 12 6 12 6 0 5 0 5 4 Z N"/>
            </draw:custom-shape>
            <draw:custom-shape draw:name="Freeform 172" draw:style-name="gr14" draw:text-style-name="P3" svg:width="0.6mm" svg:height="0.58mm" svg:x="118.78mm" svg:y="20.55mm">
              <text:p/>
              <draw:enhanced-geometry svg:viewBox="0 0 6 9" draw:extrusion-allowed="true" draw:text-areas="0 0 6 9" draw:glue-points="5 6 4 7 4 8 3 8 2 8 2 8 1 7 1 6 1 4 1 2 2 2 2 1 3 1 4 2 4 2 5 4 6 4 6 3 5 1 4 0 3 0 1 0 1 1 0 3 0 4 0 7 1 8 2 9 3 9 4 9 5 8 6 7 6 4" draw:type="non-primitive" draw:enhanced-path="M 5 5 L 5 6 4 7 4 8 3 8 2 8 1 7 1 6 1 5 1 4 1 3 1 2 2 2 2 1 3 1 4 1 4 2 4 3 5 4 5 5 Z M 6 4 L 6 3 5 2 5 1 4 0 3 0 2 0 1 0 1 1 0 2 0 3 0 4 0 6 0 7 0 8 1 8 1 9 2 9 3 9 4 9 5 9 5 8 6 7 6 6 6 4 Z N"/>
            </draw:custom-shape>
            <draw:custom-shape draw:name="Freeform 174" draw:style-name="gr14" draw:text-style-name="P3" svg:width="0.57mm" svg:height="0.58mm" svg:x="120.22mm" svg:y="20.55mm">
              <text:p/>
              <draw:enhanced-geometry svg:viewBox="0 0 6 9" draw:extrusion-allowed="true" draw:text-areas="0 0 6 9" draw:glue-points="4 6 4 7 4 8 3 8 2 8 2 8 1 7 1 6 1 4 1 2 2 2 2 1 3 1 4 2 4 2 4 4 6 4 6 3 5 1 4 0 3 0 1 0 0 1 0 3 0 4 0 7 1 8 1 9 3 9 4 9 5 8 5 7 6 4" draw:type="non-primitive" draw:enhanced-path="M 4 5 L 4 6 4 7 4 8 3 8 2 8 1 7 1 6 1 5 1 4 1 3 1 2 2 2 2 1 3 1 4 1 4 2 4 3 4 4 4 5 Z M 6 4 L 6 3 5 2 5 1 4 0 3 0 2 0 1 0 1 1 0 1 0 2 0 3 0 4 0 6 0 7 0 8 1 8 1 9 2 9 3 9 4 9 5 8 5 7 6 6 6 4 Z N"/>
            </draw:custom-shape>
            <draw:custom-shape draw:name="Freeform 175" draw:style-name="gr14" draw:text-style-name="P3" svg:width="0.38mm" svg:height="0.58mm" svg:x="121.33mm" svg:y="20.55mm">
              <text:p/>
              <draw:enhanced-geometry svg:viewBox="0 0 5 9" draw:extrusion-allowed="true" draw:text-areas="0 0 5 9" draw:glue-points="1 1 1 1 1 1 1 1 2 0 2 0 2 0 3 0 3 0 3 0 4 0 4 0 4 1 5 1 5 1 5 2 5 2 5 9 4 9 4 3 4 2 4 2 4 2 3 2 3 1 3 1 3 1 2 1 2 1 2 1 2 1 2 1 2 1 2 1 1 1 1 2 1 2 1 2 1 2 1 2 1 3 1 3 1 3 1 3 1 9 0 9 0 0 1 0 1 1" draw:type="non-primitive" draw:enhanced-path="M 1 1 L 1 1 2 0 3 0 4 0 4 1 5 1 5 2 5 9 4 9 4 3 4 2 3 2 3 1 2 1 1 1 1 2 1 3 1 9 0 9 0 0 1 0 1 1 Z N"/>
            </draw:custom-shape>
            <draw:custom-shape draw:name="Freeform 176" draw:style-name="gr14" draw:text-style-name="P3" svg:width="0.57mm" svg:height="0.58mm" svg:x="122.09mm" svg:y="20.55mm">
              <text:p/>
              <draw:enhanced-geometry svg:viewBox="0 0 6 9" draw:extrusion-allowed="true" draw:text-areas="0 0 6 9" draw:glue-points="4 7 4 8 3 8 2 8 2 7 2 7 2 6 2 5 3 5 4 5 4 4 6 8 6 8 6 8 6 8 6 8 6 8 6 2 5 1 3 0 2 0 1 1 2 3 2 2 2 1 3 1 4 1 4 2 4 3 4 3 4 4 4 4 2 4 1 5 1 6 0 7 1 8 1 9 3 9 3 9 4 8 5 8 5 9 5 9 6 9 6 9 6 9" draw:type="non-primitive" draw:enhanced-path="M 4 6 L 4 7 4 8 3 8 2 8 2 7 2 6 2 5 3 5 4 5 4 4 4 6 Z M 6 8 L 6 8 6 2 5 1 5 0 4 0 3 0 2 0 1 1 1 2 1 3 2 3 2 2 2 1 3 1 4 1 4 2 4 3 4 4 3 4 2 4 2 5 1 5 1 6 0 7 1 7 1 8 1 9 2 9 3 9 4 9 4 8 5 8 5 9 6 9 6 8 Z N"/>
            </draw:custom-shape>
            <draw:custom-shape draw:name="Freeform 177" draw:style-name="gr14" draw:text-style-name="P3" svg:width="0.5mm" svg:height="0.58mm" svg:x="123.14mm" svg:y="20.55mm">
              <text:p/>
              <draw:enhanced-geometry svg:viewBox="0 0 6 9" draw:extrusion-allowed="true" draw:text-areas="0 0 6 9" draw:glue-points="4 2 4 2 4 1 3 1 3 1 2 1 2 2 2 2 2 3 2 3 2 4 3 4 4 4 5 5 5 5 6 6 6 7 5 8 5 9 4 9 3 9 2 9 1 9 1 9 1 8 0 8 0 7 0 7 1 7 2 7 2 8 2 8 3 8 4 8 4 8 4 7 5 7 4 6 4 6 3 5 2 5 2 5 1 4 1 4 0 3 1 2 1 1 2 0 3 0 4 0 5 1 5 1 5 3" draw:type="non-primitive" draw:enhanced-path="M 4 3 L 4 2 4 1 3 1 2 1 2 2 2 3 2 4 3 4 4 4 5 5 6 6 6 7 6 8 5 8 5 9 4 9 3 9 2 9 1 9 1 8 0 8 0 7 1 7 2 7 2 8 3 8 4 8 4 7 5 7 4 6 3 5 2 5 1 4 0 3 0 2 1 2 1 1 1 0 2 0 3 0 4 0 5 1 5 2 5 3 4 3 Z N"/>
            </draw:custom-shape>
            <draw:custom-shape draw:name="Freeform 178" draw:style-name="gr14" draw:text-style-name="P3" svg:width="1.33mm" svg:height="0.9mm" svg:x="123.97mm" svg:y="20.25mm">
              <text:p/>
              <draw:enhanced-geometry svg:viewBox="0 0 11 12" draw:extrusion-allowed="true" draw:text-areas="0 0 11 12" draw:glue-points="7 4 7 5 7 6 6 7 6 8 5 9 4 9 3 8 4 6 5 4 7 3 6 3 4 3 2 6 2 8 3 10 5 10 6 9 6 9 7 10 8 10 9 9 10 8 11 6 11 4 10 2 8 1 7 0 3 1 0 4 0 9 3 12 7 12 10 11 9 10 7 11 5 11 2 9 1 5 3 2 7 1 9 3 10 6 10 7 9 8 8 9 7 9 7 9 7 9 7 8 9 3" draw:type="non-primitive" draw:enhanced-path="M 6 4 L 6 4 7 4 7 5 7 6 7 7 6 7 6 8 5 8 5 9 4 9 4 8 3 8 3 7 3 6 4 6 4 5 4 4 5 4 6 4 Z M 8 4 L 7 3 6 3 5 3 4 3 4 4 3 4 3 5 2 6 2 7 2 8 2 9 3 9 3 10 4 10 5 10 6 9 6 10 7 10 8 10 9 10 9 9 10 9 10 8 11 7 11 6 11 5 11 4 11 3 10 3 10 2 9 2 9 1 8 1 7 0 6 0 5 0 3 1 2 1 2 2 1 3 0 4 0 5 0 6 0 7 0 9 1 10 2 11 3 12 5 12 6 12 7 12 8 12 9 12 9 11 10 11 10 10 11 9 10 9 9 10 8 11 7 11 6 12 5 11 4 11 3 11 2 10 2 9 1 8 1 7 1 6 1 5 1 4 2 3 3 2 4 1 5 1 6 1 7 1 8 2 9 2 9 3 10 3 10 4 10 5 10 6 10 7 10 8 9 8 9 9 8 9 7 9 7 8 9 3 8 3 8 4 Z N"/>
            </draw:custom-shape>
            <draw:custom-shape draw:name="Freeform 180" draw:style-name="gr14" draw:text-style-name="P3" svg:width="0.45mm" svg:height="0.58mm" svg:x="126.12mm" svg:y="20.55mm">
              <text:p/>
              <draw:enhanced-geometry svg:viewBox="0 0 5 9" draw:extrusion-allowed="true" draw:text-areas="0 0 5 9" draw:glue-points="1 1 1 1 2 1 2 1 2 0 2 0 3 0 3 0 3 0 4 0 4 0 4 0 5 1 5 1 5 1 5 2 5 2 5 9 4 9 4 3 4 2 4 2 4 2 4 2 4 1 3 1 3 1 3 1 3 1 2 1 2 1 2 1 2 1 2 1 2 1 2 2 1 2 1 2 1 2 1 2 1 3 1 3 1 3 1 3 1 9 0 9 0 0 1 0 1 1" draw:type="non-primitive" draw:enhanced-path="M 1 1 L 1 1 2 1 2 0 3 0 4 0 5 1 5 2 5 9 4 9 4 3 4 2 4 1 3 1 2 1 2 2 1 2 1 3 1 9 0 9 0 0 1 0 1 1 Z N"/>
            </draw:custom-shape>
            <draw:custom-shape draw:name="Freeform 181" draw:style-name="gr14" draw:text-style-name="P3" svg:width="0.2mm" svg:height="0.9mm" svg:x="127.02mm" svg:y="20.25mm">
              <text:p/>
              <draw:enhanced-geometry svg:viewBox="0 0 3 12" draw:extrusion-allowed="true" draw:text-areas="0 0 3 12" draw:glue-points="1 4 0 4 0 3 1 3 1 3 1 2 1 2 1 2 1 2 1 1 1 1 1 1 1 1 1 1 1 0 2 0 2 0 2 0 2 0 3 0 3 0 3 1 3 1 3 1 2 1 2 1 2 2 2 2 2 2 2 2 2 3 3 3 3 4 2 4 2 12 1 12 1 4" draw:type="non-primitive" draw:enhanced-path="M 1 4 L 0 4 0 3 1 3 1 2 1 1 1 0 2 0 3 0 3 1 2 1 2 2 2 3 3 3 3 4 2 4 2 12 1 12 1 4 Z N"/>
            </draw:custom-shape>
            <draw:custom-shape draw:name="Freeform 182" draw:style-name="gr14" draw:text-style-name="P3" svg:width="0.52mm" svg:height="0.58mm" svg:x="127.62mm" svg:y="20.55mm">
              <text:p/>
              <draw:enhanced-geometry svg:viewBox="0 0 6 9" draw:extrusion-allowed="true" draw:text-areas="0 0 6 9" draw:glue-points="5 6 5 7 4 8 4 8 3 8 2 8 2 7 2 6 2 4 2 2 2 2 3 1 4 1 4 2 5 2 5 4 6 4 6 3 6 1 5 0 3 0 2 0 1 1 0 3 0 4 1 7 1 8 2 9 3 9 5 9 5 8 6 7 6 4" draw:type="non-primitive" draw:enhanced-path="M 5 5 L 5 6 5 7 4 8 3 8 2 8 2 7 2 6 2 5 2 4 2 3 2 2 3 1 4 1 4 2 5 2 5 3 5 4 5 5 Z M 6 4 L 6 3 6 2 6 1 5 1 5 0 4 0 3 0 2 0 1 1 1 2 0 3 0 4 0 6 1 7 1 8 2 9 3 9 4 9 5 9 5 8 6 8 6 7 6 6 6 4 Z N"/>
            </draw:custom-shape>
            <draw:custom-shape draw:name="Freeform 183" draw:style-name="gr14" draw:text-style-name="P3" svg:width="0.66mm" svg:height="0.58mm" svg:x="128.52mm" svg:y="20.55mm">
              <text:p/>
              <draw:enhanced-geometry svg:viewBox="0 0 7 9" draw:extrusion-allowed="true" draw:text-areas="0 0 7 9" draw:glue-points="0 0 2 0 3 8 3 8 5 0 7 0 4 9 3 9 0 0" draw:type="non-primitive" draw:enhanced-path="M 0 0 L 2 0 3 8 5 0 7 0 4 9 3 9 0 0 Z N"/>
            </draw:custom-shape>
            <draw:custom-shape draw:name="Freeform 185" draw:style-name="gr14" draw:text-style-name="P3" svg:width="0.45mm" svg:height="0.58mm" svg:x="129.93mm" svg:y="20.55mm">
              <text:p/>
              <draw:enhanced-geometry svg:viewBox="0 0 5 9" draw:extrusion-allowed="true" draw:text-areas="0 0 5 9" draw:glue-points="3 7 3 8 2 8 1 8 1 7 1 7 1 6 1 5 2 5 3 5 3 4 5 8 5 8 5 8 5 8 5 8 5 8 5 2 4 1 2 0 1 0 0 1 1 3 1 2 2 1 3 1 3 1 4 2 4 3 3 3 3 4 3 4 1 4 0 5 0 6 0 7 0 8 0 9 2 9 3 9 3 8 4 8 4 9 4 9 5 9 5 9 5 9" draw:type="non-primitive" draw:enhanced-path="M 3 6 L 3 7 3 8 2 8 1 8 1 7 1 6 1 5 2 5 3 5 3 4 3 6 Z M 5 8 L 5 8 5 2 4 1 4 0 3 0 2 0 1 0 1 1 0 1 0 2 0 3 1 3 1 2 1 1 2 1 3 1 3 2 4 2 4 3 3 3 3 4 2 4 1 4 1 5 0 5 0 6 0 7 0 8 0 9 1 9 2 9 3 9 3 8 4 8 4 9 5 9 5 8 Z N"/>
            </draw:custom-shape>
            <draw:custom-shape draw:name="Freeform 187" draw:style-name="gr14" draw:text-style-name="P3" svg:width="0.51mm" svg:height="0.58mm" svg:x="131.29mm" svg:y="20.55mm">
              <text:p/>
              <draw:enhanced-geometry svg:viewBox="0 0 6 9" draw:extrusion-allowed="true" draw:text-areas="0 0 6 9" draw:glue-points="1 6 2 7 2 8 3 8 4 8 4 8 4 7 5 6 6 6 6 7 5 8 4 9 3 9 2 9 1 8 0 6 0 5 0 3 1 2 2 0 3 0 4 0 5 1 5 2 6 3 4 3 4 2 4 1 4 1 3 1 2 2 2 3 1 5" draw:type="non-primitive" draw:enhanced-path="M 1 5 L 1 6 2 6 2 7 2 8 3 8 4 8 4 7 5 6 6 6 6 7 5 8 5 9 4 9 3 9 2 9 1 9 1 8 0 7 0 6 0 5 0 4 0 3 0 2 1 2 1 1 2 0 3 0 4 0 5 1 5 2 6 2 6 3 5 3 4 3 4 2 4 1 3 1 2 2 2 3 1 4 1 5 Z N"/>
            </draw:custom-shape>
            <draw:custom-shape draw:name="Freeform 188" draw:style-name="gr14" draw:text-style-name="P3" svg:width="0.58mm" svg:height="0.58mm" svg:x="132.19mm" svg:y="20.55mm">
              <text:p/>
              <draw:enhanced-geometry svg:viewBox="0 0 6 9" draw:extrusion-allowed="true" draw:text-areas="0 0 6 9" draw:glue-points="5 6 5 7 4 8 4 8 3 8 2 8 1 7 1 6 1 4 2 2 2 2 3 1 3 1 4 2 5 2 5 4 6 4 6 3 5 1 4 0 3 0 2 0 1 1 0 3 0 4 0 7 1 8 2 9 3 9 4 9 5 8 6 7 6 4" draw:type="non-primitive" draw:enhanced-path="M 5 5 L 5 6 5 7 4 7 4 8 3 8 2 8 2 7 1 7 1 6 1 5 1 4 1 3 2 2 2 1 3 1 4 1 4 2 5 2 5 3 5 4 5 5 Z M 6 4 L 6 3 6 2 5 1 4 0 3 0 2 0 1 1 0 2 0 3 0 4 0 6 0 7 1 8 1 9 2 9 3 9 4 9 5 9 5 8 6 8 6 7 6 6 6 4 Z N"/>
            </draw:custom-shape>
            <draw:custom-shape draw:name="Freeform 189" draw:style-name="gr14" draw:text-style-name="P3" svg:width="0.96mm" svg:height="0.58mm" svg:x="133.3mm" svg:y="20.55mm">
              <text:p/>
              <draw:enhanced-geometry svg:viewBox="0 0 9 9" draw:extrusion-allowed="true" draw:text-areas="0 0 9 9" draw:glue-points="0 9 1 0 1 1 2 1 2 0 3 0 3 0 4 0 5 1 5 1 5 1 6 1 6 0 7 0 8 0 8 0 8 0 9 1 9 1 9 1 9 2 9 2 9 9 8 3 8 2 8 2 8 1 7 1 7 1 6 1 6 1 6 2 6 2 5 2 5 3 5 3 4 9 4 2 4 2 4 1 3 1 3 1 2 1 2 1 2 1 1 2 1 2 1 3 1 3 1 9" draw:type="non-primitive" draw:enhanced-path="M 1 9 L 0 9 0 0 1 0 1 1 2 1 2 0 3 0 4 0 5 1 6 1 6 0 7 0 8 0 9 0 9 1 9 2 9 3 9 9 8 9 8 3 8 2 8 1 7 1 6 1 6 2 5 2 5 3 5 9 4 9 4 3 4 2 4 1 3 1 2 1 2 2 1 2 1 3 1 9 Z N"/>
            </draw:custom-shape>
            <draw:custom-shape draw:name="Freeform 191" draw:style-name="gr14" draw:text-style-name="P3" svg:width="0.51mm" svg:height="0.58mm" svg:x="135.4mm" svg:y="20.55mm">
              <text:p/>
              <draw:enhanced-geometry svg:viewBox="0 0 6 9" draw:extrusion-allowed="true" draw:text-areas="0 0 6 9" draw:glue-points="3 7 3 8 2 8 1 8 1 7 1 7 1 6 2 5 2 5 3 5 4 4 6 8 5 8 5 8 5 8 5 8 5 8 5 2 4 1 3 0 1 0 0 1 1 3 1 2 2 1 3 1 3 1 4 2 4 3 4 3 3 4 3 4 2 4 1 5 0 6 0 7 0 8 1 9 2 9 3 9 3 8 4 8 4 9 5 9 5 9 5 9 6 9" draw:type="non-primitive" draw:enhanced-path="M 4 6 L 4 7 3 7 3 8 2 8 1 8 1 7 1 6 2 5 3 5 3 4 4 4 4 6 Z M 6 8 L 6 8 5 8 5 2 5 1 4 1 4 0 3 0 2 0 1 0 1 1 0 1 0 2 0 3 1 3 1 2 1 1 2 1 3 1 4 2 4 3 3 4 2 4 1 4 1 5 0 5 0 6 0 7 0 8 0 9 1 9 2 9 3 9 3 8 4 8 4 9 5 9 6 9 6 8 Z N"/>
            </draw:custom-shape>
            <draw:custom-shape draw:name="Freeform 192" draw:style-name="gr14" draw:text-style-name="P3" svg:width="0.3mm" svg:height="0.58mm" svg:x="136.28mm" svg:y="20.55mm">
              <text:p/>
              <draw:enhanced-geometry svg:viewBox="0 0 4 9" draw:extrusion-allowed="true" draw:text-areas="0 0 4 9" draw:glue-points="1 2 1 2 2 1 2 1 2 1 2 0 3 0 3 0 3 0 4 0 4 1 3 1 3 1 2 2 2 2 2 2 2 3 1 3 1 4 1 9 0 9 0 0 1 0 1 2" draw:type="non-primitive" draw:enhanced-path="M 1 2 L 1 2 2 1 2 0 3 0 4 0 4 1 3 1 2 2 2 3 1 3 1 4 1 9 0 9 0 0 1 0 1 2 Z N"/>
            </draw:custom-shape>
            <draw:custom-shape draw:name="Rectangle 193" draw:style-name="gr62" draw:text-style-name="P1" svg:width="50.72mm" svg:height="0.32mm" svg:x="97.95mm" svg:y="6.26mm">
              <text:p/>
              <draw:enhanced-geometry svg:viewBox="0 0 21600 21600" draw:type="rectangle" draw:enhanced-path="M 0 0 L 21600 0 21600 21600 0 21600 0 0 Z N"/>
            </draw:custom-shape>
          </draw:g>
        </table:shapes>
        <table:table-column table:style-name="co8" table:default-cell-style-name="ce1"/>
        <table:table-column table:style-name="co3" table:number-columns-repeated="12" table:default-cell-style-name="ce10"/>
        <table:table-column table:style-name="co10" table:default-cell-style-name="ce10"/>
        <table:table-column table:style-name="co3" table:number-columns-repeated="3" table:default-cell-style-name="ce10"/>
        <table:table-column table:style-name="co10" table:default-cell-style-name="ce10"/>
        <table:table-column table:style-name="co13" table:default-cell-style-name="ce1"/>
        <table:table-column table:style-name="co7" table:number-columns-repeated="229" table:default-cell-style-name="ce10"/>
        <table:table-column table:style-name="co7" table:number-columns-repeated="776" table:default-cell-style-name="Default"/>
        <table:table-row table:style-name="ro2">
          <table:table-cell table:style-name="ce34"/>
          <table:table-cell table:style-name="ce40" table:number-columns-repeated="5"/>
          <table:table-cell table:number-columns-repeated="1018"/>
        </table:table-row>
        <table:table-row table:style-name="ro2">
          <table:table-cell table:style-name="ce34"/>
          <table:table-cell table:style-name="ce11" office:value-type="float" office:value="4.27" calcext:value-type="float">
            <text:p>4,27 </text:p>
          </table:table-cell>
          <table:table-cell table:style-name="ce11" office:value-type="float" office:value="4.22" calcext:value-type="float">
            <text:p>4,22 </text:p>
          </table:table-cell>
          <table:table-cell table:style-name="ce11" office:value-type="float" office:value="4.15" calcext:value-type="float">
            <text:p>4,15 </text:p>
          </table:table-cell>
          <table:table-cell/>
          <table:table-cell table:style-name="ce40"/>
          <table:table-cell table:number-columns-repeated="1018"/>
        </table:table-row>
        <table:table-row table:style-name="ro2" table:visibility="collapse">
          <table:table-cell table:style-name="ce34"/>
          <table:table-cell table:style-name="ce40" office:value-type="float" office:value="12" calcext:value-type="float">
            <text:p>12,00 </text:p>
          </table:table-cell>
          <table:table-cell table:style-name="ce40" office:value-type="float" office:value="16" calcext:value-type="float">
            <text:p>16,00 </text:p>
          </table:table-cell>
          <table:table-cell table:number-columns-repeated="2" table:style-name="ce40" office:value-type="float" office:value="22" calcext:value-type="float">
            <text:p>22,00 </text:p>
          </table:table-cell>
          <table:table-cell table:style-name="ce40" office:value-type="string" office:string-value="IVA" calcext:value-type="string">
            <text:p>IVA </text:p>
          </table:table-cell>
          <table:table-cell table:number-columns-repeated="1018"/>
        </table:table-row>
        <table:table-row table:style-name="ro2" table:visibility="collapse">
          <table:table-cell table:style-name="ce34"/>
          <table:table-cell table:style-name="ce40" table:formula="of:=+[.C4]*1.0325*1.02" office:value-type="float" office:value="928.038013317297" calcext:value-type="float">
            <text:p>928,04 </text:p>
          </table:table-cell>
          <table:table-cell table:style-name="ce40" table:formula="of:=+[.D4]*1.0325" office:value-type="float" office:value="881.202120607033" calcext:value-type="float">
            <text:p>881,20 </text:p>
          </table:table-cell>
          <table:table-cell table:style-name="ce40" table:formula="of:=+[.E4]*1.0325" office:value-type="float" office:value="853.464523590347" calcext:value-type="float">
            <text:p>853,46 </text:p>
          </table:table-cell>
          <table:table-cell table:style-name="ce40" table:formula="of:=+['Cálculo costo'.M35]" office:value-type="float" office:value="826.600022847794" calcext:value-type="float">
            <text:p>826,60 </text:p>
          </table:table-cell>
          <table:table-cell table:style-name="ce40" office:value-type="float" office:value="1" calcext:value-type="float">
            <text:p>1,00 </text:p>
          </table:table-cell>
          <table:table-cell table:number-columns-repeated="1018"/>
        </table:table-row>
        <table:table-row table:style-name="ro2">
          <table:table-cell table:number-columns-repeated="16"/>
          <table:table-cell table:style-name="ce31" table:formula="of:=TODAY()" office:value-type="date" office:date-value="2021-01-12" calcext:value-type="date" table:number-columns-spanned="2" table:number-rows-spanned="1">
            <text:p>12-ene-2021</text:p>
          </table:table-cell>
          <table:covered-table-cell table:style-name="ce31"/>
          <table:table-cell table:number-columns-repeated="1006"/>
        </table:table-row>
        <table:table-row table:style-name="ro13">
          <table:table-cell table:number-columns-repeated="1024"/>
        </table:table-row>
        <table:table-row table:style-name="ro2">
          <table:table-cell table:style-name="ce2" office:value-type="string" calcext:value-type="string" table:number-columns-spanned="16" table:number-rows-spanned="1">
            <text:p>Lonas confeccionadas –<text:span text:style-name="T5"> VORTEX </text:span>con dobladillo, ojales dentados, refuerzos triangulares y soga en dobladillo</text:p>
          </table:table-cell>
          <table:covered-table-cell table:number-columns-repeated="15" table:style-name="ce2"/>
          <table:table-cell table:number-columns-repeated="2"/>
          <table:table-cell table:style-name="ce10"/>
          <table:table-cell table:number-columns-repeated="229"/>
          <table:table-cell table:style-name="ce10" table:number-columns-repeated="766"/>
          <table:table-cell table:number-columns-repeated="10"/>
        </table:table-row>
        <table:table-row table:style-name="ro9">
          <table:table-cell table:style-name="ce2" office:value-type="string" office:string-value="20 colores disponibles" calcext:value-type="string" table:number-columns-spanned="16" table:number-rows-spanned="1">
            <text:p>20 colores disponibles </text:p>
          </table:table-cell>
          <table:covered-table-cell table:number-columns-repeated="15" table:style-name="ce2"/>
          <table:table-cell table:number-columns-repeated="2"/>
          <table:table-cell table:style-name="ce10"/>
          <table:table-cell table:number-columns-repeated="229"/>
          <table:table-cell table:style-name="ce10" table:number-columns-repeated="766"/>
          <table:table-cell table:number-columns-repeated="10"/>
        </table:table-row>
        <table:table-row table:style-name="ro17">
          <table:table-cell table:number-columns-repeated="7"/>
          <table:table-cell table:style-name="ce107" office:value-type="string" office:string-value="VORTEX" calcext:value-type="string" table:number-columns-spanned="2" table:number-rows-spanned="1">
            <text:p>VORTEX </text:p>
          </table:table-cell>
          <table:covered-table-cell table:style-name="ce73"/>
          <table:table-cell table:number-columns-repeated="1015"/>
        </table:table-row>
        <table:table-row table:style-name="ro9">
          <table:table-cell table:number-columns-repeated="1024"/>
        </table:table-row>
        <table:table-row table:style-name="ro2">
          <table:table-cell table:style-name="ce76"/>
          <table:table-cell table:style-name="ce78" office:value-type="float" office:value="2" calcext:value-type="float">
            <text:p>2,00 </text:p>
          </table:table-cell>
          <table:table-cell table:style-name="ce78" table:formula="of:=+[.B11]+0.5" office:value-type="float" office:value="2.5" calcext:value-type="float">
            <text:p>2,50 </text:p>
          </table:table-cell>
          <table:table-cell table:style-name="ce78" table:formula="of:=+[.C11]+0.5" office:value-type="float" office:value="3" calcext:value-type="float">
            <text:p>3,00 </text:p>
          </table:table-cell>
          <table:table-cell table:style-name="ce78" table:formula="of:=+[.D11]+0.5" office:value-type="float" office:value="3.5" calcext:value-type="float">
            <text:p>3,50 </text:p>
          </table:table-cell>
          <table:table-cell table:style-name="ce78" table:formula="of:=+[.E11]+0.5" office:value-type="float" office:value="4" calcext:value-type="float">
            <text:p>4,00 </text:p>
          </table:table-cell>
          <table:table-cell table:style-name="ce78" table:formula="of:=+[.F11]+0.5" office:value-type="float" office:value="4.5" calcext:value-type="float">
            <text:p>4,50 </text:p>
          </table:table-cell>
          <table:table-cell table:style-name="ce78" table:formula="of:=+[.G11]+0.5" office:value-type="float" office:value="5" calcext:value-type="float">
            <text:p>5,00 </text:p>
          </table:table-cell>
          <table:table-cell table:style-name="ce78" table:formula="of:=+[.H11]+0.5" office:value-type="float" office:value="5.5" calcext:value-type="float">
            <text:p>5,50 </text:p>
          </table:table-cell>
          <table:table-cell table:style-name="ce78" table:formula="of:=+[.I11]+0.5" office:value-type="float" office:value="6" calcext:value-type="float">
            <text:p>6,00 </text:p>
          </table:table-cell>
          <table:table-cell table:style-name="ce78" table:formula="of:=+[.J11]+0.5" office:value-type="float" office:value="6.5" calcext:value-type="float">
            <text:p>6,50 </text:p>
          </table:table-cell>
          <table:table-cell table:style-name="ce78" table:formula="of:=+[.K11]+0.5" office:value-type="float" office:value="7" calcext:value-type="float">
            <text:p>7,00 </text:p>
          </table:table-cell>
          <table:table-cell table:style-name="ce78" table:formula="of:=+[.L11]+0.5" office:value-type="float" office:value="7.5" calcext:value-type="float">
            <text:p>7,50 </text:p>
          </table:table-cell>
          <table:table-cell table:style-name="ce78" table:formula="of:=+[.M11]+0.5" office:value-type="float" office:value="8" calcext:value-type="float">
            <text:p>8,00 </text:p>
          </table:table-cell>
          <table:table-cell table:style-name="ce78" table:formula="of:=+[.N11]+0.5" office:value-type="float" office:value="8.5" calcext:value-type="float">
            <text:p>8,50 </text:p>
          </table:table-cell>
          <table:table-cell table:style-name="ce78" table:formula="of:=+[.O11]+0.5" office:value-type="float" office:value="9" calcext:value-type="float">
            <text:p>9,00 </text:p>
          </table:table-cell>
          <table:table-cell table:style-name="ce78" table:formula="of:=+[.P11]+0.5" office:value-type="float" office:value="9.5" calcext:value-type="float">
            <text:p>9,50 </text:p>
          </table:table-cell>
          <table:table-cell table:style-name="ce78" table:formula="of:=+[.Q11]+0.5" office:value-type="float" office:value="10" calcext:value-type="float">
            <text:p>10,00 </text:p>
          </table:table-cell>
          <table:table-cell table:style-name="ce76"/>
          <table:table-cell table:style-name="ce1" table:number-columns-repeated="995"/>
          <table:table-cell table:number-columns-repeated="10"/>
        </table:table-row>
        <table:table-row table:style-name="ro2">
          <table:table-cell table:style-name="ce102" office:value-type="float" office:value="2" calcext:value-type="float">
            <text:p>2,00 </text:p>
          </table:table-cell>
          <table:table-cell table:style-name="ce83" table:formula="of:=(IF([.$A12]*[.B$11]&lt;=[.$B$3];[.$A12]*[.B$11]*[.$B$4];IF(AND([.$A12]*[.B$11]&gt;[.$B$3];[.$A12]*[.B$11]&lt;=[.$C$3]);[.$A12]*[.B$11]*[.$C$4];IF(AND([.$A12]*[.B$11]&gt;[.$C$3];[.$A12]*[.B$11]&lt;[.$D$3]);[.$A12]*[.B$11]*[.$D$4];[.$A12]*[.B$11]*[.$E$4]))))*[.$F$4]" office:value-type="float" office:value="3712.15205326919" calcext:value-type="float">
            <text:p>3.712 </text:p>
          </table:table-cell>
          <table:table-cell table:style-name="ce95" table:formula="of:=(IF([.$A12]*[.C$11]&lt;=[.$B$3];[.$A12]*[.C$11]*[.$B$4];IF(AND([.$A12]*[.C$11]&gt;[.$B$3];[.$A12]*[.C$11]&lt;=[.$C$3]);[.$A12]*[.C$11]*[.$C$4];IF(AND([.$A12]*[.C$11]&gt;[.$C$3];[.$A12]*[.C$11]&lt;[.$D$3]);[.$A12]*[.C$11]*[.$D$4];[.$A12]*[.C$11]*[.$E$4]))))*[.$F$4]" office:value-type="float" office:value="4640.19006658648" calcext:value-type="float">
            <text:p>4.640 </text:p>
          </table:table-cell>
          <table:table-cell table:style-name="ce95" table:formula="of:=(IF([.$A12]*[.D$11]&lt;=[.$B$3];[.$A12]*[.D$11]*[.$B$4];IF(AND([.$A12]*[.D$11]&gt;[.$B$3];[.$A12]*[.D$11]&lt;=[.$C$3]);[.$A12]*[.D$11]*[.$C$4];IF(AND([.$A12]*[.D$11]&gt;[.$C$3];[.$A12]*[.D$11]&lt;[.$D$3]);[.$A12]*[.D$11]*[.$D$4];[.$A12]*[.D$11]*[.$E$4]))))*[.$F$4]" office:value-type="float" office:value="5568.22807990378" calcext:value-type="float">
            <text:p>5.568 </text:p>
          </table:table-cell>
          <table:table-cell table:style-name="ce95" table:formula="of:=(IF([.$A12]*[.E$11]&lt;=[.$B$3];[.$A12]*[.E$11]*[.$B$4];IF(AND([.$A12]*[.E$11]&gt;[.$B$3];[.$A12]*[.E$11]&lt;=[.$C$3]);[.$A12]*[.E$11]*[.$C$4];IF(AND([.$A12]*[.E$11]&gt;[.$C$3];[.$A12]*[.E$11]&lt;[.$D$3]);[.$A12]*[.E$11]*[.$D$4];[.$A12]*[.E$11]*[.$E$4]))))*[.$F$4]" office:value-type="float" office:value="6496.26609322108" calcext:value-type="float">
            <text:p>6.496 </text:p>
          </table:table-cell>
          <table:table-cell table:style-name="ce95" table:formula="of:=(IF([.$A12]*[.F$11]&lt;=[.$B$3];[.$A12]*[.F$11]*[.$B$4];IF(AND([.$A12]*[.F$11]&gt;[.$B$3];[.$A12]*[.F$11]&lt;=[.$C$3]);[.$A12]*[.F$11]*[.$C$4];IF(AND([.$A12]*[.F$11]&gt;[.$C$3];[.$A12]*[.F$11]&lt;[.$D$3]);[.$A12]*[.F$11]*[.$D$4];[.$A12]*[.F$11]*[.$E$4]))))*[.$F$4]" office:value-type="float" office:value="7424.30410653838" calcext:value-type="float">
            <text:p>7.424 </text:p>
          </table:table-cell>
          <table:table-cell table:style-name="ce95" table:formula="of:=(IF([.$A12]*[.G$11]&lt;=[.$B$3];[.$A12]*[.G$11]*[.$B$4];IF(AND([.$A12]*[.G$11]&gt;[.$B$3];[.$A12]*[.G$11]&lt;=[.$C$3]);[.$A12]*[.G$11]*[.$C$4];IF(AND([.$A12]*[.G$11]&gt;[.$C$3];[.$A12]*[.G$11]&lt;[.$D$3]);[.$A12]*[.G$11]*[.$D$4];[.$A12]*[.G$11]*[.$E$4]))))*[.$F$4]" office:value-type="float" office:value="8352.34211985567" calcext:value-type="float">
            <text:p>8.352 </text:p>
          </table:table-cell>
          <table:table-cell table:style-name="ce95" table:formula="of:=(IF([.$A12]*[.H$11]&lt;=[.$B$3];[.$A12]*[.H$11]*[.$B$4];IF(AND([.$A12]*[.H$11]&gt;[.$B$3];[.$A12]*[.H$11]&lt;=[.$C$3]);[.$A12]*[.H$11]*[.$C$4];IF(AND([.$A12]*[.H$11]&gt;[.$C$3];[.$A12]*[.H$11]&lt;[.$D$3]);[.$A12]*[.H$11]*[.$D$4];[.$A12]*[.H$11]*[.$E$4]))))*[.$F$4]" office:value-type="float" office:value="9280.38013317297" calcext:value-type="float">
            <text:p>9.280 </text:p>
          </table:table-cell>
          <table:table-cell table:style-name="ce95" table:formula="of:=(IF([.$A12]*[.I$11]&lt;=[.$B$3];[.$A12]*[.I$11]*[.$B$4];IF(AND([.$A12]*[.I$11]&gt;[.$B$3];[.$A12]*[.I$11]&lt;=[.$C$3]);[.$A12]*[.I$11]*[.$C$4];IF(AND([.$A12]*[.I$11]&gt;[.$C$3];[.$A12]*[.I$11]&lt;[.$D$3]);[.$A12]*[.I$11]*[.$D$4];[.$A12]*[.I$11]*[.$E$4]))))*[.$F$4]" office:value-type="float" office:value="10208.4181464903" calcext:value-type="float">
            <text:p>10.208 </text:p>
          </table:table-cell>
          <table:table-cell table:style-name="ce95" table:formula="of:=(IF([.$A12]*[.J$11]&lt;=[.$B$3];[.$A12]*[.J$11]*[.$B$4];IF(AND([.$A12]*[.J$11]&gt;[.$B$3];[.$A12]*[.J$11]&lt;=[.$C$3]);[.$A12]*[.J$11]*[.$C$4];IF(AND([.$A12]*[.J$11]&gt;[.$C$3];[.$A12]*[.J$11]&lt;[.$D$3]);[.$A12]*[.J$11]*[.$D$4];[.$A12]*[.J$11]*[.$E$4]))))*[.$F$4]" office:value-type="float" office:value="11136.4561598076" calcext:value-type="float">
            <text:p>11.136 </text:p>
          </table:table-cell>
          <table:table-cell table:style-name="ce95" table:formula="of:=(IF([.$A12]*[.K$11]&lt;=[.$B$3];[.$A12]*[.K$11]*[.$B$4];IF(AND([.$A12]*[.K$11]&gt;[.$B$3];[.$A12]*[.K$11]&lt;=[.$C$3]);[.$A12]*[.K$11]*[.$C$4];IF(AND([.$A12]*[.K$11]&gt;[.$C$3];[.$A12]*[.K$11]&lt;[.$D$3]);[.$A12]*[.K$11]*[.$D$4];[.$A12]*[.K$11]*[.$E$4]))))*[.$F$4]" office:value-type="float" office:value="11455.6275678914" calcext:value-type="float">
            <text:p>11.456 </text:p>
          </table:table-cell>
          <table:table-cell table:style-name="ce95" table:formula="of:=(IF([.$A12]*[.L$11]&lt;=[.$B$3];[.$A12]*[.L$11]*[.$B$4];IF(AND([.$A12]*[.L$11]&gt;[.$B$3];[.$A12]*[.L$11]&lt;=[.$C$3]);[.$A12]*[.L$11]*[.$C$4];IF(AND([.$A12]*[.L$11]&gt;[.$C$3];[.$A12]*[.L$11]&lt;[.$D$3]);[.$A12]*[.L$11]*[.$D$4];[.$A12]*[.L$11]*[.$E$4]))))*[.$F$4]" office:value-type="float" office:value="12336.8296884985" calcext:value-type="float">
            <text:p>12.337 </text:p>
          </table:table-cell>
          <table:table-cell table:style-name="ce95" table:formula="of:=(IF([.$A12]*[.M$11]&lt;=[.$B$3];[.$A12]*[.M$11]*[.$B$4];IF(AND([.$A12]*[.M$11]&gt;[.$B$3];[.$A12]*[.M$11]&lt;=[.$C$3]);[.$A12]*[.M$11]*[.$C$4];IF(AND([.$A12]*[.M$11]&gt;[.$C$3];[.$A12]*[.M$11]&lt;[.$D$3]);[.$A12]*[.M$11]*[.$D$4];[.$A12]*[.M$11]*[.$E$4]))))*[.$F$4]" office:value-type="float" office:value="13218.0318091055" calcext:value-type="float">
            <text:p>13.218 </text:p>
          </table:table-cell>
          <table:table-cell table:style-name="ce95" table:formula="of:=(IF([.$A12]*[.N$11]&lt;=[.$B$3];[.$A12]*[.N$11]*[.$B$4];IF(AND([.$A12]*[.N$11]&gt;[.$B$3];[.$A12]*[.N$11]&lt;=[.$C$3]);[.$A12]*[.N$11]*[.$C$4];IF(AND([.$A12]*[.N$11]&gt;[.$C$3];[.$A12]*[.N$11]&lt;[.$D$3]);[.$A12]*[.N$11]*[.$D$4];[.$A12]*[.N$11]*[.$E$4]))))*[.$F$4]" office:value-type="float" office:value="14099.2339297125" calcext:value-type="float">
            <text:p>14.099 </text:p>
          </table:table-cell>
          <table:table-cell table:style-name="ce95" table:formula="of:=(IF([.$A12]*[.O$11]&lt;=[.$B$3];[.$A12]*[.O$11]*[.$B$4];IF(AND([.$A12]*[.O$11]&gt;[.$B$3];[.$A12]*[.O$11]&lt;=[.$C$3]);[.$A12]*[.O$11]*[.$C$4];IF(AND([.$A12]*[.O$11]&gt;[.$C$3];[.$A12]*[.O$11]&lt;[.$D$3]);[.$A12]*[.O$11]*[.$D$4];[.$A12]*[.O$11]*[.$E$4]))))*[.$F$4]" office:value-type="float" office:value="14508.8969010359" calcext:value-type="float">
            <text:p>14.509 </text:p>
          </table:table-cell>
          <table:table-cell table:style-name="ce95" table:formula="of:=(IF([.$A12]*[.P$11]&lt;=[.$B$3];[.$A12]*[.P$11]*[.$B$4];IF(AND([.$A12]*[.P$11]&gt;[.$B$3];[.$A12]*[.P$11]&lt;=[.$C$3]);[.$A12]*[.P$11]*[.$C$4];IF(AND([.$A12]*[.P$11]&gt;[.$C$3];[.$A12]*[.P$11]&lt;[.$D$3]);[.$A12]*[.P$11]*[.$D$4];[.$A12]*[.P$11]*[.$E$4]))))*[.$F$4]" office:value-type="float" office:value="15362.3614246262" calcext:value-type="float">
            <text:p>15.362 </text:p>
          </table:table-cell>
          <table:table-cell table:style-name="ce95" table:formula="of:=(IF([.$A12]*[.Q$11]&lt;=[.$B$3];[.$A12]*[.Q$11]*[.$B$4];IF(AND([.$A12]*[.Q$11]&gt;[.$B$3];[.$A12]*[.Q$11]&lt;=[.$C$3]);[.$A12]*[.Q$11]*[.$C$4];IF(AND([.$A12]*[.Q$11]&gt;[.$C$3];[.$A12]*[.Q$11]&lt;[.$D$3]);[.$A12]*[.Q$11]*[.$D$4];[.$A12]*[.Q$11]*[.$E$4]))))*[.$F$4]" office:value-type="float" office:value="16215.8259482166" calcext:value-type="float">
            <text:p>16.216 </text:p>
          </table:table-cell>
          <table:table-cell table:style-name="ce95" table:formula="of:=(IF([.$A12]*[.R$11]&lt;=[.$B$3];[.$A12]*[.R$11]*[.$B$4];IF(AND([.$A12]*[.R$11]&gt;[.$B$3];[.$A12]*[.R$11]&lt;=[.$C$3]);[.$A12]*[.R$11]*[.$C$4];IF(AND([.$A12]*[.R$11]&gt;[.$C$3];[.$A12]*[.R$11]&lt;[.$D$3]);[.$A12]*[.R$11]*[.$D$4];[.$A12]*[.R$11]*[.$E$4]))))*[.$F$4]" office:value-type="float" office:value="17069.2904718069" calcext:value-type="float">
            <text:p>17.069 </text:p>
          </table:table-cell>
          <table:table-cell table:style-name="ce102" office:value-type="float" office:value="2" calcext:value-type="float">
            <text:p>2,00 </text:p>
          </table:table-cell>
          <table:table-cell table:number-columns-repeated="1005"/>
        </table:table-row>
        <table:table-row table:style-name="ro2">
          <table:table-cell table:style-name="ce102" table:formula="of:=+[.A12]+0.5" office:value-type="float" office:value="2.5" calcext:value-type="float">
            <text:p>2,50 </text:p>
          </table:table-cell>
          <table:table-cell table:style-name="ce84" table:formula="of:=(IF([.$A13]*[.B$11]&lt;=[.$B$3];[.$A13]*[.B$11]*[.$B$4];IF(AND([.$A13]*[.B$11]&gt;[.$B$3];[.$A13]*[.B$11]&lt;=[.$C$3]);[.$A13]*[.B$11]*[.$C$4];IF(AND([.$A13]*[.B$11]&gt;[.$C$3];[.$A13]*[.B$11]&lt;[.$D$3]);[.$A13]*[.B$11]*[.$D$4];[.$A13]*[.B$11]*[.$E$4]))))*[.$F$4]" office:value-type="float" office:value="4640.19006658648" calcext:value-type="float">
            <text:p>4.640 </text:p>
          </table:table-cell>
          <table:table-cell table:style-name="ce96" table:formula="of:=(IF([.$A13]*[.C$11]&lt;=[.$B$3];[.$A13]*[.C$11]*[.$B$4];IF(AND([.$A13]*[.C$11]&gt;[.$B$3];[.$A13]*[.C$11]&lt;=[.$C$3]);[.$A13]*[.C$11]*[.$C$4];IF(AND([.$A13]*[.C$11]&gt;[.$C$3];[.$A13]*[.C$11]&lt;[.$D$3]);[.$A13]*[.C$11]*[.$D$4];[.$A13]*[.C$11]*[.$E$4]))))*[.$F$4]" office:value-type="float" office:value="5800.23758323311" calcext:value-type="float">
            <text:p>5.800 </text:p>
          </table:table-cell>
          <table:table-cell table:style-name="ce96" table:formula="of:=(IF([.$A13]*[.D$11]&lt;=[.$B$3];[.$A13]*[.D$11]*[.$B$4];IF(AND([.$A13]*[.D$11]&gt;[.$B$3];[.$A13]*[.D$11]&lt;=[.$C$3]);[.$A13]*[.D$11]*[.$C$4];IF(AND([.$A13]*[.D$11]&gt;[.$C$3];[.$A13]*[.D$11]&lt;[.$D$3]);[.$A13]*[.D$11]*[.$D$4];[.$A13]*[.D$11]*[.$E$4]))))*[.$F$4]" office:value-type="float" office:value="6960.28509987973" calcext:value-type="float">
            <text:p>6.960 </text:p>
          </table:table-cell>
          <table:table-cell table:style-name="ce96" table:formula="of:=(IF([.$A13]*[.E$11]&lt;=[.$B$3];[.$A13]*[.E$11]*[.$B$4];IF(AND([.$A13]*[.E$11]&gt;[.$B$3];[.$A13]*[.E$11]&lt;=[.$C$3]);[.$A13]*[.E$11]*[.$C$4];IF(AND([.$A13]*[.E$11]&gt;[.$C$3];[.$A13]*[.E$11]&lt;[.$D$3]);[.$A13]*[.E$11]*[.$D$4];[.$A13]*[.E$11]*[.$E$4]))))*[.$F$4]" office:value-type="float" office:value="8120.33261652635" calcext:value-type="float">
            <text:p>8.120 </text:p>
          </table:table-cell>
          <table:table-cell table:style-name="ce96" table:formula="of:=(IF([.$A13]*[.F$11]&lt;=[.$B$3];[.$A13]*[.F$11]*[.$B$4];IF(AND([.$A13]*[.F$11]&gt;[.$B$3];[.$A13]*[.F$11]&lt;=[.$C$3]);[.$A13]*[.F$11]*[.$C$4];IF(AND([.$A13]*[.F$11]&gt;[.$C$3];[.$A13]*[.F$11]&lt;[.$D$3]);[.$A13]*[.F$11]*[.$D$4];[.$A13]*[.F$11]*[.$E$4]))))*[.$F$4]" office:value-type="float" office:value="9280.38013317297" calcext:value-type="float">
            <text:p>9.280 </text:p>
          </table:table-cell>
          <table:table-cell table:style-name="ce96" table:formula="of:=(IF([.$A13]*[.G$11]&lt;=[.$B$3];[.$A13]*[.G$11]*[.$B$4];IF(AND([.$A13]*[.G$11]&gt;[.$B$3];[.$A13]*[.G$11]&lt;=[.$C$3]);[.$A13]*[.G$11]*[.$C$4];IF(AND([.$A13]*[.G$11]&gt;[.$C$3];[.$A13]*[.G$11]&lt;[.$D$3]);[.$A13]*[.G$11]*[.$D$4];[.$A13]*[.G$11]*[.$E$4]))))*[.$F$4]" office:value-type="float" office:value="10440.4276498196" calcext:value-type="float">
            <text:p>10.440 </text:p>
          </table:table-cell>
          <table:table-cell table:style-name="ce96" table:formula="of:=(IF([.$A13]*[.H$11]&lt;=[.$B$3];[.$A13]*[.H$11]*[.$B$4];IF(AND([.$A13]*[.H$11]&gt;[.$B$3];[.$A13]*[.H$11]&lt;=[.$C$3]);[.$A13]*[.H$11]*[.$C$4];IF(AND([.$A13]*[.H$11]&gt;[.$C$3];[.$A13]*[.H$11]&lt;[.$D$3]);[.$A13]*[.H$11]*[.$D$4];[.$A13]*[.H$11]*[.$E$4]))))*[.$F$4]" office:value-type="float" office:value="11015.0265075879" calcext:value-type="float">
            <text:p>11.015 </text:p>
          </table:table-cell>
          <table:table-cell table:style-name="ce96" table:formula="of:=(IF([.$A13]*[.I$11]&lt;=[.$B$3];[.$A13]*[.I$11]*[.$B$4];IF(AND([.$A13]*[.I$11]&gt;[.$B$3];[.$A13]*[.I$11]&lt;=[.$C$3]);[.$A13]*[.I$11]*[.$C$4];IF(AND([.$A13]*[.I$11]&gt;[.$C$3];[.$A13]*[.I$11]&lt;[.$D$3]);[.$A13]*[.I$11]*[.$D$4];[.$A13]*[.I$11]*[.$E$4]))))*[.$F$4]" office:value-type="float" office:value="12116.5291583467" calcext:value-type="float">
            <text:p>12.117 </text:p>
          </table:table-cell>
          <table:table-cell table:style-name="ce96" table:formula="of:=(IF([.$A13]*[.J$11]&lt;=[.$B$3];[.$A13]*[.J$11]*[.$B$4];IF(AND([.$A13]*[.J$11]&gt;[.$B$3];[.$A13]*[.J$11]&lt;=[.$C$3]);[.$A13]*[.J$11]*[.$C$4];IF(AND([.$A13]*[.J$11]&gt;[.$C$3];[.$A13]*[.J$11]&lt;[.$D$3]);[.$A13]*[.J$11]*[.$D$4];[.$A13]*[.J$11]*[.$E$4]))))*[.$F$4]" office:value-type="float" office:value="13218.0318091055" calcext:value-type="float">
            <text:p>13.218 </text:p>
          </table:table-cell>
          <table:table-cell table:style-name="ce96" table:formula="of:=(IF([.$A13]*[.K$11]&lt;=[.$B$3];[.$A13]*[.K$11]*[.$B$4];IF(AND([.$A13]*[.K$11]&gt;[.$B$3];[.$A13]*[.K$11]&lt;=[.$C$3]);[.$A13]*[.K$11]*[.$C$4];IF(AND([.$A13]*[.K$11]&gt;[.$C$3];[.$A13]*[.K$11]&lt;[.$D$3]);[.$A13]*[.K$11]*[.$D$4];[.$A13]*[.K$11]*[.$E$4]))))*[.$F$4]" office:value-type="float" office:value="13868.7985083431" calcext:value-type="float">
            <text:p>13.869 </text:p>
          </table:table-cell>
          <table:table-cell table:style-name="ce96" table:formula="of:=(IF([.$A13]*[.L$11]&lt;=[.$B$3];[.$A13]*[.L$11]*[.$B$4];IF(AND([.$A13]*[.L$11]&gt;[.$B$3];[.$A13]*[.L$11]&lt;=[.$C$3]);[.$A13]*[.L$11]*[.$C$4];IF(AND([.$A13]*[.L$11]&gt;[.$C$3];[.$A13]*[.L$11]&lt;[.$D$3]);[.$A13]*[.L$11]*[.$D$4];[.$A13]*[.L$11]*[.$E$4]))))*[.$F$4]" office:value-type="float" office:value="14935.6291628311" calcext:value-type="float">
            <text:p>14.936 </text:p>
          </table:table-cell>
          <table:table-cell table:style-name="ce96" table:formula="of:=(IF([.$A13]*[.M$11]&lt;=[.$B$3];[.$A13]*[.M$11]*[.$B$4];IF(AND([.$A13]*[.M$11]&gt;[.$B$3];[.$A13]*[.M$11]&lt;=[.$C$3]);[.$A13]*[.M$11]*[.$C$4];IF(AND([.$A13]*[.M$11]&gt;[.$C$3];[.$A13]*[.M$11]&lt;[.$D$3]);[.$A13]*[.M$11]*[.$D$4];[.$A13]*[.M$11]*[.$E$4]))))*[.$F$4]" office:value-type="float" office:value="16002.459817319" calcext:value-type="float">
            <text:p>16.002 </text:p>
          </table:table-cell>
          <table:table-cell table:style-name="ce96" table:formula="of:=(IF([.$A13]*[.N$11]&lt;=[.$B$3];[.$A13]*[.N$11]*[.$B$4];IF(AND([.$A13]*[.N$11]&gt;[.$B$3];[.$A13]*[.N$11]&lt;=[.$C$3]);[.$A13]*[.N$11]*[.$C$4];IF(AND([.$A13]*[.N$11]&gt;[.$C$3];[.$A13]*[.N$11]&lt;[.$D$3]);[.$A13]*[.N$11]*[.$D$4];[.$A13]*[.N$11]*[.$E$4]))))*[.$F$4]" office:value-type="float" office:value="17069.2904718069" calcext:value-type="float">
            <text:p>17.069 </text:p>
          </table:table-cell>
          <table:table-cell table:style-name="ce96" table:formula="of:=(IF([.$A13]*[.O$11]&lt;=[.$B$3];[.$A13]*[.O$11]*[.$B$4];IF(AND([.$A13]*[.O$11]&gt;[.$B$3];[.$A13]*[.O$11]&lt;=[.$C$3]);[.$A13]*[.O$11]*[.$C$4];IF(AND([.$A13]*[.O$11]&gt;[.$C$3];[.$A13]*[.O$11]&lt;[.$D$3]);[.$A13]*[.O$11]*[.$D$4];[.$A13]*[.O$11]*[.$E$4]))))*[.$F$4]" office:value-type="float" office:value="18136.1211262949" calcext:value-type="float">
            <text:p>18.136 </text:p>
          </table:table-cell>
          <table:table-cell table:style-name="ce96" table:formula="of:=(IF([.$A13]*[.P$11]&lt;=[.$B$3];[.$A13]*[.P$11]*[.$B$4];IF(AND([.$A13]*[.P$11]&gt;[.$B$3];[.$A13]*[.P$11]&lt;=[.$C$3]);[.$A13]*[.P$11]*[.$C$4];IF(AND([.$A13]*[.P$11]&gt;[.$C$3];[.$A13]*[.P$11]&lt;[.$D$3]);[.$A13]*[.P$11]*[.$D$4];[.$A13]*[.P$11]*[.$E$4]))))*[.$F$4]" office:value-type="float" office:value="18598.5005140754" calcext:value-type="float">
            <text:p>18.599 </text:p>
          </table:table-cell>
          <table:table-cell table:style-name="ce96" table:formula="of:=(IF([.$A13]*[.Q$11]&lt;=[.$B$3];[.$A13]*[.Q$11]*[.$B$4];IF(AND([.$A13]*[.Q$11]&gt;[.$B$3];[.$A13]*[.Q$11]&lt;=[.$C$3]);[.$A13]*[.Q$11]*[.$C$4];IF(AND([.$A13]*[.Q$11]&gt;[.$C$3];[.$A13]*[.Q$11]&lt;[.$D$3]);[.$A13]*[.Q$11]*[.$D$4];[.$A13]*[.Q$11]*[.$E$4]))))*[.$F$4]" office:value-type="float" office:value="19631.7505426351" calcext:value-type="float">
            <text:p>19.632 </text:p>
          </table:table-cell>
          <table:table-cell table:style-name="ce96" table:formula="of:=(IF([.$A13]*[.R$11]&lt;=[.$B$3];[.$A13]*[.R$11]*[.$B$4];IF(AND([.$A13]*[.R$11]&gt;[.$B$3];[.$A13]*[.R$11]&lt;=[.$C$3]);[.$A13]*[.R$11]*[.$C$4];IF(AND([.$A13]*[.R$11]&gt;[.$C$3];[.$A13]*[.R$11]&lt;[.$D$3]);[.$A13]*[.R$11]*[.$D$4];[.$A13]*[.R$11]*[.$E$4]))))*[.$F$4]" office:value-type="float" office:value="20665.0005711948" calcext:value-type="float">
            <text:p>20.665 </text:p>
          </table:table-cell>
          <table:table-cell table:style-name="ce102" table:formula="of:=+[.S12]+0.5" office:value-type="float" office:value="2.5" calcext:value-type="float">
            <text:p>2,50 </text:p>
          </table:table-cell>
          <table:table-cell table:number-columns-repeated="1005"/>
        </table:table-row>
        <table:table-row table:style-name="ro2">
          <table:table-cell table:style-name="ce103" table:formula="of:=+[.A13]+0.5" office:value-type="float" office:value="3" calcext:value-type="float">
            <text:p>3,00 </text:p>
          </table:table-cell>
          <table:table-cell table:style-name="ce85" table:formula="of:=(IF([.$A14]*[.B$11]&lt;=[.$B$3];[.$A14]*[.B$11]*[.$B$4];IF(AND([.$A14]*[.B$11]&gt;[.$B$3];[.$A14]*[.B$11]&lt;=[.$C$3]);[.$A14]*[.B$11]*[.$C$4];IF(AND([.$A14]*[.B$11]&gt;[.$C$3];[.$A14]*[.B$11]&lt;[.$D$3]);[.$A14]*[.B$11]*[.$D$4];[.$A14]*[.B$11]*[.$E$4]))))*[.$F$4]" office:value-type="float" office:value="5568.22807990378" calcext:value-type="float">
            <text:p>5.568 </text:p>
          </table:table-cell>
          <table:table-cell table:style-name="ce97" table:formula="of:=(IF([.$A14]*[.C$11]&lt;=[.$B$3];[.$A14]*[.C$11]*[.$B$4];IF(AND([.$A14]*[.C$11]&gt;[.$B$3];[.$A14]*[.C$11]&lt;=[.$C$3]);[.$A14]*[.C$11]*[.$C$4];IF(AND([.$A14]*[.C$11]&gt;[.$C$3];[.$A14]*[.C$11]&lt;[.$D$3]);[.$A14]*[.C$11]*[.$D$4];[.$A14]*[.C$11]*[.$E$4]))))*[.$F$4]" office:value-type="float" office:value="6960.28509987973" calcext:value-type="float">
            <text:p>6.960 </text:p>
          </table:table-cell>
          <table:table-cell table:style-name="ce97" table:formula="of:=(IF([.$A14]*[.D$11]&lt;=[.$B$3];[.$A14]*[.D$11]*[.$B$4];IF(AND([.$A14]*[.D$11]&gt;[.$B$3];[.$A14]*[.D$11]&lt;=[.$C$3]);[.$A14]*[.D$11]*[.$C$4];IF(AND([.$A14]*[.D$11]&gt;[.$C$3];[.$A14]*[.D$11]&lt;[.$D$3]);[.$A14]*[.D$11]*[.$D$4];[.$A14]*[.D$11]*[.$E$4]))))*[.$F$4]" office:value-type="float" office:value="8352.34211985567" calcext:value-type="float">
            <text:p>8.352 </text:p>
          </table:table-cell>
          <table:table-cell table:style-name="ce97" table:formula="of:=(IF([.$A14]*[.E$11]&lt;=[.$B$3];[.$A14]*[.E$11]*[.$B$4];IF(AND([.$A14]*[.E$11]&gt;[.$B$3];[.$A14]*[.E$11]&lt;=[.$C$3]);[.$A14]*[.E$11]*[.$C$4];IF(AND([.$A14]*[.E$11]&gt;[.$C$3];[.$A14]*[.E$11]&lt;[.$D$3]);[.$A14]*[.E$11]*[.$D$4];[.$A14]*[.E$11]*[.$E$4]))))*[.$F$4]" office:value-type="float" office:value="9744.39913983162" calcext:value-type="float">
            <text:p>9.744 </text:p>
          </table:table-cell>
          <table:table-cell table:style-name="ce97" table:formula="of:=(IF([.$A14]*[.F$11]&lt;=[.$B$3];[.$A14]*[.F$11]*[.$B$4];IF(AND([.$A14]*[.F$11]&gt;[.$B$3];[.$A14]*[.F$11]&lt;=[.$C$3]);[.$A14]*[.F$11]*[.$C$4];IF(AND([.$A14]*[.F$11]&gt;[.$C$3];[.$A14]*[.F$11]&lt;[.$D$3]);[.$A14]*[.F$11]*[.$D$4];[.$A14]*[.F$11]*[.$E$4]))))*[.$F$4]" office:value-type="float" office:value="11136.4561598076" calcext:value-type="float">
            <text:p>11.136 </text:p>
          </table:table-cell>
          <table:table-cell table:style-name="ce97" table:formula="of:=(IF([.$A14]*[.G$11]&lt;=[.$B$3];[.$A14]*[.G$11]*[.$B$4];IF(AND([.$A14]*[.G$11]&gt;[.$B$3];[.$A14]*[.G$11]&lt;=[.$C$3]);[.$A14]*[.G$11]*[.$C$4];IF(AND([.$A14]*[.G$11]&gt;[.$C$3];[.$A14]*[.G$11]&lt;[.$D$3]);[.$A14]*[.G$11]*[.$D$4];[.$A14]*[.G$11]*[.$E$4]))))*[.$F$4]" office:value-type="float" office:value="11896.2286281949" calcext:value-type="float">
            <text:p>11.896 </text:p>
          </table:table-cell>
          <table:table-cell table:style-name="ce97" table:formula="of:=(IF([.$A14]*[.H$11]&lt;=[.$B$3];[.$A14]*[.H$11]*[.$B$4];IF(AND([.$A14]*[.H$11]&gt;[.$B$3];[.$A14]*[.H$11]&lt;=[.$C$3]);[.$A14]*[.H$11]*[.$C$4];IF(AND([.$A14]*[.H$11]&gt;[.$C$3];[.$A14]*[.H$11]&lt;[.$D$3]);[.$A14]*[.H$11]*[.$D$4];[.$A14]*[.H$11]*[.$E$4]))))*[.$F$4]" office:value-type="float" office:value="13218.0318091055" calcext:value-type="float">
            <text:p>13.218 </text:p>
          </table:table-cell>
          <table:table-cell table:style-name="ce97" table:formula="of:=(IF([.$A14]*[.I$11]&lt;=[.$B$3];[.$A14]*[.I$11]*[.$B$4];IF(AND([.$A14]*[.I$11]&gt;[.$B$3];[.$A14]*[.I$11]&lt;=[.$C$3]);[.$A14]*[.I$11]*[.$C$4];IF(AND([.$A14]*[.I$11]&gt;[.$C$3];[.$A14]*[.I$11]&lt;[.$D$3]);[.$A14]*[.I$11]*[.$D$4];[.$A14]*[.I$11]*[.$E$4]))))*[.$F$4]" office:value-type="float" office:value="14082.1646392407" calcext:value-type="float">
            <text:p>14.082 </text:p>
          </table:table-cell>
          <table:table-cell table:style-name="ce97" table:formula="of:=(IF([.$A14]*[.J$11]&lt;=[.$B$3];[.$A14]*[.J$11]*[.$B$4];IF(AND([.$A14]*[.J$11]&gt;[.$B$3];[.$A14]*[.J$11]&lt;=[.$C$3]);[.$A14]*[.J$11]*[.$C$4];IF(AND([.$A14]*[.J$11]&gt;[.$C$3];[.$A14]*[.J$11]&lt;[.$D$3]);[.$A14]*[.J$11]*[.$D$4];[.$A14]*[.J$11]*[.$E$4]))))*[.$F$4]" office:value-type="float" office:value="15362.3614246262" calcext:value-type="float">
            <text:p>15.362 </text:p>
          </table:table-cell>
          <table:table-cell table:style-name="ce97" table:formula="of:=(IF([.$A14]*[.K$11]&lt;=[.$B$3];[.$A14]*[.K$11]*[.$B$4];IF(AND([.$A14]*[.K$11]&gt;[.$B$3];[.$A14]*[.K$11]&lt;=[.$C$3]);[.$A14]*[.K$11]*[.$C$4];IF(AND([.$A14]*[.K$11]&gt;[.$C$3];[.$A14]*[.K$11]&lt;[.$D$3]);[.$A14]*[.K$11]*[.$D$4];[.$A14]*[.K$11]*[.$E$4]))))*[.$F$4]" office:value-type="float" office:value="16642.5582100118" calcext:value-type="float">
            <text:p>16.643 </text:p>
          </table:table-cell>
          <table:table-cell table:style-name="ce97" table:formula="of:=(IF([.$A14]*[.L$11]&lt;=[.$B$3];[.$A14]*[.L$11]*[.$B$4];IF(AND([.$A14]*[.L$11]&gt;[.$B$3];[.$A14]*[.L$11]&lt;=[.$C$3]);[.$A14]*[.L$11]*[.$C$4];IF(AND([.$A14]*[.L$11]&gt;[.$C$3];[.$A14]*[.L$11]&lt;[.$D$3]);[.$A14]*[.L$11]*[.$D$4];[.$A14]*[.L$11]*[.$E$4]))))*[.$F$4]" office:value-type="float" office:value="17922.7549953973" calcext:value-type="float">
            <text:p>17.923 </text:p>
          </table:table-cell>
          <table:table-cell table:style-name="ce97" table:formula="of:=(IF([.$A14]*[.M$11]&lt;=[.$B$3];[.$A14]*[.M$11]*[.$B$4];IF(AND([.$A14]*[.M$11]&gt;[.$B$3];[.$A14]*[.M$11]&lt;=[.$C$3]);[.$A14]*[.M$11]*[.$C$4];IF(AND([.$A14]*[.M$11]&gt;[.$C$3];[.$A14]*[.M$11]&lt;[.$D$3]);[.$A14]*[.M$11]*[.$D$4];[.$A14]*[.M$11]*[.$E$4]))))*[.$F$4]" office:value-type="float" office:value="18598.5005140754" calcext:value-type="float">
            <text:p>18.599 </text:p>
          </table:table-cell>
          <table:table-cell table:style-name="ce97" table:formula="of:=(IF([.$A14]*[.N$11]&lt;=[.$B$3];[.$A14]*[.N$11]*[.$B$4];IF(AND([.$A14]*[.N$11]&gt;[.$B$3];[.$A14]*[.N$11]&lt;=[.$C$3]);[.$A14]*[.N$11]*[.$C$4];IF(AND([.$A14]*[.N$11]&gt;[.$C$3];[.$A14]*[.N$11]&lt;[.$D$3]);[.$A14]*[.N$11]*[.$D$4];[.$A14]*[.N$11]*[.$E$4]))))*[.$F$4]" office:value-type="float" office:value="19838.400548347" calcext:value-type="float">
            <text:p>19.838 </text:p>
          </table:table-cell>
          <table:table-cell table:style-name="ce97" table:formula="of:=(IF([.$A14]*[.O$11]&lt;=[.$B$3];[.$A14]*[.O$11]*[.$B$4];IF(AND([.$A14]*[.O$11]&gt;[.$B$3];[.$A14]*[.O$11]&lt;=[.$C$3]);[.$A14]*[.O$11]*[.$C$4];IF(AND([.$A14]*[.O$11]&gt;[.$C$3];[.$A14]*[.O$11]&lt;[.$D$3]);[.$A14]*[.O$11]*[.$D$4];[.$A14]*[.O$11]*[.$E$4]))))*[.$F$4]" office:value-type="float" office:value="21078.3005826187" calcext:value-type="float">
            <text:p>21.078 </text:p>
          </table:table-cell>
          <table:table-cell table:style-name="ce97" table:formula="of:=(IF([.$A14]*[.P$11]&lt;=[.$B$3];[.$A14]*[.P$11]*[.$B$4];IF(AND([.$A14]*[.P$11]&gt;[.$B$3];[.$A14]*[.P$11]&lt;=[.$C$3]);[.$A14]*[.P$11]*[.$C$4];IF(AND([.$A14]*[.P$11]&gt;[.$C$3];[.$A14]*[.P$11]&lt;[.$D$3]);[.$A14]*[.P$11]*[.$D$4];[.$A14]*[.P$11]*[.$E$4]))))*[.$F$4]" office:value-type="float" office:value="22318.2006168904" calcext:value-type="float">
            <text:p>22.318 </text:p>
          </table:table-cell>
          <table:table-cell table:style-name="ce97" table:formula="of:=(IF([.$A14]*[.Q$11]&lt;=[.$B$3];[.$A14]*[.Q$11]*[.$B$4];IF(AND([.$A14]*[.Q$11]&gt;[.$B$3];[.$A14]*[.Q$11]&lt;=[.$C$3]);[.$A14]*[.Q$11]*[.$C$4];IF(AND([.$A14]*[.Q$11]&gt;[.$C$3];[.$A14]*[.Q$11]&lt;[.$D$3]);[.$A14]*[.Q$11]*[.$D$4];[.$A14]*[.Q$11]*[.$E$4]))))*[.$F$4]" office:value-type="float" office:value="23558.1006511621" calcext:value-type="float">
            <text:p>23.558 </text:p>
          </table:table-cell>
          <table:table-cell table:style-name="ce97" table:formula="of:=(IF([.$A14]*[.R$11]&lt;=[.$B$3];[.$A14]*[.R$11]*[.$B$4];IF(AND([.$A14]*[.R$11]&gt;[.$B$3];[.$A14]*[.R$11]&lt;=[.$C$3]);[.$A14]*[.R$11]*[.$C$4];IF(AND([.$A14]*[.R$11]&gt;[.$C$3];[.$A14]*[.R$11]&lt;[.$D$3]);[.$A14]*[.R$11]*[.$D$4];[.$A14]*[.R$11]*[.$E$4]))))*[.$F$4]" office:value-type="float" office:value="24798.0006854338" calcext:value-type="float">
            <text:p>24.798 </text:p>
          </table:table-cell>
          <table:table-cell table:style-name="ce103" table:formula="of:=+[.S13]+0.5" office:value-type="float" office:value="3" calcext:value-type="float">
            <text:p>3,00 </text:p>
          </table:table-cell>
          <table:table-cell table:number-columns-repeated="1005"/>
        </table:table-row>
        <table:table-row table:style-name="ro2">
          <table:table-cell table:style-name="ce102" table:formula="of:=+[.A14]+0.5" office:value-type="float" office:value="3.5" calcext:value-type="float">
            <text:p>3,50 </text:p>
          </table:table-cell>
          <table:table-cell table:style-name="ce84" table:formula="of:=(IF([.$A15]*[.B$11]&lt;=[.$B$3];[.$A15]*[.B$11]*[.$B$4];IF(AND([.$A15]*[.B$11]&gt;[.$B$3];[.$A15]*[.B$11]&lt;=[.$C$3]);[.$A15]*[.B$11]*[.$C$4];IF(AND([.$A15]*[.B$11]&gt;[.$C$3];[.$A15]*[.B$11]&lt;[.$D$3]);[.$A15]*[.B$11]*[.$D$4];[.$A15]*[.B$11]*[.$E$4]))))*[.$F$4]" office:value-type="float" office:value="6496.26609322108" calcext:value-type="float">
            <text:p>6.496 </text:p>
          </table:table-cell>
          <table:table-cell table:style-name="ce96" table:formula="of:=(IF([.$A15]*[.C$11]&lt;=[.$B$3];[.$A15]*[.C$11]*[.$B$4];IF(AND([.$A15]*[.C$11]&gt;[.$B$3];[.$A15]*[.C$11]&lt;=[.$C$3]);[.$A15]*[.C$11]*[.$C$4];IF(AND([.$A15]*[.C$11]&gt;[.$C$3];[.$A15]*[.C$11]&lt;[.$D$3]);[.$A15]*[.C$11]*[.$D$4];[.$A15]*[.C$11]*[.$E$4]))))*[.$F$4]" office:value-type="float" office:value="8120.33261652635" calcext:value-type="float">
            <text:p>8.120 </text:p>
          </table:table-cell>
          <table:table-cell table:style-name="ce96" table:formula="of:=(IF([.$A15]*[.D$11]&lt;=[.$B$3];[.$A15]*[.D$11]*[.$B$4];IF(AND([.$A15]*[.D$11]&gt;[.$B$3];[.$A15]*[.D$11]&lt;=[.$C$3]);[.$A15]*[.D$11]*[.$C$4];IF(AND([.$A15]*[.D$11]&gt;[.$C$3];[.$A15]*[.D$11]&lt;[.$D$3]);[.$A15]*[.D$11]*[.$D$4];[.$A15]*[.D$11]*[.$E$4]))))*[.$F$4]" office:value-type="float" office:value="9744.39913983162" calcext:value-type="float">
            <text:p>9.744 </text:p>
          </table:table-cell>
          <table:table-cell table:style-name="ce96" table:formula="of:=(IF([.$A15]*[.E$11]&lt;=[.$B$3];[.$A15]*[.E$11]*[.$B$4];IF(AND([.$A15]*[.E$11]&gt;[.$B$3];[.$A15]*[.E$11]&lt;=[.$C$3]);[.$A15]*[.E$11]*[.$C$4];IF(AND([.$A15]*[.E$11]&gt;[.$C$3];[.$A15]*[.E$11]&lt;[.$D$3]);[.$A15]*[.E$11]*[.$D$4];[.$A15]*[.E$11]*[.$E$4]))))*[.$F$4]" office:value-type="float" office:value="10794.7259774362" calcext:value-type="float">
            <text:p>10.795 </text:p>
          </table:table-cell>
          <table:table-cell table:style-name="ce96" table:formula="of:=(IF([.$A15]*[.F$11]&lt;=[.$B$3];[.$A15]*[.F$11]*[.$B$4];IF(AND([.$A15]*[.F$11]&gt;[.$B$3];[.$A15]*[.F$11]&lt;=[.$C$3]);[.$A15]*[.F$11]*[.$C$4];IF(AND([.$A15]*[.F$11]&gt;[.$C$3];[.$A15]*[.F$11]&lt;[.$D$3]);[.$A15]*[.F$11]*[.$D$4];[.$A15]*[.F$11]*[.$E$4]))))*[.$F$4]" office:value-type="float" office:value="12336.8296884985" calcext:value-type="float">
            <text:p>12.337 </text:p>
          </table:table-cell>
          <table:table-cell table:style-name="ce96" table:formula="of:=(IF([.$A15]*[.G$11]&lt;=[.$B$3];[.$A15]*[.G$11]*[.$B$4];IF(AND([.$A15]*[.G$11]&gt;[.$B$3];[.$A15]*[.G$11]&lt;=[.$C$3]);[.$A15]*[.G$11]*[.$C$4];IF(AND([.$A15]*[.G$11]&gt;[.$C$3];[.$A15]*[.G$11]&lt;[.$D$3]);[.$A15]*[.G$11]*[.$D$4];[.$A15]*[.G$11]*[.$E$4]))))*[.$F$4]" office:value-type="float" office:value="13878.9333995608" calcext:value-type="float">
            <text:p>13.879 </text:p>
          </table:table-cell>
          <table:table-cell table:style-name="ce96" table:formula="of:=(IF([.$A15]*[.H$11]&lt;=[.$B$3];[.$A15]*[.H$11]*[.$B$4];IF(AND([.$A15]*[.H$11]&gt;[.$B$3];[.$A15]*[.H$11]&lt;=[.$C$3]);[.$A15]*[.H$11]*[.$C$4];IF(AND([.$A15]*[.H$11]&gt;[.$C$3];[.$A15]*[.H$11]&lt;[.$D$3]);[.$A15]*[.H$11]*[.$D$4];[.$A15]*[.H$11]*[.$E$4]))))*[.$F$4]" office:value-type="float" office:value="14935.6291628311" calcext:value-type="float">
            <text:p>14.936 </text:p>
          </table:table-cell>
          <table:table-cell table:style-name="ce96" table:formula="of:=(IF([.$A15]*[.I$11]&lt;=[.$B$3];[.$A15]*[.I$11]*[.$B$4];IF(AND([.$A15]*[.I$11]&gt;[.$B$3];[.$A15]*[.I$11]&lt;=[.$C$3]);[.$A15]*[.I$11]*[.$C$4];IF(AND([.$A15]*[.I$11]&gt;[.$C$3];[.$A15]*[.I$11]&lt;[.$D$3]);[.$A15]*[.I$11]*[.$D$4];[.$A15]*[.I$11]*[.$E$4]))))*[.$F$4]" office:value-type="float" office:value="16429.1920791142" calcext:value-type="float">
            <text:p>16.429 </text:p>
          </table:table-cell>
          <table:table-cell table:style-name="ce96" table:formula="of:=(IF([.$A15]*[.J$11]&lt;=[.$B$3];[.$A15]*[.J$11]*[.$B$4];IF(AND([.$A15]*[.J$11]&gt;[.$B$3];[.$A15]*[.J$11]&lt;=[.$C$3]);[.$A15]*[.J$11]*[.$C$4];IF(AND([.$A15]*[.J$11]&gt;[.$C$3];[.$A15]*[.J$11]&lt;[.$D$3]);[.$A15]*[.J$11]*[.$D$4];[.$A15]*[.J$11]*[.$E$4]))))*[.$F$4]" office:value-type="float" office:value="17922.7549953973" calcext:value-type="float">
            <text:p>17.923 </text:p>
          </table:table-cell>
          <table:table-cell table:style-name="ce96" table:formula="of:=(IF([.$A15]*[.K$11]&lt;=[.$B$3];[.$A15]*[.K$11]*[.$B$4];IF(AND([.$A15]*[.K$11]&gt;[.$B$3];[.$A15]*[.K$11]&lt;=[.$C$3]);[.$A15]*[.K$11]*[.$C$4];IF(AND([.$A15]*[.K$11]&gt;[.$C$3];[.$A15]*[.K$11]&lt;[.$D$3]);[.$A15]*[.K$11]*[.$D$4];[.$A15]*[.K$11]*[.$E$4]))))*[.$F$4]" office:value-type="float" office:value="18805.1505197873" calcext:value-type="float">
            <text:p>18.805 </text:p>
          </table:table-cell>
          <table:table-cell table:style-name="ce96" table:formula="of:=(IF([.$A15]*[.L$11]&lt;=[.$B$3];[.$A15]*[.L$11]*[.$B$4];IF(AND([.$A15]*[.L$11]&gt;[.$B$3];[.$A15]*[.L$11]&lt;=[.$C$3]);[.$A15]*[.L$11]*[.$C$4];IF(AND([.$A15]*[.L$11]&gt;[.$C$3];[.$A15]*[.L$11]&lt;[.$D$3]);[.$A15]*[.L$11]*[.$D$4];[.$A15]*[.L$11]*[.$E$4]))))*[.$F$4]" office:value-type="float" office:value="20251.7005597709" calcext:value-type="float">
            <text:p>20.252 </text:p>
          </table:table-cell>
          <table:table-cell table:style-name="ce96" table:formula="of:=(IF([.$A15]*[.M$11]&lt;=[.$B$3];[.$A15]*[.M$11]*[.$B$4];IF(AND([.$A15]*[.M$11]&gt;[.$B$3];[.$A15]*[.M$11]&lt;=[.$C$3]);[.$A15]*[.M$11]*[.$C$4];IF(AND([.$A15]*[.M$11]&gt;[.$C$3];[.$A15]*[.M$11]&lt;[.$D$3]);[.$A15]*[.M$11]*[.$D$4];[.$A15]*[.M$11]*[.$E$4]))))*[.$F$4]" office:value-type="float" office:value="21698.2505997546" calcext:value-type="float">
            <text:p>21.698 </text:p>
          </table:table-cell>
          <table:table-cell table:style-name="ce96" table:formula="of:=(IF([.$A15]*[.N$11]&lt;=[.$B$3];[.$A15]*[.N$11]*[.$B$4];IF(AND([.$A15]*[.N$11]&gt;[.$B$3];[.$A15]*[.N$11]&lt;=[.$C$3]);[.$A15]*[.N$11]*[.$C$4];IF(AND([.$A15]*[.N$11]&gt;[.$C$3];[.$A15]*[.N$11]&lt;[.$D$3]);[.$A15]*[.N$11]*[.$D$4];[.$A15]*[.N$11]*[.$E$4]))))*[.$F$4]" office:value-type="float" office:value="23144.8006397382" calcext:value-type="float">
            <text:p>23.145 </text:p>
          </table:table-cell>
          <table:table-cell table:style-name="ce96" table:formula="of:=(IF([.$A15]*[.O$11]&lt;=[.$B$3];[.$A15]*[.O$11]*[.$B$4];IF(AND([.$A15]*[.O$11]&gt;[.$B$3];[.$A15]*[.O$11]&lt;=[.$C$3]);[.$A15]*[.O$11]*[.$C$4];IF(AND([.$A15]*[.O$11]&gt;[.$C$3];[.$A15]*[.O$11]&lt;[.$D$3]);[.$A15]*[.O$11]*[.$D$4];[.$A15]*[.O$11]*[.$E$4]))))*[.$F$4]" office:value-type="float" office:value="24591.3506797219" calcext:value-type="float">
            <text:p>24.591 </text:p>
          </table:table-cell>
          <table:table-cell table:style-name="ce96" table:formula="of:=(IF([.$A15]*[.P$11]&lt;=[.$B$3];[.$A15]*[.P$11]*[.$B$4];IF(AND([.$A15]*[.P$11]&gt;[.$B$3];[.$A15]*[.P$11]&lt;=[.$C$3]);[.$A15]*[.P$11]*[.$C$4];IF(AND([.$A15]*[.P$11]&gt;[.$C$3];[.$A15]*[.P$11]&lt;[.$D$3]);[.$A15]*[.P$11]*[.$D$4];[.$A15]*[.P$11]*[.$E$4]))))*[.$F$4]" office:value-type="float" office:value="26037.9007197055" calcext:value-type="float">
            <text:p>26.038 </text:p>
          </table:table-cell>
          <table:table-cell table:style-name="ce96" table:formula="of:=(IF([.$A15]*[.Q$11]&lt;=[.$B$3];[.$A15]*[.Q$11]*[.$B$4];IF(AND([.$A15]*[.Q$11]&gt;[.$B$3];[.$A15]*[.Q$11]&lt;=[.$C$3]);[.$A15]*[.Q$11]*[.$C$4];IF(AND([.$A15]*[.Q$11]&gt;[.$C$3];[.$A15]*[.Q$11]&lt;[.$D$3]);[.$A15]*[.Q$11]*[.$D$4];[.$A15]*[.Q$11]*[.$E$4]))))*[.$F$4]" office:value-type="float" office:value="27484.4507596891" calcext:value-type="float">
            <text:p>27.484 </text:p>
          </table:table-cell>
          <table:table-cell table:style-name="ce96" table:formula="of:=(IF([.$A15]*[.R$11]&lt;=[.$B$3];[.$A15]*[.R$11]*[.$B$4];IF(AND([.$A15]*[.R$11]&gt;[.$B$3];[.$A15]*[.R$11]&lt;=[.$C$3]);[.$A15]*[.R$11]*[.$C$4];IF(AND([.$A15]*[.R$11]&gt;[.$C$3];[.$A15]*[.R$11]&lt;[.$D$3]);[.$A15]*[.R$11]*[.$D$4];[.$A15]*[.R$11]*[.$E$4]))))*[.$F$4]" office:value-type="float" office:value="28931.0007996728" calcext:value-type="float">
            <text:p>28.931 </text:p>
          </table:table-cell>
          <table:table-cell table:style-name="ce102" table:formula="of:=+[.S14]+0.5" office:value-type="float" office:value="3.5" calcext:value-type="float">
            <text:p>3,50 </text:p>
          </table:table-cell>
          <table:table-cell table:number-columns-repeated="1005"/>
        </table:table-row>
        <table:table-row table:style-name="ro2">
          <table:table-cell table:style-name="ce104" table:formula="of:=+[.A15]+0.5" office:value-type="float" office:value="4" calcext:value-type="float">
            <text:p>4,00 </text:p>
          </table:table-cell>
          <table:table-cell table:style-name="ce86" table:formula="of:=(IF([.$A16]*[.B$11]&lt;=[.$B$3];[.$A16]*[.B$11]*[.$B$4];IF(AND([.$A16]*[.B$11]&gt;[.$B$3];[.$A16]*[.B$11]&lt;=[.$C$3]);[.$A16]*[.B$11]*[.$C$4];IF(AND([.$A16]*[.B$11]&gt;[.$C$3];[.$A16]*[.B$11]&lt;[.$D$3]);[.$A16]*[.B$11]*[.$D$4];[.$A16]*[.B$11]*[.$E$4]))))*[.$F$4]" office:value-type="float" office:value="7424.30410653838" calcext:value-type="float">
            <text:p>7.424 </text:p>
          </table:table-cell>
          <table:table-cell table:style-name="ce98" table:formula="of:=(IF([.$A16]*[.C$11]&lt;=[.$B$3];[.$A16]*[.C$11]*[.$B$4];IF(AND([.$A16]*[.C$11]&gt;[.$B$3];[.$A16]*[.C$11]&lt;=[.$C$3]);[.$A16]*[.C$11]*[.$C$4];IF(AND([.$A16]*[.C$11]&gt;[.$C$3];[.$A16]*[.C$11]&lt;[.$D$3]);[.$A16]*[.C$11]*[.$D$4];[.$A16]*[.C$11]*[.$E$4]))))*[.$F$4]" office:value-type="float" office:value="9280.38013317297" calcext:value-type="float">
            <text:p>9.280 </text:p>
          </table:table-cell>
          <table:table-cell table:style-name="ce98" table:formula="of:=(IF([.$A16]*[.D$11]&lt;=[.$B$3];[.$A16]*[.D$11]*[.$B$4];IF(AND([.$A16]*[.D$11]&gt;[.$B$3];[.$A16]*[.D$11]&lt;=[.$C$3]);[.$A16]*[.D$11]*[.$C$4];IF(AND([.$A16]*[.D$11]&gt;[.$C$3];[.$A16]*[.D$11]&lt;[.$D$3]);[.$A16]*[.D$11]*[.$D$4];[.$A16]*[.D$11]*[.$E$4]))))*[.$F$4]" office:value-type="float" office:value="11136.4561598076" calcext:value-type="float">
            <text:p>11.136 </text:p>
          </table:table-cell>
          <table:table-cell table:style-name="ce98" table:formula="of:=(IF([.$A16]*[.E$11]&lt;=[.$B$3];[.$A16]*[.E$11]*[.$B$4];IF(AND([.$A16]*[.E$11]&gt;[.$B$3];[.$A16]*[.E$11]&lt;=[.$C$3]);[.$A16]*[.E$11]*[.$C$4];IF(AND([.$A16]*[.E$11]&gt;[.$C$3];[.$A16]*[.E$11]&lt;[.$D$3]);[.$A16]*[.E$11]*[.$D$4];[.$A16]*[.E$11]*[.$E$4]))))*[.$F$4]" office:value-type="float" office:value="12336.8296884985" calcext:value-type="float">
            <text:p>12.337 </text:p>
          </table:table-cell>
          <table:table-cell table:style-name="ce98" table:formula="of:=(IF([.$A16]*[.F$11]&lt;=[.$B$3];[.$A16]*[.F$11]*[.$B$4];IF(AND([.$A16]*[.F$11]&gt;[.$B$3];[.$A16]*[.F$11]&lt;=[.$C$3]);[.$A16]*[.F$11]*[.$C$4];IF(AND([.$A16]*[.F$11]&gt;[.$C$3];[.$A16]*[.F$11]&lt;[.$D$3]);[.$A16]*[.F$11]*[.$D$4];[.$A16]*[.F$11]*[.$E$4]))))*[.$F$4]" office:value-type="float" office:value="14099.2339297125" calcext:value-type="float">
            <text:p>14.099 </text:p>
          </table:table-cell>
          <table:table-cell table:style-name="ce98" table:formula="of:=(IF([.$A16]*[.G$11]&lt;=[.$B$3];[.$A16]*[.G$11]*[.$B$4];IF(AND([.$A16]*[.G$11]&gt;[.$B$3];[.$A16]*[.G$11]&lt;=[.$C$3]);[.$A16]*[.G$11]*[.$C$4];IF(AND([.$A16]*[.G$11]&gt;[.$C$3];[.$A16]*[.G$11]&lt;[.$D$3]);[.$A16]*[.G$11]*[.$D$4];[.$A16]*[.G$11]*[.$E$4]))))*[.$F$4]" office:value-type="float" office:value="15362.3614246262" calcext:value-type="float">
            <text:p>15.362 </text:p>
          </table:table-cell>
          <table:table-cell table:style-name="ce98" table:formula="of:=(IF([.$A16]*[.H$11]&lt;=[.$B$3];[.$A16]*[.H$11]*[.$B$4];IF(AND([.$A16]*[.H$11]&gt;[.$B$3];[.$A16]*[.H$11]&lt;=[.$C$3]);[.$A16]*[.H$11]*[.$C$4];IF(AND([.$A16]*[.H$11]&gt;[.$C$3];[.$A16]*[.H$11]&lt;[.$D$3]);[.$A16]*[.H$11]*[.$D$4];[.$A16]*[.H$11]*[.$E$4]))))*[.$F$4]" office:value-type="float" office:value="17069.2904718069" calcext:value-type="float">
            <text:p>17.069 </text:p>
          </table:table-cell>
          <table:table-cell table:style-name="ce98" table:formula="of:=(IF([.$A16]*[.I$11]&lt;=[.$B$3];[.$A16]*[.I$11]*[.$B$4];IF(AND([.$A16]*[.I$11]&gt;[.$B$3];[.$A16]*[.I$11]&lt;=[.$C$3]);[.$A16]*[.I$11]*[.$C$4];IF(AND([.$A16]*[.I$11]&gt;[.$C$3];[.$A16]*[.I$11]&lt;[.$D$3]);[.$A16]*[.I$11]*[.$D$4];[.$A16]*[.I$11]*[.$E$4]))))*[.$F$4]" office:value-type="float" office:value="18185.2005026515" calcext:value-type="float">
            <text:p>18.185 </text:p>
          </table:table-cell>
          <table:table-cell table:style-name="ce98" table:formula="of:=(IF([.$A16]*[.J$11]&lt;=[.$B$3];[.$A16]*[.J$11]*[.$B$4];IF(AND([.$A16]*[.J$11]&gt;[.$B$3];[.$A16]*[.J$11]&lt;=[.$C$3]);[.$A16]*[.J$11]*[.$C$4];IF(AND([.$A16]*[.J$11]&gt;[.$C$3];[.$A16]*[.J$11]&lt;[.$D$3]);[.$A16]*[.J$11]*[.$D$4];[.$A16]*[.J$11]*[.$E$4]))))*[.$F$4]" office:value-type="float" office:value="19838.400548347" calcext:value-type="float">
            <text:p>19.838 </text:p>
          </table:table-cell>
          <table:table-cell table:style-name="ce98" table:formula="of:=(IF([.$A16]*[.K$11]&lt;=[.$B$3];[.$A16]*[.K$11]*[.$B$4];IF(AND([.$A16]*[.K$11]&gt;[.$B$3];[.$A16]*[.K$11]&lt;=[.$C$3]);[.$A16]*[.K$11]*[.$C$4];IF(AND([.$A16]*[.K$11]&gt;[.$C$3];[.$A16]*[.K$11]&lt;[.$D$3]);[.$A16]*[.K$11]*[.$D$4];[.$A16]*[.K$11]*[.$E$4]))))*[.$F$4]" office:value-type="float" office:value="21491.6005940426" calcext:value-type="float">
            <text:p>21.492 </text:p>
          </table:table-cell>
          <table:table-cell table:style-name="ce98" table:formula="of:=(IF([.$A16]*[.L$11]&lt;=[.$B$3];[.$A16]*[.L$11]*[.$B$4];IF(AND([.$A16]*[.L$11]&gt;[.$B$3];[.$A16]*[.L$11]&lt;=[.$C$3]);[.$A16]*[.L$11]*[.$C$4];IF(AND([.$A16]*[.L$11]&gt;[.$C$3];[.$A16]*[.L$11]&lt;[.$D$3]);[.$A16]*[.L$11]*[.$D$4];[.$A16]*[.L$11]*[.$E$4]))))*[.$F$4]" office:value-type="float" office:value="23144.8006397382" calcext:value-type="float">
            <text:p>23.145 </text:p>
          </table:table-cell>
          <table:table-cell table:style-name="ce98" table:formula="of:=(IF([.$A16]*[.M$11]&lt;=[.$B$3];[.$A16]*[.M$11]*[.$B$4];IF(AND([.$A16]*[.M$11]&gt;[.$B$3];[.$A16]*[.M$11]&lt;=[.$C$3]);[.$A16]*[.M$11]*[.$C$4];IF(AND([.$A16]*[.M$11]&gt;[.$C$3];[.$A16]*[.M$11]&lt;[.$D$3]);[.$A16]*[.M$11]*[.$D$4];[.$A16]*[.M$11]*[.$E$4]))))*[.$F$4]" office:value-type="float" office:value="24798.0006854338" calcext:value-type="float">
            <text:p>24.798 </text:p>
          </table:table-cell>
          <table:table-cell table:style-name="ce98" table:formula="of:=(IF([.$A16]*[.N$11]&lt;=[.$B$3];[.$A16]*[.N$11]*[.$B$4];IF(AND([.$A16]*[.N$11]&gt;[.$B$3];[.$A16]*[.N$11]&lt;=[.$C$3]);[.$A16]*[.N$11]*[.$C$4];IF(AND([.$A16]*[.N$11]&gt;[.$C$3];[.$A16]*[.N$11]&lt;[.$D$3]);[.$A16]*[.N$11]*[.$D$4];[.$A16]*[.N$11]*[.$E$4]))))*[.$F$4]" office:value-type="float" office:value="26451.2007311294" calcext:value-type="float">
            <text:p>26.451 </text:p>
          </table:table-cell>
          <table:table-cell table:style-name="ce98" table:formula="of:=(IF([.$A16]*[.O$11]&lt;=[.$B$3];[.$A16]*[.O$11]*[.$B$4];IF(AND([.$A16]*[.O$11]&gt;[.$B$3];[.$A16]*[.O$11]&lt;=[.$C$3]);[.$A16]*[.O$11]*[.$C$4];IF(AND([.$A16]*[.O$11]&gt;[.$C$3];[.$A16]*[.O$11]&lt;[.$D$3]);[.$A16]*[.O$11]*[.$D$4];[.$A16]*[.O$11]*[.$E$4]))))*[.$F$4]" office:value-type="float" office:value="28104.400776825" calcext:value-type="float">
            <text:p>28.104 </text:p>
          </table:table-cell>
          <table:table-cell table:style-name="ce98" table:formula="of:=(IF([.$A16]*[.P$11]&lt;=[.$B$3];[.$A16]*[.P$11]*[.$B$4];IF(AND([.$A16]*[.P$11]&gt;[.$B$3];[.$A16]*[.P$11]&lt;=[.$C$3]);[.$A16]*[.P$11]*[.$C$4];IF(AND([.$A16]*[.P$11]&gt;[.$C$3];[.$A16]*[.P$11]&lt;[.$D$3]);[.$A16]*[.P$11]*[.$D$4];[.$A16]*[.P$11]*[.$E$4]))))*[.$F$4]" office:value-type="float" office:value="29757.6008225206" calcext:value-type="float">
            <text:p>29.758 </text:p>
          </table:table-cell>
          <table:table-cell table:style-name="ce98" table:formula="of:=(IF([.$A16]*[.Q$11]&lt;=[.$B$3];[.$A16]*[.Q$11]*[.$B$4];IF(AND([.$A16]*[.Q$11]&gt;[.$B$3];[.$A16]*[.Q$11]&lt;=[.$C$3]);[.$A16]*[.Q$11]*[.$C$4];IF(AND([.$A16]*[.Q$11]&gt;[.$C$3];[.$A16]*[.Q$11]&lt;[.$D$3]);[.$A16]*[.Q$11]*[.$D$4];[.$A16]*[.Q$11]*[.$E$4]))))*[.$F$4]" office:value-type="float" office:value="31410.8008682162" calcext:value-type="float">
            <text:p>31.411 </text:p>
          </table:table-cell>
          <table:table-cell table:style-name="ce98" table:formula="of:=(IF([.$A16]*[.R$11]&lt;=[.$B$3];[.$A16]*[.R$11]*[.$B$4];IF(AND([.$A16]*[.R$11]&gt;[.$B$3];[.$A16]*[.R$11]&lt;=[.$C$3]);[.$A16]*[.R$11]*[.$C$4];IF(AND([.$A16]*[.R$11]&gt;[.$C$3];[.$A16]*[.R$11]&lt;[.$D$3]);[.$A16]*[.R$11]*[.$D$4];[.$A16]*[.R$11]*[.$E$4]))))*[.$F$4]" office:value-type="float" office:value="33064.0009139117" calcext:value-type="float">
            <text:p>33.064 </text:p>
          </table:table-cell>
          <table:table-cell table:style-name="ce104" table:formula="of:=+[.S15]+0.5" office:value-type="float" office:value="4" calcext:value-type="float">
            <text:p>4,00 </text:p>
          </table:table-cell>
          <table:table-cell table:number-columns-repeated="1005"/>
        </table:table-row>
        <table:table-row table:style-name="ro2">
          <table:table-cell table:style-name="ce102" table:formula="of:=+[.A16]+0.5" office:value-type="float" office:value="4.5" calcext:value-type="float">
            <text:p>4,50 </text:p>
          </table:table-cell>
          <table:table-cell table:style-name="ce84" table:formula="of:=(IF([.$A17]*[.B$11]&lt;=[.$B$3];[.$A17]*[.B$11]*[.$B$4];IF(AND([.$A17]*[.B$11]&gt;[.$B$3];[.$A17]*[.B$11]&lt;=[.$C$3]);[.$A17]*[.B$11]*[.$C$4];IF(AND([.$A17]*[.B$11]&gt;[.$C$3];[.$A17]*[.B$11]&lt;[.$D$3]);[.$A17]*[.B$11]*[.$D$4];[.$A17]*[.B$11]*[.$E$4]))))*[.$F$4]" office:value-type="float" office:value="8352.34211985567" calcext:value-type="float">
            <text:p>8.352 </text:p>
          </table:table-cell>
          <table:table-cell table:style-name="ce96" table:formula="of:=(IF([.$A17]*[.C$11]&lt;=[.$B$3];[.$A17]*[.C$11]*[.$B$4];IF(AND([.$A17]*[.C$11]&gt;[.$B$3];[.$A17]*[.C$11]&lt;=[.$C$3]);[.$A17]*[.C$11]*[.$C$4];IF(AND([.$A17]*[.C$11]&gt;[.$C$3];[.$A17]*[.C$11]&lt;[.$D$3]);[.$A17]*[.C$11]*[.$D$4];[.$A17]*[.C$11]*[.$E$4]))))*[.$F$4]" office:value-type="float" office:value="10440.4276498196" calcext:value-type="float">
            <text:p>10.440 </text:p>
          </table:table-cell>
          <table:table-cell table:style-name="ce96" table:formula="of:=(IF([.$A17]*[.D$11]&lt;=[.$B$3];[.$A17]*[.D$11]*[.$B$4];IF(AND([.$A17]*[.D$11]&gt;[.$B$3];[.$A17]*[.D$11]&lt;=[.$C$3]);[.$A17]*[.D$11]*[.$C$4];IF(AND([.$A17]*[.D$11]&gt;[.$C$3];[.$A17]*[.D$11]&lt;[.$D$3]);[.$A17]*[.D$11]*[.$D$4];[.$A17]*[.D$11]*[.$E$4]))))*[.$F$4]" office:value-type="float" office:value="11896.2286281949" calcext:value-type="float">
            <text:p>11.896 </text:p>
          </table:table-cell>
          <table:table-cell table:style-name="ce96" table:formula="of:=(IF([.$A17]*[.E$11]&lt;=[.$B$3];[.$A17]*[.E$11]*[.$B$4];IF(AND([.$A17]*[.E$11]&gt;[.$B$3];[.$A17]*[.E$11]&lt;=[.$C$3]);[.$A17]*[.E$11]*[.$C$4];IF(AND([.$A17]*[.E$11]&gt;[.$C$3];[.$A17]*[.E$11]&lt;[.$D$3]);[.$A17]*[.E$11]*[.$D$4];[.$A17]*[.E$11]*[.$E$4]))))*[.$F$4]" office:value-type="float" office:value="13878.9333995608" calcext:value-type="float">
            <text:p>13.879 </text:p>
          </table:table-cell>
          <table:table-cell table:style-name="ce96" table:formula="of:=(IF([.$A17]*[.F$11]&lt;=[.$B$3];[.$A17]*[.F$11]*[.$B$4];IF(AND([.$A17]*[.F$11]&gt;[.$B$3];[.$A17]*[.F$11]&lt;=[.$C$3]);[.$A17]*[.F$11]*[.$C$4];IF(AND([.$A17]*[.F$11]&gt;[.$C$3];[.$A17]*[.F$11]&lt;[.$D$3]);[.$A17]*[.F$11]*[.$D$4];[.$A17]*[.F$11]*[.$E$4]))))*[.$F$4]" office:value-type="float" office:value="15362.3614246262" calcext:value-type="float">
            <text:p>15.362 </text:p>
          </table:table-cell>
          <table:table-cell table:style-name="ce96" table:formula="of:=(IF([.$A17]*[.G$11]&lt;=[.$B$3];[.$A17]*[.G$11]*[.$B$4];IF(AND([.$A17]*[.G$11]&gt;[.$B$3];[.$A17]*[.G$11]&lt;=[.$C$3]);[.$A17]*[.G$11]*[.$C$4];IF(AND([.$A17]*[.G$11]&gt;[.$C$3];[.$A17]*[.G$11]&lt;[.$D$3]);[.$A17]*[.G$11]*[.$D$4];[.$A17]*[.G$11]*[.$E$4]))))*[.$F$4]" office:value-type="float" office:value="17282.6566027045" calcext:value-type="float">
            <text:p>17.283 </text:p>
          </table:table-cell>
          <table:table-cell table:style-name="ce96" table:formula="of:=(IF([.$A17]*[.H$11]&lt;=[.$B$3];[.$A17]*[.H$11]*[.$B$4];IF(AND([.$A17]*[.H$11]&gt;[.$B$3];[.$A17]*[.H$11]&lt;=[.$C$3]);[.$A17]*[.H$11]*[.$C$4];IF(AND([.$A17]*[.H$11]&gt;[.$C$3];[.$A17]*[.H$11]&lt;[.$D$3]);[.$A17]*[.H$11]*[.$D$4];[.$A17]*[.H$11]*[.$E$4]))))*[.$F$4]" office:value-type="float" office:value="18598.5005140754" calcext:value-type="float">
            <text:p>18.599 </text:p>
          </table:table-cell>
          <table:table-cell table:style-name="ce96" table:formula="of:=(IF([.$A17]*[.I$11]&lt;=[.$B$3];[.$A17]*[.I$11]*[.$B$4];IF(AND([.$A17]*[.I$11]&gt;[.$B$3];[.$A17]*[.I$11]&lt;=[.$C$3]);[.$A17]*[.I$11]*[.$C$4];IF(AND([.$A17]*[.I$11]&gt;[.$C$3];[.$A17]*[.I$11]&lt;[.$D$3]);[.$A17]*[.I$11]*[.$D$4];[.$A17]*[.I$11]*[.$E$4]))))*[.$F$4]" office:value-type="float" office:value="20458.3505654829" calcext:value-type="float">
            <text:p>20.458 </text:p>
          </table:table-cell>
          <table:table-cell table:style-name="ce96" table:formula="of:=(IF([.$A17]*[.J$11]&lt;=[.$B$3];[.$A17]*[.J$11]*[.$B$4];IF(AND([.$A17]*[.J$11]&gt;[.$B$3];[.$A17]*[.J$11]&lt;=[.$C$3]);[.$A17]*[.J$11]*[.$C$4];IF(AND([.$A17]*[.J$11]&gt;[.$C$3];[.$A17]*[.J$11]&lt;[.$D$3]);[.$A17]*[.J$11]*[.$D$4];[.$A17]*[.J$11]*[.$E$4]))))*[.$F$4]" office:value-type="float" office:value="22318.2006168904" calcext:value-type="float">
            <text:p>22.318 </text:p>
          </table:table-cell>
          <table:table-cell table:style-name="ce96" table:formula="of:=(IF([.$A17]*[.K$11]&lt;=[.$B$3];[.$A17]*[.K$11]*[.$B$4];IF(AND([.$A17]*[.K$11]&gt;[.$B$3];[.$A17]*[.K$11]&lt;=[.$C$3]);[.$A17]*[.K$11]*[.$C$4];IF(AND([.$A17]*[.K$11]&gt;[.$C$3];[.$A17]*[.K$11]&lt;[.$D$3]);[.$A17]*[.K$11]*[.$D$4];[.$A17]*[.K$11]*[.$E$4]))))*[.$F$4]" office:value-type="float" office:value="24178.050668298" calcext:value-type="float">
            <text:p>24.178 </text:p>
          </table:table-cell>
          <table:table-cell table:style-name="ce96" table:formula="of:=(IF([.$A17]*[.L$11]&lt;=[.$B$3];[.$A17]*[.L$11]*[.$B$4];IF(AND([.$A17]*[.L$11]&gt;[.$B$3];[.$A17]*[.L$11]&lt;=[.$C$3]);[.$A17]*[.L$11]*[.$C$4];IF(AND([.$A17]*[.L$11]&gt;[.$C$3];[.$A17]*[.L$11]&lt;[.$D$3]);[.$A17]*[.L$11]*[.$D$4];[.$A17]*[.L$11]*[.$E$4]))))*[.$F$4]" office:value-type="float" office:value="26037.9007197055" calcext:value-type="float">
            <text:p>26.038 </text:p>
          </table:table-cell>
          <table:table-cell table:style-name="ce96" table:formula="of:=(IF([.$A17]*[.M$11]&lt;=[.$B$3];[.$A17]*[.M$11]*[.$B$4];IF(AND([.$A17]*[.M$11]&gt;[.$B$3];[.$A17]*[.M$11]&lt;=[.$C$3]);[.$A17]*[.M$11]*[.$C$4];IF(AND([.$A17]*[.M$11]&gt;[.$C$3];[.$A17]*[.M$11]&lt;[.$D$3]);[.$A17]*[.M$11]*[.$D$4];[.$A17]*[.M$11]*[.$E$4]))))*[.$F$4]" office:value-type="float" office:value="27897.750771113" calcext:value-type="float">
            <text:p>27.898 </text:p>
          </table:table-cell>
          <table:table-cell table:style-name="ce96" table:formula="of:=(IF([.$A17]*[.N$11]&lt;=[.$B$3];[.$A17]*[.N$11]*[.$B$4];IF(AND([.$A17]*[.N$11]&gt;[.$B$3];[.$A17]*[.N$11]&lt;=[.$C$3]);[.$A17]*[.N$11]*[.$C$4];IF(AND([.$A17]*[.N$11]&gt;[.$C$3];[.$A17]*[.N$11]&lt;[.$D$3]);[.$A17]*[.N$11]*[.$D$4];[.$A17]*[.N$11]*[.$E$4]))))*[.$F$4]" office:value-type="float" office:value="29757.6008225206" calcext:value-type="float">
            <text:p>29.758 </text:p>
          </table:table-cell>
          <table:table-cell table:style-name="ce96" table:formula="of:=(IF([.$A17]*[.O$11]&lt;=[.$B$3];[.$A17]*[.O$11]*[.$B$4];IF(AND([.$A17]*[.O$11]&gt;[.$B$3];[.$A17]*[.O$11]&lt;=[.$C$3]);[.$A17]*[.O$11]*[.$C$4];IF(AND([.$A17]*[.O$11]&gt;[.$C$3];[.$A17]*[.O$11]&lt;[.$D$3]);[.$A17]*[.O$11]*[.$D$4];[.$A17]*[.O$11]*[.$E$4]))))*[.$F$4]" office:value-type="float" office:value="31617.4508739281" calcext:value-type="float">
            <text:p>31.617 </text:p>
          </table:table-cell>
          <table:table-cell table:style-name="ce96" table:formula="of:=(IF([.$A17]*[.P$11]&lt;=[.$B$3];[.$A17]*[.P$11]*[.$B$4];IF(AND([.$A17]*[.P$11]&gt;[.$B$3];[.$A17]*[.P$11]&lt;=[.$C$3]);[.$A17]*[.P$11]*[.$C$4];IF(AND([.$A17]*[.P$11]&gt;[.$C$3];[.$A17]*[.P$11]&lt;[.$D$3]);[.$A17]*[.P$11]*[.$D$4];[.$A17]*[.P$11]*[.$E$4]))))*[.$F$4]" office:value-type="float" office:value="33477.3009253356" calcext:value-type="float">
            <text:p>33.477 </text:p>
          </table:table-cell>
          <table:table-cell table:style-name="ce96" table:formula="of:=(IF([.$A17]*[.Q$11]&lt;=[.$B$3];[.$A17]*[.Q$11]*[.$B$4];IF(AND([.$A17]*[.Q$11]&gt;[.$B$3];[.$A17]*[.Q$11]&lt;=[.$C$3]);[.$A17]*[.Q$11]*[.$C$4];IF(AND([.$A17]*[.Q$11]&gt;[.$C$3];[.$A17]*[.Q$11]&lt;[.$D$3]);[.$A17]*[.Q$11]*[.$D$4];[.$A17]*[.Q$11]*[.$E$4]))))*[.$F$4]" office:value-type="float" office:value="35337.1509767432" calcext:value-type="float">
            <text:p>35.337 </text:p>
          </table:table-cell>
          <table:table-cell table:style-name="ce96" table:formula="of:=(IF([.$A17]*[.R$11]&lt;=[.$B$3];[.$A17]*[.R$11]*[.$B$4];IF(AND([.$A17]*[.R$11]&gt;[.$B$3];[.$A17]*[.R$11]&lt;=[.$C$3]);[.$A17]*[.R$11]*[.$C$4];IF(AND([.$A17]*[.R$11]&gt;[.$C$3];[.$A17]*[.R$11]&lt;[.$D$3]);[.$A17]*[.R$11]*[.$D$4];[.$A17]*[.R$11]*[.$E$4]))))*[.$F$4]" office:value-type="float" office:value="37197.0010281507" calcext:value-type="float">
            <text:p>37.197 </text:p>
          </table:table-cell>
          <table:table-cell table:style-name="ce102" table:formula="of:=+[.S16]+0.5" office:value-type="float" office:value="4.5" calcext:value-type="float">
            <text:p>4,50 </text:p>
          </table:table-cell>
          <table:table-cell table:number-columns-repeated="1005"/>
        </table:table-row>
        <table:table-row table:style-name="ro2">
          <table:table-cell table:style-name="ce105" table:formula="of:=+[.A17]+0.5" office:value-type="float" office:value="5" calcext:value-type="float">
            <text:p>5,00 </text:p>
          </table:table-cell>
          <table:table-cell table:style-name="ce87" table:formula="of:=(IF([.$A18]*[.B$11]&lt;=[.$B$3];[.$A18]*[.B$11]*[.$B$4];IF(AND([.$A18]*[.B$11]&gt;[.$B$3];[.$A18]*[.B$11]&lt;=[.$C$3]);[.$A18]*[.B$11]*[.$C$4];IF(AND([.$A18]*[.B$11]&gt;[.$C$3];[.$A18]*[.B$11]&lt;[.$D$3]);[.$A18]*[.B$11]*[.$D$4];[.$A18]*[.B$11]*[.$E$4]))))*[.$F$4]" office:value-type="float" office:value="9280.38013317297" calcext:value-type="float">
            <text:p>9.280 </text:p>
          </table:table-cell>
          <table:table-cell table:style-name="ce99" table:formula="of:=(IF([.$A18]*[.C$11]&lt;=[.$B$3];[.$A18]*[.C$11]*[.$B$4];IF(AND([.$A18]*[.C$11]&gt;[.$B$3];[.$A18]*[.C$11]&lt;=[.$C$3]);[.$A18]*[.C$11]*[.$C$4];IF(AND([.$A18]*[.C$11]&gt;[.$C$3];[.$A18]*[.C$11]&lt;[.$D$3]);[.$A18]*[.C$11]*[.$D$4];[.$A18]*[.C$11]*[.$E$4]))))*[.$F$4]" office:value-type="float" office:value="11015.0265075879" calcext:value-type="float">
            <text:p>11.015 </text:p>
          </table:table-cell>
          <table:table-cell table:style-name="ce99" table:formula="of:=(IF([.$A18]*[.D$11]&lt;=[.$B$3];[.$A18]*[.D$11]*[.$B$4];IF(AND([.$A18]*[.D$11]&gt;[.$B$3];[.$A18]*[.D$11]&lt;=[.$C$3]);[.$A18]*[.D$11]*[.$C$4];IF(AND([.$A18]*[.D$11]&gt;[.$C$3];[.$A18]*[.D$11]&lt;[.$D$3]);[.$A18]*[.D$11]*[.$D$4];[.$A18]*[.D$11]*[.$E$4]))))*[.$F$4]" office:value-type="float" office:value="13218.0318091055" calcext:value-type="float">
            <text:p>13.218 </text:p>
          </table:table-cell>
          <table:table-cell table:style-name="ce99" table:formula="of:=(IF([.$A18]*[.E$11]&lt;=[.$B$3];[.$A18]*[.E$11]*[.$B$4];IF(AND([.$A18]*[.E$11]&gt;[.$B$3];[.$A18]*[.E$11]&lt;=[.$C$3]);[.$A18]*[.E$11]*[.$C$4];IF(AND([.$A18]*[.E$11]&gt;[.$C$3];[.$A18]*[.E$11]&lt;[.$D$3]);[.$A18]*[.E$11]*[.$D$4];[.$A18]*[.E$11]*[.$E$4]))))*[.$F$4]" office:value-type="float" office:value="14935.6291628311" calcext:value-type="float">
            <text:p>14.936 </text:p>
          </table:table-cell>
          <table:table-cell table:style-name="ce99" table:formula="of:=(IF([.$A18]*[.F$11]&lt;=[.$B$3];[.$A18]*[.F$11]*[.$B$4];IF(AND([.$A18]*[.F$11]&gt;[.$B$3];[.$A18]*[.F$11]&lt;=[.$C$3]);[.$A18]*[.F$11]*[.$C$4];IF(AND([.$A18]*[.F$11]&gt;[.$C$3];[.$A18]*[.F$11]&lt;[.$D$3]);[.$A18]*[.F$11]*[.$D$4];[.$A18]*[.F$11]*[.$E$4]))))*[.$F$4]" office:value-type="float" office:value="17069.2904718069" calcext:value-type="float">
            <text:p>17.069 </text:p>
          </table:table-cell>
          <table:table-cell table:style-name="ce99" table:formula="of:=(IF([.$A18]*[.G$11]&lt;=[.$B$3];[.$A18]*[.G$11]*[.$B$4];IF(AND([.$A18]*[.G$11]&gt;[.$B$3];[.$A18]*[.G$11]&lt;=[.$C$3]);[.$A18]*[.G$11]*[.$C$4];IF(AND([.$A18]*[.G$11]&gt;[.$C$3];[.$A18]*[.G$11]&lt;[.$D$3]);[.$A18]*[.G$11]*[.$D$4];[.$A18]*[.G$11]*[.$E$4]))))*[.$F$4]" office:value-type="float" office:value="18598.5005140754" calcext:value-type="float">
            <text:p>18.599 </text:p>
          </table:table-cell>
          <table:table-cell table:style-name="ce99" table:formula="of:=(IF([.$A18]*[.H$11]&lt;=[.$B$3];[.$A18]*[.H$11]*[.$B$4];IF(AND([.$A18]*[.H$11]&gt;[.$B$3];[.$A18]*[.H$11]&lt;=[.$C$3]);[.$A18]*[.H$11]*[.$C$4];IF(AND([.$A18]*[.H$11]&gt;[.$C$3];[.$A18]*[.H$11]&lt;[.$D$3]);[.$A18]*[.H$11]*[.$D$4];[.$A18]*[.H$11]*[.$E$4]))))*[.$F$4]" office:value-type="float" office:value="20665.0005711948" calcext:value-type="float">
            <text:p>20.665 </text:p>
          </table:table-cell>
          <table:table-cell table:style-name="ce99" table:formula="of:=(IF([.$A18]*[.I$11]&lt;=[.$B$3];[.$A18]*[.I$11]*[.$B$4];IF(AND([.$A18]*[.I$11]&gt;[.$B$3];[.$A18]*[.I$11]&lt;=[.$C$3]);[.$A18]*[.I$11]*[.$C$4];IF(AND([.$A18]*[.I$11]&gt;[.$C$3];[.$A18]*[.I$11]&lt;[.$D$3]);[.$A18]*[.I$11]*[.$D$4];[.$A18]*[.I$11]*[.$E$4]))))*[.$F$4]" office:value-type="float" office:value="22731.5006283143" calcext:value-type="float">
            <text:p>22.732 </text:p>
          </table:table-cell>
          <table:table-cell table:style-name="ce99" table:formula="of:=(IF([.$A18]*[.J$11]&lt;=[.$B$3];[.$A18]*[.J$11]*[.$B$4];IF(AND([.$A18]*[.J$11]&gt;[.$B$3];[.$A18]*[.J$11]&lt;=[.$C$3]);[.$A18]*[.J$11]*[.$C$4];IF(AND([.$A18]*[.J$11]&gt;[.$C$3];[.$A18]*[.J$11]&lt;[.$D$3]);[.$A18]*[.J$11]*[.$D$4];[.$A18]*[.J$11]*[.$E$4]))))*[.$F$4]" office:value-type="float" office:value="24798.0006854338" calcext:value-type="float">
            <text:p>24.798 </text:p>
          </table:table-cell>
          <table:table-cell table:style-name="ce99" table:formula="of:=(IF([.$A18]*[.K$11]&lt;=[.$B$3];[.$A18]*[.K$11]*[.$B$4];IF(AND([.$A18]*[.K$11]&gt;[.$B$3];[.$A18]*[.K$11]&lt;=[.$C$3]);[.$A18]*[.K$11]*[.$C$4];IF(AND([.$A18]*[.K$11]&gt;[.$C$3];[.$A18]*[.K$11]&lt;[.$D$3]);[.$A18]*[.K$11]*[.$D$4];[.$A18]*[.K$11]*[.$E$4]))))*[.$F$4]" office:value-type="float" office:value="26864.5007425533" calcext:value-type="float">
            <text:p>26.865 </text:p>
          </table:table-cell>
          <table:table-cell table:style-name="ce99" table:formula="of:=(IF([.$A18]*[.L$11]&lt;=[.$B$3];[.$A18]*[.L$11]*[.$B$4];IF(AND([.$A18]*[.L$11]&gt;[.$B$3];[.$A18]*[.L$11]&lt;=[.$C$3]);[.$A18]*[.L$11]*[.$C$4];IF(AND([.$A18]*[.L$11]&gt;[.$C$3];[.$A18]*[.L$11]&lt;[.$D$3]);[.$A18]*[.L$11]*[.$D$4];[.$A18]*[.L$11]*[.$E$4]))))*[.$F$4]" office:value-type="float" office:value="28931.0007996728" calcext:value-type="float">
            <text:p>28.931 </text:p>
          </table:table-cell>
          <table:table-cell table:style-name="ce99" table:formula="of:=(IF([.$A18]*[.M$11]&lt;=[.$B$3];[.$A18]*[.M$11]*[.$B$4];IF(AND([.$A18]*[.M$11]&gt;[.$B$3];[.$A18]*[.M$11]&lt;=[.$C$3]);[.$A18]*[.M$11]*[.$C$4];IF(AND([.$A18]*[.M$11]&gt;[.$C$3];[.$A18]*[.M$11]&lt;[.$D$3]);[.$A18]*[.M$11]*[.$D$4];[.$A18]*[.M$11]*[.$E$4]))))*[.$F$4]" office:value-type="float" office:value="30997.5008567923" calcext:value-type="float">
            <text:p>30.998 </text:p>
          </table:table-cell>
          <table:table-cell table:style-name="ce99" table:formula="of:=(IF([.$A18]*[.N$11]&lt;=[.$B$3];[.$A18]*[.N$11]*[.$B$4];IF(AND([.$A18]*[.N$11]&gt;[.$B$3];[.$A18]*[.N$11]&lt;=[.$C$3]);[.$A18]*[.N$11]*[.$C$4];IF(AND([.$A18]*[.N$11]&gt;[.$C$3];[.$A18]*[.N$11]&lt;[.$D$3]);[.$A18]*[.N$11]*[.$D$4];[.$A18]*[.N$11]*[.$E$4]))))*[.$F$4]" office:value-type="float" office:value="33064.0009139117" calcext:value-type="float">
            <text:p>33.064 </text:p>
          </table:table-cell>
          <table:table-cell table:style-name="ce99" table:formula="of:=(IF([.$A18]*[.O$11]&lt;=[.$B$3];[.$A18]*[.O$11]*[.$B$4];IF(AND([.$A18]*[.O$11]&gt;[.$B$3];[.$A18]*[.O$11]&lt;=[.$C$3]);[.$A18]*[.O$11]*[.$C$4];IF(AND([.$A18]*[.O$11]&gt;[.$C$3];[.$A18]*[.O$11]&lt;[.$D$3]);[.$A18]*[.O$11]*[.$D$4];[.$A18]*[.O$11]*[.$E$4]))))*[.$F$4]" office:value-type="float" office:value="35130.5009710312" calcext:value-type="float">
            <text:p>35.131 </text:p>
          </table:table-cell>
          <table:table-cell table:style-name="ce99" table:formula="of:=(IF([.$A18]*[.P$11]&lt;=[.$B$3];[.$A18]*[.P$11]*[.$B$4];IF(AND([.$A18]*[.P$11]&gt;[.$B$3];[.$A18]*[.P$11]&lt;=[.$C$3]);[.$A18]*[.P$11]*[.$C$4];IF(AND([.$A18]*[.P$11]&gt;[.$C$3];[.$A18]*[.P$11]&lt;[.$D$3]);[.$A18]*[.P$11]*[.$D$4];[.$A18]*[.P$11]*[.$E$4]))))*[.$F$4]" office:value-type="float" office:value="37197.0010281507" calcext:value-type="float">
            <text:p>37.197 </text:p>
          </table:table-cell>
          <table:table-cell table:style-name="ce99" table:formula="of:=(IF([.$A18]*[.Q$11]&lt;=[.$B$3];[.$A18]*[.Q$11]*[.$B$4];IF(AND([.$A18]*[.Q$11]&gt;[.$B$3];[.$A18]*[.Q$11]&lt;=[.$C$3]);[.$A18]*[.Q$11]*[.$C$4];IF(AND([.$A18]*[.Q$11]&gt;[.$C$3];[.$A18]*[.Q$11]&lt;[.$D$3]);[.$A18]*[.Q$11]*[.$D$4];[.$A18]*[.Q$11]*[.$E$4]))))*[.$F$4]" office:value-type="float" office:value="39263.5010852702" calcext:value-type="float">
            <text:p>39.264 </text:p>
          </table:table-cell>
          <table:table-cell table:style-name="ce99" table:formula="of:=(IF([.$A18]*[.R$11]&lt;=[.$B$3];[.$A18]*[.R$11]*[.$B$4];IF(AND([.$A18]*[.R$11]&gt;[.$B$3];[.$A18]*[.R$11]&lt;=[.$C$3]);[.$A18]*[.R$11]*[.$C$4];IF(AND([.$A18]*[.R$11]&gt;[.$C$3];[.$A18]*[.R$11]&lt;[.$D$3]);[.$A18]*[.R$11]*[.$D$4];[.$A18]*[.R$11]*[.$E$4]))))*[.$F$4]" office:value-type="float" office:value="41330.0011423897" calcext:value-type="float">
            <text:p>41.330 </text:p>
          </table:table-cell>
          <table:table-cell table:style-name="ce105" table:formula="of:=+[.S17]+0.5" office:value-type="float" office:value="5" calcext:value-type="float">
            <text:p>5,00 </text:p>
          </table:table-cell>
          <table:table-cell table:number-columns-repeated="1005"/>
        </table:table-row>
        <table:table-row table:style-name="ro2">
          <table:table-cell table:style-name="ce102" table:formula="of:=+[.A18]+0.5" office:value-type="float" office:value="5.5" calcext:value-type="float">
            <text:p>5,50 </text:p>
          </table:table-cell>
          <table:table-cell table:style-name="ce84" table:formula="of:=(IF([.$A19]*[.B$11]&lt;=[.$B$3];[.$A19]*[.B$11]*[.$B$4];IF(AND([.$A19]*[.B$11]&gt;[.$B$3];[.$A19]*[.B$11]&lt;=[.$C$3]);[.$A19]*[.B$11]*[.$C$4];IF(AND([.$A19]*[.B$11]&gt;[.$C$3];[.$A19]*[.B$11]&lt;[.$D$3]);[.$A19]*[.B$11]*[.$D$4];[.$A19]*[.B$11]*[.$E$4]))))*[.$F$4]" office:value-type="float" office:value="10208.4181464903" calcext:value-type="float">
            <text:p>10.208 </text:p>
          </table:table-cell>
          <table:table-cell table:style-name="ce96" table:formula="of:=(IF([.$A19]*[.C$11]&lt;=[.$B$3];[.$A19]*[.C$11]*[.$B$4];IF(AND([.$A19]*[.C$11]&gt;[.$B$3];[.$A19]*[.C$11]&lt;=[.$C$3]);[.$A19]*[.C$11]*[.$C$4];IF(AND([.$A19]*[.C$11]&gt;[.$C$3];[.$A19]*[.C$11]&lt;[.$D$3]);[.$A19]*[.C$11]*[.$D$4];[.$A19]*[.C$11]*[.$E$4]))))*[.$F$4]" office:value-type="float" office:value="12116.5291583467" calcext:value-type="float">
            <text:p>12.117 </text:p>
          </table:table-cell>
          <table:table-cell table:style-name="ce96" table:formula="of:=(IF([.$A19]*[.D$11]&lt;=[.$B$3];[.$A19]*[.D$11]*[.$B$4];IF(AND([.$A19]*[.D$11]&gt;[.$B$3];[.$A19]*[.D$11]&lt;=[.$C$3]);[.$A19]*[.D$11]*[.$C$4];IF(AND([.$A19]*[.D$11]&gt;[.$C$3];[.$A19]*[.D$11]&lt;[.$D$3]);[.$A19]*[.D$11]*[.$D$4];[.$A19]*[.D$11]*[.$E$4]))))*[.$F$4]" office:value-type="float" office:value="14082.1646392407" calcext:value-type="float">
            <text:p>14.082 </text:p>
          </table:table-cell>
          <table:table-cell table:style-name="ce96" table:formula="of:=(IF([.$A19]*[.E$11]&lt;=[.$B$3];[.$A19]*[.E$11]*[.$B$4];IF(AND([.$A19]*[.E$11]&gt;[.$B$3];[.$A19]*[.E$11]&lt;=[.$C$3]);[.$A19]*[.E$11]*[.$C$4];IF(AND([.$A19]*[.E$11]&gt;[.$C$3];[.$A19]*[.E$11]&lt;[.$D$3]);[.$A19]*[.E$11]*[.$D$4];[.$A19]*[.E$11]*[.$E$4]))))*[.$F$4]" office:value-type="float" office:value="16429.1920791142" calcext:value-type="float">
            <text:p>16.429 </text:p>
          </table:table-cell>
          <table:table-cell table:style-name="ce96" table:formula="of:=(IF([.$A19]*[.F$11]&lt;=[.$B$3];[.$A19]*[.F$11]*[.$B$4];IF(AND([.$A19]*[.F$11]&gt;[.$B$3];[.$A19]*[.F$11]&lt;=[.$C$3]);[.$A19]*[.F$11]*[.$C$4];IF(AND([.$A19]*[.F$11]&gt;[.$C$3];[.$A19]*[.F$11]&lt;[.$D$3]);[.$A19]*[.F$11]*[.$D$4];[.$A19]*[.F$11]*[.$E$4]))))*[.$F$4]" office:value-type="float" office:value="18185.2005026515" calcext:value-type="float">
            <text:p>18.185 </text:p>
          </table:table-cell>
          <table:table-cell table:style-name="ce96" table:formula="of:=(IF([.$A19]*[.G$11]&lt;=[.$B$3];[.$A19]*[.G$11]*[.$B$4];IF(AND([.$A19]*[.G$11]&gt;[.$B$3];[.$A19]*[.G$11]&lt;=[.$C$3]);[.$A19]*[.G$11]*[.$C$4];IF(AND([.$A19]*[.G$11]&gt;[.$C$3];[.$A19]*[.G$11]&lt;[.$D$3]);[.$A19]*[.G$11]*[.$D$4];[.$A19]*[.G$11]*[.$E$4]))))*[.$F$4]" office:value-type="float" office:value="20458.3505654829" calcext:value-type="float">
            <text:p>20.458 </text:p>
          </table:table-cell>
          <table:table-cell table:style-name="ce96" table:formula="of:=(IF([.$A19]*[.H$11]&lt;=[.$B$3];[.$A19]*[.H$11]*[.$B$4];IF(AND([.$A19]*[.H$11]&gt;[.$B$3];[.$A19]*[.H$11]&lt;=[.$C$3]);[.$A19]*[.H$11]*[.$C$4];IF(AND([.$A19]*[.H$11]&gt;[.$C$3];[.$A19]*[.H$11]&lt;[.$D$3]);[.$A19]*[.H$11]*[.$D$4];[.$A19]*[.H$11]*[.$E$4]))))*[.$F$4]" office:value-type="float" office:value="22731.5006283143" calcext:value-type="float">
            <text:p>22.732 </text:p>
          </table:table-cell>
          <table:table-cell table:style-name="ce96" table:formula="of:=(IF([.$A19]*[.I$11]&lt;=[.$B$3];[.$A19]*[.I$11]*[.$B$4];IF(AND([.$A19]*[.I$11]&gt;[.$B$3];[.$A19]*[.I$11]&lt;=[.$C$3]);[.$A19]*[.I$11]*[.$C$4];IF(AND([.$A19]*[.I$11]&gt;[.$C$3];[.$A19]*[.I$11]&lt;[.$D$3]);[.$A19]*[.I$11]*[.$D$4];[.$A19]*[.I$11]*[.$E$4]))))*[.$F$4]" office:value-type="float" office:value="25004.6506911458" calcext:value-type="float">
            <text:p>25.005 </text:p>
          </table:table-cell>
          <table:table-cell table:style-name="ce96" table:formula="of:=(IF([.$A19]*[.J$11]&lt;=[.$B$3];[.$A19]*[.J$11]*[.$B$4];IF(AND([.$A19]*[.J$11]&gt;[.$B$3];[.$A19]*[.J$11]&lt;=[.$C$3]);[.$A19]*[.J$11]*[.$C$4];IF(AND([.$A19]*[.J$11]&gt;[.$C$3];[.$A19]*[.J$11]&lt;[.$D$3]);[.$A19]*[.J$11]*[.$D$4];[.$A19]*[.J$11]*[.$E$4]))))*[.$F$4]" office:value-type="float" office:value="27277.8007539772" calcext:value-type="float">
            <text:p>27.278 </text:p>
          </table:table-cell>
          <table:table-cell table:style-name="ce96" table:formula="of:=(IF([.$A19]*[.K$11]&lt;=[.$B$3];[.$A19]*[.K$11]*[.$B$4];IF(AND([.$A19]*[.K$11]&gt;[.$B$3];[.$A19]*[.K$11]&lt;=[.$C$3]);[.$A19]*[.K$11]*[.$C$4];IF(AND([.$A19]*[.K$11]&gt;[.$C$3];[.$A19]*[.K$11]&lt;[.$D$3]);[.$A19]*[.K$11]*[.$D$4];[.$A19]*[.K$11]*[.$E$4]))))*[.$F$4]" office:value-type="float" office:value="29550.9508168086" calcext:value-type="float">
            <text:p>29.551 </text:p>
          </table:table-cell>
          <table:table-cell table:style-name="ce96" table:formula="of:=(IF([.$A19]*[.L$11]&lt;=[.$B$3];[.$A19]*[.L$11]*[.$B$4];IF(AND([.$A19]*[.L$11]&gt;[.$B$3];[.$A19]*[.L$11]&lt;=[.$C$3]);[.$A19]*[.L$11]*[.$C$4];IF(AND([.$A19]*[.L$11]&gt;[.$C$3];[.$A19]*[.L$11]&lt;[.$D$3]);[.$A19]*[.L$11]*[.$D$4];[.$A19]*[.L$11]*[.$E$4]))))*[.$F$4]" office:value-type="float" office:value="31824.1008796401" calcext:value-type="float">
            <text:p>31.824 </text:p>
          </table:table-cell>
          <table:table-cell table:style-name="ce96" table:formula="of:=(IF([.$A19]*[.M$11]&lt;=[.$B$3];[.$A19]*[.M$11]*[.$B$4];IF(AND([.$A19]*[.M$11]&gt;[.$B$3];[.$A19]*[.M$11]&lt;=[.$C$3]);[.$A19]*[.M$11]*[.$C$4];IF(AND([.$A19]*[.M$11]&gt;[.$C$3];[.$A19]*[.M$11]&lt;[.$D$3]);[.$A19]*[.M$11]*[.$D$4];[.$A19]*[.M$11]*[.$E$4]))))*[.$F$4]" office:value-type="float" office:value="34097.2509424715" calcext:value-type="float">
            <text:p>34.097 </text:p>
          </table:table-cell>
          <table:table-cell table:style-name="ce96" table:formula="of:=(IF([.$A19]*[.N$11]&lt;=[.$B$3];[.$A19]*[.N$11]*[.$B$4];IF(AND([.$A19]*[.N$11]&gt;[.$B$3];[.$A19]*[.N$11]&lt;=[.$C$3]);[.$A19]*[.N$11]*[.$C$4];IF(AND([.$A19]*[.N$11]&gt;[.$C$3];[.$A19]*[.N$11]&lt;[.$D$3]);[.$A19]*[.N$11]*[.$D$4];[.$A19]*[.N$11]*[.$E$4]))))*[.$F$4]" office:value-type="float" office:value="36370.4010053029" calcext:value-type="float">
            <text:p>36.370 </text:p>
          </table:table-cell>
          <table:table-cell table:style-name="ce96" table:formula="of:=(IF([.$A19]*[.O$11]&lt;=[.$B$3];[.$A19]*[.O$11]*[.$B$4];IF(AND([.$A19]*[.O$11]&gt;[.$B$3];[.$A19]*[.O$11]&lt;=[.$C$3]);[.$A19]*[.O$11]*[.$C$4];IF(AND([.$A19]*[.O$11]&gt;[.$C$3];[.$A19]*[.O$11]&lt;[.$D$3]);[.$A19]*[.O$11]*[.$D$4];[.$A19]*[.O$11]*[.$E$4]))))*[.$F$4]" office:value-type="float" office:value="38643.5510681343" calcext:value-type="float">
            <text:p>38.644 </text:p>
          </table:table-cell>
          <table:table-cell table:style-name="ce96" table:formula="of:=(IF([.$A19]*[.P$11]&lt;=[.$B$3];[.$A19]*[.P$11]*[.$B$4];IF(AND([.$A19]*[.P$11]&gt;[.$B$3];[.$A19]*[.P$11]&lt;=[.$C$3]);[.$A19]*[.P$11]*[.$C$4];IF(AND([.$A19]*[.P$11]&gt;[.$C$3];[.$A19]*[.P$11]&lt;[.$D$3]);[.$A19]*[.P$11]*[.$D$4];[.$A19]*[.P$11]*[.$E$4]))))*[.$F$4]" office:value-type="float" office:value="40916.7011309658" calcext:value-type="float">
            <text:p>40.917 </text:p>
          </table:table-cell>
          <table:table-cell table:style-name="ce96" table:formula="of:=(IF([.$A19]*[.Q$11]&lt;=[.$B$3];[.$A19]*[.Q$11]*[.$B$4];IF(AND([.$A19]*[.Q$11]&gt;[.$B$3];[.$A19]*[.Q$11]&lt;=[.$C$3]);[.$A19]*[.Q$11]*[.$C$4];IF(AND([.$A19]*[.Q$11]&gt;[.$C$3];[.$A19]*[.Q$11]&lt;[.$D$3]);[.$A19]*[.Q$11]*[.$D$4];[.$A19]*[.Q$11]*[.$E$4]))))*[.$F$4]" office:value-type="float" office:value="43189.8511937972" calcext:value-type="float">
            <text:p>43.190 </text:p>
          </table:table-cell>
          <table:table-cell table:style-name="ce96" table:formula="of:=(IF([.$A19]*[.R$11]&lt;=[.$B$3];[.$A19]*[.R$11]*[.$B$4];IF(AND([.$A19]*[.R$11]&gt;[.$B$3];[.$A19]*[.R$11]&lt;=[.$C$3]);[.$A19]*[.R$11]*[.$C$4];IF(AND([.$A19]*[.R$11]&gt;[.$C$3];[.$A19]*[.R$11]&lt;[.$D$3]);[.$A19]*[.R$11]*[.$D$4];[.$A19]*[.R$11]*[.$E$4]))))*[.$F$4]" office:value-type="float" office:value="45463.0012566287" calcext:value-type="float">
            <text:p>45.463 </text:p>
          </table:table-cell>
          <table:table-cell table:style-name="ce102" table:formula="of:=+[.S18]+0.5" office:value-type="float" office:value="5.5" calcext:value-type="float">
            <text:p>5,50 </text:p>
          </table:table-cell>
          <table:table-cell table:number-columns-repeated="1005"/>
        </table:table-row>
        <table:table-row table:style-name="ro2">
          <table:table-cell table:style-name="ce102" table:formula="of:=+[.A19]+0.5" office:value-type="float" office:value="6" calcext:value-type="float">
            <text:p>6,00 </text:p>
          </table:table-cell>
          <table:table-cell table:style-name="ce84" table:formula="of:=(IF([.$A20]*[.B$11]&lt;=[.$B$3];[.$A20]*[.B$11]*[.$B$4];IF(AND([.$A20]*[.B$11]&gt;[.$B$3];[.$A20]*[.B$11]&lt;=[.$C$3]);[.$A20]*[.B$11]*[.$C$4];IF(AND([.$A20]*[.B$11]&gt;[.$C$3];[.$A20]*[.B$11]&lt;[.$D$3]);[.$A20]*[.B$11]*[.$D$4];[.$A20]*[.B$11]*[.$E$4]))))*[.$F$4]" office:value-type="float" office:value="11136.4561598076" calcext:value-type="float">
            <text:p>11.136 </text:p>
          </table:table-cell>
          <table:table-cell table:style-name="ce96" table:formula="of:=(IF([.$A20]*[.C$11]&lt;=[.$B$3];[.$A20]*[.C$11]*[.$B$4];IF(AND([.$A20]*[.C$11]&gt;[.$B$3];[.$A20]*[.C$11]&lt;=[.$C$3]);[.$A20]*[.C$11]*[.$C$4];IF(AND([.$A20]*[.C$11]&gt;[.$C$3];[.$A20]*[.C$11]&lt;[.$D$3]);[.$A20]*[.C$11]*[.$D$4];[.$A20]*[.C$11]*[.$E$4]))))*[.$F$4]" office:value-type="float" office:value="13218.0318091055" calcext:value-type="float">
            <text:p>13.218 </text:p>
          </table:table-cell>
          <table:table-cell table:style-name="ce96" table:formula="of:=(IF([.$A20]*[.D$11]&lt;=[.$B$3];[.$A20]*[.D$11]*[.$B$4];IF(AND([.$A20]*[.D$11]&gt;[.$B$3];[.$A20]*[.D$11]&lt;=[.$C$3]);[.$A20]*[.D$11]*[.$C$4];IF(AND([.$A20]*[.D$11]&gt;[.$C$3];[.$A20]*[.D$11]&lt;[.$D$3]);[.$A20]*[.D$11]*[.$D$4];[.$A20]*[.D$11]*[.$E$4]))))*[.$F$4]" office:value-type="float" office:value="15362.3614246262" calcext:value-type="float">
            <text:p>15.362 </text:p>
          </table:table-cell>
          <table:table-cell table:style-name="ce96" table:formula="of:=(IF([.$A20]*[.E$11]&lt;=[.$B$3];[.$A20]*[.E$11]*[.$B$4];IF(AND([.$A20]*[.E$11]&gt;[.$B$3];[.$A20]*[.E$11]&lt;=[.$C$3]);[.$A20]*[.E$11]*[.$C$4];IF(AND([.$A20]*[.E$11]&gt;[.$C$3];[.$A20]*[.E$11]&lt;[.$D$3]);[.$A20]*[.E$11]*[.$D$4];[.$A20]*[.E$11]*[.$E$4]))))*[.$F$4]" office:value-type="float" office:value="17922.7549953973" calcext:value-type="float">
            <text:p>17.923 </text:p>
          </table:table-cell>
          <table:table-cell table:style-name="ce96" table:formula="of:=(IF([.$A20]*[.F$11]&lt;=[.$B$3];[.$A20]*[.F$11]*[.$B$4];IF(AND([.$A20]*[.F$11]&gt;[.$B$3];[.$A20]*[.F$11]&lt;=[.$C$3]);[.$A20]*[.F$11]*[.$C$4];IF(AND([.$A20]*[.F$11]&gt;[.$C$3];[.$A20]*[.F$11]&lt;[.$D$3]);[.$A20]*[.F$11]*[.$D$4];[.$A20]*[.F$11]*[.$E$4]))))*[.$F$4]" office:value-type="float" office:value="19838.400548347" calcext:value-type="float">
            <text:p>19.838 </text:p>
          </table:table-cell>
          <table:table-cell table:style-name="ce96" table:formula="of:=(IF([.$A20]*[.G$11]&lt;=[.$B$3];[.$A20]*[.G$11]*[.$B$4];IF(AND([.$A20]*[.G$11]&gt;[.$B$3];[.$A20]*[.G$11]&lt;=[.$C$3]);[.$A20]*[.G$11]*[.$C$4];IF(AND([.$A20]*[.G$11]&gt;[.$C$3];[.$A20]*[.G$11]&lt;[.$D$3]);[.$A20]*[.G$11]*[.$D$4];[.$A20]*[.G$11]*[.$E$4]))))*[.$F$4]" office:value-type="float" office:value="22318.2006168904" calcext:value-type="float">
            <text:p>22.318 </text:p>
          </table:table-cell>
          <table:table-cell table:style-name="ce96" table:formula="of:=(IF([.$A20]*[.H$11]&lt;=[.$B$3];[.$A20]*[.H$11]*[.$B$4];IF(AND([.$A20]*[.H$11]&gt;[.$B$3];[.$A20]*[.H$11]&lt;=[.$C$3]);[.$A20]*[.H$11]*[.$C$4];IF(AND([.$A20]*[.H$11]&gt;[.$C$3];[.$A20]*[.H$11]&lt;[.$D$3]);[.$A20]*[.H$11]*[.$D$4];[.$A20]*[.H$11]*[.$E$4]))))*[.$F$4]" office:value-type="float" office:value="24798.0006854338" calcext:value-type="float">
            <text:p>24.798 </text:p>
          </table:table-cell>
          <table:table-cell table:style-name="ce96" table:formula="of:=(IF([.$A20]*[.I$11]&lt;=[.$B$3];[.$A20]*[.I$11]*[.$B$4];IF(AND([.$A20]*[.I$11]&gt;[.$B$3];[.$A20]*[.I$11]&lt;=[.$C$3]);[.$A20]*[.I$11]*[.$C$4];IF(AND([.$A20]*[.I$11]&gt;[.$C$3];[.$A20]*[.I$11]&lt;[.$D$3]);[.$A20]*[.I$11]*[.$D$4];[.$A20]*[.I$11]*[.$E$4]))))*[.$F$4]" office:value-type="float" office:value="27277.8007539772" calcext:value-type="float">
            <text:p>27.278 </text:p>
          </table:table-cell>
          <table:table-cell table:style-name="ce96" table:formula="of:=(IF([.$A20]*[.J$11]&lt;=[.$B$3];[.$A20]*[.J$11]*[.$B$4];IF(AND([.$A20]*[.J$11]&gt;[.$B$3];[.$A20]*[.J$11]&lt;=[.$C$3]);[.$A20]*[.J$11]*[.$C$4];IF(AND([.$A20]*[.J$11]&gt;[.$C$3];[.$A20]*[.J$11]&lt;[.$D$3]);[.$A20]*[.J$11]*[.$D$4];[.$A20]*[.J$11]*[.$E$4]))))*[.$F$4]" office:value-type="float" office:value="29757.6008225206" calcext:value-type="float">
            <text:p>29.758 </text:p>
          </table:table-cell>
          <table:table-cell table:style-name="ce96" table:formula="of:=(IF([.$A20]*[.K$11]&lt;=[.$B$3];[.$A20]*[.K$11]*[.$B$4];IF(AND([.$A20]*[.K$11]&gt;[.$B$3];[.$A20]*[.K$11]&lt;=[.$C$3]);[.$A20]*[.K$11]*[.$C$4];IF(AND([.$A20]*[.K$11]&gt;[.$C$3];[.$A20]*[.K$11]&lt;[.$D$3]);[.$A20]*[.K$11]*[.$D$4];[.$A20]*[.K$11]*[.$E$4]))))*[.$F$4]" office:value-type="float" office:value="32237.400891064" calcext:value-type="float">
            <text:p>32.237 </text:p>
          </table:table-cell>
          <table:table-cell table:style-name="ce96" table:formula="of:=(IF([.$A20]*[.L$11]&lt;=[.$B$3];[.$A20]*[.L$11]*[.$B$4];IF(AND([.$A20]*[.L$11]&gt;[.$B$3];[.$A20]*[.L$11]&lt;=[.$C$3]);[.$A20]*[.L$11]*[.$C$4];IF(AND([.$A20]*[.L$11]&gt;[.$C$3];[.$A20]*[.L$11]&lt;[.$D$3]);[.$A20]*[.L$11]*[.$D$4];[.$A20]*[.L$11]*[.$E$4]))))*[.$F$4]" office:value-type="float" office:value="34717.2009596073" calcext:value-type="float">
            <text:p>34.717 </text:p>
          </table:table-cell>
          <table:table-cell table:style-name="ce96" table:formula="of:=(IF([.$A20]*[.M$11]&lt;=[.$B$3];[.$A20]*[.M$11]*[.$B$4];IF(AND([.$A20]*[.M$11]&gt;[.$B$3];[.$A20]*[.M$11]&lt;=[.$C$3]);[.$A20]*[.M$11]*[.$C$4];IF(AND([.$A20]*[.M$11]&gt;[.$C$3];[.$A20]*[.M$11]&lt;[.$D$3]);[.$A20]*[.M$11]*[.$D$4];[.$A20]*[.M$11]*[.$E$4]))))*[.$F$4]" office:value-type="float" office:value="37197.0010281507" calcext:value-type="float">
            <text:p>37.197 </text:p>
          </table:table-cell>
          <table:table-cell table:style-name="ce96" table:formula="of:=(IF([.$A20]*[.N$11]&lt;=[.$B$3];[.$A20]*[.N$11]*[.$B$4];IF(AND([.$A20]*[.N$11]&gt;[.$B$3];[.$A20]*[.N$11]&lt;=[.$C$3]);[.$A20]*[.N$11]*[.$C$4];IF(AND([.$A20]*[.N$11]&gt;[.$C$3];[.$A20]*[.N$11]&lt;[.$D$3]);[.$A20]*[.N$11]*[.$D$4];[.$A20]*[.N$11]*[.$E$4]))))*[.$F$4]" office:value-type="float" office:value="39676.8010966941" calcext:value-type="float">
            <text:p>39.677 </text:p>
          </table:table-cell>
          <table:table-cell table:style-name="ce96" table:formula="of:=(IF([.$A20]*[.O$11]&lt;=[.$B$3];[.$A20]*[.O$11]*[.$B$4];IF(AND([.$A20]*[.O$11]&gt;[.$B$3];[.$A20]*[.O$11]&lt;=[.$C$3]);[.$A20]*[.O$11]*[.$C$4];IF(AND([.$A20]*[.O$11]&gt;[.$C$3];[.$A20]*[.O$11]&lt;[.$D$3]);[.$A20]*[.O$11]*[.$D$4];[.$A20]*[.O$11]*[.$E$4]))))*[.$F$4]" office:value-type="float" office:value="42156.6011652375" calcext:value-type="float">
            <text:p>42.157 </text:p>
          </table:table-cell>
          <table:table-cell table:style-name="ce96" table:formula="of:=(IF([.$A20]*[.P$11]&lt;=[.$B$3];[.$A20]*[.P$11]*[.$B$4];IF(AND([.$A20]*[.P$11]&gt;[.$B$3];[.$A20]*[.P$11]&lt;=[.$C$3]);[.$A20]*[.P$11]*[.$C$4];IF(AND([.$A20]*[.P$11]&gt;[.$C$3];[.$A20]*[.P$11]&lt;[.$D$3]);[.$A20]*[.P$11]*[.$D$4];[.$A20]*[.P$11]*[.$E$4]))))*[.$F$4]" office:value-type="float" office:value="44636.4012337809" calcext:value-type="float">
            <text:p>44.636 </text:p>
          </table:table-cell>
          <table:table-cell table:style-name="ce96" table:formula="of:=(IF([.$A20]*[.Q$11]&lt;=[.$B$3];[.$A20]*[.Q$11]*[.$B$4];IF(AND([.$A20]*[.Q$11]&gt;[.$B$3];[.$A20]*[.Q$11]&lt;=[.$C$3]);[.$A20]*[.Q$11]*[.$C$4];IF(AND([.$A20]*[.Q$11]&gt;[.$C$3];[.$A20]*[.Q$11]&lt;[.$D$3]);[.$A20]*[.Q$11]*[.$D$4];[.$A20]*[.Q$11]*[.$E$4]))))*[.$F$4]" office:value-type="float" office:value="47116.2013023242" calcext:value-type="float">
            <text:p>47.116 </text:p>
          </table:table-cell>
          <table:table-cell table:style-name="ce96" table:formula="of:=(IF([.$A20]*[.R$11]&lt;=[.$B$3];[.$A20]*[.R$11]*[.$B$4];IF(AND([.$A20]*[.R$11]&gt;[.$B$3];[.$A20]*[.R$11]&lt;=[.$C$3]);[.$A20]*[.R$11]*[.$C$4];IF(AND([.$A20]*[.R$11]&gt;[.$C$3];[.$A20]*[.R$11]&lt;[.$D$3]);[.$A20]*[.R$11]*[.$D$4];[.$A20]*[.R$11]*[.$E$4]))))*[.$F$4]" office:value-type="float" office:value="49596.0013708676" calcext:value-type="float">
            <text:p>49.596 </text:p>
          </table:table-cell>
          <table:table-cell table:style-name="ce102" table:formula="of:=+[.S19]+0.5" office:value-type="float" office:value="6" calcext:value-type="float">
            <text:p>6,00 </text:p>
          </table:table-cell>
          <table:table-cell table:number-columns-repeated="1005"/>
        </table:table-row>
        <table:table-row table:style-name="ro2">
          <table:table-cell table:style-name="ce102" table:formula="of:=+[.A20]+0.5" office:value-type="float" office:value="6.5" calcext:value-type="float">
            <text:p>6,50 </text:p>
          </table:table-cell>
          <table:table-cell table:style-name="ce84" table:formula="of:=(IF([.$A21]*[.B$11]&lt;=[.$B$3];[.$A21]*[.B$11]*[.$B$4];IF(AND([.$A21]*[.B$11]&gt;[.$B$3];[.$A21]*[.B$11]&lt;=[.$C$3]);[.$A21]*[.B$11]*[.$C$4];IF(AND([.$A21]*[.B$11]&gt;[.$C$3];[.$A21]*[.B$11]&lt;[.$D$3]);[.$A21]*[.B$11]*[.$D$4];[.$A21]*[.B$11]*[.$E$4]))))*[.$F$4]" office:value-type="float" office:value="11455.6275678914" calcext:value-type="float">
            <text:p>11.456 </text:p>
          </table:table-cell>
          <table:table-cell table:style-name="ce96" table:formula="of:=(IF([.$A21]*[.C$11]&lt;=[.$B$3];[.$A21]*[.C$11]*[.$B$4];IF(AND([.$A21]*[.C$11]&gt;[.$B$3];[.$A21]*[.C$11]&lt;=[.$C$3]);[.$A21]*[.C$11]*[.$C$4];IF(AND([.$A21]*[.C$11]&gt;[.$C$3];[.$A21]*[.C$11]&lt;[.$D$3]);[.$A21]*[.C$11]*[.$D$4];[.$A21]*[.C$11]*[.$E$4]))))*[.$F$4]" office:value-type="float" office:value="13868.7985083431" calcext:value-type="float">
            <text:p>13.869 </text:p>
          </table:table-cell>
          <table:table-cell table:style-name="ce96" table:formula="of:=(IF([.$A21]*[.D$11]&lt;=[.$B$3];[.$A21]*[.D$11]*[.$B$4];IF(AND([.$A21]*[.D$11]&gt;[.$B$3];[.$A21]*[.D$11]&lt;=[.$C$3]);[.$A21]*[.D$11]*[.$C$4];IF(AND([.$A21]*[.D$11]&gt;[.$C$3];[.$A21]*[.D$11]&lt;[.$D$3]);[.$A21]*[.D$11]*[.$D$4];[.$A21]*[.D$11]*[.$E$4]))))*[.$F$4]" office:value-type="float" office:value="16642.5582100118" calcext:value-type="float">
            <text:p>16.643 </text:p>
          </table:table-cell>
          <table:table-cell table:style-name="ce96" table:formula="of:=(IF([.$A21]*[.E$11]&lt;=[.$B$3];[.$A21]*[.E$11]*[.$B$4];IF(AND([.$A21]*[.E$11]&gt;[.$B$3];[.$A21]*[.E$11]&lt;=[.$C$3]);[.$A21]*[.E$11]*[.$C$4];IF(AND([.$A21]*[.E$11]&gt;[.$C$3];[.$A21]*[.E$11]&lt;[.$D$3]);[.$A21]*[.E$11]*[.$D$4];[.$A21]*[.E$11]*[.$E$4]))))*[.$F$4]" office:value-type="float" office:value="18805.1505197873" calcext:value-type="float">
            <text:p>18.805 </text:p>
          </table:table-cell>
          <table:table-cell table:style-name="ce96" table:formula="of:=(IF([.$A21]*[.F$11]&lt;=[.$B$3];[.$A21]*[.F$11]*[.$B$4];IF(AND([.$A21]*[.F$11]&gt;[.$B$3];[.$A21]*[.F$11]&lt;=[.$C$3]);[.$A21]*[.F$11]*[.$C$4];IF(AND([.$A21]*[.F$11]&gt;[.$C$3];[.$A21]*[.F$11]&lt;[.$D$3]);[.$A21]*[.F$11]*[.$D$4];[.$A21]*[.F$11]*[.$E$4]))))*[.$F$4]" office:value-type="float" office:value="21491.6005940426" calcext:value-type="float">
            <text:p>21.492 </text:p>
          </table:table-cell>
          <table:table-cell table:style-name="ce96" table:formula="of:=(IF([.$A21]*[.G$11]&lt;=[.$B$3];[.$A21]*[.G$11]*[.$B$4];IF(AND([.$A21]*[.G$11]&gt;[.$B$3];[.$A21]*[.G$11]&lt;=[.$C$3]);[.$A21]*[.G$11]*[.$C$4];IF(AND([.$A21]*[.G$11]&gt;[.$C$3];[.$A21]*[.G$11]&lt;[.$D$3]);[.$A21]*[.G$11]*[.$D$4];[.$A21]*[.G$11]*[.$E$4]))))*[.$F$4]" office:value-type="float" office:value="24178.050668298" calcext:value-type="float">
            <text:p>24.178 </text:p>
          </table:table-cell>
          <table:table-cell table:style-name="ce96" table:formula="of:=(IF([.$A21]*[.H$11]&lt;=[.$B$3];[.$A21]*[.H$11]*[.$B$4];IF(AND([.$A21]*[.H$11]&gt;[.$B$3];[.$A21]*[.H$11]&lt;=[.$C$3]);[.$A21]*[.H$11]*[.$C$4];IF(AND([.$A21]*[.H$11]&gt;[.$C$3];[.$A21]*[.H$11]&lt;[.$D$3]);[.$A21]*[.H$11]*[.$D$4];[.$A21]*[.H$11]*[.$E$4]))))*[.$F$4]" office:value-type="float" office:value="26864.5007425533" calcext:value-type="float">
            <text:p>26.865 </text:p>
          </table:table-cell>
          <table:table-cell table:style-name="ce96" table:formula="of:=(IF([.$A21]*[.I$11]&lt;=[.$B$3];[.$A21]*[.I$11]*[.$B$4];IF(AND([.$A21]*[.I$11]&gt;[.$B$3];[.$A21]*[.I$11]&lt;=[.$C$3]);[.$A21]*[.I$11]*[.$C$4];IF(AND([.$A21]*[.I$11]&gt;[.$C$3];[.$A21]*[.I$11]&lt;[.$D$3]);[.$A21]*[.I$11]*[.$D$4];[.$A21]*[.I$11]*[.$E$4]))))*[.$F$4]" office:value-type="float" office:value="29550.9508168086" calcext:value-type="float">
            <text:p>29.551 </text:p>
          </table:table-cell>
          <table:table-cell table:style-name="ce96" table:formula="of:=(IF([.$A21]*[.J$11]&lt;=[.$B$3];[.$A21]*[.J$11]*[.$B$4];IF(AND([.$A21]*[.J$11]&gt;[.$B$3];[.$A21]*[.J$11]&lt;=[.$C$3]);[.$A21]*[.J$11]*[.$C$4];IF(AND([.$A21]*[.J$11]&gt;[.$C$3];[.$A21]*[.J$11]&lt;[.$D$3]);[.$A21]*[.J$11]*[.$D$4];[.$A21]*[.J$11]*[.$E$4]))))*[.$F$4]" office:value-type="float" office:value="32237.400891064" calcext:value-type="float">
            <text:p>32.237 </text:p>
          </table:table-cell>
          <table:table-cell table:style-name="ce96" table:formula="of:=(IF([.$A21]*[.K$11]&lt;=[.$B$3];[.$A21]*[.K$11]*[.$B$4];IF(AND([.$A21]*[.K$11]&gt;[.$B$3];[.$A21]*[.K$11]&lt;=[.$C$3]);[.$A21]*[.K$11]*[.$C$4];IF(AND([.$A21]*[.K$11]&gt;[.$C$3];[.$A21]*[.K$11]&lt;[.$D$3]);[.$A21]*[.K$11]*[.$D$4];[.$A21]*[.K$11]*[.$E$4]))))*[.$F$4]" office:value-type="float" office:value="34923.8509653193" calcext:value-type="float">
            <text:p>34.924 </text:p>
          </table:table-cell>
          <table:table-cell table:style-name="ce96" table:formula="of:=(IF([.$A21]*[.L$11]&lt;=[.$B$3];[.$A21]*[.L$11]*[.$B$4];IF(AND([.$A21]*[.L$11]&gt;[.$B$3];[.$A21]*[.L$11]&lt;=[.$C$3]);[.$A21]*[.L$11]*[.$C$4];IF(AND([.$A21]*[.L$11]&gt;[.$C$3];[.$A21]*[.L$11]&lt;[.$D$3]);[.$A21]*[.L$11]*[.$D$4];[.$A21]*[.L$11]*[.$E$4]))))*[.$F$4]" office:value-type="float" office:value="37610.3010395746" calcext:value-type="float">
            <text:p>37.610 </text:p>
          </table:table-cell>
          <table:table-cell table:style-name="ce96" table:formula="of:=(IF([.$A21]*[.M$11]&lt;=[.$B$3];[.$A21]*[.M$11]*[.$B$4];IF(AND([.$A21]*[.M$11]&gt;[.$B$3];[.$A21]*[.M$11]&lt;=[.$C$3]);[.$A21]*[.M$11]*[.$C$4];IF(AND([.$A21]*[.M$11]&gt;[.$C$3];[.$A21]*[.M$11]&lt;[.$D$3]);[.$A21]*[.M$11]*[.$D$4];[.$A21]*[.M$11]*[.$E$4]))))*[.$F$4]" office:value-type="float" office:value="40296.7511138299" calcext:value-type="float">
            <text:p>40.297 </text:p>
          </table:table-cell>
          <table:table-cell table:style-name="ce96" table:formula="of:=(IF([.$A21]*[.N$11]&lt;=[.$B$3];[.$A21]*[.N$11]*[.$B$4];IF(AND([.$A21]*[.N$11]&gt;[.$B$3];[.$A21]*[.N$11]&lt;=[.$C$3]);[.$A21]*[.N$11]*[.$C$4];IF(AND([.$A21]*[.N$11]&gt;[.$C$3];[.$A21]*[.N$11]&lt;[.$D$3]);[.$A21]*[.N$11]*[.$D$4];[.$A21]*[.N$11]*[.$E$4]))))*[.$F$4]" office:value-type="float" office:value="42983.2011880853" calcext:value-type="float">
            <text:p>42.983 </text:p>
          </table:table-cell>
          <table:table-cell table:style-name="ce96" table:formula="of:=(IF([.$A21]*[.O$11]&lt;=[.$B$3];[.$A21]*[.O$11]*[.$B$4];IF(AND([.$A21]*[.O$11]&gt;[.$B$3];[.$A21]*[.O$11]&lt;=[.$C$3]);[.$A21]*[.O$11]*[.$C$4];IF(AND([.$A21]*[.O$11]&gt;[.$C$3];[.$A21]*[.O$11]&lt;[.$D$3]);[.$A21]*[.O$11]*[.$D$4];[.$A21]*[.O$11]*[.$E$4]))))*[.$F$4]" office:value-type="float" office:value="45669.6512623406" calcext:value-type="float">
            <text:p>45.670 </text:p>
          </table:table-cell>
          <table:table-cell table:style-name="ce96" table:formula="of:=(IF([.$A21]*[.P$11]&lt;=[.$B$3];[.$A21]*[.P$11]*[.$B$4];IF(AND([.$A21]*[.P$11]&gt;[.$B$3];[.$A21]*[.P$11]&lt;=[.$C$3]);[.$A21]*[.P$11]*[.$C$4];IF(AND([.$A21]*[.P$11]&gt;[.$C$3];[.$A21]*[.P$11]&lt;[.$D$3]);[.$A21]*[.P$11]*[.$D$4];[.$A21]*[.P$11]*[.$E$4]))))*[.$F$4]" office:value-type="float" office:value="48356.1013365959" calcext:value-type="float">
            <text:p>48.356 </text:p>
          </table:table-cell>
          <table:table-cell table:style-name="ce96" table:formula="of:=(IF([.$A21]*[.Q$11]&lt;=[.$B$3];[.$A21]*[.Q$11]*[.$B$4];IF(AND([.$A21]*[.Q$11]&gt;[.$B$3];[.$A21]*[.Q$11]&lt;=[.$C$3]);[.$A21]*[.Q$11]*[.$C$4];IF(AND([.$A21]*[.Q$11]&gt;[.$C$3];[.$A21]*[.Q$11]&lt;[.$D$3]);[.$A21]*[.Q$11]*[.$D$4];[.$A21]*[.Q$11]*[.$E$4]))))*[.$F$4]" office:value-type="float" office:value="51042.5514108513" calcext:value-type="float">
            <text:p>51.043 </text:p>
          </table:table-cell>
          <table:table-cell table:style-name="ce96" table:formula="of:=(IF([.$A21]*[.R$11]&lt;=[.$B$3];[.$A21]*[.R$11]*[.$B$4];IF(AND([.$A21]*[.R$11]&gt;[.$B$3];[.$A21]*[.R$11]&lt;=[.$C$3]);[.$A21]*[.R$11]*[.$C$4];IF(AND([.$A21]*[.R$11]&gt;[.$C$3];[.$A21]*[.R$11]&lt;[.$D$3]);[.$A21]*[.R$11]*[.$D$4];[.$A21]*[.R$11]*[.$E$4]))))*[.$F$4]" office:value-type="float" office:value="53729.0014851066" calcext:value-type="float">
            <text:p>53.729 </text:p>
          </table:table-cell>
          <table:table-cell table:style-name="ce102" table:formula="of:=+[.S20]+0.5" office:value-type="float" office:value="6.5" calcext:value-type="float">
            <text:p>6,50 </text:p>
          </table:table-cell>
          <table:table-cell table:number-columns-repeated="1005"/>
        </table:table-row>
        <table:table-row table:style-name="ro2">
          <table:table-cell table:style-name="ce106" table:number-columns-spanned="18" table:number-rows-spanned="1"/>
          <table:covered-table-cell table:number-columns-repeated="17" table:style-name="ce106"/>
          <table:table-cell table:style-name="ce101"/>
          <table:table-cell table:number-columns-repeated="229"/>
          <table:table-cell table:style-name="ce10" table:number-columns-repeated="766"/>
          <table:table-cell table:number-columns-repeated="10"/>
        </table:table-row>
        <table:table-row table:style-name="ro2">
          <table:table-cell table:style-name="ce78"/>
          <table:table-cell table:style-name="ce78" office:value-type="float" office:value="10.5" calcext:value-type="float">
            <text:p>10,50 </text:p>
          </table:table-cell>
          <table:table-cell table:style-name="ce78" table:formula="of:=+[.B23]+0.5" office:value-type="float" office:value="11" calcext:value-type="float">
            <text:p>11,00 </text:p>
          </table:table-cell>
          <table:table-cell table:style-name="ce78" table:formula="of:=+[.C23]+0.5" office:value-type="float" office:value="11.5" calcext:value-type="float">
            <text:p>11,50 </text:p>
          </table:table-cell>
          <table:table-cell table:style-name="ce78" table:formula="of:=+[.D23]+0.5" office:value-type="float" office:value="12" calcext:value-type="float">
            <text:p>12,00 </text:p>
          </table:table-cell>
          <table:table-cell table:style-name="ce78" table:formula="of:=+[.E23]+0.5" office:value-type="float" office:value="12.5" calcext:value-type="float">
            <text:p>12,50 </text:p>
          </table:table-cell>
          <table:table-cell table:style-name="ce78" table:formula="of:=+[.F23]+0.5" office:value-type="float" office:value="13" calcext:value-type="float">
            <text:p>13,00 </text:p>
          </table:table-cell>
          <table:table-cell table:style-name="ce78" table:formula="of:=+[.G23]+0.5" office:value-type="float" office:value="13.5" calcext:value-type="float">
            <text:p>13,50 </text:p>
          </table:table-cell>
          <table:table-cell table:style-name="ce78" table:formula="of:=+[.H23]+0.5" office:value-type="float" office:value="14" calcext:value-type="float">
            <text:p>14,00 </text:p>
          </table:table-cell>
          <table:table-cell table:style-name="ce78" table:formula="of:=+[.I23]+0.5" office:value-type="float" office:value="14.5" calcext:value-type="float">
            <text:p>14,50 </text:p>
          </table:table-cell>
          <table:table-cell table:style-name="ce78" table:formula="of:=+[.J23]+0.5" office:value-type="float" office:value="15" calcext:value-type="float">
            <text:p>15,00 </text:p>
          </table:table-cell>
          <table:table-cell table:style-name="ce78" table:formula="of:=+[.K23]+0.5" office:value-type="float" office:value="15.5" calcext:value-type="float">
            <text:p>15,50 </text:p>
          </table:table-cell>
          <table:table-cell table:style-name="ce78" table:formula="of:=+[.L23]+0.5" office:value-type="float" office:value="16" calcext:value-type="float">
            <text:p>16,00 </text:p>
          </table:table-cell>
          <table:table-cell table:style-name="ce78" table:formula="of:=+[.M23]+0.5" office:value-type="float" office:value="16.5" calcext:value-type="float">
            <text:p>16,50 </text:p>
          </table:table-cell>
          <table:table-cell table:style-name="ce78" table:formula="of:=+[.N23]+0.5" office:value-type="float" office:value="17" calcext:value-type="float">
            <text:p>17,00 </text:p>
          </table:table-cell>
          <table:table-cell table:style-name="ce78" table:formula="of:=+[.O23]+0.5" office:value-type="float" office:value="17.5" calcext:value-type="float">
            <text:p>17,50 </text:p>
          </table:table-cell>
          <table:table-cell table:style-name="ce78" table:formula="of:=+[.P23]+0.5" office:value-type="float" office:value="18" calcext:value-type="float">
            <text:p>18,00 </text:p>
          </table:table-cell>
          <table:table-cell table:style-name="ce78" table:formula="of:=+[.Q23]+0.5" office:value-type="float" office:value="18.5" calcext:value-type="float">
            <text:p>18,50 </text:p>
          </table:table-cell>
          <table:table-cell table:style-name="ce78"/>
          <table:table-cell table:style-name="ce1" table:number-columns-repeated="995"/>
          <table:table-cell table:number-columns-repeated="10"/>
        </table:table-row>
        <table:table-row table:style-name="ro2">
          <table:table-cell table:style-name="ce78" office:value-type="float" office:value="2" calcext:value-type="float">
            <text:p>2,00 </text:p>
          </table:table-cell>
          <table:table-cell table:style-name="ce83" table:formula="of:=(IF([.$A24]*[.B$23]&lt;=[.$B$3];[.$A24]*[.B$23]*[.$B$4];IF(AND([.$A24]*[.B$23]&gt;[.$B$3];[.$A24]*[.B$23]&lt;=[.$C$3]);[.$A24]*[.B$23]*[.$C$4];IF(AND([.$A24]*[.B$23]&gt;[.$C$3];[.$A24]*[.B$23]&lt;[.$D$3]);[.$A24]*[.B$23]*[.$D$4];[.$A24]*[.B$23]*[.$E$4]))))*[.$F$4]" office:value-type="float" office:value="17922.7549953973" calcext:value-type="float">
            <text:p>17.923 </text:p>
          </table:table-cell>
          <table:table-cell table:style-name="ce83" table:formula="of:=(IF([.$A24]*[.C$23]&lt;=[.$B$3];[.$A24]*[.C$23]*[.$B$4];IF(AND([.$A24]*[.C$23]&gt;[.$B$3];[.$A24]*[.C$23]&lt;=[.$C$3]);[.$A24]*[.C$23]*[.$C$4];IF(AND([.$A24]*[.C$23]&gt;[.$C$3];[.$A24]*[.C$23]&lt;[.$D$3]);[.$A24]*[.C$23]*[.$D$4];[.$A24]*[.C$23]*[.$E$4]))))*[.$F$4]" office:value-type="float" office:value="18185.2005026515" calcext:value-type="float">
            <text:p>18.185 </text:p>
          </table:table-cell>
          <table:table-cell table:style-name="ce83" table:formula="of:=(IF([.$A24]*[.D$23]&lt;=[.$B$3];[.$A24]*[.D$23]*[.$B$4];IF(AND([.$A24]*[.D$23]&gt;[.$B$3];[.$A24]*[.D$23]&lt;=[.$C$3]);[.$A24]*[.D$23]*[.$C$4];IF(AND([.$A24]*[.D$23]&gt;[.$C$3];[.$A24]*[.D$23]&lt;[.$D$3]);[.$A24]*[.D$23]*[.$D$4];[.$A24]*[.D$23]*[.$E$4]))))*[.$F$4]" office:value-type="float" office:value="19011.8005254993" calcext:value-type="float">
            <text:p>19.012 </text:p>
          </table:table-cell>
          <table:table-cell table:style-name="ce83" table:formula="of:=(IF([.$A24]*[.E$23]&lt;=[.$B$3];[.$A24]*[.E$23]*[.$B$4];IF(AND([.$A24]*[.E$23]&gt;[.$B$3];[.$A24]*[.E$23]&lt;=[.$C$3]);[.$A24]*[.E$23]*[.$C$4];IF(AND([.$A24]*[.E$23]&gt;[.$C$3];[.$A24]*[.E$23]&lt;[.$D$3]);[.$A24]*[.E$23]*[.$D$4];[.$A24]*[.E$23]*[.$E$4]))))*[.$F$4]" office:value-type="float" office:value="19838.400548347" calcext:value-type="float">
            <text:p>19.838 </text:p>
          </table:table-cell>
          <table:table-cell table:style-name="ce83" table:formula="of:=(IF([.$A24]*[.F$23]&lt;=[.$B$3];[.$A24]*[.F$23]*[.$B$4];IF(AND([.$A24]*[.F$23]&gt;[.$B$3];[.$A24]*[.F$23]&lt;=[.$C$3]);[.$A24]*[.F$23]*[.$C$4];IF(AND([.$A24]*[.F$23]&gt;[.$C$3];[.$A24]*[.F$23]&lt;[.$D$3]);[.$A24]*[.F$23]*[.$D$4];[.$A24]*[.F$23]*[.$E$4]))))*[.$F$4]" office:value-type="float" office:value="20665.0005711948" calcext:value-type="float">
            <text:p>20.665 </text:p>
          </table:table-cell>
          <table:table-cell table:style-name="ce83" table:formula="of:=(IF([.$A24]*[.G$23]&lt;=[.$B$3];[.$A24]*[.G$23]*[.$B$4];IF(AND([.$A24]*[.G$23]&gt;[.$B$3];[.$A24]*[.G$23]&lt;=[.$C$3]);[.$A24]*[.G$23]*[.$C$4];IF(AND([.$A24]*[.G$23]&gt;[.$C$3];[.$A24]*[.G$23]&lt;[.$D$3]);[.$A24]*[.G$23]*[.$D$4];[.$A24]*[.G$23]*[.$E$4]))))*[.$F$4]" office:value-type="float" office:value="21491.6005940426" calcext:value-type="float">
            <text:p>21.492 </text:p>
          </table:table-cell>
          <table:table-cell table:style-name="ce83" table:formula="of:=(IF([.$A24]*[.H$23]&lt;=[.$B$3];[.$A24]*[.H$23]*[.$B$4];IF(AND([.$A24]*[.H$23]&gt;[.$B$3];[.$A24]*[.H$23]&lt;=[.$C$3]);[.$A24]*[.H$23]*[.$C$4];IF(AND([.$A24]*[.H$23]&gt;[.$C$3];[.$A24]*[.H$23]&lt;[.$D$3]);[.$A24]*[.H$23]*[.$D$4];[.$A24]*[.H$23]*[.$E$4]))))*[.$F$4]" office:value-type="float" office:value="22318.2006168904" calcext:value-type="float">
            <text:p>22.318 </text:p>
          </table:table-cell>
          <table:table-cell table:style-name="ce83" table:formula="of:=(IF([.$A24]*[.I$23]&lt;=[.$B$3];[.$A24]*[.I$23]*[.$B$4];IF(AND([.$A24]*[.I$23]&gt;[.$B$3];[.$A24]*[.I$23]&lt;=[.$C$3]);[.$A24]*[.I$23]*[.$C$4];IF(AND([.$A24]*[.I$23]&gt;[.$C$3];[.$A24]*[.I$23]&lt;[.$D$3]);[.$A24]*[.I$23]*[.$D$4];[.$A24]*[.I$23]*[.$E$4]))))*[.$F$4]" office:value-type="float" office:value="23144.8006397382" calcext:value-type="float">
            <text:p>23.145 </text:p>
          </table:table-cell>
          <table:table-cell table:style-name="ce83" table:formula="of:=(IF([.$A24]*[.J$23]&lt;=[.$B$3];[.$A24]*[.J$23]*[.$B$4];IF(AND([.$A24]*[.J$23]&gt;[.$B$3];[.$A24]*[.J$23]&lt;=[.$C$3]);[.$A24]*[.J$23]*[.$C$4];IF(AND([.$A24]*[.J$23]&gt;[.$C$3];[.$A24]*[.J$23]&lt;[.$D$3]);[.$A24]*[.J$23]*[.$D$4];[.$A24]*[.J$23]*[.$E$4]))))*[.$F$4]" office:value-type="float" office:value="23971.400662586" calcext:value-type="float">
            <text:p>23.971 </text:p>
          </table:table-cell>
          <table:table-cell table:style-name="ce83" table:formula="of:=(IF([.$A24]*[.K$23]&lt;=[.$B$3];[.$A24]*[.K$23]*[.$B$4];IF(AND([.$A24]*[.K$23]&gt;[.$B$3];[.$A24]*[.K$23]&lt;=[.$C$3]);[.$A24]*[.K$23]*[.$C$4];IF(AND([.$A24]*[.K$23]&gt;[.$C$3];[.$A24]*[.K$23]&lt;[.$D$3]);[.$A24]*[.K$23]*[.$D$4];[.$A24]*[.K$23]*[.$E$4]))))*[.$F$4]" office:value-type="float" office:value="24798.0006854338" calcext:value-type="float">
            <text:p>24.798 </text:p>
          </table:table-cell>
          <table:table-cell table:style-name="ce83" table:formula="of:=(IF([.$A24]*[.L$23]&lt;=[.$B$3];[.$A24]*[.L$23]*[.$B$4];IF(AND([.$A24]*[.L$23]&gt;[.$B$3];[.$A24]*[.L$23]&lt;=[.$C$3]);[.$A24]*[.L$23]*[.$C$4];IF(AND([.$A24]*[.L$23]&gt;[.$C$3];[.$A24]*[.L$23]&lt;[.$D$3]);[.$A24]*[.L$23]*[.$D$4];[.$A24]*[.L$23]*[.$E$4]))))*[.$F$4]" office:value-type="float" office:value="25624.6007082816" calcext:value-type="float">
            <text:p>25.625 </text:p>
          </table:table-cell>
          <table:table-cell table:style-name="ce83" table:formula="of:=(IF([.$A24]*[.M$23]&lt;=[.$B$3];[.$A24]*[.M$23]*[.$B$4];IF(AND([.$A24]*[.M$23]&gt;[.$B$3];[.$A24]*[.M$23]&lt;=[.$C$3]);[.$A24]*[.M$23]*[.$C$4];IF(AND([.$A24]*[.M$23]&gt;[.$C$3];[.$A24]*[.M$23]&lt;[.$D$3]);[.$A24]*[.M$23]*[.$D$4];[.$A24]*[.M$23]*[.$E$4]))))*[.$F$4]" office:value-type="float" office:value="26451.2007311294" calcext:value-type="float">
            <text:p>26.451 </text:p>
          </table:table-cell>
          <table:table-cell table:style-name="ce83" table:formula="of:=(IF([.$A24]*[.N$23]&lt;=[.$B$3];[.$A24]*[.N$23]*[.$B$4];IF(AND([.$A24]*[.N$23]&gt;[.$B$3];[.$A24]*[.N$23]&lt;=[.$C$3]);[.$A24]*[.N$23]*[.$C$4];IF(AND([.$A24]*[.N$23]&gt;[.$C$3];[.$A24]*[.N$23]&lt;[.$D$3]);[.$A24]*[.N$23]*[.$D$4];[.$A24]*[.N$23]*[.$E$4]))))*[.$F$4]" office:value-type="float" office:value="27277.8007539772" calcext:value-type="float">
            <text:p>27.278 </text:p>
          </table:table-cell>
          <table:table-cell table:style-name="ce83" table:formula="of:=(IF([.$A24]*[.O$23]&lt;=[.$B$3];[.$A24]*[.O$23]*[.$B$4];IF(AND([.$A24]*[.O$23]&gt;[.$B$3];[.$A24]*[.O$23]&lt;=[.$C$3]);[.$A24]*[.O$23]*[.$C$4];IF(AND([.$A24]*[.O$23]&gt;[.$C$3];[.$A24]*[.O$23]&lt;[.$D$3]);[.$A24]*[.O$23]*[.$D$4];[.$A24]*[.O$23]*[.$E$4]))))*[.$F$4]" office:value-type="float" office:value="28104.400776825" calcext:value-type="float">
            <text:p>28.104 </text:p>
          </table:table-cell>
          <table:table-cell table:style-name="ce83" table:formula="of:=(IF([.$A24]*[.P$23]&lt;=[.$B$3];[.$A24]*[.P$23]*[.$B$4];IF(AND([.$A24]*[.P$23]&gt;[.$B$3];[.$A24]*[.P$23]&lt;=[.$C$3]);[.$A24]*[.P$23]*[.$C$4];IF(AND([.$A24]*[.P$23]&gt;[.$C$3];[.$A24]*[.P$23]&lt;[.$D$3]);[.$A24]*[.P$23]*[.$D$4];[.$A24]*[.P$23]*[.$E$4]))))*[.$F$4]" office:value-type="float" office:value="28931.0007996728" calcext:value-type="float">
            <text:p>28.931 </text:p>
          </table:table-cell>
          <table:table-cell table:style-name="ce83" table:formula="of:=(IF([.$A24]*[.Q$23]&lt;=[.$B$3];[.$A24]*[.Q$23]*[.$B$4];IF(AND([.$A24]*[.Q$23]&gt;[.$B$3];[.$A24]*[.Q$23]&lt;=[.$C$3]);[.$A24]*[.Q$23]*[.$C$4];IF(AND([.$A24]*[.Q$23]&gt;[.$C$3];[.$A24]*[.Q$23]&lt;[.$D$3]);[.$A24]*[.Q$23]*[.$D$4];[.$A24]*[.Q$23]*[.$E$4]))))*[.$F$4]" office:value-type="float" office:value="29757.6008225206" calcext:value-type="float">
            <text:p>29.758 </text:p>
          </table:table-cell>
          <table:table-cell table:style-name="ce83" table:formula="of:=(IF([.$A24]*[.R$23]&lt;=[.$B$3];[.$A24]*[.R$23]*[.$B$4];IF(AND([.$A24]*[.R$23]&gt;[.$B$3];[.$A24]*[.R$23]&lt;=[.$C$3]);[.$A24]*[.R$23]*[.$C$4];IF(AND([.$A24]*[.R$23]&gt;[.$C$3];[.$A24]*[.R$23]&lt;[.$D$3]);[.$A24]*[.R$23]*[.$D$4];[.$A24]*[.R$23]*[.$E$4]))))*[.$F$4]" office:value-type="float" office:value="30584.2008453684" calcext:value-type="float">
            <text:p>30.584 </text:p>
          </table:table-cell>
          <table:table-cell table:style-name="ce78" office:value-type="float" office:value="2" calcext:value-type="float">
            <text:p>2,00 </text:p>
          </table:table-cell>
          <table:table-cell table:number-columns-repeated="1005"/>
        </table:table-row>
        <table:table-row table:style-name="ro2">
          <table:table-cell table:style-name="ce78" table:formula="of:=+[.A24]+0.5" office:value-type="float" office:value="2.5" calcext:value-type="float">
            <text:p>2,50 </text:p>
          </table:table-cell>
          <table:table-cell table:style-name="ce89" table:formula="of:=(IF([.$A25]*[.B$23]&lt;=[.$B$3];[.$A25]*[.B$23]*[.$B$4];IF(AND([.$A25]*[.B$23]&gt;[.$B$3];[.$A25]*[.B$23]&lt;=[.$C$3]);[.$A25]*[.B$23]*[.$C$4];IF(AND([.$A25]*[.B$23]&gt;[.$C$3];[.$A25]*[.B$23]&lt;[.$D$3]);[.$A25]*[.B$23]*[.$D$4];[.$A25]*[.B$23]*[.$E$4]))))*[.$F$4]" office:value-type="float" office:value="21698.2505997546" calcext:value-type="float">
            <text:p>21.698 </text:p>
          </table:table-cell>
          <table:table-cell table:style-name="ce89" table:formula="of:=(IF([.$A25]*[.C$23]&lt;=[.$B$3];[.$A25]*[.C$23]*[.$B$4];IF(AND([.$A25]*[.C$23]&gt;[.$B$3];[.$A25]*[.C$23]&lt;=[.$C$3]);[.$A25]*[.C$23]*[.$C$4];IF(AND([.$A25]*[.C$23]&gt;[.$C$3];[.$A25]*[.C$23]&lt;[.$D$3]);[.$A25]*[.C$23]*[.$D$4];[.$A25]*[.C$23]*[.$E$4]))))*[.$F$4]" office:value-type="float" office:value="22731.5006283143" calcext:value-type="float">
            <text:p>22.732 </text:p>
          </table:table-cell>
          <table:table-cell table:style-name="ce89" table:formula="of:=(IF([.$A25]*[.D$23]&lt;=[.$B$3];[.$A25]*[.D$23]*[.$B$4];IF(AND([.$A25]*[.D$23]&gt;[.$B$3];[.$A25]*[.D$23]&lt;=[.$C$3]);[.$A25]*[.D$23]*[.$C$4];IF(AND([.$A25]*[.D$23]&gt;[.$C$3];[.$A25]*[.D$23]&lt;[.$D$3]);[.$A25]*[.D$23]*[.$D$4];[.$A25]*[.D$23]*[.$E$4]))))*[.$F$4]" office:value-type="float" office:value="23764.7506568741" calcext:value-type="float">
            <text:p>23.765 </text:p>
          </table:table-cell>
          <table:table-cell table:style-name="ce89" table:formula="of:=(IF([.$A25]*[.E$23]&lt;=[.$B$3];[.$A25]*[.E$23]*[.$B$4];IF(AND([.$A25]*[.E$23]&gt;[.$B$3];[.$A25]*[.E$23]&lt;=[.$C$3]);[.$A25]*[.E$23]*[.$C$4];IF(AND([.$A25]*[.E$23]&gt;[.$C$3];[.$A25]*[.E$23]&lt;[.$D$3]);[.$A25]*[.E$23]*[.$D$4];[.$A25]*[.E$23]*[.$E$4]))))*[.$F$4]" office:value-type="float" office:value="24798.0006854338" calcext:value-type="float">
            <text:p>24.798 </text:p>
          </table:table-cell>
          <table:table-cell table:style-name="ce89" table:formula="of:=(IF([.$A25]*[.F$23]&lt;=[.$B$3];[.$A25]*[.F$23]*[.$B$4];IF(AND([.$A25]*[.F$23]&gt;[.$B$3];[.$A25]*[.F$23]&lt;=[.$C$3]);[.$A25]*[.F$23]*[.$C$4];IF(AND([.$A25]*[.F$23]&gt;[.$C$3];[.$A25]*[.F$23]&lt;[.$D$3]);[.$A25]*[.F$23]*[.$D$4];[.$A25]*[.F$23]*[.$E$4]))))*[.$F$4]" office:value-type="float" office:value="25831.2507139936" calcext:value-type="float">
            <text:p>25.831 </text:p>
          </table:table-cell>
          <table:table-cell table:style-name="ce89" table:formula="of:=(IF([.$A25]*[.G$23]&lt;=[.$B$3];[.$A25]*[.G$23]*[.$B$4];IF(AND([.$A25]*[.G$23]&gt;[.$B$3];[.$A25]*[.G$23]&lt;=[.$C$3]);[.$A25]*[.G$23]*[.$C$4];IF(AND([.$A25]*[.G$23]&gt;[.$C$3];[.$A25]*[.G$23]&lt;[.$D$3]);[.$A25]*[.G$23]*[.$D$4];[.$A25]*[.G$23]*[.$E$4]))))*[.$F$4]" office:value-type="float" office:value="26864.5007425533" calcext:value-type="float">
            <text:p>26.865 </text:p>
          </table:table-cell>
          <table:table-cell table:style-name="ce89" table:formula="of:=(IF([.$A25]*[.H$23]&lt;=[.$B$3];[.$A25]*[.H$23]*[.$B$4];IF(AND([.$A25]*[.H$23]&gt;[.$B$3];[.$A25]*[.H$23]&lt;=[.$C$3]);[.$A25]*[.H$23]*[.$C$4];IF(AND([.$A25]*[.H$23]&gt;[.$C$3];[.$A25]*[.H$23]&lt;[.$D$3]);[.$A25]*[.H$23]*[.$D$4];[.$A25]*[.H$23]*[.$E$4]))))*[.$F$4]" office:value-type="float" office:value="27897.750771113" calcext:value-type="float">
            <text:p>27.898 </text:p>
          </table:table-cell>
          <table:table-cell table:style-name="ce89" table:formula="of:=(IF([.$A25]*[.I$23]&lt;=[.$B$3];[.$A25]*[.I$23]*[.$B$4];IF(AND([.$A25]*[.I$23]&gt;[.$B$3];[.$A25]*[.I$23]&lt;=[.$C$3]);[.$A25]*[.I$23]*[.$C$4];IF(AND([.$A25]*[.I$23]&gt;[.$C$3];[.$A25]*[.I$23]&lt;[.$D$3]);[.$A25]*[.I$23]*[.$D$4];[.$A25]*[.I$23]*[.$E$4]))))*[.$F$4]" office:value-type="float" office:value="28931.0007996728" calcext:value-type="float">
            <text:p>28.931 </text:p>
          </table:table-cell>
          <table:table-cell table:style-name="ce89" table:formula="of:=(IF([.$A25]*[.J$23]&lt;=[.$B$3];[.$A25]*[.J$23]*[.$B$4];IF(AND([.$A25]*[.J$23]&gt;[.$B$3];[.$A25]*[.J$23]&lt;=[.$C$3]);[.$A25]*[.J$23]*[.$C$4];IF(AND([.$A25]*[.J$23]&gt;[.$C$3];[.$A25]*[.J$23]&lt;[.$D$3]);[.$A25]*[.J$23]*[.$D$4];[.$A25]*[.J$23]*[.$E$4]))))*[.$F$4]" office:value-type="float" office:value="29964.2508282325" calcext:value-type="float">
            <text:p>29.964 </text:p>
          </table:table-cell>
          <table:table-cell table:style-name="ce89" table:formula="of:=(IF([.$A25]*[.K$23]&lt;=[.$B$3];[.$A25]*[.K$23]*[.$B$4];IF(AND([.$A25]*[.K$23]&gt;[.$B$3];[.$A25]*[.K$23]&lt;=[.$C$3]);[.$A25]*[.K$23]*[.$C$4];IF(AND([.$A25]*[.K$23]&gt;[.$C$3];[.$A25]*[.K$23]&lt;[.$D$3]);[.$A25]*[.K$23]*[.$D$4];[.$A25]*[.K$23]*[.$E$4]))))*[.$F$4]" office:value-type="float" office:value="30997.5008567923" calcext:value-type="float">
            <text:p>30.998 </text:p>
          </table:table-cell>
          <table:table-cell table:style-name="ce89" table:formula="of:=(IF([.$A25]*[.L$23]&lt;=[.$B$3];[.$A25]*[.L$23]*[.$B$4];IF(AND([.$A25]*[.L$23]&gt;[.$B$3];[.$A25]*[.L$23]&lt;=[.$C$3]);[.$A25]*[.L$23]*[.$C$4];IF(AND([.$A25]*[.L$23]&gt;[.$C$3];[.$A25]*[.L$23]&lt;[.$D$3]);[.$A25]*[.L$23]*[.$D$4];[.$A25]*[.L$23]*[.$E$4]))))*[.$F$4]" office:value-type="float" office:value="32030.750885352" calcext:value-type="float">
            <text:p>32.031 </text:p>
          </table:table-cell>
          <table:table-cell table:style-name="ce89" table:formula="of:=(IF([.$A25]*[.M$23]&lt;=[.$B$3];[.$A25]*[.M$23]*[.$B$4];IF(AND([.$A25]*[.M$23]&gt;[.$B$3];[.$A25]*[.M$23]&lt;=[.$C$3]);[.$A25]*[.M$23]*[.$C$4];IF(AND([.$A25]*[.M$23]&gt;[.$C$3];[.$A25]*[.M$23]&lt;[.$D$3]);[.$A25]*[.M$23]*[.$D$4];[.$A25]*[.M$23]*[.$E$4]))))*[.$F$4]" office:value-type="float" office:value="33064.0009139117" calcext:value-type="float">
            <text:p>33.064 </text:p>
          </table:table-cell>
          <table:table-cell table:style-name="ce89" table:formula="of:=(IF([.$A25]*[.N$23]&lt;=[.$B$3];[.$A25]*[.N$23]*[.$B$4];IF(AND([.$A25]*[.N$23]&gt;[.$B$3];[.$A25]*[.N$23]&lt;=[.$C$3]);[.$A25]*[.N$23]*[.$C$4];IF(AND([.$A25]*[.N$23]&gt;[.$C$3];[.$A25]*[.N$23]&lt;[.$D$3]);[.$A25]*[.N$23]*[.$D$4];[.$A25]*[.N$23]*[.$E$4]))))*[.$F$4]" office:value-type="float" office:value="34097.2509424715" calcext:value-type="float">
            <text:p>34.097 </text:p>
          </table:table-cell>
          <table:table-cell table:style-name="ce89" table:formula="of:=(IF([.$A25]*[.O$23]&lt;=[.$B$3];[.$A25]*[.O$23]*[.$B$4];IF(AND([.$A25]*[.O$23]&gt;[.$B$3];[.$A25]*[.O$23]&lt;=[.$C$3]);[.$A25]*[.O$23]*[.$C$4];IF(AND([.$A25]*[.O$23]&gt;[.$C$3];[.$A25]*[.O$23]&lt;[.$D$3]);[.$A25]*[.O$23]*[.$D$4];[.$A25]*[.O$23]*[.$E$4]))))*[.$F$4]" office:value-type="float" office:value="35130.5009710312" calcext:value-type="float">
            <text:p>35.131 </text:p>
          </table:table-cell>
          <table:table-cell table:style-name="ce89" table:formula="of:=(IF([.$A25]*[.P$23]&lt;=[.$B$3];[.$A25]*[.P$23]*[.$B$4];IF(AND([.$A25]*[.P$23]&gt;[.$B$3];[.$A25]*[.P$23]&lt;=[.$C$3]);[.$A25]*[.P$23]*[.$C$4];IF(AND([.$A25]*[.P$23]&gt;[.$C$3];[.$A25]*[.P$23]&lt;[.$D$3]);[.$A25]*[.P$23]*[.$D$4];[.$A25]*[.P$23]*[.$E$4]))))*[.$F$4]" office:value-type="float" office:value="36163.750999591" calcext:value-type="float">
            <text:p>36.164 </text:p>
          </table:table-cell>
          <table:table-cell table:style-name="ce89" table:formula="of:=(IF([.$A25]*[.Q$23]&lt;=[.$B$3];[.$A25]*[.Q$23]*[.$B$4];IF(AND([.$A25]*[.Q$23]&gt;[.$B$3];[.$A25]*[.Q$23]&lt;=[.$C$3]);[.$A25]*[.Q$23]*[.$C$4];IF(AND([.$A25]*[.Q$23]&gt;[.$C$3];[.$A25]*[.Q$23]&lt;[.$D$3]);[.$A25]*[.Q$23]*[.$D$4];[.$A25]*[.Q$23]*[.$E$4]))))*[.$F$4]" office:value-type="float" office:value="37197.0010281507" calcext:value-type="float">
            <text:p>37.197 </text:p>
          </table:table-cell>
          <table:table-cell table:style-name="ce89" table:formula="of:=(IF([.$A25]*[.R$23]&lt;=[.$B$3];[.$A25]*[.R$23]*[.$B$4];IF(AND([.$A25]*[.R$23]&gt;[.$B$3];[.$A25]*[.R$23]&lt;=[.$C$3]);[.$A25]*[.R$23]*[.$C$4];IF(AND([.$A25]*[.R$23]&gt;[.$C$3];[.$A25]*[.R$23]&lt;[.$D$3]);[.$A25]*[.R$23]*[.$D$4];[.$A25]*[.R$23]*[.$E$4]))))*[.$F$4]" office:value-type="float" office:value="38230.2510567105" calcext:value-type="float">
            <text:p>38.230 </text:p>
          </table:table-cell>
          <table:table-cell table:style-name="ce78" table:formula="of:=+[.S24]+0.5" office:value-type="float" office:value="2.5" calcext:value-type="float">
            <text:p>2,50 </text:p>
          </table:table-cell>
          <table:table-cell table:number-columns-repeated="1005"/>
        </table:table-row>
        <table:table-row table:style-name="ro2">
          <table:table-cell table:style-name="ce79" table:formula="of:=+[.A25]+0.5" office:value-type="float" office:value="3" calcext:value-type="float">
            <text:p>3,00 </text:p>
          </table:table-cell>
          <table:table-cell table:style-name="ce90" table:formula="of:=(IF([.$A26]*[.B$23]&lt;=[.$B$3];[.$A26]*[.B$23]*[.$B$4];IF(AND([.$A26]*[.B$23]&gt;[.$B$3];[.$A26]*[.B$23]&lt;=[.$C$3]);[.$A26]*[.B$23]*[.$C$4];IF(AND([.$A26]*[.B$23]&gt;[.$C$3];[.$A26]*[.B$23]&lt;[.$D$3]);[.$A26]*[.B$23]*[.$D$4];[.$A26]*[.B$23]*[.$E$4]))))*[.$F$4]" office:value-type="float" office:value="26037.9007197055" calcext:value-type="float">
            <text:p>26.038 </text:p>
          </table:table-cell>
          <table:table-cell table:style-name="ce90" table:formula="of:=(IF([.$A26]*[.C$23]&lt;=[.$B$3];[.$A26]*[.C$23]*[.$B$4];IF(AND([.$A26]*[.C$23]&gt;[.$B$3];[.$A26]*[.C$23]&lt;=[.$C$3]);[.$A26]*[.C$23]*[.$C$4];IF(AND([.$A26]*[.C$23]&gt;[.$C$3];[.$A26]*[.C$23]&lt;[.$D$3]);[.$A26]*[.C$23]*[.$D$4];[.$A26]*[.C$23]*[.$E$4]))))*[.$F$4]" office:value-type="float" office:value="27277.8007539772" calcext:value-type="float">
            <text:p>27.278 </text:p>
          </table:table-cell>
          <table:table-cell table:style-name="ce90" table:formula="of:=(IF([.$A26]*[.D$23]&lt;=[.$B$3];[.$A26]*[.D$23]*[.$B$4];IF(AND([.$A26]*[.D$23]&gt;[.$B$3];[.$A26]*[.D$23]&lt;=[.$C$3]);[.$A26]*[.D$23]*[.$C$4];IF(AND([.$A26]*[.D$23]&gt;[.$C$3];[.$A26]*[.D$23]&lt;[.$D$3]);[.$A26]*[.D$23]*[.$D$4];[.$A26]*[.D$23]*[.$E$4]))))*[.$F$4]" office:value-type="float" office:value="28517.7007882489" calcext:value-type="float">
            <text:p>28.518 </text:p>
          </table:table-cell>
          <table:table-cell table:style-name="ce90" table:formula="of:=(IF([.$A26]*[.E$23]&lt;=[.$B$3];[.$A26]*[.E$23]*[.$B$4];IF(AND([.$A26]*[.E$23]&gt;[.$B$3];[.$A26]*[.E$23]&lt;=[.$C$3]);[.$A26]*[.E$23]*[.$C$4];IF(AND([.$A26]*[.E$23]&gt;[.$C$3];[.$A26]*[.E$23]&lt;[.$D$3]);[.$A26]*[.E$23]*[.$D$4];[.$A26]*[.E$23]*[.$E$4]))))*[.$F$4]" office:value-type="float" office:value="29757.6008225206" calcext:value-type="float">
            <text:p>29.758 </text:p>
          </table:table-cell>
          <table:table-cell table:style-name="ce90" table:formula="of:=(IF([.$A26]*[.F$23]&lt;=[.$B$3];[.$A26]*[.F$23]*[.$B$4];IF(AND([.$A26]*[.F$23]&gt;[.$B$3];[.$A26]*[.F$23]&lt;=[.$C$3]);[.$A26]*[.F$23]*[.$C$4];IF(AND([.$A26]*[.F$23]&gt;[.$C$3];[.$A26]*[.F$23]&lt;[.$D$3]);[.$A26]*[.F$23]*[.$D$4];[.$A26]*[.F$23]*[.$E$4]))))*[.$F$4]" office:value-type="float" office:value="30997.5008567923" calcext:value-type="float">
            <text:p>30.998 </text:p>
          </table:table-cell>
          <table:table-cell table:style-name="ce90" table:formula="of:=(IF([.$A26]*[.G$23]&lt;=[.$B$3];[.$A26]*[.G$23]*[.$B$4];IF(AND([.$A26]*[.G$23]&gt;[.$B$3];[.$A26]*[.G$23]&lt;=[.$C$3]);[.$A26]*[.G$23]*[.$C$4];IF(AND([.$A26]*[.G$23]&gt;[.$C$3];[.$A26]*[.G$23]&lt;[.$D$3]);[.$A26]*[.G$23]*[.$D$4];[.$A26]*[.G$23]*[.$E$4]))))*[.$F$4]" office:value-type="float" office:value="32237.400891064" calcext:value-type="float">
            <text:p>32.237 </text:p>
          </table:table-cell>
          <table:table-cell table:style-name="ce90" table:formula="of:=(IF([.$A26]*[.H$23]&lt;=[.$B$3];[.$A26]*[.H$23]*[.$B$4];IF(AND([.$A26]*[.H$23]&gt;[.$B$3];[.$A26]*[.H$23]&lt;=[.$C$3]);[.$A26]*[.H$23]*[.$C$4];IF(AND([.$A26]*[.H$23]&gt;[.$C$3];[.$A26]*[.H$23]&lt;[.$D$3]);[.$A26]*[.H$23]*[.$D$4];[.$A26]*[.H$23]*[.$E$4]))))*[.$F$4]" office:value-type="float" office:value="33477.3009253356" calcext:value-type="float">
            <text:p>33.477 </text:p>
          </table:table-cell>
          <table:table-cell table:style-name="ce90" table:formula="of:=(IF([.$A26]*[.I$23]&lt;=[.$B$3];[.$A26]*[.I$23]*[.$B$4];IF(AND([.$A26]*[.I$23]&gt;[.$B$3];[.$A26]*[.I$23]&lt;=[.$C$3]);[.$A26]*[.I$23]*[.$C$4];IF(AND([.$A26]*[.I$23]&gt;[.$C$3];[.$A26]*[.I$23]&lt;[.$D$3]);[.$A26]*[.I$23]*[.$D$4];[.$A26]*[.I$23]*[.$E$4]))))*[.$F$4]" office:value-type="float" office:value="34717.2009596073" calcext:value-type="float">
            <text:p>34.717 </text:p>
          </table:table-cell>
          <table:table-cell table:style-name="ce90" table:formula="of:=(IF([.$A26]*[.J$23]&lt;=[.$B$3];[.$A26]*[.J$23]*[.$B$4];IF(AND([.$A26]*[.J$23]&gt;[.$B$3];[.$A26]*[.J$23]&lt;=[.$C$3]);[.$A26]*[.J$23]*[.$C$4];IF(AND([.$A26]*[.J$23]&gt;[.$C$3];[.$A26]*[.J$23]&lt;[.$D$3]);[.$A26]*[.J$23]*[.$D$4];[.$A26]*[.J$23]*[.$E$4]))))*[.$F$4]" office:value-type="float" office:value="35957.100993879" calcext:value-type="float">
            <text:p>35.957 </text:p>
          </table:table-cell>
          <table:table-cell table:style-name="ce90" table:formula="of:=(IF([.$A26]*[.K$23]&lt;=[.$B$3];[.$A26]*[.K$23]*[.$B$4];IF(AND([.$A26]*[.K$23]&gt;[.$B$3];[.$A26]*[.K$23]&lt;=[.$C$3]);[.$A26]*[.K$23]*[.$C$4];IF(AND([.$A26]*[.K$23]&gt;[.$C$3];[.$A26]*[.K$23]&lt;[.$D$3]);[.$A26]*[.K$23]*[.$D$4];[.$A26]*[.K$23]*[.$E$4]))))*[.$F$4]" office:value-type="float" office:value="37197.0010281507" calcext:value-type="float">
            <text:p>37.197 </text:p>
          </table:table-cell>
          <table:table-cell table:style-name="ce90" table:formula="of:=(IF([.$A26]*[.L$23]&lt;=[.$B$3];[.$A26]*[.L$23]*[.$B$4];IF(AND([.$A26]*[.L$23]&gt;[.$B$3];[.$A26]*[.L$23]&lt;=[.$C$3]);[.$A26]*[.L$23]*[.$C$4];IF(AND([.$A26]*[.L$23]&gt;[.$C$3];[.$A26]*[.L$23]&lt;[.$D$3]);[.$A26]*[.L$23]*[.$D$4];[.$A26]*[.L$23]*[.$E$4]))))*[.$F$4]" office:value-type="float" office:value="38436.9010624224" calcext:value-type="float">
            <text:p>38.437 </text:p>
          </table:table-cell>
          <table:table-cell table:style-name="ce90" table:formula="of:=(IF([.$A26]*[.M$23]&lt;=[.$B$3];[.$A26]*[.M$23]*[.$B$4];IF(AND([.$A26]*[.M$23]&gt;[.$B$3];[.$A26]*[.M$23]&lt;=[.$C$3]);[.$A26]*[.M$23]*[.$C$4];IF(AND([.$A26]*[.M$23]&gt;[.$C$3];[.$A26]*[.M$23]&lt;[.$D$3]);[.$A26]*[.M$23]*[.$D$4];[.$A26]*[.M$23]*[.$E$4]))))*[.$F$4]" office:value-type="float" office:value="39676.8010966941" calcext:value-type="float">
            <text:p>39.677 </text:p>
          </table:table-cell>
          <table:table-cell table:style-name="ce90" table:formula="of:=(IF([.$A26]*[.N$23]&lt;=[.$B$3];[.$A26]*[.N$23]*[.$B$4];IF(AND([.$A26]*[.N$23]&gt;[.$B$3];[.$A26]*[.N$23]&lt;=[.$C$3]);[.$A26]*[.N$23]*[.$C$4];IF(AND([.$A26]*[.N$23]&gt;[.$C$3];[.$A26]*[.N$23]&lt;[.$D$3]);[.$A26]*[.N$23]*[.$D$4];[.$A26]*[.N$23]*[.$E$4]))))*[.$F$4]" office:value-type="float" office:value="40916.7011309658" calcext:value-type="float">
            <text:p>40.917 </text:p>
          </table:table-cell>
          <table:table-cell table:style-name="ce90" table:formula="of:=(IF([.$A26]*[.O$23]&lt;=[.$B$3];[.$A26]*[.O$23]*[.$B$4];IF(AND([.$A26]*[.O$23]&gt;[.$B$3];[.$A26]*[.O$23]&lt;=[.$C$3]);[.$A26]*[.O$23]*[.$C$4];IF(AND([.$A26]*[.O$23]&gt;[.$C$3];[.$A26]*[.O$23]&lt;[.$D$3]);[.$A26]*[.O$23]*[.$D$4];[.$A26]*[.O$23]*[.$E$4]))))*[.$F$4]" office:value-type="float" office:value="42156.6011652375" calcext:value-type="float">
            <text:p>42.157 </text:p>
          </table:table-cell>
          <table:table-cell table:style-name="ce90" table:formula="of:=(IF([.$A26]*[.P$23]&lt;=[.$B$3];[.$A26]*[.P$23]*[.$B$4];IF(AND([.$A26]*[.P$23]&gt;[.$B$3];[.$A26]*[.P$23]&lt;=[.$C$3]);[.$A26]*[.P$23]*[.$C$4];IF(AND([.$A26]*[.P$23]&gt;[.$C$3];[.$A26]*[.P$23]&lt;[.$D$3]);[.$A26]*[.P$23]*[.$D$4];[.$A26]*[.P$23]*[.$E$4]))))*[.$F$4]" office:value-type="float" office:value="43396.5011995092" calcext:value-type="float">
            <text:p>43.397 </text:p>
          </table:table-cell>
          <table:table-cell table:style-name="ce90" table:formula="of:=(IF([.$A26]*[.Q$23]&lt;=[.$B$3];[.$A26]*[.Q$23]*[.$B$4];IF(AND([.$A26]*[.Q$23]&gt;[.$B$3];[.$A26]*[.Q$23]&lt;=[.$C$3]);[.$A26]*[.Q$23]*[.$C$4];IF(AND([.$A26]*[.Q$23]&gt;[.$C$3];[.$A26]*[.Q$23]&lt;[.$D$3]);[.$A26]*[.Q$23]*[.$D$4];[.$A26]*[.Q$23]*[.$E$4]))))*[.$F$4]" office:value-type="float" office:value="44636.4012337809" calcext:value-type="float">
            <text:p>44.636 </text:p>
          </table:table-cell>
          <table:table-cell table:style-name="ce90" table:formula="of:=(IF([.$A26]*[.R$23]&lt;=[.$B$3];[.$A26]*[.R$23]*[.$B$4];IF(AND([.$A26]*[.R$23]&gt;[.$B$3];[.$A26]*[.R$23]&lt;=[.$C$3]);[.$A26]*[.R$23]*[.$C$4];IF(AND([.$A26]*[.R$23]&gt;[.$C$3];[.$A26]*[.R$23]&lt;[.$D$3]);[.$A26]*[.R$23]*[.$D$4];[.$A26]*[.R$23]*[.$E$4]))))*[.$F$4]" office:value-type="float" office:value="45876.3012680526" calcext:value-type="float">
            <text:p>45.876 </text:p>
          </table:table-cell>
          <table:table-cell table:style-name="ce79" table:formula="of:=+[.S25]+0.5" office:value-type="float" office:value="3" calcext:value-type="float">
            <text:p>3,00 </text:p>
          </table:table-cell>
          <table:table-cell table:number-columns-repeated="1005"/>
        </table:table-row>
        <table:table-row table:style-name="ro2">
          <table:table-cell table:style-name="ce78" table:formula="of:=+[.A26]+0.5" office:value-type="float" office:value="3.5" calcext:value-type="float">
            <text:p>3,50 </text:p>
          </table:table-cell>
          <table:table-cell table:style-name="ce89" table:formula="of:=(IF([.$A27]*[.B$23]&lt;=[.$B$3];[.$A27]*[.B$23]*[.$B$4];IF(AND([.$A27]*[.B$23]&gt;[.$B$3];[.$A27]*[.B$23]&lt;=[.$C$3]);[.$A27]*[.B$23]*[.$C$4];IF(AND([.$A27]*[.B$23]&gt;[.$C$3];[.$A27]*[.B$23]&lt;[.$D$3]);[.$A27]*[.B$23]*[.$D$4];[.$A27]*[.B$23]*[.$E$4]))))*[.$F$4]" office:value-type="float" office:value="30377.5508396564" calcext:value-type="float">
            <text:p>30.378 </text:p>
          </table:table-cell>
          <table:table-cell table:style-name="ce89" table:formula="of:=(IF([.$A27]*[.C$23]&lt;=[.$B$3];[.$A27]*[.C$23]*[.$B$4];IF(AND([.$A27]*[.C$23]&gt;[.$B$3];[.$A27]*[.C$23]&lt;=[.$C$3]);[.$A27]*[.C$23]*[.$C$4];IF(AND([.$A27]*[.C$23]&gt;[.$C$3];[.$A27]*[.C$23]&lt;[.$D$3]);[.$A27]*[.C$23]*[.$D$4];[.$A27]*[.C$23]*[.$E$4]))))*[.$F$4]" office:value-type="float" office:value="31824.1008796401" calcext:value-type="float">
            <text:p>31.824 </text:p>
          </table:table-cell>
          <table:table-cell table:style-name="ce89" table:formula="of:=(IF([.$A27]*[.D$23]&lt;=[.$B$3];[.$A27]*[.D$23]*[.$B$4];IF(AND([.$A27]*[.D$23]&gt;[.$B$3];[.$A27]*[.D$23]&lt;=[.$C$3]);[.$A27]*[.D$23]*[.$C$4];IF(AND([.$A27]*[.D$23]&gt;[.$C$3];[.$A27]*[.D$23]&lt;[.$D$3]);[.$A27]*[.D$23]*[.$D$4];[.$A27]*[.D$23]*[.$E$4]))))*[.$F$4]" office:value-type="float" office:value="33270.6509196237" calcext:value-type="float">
            <text:p>33.271 </text:p>
          </table:table-cell>
          <table:table-cell table:style-name="ce89" table:formula="of:=(IF([.$A27]*[.E$23]&lt;=[.$B$3];[.$A27]*[.E$23]*[.$B$4];IF(AND([.$A27]*[.E$23]&gt;[.$B$3];[.$A27]*[.E$23]&lt;=[.$C$3]);[.$A27]*[.E$23]*[.$C$4];IF(AND([.$A27]*[.E$23]&gt;[.$C$3];[.$A27]*[.E$23]&lt;[.$D$3]);[.$A27]*[.E$23]*[.$D$4];[.$A27]*[.E$23]*[.$E$4]))))*[.$F$4]" office:value-type="float" office:value="34717.2009596073" calcext:value-type="float">
            <text:p>34.717 </text:p>
          </table:table-cell>
          <table:table-cell table:style-name="ce89" table:formula="of:=(IF([.$A27]*[.F$23]&lt;=[.$B$3];[.$A27]*[.F$23]*[.$B$4];IF(AND([.$A27]*[.F$23]&gt;[.$B$3];[.$A27]*[.F$23]&lt;=[.$C$3]);[.$A27]*[.F$23]*[.$C$4];IF(AND([.$A27]*[.F$23]&gt;[.$C$3];[.$A27]*[.F$23]&lt;[.$D$3]);[.$A27]*[.F$23]*[.$D$4];[.$A27]*[.F$23]*[.$E$4]))))*[.$F$4]" office:value-type="float" office:value="36163.750999591" calcext:value-type="float">
            <text:p>36.164 </text:p>
          </table:table-cell>
          <table:table-cell table:style-name="ce89" table:formula="of:=(IF([.$A27]*[.G$23]&lt;=[.$B$3];[.$A27]*[.G$23]*[.$B$4];IF(AND([.$A27]*[.G$23]&gt;[.$B$3];[.$A27]*[.G$23]&lt;=[.$C$3]);[.$A27]*[.G$23]*[.$C$4];IF(AND([.$A27]*[.G$23]&gt;[.$C$3];[.$A27]*[.G$23]&lt;[.$D$3]);[.$A27]*[.G$23]*[.$D$4];[.$A27]*[.G$23]*[.$E$4]))))*[.$F$4]" office:value-type="float" office:value="37610.3010395746" calcext:value-type="float">
            <text:p>37.610 </text:p>
          </table:table-cell>
          <table:table-cell table:style-name="ce89" table:formula="of:=(IF([.$A27]*[.H$23]&lt;=[.$B$3];[.$A27]*[.H$23]*[.$B$4];IF(AND([.$A27]*[.H$23]&gt;[.$B$3];[.$A27]*[.H$23]&lt;=[.$C$3]);[.$A27]*[.H$23]*[.$C$4];IF(AND([.$A27]*[.H$23]&gt;[.$C$3];[.$A27]*[.H$23]&lt;[.$D$3]);[.$A27]*[.H$23]*[.$D$4];[.$A27]*[.H$23]*[.$E$4]))))*[.$F$4]" office:value-type="float" office:value="39056.8510795582" calcext:value-type="float">
            <text:p>39.057 </text:p>
          </table:table-cell>
          <table:table-cell table:style-name="ce89" table:formula="of:=(IF([.$A27]*[.I$23]&lt;=[.$B$3];[.$A27]*[.I$23]*[.$B$4];IF(AND([.$A27]*[.I$23]&gt;[.$B$3];[.$A27]*[.I$23]&lt;=[.$C$3]);[.$A27]*[.I$23]*[.$C$4];IF(AND([.$A27]*[.I$23]&gt;[.$C$3];[.$A27]*[.I$23]&lt;[.$D$3]);[.$A27]*[.I$23]*[.$D$4];[.$A27]*[.I$23]*[.$E$4]))))*[.$F$4]" office:value-type="float" office:value="40503.4011195419" calcext:value-type="float">
            <text:p>40.503 </text:p>
          </table:table-cell>
          <table:table-cell table:style-name="ce89" table:formula="of:=(IF([.$A27]*[.J$23]&lt;=[.$B$3];[.$A27]*[.J$23]*[.$B$4];IF(AND([.$A27]*[.J$23]&gt;[.$B$3];[.$A27]*[.J$23]&lt;=[.$C$3]);[.$A27]*[.J$23]*[.$C$4];IF(AND([.$A27]*[.J$23]&gt;[.$C$3];[.$A27]*[.J$23]&lt;[.$D$3]);[.$A27]*[.J$23]*[.$D$4];[.$A27]*[.J$23]*[.$E$4]))))*[.$F$4]" office:value-type="float" office:value="41949.9511595255" calcext:value-type="float">
            <text:p>41.950 </text:p>
          </table:table-cell>
          <table:table-cell table:style-name="ce89" table:formula="of:=(IF([.$A27]*[.K$23]&lt;=[.$B$3];[.$A27]*[.K$23]*[.$B$4];IF(AND([.$A27]*[.K$23]&gt;[.$B$3];[.$A27]*[.K$23]&lt;=[.$C$3]);[.$A27]*[.K$23]*[.$C$4];IF(AND([.$A27]*[.K$23]&gt;[.$C$3];[.$A27]*[.K$23]&lt;[.$D$3]);[.$A27]*[.K$23]*[.$D$4];[.$A27]*[.K$23]*[.$E$4]))))*[.$F$4]" office:value-type="float" office:value="43396.5011995092" calcext:value-type="float">
            <text:p>43.397 </text:p>
          </table:table-cell>
          <table:table-cell table:style-name="ce89" table:formula="of:=(IF([.$A27]*[.L$23]&lt;=[.$B$3];[.$A27]*[.L$23]*[.$B$4];IF(AND([.$A27]*[.L$23]&gt;[.$B$3];[.$A27]*[.L$23]&lt;=[.$C$3]);[.$A27]*[.L$23]*[.$C$4];IF(AND([.$A27]*[.L$23]&gt;[.$C$3];[.$A27]*[.L$23]&lt;[.$D$3]);[.$A27]*[.L$23]*[.$D$4];[.$A27]*[.L$23]*[.$E$4]))))*[.$F$4]" office:value-type="float" office:value="44843.0512394928" calcext:value-type="float">
            <text:p>44.843 </text:p>
          </table:table-cell>
          <table:table-cell table:style-name="ce89" table:formula="of:=(IF([.$A27]*[.M$23]&lt;=[.$B$3];[.$A27]*[.M$23]*[.$B$4];IF(AND([.$A27]*[.M$23]&gt;[.$B$3];[.$A27]*[.M$23]&lt;=[.$C$3]);[.$A27]*[.M$23]*[.$C$4];IF(AND([.$A27]*[.M$23]&gt;[.$C$3];[.$A27]*[.M$23]&lt;[.$D$3]);[.$A27]*[.M$23]*[.$D$4];[.$A27]*[.M$23]*[.$E$4]))))*[.$F$4]" office:value-type="float" office:value="46289.6012794764" calcext:value-type="float">
            <text:p>46.290 </text:p>
          </table:table-cell>
          <table:table-cell table:style-name="ce89" table:formula="of:=(IF([.$A27]*[.N$23]&lt;=[.$B$3];[.$A27]*[.N$23]*[.$B$4];IF(AND([.$A27]*[.N$23]&gt;[.$B$3];[.$A27]*[.N$23]&lt;=[.$C$3]);[.$A27]*[.N$23]*[.$C$4];IF(AND([.$A27]*[.N$23]&gt;[.$C$3];[.$A27]*[.N$23]&lt;[.$D$3]);[.$A27]*[.N$23]*[.$D$4];[.$A27]*[.N$23]*[.$E$4]))))*[.$F$4]" office:value-type="float" office:value="47736.1513194601" calcext:value-type="float">
            <text:p>47.736 </text:p>
          </table:table-cell>
          <table:table-cell table:style-name="ce89" table:formula="of:=(IF([.$A27]*[.O$23]&lt;=[.$B$3];[.$A27]*[.O$23]*[.$B$4];IF(AND([.$A27]*[.O$23]&gt;[.$B$3];[.$A27]*[.O$23]&lt;=[.$C$3]);[.$A27]*[.O$23]*[.$C$4];IF(AND([.$A27]*[.O$23]&gt;[.$C$3];[.$A27]*[.O$23]&lt;[.$D$3]);[.$A27]*[.O$23]*[.$D$4];[.$A27]*[.O$23]*[.$E$4]))))*[.$F$4]" office:value-type="float" office:value="49182.7013594437" calcext:value-type="float">
            <text:p>49.183 </text:p>
          </table:table-cell>
          <table:table-cell table:style-name="ce89" table:formula="of:=(IF([.$A27]*[.P$23]&lt;=[.$B$3];[.$A27]*[.P$23]*[.$B$4];IF(AND([.$A27]*[.P$23]&gt;[.$B$3];[.$A27]*[.P$23]&lt;=[.$C$3]);[.$A27]*[.P$23]*[.$C$4];IF(AND([.$A27]*[.P$23]&gt;[.$C$3];[.$A27]*[.P$23]&lt;[.$D$3]);[.$A27]*[.P$23]*[.$D$4];[.$A27]*[.P$23]*[.$E$4]))))*[.$F$4]" office:value-type="float" office:value="50629.2513994274" calcext:value-type="float">
            <text:p>50.629 </text:p>
          </table:table-cell>
          <table:table-cell table:style-name="ce89" table:formula="of:=(IF([.$A27]*[.Q$23]&lt;=[.$B$3];[.$A27]*[.Q$23]*[.$B$4];IF(AND([.$A27]*[.Q$23]&gt;[.$B$3];[.$A27]*[.Q$23]&lt;=[.$C$3]);[.$A27]*[.Q$23]*[.$C$4];IF(AND([.$A27]*[.Q$23]&gt;[.$C$3];[.$A27]*[.Q$23]&lt;[.$D$3]);[.$A27]*[.Q$23]*[.$D$4];[.$A27]*[.Q$23]*[.$E$4]))))*[.$F$4]" office:value-type="float" office:value="52075.801439411" calcext:value-type="float">
            <text:p>52.076 </text:p>
          </table:table-cell>
          <table:table-cell table:style-name="ce89" table:formula="of:=(IF([.$A27]*[.R$23]&lt;=[.$B$3];[.$A27]*[.R$23]*[.$B$4];IF(AND([.$A27]*[.R$23]&gt;[.$B$3];[.$A27]*[.R$23]&lt;=[.$C$3]);[.$A27]*[.R$23]*[.$C$4];IF(AND([.$A27]*[.R$23]&gt;[.$C$3];[.$A27]*[.R$23]&lt;[.$D$3]);[.$A27]*[.R$23]*[.$D$4];[.$A27]*[.R$23]*[.$E$4]))))*[.$F$4]" office:value-type="float" office:value="53522.3514793946" calcext:value-type="float">
            <text:p>53.522 </text:p>
          </table:table-cell>
          <table:table-cell table:style-name="ce78" table:formula="of:=+[.S26]+0.5" office:value-type="float" office:value="3.5" calcext:value-type="float">
            <text:p>3,50 </text:p>
          </table:table-cell>
          <table:table-cell table:number-columns-repeated="1005"/>
        </table:table-row>
        <table:table-row table:style-name="ro2">
          <table:table-cell table:style-name="ce80" table:formula="of:=+[.A27]+0.5" office:value-type="float" office:value="4" calcext:value-type="float">
            <text:p>4,00 </text:p>
          </table:table-cell>
          <table:table-cell table:style-name="ce91" table:formula="of:=(IF([.$A28]*[.B$23]&lt;=[.$B$3];[.$A28]*[.B$23]*[.$B$4];IF(AND([.$A28]*[.B$23]&gt;[.$B$3];[.$A28]*[.B$23]&lt;=[.$C$3]);[.$A28]*[.B$23]*[.$C$4];IF(AND([.$A28]*[.B$23]&gt;[.$C$3];[.$A28]*[.B$23]&lt;[.$D$3]);[.$A28]*[.B$23]*[.$D$4];[.$A28]*[.B$23]*[.$E$4]))))*[.$F$4]" office:value-type="float" office:value="34717.2009596073" calcext:value-type="float">
            <text:p>34.717 </text:p>
          </table:table-cell>
          <table:table-cell table:style-name="ce91" table:formula="of:=(IF([.$A28]*[.C$23]&lt;=[.$B$3];[.$A28]*[.C$23]*[.$B$4];IF(AND([.$A28]*[.C$23]&gt;[.$B$3];[.$A28]*[.C$23]&lt;=[.$C$3]);[.$A28]*[.C$23]*[.$C$4];IF(AND([.$A28]*[.C$23]&gt;[.$C$3];[.$A28]*[.C$23]&lt;[.$D$3]);[.$A28]*[.C$23]*[.$D$4];[.$A28]*[.C$23]*[.$E$4]))))*[.$F$4]" office:value-type="float" office:value="36370.4010053029" calcext:value-type="float">
            <text:p>36.370 </text:p>
          </table:table-cell>
          <table:table-cell table:style-name="ce91" table:formula="of:=(IF([.$A28]*[.D$23]&lt;=[.$B$3];[.$A28]*[.D$23]*[.$B$4];IF(AND([.$A28]*[.D$23]&gt;[.$B$3];[.$A28]*[.D$23]&lt;=[.$C$3]);[.$A28]*[.D$23]*[.$C$4];IF(AND([.$A28]*[.D$23]&gt;[.$C$3];[.$A28]*[.D$23]&lt;[.$D$3]);[.$A28]*[.D$23]*[.$D$4];[.$A28]*[.D$23]*[.$E$4]))))*[.$F$4]" office:value-type="float" office:value="38023.6010509985" calcext:value-type="float">
            <text:p>38.024 </text:p>
          </table:table-cell>
          <table:table-cell table:style-name="ce91" table:formula="of:=(IF([.$A28]*[.E$23]&lt;=[.$B$3];[.$A28]*[.E$23]*[.$B$4];IF(AND([.$A28]*[.E$23]&gt;[.$B$3];[.$A28]*[.E$23]&lt;=[.$C$3]);[.$A28]*[.E$23]*[.$C$4];IF(AND([.$A28]*[.E$23]&gt;[.$C$3];[.$A28]*[.E$23]&lt;[.$D$3]);[.$A28]*[.E$23]*[.$D$4];[.$A28]*[.E$23]*[.$E$4]))))*[.$F$4]" office:value-type="float" office:value="39676.8010966941" calcext:value-type="float">
            <text:p>39.677 </text:p>
          </table:table-cell>
          <table:table-cell table:style-name="ce91" table:formula="of:=(IF([.$A28]*[.F$23]&lt;=[.$B$3];[.$A28]*[.F$23]*[.$B$4];IF(AND([.$A28]*[.F$23]&gt;[.$B$3];[.$A28]*[.F$23]&lt;=[.$C$3]);[.$A28]*[.F$23]*[.$C$4];IF(AND([.$A28]*[.F$23]&gt;[.$C$3];[.$A28]*[.F$23]&lt;[.$D$3]);[.$A28]*[.F$23]*[.$D$4];[.$A28]*[.F$23]*[.$E$4]))))*[.$F$4]" office:value-type="float" office:value="41330.0011423897" calcext:value-type="float">
            <text:p>41.330 </text:p>
          </table:table-cell>
          <table:table-cell table:style-name="ce91" table:formula="of:=(IF([.$A28]*[.G$23]&lt;=[.$B$3];[.$A28]*[.G$23]*[.$B$4];IF(AND([.$A28]*[.G$23]&gt;[.$B$3];[.$A28]*[.G$23]&lt;=[.$C$3]);[.$A28]*[.G$23]*[.$C$4];IF(AND([.$A28]*[.G$23]&gt;[.$C$3];[.$A28]*[.G$23]&lt;[.$D$3]);[.$A28]*[.G$23]*[.$D$4];[.$A28]*[.G$23]*[.$E$4]))))*[.$F$4]" office:value-type="float" office:value="42983.2011880853" calcext:value-type="float">
            <text:p>42.983 </text:p>
          </table:table-cell>
          <table:table-cell table:style-name="ce91" table:formula="of:=(IF([.$A28]*[.H$23]&lt;=[.$B$3];[.$A28]*[.H$23]*[.$B$4];IF(AND([.$A28]*[.H$23]&gt;[.$B$3];[.$A28]*[.H$23]&lt;=[.$C$3]);[.$A28]*[.H$23]*[.$C$4];IF(AND([.$A28]*[.H$23]&gt;[.$C$3];[.$A28]*[.H$23]&lt;[.$D$3]);[.$A28]*[.H$23]*[.$D$4];[.$A28]*[.H$23]*[.$E$4]))))*[.$F$4]" office:value-type="float" office:value="44636.4012337809" calcext:value-type="float">
            <text:p>44.636 </text:p>
          </table:table-cell>
          <table:table-cell table:style-name="ce91" table:formula="of:=(IF([.$A28]*[.I$23]&lt;=[.$B$3];[.$A28]*[.I$23]*[.$B$4];IF(AND([.$A28]*[.I$23]&gt;[.$B$3];[.$A28]*[.I$23]&lt;=[.$C$3]);[.$A28]*[.I$23]*[.$C$4];IF(AND([.$A28]*[.I$23]&gt;[.$C$3];[.$A28]*[.I$23]&lt;[.$D$3]);[.$A28]*[.I$23]*[.$D$4];[.$A28]*[.I$23]*[.$E$4]))))*[.$F$4]" office:value-type="float" office:value="46289.6012794764" calcext:value-type="float">
            <text:p>46.290 </text:p>
          </table:table-cell>
          <table:table-cell table:style-name="ce91" table:formula="of:=(IF([.$A28]*[.J$23]&lt;=[.$B$3];[.$A28]*[.J$23]*[.$B$4];IF(AND([.$A28]*[.J$23]&gt;[.$B$3];[.$A28]*[.J$23]&lt;=[.$C$3]);[.$A28]*[.J$23]*[.$C$4];IF(AND([.$A28]*[.J$23]&gt;[.$C$3];[.$A28]*[.J$23]&lt;[.$D$3]);[.$A28]*[.J$23]*[.$D$4];[.$A28]*[.J$23]*[.$E$4]))))*[.$F$4]" office:value-type="float" office:value="47942.801325172" calcext:value-type="float">
            <text:p>47.943 </text:p>
          </table:table-cell>
          <table:table-cell table:style-name="ce91" table:formula="of:=(IF([.$A28]*[.K$23]&lt;=[.$B$3];[.$A28]*[.K$23]*[.$B$4];IF(AND([.$A28]*[.K$23]&gt;[.$B$3];[.$A28]*[.K$23]&lt;=[.$C$3]);[.$A28]*[.K$23]*[.$C$4];IF(AND([.$A28]*[.K$23]&gt;[.$C$3];[.$A28]*[.K$23]&lt;[.$D$3]);[.$A28]*[.K$23]*[.$D$4];[.$A28]*[.K$23]*[.$E$4]))))*[.$F$4]" office:value-type="float" office:value="49596.0013708676" calcext:value-type="float">
            <text:p>49.596 </text:p>
          </table:table-cell>
          <table:table-cell table:style-name="ce91" table:formula="of:=(IF([.$A28]*[.L$23]&lt;=[.$B$3];[.$A28]*[.L$23]*[.$B$4];IF(AND([.$A28]*[.L$23]&gt;[.$B$3];[.$A28]*[.L$23]&lt;=[.$C$3]);[.$A28]*[.L$23]*[.$C$4];IF(AND([.$A28]*[.L$23]&gt;[.$C$3];[.$A28]*[.L$23]&lt;[.$D$3]);[.$A28]*[.L$23]*[.$D$4];[.$A28]*[.L$23]*[.$E$4]))))*[.$F$4]" office:value-type="float" office:value="51249.2014165632" calcext:value-type="float">
            <text:p>51.249 </text:p>
          </table:table-cell>
          <table:table-cell table:style-name="ce91" table:formula="of:=(IF([.$A28]*[.M$23]&lt;=[.$B$3];[.$A28]*[.M$23]*[.$B$4];IF(AND([.$A28]*[.M$23]&gt;[.$B$3];[.$A28]*[.M$23]&lt;=[.$C$3]);[.$A28]*[.M$23]*[.$C$4];IF(AND([.$A28]*[.M$23]&gt;[.$C$3];[.$A28]*[.M$23]&lt;[.$D$3]);[.$A28]*[.M$23]*[.$D$4];[.$A28]*[.M$23]*[.$E$4]))))*[.$F$4]" office:value-type="float" office:value="52902.4014622588" calcext:value-type="float">
            <text:p>52.902 </text:p>
          </table:table-cell>
          <table:table-cell table:style-name="ce91" table:formula="of:=(IF([.$A28]*[.N$23]&lt;=[.$B$3];[.$A28]*[.N$23]*[.$B$4];IF(AND([.$A28]*[.N$23]&gt;[.$B$3];[.$A28]*[.N$23]&lt;=[.$C$3]);[.$A28]*[.N$23]*[.$C$4];IF(AND([.$A28]*[.N$23]&gt;[.$C$3];[.$A28]*[.N$23]&lt;[.$D$3]);[.$A28]*[.N$23]*[.$D$4];[.$A28]*[.N$23]*[.$E$4]))))*[.$F$4]" office:value-type="float" office:value="54555.6015079544" calcext:value-type="float">
            <text:p>54.556 </text:p>
          </table:table-cell>
          <table:table-cell table:style-name="ce91" table:formula="of:=(IF([.$A28]*[.O$23]&lt;=[.$B$3];[.$A28]*[.O$23]*[.$B$4];IF(AND([.$A28]*[.O$23]&gt;[.$B$3];[.$A28]*[.O$23]&lt;=[.$C$3]);[.$A28]*[.O$23]*[.$C$4];IF(AND([.$A28]*[.O$23]&gt;[.$C$3];[.$A28]*[.O$23]&lt;[.$D$3]);[.$A28]*[.O$23]*[.$D$4];[.$A28]*[.O$23]*[.$E$4]))))*[.$F$4]" office:value-type="float" office:value="56208.80155365" calcext:value-type="float">
            <text:p>56.209 </text:p>
          </table:table-cell>
          <table:table-cell table:style-name="ce91" table:formula="of:=(IF([.$A28]*[.P$23]&lt;=[.$B$3];[.$A28]*[.P$23]*[.$B$4];IF(AND([.$A28]*[.P$23]&gt;[.$B$3];[.$A28]*[.P$23]&lt;=[.$C$3]);[.$A28]*[.P$23]*[.$C$4];IF(AND([.$A28]*[.P$23]&gt;[.$C$3];[.$A28]*[.P$23]&lt;[.$D$3]);[.$A28]*[.P$23]*[.$D$4];[.$A28]*[.P$23]*[.$E$4]))))*[.$F$4]" office:value-type="float" office:value="57862.0015993456" calcext:value-type="float">
            <text:p>57.862 </text:p>
          </table:table-cell>
          <table:table-cell table:style-name="ce91" table:formula="of:=(IF([.$A28]*[.Q$23]&lt;=[.$B$3];[.$A28]*[.Q$23]*[.$B$4];IF(AND([.$A28]*[.Q$23]&gt;[.$B$3];[.$A28]*[.Q$23]&lt;=[.$C$3]);[.$A28]*[.Q$23]*[.$C$4];IF(AND([.$A28]*[.Q$23]&gt;[.$C$3];[.$A28]*[.Q$23]&lt;[.$D$3]);[.$A28]*[.Q$23]*[.$D$4];[.$A28]*[.Q$23]*[.$E$4]))))*[.$F$4]" office:value-type="float" office:value="59515.2016450411" calcext:value-type="float">
            <text:p>59.515 </text:p>
          </table:table-cell>
          <table:table-cell table:style-name="ce91" table:formula="of:=(IF([.$A28]*[.R$23]&lt;=[.$B$3];[.$A28]*[.R$23]*[.$B$4];IF(AND([.$A28]*[.R$23]&gt;[.$B$3];[.$A28]*[.R$23]&lt;=[.$C$3]);[.$A28]*[.R$23]*[.$C$4];IF(AND([.$A28]*[.R$23]&gt;[.$C$3];[.$A28]*[.R$23]&lt;[.$D$3]);[.$A28]*[.R$23]*[.$D$4];[.$A28]*[.R$23]*[.$E$4]))))*[.$F$4]" office:value-type="float" office:value="61168.4016907367" calcext:value-type="float">
            <text:p>61.168 </text:p>
          </table:table-cell>
          <table:table-cell table:style-name="ce80" table:formula="of:=+[.S27]+0.5" office:value-type="float" office:value="4" calcext:value-type="float">
            <text:p>4,00 </text:p>
          </table:table-cell>
          <table:table-cell table:number-columns-repeated="1005"/>
        </table:table-row>
        <table:table-row table:style-name="ro2">
          <table:table-cell table:style-name="ce78" table:formula="of:=+[.A28]+0.5" office:value-type="float" office:value="4.5" calcext:value-type="float">
            <text:p>4,50 </text:p>
          </table:table-cell>
          <table:table-cell table:style-name="ce89" table:formula="of:=(IF([.$A29]*[.B$23]&lt;=[.$B$3];[.$A29]*[.B$23]*[.$B$4];IF(AND([.$A29]*[.B$23]&gt;[.$B$3];[.$A29]*[.B$23]&lt;=[.$C$3]);[.$A29]*[.B$23]*[.$C$4];IF(AND([.$A29]*[.B$23]&gt;[.$C$3];[.$A29]*[.B$23]&lt;[.$D$3]);[.$A29]*[.B$23]*[.$D$4];[.$A29]*[.B$23]*[.$E$4]))))*[.$F$4]" office:value-type="float" office:value="39056.8510795582" calcext:value-type="float">
            <text:p>39.057 </text:p>
          </table:table-cell>
          <table:table-cell table:style-name="ce89" table:formula="of:=(IF([.$A29]*[.C$23]&lt;=[.$B$3];[.$A29]*[.C$23]*[.$B$4];IF(AND([.$A29]*[.C$23]&gt;[.$B$3];[.$A29]*[.C$23]&lt;=[.$C$3]);[.$A29]*[.C$23]*[.$C$4];IF(AND([.$A29]*[.C$23]&gt;[.$C$3];[.$A29]*[.C$23]&lt;[.$D$3]);[.$A29]*[.C$23]*[.$D$4];[.$A29]*[.C$23]*[.$E$4]))))*[.$F$4]" office:value-type="float" office:value="40916.7011309658" calcext:value-type="float">
            <text:p>40.917 </text:p>
          </table:table-cell>
          <table:table-cell table:style-name="ce89" table:formula="of:=(IF([.$A29]*[.D$23]&lt;=[.$B$3];[.$A29]*[.D$23]*[.$B$4];IF(AND([.$A29]*[.D$23]&gt;[.$B$3];[.$A29]*[.D$23]&lt;=[.$C$3]);[.$A29]*[.D$23]*[.$C$4];IF(AND([.$A29]*[.D$23]&gt;[.$C$3];[.$A29]*[.D$23]&lt;[.$D$3]);[.$A29]*[.D$23]*[.$D$4];[.$A29]*[.D$23]*[.$E$4]))))*[.$F$4]" office:value-type="float" office:value="42776.5511823733" calcext:value-type="float">
            <text:p>42.777 </text:p>
          </table:table-cell>
          <table:table-cell table:style-name="ce89" table:formula="of:=(IF([.$A29]*[.E$23]&lt;=[.$B$3];[.$A29]*[.E$23]*[.$B$4];IF(AND([.$A29]*[.E$23]&gt;[.$B$3];[.$A29]*[.E$23]&lt;=[.$C$3]);[.$A29]*[.E$23]*[.$C$4];IF(AND([.$A29]*[.E$23]&gt;[.$C$3];[.$A29]*[.E$23]&lt;[.$D$3]);[.$A29]*[.E$23]*[.$D$4];[.$A29]*[.E$23]*[.$E$4]))))*[.$F$4]" office:value-type="float" office:value="44636.4012337809" calcext:value-type="float">
            <text:p>44.636 </text:p>
          </table:table-cell>
          <table:table-cell table:style-name="ce89" table:formula="of:=(IF([.$A29]*[.F$23]&lt;=[.$B$3];[.$A29]*[.F$23]*[.$B$4];IF(AND([.$A29]*[.F$23]&gt;[.$B$3];[.$A29]*[.F$23]&lt;=[.$C$3]);[.$A29]*[.F$23]*[.$C$4];IF(AND([.$A29]*[.F$23]&gt;[.$C$3];[.$A29]*[.F$23]&lt;[.$D$3]);[.$A29]*[.F$23]*[.$D$4];[.$A29]*[.F$23]*[.$E$4]))))*[.$F$4]" office:value-type="float" office:value="46496.2512851884" calcext:value-type="float">
            <text:p>46.496 </text:p>
          </table:table-cell>
          <table:table-cell table:style-name="ce89" table:formula="of:=(IF([.$A29]*[.G$23]&lt;=[.$B$3];[.$A29]*[.G$23]*[.$B$4];IF(AND([.$A29]*[.G$23]&gt;[.$B$3];[.$A29]*[.G$23]&lt;=[.$C$3]);[.$A29]*[.G$23]*[.$C$4];IF(AND([.$A29]*[.G$23]&gt;[.$C$3];[.$A29]*[.G$23]&lt;[.$D$3]);[.$A29]*[.G$23]*[.$D$4];[.$A29]*[.G$23]*[.$E$4]))))*[.$F$4]" office:value-type="float" office:value="48356.1013365959" calcext:value-type="float">
            <text:p>48.356 </text:p>
          </table:table-cell>
          <table:table-cell table:style-name="ce89" table:formula="of:=(IF([.$A29]*[.H$23]&lt;=[.$B$3];[.$A29]*[.H$23]*[.$B$4];IF(AND([.$A29]*[.H$23]&gt;[.$B$3];[.$A29]*[.H$23]&lt;=[.$C$3]);[.$A29]*[.H$23]*[.$C$4];IF(AND([.$A29]*[.H$23]&gt;[.$C$3];[.$A29]*[.H$23]&lt;[.$D$3]);[.$A29]*[.H$23]*[.$D$4];[.$A29]*[.H$23]*[.$E$4]))))*[.$F$4]" office:value-type="float" office:value="50215.9513880035" calcext:value-type="float">
            <text:p>50.216 </text:p>
          </table:table-cell>
          <table:table-cell table:style-name="ce89" table:formula="of:=(IF([.$A29]*[.I$23]&lt;=[.$B$3];[.$A29]*[.I$23]*[.$B$4];IF(AND([.$A29]*[.I$23]&gt;[.$B$3];[.$A29]*[.I$23]&lt;=[.$C$3]);[.$A29]*[.I$23]*[.$C$4];IF(AND([.$A29]*[.I$23]&gt;[.$C$3];[.$A29]*[.I$23]&lt;[.$D$3]);[.$A29]*[.I$23]*[.$D$4];[.$A29]*[.I$23]*[.$E$4]))))*[.$F$4]" office:value-type="float" office:value="52075.801439411" calcext:value-type="float">
            <text:p>52.076 </text:p>
          </table:table-cell>
          <table:table-cell table:style-name="ce89" table:formula="of:=(IF([.$A29]*[.J$23]&lt;=[.$B$3];[.$A29]*[.J$23]*[.$B$4];IF(AND([.$A29]*[.J$23]&gt;[.$B$3];[.$A29]*[.J$23]&lt;=[.$C$3]);[.$A29]*[.J$23]*[.$C$4];IF(AND([.$A29]*[.J$23]&gt;[.$C$3];[.$A29]*[.J$23]&lt;[.$D$3]);[.$A29]*[.J$23]*[.$D$4];[.$A29]*[.J$23]*[.$E$4]))))*[.$F$4]" office:value-type="float" office:value="53935.6514908185" calcext:value-type="float">
            <text:p>53.936 </text:p>
          </table:table-cell>
          <table:table-cell table:style-name="ce89" table:formula="of:=(IF([.$A29]*[.K$23]&lt;=[.$B$3];[.$A29]*[.K$23]*[.$B$4];IF(AND([.$A29]*[.K$23]&gt;[.$B$3];[.$A29]*[.K$23]&lt;=[.$C$3]);[.$A29]*[.K$23]*[.$C$4];IF(AND([.$A29]*[.K$23]&gt;[.$C$3];[.$A29]*[.K$23]&lt;[.$D$3]);[.$A29]*[.K$23]*[.$D$4];[.$A29]*[.K$23]*[.$E$4]))))*[.$F$4]" office:value-type="float" office:value="55795.5015422261" calcext:value-type="float">
            <text:p>55.796 </text:p>
          </table:table-cell>
          <table:table-cell table:style-name="ce89" table:formula="of:=(IF([.$A29]*[.L$23]&lt;=[.$B$3];[.$A29]*[.L$23]*[.$B$4];IF(AND([.$A29]*[.L$23]&gt;[.$B$3];[.$A29]*[.L$23]&lt;=[.$C$3]);[.$A29]*[.L$23]*[.$C$4];IF(AND([.$A29]*[.L$23]&gt;[.$C$3];[.$A29]*[.L$23]&lt;[.$D$3]);[.$A29]*[.L$23]*[.$D$4];[.$A29]*[.L$23]*[.$E$4]))))*[.$F$4]" office:value-type="float" office:value="57655.3515936336" calcext:value-type="float">
            <text:p>57.655 </text:p>
          </table:table-cell>
          <table:table-cell table:style-name="ce89" table:formula="of:=(IF([.$A29]*[.M$23]&lt;=[.$B$3];[.$A29]*[.M$23]*[.$B$4];IF(AND([.$A29]*[.M$23]&gt;[.$B$3];[.$A29]*[.M$23]&lt;=[.$C$3]);[.$A29]*[.M$23]*[.$C$4];IF(AND([.$A29]*[.M$23]&gt;[.$C$3];[.$A29]*[.M$23]&lt;[.$D$3]);[.$A29]*[.M$23]*[.$D$4];[.$A29]*[.M$23]*[.$E$4]))))*[.$F$4]" office:value-type="float" office:value="59515.2016450411" calcext:value-type="float">
            <text:p>59.515 </text:p>
          </table:table-cell>
          <table:table-cell table:style-name="ce89" table:formula="of:=(IF([.$A29]*[.N$23]&lt;=[.$B$3];[.$A29]*[.N$23]*[.$B$4];IF(AND([.$A29]*[.N$23]&gt;[.$B$3];[.$A29]*[.N$23]&lt;=[.$C$3]);[.$A29]*[.N$23]*[.$C$4];IF(AND([.$A29]*[.N$23]&gt;[.$C$3];[.$A29]*[.N$23]&lt;[.$D$3]);[.$A29]*[.N$23]*[.$D$4];[.$A29]*[.N$23]*[.$E$4]))))*[.$F$4]" office:value-type="float" office:value="61375.0516964487" calcext:value-type="float">
            <text:p>61.375 </text:p>
          </table:table-cell>
          <table:table-cell table:style-name="ce89" table:formula="of:=(IF([.$A29]*[.O$23]&lt;=[.$B$3];[.$A29]*[.O$23]*[.$B$4];IF(AND([.$A29]*[.O$23]&gt;[.$B$3];[.$A29]*[.O$23]&lt;=[.$C$3]);[.$A29]*[.O$23]*[.$C$4];IF(AND([.$A29]*[.O$23]&gt;[.$C$3];[.$A29]*[.O$23]&lt;[.$D$3]);[.$A29]*[.O$23]*[.$D$4];[.$A29]*[.O$23]*[.$E$4]))))*[.$F$4]" office:value-type="float" office:value="63234.9017478562" calcext:value-type="float">
            <text:p>63.235 </text:p>
          </table:table-cell>
          <table:table-cell table:style-name="ce89" table:formula="of:=(IF([.$A29]*[.P$23]&lt;=[.$B$3];[.$A29]*[.P$23]*[.$B$4];IF(AND([.$A29]*[.P$23]&gt;[.$B$3];[.$A29]*[.P$23]&lt;=[.$C$3]);[.$A29]*[.P$23]*[.$C$4];IF(AND([.$A29]*[.P$23]&gt;[.$C$3];[.$A29]*[.P$23]&lt;[.$D$3]);[.$A29]*[.P$23]*[.$D$4];[.$A29]*[.P$23]*[.$E$4]))))*[.$F$4]" office:value-type="float" office:value="65094.7517992638" calcext:value-type="float">
            <text:p>65.095 </text:p>
          </table:table-cell>
          <table:table-cell table:style-name="ce89" table:formula="of:=(IF([.$A29]*[.Q$23]&lt;=[.$B$3];[.$A29]*[.Q$23]*[.$B$4];IF(AND([.$A29]*[.Q$23]&gt;[.$B$3];[.$A29]*[.Q$23]&lt;=[.$C$3]);[.$A29]*[.Q$23]*[.$C$4];IF(AND([.$A29]*[.Q$23]&gt;[.$C$3];[.$A29]*[.Q$23]&lt;[.$D$3]);[.$A29]*[.Q$23]*[.$D$4];[.$A29]*[.Q$23]*[.$E$4]))))*[.$F$4]" office:value-type="float" office:value="66954.6018506713" calcext:value-type="float">
            <text:p>66.955 </text:p>
          </table:table-cell>
          <table:table-cell table:style-name="ce89" table:formula="of:=(IF([.$A29]*[.R$23]&lt;=[.$B$3];[.$A29]*[.R$23]*[.$B$4];IF(AND([.$A29]*[.R$23]&gt;[.$B$3];[.$A29]*[.R$23]&lt;=[.$C$3]);[.$A29]*[.R$23]*[.$C$4];IF(AND([.$A29]*[.R$23]&gt;[.$C$3];[.$A29]*[.R$23]&lt;[.$D$3]);[.$A29]*[.R$23]*[.$D$4];[.$A29]*[.R$23]*[.$E$4]))))*[.$F$4]" office:value-type="float" office:value="68814.4519020788" calcext:value-type="float">
            <text:p>68.814 </text:p>
          </table:table-cell>
          <table:table-cell table:style-name="ce78" table:formula="of:=+[.S28]+0.5" office:value-type="float" office:value="4.5" calcext:value-type="float">
            <text:p>4,50 </text:p>
          </table:table-cell>
          <table:table-cell table:number-columns-repeated="1005"/>
        </table:table-row>
        <table:table-row table:style-name="ro2">
          <table:table-cell table:style-name="ce81" table:formula="of:=+[.A29]+0.5" office:value-type="float" office:value="5" calcext:value-type="float">
            <text:p>5,00 </text:p>
          </table:table-cell>
          <table:table-cell table:style-name="ce92" table:formula="of:=(IF([.$A30]*[.B$23]&lt;=[.$B$3];[.$A30]*[.B$23]*[.$B$4];IF(AND([.$A30]*[.B$23]&gt;[.$B$3];[.$A30]*[.B$23]&lt;=[.$C$3]);[.$A30]*[.B$23]*[.$C$4];IF(AND([.$A30]*[.B$23]&gt;[.$C$3];[.$A30]*[.B$23]&lt;[.$D$3]);[.$A30]*[.B$23]*[.$D$4];[.$A30]*[.B$23]*[.$E$4]))))*[.$F$4]" office:value-type="float" office:value="43396.5011995092" calcext:value-type="float">
            <text:p>43.397 </text:p>
          </table:table-cell>
          <table:table-cell table:style-name="ce92" table:formula="of:=(IF([.$A30]*[.C$23]&lt;=[.$B$3];[.$A30]*[.C$23]*[.$B$4];IF(AND([.$A30]*[.C$23]&gt;[.$B$3];[.$A30]*[.C$23]&lt;=[.$C$3]);[.$A30]*[.C$23]*[.$C$4];IF(AND([.$A30]*[.C$23]&gt;[.$C$3];[.$A30]*[.C$23]&lt;[.$D$3]);[.$A30]*[.C$23]*[.$D$4];[.$A30]*[.C$23]*[.$E$4]))))*[.$F$4]" office:value-type="float" office:value="45463.0012566287" calcext:value-type="float">
            <text:p>45.463 </text:p>
          </table:table-cell>
          <table:table-cell table:style-name="ce92" table:formula="of:=(IF([.$A30]*[.D$23]&lt;=[.$B$3];[.$A30]*[.D$23]*[.$B$4];IF(AND([.$A30]*[.D$23]&gt;[.$B$3];[.$A30]*[.D$23]&lt;=[.$C$3]);[.$A30]*[.D$23]*[.$C$4];IF(AND([.$A30]*[.D$23]&gt;[.$C$3];[.$A30]*[.D$23]&lt;[.$D$3]);[.$A30]*[.D$23]*[.$D$4];[.$A30]*[.D$23]*[.$E$4]))))*[.$F$4]" office:value-type="float" office:value="47529.5013137481" calcext:value-type="float">
            <text:p>47.530 </text:p>
          </table:table-cell>
          <table:table-cell table:style-name="ce92" table:formula="of:=(IF([.$A30]*[.E$23]&lt;=[.$B$3];[.$A30]*[.E$23]*[.$B$4];IF(AND([.$A30]*[.E$23]&gt;[.$B$3];[.$A30]*[.E$23]&lt;=[.$C$3]);[.$A30]*[.E$23]*[.$C$4];IF(AND([.$A30]*[.E$23]&gt;[.$C$3];[.$A30]*[.E$23]&lt;[.$D$3]);[.$A30]*[.E$23]*[.$D$4];[.$A30]*[.E$23]*[.$E$4]))))*[.$F$4]" office:value-type="float" office:value="49596.0013708676" calcext:value-type="float">
            <text:p>49.596 </text:p>
          </table:table-cell>
          <table:table-cell table:style-name="ce92" table:formula="of:=(IF([.$A30]*[.F$23]&lt;=[.$B$3];[.$A30]*[.F$23]*[.$B$4];IF(AND([.$A30]*[.F$23]&gt;[.$B$3];[.$A30]*[.F$23]&lt;=[.$C$3]);[.$A30]*[.F$23]*[.$C$4];IF(AND([.$A30]*[.F$23]&gt;[.$C$3];[.$A30]*[.F$23]&lt;[.$D$3]);[.$A30]*[.F$23]*[.$D$4];[.$A30]*[.F$23]*[.$E$4]))))*[.$F$4]" office:value-type="float" office:value="51662.5014279871" calcext:value-type="float">
            <text:p>51.663 </text:p>
          </table:table-cell>
          <table:table-cell table:style-name="ce92" table:formula="of:=(IF([.$A30]*[.G$23]&lt;=[.$B$3];[.$A30]*[.G$23]*[.$B$4];IF(AND([.$A30]*[.G$23]&gt;[.$B$3];[.$A30]*[.G$23]&lt;=[.$C$3]);[.$A30]*[.G$23]*[.$C$4];IF(AND([.$A30]*[.G$23]&gt;[.$C$3];[.$A30]*[.G$23]&lt;[.$D$3]);[.$A30]*[.G$23]*[.$D$4];[.$A30]*[.G$23]*[.$E$4]))))*[.$F$4]" office:value-type="float" office:value="53729.0014851066" calcext:value-type="float">
            <text:p>53.729 </text:p>
          </table:table-cell>
          <table:table-cell table:style-name="ce92" table:formula="of:=(IF([.$A30]*[.H$23]&lt;=[.$B$3];[.$A30]*[.H$23]*[.$B$4];IF(AND([.$A30]*[.H$23]&gt;[.$B$3];[.$A30]*[.H$23]&lt;=[.$C$3]);[.$A30]*[.H$23]*[.$C$4];IF(AND([.$A30]*[.H$23]&gt;[.$C$3];[.$A30]*[.H$23]&lt;[.$D$3]);[.$A30]*[.H$23]*[.$D$4];[.$A30]*[.H$23]*[.$E$4]))))*[.$F$4]" office:value-type="float" office:value="55795.5015422261" calcext:value-type="float">
            <text:p>55.796 </text:p>
          </table:table-cell>
          <table:table-cell table:style-name="ce92" table:formula="of:=(IF([.$A30]*[.I$23]&lt;=[.$B$3];[.$A30]*[.I$23]*[.$B$4];IF(AND([.$A30]*[.I$23]&gt;[.$B$3];[.$A30]*[.I$23]&lt;=[.$C$3]);[.$A30]*[.I$23]*[.$C$4];IF(AND([.$A30]*[.I$23]&gt;[.$C$3];[.$A30]*[.I$23]&lt;[.$D$3]);[.$A30]*[.I$23]*[.$D$4];[.$A30]*[.I$23]*[.$E$4]))))*[.$F$4]" office:value-type="float" office:value="57862.0015993456" calcext:value-type="float">
            <text:p>57.862 </text:p>
          </table:table-cell>
          <table:table-cell table:style-name="ce92" table:formula="of:=(IF([.$A30]*[.J$23]&lt;=[.$B$3];[.$A30]*[.J$23]*[.$B$4];IF(AND([.$A30]*[.J$23]&gt;[.$B$3];[.$A30]*[.J$23]&lt;=[.$C$3]);[.$A30]*[.J$23]*[.$C$4];IF(AND([.$A30]*[.J$23]&gt;[.$C$3];[.$A30]*[.J$23]&lt;[.$D$3]);[.$A30]*[.J$23]*[.$D$4];[.$A30]*[.J$23]*[.$E$4]))))*[.$F$4]" office:value-type="float" office:value="59928.501656465" calcext:value-type="float">
            <text:p>59.929 </text:p>
          </table:table-cell>
          <table:table-cell table:style-name="ce92" table:formula="of:=(IF([.$A30]*[.K$23]&lt;=[.$B$3];[.$A30]*[.K$23]*[.$B$4];IF(AND([.$A30]*[.K$23]&gt;[.$B$3];[.$A30]*[.K$23]&lt;=[.$C$3]);[.$A30]*[.K$23]*[.$C$4];IF(AND([.$A30]*[.K$23]&gt;[.$C$3];[.$A30]*[.K$23]&lt;[.$D$3]);[.$A30]*[.K$23]*[.$D$4];[.$A30]*[.K$23]*[.$E$4]))))*[.$F$4]" office:value-type="float" office:value="61995.0017135845" calcext:value-type="float">
            <text:p>61.995 </text:p>
          </table:table-cell>
          <table:table-cell table:style-name="ce92" table:formula="of:=(IF([.$A30]*[.L$23]&lt;=[.$B$3];[.$A30]*[.L$23]*[.$B$4];IF(AND([.$A30]*[.L$23]&gt;[.$B$3];[.$A30]*[.L$23]&lt;=[.$C$3]);[.$A30]*[.L$23]*[.$C$4];IF(AND([.$A30]*[.L$23]&gt;[.$C$3];[.$A30]*[.L$23]&lt;[.$D$3]);[.$A30]*[.L$23]*[.$D$4];[.$A30]*[.L$23]*[.$E$4]))))*[.$F$4]" office:value-type="float" office:value="64061.501770704" calcext:value-type="float">
            <text:p>64.062 </text:p>
          </table:table-cell>
          <table:table-cell table:style-name="ce92" table:formula="of:=(IF([.$A30]*[.M$23]&lt;=[.$B$3];[.$A30]*[.M$23]*[.$B$4];IF(AND([.$A30]*[.M$23]&gt;[.$B$3];[.$A30]*[.M$23]&lt;=[.$C$3]);[.$A30]*[.M$23]*[.$C$4];IF(AND([.$A30]*[.M$23]&gt;[.$C$3];[.$A30]*[.M$23]&lt;[.$D$3]);[.$A30]*[.M$23]*[.$D$4];[.$A30]*[.M$23]*[.$E$4]))))*[.$F$4]" office:value-type="float" office:value="66128.0018278235" calcext:value-type="float">
            <text:p>66.128 </text:p>
          </table:table-cell>
          <table:table-cell table:style-name="ce92" table:formula="of:=(IF([.$A30]*[.N$23]&lt;=[.$B$3];[.$A30]*[.N$23]*[.$B$4];IF(AND([.$A30]*[.N$23]&gt;[.$B$3];[.$A30]*[.N$23]&lt;=[.$C$3]);[.$A30]*[.N$23]*[.$C$4];IF(AND([.$A30]*[.N$23]&gt;[.$C$3];[.$A30]*[.N$23]&lt;[.$D$3]);[.$A30]*[.N$23]*[.$D$4];[.$A30]*[.N$23]*[.$E$4]))))*[.$F$4]" office:value-type="float" office:value="68194.501884943" calcext:value-type="float">
            <text:p>68.195 </text:p>
          </table:table-cell>
          <table:table-cell table:style-name="ce92" table:formula="of:=(IF([.$A30]*[.O$23]&lt;=[.$B$3];[.$A30]*[.O$23]*[.$B$4];IF(AND([.$A30]*[.O$23]&gt;[.$B$3];[.$A30]*[.O$23]&lt;=[.$C$3]);[.$A30]*[.O$23]*[.$C$4];IF(AND([.$A30]*[.O$23]&gt;[.$C$3];[.$A30]*[.O$23]&lt;[.$D$3]);[.$A30]*[.O$23]*[.$D$4];[.$A30]*[.O$23]*[.$E$4]))))*[.$F$4]" office:value-type="float" office:value="70261.0019420625" calcext:value-type="float">
            <text:p>70.261 </text:p>
          </table:table-cell>
          <table:table-cell table:style-name="ce92" table:formula="of:=(IF([.$A30]*[.P$23]&lt;=[.$B$3];[.$A30]*[.P$23]*[.$B$4];IF(AND([.$A30]*[.P$23]&gt;[.$B$3];[.$A30]*[.P$23]&lt;=[.$C$3]);[.$A30]*[.P$23]*[.$C$4];IF(AND([.$A30]*[.P$23]&gt;[.$C$3];[.$A30]*[.P$23]&lt;[.$D$3]);[.$A30]*[.P$23]*[.$D$4];[.$A30]*[.P$23]*[.$E$4]))))*[.$F$4]" office:value-type="float" office:value="72327.5019991819" calcext:value-type="float">
            <text:p>72.328 </text:p>
          </table:table-cell>
          <table:table-cell table:style-name="ce92" table:formula="of:=(IF([.$A30]*[.Q$23]&lt;=[.$B$3];[.$A30]*[.Q$23]*[.$B$4];IF(AND([.$A30]*[.Q$23]&gt;[.$B$3];[.$A30]*[.Q$23]&lt;=[.$C$3]);[.$A30]*[.Q$23]*[.$C$4];IF(AND([.$A30]*[.Q$23]&gt;[.$C$3];[.$A30]*[.Q$23]&lt;[.$D$3]);[.$A30]*[.Q$23]*[.$D$4];[.$A30]*[.Q$23]*[.$E$4]))))*[.$F$4]" office:value-type="float" office:value="74394.0020563014" calcext:value-type="float">
            <text:p>74.394 </text:p>
          </table:table-cell>
          <table:table-cell table:style-name="ce92" table:formula="of:=(IF([.$A30]*[.R$23]&lt;=[.$B$3];[.$A30]*[.R$23]*[.$B$4];IF(AND([.$A30]*[.R$23]&gt;[.$B$3];[.$A30]*[.R$23]&lt;=[.$C$3]);[.$A30]*[.R$23]*[.$C$4];IF(AND([.$A30]*[.R$23]&gt;[.$C$3];[.$A30]*[.R$23]&lt;[.$D$3]);[.$A30]*[.R$23]*[.$D$4];[.$A30]*[.R$23]*[.$E$4]))))*[.$F$4]" office:value-type="float" office:value="76460.5021134209" calcext:value-type="float">
            <text:p>76.461 </text:p>
          </table:table-cell>
          <table:table-cell table:style-name="ce81" table:formula="of:=+[.S29]+0.5" office:value-type="float" office:value="5" calcext:value-type="float">
            <text:p>5,00 </text:p>
          </table:table-cell>
          <table:table-cell table:number-columns-repeated="1005"/>
        </table:table-row>
        <table:table-row table:style-name="ro2">
          <table:table-cell table:style-name="ce78" table:formula="of:=+[.A30]+0.5" office:value-type="float" office:value="5.5" calcext:value-type="float">
            <text:p>5,50 </text:p>
          </table:table-cell>
          <table:table-cell table:style-name="ce89" table:formula="of:=(IF([.$A31]*[.B$23]&lt;=[.$B$3];[.$A31]*[.B$23]*[.$B$4];IF(AND([.$A31]*[.B$23]&gt;[.$B$3];[.$A31]*[.B$23]&lt;=[.$C$3]);[.$A31]*[.B$23]*[.$C$4];IF(AND([.$A31]*[.B$23]&gt;[.$C$3];[.$A31]*[.B$23]&lt;[.$D$3]);[.$A31]*[.B$23]*[.$D$4];[.$A31]*[.B$23]*[.$E$4]))))*[.$F$4]" office:value-type="float" office:value="47736.1513194601" calcext:value-type="float">
            <text:p>47.736 </text:p>
          </table:table-cell>
          <table:table-cell table:style-name="ce89" table:formula="of:=(IF([.$A31]*[.C$23]&lt;=[.$B$3];[.$A31]*[.C$23]*[.$B$4];IF(AND([.$A31]*[.C$23]&gt;[.$B$3];[.$A31]*[.C$23]&lt;=[.$C$3]);[.$A31]*[.C$23]*[.$C$4];IF(AND([.$A31]*[.C$23]&gt;[.$C$3];[.$A31]*[.C$23]&lt;[.$D$3]);[.$A31]*[.C$23]*[.$D$4];[.$A31]*[.C$23]*[.$E$4]))))*[.$F$4]" office:value-type="float" office:value="50009.3013822915" calcext:value-type="float">
            <text:p>50.009 </text:p>
          </table:table-cell>
          <table:table-cell table:style-name="ce89" table:formula="of:=(IF([.$A31]*[.D$23]&lt;=[.$B$3];[.$A31]*[.D$23]*[.$B$4];IF(AND([.$A31]*[.D$23]&gt;[.$B$3];[.$A31]*[.D$23]&lt;=[.$C$3]);[.$A31]*[.D$23]*[.$C$4];IF(AND([.$A31]*[.D$23]&gt;[.$C$3];[.$A31]*[.D$23]&lt;[.$D$3]);[.$A31]*[.D$23]*[.$D$4];[.$A31]*[.D$23]*[.$E$4]))))*[.$F$4]" office:value-type="float" office:value="52282.451445123" calcext:value-type="float">
            <text:p>52.282 </text:p>
          </table:table-cell>
          <table:table-cell table:style-name="ce89" table:formula="of:=(IF([.$A31]*[.E$23]&lt;=[.$B$3];[.$A31]*[.E$23]*[.$B$4];IF(AND([.$A31]*[.E$23]&gt;[.$B$3];[.$A31]*[.E$23]&lt;=[.$C$3]);[.$A31]*[.E$23]*[.$C$4];IF(AND([.$A31]*[.E$23]&gt;[.$C$3];[.$A31]*[.E$23]&lt;[.$D$3]);[.$A31]*[.E$23]*[.$D$4];[.$A31]*[.E$23]*[.$E$4]))))*[.$F$4]" office:value-type="float" office:value="54555.6015079544" calcext:value-type="float">
            <text:p>54.556 </text:p>
          </table:table-cell>
          <table:table-cell table:style-name="ce89" table:formula="of:=(IF([.$A31]*[.F$23]&lt;=[.$B$3];[.$A31]*[.F$23]*[.$B$4];IF(AND([.$A31]*[.F$23]&gt;[.$B$3];[.$A31]*[.F$23]&lt;=[.$C$3]);[.$A31]*[.F$23]*[.$C$4];IF(AND([.$A31]*[.F$23]&gt;[.$C$3];[.$A31]*[.F$23]&lt;[.$D$3]);[.$A31]*[.F$23]*[.$D$4];[.$A31]*[.F$23]*[.$E$4]))))*[.$F$4]" office:value-type="float" office:value="56828.7515707858" calcext:value-type="float">
            <text:p>56.829 </text:p>
          </table:table-cell>
          <table:table-cell table:style-name="ce89" table:formula="of:=(IF([.$A31]*[.G$23]&lt;=[.$B$3];[.$A31]*[.G$23]*[.$B$4];IF(AND([.$A31]*[.G$23]&gt;[.$B$3];[.$A31]*[.G$23]&lt;=[.$C$3]);[.$A31]*[.G$23]*[.$C$4];IF(AND([.$A31]*[.G$23]&gt;[.$C$3];[.$A31]*[.G$23]&lt;[.$D$3]);[.$A31]*[.G$23]*[.$D$4];[.$A31]*[.G$23]*[.$E$4]))))*[.$F$4]" office:value-type="float" office:value="59101.9016336172" calcext:value-type="float">
            <text:p>59.102 </text:p>
          </table:table-cell>
          <table:table-cell table:style-name="ce89" table:formula="of:=(IF([.$A31]*[.H$23]&lt;=[.$B$3];[.$A31]*[.H$23]*[.$B$4];IF(AND([.$A31]*[.H$23]&gt;[.$B$3];[.$A31]*[.H$23]&lt;=[.$C$3]);[.$A31]*[.H$23]*[.$C$4];IF(AND([.$A31]*[.H$23]&gt;[.$C$3];[.$A31]*[.H$23]&lt;[.$D$3]);[.$A31]*[.H$23]*[.$D$4];[.$A31]*[.H$23]*[.$E$4]))))*[.$F$4]" office:value-type="float" office:value="61375.0516964487" calcext:value-type="float">
            <text:p>61.375 </text:p>
          </table:table-cell>
          <table:table-cell table:style-name="ce89" table:formula="of:=(IF([.$A31]*[.I$23]&lt;=[.$B$3];[.$A31]*[.I$23]*[.$B$4];IF(AND([.$A31]*[.I$23]&gt;[.$B$3];[.$A31]*[.I$23]&lt;=[.$C$3]);[.$A31]*[.I$23]*[.$C$4];IF(AND([.$A31]*[.I$23]&gt;[.$C$3];[.$A31]*[.I$23]&lt;[.$D$3]);[.$A31]*[.I$23]*[.$D$4];[.$A31]*[.I$23]*[.$E$4]))))*[.$F$4]" office:value-type="float" office:value="63648.2017592801" calcext:value-type="float">
            <text:p>63.648 </text:p>
          </table:table-cell>
          <table:table-cell table:style-name="ce89" table:formula="of:=(IF([.$A31]*[.J$23]&lt;=[.$B$3];[.$A31]*[.J$23]*[.$B$4];IF(AND([.$A31]*[.J$23]&gt;[.$B$3];[.$A31]*[.J$23]&lt;=[.$C$3]);[.$A31]*[.J$23]*[.$C$4];IF(AND([.$A31]*[.J$23]&gt;[.$C$3];[.$A31]*[.J$23]&lt;[.$D$3]);[.$A31]*[.J$23]*[.$D$4];[.$A31]*[.J$23]*[.$E$4]))))*[.$F$4]" office:value-type="float" office:value="65921.3518221115" calcext:value-type="float">
            <text:p>65.921 </text:p>
          </table:table-cell>
          <table:table-cell table:style-name="ce89" table:formula="of:=(IF([.$A31]*[.K$23]&lt;=[.$B$3];[.$A31]*[.K$23]*[.$B$4];IF(AND([.$A31]*[.K$23]&gt;[.$B$3];[.$A31]*[.K$23]&lt;=[.$C$3]);[.$A31]*[.K$23]*[.$C$4];IF(AND([.$A31]*[.K$23]&gt;[.$C$3];[.$A31]*[.K$23]&lt;[.$D$3]);[.$A31]*[.K$23]*[.$D$4];[.$A31]*[.K$23]*[.$E$4]))))*[.$F$4]" office:value-type="float" office:value="68194.501884943" calcext:value-type="float">
            <text:p>68.195 </text:p>
          </table:table-cell>
          <table:table-cell table:style-name="ce89" table:formula="of:=(IF([.$A31]*[.L$23]&lt;=[.$B$3];[.$A31]*[.L$23]*[.$B$4];IF(AND([.$A31]*[.L$23]&gt;[.$B$3];[.$A31]*[.L$23]&lt;=[.$C$3]);[.$A31]*[.L$23]*[.$C$4];IF(AND([.$A31]*[.L$23]&gt;[.$C$3];[.$A31]*[.L$23]&lt;[.$D$3]);[.$A31]*[.L$23]*[.$D$4];[.$A31]*[.L$23]*[.$E$4]))))*[.$F$4]" office:value-type="float" office:value="70467.6519477744" calcext:value-type="float">
            <text:p>70.468 </text:p>
          </table:table-cell>
          <table:table-cell table:style-name="ce89" table:formula="of:=(IF([.$A31]*[.M$23]&lt;=[.$B$3];[.$A31]*[.M$23]*[.$B$4];IF(AND([.$A31]*[.M$23]&gt;[.$B$3];[.$A31]*[.M$23]&lt;=[.$C$3]);[.$A31]*[.M$23]*[.$C$4];IF(AND([.$A31]*[.M$23]&gt;[.$C$3];[.$A31]*[.M$23]&lt;[.$D$3]);[.$A31]*[.M$23]*[.$D$4];[.$A31]*[.M$23]*[.$E$4]))))*[.$F$4]" office:value-type="float" office:value="72740.8020106058" calcext:value-type="float">
            <text:p>72.741 </text:p>
          </table:table-cell>
          <table:table-cell table:style-name="ce89" table:formula="of:=(IF([.$A31]*[.N$23]&lt;=[.$B$3];[.$A31]*[.N$23]*[.$B$4];IF(AND([.$A31]*[.N$23]&gt;[.$B$3];[.$A31]*[.N$23]&lt;=[.$C$3]);[.$A31]*[.N$23]*[.$C$4];IF(AND([.$A31]*[.N$23]&gt;[.$C$3];[.$A31]*[.N$23]&lt;[.$D$3]);[.$A31]*[.N$23]*[.$D$4];[.$A31]*[.N$23]*[.$E$4]))))*[.$F$4]" office:value-type="float" office:value="75013.9520734373" calcext:value-type="float">
            <text:p>75.014 </text:p>
          </table:table-cell>
          <table:table-cell table:style-name="ce89" table:formula="of:=(IF([.$A31]*[.O$23]&lt;=[.$B$3];[.$A31]*[.O$23]*[.$B$4];IF(AND([.$A31]*[.O$23]&gt;[.$B$3];[.$A31]*[.O$23]&lt;=[.$C$3]);[.$A31]*[.O$23]*[.$C$4];IF(AND([.$A31]*[.O$23]&gt;[.$C$3];[.$A31]*[.O$23]&lt;[.$D$3]);[.$A31]*[.O$23]*[.$D$4];[.$A31]*[.O$23]*[.$E$4]))))*[.$F$4]" office:value-type="float" office:value="77287.1021362687" calcext:value-type="float">
            <text:p>77.287 </text:p>
          </table:table-cell>
          <table:table-cell table:style-name="ce89" table:formula="of:=(IF([.$A31]*[.P$23]&lt;=[.$B$3];[.$A31]*[.P$23]*[.$B$4];IF(AND([.$A31]*[.P$23]&gt;[.$B$3];[.$A31]*[.P$23]&lt;=[.$C$3]);[.$A31]*[.P$23]*[.$C$4];IF(AND([.$A31]*[.P$23]&gt;[.$C$3];[.$A31]*[.P$23]&lt;[.$D$3]);[.$A31]*[.P$23]*[.$D$4];[.$A31]*[.P$23]*[.$E$4]))))*[.$F$4]" office:value-type="float" office:value="79560.2521991001" calcext:value-type="float">
            <text:p>79.560 </text:p>
          </table:table-cell>
          <table:table-cell table:style-name="ce89" table:formula="of:=(IF([.$A31]*[.Q$23]&lt;=[.$B$3];[.$A31]*[.Q$23]*[.$B$4];IF(AND([.$A31]*[.Q$23]&gt;[.$B$3];[.$A31]*[.Q$23]&lt;=[.$C$3]);[.$A31]*[.Q$23]*[.$C$4];IF(AND([.$A31]*[.Q$23]&gt;[.$C$3];[.$A31]*[.Q$23]&lt;[.$D$3]);[.$A31]*[.Q$23]*[.$D$4];[.$A31]*[.Q$23]*[.$E$4]))))*[.$F$4]" office:value-type="float" office:value="81833.4022619316" calcext:value-type="float">
            <text:p>81.833 </text:p>
          </table:table-cell>
          <table:table-cell table:style-name="ce89" table:formula="of:=(IF([.$A31]*[.R$23]&lt;=[.$B$3];[.$A31]*[.R$23]*[.$B$4];IF(AND([.$A31]*[.R$23]&gt;[.$B$3];[.$A31]*[.R$23]&lt;=[.$C$3]);[.$A31]*[.R$23]*[.$C$4];IF(AND([.$A31]*[.R$23]&gt;[.$C$3];[.$A31]*[.R$23]&lt;[.$D$3]);[.$A31]*[.R$23]*[.$D$4];[.$A31]*[.R$23]*[.$E$4]))))*[.$F$4]" office:value-type="float" office:value="84106.552324763" calcext:value-type="float">
            <text:p>84.107 </text:p>
          </table:table-cell>
          <table:table-cell table:style-name="ce78" table:formula="of:=+[.S30]+0.5" office:value-type="float" office:value="5.5" calcext:value-type="float">
            <text:p>5,50 </text:p>
          </table:table-cell>
          <table:table-cell table:number-columns-repeated="1005"/>
        </table:table-row>
        <table:table-row table:style-name="ro2">
          <table:table-cell table:style-name="ce78" table:formula="of:=+[.A31]+0.5" office:value-type="float" office:value="6" calcext:value-type="float">
            <text:p>6,00 </text:p>
          </table:table-cell>
          <table:table-cell table:style-name="ce89" table:formula="of:=(IF([.$A32]*[.B$23]&lt;=[.$B$3];[.$A32]*[.B$23]*[.$B$4];IF(AND([.$A32]*[.B$23]&gt;[.$B$3];[.$A32]*[.B$23]&lt;=[.$C$3]);[.$A32]*[.B$23]*[.$C$4];IF(AND([.$A32]*[.B$23]&gt;[.$C$3];[.$A32]*[.B$23]&lt;[.$D$3]);[.$A32]*[.B$23]*[.$D$4];[.$A32]*[.B$23]*[.$E$4]))))*[.$F$4]" office:value-type="float" office:value="52075.801439411" calcext:value-type="float">
            <text:p>52.076 </text:p>
          </table:table-cell>
          <table:table-cell table:style-name="ce89" table:formula="of:=(IF([.$A32]*[.C$23]&lt;=[.$B$3];[.$A32]*[.C$23]*[.$B$4];IF(AND([.$A32]*[.C$23]&gt;[.$B$3];[.$A32]*[.C$23]&lt;=[.$C$3]);[.$A32]*[.C$23]*[.$C$4];IF(AND([.$A32]*[.C$23]&gt;[.$C$3];[.$A32]*[.C$23]&lt;[.$D$3]);[.$A32]*[.C$23]*[.$D$4];[.$A32]*[.C$23]*[.$E$4]))))*[.$F$4]" office:value-type="float" office:value="54555.6015079544" calcext:value-type="float">
            <text:p>54.556 </text:p>
          </table:table-cell>
          <table:table-cell table:style-name="ce89" table:formula="of:=(IF([.$A32]*[.D$23]&lt;=[.$B$3];[.$A32]*[.D$23]*[.$B$4];IF(AND([.$A32]*[.D$23]&gt;[.$B$3];[.$A32]*[.D$23]&lt;=[.$C$3]);[.$A32]*[.D$23]*[.$C$4];IF(AND([.$A32]*[.D$23]&gt;[.$C$3];[.$A32]*[.D$23]&lt;[.$D$3]);[.$A32]*[.D$23]*[.$D$4];[.$A32]*[.D$23]*[.$E$4]))))*[.$F$4]" office:value-type="float" office:value="57035.4015764978" calcext:value-type="float">
            <text:p>57.035 </text:p>
          </table:table-cell>
          <table:table-cell table:style-name="ce89" table:formula="of:=(IF([.$A32]*[.E$23]&lt;=[.$B$3];[.$A32]*[.E$23]*[.$B$4];IF(AND([.$A32]*[.E$23]&gt;[.$B$3];[.$A32]*[.E$23]&lt;=[.$C$3]);[.$A32]*[.E$23]*[.$C$4];IF(AND([.$A32]*[.E$23]&gt;[.$C$3];[.$A32]*[.E$23]&lt;[.$D$3]);[.$A32]*[.E$23]*[.$D$4];[.$A32]*[.E$23]*[.$E$4]))))*[.$F$4]" office:value-type="float" office:value="59515.2016450411" calcext:value-type="float">
            <text:p>59.515 </text:p>
          </table:table-cell>
          <table:table-cell table:style-name="ce89" table:formula="of:=(IF([.$A32]*[.F$23]&lt;=[.$B$3];[.$A32]*[.F$23]*[.$B$4];IF(AND([.$A32]*[.F$23]&gt;[.$B$3];[.$A32]*[.F$23]&lt;=[.$C$3]);[.$A32]*[.F$23]*[.$C$4];IF(AND([.$A32]*[.F$23]&gt;[.$C$3];[.$A32]*[.F$23]&lt;[.$D$3]);[.$A32]*[.F$23]*[.$D$4];[.$A32]*[.F$23]*[.$E$4]))))*[.$F$4]" office:value-type="float" office:value="61995.0017135845" calcext:value-type="float">
            <text:p>61.995 </text:p>
          </table:table-cell>
          <table:table-cell table:style-name="ce89" table:formula="of:=(IF([.$A32]*[.G$23]&lt;=[.$B$3];[.$A32]*[.G$23]*[.$B$4];IF(AND([.$A32]*[.G$23]&gt;[.$B$3];[.$A32]*[.G$23]&lt;=[.$C$3]);[.$A32]*[.G$23]*[.$C$4];IF(AND([.$A32]*[.G$23]&gt;[.$C$3];[.$A32]*[.G$23]&lt;[.$D$3]);[.$A32]*[.G$23]*[.$D$4];[.$A32]*[.G$23]*[.$E$4]))))*[.$F$4]" office:value-type="float" office:value="64474.8017821279" calcext:value-type="float">
            <text:p>64.475 </text:p>
          </table:table-cell>
          <table:table-cell table:style-name="ce89" table:formula="of:=(IF([.$A32]*[.H$23]&lt;=[.$B$3];[.$A32]*[.H$23]*[.$B$4];IF(AND([.$A32]*[.H$23]&gt;[.$B$3];[.$A32]*[.H$23]&lt;=[.$C$3]);[.$A32]*[.H$23]*[.$C$4];IF(AND([.$A32]*[.H$23]&gt;[.$C$3];[.$A32]*[.H$23]&lt;[.$D$3]);[.$A32]*[.H$23]*[.$D$4];[.$A32]*[.H$23]*[.$E$4]))))*[.$F$4]" office:value-type="float" office:value="66954.6018506713" calcext:value-type="float">
            <text:p>66.955 </text:p>
          </table:table-cell>
          <table:table-cell table:style-name="ce89" table:formula="of:=(IF([.$A32]*[.I$23]&lt;=[.$B$3];[.$A32]*[.I$23]*[.$B$4];IF(AND([.$A32]*[.I$23]&gt;[.$B$3];[.$A32]*[.I$23]&lt;=[.$C$3]);[.$A32]*[.I$23]*[.$C$4];IF(AND([.$A32]*[.I$23]&gt;[.$C$3];[.$A32]*[.I$23]&lt;[.$D$3]);[.$A32]*[.I$23]*[.$D$4];[.$A32]*[.I$23]*[.$E$4]))))*[.$F$4]" office:value-type="float" office:value="69434.4019192147" calcext:value-type="float">
            <text:p>69.434 </text:p>
          </table:table-cell>
          <table:table-cell table:style-name="ce89" table:formula="of:=(IF([.$A32]*[.J$23]&lt;=[.$B$3];[.$A32]*[.J$23]*[.$B$4];IF(AND([.$A32]*[.J$23]&gt;[.$B$3];[.$A32]*[.J$23]&lt;=[.$C$3]);[.$A32]*[.J$23]*[.$C$4];IF(AND([.$A32]*[.J$23]&gt;[.$C$3];[.$A32]*[.J$23]&lt;[.$D$3]);[.$A32]*[.J$23]*[.$D$4];[.$A32]*[.J$23]*[.$E$4]))))*[.$F$4]" office:value-type="float" office:value="71914.201987758" calcext:value-type="float">
            <text:p>71.914 </text:p>
          </table:table-cell>
          <table:table-cell table:style-name="ce89" table:formula="of:=(IF([.$A32]*[.K$23]&lt;=[.$B$3];[.$A32]*[.K$23]*[.$B$4];IF(AND([.$A32]*[.K$23]&gt;[.$B$3];[.$A32]*[.K$23]&lt;=[.$C$3]);[.$A32]*[.K$23]*[.$C$4];IF(AND([.$A32]*[.K$23]&gt;[.$C$3];[.$A32]*[.K$23]&lt;[.$D$3]);[.$A32]*[.K$23]*[.$D$4];[.$A32]*[.K$23]*[.$E$4]))))*[.$F$4]" office:value-type="float" office:value="74394.0020563014" calcext:value-type="float">
            <text:p>74.394 </text:p>
          </table:table-cell>
          <table:table-cell table:style-name="ce89" table:formula="of:=(IF([.$A32]*[.L$23]&lt;=[.$B$3];[.$A32]*[.L$23]*[.$B$4];IF(AND([.$A32]*[.L$23]&gt;[.$B$3];[.$A32]*[.L$23]&lt;=[.$C$3]);[.$A32]*[.L$23]*[.$C$4];IF(AND([.$A32]*[.L$23]&gt;[.$C$3];[.$A32]*[.L$23]&lt;[.$D$3]);[.$A32]*[.L$23]*[.$D$4];[.$A32]*[.L$23]*[.$E$4]))))*[.$F$4]" office:value-type="float" office:value="76873.8021248448" calcext:value-type="float">
            <text:p>76.874 </text:p>
          </table:table-cell>
          <table:table-cell table:style-name="ce89" table:formula="of:=(IF([.$A32]*[.M$23]&lt;=[.$B$3];[.$A32]*[.M$23]*[.$B$4];IF(AND([.$A32]*[.M$23]&gt;[.$B$3];[.$A32]*[.M$23]&lt;=[.$C$3]);[.$A32]*[.M$23]*[.$C$4];IF(AND([.$A32]*[.M$23]&gt;[.$C$3];[.$A32]*[.M$23]&lt;[.$D$3]);[.$A32]*[.M$23]*[.$D$4];[.$A32]*[.M$23]*[.$E$4]))))*[.$F$4]" office:value-type="float" office:value="79353.6021933882" calcext:value-type="float">
            <text:p>79.354 </text:p>
          </table:table-cell>
          <table:table-cell table:style-name="ce89" table:formula="of:=(IF([.$A32]*[.N$23]&lt;=[.$B$3];[.$A32]*[.N$23]*[.$B$4];IF(AND([.$A32]*[.N$23]&gt;[.$B$3];[.$A32]*[.N$23]&lt;=[.$C$3]);[.$A32]*[.N$23]*[.$C$4];IF(AND([.$A32]*[.N$23]&gt;[.$C$3];[.$A32]*[.N$23]&lt;[.$D$3]);[.$A32]*[.N$23]*[.$D$4];[.$A32]*[.N$23]*[.$E$4]))))*[.$F$4]" office:value-type="float" office:value="81833.4022619316" calcext:value-type="float">
            <text:p>81.833 </text:p>
          </table:table-cell>
          <table:table-cell table:style-name="ce89" table:formula="of:=(IF([.$A32]*[.O$23]&lt;=[.$B$3];[.$A32]*[.O$23]*[.$B$4];IF(AND([.$A32]*[.O$23]&gt;[.$B$3];[.$A32]*[.O$23]&lt;=[.$C$3]);[.$A32]*[.O$23]*[.$C$4];IF(AND([.$A32]*[.O$23]&gt;[.$C$3];[.$A32]*[.O$23]&lt;[.$D$3]);[.$A32]*[.O$23]*[.$D$4];[.$A32]*[.O$23]*[.$E$4]))))*[.$F$4]" office:value-type="float" office:value="84313.2023304749" calcext:value-type="float">
            <text:p>84.313 </text:p>
          </table:table-cell>
          <table:table-cell table:style-name="ce89" table:formula="of:=(IF([.$A32]*[.P$23]&lt;=[.$B$3];[.$A32]*[.P$23]*[.$B$4];IF(AND([.$A32]*[.P$23]&gt;[.$B$3];[.$A32]*[.P$23]&lt;=[.$C$3]);[.$A32]*[.P$23]*[.$C$4];IF(AND([.$A32]*[.P$23]&gt;[.$C$3];[.$A32]*[.P$23]&lt;[.$D$3]);[.$A32]*[.P$23]*[.$D$4];[.$A32]*[.P$23]*[.$E$4]))))*[.$F$4]" office:value-type="float" office:value="86793.0023990183" calcext:value-type="float">
            <text:p>86.793 </text:p>
          </table:table-cell>
          <table:table-cell table:style-name="ce89" table:formula="of:=(IF([.$A32]*[.Q$23]&lt;=[.$B$3];[.$A32]*[.Q$23]*[.$B$4];IF(AND([.$A32]*[.Q$23]&gt;[.$B$3];[.$A32]*[.Q$23]&lt;=[.$C$3]);[.$A32]*[.Q$23]*[.$C$4];IF(AND([.$A32]*[.Q$23]&gt;[.$C$3];[.$A32]*[.Q$23]&lt;[.$D$3]);[.$A32]*[.Q$23]*[.$D$4];[.$A32]*[.Q$23]*[.$E$4]))))*[.$F$4]" office:value-type="float" office:value="89272.8024675617" calcext:value-type="float">
            <text:p>89.273 </text:p>
          </table:table-cell>
          <table:table-cell table:style-name="ce89" table:formula="of:=(IF([.$A32]*[.R$23]&lt;=[.$B$3];[.$A32]*[.R$23]*[.$B$4];IF(AND([.$A32]*[.R$23]&gt;[.$B$3];[.$A32]*[.R$23]&lt;=[.$C$3]);[.$A32]*[.R$23]*[.$C$4];IF(AND([.$A32]*[.R$23]&gt;[.$C$3];[.$A32]*[.R$23]&lt;[.$D$3]);[.$A32]*[.R$23]*[.$D$4];[.$A32]*[.R$23]*[.$E$4]))))*[.$F$4]" office:value-type="float" office:value="91752.6025361051" calcext:value-type="float">
            <text:p>91.753 </text:p>
          </table:table-cell>
          <table:table-cell table:style-name="ce78" table:formula="of:=+[.S31]+0.5" office:value-type="float" office:value="6" calcext:value-type="float">
            <text:p>6,00 </text:p>
          </table:table-cell>
          <table:table-cell table:number-columns-repeated="1005"/>
        </table:table-row>
        <table:table-row table:style-name="ro2">
          <table:table-cell table:style-name="ce78" table:formula="of:=+[.A32]+0.5" office:value-type="float" office:value="6.5" calcext:value-type="float">
            <text:p>6,50 </text:p>
          </table:table-cell>
          <table:table-cell table:style-name="ce93" table:formula="of:=(IF([.$A33]*[.B$23]&lt;=[.$B$3];[.$A33]*[.B$23]*[.$B$4];IF(AND([.$A33]*[.B$23]&gt;[.$B$3];[.$A33]*[.B$23]&lt;=[.$C$3]);[.$A33]*[.B$23]*[.$C$4];IF(AND([.$A33]*[.B$23]&gt;[.$C$3];[.$A33]*[.B$23]&lt;[.$D$3]);[.$A33]*[.B$23]*[.$D$4];[.$A33]*[.B$23]*[.$E$4]))))*[.$F$4]" office:value-type="float" office:value="56415.4515593619" calcext:value-type="float">
            <text:p>56.415 </text:p>
          </table:table-cell>
          <table:table-cell table:style-name="ce93" table:formula="of:=(IF([.$A33]*[.C$23]&lt;=[.$B$3];[.$A33]*[.C$23]*[.$B$4];IF(AND([.$A33]*[.C$23]&gt;[.$B$3];[.$A33]*[.C$23]&lt;=[.$C$3]);[.$A33]*[.C$23]*[.$C$4];IF(AND([.$A33]*[.C$23]&gt;[.$C$3];[.$A33]*[.C$23]&lt;[.$D$3]);[.$A33]*[.C$23]*[.$D$4];[.$A33]*[.C$23]*[.$E$4]))))*[.$F$4]" office:value-type="float" office:value="59101.9016336172" calcext:value-type="float">
            <text:p>59.102 </text:p>
          </table:table-cell>
          <table:table-cell table:style-name="ce93" table:formula="of:=(IF([.$A33]*[.D$23]&lt;=[.$B$3];[.$A33]*[.D$23]*[.$B$4];IF(AND([.$A33]*[.D$23]&gt;[.$B$3];[.$A33]*[.D$23]&lt;=[.$C$3]);[.$A33]*[.D$23]*[.$C$4];IF(AND([.$A33]*[.D$23]&gt;[.$C$3];[.$A33]*[.D$23]&lt;[.$D$3]);[.$A33]*[.D$23]*[.$D$4];[.$A33]*[.D$23]*[.$E$4]))))*[.$F$4]" office:value-type="float" office:value="61788.3517078726" calcext:value-type="float">
            <text:p>61.788 </text:p>
          </table:table-cell>
          <table:table-cell table:style-name="ce93" table:formula="of:=(IF([.$A33]*[.E$23]&lt;=[.$B$3];[.$A33]*[.E$23]*[.$B$4];IF(AND([.$A33]*[.E$23]&gt;[.$B$3];[.$A33]*[.E$23]&lt;=[.$C$3]);[.$A33]*[.E$23]*[.$C$4];IF(AND([.$A33]*[.E$23]&gt;[.$C$3];[.$A33]*[.E$23]&lt;[.$D$3]);[.$A33]*[.E$23]*[.$D$4];[.$A33]*[.E$23]*[.$E$4]))))*[.$F$4]" office:value-type="float" office:value="64474.8017821279" calcext:value-type="float">
            <text:p>64.475 </text:p>
          </table:table-cell>
          <table:table-cell table:style-name="ce93" table:formula="of:=(IF([.$A33]*[.F$23]&lt;=[.$B$3];[.$A33]*[.F$23]*[.$B$4];IF(AND([.$A33]*[.F$23]&gt;[.$B$3];[.$A33]*[.F$23]&lt;=[.$C$3]);[.$A33]*[.F$23]*[.$C$4];IF(AND([.$A33]*[.F$23]&gt;[.$C$3];[.$A33]*[.F$23]&lt;[.$D$3]);[.$A33]*[.F$23]*[.$D$4];[.$A33]*[.F$23]*[.$E$4]))))*[.$F$4]" office:value-type="float" office:value="67161.2518563832" calcext:value-type="float">
            <text:p>67.161 </text:p>
          </table:table-cell>
          <table:table-cell table:style-name="ce93" table:formula="of:=(IF([.$A33]*[.G$23]&lt;=[.$B$3];[.$A33]*[.G$23]*[.$B$4];IF(AND([.$A33]*[.G$23]&gt;[.$B$3];[.$A33]*[.G$23]&lt;=[.$C$3]);[.$A33]*[.G$23]*[.$C$4];IF(AND([.$A33]*[.G$23]&gt;[.$C$3];[.$A33]*[.G$23]&lt;[.$D$3]);[.$A33]*[.G$23]*[.$D$4];[.$A33]*[.G$23]*[.$E$4]))))*[.$F$4]" office:value-type="float" office:value="69847.7019306386" calcext:value-type="float">
            <text:p>69.848 </text:p>
          </table:table-cell>
          <table:table-cell table:style-name="ce93" table:formula="of:=(IF([.$A33]*[.H$23]&lt;=[.$B$3];[.$A33]*[.H$23]*[.$B$4];IF(AND([.$A33]*[.H$23]&gt;[.$B$3];[.$A33]*[.H$23]&lt;=[.$C$3]);[.$A33]*[.H$23]*[.$C$4];IF(AND([.$A33]*[.H$23]&gt;[.$C$3];[.$A33]*[.H$23]&lt;[.$D$3]);[.$A33]*[.H$23]*[.$D$4];[.$A33]*[.H$23]*[.$E$4]))))*[.$F$4]" office:value-type="float" office:value="72534.1520048939" calcext:value-type="float">
            <text:p>72.534 </text:p>
          </table:table-cell>
          <table:table-cell table:style-name="ce93" table:formula="of:=(IF([.$A33]*[.I$23]&lt;=[.$B$3];[.$A33]*[.I$23]*[.$B$4];IF(AND([.$A33]*[.I$23]&gt;[.$B$3];[.$A33]*[.I$23]&lt;=[.$C$3]);[.$A33]*[.I$23]*[.$C$4];IF(AND([.$A33]*[.I$23]&gt;[.$C$3];[.$A33]*[.I$23]&lt;[.$D$3]);[.$A33]*[.I$23]*[.$D$4];[.$A33]*[.I$23]*[.$E$4]))))*[.$F$4]" office:value-type="float" office:value="75220.6020791492" calcext:value-type="float">
            <text:p>75.221 </text:p>
          </table:table-cell>
          <table:table-cell table:style-name="ce93" table:formula="of:=(IF([.$A33]*[.J$23]&lt;=[.$B$3];[.$A33]*[.J$23]*[.$B$4];IF(AND([.$A33]*[.J$23]&gt;[.$B$3];[.$A33]*[.J$23]&lt;=[.$C$3]);[.$A33]*[.J$23]*[.$C$4];IF(AND([.$A33]*[.J$23]&gt;[.$C$3];[.$A33]*[.J$23]&lt;[.$D$3]);[.$A33]*[.J$23]*[.$D$4];[.$A33]*[.J$23]*[.$E$4]))))*[.$F$4]" office:value-type="float" office:value="77907.0521534046" calcext:value-type="float">
            <text:p>77.907 </text:p>
          </table:table-cell>
          <table:table-cell table:style-name="ce93" table:formula="of:=(IF([.$A33]*[.K$23]&lt;=[.$B$3];[.$A33]*[.K$23]*[.$B$4];IF(AND([.$A33]*[.K$23]&gt;[.$B$3];[.$A33]*[.K$23]&lt;=[.$C$3]);[.$A33]*[.K$23]*[.$C$4];IF(AND([.$A33]*[.K$23]&gt;[.$C$3];[.$A33]*[.K$23]&lt;[.$D$3]);[.$A33]*[.K$23]*[.$D$4];[.$A33]*[.K$23]*[.$E$4]))))*[.$F$4]" office:value-type="float" office:value="80593.5022276599" calcext:value-type="float">
            <text:p>80.594 </text:p>
          </table:table-cell>
          <table:table-cell table:style-name="ce93" table:formula="of:=(IF([.$A33]*[.L$23]&lt;=[.$B$3];[.$A33]*[.L$23]*[.$B$4];IF(AND([.$A33]*[.L$23]&gt;[.$B$3];[.$A33]*[.L$23]&lt;=[.$C$3]);[.$A33]*[.L$23]*[.$C$4];IF(AND([.$A33]*[.L$23]&gt;[.$C$3];[.$A33]*[.L$23]&lt;[.$D$3]);[.$A33]*[.L$23]*[.$D$4];[.$A33]*[.L$23]*[.$E$4]))))*[.$F$4]" office:value-type="float" office:value="83279.9523019152" calcext:value-type="float">
            <text:p>83.280 </text:p>
          </table:table-cell>
          <table:table-cell table:style-name="ce93" table:formula="of:=(IF([.$A33]*[.M$23]&lt;=[.$B$3];[.$A33]*[.M$23]*[.$B$4];IF(AND([.$A33]*[.M$23]&gt;[.$B$3];[.$A33]*[.M$23]&lt;=[.$C$3]);[.$A33]*[.M$23]*[.$C$4];IF(AND([.$A33]*[.M$23]&gt;[.$C$3];[.$A33]*[.M$23]&lt;[.$D$3]);[.$A33]*[.M$23]*[.$D$4];[.$A33]*[.M$23]*[.$E$4]))))*[.$F$4]" office:value-type="float" office:value="85966.4023761705" calcext:value-type="float">
            <text:p>85.966 </text:p>
          </table:table-cell>
          <table:table-cell table:style-name="ce93" table:formula="of:=(IF([.$A33]*[.N$23]&lt;=[.$B$3];[.$A33]*[.N$23]*[.$B$4];IF(AND([.$A33]*[.N$23]&gt;[.$B$3];[.$A33]*[.N$23]&lt;=[.$C$3]);[.$A33]*[.N$23]*[.$C$4];IF(AND([.$A33]*[.N$23]&gt;[.$C$3];[.$A33]*[.N$23]&lt;[.$D$3]);[.$A33]*[.N$23]*[.$D$4];[.$A33]*[.N$23]*[.$E$4]))))*[.$F$4]" office:value-type="float" office:value="88652.8524504259" calcext:value-type="float">
            <text:p>88.653 </text:p>
          </table:table-cell>
          <table:table-cell table:style-name="ce93" table:formula="of:=(IF([.$A33]*[.O$23]&lt;=[.$B$3];[.$A33]*[.O$23]*[.$B$4];IF(AND([.$A33]*[.O$23]&gt;[.$B$3];[.$A33]*[.O$23]&lt;=[.$C$3]);[.$A33]*[.O$23]*[.$C$4];IF(AND([.$A33]*[.O$23]&gt;[.$C$3];[.$A33]*[.O$23]&lt;[.$D$3]);[.$A33]*[.O$23]*[.$D$4];[.$A33]*[.O$23]*[.$E$4]))))*[.$F$4]" office:value-type="float" office:value="91339.3025246812" calcext:value-type="float">
            <text:p>91.339 </text:p>
          </table:table-cell>
          <table:table-cell table:style-name="ce93" table:formula="of:=(IF([.$A33]*[.P$23]&lt;=[.$B$3];[.$A33]*[.P$23]*[.$B$4];IF(AND([.$A33]*[.P$23]&gt;[.$B$3];[.$A33]*[.P$23]&lt;=[.$C$3]);[.$A33]*[.P$23]*[.$C$4];IF(AND([.$A33]*[.P$23]&gt;[.$C$3];[.$A33]*[.P$23]&lt;[.$D$3]);[.$A33]*[.P$23]*[.$D$4];[.$A33]*[.P$23]*[.$E$4]))))*[.$F$4]" office:value-type="float" office:value="94025.7525989365" calcext:value-type="float">
            <text:p>94.026 </text:p>
          </table:table-cell>
          <table:table-cell table:style-name="ce93" table:formula="of:=(IF([.$A33]*[.Q$23]&lt;=[.$B$3];[.$A33]*[.Q$23]*[.$B$4];IF(AND([.$A33]*[.Q$23]&gt;[.$B$3];[.$A33]*[.Q$23]&lt;=[.$C$3]);[.$A33]*[.Q$23]*[.$C$4];IF(AND([.$A33]*[.Q$23]&gt;[.$C$3];[.$A33]*[.Q$23]&lt;[.$D$3]);[.$A33]*[.Q$23]*[.$D$4];[.$A33]*[.Q$23]*[.$E$4]))))*[.$F$4]" office:value-type="float" office:value="96712.2026731919" calcext:value-type="float">
            <text:p>96.712 </text:p>
          </table:table-cell>
          <table:table-cell table:style-name="ce93" table:formula="of:=(IF([.$A33]*[.R$23]&lt;=[.$B$3];[.$A33]*[.R$23]*[.$B$4];IF(AND([.$A33]*[.R$23]&gt;[.$B$3];[.$A33]*[.R$23]&lt;=[.$C$3]);[.$A33]*[.R$23]*[.$C$4];IF(AND([.$A33]*[.R$23]&gt;[.$C$3];[.$A33]*[.R$23]&lt;[.$D$3]);[.$A33]*[.R$23]*[.$D$4];[.$A33]*[.R$23]*[.$E$4]))))*[.$F$4]" office:value-type="float" office:value="99398.6527474472" calcext:value-type="float">
            <text:p>99.399 </text:p>
          </table:table-cell>
          <table:table-cell table:style-name="ce78" table:formula="of:=+[.S32]+0.5" office:value-type="float" office:value="6.5" calcext:value-type="float">
            <text:p>6,50 </text:p>
          </table:table-cell>
          <table:table-cell table:number-columns-repeated="1005"/>
        </table:table-row>
        <table:table-row table:style-name="ro2">
          <table:table-cell table:number-columns-repeated="13"/>
          <table:table-cell office:value-type="string" office:string-value="Importes con IVA incluído" calcext:value-type="string">
            <text:p>Importes con IVA incluído </text:p>
          </table:table-cell>
          <table:table-cell table:number-columns-repeated="1010"/>
        </table:table-row>
        <table:table-row table:style-name="ro2" table:number-rows-repeated="15">
          <table:table-cell table:number-columns-repeated="1024"/>
        </table:table-row>
        <table:table-row table:style-name="ro9" table:number-rows-repeated="1048521">
          <table:table-cell table:number-columns-repeated="1024"/>
        </table:table-row>
        <table:table-row table:style-name="ro11" table:number-rows-repeated="5">
          <table:table-cell table:number-columns-repeated="1024"/>
        </table:table-row>
        <table:table-row table:style-name="ro11">
          <table:table-cell table:number-columns-repeated="1024"/>
        </table:table-row>
      </table:table>
      <table:table table:name="Cálculo costo" table:style-name="ta7" table:print="false">
        <office:forms form:automatic-focus="false" form:apply-design-mode="false"/>
        <table:table-column table:style-name="co14" table:default-cell-style-name="ce108"/>
        <table:table-column table:style-name="co15" table:visibility="collapse" table:default-cell-style-name="ce136"/>
        <table:table-column table:style-name="co17" table:visibility="collapse" table:default-cell-style-name="ce136"/>
        <table:table-column table:style-name="co16" table:visibility="collapse" table:default-cell-style-name="ce136"/>
        <table:table-column table:style-name="co16" table:number-columns-repeated="3" table:default-cell-style-name="ce136"/>
        <table:table-column table:style-name="co16" table:default-cell-style-name="Default"/>
        <table:table-column table:style-name="co16" table:number-columns-repeated="3" table:default-cell-style-name="ce136"/>
        <table:table-column table:style-name="co16" table:default-cell-style-name="Default"/>
        <table:table-column table:style-name="co16" table:default-cell-style-name="ce136"/>
        <table:table-column table:style-name="co18" table:default-cell-style-name="ce136"/>
        <table:table-column table:style-name="co16" table:number-columns-repeated="1009" table:default-cell-style-name="Default"/>
        <table:table-row table:style-name="ro2">
          <table:table-cell/>
          <table:table-cell table:style-name="ce108" table:number-columns-repeated="6"/>
          <table:table-cell/>
          <table:table-cell table:style-name="ce108" table:number-columns-repeated="3"/>
          <table:table-cell/>
          <table:table-cell table:style-name="ce108" table:number-columns-repeated="2"/>
          <table:table-cell table:number-columns-repeated="1009"/>
        </table:table-row>
        <table:table-row table:style-name="ro11">
          <table:table-cell table:style-name="ce109"/>
          <table:table-cell table:style-name="ce121" office:value-type="string" office:string-value="Nildatex" calcext:value-type="string" table:number-columns-spanned="3" table:number-rows-spanned="1">
            <text:p>Nildatex </text:p>
          </table:table-cell>
          <table:covered-table-cell table:number-columns-repeated="2" table:style-name="ce121"/>
          <table:table-cell table:style-name="ce150" office:value-type="string" office:string-value="Nildatex" calcext:value-type="string" table:number-columns-spanned="3" table:number-rows-spanned="1">
            <text:p>Nildatex </text:p>
          </table:table-cell>
          <table:covered-table-cell table:number-columns-repeated="2" table:style-name="ce150"/>
          <table:table-cell/>
          <table:table-cell table:style-name="ce121" office:value-type="string" office:string-value="ZONDA" calcext:value-type="string" table:number-columns-spanned="3" table:number-rows-spanned="1">
            <text:p>ZONDA </text:p>
          </table:table-cell>
          <table:covered-table-cell table:number-columns-repeated="2" table:style-name="ce121"/>
          <table:table-cell/>
          <table:table-cell table:style-name="ce121" office:value-type="string" office:string-value="VORTEX" calcext:value-type="string" table:number-columns-spanned="2" table:number-rows-spanned="1">
            <text:p>VORTEX </text:p>
          </table:table-cell>
          <table:covered-table-cell table:style-name="ce121"/>
          <table:table-cell table:number-columns-repeated="1009"/>
        </table:table-row>
        <table:table-row table:style-name="ro21">
          <table:table-cell table:style-name="ce110"/>
          <table:table-cell table:style-name="ce122" office:value-type="string" office:string-value="Con Soga" calcext:value-type="string">
            <text:p>Con Soga </text:p>
          </table:table-cell>
          <table:table-cell table:style-name="ce137" office:value-type="string" office:string-value="Sin soga" calcext:value-type="string">
            <text:p>Sin soga </text:p>
          </table:table-cell>
          <table:table-cell table:style-name="ce148" office:value-type="string" office:string-value="Sin Soga, Ref. Corona. y ojal plano" calcext:value-type="string">
            <text:p>Sin Soga, Ref. Corona. y ojal plano </text:p>
          </table:table-cell>
          <table:table-cell table:style-name="ce151" office:value-type="string" office:string-value="Con Soga" calcext:value-type="string">
            <text:p>Con Soga </text:p>
          </table:table-cell>
          <table:table-cell table:style-name="ce137" office:value-type="string" office:string-value="Sin soga" calcext:value-type="string">
            <text:p>Sin soga </text:p>
          </table:table-cell>
          <table:table-cell table:style-name="ce148" office:value-type="string" office:string-value="Sin Soga, Ref. Rect. y ojal plano" calcext:value-type="string">
            <text:p>Sin Soga, Ref. Rect. y ojal plano </text:p>
          </table:table-cell>
          <table:table-cell/>
          <table:table-cell table:style-name="ce122" office:value-type="string" office:string-value="Con Soga" calcext:value-type="string">
            <text:p>Con Soga </text:p>
          </table:table-cell>
          <table:table-cell table:style-name="ce137" office:value-type="string" office:string-value="Sin soga" calcext:value-type="string">
            <text:p>Sin soga </text:p>
          </table:table-cell>
          <table:table-cell table:style-name="ce148" office:value-type="string" office:string-value="Sin Soga, Ref. Corona. y ojal plano" calcext:value-type="string">
            <text:p>Sin Soga, Ref. Corona. y ojal plano </text:p>
          </table:table-cell>
          <table:table-cell/>
          <table:table-cell table:style-name="ce122" office:value-type="string" office:string-value="Con Soga" calcext:value-type="string">
            <text:p>Con Soga </text:p>
          </table:table-cell>
          <table:table-cell table:style-name="ce137" office:value-type="string" office:string-value="Sin soga" calcext:value-type="string">
            <text:p>Sin soga </text:p>
          </table:table-cell>
          <table:table-cell table:number-columns-repeated="1009"/>
        </table:table-row>
        <table:table-row table:style-name="ro22">
          <table:table-cell table:style-name="ce111"/>
          <table:table-cell table:style-name="ce123" office:value-type="string" office:string-value="Valor Dólar " calcext:value-type="string" table:number-columns-spanned="2" table:number-rows-spanned="1">
            <text:p>Valor Dólar <text:s/></text:p>
          </table:table-cell>
          <table:covered-table-cell table:style-name="ce123"/>
          <table:table-cell table:style-name="ce149" office:value-type="float" office:value="1" calcext:value-type="float">
            <text:p><text:s/>$ 1,00 </text:p>
          </table:table-cell>
          <table:table-cell table:style-name="ce152" office:value-type="string" office:string-value="Valor Dólar" calcext:value-type="string" table:number-columns-spanned="2" table:number-rows-spanned="1">
            <text:p>Valor Dólar </text:p>
          </table:table-cell>
          <table:covered-table-cell table:style-name="ce152"/>
          <table:table-cell table:style-name="ce149" office:value-type="float" office:value="94" calcext:value-type="float">
            <text:p><text:s/>$ 94,00 </text:p>
          </table:table-cell>
          <table:table-cell table:style-name="ce167"/>
          <table:table-cell table:style-name="ce123" office:value-type="string" office:string-value="Valor Dólar " calcext:value-type="string" table:number-columns-spanned="2" table:number-rows-spanned="1">
            <text:p>Valor Dólar <text:s/></text:p>
          </table:table-cell>
          <table:covered-table-cell table:style-name="ce123"/>
          <table:table-cell table:style-name="ce149" table:formula="of:=+[.G4]" office:value-type="float" office:value="94" calcext:value-type="float">
            <text:p><text:s/>$ 94,00 </text:p>
          </table:table-cell>
          <table:table-cell/>
          <table:table-cell table:style-name="ce123" office:value-type="string" office:string-value="Valor Dólar " calcext:value-type="string" table:number-columns-spanned="2" table:number-rows-spanned="1">
            <text:p>Valor Dólar <text:s/></text:p>
          </table:table-cell>
          <table:covered-table-cell table:style-name="ce123"/>
          <table:table-cell table:number-columns-repeated="5"/>
          <table:table-cell office:value-type="string" calcext:value-type="string">
            <text:p>Al 23-2</text:p>
          </table:table-cell>
          <table:table-cell table:style-name="ce174" office:value-type="currency" office:currency="ARS" office:value="20" calcext:value-type="currency">
            <text:p>$20,00</text:p>
          </table:table-cell>
          <table:table-cell table:number-columns-repeated="1002"/>
        </table:table-row>
        <table:table-row table:style-name="ro22">
          <table:table-cell table:style-name="ce112" office:value-type="string" calcext:value-type="string">
            <text:p>Valor metro lineal lona</text:p>
          </table:table-cell>
          <table:table-cell table:style-name="ce124" office:value-type="float" office:value="51.12" calcext:value-type="float">
            <text:p><text:s/>$ 51,12 </text:p>
          </table:table-cell>
          <table:table-cell table:style-name="ce138" table:formula="of:=+[.B5]" office:value-type="float" office:value="51.12" calcext:value-type="float">
            <text:p><text:s/>$ 51,12 </text:p>
          </table:table-cell>
          <table:table-cell table:style-name="ce138" table:formula="of:=+[.C5]" office:value-type="float" office:value="51.12" calcext:value-type="float">
            <text:p><text:s/>$ 51,12 </text:p>
          </table:table-cell>
          <table:table-cell table:style-name="ce153" office:value-type="float" office:value="4.84" calcext:value-type="float">
            <text:p>u$s 4,84</text:p>
          </table:table-cell>
          <table:table-cell table:style-name="ce154" table:formula="of:=+[.E5]" office:value-type="float" office:value="4.84" calcext:value-type="float">
            <text:p>u$s 4,84</text:p>
          </table:table-cell>
          <table:table-cell table:style-name="ce154" office:value-type="float" office:value="4.11" calcext:value-type="float">
            <text:p>u$s 4,11</text:p>
          </table:table-cell>
          <table:table-cell/>
          <table:table-cell table:style-name="ce124" office:value-type="float" office:value="3.48" calcext:value-type="float">
            <text:p><text:s/>$ 3,48 </text:p>
          </table:table-cell>
          <table:table-cell table:style-name="ce138" table:formula="of:=+[.I5]" office:value-type="float" office:value="3.48" calcext:value-type="float">
            <text:p><text:s/>$ 3,48 </text:p>
          </table:table-cell>
          <table:table-cell table:style-name="ce138" table:formula="of:=+[.J5]" office:value-type="float" office:value="3.48" calcext:value-type="float">
            <text:p><text:s/>$ 3,48 </text:p>
          </table:table-cell>
          <table:table-cell/>
          <table:table-cell table:style-name="ce124" office:value-type="float" office:value="4.62" calcext:value-type="float">
            <text:p><text:s/>$ 4,62 </text:p>
          </table:table-cell>
          <table:table-cell table:style-name="ce138" table:formula="of:=+[.M5]" office:value-type="float" office:value="4.62" calcext:value-type="float">
            <text:p><text:s/>$ 4,62 </text:p>
          </table:table-cell>
          <table:table-cell table:number-columns-repeated="1009"/>
        </table:table-row>
        <table:table-row table:style-name="ro22">
          <table:table-cell table:style-name="ce112" office:value-type="string" calcext:value-type="string">
            <text:p>Costo metro lineal</text:p>
          </table:table-cell>
          <table:table-cell table:style-name="ce124"/>
          <table:table-cell table:style-name="ce138" table:number-columns-repeated="2"/>
          <table:table-cell table:style-name="ce124"/>
          <table:table-cell table:style-name="ce138"/>
          <table:table-cell table:style-name="ce161"/>
          <table:table-cell/>
          <table:table-cell table:style-name="ce124"/>
          <table:table-cell table:style-name="ce138" table:number-columns-repeated="2"/>
          <table:table-cell/>
          <table:table-cell table:style-name="ce124"/>
          <table:table-cell table:style-name="ce138"/>
          <table:table-cell table:number-columns-repeated="1009"/>
        </table:table-row>
        <table:table-row table:style-name="ro22">
          <table:table-cell table:style-name="ce112" office:value-type="string" calcext:value-type="string">
            <text:p>Costo Flete por m2</text:p>
          </table:table-cell>
          <table:table-cell table:style-name="ce124"/>
          <table:table-cell table:style-name="ce138" table:number-columns-repeated="2"/>
          <table:table-cell table:style-name="ce124"/>
          <table:table-cell table:style-name="ce138"/>
          <table:table-cell table:style-name="ce161"/>
          <table:table-cell/>
          <table:table-cell table:style-name="ce124"/>
          <table:table-cell table:style-name="ce138" table:number-columns-repeated="2"/>
          <table:table-cell/>
          <table:table-cell table:style-name="ce124"/>
          <table:table-cell table:style-name="ce138"/>
          <table:table-cell table:number-columns-repeated="1009"/>
        </table:table-row>
        <table:table-row table:style-name="ro22">
          <table:table-cell table:style-name="ce113" office:value-type="string" calcext:value-type="string">
            <text:p>Valor m2</text:p>
          </table:table-cell>
          <table:table-cell table:style-name="ce125" table:formula="of:=+[.B5]/1.5" office:value-type="float" office:value="34.08" calcext:value-type="float">
            <text:p><text:s/>$ 34,08 </text:p>
          </table:table-cell>
          <table:table-cell table:style-name="ce139" table:formula="of:=+[.C5]/1.5" office:value-type="float" office:value="34.08" calcext:value-type="float">
            <text:p><text:s/>$ 34,08 </text:p>
          </table:table-cell>
          <table:table-cell table:style-name="ce139" table:formula="of:=+[.D5]/1.5" office:value-type="float" office:value="34.08" calcext:value-type="float">
            <text:p><text:s/>$ 34,08 </text:p>
          </table:table-cell>
          <table:table-cell table:style-name="ce154" table:formula="of:=+[.E5]/1.5" office:value-type="float" office:value="3.22666666666667" calcext:value-type="float">
            <text:p>u$s 3,23</text:p>
          </table:table-cell>
          <table:table-cell table:style-name="ce154" table:formula="of:=+[.F5]/1.5" office:value-type="float" office:value="3.22666666666667" calcext:value-type="float">
            <text:p>u$s 3,23</text:p>
          </table:table-cell>
          <table:table-cell table:style-name="ce154" table:formula="of:=+[.G5]/1.5" office:value-type="float" office:value="2.74" calcext:value-type="float">
            <text:p>u$s 2,74</text:p>
          </table:table-cell>
          <table:table-cell/>
          <table:table-cell table:style-name="ce125" table:formula="of:=+[.I5]/1.5" office:value-type="float" office:value="2.32" calcext:value-type="float">
            <text:p><text:s/>$ 2,32 </text:p>
          </table:table-cell>
          <table:table-cell table:style-name="ce139" table:formula="of:=+[.J5]/1.5" office:value-type="float" office:value="2.32" calcext:value-type="float">
            <text:p><text:s/>$ 2,32 </text:p>
          </table:table-cell>
          <table:table-cell table:style-name="ce139" table:formula="of:=+[.K5]/1.5" office:value-type="float" office:value="2.32" calcext:value-type="float">
            <text:p><text:s/>$ 2,32 </text:p>
          </table:table-cell>
          <table:table-cell/>
          <table:table-cell table:style-name="ce125" table:formula="of:=+[.M5]/1.5" office:value-type="float" office:value="3.08" calcext:value-type="float">
            <text:p><text:s/>$ 3,08 </text:p>
          </table:table-cell>
          <table:table-cell table:style-name="ce139" table:formula="of:=+[.N5]/1.5" office:value-type="float" office:value="3.08" calcext:value-type="float">
            <text:p><text:s/>$ 3,08 </text:p>
          </table:table-cell>
          <table:table-cell table:number-columns-repeated="1009"/>
        </table:table-row>
        <table:table-row table:style-name="ro22">
          <table:table-cell table:style-name="ce113" office:value-type="string" calcext:value-type="string">
            <text:p>Por dobladillo valor metro cuadrado útil</text:p>
          </table:table-cell>
          <table:table-cell table:style-name="ce125" table:formula="of:=+[.B8]*1.02" office:value-type="float" office:value="34.7616" calcext:value-type="float">
            <text:p><text:s/>$ 34,76 </text:p>
          </table:table-cell>
          <table:table-cell table:style-name="ce139" table:formula="of:=+[.C8]*1.02" office:value-type="float" office:value="34.7616" calcext:value-type="float">
            <text:p><text:s/>$ 34,76 </text:p>
          </table:table-cell>
          <table:table-cell table:style-name="ce139" table:formula="of:=+[.D8]*1.02" office:value-type="float" office:value="34.7616" calcext:value-type="float">
            <text:p><text:s/>$ 34,76 </text:p>
          </table:table-cell>
          <table:table-cell table:style-name="ce154" table:formula="of:=+[.E8]*1.02" office:value-type="float" office:value="3.2912" calcext:value-type="float">
            <text:p>u$s 3,29</text:p>
          </table:table-cell>
          <table:table-cell table:style-name="ce154" table:formula="of:=+[.F8]*1.02" office:value-type="float" office:value="3.2912" calcext:value-type="float">
            <text:p>u$s 3,29</text:p>
          </table:table-cell>
          <table:table-cell table:style-name="ce154" table:formula="of:=+[.G8]*1.02" office:value-type="float" office:value="2.7948" calcext:value-type="float">
            <text:p>u$s 2,79</text:p>
          </table:table-cell>
          <table:table-cell/>
          <table:table-cell table:style-name="ce125" table:formula="of:=+[.I8]*1.02" office:value-type="float" office:value="2.3664" calcext:value-type="float">
            <text:p><text:s/>$ 2,37 </text:p>
          </table:table-cell>
          <table:table-cell table:style-name="ce139" table:formula="of:=+[.J8]*1.02" office:value-type="float" office:value="2.3664" calcext:value-type="float">
            <text:p><text:s/>$ 2,37 </text:p>
          </table:table-cell>
          <table:table-cell table:style-name="ce139" table:formula="of:=+[.K8]*1.02" office:value-type="float" office:value="2.3664" calcext:value-type="float">
            <text:p><text:s/>$ 2,37 </text:p>
          </table:table-cell>
          <table:table-cell/>
          <table:table-cell table:style-name="ce125" table:formula="of:=+[.M8]*1.02" office:value-type="float" office:value="3.1416" calcext:value-type="float">
            <text:p><text:s/>$ 3,14 </text:p>
          </table:table-cell>
          <table:table-cell table:style-name="ce139" table:formula="of:=+[.N8]*1.02" office:value-type="float" office:value="3.1416" calcext:value-type="float">
            <text:p><text:s/>$ 3,14 </text:p>
          </table:table-cell>
          <table:table-cell table:number-columns-repeated="1009"/>
        </table:table-row>
        <table:table-row table:style-name="ro22">
          <table:table-cell table:style-name="ce114" office:value-type="string" calcext:value-type="string">
            <text:p>Por dobladillo valor metro cuadrado útil</text:p>
          </table:table-cell>
          <table:table-cell table:style-name="ce126" table:formula="of:=+[.B9]*[.$D$4]" office:value-type="float" office:value="34.7616" calcext:value-type="float">
            <text:p><text:s/>$ 34,76 </text:p>
          </table:table-cell>
          <table:table-cell table:style-name="ce140" table:formula="of:=+[.C9]*[.$D$4]" office:value-type="float" office:value="34.7616" calcext:value-type="float">
            <text:p><text:s/>$ 34,76 </text:p>
          </table:table-cell>
          <table:table-cell table:style-name="ce140" table:formula="of:=+[.D9]*[.$D$4]" office:value-type="float" office:value="34.7616" calcext:value-type="float">
            <text:p><text:s/>$ 34,76 </text:p>
          </table:table-cell>
          <table:table-cell table:style-name="ce154" table:formula="of:=+[.E9]*[.$D$4]" office:value-type="float" office:value="3.2912" calcext:value-type="float">
            <text:p>u$s 3,29</text:p>
          </table:table-cell>
          <table:table-cell table:style-name="ce154" table:formula="of:=+[.F9]*[.$D$4]" office:value-type="float" office:value="3.2912" calcext:value-type="float">
            <text:p>u$s 3,29</text:p>
          </table:table-cell>
          <table:table-cell table:style-name="ce154" table:formula="of:=+[.G9]*[.$D$4]" office:value-type="float" office:value="2.7948" calcext:value-type="float">
            <text:p>u$s 2,79</text:p>
          </table:table-cell>
          <table:table-cell/>
          <table:table-cell table:style-name="ce126" table:formula="of:=+[.I9]*[.$D$4]" office:value-type="float" office:value="2.3664" calcext:value-type="float">
            <text:p><text:s/>$ 2,37 </text:p>
          </table:table-cell>
          <table:table-cell table:style-name="ce140" table:formula="of:=+[.J9]*[.$D$4]" office:value-type="float" office:value="2.3664" calcext:value-type="float">
            <text:p><text:s/>$ 2,37 </text:p>
          </table:table-cell>
          <table:table-cell table:style-name="ce140" table:formula="of:=+[.K9]*[.$D$4]" office:value-type="float" office:value="2.3664" calcext:value-type="float">
            <text:p><text:s/>$ 2,37 </text:p>
          </table:table-cell>
          <table:table-cell/>
          <table:table-cell table:style-name="ce126" table:formula="of:=+[.M9]*[.$D$4]" office:value-type="float" office:value="3.1416" calcext:value-type="float">
            <text:p><text:s/>$ 3,14 </text:p>
          </table:table-cell>
          <table:table-cell table:style-name="ce140" table:formula="of:=+[.N9]*[.$D$4]" office:value-type="float" office:value="3.1416" calcext:value-type="float">
            <text:p><text:s/>$ 3,14 </text:p>
          </table:table-cell>
          <table:table-cell table:number-columns-repeated="1009"/>
        </table:table-row>
        <table:table-row table:style-name="ro22">
          <table:table-cell table:style-name="ce113" office:value-type="string" calcext:value-type="string">
            <text:p>Valor gruesa de ojales nº 3 1 ojal por m2</text:p>
          </table:table-cell>
          <table:table-cell table:style-name="ce127" office:value-type="float" office:value="102" calcext:value-type="float">
            <text:p><text:s/>$ 102,00 </text:p>
          </table:table-cell>
          <table:table-cell table:style-name="ce141" table:formula="of:=+[.B11]" office:value-type="float" office:value="102" calcext:value-type="float">
            <text:p><text:s/>$ 102,00 </text:p>
          </table:table-cell>
          <table:table-cell table:style-name="ce141" office:value-type="float" office:value="46" calcext:value-type="float">
            <text:p><text:s/>$ 46,00 </text:p>
          </table:table-cell>
          <table:table-cell table:style-name="ce153" office:value-type="float" office:value="11.25" calcext:value-type="float">
            <text:p>u$s 11,25</text:p>
          </table:table-cell>
          <table:table-cell table:style-name="ce153" table:formula="of:=+[.E11]" office:value-type="float" office:value="11.25" calcext:value-type="float">
            <text:p>u$s 11,25</text:p>
          </table:table-cell>
          <table:table-cell table:style-name="ce153" office:value-type="float" office:value="4.55" calcext:value-type="float">
            <text:p>u$s 4,55</text:p>
          </table:table-cell>
          <table:table-cell table:style-name="ce168"/>
          <table:table-cell table:style-name="ce127" office:value-type="float" office:value="11.25" calcext:value-type="float">
            <text:p><text:s/>$ 11,25 </text:p>
          </table:table-cell>
          <table:table-cell table:style-name="ce141" table:formula="of:=+[.I11]" office:value-type="float" office:value="11.25" calcext:value-type="float">
            <text:p><text:s/>$ 11,25 </text:p>
          </table:table-cell>
          <table:table-cell table:style-name="ce141" office:value-type="float" office:value="4.55" calcext:value-type="float">
            <text:p><text:s/>$ 4,55 </text:p>
          </table:table-cell>
          <table:table-cell/>
          <table:table-cell table:style-name="ce127" office:value-type="float" office:value="11.25" calcext:value-type="float">
            <text:p><text:s/>$ 11,25 </text:p>
          </table:table-cell>
          <table:table-cell table:style-name="ce141" table:formula="of:=+[.M11]" office:value-type="float" office:value="11.25" calcext:value-type="float">
            <text:p><text:s/>$ 11,25 </text:p>
          </table:table-cell>
          <table:table-cell table:number-columns-repeated="1009"/>
        </table:table-row>
        <table:table-row table:style-name="ro22">
          <table:table-cell table:style-name="ce113" office:value-type="string" calcext:value-type="string">
            <text:p>Cantidad de ojales p/gruesa 144</text:p>
          </table:table-cell>
          <table:table-cell table:style-name="ce128" table:formula="of:=+[.B11]/144" office:value-type="float" office:value="0.708333333333333" calcext:value-type="float">
            <text:p>0,71</text:p>
          </table:table-cell>
          <table:table-cell table:style-name="ce142" table:formula="of:=+[.C11]/144" office:value-type="float" office:value="0.708333333333333" calcext:value-type="float">
            <text:p>0,71</text:p>
          </table:table-cell>
          <table:table-cell table:style-name="ce142" table:formula="of:=+[.D11]/120" office:value-type="float" office:value="0.383333333333333" calcext:value-type="float">
            <text:p>0,38</text:p>
          </table:table-cell>
          <table:table-cell table:number-columns-repeated="2" table:style-name="ce155" office:value-type="float" office:value="0.09" calcext:value-type="float">
            <text:p>0,09</text:p>
          </table:table-cell>
          <table:table-cell table:style-name="ce155" office:value-type="float" office:value="0.03" calcext:value-type="float">
            <text:p>0,03</text:p>
          </table:table-cell>
          <table:table-cell/>
          <table:table-cell table:style-name="ce128" table:formula="of:=+[.I11]/144" office:value-type="float" office:value="0.078125" calcext:value-type="float">
            <text:p>0,08</text:p>
          </table:table-cell>
          <table:table-cell table:style-name="ce142" table:formula="of:=+[.J11]/144" office:value-type="float" office:value="0.078125" calcext:value-type="float">
            <text:p>0,08</text:p>
          </table:table-cell>
          <table:table-cell table:style-name="ce142" office:value-type="float" office:value="0.03" calcext:value-type="float">
            <text:p>0,03</text:p>
          </table:table-cell>
          <table:table-cell/>
          <table:table-cell table:style-name="ce128" table:formula="of:=+[.M11]/144" office:value-type="float" office:value="0.078125" calcext:value-type="float">
            <text:p>0,08</text:p>
          </table:table-cell>
          <table:table-cell table:style-name="ce142" table:formula="of:=+[.N11]/144" office:value-type="float" office:value="0.078125" calcext:value-type="float">
            <text:p>0,08</text:p>
          </table:table-cell>
          <table:table-cell table:number-columns-repeated="1009"/>
        </table:table-row>
        <table:table-row table:style-name="ro22">
          <table:table-cell table:style-name="ce114" office:value-type="string" calcext:value-type="string">
            <text:p>En pesos</text:p>
          </table:table-cell>
          <table:table-cell table:style-name="ce126" table:formula="of:=+[.B12]" office:value-type="float" office:value="0.708333333333333" calcext:value-type="float">
            <text:p><text:s/>$ 0,71 </text:p>
          </table:table-cell>
          <table:table-cell table:style-name="ce140" table:formula="of:=+[.C12]" office:value-type="float" office:value="0.708333333333333" calcext:value-type="float">
            <text:p><text:s/>$ 0,71 </text:p>
          </table:table-cell>
          <table:table-cell table:style-name="ce140" table:formula="of:=+[.D12]" office:value-type="float" office:value="0.383333333333333" calcext:value-type="float">
            <text:p><text:s/>$ 0,38 </text:p>
          </table:table-cell>
          <table:table-cell table:style-name="ce154" table:formula="of:=+[.E12]" office:value-type="float" office:value="0.09" calcext:value-type="float">
            <text:p>u$s 0,09</text:p>
          </table:table-cell>
          <table:table-cell table:style-name="ce154" table:formula="of:=+[.F12]" office:value-type="float" office:value="0.09" calcext:value-type="float">
            <text:p>u$s 0,09</text:p>
          </table:table-cell>
          <table:table-cell table:style-name="ce154" table:formula="of:=+[.G12]" office:value-type="float" office:value="0.03" calcext:value-type="float">
            <text:p>u$s 0,03</text:p>
          </table:table-cell>
          <table:table-cell/>
          <table:table-cell table:style-name="ce126" table:formula="of:=+[.I12]" office:value-type="float" office:value="0.078125" calcext:value-type="float">
            <text:p><text:s/>$ 0,08 </text:p>
          </table:table-cell>
          <table:table-cell table:style-name="ce140" table:formula="of:=+[.J12]" office:value-type="float" office:value="0.078125" calcext:value-type="float">
            <text:p><text:s/>$ 0,08 </text:p>
          </table:table-cell>
          <table:table-cell table:style-name="ce140" table:formula="of:=+[.K12]" office:value-type="float" office:value="0.03" calcext:value-type="float">
            <text:p><text:s/>$ 0,03 </text:p>
          </table:table-cell>
          <table:table-cell/>
          <table:table-cell table:style-name="ce126" table:formula="of:=+[.M12]" office:value-type="float" office:value="0.078125" calcext:value-type="float">
            <text:p><text:s/>$ 0,08 </text:p>
          </table:table-cell>
          <table:table-cell table:style-name="ce140" table:formula="of:=+[.N12]" office:value-type="float" office:value="0.078125" calcext:value-type="float">
            <text:p><text:s/>$ 0,08 </text:p>
          </table:table-cell>
          <table:table-cell table:number-columns-repeated="1009"/>
        </table:table-row>
        <table:table-row table:style-name="ro22">
          <table:table-cell table:style-name="ce113" office:value-type="string" calcext:value-type="string">
            <text:p>Soga de chicote por metro</text:p>
          </table:table-cell>
          <table:table-cell table:style-name="ce127" office:value-type="float" office:value="1.83" calcext:value-type="float">
            <text:p><text:s/>$ 1,83 </text:p>
          </table:table-cell>
          <table:table-cell table:style-name="ce141" table:formula="of:=+[.B14]" office:value-type="float" office:value="1.83" calcext:value-type="float">
            <text:p><text:s/>$ 1,83 </text:p>
          </table:table-cell>
          <table:table-cell table:style-name="ce141" office:value-type="float" office:value="1.63" calcext:value-type="float">
            <text:p><text:s/>$ 1,63 </text:p>
          </table:table-cell>
          <table:table-cell table:style-name="ce153" office:value-type="float" office:value="0.16" calcext:value-type="float">
            <text:p>u$s 0,16</text:p>
          </table:table-cell>
          <table:table-cell table:style-name="ce153" table:formula="of:=+[.E14]" office:value-type="float" office:value="0.16" calcext:value-type="float">
            <text:p>u$s 0,16</text:p>
          </table:table-cell>
          <table:table-cell table:style-name="ce153" office:value-type="float" office:value="0.18" calcext:value-type="float">
            <text:p>u$s 0,18</text:p>
          </table:table-cell>
          <table:table-cell table:style-name="ce168"/>
          <table:table-cell table:style-name="ce127" office:value-type="float" office:value="0.2" calcext:value-type="float">
            <text:p><text:s/>$ 0,20 </text:p>
          </table:table-cell>
          <table:table-cell table:style-name="ce141" table:formula="of:=+[.I14]" office:value-type="float" office:value="0.2" calcext:value-type="float">
            <text:p><text:s/>$ 0,20 </text:p>
          </table:table-cell>
          <table:table-cell table:style-name="ce141" office:value-type="float" office:value="0.18" calcext:value-type="float">
            <text:p><text:s/>$ 0,18 </text:p>
          </table:table-cell>
          <table:table-cell/>
          <table:table-cell table:style-name="ce127" office:value-type="float" office:value="0.2" calcext:value-type="float">
            <text:p><text:s/>$ 0,20 </text:p>
          </table:table-cell>
          <table:table-cell table:style-name="ce141" table:formula="of:=+[.M14]" office:value-type="float" office:value="0.2" calcext:value-type="float">
            <text:p><text:s/>$ 0,20 </text:p>
          </table:table-cell>
          <table:table-cell table:number-columns-repeated="1009"/>
        </table:table-row>
        <table:table-row table:style-name="ro22">
          <table:table-cell table:style-name="ce113" office:value-type="string" calcext:value-type="string">
            <text:p>Largo de chicote</text:p>
          </table:table-cell>
          <table:table-cell table:style-name="ce128" office:value-type="float" office:value="1.65" calcext:value-type="float">
            <text:p>1,65</text:p>
          </table:table-cell>
          <table:table-cell table:number-columns-repeated="2" table:style-name="ce142" office:value-type="float" office:value="1.65" calcext:value-type="float">
            <text:p>1,65</text:p>
          </table:table-cell>
          <table:table-cell table:style-name="ce155" office:value-type="float" office:value="1.65" calcext:value-type="float">
            <text:p>1,65</text:p>
          </table:table-cell>
          <table:table-cell table:number-columns-repeated="2" table:style-name="ce142" office:value-type="float" office:value="1.65" calcext:value-type="float">
            <text:p>1,65</text:p>
          </table:table-cell>
          <table:table-cell/>
          <table:table-cell table:style-name="ce128" office:value-type="float" office:value="1.65" calcext:value-type="float">
            <text:p>1,65</text:p>
          </table:table-cell>
          <table:table-cell table:number-columns-repeated="2" table:style-name="ce142" office:value-type="float" office:value="1.65" calcext:value-type="float">
            <text:p>1,65</text:p>
          </table:table-cell>
          <table:table-cell/>
          <table:table-cell table:style-name="ce128" office:value-type="float" office:value="1.65" calcext:value-type="float">
            <text:p>1,65</text:p>
          </table:table-cell>
          <table:table-cell table:style-name="ce142" office:value-type="float" office:value="1.65" calcext:value-type="float">
            <text:p>1,65</text:p>
          </table:table-cell>
          <table:table-cell table:number-columns-repeated="1009"/>
        </table:table-row>
        <table:table-row table:style-name="ro22">
          <table:table-cell table:style-name="ce113" office:value-type="string" calcext:value-type="string">
            <text:p>Valor chicote</text:p>
          </table:table-cell>
          <table:table-cell table:style-name="ce129" table:formula="of:=+[.B14]*[.B15]" office:value-type="float" office:value="3.0195" calcext:value-type="float">
            <text:p><text:s/>$ 3,02 </text:p>
          </table:table-cell>
          <table:table-cell table:style-name="ce143" table:formula="of:=+[.C14]*[.C15]" office:value-type="float" office:value="3.0195" calcext:value-type="float">
            <text:p><text:s/>$ 3,02 </text:p>
          </table:table-cell>
          <table:table-cell table:style-name="ce143" table:formula="of:=+[.D14]*[.D15]" office:value-type="float" office:value="2.6895" calcext:value-type="float">
            <text:p><text:s/>$ 2,69 </text:p>
          </table:table-cell>
          <table:table-cell table:style-name="ce154" table:formula="of:=+[.E14]*[.E15]" office:value-type="float" office:value="0.264" calcext:value-type="float">
            <text:p>u$s 0,26</text:p>
          </table:table-cell>
          <table:table-cell table:style-name="ce154" table:formula="of:=+[.F14]*[.F15]" office:value-type="float" office:value="0.264" calcext:value-type="float">
            <text:p>u$s 0,26</text:p>
          </table:table-cell>
          <table:table-cell table:style-name="ce154" table:formula="of:=+[.G14]*[.G15]" office:value-type="float" office:value="0.297" calcext:value-type="float">
            <text:p>u$s 0,30</text:p>
          </table:table-cell>
          <table:table-cell/>
          <table:table-cell table:style-name="ce129" table:formula="of:=+[.I14]*[.I15]" office:value-type="float" office:value="0.33" calcext:value-type="float">
            <text:p><text:s/>$ 0,33 </text:p>
          </table:table-cell>
          <table:table-cell table:style-name="ce143" table:formula="of:=+[.J14]*[.J15]" office:value-type="float" office:value="0.33" calcext:value-type="float">
            <text:p><text:s/>$ 0,33 </text:p>
          </table:table-cell>
          <table:table-cell table:style-name="ce143" table:formula="of:=+[.K14]*[.K15]" office:value-type="float" office:value="0.297" calcext:value-type="float">
            <text:p><text:s/>$ 0,30 </text:p>
          </table:table-cell>
          <table:table-cell/>
          <table:table-cell table:style-name="ce129" table:formula="of:=+[.M14]*[.M15]" office:value-type="float" office:value="0.33" calcext:value-type="float">
            <text:p><text:s/>$ 0,33 </text:p>
          </table:table-cell>
          <table:table-cell table:style-name="ce143" table:formula="of:=+[.N14]*[.N15]" office:value-type="float" office:value="0.33" calcext:value-type="float">
            <text:p><text:s/>$ 0,33 </text:p>
          </table:table-cell>
          <table:table-cell table:number-columns-repeated="1009"/>
        </table:table-row>
        <table:table-row table:style-name="ro22">
          <table:table-cell table:style-name="ce115" office:value-type="string" calcext:value-type="string">
            <text:p>Soga para dobladillo el kg</text:p>
          </table:table-cell>
          <table:table-cell table:style-name="ce130" office:value-type="float" office:value="57" calcext:value-type="float">
            <text:p><text:s/>$ 57,00 </text:p>
          </table:table-cell>
          <table:table-cell table:style-name="ce144" table:number-columns-repeated="2"/>
          <table:table-cell table:style-name="ce153" office:value-type="float" office:value="6.92" calcext:value-type="float">
            <text:p>u$s 6,92</text:p>
          </table:table-cell>
          <table:table-cell table:style-name="ce144"/>
          <table:table-cell table:style-name="ce162"/>
          <table:table-cell table:style-name="ce168"/>
          <table:table-cell table:style-name="ce130" office:value-type="float" office:value="7.05" calcext:value-type="float">
            <text:p><text:s/>$ 7,05 </text:p>
          </table:table-cell>
          <table:table-cell table:style-name="ce171" table:number-columns-repeated="2"/>
          <table:table-cell table:style-name="ce172"/>
          <table:table-cell table:style-name="ce130" office:value-type="float" office:value="7.05" calcext:value-type="float">
            <text:p><text:s/>$ 7,05 </text:p>
          </table:table-cell>
          <table:table-cell table:style-name="ce171"/>
          <table:table-cell table:style-name="ce172" table:number-columns-repeated="1009"/>
        </table:table-row>
        <table:table-row table:style-name="ro22">
          <table:table-cell table:style-name="ce113" office:value-type="string" calcext:value-type="string">
            <text:p>Metros por kg</text:p>
          </table:table-cell>
          <table:table-cell table:style-name="ce128" office:value-type="float" office:value="51" calcext:value-type="float">
            <text:p>51,00</text:p>
          </table:table-cell>
          <table:table-cell table:style-name="ce142" table:number-columns-repeated="2"/>
          <table:table-cell table:style-name="ce155" office:value-type="float" office:value="50" calcext:value-type="float">
            <text:p>50,00</text:p>
          </table:table-cell>
          <table:table-cell table:style-name="ce143"/>
          <table:table-cell table:style-name="ce163"/>
          <table:table-cell/>
          <table:table-cell table:style-name="ce128" office:value-type="float" office:value="51" calcext:value-type="float">
            <text:p>51,00</text:p>
          </table:table-cell>
          <table:table-cell table:style-name="ce142" table:number-columns-repeated="2"/>
          <table:table-cell/>
          <table:table-cell table:style-name="ce128" office:value-type="float" office:value="51" calcext:value-type="float">
            <text:p>51,00</text:p>
          </table:table-cell>
          <table:table-cell table:style-name="ce142"/>
          <table:table-cell table:number-columns-repeated="1009"/>
        </table:table-row>
        <table:table-row table:style-name="ro22">
          <table:table-cell table:style-name="ce113" office:value-type="string" calcext:value-type="string">
            <text:p>Valor en dólares del metro</text:p>
          </table:table-cell>
          <table:table-cell table:style-name="ce125" table:formula="of:=+[.B17]/[.B18]" office:value-type="float" office:value="1.11764705882353" calcext:value-type="float">
            <text:p><text:s/>$ 1,12 </text:p>
          </table:table-cell>
          <table:table-cell table:style-name="ce139" table:number-columns-repeated="2"/>
          <table:table-cell table:style-name="ce154" table:formula="of:=+[.E17]/[.E18]" office:value-type="float" office:value="0.1384" calcext:value-type="float">
            <text:p>u$s 0,14</text:p>
          </table:table-cell>
          <table:table-cell table:style-name="ce139"/>
          <table:table-cell table:style-name="ce164"/>
          <table:table-cell/>
          <table:table-cell table:style-name="ce125" table:formula="of:=+[.I17]/[.I18]" office:value-type="float" office:value="0.138235294117647" calcext:value-type="float">
            <text:p><text:s/>$ 0,14 </text:p>
          </table:table-cell>
          <table:table-cell table:style-name="ce139" table:number-columns-repeated="2"/>
          <table:table-cell/>
          <table:table-cell table:style-name="ce125" table:formula="of:=+[.M17]/[.M18]" office:value-type="float" office:value="0.138235294117647" calcext:value-type="float">
            <text:p><text:s/>$ 0,14 </text:p>
          </table:table-cell>
          <table:table-cell table:style-name="ce139"/>
          <table:table-cell table:number-columns-repeated="1009"/>
        </table:table-row>
        <table:table-row table:style-name="ro22">
          <table:table-cell table:style-name="ce114" office:value-type="string" calcext:value-type="string">
            <text:p>Valor en pesos del metro</text:p>
          </table:table-cell>
          <table:table-cell table:style-name="ce131" table:formula="of:=+[.B19]*[.$D$4]" office:value-type="float" office:value="1.11764705882353" calcext:value-type="float">
            <text:p><text:s/>$ 1,12 </text:p>
          </table:table-cell>
          <table:table-cell table:style-name="ce145" table:number-columns-repeated="2"/>
          <table:table-cell table:style-name="ce154" table:formula="of:=+[.E19]*[.$D$4]" office:value-type="float" office:value="0.1384" calcext:value-type="float">
            <text:p>u$s 0,14</text:p>
          </table:table-cell>
          <table:table-cell table:style-name="ce145"/>
          <table:table-cell table:style-name="ce165"/>
          <table:table-cell/>
          <table:table-cell table:style-name="ce131" table:formula="of:=+[.I19]*[.$D$4]" office:value-type="float" office:value="0.138235294117647" calcext:value-type="float">
            <text:p><text:s/>$ 0,14 </text:p>
          </table:table-cell>
          <table:table-cell table:style-name="ce145" table:number-columns-repeated="2"/>
          <table:table-cell/>
          <table:table-cell table:style-name="ce131" table:formula="of:=+[.M19]*[.$D$4]" office:value-type="float" office:value="0.138235294117647" calcext:value-type="float">
            <text:p><text:s/>$ 0,14 </text:p>
          </table:table-cell>
          <table:table-cell table:style-name="ce145"/>
          <table:table-cell table:number-columns-repeated="1009"/>
        </table:table-row>
        <table:table-row table:style-name="ro22">
          <table:table-cell table:style-name="ce113" office:value-type="string" calcext:value-type="string">
            <text:p>Refuerzos salen 11 en 1,50 metros de ancho</text:p>
          </table:table-cell>
          <table:table-cell table:style-name="ce130" table:formula="of:=+[.B5]" office:value-type="float" office:value="51.12" calcext:value-type="float">
            <text:p><text:s/>$ 51,12 </text:p>
          </table:table-cell>
          <table:table-cell table:style-name="ce139" table:formula="of:=+[.C5]" office:value-type="float" office:value="51.12" calcext:value-type="float">
            <text:p><text:s/>$ 51,12 </text:p>
          </table:table-cell>
          <table:table-cell table:style-name="ce139" table:formula="of:=+[.D5]" office:value-type="float" office:value="51.12" calcext:value-type="float">
            <text:p><text:s/>$ 51,12 </text:p>
          </table:table-cell>
          <table:table-cell table:style-name="ce153" table:formula="of:=+[.E5]" office:value-type="float" office:value="4.84" calcext:value-type="float">
            <text:p>u$s 4,84</text:p>
          </table:table-cell>
          <table:table-cell table:style-name="ce154" table:formula="of:=+[.F5]" office:value-type="float" office:value="4.84" calcext:value-type="float">
            <text:p>u$s 4,84</text:p>
          </table:table-cell>
          <table:table-cell table:style-name="ce154" table:formula="of:=+[.G5]" office:value-type="float" office:value="4.11" calcext:value-type="float">
            <text:p>u$s 4,11</text:p>
          </table:table-cell>
          <table:table-cell/>
          <table:table-cell table:style-name="ce153" table:formula="of:=+[.I5]" office:value-type="float" office:value="3.48" calcext:value-type="float">
            <text:p>u$s 3,48</text:p>
          </table:table-cell>
          <table:table-cell table:style-name="ce153" table:formula="of:=+[.J5]" office:value-type="float" office:value="3.48" calcext:value-type="float">
            <text:p>u$s 3,48</text:p>
          </table:table-cell>
          <table:table-cell table:style-name="ce144" table:formula="of:=+[.I21]" office:value-type="float" office:value="3.48" calcext:value-type="float">
            <text:p><text:s/>$ 3,48 </text:p>
          </table:table-cell>
          <table:table-cell/>
          <table:table-cell table:style-name="ce153" table:formula="of:=+[.M5]" office:value-type="float" office:value="4.62" calcext:value-type="float">
            <text:p>u$s 4,62</text:p>
          </table:table-cell>
          <table:table-cell table:style-name="ce153" table:formula="of:=+[.N5]" office:value-type="float" office:value="4.62" calcext:value-type="float">
            <text:p>u$s 4,62</text:p>
          </table:table-cell>
          <table:table-cell table:number-columns-repeated="1009"/>
        </table:table-row>
        <table:table-row table:style-name="ro22">
          <table:table-cell table:style-name="ce113" office:value-type="string" calcext:value-type="string">
            <text:p>Altura del refuerzo</text:p>
          </table:table-cell>
          <table:table-cell table:number-columns-repeated="6" table:style-name="ce128" office:value-type="float" office:value="0.2" calcext:value-type="float">
            <text:p>0,20</text:p>
          </table:table-cell>
          <table:table-cell/>
          <table:table-cell table:number-columns-repeated="3" table:style-name="ce128" office:value-type="float" office:value="0.2" calcext:value-type="float">
            <text:p>0,20</text:p>
          </table:table-cell>
          <table:table-cell/>
          <table:table-cell table:number-columns-repeated="2" table:style-name="ce128" office:value-type="float" office:value="0.2" calcext:value-type="float">
            <text:p>0,20</text:p>
          </table:table-cell>
          <table:table-cell table:number-columns-repeated="1009"/>
        </table:table-row>
        <table:table-row table:style-name="ro22">
          <table:table-cell table:style-name="ce113" office:value-type="string" calcext:value-type="string">
            <text:p>Valor de los 20 cm</text:p>
          </table:table-cell>
          <table:table-cell table:style-name="ce125" table:formula="of:=+[.B21]*[.B22]" office:value-type="float" office:value="10.224" calcext:value-type="float">
            <text:p><text:s/>$ 10,22 </text:p>
          </table:table-cell>
          <table:table-cell table:style-name="ce139" table:formula="of:=+[.C21]*[.C22]" office:value-type="float" office:value="10.224" calcext:value-type="float">
            <text:p><text:s/>$ 10,22 </text:p>
          </table:table-cell>
          <table:table-cell table:style-name="ce139" table:formula="of:=+[.D21]*[.D22]" office:value-type="float" office:value="10.224" calcext:value-type="float">
            <text:p><text:s/>$ 10,22 </text:p>
          </table:table-cell>
          <table:table-cell table:style-name="ce154" table:formula="of:=+[.E21]*[.E22]" office:value-type="float" office:value="0.968" calcext:value-type="float">
            <text:p>u$s 0,97</text:p>
          </table:table-cell>
          <table:table-cell table:style-name="ce154" table:formula="of:=+[.F21]*[.F22]" office:value-type="float" office:value="0.968" calcext:value-type="float">
            <text:p>u$s 0,97</text:p>
          </table:table-cell>
          <table:table-cell table:style-name="ce154" table:formula="of:=+[.G21]*[.G22]" office:value-type="float" office:value="0.822" calcext:value-type="float">
            <text:p>u$s 0,82</text:p>
          </table:table-cell>
          <table:table-cell/>
          <table:table-cell table:style-name="ce125" table:formula="of:=+[.I21]*[.I22]" office:value-type="float" office:value="0.696" calcext:value-type="float">
            <text:p><text:s/>$ 0,70 </text:p>
          </table:table-cell>
          <table:table-cell table:style-name="ce139" table:formula="of:=+[.J21]*[.J22]" office:value-type="float" office:value="0.696" calcext:value-type="float">
            <text:p><text:s/>$ 0,70 </text:p>
          </table:table-cell>
          <table:table-cell table:style-name="ce139" table:formula="of:=+[.K21]*[.K22]" office:value-type="float" office:value="0.696" calcext:value-type="float">
            <text:p><text:s/>$ 0,70 </text:p>
          </table:table-cell>
          <table:table-cell/>
          <table:table-cell table:style-name="ce125" table:formula="of:=+[.M21]*[.M22]" office:value-type="float" office:value="0.924" calcext:value-type="float">
            <text:p><text:s/>$ 0,92 </text:p>
          </table:table-cell>
          <table:table-cell table:style-name="ce139" table:formula="of:=+[.N21]*[.N22]" office:value-type="float" office:value="0.924" calcext:value-type="float">
            <text:p><text:s/>$ 0,92 </text:p>
          </table:table-cell>
          <table:table-cell table:number-columns-repeated="1009"/>
        </table:table-row>
        <table:table-row table:style-name="ro22">
          <table:table-cell table:style-name="ce114" office:value-type="string" calcext:value-type="string">
            <text:p>Valor en pesos</text:p>
          </table:table-cell>
          <table:table-cell table:style-name="ce131" table:formula="of:=+[.B23]/11" office:value-type="float" office:value="0.929454545454545" calcext:value-type="float">
            <text:p><text:s/>$ 0,93 </text:p>
          </table:table-cell>
          <table:table-cell table:style-name="ce145" table:formula="of:=+[.C23]/11" office:value-type="float" office:value="0.929454545454545" calcext:value-type="float">
            <text:p><text:s/>$ 0,93 </text:p>
          </table:table-cell>
          <table:table-cell table:style-name="ce145" table:formula="of:=+[.D23]/21" office:value-type="float" office:value="0.486857142857143" calcext:value-type="float">
            <text:p><text:s/>$ 0,49 </text:p>
          </table:table-cell>
          <table:table-cell table:style-name="ce154" table:formula="of:=+[.E23]/11" office:value-type="float" office:value="0.088" calcext:value-type="float">
            <text:p>u$s 0,09</text:p>
          </table:table-cell>
          <table:table-cell table:style-name="ce154" table:formula="of:=+[.F23]/11" office:value-type="float" office:value="0.088" calcext:value-type="float">
            <text:p>u$s 0,09</text:p>
          </table:table-cell>
          <table:table-cell table:style-name="ce154" table:formula="of:=+[.G23]/21" office:value-type="float" office:value="0.0391428571428571" calcext:value-type="float">
            <text:p>u$s 0,04</text:p>
          </table:table-cell>
          <table:table-cell/>
          <table:table-cell table:style-name="ce131" table:formula="of:=+[.I23]/11" office:value-type="float" office:value="0.0632727272727273" calcext:value-type="float">
            <text:p><text:s/>$ 0,06 </text:p>
          </table:table-cell>
          <table:table-cell table:style-name="ce145" table:formula="of:=+[.J23]/11" office:value-type="float" office:value="0.0632727272727273" calcext:value-type="float">
            <text:p><text:s/>$ 0,06 </text:p>
          </table:table-cell>
          <table:table-cell table:style-name="ce145" table:formula="of:=+[.K23]/21" office:value-type="float" office:value="0.0331428571428571" calcext:value-type="float">
            <text:p><text:s/>$ 0,03 </text:p>
          </table:table-cell>
          <table:table-cell/>
          <table:table-cell table:style-name="ce131" table:formula="of:=+[.M23]/11" office:value-type="float" office:value="0.084" calcext:value-type="float">
            <text:p><text:s/>$ 0,08 </text:p>
          </table:table-cell>
          <table:table-cell table:style-name="ce145" table:formula="of:=+[.N23]/11" office:value-type="float" office:value="0.084" calcext:value-type="float">
            <text:p><text:s/>$ 0,08 </text:p>
          </table:table-cell>
          <table:table-cell table:number-columns-repeated="1009"/>
        </table:table-row>
        <table:table-row table:style-name="ro22">
          <table:table-cell table:style-name="ce114" office:value-type="string" calcext:value-type="string">
            <text:p>Total sin mano de obra</text:p>
          </table:table-cell>
          <table:table-cell table:style-name="ce131"/>
          <table:table-cell table:style-name="ce145" table:number-columns-repeated="2"/>
          <table:table-cell table:style-name="ce154" table:formula="of:=+[.E10]+[.E13]+[.E16]+[.E20]+[.E24]" office:value-type="float" office:value="3.8716" calcext:value-type="float">
            <text:p>u$s 3,87</text:p>
          </table:table-cell>
          <table:table-cell table:style-name="ce154" table:formula="of:=+[.F10]+[.F13]+[.F16]+[.F20]+[.F24]" office:value-type="float" office:value="3.7332" calcext:value-type="float">
            <text:p>u$s 3,73</text:p>
          </table:table-cell>
          <table:table-cell table:style-name="ce154" table:formula="of:=+[.G10]+[.G13]+[.G16]+[.G20]+[.G24]" office:value-type="float" office:value="3.16094285714286" calcext:value-type="float">
            <text:p>u$s 3,16</text:p>
          </table:table-cell>
          <table:table-cell/>
          <table:table-cell table:style-name="ce154" table:formula="of:=+[.I10]+[.I13]+[.I16]+[.I20]+[.I24]" office:value-type="float" office:value="2.97603302139037" calcext:value-type="float">
            <text:p>u$s 2,98</text:p>
          </table:table-cell>
          <table:table-cell table:style-name="ce154" table:formula="of:=+[.J10]+[.J13]+[.J16]+[.J20]+[.J24]" office:value-type="float" office:value="2.83779772727273" calcext:value-type="float">
            <text:p>u$s 2,84</text:p>
          </table:table-cell>
          <table:table-cell table:style-name="ce154" table:formula="of:=+[.K10]+[.K13]+[.K16]+[.K20]+[.K24]" office:value-type="float" office:value="2.72654285714286" calcext:value-type="float">
            <text:p>u$s 2,73</text:p>
          </table:table-cell>
          <table:table-cell/>
          <table:table-cell table:style-name="ce154" table:formula="of:=+[.M10]+[.M13]+[.M16]+[.M20]+[.M24]" office:value-type="float" office:value="3.77196029411765" calcext:value-type="float">
            <text:p>u$s 3,77</text:p>
          </table:table-cell>
          <table:table-cell table:style-name="ce154" table:formula="of:=+[.N10]+[.N13]+[.N16]+[.N20]+[.N24]" office:value-type="float" office:value="3.633725" calcext:value-type="float">
            <text:p>u$s 3,63</text:p>
          </table:table-cell>
          <table:table-cell table:number-columns-repeated="1009"/>
        </table:table-row>
        <table:table-row table:style-name="ro22">
          <table:table-cell table:style-name="ce116" office:value-type="string" calcext:value-type="string">
            <text:p>Flete</text:p>
          </table:table-cell>
          <table:table-cell table:style-name="ce132"/>
          <table:table-cell table:style-name="ce146" table:number-columns-repeated="2"/>
          <table:table-cell table:style-name="ce156" office:value-type="float" office:value="0.07" calcext:value-type="float">
            <text:p>u$s 0,07</text:p>
          </table:table-cell>
          <table:table-cell table:style-name="ce156" table:formula="of:=+[.E26]" office:value-type="float" office:value="0.07" calcext:value-type="float">
            <text:p>u$s 0,07</text:p>
          </table:table-cell>
          <table:table-cell table:style-name="ce156" table:formula="of:=+[.E26]" office:value-type="float" office:value="0.07" calcext:value-type="float">
            <text:p>u$s 0,07</text:p>
          </table:table-cell>
          <table:table-cell table:style-name="ce169"/>
          <table:table-cell table:style-name="ce156" office:value-type="float" office:value="0.07" calcext:value-type="float">
            <text:p>u$s 0,07</text:p>
          </table:table-cell>
          <table:table-cell table:style-name="ce156" table:formula="of:=+[.I26]" office:value-type="float" office:value="0.07" calcext:value-type="float">
            <text:p>u$s 0,07</text:p>
          </table:table-cell>
          <table:table-cell table:style-name="ce156" table:formula="of:=+[.I26]" office:value-type="float" office:value="0.07" calcext:value-type="float">
            <text:p>u$s 0,07</text:p>
          </table:table-cell>
          <table:table-cell table:style-name="ce173"/>
          <table:table-cell table:style-name="ce156" office:value-type="float" office:value="0.07" calcext:value-type="float">
            <text:p>u$s 0,07</text:p>
          </table:table-cell>
          <table:table-cell table:style-name="ce156" table:formula="of:=+[.M26]" office:value-type="float" office:value="0.07" calcext:value-type="float">
            <text:p>u$s 0,07</text:p>
          </table:table-cell>
          <table:table-cell table:style-name="ce173" table:number-columns-repeated="1009"/>
        </table:table-row>
        <table:table-row table:style-name="ro22">
          <table:table-cell table:style-name="ce113" office:value-type="string" calcext:value-type="string">
            <office:annotation office:display="true" draw:style-name="gr63" draw:text-style-name="P5" svg:width="56.74mm" svg:height="86.65mm" svg:x="46.8mm" svg:y="356.28mm" draw:caption-point-x="22.47mm" draw:caption-point-y="-231.58mm">
              <dc:date>2019-12-02T00:00:00</dc:date>
              <text:p text:style-name="P4"><text:span text:style-name="T1">P</text:span><text:span text:style-name="T2">ARTICULAR3:</text:span></text:p>
              <text:p text:style-name="P4"><text:span text:style-name="T3">((Total de sueldos más cargas sociales y sindicales * 13 meses (aguinaldo) + Sueldo de Gerente * 12) + (gastos * 12)</text:span></text:p>
              <text:p text:style-name="P4"><text:span text:style-name="T3">/ 12 meses que se trabajan / 19 días por mes / 8 hs por día/ 6 personas / 60 minutos </text:span></text:p>
              <text:p text:style-name="P4"><text:span text:style-name="T3">Daría el valor por minuto por una persona</text:span></text:p>
              <text:p text:style-name="P4"><text:span text:style-name="T3">* 6 minutos que se calcula el tiempo por metro cuadrado de una persona</text:span></text:p>
              <text:p text:style-name="P4"><text:span text:style-name="T3"/></text:p>
              <text:p text:style-name="P4"><text:span text:style-name="T3">* * * * * * * * * <text:s/>* * * * * * <text:s/></text:span></text:p>
              <text:p text:style-name="P4"><text:span text:style-name="T3"/></text:p>
              <text:p text:style-name="P4"><text:span text:style-name="T3">+ Gastos fijos Mensuales * 12 ) / 11 meses que se trabajan / 21 días al mes / 8 hs. Por día <text:s/>que trabajan / 6 que son <text:s/>los empleados </text:span></text:p>
              <text:p text:style-name="P4"><text:span text:style-name="T3">esto da el valor hora</text:span></text:p>
              <text:p text:style-name="P4"><text:span text:style-name="T3">/ 60 es el valor minuto</text:span></text:p>
              <text:p text:style-name="P4"><text:span text:style-name="T3">El metro cuadrado de lona se calcula 7 minutos por lo que lo multiplicamos por 7</text:span></text:p>
              <text:p text:style-name="P4"><text:span text:style-name="T3"/></text:p>
            </office:annotation>
            <text:p>Mano de obra p/m2 de 1 pers. (5 min)</text:p>
          </table:table-cell>
          <table:table-cell table:style-name="ce130" office:value-type="float" office:value="17" calcext:value-type="float">
            <text:p><text:s/>$ 17,00 </text:p>
          </table:table-cell>
          <table:table-cell table:style-name="ce139" table:formula="of:=+[.B27]" office:value-type="float" office:value="17" calcext:value-type="float">
            <text:p><text:s/>$ 17,00 </text:p>
          </table:table-cell>
          <table:table-cell table:style-name="ce144" table:formula="of:=+[.B27]" office:value-type="float" office:value="17" calcext:value-type="float">
            <text:p><text:s/>$ 17,00 </text:p>
          </table:table-cell>
          <table:table-cell table:style-name="ce153" office:value-type="float" office:value="1.46" calcext:value-type="float">
            <text:p>u$s 1,46</text:p>
          </table:table-cell>
          <table:table-cell table:style-name="ce153" table:formula="of:=+[.E27]" office:value-type="float" office:value="1.46" calcext:value-type="float">
            <text:p>u$s 1,46</text:p>
          </table:table-cell>
          <table:table-cell table:style-name="ce153" office:value-type="float" office:value="1.46" calcext:value-type="float">
            <text:p>u$s 1,46</text:p>
          </table:table-cell>
          <table:table-cell/>
          <table:table-cell table:style-name="ce130" office:value-type="float" office:value="1.46" calcext:value-type="float">
            <text:p><text:s/>$ 1,46 </text:p>
          </table:table-cell>
          <table:table-cell table:style-name="ce144" table:formula="of:=+[.I27]" office:value-type="float" office:value="1.46" calcext:value-type="float">
            <text:p><text:s/>$ 1,46 </text:p>
          </table:table-cell>
          <table:table-cell table:style-name="ce144" office:value-type="float" office:value="1.46" calcext:value-type="float">
            <text:p><text:s/>$ 1,46 </text:p>
          </table:table-cell>
          <table:table-cell/>
          <table:table-cell table:style-name="ce130" office:value-type="float" office:value="1.46" calcext:value-type="float">
            <text:p><text:s/>$ 1,46 </text:p>
          </table:table-cell>
          <table:table-cell table:style-name="ce144" table:formula="of:=+[.M27]" office:value-type="float" office:value="1.46" calcext:value-type="float">
            <text:p><text:s/>$ 1,46 </text:p>
          </table:table-cell>
          <table:table-cell table:number-columns-repeated="1009"/>
        </table:table-row>
        <table:table-row table:style-name="ro22">
          <table:table-cell table:style-name="ce114" office:value-type="string" calcext:value-type="string">
            <text:p>Mano de obra en pesos</text:p>
          </table:table-cell>
          <table:table-cell table:style-name="ce131" table:formula="of:=+[.B27]*[.$D$4]" office:value-type="float" office:value="17" calcext:value-type="float">
            <text:p><text:s/>$ 17,00 </text:p>
          </table:table-cell>
          <table:table-cell table:style-name="ce145" table:formula="of:=+[.C27]*[.$D$4]" office:value-type="float" office:value="17" calcext:value-type="float">
            <text:p><text:s/>$ 17,00 </text:p>
          </table:table-cell>
          <table:table-cell table:style-name="ce145" table:formula="of:=+[.D27]*[.$D$4]" office:value-type="float" office:value="17" calcext:value-type="float">
            <text:p><text:s/>$ 17,00 </text:p>
          </table:table-cell>
          <table:table-cell table:style-name="ce154" table:formula="of:=+[.E27]*[.$D$4]" office:value-type="float" office:value="1.46" calcext:value-type="float">
            <text:p>u$s 1,46</text:p>
          </table:table-cell>
          <table:table-cell table:style-name="ce154" table:formula="of:=+[.F27]*[.$D$4]" office:value-type="float" office:value="1.46" calcext:value-type="float">
            <text:p>u$s 1,46</text:p>
          </table:table-cell>
          <table:table-cell table:style-name="ce154" table:formula="of:=+[.G27]*[.$D$4]" office:value-type="float" office:value="1.46" calcext:value-type="float">
            <text:p>u$s 1,46</text:p>
          </table:table-cell>
          <table:table-cell/>
          <table:table-cell table:style-name="ce131" table:formula="of:=+[.I27]*[.$D$4]" office:value-type="float" office:value="1.46" calcext:value-type="float">
            <text:p><text:s/>$ 1,46 </text:p>
          </table:table-cell>
          <table:table-cell table:style-name="ce145" table:formula="of:=+[.J27]*[.$D$4]" office:value-type="float" office:value="1.46" calcext:value-type="float">
            <text:p><text:s/>$ 1,46 </text:p>
          </table:table-cell>
          <table:table-cell table:style-name="ce145" table:formula="of:=+[.K27]*[.$D$4]" office:value-type="float" office:value="1.46" calcext:value-type="float">
            <text:p><text:s/>$ 1,46 </text:p>
          </table:table-cell>
          <table:table-cell/>
          <table:table-cell table:style-name="ce131" table:formula="of:=+[.M27]*[.$D$4]" office:value-type="float" office:value="1.46" calcext:value-type="float">
            <text:p><text:s/>$ 1,46 </text:p>
          </table:table-cell>
          <table:table-cell table:style-name="ce145" table:formula="of:=+[.N27]*[.$D$4]" office:value-type="float" office:value="1.46" calcext:value-type="float">
            <text:p><text:s/>$ 1,46 </text:p>
          </table:table-cell>
          <table:table-cell table:number-columns-repeated="1009"/>
        </table:table-row>
        <table:table-row table:style-name="ro22">
          <table:table-cell table:style-name="ce114" office:value-type="string" calcext:value-type="string">
            <text:p>Valor del metro en Pesos</text:p>
          </table:table-cell>
          <table:table-cell table:style-name="ce131" table:formula="of:=+[.B10]+[.B13]+[.B16]+[.B20]+[.B24]+[.B28]" office:value-type="float" office:value="57.5365349376114" calcext:value-type="float">
            <text:p><text:s/>$ 57,54 </text:p>
          </table:table-cell>
          <table:table-cell table:style-name="ce145" table:formula="of:=+[.C10]+[.C13]+[.C16]+[.C20]+[.C24]+[.C28]" office:value-type="float" office:value="56.4188878787879" calcext:value-type="float">
            <text:p><text:s/>$ 56,42 </text:p>
          </table:table-cell>
          <table:table-cell table:style-name="ce145" table:formula="of:=+[.D10]+[.D13]+[.D16]+[.D20]+[.D24]+[.D28]" office:value-type="float" office:value="55.3212904761905" calcext:value-type="float">
            <text:p><text:s/>$ 55,32 </text:p>
          </table:table-cell>
          <table:table-cell table:style-name="ce154" table:formula="of:=+[.E10]+[.E13]+[.E16]+[.E20]+[.E24]+[.E28]+[.E26]" office:value-type="float" office:value="5.4016" calcext:value-type="float">
            <text:p>u$s 5,40</text:p>
          </table:table-cell>
          <table:table-cell table:style-name="ce154" table:formula="of:=+[.F10]+[.F13]+[.F16]+[.F20]+[.F24]+[.F28]+[.F26]" office:value-type="float" office:value="5.2632" calcext:value-type="float">
            <text:p>u$s 5,26</text:p>
          </table:table-cell>
          <table:table-cell table:style-name="ce154" table:formula="of:=+[.G10]+[.G13]+[.G16]+[.G20]+[.G24]+[.G28]+[.G26]" office:value-type="float" office:value="4.69094285714286" calcext:value-type="float">
            <text:p>u$s 4,69</text:p>
          </table:table-cell>
          <table:table-cell/>
          <table:table-cell table:style-name="ce131" table:formula="of:=+[.I10]+[.I13]+[.I16]+[.I20]+[.I24]+[.I28]" office:value-type="float" office:value="4.43603302139037" calcext:value-type="float">
            <text:p><text:s/>$ 4,44 </text:p>
          </table:table-cell>
          <table:table-cell table:style-name="ce145" table:formula="of:=+[.J10]+[.J13]+[.J16]+[.J20]+[.J24]+[.J28]" office:value-type="float" office:value="4.29779772727273" calcext:value-type="float">
            <text:p><text:s/>$ 4,30 </text:p>
          </table:table-cell>
          <table:table-cell table:style-name="ce145" table:formula="of:=+[.K10]+[.K13]+[.K16]+[.K20]+[.K24]+[.K28]" office:value-type="float" office:value="4.18654285714286" calcext:value-type="float">
            <text:p><text:s/>$ 4,19 </text:p>
          </table:table-cell>
          <table:table-cell/>
          <table:table-cell table:style-name="ce131" table:formula="of:=+[.M10]+[.M13]+[.M16]+[.M20]+[.M24]+[.M28]" office:value-type="float" office:value="5.23196029411765" calcext:value-type="float">
            <text:p><text:s/>$ 5,23 </text:p>
          </table:table-cell>
          <table:table-cell table:style-name="ce145" table:formula="of:=+[.N10]+[.N13]+[.N16]+[.N20]+[.N24]+[.N28]" office:value-type="float" office:value="5.093725" calcext:value-type="float">
            <text:p><text:s/>$ 5,09 </text:p>
          </table:table-cell>
          <table:table-cell table:number-columns-repeated="1009"/>
        </table:table-row>
        <table:table-row table:style-name="ro22">
          <table:table-cell table:style-name="ce117" office:value-type="string" office:string-value="Porcentaje ganancia" calcext:value-type="string">
            <text:p>Porcentaje ganancia </text:p>
          </table:table-cell>
          <table:table-cell table:style-name="ce133" office:value-type="float" office:value="38" calcext:value-type="float">
            <text:p>38,00 </text:p>
          </table:table-cell>
          <table:table-cell table:style-name="ce147" office:value-type="float" office:value="33" calcext:value-type="float">
            <text:p>33,00 </text:p>
          </table:table-cell>
          <table:table-cell table:style-name="ce147" office:value-type="float" office:value="27" calcext:value-type="float">
            <text:p>27,00 </text:p>
          </table:table-cell>
          <table:table-cell table:style-name="ce157" office:value-type="float" office:value="35" calcext:value-type="float">
            <text:p>35,00 </text:p>
          </table:table-cell>
          <table:table-cell table:style-name="ce160" office:value-type="float" office:value="30" calcext:value-type="float">
            <text:p>30,00 </text:p>
          </table:table-cell>
          <table:table-cell table:style-name="ce166" office:value-type="float" office:value="30" calcext:value-type="float">
            <text:p>30,00 </text:p>
          </table:table-cell>
          <table:table-cell/>
          <table:table-cell table:style-name="ce133" office:value-type="float" office:value="35" calcext:value-type="float">
            <text:p>35,00 </text:p>
          </table:table-cell>
          <table:table-cell table:number-columns-repeated="2" table:style-name="ce147" office:value-type="float" office:value="30" calcext:value-type="float">
            <text:p>30,00 </text:p>
          </table:table-cell>
          <table:table-cell/>
          <table:table-cell table:style-name="ce133" office:value-type="float" office:value="35" calcext:value-type="float">
            <text:p>35,00 </text:p>
          </table:table-cell>
          <table:table-cell table:style-name="ce147" office:value-type="float" office:value="30" calcext:value-type="float">
            <text:p>30,00 </text:p>
          </table:table-cell>
          <table:table-cell table:number-columns-repeated="1009"/>
        </table:table-row>
        <table:table-row table:style-name="ro22">
          <table:table-cell table:style-name="ce114" office:value-type="string" calcext:value-type="string">
            <text:p>Ganancia en pesos</text:p>
          </table:table-cell>
          <table:table-cell table:style-name="ce131" table:formula="of:=+[.B29]*[.B30]/100" office:value-type="float" office:value="21.8638832762923" calcext:value-type="float">
            <text:p><text:s/>$ 21,86 </text:p>
          </table:table-cell>
          <table:table-cell table:style-name="ce145" table:formula="of:=+[.C29]*[.C30]/100" office:value-type="float" office:value="18.618233" calcext:value-type="float">
            <text:p><text:s/>$ 18,62 </text:p>
          </table:table-cell>
          <table:table-cell table:style-name="ce145" table:formula="of:=+[.D29]*[.D30]/100" office:value-type="float" office:value="14.9367484285714" calcext:value-type="float">
            <text:p><text:s/>$ 14,94 </text:p>
          </table:table-cell>
          <table:table-cell table:style-name="ce154" table:formula="of:=+[.E29]*[.E30]/100" office:value-type="float" office:value="1.89056" calcext:value-type="float">
            <text:p>u$s 1,89</text:p>
          </table:table-cell>
          <table:table-cell table:style-name="ce154" table:formula="of:=+[.F29]*[.F30]/100" office:value-type="float" office:value="1.57896" calcext:value-type="float">
            <text:p>u$s 1,58</text:p>
          </table:table-cell>
          <table:table-cell table:style-name="ce154" table:formula="of:=+[.G29]*[.G30]/100" office:value-type="float" office:value="1.40728285714286" calcext:value-type="float">
            <text:p>u$s 1,41</text:p>
          </table:table-cell>
          <table:table-cell/>
          <table:table-cell table:style-name="ce131" table:formula="of:=+[.I29]*[.I30]/100" office:value-type="float" office:value="1.55261155748663" calcext:value-type="float">
            <text:p><text:s/>$ 1,55 </text:p>
          </table:table-cell>
          <table:table-cell table:style-name="ce145" table:formula="of:=+[.J29]*[.J30]/100" office:value-type="float" office:value="1.28933931818182" calcext:value-type="float">
            <text:p><text:s/>$ 1,29 </text:p>
          </table:table-cell>
          <table:table-cell table:style-name="ce145" table:formula="of:=+[.K29]*[.K30]/100" office:value-type="float" office:value="1.25596285714286" calcext:value-type="float">
            <text:p><text:s/>$ 1,26 </text:p>
          </table:table-cell>
          <table:table-cell/>
          <table:table-cell table:style-name="ce131" table:formula="of:=+[.M29]*[.M30]/100" office:value-type="float" office:value="1.83118610294118" calcext:value-type="float">
            <text:p><text:s/>$ 1,83 </text:p>
          </table:table-cell>
          <table:table-cell table:style-name="ce145" table:formula="of:=+[.N29]*[.N30]/100" office:value-type="float" office:value="1.5281175" calcext:value-type="float">
            <text:p><text:s/>$ 1,53 </text:p>
          </table:table-cell>
          <table:table-cell table:number-columns-repeated="1009"/>
        </table:table-row>
        <table:table-row table:style-name="ro22">
          <table:table-cell table:style-name="ce114" office:value-type="string" calcext:value-type="string">
            <text:p>Importe en pesos sin impuestos</text:p>
          </table:table-cell>
          <table:table-cell table:style-name="ce131" table:formula="of:=+[.B29]+[.B31]" office:value-type="float" office:value="79.4004182139038" calcext:value-type="float">
            <text:p><text:s/>$ 79,40 </text:p>
          </table:table-cell>
          <table:table-cell table:style-name="ce145" table:formula="of:=+[.C29]+[.C31]" office:value-type="float" office:value="75.0371208787879" calcext:value-type="float">
            <text:p><text:s/>$ 75,04 </text:p>
          </table:table-cell>
          <table:table-cell table:style-name="ce145" table:formula="of:=+[.D29]+[.D31]" office:value-type="float" office:value="70.2580389047619" calcext:value-type="float">
            <text:p><text:s/>$ 70,26 </text:p>
          </table:table-cell>
          <table:table-cell table:style-name="ce154" table:formula="of:=+[.E29]+[.E31]" office:value-type="float" office:value="7.29216" calcext:value-type="float">
            <text:p>u$s 7,29</text:p>
          </table:table-cell>
          <table:table-cell table:style-name="ce154" table:formula="of:=+[.F29]+[.F31]" office:value-type="float" office:value="6.84216" calcext:value-type="float">
            <text:p>u$s 6,84</text:p>
          </table:table-cell>
          <table:table-cell table:style-name="ce154" table:formula="of:=+[.G29]+[.G31]" office:value-type="float" office:value="6.09822571428572" calcext:value-type="float">
            <text:p>u$s 6,10</text:p>
          </table:table-cell>
          <table:table-cell/>
          <table:table-cell table:style-name="ce131" table:formula="of:=+[.I29]+[.I31]" office:value-type="float" office:value="5.98864457887701" calcext:value-type="float">
            <text:p><text:s/>$ 5,99 </text:p>
          </table:table-cell>
          <table:table-cell table:style-name="ce145" table:formula="of:=+[.J29]+[.J31]" office:value-type="float" office:value="5.58713704545455" calcext:value-type="float">
            <text:p><text:s/>$ 5,59 </text:p>
          </table:table-cell>
          <table:table-cell table:style-name="ce145" table:formula="of:=+[.K29]+[.K31]" office:value-type="float" office:value="5.44250571428572" calcext:value-type="float">
            <text:p><text:s/>$ 5,44 </text:p>
          </table:table-cell>
          <table:table-cell/>
          <table:table-cell table:style-name="ce131" table:formula="of:=+[.M29]+[.M31]" office:value-type="float" office:value="7.06314639705882" calcext:value-type="float">
            <text:p><text:s/>$ 7,06 </text:p>
          </table:table-cell>
          <table:table-cell table:style-name="ce145" table:formula="of:=+[.N29]+[.N31]" office:value-type="float" office:value="6.6218425" calcext:value-type="float">
            <text:p><text:s/>$ 6,62 </text:p>
          </table:table-cell>
          <table:table-cell table:number-columns-repeated="1009"/>
        </table:table-row>
        <table:table-row table:style-name="ro22">
          <table:table-cell table:style-name="ce114" office:value-type="string" calcext:value-type="string">
            <text:p>Importe de impuestos</text:p>
          </table:table-cell>
          <table:table-cell table:style-name="ce131" table:formula="of:=+[.B32]*24.5/100" office:value-type="float" office:value="19.4531024624064" calcext:value-type="float">
            <text:p><text:s/>$ 19,45 </text:p>
          </table:table-cell>
          <table:table-cell table:style-name="ce131" table:formula="of:=+[.C32]*24.5/100" office:value-type="float" office:value="18.384094615303" calcext:value-type="float">
            <text:p><text:s/>$ 18,38 </text:p>
          </table:table-cell>
          <table:table-cell table:style-name="ce131" table:formula="of:=+[.D32]*24.5/100" office:value-type="float" office:value="17.2132195316667" calcext:value-type="float">
            <text:p><text:s/>$ 17,21 </text:p>
          </table:table-cell>
          <table:table-cell table:style-name="ce131" table:formula="of:=+[.E32]*24.5/100" office:value-type="float" office:value="1.7865792" calcext:value-type="float">
            <text:p><text:s/>$ 1,79 </text:p>
          </table:table-cell>
          <table:table-cell table:style-name="ce131" table:formula="of:=+[.F32]*24.5/100" office:value-type="float" office:value="1.6763292" calcext:value-type="float">
            <text:p><text:s/>$ 1,68 </text:p>
          </table:table-cell>
          <table:table-cell table:style-name="ce131" table:formula="of:=+[.G32]*24.5/100" office:value-type="float" office:value="1.4940653" calcext:value-type="float">
            <text:p><text:s/>$ 1,49 </text:p>
          </table:table-cell>
          <table:table-cell/>
          <table:table-cell table:style-name="ce131" table:formula="of:=+[.I32]*24.5/100" office:value-type="float" office:value="1.46721792182487" calcext:value-type="float">
            <text:p><text:s/>$ 1,47 </text:p>
          </table:table-cell>
          <table:table-cell table:style-name="ce131" table:formula="of:=+[.J32]*24.5/100" office:value-type="float" office:value="1.36884857613636" calcext:value-type="float">
            <text:p><text:s/>$ 1,37 </text:p>
          </table:table-cell>
          <table:table-cell table:style-name="ce131" table:formula="of:=+[.K32]*24.5/100" office:value-type="float" office:value="1.3334139" calcext:value-type="float">
            <text:p><text:s/>$ 1,33 </text:p>
          </table:table-cell>
          <table:table-cell/>
          <table:table-cell table:style-name="ce131" table:formula="of:=+[.M32]*24.5/100" office:value-type="float" office:value="1.73047086727941" calcext:value-type="float">
            <text:p><text:s/>$ 1,73 </text:p>
          </table:table-cell>
          <table:table-cell table:style-name="ce131" table:formula="of:=+[.N32]*24.5/100" office:value-type="float" office:value="1.6223514125" calcext:value-type="float">
            <text:p><text:s/>$ 1,62 </text:p>
          </table:table-cell>
          <table:table-cell table:number-columns-repeated="1009"/>
        </table:table-row>
        <table:table-row table:style-name="ro22">
          <table:table-cell table:style-name="ce118" office:value-type="string" calcext:value-type="string">
            <text:p>Impuestos 24,5 % en pesos</text:p>
          </table:table-cell>
          <table:table-cell table:style-name="ce134" table:formula="of:=+106*1.12" office:value-type="float" office:value="118.72" calcext:value-type="float">
            <text:p><text:s/>$ 118,72 </text:p>
          </table:table-cell>
          <table:table-cell table:style-name="ce134" table:formula="of:=+99*1.12" office:value-type="float" office:value="110.88" calcext:value-type="float">
            <text:p><text:s/>$ 110,88 </text:p>
          </table:table-cell>
          <table:table-cell table:style-name="ce134" table:formula="of:=+90*1.12" office:value-type="float" office:value="100.8" calcext:value-type="float">
            <text:p><text:s/>$ 100,80 </text:p>
          </table:table-cell>
          <table:table-cell table:style-name="ce134" table:formula="of:=+[.E32]*1.245" office:value-type="float" office:value="9.0787392" calcext:value-type="float">
            <text:p><text:s/>$ 9,08 </text:p>
          </table:table-cell>
          <table:table-cell table:style-name="ce134" table:formula="of:=+[.F32]*1.245" office:value-type="float" office:value="8.5184892" calcext:value-type="float">
            <text:p><text:s/>$ 8,52 </text:p>
          </table:table-cell>
          <table:table-cell table:style-name="ce134" table:formula="of:=+[.G32]*1.245" office:value-type="float" office:value="7.59229101428572" calcext:value-type="float">
            <text:p><text:s/>$ 7,59 </text:p>
          </table:table-cell>
          <table:table-cell/>
          <table:table-cell table:style-name="ce134" table:formula="of:=+[.I33]+[.I32]" office:value-type="float" office:value="7.45586250070187" calcext:value-type="float">
            <text:p><text:s/>$ 7,46 </text:p>
          </table:table-cell>
          <table:table-cell table:style-name="ce134" table:formula="of:=+[.J33]+[.J32]" office:value-type="float" office:value="6.95598562159091" calcext:value-type="float">
            <text:p><text:s/>$ 6,96 </text:p>
          </table:table-cell>
          <table:table-cell table:style-name="ce134" table:formula="of:=+[.K33]+[.K32]" office:value-type="float" office:value="6.77591961428572" calcext:value-type="float">
            <text:p><text:s/>$ 6,78 </text:p>
          </table:table-cell>
          <table:table-cell/>
          <table:table-cell table:style-name="ce134" table:formula="of:=+[.M33]+[.M32]" office:value-type="float" office:value="8.79361726433823" calcext:value-type="float">
            <text:p><text:s/>$ 8,79 </text:p>
          </table:table-cell>
          <table:table-cell table:style-name="ce134" table:formula="of:=+[.N33]+[.N32]" office:value-type="float" office:value="8.2441939125" calcext:value-type="float">
            <text:p><text:s/>$ 8,24 </text:p>
          </table:table-cell>
          <table:table-cell table:number-columns-repeated="3"/>
          <table:table-cell office:value-type="string" calcext:value-type="string">
            <text:p>a partir del 20-11-2015 tomamos el costo por 2</text:p>
          </table:table-cell>
          <table:table-cell table:number-columns-repeated="1005"/>
        </table:table-row>
        <table:table-row table:style-name="ro23">
          <table:table-cell table:style-name="ce119" office:value-type="string" calcext:value-type="string">
            <text:p>Valor en pesos</text:p>
          </table:table-cell>
          <table:table-cell table:style-name="ce135" table:number-columns-repeated="3"/>
          <table:table-cell table:style-name="ce158" table:formula="of:=+[.E34]*[.$G$4]" office:value-type="float" office:value="853.4014848" calcext:value-type="float">
            <text:p><text:s/>$ 853,40 </text:p>
          </table:table-cell>
          <table:table-cell table:style-name="ce158" table:formula="of:=+[.F34]*[.$G$4]" office:value-type="float" office:value="800.7379848" calcext:value-type="float">
            <text:p><text:s/>$ 800,74 </text:p>
          </table:table-cell>
          <table:table-cell table:style-name="ce158" table:formula="of:=+[.G34]*[.$G$4]" office:value-type="float" office:value="713.675355342858" calcext:value-type="float">
            <text:p><text:s/>$ 713,68 </text:p>
          </table:table-cell>
          <table:table-cell table:style-name="ce170"/>
          <table:table-cell table:style-name="ce158" table:formula="of:=+[.I34]*[.$K$4]" office:value-type="float" office:value="700.851075065976" calcext:value-type="float">
            <text:p><text:s/>$ 700,85 </text:p>
          </table:table-cell>
          <table:table-cell table:style-name="ce158" table:formula="of:=+[.J34]*[.$K$4]" office:value-type="float" office:value="653.862648429546" calcext:value-type="float">
            <text:p><text:s/>$ 653,86 </text:p>
          </table:table-cell>
          <table:table-cell table:style-name="ce158" table:formula="of:=+[.K34]*[.$K$4]" office:value-type="float" office:value="636.936443742858" calcext:value-type="float">
            <text:p><text:s/>$ 636,94 </text:p>
          </table:table-cell>
          <table:table-cell table:style-name="ce170"/>
          <table:table-cell table:style-name="ce158" table:formula="of:=+[.M34]*[.$K$4]" office:value-type="float" office:value="826.600022847794" calcext:value-type="float">
            <text:p><text:s/>$ 826,60 </text:p>
          </table:table-cell>
          <table:table-cell table:style-name="ce158" table:formula="of:=+[.N34]*[.$K$4]" office:value-type="float" office:value="774.954227775" calcext:value-type="float">
            <text:p><text:s/>$ 774,95 </text:p>
          </table:table-cell>
          <table:table-cell table:style-name="ce170" table:number-columns-repeated="1009"/>
        </table:table-row>
        <table:table-row table:style-name="ro2">
          <table:table-cell table:style-name="ce120" office:value-type="string" calcext:value-type="string">
            <text:p>Lona 6 x 4</text:p>
          </table:table-cell>
          <table:table-cell table:formula="of:=+[.B34]*6*4" office:value-type="float" office:value="2849.28" calcext:value-type="float">
            <text:p><text:s/>$ 2.849,28 </text:p>
          </table:table-cell>
          <table:table-cell table:formula="of:=+[.C34]*6*4" office:value-type="float" office:value="2661.12" calcext:value-type="float">
            <text:p><text:s/>$ 2.661,12 </text:p>
          </table:table-cell>
          <table:table-cell table:formula="of:=+[.D34]*6*4" office:value-type="float" office:value="2419.2" calcext:value-type="float">
            <text:p><text:s/>$ 2.419,20 </text:p>
          </table:table-cell>
          <table:table-cell table:style-name="ce159" table:formula="of:=+[.E34]*6*4" office:value-type="float" office:value="217.8897408" calcext:value-type="float">
            <text:p><text:s/>$ 217,89 </text:p>
          </table:table-cell>
          <table:table-cell table:formula="of:=+[.F34]*6*4" office:value-type="float" office:value="204.4437408" calcext:value-type="float">
            <text:p><text:s/>$ 204,44 </text:p>
          </table:table-cell>
          <table:table-cell table:formula="of:=+[.G34]*6*4" office:value-type="float" office:value="182.214984342857" calcext:value-type="float">
            <text:p><text:s/>$ 182,21 </text:p>
          </table:table-cell>
          <table:table-cell/>
          <table:table-cell table:formula="of:=+[.I34]*6*4" office:value-type="float" office:value="178.940700016845" calcext:value-type="float">
            <text:p><text:s/>$ 178,94 </text:p>
          </table:table-cell>
          <table:table-cell table:formula="of:=+[.J34]*6*4" office:value-type="float" office:value="166.943654918182" calcext:value-type="float">
            <text:p><text:s/>$ 166,94 </text:p>
          </table:table-cell>
          <table:table-cell table:formula="of:=+[.K34]*6*4" office:value-type="float" office:value="162.622070742857" calcext:value-type="float">
            <text:p><text:s/>$ 162,62 </text:p>
          </table:table-cell>
          <table:table-cell/>
          <table:table-cell table:formula="of:=+[.M34]*6*4" office:value-type="float" office:value="211.046814344118" calcext:value-type="float">
            <text:p><text:s/>$ 211,05 </text:p>
          </table:table-cell>
          <table:table-cell table:formula="of:=+[.N34]*6*4" office:value-type="float" office:value="197.8606539" calcext:value-type="float">
            <text:p><text:s/>$ 197,86 </text:p>
          </table:table-cell>
          <table:table-cell table:number-columns-repeated="1009"/>
        </table:table-row>
        <table:table-row table:style-name="ro2">
          <table:table-cell table:style-name="ce120" office:value-type="string" calcext:value-type="string">
            <text:p>Lona 11 x 5</text:p>
          </table:table-cell>
          <table:table-cell table:formula="of:=+[.B34]*11*5" office:value-type="float" office:value="6529.6" calcext:value-type="float">
            <text:p><text:s/>$ 6.529,60 </text:p>
          </table:table-cell>
          <table:table-cell table:formula="of:=+[.C34]*11*5" office:value-type="float" office:value="6098.4" calcext:value-type="float">
            <text:p><text:s/>$ 6.098,40 </text:p>
          </table:table-cell>
          <table:table-cell table:formula="of:=+[.D34]*11*5" office:value-type="float" office:value="5544" calcext:value-type="float">
            <text:p><text:s/>$ 5.544,00 </text:p>
          </table:table-cell>
          <table:table-cell table:style-name="ce159" table:formula="of:=+[.E34]*11*5" office:value-type="float" office:value="499.330656" calcext:value-type="float">
            <text:p><text:s/>$ 499,33 </text:p>
          </table:table-cell>
          <table:table-cell table:formula="of:=+[.F34]*11*5" office:value-type="float" office:value="468.516906" calcext:value-type="float">
            <text:p><text:s/>$ 468,52 </text:p>
          </table:table-cell>
          <table:table-cell table:formula="of:=+[.G34]*11*5" office:value-type="float" office:value="417.576005785714" calcext:value-type="float">
            <text:p><text:s/>$ 417,58 </text:p>
          </table:table-cell>
          <table:table-cell/>
          <table:table-cell table:formula="of:=+[.I34]*11*5" office:value-type="float" office:value="410.072437538603" calcext:value-type="float">
            <text:p><text:s/>$ 410,07 </text:p>
          </table:table-cell>
          <table:table-cell table:formula="of:=+[.J34]*11*5" office:value-type="float" office:value="382.5792091875" calcext:value-type="float">
            <text:p><text:s/>$ 382,58 </text:p>
          </table:table-cell>
          <table:table-cell table:formula="of:=+[.K34]*11*5" office:value-type="float" office:value="372.675578785714" calcext:value-type="float">
            <text:p><text:s/>$ 372,68 </text:p>
          </table:table-cell>
          <table:table-cell/>
          <table:table-cell table:formula="of:=+[.M34]*11*5" office:value-type="float" office:value="483.648949538603" calcext:value-type="float">
            <text:p><text:s/>$ 483,65 </text:p>
          </table:table-cell>
          <table:table-cell table:formula="of:=+[.N34]*11*5" office:value-type="float" office:value="453.4306651875" calcext:value-type="float">
            <text:p><text:s/>$ 453,43 </text:p>
          </table:table-cell>
          <table:table-cell table:number-columns-repeated="1009"/>
        </table:table-row>
        <table:table-row table:style-name="ro2">
          <table:table-cell table:style-name="ce120" office:value-type="string" calcext:value-type="string">
            <text:p>Lona 17 x 6</text:p>
          </table:table-cell>
          <table:table-cell table:formula="of:=+[.B34]*17*6" office:value-type="float" office:value="12109.44" calcext:value-type="float">
            <text:p><text:s/>$ 12.109,44 </text:p>
          </table:table-cell>
          <table:table-cell table:formula="of:=+[.C34]*17*6" office:value-type="float" office:value="11309.76" calcext:value-type="float">
            <text:p><text:s/>$ 11.309,76 </text:p>
          </table:table-cell>
          <table:table-cell table:formula="of:=+[.D34]*17*6" office:value-type="float" office:value="10281.6" calcext:value-type="float">
            <text:p><text:s/>$ 10.281,60 </text:p>
          </table:table-cell>
          <table:table-cell table:style-name="ce159" table:formula="of:=+[.E34]*17*6" office:value-type="float" office:value="926.0313984" calcext:value-type="float">
            <text:p><text:s/>$ 926,03 </text:p>
          </table:table-cell>
          <table:table-cell table:formula="of:=+[.F34]*17*6" office:value-type="float" office:value="868.8858984" calcext:value-type="float">
            <text:p><text:s/>$ 868,89 </text:p>
          </table:table-cell>
          <table:table-cell table:formula="of:=+[.G34]*17*6" office:value-type="float" office:value="774.413683457143" calcext:value-type="float">
            <text:p><text:s/>$ 774,41 </text:p>
          </table:table-cell>
          <table:table-cell/>
          <table:table-cell table:formula="of:=+[.I34]*17*6" office:value-type="float" office:value="760.497975071591" calcext:value-type="float">
            <text:p><text:s/>$ 760,50 </text:p>
          </table:table-cell>
          <table:table-cell table:formula="of:=+[.J34]*17*6" office:value-type="float" office:value="709.510533402273" calcext:value-type="float">
            <text:p><text:s/>$ 709,51 </text:p>
          </table:table-cell>
          <table:table-cell table:formula="of:=+[.K34]*17*6" office:value-type="float" office:value="691.143800657143" calcext:value-type="float">
            <text:p><text:s/>$ 691,14 </text:p>
          </table:table-cell>
          <table:table-cell/>
          <table:table-cell table:formula="of:=+[.M34]*17*6" office:value-type="float" office:value="896.9489609625" calcext:value-type="float">
            <text:p><text:s/>$ 896,95 </text:p>
          </table:table-cell>
          <table:table-cell table:formula="of:=+[.N34]*17*6" office:value-type="float" office:value="840.907779075" calcext:value-type="float">
            <text:p><text:s/>$ 840,91 </text:p>
          </table:table-cell>
          <table:table-cell table:number-columns-repeated="1009"/>
        </table:table-row>
        <table:table-row table:style-name="ro2">
          <table:table-cell table:style-name="ce120" office:value-type="string" calcext:value-type="string">
            <text:p>Lona de 5 x 3.4</text:p>
          </table:table-cell>
          <table:table-cell table:formula="of:=+[.B34]*5*3.4" office:value-type="float" office:value="2018.24" calcext:value-type="float">
            <text:p><text:s/>$ 2.018,24 </text:p>
          </table:table-cell>
          <table:table-cell table:formula="of:=+[.C34]*5*3.4" office:value-type="float" office:value="1884.96" calcext:value-type="float">
            <text:p><text:s/>$ 1.884,96 </text:p>
          </table:table-cell>
          <table:table-cell table:formula="of:=+[.D34]*5*3.4" office:value-type="float" office:value="1713.6" calcext:value-type="float">
            <text:p><text:s/>$ 1.713,60 </text:p>
          </table:table-cell>
          <table:table-cell table:formula="of:=+6*4*[.E35]" office:value-type="float" office:value="20481.6356352" calcext:value-type="float">
            <text:p><text:s/>$ 20.481,64 </text:p>
          </table:table-cell>
          <table:table-cell table:formula="of:=+6*4*[.F35]" office:value-type="float" office:value="19217.7116352" calcext:value-type="float">
            <text:p><text:s/>$ 19.217,71 </text:p>
          </table:table-cell>
          <table:table-cell table:formula="of:=+6*4*[.G35]" office:value-type="float" office:value="17128.2085282286" calcext:value-type="float">
            <text:p><text:s/>$ 17.128,21 </text:p>
          </table:table-cell>
          <table:table-cell/>
          <table:table-cell table:formula="of:=+6*4*[.I35]" office:value-type="float" office:value="16820.4258015834" calcext:value-type="float">
            <text:p><text:s/>$ 16.820,43 </text:p>
          </table:table-cell>
          <table:table-cell table:formula="of:=+6*4*[.J35]" office:value-type="float" office:value="15692.7035623091" calcext:value-type="float">
            <text:p><text:s/>$ 15.692,70 </text:p>
          </table:table-cell>
          <table:table-cell table:formula="of:=+6*4*[.K35]" office:value-type="float" office:value="15286.4746498286" calcext:value-type="float">
            <text:p><text:s/>$ 15.286,47 </text:p>
          </table:table-cell>
          <table:table-cell/>
          <table:table-cell table:formula="of:=+6*4*[.M35]" office:value-type="float" office:value="19838.400548347" calcext:value-type="float">
            <text:p><text:s/>$ 19.838,40 </text:p>
          </table:table-cell>
          <table:table-cell table:formula="of:=+6*4*[.N35]" office:value-type="float" office:value="18598.9014666" calcext:value-type="float">
            <text:p><text:s/>$ 18.598,90 </text:p>
          </table:table-cell>
          <table:table-cell table:number-columns-repeated="1009"/>
        </table:table-row>
        <table:table-row table:style-name="ro2">
          <table:table-cell table:style-name="ce120" office:value-type="string" calcext:value-type="string">
            <text:p>Lona de 5 x 3</text:p>
          </table:table-cell>
          <table:table-cell table:formula="of:=+[.B34]*5*3" office:value-type="float" office:value="1780.8" calcext:value-type="float">
            <text:p><text:s/>$ 1.780,80 </text:p>
          </table:table-cell>
          <table:table-cell table:formula="of:=+[.C34]*5*3" office:value-type="float" office:value="1663.2" calcext:value-type="float">
            <text:p><text:s/>$ 1.663,20 </text:p>
          </table:table-cell>
          <table:table-cell table:formula="of:=+[.D34]*5*3" office:value-type="float" office:value="1512" calcext:value-type="float">
            <text:p><text:s/>$ 1.512,00 </text:p>
          </table:table-cell>
          <table:table-cell table:formula="of:=+11*5*[.E35]" office:value-type="float" office:value="46937.081664" calcext:value-type="float">
            <text:p><text:s/>$ 46.937,08 </text:p>
          </table:table-cell>
          <table:table-cell table:formula="of:=+11*5*[.F35]" office:value-type="float" office:value="44040.589164" calcext:value-type="float">
            <text:p><text:s/>$ 44.040,59 </text:p>
          </table:table-cell>
          <table:table-cell table:formula="of:=+11*5*[.G35]" office:value-type="float" office:value="39252.1445438572" calcext:value-type="float">
            <text:p><text:s/>$ 39.252,14 </text:p>
          </table:table-cell>
          <table:table-cell/>
          <table:table-cell table:formula="of:=+11*5*[.I35]" office:value-type="float" office:value="38546.8091286287" calcext:value-type="float">
            <text:p><text:s/>$ 38.546,81 </text:p>
          </table:table-cell>
          <table:table-cell table:formula="of:=+11*5*[.J35]" office:value-type="float" office:value="35962.445663625" calcext:value-type="float">
            <text:p><text:s/>$ 35.962,45 </text:p>
          </table:table-cell>
          <table:table-cell table:formula="of:=+11*5*[.K35]" office:value-type="float" office:value="35031.5044058572" calcext:value-type="float">
            <text:p><text:s/>$ 35.031,50 </text:p>
          </table:table-cell>
          <table:table-cell/>
          <table:table-cell table:formula="of:=+11*5*[.M35]" office:value-type="float" office:value="45463.0012566287" calcext:value-type="float">
            <text:p><text:s/>$ 45.463,00 </text:p>
          </table:table-cell>
          <table:table-cell table:formula="of:=+11*5*[.N35]" office:value-type="float" office:value="42622.482527625" calcext:value-type="float">
            <text:p><text:s/>$ 42.622,48 </text:p>
          </table:table-cell>
          <table:table-cell table:number-columns-repeated="1009"/>
        </table:table-row>
        <table:table-row table:style-name="ro2">
          <table:table-cell table:number-columns-repeated="4"/>
          <table:table-cell table:formula="of:=+17*6*[.E35]" office:value-type="float" office:value="87046.9514496" calcext:value-type="float">
            <text:p><text:s/>$ 87.046,95 </text:p>
          </table:table-cell>
          <table:table-cell table:formula="of:=+17*6*[.F35]" office:value-type="float" office:value="81675.2744496" calcext:value-type="float">
            <text:p><text:s/>$ 81.675,27 </text:p>
          </table:table-cell>
          <table:table-cell table:formula="of:=+17*6*[.G35]" office:value-type="float" office:value="72794.8862449715" calcext:value-type="float">
            <text:p><text:s/>$ 72.794,89 </text:p>
          </table:table-cell>
          <table:table-cell/>
          <table:table-cell table:formula="of:=+17*6*[.I35]" office:value-type="float" office:value="71486.8096567295" calcext:value-type="float">
            <text:p><text:s/>$ 71.486,81 </text:p>
          </table:table-cell>
          <table:table-cell table:formula="of:=+17*6*[.J35]" office:value-type="float" office:value="66693.9901398137" calcext:value-type="float">
            <text:p><text:s/>$ 66.693,99 </text:p>
          </table:table-cell>
          <table:table-cell table:formula="of:=+17*6*[.K35]" office:value-type="float" office:value="64967.5172617715" calcext:value-type="float">
            <text:p><text:s/>$ 64.967,52 </text:p>
          </table:table-cell>
          <table:table-cell/>
          <table:table-cell table:formula="of:=+17*6*[.M35]" office:value-type="float" office:value="84313.2023304749" calcext:value-type="float">
            <text:p><text:s/>$ 84.313,20 </text:p>
          </table:table-cell>
          <table:table-cell table:formula="of:=+17*6*[.N35]" office:value-type="float" office:value="79045.33123305" calcext:value-type="float">
            <text:p><text:s/>$ 79.045,33 </text:p>
          </table:table-cell>
          <table:table-cell table:number-columns-repeated="1009"/>
        </table:table-row>
        <table:table-row table:style-name="ro2" table:number-rows-repeated="6">
          <table:table-cell table:number-columns-repeated="1023"/>
        </table:table-row>
        <table:table-row table:style-name="ro2">
          <table:table-cell/>
          <table:table-cell table:style-name="ce10" table:number-columns-repeated="3"/>
          <table:table-cell table:number-columns-repeated="4"/>
          <table:table-cell table:style-name="ce10" table:number-columns-repeated="3"/>
          <table:table-cell/>
          <table:table-cell table:style-name="ce10" table:number-columns-repeated="2"/>
          <table:table-cell table:number-columns-repeated="1009"/>
        </table:table-row>
        <table:table-row table:style-name="ro2">
          <table:table-cell table:number-columns-repeated="1023"/>
        </table:table-row>
        <table:table-row table:style-name="ro2">
          <table:table-cell table:number-columns-repeated="3"/>
          <table:table-cell table:style-name="ce130" table:formula="of:=+((36000*13)+(5000*12)+(20000*12))" office:value-type="float" office:value="768000" calcext:value-type="float">
            <text:p><text:s/>$ 768.000,00 </text:p>
          </table:table-cell>
          <table:table-cell table:formula="of:=1800+9000" office:value-type="float" office:value="10800" calcext:value-type="float">
            <text:p><text:s/>$ 10.800,00 </text:p>
          </table:table-cell>
          <table:table-cell table:number-columns-repeated="5"/>
          <table:table-cell table:style-name="ce130" table:formula="of:=+((36000*13)+(5000*12)+(20000*12))" office:value-type="float" office:value="768000" calcext:value-type="float">
            <text:p><text:s/>$ 768.000,00 </text:p>
          </table:table-cell>
          <table:table-cell table:number-columns-repeated="1012"/>
        </table:table-row>
        <table:table-row table:style-name="ro2">
          <table:table-cell table:number-columns-repeated="3"/>
          <table:table-cell table:style-name="ce130"/>
          <table:table-cell table:number-columns-repeated="6"/>
          <table:table-cell table:style-name="ce130"/>
          <table:table-cell table:number-columns-repeated="1012"/>
        </table:table-row>
        <table:table-row table:style-name="ro2">
          <table:table-cell table:number-columns-repeated="3"/>
          <table:table-cell table:style-name="ce130" table:formula="of:=+(((34500*13)+(5000*12)))/12/19/8/6/60*6" office:value-type="float" office:value="4.64638157894737" calcext:value-type="float">
            <text:p><text:s/>$ 4,65 </text:p>
          </table:table-cell>
          <table:table-cell/>
          <table:table-cell office:value-type="float" office:value="34500" calcext:value-type="float">
            <text:p><text:s/>$ 34.500,00 </text:p>
          </table:table-cell>
          <table:table-cell table:number-columns-repeated="4"/>
          <table:table-cell table:style-name="ce130" table:formula="of:=+(((34500*13)+(5000*12)))/12/19/8/6/60*6" office:value-type="float" office:value="4.64638157894737" calcext:value-type="float">
            <text:p><text:s/>$ 4,65 </text:p>
          </table:table-cell>
          <table:table-cell table:number-columns-repeated="1012"/>
        </table:table-row>
        <table:table-row table:style-name="ro2">
          <table:table-cell table:number-columns-repeated="3"/>
          <table:table-cell table:style-name="ce130" table:formula="of:=+((36000*13)+(5000*12)+(20000*12))" office:value-type="float" office:value="768000" calcext:value-type="float">
            <text:p><text:s/>$ 768.000,00 </text:p>
          </table:table-cell>
          <table:table-cell/>
          <table:table-cell table:formula="of:=+[.F52]*13" office:value-type="float" office:value="448500" calcext:value-type="float">
            <text:p><text:s/>$ 448.500,00 </text:p>
          </table:table-cell>
          <table:table-cell table:number-columns-repeated="4"/>
          <table:table-cell table:style-name="ce130" table:formula="of:=+((36000*13)+(5000*12)+(20000*12))" office:value-type="float" office:value="768000" calcext:value-type="float">
            <text:p><text:s/>$ 768.000,00 </text:p>
          </table:table-cell>
          <table:table-cell table:number-columns-repeated="1012"/>
        </table:table-row>
        <table:table-row table:style-name="ro2">
          <table:table-cell table:number-columns-repeated="5"/>
          <table:table-cell office:value-type="float" office:value="5000" calcext:value-type="float">
            <text:p><text:s/>$ 5.000,00 </text:p>
          </table:table-cell>
          <table:table-cell table:number-columns-repeated="1017"/>
        </table:table-row>
        <table:table-row table:style-name="ro2">
          <table:table-cell table:number-columns-repeated="5"/>
          <table:table-cell table:formula="of:=+[.F54]*12" office:value-type="float" office:value="60000" calcext:value-type="float">
            <text:p><text:s/>$ 60.000,00 </text:p>
          </table:table-cell>
          <table:table-cell table:number-columns-repeated="1017"/>
        </table:table-row>
        <table:table-row table:style-name="ro2">
          <table:table-cell table:number-columns-repeated="5"/>
          <table:table-cell table:formula="of:=+[.F55]+[.F53]" office:value-type="float" office:value="508500" calcext:value-type="float">
            <text:p><text:s/>$ 508.500,00 </text:p>
          </table:table-cell>
          <table:table-cell table:number-columns-repeated="1017"/>
        </table:table-row>
        <table:table-row table:style-name="ro2">
          <table:table-cell table:number-columns-repeated="5"/>
          <table:table-cell table:formula="of:=+[.F56]/12" office:value-type="float" office:value="42375" calcext:value-type="float">
            <text:p><text:s/>$ 42.375,00 </text:p>
          </table:table-cell>
          <table:table-cell table:number-columns-repeated="1017"/>
        </table:table-row>
        <table:table-row table:style-name="ro2">
          <table:table-cell table:number-columns-repeated="5"/>
          <table:table-cell table:formula="of:=+[.F57]/19" office:value-type="float" office:value="2230.26315789474" calcext:value-type="float">
            <text:p><text:s/>$ 2.230,26 </text:p>
          </table:table-cell>
          <table:table-cell table:number-columns-repeated="1017"/>
        </table:table-row>
        <table:table-row table:style-name="ro2">
          <table:table-cell table:number-columns-repeated="5"/>
          <table:table-cell table:formula="of:=+[.F58]/8" office:value-type="float" office:value="278.782894736842" calcext:value-type="float">
            <text:p><text:s/>$ 278,78 </text:p>
          </table:table-cell>
          <table:table-cell table:number-columns-repeated="1017"/>
        </table:table-row>
        <table:table-row table:style-name="ro2">
          <table:table-cell table:number-columns-repeated="5"/>
          <table:table-cell table:formula="of:=+[.F59]/6" office:value-type="float" office:value="46.4638157894737" calcext:value-type="float">
            <text:p><text:s/>$ 46,46 </text:p>
          </table:table-cell>
          <table:table-cell table:number-columns-repeated="1017"/>
        </table:table-row>
        <table:table-row table:style-name="ro2">
          <table:table-cell table:number-columns-repeated="5"/>
          <table:table-cell table:formula="of:=+[.F60]/60" office:value-type="float" office:value="0.774396929824561" calcext:value-type="float">
            <text:p><text:s/>$ 0,77 </text:p>
          </table:table-cell>
          <table:table-cell table:number-columns-repeated="1017"/>
        </table:table-row>
        <table:table-row table:style-name="ro2">
          <table:table-cell table:number-columns-repeated="5"/>
          <table:table-cell table:formula="of:=+[.F61]*6" office:value-type="float" office:value="4.64638157894737" calcext:value-type="float">
            <text:p><text:s/>$ 4,65 </text:p>
          </table:table-cell>
          <table:table-cell table:number-columns-repeated="1017"/>
        </table:table-row>
        <table:table-row table:style-name="ro2" table:number-rows-repeated="2">
          <table:table-cell table:number-columns-repeated="1023"/>
        </table:table-row>
        <table:table-row table:style-name="ro2">
          <table:table-cell table:number-columns-repeated="1023"/>
        </table:table-row>
      </table:table>
      <table:table table:name="Hoja8" table:style-name="ta7">
        <table:table-column table:style-name="co16" table:default-cell-style-name="Default"/>
        <table:table-row table:style-name="ro11">
          <table:table-cell/>
        </table:table-row>
      </table:table>
      <table:named-expressions>
        <table:named-expression table:name="SHARED_FORMULA_0_17_0_17_1" table:base-cell-address="$'NDT triang'.$A$18" table:expression="+[.A17]+0.5"/>
        <table:named-expression table:name="SHARED_FORMULA_0_17_0_17_2" table:base-cell-address="$'NDT soga'.$A$18" table:expression="+[.A17]+0.5"/>
        <table:named-expression table:name="SHARED_FORMULA_0_18_0_18_0" table:base-cell-address="$'NDT corona'.$A$19" table:expression="+[.A18]+0.5"/>
        <table:named-expression table:name="SHARED_FORMULA_0_30_0_30_1" table:base-cell-address="$'NDT triang'.$A$31" table:expression="+[.A30]+0.5"/>
        <table:named-expression table:name="SHARED_FORMULA_0_31_0_31_0" table:base-cell-address="$'NDT corona'.$A$32" table:expression="+[.A31]+0.5"/>
        <table:named-expression table:name="SHARED_FORMULA_0_31_0_31_2" table:base-cell-address="$'NDT soga'.$A$32" table:expression="+[.A31]+0.5"/>
        <table:named-expression table:name="SHARED_FORMULA_11_16_11_16_2" table:base-cell-address="$'NDT soga'.$L$17" table:expression="(IF([.$A17]*[.L$16]&lt;=[.$B$8];[.$A17]*[.L$16]*[.$B$9];IF(AND([.$A17]*[.L$16]&gt;[.$B$8];[.$A17]*[.L$16]&lt;=[.$C$8]);[.$A17]*[.L$16]*[.$C$9];IF(AND([.$A17]*[.L$16]&gt;[.$C$8];[.$A17]*[.L$16]&lt;[.$D$8]);[.$A17]*[.L$16]*[.$D$9];[.$A17]*[.L$16]*[.$E$9]))))*[.$F$9]"/>
        <table:named-expression table:name="SHARED_FORMULA_16_17_16_17_1" table:base-cell-address="$'NDT triang'.$Q$18" table:expression="(IF([.$A18]*[.Q$16]&lt;=[.$B$8];[.$A18]*[.Q$16]*[.$B$9];IF(AND([.$A18]*[.Q$16]&gt;[.$B$8];[.$A18]*[.Q$16]&lt;=[.$C$8]);[.$A18]*[.Q$16]*[.$C$9];IF(AND([.$A18]*[.Q$16]&gt;[.$C$8];[.$A18]*[.Q$16]&lt;[.$D$8]);[.$A18]*[.Q$16]*[.$D$9];[.$A18]*[.Q$16]*[.$E$9]))))*[.$F$9]"/>
        <table:named-expression table:name="SHARED_FORMULA_18_17_18_17_1" table:base-cell-address="$'NDT triang'.$S$18" table:expression="+[.S17]+0.5"/>
        <table:named-expression table:name="SHARED_FORMULA_18_17_18_17_2" table:base-cell-address="$'NDT soga'.$S$18" table:expression="+[.S17]+0.5"/>
        <table:named-expression table:name="SHARED_FORMULA_18_18_18_18_0" table:base-cell-address="$'NDT corona'.$S$19" table:expression="+[.S18]+0.5"/>
        <table:named-expression table:name="SHARED_FORMULA_1_16_1_16_0" table:base-cell-address="$'NDT corona'.$B$17" table:expression="(IF([.$A17]*[.B$16]&lt;=[.$B$8];[.$A17]*[.B$16]*[.$B$9];IF(AND([.$A17]*[.B$16]&gt;[.$B$8];[.$A17]*[.B$16]&lt;=[.$C$8]);[.$A17]*[.B$16]*[.$C$9];IF(AND([.$A17]*[.B$16]&gt;[.$C$8];[.$A17]*[.B$16]&lt;[.$D$8]);[.$A17]*[.B$16]*[.$D$9];[.$A17]*[.B$16]*[.$E$9]))))*[.$F$9]"/>
        <table:named-expression table:name="SHARED_FORMULA_1_16_1_16_1" table:base-cell-address="$'NDT triang'.$B$17" table:expression="(IF([.$A17]*[.B$16]&lt;=[.$B$8];[.$A17]*[.B$16]*[.$B$9];IF(AND([.$A17]*[.B$16]&gt;[.$B$8];[.$A17]*[.B$16]&lt;=[.$C$8]);[.$A17]*[.B$16]*[.$C$9];IF(AND([.$A17]*[.B$16]&gt;[.$C$8];[.$A17]*[.B$16]&lt;[.$D$8]);[.$A17]*[.B$16]*[.$D$9];[.$A17]*[.B$16]*[.$E$9]))))*[.$F$9]"/>
        <table:named-expression table:name="SHARED_FORMULA_1_16_1_16_2" table:base-cell-address="$'NDT soga'.$B$17" table:expression="(IF([.$A17]*[.B$16]&lt;=[.$B$8];[.$A17]*[.B$16]*[.$B$9];IF(AND([.$A17]*[.B$16]&gt;[.$B$8];[.$A17]*[.B$16]&lt;=[.$C$8]);[.$A17]*[.B$16]*[.$C$9];IF(AND([.$A17]*[.B$16]&gt;[.$C$8];[.$A17]*[.B$16]&lt;[.$D$8]);[.$A17]*[.B$16]*[.$D$9];[.$A17]*[.B$16]*[.$E$9]))))*[.$F$9]"/>
        <table:named-expression table:name="SHARED_FORMULA_1_28_1_28_0" table:base-cell-address="$'NDT corona'.$B$29" table:expression="(IF([.$A29]*[.B$28]&lt;=[.$B$8];[.$A29]*[.B$28]*[.$B$9];IF(AND([.$A29]*[.B$28]&gt;[.$B$8];[.$A29]*[.B$28]&lt;=[.$C$8]);[.$A29]*[.B$28]*[.$C$9];IF(AND([.$A29]*[.B$28]&gt;[.$C$8];[.$A29]*[.B$28]&lt;[.$D$8]);[.$A29]*[.B$28]*[.$D$9];[.$A29]*[.B$28]*[.$E$9]))))*[.$F$9]"/>
        <table:named-expression table:name="SHARED_FORMULA_1_28_1_28_1" table:base-cell-address="$'NDT triang'.$B$29" table:expression="(IF([.$A29]*[.B$28]&lt;=[.$B$8];[.$A29]*[.B$28]*[.$B$9];IF(AND([.$A29]*[.B$28]&gt;[.$B$8];[.$A29]*[.B$28]&lt;=[.$C$8]);[.$A29]*[.B$28]*[.$C$9];IF(AND([.$A29]*[.B$28]&gt;[.$C$8];[.$A29]*[.B$28]&lt;[.$D$8]);[.$A29]*[.B$28]*[.$D$9];[.$A29]*[.B$28]*[.$E$9]))))*[.$F$9]"/>
        <table:named-expression table:name="SHARED_FORMULA_1_28_1_28_2" table:base-cell-address="$'NDT soga'.$B$29" table:expression="(IF([.$A29]*[.B$28]&lt;=[.$B$8];[.$A29]*[.B$28]*[.$B$9];IF(AND([.$A29]*[.B$28]&gt;[.$B$8];[.$A29]*[.B$28]&lt;=[.$C$8]);[.$A29]*[.B$28]*[.$C$9];IF(AND([.$A29]*[.B$28]&gt;[.$C$8];[.$A29]*[.B$28]&lt;[.$D$8]);[.$A29]*[.B$28]*[.$D$9];[.$A29]*[.B$28]*[.$E$9]))))*[.$F$9]"/>
        <table:named-expression table:name="SHARED_FORMULA_2_15_2_15_1" table:base-cell-address="$'NDT triang'.$C$16" table:expression="+[.B16]+0.5"/>
        <table:named-expression table:name="SHARED_FORMULA_2_15_2_15_2" table:base-cell-address="$'NDT soga'.$C$16" table:expression="+[.B16]+0.5"/>
        <table:named-expression table:name="SHARED_FORMULA_2_16_2_16_0" table:base-cell-address="$'NDT corona'.$C$17" table:expression="(IF([.$A17]*[.C$16]&lt;=[.$B$8];[.$A17]*[.C$16]*[.$B$9];IF(AND([.$A17]*[.C$16]&gt;[.$B$8];[.$A17]*[.C$16]&lt;=[.$C$8]);[.$A17]*[.C$16]*[.$C$9];IF(AND([.$A17]*[.C$16]&gt;[.$C$8];[.$A17]*[.C$16]&lt;[.$D$8]);[.$A17]*[.C$16]*[.$D$9];[.$A17]*[.C$16]*[.$E$9]))))*[.$F$9]"/>
        <table:named-expression table:name="SHARED_FORMULA_2_16_2_16_1" table:base-cell-address="$'NDT triang'.$C$17" table:expression="(IF([.$A17]*[.C$16]&lt;=[.$B$8];[.$A17]*[.C$16]*[.$B$9];IF(AND([.$A17]*[.C$16]&gt;[.$B$8];[.$A17]*[.C$16]&lt;=[.$C$8]);[.$A17]*[.C$16]*[.$C$9];IF(AND([.$A17]*[.C$16]&gt;[.$C$8];[.$A17]*[.C$16]&lt;[.$D$8]);[.$A17]*[.C$16]*[.$D$9];[.$A17]*[.C$16]*[.$E$9]))))*[.$F$9]"/>
        <table:named-expression table:name="SHARED_FORMULA_2_28_2_28_0" table:base-cell-address="$'NDT corona'.$C$29" table:expression="(IF([.$A29]*[.C$28]&lt;=[.$B$8];[.$A29]*[.C$28]*[.$B$9];IF(AND([.$A29]*[.C$28]&gt;[.$B$8];[.$A29]*[.C$28]&lt;=[.$C$8]);[.$A29]*[.C$28]*[.$C$9];IF(AND([.$A29]*[.C$28]&gt;[.$C$8];[.$A29]*[.C$28]&lt;[.$D$8]);[.$A29]*[.C$28]*[.$D$9];[.$A29]*[.C$28]*[.$E$9]))))*[.$F$9]"/>
        <table:named-expression table:name="SHARED_FORMULA_2_28_2_28_2" table:base-cell-address="$'NDT soga'.$C$29" table:expression="(IF([.$A29]*[.C$28]&lt;=[.$B$8];[.$A29]*[.C$28]*[.$B$9];IF(AND([.$A29]*[.C$28]&gt;[.$B$8];[.$A29]*[.C$28]&lt;=[.$C$8]);[.$A29]*[.C$28]*[.$C$9];IF(AND([.$A29]*[.C$28]&gt;[.$C$8];[.$A29]*[.C$28]&lt;[.$D$8]);[.$A29]*[.C$28]*[.$D$9];[.$A29]*[.C$28]*[.$E$9]))))*[.$F$9]"/>
        <table:named-expression table:name="SHARED_FORMULA_3_15_3_15_0" table:base-cell-address="$'NDT corona'.$D$16" table:expression="+[.C16]+0.5"/>
        <table:named-expression table:name="SHARED_FORMULA_3_27_3_27_0" table:base-cell-address="$'NDT corona'.$D$28" table:expression="+[.C28]+0.5"/>
        <table:named-expression table:name="SHARED_FORMULA_3_27_3_27_1" table:base-cell-address="$'NDT triang'.$D$28" table:expression="+[.C28]+0.5"/>
        <table:named-expression table:name="SHARED_FORMULA_3_27_3_27_2" table:base-cell-address="$'NDT soga'.$D$28" table:expression="+[.C28]+0.5"/>
        <table:named-expression table:name="SHARED_FORMULA_6_28_6_28_1" table:base-cell-address="$'NDT triang'.$G$29" table:expression="(IF([.$A29]*[.G$28]&lt;=[.$B$8];[.$A29]*[.G$28]*[.$B$9];IF(AND([.$A29]*[.G$28]&gt;[.$B$8];[.$A29]*[.G$28]&lt;=[.$C$8]);[.$A29]*[.G$28]*[.$C$9];IF(AND([.$A29]*[.G$28]&gt;[.$C$8];[.$A29]*[.G$28]&lt;[.$D$8]);[.$A29]*[.G$28]*[.$D$9];[.$A29]*[.G$28]*[.$E$9]))))*[.$F$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ohit Hindi1" svg:font-family="'Lohit Hind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number:number-style style:name="N111P0" style:volatile="true">
      <number:number number:decimal-places="2" loext:min-decimal-places="2" number:min-integer-digits="1" number:grouping="true"/>
      <number:text> </number:text>
    </number:number-style>
    <number:number-style style:name="N111P1" style:volatile="true">
      <number:text> -</number:text>
      <number:number number:decimal-places="2" loext:min-decimal-places="2" number:min-integer-digits="1" number:grouping="true"/>
      <number:text> </number:text>
    </number:number-style>
    <number:number-style style:name="N111P2" style:volatile="true">
      <number:text> -</number:text>
      <number:number number:decimal-places="0" loext:min-decimal-places="0" number:min-integer-digits="0"/>
      <number:text>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 </number:text>
      <number:number number:decimal-places="2" loext:min-decimal-places="2" number:min-integer-digits="1" number:grouping="true"/>
      <number:text> </number:text>
    </number:number-style>
    <number:number-style style:name="N115P1" style:volatile="true">
      <number:text> $ -</number:text>
      <number:number number:decimal-places="2" loext:min-decimal-places="2" number:min-integer-digits="1" number:grouping="true"/>
      <number:text> </number:text>
    </number:number-style>
    <number:number-style style:name="N115P2" style:volatile="true">
      <number:text> $ -</number:text>
      <number:number number:decimal-places="0" loext:min-decimal-places="0" number:min-integer-digits="0"/>
      <number:text>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number number:decimal-places="0" loext:min-decimal-places="0" number:min-integer-digits="1" number:grouping="true"/>
    </number:number-style>
    <number:number-style style:name="N116">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0" loext:min-decimal-places="0" number:min-integer-digits="1" number:grouping="true"/>
    </number:number-style>
    <number:number-style style:name="N117">
      <style:text-properties fo:color="#ff0000"/>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number:text>-</number:text>
      <number:number number:decimal-places="2" loext:min-decimal-places="2"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style:text-properties fo:color="#ff0000"/>
      <number:text>-</number:text>
      <number:number number:decimal-places="2" loext:min-decimal-places="2" number:min-integer-digits="1" number:grouping="true"/>
      <style:map style:condition="value()&gt;=0" style:apply-style-name="N119P0"/>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loext:min-decimal-places="1" number:min-integer-digits="3" number:min-exponent-digits="1" loext:exponent-interval="3" loext:forced-exponent-sign="true"/>
    </number:number-style>
    <number:number-style style:name="N126P0" style:volatile="true">
      <number:number number:decimal-places="0" loext:min-decimal-places="0" number:min-integer-digits="1" number:grouping="true"/>
      <number:text> </number:text>
    </number:number-style>
    <number:number-style style:name="N126P1" style:volatile="true">
      <number:text> -</number:text>
      <number:number number:decimal-places="0" loext:min-decimal-places="0"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day/>
      <number:text>-</number:text>
      <number:month number:textual="true"/>
      <number:text>-</number:text>
      <number:year number:style="long"/>
    </number:date-style>
    <number:number-style style:name="N128">
      <number:text>$ </number:text>
      <number:number number:decimal-places="2" loext:min-decimal-places="2" number:min-integer-digits="1" number:grouping="true"/>
    </number:number-style>
    <number:date-style style:name="N129">
      <number:day/>
      <number:text> de </number:text>
      <number:month number:textual="true"/>
      <number:text> de </number:text>
      <number:year/>
    </number:date-style>
    <number:number-style style:name="N130">
      <number:number number:decimal-places="1" loext:min-decimal-places="1" number:min-integer-digits="1" number:grouping="true"/>
    </number:number-style>
    <number:number-style style:name="N134P0" style:volatile="true">
      <number:text>u$s </number:text>
      <number:number number:decimal-places="2" loext:min-decimal-places="2" number:min-integer-digits="1" number:grouping="true"/>
      <number:text> </number:text>
    </number:number-style>
    <number:number-style style:name="N134P1" style:volatile="true">
      <number:text> u$s -</number:text>
      <number:number number:decimal-places="2" loext:min-decimal-places="2" number:min-integer-digits="1" number:grouping="true"/>
      <number:text> </number:text>
    </number:number-style>
    <number:number-style style:name="N134P2" style:volatile="true">
      <number:text> u$s -</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3" loext:min-decimal-places="3" number:min-integer-digits="1" number:grouping="true"/>
    </number:number-style>
    <number:number-style style:name="N139P0" style:volatile="true">
      <number:number number:decimal-places="2" loext:min-decimal-places="2" number:min-integer-digits="1" number:grouping="true"/>
      <number:text>    </number:text>
    </number:number-style>
    <number:number-style style:name="N139P1" style:volatile="true">
      <number:text>-</number:text>
      <number:number number:decimal-places="2" loext:min-decimal-places="2" number:min-integer-digits="1" number:grouping="true"/>
      <number:text>    </number:text>
    </number:number-style>
    <number:number-style style:name="N139P2" style:volatile="true">
      <number:text> -</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date-style style:name="N140P0" style:volatile="true">
      <number:day number:style="long"/>
      <number:text>/</number:text>
      <number:month number:style="long"/>
      <number:text>/</number:text>
      <number:year number:style="long"/>
    </number:date-style>
    <number:text-style style:name="N140">
      <number:text-content/>
      <style:map style:condition="value()&lt;=1.79769313486232E+308" style:apply-style-name="N140P0"/>
    </number:text-style>
    <number:number-style style:name="N141">
      <number:number number:decimal-places="10" loext:min-decimal-places="10" number:min-integer-digits="1"/>
    </number:number-style>
    <number:currency-style style:name="N143P0" style:volatile="true">
      <number:currency-symbol number:language="es" number:country="AR">$</number:currency-symbol>
      <number:number number:decimal-places="3" loext:min-decimal-places="3" number:min-integer-digits="1" number:grouping="true"/>
    </number:currency-style>
    <number:currency-style style:name="N143">
      <style:text-properties fo:color="#ff0000"/>
      <number:text>(</number:text>
      <number:currency-symbol number:language="es" number:country="AR">$</number:currency-symbol>
      <number:number number:decimal-places="3" loext:min-decimal-places="3" number:min-integer-digits="1" number:grouping="true"/>
      <number:text>)</number:text>
      <style:map style:condition="value()&gt;=0" style:apply-style-name="N143P0"/>
    </number:currency-style>
    <number:number-style style:name="N144">
      <number:number number:decimal-places="1" loext:min-decimal-places="1" number:min-integer-digits="1"/>
    </number:number-style>
    <number:currency-style style:name="N147P0" style:volatile="true">
      <number:currency-symbol>€</number:currency-symbol>
      <number:text> </number:text>
      <number:number number:decimal-places="2" loext:min-decimal-places="2" number:min-integer-digits="1" number:grouping="true"/>
      <number:text> </number:text>
    </number:currency-style>
    <number:currency-style style:name="N147P1" style:volatile="true">
      <number:currency-symbol>€</number:currency-symbol>
      <number:text> -</number:text>
      <number:number number:decimal-places="2" loext:min-decimal-places="2" number:min-integer-digits="1" number:grouping="true"/>
      <number:text> </number:text>
    </number:currency-style>
    <number:currency-style style:name="N147">
      <number:currency-symbol>€</number:currency-symbol>
      <number:text> -</number:text>
      <number:number number:decimal-places="0" loext:min-decimal-places="0" number:min-integer-digits="0"/>
      <number:text> </number:text>
      <style:map style:condition="value()&gt;0" style:apply-style-name="N147P0"/>
      <style:map style:condition="value()&lt;0" style:apply-style-name="N147P1"/>
    </number:currency-style>
    <number:number-style style:name="N148">
      <number:text>u$s </number:text>
      <number:number number:decimal-places="2" loext:min-decimal-places="2" number:min-integer-digits="1" number:grouping="true"/>
    </number:number-style>
    <number:number-style style:name="N149">
      <number:text>u$s </number:text>
      <number:number number:decimal-places="4" loext:min-decimal-places="4" number:min-integer-digits="1" number:grouping="true"/>
    </number:number-style>
    <number:number-style style:name="N150">
      <number:text>u$s </number:text>
      <number:number number:decimal-places="3" loext:min-decimal-places="3" number:min-integer-digits="1" number:grouping="true"/>
    </number:number-style>
    <number:number-style style:name="N153P0" style:volatile="true">
      <number:number number:decimal-places="1" loext:min-decimal-places="1" number:min-integer-digits="1" number:grouping="true"/>
      <number:text> </number:text>
    </number:number-style>
    <number:number-style style:name="N153P1" style:volatile="true">
      <number:text> -</number:text>
      <number:number number:decimal-places="1" loext:min-decimal-places="1" number:min-integer-digits="1" number:grouping="true"/>
      <number:text> </number:text>
    </number:number-style>
    <number:number-style style:name="N153P2" style:volatile="true">
      <number:text> -</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 </number:text>
      <number:number number:decimal-places="3" loext:min-decimal-places="3" number:min-integer-digits="1" number:grouping="true"/>
      <number:text> </number:text>
    </number:number-style>
    <number:number-style style:name="N156P1" style:volatile="true">
      <number:text> $ -</number:text>
      <number:number number:decimal-places="3" loext:min-decimal-places="3" number:min-integer-digits="1" number:grouping="true"/>
      <number:text> </number:text>
    </number:number-style>
    <number:number-style style:name="N156P2" style:volatile="true">
      <number:text> $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text>$</number:text>
      <number:number number:decimal-places="2" loext:min-decimal-places="2" number:min-integer-digits="1" number:grouping="true"/>
    </number:number-style>
    <number:number-style style:name="N158P0" style:volatile="true">
      <number:text>$</number:text>
      <number:number number:decimal-places="2" loext:min-decimal-places="2" number:min-integer-digits="1" number:grouping="true"/>
    </number:number-style>
    <number:number-style style:name="N158">
      <number:text>-$</number:text>
      <number:number number:decimal-places="2" loext:min-decimal-places="2" number:min-integer-digits="1" number:grouping="true"/>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number:text>
      <number:number number:decimal-places="0" loext:min-decimal-places="0" number:min-integer-digits="1" number:grouping="true"/>
      <number:text> </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2" loext:min-decimal-places="2" number:min-integer-digits="1" number:grouping="true"/>
      <number:text> </number:text>
    </number:number-style>
    <number:number-style style:name="N166P1" style:volatile="true">
      <number:text>-$</number:text>
      <number:number number:decimal-places="2" loext:min-decimal-places="2" number:min-integer-digits="1" number:grouping="true"/>
      <number:text> </number:text>
    </number:number-style>
    <number:number-style style:name="N166P2" style:volatile="true">
      <number:text> $-</number:text>
      <number:number number:decimal-places="0" loext:min-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currency-style style:name="N169P0" style:volatile="true">
      <number:currency-symbol>€</number:currency-symbol>
      <number:number number:decimal-places="2" loext:min-decimal-places="2" number:min-integer-digits="1" number:grouping="true"/>
      <number:text> </number:text>
    </number:currency-style>
    <number:currency-style style:name="N169P1" style:volatile="true">
      <number:text>-</number:text>
      <number:currency-symbol>€</number:currency-symbol>
      <number:number number:decimal-places="2" loext:min-decimal-places="2" number:min-integer-digits="1" number:grouping="true"/>
      <number:text> </number:text>
    </number:currency-style>
    <number:currency-style style:name="N169">
      <number:currency-symbol>€</number:currency-symbol>
      <number:text>-</number:text>
      <number:number number:decimal-places="0" loext:min-decimal-places="0" number:min-integer-digits="0"/>
      <number:text> </number:text>
      <style:map style:condition="value()&gt;0" style:apply-style-name="N169P0"/>
      <style:map style:condition="value()&lt;0" style:apply-style-name="N169P1"/>
    </number:currency-style>
    <number:number-style style:name="N170">
      <number:text>$ </number:text>
      <number:number number:decimal-places="0" loext:min-decimal-places="0" number:min-integer-digits="1" number:grouping="true"/>
    </number:number-style>
    <number:number-style style:name="N171">
      <number:number number:decimal-places="4" loext:min-decimal-places="4" number:min-integer-digits="1"/>
    </number:number-style>
    <number:number-style style:name="N172">
      <number:number number:decimal-places="3" loext:min-decimal-places="3" number:min-integer-digits="1"/>
    </number:number-style>
    <number:currency-style style:name="N173">
      <number:currency-symbol number:language="es" number:country="AR">$</number:currency-symbol>
      <number:text> </number:text>
      <number:number number:decimal-places="0" loext:min-decimal-places="0" number:min-integer-digits="1" number:grouping="true"/>
    </number:currency-style>
    <number:currency-style style:name="N174">
      <number:currency-symbol number:language="es" number:country="AR">$</number:currency-symbol>
      <number:text> </number:text>
      <number:number number:decimal-places="2" loext:min-decimal-places="2" number:min-integer-digits="1" number:grouping="true"/>
    </number:currency-style>
    <number:number-style style:name="N175P0" style:volatile="true">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 </number:text>
      <style:map style:condition="value()&gt;=0" style:apply-style-name="N175P0"/>
    </number:number-style>
    <number:number-style style:name="N176">
      <number:number number:decimal-places="5" loext:min-decimal-places="5" number:min-integer-digits="1"/>
    </number:number-style>
    <number:currency-style style:name="N177P0" style:volatile="true">
      <number:currency-symbol number:language="es" number:country="AR">$</number:currency-symbol>
      <number:text> </number:text>
      <number:number number:decimal-places="2" loext:min-decimal-places="2" number:min-integer-digits="1" number:grouping="true"/>
    </number:currency-style>
    <number:currency-style style:name="N177">
      <style:text-properties fo:color="#ff0000"/>
      <number:currency-symbol number:language="es" number:country="AR">$</number:currency-symbol>
      <number:text> </number:text>
      <number:number number:decimal-places="2" loext:min-decimal-places="2" number:min-integer-digits="1" number:grouping="true"/>
      <style:map style:condition="value()&gt;=0" style:apply-style-name="N177P0"/>
    </number:currency-style>
    <number:number-style style:name="N178">
      <number:number number:decimal-places="9" loext:min-decimal-places="9" number:min-integer-digits="1"/>
    </number:number-style>
    <number:number-style style:name="N179">
      <number:number number:decimal-places="8" loext:min-decimal-places="8" number:min-integer-digits="1"/>
    </number:number-style>
    <number:number-style style:name="N180">
      <number:number number:decimal-places="7" loext:min-decimal-places="7" number:min-integer-digits="1"/>
    </number:number-style>
    <number:number-style style:name="N181">
      <number:number number:decimal-places="6" loext:min-decimal-places="6" number:min-integer-digits="1"/>
    </number:number-style>
    <number:currency-style style:name="N183P0" style:volatile="true">
      <number:currency-symbol>$</number:currency-symbol>
      <number:number number:decimal-places="2" loext:min-decimal-places="2" number:min-integer-digits="1" number:grouping="true"/>
    </number:currency-style>
    <number:currency-style style:name="N183">
      <style:text-properties fo:color="#ff0000"/>
      <number:text>-</number:text>
      <number:currency-symbol>$</number:currency-symbol>
      <number:number number:decimal-places="2" loext:min-decimal-places="2" number:min-integer-digits="1" number:grouping="true"/>
      <style:map style:condition="value()&gt;=0" style:apply-style-name="N183P0"/>
    </number:currency-style>
    <number:date-style style:name="N184">
      <number:month number:textual="true"/>
    </number:date-style>
    <number:number-style style:name="N185">
      <number:number number:decimal-places="11" loext:min-decimal-places="11" number:min-integer-digits="1"/>
    </number:number-style>
    <number:number-style style:name="N186">
      <number:number number:decimal-places="12" loext:min-decimal-places="12" number:min-integer-digits="1"/>
    </number:number-style>
    <number:number-style style:name="N187">
      <number:number number:decimal-places="2" loext:min-decimal-places="0" number:min-integer-digits="0" number:decimal-replacement="" number:grouping="true"/>
    </number:number-style>
    <number:number-style style:name="N188P0" style:volatile="true">
      <number:text>$ </number:text>
      <number:number number:decimal-places="0" loext:min-decimal-places="0" number:min-integer-digits="1" number:grouping="true"/>
    </number:number-style>
    <number:number-style style:name="N188">
      <number:text>$ -</number:text>
      <number:number number:decimal-places="0" loext:min-decimal-places="0" number:min-integer-digits="1" number:grouping="true"/>
      <style:map style:condition="value()&gt;=0" style:apply-style-name="N188P0"/>
    </number:number-style>
    <number:number-style style:name="N189P0" style:volatile="true">
      <number:text>$ </number:text>
      <number:number number:decimal-places="0" loext:min-decimal-places="0" number:min-integer-digits="1" number:grouping="true"/>
    </number:number-style>
    <number:number-style style:name="N189">
      <style:text-properties fo:color="#ff0000"/>
      <number:text>$ -</number:text>
      <number:number number:decimal-places="0" loext:min-decimal-places="0" number:min-integer-digits="1" number:grouping="true"/>
      <style:map style:condition="value()&gt;=0" style:apply-style-name="N189P0"/>
    </number:number-style>
    <number:number-style style:name="N190P0" style:volatile="true">
      <number:text>$ </number:text>
      <number:number number:decimal-places="2" loext:min-decimal-places="2" number:min-integer-digits="1" number:grouping="true"/>
    </number:number-style>
    <number:number-style style:name="N190">
      <number:text>$ -</number:text>
      <number:number number:decimal-places="2" loext:min-decimal-places="2" number:min-integer-digits="1" number:grouping="true"/>
      <style:map style:condition="value()&gt;=0" style:apply-style-name="N190P0"/>
    </number:number-style>
    <number:number-style style:name="N191P0" style:volatile="true">
      <number:text>$ </number:text>
      <number:number number:decimal-places="2" loext:min-decimal-places="2" number:min-integer-digits="1" number:grouping="true"/>
    </number:number-style>
    <number:number-style style:name="N191">
      <style:text-properties fo:color="#ff0000"/>
      <number:text>$ -</number:text>
      <number:number number:decimal-places="2" loext:min-decimal-places="2" number:min-integer-digits="1" number:grouping="true"/>
      <style:map style:condition="value()&gt;=0" style:apply-style-name="N191P0"/>
    </number:number-style>
    <number:number-style style:name="N195P0" style:volatile="true">
      <loext:fill-character> </loext:fill-character>
      <number:number number:decimal-places="0" loext:min-decimal-places="0" number:min-integer-digits="1" number:grouping="true"/>
      <number:text> </number:text>
    </number:number-style>
    <number:number-style style:name="N195P1" style:volatile="true">
      <loext:fill-character> </loext:fill-character>
      <number:text>-</number:text>
      <number:number number:decimal-places="0" loext:min-decimal-places="0" number:min-integer-digits="1" number:grouping="true"/>
      <number:text> </number:text>
    </number:number-style>
    <number:number-style style:name="N195P2" style:volatile="true">
      <loext:fill-character> </loext:fill-character>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loext:text> $ </loext:text>
      <loext:fill-character> </loext:fill-character>
      <number:number number:decimal-places="0" loext:min-decimal-places="0" number:min-integer-digits="1" number:grouping="true"/>
      <number:text> </number:text>
    </number:number-style>
    <number:number-style style:name="N199P1" style:volatile="true">
      <loext:text> $ </loext:text>
      <loext:fill-character> </loext:fill-character>
      <number:text>-</number:text>
      <number:number number:decimal-places="0" loext:min-decimal-places="0" number:min-integer-digits="1" number:grouping="true"/>
      <number:text> </number:text>
    </number:number-style>
    <number:number-style style:name="N199P2" style:volatile="true">
      <loext:text> $ </loext:text>
      <loext:fill-character> </loext:fill-character>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fill-character> </loext:fill-character>
      <number:number number:decimal-places="2" loext:min-decimal-places="2" number:min-integer-digits="1" number:grouping="true"/>
      <number:text> </number:text>
    </number:number-style>
    <number:number-style style:name="N203P1" style:volatile="true">
      <loext:fill-character> </loext:fill-character>
      <number:text>-</number:text>
      <number:number number:decimal-places="2" loext:min-decimal-places="2" number:min-integer-digits="1" number:grouping="true"/>
      <number:text> </number:text>
    </number:number-style>
    <number:number-style style:name="N203P2" style:volatile="true">
      <loext:fill-character> </loext:fill-character>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 </loext:text>
      <loext:fill-character> </loext:fill-character>
      <number:number number:decimal-places="2" loext:min-decimal-places="2" number:min-integer-digits="1" number:grouping="true"/>
      <number:text> </number:text>
    </number:number-style>
    <number:number-style style:name="N207P1" style:volatile="true">
      <loext:text> $ </loext:text>
      <loext:fill-character> </loext:fill-character>
      <number:text>-</number:text>
      <number:number number:decimal-places="2" loext:min-decimal-places="2" number:min-integer-digits="1" number:grouping="true"/>
      <number:text> </number:text>
    </number:number-style>
    <number:number-style style:name="N207P2" style:volatile="true">
      <loext:text> $ </loext:text>
      <loext:fill-character> </loext:fill-character>
      <number:text>-</number:text>
      <number:number number:decimal-places="0" loext:min-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date-style style:name="N208">
      <number:month number:textual="true"/>
      <number:text>-</number:text>
      <number:year number:style="long"/>
    </number:date-style>
    <number:number-style style:name="N209P0" style:volatile="true">
      <number:number number:decimal-places="2" loext:min-decimal-places="2" number:min-integer-digits="1" number:grouping="true"/>
      <number:text> </number:text>
    </number:number-style>
    <number:number-style style:name="N209">
      <style:text-properties fo:color="#ff0000"/>
      <number:text>-</number:text>
      <number:number number:decimal-places="2" loext:min-decimal-places="2" number:min-integer-digits="1" number:grouping="true"/>
      <number:text> </number:text>
      <style:map style:condition="value()&gt;=0" style:apply-style-name="N209P0"/>
    </number:number-style>
    <number:time-style style:name="N210" number:truncate-on-overflow="false">
      <number:hours/>
      <number:text>.</number:text>
      <number:minutes number:style="long"/>
      <number:text>.</number:text>
      <number:seconds number:style="long"/>
    </number:time-style>
    <number:number-style style:name="N211">
      <number:number number:decimal-places="2" loext:min-decimal-places="0" number:min-integer-digits="0" number:decimal-replacement=""/>
    </number:number-style>
    <number:date-style style:name="N212">
      <number:day number:style="long"/>
      <number:text>-</number:text>
      <number:month number:textual="true"/>
      <number:text>-</number:text>
      <number:year number:style="long"/>
    </number:date-style>
    <number:date-style style:name="N213">
      <number:day/>
      <number:text>-</number:text>
      <number:month/>
      <number:text>-</number:text>
      <number:year number:style="long"/>
    </number:date-style>
    <number:number-style style:name="N216P0" style:volatile="true">
      <number:text> $ </number:text>
      <number:number number:decimal-places="4" loext:min-decimal-places="4" number:min-integer-digits="1" number:grouping="true"/>
      <number:text> </number:text>
    </number:number-style>
    <number:number-style style:name="N216P1" style:volatile="true">
      <number:text> $ -</number:text>
      <number:number number:decimal-places="4" loext:min-decimal-places="4" number:min-integer-digits="1" number:grouping="true"/>
      <number:text> </number:text>
    </number:number-style>
    <number:number-style style:name="N216P2" style:volatile="true">
      <number:text> $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9P0" style:volatile="true">
      <number:number number:decimal-places="3" loext:min-decimal-places="3" number:min-integer-digits="1" number:grouping="true"/>
      <number:text> </number:text>
    </number:number-style>
    <number:number-style style:name="N219P1" style:volatile="true">
      <number:text> -</number:text>
      <number:number number:decimal-places="3" loext:min-decimal-places="3" number:min-integer-digits="1" number:grouping="true"/>
      <number:text> </number:text>
    </number:number-style>
    <number:number-style style:name="N219P2" style:volatile="true">
      <number:text> -</number:text>
      <number:number number:decimal-places="0" loext:min-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0">
      <number:number number:decimal-places="4" loext:min-decimal-places="4" number:min-integer-digits="1" number:grouping="true"/>
    </number:number-style>
    <number:number-style style:name="N221">
      <number:number number:decimal-places="5" loext:min-decimal-places="5" number:min-integer-digits="1" number:grouping="true"/>
    </number:number-style>
    <number:number-style style:name="N224P0" style:volatile="true">
      <number:number number:decimal-places="2" loext:min-decimal-places="2" number:min-integer-digits="1" number:grouping="true"/>
      <number:text> </number:text>
    </number:number-style>
    <number:number-style style:name="N224P1" style:volatile="true">
      <number:text>-</number:text>
      <number:number number:decimal-places="2" loext:min-decimal-places="2" number:min-integer-digits="1" number:grouping="true"/>
      <number:text> </number:text>
    </number:number-style>
    <number:number-style style:name="N224P2" style:volatile="true">
      <number:text>-</number:text>
      <number:number number:decimal-places="0" loext:min-decimal-places="0" number:min-integer-digits="0"/>
      <number:text>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6P0" style:volatile="true">
      <number:number number:decimal-places="0" loext:min-decimal-places="0" number:min-integer-digits="1" number:grouping="true"/>
      <number:text> </number:text>
    </number:number-style>
    <number:number-style style:name="N226P1" style:volatile="true">
      <number:text>-</number:text>
      <number:number number:decimal-places="0" loext:min-decimal-places="0" number:min-integer-digits="1" number:grouping="true"/>
      <number:text> </number:text>
    </number:number-style>
    <number:number-style style:name="N226P2" style:volatile="true">
      <number:text>-</number:text>
      <number:number number:decimal-places="0" loext:min-decimal-places="0" number:min-integer-digits="0"/>
      <number:text>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28P0" style:volatile="true">
      <number:number number:decimal-places="2" loext:min-decimal-places="2" number:min-integer-digits="1" number:grouping="true"/>
      <number:text>    </number:text>
    </number:number-style>
    <number:number-style style:name="N228P1" style:volatile="true">
      <number:text>-</number:text>
      <number:number number:decimal-places="2" loext:min-decimal-places="2" number:min-integer-digits="1" number:grouping="true"/>
      <number:text>    </number:text>
    </number:number-style>
    <number:number-style style:name="N228P2" style:volatile="true">
      <number:text>-</number:text>
      <number:number number:decimal-places="0" loext:min-decimal-places="0" number:min-integer-digits="0"/>
      <number:text>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0P0" style:volatile="true">
      <number:number number:decimal-places="1" loext:min-decimal-places="1" number:min-integer-digits="1" number:grouping="true"/>
      <number:text> </number:text>
    </number:number-style>
    <number:number-style style:name="N230P1" style:volatile="true">
      <number:text>-</number:text>
      <number:number number:decimal-places="1" loext:min-decimal-places="1" number:min-integer-digits="1" number:grouping="true"/>
      <number:text> </number:text>
    </number:number-style>
    <number:number-style style:name="N230P2" style:volatile="true">
      <number:text>-</number:text>
      <number:number number:decimal-places="0" loext:min-decimal-places="0" number:min-integer-digits="0"/>
      <number:text>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2P0" style:volatile="true">
      <number:number number:decimal-places="3" loext:min-decimal-places="3" number:min-integer-digits="1" number:grouping="true"/>
      <number:text> </number:text>
    </number:number-style>
    <number:number-style style:name="N232P1" style:volatile="true">
      <number:text>-</number:text>
      <number:number number:decimal-places="3" loext:min-decimal-places="3" number:min-integer-digits="1" number:grouping="true"/>
      <number:text> </number:text>
    </number:number-style>
    <number:number-style style:name="N232P2" style:volatile="true">
      <number:text>-</number:text>
      <number:number number:decimal-places="0" loext:min-decimal-places="0" number:min-integer-digits="0"/>
      <number:text>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currency-style style:name="N10108P0" style:volatile="true" number:language="es" number:country="AR">
      <number:currency-symbol/>
      <number:text> </number:text>
      <number:number number:decimal-places="0" loext:min-decimal-places="0" number:min-integer-digits="1" number:grouping="true"/>
    </number:currency-style>
    <number:currency-style style:name="N10108" number:language="es" number:country="AR">
      <number:currency-symbol/>
      <number:text> -</number:text>
      <number:number number:decimal-places="0" loext:min-decimal-places="0" number:min-integer-digits="1" number:grouping="true"/>
      <style:map style:condition="value()&gt;=0" style:apply-style-name="N10108P0"/>
    </number:currency-style>
    <number:currency-style style:name="N10109P0" style:volatile="true" number:language="es" number:country="AR">
      <number:currency-symbol/>
      <number:text> </number:text>
      <number:number number:decimal-places="0" loext:min-decimal-places="0" number:min-integer-digits="1" number:grouping="true"/>
    </number:currency-style>
    <number:currency-style style:name="N10109" number:language="es" number:country="AR">
      <style:text-properties fo:color="#ff0000"/>
      <number:currency-symbol/>
      <number:text> -</number:text>
      <number:number number:decimal-places="0" loext:min-decimal-places="0" number:min-integer-digits="1" number:grouping="true"/>
      <style:map style:condition="value()&gt;=0" style:apply-style-name="N10109P0"/>
    </number:currency-style>
    <number:currency-style style:name="N10111P0" style:volatile="true" number:language="es" number:country="AR">
      <number:currency-symbol/>
      <number:text> </number:text>
      <number:number number:decimal-places="2" loext:min-decimal-places="2" number:min-integer-digits="1" number:grouping="true"/>
    </number:currency-style>
    <number:currency-style style:name="N10111" number:language="es" number:country="AR">
      <number:currency-symbol/>
      <number:text> -</number:text>
      <number:number number:decimal-places="2" loext:min-decimal-places="2" number:min-integer-digits="1" number:grouping="true"/>
      <style:map style:condition="value()&gt;=0" style:apply-style-name="N10111P0"/>
    </number:currency-style>
    <number:currency-style style:name="N10112P0" style:volatile="true" number:language="es" number:country="AR">
      <number:currency-symbol/>
      <number:text> </number:text>
      <number:number number:decimal-places="2" loext:min-decimal-places="2" number:min-integer-digits="1" number:grouping="true"/>
    </number:currency-style>
    <number:currency-style style:name="N10112" number:language="es" number:country="AR">
      <style:text-properties fo:color="#ff0000"/>
      <number:currency-symbol/>
      <number:text> -</number:text>
      <number:number number:decimal-places="2" loext:min-decimal-places="2" number:min-integer-digits="1" number:grouping="true"/>
      <style:map style:condition="value()&gt;=0" style:apply-style-name="N10112P0"/>
    </number:currency-style>
    <number:date-style style:name="N10113" number:language="es" number:country="AR">
      <number:day number:style="long"/>
      <number:text>-</number:text>
      <number:month number:textual="true"/>
      <number:text>-</number:text>
      <number:year/>
    </number:date-style>
    <number:date-style style:name="N10114" number:language="es" number:country="AR">
      <number:day number:style="long"/>
      <number:text>-</number:text>
      <number:month number:textual="true"/>
    </number:date-style>
    <number:date-style style:name="N10115" number:language="es" number:country="AR">
      <number:month number:textual="true"/>
      <number:text>-</number:text>
      <number:year/>
    </number:date-style>
    <number:date-style style:name="N10116"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s" number:country="AR">
      <number:number number:decimal-places="0" loext:min-decimal-places="0" number:min-integer-digits="1" number:grouping="true"/>
    </number:number-style>
    <number:number-style style:name="N10117" number:language="es" number:country="AR">
      <number:text>-</number:text>
      <number:number number:decimal-places="0" loext:min-decimal-places="0" number:min-integer-digits="1" number:grouping="true"/>
      <style:map style:condition="value()&gt;=0" style:apply-style-name="N10117P0"/>
    </number:number-style>
    <number:number-style style:name="N10118P0" style:volatile="true" number:language="es" number:country="AR">
      <number:number number:decimal-places="0" loext:min-decimal-places="0" number:min-integer-digits="1" number:grouping="true"/>
    </number:number-style>
    <number:number-style style:name="N10118" number:language="es" number:country="AR">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s" number:country="AR">
      <number:number number:decimal-places="2" loext:min-decimal-places="2" number:min-integer-digits="1" number:grouping="true"/>
    </number:number-style>
    <number:number-style style:name="N10119" number:language="es" number:country="AR">
      <number:text>-</number:text>
      <number:number number:decimal-places="2" loext:min-decimal-places="2" number:min-integer-digits="1" number:grouping="true"/>
      <style:map style:condition="value()&gt;=0" style:apply-style-name="N10119P0"/>
    </number:number-style>
    <number:number-style style:name="N10120P0" style:volatile="true" number:language="es" number:country="AR">
      <number:number number:decimal-places="2" loext:min-decimal-places="2" number:min-integer-digits="1" number:grouping="true"/>
    </number:number-style>
    <number:number-style style:name="N10120" number:language="es" number:country="AR">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s" number:country="AR">
      <number:number number:decimal-places="0" loext:min-decimal-places="0" number:min-integer-digits="1" number:grouping="true"/>
      <number:text> </number:text>
    </number:number-style>
    <number:number-style style:name="N10124P1" style:volatile="true" number:language="es" number:country="AR">
      <number:text> -</number:text>
      <number:number number:decimal-places="0" loext:min-decimal-places="0" number:min-integer-digits="1" number:grouping="true"/>
      <number:text> </number:text>
    </number:number-style>
    <number:number-style style:name="N10124P2" style:volatile="true" number:language="es" number:country="AR">
      <number:text> - </number:text>
    </number:number-style>
    <number:text-style style:name="N10124" number:language="es" number:country="AR">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AR">
      <number:currency-symbol/>
      <number:text> </number:text>
      <number:number number:decimal-places="0" loext:min-decimal-places="0" number:min-integer-digits="1" number:grouping="true"/>
      <number:text> </number:text>
    </number:currency-style>
    <number:currency-style style:name="N10128P1" style:volatile="true" number:language="es" number:country="AR">
      <number:currency-symbol/>
      <number:text> -</number:text>
      <number:number number:decimal-places="0" loext:min-decimal-places="0" number:min-integer-digits="1" number:grouping="true"/>
      <number:text> </number:text>
    </number:currency-style>
    <number:currency-style style:name="N10128P2" style:volatile="true" number:language="es" number:country="AR">
      <number:currency-symbol/>
      <number:text> - </number:text>
    </number:currency-style>
    <number:text-style style:name="N10128" number:language="es" number:country="A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AR">
      <number:number number:decimal-places="2" loext:min-decimal-places="2" number:min-integer-digits="1" number:grouping="true"/>
      <number:text> </number:text>
    </number:number-style>
    <number:number-style style:name="N10132P1" style:volatile="true" number:language="es" number:country="AR">
      <number:text> -</number:text>
      <number:number number:decimal-places="2" loext:min-decimal-places="2" number:min-integer-digits="1" number:grouping="true"/>
      <number:text> </number:text>
    </number:number-style>
    <number:number-style style:name="N10132P2" style:volatile="true" number:language="es" number:country="AR">
      <number:text> -</number:text>
      <number:number number:decimal-places="0" loext:min-decimal-places="0" number:min-integer-digits="0"/>
      <number:text> </number:text>
    </number:number-style>
    <number:text-style style:name="N10132" number:language="es" number:country="AR">
      <number:text-content/>
      <number:text> </number:text>
      <style:map style:condition="value()&gt;0" style:apply-style-name="N10132P0"/>
      <style:map style:condition="value()&lt;0" style:apply-style-name="N10132P1"/>
      <style:map style:condition="value()=0" style:apply-style-name="N10132P2"/>
    </number:text-style>
    <number:currency-style style:name="N10136P0" style:volatile="true" number:language="es" number:country="AR">
      <number:currency-symbol/>
      <number:text> </number:text>
      <number:number number:decimal-places="2" loext:min-decimal-places="2" number:min-integer-digits="1" number:grouping="true"/>
      <number:text> </number:text>
    </number:currency-style>
    <number:currency-style style:name="N10136P1" style:volatile="true" number:language="es" number:country="AR">
      <number:currency-symbol/>
      <number:text> -</number:text>
      <number:number number:decimal-places="2" loext:min-decimal-places="2" number:min-integer-digits="1" number:grouping="true"/>
      <number:text> </number:text>
    </number:currency-style>
    <number:currency-style style:name="N10136P2" style:volatile="true" number:language="es" number:country="AR">
      <number:currency-symbol/>
      <number:text> -</number:text>
      <number:number number:decimal-places="0" loext:min-decimal-places="0" number:min-integer-digits="0"/>
      <number:text> </number:text>
    </number:currency-style>
    <number:text-style style:name="N10136" number:language="es" number:country="AR">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s" number:country="AR">
      <number:minutes number:style="long"/>
      <number:text>:</number:text>
      <number:seconds number:style="long"/>
    </number:time-style>
    <number:time-style style:name="N10138" number:language="es" number:country="AR" number:truncate-on-overflow="false">
      <number:hours/>
      <number:text>:</number:text>
      <number:minutes number:style="long"/>
      <number:text>:</number:text>
      <number:seconds number:style="long"/>
    </number:time-style>
    <number:time-style style:name="N10139" number:language="es" number:country="AR">
      <number:minutes number:style="long"/>
      <number:text>:</number:text>
      <number:seconds number:style="long" number:decimal-places="1"/>
    </number:time-style>
    <number:number-style style:name="N10140" number:language="es" number:country="AR">
      <number:scientific-number number:decimal-places="1" loext:min-decimal-places="1" number:min-integer-digits="3" number:min-exponent-digits="1" loext:exponent-interval="3" loext:forced-exponent-sign="true"/>
    </number:number-style>
    <number:date-style style:name="N10141" number:language="es" number:country="AR">
      <number:day-of-week number:style="long"/>
      <number:text>, </number:text>
      <number:day number:style="long"/>
      <number:text> de </number:text>
      <number:month number:style="long" number:textual="true"/>
      <number:text> de </number:text>
      <number:year number:style="long"/>
    </number:date-style>
    <number:number-style style:name="N10143P0" style:volatile="true" number:language="es" number:country="AR">
      <number:number number:decimal-places="0" loext:min-decimal-places="0" number:min-integer-digits="1" number:grouping="true"/>
      <number:text> </number:text>
    </number:number-style>
    <number:number-style style:name="N10143P1" style:volatile="true" number:language="es" number:country="AR">
      <number:text>-</number:text>
      <number:number number:decimal-places="0" loext:min-decimal-places="0" number:min-integer-digits="1" number:grouping="true"/>
      <number:text> </number:text>
    </number:number-style>
    <number:number-style style:name="N10143P2" style:volatile="true" number:language="es" number:country="AR">
      <number:text> - </number:text>
    </number:number-style>
    <number:text-style style:name="N10143" number:language="es" number:country="AR">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es" number:country="AR">
      <number:number number:decimal-places="2" loext:min-decimal-places="2" number:min-integer-digits="1" number:grouping="true"/>
      <number:text> </number:text>
    </number:number-style>
    <number:number-style style:name="N10146P1" style:volatile="true" number:language="es" number:country="AR">
      <number:text>-</number:text>
      <number:number number:decimal-places="2" loext:min-decimal-places="2" number:min-integer-digits="1" number:grouping="true"/>
      <number:text> </number:text>
    </number:number-style>
    <number:number-style style:name="N10146P2" style:volatile="true" number:language="es" number:country="AR">
      <number:text>-</number:text>
      <number:number number:decimal-places="0" loext:min-decimal-places="0" number:min-integer-digits="0"/>
      <number:text> </number:text>
    </number:number-style>
    <number:text-style style:name="N10146" number:language="es" number:country="AR">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11">
      <style:table-cell-properties fo:padding="0.71mm"/>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name-complex="Lohit Hindi1" style:font-family-complex="'Lohit Hindi'" style:font-family-generic-complex="swiss" style:font-size-complex="10pt" style:font-style-complex="normal" style:font-weight-complex="normal"/>
    </style:style>
    <style:style style:name="Excel_5f_BuiltIn_5f_Currency" style:display-name="Excel_BuiltIn_Currency" style:family="table-cell" style:parent-style-name="Default" style:data-style-name="N115">
      <style:table-cell-properties fo:padding="0.71mm"/>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fo:page-width="297mm" fo:page-height="210.01mm" style:num-format="1" style:print-orientation="landscape" fo:margin-left="20mm" fo:margin-right="8.24mm"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3mm" fo:margin-bottom="25.4mm" fo:margin-left="4.99mm" fo:margin-right="4mm" style:first-page-number="continue" style:scale-to="100%" style:writing-mode="lr-tb"/>
      <style:header-style>
        <style:header-footer-properties fo:min-height="7.5mm" fo:margin-left="14.01mm" fo:margin-right="14.99mm" fo:margin-bottom="0mm"/>
      </style:header-style>
      <style:footer-style>
        <style:header-footer-properties fo:min-height="7.5mm" fo:margin-left="14.01mm" fo:margin-right="14.99mm" fo:margin-top="0mm"/>
      </style:footer-style>
    </style:page-layout>
    <style:page-layout style:name="Mpm4">
      <style:page-layout-properties fo:page-width="297mm" fo:page-height="210.01mm" style:num-format="1" style:print-orientation="landscape" fo:margin-top="13mm" fo:margin-bottom="15.4mm" fo:margin-left="10mm" fo:margin-right="8.01mm" style:first-page-number="continue" style:scale-to="100%" style:writing-mode="lr-tb"/>
      <style:header-style>
        <style:header-footer-properties fo:min-height="7.5mm" fo:margin-left="9mm" fo:margin-right="10.99mm" fo:margin-bottom="0mm"/>
      </style:header-style>
      <style:footer-style>
        <style:header-footer-properties fo:min-height="7.5mm" fo:margin-left="9mm" fo:margin-right="10.99mm" fo:margin-top="0mm"/>
      </style:footer-style>
    </style:page-layout>
    <style:page-layout style:name="Mpm5">
      <style:page-layout-properties fo:page-width="297mm" fo:page-height="210.01mm" style:num-format="1" style:print-orientation="landscape" fo:margin-top="9.91mm" fo:margin-bottom="25.4mm" fo:margin-left="10mm" fo:margin-right="9mm" style:first-page-number="continue" style:scale-to="100%" style:writing-mode="lr-tb"/>
      <style:header-style>
        <style:header-footer-properties fo:min-height="7.5mm" fo:margin-left="9mm" fo:margin-right="10mm" fo:margin-bottom="0mm"/>
      </style:header-style>
      <style:footer-style>
        <style:header-footer-properties fo:min-height="7.5mm" fo:margin-left="9mm" fo:margin-right="10mm" fo:margin-top="0mm"/>
      </style:footer-style>
    </style:page-layout>
    <style:page-layout style:name="Mpm6">
      <style:page-layout-properties fo:page-width="297mm" fo:page-height="210.01mm" style:num-format="1" style:print-orientation="landscape" fo:margin-top="10.67mm" fo:margin-bottom="25.4mm" fo:margin-left="10mm" fo:margin-right="8.01mm" style:first-page-number="continue" style:scale-to="100%" style:writing-mode="lr-tb"/>
      <style:header-style>
        <style:header-footer-properties fo:min-height="7.5mm" fo:margin-left="9mm" fo:margin-right="10.99mm" fo:margin-bottom="0mm"/>
      </style:header-style>
      <style:footer-style>
        <style:header-footer-properties fo:min-height="7.5mm" fo:margin-left="9mm" fo:margin-right="10.99mm" fo:margin-top="0mm"/>
      </style:footer-style>
    </style:page-layout>
    <style:page-layout style:name="Mpm7">
      <style:page-layout-properties fo:page-width="297mm" fo:page-height="210.01mm" style:num-format="1" style:print-orientation="landscape" fo:margin-top="13mm" fo:margin-bottom="25.4mm" fo:margin-left="10mm" fo:margin-right="8.01mm" style:first-page-number="continue" style:scale-to="100%" style:writing-mode="lr-tb"/>
      <style:header-style>
        <style:header-footer-properties fo:min-height="7.5mm" fo:margin-left="9mm" fo:margin-right="10.99mm" fo:margin-bottom="0mm"/>
      </style:header-style>
      <style:footer-style>
        <style:header-footer-properties fo:min-height="7.5mm" fo:margin-left="9mm" fo:margin-right="10.99mm" fo:margin-top="0m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2">00/00/0000</text:date>, <text:time style:data-style-name="N2" text:time-value="16:31:54.339810801">00:00:00</text:time></text:p>
        </style:region-right>
      </style:header>
      <style:header-left style:display="false"/>
      <style:footer>
        <text:p>Página <text:page-number>1</text:page-number> / <text:page-count>99</text:page-count></text:p>
      </style:footer>
      <style:footer-left style:display="false"/>
    </style:master-page>
    <style:master-page style:name="PageStyle_5f_Revendedor" style:display-name="PageStyle_Revendedor" style:page-layout-name="Mpm3">
      <style:header style:display="false"/>
      <style:header-left style:display="false"/>
      <style:footer style:display="false"/>
      <style:footer-left style:display="false"/>
    </style:master-page>
    <style:master-page style:name="PageStyle_5f_oj-den_20_ref-tria" style:display-name="PageStyle_oj-den ref-tria" style:page-layout-name="Mpm4">
      <style:header style:display="false"/>
      <style:header-left style:display="false"/>
      <style:footer style:display="false"/>
      <style:footer-left style:display="false"/>
    </style:master-page>
    <style:master-page style:name="PageStyle_5f_oj-den_20_ref-rec_20_y_20_soga" style:display-name="PageStyle_oj-den ref-rec y soga" style:page-layout-name="Mpm5">
      <style:header style:display="false"/>
      <style:header-left style:display="false"/>
      <style:footer style:display="false"/>
      <style:footer-left style:display="false"/>
    </style:master-page>
    <style:master-page style:name="PageStyle_5f_oj-den_20_ref-corona" style:display-name="PageStyle_oj-den ref-corona" style:page-layout-name="Mpm6">
      <style:header style:display="false"/>
      <style:header-left style:display="false"/>
      <style:footer style:display="false"/>
      <style:footer-left style:display="false"/>
    </style:master-page>
    <style:master-page style:name="PageStyle_5f_Autoextinguible" style:display-name="PageStyle_Autoextinguible" style:page-layout-name="Mpm7">
      <style:header style:display="false"/>
      <style:header-left style:display="false"/>
      <style:footer style:display="false"/>
      <style:footer-left style:display="false"/>
    </style:master-page>
    <style:master-page style:name="PageStyle_5f_Metros_20_Cuadrados" style:display-name="PageStyle_Metros Cuadrad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a Pérez Konradt</meta:initial-creator>
    <meta:creation-date>2002-11-10T23:19:29</meta:creation-date>
    <dc:date>2021-01-12T18:14:08.113319151</dc:date>
    <meta:editing-cycles>565</meta:editing-cycles>
    <meta:editing-duration>P23DT5H2M52S</meta:editing-duration>
    <meta:generator>LibreOffice/5.1.6.2$Linux_X86_64 LibreOffice_project/10m0$Build-2</meta:generator>
    <meta:print-date>2019-02-14T17:07:19.545023524</meta:print-date>
    <meta:document-statistic meta:table-count="10" meta:cell-count="4020" meta:object-count="8"/>
  </office:meta>
</office:document-meta>
</file>